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T Sans" svg:font-family="'PT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2.4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39.54pt"/>
    </style:style>
    <style:style style:name="co4" style:family="table-column">
      <style:table-column-properties fo:break-before="auto" style:column-width="141.31pt"/>
    </style:style>
    <style:style style:name="co5" style:family="table-column">
      <style:table-column-properties fo:break-before="auto" style:column-width="91.45pt"/>
    </style:style>
    <style:style style:name="co6" style:family="table-column">
      <style:table-column-properties fo:break-before="auto" style:column-width="106.95pt"/>
    </style:style>
    <style:style style:name="co7" style:family="table-column">
      <style:table-column-properties fo:break-before="auto" style:column-width="64.26pt"/>
    </style:style>
    <style:style style:name="co8" style:family="table-column">
      <style:table-column-properties fo:break-before="auto" style:column-width="92.81pt"/>
    </style:style>
    <style:style style:name="co9" style:family="table-column">
      <style:table-column-properties fo:break-before="auto" style:column-width="42.29pt"/>
    </style:style>
    <style:style style:name="co10" style:family="table-column">
      <style:table-column-properties fo:break-before="auto" style:column-width="37.16pt"/>
    </style:style>
    <style:style style:name="co11" style:family="table-column">
      <style:table-column-properties fo:break-before="auto" style:column-width="25.2pt"/>
    </style:style>
    <style:style style:name="co12" style:family="table-column">
      <style:table-column-properties fo:break-before="auto" style:column-width="52.89pt"/>
    </style:style>
    <style:style style:name="co13" style:family="table-column">
      <style:table-column-properties fo:break-before="auto" style:column-width="97.09pt"/>
    </style:style>
    <style:style style:name="co14" style:family="table-column">
      <style:table-column-properties fo:break-before="auto" style:column-width="33.59pt"/>
    </style:style>
    <style:style style:name="co15" style:family="table-column">
      <style:table-column-properties fo:break-before="auto" style:column-width="101.79pt"/>
    </style:style>
    <style:style style:name="co16" style:family="table-column">
      <style:table-column-properties fo:break-before="auto" style:column-width="372.44pt"/>
    </style:style>
    <style:style style:name="co17" style:family="table-column">
      <style:table-column-properties fo:break-before="auto" style:column-width="140.74pt"/>
    </style:style>
    <style:style style:name="co18" style:family="table-column">
      <style:table-column-properties fo:break-before="auto" style:column-width="354.3pt"/>
    </style:style>
    <style:style style:name="co19" style:family="table-column">
      <style:table-column-properties fo:break-before="auto" style:column-width="848.64pt"/>
    </style:style>
    <style:style style:name="ro1" style:family="table-row">
      <style:table-row-properties style:row-height="13.44pt" fo:break-before="auto" style:use-optimal-row-height="true"/>
    </style:style>
    <style:style style:name="ro2" style:family="table-row">
      <style:table-row-properties style:row-height="1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Heading1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Heading1">
      <style:paragraph-properties fo:margin-left="0pt"/>
    </style:style>
    <style:style style:name="ce8" style:family="table-cell" style:parent-style-name="Default" style:data-style-name="N0"/>
    <style:style style:name="ce15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 style:data-style-name="N99"/>
    <style:style style:name="ce10" style:family="table-cell" style:parent-style-name="Pivot_20_Table_20_Field">
      <style:table-cell-properties fo:border-bottom="0.99pt solid #000000" fo:border-left="2.01pt solid #000000" fo:border-right="0.26pt solid #cccccc" fo:border-top="2.01pt solid #000000"/>
    </style:style>
    <style:style style:name="ce12" style:family="table-cell" style:parent-style-name="Pivot_20_Table_20_Category" style:data-style-name="N0">
      <style:table-cell-properties fo:border-bottom="0.26pt solid #cccccc" fo:border-left="2.01pt solid #000000" fo:border-right="0.26pt solid #cccccc" fo:border-top="0.99pt solid #000000"/>
    </style:style>
    <style:style style:name="ce14" style:family="table-cell" style:parent-style-name="Pivot_20_Table_20_Category" style:data-style-name="N0">
      <style:table-cell-properties fo:border-bottom="0.26pt solid #cccccc" fo:border-left="2.01pt solid #000000" fo:border-right="0.26pt solid #cccccc" fo:border-top="0.26pt solid #cccccc"/>
    </style:style>
    <style:style style:name="ce16" style:family="table-cell" style:parent-style-name="Pivot_20_Table_20_Category" style:data-style-name="N0">
      <style:table-cell-properties fo:border-bottom="2.01pt solid #000000" fo:border-left="2.01pt solid #000000" fo:border-right="0.26pt solid #cccccc" fo:border-top="0.26pt solid #cccccc"/>
    </style:style>
    <style:style style:name="ce17" style:family="table-cell" style:parent-style-name="Pivot_20_Table_20_Field">
      <style:table-cell-properties fo:border-bottom="0.99pt solid #000000" fo:border-left="0.26pt solid #cccccc" fo:border-right="0.26pt solid #cccccc" fo:border-top="2.01pt solid #000000"/>
    </style:style>
    <style:style style:name="ce40" style:family="table-cell" style:parent-style-name="Pivot_20_Table_20_Category" style:data-style-name="N0">
      <style:table-cell-properties fo:border-bottom="0.26pt solid #cccccc" fo:border-left="0.26pt solid #cccccc" fo:border-right="0.26pt solid #cccccc" fo:border-top="0.99pt solid #000000"/>
    </style:style>
    <style:style style:name="ce41" style:family="table-cell" style:parent-style-name="Pivot_20_Table_20_Category" style:data-style-name="N0"/>
    <style:style style:name="ce42" style:family="table-cell" style:parent-style-name="Pivot_20_Table_20_Category" style:data-style-name="N0">
      <style:table-cell-properties fo:border-bottom="2.01pt solid #000000" fo:border-left="0.26pt solid #cccccc" fo:border-right="0.26pt solid #cccccc" fo:border-top="0.26pt solid #cccccc"/>
    </style:style>
    <style:style style:name="ce43" style:family="table-cell" style:parent-style-name="Pivot_20_Table_20_Field">
      <style:table-cell-properties fo:border-bottom="0.99pt solid #000000" fo:border-left="0.26pt solid #cccccc" fo:border-right="0.99pt solid #000000" fo:border-top="2.01pt solid #000000"/>
    </style:style>
    <style:style style:name="ce44" style:family="table-cell" style:parent-style-name="Pivot_20_Table_20_Category" style:data-style-name="N0">
      <style:table-cell-properties fo:border-bottom="0.26pt solid #cccccc" fo:border-left="0.26pt solid #cccccc" fo:border-right="0.99pt solid #000000" fo:border-top="0.99pt solid #000000"/>
    </style:style>
    <style:style style:name="ce45" style:family="table-cell" style:parent-style-name="Pivot_20_Table_20_Category" style:data-style-name="N0">
      <style:table-cell-properties fo:border-bottom="0.26pt solid #cccccc" fo:border-left="0.26pt solid #cccccc" fo:border-right="0.99pt solid #000000" fo:border-top="0.26pt solid #cccccc"/>
    </style:style>
    <style:style style:name="ce46" style:family="table-cell" style:parent-style-name="Pivot_20_Table_20_Category" style:data-style-name="N0">
      <style:table-cell-properties fo:border-bottom="2.01pt solid #000000" fo:border-left="0.26pt solid #cccccc" fo:border-right="0.99pt solid #000000" fo:border-top="0.26pt solid #cccccc"/>
    </style:style>
    <style:style style:name="ce47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48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49" style:family="table-cell" style:parent-style-name="Pivot_20_Table_20_Value">
      <style:table-cell-properties fo:border-bottom="2.01pt solid #000000" fo:border-left="0.99pt solid #000000" fo:border-right="2.01pt solid #000000" fo:border-top="0.99pt solid #000000"/>
    </style:style>
    <style:style style:name="ce50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51" style:family="table-cell" style:parent-style-name="Pivot_20_Table_20_Category" style:data-style-name="N0">
      <style:table-cell-properties fo:border-bottom="0.26pt solid #cccccc" fo:border-left="2.01pt solid #000000" fo:border-right="0.99pt solid #000000" fo:border-top="0.99pt solid #000000"/>
    </style:style>
    <style:style style:name="ce52" style:family="table-cell" style:parent-style-name="Pivot_20_Table_20_Category" style:data-style-name="N0">
      <style:table-cell-properties fo:border-bottom="0.26pt solid #cccccc" fo:border-left="2.01pt solid #000000" fo:border-right="0.99pt solid #000000" fo:border-top="0.26pt solid #cccccc"/>
    </style:style>
    <style:style style:name="ce53" style:family="table-cell" style:parent-style-name="Pivot_20_Table_20_Category" style:data-style-name="N0">
      <style:table-cell-properties fo:border-bottom="2.01pt solid #000000" fo:border-left="2.01pt solid #000000" fo:border-right="0.99pt solid #000000" fo:border-top="0.26pt solid #cccccc"/>
    </style:style>
    <style:style style:name="ce54" style:family="table-cell" style:parent-style-name="Pivot_20_Table_20_Value">
      <style:table-cell-properties fo:border-bottom="0.26pt solid #cccccc" fo:border-left="0.99pt solid #000000" fo:border-right="2.01pt solid #000000" fo:border-top="0.99pt solid #000000"/>
    </style:style>
    <style:style style:name="ce55" style:family="table-cell" style:parent-style-name="Pivot_20_Table_20_Value">
      <style:table-cell-properties fo:border-bottom="0.26pt solid #cccccc" fo:border-left="0.99pt solid #000000" fo:border-right="2.01pt solid #000000" fo:border-top="0.26pt solid #cccccc"/>
    </style:style>
    <style:style style:name="ce56" style:family="table-cell" style:parent-style-name="Pivot_20_Table_20_Value">
      <style:table-cell-properties fo:border-bottom="2.01pt solid #000000" fo:border-left="0.99pt solid #000000" fo:border-right="2.01pt solid #000000" fo:border-top="0.26pt solid #cccccc"/>
    </style:style>
    <style:style style:name="T1" style:family="text">
      <style:text-properties style:font-name="PT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Micro Hei" style:font-name-complex="Lohit Hind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null-year="1960"/>
      <table:table table:name="ac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2" table:number-columns-repeated="17" table:default-cell-style-name="Default"/>
        <table:table-column table:style-name="co7" table:number-columns-repeated="997" table:default-cell-style-name="Default"/>
        <table:table-row table:style-name="ro1">
          <table:table-cell table:style-name="Heading1" office:value-type="string" calcext:value-type="string">
            <text:p>Name</text:p>
          </table:table-cell>
          <table:table-cell table:style-name="Heading1" office:value-type="string" calcext:value-type="string">
            <text:p>Key code</text:p>
          </table:table-cell>
          <table:table-cell table:style-name="Heading1" office:value-type="string" calcext:value-type="string">
            <text:p>Macro down</text:p>
          </table:table-cell>
          <table:table-cell table:style-name="Heading1" office:value-type="string" calcext:value-type="string">
            <text:p>Macro up</text:p>
          </table:table-cell>
          <table:table-cell table:style-name="Heading1" office:value-type="string" calcext:value-type="string">
            <text:p>Type</text:p>
          </table:table-cell>
          <table:table-cell table:style-name="Heading1" table:number-columns-repeated="1016"/>
        </table:table-row>
        <table:table-row table:style-name="ro1">
          <table:table-cell office:value-type="string" calcext:value-type="string">
            <text:p>ampersand</text:p>
          </table:table-cell>
          <table:table-cell office:value-type="string" calcext:value-type="string">
            <text:p>KC_AMPR</text:p>
          </table:table-cell>
          <table:table-cell table:number-columns-repeated="2"/>
          <table:table-cell table:formula="of:=IF(ISBLANK([.B2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KC_AT</text:p>
          </table:table-cell>
          <table:table-cell table:number-columns-repeated="2"/>
          <table:table-cell table:formula="of:=IF(ISBLANK([.B3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ck_slash</text:p>
          </table:table-cell>
          <table:table-cell office:value-type="string" calcext:value-type="string">
            <text:p>KC_BSLASH</text:p>
          </table:table-cell>
          <table:table-cell table:number-columns-repeated="2"/>
          <table:table-cell table:formula="of:=IF(ISBLANK([.B4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ck_tab</text:p>
          </table:table-cell>
          <table:table-cell/>
          <table:table-cell office:value-type="string" calcext:value-type="string">
            <text:p>SEND_STRING(SS_DOWN(X_LSFT)SS_DOWN(X_TAB));</text:p>
          </table:table-cell>
          <table:table-cell office:value-type="string" calcext:value-type="string">
            <text:p>SEND_STRING(SS_UP(X_TAB)SS_UP(X_LSFT));</text:p>
          </table:table-cell>
          <table:table-cell table:formula="of:=IF(ISBLANK([.B5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ckspace</text:p>
          </table:table-cell>
          <table:table-cell office:value-type="string" calcext:value-type="string">
            <text:p>KC_BSPC</text:p>
          </table:table-cell>
          <table:table-cell table:number-columns-repeated="2"/>
          <table:table-cell table:formula="of:=IF(ISBLANK([.B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eak</text:p>
          </table:table-cell>
          <table:table-cell office:value-type="string" calcext:value-type="string">
            <text:p>KC_BRK</text:p>
          </table:table-cell>
          <table:table-cell table:number-columns-repeated="2"/>
          <table:table-cell table:formula="of:=IF(ISBLANK([.B7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ight_down</text:p>
          </table:table-cell>
          <table:table-cell office:value-type="string" calcext:value-type="string">
            <text:p>KC_BRID</text:p>
          </table:table-cell>
          <table:table-cell table:number-columns-repeated="2"/>
          <table:table-cell table:formula="of:=IF(ISBLANK([.B8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ight_up</text:p>
          </table:table-cell>
          <table:table-cell office:value-type="string" calcext:value-type="string">
            <text:p>KC_BRIU</text:p>
          </table:table-cell>
          <table:table-cell table:number-columns-repeated="2"/>
          <table:table-cell table:formula="of:=IF(ISBLANK([.B9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ear_line</text:p>
          </table:table-cell>
          <table:table-cell/>
          <table:table-cell office:value-type="string" calcext:value-type="string">
            <text:p>SEND_STRING(SS_TAP(X_END) SS_DOWN(X_LSFT)SS_TAP(X_HOME)SS_UP(X_LSFT) SS_TAP(X_DEL));</text:p>
          </table:table-cell>
          <table:table-cell/>
          <table:table-cell table:formula="of:=IF(ISBLANK([.B10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n</text:p>
          </table:table-cell>
          <table:table-cell office:value-type="string" calcext:value-type="string">
            <text:p>KC_COLN</text:p>
          </table:table-cell>
          <table:table-cell table:number-columns-repeated="2"/>
          <table:table-cell table:formula="of:=IF(ISBLANK([.B11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py</text:p>
          </table:table-cell>
          <table:table-cell/>
          <table:table-cell office:value-type="string" calcext:value-type="string">
            <text:p>SEND_STRING(SS_LCTL("c"));</text:p>
          </table:table-cell>
          <table:table-cell/>
          <table:table-cell table:formula="of:=IF(ISBLANK([.B12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py_all</text:p>
          </table:table-cell>
          <table:table-cell/>
          <table:table-cell office:value-type="string" calcext:value-type="string">
            <text:p>SEND_STRING(SS_LCTL("ac"));</text:p>
          </table:table-cell>
          <table:table-cell/>
          <table:table-cell table:formula="of:=IF(ISBLANK([.B13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t</text:p>
          </table:table-cell>
          <table:table-cell/>
          <table:table-cell office:value-type="string" calcext:value-type="string">
            <text:p>SEND_STRING(SS_LCTL("x"));</text:p>
          </table:table-cell>
          <table:table-cell/>
          <table:table-cell table:formula="of:=IF(ISBLANK([.B14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t_all</text:p>
          </table:table-cell>
          <table:table-cell/>
          <table:table-cell office:value-type="string" calcext:value-type="string">
            <text:p>SEND_STRING(SS_LCTL("ax"));</text:p>
          </table:table-cell>
          <table:table-cell/>
          <table:table-cell table:formula="of:=IF(ISBLANK([.B15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sh</text:p>
          </table:table-cell>
          <table:table-cell office:value-type="string" calcext:value-type="string">
            <text:p>KC_MINS</text:p>
          </table:table-cell>
          <table:table-cell table:number-columns-repeated="2"/>
          <table:table-cell table:formula="of:=IF(ISBLANK([.B1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el_all</text:p>
          </table:table-cell>
          <table:table-cell/>
          <table:table-cell office:value-type="string" calcext:value-type="string">
            <text:p><text:span text:style-name="T1">SEND_STRING(SS_LCTL("a")SS_TAP(X_DEL)</text:span>);</text:p>
          </table:table-cell>
          <table:table-cell/>
          <table:table-cell table:formula="of:=IF(ISBLANK([.B17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l_char_right</text:p>
          </table:table-cell>
          <table:table-cell office:value-type="string" calcext:value-type="string">
            <text:p>KC_DEL</text:p>
          </table:table-cell>
          <table:table-cell table:number-columns-repeated="2"/>
          <table:table-cell table:formula="of:=IF(ISBLANK([.B18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derscore</text:p>
          </table:table-cell>
          <table:table-cell office:value-type="string" calcext:value-type="string">
            <text:p>KC_UNDS</text:p>
          </table:table-cell>
          <table:table-cell table:number-columns-repeated="2"/>
          <table:table-cell table:formula="of:=IF(ISBLANK([.B19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l_line_down</text:p>
          </table:table-cell>
          <table:table-cell/>
          <table:table-cell office:value-type="string" calcext:value-type="string">
            <text:p>SEND_STRING(SS_TAP(X_END)SS_DOWN(X_LSFT)SS_TAP(X_HOME)SS_UP(X_LSFT)SS_TAP(X_DEL)SS_TAP(X_DEL));</text:p>
          </table:table-cell>
          <table:table-cell/>
          <table:table-cell table:formula="of:=IF(ISBLANK([.B20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l_line_up</text:p>
          </table:table-cell>
          <table:table-cell/>
          <table:table-cell office:value-type="string" calcext:value-type="string">
            <text:p>SEND_STRING(SS_TAP(X_END)SS_DOWN(X_LSFT)SS_TAP(X_HOME)SS_UP(X_LSFT)SS_TAP(X_BSPC)SS_TAP(X_BSPC));</text:p>
          </table:table-cell>
          <table:table-cell/>
          <table:table-cell table:formula="of:=IF(ISBLANK([.B21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l_word_left</text:p>
          </table:table-cell>
          <table:table-cell/>
          <table:table-cell office:value-type="string" calcext:value-type="string">
            <text:p>SEND_STRING(SS_DOWN(X_LCTL)SS_DOWN(X_BSPC));</text:p>
          </table:table-cell>
          <table:table-cell office:value-type="string" calcext:value-type="string">
            <text:p>SEND_STRING(SS_UP(X_BSPC)SS_UP(X_LCTL));</text:p>
          </table:table-cell>
          <table:table-cell table:formula="of:=IF(ISBLANK([.B22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l_word_right</text:p>
          </table:table-cell>
          <table:table-cell/>
          <table:table-cell office:value-type="string" calcext:value-type="string">
            <text:p>SEND_STRING(SS_DOWN(X_LCTL)SS_DOWN(X_DEL));</text:p>
          </table:table-cell>
          <table:table-cell office:value-type="string" calcext:value-type="string">
            <text:p>SEND_STRING(SS_UP(X_DEL)SS_UP(X_LCTL));</text:p>
          </table:table-cell>
          <table:table-cell table:formula="of:=IF(ISBLANK([.B23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c_end</text:p>
          </table:table-cell>
          <table:table-cell/>
          <table:table-cell office:value-type="string" calcext:value-type="string">
            <text:p>SEND_STRING(SS_DOWN(X_LCTL)SS_TAP(X_END)SS_UP(X_LCTL));</text:p>
          </table:table-cell>
          <table:table-cell/>
          <table:table-cell table:formula="of:=IF(ISBLANK([.B24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c_start</text:p>
          </table:table-cell>
          <table:table-cell/>
          <table:table-cell office:value-type="string" calcext:value-type="string">
            <text:p>SEND_STRING(SS_DOWN(X_LCTL)SS_TAP(X_HOME)SS_UP(X_LCTL));</text:p>
          </table:table-cell>
          <table:table-cell/>
          <table:table-cell table:formula="of:=IF(ISBLANK([.B25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KC_DOWN</text:p>
          </table:table-cell>
          <table:table-cell table:number-columns-repeated="2"/>
          <table:table-cell table:formula="of:=IF(ISBLANK([.B2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p_line_down</text:p>
          </table:table-cell>
          <table:table-cell/>
          <table:table-cell office:value-type="string" calcext:value-type="string">
            <text:p>SEND_STRING(SS_TAP(X_END) SS_DOWN(X_LSFT)SS_TAP(X_HOME)SS_UP(X_LSFT)SS_LCTL("c")SS_TAP(X_END)SS_TAP(X_ENT)SS_LCTL("v"));</text:p>
          </table:table-cell>
          <table:table-cell/>
          <table:table-cell table:formula="of:=IF(ISBLANK([.B27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p_line_up</text:p>
          </table:table-cell>
          <table:table-cell/>
          <table:table-cell office:value-type="string" calcext:value-type="string">
            <text:p>SEND_STRING(SS_TAP(X_END) SS_DOWN(X_LSFT)SS_TAP(X_HOME)SS_UP(X_LSFT)SS_LCTL("c")SS_TAP(X_HOME)SS_TAP(X_ENT)SS_TAP(X_LEFT)SS_LCTL("v"));</text:p>
          </table:table-cell>
          <table:table-cell/>
          <table:table-cell table:formula="of:=IF(ISBLANK([.B28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KC_END</text:p>
          </table:table-cell>
          <table:table-cell table:number-columns-repeated="2"/>
          <table:table-cell table:formula="of:=IF(ISBLANK([.B29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ter</text:p>
          </table:table-cell>
          <table:table-cell office:value-type="string" calcext:value-type="string">
            <text:p>KC_ENT</text:p>
          </table:table-cell>
          <table:table-cell table:number-columns-repeated="2"/>
          <table:table-cell table:formula="of:=IF(ISBLANK([.B30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KC_ESC</text:p>
          </table:table-cell>
          <table:table-cell table:number-columns-repeated="2"/>
          <table:table-cell table:formula="of:=IF(ISBLANK([.B31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clamation</text:p>
          </table:table-cell>
          <table:table-cell office:value-type="string" calcext:value-type="string">
            <text:p>KC_EXLM</text:p>
          </table:table-cell>
          <table:table-cell table:number-columns-repeated="2"/>
          <table:table-cell table:formula="of:=IF(ISBLANK([.B32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KC_F1</text:p>
          </table:table-cell>
          <table:table-cell table:number-columns-repeated="2"/>
          <table:table-cell table:formula="of:=IF(ISBLANK([.B33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KC_F10</text:p>
          </table:table-cell>
          <table:table-cell table:number-columns-repeated="2"/>
          <table:table-cell table:formula="of:=IF(ISBLANK([.B34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KC_F11</text:p>
          </table:table-cell>
          <table:table-cell table:number-columns-repeated="2"/>
          <table:table-cell table:formula="of:=IF(ISBLANK([.B35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12</text:p>
          </table:table-cell>
          <table:table-cell office:value-type="string" calcext:value-type="string">
            <text:p>KC_F12</text:p>
          </table:table-cell>
          <table:table-cell table:number-columns-repeated="2"/>
          <table:table-cell table:formula="of:=IF(ISBLANK([.B3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KC_F2</text:p>
          </table:table-cell>
          <table:table-cell table:number-columns-repeated="2"/>
          <table:table-cell table:formula="of:=IF(ISBLANK([.B37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KC_F3</text:p>
          </table:table-cell>
          <table:table-cell table:number-columns-repeated="2"/>
          <table:table-cell table:formula="of:=IF(ISBLANK([.B38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KC_F4</text:p>
          </table:table-cell>
          <table:table-cell table:number-columns-repeated="2"/>
          <table:table-cell table:formula="of:=IF(ISBLANK([.B39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KC_F5</text:p>
          </table:table-cell>
          <table:table-cell table:number-columns-repeated="2"/>
          <table:table-cell table:formula="of:=IF(ISBLANK([.B40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KC_F6</text:p>
          </table:table-cell>
          <table:table-cell table:number-columns-repeated="2"/>
          <table:table-cell table:formula="of:=IF(ISBLANK([.B41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KC_F7</text:p>
          </table:table-cell>
          <table:table-cell table:number-columns-repeated="2"/>
          <table:table-cell table:formula="of:=IF(ISBLANK([.B42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KC_F8</text:p>
          </table:table-cell>
          <table:table-cell table:number-columns-repeated="2"/>
          <table:table-cell table:formula="of:=IF(ISBLANK([.B43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KC_F9</text:p>
          </table:table-cell>
          <table:table-cell table:number-columns-repeated="2"/>
          <table:table-cell table:formula="of:=IF(ISBLANK([.B44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me</text:p>
          </table:table-cell>
          <table:table-cell office:value-type="string" calcext:value-type="string">
            <text:p>KC_HOME</text:p>
          </table:table-cell>
          <table:table-cell table:number-columns-repeated="2"/>
          <table:table-cell table:formula="of:=IF(ISBLANK([.B45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sert</text:p>
          </table:table-cell>
          <table:table-cell office:value-type="string" calcext:value-type="string">
            <text:p>KC_INS</text:p>
          </table:table-cell>
          <table:table-cell table:number-columns-repeated="2"/>
          <table:table-cell table:formula="of:=IF(ISBLANK([.B4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in_lines_down</text:p>
          </table:table-cell>
          <table:table-cell/>
          <table:table-cell office:value-type="string" calcext:value-type="string">
            <text:p>SEND_STRING(SS_TAP(X_END)SS_TAP(X_DEL));</text:p>
          </table:table-cell>
          <table:table-cell/>
          <table:table-cell table:formula="of:=IF(ISBLANK([.B47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in_lines_up</text:p>
          </table:table-cell>
          <table:table-cell/>
          <table:table-cell office:value-type="string" calcext:value-type="string">
            <text:p>SEND_STRING(SS_TAP(X_HOME)SS_TAP(X_BSPC));</text:p>
          </table:table-cell>
          <table:table-cell/>
          <table:table-cell table:formula="of:=IF(ISBLANK([.B48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KC_LEFT</text:p>
          </table:table-cell>
          <table:table-cell table:number-columns-repeated="2"/>
          <table:table-cell table:formula="of:=IF(ISBLANK([.B49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nu</text:p>
          </table:table-cell>
          <table:table-cell office:value-type="string" calcext:value-type="string">
            <text:p>KC_APP</text:p>
          </table:table-cell>
          <table:table-cell table:number-columns-repeated="2"/>
          <table:table-cell table:formula="of:=IF(ISBLANK([.B50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w_line_down</text:p>
          </table:table-cell>
          <table:table-cell/>
          <table:table-cell office:value-type="string" calcext:value-type="string">
            <text:p>SEND_STRING(SS_TAP(X_END)SS_TAP(X_ENT));</text:p>
          </table:table-cell>
          <table:table-cell/>
          <table:table-cell table:formula="of:=IF(ISBLANK([.B51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w_line_up</text:p>
          </table:table-cell>
          <table:table-cell/>
          <table:table-cell office:value-type="string" calcext:value-type="string">
            <text:p>SEND_STRING(SS_TAP(X_HOME)SS_TAP(X_ENT)SS_TAP(X_LEFT));</text:p>
          </table:table-cell>
          <table:table-cell/>
          <table:table-cell table:formula="of:=IF(ISBLANK([.B52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ge_down</text:p>
          </table:table-cell>
          <table:table-cell office:value-type="string" calcext:value-type="string">
            <text:p>KC_PGDN</text:p>
          </table:table-cell>
          <table:table-cell table:number-columns-repeated="2"/>
          <table:table-cell table:formula="of:=IF(ISBLANK([.B53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ge_up</text:p>
          </table:table-cell>
          <table:table-cell office:value-type="string" calcext:value-type="string">
            <text:p>KC_PGUP</text:p>
          </table:table-cell>
          <table:table-cell table:number-columns-repeated="2"/>
          <table:table-cell table:formula="of:=IF(ISBLANK([.B54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ste</text:p>
          </table:table-cell>
          <table:table-cell/>
          <table:table-cell office:value-type="string" calcext:value-type="string">
            <text:p>SEND_STRING(SS_LCTL("v"));</text:p>
          </table:table-cell>
          <table:table-cell/>
          <table:table-cell table:formula="of:=IF(ISBLANK([.B55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ste_all</text:p>
          </table:table-cell>
          <table:table-cell/>
          <table:table-cell office:value-type="string" calcext:value-type="string">
            <text:p>SEND_STRING(SS_LCTL("av"));</text:p>
          </table:table-cell>
          <table:table-cell/>
          <table:table-cell table:formula="of:=IF(ISBLANK([.B56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pe</text:p>
          </table:table-cell>
          <table:table-cell office:value-type="string" calcext:value-type="string">
            <text:p>KC_PIPE</text:p>
          </table:table-cell>
          <table:table-cell table:number-columns-repeated="2"/>
          <table:table-cell table:formula="of:=IF(ISBLANK([.B57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lay_pause</text:p>
          </table:table-cell>
          <table:table-cell office:value-type="string" calcext:value-type="string">
            <text:p>KC_MPLY</text:p>
          </table:table-cell>
          <table:table-cell table:number-columns-repeated="2"/>
          <table:table-cell table:formula="of:=IF(ISBLANK([.B58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KC_QUES</text:p>
          </table:table-cell>
          <table:table-cell table:number-columns-repeated="2"/>
          <table:table-cell table:formula="of:=IF(ISBLANK([.B59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KC_RGHT</text:p>
          </table:table-cell>
          <table:table-cell table:number-columns-repeated="2"/>
          <table:table-cell table:formula="of:=IF(ISBLANK([.B60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ve</text:p>
          </table:table-cell>
          <table:table-cell/>
          <table:table-cell office:value-type="string" calcext:value-type="string">
            <text:p>SEND_STRING(SS_LCTL("s"));</text:p>
          </table:table-cell>
          <table:table-cell/>
          <table:table-cell table:formula="of:=IF(ISBLANK([.B61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l_all</text:p>
          </table:table-cell>
          <table:table-cell/>
          <table:table-cell office:value-type="string" calcext:value-type="string">
            <text:p>SEND_STRING(SS_LCTL("a"));</text:p>
          </table:table-cell>
          <table:table-cell/>
          <table:table-cell table:formula="of:=IF(ISBLANK([.B62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l_line</text:p>
          </table:table-cell>
          <table:table-cell/>
          <table:table-cell office:value-type="string" calcext:value-type="string">
            <text:p>SEND_STRING(SS_TAP(X_END)SS_DOWN(X_LSFT)SS_TAP(X_HOME)SS_UP(X_LSFT));</text:p>
          </table:table-cell>
          <table:table-cell/>
          <table:table-cell table:formula="of:=IF(ISBLANK([.B63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micolon</text:p>
          </table:table-cell>
          <table:table-cell office:value-type="string" calcext:value-type="string">
            <text:p>KC_SCLN</text:p>
          </table:table-cell>
          <table:table-cell table:number-columns-repeated="2"/>
          <table:table-cell table:formula="of:=IF(ISBLANK([.B64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ash</text:p>
          </table:table-cell>
          <table:table-cell office:value-type="string" calcext:value-type="string">
            <text:p>KC_SLASH</text:p>
          </table:table-cell>
          <table:table-cell table:number-columns-repeated="2"/>
          <table:table-cell table:formula="of:=IF(ISBLANK([.B65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pace</text:p>
          </table:table-cell>
          <table:table-cell office:value-type="string" calcext:value-type="string">
            <text:p>KC_SPC</text:p>
          </table:table-cell>
          <table:table-cell table:number-columns-repeated="2"/>
          <table:table-cell table:formula="of:=IF(ISBLANK([.B6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b</text:p>
          </table:table-cell>
          <table:table-cell office:value-type="string" calcext:value-type="string">
            <text:p>KC_TAB</text:p>
          </table:table-cell>
          <table:table-cell table:number-columns-repeated="2"/>
          <table:table-cell table:formula="of:=IF(ISBLANK([.B67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do</text:p>
          </table:table-cell>
          <table:table-cell/>
          <table:table-cell office:value-type="string" calcext:value-type="string">
            <text:p>SEND_STRING(SS_LCTL("z"));</text:p>
          </table:table-cell>
          <table:table-cell/>
          <table:table-cell table:formula="of:=IF(ISBLANK([.B68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KC_UP</text:p>
          </table:table-cell>
          <table:table-cell table:number-columns-repeated="2"/>
          <table:table-cell table:formula="of:=IF(ISBLANK([.B69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ol_down</text:p>
          </table:table-cell>
          <table:table-cell office:value-type="string" calcext:value-type="string">
            <text:p>KC_VOLD</text:p>
          </table:table-cell>
          <table:table-cell table:number-columns-repeated="2"/>
          <table:table-cell table:formula="of:=IF(ISBLANK([.B70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ol_up</text:p>
          </table:table-cell>
          <table:table-cell office:value-type="string" calcext:value-type="string">
            <text:p>KC_VOLU</text:p>
          </table:table-cell>
          <table:table-cell table:number-columns-repeated="2"/>
          <table:table-cell table:formula="of:=IF(ISBLANK([.B71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ord_left</text:p>
          </table:table-cell>
          <table:table-cell/>
          <table:table-cell office:value-type="string" calcext:value-type="string">
            <text:p>SEND_STRING(SS_DOWN(X_LCTL)SS_DOWN(X_LEFT));</text:p>
          </table:table-cell>
          <table:table-cell office:value-type="string" calcext:value-type="string">
            <text:p>SEND_STRING(SS_UP(X_LEFT)SS_UP(X_LCTL));</text:p>
          </table:table-cell>
          <table:table-cell table:formula="of:=IF(ISBLANK([.B72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ord_right</text:p>
          </table:table-cell>
          <table:table-cell/>
          <table:table-cell office:value-type="string" calcext:value-type="string">
            <text:p>SEND_STRING(SS_DOWN(X_LCTL)SS_DOWN(X_RGHT));</text:p>
          </table:table-cell>
          <table:table-cell office:value-type="string" calcext:value-type="string">
            <text:p>SEND_STRING(SS_UP(X_RGHT)SS_UP(X_LCTL));</text:p>
          </table:table-cell>
          <table:table-cell table:formula="of:=IF(ISBLANK([.B73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et</text:p>
          </table:table-cell>
          <table:table-cell office:value-type="string" calcext:value-type="string">
            <text:p>KC_CIRC</text:p>
          </table:table-cell>
          <table:table-cell table:number-columns-repeated="2"/>
          <table:table-cell table:formula="of:=IF(ISBLANK([.B74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sh</text:p>
          </table:table-cell>
          <table:table-cell office:value-type="string" calcext:value-type="string">
            <text:p>KC_MINS</text:p>
          </table:table-cell>
          <table:table-cell table:number-columns-repeated="2"/>
          <table:table-cell table:formula="of:=IF(ISBLANK([.B75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mdash</text:p>
          </table:table-cell>
          <table:table-cell office:value-type="string" calcext:value-type="string">
            <text:p>KC_MINS</text:p>
          </table:table-cell>
          <table:table-cell table:number-columns-repeated="2"/>
          <table:table-cell table:formula="of:=IF(ISBLANK([.B7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cro_rec</text:p>
          </table:table-cell>
          <table:table-cell office:value-type="string" calcext:value-type="string">
            <text:p>DYN_REC_START1</text:p>
          </table:table-cell>
          <table:table-cell table:number-columns-repeated="2"/>
          <table:table-cell table:formula="of:=IF(ISBLANK([.B77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cro_play</text:p>
          </table:table-cell>
          <table:table-cell office:value-type="string" calcext:value-type="string">
            <text:p>DYN_MACRO_PLAY1</text:p>
          </table:table-cell>
          <table:table-cell table:number-columns-repeated="2"/>
          <table:table-cell table:formula="of:=IF(ISBLANK([.B78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 table:number-rows-repeated="1048497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keys" table:style-name="ta1">
        <office:forms form:automatic-focus="false" form:apply-design-mode="false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key name</text:p>
          </table:table-cell>
          <table:table-cell office:value-type="string" calcext:value-type="string">
            <text:p>first layer</text:p>
          </table:table-cell>
          <table:table-cell office:value-type="string" calcext:value-type="string">
            <text:p>second layer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KC_Z</text:p>
          </table:table-cell>
          <table:table-cell office:value-type="string" calcext:value-type="string">
            <text:p>KC_0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KC_W</text:p>
          </table:table-cell>
          <table:table-cell office:value-type="string" calcext:value-type="string">
            <text:p>KC_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KC_F</text:p>
          </table:table-cell>
          <table:table-cell office:value-type="string" calcext:value-type="string">
            <text:p>KC_2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KC_P</text:p>
          </table:table-cell>
          <table:table-cell office:value-type="string" calcext:value-type="string">
            <text:p>KC_3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KC_G</text:p>
          </table:table-cell>
          <table:table-cell office:value-type="string" calcext:value-type="string">
            <text:p>KC_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KC_J</text:p>
          </table:table-cell>
          <table:table-cell office:value-type="string" calcext:value-type="string">
            <text:p>KC_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KC_L</text:p>
          </table:table-cell>
          <table:table-cell office:value-type="string" calcext:value-type="string">
            <text:p>KC_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KC_U</text:p>
          </table:table-cell>
          <table:table-cell office:value-type="string" calcext:value-type="string">
            <text:p>KC_7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KC_Y</text:p>
          </table:table-cell>
          <table:table-cell office:value-type="string" calcext:value-type="string">
            <text:p>KC_8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KC_Q</text:p>
          </table:table-cell>
          <table:table-cell office:value-type="string" calcext:value-type="string">
            <text:p>KC_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KC_A</text:p>
          </table:table-cell>
          <table:table-cell office:value-type="string" calcext:value-type="string">
            <text:p>KC_LCBR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KC_R</text:p>
          </table:table-cell>
          <table:table-cell office:value-type="string" calcext:value-type="string">
            <text:p>KC_RCBR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KC_S</text:p>
          </table:table-cell>
          <table:table-cell office:value-type="string" calcext:value-type="string">
            <text:p>KC_LPRN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KC_T</text:p>
          </table:table-cell>
          <table:table-cell office:value-type="string" calcext:value-type="string">
            <text:p>KC_RPR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KC_D</text:p>
          </table:table-cell>
          <table:table-cell office:value-type="string" calcext:value-type="string">
            <text:p>KC_DLR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KC_H</text:p>
          </table:table-cell>
          <table:table-cell office:value-type="string" calcext:value-type="string">
            <text:p>KC_HASH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KC_N</text:p>
          </table:table-cell>
          <table:table-cell office:value-type="string" calcext:value-type="string">
            <text:p>KC_SLSH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KC_E</text:p>
          </table:table-cell>
          <table:table-cell office:value-type="string" calcext:value-type="string">
            <text:p>KC_EQL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KC_I</text:p>
          </table:table-cell>
          <table:table-cell office:value-type="string" calcext:value-type="string">
            <text:p>KC_ASTR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KC_O</text:p>
          </table:table-cell>
          <table:table-cell office:value-type="string" calcext:value-type="string">
            <text:p>KC_PLUS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table:number-columns-repeated="2" office:value-type="string" calcext:value-type="string">
            <text:p>KC_LCTL</text:p>
          </table:table-cell>
        </table:table-row>
        <table:table-row table:style-name="ro1">
          <table:table-cell office:value-type="string" calcext:value-type="string">
            <text:p>alt</text:p>
          </table:table-cell>
          <table:table-cell table:number-columns-repeated="2" office:value-type="string" calcext:value-type="string">
            <text:p>KC_LALT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KC_C</text:p>
          </table:table-cell>
          <table:table-cell office:value-type="string" calcext:value-type="string">
            <text:p>KC_LBRC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KC_V</text:p>
          </table:table-cell>
          <table:table-cell office:value-type="string" calcext:value-type="string">
            <text:p>KC_RBRC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KC_B</text:p>
          </table:table-cell>
          <table:table-cell office:value-type="string" calcext:value-type="string">
            <text:p>KC_PERC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C_K</text:p>
          </table:table-cell>
          <table:table-cell office:value-type="string" calcext:value-type="string">
            <text:p>KC_L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KC_M</text:p>
          </table:table-cell>
          <table:table-cell office:value-type="string" calcext:value-type="string">
            <text:p>KC_GT</text:p>
          </table:table-cell>
        </table:table-row>
        <table:table-row table:style-name="ro1">
          <table:table-cell office:value-type="string" calcext:value-type="string">
            <text:p>coma</text:p>
          </table:table-cell>
          <table:table-cell table:number-columns-repeated="2" office:value-type="string" calcext:value-type="string">
            <text:p>CC_COMA</text:p>
          </table:table-cell>
        </table:table-row>
        <table:table-row table:style-name="ro1">
          <table:table-cell office:value-type="string" calcext:value-type="string">
            <text:p>dot</text:p>
          </table:table-cell>
          <table:table-cell table:number-columns-repeated="2" office:value-type="string" calcext:value-type="string">
            <text:p>CC_DOT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KC_X</text:p>
          </table:table-cell>
          <table:table-cell office:value-type="string" calcext:value-type="string">
            <text:p>KC_TILD</text:p>
          </table:table-cell>
        </table:table-row>
        <table:table-row table:style-name="ro1" table:number-rows-repeated="104854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ctions_combos" table:style-name="ta1">
        <office:forms form:automatic-focus="false" form:apply-design-mode="false"/>
        <table:table-column table:style-name="co8" table:default-cell-style-name="Default"/>
        <table:table-column table:style-name="co9" table:number-columns-repeated="4" table:default-cell-style-name="ce2"/>
        <table:table-column table:style-name="co6" table:default-cell-style-name="Default"/>
        <table:table-column table:style-name="co2" table:number-columns-repeated="17" table:default-cell-style-name="Default"/>
        <table:table-column table:style-name="co7" table:number-columns-repeated="977" table:default-cell-style-name="Default"/>
        <table:table-row table:style-name="ro1">
          <table:table-cell table:style-name="Heading1" office:value-type="string" calcext:value-type="string">
            <text:p>Name</text:p>
          </table:table-cell>
          <table:table-cell table:style-name="ce1" office:value-type="string" calcext:value-type="string">
            <text:p>k1</text:p>
          </table:table-cell>
          <table:table-cell table:style-name="ce1" office:value-type="string" calcext:value-type="string">
            <text:p>k2</text:p>
          </table:table-cell>
          <table:table-cell table:style-name="ce1" office:value-type="string" calcext:value-type="string">
            <text:p>k3</text:p>
          </table:table-cell>
          <table:table-cell table:style-name="ce1" office:value-type="string" calcext:value-type="string">
            <text:p>k4</text:p>
          </table:table-cell>
          <table:table-cell table:style-name="Heading1" table:number-columns-repeated="995"/>
        </table:table-row>
        <table:table-row table:style-name="ro1">
          <table:table-cell office:value-type="string" calcext:value-type="string">
            <text:p>ampersan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ck_slas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ck_tab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ackspa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ckspac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right_down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right_up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are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lear_lin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lon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y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p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py_all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u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ut_all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ash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l_all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el_char_righ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l_line_down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el_line_up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el_word_lef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el_word_righ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oc_e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oc_star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o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up_line_down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up_line_up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mdas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nte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xclamation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h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ome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nser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join_lines_down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oin_lines_up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m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en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ew_line_dow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ew_line_u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ge_down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ge_up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s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ste_all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ip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lay_paus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question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coma</text:p>
          </table:table-cell>
          <table:table-cell office:value-type="string" calcext:value-type="string">
            <text:p>do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av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l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el_all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el_lin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emicol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pac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b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v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underscor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undo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v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ol_down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ol_up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word_lef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ma</text:p>
          </table:table-cell>
          <table:table-cell office:value-type="string" calcext:value-type="string">
            <text:p>dot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word_right</text:p>
          </table:table-cell>
          <table:table-cell office:value-type="string" calcext:value-type="string">
            <text:p>coma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acro_re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acro_pla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trl</text:p>
          </table:table-cell>
          <table:table-cell table:number-columns-repeated="997"/>
        </table:table-row>
        <table:table-row table:style-name="ro1" table:number-rows-repeated="1048495">
          <table:table-cell table:number-columns-repeated="1000"/>
        </table:table-row>
        <table:table-row table:style-name="ro3" table:number-rows-repeated="4">
          <table:table-cell table:number-columns-repeated="1000"/>
        </table:table-row>
        <table:table-row table:style-name="ro3">
          <table:table-cell table:number-columns-repeated="1000"/>
        </table:table-row>
      </table:table>
      <table:table table:name="actions_combos_layers" table:style-name="ta1">
        <office:forms form:automatic-focus="false" form:apply-design-mode="false"/>
        <table:table-column table:style-name="co10" table:default-cell-style-name="ce2"/>
        <table:table-column table:style-name="co2" table:default-cell-style-name="Default"/>
        <table:table-column table:style-name="co11" table:number-columns-repeated="4" table:default-cell-style-name="ce2"/>
        <table:table-column table:style-name="co12" table:number-columns-repeated="4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6" table:default-cell-style-name="Default"/>
        <table:table-column table:style-name="co15" table:default-cell-style-name="Default"/>
        <table:table-column table:style-name="co2" table:number-columns-repeated="1004" table:default-cell-style-name="Default"/>
        <table:table-row table:style-name="ro1">
          <table:table-cell table:style-name="ce13" office:value-type="string" calcext:value-type="string">
            <text:p>layer</text:p>
          </table:table-cell>
          <table:table-cell table:style-name="Heading1" office:value-type="string" calcext:value-type="string">
            <text:p>action</text:p>
          </table:table-cell>
          <table:table-cell table:style-name="ce13" office:value-type="string" calcext:value-type="string">
            <text:p>k1</text:p>
          </table:table-cell>
          <table:table-cell table:style-name="ce13" office:value-type="string" calcext:value-type="string">
            <text:p>k2</text:p>
          </table:table-cell>
          <table:table-cell table:style-name="ce13" office:value-type="string" calcext:value-type="string">
            <text:p>k3</text:p>
          </table:table-cell>
          <table:table-cell table:style-name="ce13" office:value-type="string" calcext:value-type="string">
            <text:p>k4</text:p>
          </table:table-cell>
          <table:table-cell table:style-name="Heading1" office:value-type="string" calcext:value-type="string">
            <text:p>KC1</text:p>
          </table:table-cell>
          <table:table-cell table:style-name="Heading1" office:value-type="string" calcext:value-type="string">
            <text:p>KC2</text:p>
          </table:table-cell>
          <table:table-cell table:style-name="Heading1" office:value-type="string" calcext:value-type="string">
            <text:p>KC3</text:p>
          </table:table-cell>
          <table:table-cell table:style-name="Heading1" office:value-type="string" calcext:value-type="string">
            <text:p>KC4</text:p>
          </table:table-cell>
          <table:table-cell table:style-name="Heading1" office:value-type="string" calcext:value-type="string">
            <text:p>name</text:p>
          </table:table-cell>
          <table:table-cell table:style-name="Heading1" office:value-type="string" calcext:value-type="string">
            <text:p>combo def part</text:p>
          </table:table-cell>
          <table:table-cell table:style-name="Heading1" office:value-type="string" calcext:value-type="string">
            <text:p>Type</text:p>
          </table:table-cell>
          <table:table-cell table:style-name="Heading1" office:value-type="string" calcext:value-type="string">
            <text:p>Action KC</text:p>
          </table:table-cell>
          <table:table-cell table:style-name="Heading1" office:value-type="string" calcext:value-type="string">
            <text:p>Macro down</text:p>
          </table:table-cell>
          <table:table-cell table:style-name="Heading1" office:value-type="string" calcext:value-type="string">
            <text:p>Macro up</text:p>
          </table:table-cell>
          <table:table-cell table:style-name="Heading1" office:value-type="string" calcext:value-type="string">
            <text:p>has data</text:p>
          </table:table-cell>
          <table:table-cell table:style-name="Heading1" office:value-type="string" calcext:value-type="string">
            <text:p>def1</text:p>
          </table:table-cell>
          <table:table-cell table:style-name="Heading1" office:value-type="string" calcext:value-type="string">
            <text:p>def2</text:p>
          </table:table-cell>
          <table:table-cell table:style-name="Heading1" office:value-type="string" calcext:value-type="string">
            <text:p>def3</text:p>
          </table:table-cell>
          <table:table-cell table:style-name="Heading1" office:value-type="string" calcext:value-type="string">
            <text:p>def4</text:p>
          </table:table-cell>
          <table:table-cell table:style-name="Heading1" table:number-columns-repeated="1003"/>
        </table:table-row>
        <table:table-row table:style-name="ro1">
          <table:table-cell table:formula="of:=MOD(ROW([.A2]);2)+1" office:value-type="float" office:value="1" calcext:value-type="float">
            <text:p>1</text:p>
          </table:table-cell>
          <table:table-cell table:style-name="ce8" table:formula="of:=OFFSET([$actions_combos.A$2];FLOOR(ROW([.B2])/2)-1;0)" office:value-type="string" office:string-value="ampersand" calcext:value-type="string">
            <text:p>ampersand</text:p>
          </table:table-cell>
          <table:table-cell table:style-name="ce15" table:formula="of:=OFFSET([$actions_combos.B$2];FLOOR(ROW([.C2])/2)-1;0)" office:value-type="string" office:string-value="t" calcext:value-type="string">
            <text:p>t</text:p>
          </table:table-cell>
          <table:table-cell table:style-name="ce15" table:formula="of:=OFFSET([$actions_combos.C$2];FLOOR(ROW([.D2])/2)-1;0)" office:value-type="string" office:string-value="v" calcext:value-type="string">
            <text:p>v</text:p>
          </table:table-cell>
          <table:table-cell table:style-name="ce15" table:formula="of:=OFFSET([$actions_combos.D$2];FLOOR(ROW([.E2])/2)-1;0)" office:value-type="float" office:value="0" calcext:value-type="float">
            <text:p>0</text:p>
          </table:table-cell>
          <table:table-cell table:style-name="ce15" table:formula="of:=OFFSET([$actions_combos.E$2];FLOOR(ROW([.F2])/2)-1;0)" office:value-type="float" office:value="0" calcext:value-type="float">
            <text:p>0</text:p>
          </table:table-cell>
          <table:table-cell table:formula="of:=VLOOKUP([.C2];[$keys.$A$2:.$C$200];[.$A2]+1;0)" office:value-type="string" office:string-value="KC_T" calcext:value-type="string">
            <text:p>KC_T</text:p>
          </table:table-cell>
          <table:table-cell table:formula="of:=VLOOKUP([.D2];[$keys.$A$2:.$C$200];[.$A2]+1;0)" office:value-type="string" office:string-value="KC_V" calcext:value-type="string">
            <text:p>KC_V</text:p>
          </table:table-cell>
          <table:table-cell table:formula="of:=VLOOKUP([.E2];[$keys.$A$2:.$C$200];[.$A2]+1;0)" office:value-type="string" office:string-value="" calcext:value-type="error">
            <text:p>#N/A</text:p>
          </table:table-cell>
          <table:table-cell table:formula="of:=VLOOKUP([.F2];[$keys.$A$2:.$C$200];[.$A2]+1;0)" office:value-type="string" office:string-value="" calcext:value-type="error">
            <text:p>#N/A</text:p>
          </table:table-cell>
          <table:table-cell table:formula="of:=[.C2]&amp;&quot;_&quot;&amp;[.D2]&amp;IF(ISNA([.I2]);&quot;&quot;;&quot;_&quot;&amp;[.E2]&amp;IF(ISNA([.J2]);&quot;&quot;;&quot;_&quot;&amp;[.F2]))&amp;&quot;_&quot;&amp;TEXT([.A2];&quot;0&quot;)" office:value-type="string" office:string-value="t_v_1" calcext:value-type="string">
            <text:p>t_v_1</text:p>
          </table:table-cell>
          <table:table-cell table:formula="of:=[.G2]&amp;&quot;, &quot;&amp;[.H2]&amp;IF(ISNA([.I2]);&quot;&quot;;&quot;, &quot;&amp;[.I2]&amp;IF(ISNA([.J2]);&quot;&quot;;&quot;, &quot;&amp;[.J2]))" office:value-type="string" office:string-value="KC_T, KC_V" calcext:value-type="string">
            <text:p>KC_T, KC_V</text:p>
          </table:table-cell>
          <table:table-cell table:formula="of:=VLOOKUP([.B2];[$actions.$A$2:.$F$514];5;0)" office:value-type="string" office:string-value="key" calcext:value-type="string">
            <text:p>key</text:p>
          </table:table-cell>
          <table:table-cell table:formula="of:=VLOOKUP([.B2];[$actions.$A$2:.$D$514];2;0)" office:value-type="string" office:string-value="KC_AMPR" calcext:value-type="string">
            <text:p>KC_AMPR</text:p>
          </table:table-cell>
          <table:table-cell table:formula="of:=VLOOKUP([.B2];[$actions.$A$2:.$D$514];3;0)" office:value-type="float" office:value="0" calcext:value-type="float">
            <text:p/>
          </table:table-cell>
          <table:table-cell table:formula="of:=VLOOKUP([.B2];[$actions.$A$2:.$D$514];4;0)" office:value-type="float" office:value="0" calcext:value-type="float">
            <text:p/>
          </table:table-cell>
          <table:table-cell table:style-name="ce19" table:formula="of:=[.B2]&lt;&gt;0" office:value-type="boolean" office:boolean-value="true" calcext:value-type="boolean">
            <text:p>TRUE</text:p>
          </table:table-cell>
          <table:table-cell table:formula="of:=&quot;const uint16_t PROGMEM &quot;&amp;[.K2]&amp;&quot;_combo[] = {&quot;&amp;[.L2]&amp;&quot;, COMBO_END};&quot;" office:value-type="string" office:string-value="const uint16_t PROGMEM t_v_1_combo[] = {KC_T, KC_V, COMBO_END};" calcext:value-type="string">
            <text:p>const uint16_t PROGMEM t_v_1_combo[] = {KC_T, KC_V, COMBO_END};</text:p>
          </table:table-cell>
          <table:table-cell table:formula="of:=&quot;  COMBO_&quot;&amp;[.K2]&amp;&quot;,&quot;" office:value-type="string" office:string-value="  COMBO_t_v_1," calcext:value-type="string">
            <text:p><text:s text:c="2"/>COMBO_t_v_1,</text:p>
          </table:table-cell>
          <table:table-cell table:formula="of:=&quot;  [COMBO_&quot;&amp;[.K2]&amp;&quot;] = COMBO&quot;&amp;IF([.M2]=&quot;key&quot;;&quot;&quot;;&quot;_ACTION&quot;)&amp;&quot;(&quot;&amp;[.K2]&amp;&quot;_combo&quot;&amp;IF([.M2]=&quot;key&quot;;&quot;, &quot;&amp;[.N2];&quot;&quot;)&amp;&quot;),&quot;" office:value-type="string" office:string-value="  [COMBO_t_v_1] = COMBO(t_v_1_combo, KC_AMPR)," calcext:value-type="string">
            <text:p><text:s text:c="2"/>[COMBO_t_v_1] = COMBO(t_v_1_combo, KC_AMPR),</text:p>
          </table:table-cell>
          <table:table-cell table:style-name="ce8" table:formula="of:=IF([.M2]=&quot;macro&quot;;&quot;    case &quot;&amp;&quot;COMBO_&quot;&amp;[.K2]&amp;&quot;: if (p) {&quot;&amp;[.O2]&amp;&quot;} &quot;&amp;IF([.P2]=&quot;&quot;;&quot;&quot;;&quot;else {&quot;&amp;[.P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3]);2)+1" office:value-type="float" office:value="2" calcext:value-type="float">
            <text:p>2</text:p>
          </table:table-cell>
          <table:table-cell table:style-name="ce8" table:formula="of:=OFFSET([$actions_combos.A$2];FLOOR(ROW([.B3])/2)-1;0)" office:value-type="string" office:string-value="ampersand" calcext:value-type="string">
            <text:p>ampersand</text:p>
          </table:table-cell>
          <table:table-cell table:style-name="ce15" table:formula="of:=OFFSET([$actions_combos.B$2];FLOOR(ROW([.C3])/2)-1;0)" office:value-type="string" office:string-value="t" calcext:value-type="string">
            <text:p>t</text:p>
          </table:table-cell>
          <table:table-cell table:style-name="ce15" table:formula="of:=OFFSET([$actions_combos.C$2];FLOOR(ROW([.D3])/2)-1;0)" office:value-type="string" office:string-value="v" calcext:value-type="string">
            <text:p>v</text:p>
          </table:table-cell>
          <table:table-cell table:style-name="ce15" table:formula="of:=OFFSET([$actions_combos.D$2];FLOOR(ROW([.E3])/2)-1;0)" office:value-type="float" office:value="0" calcext:value-type="float">
            <text:p>0</text:p>
          </table:table-cell>
          <table:table-cell table:style-name="ce15" table:formula="of:=OFFSET([$actions_combos.E$2];FLOOR(ROW([.F3])/2)-1;0)" office:value-type="float" office:value="0" calcext:value-type="float">
            <text:p>0</text:p>
          </table:table-cell>
          <table:table-cell table:formula="of:=VLOOKUP([.C3];[$keys.$A$2:.$C$200];[.$A3]+1;0)" office:value-type="string" office:string-value="KC_RPRN" calcext:value-type="string">
            <text:p>KC_RPRN</text:p>
          </table:table-cell>
          <table:table-cell table:formula="of:=VLOOKUP([.D3];[$keys.$A$2:.$C$200];[.$A3]+1;0)" office:value-type="string" office:string-value="KC_RBRC" calcext:value-type="string">
            <text:p>KC_RBRC</text:p>
          </table:table-cell>
          <table:table-cell table:formula="of:=VLOOKUP([.E3];[$keys.$A$2:.$C$200];[.$A3]+1;0)" office:value-type="string" office:string-value="" calcext:value-type="error">
            <text:p>#N/A</text:p>
          </table:table-cell>
          <table:table-cell table:formula="of:=VLOOKUP([.F3];[$keys.$A$2:.$C$200];[.$A3]+1;0)" office:value-type="string" office:string-value="" calcext:value-type="error">
            <text:p>#N/A</text:p>
          </table:table-cell>
          <table:table-cell table:formula="of:=[.C3]&amp;&quot;_&quot;&amp;[.D3]&amp;IF(ISNA([.I3]);&quot;&quot;;&quot;_&quot;&amp;[.E3]&amp;IF(ISNA([.J3]);&quot;&quot;;&quot;_&quot;&amp;[.F3]))&amp;&quot;_&quot;&amp;TEXT([.A3];&quot;0&quot;)" office:value-type="string" office:string-value="t_v_2" calcext:value-type="string">
            <text:p>t_v_2</text:p>
          </table:table-cell>
          <table:table-cell table:formula="of:=[.G3]&amp;&quot;, &quot;&amp;[.H3]&amp;IF(ISNA([.I3]);&quot;&quot;;&quot;, &quot;&amp;[.I3]&amp;IF(ISNA([.J3]);&quot;&quot;;&quot;, &quot;&amp;[.J3]))" office:value-type="string" office:string-value="KC_RPRN, KC_RBRC" calcext:value-type="string">
            <text:p>KC_RPRN, KC_RBRC</text:p>
          </table:table-cell>
          <table:table-cell table:formula="of:=VLOOKUP([.B3];[$actions.$A$2:.$F$514];5;0)" office:value-type="string" office:string-value="key" calcext:value-type="string">
            <text:p>key</text:p>
          </table:table-cell>
          <table:table-cell table:formula="of:=VLOOKUP([.B3];[$actions.$A$2:.$D$514];2;0)" office:value-type="string" office:string-value="KC_AMPR" calcext:value-type="string">
            <text:p>KC_AMPR</text:p>
          </table:table-cell>
          <table:table-cell table:formula="of:=VLOOKUP([.B3];[$actions.$A$2:.$D$514];3;0)" office:value-type="float" office:value="0" calcext:value-type="float">
            <text:p/>
          </table:table-cell>
          <table:table-cell table:formula="of:=VLOOKUP([.B3];[$actions.$A$2:.$D$514];4;0)" office:value-type="float" office:value="0" calcext:value-type="float">
            <text:p/>
          </table:table-cell>
          <table:table-cell table:style-name="ce19" table:formula="of:=[.B3]&lt;&gt;0" office:value-type="boolean" office:boolean-value="true" calcext:value-type="boolean">
            <text:p>TRUE</text:p>
          </table:table-cell>
          <table:table-cell table:formula="of:=&quot;const uint16_t PROGMEM &quot;&amp;[.K3]&amp;&quot;_combo[] = {&quot;&amp;[.L3]&amp;&quot;, COMBO_END};&quot;" office:value-type="string" office:string-value="const uint16_t PROGMEM t_v_2_combo[] = {KC_RPRN, KC_RBRC, COMBO_END};" calcext:value-type="string">
            <text:p>const uint16_t PROGMEM t_v_2_combo[] = {KC_RPRN, KC_RBRC, COMBO_END};</text:p>
          </table:table-cell>
          <table:table-cell table:formula="of:=&quot;  COMBO_&quot;&amp;[.K3]&amp;&quot;,&quot;" office:value-type="string" office:string-value="  COMBO_t_v_2," calcext:value-type="string">
            <text:p><text:s text:c="2"/>COMBO_t_v_2,</text:p>
          </table:table-cell>
          <table:table-cell table:formula="of:=&quot;  [COMBO_&quot;&amp;[.K3]&amp;&quot;] = COMBO&quot;&amp;IF([.M3]=&quot;key&quot;;&quot;&quot;;&quot;_ACTION&quot;)&amp;&quot;(&quot;&amp;[.K3]&amp;&quot;_combo&quot;&amp;IF([.M3]=&quot;key&quot;;&quot;, &quot;&amp;[.N3];&quot;&quot;)&amp;&quot;),&quot;" office:value-type="string" office:string-value="  [COMBO_t_v_2] = COMBO(t_v_2_combo, KC_AMPR)," calcext:value-type="string">
            <text:p><text:s text:c="2"/>[COMBO_t_v_2] = COMBO(t_v_2_combo, KC_AMPR),</text:p>
          </table:table-cell>
          <table:table-cell table:style-name="ce8" table:formula="of:=IF([.M3]=&quot;macro&quot;;&quot;    case &quot;&amp;&quot;COMBO_&quot;&amp;[.K3]&amp;&quot;: if (p) {&quot;&amp;[.O3]&amp;&quot;} &quot;&amp;IF([.P3]=&quot;&quot;;&quot;&quot;;&quot;else {&quot;&amp;[.P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4]);2)+1" office:value-type="float" office:value="1" calcext:value-type="float">
            <text:p>1</text:p>
          </table:table-cell>
          <table:table-cell table:style-name="ce8" table:formula="of:=OFFSET([$actions_combos.A$2];FLOOR(ROW([.B4])/2)-1;0)" office:value-type="string" office:string-value="at" calcext:value-type="string">
            <text:p>at</text:p>
          </table:table-cell>
          <table:table-cell table:style-name="ce15" table:formula="of:=OFFSET([$actions_combos.B$2];FLOOR(ROW([.C4])/2)-1;0)" office:value-type="string" office:string-value="h" calcext:value-type="string">
            <text:p>h</text:p>
          </table:table-cell>
          <table:table-cell table:style-name="ce15" table:formula="of:=OFFSET([$actions_combos.C$2];FLOOR(ROW([.D4])/2)-1;0)" office:value-type="string" office:string-value="k" calcext:value-type="string">
            <text:p>k</text:p>
          </table:table-cell>
          <table:table-cell table:style-name="ce15" table:formula="of:=OFFSET([$actions_combos.D$2];FLOOR(ROW([.E4])/2)-1;0)" office:value-type="float" office:value="0" calcext:value-type="float">
            <text:p>0</text:p>
          </table:table-cell>
          <table:table-cell table:style-name="ce15" table:formula="of:=OFFSET([$actions_combos.E$2];FLOOR(ROW([.F4])/2)-1;0)" office:value-type="float" office:value="0" calcext:value-type="float">
            <text:p>0</text:p>
          </table:table-cell>
          <table:table-cell table:formula="of:=VLOOKUP([.C4];[$keys.$A$2:.$C$200];[.$A4]+1;0)" office:value-type="string" office:string-value="KC_H" calcext:value-type="string">
            <text:p>KC_H</text:p>
          </table:table-cell>
          <table:table-cell table:formula="of:=VLOOKUP([.D4];[$keys.$A$2:.$C$200];[.$A4]+1;0)" office:value-type="string" office:string-value="KC_K" calcext:value-type="string">
            <text:p>KC_K</text:p>
          </table:table-cell>
          <table:table-cell table:formula="of:=VLOOKUP([.E4];[$keys.$A$2:.$C$200];[.$A4]+1;0)" office:value-type="string" office:string-value="" calcext:value-type="error">
            <text:p>#N/A</text:p>
          </table:table-cell>
          <table:table-cell table:formula="of:=VLOOKUP([.F4];[$keys.$A$2:.$C$200];[.$A4]+1;0)" office:value-type="string" office:string-value="" calcext:value-type="error">
            <text:p>#N/A</text:p>
          </table:table-cell>
          <table:table-cell table:formula="of:=[.C4]&amp;&quot;_&quot;&amp;[.D4]&amp;IF(ISNA([.I4]);&quot;&quot;;&quot;_&quot;&amp;[.E4]&amp;IF(ISNA([.J4]);&quot;&quot;;&quot;_&quot;&amp;[.F4]))&amp;&quot;_&quot;&amp;TEXT([.A4];&quot;0&quot;)" office:value-type="string" office:string-value="h_k_1" calcext:value-type="string">
            <text:p>h_k_1</text:p>
          </table:table-cell>
          <table:table-cell table:formula="of:=[.G4]&amp;&quot;, &quot;&amp;[.H4]&amp;IF(ISNA([.I4]);&quot;&quot;;&quot;, &quot;&amp;[.I4]&amp;IF(ISNA([.J4]);&quot;&quot;;&quot;, &quot;&amp;[.J4]))" office:value-type="string" office:string-value="KC_H, KC_K" calcext:value-type="string">
            <text:p>KC_H, KC_K</text:p>
          </table:table-cell>
          <table:table-cell table:formula="of:=VLOOKUP([.B4];[$actions.$A$2:.$F$514];5;0)" office:value-type="string" office:string-value="key" calcext:value-type="string">
            <text:p>key</text:p>
          </table:table-cell>
          <table:table-cell table:formula="of:=VLOOKUP([.B4];[$actions.$A$2:.$D$514];2;0)" office:value-type="string" office:string-value="KC_AT" calcext:value-type="string">
            <text:p>KC_AT</text:p>
          </table:table-cell>
          <table:table-cell table:formula="of:=VLOOKUP([.B4];[$actions.$A$2:.$D$514];3;0)" office:value-type="float" office:value="0" calcext:value-type="float">
            <text:p/>
          </table:table-cell>
          <table:table-cell table:formula="of:=VLOOKUP([.B4];[$actions.$A$2:.$D$514];4;0)" office:value-type="float" office:value="0" calcext:value-type="float">
            <text:p/>
          </table:table-cell>
          <table:table-cell table:style-name="ce19" table:formula="of:=[.B4]&lt;&gt;0" office:value-type="boolean" office:boolean-value="true" calcext:value-type="boolean">
            <text:p>TRUE</text:p>
          </table:table-cell>
          <table:table-cell table:formula="of:=&quot;const uint16_t PROGMEM &quot;&amp;[.K4]&amp;&quot;_combo[] = {&quot;&amp;[.L4]&amp;&quot;, COMBO_END};&quot;" office:value-type="string" office:string-value="const uint16_t PROGMEM h_k_1_combo[] = {KC_H, KC_K, COMBO_END};" calcext:value-type="string">
            <text:p>const uint16_t PROGMEM h_k_1_combo[] = {KC_H, KC_K, COMBO_END};</text:p>
          </table:table-cell>
          <table:table-cell table:formula="of:=&quot;  COMBO_&quot;&amp;[.K4]&amp;&quot;,&quot;" office:value-type="string" office:string-value="  COMBO_h_k_1," calcext:value-type="string">
            <text:p><text:s text:c="2"/>COMBO_h_k_1,</text:p>
          </table:table-cell>
          <table:table-cell table:formula="of:=&quot;  [COMBO_&quot;&amp;[.K4]&amp;&quot;] = COMBO&quot;&amp;IF([.M4]=&quot;key&quot;;&quot;&quot;;&quot;_ACTION&quot;)&amp;&quot;(&quot;&amp;[.K4]&amp;&quot;_combo&quot;&amp;IF([.M4]=&quot;key&quot;;&quot;, &quot;&amp;[.N4];&quot;&quot;)&amp;&quot;),&quot;" office:value-type="string" office:string-value="  [COMBO_h_k_1] = COMBO(h_k_1_combo, KC_AT)," calcext:value-type="string">
            <text:p><text:s text:c="2"/>[COMBO_h_k_1] = COMBO(h_k_1_combo, KC_AT),</text:p>
          </table:table-cell>
          <table:table-cell table:style-name="ce8" table:formula="of:=IF([.M4]=&quot;macro&quot;;&quot;    case &quot;&amp;&quot;COMBO_&quot;&amp;[.K4]&amp;&quot;: if (p) {&quot;&amp;[.O4]&amp;&quot;} &quot;&amp;IF([.P4]=&quot;&quot;;&quot;&quot;;&quot;else {&quot;&amp;[.P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]);2)+1" office:value-type="float" office:value="2" calcext:value-type="float">
            <text:p>2</text:p>
          </table:table-cell>
          <table:table-cell table:style-name="ce8" table:formula="of:=OFFSET([$actions_combos.A$2];FLOOR(ROW([.B5])/2)-1;0)" office:value-type="string" office:string-value="at" calcext:value-type="string">
            <text:p>at</text:p>
          </table:table-cell>
          <table:table-cell table:style-name="ce15" table:formula="of:=OFFSET([$actions_combos.B$2];FLOOR(ROW([.C5])/2)-1;0)" office:value-type="string" office:string-value="h" calcext:value-type="string">
            <text:p>h</text:p>
          </table:table-cell>
          <table:table-cell table:style-name="ce15" table:formula="of:=OFFSET([$actions_combos.C$2];FLOOR(ROW([.D5])/2)-1;0)" office:value-type="string" office:string-value="k" calcext:value-type="string">
            <text:p>k</text:p>
          </table:table-cell>
          <table:table-cell table:style-name="ce15" table:formula="of:=OFFSET([$actions_combos.D$2];FLOOR(ROW([.E5])/2)-1;0)" office:value-type="float" office:value="0" calcext:value-type="float">
            <text:p>0</text:p>
          </table:table-cell>
          <table:table-cell table:style-name="ce15" table:formula="of:=OFFSET([$actions_combos.E$2];FLOOR(ROW([.F5])/2)-1;0)" office:value-type="float" office:value="0" calcext:value-type="float">
            <text:p>0</text:p>
          </table:table-cell>
          <table:table-cell table:formula="of:=VLOOKUP([.C5];[$keys.$A$2:.$C$200];[.$A5]+1;0)" office:value-type="string" office:string-value="KC_HASH" calcext:value-type="string">
            <text:p>KC_HASH</text:p>
          </table:table-cell>
          <table:table-cell table:formula="of:=VLOOKUP([.D5];[$keys.$A$2:.$C$200];[.$A5]+1;0)" office:value-type="string" office:string-value="KC_LT" calcext:value-type="string">
            <text:p>KC_LT</text:p>
          </table:table-cell>
          <table:table-cell table:formula="of:=VLOOKUP([.E5];[$keys.$A$2:.$C$200];[.$A5]+1;0)" office:value-type="string" office:string-value="" calcext:value-type="error">
            <text:p>#N/A</text:p>
          </table:table-cell>
          <table:table-cell table:formula="of:=VLOOKUP([.F5];[$keys.$A$2:.$C$200];[.$A5]+1;0)" office:value-type="string" office:string-value="" calcext:value-type="error">
            <text:p>#N/A</text:p>
          </table:table-cell>
          <table:table-cell table:formula="of:=[.C5]&amp;&quot;_&quot;&amp;[.D5]&amp;IF(ISNA([.I5]);&quot;&quot;;&quot;_&quot;&amp;[.E5]&amp;IF(ISNA([.J5]);&quot;&quot;;&quot;_&quot;&amp;[.F5]))&amp;&quot;_&quot;&amp;TEXT([.A5];&quot;0&quot;)" office:value-type="string" office:string-value="h_k_2" calcext:value-type="string">
            <text:p>h_k_2</text:p>
          </table:table-cell>
          <table:table-cell table:formula="of:=[.G5]&amp;&quot;, &quot;&amp;[.H5]&amp;IF(ISNA([.I5]);&quot;&quot;;&quot;, &quot;&amp;[.I5]&amp;IF(ISNA([.J5]);&quot;&quot;;&quot;, &quot;&amp;[.J5]))" office:value-type="string" office:string-value="KC_HASH, KC_LT" calcext:value-type="string">
            <text:p>KC_HASH, KC_LT</text:p>
          </table:table-cell>
          <table:table-cell table:formula="of:=VLOOKUP([.B5];[$actions.$A$2:.$F$514];5;0)" office:value-type="string" office:string-value="key" calcext:value-type="string">
            <text:p>key</text:p>
          </table:table-cell>
          <table:table-cell table:formula="of:=VLOOKUP([.B5];[$actions.$A$2:.$D$514];2;0)" office:value-type="string" office:string-value="KC_AT" calcext:value-type="string">
            <text:p>KC_AT</text:p>
          </table:table-cell>
          <table:table-cell table:formula="of:=VLOOKUP([.B5];[$actions.$A$2:.$D$514];3;0)" office:value-type="float" office:value="0" calcext:value-type="float">
            <text:p/>
          </table:table-cell>
          <table:table-cell table:formula="of:=VLOOKUP([.B5];[$actions.$A$2:.$D$514];4;0)" office:value-type="float" office:value="0" calcext:value-type="float">
            <text:p/>
          </table:table-cell>
          <table:table-cell table:style-name="ce19" table:formula="of:=[.B5]&lt;&gt;0" office:value-type="boolean" office:boolean-value="true" calcext:value-type="boolean">
            <text:p>TRUE</text:p>
          </table:table-cell>
          <table:table-cell table:formula="of:=&quot;const uint16_t PROGMEM &quot;&amp;[.K5]&amp;&quot;_combo[] = {&quot;&amp;[.L5]&amp;&quot;, COMBO_END};&quot;" office:value-type="string" office:string-value="const uint16_t PROGMEM h_k_2_combo[] = {KC_HASH, KC_LT, COMBO_END};" calcext:value-type="string">
            <text:p>const uint16_t PROGMEM h_k_2_combo[] = {KC_HASH, KC_LT, COMBO_END};</text:p>
          </table:table-cell>
          <table:table-cell table:formula="of:=&quot;  COMBO_&quot;&amp;[.K5]&amp;&quot;,&quot;" office:value-type="string" office:string-value="  COMBO_h_k_2," calcext:value-type="string">
            <text:p><text:s text:c="2"/>COMBO_h_k_2,</text:p>
          </table:table-cell>
          <table:table-cell table:formula="of:=&quot;  [COMBO_&quot;&amp;[.K5]&amp;&quot;] = COMBO&quot;&amp;IF([.M5]=&quot;key&quot;;&quot;&quot;;&quot;_ACTION&quot;)&amp;&quot;(&quot;&amp;[.K5]&amp;&quot;_combo&quot;&amp;IF([.M5]=&quot;key&quot;;&quot;, &quot;&amp;[.N5];&quot;&quot;)&amp;&quot;),&quot;" office:value-type="string" office:string-value="  [COMBO_h_k_2] = COMBO(h_k_2_combo, KC_AT)," calcext:value-type="string">
            <text:p><text:s text:c="2"/>[COMBO_h_k_2] = COMBO(h_k_2_combo, KC_AT),</text:p>
          </table:table-cell>
          <table:table-cell table:style-name="ce8" table:formula="of:=IF([.M5]=&quot;macro&quot;;&quot;    case &quot;&amp;&quot;COMBO_&quot;&amp;[.K5]&amp;&quot;: if (p) {&quot;&amp;[.O5]&amp;&quot;} &quot;&amp;IF([.P5]=&quot;&quot;;&quot;&quot;;&quot;else {&quot;&amp;[.P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]);2)+1" office:value-type="float" office:value="1" calcext:value-type="float">
            <text:p>1</text:p>
          </table:table-cell>
          <table:table-cell table:style-name="ce8" table:formula="of:=OFFSET([$actions_combos.A$2];FLOOR(ROW([.B6])/2)-1;0)" office:value-type="string" office:string-value="back_slash" calcext:value-type="string">
            <text:p>back_slash</text:p>
          </table:table-cell>
          <table:table-cell table:style-name="ce15" table:formula="of:=OFFSET([$actions_combos.B$2];FLOOR(ROW([.C6])/2)-1;0)" office:value-type="string" office:string-value="p" calcext:value-type="string">
            <text:p>p</text:p>
          </table:table-cell>
          <table:table-cell table:style-name="ce15" table:formula="of:=OFFSET([$actions_combos.C$2];FLOOR(ROW([.D6])/2)-1;0)" office:value-type="string" office:string-value="d" calcext:value-type="string">
            <text:p>d</text:p>
          </table:table-cell>
          <table:table-cell table:style-name="ce15" table:formula="of:=OFFSET([$actions_combos.D$2];FLOOR(ROW([.E6])/2)-1;0)" office:value-type="float" office:value="0" calcext:value-type="float">
            <text:p>0</text:p>
          </table:table-cell>
          <table:table-cell table:style-name="ce15" table:formula="of:=OFFSET([$actions_combos.E$2];FLOOR(ROW([.F6])/2)-1;0)" office:value-type="float" office:value="0" calcext:value-type="float">
            <text:p>0</text:p>
          </table:table-cell>
          <table:table-cell table:formula="of:=VLOOKUP([.C6];[$keys.$A$2:.$C$200];[.$A6]+1;0)" office:value-type="string" office:string-value="KC_P" calcext:value-type="string">
            <text:p>KC_P</text:p>
          </table:table-cell>
          <table:table-cell table:formula="of:=VLOOKUP([.D6];[$keys.$A$2:.$C$200];[.$A6]+1;0)" office:value-type="string" office:string-value="KC_D" calcext:value-type="string">
            <text:p>KC_D</text:p>
          </table:table-cell>
          <table:table-cell table:formula="of:=VLOOKUP([.E6];[$keys.$A$2:.$C$200];[.$A6]+1;0)" office:value-type="string" office:string-value="" calcext:value-type="error">
            <text:p>#N/A</text:p>
          </table:table-cell>
          <table:table-cell table:formula="of:=VLOOKUP([.F6];[$keys.$A$2:.$C$200];[.$A6]+1;0)" office:value-type="string" office:string-value="" calcext:value-type="error">
            <text:p>#N/A</text:p>
          </table:table-cell>
          <table:table-cell table:formula="of:=[.C6]&amp;&quot;_&quot;&amp;[.D6]&amp;IF(ISNA([.I6]);&quot;&quot;;&quot;_&quot;&amp;[.E6]&amp;IF(ISNA([.J6]);&quot;&quot;;&quot;_&quot;&amp;[.F6]))&amp;&quot;_&quot;&amp;TEXT([.A6];&quot;0&quot;)" office:value-type="string" office:string-value="p_d_1" calcext:value-type="string">
            <text:p>p_d_1</text:p>
          </table:table-cell>
          <table:table-cell table:formula="of:=[.G6]&amp;&quot;, &quot;&amp;[.H6]&amp;IF(ISNA([.I6]);&quot;&quot;;&quot;, &quot;&amp;[.I6]&amp;IF(ISNA([.J6]);&quot;&quot;;&quot;, &quot;&amp;[.J6]))" office:value-type="string" office:string-value="KC_P, KC_D" calcext:value-type="string">
            <text:p>KC_P, KC_D</text:p>
          </table:table-cell>
          <table:table-cell table:formula="of:=VLOOKUP([.B6];[$actions.$A$2:.$F$514];5;0)" office:value-type="string" office:string-value="key" calcext:value-type="string">
            <text:p>key</text:p>
          </table:table-cell>
          <table:table-cell table:style-name="ce8" table:formula="of:=VLOOKUP([.B6];[$actions.$A$2:.$D$514];2;0)" office:value-type="string" office:string-value="KC_BSLASH" calcext:value-type="string">
            <text:p>KC_BSLASH</text:p>
          </table:table-cell>
          <table:table-cell table:style-name="ce8" table:formula="of:=VLOOKUP([.B6];[$actions.$A$2:.$D$514];3;0)" office:value-type="float" office:value="0" calcext:value-type="float">
            <text:p/>
          </table:table-cell>
          <table:table-cell table:style-name="ce8" table:formula="of:=VLOOKUP([.B6];[$actions.$A$2:.$D$514];4;0)" office:value-type="float" office:value="0" calcext:value-type="float">
            <text:p/>
          </table:table-cell>
          <table:table-cell table:style-name="ce19" table:formula="of:=[.B6]&lt;&gt;0" office:value-type="boolean" office:boolean-value="true" calcext:value-type="boolean">
            <text:p>TRUE</text:p>
          </table:table-cell>
          <table:table-cell table:formula="of:=&quot;const uint16_t PROGMEM &quot;&amp;[.K6]&amp;&quot;_combo[] = {&quot;&amp;[.L6]&amp;&quot;, COMBO_END};&quot;" office:value-type="string" office:string-value="const uint16_t PROGMEM p_d_1_combo[] = {KC_P, KC_D, COMBO_END};" calcext:value-type="string">
            <text:p>const uint16_t PROGMEM p_d_1_combo[] = {KC_P, KC_D, COMBO_END};</text:p>
          </table:table-cell>
          <table:table-cell table:formula="of:=&quot;  COMBO_&quot;&amp;[.K6]&amp;&quot;,&quot;" office:value-type="string" office:string-value="  COMBO_p_d_1," calcext:value-type="string">
            <text:p><text:s text:c="2"/>COMBO_p_d_1,</text:p>
          </table:table-cell>
          <table:table-cell table:formula="of:=&quot;  [COMBO_&quot;&amp;[.K6]&amp;&quot;] = COMBO&quot;&amp;IF([.M6]=&quot;key&quot;;&quot;&quot;;&quot;_ACTION&quot;)&amp;&quot;(&quot;&amp;[.K6]&amp;&quot;_combo&quot;&amp;IF([.M6]=&quot;key&quot;;&quot;, &quot;&amp;[.N6];&quot;&quot;)&amp;&quot;),&quot;" office:value-type="string" office:string-value="  [COMBO_p_d_1] = COMBO(p_d_1_combo, KC_BSLASH)," calcext:value-type="string">
            <text:p><text:s text:c="2"/>[COMBO_p_d_1] = COMBO(p_d_1_combo, KC_BSLASH),</text:p>
          </table:table-cell>
          <table:table-cell table:style-name="ce8" table:formula="of:=IF([.M6]=&quot;macro&quot;;&quot;    case &quot;&amp;&quot;COMBO_&quot;&amp;[.K6]&amp;&quot;: if (p) {&quot;&amp;[.O6]&amp;&quot;} &quot;&amp;IF([.P6]=&quot;&quot;;&quot;&quot;;&quot;else {&quot;&amp;[.P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]);2)+1" office:value-type="float" office:value="2" calcext:value-type="float">
            <text:p>2</text:p>
          </table:table-cell>
          <table:table-cell table:style-name="ce8" table:formula="of:=OFFSET([$actions_combos.A$2];FLOOR(ROW([.B7])/2)-1;0)" office:value-type="string" office:string-value="back_slash" calcext:value-type="string">
            <text:p>back_slash</text:p>
          </table:table-cell>
          <table:table-cell table:style-name="ce15" table:formula="of:=OFFSET([$actions_combos.B$2];FLOOR(ROW([.C7])/2)-1;0)" office:value-type="string" office:string-value="p" calcext:value-type="string">
            <text:p>p</text:p>
          </table:table-cell>
          <table:table-cell table:style-name="ce15" table:formula="of:=OFFSET([$actions_combos.C$2];FLOOR(ROW([.D7])/2)-1;0)" office:value-type="string" office:string-value="d" calcext:value-type="string">
            <text:p>d</text:p>
          </table:table-cell>
          <table:table-cell table:style-name="ce15" table:formula="of:=OFFSET([$actions_combos.D$2];FLOOR(ROW([.E7])/2)-1;0)" office:value-type="float" office:value="0" calcext:value-type="float">
            <text:p>0</text:p>
          </table:table-cell>
          <table:table-cell table:style-name="ce15" table:formula="of:=OFFSET([$actions_combos.E$2];FLOOR(ROW([.F7])/2)-1;0)" office:value-type="float" office:value="0" calcext:value-type="float">
            <text:p>0</text:p>
          </table:table-cell>
          <table:table-cell table:formula="of:=VLOOKUP([.C7];[$keys.$A$2:.$C$200];[.$A7]+1;0)" office:value-type="string" office:string-value="KC_3" calcext:value-type="string">
            <text:p>KC_3</text:p>
          </table:table-cell>
          <table:table-cell table:formula="of:=VLOOKUP([.D7];[$keys.$A$2:.$C$200];[.$A7]+1;0)" office:value-type="string" office:string-value="KC_DLR" calcext:value-type="string">
            <text:p>KC_DLR</text:p>
          </table:table-cell>
          <table:table-cell table:formula="of:=VLOOKUP([.E7];[$keys.$A$2:.$C$200];[.$A7]+1;0)" office:value-type="string" office:string-value="" calcext:value-type="error">
            <text:p>#N/A</text:p>
          </table:table-cell>
          <table:table-cell table:formula="of:=VLOOKUP([.F7];[$keys.$A$2:.$C$200];[.$A7]+1;0)" office:value-type="string" office:string-value="" calcext:value-type="error">
            <text:p>#N/A</text:p>
          </table:table-cell>
          <table:table-cell table:formula="of:=[.C7]&amp;&quot;_&quot;&amp;[.D7]&amp;IF(ISNA([.I7]);&quot;&quot;;&quot;_&quot;&amp;[.E7]&amp;IF(ISNA([.J7]);&quot;&quot;;&quot;_&quot;&amp;[.F7]))&amp;&quot;_&quot;&amp;TEXT([.A7];&quot;0&quot;)" office:value-type="string" office:string-value="p_d_2" calcext:value-type="string">
            <text:p>p_d_2</text:p>
          </table:table-cell>
          <table:table-cell table:formula="of:=[.G7]&amp;&quot;, &quot;&amp;[.H7]&amp;IF(ISNA([.I7]);&quot;&quot;;&quot;, &quot;&amp;[.I7]&amp;IF(ISNA([.J7]);&quot;&quot;;&quot;, &quot;&amp;[.J7]))" office:value-type="string" office:string-value="KC_3, KC_DLR" calcext:value-type="string">
            <text:p>KC_3, KC_DLR</text:p>
          </table:table-cell>
          <table:table-cell table:formula="of:=VLOOKUP([.B7];[$actions.$A$2:.$F$514];5;0)" office:value-type="string" office:string-value="key" calcext:value-type="string">
            <text:p>key</text:p>
          </table:table-cell>
          <table:table-cell table:style-name="ce8" table:formula="of:=VLOOKUP([.B7];[$actions.$A$2:.$D$514];2;0)" office:value-type="string" office:string-value="KC_BSLASH" calcext:value-type="string">
            <text:p>KC_BSLASH</text:p>
          </table:table-cell>
          <table:table-cell table:style-name="ce8" table:formula="of:=VLOOKUP([.B7];[$actions.$A$2:.$D$514];3;0)" office:value-type="float" office:value="0" calcext:value-type="float">
            <text:p/>
          </table:table-cell>
          <table:table-cell table:style-name="ce8" table:formula="of:=VLOOKUP([.B7];[$actions.$A$2:.$D$514];4;0)" office:value-type="float" office:value="0" calcext:value-type="float">
            <text:p/>
          </table:table-cell>
          <table:table-cell table:style-name="ce19" table:formula="of:=[.B7]&lt;&gt;0" office:value-type="boolean" office:boolean-value="true" calcext:value-type="boolean">
            <text:p>TRUE</text:p>
          </table:table-cell>
          <table:table-cell table:formula="of:=&quot;const uint16_t PROGMEM &quot;&amp;[.K7]&amp;&quot;_combo[] = {&quot;&amp;[.L7]&amp;&quot;, COMBO_END};&quot;" office:value-type="string" office:string-value="const uint16_t PROGMEM p_d_2_combo[] = {KC_3, KC_DLR, COMBO_END};" calcext:value-type="string">
            <text:p>const uint16_t PROGMEM p_d_2_combo[] = {KC_3, KC_DLR, COMBO_END};</text:p>
          </table:table-cell>
          <table:table-cell table:formula="of:=&quot;  COMBO_&quot;&amp;[.K7]&amp;&quot;,&quot;" office:value-type="string" office:string-value="  COMBO_p_d_2," calcext:value-type="string">
            <text:p><text:s text:c="2"/>COMBO_p_d_2,</text:p>
          </table:table-cell>
          <table:table-cell table:formula="of:=&quot;  [COMBO_&quot;&amp;[.K7]&amp;&quot;] = COMBO&quot;&amp;IF([.M7]=&quot;key&quot;;&quot;&quot;;&quot;_ACTION&quot;)&amp;&quot;(&quot;&amp;[.K7]&amp;&quot;_combo&quot;&amp;IF([.M7]=&quot;key&quot;;&quot;, &quot;&amp;[.N7];&quot;&quot;)&amp;&quot;),&quot;" office:value-type="string" office:string-value="  [COMBO_p_d_2] = COMBO(p_d_2_combo, KC_BSLASH)," calcext:value-type="string">
            <text:p><text:s text:c="2"/>[COMBO_p_d_2] = COMBO(p_d_2_combo, KC_BSLASH),</text:p>
          </table:table-cell>
          <table:table-cell table:style-name="ce8" table:formula="of:=IF([.M7]=&quot;macro&quot;;&quot;    case &quot;&amp;&quot;COMBO_&quot;&amp;[.K7]&amp;&quot;: if (p) {&quot;&amp;[.O7]&amp;&quot;} &quot;&amp;IF([.P7]=&quot;&quot;;&quot;&quot;;&quot;else {&quot;&amp;[.P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]);2)+1" office:value-type="float" office:value="1" calcext:value-type="float">
            <text:p>1</text:p>
          </table:table-cell>
          <table:table-cell table:style-name="ce8" table:formula="of:=OFFSET([$actions_combos.A$2];FLOOR(ROW([.B8])/2)-1;0)" office:value-type="string" office:string-value="back_tab" calcext:value-type="string">
            <text:p>back_tab</text:p>
          </table:table-cell>
          <table:table-cell table:style-name="ce15" table:formula="of:=OFFSET([$actions_combos.B$2];FLOOR(ROW([.C8])/2)-1;0)" office:value-type="float" office:value="0" calcext:value-type="float">
            <text:p>0</text:p>
          </table:table-cell>
          <table:table-cell table:style-name="ce15" table:formula="of:=OFFSET([$actions_combos.C$2];FLOOR(ROW([.D8])/2)-1;0)" office:value-type="float" office:value="0" calcext:value-type="float">
            <text:p>0</text:p>
          </table:table-cell>
          <table:table-cell table:style-name="ce15" table:formula="of:=OFFSET([$actions_combos.D$2];FLOOR(ROW([.E8])/2)-1;0)" office:value-type="float" office:value="0" calcext:value-type="float">
            <text:p>0</text:p>
          </table:table-cell>
          <table:table-cell table:style-name="ce15" table:formula="of:=OFFSET([$actions_combos.E$2];FLOOR(ROW([.F8])/2)-1;0)" office:value-type="float" office:value="0" calcext:value-type="float">
            <text:p>0</text:p>
          </table:table-cell>
          <table:table-cell table:style-name="ce8" table:formula="of:=VLOOKUP([.C8];[$keys.$A$2:.$C$200];[.$A8]+1;0)" office:value-type="string" office:string-value="" calcext:value-type="error">
            <text:p>#N/A</text:p>
          </table:table-cell>
          <table:table-cell table:style-name="ce8" table:formula="of:=VLOOKUP([.D8];[$keys.$A$2:.$C$200];[.$A8]+1;0)" office:value-type="string" office:string-value="" calcext:value-type="error">
            <text:p>#N/A</text:p>
          </table:table-cell>
          <table:table-cell table:formula="of:=VLOOKUP([.E8];[$keys.$A$2:.$C$200];[.$A8]+1;0)" office:value-type="string" office:string-value="" calcext:value-type="error">
            <text:p>#N/A</text:p>
          </table:table-cell>
          <table:table-cell table:formula="of:=VLOOKUP([.F8];[$keys.$A$2:.$C$200];[.$A8]+1;0)" office:value-type="string" office:string-value="" calcext:value-type="error">
            <text:p>#N/A</text:p>
          </table:table-cell>
          <table:table-cell table:formula="of:=[.C8]&amp;&quot;_&quot;&amp;[.D8]&amp;IF(ISNA([.I8]);&quot;&quot;;&quot;_&quot;&amp;[.E8]&amp;IF(ISNA([.J8]);&quot;&quot;;&quot;_&quot;&amp;[.F8]))&amp;&quot;_&quot;&amp;TEXT([.A8];&quot;0&quot;)" office:value-type="string" office:string-value="0_0_1" calcext:value-type="string">
            <text:p>0_0_1</text:p>
          </table:table-cell>
          <table:table-cell table:style-name="ce8" table:formula="of:=[.G8]&amp;&quot;, &quot;&amp;[.H8]&amp;IF(ISNA([.I8]);&quot;&quot;;&quot;, &quot;&amp;[.I8]&amp;IF(ISNA([.J8]);&quot;&quot;;&quot;, &quot;&amp;[.J8]))" office:value-type="string" office:string-value="" calcext:value-type="error">
            <text:p>#N/A</text:p>
          </table:table-cell>
          <table:table-cell table:formula="of:=VLOOKUP([.B8];[$actions.$A$2:.$F$514];5;0)" office:value-type="string" office:string-value="macro" calcext:value-type="string">
            <text:p>macro</text:p>
          </table:table-cell>
          <table:table-cell table:style-name="ce8" table:formula="of:=VLOOKUP([.B8];[$actions.$A$2:.$D$514];2;0)" office:value-type="float" office:value="0" calcext:value-type="float">
            <text:p/>
          </table:table-cell>
          <table:table-cell table:style-name="ce8" table:formula="of:=VLOOKUP([.B8];[$actions.$A$2:.$D$514];3;0)" office:value-type="string" office:string-value="SEND_STRING(SS_DOWN(X_LSFT)SS_DOWN(X_TAB));" calcext:value-type="string">
            <text:p>SEND_STRING(SS_DOWN(X_LSFT)SS_DOWN(X_TAB));</text:p>
          </table:table-cell>
          <table:table-cell table:style-name="ce8" table:formula="of:=VLOOKUP([.B8];[$actions.$A$2:.$D$514];4;0)" office:value-type="string" office:string-value="SEND_STRING(SS_UP(X_TAB)SS_UP(X_LSFT));" calcext:value-type="string">
            <text:p>SEND_STRING(SS_UP(X_TAB)SS_UP(X_LSFT));</text:p>
          </table:table-cell>
          <table:table-cell table:style-name="ce19" table:formula="of:=[.B8]&lt;&gt;0" office:value-type="boolean" office:boolean-value="true" calcext:value-type="boolean">
            <text:p>TRUE</text:p>
          </table:table-cell>
          <table:table-cell table:style-name="ce8" table:formula="of:=&quot;const uint16_t PROGMEM &quot;&amp;[.K8]&amp;&quot;_combo[] = {&quot;&amp;[.L8]&amp;&quot;, COMBO_END};&quot;" office:value-type="string" office:string-value="" calcext:value-type="error">
            <text:p>#N/A</text:p>
          </table:table-cell>
          <table:table-cell table:formula="of:=&quot;  COMBO_&quot;&amp;[.K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8]&amp;&quot;] = COMBO&quot;&amp;IF([.M8]=&quot;key&quot;;&quot;&quot;;&quot;_ACTION&quot;)&amp;&quot;(&quot;&amp;[.K8]&amp;&quot;_combo&quot;&amp;IF([.M8]=&quot;key&quot;;&quot;, &quot;&amp;[.N8];&quot;&quot;)&amp;&quot;),&quot;" office:value-type="string" office:string-value="  [COMBO_0_0_1] = COMBO_ACTION(0_0_1_combo)," calcext:value-type="string">
            <text:p><text:s text:c="2"/>[COMBO_0_0_1] = COMBO_ACTION(0_0_1_combo),</text:p>
          </table:table-cell>
          <table:table-cell table:style-name="ce8" table:formula="of:=IF([.M8]=&quot;macro&quot;;&quot;    case &quot;&amp;&quot;COMBO_&quot;&amp;[.K8]&amp;&quot;: if (p) {&quot;&amp;[.O8]&amp;&quot;} &quot;&amp;IF([.P8]=&quot;&quot;;&quot;&quot;;&quot;else {&quot;&amp;[.P8]&amp;&quot;}&quot;)&amp;&quot; break;&quot;;&quot;&quot;)" office:value-type="string" office:string-value="    case COMBO_0_0_1: if (p) {SEND_STRING(SS_DOWN(X_LSFT)SS_DOWN(X_TAB));} else {SEND_STRING(SS_UP(X_TAB)SS_UP(X_LSFT));} break;" calcext:value-type="string">
            <text:p><text:s text:c="4"/>case COMBO_0_0_1: if (p) {SEND_STRING(SS_DOWN(X_LSFT)SS_DOWN(X_TAB));} else {SEND_STRING(SS_UP(X_TAB)SS_UP(X_LSFT));} break;</text:p>
          </table:table-cell>
          <table:table-cell table:number-columns-repeated="1003"/>
        </table:table-row>
        <table:table-row table:style-name="ro1">
          <table:table-cell table:formula="of:=MOD(ROW([.A9]);2)+1" office:value-type="float" office:value="2" calcext:value-type="float">
            <text:p>2</text:p>
          </table:table-cell>
          <table:table-cell table:style-name="ce8" table:formula="of:=OFFSET([$actions_combos.A$2];FLOOR(ROW([.B9])/2)-1;0)" office:value-type="string" office:string-value="back_tab" calcext:value-type="string">
            <text:p>back_tab</text:p>
          </table:table-cell>
          <table:table-cell table:style-name="ce15" table:formula="of:=OFFSET([$actions_combos.B$2];FLOOR(ROW([.C9])/2)-1;0)" office:value-type="float" office:value="0" calcext:value-type="float">
            <text:p>0</text:p>
          </table:table-cell>
          <table:table-cell table:style-name="ce15" table:formula="of:=OFFSET([$actions_combos.C$2];FLOOR(ROW([.D9])/2)-1;0)" office:value-type="float" office:value="0" calcext:value-type="float">
            <text:p>0</text:p>
          </table:table-cell>
          <table:table-cell table:style-name="ce15" table:formula="of:=OFFSET([$actions_combos.D$2];FLOOR(ROW([.E9])/2)-1;0)" office:value-type="float" office:value="0" calcext:value-type="float">
            <text:p>0</text:p>
          </table:table-cell>
          <table:table-cell table:style-name="ce15" table:formula="of:=OFFSET([$actions_combos.E$2];FLOOR(ROW([.F9])/2)-1;0)" office:value-type="float" office:value="0" calcext:value-type="float">
            <text:p>0</text:p>
          </table:table-cell>
          <table:table-cell table:style-name="ce8" table:formula="of:=VLOOKUP([.C9];[$keys.$A$2:.$C$200];[.$A9]+1;0)" office:value-type="string" office:string-value="" calcext:value-type="error">
            <text:p>#N/A</text:p>
          </table:table-cell>
          <table:table-cell table:style-name="ce8" table:formula="of:=VLOOKUP([.D9];[$keys.$A$2:.$C$200];[.$A9]+1;0)" office:value-type="string" office:string-value="" calcext:value-type="error">
            <text:p>#N/A</text:p>
          </table:table-cell>
          <table:table-cell table:formula="of:=VLOOKUP([.E9];[$keys.$A$2:.$C$200];[.$A9]+1;0)" office:value-type="string" office:string-value="" calcext:value-type="error">
            <text:p>#N/A</text:p>
          </table:table-cell>
          <table:table-cell table:formula="of:=VLOOKUP([.F9];[$keys.$A$2:.$C$200];[.$A9]+1;0)" office:value-type="string" office:string-value="" calcext:value-type="error">
            <text:p>#N/A</text:p>
          </table:table-cell>
          <table:table-cell table:formula="of:=[.C9]&amp;&quot;_&quot;&amp;[.D9]&amp;IF(ISNA([.I9]);&quot;&quot;;&quot;_&quot;&amp;[.E9]&amp;IF(ISNA([.J9]);&quot;&quot;;&quot;_&quot;&amp;[.F9]))&amp;&quot;_&quot;&amp;TEXT([.A9];&quot;0&quot;)" office:value-type="string" office:string-value="0_0_2" calcext:value-type="string">
            <text:p>0_0_2</text:p>
          </table:table-cell>
          <table:table-cell table:style-name="ce8" table:formula="of:=[.G9]&amp;&quot;, &quot;&amp;[.H9]&amp;IF(ISNA([.I9]);&quot;&quot;;&quot;, &quot;&amp;[.I9]&amp;IF(ISNA([.J9]);&quot;&quot;;&quot;, &quot;&amp;[.J9]))" office:value-type="string" office:string-value="" calcext:value-type="error">
            <text:p>#N/A</text:p>
          </table:table-cell>
          <table:table-cell table:formula="of:=VLOOKUP([.B9];[$actions.$A$2:.$F$514];5;0)" office:value-type="string" office:string-value="macro" calcext:value-type="string">
            <text:p>macro</text:p>
          </table:table-cell>
          <table:table-cell table:style-name="ce8" table:formula="of:=VLOOKUP([.B9];[$actions.$A$2:.$D$514];2;0)" office:value-type="float" office:value="0" calcext:value-type="float">
            <text:p/>
          </table:table-cell>
          <table:table-cell table:style-name="ce8" table:formula="of:=VLOOKUP([.B9];[$actions.$A$2:.$D$514];3;0)" office:value-type="string" office:string-value="SEND_STRING(SS_DOWN(X_LSFT)SS_DOWN(X_TAB));" calcext:value-type="string">
            <text:p>SEND_STRING(SS_DOWN(X_LSFT)SS_DOWN(X_TAB));</text:p>
          </table:table-cell>
          <table:table-cell table:style-name="ce8" table:formula="of:=VLOOKUP([.B9];[$actions.$A$2:.$D$514];4;0)" office:value-type="string" office:string-value="SEND_STRING(SS_UP(X_TAB)SS_UP(X_LSFT));" calcext:value-type="string">
            <text:p>SEND_STRING(SS_UP(X_TAB)SS_UP(X_LSFT));</text:p>
          </table:table-cell>
          <table:table-cell table:style-name="ce19" table:formula="of:=[.B9]&lt;&gt;0" office:value-type="boolean" office:boolean-value="true" calcext:value-type="boolean">
            <text:p>TRUE</text:p>
          </table:table-cell>
          <table:table-cell table:style-name="ce8" table:formula="of:=&quot;const uint16_t PROGMEM &quot;&amp;[.K9]&amp;&quot;_combo[] = {&quot;&amp;[.L9]&amp;&quot;, COMBO_END};&quot;" office:value-type="string" office:string-value="" calcext:value-type="error">
            <text:p>#N/A</text:p>
          </table:table-cell>
          <table:table-cell table:formula="of:=&quot;  COMBO_&quot;&amp;[.K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9]&amp;&quot;] = COMBO&quot;&amp;IF([.M9]=&quot;key&quot;;&quot;&quot;;&quot;_ACTION&quot;)&amp;&quot;(&quot;&amp;[.K9]&amp;&quot;_combo&quot;&amp;IF([.M9]=&quot;key&quot;;&quot;, &quot;&amp;[.N9];&quot;&quot;)&amp;&quot;),&quot;" office:value-type="string" office:string-value="  [COMBO_0_0_2] = COMBO_ACTION(0_0_2_combo)," calcext:value-type="string">
            <text:p><text:s text:c="2"/>[COMBO_0_0_2] = COMBO_ACTION(0_0_2_combo),</text:p>
          </table:table-cell>
          <table:table-cell table:style-name="ce8" table:formula="of:=IF([.M9]=&quot;macro&quot;;&quot;    case &quot;&amp;&quot;COMBO_&quot;&amp;[.K9]&amp;&quot;: if (p) {&quot;&amp;[.O9]&amp;&quot;} &quot;&amp;IF([.P9]=&quot;&quot;;&quot;&quot;;&quot;else {&quot;&amp;[.P9]&amp;&quot;}&quot;)&amp;&quot; break;&quot;;&quot;&quot;)" office:value-type="string" office:string-value="    case COMBO_0_0_2: if (p) {SEND_STRING(SS_DOWN(X_LSFT)SS_DOWN(X_TAB));} else {SEND_STRING(SS_UP(X_TAB)SS_UP(X_LSFT));} break;" calcext:value-type="string">
            <text:p><text:s text:c="4"/>case COMBO_0_0_2: if (p) {SEND_STRING(SS_DOWN(X_LSFT)SS_DOWN(X_TAB));} else {SEND_STRING(SS_UP(X_TAB)SS_UP(X_LSFT));} break;</text:p>
          </table:table-cell>
          <table:table-cell table:number-columns-repeated="1003"/>
        </table:table-row>
        <table:table-row table:style-name="ro1">
          <table:table-cell table:formula="of:=MOD(ROW([.A10]);2)+1" office:value-type="float" office:value="1" calcext:value-type="float">
            <text:p>1</text:p>
          </table:table-cell>
          <table:table-cell table:style-name="ce8" table:formula="of:=OFFSET([$actions_combos.A$2];FLOOR(ROW([.B10])/2)-1;0)" office:value-type="string" office:string-value="backspace" calcext:value-type="string">
            <text:p>backspace</text:p>
          </table:table-cell>
          <table:table-cell table:style-name="ce15" table:formula="of:=OFFSET([$actions_combos.B$2];FLOOR(ROW([.C10])/2)-1;0)" office:value-type="string" office:string-value="n" calcext:value-type="string">
            <text:p>n</text:p>
          </table:table-cell>
          <table:table-cell table:style-name="ce15" table:formula="of:=OFFSET([$actions_combos.C$2];FLOOR(ROW([.D10])/2)-1;0)" office:value-type="string" office:string-value="e" calcext:value-type="string">
            <text:p>e</text:p>
          </table:table-cell>
          <table:table-cell table:style-name="ce15" table:formula="of:=OFFSET([$actions_combos.D$2];FLOOR(ROW([.E10])/2)-1;0)" office:value-type="float" office:value="0" calcext:value-type="float">
            <text:p>0</text:p>
          </table:table-cell>
          <table:table-cell table:style-name="ce15" table:formula="of:=OFFSET([$actions_combos.E$2];FLOOR(ROW([.F10])/2)-1;0)" office:value-type="float" office:value="0" calcext:value-type="float">
            <text:p>0</text:p>
          </table:table-cell>
          <table:table-cell table:style-name="ce8" table:formula="of:=VLOOKUP([.C10];[$keys.$A$2:.$C$200];[.$A10]+1;0)" office:value-type="string" office:string-value="KC_N" calcext:value-type="string">
            <text:p>KC_N</text:p>
          </table:table-cell>
          <table:table-cell table:style-name="ce8" table:formula="of:=VLOOKUP([.D10];[$keys.$A$2:.$C$200];[.$A10]+1;0)" office:value-type="string" office:string-value="KC_E" calcext:value-type="string">
            <text:p>KC_E</text:p>
          </table:table-cell>
          <table:table-cell table:formula="of:=VLOOKUP([.E10];[$keys.$A$2:.$C$200];[.$A10]+1;0)" office:value-type="string" office:string-value="" calcext:value-type="error">
            <text:p>#N/A</text:p>
          </table:table-cell>
          <table:table-cell table:formula="of:=VLOOKUP([.F10];[$keys.$A$2:.$C$200];[.$A10]+1;0)" office:value-type="string" office:string-value="" calcext:value-type="error">
            <text:p>#N/A</text:p>
          </table:table-cell>
          <table:table-cell table:formula="of:=[.C10]&amp;&quot;_&quot;&amp;[.D10]&amp;IF(ISNA([.I10]);&quot;&quot;;&quot;_&quot;&amp;[.E10]&amp;IF(ISNA([.J10]);&quot;&quot;;&quot;_&quot;&amp;[.F10]))&amp;&quot;_&quot;&amp;TEXT([.A10];&quot;0&quot;)" office:value-type="string" office:string-value="n_e_1" calcext:value-type="string">
            <text:p>n_e_1</text:p>
          </table:table-cell>
          <table:table-cell table:style-name="ce8" table:formula="of:=[.G10]&amp;&quot;, &quot;&amp;[.H10]&amp;IF(ISNA([.I10]);&quot;&quot;;&quot;, &quot;&amp;[.I10]&amp;IF(ISNA([.J10]);&quot;&quot;;&quot;, &quot;&amp;[.J10]))" office:value-type="string" office:string-value="KC_N, KC_E" calcext:value-type="string">
            <text:p>KC_N, KC_E</text:p>
          </table:table-cell>
          <table:table-cell table:formula="of:=VLOOKUP([.B10];[$actions.$A$2:.$F$514];5;0)" office:value-type="string" office:string-value="key" calcext:value-type="string">
            <text:p>key</text:p>
          </table:table-cell>
          <table:table-cell table:formula="of:=VLOOKUP([.B10];[$actions.$A$2:.$D$514];2;0)" office:value-type="string" office:string-value="KC_BSPC" calcext:value-type="string">
            <text:p>KC_BSPC</text:p>
          </table:table-cell>
          <table:table-cell table:formula="of:=VLOOKUP([.B10];[$actions.$A$2:.$D$514];3;0)" office:value-type="float" office:value="0" calcext:value-type="float">
            <text:p/>
          </table:table-cell>
          <table:table-cell table:formula="of:=VLOOKUP([.B10];[$actions.$A$2:.$D$514];4;0)" office:value-type="float" office:value="0" calcext:value-type="float">
            <text:p/>
          </table:table-cell>
          <table:table-cell table:style-name="ce19" table:formula="of:=[.B10]&lt;&gt;0" office:value-type="boolean" office:boolean-value="true" calcext:value-type="boolean">
            <text:p>TRUE</text:p>
          </table:table-cell>
          <table:table-cell table:style-name="ce8" table:formula="of:=&quot;const uint16_t PROGMEM &quot;&amp;[.K10]&amp;&quot;_combo[] = {&quot;&amp;[.L10]&amp;&quot;, COMBO_END};&quot;" office:value-type="string" office:string-value="const uint16_t PROGMEM n_e_1_combo[] = {KC_N, KC_E, COMBO_END};" calcext:value-type="string">
            <text:p>const uint16_t PROGMEM n_e_1_combo[] = {KC_N, KC_E, COMBO_END};</text:p>
          </table:table-cell>
          <table:table-cell table:formula="of:=&quot;  COMBO_&quot;&amp;[.K10]&amp;&quot;,&quot;" office:value-type="string" office:string-value="  COMBO_n_e_1," calcext:value-type="string">
            <text:p><text:s text:c="2"/>COMBO_n_e_1,</text:p>
          </table:table-cell>
          <table:table-cell table:formula="of:=&quot;  [COMBO_&quot;&amp;[.K10]&amp;&quot;] = COMBO&quot;&amp;IF([.M10]=&quot;key&quot;;&quot;&quot;;&quot;_ACTION&quot;)&amp;&quot;(&quot;&amp;[.K10]&amp;&quot;_combo&quot;&amp;IF([.M10]=&quot;key&quot;;&quot;, &quot;&amp;[.N10];&quot;&quot;)&amp;&quot;),&quot;" office:value-type="string" office:string-value="  [COMBO_n_e_1] = COMBO(n_e_1_combo, KC_BSPC)," calcext:value-type="string">
            <text:p><text:s text:c="2"/>[COMBO_n_e_1] = COMBO(n_e_1_combo, KC_BSPC),</text:p>
          </table:table-cell>
          <table:table-cell table:style-name="ce8" table:formula="of:=IF([.M10]=&quot;macro&quot;;&quot;    case &quot;&amp;&quot;COMBO_&quot;&amp;[.K10]&amp;&quot;: if (p) {&quot;&amp;[.O10]&amp;&quot;} &quot;&amp;IF([.P10]=&quot;&quot;;&quot;&quot;;&quot;else {&quot;&amp;[.P1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]);2)+1" office:value-type="float" office:value="2" calcext:value-type="float">
            <text:p>2</text:p>
          </table:table-cell>
          <table:table-cell table:style-name="ce8" table:formula="of:=OFFSET([$actions_combos.A$2];FLOOR(ROW([.B11])/2)-1;0)" office:value-type="string" office:string-value="backspace" calcext:value-type="string">
            <text:p>backspace</text:p>
          </table:table-cell>
          <table:table-cell table:style-name="ce15" table:formula="of:=OFFSET([$actions_combos.B$2];FLOOR(ROW([.C11])/2)-1;0)" office:value-type="string" office:string-value="n" calcext:value-type="string">
            <text:p>n</text:p>
          </table:table-cell>
          <table:table-cell table:style-name="ce15" table:formula="of:=OFFSET([$actions_combos.C$2];FLOOR(ROW([.D11])/2)-1;0)" office:value-type="string" office:string-value="e" calcext:value-type="string">
            <text:p>e</text:p>
          </table:table-cell>
          <table:table-cell table:style-name="ce15" table:formula="of:=OFFSET([$actions_combos.D$2];FLOOR(ROW([.E11])/2)-1;0)" office:value-type="float" office:value="0" calcext:value-type="float">
            <text:p>0</text:p>
          </table:table-cell>
          <table:table-cell table:style-name="ce15" table:formula="of:=OFFSET([$actions_combos.E$2];FLOOR(ROW([.F11])/2)-1;0)" office:value-type="float" office:value="0" calcext:value-type="float">
            <text:p>0</text:p>
          </table:table-cell>
          <table:table-cell table:style-name="ce8" table:formula="of:=VLOOKUP([.C11];[$keys.$A$2:.$C$200];[.$A11]+1;0)" office:value-type="string" office:string-value="KC_SLSH" calcext:value-type="string">
            <text:p>KC_SLSH</text:p>
          </table:table-cell>
          <table:table-cell table:style-name="ce8" table:formula="of:=VLOOKUP([.D11];[$keys.$A$2:.$C$200];[.$A11]+1;0)" office:value-type="string" office:string-value="KC_EQL" calcext:value-type="string">
            <text:p>KC_EQL</text:p>
          </table:table-cell>
          <table:table-cell table:formula="of:=VLOOKUP([.E11];[$keys.$A$2:.$C$200];[.$A11]+1;0)" office:value-type="string" office:string-value="" calcext:value-type="error">
            <text:p>#N/A</text:p>
          </table:table-cell>
          <table:table-cell table:formula="of:=VLOOKUP([.F11];[$keys.$A$2:.$C$200];[.$A11]+1;0)" office:value-type="string" office:string-value="" calcext:value-type="error">
            <text:p>#N/A</text:p>
          </table:table-cell>
          <table:table-cell table:formula="of:=[.C11]&amp;&quot;_&quot;&amp;[.D11]&amp;IF(ISNA([.I11]);&quot;&quot;;&quot;_&quot;&amp;[.E11]&amp;IF(ISNA([.J11]);&quot;&quot;;&quot;_&quot;&amp;[.F11]))&amp;&quot;_&quot;&amp;TEXT([.A11];&quot;0&quot;)" office:value-type="string" office:string-value="n_e_2" calcext:value-type="string">
            <text:p>n_e_2</text:p>
          </table:table-cell>
          <table:table-cell table:style-name="ce8" table:formula="of:=[.G11]&amp;&quot;, &quot;&amp;[.H11]&amp;IF(ISNA([.I11]);&quot;&quot;;&quot;, &quot;&amp;[.I11]&amp;IF(ISNA([.J11]);&quot;&quot;;&quot;, &quot;&amp;[.J11]))" office:value-type="string" office:string-value="KC_SLSH, KC_EQL" calcext:value-type="string">
            <text:p>KC_SLSH, KC_EQL</text:p>
          </table:table-cell>
          <table:table-cell table:formula="of:=VLOOKUP([.B11];[$actions.$A$2:.$F$514];5;0)" office:value-type="string" office:string-value="key" calcext:value-type="string">
            <text:p>key</text:p>
          </table:table-cell>
          <table:table-cell table:formula="of:=VLOOKUP([.B11];[$actions.$A$2:.$D$514];2;0)" office:value-type="string" office:string-value="KC_BSPC" calcext:value-type="string">
            <text:p>KC_BSPC</text:p>
          </table:table-cell>
          <table:table-cell table:formula="of:=VLOOKUP([.B11];[$actions.$A$2:.$D$514];3;0)" office:value-type="float" office:value="0" calcext:value-type="float">
            <text:p/>
          </table:table-cell>
          <table:table-cell table:formula="of:=VLOOKUP([.B11];[$actions.$A$2:.$D$514];4;0)" office:value-type="float" office:value="0" calcext:value-type="float">
            <text:p/>
          </table:table-cell>
          <table:table-cell table:style-name="ce19" table:formula="of:=[.B11]&lt;&gt;0" office:value-type="boolean" office:boolean-value="true" calcext:value-type="boolean">
            <text:p>TRUE</text:p>
          </table:table-cell>
          <table:table-cell table:style-name="ce8" table:formula="of:=&quot;const uint16_t PROGMEM &quot;&amp;[.K11]&amp;&quot;_combo[] = {&quot;&amp;[.L11]&amp;&quot;, COMBO_END};&quot;" office:value-type="string" office:string-value="const uint16_t PROGMEM n_e_2_combo[] = {KC_SLSH, KC_EQL, COMBO_END};" calcext:value-type="string">
            <text:p>const uint16_t PROGMEM n_e_2_combo[] = {KC_SLSH, KC_EQL, COMBO_END};</text:p>
          </table:table-cell>
          <table:table-cell table:formula="of:=&quot;  COMBO_&quot;&amp;[.K11]&amp;&quot;,&quot;" office:value-type="string" office:string-value="  COMBO_n_e_2," calcext:value-type="string">
            <text:p><text:s text:c="2"/>COMBO_n_e_2,</text:p>
          </table:table-cell>
          <table:table-cell table:formula="of:=&quot;  [COMBO_&quot;&amp;[.K11]&amp;&quot;] = COMBO&quot;&amp;IF([.M11]=&quot;key&quot;;&quot;&quot;;&quot;_ACTION&quot;)&amp;&quot;(&quot;&amp;[.K11]&amp;&quot;_combo&quot;&amp;IF([.M11]=&quot;key&quot;;&quot;, &quot;&amp;[.N11];&quot;&quot;)&amp;&quot;),&quot;" office:value-type="string" office:string-value="  [COMBO_n_e_2] = COMBO(n_e_2_combo, KC_BSPC)," calcext:value-type="string">
            <text:p><text:s text:c="2"/>[COMBO_n_e_2] = COMBO(n_e_2_combo, KC_BSPC),</text:p>
          </table:table-cell>
          <table:table-cell table:style-name="ce8" table:formula="of:=IF([.M11]=&quot;macro&quot;;&quot;    case &quot;&amp;&quot;COMBO_&quot;&amp;[.K11]&amp;&quot;: if (p) {&quot;&amp;[.O11]&amp;&quot;} &quot;&amp;IF([.P11]=&quot;&quot;;&quot;&quot;;&quot;else {&quot;&amp;[.P1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2]);2)+1" office:value-type="float" office:value="1" calcext:value-type="float">
            <text:p>1</text:p>
          </table:table-cell>
          <table:table-cell table:style-name="ce8" table:formula="of:=OFFSET([$actions_combos.A$2];FLOOR(ROW([.B12])/2)-1;0)" office:value-type="string" office:string-value="backspace" calcext:value-type="string">
            <text:p>backspace</text:p>
          </table:table-cell>
          <table:table-cell table:style-name="ce15" table:formula="of:=OFFSET([$actions_combos.B$2];FLOOR(ROW([.C12])/2)-1;0)" office:value-type="string" office:string-value="a" calcext:value-type="string">
            <text:p>a</text:p>
          </table:table-cell>
          <table:table-cell table:style-name="ce15" table:formula="of:=OFFSET([$actions_combos.C$2];FLOOR(ROW([.D12])/2)-1;0)" office:value-type="string" office:string-value="r" calcext:value-type="string">
            <text:p>r</text:p>
          </table:table-cell>
          <table:table-cell table:style-name="ce15" table:formula="of:=OFFSET([$actions_combos.D$2];FLOOR(ROW([.E12])/2)-1;0)" office:value-type="float" office:value="0" calcext:value-type="float">
            <text:p>0</text:p>
          </table:table-cell>
          <table:table-cell table:style-name="ce15" table:formula="of:=OFFSET([$actions_combos.E$2];FLOOR(ROW([.F12])/2)-1;0)" office:value-type="float" office:value="0" calcext:value-type="float">
            <text:p>0</text:p>
          </table:table-cell>
          <table:table-cell table:style-name="ce8" table:formula="of:=VLOOKUP([.C12];[$keys.$A$2:.$C$200];[.$A12]+1;0)" office:value-type="string" office:string-value="KC_A" calcext:value-type="string">
            <text:p>KC_A</text:p>
          </table:table-cell>
          <table:table-cell table:style-name="ce8" table:formula="of:=VLOOKUP([.D12];[$keys.$A$2:.$C$200];[.$A12]+1;0)" office:value-type="string" office:string-value="KC_R" calcext:value-type="string">
            <text:p>KC_R</text:p>
          </table:table-cell>
          <table:table-cell table:formula="of:=VLOOKUP([.E12];[$keys.$A$2:.$C$200];[.$A12]+1;0)" office:value-type="string" office:string-value="" calcext:value-type="error">
            <text:p>#N/A</text:p>
          </table:table-cell>
          <table:table-cell table:formula="of:=VLOOKUP([.F12];[$keys.$A$2:.$C$200];[.$A12]+1;0)" office:value-type="string" office:string-value="" calcext:value-type="error">
            <text:p>#N/A</text:p>
          </table:table-cell>
          <table:table-cell table:formula="of:=[.C12]&amp;&quot;_&quot;&amp;[.D12]&amp;IF(ISNA([.I12]);&quot;&quot;;&quot;_&quot;&amp;[.E12]&amp;IF(ISNA([.J12]);&quot;&quot;;&quot;_&quot;&amp;[.F12]))&amp;&quot;_&quot;&amp;TEXT([.A12];&quot;0&quot;)" office:value-type="string" office:string-value="a_r_1" calcext:value-type="string">
            <text:p>a_r_1</text:p>
          </table:table-cell>
          <table:table-cell table:style-name="ce8" table:formula="of:=[.G12]&amp;&quot;, &quot;&amp;[.H12]&amp;IF(ISNA([.I12]);&quot;&quot;;&quot;, &quot;&amp;[.I12]&amp;IF(ISNA([.J12]);&quot;&quot;;&quot;, &quot;&amp;[.J12]))" office:value-type="string" office:string-value="KC_A, KC_R" calcext:value-type="string">
            <text:p>KC_A, KC_R</text:p>
          </table:table-cell>
          <table:table-cell table:formula="of:=VLOOKUP([.B12];[$actions.$A$2:.$F$514];5;0)" office:value-type="string" office:string-value="key" calcext:value-type="string">
            <text:p>key</text:p>
          </table:table-cell>
          <table:table-cell table:formula="of:=VLOOKUP([.B12];[$actions.$A$2:.$D$514];2;0)" office:value-type="string" office:string-value="KC_BSPC" calcext:value-type="string">
            <text:p>KC_BSPC</text:p>
          </table:table-cell>
          <table:table-cell table:formula="of:=VLOOKUP([.B12];[$actions.$A$2:.$D$514];3;0)" office:value-type="float" office:value="0" calcext:value-type="float">
            <text:p/>
          </table:table-cell>
          <table:table-cell table:formula="of:=VLOOKUP([.B12];[$actions.$A$2:.$D$514];4;0)" office:value-type="float" office:value="0" calcext:value-type="float">
            <text:p/>
          </table:table-cell>
          <table:table-cell table:style-name="ce19" table:formula="of:=[.B12]&lt;&gt;0" office:value-type="boolean" office:boolean-value="true" calcext:value-type="boolean">
            <text:p>TRUE</text:p>
          </table:table-cell>
          <table:table-cell table:style-name="ce8" table:formula="of:=&quot;const uint16_t PROGMEM &quot;&amp;[.K12]&amp;&quot;_combo[] = {&quot;&amp;[.L12]&amp;&quot;, COMBO_END};&quot;" office:value-type="string" office:string-value="const uint16_t PROGMEM a_r_1_combo[] = {KC_A, KC_R, COMBO_END};" calcext:value-type="string">
            <text:p>const uint16_t PROGMEM a_r_1_combo[] = {KC_A, KC_R, COMBO_END};</text:p>
          </table:table-cell>
          <table:table-cell table:formula="of:=&quot;  COMBO_&quot;&amp;[.K12]&amp;&quot;,&quot;" office:value-type="string" office:string-value="  COMBO_a_r_1," calcext:value-type="string">
            <text:p><text:s text:c="2"/>COMBO_a_r_1,</text:p>
          </table:table-cell>
          <table:table-cell table:formula="of:=&quot;  [COMBO_&quot;&amp;[.K12]&amp;&quot;] = COMBO&quot;&amp;IF([.M12]=&quot;key&quot;;&quot;&quot;;&quot;_ACTION&quot;)&amp;&quot;(&quot;&amp;[.K12]&amp;&quot;_combo&quot;&amp;IF([.M12]=&quot;key&quot;;&quot;, &quot;&amp;[.N12];&quot;&quot;)&amp;&quot;),&quot;" office:value-type="string" office:string-value="  [COMBO_a_r_1] = COMBO(a_r_1_combo, KC_BSPC)," calcext:value-type="string">
            <text:p><text:s text:c="2"/>[COMBO_a_r_1] = COMBO(a_r_1_combo, KC_BSPC),</text:p>
          </table:table-cell>
          <table:table-cell table:style-name="ce8" table:formula="of:=IF([.M12]=&quot;macro&quot;;&quot;    case &quot;&amp;&quot;COMBO_&quot;&amp;[.K12]&amp;&quot;: if (p) {&quot;&amp;[.O12]&amp;&quot;} &quot;&amp;IF([.P12]=&quot;&quot;;&quot;&quot;;&quot;else {&quot;&amp;[.P1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]);2)+1" office:value-type="float" office:value="2" calcext:value-type="float">
            <text:p>2</text:p>
          </table:table-cell>
          <table:table-cell table:style-name="ce8" table:formula="of:=OFFSET([$actions_combos.A$2];FLOOR(ROW([.B13])/2)-1;0)" office:value-type="string" office:string-value="backspace" calcext:value-type="string">
            <text:p>backspace</text:p>
          </table:table-cell>
          <table:table-cell table:style-name="ce15" table:formula="of:=OFFSET([$actions_combos.B$2];FLOOR(ROW([.C13])/2)-1;0)" office:value-type="string" office:string-value="a" calcext:value-type="string">
            <text:p>a</text:p>
          </table:table-cell>
          <table:table-cell table:style-name="ce15" table:formula="of:=OFFSET([$actions_combos.C$2];FLOOR(ROW([.D13])/2)-1;0)" office:value-type="string" office:string-value="r" calcext:value-type="string">
            <text:p>r</text:p>
          </table:table-cell>
          <table:table-cell table:style-name="ce15" table:formula="of:=OFFSET([$actions_combos.D$2];FLOOR(ROW([.E13])/2)-1;0)" office:value-type="float" office:value="0" calcext:value-type="float">
            <text:p>0</text:p>
          </table:table-cell>
          <table:table-cell table:style-name="ce15" table:formula="of:=OFFSET([$actions_combos.E$2];FLOOR(ROW([.F13])/2)-1;0)" office:value-type="float" office:value="0" calcext:value-type="float">
            <text:p>0</text:p>
          </table:table-cell>
          <table:table-cell table:style-name="ce8" table:formula="of:=VLOOKUP([.C13];[$keys.$A$2:.$C$200];[.$A13]+1;0)" office:value-type="string" office:string-value="KC_LCBR" calcext:value-type="string">
            <text:p>KC_LCBR</text:p>
          </table:table-cell>
          <table:table-cell table:style-name="ce8" table:formula="of:=VLOOKUP([.D13];[$keys.$A$2:.$C$200];[.$A13]+1;0)" office:value-type="string" office:string-value="KC_RCBR" calcext:value-type="string">
            <text:p>KC_RCBR</text:p>
          </table:table-cell>
          <table:table-cell table:formula="of:=VLOOKUP([.E13];[$keys.$A$2:.$C$200];[.$A13]+1;0)" office:value-type="string" office:string-value="" calcext:value-type="error">
            <text:p>#N/A</text:p>
          </table:table-cell>
          <table:table-cell table:formula="of:=VLOOKUP([.F13];[$keys.$A$2:.$C$200];[.$A13]+1;0)" office:value-type="string" office:string-value="" calcext:value-type="error">
            <text:p>#N/A</text:p>
          </table:table-cell>
          <table:table-cell table:formula="of:=[.C13]&amp;&quot;_&quot;&amp;[.D13]&amp;IF(ISNA([.I13]);&quot;&quot;;&quot;_&quot;&amp;[.E13]&amp;IF(ISNA([.J13]);&quot;&quot;;&quot;_&quot;&amp;[.F13]))&amp;&quot;_&quot;&amp;TEXT([.A13];&quot;0&quot;)" office:value-type="string" office:string-value="a_r_2" calcext:value-type="string">
            <text:p>a_r_2</text:p>
          </table:table-cell>
          <table:table-cell table:style-name="ce8" table:formula="of:=[.G13]&amp;&quot;, &quot;&amp;[.H13]&amp;IF(ISNA([.I13]);&quot;&quot;;&quot;, &quot;&amp;[.I13]&amp;IF(ISNA([.J13]);&quot;&quot;;&quot;, &quot;&amp;[.J13]))" office:value-type="string" office:string-value="KC_LCBR, KC_RCBR" calcext:value-type="string">
            <text:p>KC_LCBR, KC_RCBR</text:p>
          </table:table-cell>
          <table:table-cell table:formula="of:=VLOOKUP([.B13];[$actions.$A$2:.$F$514];5;0)" office:value-type="string" office:string-value="key" calcext:value-type="string">
            <text:p>key</text:p>
          </table:table-cell>
          <table:table-cell table:formula="of:=VLOOKUP([.B13];[$actions.$A$2:.$D$514];2;0)" office:value-type="string" office:string-value="KC_BSPC" calcext:value-type="string">
            <text:p>KC_BSPC</text:p>
          </table:table-cell>
          <table:table-cell table:formula="of:=VLOOKUP([.B13];[$actions.$A$2:.$D$514];3;0)" office:value-type="float" office:value="0" calcext:value-type="float">
            <text:p/>
          </table:table-cell>
          <table:table-cell table:formula="of:=VLOOKUP([.B13];[$actions.$A$2:.$D$514];4;0)" office:value-type="float" office:value="0" calcext:value-type="float">
            <text:p/>
          </table:table-cell>
          <table:table-cell table:style-name="ce19" table:formula="of:=[.B13]&lt;&gt;0" office:value-type="boolean" office:boolean-value="true" calcext:value-type="boolean">
            <text:p>TRUE</text:p>
          </table:table-cell>
          <table:table-cell table:style-name="ce8" table:formula="of:=&quot;const uint16_t PROGMEM &quot;&amp;[.K13]&amp;&quot;_combo[] = {&quot;&amp;[.L13]&amp;&quot;, COMBO_END};&quot;" office:value-type="string" office:string-value="const uint16_t PROGMEM a_r_2_combo[] = {KC_LCBR, KC_RCBR, COMBO_END};" calcext:value-type="string">
            <text:p>const uint16_t PROGMEM a_r_2_combo[] = {KC_LCBR, KC_RCBR, COMBO_END};</text:p>
          </table:table-cell>
          <table:table-cell table:formula="of:=&quot;  COMBO_&quot;&amp;[.K13]&amp;&quot;,&quot;" office:value-type="string" office:string-value="  COMBO_a_r_2," calcext:value-type="string">
            <text:p><text:s text:c="2"/>COMBO_a_r_2,</text:p>
          </table:table-cell>
          <table:table-cell table:formula="of:=&quot;  [COMBO_&quot;&amp;[.K13]&amp;&quot;] = COMBO&quot;&amp;IF([.M13]=&quot;key&quot;;&quot;&quot;;&quot;_ACTION&quot;)&amp;&quot;(&quot;&amp;[.K13]&amp;&quot;_combo&quot;&amp;IF([.M13]=&quot;key&quot;;&quot;, &quot;&amp;[.N13];&quot;&quot;)&amp;&quot;),&quot;" office:value-type="string" office:string-value="  [COMBO_a_r_2] = COMBO(a_r_2_combo, KC_BSPC)," calcext:value-type="string">
            <text:p><text:s text:c="2"/>[COMBO_a_r_2] = COMBO(a_r_2_combo, KC_BSPC),</text:p>
          </table:table-cell>
          <table:table-cell table:style-name="ce8" table:formula="of:=IF([.M13]=&quot;macro&quot;;&quot;    case &quot;&amp;&quot;COMBO_&quot;&amp;[.K13]&amp;&quot;: if (p) {&quot;&amp;[.O13]&amp;&quot;} &quot;&amp;IF([.P13]=&quot;&quot;;&quot;&quot;;&quot;else {&quot;&amp;[.P1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4]);2)+1" office:value-type="float" office:value="1" calcext:value-type="float">
            <text:p>1</text:p>
          </table:table-cell>
          <table:table-cell table:style-name="ce8" table:formula="of:=OFFSET([$actions_combos.A$2];FLOOR(ROW([.B14])/2)-1;0)" office:value-type="string" office:string-value="bright_down" calcext:value-type="string">
            <text:p>bright_down</text:p>
          </table:table-cell>
          <table:table-cell table:style-name="ce15" table:formula="of:=OFFSET([$actions_combos.B$2];FLOOR(ROW([.C14])/2)-1;0)" office:value-type="float" office:value="0" calcext:value-type="float">
            <text:p>0</text:p>
          </table:table-cell>
          <table:table-cell table:style-name="ce15" table:formula="of:=OFFSET([$actions_combos.C$2];FLOOR(ROW([.D14])/2)-1;0)" office:value-type="float" office:value="0" calcext:value-type="float">
            <text:p>0</text:p>
          </table:table-cell>
          <table:table-cell table:style-name="ce15" table:formula="of:=OFFSET([$actions_combos.D$2];FLOOR(ROW([.E14])/2)-1;0)" office:value-type="float" office:value="0" calcext:value-type="float">
            <text:p>0</text:p>
          </table:table-cell>
          <table:table-cell table:style-name="ce15" table:formula="of:=OFFSET([$actions_combos.E$2];FLOOR(ROW([.F14])/2)-1;0)" office:value-type="float" office:value="0" calcext:value-type="float">
            <text:p>0</text:p>
          </table:table-cell>
          <table:table-cell table:style-name="ce8" table:formula="of:=VLOOKUP([.C14];[$keys.$A$2:.$C$200];[.$A14]+1;0)" office:value-type="string" office:string-value="" calcext:value-type="error">
            <text:p>#N/A</text:p>
          </table:table-cell>
          <table:table-cell table:style-name="ce8" table:formula="of:=VLOOKUP([.D14];[$keys.$A$2:.$C$200];[.$A14]+1;0)" office:value-type="string" office:string-value="" calcext:value-type="error">
            <text:p>#N/A</text:p>
          </table:table-cell>
          <table:table-cell table:formula="of:=VLOOKUP([.E14];[$keys.$A$2:.$C$200];[.$A14]+1;0)" office:value-type="string" office:string-value="" calcext:value-type="error">
            <text:p>#N/A</text:p>
          </table:table-cell>
          <table:table-cell table:formula="of:=VLOOKUP([.F14];[$keys.$A$2:.$C$200];[.$A14]+1;0)" office:value-type="string" office:string-value="" calcext:value-type="error">
            <text:p>#N/A</text:p>
          </table:table-cell>
          <table:table-cell table:formula="of:=[.C14]&amp;&quot;_&quot;&amp;[.D14]&amp;IF(ISNA([.I14]);&quot;&quot;;&quot;_&quot;&amp;[.E14]&amp;IF(ISNA([.J14]);&quot;&quot;;&quot;_&quot;&amp;[.F14]))&amp;&quot;_&quot;&amp;TEXT([.A14];&quot;0&quot;)" office:value-type="string" office:string-value="0_0_1" calcext:value-type="string">
            <text:p>0_0_1</text:p>
          </table:table-cell>
          <table:table-cell table:style-name="ce8" table:formula="of:=[.G14]&amp;&quot;, &quot;&amp;[.H14]&amp;IF(ISNA([.I14]);&quot;&quot;;&quot;, &quot;&amp;[.I14]&amp;IF(ISNA([.J14]);&quot;&quot;;&quot;, &quot;&amp;[.J14]))" office:value-type="string" office:string-value="" calcext:value-type="error">
            <text:p>#N/A</text:p>
          </table:table-cell>
          <table:table-cell table:formula="of:=VLOOKUP([.B14];[$actions.$A$2:.$F$514];5;0)" office:value-type="string" office:string-value="key" calcext:value-type="string">
            <text:p>key</text:p>
          </table:table-cell>
          <table:table-cell table:formula="of:=VLOOKUP([.B14];[$actions.$A$2:.$D$514];2;0)" office:value-type="string" office:string-value="KC_BRID" calcext:value-type="string">
            <text:p>KC_BRID</text:p>
          </table:table-cell>
          <table:table-cell table:formula="of:=VLOOKUP([.B14];[$actions.$A$2:.$D$514];3;0)" office:value-type="float" office:value="0" calcext:value-type="float">
            <text:p/>
          </table:table-cell>
          <table:table-cell table:formula="of:=VLOOKUP([.B14];[$actions.$A$2:.$D$514];4;0)" office:value-type="float" office:value="0" calcext:value-type="float">
            <text:p/>
          </table:table-cell>
          <table:table-cell table:style-name="ce19" table:formula="of:=[.B14]&lt;&gt;0" office:value-type="boolean" office:boolean-value="true" calcext:value-type="boolean">
            <text:p>TRUE</text:p>
          </table:table-cell>
          <table:table-cell table:style-name="ce8" table:formula="of:=&quot;const uint16_t PROGMEM &quot;&amp;[.K14]&amp;&quot;_combo[] = {&quot;&amp;[.L14]&amp;&quot;, COMBO_END};&quot;" office:value-type="string" office:string-value="" calcext:value-type="error">
            <text:p>#N/A</text:p>
          </table:table-cell>
          <table:table-cell table:formula="of:=&quot;  COMBO_&quot;&amp;[.K1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4]&amp;&quot;] = COMBO&quot;&amp;IF([.M14]=&quot;key&quot;;&quot;&quot;;&quot;_ACTION&quot;)&amp;&quot;(&quot;&amp;[.K14]&amp;&quot;_combo&quot;&amp;IF([.M14]=&quot;key&quot;;&quot;, &quot;&amp;[.N14];&quot;&quot;)&amp;&quot;),&quot;" office:value-type="string" office:string-value="  [COMBO_0_0_1] = COMBO(0_0_1_combo, KC_BRID)," calcext:value-type="string">
            <text:p><text:s text:c="2"/>[COMBO_0_0_1] = COMBO(0_0_1_combo, KC_BRID),</text:p>
          </table:table-cell>
          <table:table-cell table:style-name="ce8" table:formula="of:=IF([.M14]=&quot;macro&quot;;&quot;    case &quot;&amp;&quot;COMBO_&quot;&amp;[.K14]&amp;&quot;: if (p) {&quot;&amp;[.O14]&amp;&quot;} &quot;&amp;IF([.P14]=&quot;&quot;;&quot;&quot;;&quot;else {&quot;&amp;[.P1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5]);2)+1" office:value-type="float" office:value="2" calcext:value-type="float">
            <text:p>2</text:p>
          </table:table-cell>
          <table:table-cell table:style-name="ce8" table:formula="of:=OFFSET([$actions_combos.A$2];FLOOR(ROW([.B15])/2)-1;0)" office:value-type="string" office:string-value="bright_down" calcext:value-type="string">
            <text:p>bright_down</text:p>
          </table:table-cell>
          <table:table-cell table:style-name="ce15" table:formula="of:=OFFSET([$actions_combos.B$2];FLOOR(ROW([.C15])/2)-1;0)" office:value-type="float" office:value="0" calcext:value-type="float">
            <text:p>0</text:p>
          </table:table-cell>
          <table:table-cell table:style-name="ce15" table:formula="of:=OFFSET([$actions_combos.C$2];FLOOR(ROW([.D15])/2)-1;0)" office:value-type="float" office:value="0" calcext:value-type="float">
            <text:p>0</text:p>
          </table:table-cell>
          <table:table-cell table:style-name="ce15" table:formula="of:=OFFSET([$actions_combos.D$2];FLOOR(ROW([.E15])/2)-1;0)" office:value-type="float" office:value="0" calcext:value-type="float">
            <text:p>0</text:p>
          </table:table-cell>
          <table:table-cell table:style-name="ce15" table:formula="of:=OFFSET([$actions_combos.E$2];FLOOR(ROW([.F15])/2)-1;0)" office:value-type="float" office:value="0" calcext:value-type="float">
            <text:p>0</text:p>
          </table:table-cell>
          <table:table-cell table:style-name="ce8" table:formula="of:=VLOOKUP([.C15];[$keys.$A$2:.$C$200];[.$A15]+1;0)" office:value-type="string" office:string-value="" calcext:value-type="error">
            <text:p>#N/A</text:p>
          </table:table-cell>
          <table:table-cell table:style-name="ce8" table:formula="of:=VLOOKUP([.D15];[$keys.$A$2:.$C$200];[.$A15]+1;0)" office:value-type="string" office:string-value="" calcext:value-type="error">
            <text:p>#N/A</text:p>
          </table:table-cell>
          <table:table-cell table:formula="of:=VLOOKUP([.E15];[$keys.$A$2:.$C$200];[.$A15]+1;0)" office:value-type="string" office:string-value="" calcext:value-type="error">
            <text:p>#N/A</text:p>
          </table:table-cell>
          <table:table-cell table:formula="of:=VLOOKUP([.F15];[$keys.$A$2:.$C$200];[.$A15]+1;0)" office:value-type="string" office:string-value="" calcext:value-type="error">
            <text:p>#N/A</text:p>
          </table:table-cell>
          <table:table-cell table:formula="of:=[.C15]&amp;&quot;_&quot;&amp;[.D15]&amp;IF(ISNA([.I15]);&quot;&quot;;&quot;_&quot;&amp;[.E15]&amp;IF(ISNA([.J15]);&quot;&quot;;&quot;_&quot;&amp;[.F15]))&amp;&quot;_&quot;&amp;TEXT([.A15];&quot;0&quot;)" office:value-type="string" office:string-value="0_0_2" calcext:value-type="string">
            <text:p>0_0_2</text:p>
          </table:table-cell>
          <table:table-cell table:style-name="ce8" table:formula="of:=[.G15]&amp;&quot;, &quot;&amp;[.H15]&amp;IF(ISNA([.I15]);&quot;&quot;;&quot;, &quot;&amp;[.I15]&amp;IF(ISNA([.J15]);&quot;&quot;;&quot;, &quot;&amp;[.J15]))" office:value-type="string" office:string-value="" calcext:value-type="error">
            <text:p>#N/A</text:p>
          </table:table-cell>
          <table:table-cell table:formula="of:=VLOOKUP([.B15];[$actions.$A$2:.$F$514];5;0)" office:value-type="string" office:string-value="key" calcext:value-type="string">
            <text:p>key</text:p>
          </table:table-cell>
          <table:table-cell table:formula="of:=VLOOKUP([.B15];[$actions.$A$2:.$D$514];2;0)" office:value-type="string" office:string-value="KC_BRID" calcext:value-type="string">
            <text:p>KC_BRID</text:p>
          </table:table-cell>
          <table:table-cell table:formula="of:=VLOOKUP([.B15];[$actions.$A$2:.$D$514];3;0)" office:value-type="float" office:value="0" calcext:value-type="float">
            <text:p/>
          </table:table-cell>
          <table:table-cell table:formula="of:=VLOOKUP([.B15];[$actions.$A$2:.$D$514];4;0)" office:value-type="float" office:value="0" calcext:value-type="float">
            <text:p/>
          </table:table-cell>
          <table:table-cell table:style-name="ce19" table:formula="of:=[.B15]&lt;&gt;0" office:value-type="boolean" office:boolean-value="true" calcext:value-type="boolean">
            <text:p>TRUE</text:p>
          </table:table-cell>
          <table:table-cell table:style-name="ce8" table:formula="of:=&quot;const uint16_t PROGMEM &quot;&amp;[.K15]&amp;&quot;_combo[] = {&quot;&amp;[.L15]&amp;&quot;, COMBO_END};&quot;" office:value-type="string" office:string-value="" calcext:value-type="error">
            <text:p>#N/A</text:p>
          </table:table-cell>
          <table:table-cell table:formula="of:=&quot;  COMBO_&quot;&amp;[.K1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5]&amp;&quot;] = COMBO&quot;&amp;IF([.M15]=&quot;key&quot;;&quot;&quot;;&quot;_ACTION&quot;)&amp;&quot;(&quot;&amp;[.K15]&amp;&quot;_combo&quot;&amp;IF([.M15]=&quot;key&quot;;&quot;, &quot;&amp;[.N15];&quot;&quot;)&amp;&quot;),&quot;" office:value-type="string" office:string-value="  [COMBO_0_0_2] = COMBO(0_0_2_combo, KC_BRID)," calcext:value-type="string">
            <text:p><text:s text:c="2"/>[COMBO_0_0_2] = COMBO(0_0_2_combo, KC_BRID),</text:p>
          </table:table-cell>
          <table:table-cell table:style-name="ce8" table:formula="of:=IF([.M15]=&quot;macro&quot;;&quot;    case &quot;&amp;&quot;COMBO_&quot;&amp;[.K15]&amp;&quot;: if (p) {&quot;&amp;[.O15]&amp;&quot;} &quot;&amp;IF([.P15]=&quot;&quot;;&quot;&quot;;&quot;else {&quot;&amp;[.P1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6]);2)+1" office:value-type="float" office:value="1" calcext:value-type="float">
            <text:p>1</text:p>
          </table:table-cell>
          <table:table-cell table:style-name="ce8" table:formula="of:=OFFSET([$actions_combos.A$2];FLOOR(ROW([.B16])/2)-1;0)" office:value-type="string" office:string-value="bright_up" calcext:value-type="string">
            <text:p>bright_up</text:p>
          </table:table-cell>
          <table:table-cell table:style-name="ce15" table:formula="of:=OFFSET([$actions_combos.B$2];FLOOR(ROW([.C16])/2)-1;0)" office:value-type="float" office:value="0" calcext:value-type="float">
            <text:p>0</text:p>
          </table:table-cell>
          <table:table-cell table:style-name="ce15" table:formula="of:=OFFSET([$actions_combos.C$2];FLOOR(ROW([.D16])/2)-1;0)" office:value-type="float" office:value="0" calcext:value-type="float">
            <text:p>0</text:p>
          </table:table-cell>
          <table:table-cell table:style-name="ce15" table:formula="of:=OFFSET([$actions_combos.D$2];FLOOR(ROW([.E16])/2)-1;0)" office:value-type="float" office:value="0" calcext:value-type="float">
            <text:p>0</text:p>
          </table:table-cell>
          <table:table-cell table:style-name="ce15" table:formula="of:=OFFSET([$actions_combos.E$2];FLOOR(ROW([.F16])/2)-1;0)" office:value-type="float" office:value="0" calcext:value-type="float">
            <text:p>0</text:p>
          </table:table-cell>
          <table:table-cell table:style-name="ce8" table:formula="of:=VLOOKUP([.C16];[$keys.$A$2:.$C$200];[.$A16]+1;0)" office:value-type="string" office:string-value="" calcext:value-type="error">
            <text:p>#N/A</text:p>
          </table:table-cell>
          <table:table-cell table:style-name="ce8" table:formula="of:=VLOOKUP([.D16];[$keys.$A$2:.$C$200];[.$A16]+1;0)" office:value-type="string" office:string-value="" calcext:value-type="error">
            <text:p>#N/A</text:p>
          </table:table-cell>
          <table:table-cell table:style-name="ce8" table:formula="of:=VLOOKUP([.E16];[$keys.$A$2:.$C$200];[.$A16]+1;0)" office:value-type="string" office:string-value="" calcext:value-type="error">
            <text:p>#N/A</text:p>
          </table:table-cell>
          <table:table-cell table:formula="of:=VLOOKUP([.F16];[$keys.$A$2:.$C$200];[.$A16]+1;0)" office:value-type="string" office:string-value="" calcext:value-type="error">
            <text:p>#N/A</text:p>
          </table:table-cell>
          <table:table-cell table:formula="of:=[.C16]&amp;&quot;_&quot;&amp;[.D16]&amp;IF(ISNA([.I16]);&quot;&quot;;&quot;_&quot;&amp;[.E16]&amp;IF(ISNA([.J16]);&quot;&quot;;&quot;_&quot;&amp;[.F16]))&amp;&quot;_&quot;&amp;TEXT([.A16];&quot;0&quot;)" office:value-type="string" office:string-value="0_0_1" calcext:value-type="string">
            <text:p>0_0_1</text:p>
          </table:table-cell>
          <table:table-cell table:style-name="ce8" table:formula="of:=[.G16]&amp;&quot;, &quot;&amp;[.H16]&amp;IF(ISNA([.I16]);&quot;&quot;;&quot;, &quot;&amp;[.I16]&amp;IF(ISNA([.J16]);&quot;&quot;;&quot;, &quot;&amp;[.J16]))" office:value-type="string" office:string-value="" calcext:value-type="error">
            <text:p>#N/A</text:p>
          </table:table-cell>
          <table:table-cell table:formula="of:=VLOOKUP([.B16];[$actions.$A$2:.$F$514];5;0)" office:value-type="string" office:string-value="key" calcext:value-type="string">
            <text:p>key</text:p>
          </table:table-cell>
          <table:table-cell table:style-name="ce8" table:formula="of:=VLOOKUP([.B16];[$actions.$A$2:.$D$514];2;0)" office:value-type="string" office:string-value="KC_BRIU" calcext:value-type="string">
            <text:p>KC_BRIU</text:p>
          </table:table-cell>
          <table:table-cell table:style-name="ce8" table:formula="of:=VLOOKUP([.B16];[$actions.$A$2:.$D$514];3;0)" office:value-type="float" office:value="0" calcext:value-type="float">
            <text:p/>
          </table:table-cell>
          <table:table-cell table:formula="of:=VLOOKUP([.B16];[$actions.$A$2:.$D$514];4;0)" office:value-type="float" office:value="0" calcext:value-type="float">
            <text:p/>
          </table:table-cell>
          <table:table-cell table:style-name="ce19" table:formula="of:=[.B16]&lt;&gt;0" office:value-type="boolean" office:boolean-value="true" calcext:value-type="boolean">
            <text:p>TRUE</text:p>
          </table:table-cell>
          <table:table-cell table:style-name="ce8" table:formula="of:=&quot;const uint16_t PROGMEM &quot;&amp;[.K16]&amp;&quot;_combo[] = {&quot;&amp;[.L16]&amp;&quot;, COMBO_END};&quot;" office:value-type="string" office:string-value="" calcext:value-type="error">
            <text:p>#N/A</text:p>
          </table:table-cell>
          <table:table-cell table:formula="of:=&quot;  COMBO_&quot;&amp;[.K1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6]&amp;&quot;] = COMBO&quot;&amp;IF([.M16]=&quot;key&quot;;&quot;&quot;;&quot;_ACTION&quot;)&amp;&quot;(&quot;&amp;[.K16]&amp;&quot;_combo&quot;&amp;IF([.M16]=&quot;key&quot;;&quot;, &quot;&amp;[.N16];&quot;&quot;)&amp;&quot;),&quot;" office:value-type="string" office:string-value="  [COMBO_0_0_1] = COMBO(0_0_1_combo, KC_BRIU)," calcext:value-type="string">
            <text:p><text:s text:c="2"/>[COMBO_0_0_1] = COMBO(0_0_1_combo, KC_BRIU),</text:p>
          </table:table-cell>
          <table:table-cell table:style-name="ce8" table:formula="of:=IF([.M16]=&quot;macro&quot;;&quot;    case &quot;&amp;&quot;COMBO_&quot;&amp;[.K16]&amp;&quot;: if (p) {&quot;&amp;[.O16]&amp;&quot;} &quot;&amp;IF([.P16]=&quot;&quot;;&quot;&quot;;&quot;else {&quot;&amp;[.P1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7]);2)+1" office:value-type="float" office:value="2" calcext:value-type="float">
            <text:p>2</text:p>
          </table:table-cell>
          <table:table-cell table:style-name="ce8" table:formula="of:=OFFSET([$actions_combos.A$2];FLOOR(ROW([.B17])/2)-1;0)" office:value-type="string" office:string-value="bright_up" calcext:value-type="string">
            <text:p>bright_up</text:p>
          </table:table-cell>
          <table:table-cell table:style-name="ce15" table:formula="of:=OFFSET([$actions_combos.B$2];FLOOR(ROW([.C17])/2)-1;0)" office:value-type="float" office:value="0" calcext:value-type="float">
            <text:p>0</text:p>
          </table:table-cell>
          <table:table-cell table:style-name="ce15" table:formula="of:=OFFSET([$actions_combos.C$2];FLOOR(ROW([.D17])/2)-1;0)" office:value-type="float" office:value="0" calcext:value-type="float">
            <text:p>0</text:p>
          </table:table-cell>
          <table:table-cell table:style-name="ce15" table:formula="of:=OFFSET([$actions_combos.D$2];FLOOR(ROW([.E17])/2)-1;0)" office:value-type="float" office:value="0" calcext:value-type="float">
            <text:p>0</text:p>
          </table:table-cell>
          <table:table-cell table:style-name="ce15" table:formula="of:=OFFSET([$actions_combos.E$2];FLOOR(ROW([.F17])/2)-1;0)" office:value-type="float" office:value="0" calcext:value-type="float">
            <text:p>0</text:p>
          </table:table-cell>
          <table:table-cell table:style-name="ce8" table:formula="of:=VLOOKUP([.C17];[$keys.$A$2:.$C$200];[.$A17]+1;0)" office:value-type="string" office:string-value="" calcext:value-type="error">
            <text:p>#N/A</text:p>
          </table:table-cell>
          <table:table-cell table:style-name="ce8" table:formula="of:=VLOOKUP([.D17];[$keys.$A$2:.$C$200];[.$A17]+1;0)" office:value-type="string" office:string-value="" calcext:value-type="error">
            <text:p>#N/A</text:p>
          </table:table-cell>
          <table:table-cell table:style-name="ce8" table:formula="of:=VLOOKUP([.E17];[$keys.$A$2:.$C$200];[.$A17]+1;0)" office:value-type="string" office:string-value="" calcext:value-type="error">
            <text:p>#N/A</text:p>
          </table:table-cell>
          <table:table-cell table:formula="of:=VLOOKUP([.F17];[$keys.$A$2:.$C$200];[.$A17]+1;0)" office:value-type="string" office:string-value="" calcext:value-type="error">
            <text:p>#N/A</text:p>
          </table:table-cell>
          <table:table-cell table:formula="of:=[.C17]&amp;&quot;_&quot;&amp;[.D17]&amp;IF(ISNA([.I17]);&quot;&quot;;&quot;_&quot;&amp;[.E17]&amp;IF(ISNA([.J17]);&quot;&quot;;&quot;_&quot;&amp;[.F17]))&amp;&quot;_&quot;&amp;TEXT([.A17];&quot;0&quot;)" office:value-type="string" office:string-value="0_0_2" calcext:value-type="string">
            <text:p>0_0_2</text:p>
          </table:table-cell>
          <table:table-cell table:style-name="ce8" table:formula="of:=[.G17]&amp;&quot;, &quot;&amp;[.H17]&amp;IF(ISNA([.I17]);&quot;&quot;;&quot;, &quot;&amp;[.I17]&amp;IF(ISNA([.J17]);&quot;&quot;;&quot;, &quot;&amp;[.J17]))" office:value-type="string" office:string-value="" calcext:value-type="error">
            <text:p>#N/A</text:p>
          </table:table-cell>
          <table:table-cell table:formula="of:=VLOOKUP([.B17];[$actions.$A$2:.$F$514];5;0)" office:value-type="string" office:string-value="key" calcext:value-type="string">
            <text:p>key</text:p>
          </table:table-cell>
          <table:table-cell table:style-name="ce8" table:formula="of:=VLOOKUP([.B17];[$actions.$A$2:.$D$514];2;0)" office:value-type="string" office:string-value="KC_BRIU" calcext:value-type="string">
            <text:p>KC_BRIU</text:p>
          </table:table-cell>
          <table:table-cell table:style-name="ce8" table:formula="of:=VLOOKUP([.B17];[$actions.$A$2:.$D$514];3;0)" office:value-type="float" office:value="0" calcext:value-type="float">
            <text:p/>
          </table:table-cell>
          <table:table-cell table:formula="of:=VLOOKUP([.B17];[$actions.$A$2:.$D$514];4;0)" office:value-type="float" office:value="0" calcext:value-type="float">
            <text:p/>
          </table:table-cell>
          <table:table-cell table:style-name="ce19" table:formula="of:=[.B17]&lt;&gt;0" office:value-type="boolean" office:boolean-value="true" calcext:value-type="boolean">
            <text:p>TRUE</text:p>
          </table:table-cell>
          <table:table-cell table:style-name="ce8" table:formula="of:=&quot;const uint16_t PROGMEM &quot;&amp;[.K17]&amp;&quot;_combo[] = {&quot;&amp;[.L17]&amp;&quot;, COMBO_END};&quot;" office:value-type="string" office:string-value="" calcext:value-type="error">
            <text:p>#N/A</text:p>
          </table:table-cell>
          <table:table-cell table:formula="of:=&quot;  COMBO_&quot;&amp;[.K1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7]&amp;&quot;] = COMBO&quot;&amp;IF([.M17]=&quot;key&quot;;&quot;&quot;;&quot;_ACTION&quot;)&amp;&quot;(&quot;&amp;[.K17]&amp;&quot;_combo&quot;&amp;IF([.M17]=&quot;key&quot;;&quot;, &quot;&amp;[.N17];&quot;&quot;)&amp;&quot;),&quot;" office:value-type="string" office:string-value="  [COMBO_0_0_2] = COMBO(0_0_2_combo, KC_BRIU)," calcext:value-type="string">
            <text:p><text:s text:c="2"/>[COMBO_0_0_2] = COMBO(0_0_2_combo, KC_BRIU),</text:p>
          </table:table-cell>
          <table:table-cell table:style-name="ce8" table:formula="of:=IF([.M17]=&quot;macro&quot;;&quot;    case &quot;&amp;&quot;COMBO_&quot;&amp;[.K17]&amp;&quot;: if (p) {&quot;&amp;[.O17]&amp;&quot;} &quot;&amp;IF([.P17]=&quot;&quot;;&quot;&quot;;&quot;else {&quot;&amp;[.P1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8]);2)+1" office:value-type="float" office:value="1" calcext:value-type="float">
            <text:p>1</text:p>
          </table:table-cell>
          <table:table-cell table:style-name="ce8" table:formula="of:=OFFSET([$actions_combos.A$2];FLOOR(ROW([.B18])/2)-1;0)" office:value-type="string" office:string-value="caret" calcext:value-type="string">
            <text:p>caret</text:p>
          </table:table-cell>
          <table:table-cell table:style-name="ce15" table:formula="of:=OFFSET([$actions_combos.B$2];FLOOR(ROW([.C18])/2)-1;0)" office:value-type="string" office:string-value="w" calcext:value-type="string">
            <text:p>w</text:p>
          </table:table-cell>
          <table:table-cell table:style-name="ce15" table:formula="of:=OFFSET([$actions_combos.C$2];FLOOR(ROW([.D18])/2)-1;0)" office:value-type="string" office:string-value="p" calcext:value-type="string">
            <text:p>p</text:p>
          </table:table-cell>
          <table:table-cell table:style-name="ce15" table:formula="of:=OFFSET([$actions_combos.D$2];FLOOR(ROW([.E18])/2)-1;0)" office:value-type="float" office:value="0" calcext:value-type="float">
            <text:p>0</text:p>
          </table:table-cell>
          <table:table-cell table:style-name="ce15" table:formula="of:=OFFSET([$actions_combos.E$2];FLOOR(ROW([.F18])/2)-1;0)" office:value-type="float" office:value="0" calcext:value-type="float">
            <text:p>0</text:p>
          </table:table-cell>
          <table:table-cell table:style-name="ce8" table:formula="of:=VLOOKUP([.C18];[$keys.$A$2:.$C$200];[.$A18]+1;0)" office:value-type="string" office:string-value="KC_W" calcext:value-type="string">
            <text:p>KC_W</text:p>
          </table:table-cell>
          <table:table-cell table:style-name="ce8" table:formula="of:=VLOOKUP([.D18];[$keys.$A$2:.$C$200];[.$A18]+1;0)" office:value-type="string" office:string-value="KC_P" calcext:value-type="string">
            <text:p>KC_P</text:p>
          </table:table-cell>
          <table:table-cell table:style-name="ce8" table:formula="of:=VLOOKUP([.E18];[$keys.$A$2:.$C$200];[.$A18]+1;0)" office:value-type="string" office:string-value="" calcext:value-type="error">
            <text:p>#N/A</text:p>
          </table:table-cell>
          <table:table-cell table:style-name="ce8" table:formula="of:=VLOOKUP([.F18];[$keys.$A$2:.$C$200];[.$A18]+1;0)" office:value-type="string" office:string-value="" calcext:value-type="error">
            <text:p>#N/A</text:p>
          </table:table-cell>
          <table:table-cell table:formula="of:=[.C18]&amp;&quot;_&quot;&amp;[.D18]&amp;IF(ISNA([.I18]);&quot;&quot;;&quot;_&quot;&amp;[.E18]&amp;IF(ISNA([.J18]);&quot;&quot;;&quot;_&quot;&amp;[.F18]))&amp;&quot;_&quot;&amp;TEXT([.A18];&quot;0&quot;)" office:value-type="string" office:string-value="w_p_1" calcext:value-type="string">
            <text:p>w_p_1</text:p>
          </table:table-cell>
          <table:table-cell table:style-name="ce8" table:formula="of:=[.G18]&amp;&quot;, &quot;&amp;[.H18]&amp;IF(ISNA([.I18]);&quot;&quot;;&quot;, &quot;&amp;[.I18]&amp;IF(ISNA([.J18]);&quot;&quot;;&quot;, &quot;&amp;[.J18]))" office:value-type="string" office:string-value="KC_W, KC_P" calcext:value-type="string">
            <text:p>KC_W, KC_P</text:p>
          </table:table-cell>
          <table:table-cell table:style-name="ce8" table:formula="of:=VLOOKUP([.B18];[$actions.$A$2:.$F$514];5;0)" office:value-type="string" office:string-value="key" calcext:value-type="string">
            <text:p>key</text:p>
          </table:table-cell>
          <table:table-cell table:style-name="ce8" table:formula="of:=VLOOKUP([.B18];[$actions.$A$2:.$D$514];2;0)" office:value-type="string" office:string-value="KC_CIRC" calcext:value-type="string">
            <text:p>KC_CIRC</text:p>
          </table:table-cell>
          <table:table-cell table:style-name="ce8" table:formula="of:=VLOOKUP([.B18];[$actions.$A$2:.$D$514];3;0)" office:value-type="float" office:value="0" calcext:value-type="float">
            <text:p/>
          </table:table-cell>
          <table:table-cell table:formula="of:=VLOOKUP([.B18];[$actions.$A$2:.$D$514];4;0)" office:value-type="float" office:value="0" calcext:value-type="float">
            <text:p/>
          </table:table-cell>
          <table:table-cell table:style-name="ce19" table:formula="of:=[.B18]&lt;&gt;0" office:value-type="boolean" office:boolean-value="true" calcext:value-type="boolean">
            <text:p>TRUE</text:p>
          </table:table-cell>
          <table:table-cell table:style-name="ce8" table:formula="of:=&quot;const uint16_t PROGMEM &quot;&amp;[.K18]&amp;&quot;_combo[] = {&quot;&amp;[.L18]&amp;&quot;, COMBO_END};&quot;" office:value-type="string" office:string-value="const uint16_t PROGMEM w_p_1_combo[] = {KC_W, KC_P, COMBO_END};" calcext:value-type="string">
            <text:p>const uint16_t PROGMEM w_p_1_combo[] = {KC_W, KC_P, COMBO_END};</text:p>
          </table:table-cell>
          <table:table-cell table:formula="of:=&quot;  COMBO_&quot;&amp;[.K18]&amp;&quot;,&quot;" office:value-type="string" office:string-value="  COMBO_w_p_1," calcext:value-type="string">
            <text:p><text:s text:c="2"/>COMBO_w_p_1,</text:p>
          </table:table-cell>
          <table:table-cell table:formula="of:=&quot;  [COMBO_&quot;&amp;[.K18]&amp;&quot;] = COMBO&quot;&amp;IF([.M18]=&quot;key&quot;;&quot;&quot;;&quot;_ACTION&quot;)&amp;&quot;(&quot;&amp;[.K18]&amp;&quot;_combo&quot;&amp;IF([.M18]=&quot;key&quot;;&quot;, &quot;&amp;[.N18];&quot;&quot;)&amp;&quot;),&quot;" office:value-type="string" office:string-value="  [COMBO_w_p_1] = COMBO(w_p_1_combo, KC_CIRC)," calcext:value-type="string">
            <text:p><text:s text:c="2"/>[COMBO_w_p_1] = COMBO(w_p_1_combo, KC_CIRC),</text:p>
          </table:table-cell>
          <table:table-cell table:style-name="ce8" table:formula="of:=IF([.M18]=&quot;macro&quot;;&quot;    case &quot;&amp;&quot;COMBO_&quot;&amp;[.K18]&amp;&quot;: if (p) {&quot;&amp;[.O18]&amp;&quot;} &quot;&amp;IF([.P18]=&quot;&quot;;&quot;&quot;;&quot;else {&quot;&amp;[.P1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9]);2)+1" office:value-type="float" office:value="2" calcext:value-type="float">
            <text:p>2</text:p>
          </table:table-cell>
          <table:table-cell table:style-name="ce8" table:formula="of:=OFFSET([$actions_combos.A$2];FLOOR(ROW([.B19])/2)-1;0)" office:value-type="string" office:string-value="caret" calcext:value-type="string">
            <text:p>caret</text:p>
          </table:table-cell>
          <table:table-cell table:style-name="ce15" table:formula="of:=OFFSET([$actions_combos.B$2];FLOOR(ROW([.C19])/2)-1;0)" office:value-type="string" office:string-value="w" calcext:value-type="string">
            <text:p>w</text:p>
          </table:table-cell>
          <table:table-cell table:style-name="ce15" table:formula="of:=OFFSET([$actions_combos.C$2];FLOOR(ROW([.D19])/2)-1;0)" office:value-type="string" office:string-value="p" calcext:value-type="string">
            <text:p>p</text:p>
          </table:table-cell>
          <table:table-cell table:style-name="ce15" table:formula="of:=OFFSET([$actions_combos.D$2];FLOOR(ROW([.E19])/2)-1;0)" office:value-type="float" office:value="0" calcext:value-type="float">
            <text:p>0</text:p>
          </table:table-cell>
          <table:table-cell table:style-name="ce15" table:formula="of:=OFFSET([$actions_combos.E$2];FLOOR(ROW([.F19])/2)-1;0)" office:value-type="float" office:value="0" calcext:value-type="float">
            <text:p>0</text:p>
          </table:table-cell>
          <table:table-cell table:style-name="ce8" table:formula="of:=VLOOKUP([.C19];[$keys.$A$2:.$C$200];[.$A19]+1;0)" office:value-type="string" office:string-value="KC_1" calcext:value-type="string">
            <text:p>KC_1</text:p>
          </table:table-cell>
          <table:table-cell table:style-name="ce8" table:formula="of:=VLOOKUP([.D19];[$keys.$A$2:.$C$200];[.$A19]+1;0)" office:value-type="string" office:string-value="KC_3" calcext:value-type="string">
            <text:p>KC_3</text:p>
          </table:table-cell>
          <table:table-cell table:style-name="ce8" table:formula="of:=VLOOKUP([.E19];[$keys.$A$2:.$C$200];[.$A19]+1;0)" office:value-type="string" office:string-value="" calcext:value-type="error">
            <text:p>#N/A</text:p>
          </table:table-cell>
          <table:table-cell table:style-name="ce8" table:formula="of:=VLOOKUP([.F19];[$keys.$A$2:.$C$200];[.$A19]+1;0)" office:value-type="string" office:string-value="" calcext:value-type="error">
            <text:p>#N/A</text:p>
          </table:table-cell>
          <table:table-cell table:formula="of:=[.C19]&amp;&quot;_&quot;&amp;[.D19]&amp;IF(ISNA([.I19]);&quot;&quot;;&quot;_&quot;&amp;[.E19]&amp;IF(ISNA([.J19]);&quot;&quot;;&quot;_&quot;&amp;[.F19]))&amp;&quot;_&quot;&amp;TEXT([.A19];&quot;0&quot;)" office:value-type="string" office:string-value="w_p_2" calcext:value-type="string">
            <text:p>w_p_2</text:p>
          </table:table-cell>
          <table:table-cell table:style-name="ce8" table:formula="of:=[.G19]&amp;&quot;, &quot;&amp;[.H19]&amp;IF(ISNA([.I19]);&quot;&quot;;&quot;, &quot;&amp;[.I19]&amp;IF(ISNA([.J19]);&quot;&quot;;&quot;, &quot;&amp;[.J19]))" office:value-type="string" office:string-value="KC_1, KC_3" calcext:value-type="string">
            <text:p>KC_1, KC_3</text:p>
          </table:table-cell>
          <table:table-cell table:style-name="ce8" table:formula="of:=VLOOKUP([.B19];[$actions.$A$2:.$F$514];5;0)" office:value-type="string" office:string-value="key" calcext:value-type="string">
            <text:p>key</text:p>
          </table:table-cell>
          <table:table-cell table:style-name="ce8" table:formula="of:=VLOOKUP([.B19];[$actions.$A$2:.$D$514];2;0)" office:value-type="string" office:string-value="KC_CIRC" calcext:value-type="string">
            <text:p>KC_CIRC</text:p>
          </table:table-cell>
          <table:table-cell table:style-name="ce8" table:formula="of:=VLOOKUP([.B19];[$actions.$A$2:.$D$514];3;0)" office:value-type="float" office:value="0" calcext:value-type="float">
            <text:p/>
          </table:table-cell>
          <table:table-cell table:formula="of:=VLOOKUP([.B19];[$actions.$A$2:.$D$514];4;0)" office:value-type="float" office:value="0" calcext:value-type="float">
            <text:p/>
          </table:table-cell>
          <table:table-cell table:style-name="ce19" table:formula="of:=[.B19]&lt;&gt;0" office:value-type="boolean" office:boolean-value="true" calcext:value-type="boolean">
            <text:p>TRUE</text:p>
          </table:table-cell>
          <table:table-cell table:style-name="ce8" table:formula="of:=&quot;const uint16_t PROGMEM &quot;&amp;[.K19]&amp;&quot;_combo[] = {&quot;&amp;[.L19]&amp;&quot;, COMBO_END};&quot;" office:value-type="string" office:string-value="const uint16_t PROGMEM w_p_2_combo[] = {KC_1, KC_3, COMBO_END};" calcext:value-type="string">
            <text:p>const uint16_t PROGMEM w_p_2_combo[] = {KC_1, KC_3, COMBO_END};</text:p>
          </table:table-cell>
          <table:table-cell table:formula="of:=&quot;  COMBO_&quot;&amp;[.K19]&amp;&quot;,&quot;" office:value-type="string" office:string-value="  COMBO_w_p_2," calcext:value-type="string">
            <text:p><text:s text:c="2"/>COMBO_w_p_2,</text:p>
          </table:table-cell>
          <table:table-cell table:formula="of:=&quot;  [COMBO_&quot;&amp;[.K19]&amp;&quot;] = COMBO&quot;&amp;IF([.M19]=&quot;key&quot;;&quot;&quot;;&quot;_ACTION&quot;)&amp;&quot;(&quot;&amp;[.K19]&amp;&quot;_combo&quot;&amp;IF([.M19]=&quot;key&quot;;&quot;, &quot;&amp;[.N19];&quot;&quot;)&amp;&quot;),&quot;" office:value-type="string" office:string-value="  [COMBO_w_p_2] = COMBO(w_p_2_combo, KC_CIRC)," calcext:value-type="string">
            <text:p><text:s text:c="2"/>[COMBO_w_p_2] = COMBO(w_p_2_combo, KC_CIRC),</text:p>
          </table:table-cell>
          <table:table-cell table:style-name="ce8" table:formula="of:=IF([.M19]=&quot;macro&quot;;&quot;    case &quot;&amp;&quot;COMBO_&quot;&amp;[.K19]&amp;&quot;: if (p) {&quot;&amp;[.O19]&amp;&quot;} &quot;&amp;IF([.P19]=&quot;&quot;;&quot;&quot;;&quot;else {&quot;&amp;[.P1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20]);2)+1" office:value-type="float" office:value="1" calcext:value-type="float">
            <text:p>1</text:p>
          </table:table-cell>
          <table:table-cell table:style-name="ce8" table:formula="of:=OFFSET([$actions_combos.A$2];FLOOR(ROW([.B20])/2)-1;0)" office:value-type="string" office:string-value="clear_line" calcext:value-type="string">
            <text:p>clear_line</text:p>
          </table:table-cell>
          <table:table-cell table:style-name="ce15" table:formula="of:=OFFSET([$actions_combos.B$2];FLOOR(ROW([.C20])/2)-1;0)" office:value-type="float" office:value="0" calcext:value-type="float">
            <text:p>0</text:p>
          </table:table-cell>
          <table:table-cell table:style-name="ce15" table:formula="of:=OFFSET([$actions_combos.C$2];FLOOR(ROW([.D20])/2)-1;0)" office:value-type="float" office:value="0" calcext:value-type="float">
            <text:p>0</text:p>
          </table:table-cell>
          <table:table-cell table:style-name="ce15" table:formula="of:=OFFSET([$actions_combos.D$2];FLOOR(ROW([.E20])/2)-1;0)" office:value-type="float" office:value="0" calcext:value-type="float">
            <text:p>0</text:p>
          </table:table-cell>
          <table:table-cell table:style-name="ce15" table:formula="of:=OFFSET([$actions_combos.E$2];FLOOR(ROW([.F20])/2)-1;0)" office:value-type="float" office:value="0" calcext:value-type="float">
            <text:p>0</text:p>
          </table:table-cell>
          <table:table-cell table:style-name="ce8" table:formula="of:=VLOOKUP([.C20];[$keys.$A$2:.$C$200];[.$A20]+1;0)" office:value-type="string" office:string-value="" calcext:value-type="error">
            <text:p>#N/A</text:p>
          </table:table-cell>
          <table:table-cell table:style-name="ce8" table:formula="of:=VLOOKUP([.D20];[$keys.$A$2:.$C$200];[.$A20]+1;0)" office:value-type="string" office:string-value="" calcext:value-type="error">
            <text:p>#N/A</text:p>
          </table:table-cell>
          <table:table-cell table:formula="of:=VLOOKUP([.E20];[$keys.$A$2:.$C$200];[.$A20]+1;0)" office:value-type="string" office:string-value="" calcext:value-type="error">
            <text:p>#N/A</text:p>
          </table:table-cell>
          <table:table-cell table:formula="of:=VLOOKUP([.F20];[$keys.$A$2:.$C$200];[.$A20]+1;0)" office:value-type="string" office:string-value="" calcext:value-type="error">
            <text:p>#N/A</text:p>
          </table:table-cell>
          <table:table-cell table:formula="of:=[.C20]&amp;&quot;_&quot;&amp;[.D20]&amp;IF(ISNA([.I20]);&quot;&quot;;&quot;_&quot;&amp;[.E20]&amp;IF(ISNA([.J20]);&quot;&quot;;&quot;_&quot;&amp;[.F20]))&amp;&quot;_&quot;&amp;TEXT([.A20];&quot;0&quot;)" office:value-type="string" office:string-value="0_0_1" calcext:value-type="string">
            <text:p>0_0_1</text:p>
          </table:table-cell>
          <table:table-cell table:style-name="ce8" table:formula="of:=[.G20]&amp;&quot;, &quot;&amp;[.H20]&amp;IF(ISNA([.I20]);&quot;&quot;;&quot;, &quot;&amp;[.I20]&amp;IF(ISNA([.J20]);&quot;&quot;;&quot;, &quot;&amp;[.J20]))" office:value-type="string" office:string-value="" calcext:value-type="error">
            <text:p>#N/A</text:p>
          </table:table-cell>
          <table:table-cell table:formula="of:=VLOOKUP([.B20];[$actions.$A$2:.$F$514];5;0)" office:value-type="string" office:string-value="macro" calcext:value-type="string">
            <text:p>macro</text:p>
          </table:table-cell>
          <table:table-cell table:style-name="ce8" table:formula="of:=VLOOKUP([.B20];[$actions.$A$2:.$D$514];2;0)" office:value-type="float" office:value="0" calcext:value-type="float">
            <text:p/>
          </table:table-cell>
          <table:table-cell table:style-name="ce8" table:formula="of:=VLOOKUP([.B20];[$actions.$A$2:.$D$514];3;0)" office:value-type="string" office:string-value="SEND_STRING(SS_TAP(X_END) SS_DOWN(X_LSFT)SS_TAP(X_HOME)SS_UP(X_LSFT) SS_TAP(X_DEL));" calcext:value-type="string">
            <text:p>SEND_STRING(SS_TAP(X_END) SS_DOWN(X_LSFT)SS_TAP(X_HOME)SS_UP(X_LSFT) SS_TAP(X_DEL));</text:p>
          </table:table-cell>
          <table:table-cell table:formula="of:=VLOOKUP([.B20];[$actions.$A$2:.$D$514];4;0)" office:value-type="float" office:value="0" calcext:value-type="float">
            <text:p/>
          </table:table-cell>
          <table:table-cell table:style-name="ce19" table:formula="of:=[.B20]&lt;&gt;0" office:value-type="boolean" office:boolean-value="true" calcext:value-type="boolean">
            <text:p>TRUE</text:p>
          </table:table-cell>
          <table:table-cell table:style-name="ce8" table:formula="of:=&quot;const uint16_t PROGMEM &quot;&amp;[.K20]&amp;&quot;_combo[] = {&quot;&amp;[.L20]&amp;&quot;, COMBO_END};&quot;" office:value-type="string" office:string-value="" calcext:value-type="error">
            <text:p>#N/A</text:p>
          </table:table-cell>
          <table:table-cell table:formula="of:=&quot;  COMBO_&quot;&amp;[.K2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0]&amp;&quot;] = COMBO&quot;&amp;IF([.M20]=&quot;key&quot;;&quot;&quot;;&quot;_ACTION&quot;)&amp;&quot;(&quot;&amp;[.K20]&amp;&quot;_combo&quot;&amp;IF([.M20]=&quot;key&quot;;&quot;, &quot;&amp;[.N20];&quot;&quot;)&amp;&quot;),&quot;" office:value-type="string" office:string-value="  [COMBO_0_0_1] = COMBO_ACTION(0_0_1_combo)," calcext:value-type="string">
            <text:p><text:s text:c="2"/>[COMBO_0_0_1] = COMBO_ACTION(0_0_1_combo),</text:p>
          </table:table-cell>
          <table:table-cell table:style-name="ce8" table:formula="of:=IF([.M20]=&quot;macro&quot;;&quot;    case &quot;&amp;&quot;COMBO_&quot;&amp;[.K20]&amp;&quot;: if (p) {&quot;&amp;[.O20]&amp;&quot;} &quot;&amp;IF([.P20]=&quot;&quot;;&quot;&quot;;&quot;else {&quot;&amp;[.P20]&amp;&quot;}&quot;)&amp;&quot; break;&quot;;&quot;&quot;)" office:value-type="string" office:string-value="    case COMBO_0_0_1: if (p) {SEND_STRING(SS_TAP(X_END) SS_DOWN(X_LSFT)SS_TAP(X_HOME)SS_UP(X_LSFT) SS_TAP(X_DEL));}  break;" calcext:value-type="string">
            <text:p><text:s text:c="4"/>case COMBO_0_0_1: if (p) {SEND_STRING(SS_TAP(X_END) SS_DOWN(X_LSFT)SS_TAP(X_HOME)SS_UP(X_LSFT) SS_TAP(X_DEL));} <text:s/>break;</text:p>
          </table:table-cell>
          <table:table-cell table:number-columns-repeated="1003"/>
        </table:table-row>
        <table:table-row table:style-name="ro1">
          <table:table-cell table:formula="of:=MOD(ROW([.A21]);2)+1" office:value-type="float" office:value="2" calcext:value-type="float">
            <text:p>2</text:p>
          </table:table-cell>
          <table:table-cell table:style-name="ce8" table:formula="of:=OFFSET([$actions_combos.A$2];FLOOR(ROW([.B21])/2)-1;0)" office:value-type="string" office:string-value="clear_line" calcext:value-type="string">
            <text:p>clear_line</text:p>
          </table:table-cell>
          <table:table-cell table:style-name="ce15" table:formula="of:=OFFSET([$actions_combos.B$2];FLOOR(ROW([.C21])/2)-1;0)" office:value-type="float" office:value="0" calcext:value-type="float">
            <text:p>0</text:p>
          </table:table-cell>
          <table:table-cell table:style-name="ce15" table:formula="of:=OFFSET([$actions_combos.C$2];FLOOR(ROW([.D21])/2)-1;0)" office:value-type="float" office:value="0" calcext:value-type="float">
            <text:p>0</text:p>
          </table:table-cell>
          <table:table-cell table:style-name="ce15" table:formula="of:=OFFSET([$actions_combos.D$2];FLOOR(ROW([.E21])/2)-1;0)" office:value-type="float" office:value="0" calcext:value-type="float">
            <text:p>0</text:p>
          </table:table-cell>
          <table:table-cell table:style-name="ce15" table:formula="of:=OFFSET([$actions_combos.E$2];FLOOR(ROW([.F21])/2)-1;0)" office:value-type="float" office:value="0" calcext:value-type="float">
            <text:p>0</text:p>
          </table:table-cell>
          <table:table-cell table:style-name="ce8" table:formula="of:=VLOOKUP([.C21];[$keys.$A$2:.$C$200];[.$A21]+1;0)" office:value-type="string" office:string-value="" calcext:value-type="error">
            <text:p>#N/A</text:p>
          </table:table-cell>
          <table:table-cell table:style-name="ce8" table:formula="of:=VLOOKUP([.D21];[$keys.$A$2:.$C$200];[.$A21]+1;0)" office:value-type="string" office:string-value="" calcext:value-type="error">
            <text:p>#N/A</text:p>
          </table:table-cell>
          <table:table-cell table:formula="of:=VLOOKUP([.E21];[$keys.$A$2:.$C$200];[.$A21]+1;0)" office:value-type="string" office:string-value="" calcext:value-type="error">
            <text:p>#N/A</text:p>
          </table:table-cell>
          <table:table-cell table:formula="of:=VLOOKUP([.F21];[$keys.$A$2:.$C$200];[.$A21]+1;0)" office:value-type="string" office:string-value="" calcext:value-type="error">
            <text:p>#N/A</text:p>
          </table:table-cell>
          <table:table-cell table:formula="of:=[.C21]&amp;&quot;_&quot;&amp;[.D21]&amp;IF(ISNA([.I21]);&quot;&quot;;&quot;_&quot;&amp;[.E21]&amp;IF(ISNA([.J21]);&quot;&quot;;&quot;_&quot;&amp;[.F21]))&amp;&quot;_&quot;&amp;TEXT([.A21];&quot;0&quot;)" office:value-type="string" office:string-value="0_0_2" calcext:value-type="string">
            <text:p>0_0_2</text:p>
          </table:table-cell>
          <table:table-cell table:style-name="ce8" table:formula="of:=[.G21]&amp;&quot;, &quot;&amp;[.H21]&amp;IF(ISNA([.I21]);&quot;&quot;;&quot;, &quot;&amp;[.I21]&amp;IF(ISNA([.J21]);&quot;&quot;;&quot;, &quot;&amp;[.J21]))" office:value-type="string" office:string-value="" calcext:value-type="error">
            <text:p>#N/A</text:p>
          </table:table-cell>
          <table:table-cell table:formula="of:=VLOOKUP([.B21];[$actions.$A$2:.$F$514];5;0)" office:value-type="string" office:string-value="macro" calcext:value-type="string">
            <text:p>macro</text:p>
          </table:table-cell>
          <table:table-cell table:style-name="ce8" table:formula="of:=VLOOKUP([.B21];[$actions.$A$2:.$D$514];2;0)" office:value-type="float" office:value="0" calcext:value-type="float">
            <text:p/>
          </table:table-cell>
          <table:table-cell table:style-name="ce8" table:formula="of:=VLOOKUP([.B21];[$actions.$A$2:.$D$514];3;0)" office:value-type="string" office:string-value="SEND_STRING(SS_TAP(X_END) SS_DOWN(X_LSFT)SS_TAP(X_HOME)SS_UP(X_LSFT) SS_TAP(X_DEL));" calcext:value-type="string">
            <text:p>SEND_STRING(SS_TAP(X_END) SS_DOWN(X_LSFT)SS_TAP(X_HOME)SS_UP(X_LSFT) SS_TAP(X_DEL));</text:p>
          </table:table-cell>
          <table:table-cell table:formula="of:=VLOOKUP([.B21];[$actions.$A$2:.$D$514];4;0)" office:value-type="float" office:value="0" calcext:value-type="float">
            <text:p/>
          </table:table-cell>
          <table:table-cell table:style-name="ce19" table:formula="of:=[.B21]&lt;&gt;0" office:value-type="boolean" office:boolean-value="true" calcext:value-type="boolean">
            <text:p>TRUE</text:p>
          </table:table-cell>
          <table:table-cell table:style-name="ce8" table:formula="of:=&quot;const uint16_t PROGMEM &quot;&amp;[.K21]&amp;&quot;_combo[] = {&quot;&amp;[.L21]&amp;&quot;, COMBO_END};&quot;" office:value-type="string" office:string-value="" calcext:value-type="error">
            <text:p>#N/A</text:p>
          </table:table-cell>
          <table:table-cell table:formula="of:=&quot;  COMBO_&quot;&amp;[.K2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1]&amp;&quot;] = COMBO&quot;&amp;IF([.M21]=&quot;key&quot;;&quot;&quot;;&quot;_ACTION&quot;)&amp;&quot;(&quot;&amp;[.K21]&amp;&quot;_combo&quot;&amp;IF([.M21]=&quot;key&quot;;&quot;, &quot;&amp;[.N21];&quot;&quot;)&amp;&quot;),&quot;" office:value-type="string" office:string-value="  [COMBO_0_0_2] = COMBO_ACTION(0_0_2_combo)," calcext:value-type="string">
            <text:p><text:s text:c="2"/>[COMBO_0_0_2] = COMBO_ACTION(0_0_2_combo),</text:p>
          </table:table-cell>
          <table:table-cell table:style-name="ce8" table:formula="of:=IF([.M21]=&quot;macro&quot;;&quot;    case &quot;&amp;&quot;COMBO_&quot;&amp;[.K21]&amp;&quot;: if (p) {&quot;&amp;[.O21]&amp;&quot;} &quot;&amp;IF([.P21]=&quot;&quot;;&quot;&quot;;&quot;else {&quot;&amp;[.P21]&amp;&quot;}&quot;)&amp;&quot; break;&quot;;&quot;&quot;)" office:value-type="string" office:string-value="    case COMBO_0_0_2: if (p) {SEND_STRING(SS_TAP(X_END) SS_DOWN(X_LSFT)SS_TAP(X_HOME)SS_UP(X_LSFT) SS_TAP(X_DEL));}  break;" calcext:value-type="string">
            <text:p><text:s text:c="4"/>case COMBO_0_0_2: if (p) {SEND_STRING(SS_TAP(X_END) SS_DOWN(X_LSFT)SS_TAP(X_HOME)SS_UP(X_LSFT) SS_TAP(X_DEL));} <text:s/>break;</text:p>
          </table:table-cell>
          <table:table-cell table:number-columns-repeated="1003"/>
        </table:table-row>
        <table:table-row table:style-name="ro1">
          <table:table-cell table:formula="of:=MOD(ROW([.A22]);2)+1" office:value-type="float" office:value="1" calcext:value-type="float">
            <text:p>1</text:p>
          </table:table-cell>
          <table:table-cell table:style-name="ce8" table:formula="of:=OFFSET([$actions_combos.A$2];FLOOR(ROW([.B22])/2)-1;0)" office:value-type="string" office:string-value="colon" calcext:value-type="string">
            <text:p>colon</text:p>
          </table:table-cell>
          <table:table-cell table:style-name="ce15" table:formula="of:=OFFSET([$actions_combos.B$2];FLOOR(ROW([.C22])/2)-1;0)" office:value-type="string" office:string-value="u" calcext:value-type="string">
            <text:p>u</text:p>
          </table:table-cell>
          <table:table-cell table:style-name="ce15" table:formula="of:=OFFSET([$actions_combos.C$2];FLOOR(ROW([.D22])/2)-1;0)" office:value-type="string" office:string-value="y" calcext:value-type="string">
            <text:p>y</text:p>
          </table:table-cell>
          <table:table-cell table:style-name="ce15" table:formula="of:=OFFSET([$actions_combos.D$2];FLOOR(ROW([.E22])/2)-1;0)" office:value-type="float" office:value="0" calcext:value-type="float">
            <text:p>0</text:p>
          </table:table-cell>
          <table:table-cell table:style-name="ce15" table:formula="of:=OFFSET([$actions_combos.E$2];FLOOR(ROW([.F22])/2)-1;0)" office:value-type="float" office:value="0" calcext:value-type="float">
            <text:p>0</text:p>
          </table:table-cell>
          <table:table-cell table:formula="of:=VLOOKUP([.C22];[$keys.$A$2:.$C$200];[.$A22]+1;0)" office:value-type="string" office:string-value="KC_U" calcext:value-type="string">
            <text:p>KC_U</text:p>
          </table:table-cell>
          <table:table-cell table:formula="of:=VLOOKUP([.D22];[$keys.$A$2:.$C$200];[.$A22]+1;0)" office:value-type="string" office:string-value="KC_Y" calcext:value-type="string">
            <text:p>KC_Y</text:p>
          </table:table-cell>
          <table:table-cell table:formula="of:=VLOOKUP([.E22];[$keys.$A$2:.$C$200];[.$A22]+1;0)" office:value-type="string" office:string-value="" calcext:value-type="error">
            <text:p>#N/A</text:p>
          </table:table-cell>
          <table:table-cell table:formula="of:=VLOOKUP([.F22];[$keys.$A$2:.$C$200];[.$A22]+1;0)" office:value-type="string" office:string-value="" calcext:value-type="error">
            <text:p>#N/A</text:p>
          </table:table-cell>
          <table:table-cell table:formula="of:=[.C22]&amp;&quot;_&quot;&amp;[.D22]&amp;IF(ISNA([.I22]);&quot;&quot;;&quot;_&quot;&amp;[.E22]&amp;IF(ISNA([.J22]);&quot;&quot;;&quot;_&quot;&amp;[.F22]))&amp;&quot;_&quot;&amp;TEXT([.A22];&quot;0&quot;)" office:value-type="string" office:string-value="u_y_1" calcext:value-type="string">
            <text:p>u_y_1</text:p>
          </table:table-cell>
          <table:table-cell table:formula="of:=[.G22]&amp;&quot;, &quot;&amp;[.H22]&amp;IF(ISNA([.I22]);&quot;&quot;;&quot;, &quot;&amp;[.I22]&amp;IF(ISNA([.J22]);&quot;&quot;;&quot;, &quot;&amp;[.J22]))" office:value-type="string" office:string-value="KC_U, KC_Y" calcext:value-type="string">
            <text:p>KC_U, KC_Y</text:p>
          </table:table-cell>
          <table:table-cell table:formula="of:=VLOOKUP([.B22];[$actions.$A$2:.$F$514];5;0)" office:value-type="string" office:string-value="key" calcext:value-type="string">
            <text:p>key</text:p>
          </table:table-cell>
          <table:table-cell table:style-name="ce8" table:formula="of:=VLOOKUP([.B22];[$actions.$A$2:.$D$514];2;0)" office:value-type="string" office:string-value="KC_COLN" calcext:value-type="string">
            <text:p>KC_COLN</text:p>
          </table:table-cell>
          <table:table-cell table:style-name="ce8" table:formula="of:=VLOOKUP([.B22];[$actions.$A$2:.$D$514];3;0)" office:value-type="float" office:value="0" calcext:value-type="float">
            <text:p/>
          </table:table-cell>
          <table:table-cell table:formula="of:=VLOOKUP([.B22];[$actions.$A$2:.$D$514];4;0)" office:value-type="float" office:value="0" calcext:value-type="float">
            <text:p/>
          </table:table-cell>
          <table:table-cell table:style-name="ce19" table:formula="of:=[.B22]&lt;&gt;0" office:value-type="boolean" office:boolean-value="true" calcext:value-type="boolean">
            <text:p>TRUE</text:p>
          </table:table-cell>
          <table:table-cell table:formula="of:=&quot;const uint16_t PROGMEM &quot;&amp;[.K22]&amp;&quot;_combo[] = {&quot;&amp;[.L22]&amp;&quot;, COMBO_END};&quot;" office:value-type="string" office:string-value="const uint16_t PROGMEM u_y_1_combo[] = {KC_U, KC_Y, COMBO_END};" calcext:value-type="string">
            <text:p>const uint16_t PROGMEM u_y_1_combo[] = {KC_U, KC_Y, COMBO_END};</text:p>
          </table:table-cell>
          <table:table-cell table:formula="of:=&quot;  COMBO_&quot;&amp;[.K22]&amp;&quot;,&quot;" office:value-type="string" office:string-value="  COMBO_u_y_1," calcext:value-type="string">
            <text:p><text:s text:c="2"/>COMBO_u_y_1,</text:p>
          </table:table-cell>
          <table:table-cell table:formula="of:=&quot;  [COMBO_&quot;&amp;[.K22]&amp;&quot;] = COMBO&quot;&amp;IF([.M22]=&quot;key&quot;;&quot;&quot;;&quot;_ACTION&quot;)&amp;&quot;(&quot;&amp;[.K22]&amp;&quot;_combo&quot;&amp;IF([.M22]=&quot;key&quot;;&quot;, &quot;&amp;[.N22];&quot;&quot;)&amp;&quot;),&quot;" office:value-type="string" office:string-value="  [COMBO_u_y_1] = COMBO(u_y_1_combo, KC_COLN)," calcext:value-type="string">
            <text:p><text:s text:c="2"/>[COMBO_u_y_1] = COMBO(u_y_1_combo, KC_COLN),</text:p>
          </table:table-cell>
          <table:table-cell table:style-name="ce8" table:formula="of:=IF([.M22]=&quot;macro&quot;;&quot;    case &quot;&amp;&quot;COMBO_&quot;&amp;[.K22]&amp;&quot;: if (p) {&quot;&amp;[.O22]&amp;&quot;} &quot;&amp;IF([.P22]=&quot;&quot;;&quot;&quot;;&quot;else {&quot;&amp;[.P2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23]);2)+1" office:value-type="float" office:value="2" calcext:value-type="float">
            <text:p>2</text:p>
          </table:table-cell>
          <table:table-cell table:style-name="ce8" table:formula="of:=OFFSET([$actions_combos.A$2];FLOOR(ROW([.B23])/2)-1;0)" office:value-type="string" office:string-value="colon" calcext:value-type="string">
            <text:p>colon</text:p>
          </table:table-cell>
          <table:table-cell table:style-name="ce15" table:formula="of:=OFFSET([$actions_combos.B$2];FLOOR(ROW([.C23])/2)-1;0)" office:value-type="string" office:string-value="u" calcext:value-type="string">
            <text:p>u</text:p>
          </table:table-cell>
          <table:table-cell table:style-name="ce15" table:formula="of:=OFFSET([$actions_combos.C$2];FLOOR(ROW([.D23])/2)-1;0)" office:value-type="string" office:string-value="y" calcext:value-type="string">
            <text:p>y</text:p>
          </table:table-cell>
          <table:table-cell table:style-name="ce15" table:formula="of:=OFFSET([$actions_combos.D$2];FLOOR(ROW([.E23])/2)-1;0)" office:value-type="float" office:value="0" calcext:value-type="float">
            <text:p>0</text:p>
          </table:table-cell>
          <table:table-cell table:style-name="ce15" table:formula="of:=OFFSET([$actions_combos.E$2];FLOOR(ROW([.F23])/2)-1;0)" office:value-type="float" office:value="0" calcext:value-type="float">
            <text:p>0</text:p>
          </table:table-cell>
          <table:table-cell table:formula="of:=VLOOKUP([.C23];[$keys.$A$2:.$C$200];[.$A23]+1;0)" office:value-type="string" office:string-value="KC_7" calcext:value-type="string">
            <text:p>KC_7</text:p>
          </table:table-cell>
          <table:table-cell table:formula="of:=VLOOKUP([.D23];[$keys.$A$2:.$C$200];[.$A23]+1;0)" office:value-type="string" office:string-value="KC_8" calcext:value-type="string">
            <text:p>KC_8</text:p>
          </table:table-cell>
          <table:table-cell table:formula="of:=VLOOKUP([.E23];[$keys.$A$2:.$C$200];[.$A23]+1;0)" office:value-type="string" office:string-value="" calcext:value-type="error">
            <text:p>#N/A</text:p>
          </table:table-cell>
          <table:table-cell table:formula="of:=VLOOKUP([.F23];[$keys.$A$2:.$C$200];[.$A23]+1;0)" office:value-type="string" office:string-value="" calcext:value-type="error">
            <text:p>#N/A</text:p>
          </table:table-cell>
          <table:table-cell table:formula="of:=[.C23]&amp;&quot;_&quot;&amp;[.D23]&amp;IF(ISNA([.I23]);&quot;&quot;;&quot;_&quot;&amp;[.E23]&amp;IF(ISNA([.J23]);&quot;&quot;;&quot;_&quot;&amp;[.F23]))&amp;&quot;_&quot;&amp;TEXT([.A23];&quot;0&quot;)" office:value-type="string" office:string-value="u_y_2" calcext:value-type="string">
            <text:p>u_y_2</text:p>
          </table:table-cell>
          <table:table-cell table:formula="of:=[.G23]&amp;&quot;, &quot;&amp;[.H23]&amp;IF(ISNA([.I23]);&quot;&quot;;&quot;, &quot;&amp;[.I23]&amp;IF(ISNA([.J23]);&quot;&quot;;&quot;, &quot;&amp;[.J23]))" office:value-type="string" office:string-value="KC_7, KC_8" calcext:value-type="string">
            <text:p>KC_7, KC_8</text:p>
          </table:table-cell>
          <table:table-cell table:formula="of:=VLOOKUP([.B23];[$actions.$A$2:.$F$514];5;0)" office:value-type="string" office:string-value="key" calcext:value-type="string">
            <text:p>key</text:p>
          </table:table-cell>
          <table:table-cell table:style-name="ce8" table:formula="of:=VLOOKUP([.B23];[$actions.$A$2:.$D$514];2;0)" office:value-type="string" office:string-value="KC_COLN" calcext:value-type="string">
            <text:p>KC_COLN</text:p>
          </table:table-cell>
          <table:table-cell table:style-name="ce8" table:formula="of:=VLOOKUP([.B23];[$actions.$A$2:.$D$514];3;0)" office:value-type="float" office:value="0" calcext:value-type="float">
            <text:p/>
          </table:table-cell>
          <table:table-cell table:formula="of:=VLOOKUP([.B23];[$actions.$A$2:.$D$514];4;0)" office:value-type="float" office:value="0" calcext:value-type="float">
            <text:p/>
          </table:table-cell>
          <table:table-cell table:style-name="ce19" table:formula="of:=[.B23]&lt;&gt;0" office:value-type="boolean" office:boolean-value="true" calcext:value-type="boolean">
            <text:p>TRUE</text:p>
          </table:table-cell>
          <table:table-cell table:formula="of:=&quot;const uint16_t PROGMEM &quot;&amp;[.K23]&amp;&quot;_combo[] = {&quot;&amp;[.L23]&amp;&quot;, COMBO_END};&quot;" office:value-type="string" office:string-value="const uint16_t PROGMEM u_y_2_combo[] = {KC_7, KC_8, COMBO_END};" calcext:value-type="string">
            <text:p>const uint16_t PROGMEM u_y_2_combo[] = {KC_7, KC_8, COMBO_END};</text:p>
          </table:table-cell>
          <table:table-cell table:formula="of:=&quot;  COMBO_&quot;&amp;[.K23]&amp;&quot;,&quot;" office:value-type="string" office:string-value="  COMBO_u_y_2," calcext:value-type="string">
            <text:p><text:s text:c="2"/>COMBO_u_y_2,</text:p>
          </table:table-cell>
          <table:table-cell table:formula="of:=&quot;  [COMBO_&quot;&amp;[.K23]&amp;&quot;] = COMBO&quot;&amp;IF([.M23]=&quot;key&quot;;&quot;&quot;;&quot;_ACTION&quot;)&amp;&quot;(&quot;&amp;[.K23]&amp;&quot;_combo&quot;&amp;IF([.M23]=&quot;key&quot;;&quot;, &quot;&amp;[.N23];&quot;&quot;)&amp;&quot;),&quot;" office:value-type="string" office:string-value="  [COMBO_u_y_2] = COMBO(u_y_2_combo, KC_COLN)," calcext:value-type="string">
            <text:p><text:s text:c="2"/>[COMBO_u_y_2] = COMBO(u_y_2_combo, KC_COLN),</text:p>
          </table:table-cell>
          <table:table-cell table:style-name="ce8" table:formula="of:=IF([.M23]=&quot;macro&quot;;&quot;    case &quot;&amp;&quot;COMBO_&quot;&amp;[.K23]&amp;&quot;: if (p) {&quot;&amp;[.O23]&amp;&quot;} &quot;&amp;IF([.P23]=&quot;&quot;;&quot;&quot;;&quot;else {&quot;&amp;[.P2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24]);2)+1" office:value-type="float" office:value="1" calcext:value-type="float">
            <text:p>1</text:p>
          </table:table-cell>
          <table:table-cell table:style-name="ce8" table:formula="of:=OFFSET([$actions_combos.A$2];FLOOR(ROW([.B24])/2)-1;0)" office:value-type="string" office:string-value="copy" calcext:value-type="string">
            <text:p>copy</text:p>
          </table:table-cell>
          <table:table-cell table:style-name="ce15" table:formula="of:=OFFSET([$actions_combos.B$2];FLOOR(ROW([.C24])/2)-1;0)" office:value-type="string" office:string-value="r" calcext:value-type="string">
            <text:p>r</text:p>
          </table:table-cell>
          <table:table-cell table:style-name="ce15" table:formula="of:=OFFSET([$actions_combos.C$2];FLOOR(ROW([.D24])/2)-1;0)" office:value-type="string" office:string-value="f" calcext:value-type="string">
            <text:p>f</text:p>
          </table:table-cell>
          <table:table-cell table:style-name="ce15" table:formula="of:=OFFSET([$actions_combos.D$2];FLOOR(ROW([.E24])/2)-1;0)" office:value-type="float" office:value="0" calcext:value-type="float">
            <text:p>0</text:p>
          </table:table-cell>
          <table:table-cell table:style-name="ce15" table:formula="of:=OFFSET([$actions_combos.E$2];FLOOR(ROW([.F24])/2)-1;0)" office:value-type="float" office:value="0" calcext:value-type="float">
            <text:p>0</text:p>
          </table:table-cell>
          <table:table-cell table:style-name="ce8" table:formula="of:=VLOOKUP([.C24];[$keys.$A$2:.$C$200];[.$A24]+1;0)" office:value-type="string" office:string-value="KC_R" calcext:value-type="string">
            <text:p>KC_R</text:p>
          </table:table-cell>
          <table:table-cell table:style-name="ce8" table:formula="of:=VLOOKUP([.D24];[$keys.$A$2:.$C$200];[.$A24]+1;0)" office:value-type="string" office:string-value="KC_F" calcext:value-type="string">
            <text:p>KC_F</text:p>
          </table:table-cell>
          <table:table-cell table:style-name="ce8" table:formula="of:=VLOOKUP([.E24];[$keys.$A$2:.$C$200];[.$A24]+1;0)" office:value-type="string" office:string-value="" calcext:value-type="error">
            <text:p>#N/A</text:p>
          </table:table-cell>
          <table:table-cell table:formula="of:=VLOOKUP([.F24];[$keys.$A$2:.$C$200];[.$A24]+1;0)" office:value-type="string" office:string-value="" calcext:value-type="error">
            <text:p>#N/A</text:p>
          </table:table-cell>
          <table:table-cell table:formula="of:=[.C24]&amp;&quot;_&quot;&amp;[.D24]&amp;IF(ISNA([.I24]);&quot;&quot;;&quot;_&quot;&amp;[.E24]&amp;IF(ISNA([.J24]);&quot;&quot;;&quot;_&quot;&amp;[.F24]))&amp;&quot;_&quot;&amp;TEXT([.A24];&quot;0&quot;)" office:value-type="string" office:string-value="r_f_1" calcext:value-type="string">
            <text:p>r_f_1</text:p>
          </table:table-cell>
          <table:table-cell table:style-name="ce8" table:formula="of:=[.G24]&amp;&quot;, &quot;&amp;[.H24]&amp;IF(ISNA([.I24]);&quot;&quot;;&quot;, &quot;&amp;[.I24]&amp;IF(ISNA([.J24]);&quot;&quot;;&quot;, &quot;&amp;[.J24]))" office:value-type="string" office:string-value="KC_R, KC_F" calcext:value-type="string">
            <text:p>KC_R, KC_F</text:p>
          </table:table-cell>
          <table:table-cell table:formula="of:=VLOOKUP([.B24];[$actions.$A$2:.$F$514];5;0)" office:value-type="string" office:string-value="macro" calcext:value-type="string">
            <text:p>macro</text:p>
          </table:table-cell>
          <table:table-cell table:formula="of:=VLOOKUP([.B24];[$actions.$A$2:.$D$514];2;0)" office:value-type="float" office:value="0" calcext:value-type="float">
            <text:p/>
          </table:table-cell>
          <table:table-cell table:formula="of:=VLOOKUP([.B24];[$actions.$A$2:.$D$514];3;0)" office:value-type="string" office:string-value="SEND_STRING(SS_LCTL(&quot;c&quot;));" calcext:value-type="string">
            <text:p>SEND_STRING(SS_LCTL("c"));</text:p>
          </table:table-cell>
          <table:table-cell table:formula="of:=VLOOKUP([.B24];[$actions.$A$2:.$D$514];4;0)" office:value-type="float" office:value="0" calcext:value-type="float">
            <text:p/>
          </table:table-cell>
          <table:table-cell table:style-name="ce19" table:formula="of:=[.B24]&lt;&gt;0" office:value-type="boolean" office:boolean-value="true" calcext:value-type="boolean">
            <text:p>TRUE</text:p>
          </table:table-cell>
          <table:table-cell table:style-name="ce8" table:formula="of:=&quot;const uint16_t PROGMEM &quot;&amp;[.K24]&amp;&quot;_combo[] = {&quot;&amp;[.L24]&amp;&quot;, COMBO_END};&quot;" office:value-type="string" office:string-value="const uint16_t PROGMEM r_f_1_combo[] = {KC_R, KC_F, COMBO_END};" calcext:value-type="string">
            <text:p>const uint16_t PROGMEM r_f_1_combo[] = {KC_R, KC_F, COMBO_END};</text:p>
          </table:table-cell>
          <table:table-cell table:formula="of:=&quot;  COMBO_&quot;&amp;[.K24]&amp;&quot;,&quot;" office:value-type="string" office:string-value="  COMBO_r_f_1," calcext:value-type="string">
            <text:p><text:s text:c="2"/>COMBO_r_f_1,</text:p>
          </table:table-cell>
          <table:table-cell table:formula="of:=&quot;  [COMBO_&quot;&amp;[.K24]&amp;&quot;] = COMBO&quot;&amp;IF([.M24]=&quot;key&quot;;&quot;&quot;;&quot;_ACTION&quot;)&amp;&quot;(&quot;&amp;[.K24]&amp;&quot;_combo&quot;&amp;IF([.M24]=&quot;key&quot;;&quot;, &quot;&amp;[.N24];&quot;&quot;)&amp;&quot;),&quot;" office:value-type="string" office:string-value="  [COMBO_r_f_1] = COMBO_ACTION(r_f_1_combo)," calcext:value-type="string">
            <text:p><text:s text:c="2"/>[COMBO_r_f_1] = COMBO_ACTION(r_f_1_combo),</text:p>
          </table:table-cell>
          <table:table-cell table:style-name="ce8" table:formula="of:=IF([.M24]=&quot;macro&quot;;&quot;    case &quot;&amp;&quot;COMBO_&quot;&amp;[.K24]&amp;&quot;: if (p) {&quot;&amp;[.O24]&amp;&quot;} &quot;&amp;IF([.P24]=&quot;&quot;;&quot;&quot;;&quot;else {&quot;&amp;[.P24]&amp;&quot;}&quot;)&amp;&quot; break;&quot;;&quot;&quot;)" office:value-type="string" office:string-value="    case COMBO_r_f_1: if (p) {SEND_STRING(SS_LCTL(&quot;c&quot;));}  break;" calcext:value-type="string">
            <text:p><text:s text:c="4"/>case COMBO_r_f_1: if (p) {SEND_STRING(SS_LCTL("c"));} <text:s/>break;</text:p>
          </table:table-cell>
          <table:table-cell table:number-columns-repeated="1003"/>
        </table:table-row>
        <table:table-row table:style-name="ro1">
          <table:table-cell table:formula="of:=MOD(ROW([.A25]);2)+1" office:value-type="float" office:value="2" calcext:value-type="float">
            <text:p>2</text:p>
          </table:table-cell>
          <table:table-cell table:style-name="ce8" table:formula="of:=OFFSET([$actions_combos.A$2];FLOOR(ROW([.B25])/2)-1;0)" office:value-type="string" office:string-value="copy" calcext:value-type="string">
            <text:p>copy</text:p>
          </table:table-cell>
          <table:table-cell table:style-name="ce15" table:formula="of:=OFFSET([$actions_combos.B$2];FLOOR(ROW([.C25])/2)-1;0)" office:value-type="string" office:string-value="r" calcext:value-type="string">
            <text:p>r</text:p>
          </table:table-cell>
          <table:table-cell table:style-name="ce15" table:formula="of:=OFFSET([$actions_combos.C$2];FLOOR(ROW([.D25])/2)-1;0)" office:value-type="string" office:string-value="f" calcext:value-type="string">
            <text:p>f</text:p>
          </table:table-cell>
          <table:table-cell table:style-name="ce15" table:formula="of:=OFFSET([$actions_combos.D$2];FLOOR(ROW([.E25])/2)-1;0)" office:value-type="float" office:value="0" calcext:value-type="float">
            <text:p>0</text:p>
          </table:table-cell>
          <table:table-cell table:style-name="ce15" table:formula="of:=OFFSET([$actions_combos.E$2];FLOOR(ROW([.F25])/2)-1;0)" office:value-type="float" office:value="0" calcext:value-type="float">
            <text:p>0</text:p>
          </table:table-cell>
          <table:table-cell table:style-name="ce8" table:formula="of:=VLOOKUP([.C25];[$keys.$A$2:.$C$200];[.$A25]+1;0)" office:value-type="string" office:string-value="KC_RCBR" calcext:value-type="string">
            <text:p>KC_RCBR</text:p>
          </table:table-cell>
          <table:table-cell table:style-name="ce8" table:formula="of:=VLOOKUP([.D25];[$keys.$A$2:.$C$200];[.$A25]+1;0)" office:value-type="string" office:string-value="KC_2" calcext:value-type="string">
            <text:p>KC_2</text:p>
          </table:table-cell>
          <table:table-cell table:style-name="ce8" table:formula="of:=VLOOKUP([.E25];[$keys.$A$2:.$C$200];[.$A25]+1;0)" office:value-type="string" office:string-value="" calcext:value-type="error">
            <text:p>#N/A</text:p>
          </table:table-cell>
          <table:table-cell table:formula="of:=VLOOKUP([.F25];[$keys.$A$2:.$C$200];[.$A25]+1;0)" office:value-type="string" office:string-value="" calcext:value-type="error">
            <text:p>#N/A</text:p>
          </table:table-cell>
          <table:table-cell table:formula="of:=[.C25]&amp;&quot;_&quot;&amp;[.D25]&amp;IF(ISNA([.I25]);&quot;&quot;;&quot;_&quot;&amp;[.E25]&amp;IF(ISNA([.J25]);&quot;&quot;;&quot;_&quot;&amp;[.F25]))&amp;&quot;_&quot;&amp;TEXT([.A25];&quot;0&quot;)" office:value-type="string" office:string-value="r_f_2" calcext:value-type="string">
            <text:p>r_f_2</text:p>
          </table:table-cell>
          <table:table-cell table:style-name="ce8" table:formula="of:=[.G25]&amp;&quot;, &quot;&amp;[.H25]&amp;IF(ISNA([.I25]);&quot;&quot;;&quot;, &quot;&amp;[.I25]&amp;IF(ISNA([.J25]);&quot;&quot;;&quot;, &quot;&amp;[.J25]))" office:value-type="string" office:string-value="KC_RCBR, KC_2" calcext:value-type="string">
            <text:p>KC_RCBR, KC_2</text:p>
          </table:table-cell>
          <table:table-cell table:formula="of:=VLOOKUP([.B25];[$actions.$A$2:.$F$514];5;0)" office:value-type="string" office:string-value="macro" calcext:value-type="string">
            <text:p>macro</text:p>
          </table:table-cell>
          <table:table-cell table:formula="of:=VLOOKUP([.B25];[$actions.$A$2:.$D$514];2;0)" office:value-type="float" office:value="0" calcext:value-type="float">
            <text:p/>
          </table:table-cell>
          <table:table-cell table:formula="of:=VLOOKUP([.B25];[$actions.$A$2:.$D$514];3;0)" office:value-type="string" office:string-value="SEND_STRING(SS_LCTL(&quot;c&quot;));" calcext:value-type="string">
            <text:p>SEND_STRING(SS_LCTL("c"));</text:p>
          </table:table-cell>
          <table:table-cell table:formula="of:=VLOOKUP([.B25];[$actions.$A$2:.$D$514];4;0)" office:value-type="float" office:value="0" calcext:value-type="float">
            <text:p/>
          </table:table-cell>
          <table:table-cell table:style-name="ce19" table:formula="of:=[.B25]&lt;&gt;0" office:value-type="boolean" office:boolean-value="true" calcext:value-type="boolean">
            <text:p>TRUE</text:p>
          </table:table-cell>
          <table:table-cell table:style-name="ce8" table:formula="of:=&quot;const uint16_t PROGMEM &quot;&amp;[.K25]&amp;&quot;_combo[] = {&quot;&amp;[.L25]&amp;&quot;, COMBO_END};&quot;" office:value-type="string" office:string-value="const uint16_t PROGMEM r_f_2_combo[] = {KC_RCBR, KC_2, COMBO_END};" calcext:value-type="string">
            <text:p>const uint16_t PROGMEM r_f_2_combo[] = {KC_RCBR, KC_2, COMBO_END};</text:p>
          </table:table-cell>
          <table:table-cell table:formula="of:=&quot;  COMBO_&quot;&amp;[.K25]&amp;&quot;,&quot;" office:value-type="string" office:string-value="  COMBO_r_f_2," calcext:value-type="string">
            <text:p><text:s text:c="2"/>COMBO_r_f_2,</text:p>
          </table:table-cell>
          <table:table-cell table:formula="of:=&quot;  [COMBO_&quot;&amp;[.K25]&amp;&quot;] = COMBO&quot;&amp;IF([.M25]=&quot;key&quot;;&quot;&quot;;&quot;_ACTION&quot;)&amp;&quot;(&quot;&amp;[.K25]&amp;&quot;_combo&quot;&amp;IF([.M25]=&quot;key&quot;;&quot;, &quot;&amp;[.N25];&quot;&quot;)&amp;&quot;),&quot;" office:value-type="string" office:string-value="  [COMBO_r_f_2] = COMBO_ACTION(r_f_2_combo)," calcext:value-type="string">
            <text:p><text:s text:c="2"/>[COMBO_r_f_2] = COMBO_ACTION(r_f_2_combo),</text:p>
          </table:table-cell>
          <table:table-cell table:style-name="ce8" table:formula="of:=IF([.M25]=&quot;macro&quot;;&quot;    case &quot;&amp;&quot;COMBO_&quot;&amp;[.K25]&amp;&quot;: if (p) {&quot;&amp;[.O25]&amp;&quot;} &quot;&amp;IF([.P25]=&quot;&quot;;&quot;&quot;;&quot;else {&quot;&amp;[.P25]&amp;&quot;}&quot;)&amp;&quot; break;&quot;;&quot;&quot;)" office:value-type="string" office:string-value="    case COMBO_r_f_2: if (p) {SEND_STRING(SS_LCTL(&quot;c&quot;));}  break;" calcext:value-type="string">
            <text:p><text:s text:c="4"/>case COMBO_r_f_2: if (p) {SEND_STRING(SS_LCTL("c"));} <text:s/>break;</text:p>
          </table:table-cell>
          <table:table-cell table:number-columns-repeated="1003"/>
        </table:table-row>
        <table:table-row table:style-name="ro1">
          <table:table-cell table:formula="of:=MOD(ROW([.A26]);2)+1" office:value-type="float" office:value="1" calcext:value-type="float">
            <text:p>1</text:p>
          </table:table-cell>
          <table:table-cell table:style-name="ce8" table:formula="of:=OFFSET([$actions_combos.A$2];FLOOR(ROW([.B26])/2)-1;0)" office:value-type="string" office:string-value="copy_all" calcext:value-type="string">
            <text:p>copy_all</text:p>
          </table:table-cell>
          <table:table-cell table:style-name="ce15" table:formula="of:=OFFSET([$actions_combos.B$2];FLOOR(ROW([.C26])/2)-1;0)" office:value-type="float" office:value="0" calcext:value-type="float">
            <text:p>0</text:p>
          </table:table-cell>
          <table:table-cell table:style-name="ce15" table:formula="of:=OFFSET([$actions_combos.C$2];FLOOR(ROW([.D26])/2)-1;0)" office:value-type="float" office:value="0" calcext:value-type="float">
            <text:p>0</text:p>
          </table:table-cell>
          <table:table-cell table:style-name="ce15" table:formula="of:=OFFSET([$actions_combos.D$2];FLOOR(ROW([.E26])/2)-1;0)" office:value-type="float" office:value="0" calcext:value-type="float">
            <text:p>0</text:p>
          </table:table-cell>
          <table:table-cell table:style-name="ce15" table:formula="of:=OFFSET([$actions_combos.E$2];FLOOR(ROW([.F26])/2)-1;0)" office:value-type="float" office:value="0" calcext:value-type="float">
            <text:p>0</text:p>
          </table:table-cell>
          <table:table-cell table:formula="of:=VLOOKUP([.C26];[$keys.$A$2:.$C$200];[.$A26]+1;0)" office:value-type="string" office:string-value="" calcext:value-type="error">
            <text:p>#N/A</text:p>
          </table:table-cell>
          <table:table-cell table:formula="of:=VLOOKUP([.D26];[$keys.$A$2:.$C$200];[.$A26]+1;0)" office:value-type="string" office:string-value="" calcext:value-type="error">
            <text:p>#N/A</text:p>
          </table:table-cell>
          <table:table-cell table:style-name="ce8" table:formula="of:=VLOOKUP([.E26];[$keys.$A$2:.$C$200];[.$A26]+1;0)" office:value-type="string" office:string-value="" calcext:value-type="error">
            <text:p>#N/A</text:p>
          </table:table-cell>
          <table:table-cell table:formula="of:=VLOOKUP([.F26];[$keys.$A$2:.$C$200];[.$A26]+1;0)" office:value-type="string" office:string-value="" calcext:value-type="error">
            <text:p>#N/A</text:p>
          </table:table-cell>
          <table:table-cell table:formula="of:=[.C26]&amp;&quot;_&quot;&amp;[.D26]&amp;IF(ISNA([.I26]);&quot;&quot;;&quot;_&quot;&amp;[.E26]&amp;IF(ISNA([.J26]);&quot;&quot;;&quot;_&quot;&amp;[.F26]))&amp;&quot;_&quot;&amp;TEXT([.A26];&quot;0&quot;)" office:value-type="string" office:string-value="0_0_1" calcext:value-type="string">
            <text:p>0_0_1</text:p>
          </table:table-cell>
          <table:table-cell table:formula="of:=[.G26]&amp;&quot;, &quot;&amp;[.H26]&amp;IF(ISNA([.I26]);&quot;&quot;;&quot;, &quot;&amp;[.I26]&amp;IF(ISNA([.J26]);&quot;&quot;;&quot;, &quot;&amp;[.J26]))" office:value-type="string" office:string-value="" calcext:value-type="error">
            <text:p>#N/A</text:p>
          </table:table-cell>
          <table:table-cell table:style-name="ce8" table:formula="of:=VLOOKUP([.B26];[$actions.$A$2:.$F$514];5;0)" office:value-type="string" office:string-value="macro" calcext:value-type="string">
            <text:p>macro</text:p>
          </table:table-cell>
          <table:table-cell table:formula="of:=VLOOKUP([.B26];[$actions.$A$2:.$D$514];2;0)" office:value-type="float" office:value="0" calcext:value-type="float">
            <text:p/>
          </table:table-cell>
          <table:table-cell table:style-name="ce8" table:formula="of:=VLOOKUP([.B26];[$actions.$A$2:.$D$514];3;0)" office:value-type="string" office:string-value="SEND_STRING(SS_LCTL(&quot;ac&quot;));" calcext:value-type="string">
            <text:p>SEND_STRING(SS_LCTL("ac"));</text:p>
          </table:table-cell>
          <table:table-cell table:formula="of:=VLOOKUP([.B26];[$actions.$A$2:.$D$514];4;0)" office:value-type="float" office:value="0" calcext:value-type="float">
            <text:p/>
          </table:table-cell>
          <table:table-cell table:style-name="ce19" table:formula="of:=[.B26]&lt;&gt;0" office:value-type="boolean" office:boolean-value="true" calcext:value-type="boolean">
            <text:p>TRUE</text:p>
          </table:table-cell>
          <table:table-cell table:formula="of:=&quot;const uint16_t PROGMEM &quot;&amp;[.K26]&amp;&quot;_combo[] = {&quot;&amp;[.L26]&amp;&quot;, COMBO_END};&quot;" office:value-type="string" office:string-value="" calcext:value-type="error">
            <text:p>#N/A</text:p>
          </table:table-cell>
          <table:table-cell table:formula="of:=&quot;  COMBO_&quot;&amp;[.K26]&amp;&quot;,&quot;" office:value-type="string" office:string-value="  COMBO_0_0_1," calcext:value-type="string">
            <text:p><text:s text:c="2"/>COMBO_0_0_1,</text:p>
          </table:table-cell>
          <table:table-cell table:style-name="ce8" table:formula="of:=&quot;  [COMBO_&quot;&amp;[.K26]&amp;&quot;] = COMBO&quot;&amp;IF([.M26]=&quot;key&quot;;&quot;&quot;;&quot;_ACTION&quot;)&amp;&quot;(&quot;&amp;[.K26]&amp;&quot;_combo&quot;&amp;IF([.M26]=&quot;key&quot;;&quot;, &quot;&amp;[.N26];&quot;&quot;)&amp;&quot;),&quot;" office:value-type="string" office:string-value="  [COMBO_0_0_1] = COMBO_ACTION(0_0_1_combo)," calcext:value-type="string">
            <text:p><text:s text:c="2"/>[COMBO_0_0_1] = COMBO_ACTION(0_0_1_combo),</text:p>
          </table:table-cell>
          <table:table-cell table:style-name="ce8" table:formula="of:=IF([.M26]=&quot;macro&quot;;&quot;    case &quot;&amp;&quot;COMBO_&quot;&amp;[.K26]&amp;&quot;: if (p) {&quot;&amp;[.O26]&amp;&quot;} &quot;&amp;IF([.P26]=&quot;&quot;;&quot;&quot;;&quot;else {&quot;&amp;[.P26]&amp;&quot;}&quot;)&amp;&quot; break;&quot;;&quot;&quot;)" office:value-type="string" office:string-value="    case COMBO_0_0_1: if (p) {SEND_STRING(SS_LCTL(&quot;ac&quot;));}  break;" calcext:value-type="string">
            <text:p><text:s text:c="4"/>case COMBO_0_0_1: if (p) {SEND_STRING(SS_LCTL("ac"));} <text:s/>break;</text:p>
          </table:table-cell>
          <table:table-cell table:number-columns-repeated="1003"/>
        </table:table-row>
        <table:table-row table:style-name="ro1">
          <table:table-cell table:formula="of:=MOD(ROW([.A27]);2)+1" office:value-type="float" office:value="2" calcext:value-type="float">
            <text:p>2</text:p>
          </table:table-cell>
          <table:table-cell table:style-name="ce8" table:formula="of:=OFFSET([$actions_combos.A$2];FLOOR(ROW([.B27])/2)-1;0)" office:value-type="string" office:string-value="copy_all" calcext:value-type="string">
            <text:p>copy_all</text:p>
          </table:table-cell>
          <table:table-cell table:style-name="ce15" table:formula="of:=OFFSET([$actions_combos.B$2];FLOOR(ROW([.C27])/2)-1;0)" office:value-type="float" office:value="0" calcext:value-type="float">
            <text:p>0</text:p>
          </table:table-cell>
          <table:table-cell table:style-name="ce15" table:formula="of:=OFFSET([$actions_combos.C$2];FLOOR(ROW([.D27])/2)-1;0)" office:value-type="float" office:value="0" calcext:value-type="float">
            <text:p>0</text:p>
          </table:table-cell>
          <table:table-cell table:style-name="ce15" table:formula="of:=OFFSET([$actions_combos.D$2];FLOOR(ROW([.E27])/2)-1;0)" office:value-type="float" office:value="0" calcext:value-type="float">
            <text:p>0</text:p>
          </table:table-cell>
          <table:table-cell table:style-name="ce15" table:formula="of:=OFFSET([$actions_combos.E$2];FLOOR(ROW([.F27])/2)-1;0)" office:value-type="float" office:value="0" calcext:value-type="float">
            <text:p>0</text:p>
          </table:table-cell>
          <table:table-cell table:formula="of:=VLOOKUP([.C27];[$keys.$A$2:.$C$200];[.$A27]+1;0)" office:value-type="string" office:string-value="" calcext:value-type="error">
            <text:p>#N/A</text:p>
          </table:table-cell>
          <table:table-cell table:formula="of:=VLOOKUP([.D27];[$keys.$A$2:.$C$200];[.$A27]+1;0)" office:value-type="string" office:string-value="" calcext:value-type="error">
            <text:p>#N/A</text:p>
          </table:table-cell>
          <table:table-cell table:style-name="ce8" table:formula="of:=VLOOKUP([.E27];[$keys.$A$2:.$C$200];[.$A27]+1;0)" office:value-type="string" office:string-value="" calcext:value-type="error">
            <text:p>#N/A</text:p>
          </table:table-cell>
          <table:table-cell table:formula="of:=VLOOKUP([.F27];[$keys.$A$2:.$C$200];[.$A27]+1;0)" office:value-type="string" office:string-value="" calcext:value-type="error">
            <text:p>#N/A</text:p>
          </table:table-cell>
          <table:table-cell table:formula="of:=[.C27]&amp;&quot;_&quot;&amp;[.D27]&amp;IF(ISNA([.I27]);&quot;&quot;;&quot;_&quot;&amp;[.E27]&amp;IF(ISNA([.J27]);&quot;&quot;;&quot;_&quot;&amp;[.F27]))&amp;&quot;_&quot;&amp;TEXT([.A27];&quot;0&quot;)" office:value-type="string" office:string-value="0_0_2" calcext:value-type="string">
            <text:p>0_0_2</text:p>
          </table:table-cell>
          <table:table-cell table:formula="of:=[.G27]&amp;&quot;, &quot;&amp;[.H27]&amp;IF(ISNA([.I27]);&quot;&quot;;&quot;, &quot;&amp;[.I27]&amp;IF(ISNA([.J27]);&quot;&quot;;&quot;, &quot;&amp;[.J27]))" office:value-type="string" office:string-value="" calcext:value-type="error">
            <text:p>#N/A</text:p>
          </table:table-cell>
          <table:table-cell table:style-name="ce8" table:formula="of:=VLOOKUP([.B27];[$actions.$A$2:.$F$514];5;0)" office:value-type="string" office:string-value="macro" calcext:value-type="string">
            <text:p>macro</text:p>
          </table:table-cell>
          <table:table-cell table:formula="of:=VLOOKUP([.B27];[$actions.$A$2:.$D$514];2;0)" office:value-type="float" office:value="0" calcext:value-type="float">
            <text:p/>
          </table:table-cell>
          <table:table-cell table:style-name="ce8" table:formula="of:=VLOOKUP([.B27];[$actions.$A$2:.$D$514];3;0)" office:value-type="string" office:string-value="SEND_STRING(SS_LCTL(&quot;ac&quot;));" calcext:value-type="string">
            <text:p>SEND_STRING(SS_LCTL("ac"));</text:p>
          </table:table-cell>
          <table:table-cell table:formula="of:=VLOOKUP([.B27];[$actions.$A$2:.$D$514];4;0)" office:value-type="float" office:value="0" calcext:value-type="float">
            <text:p/>
          </table:table-cell>
          <table:table-cell table:style-name="ce19" table:formula="of:=[.B27]&lt;&gt;0" office:value-type="boolean" office:boolean-value="true" calcext:value-type="boolean">
            <text:p>TRUE</text:p>
          </table:table-cell>
          <table:table-cell table:formula="of:=&quot;const uint16_t PROGMEM &quot;&amp;[.K27]&amp;&quot;_combo[] = {&quot;&amp;[.L27]&amp;&quot;, COMBO_END};&quot;" office:value-type="string" office:string-value="" calcext:value-type="error">
            <text:p>#N/A</text:p>
          </table:table-cell>
          <table:table-cell table:formula="of:=&quot;  COMBO_&quot;&amp;[.K27]&amp;&quot;,&quot;" office:value-type="string" office:string-value="  COMBO_0_0_2," calcext:value-type="string">
            <text:p><text:s text:c="2"/>COMBO_0_0_2,</text:p>
          </table:table-cell>
          <table:table-cell table:style-name="ce8" table:formula="of:=&quot;  [COMBO_&quot;&amp;[.K27]&amp;&quot;] = COMBO&quot;&amp;IF([.M27]=&quot;key&quot;;&quot;&quot;;&quot;_ACTION&quot;)&amp;&quot;(&quot;&amp;[.K27]&amp;&quot;_combo&quot;&amp;IF([.M27]=&quot;key&quot;;&quot;, &quot;&amp;[.N27];&quot;&quot;)&amp;&quot;),&quot;" office:value-type="string" office:string-value="  [COMBO_0_0_2] = COMBO_ACTION(0_0_2_combo)," calcext:value-type="string">
            <text:p><text:s text:c="2"/>[COMBO_0_0_2] = COMBO_ACTION(0_0_2_combo),</text:p>
          </table:table-cell>
          <table:table-cell table:style-name="ce8" table:formula="of:=IF([.M27]=&quot;macro&quot;;&quot;    case &quot;&amp;&quot;COMBO_&quot;&amp;[.K27]&amp;&quot;: if (p) {&quot;&amp;[.O27]&amp;&quot;} &quot;&amp;IF([.P27]=&quot;&quot;;&quot;&quot;;&quot;else {&quot;&amp;[.P27]&amp;&quot;}&quot;)&amp;&quot; break;&quot;;&quot;&quot;)" office:value-type="string" office:string-value="    case COMBO_0_0_2: if (p) {SEND_STRING(SS_LCTL(&quot;ac&quot;));}  break;" calcext:value-type="string">
            <text:p><text:s text:c="4"/>case COMBO_0_0_2: if (p) {SEND_STRING(SS_LCTL("ac"));} <text:s/>break;</text:p>
          </table:table-cell>
          <table:table-cell table:number-columns-repeated="1003"/>
        </table:table-row>
        <table:table-row table:style-name="ro1">
          <table:table-cell table:formula="of:=MOD(ROW([.A28]);2)+1" office:value-type="float" office:value="1" calcext:value-type="float">
            <text:p>1</text:p>
          </table:table-cell>
          <table:table-cell table:style-name="ce8" table:formula="of:=OFFSET([$actions_combos.A$2];FLOOR(ROW([.B28])/2)-1;0)" office:value-type="string" office:string-value="cut" calcext:value-type="string">
            <text:p>cut</text:p>
          </table:table-cell>
          <table:table-cell table:style-name="ce15" table:formula="of:=OFFSET([$actions_combos.B$2];FLOOR(ROW([.C28])/2)-1;0)" office:value-type="string" office:string-value="r" calcext:value-type="string">
            <text:p>r</text:p>
          </table:table-cell>
          <table:table-cell table:style-name="ce15" table:formula="of:=OFFSET([$actions_combos.C$2];FLOOR(ROW([.D28])/2)-1;0)" office:value-type="string" office:string-value="t" calcext:value-type="string">
            <text:p>t</text:p>
          </table:table-cell>
          <table:table-cell table:style-name="ce15" table:formula="of:=OFFSET([$actions_combos.D$2];FLOOR(ROW([.E28])/2)-1;0)" office:value-type="float" office:value="0" calcext:value-type="float">
            <text:p>0</text:p>
          </table:table-cell>
          <table:table-cell table:style-name="ce15" table:formula="of:=OFFSET([$actions_combos.E$2];FLOOR(ROW([.F28])/2)-1;0)" office:value-type="float" office:value="0" calcext:value-type="float">
            <text:p>0</text:p>
          </table:table-cell>
          <table:table-cell table:style-name="ce8" table:formula="of:=VLOOKUP([.C28];[$keys.$A$2:.$C$200];[.$A28]+1;0)" office:value-type="string" office:string-value="KC_R" calcext:value-type="string">
            <text:p>KC_R</text:p>
          </table:table-cell>
          <table:table-cell table:style-name="ce8" table:formula="of:=VLOOKUP([.D28];[$keys.$A$2:.$C$200];[.$A28]+1;0)" office:value-type="string" office:string-value="KC_T" calcext:value-type="string">
            <text:p>KC_T</text:p>
          </table:table-cell>
          <table:table-cell table:formula="of:=VLOOKUP([.E28];[$keys.$A$2:.$C$200];[.$A28]+1;0)" office:value-type="string" office:string-value="" calcext:value-type="error">
            <text:p>#N/A</text:p>
          </table:table-cell>
          <table:table-cell table:formula="of:=VLOOKUP([.F28];[$keys.$A$2:.$C$200];[.$A28]+1;0)" office:value-type="string" office:string-value="" calcext:value-type="error">
            <text:p>#N/A</text:p>
          </table:table-cell>
          <table:table-cell table:formula="of:=[.C28]&amp;&quot;_&quot;&amp;[.D28]&amp;IF(ISNA([.I28]);&quot;&quot;;&quot;_&quot;&amp;[.E28]&amp;IF(ISNA([.J28]);&quot;&quot;;&quot;_&quot;&amp;[.F28]))&amp;&quot;_&quot;&amp;TEXT([.A28];&quot;0&quot;)" office:value-type="string" office:string-value="r_t_1" calcext:value-type="string">
            <text:p>r_t_1</text:p>
          </table:table-cell>
          <table:table-cell table:style-name="ce8" table:formula="of:=[.G28]&amp;&quot;, &quot;&amp;[.H28]&amp;IF(ISNA([.I28]);&quot;&quot;;&quot;, &quot;&amp;[.I28]&amp;IF(ISNA([.J28]);&quot;&quot;;&quot;, &quot;&amp;[.J28]))" office:value-type="string" office:string-value="KC_R, KC_T" calcext:value-type="string">
            <text:p>KC_R, KC_T</text:p>
          </table:table-cell>
          <table:table-cell table:formula="of:=VLOOKUP([.B28];[$actions.$A$2:.$F$514];5;0)" office:value-type="string" office:string-value="macro" calcext:value-type="string">
            <text:p>macro</text:p>
          </table:table-cell>
          <table:table-cell table:style-name="ce8" table:formula="of:=VLOOKUP([.B28];[$actions.$A$2:.$D$514];2;0)" office:value-type="float" office:value="0" calcext:value-type="float">
            <text:p/>
          </table:table-cell>
          <table:table-cell table:formula="of:=VLOOKUP([.B28];[$actions.$A$2:.$D$514];3;0)" office:value-type="string" office:string-value="SEND_STRING(SS_LCTL(&quot;x&quot;));" calcext:value-type="string">
            <text:p>SEND_STRING(SS_LCTL("x"));</text:p>
          </table:table-cell>
          <table:table-cell table:formula="of:=VLOOKUP([.B28];[$actions.$A$2:.$D$514];4;0)" office:value-type="float" office:value="0" calcext:value-type="float">
            <text:p/>
          </table:table-cell>
          <table:table-cell table:style-name="ce19" table:formula="of:=[.B28]&lt;&gt;0" office:value-type="boolean" office:boolean-value="true" calcext:value-type="boolean">
            <text:p>TRUE</text:p>
          </table:table-cell>
          <table:table-cell table:style-name="ce8" table:formula="of:=&quot;const uint16_t PROGMEM &quot;&amp;[.K28]&amp;&quot;_combo[] = {&quot;&amp;[.L28]&amp;&quot;, COMBO_END};&quot;" office:value-type="string" office:string-value="const uint16_t PROGMEM r_t_1_combo[] = {KC_R, KC_T, COMBO_END};" calcext:value-type="string">
            <text:p>const uint16_t PROGMEM r_t_1_combo[] = {KC_R, KC_T, COMBO_END};</text:p>
          </table:table-cell>
          <table:table-cell table:formula="of:=&quot;  COMBO_&quot;&amp;[.K28]&amp;&quot;,&quot;" office:value-type="string" office:string-value="  COMBO_r_t_1," calcext:value-type="string">
            <text:p><text:s text:c="2"/>COMBO_r_t_1,</text:p>
          </table:table-cell>
          <table:table-cell table:formula="of:=&quot;  [COMBO_&quot;&amp;[.K28]&amp;&quot;] = COMBO&quot;&amp;IF([.M28]=&quot;key&quot;;&quot;&quot;;&quot;_ACTION&quot;)&amp;&quot;(&quot;&amp;[.K28]&amp;&quot;_combo&quot;&amp;IF([.M28]=&quot;key&quot;;&quot;, &quot;&amp;[.N28];&quot;&quot;)&amp;&quot;),&quot;" office:value-type="string" office:string-value="  [COMBO_r_t_1] = COMBO_ACTION(r_t_1_combo)," calcext:value-type="string">
            <text:p><text:s text:c="2"/>[COMBO_r_t_1] = COMBO_ACTION(r_t_1_combo),</text:p>
          </table:table-cell>
          <table:table-cell table:style-name="ce8" table:formula="of:=IF([.M28]=&quot;macro&quot;;&quot;    case &quot;&amp;&quot;COMBO_&quot;&amp;[.K28]&amp;&quot;: if (p) {&quot;&amp;[.O28]&amp;&quot;} &quot;&amp;IF([.P28]=&quot;&quot;;&quot;&quot;;&quot;else {&quot;&amp;[.P28]&amp;&quot;}&quot;)&amp;&quot; break;&quot;;&quot;&quot;)" office:value-type="string" office:string-value="    case COMBO_r_t_1: if (p) {SEND_STRING(SS_LCTL(&quot;x&quot;));}  break;" calcext:value-type="string">
            <text:p><text:s text:c="4"/>case COMBO_r_t_1: if (p) {SEND_STRING(SS_LCTL("x"));} <text:s/>break;</text:p>
          </table:table-cell>
          <table:table-cell table:number-columns-repeated="1003"/>
        </table:table-row>
        <table:table-row table:style-name="ro1">
          <table:table-cell table:formula="of:=MOD(ROW([.A29]);2)+1" office:value-type="float" office:value="2" calcext:value-type="float">
            <text:p>2</text:p>
          </table:table-cell>
          <table:table-cell table:style-name="ce8" table:formula="of:=OFFSET([$actions_combos.A$2];FLOOR(ROW([.B29])/2)-1;0)" office:value-type="string" office:string-value="cut" calcext:value-type="string">
            <text:p>cut</text:p>
          </table:table-cell>
          <table:table-cell table:style-name="ce15" table:formula="of:=OFFSET([$actions_combos.B$2];FLOOR(ROW([.C29])/2)-1;0)" office:value-type="string" office:string-value="r" calcext:value-type="string">
            <text:p>r</text:p>
          </table:table-cell>
          <table:table-cell table:style-name="ce15" table:formula="of:=OFFSET([$actions_combos.C$2];FLOOR(ROW([.D29])/2)-1;0)" office:value-type="string" office:string-value="t" calcext:value-type="string">
            <text:p>t</text:p>
          </table:table-cell>
          <table:table-cell table:style-name="ce15" table:formula="of:=OFFSET([$actions_combos.D$2];FLOOR(ROW([.E29])/2)-1;0)" office:value-type="float" office:value="0" calcext:value-type="float">
            <text:p>0</text:p>
          </table:table-cell>
          <table:table-cell table:style-name="ce15" table:formula="of:=OFFSET([$actions_combos.E$2];FLOOR(ROW([.F29])/2)-1;0)" office:value-type="float" office:value="0" calcext:value-type="float">
            <text:p>0</text:p>
          </table:table-cell>
          <table:table-cell table:style-name="ce8" table:formula="of:=VLOOKUP([.C29];[$keys.$A$2:.$C$200];[.$A29]+1;0)" office:value-type="string" office:string-value="KC_RCBR" calcext:value-type="string">
            <text:p>KC_RCBR</text:p>
          </table:table-cell>
          <table:table-cell table:style-name="ce8" table:formula="of:=VLOOKUP([.D29];[$keys.$A$2:.$C$200];[.$A29]+1;0)" office:value-type="string" office:string-value="KC_RPRN" calcext:value-type="string">
            <text:p>KC_RPRN</text:p>
          </table:table-cell>
          <table:table-cell table:formula="of:=VLOOKUP([.E29];[$keys.$A$2:.$C$200];[.$A29]+1;0)" office:value-type="string" office:string-value="" calcext:value-type="error">
            <text:p>#N/A</text:p>
          </table:table-cell>
          <table:table-cell table:formula="of:=VLOOKUP([.F29];[$keys.$A$2:.$C$200];[.$A29]+1;0)" office:value-type="string" office:string-value="" calcext:value-type="error">
            <text:p>#N/A</text:p>
          </table:table-cell>
          <table:table-cell table:formula="of:=[.C29]&amp;&quot;_&quot;&amp;[.D29]&amp;IF(ISNA([.I29]);&quot;&quot;;&quot;_&quot;&amp;[.E29]&amp;IF(ISNA([.J29]);&quot;&quot;;&quot;_&quot;&amp;[.F29]))&amp;&quot;_&quot;&amp;TEXT([.A29];&quot;0&quot;)" office:value-type="string" office:string-value="r_t_2" calcext:value-type="string">
            <text:p>r_t_2</text:p>
          </table:table-cell>
          <table:table-cell table:style-name="ce8" table:formula="of:=[.G29]&amp;&quot;, &quot;&amp;[.H29]&amp;IF(ISNA([.I29]);&quot;&quot;;&quot;, &quot;&amp;[.I29]&amp;IF(ISNA([.J29]);&quot;&quot;;&quot;, &quot;&amp;[.J29]))" office:value-type="string" office:string-value="KC_RCBR, KC_RPRN" calcext:value-type="string">
            <text:p>KC_RCBR, KC_RPRN</text:p>
          </table:table-cell>
          <table:table-cell table:formula="of:=VLOOKUP([.B29];[$actions.$A$2:.$F$514];5;0)" office:value-type="string" office:string-value="macro" calcext:value-type="string">
            <text:p>macro</text:p>
          </table:table-cell>
          <table:table-cell table:style-name="ce8" table:formula="of:=VLOOKUP([.B29];[$actions.$A$2:.$D$514];2;0)" office:value-type="float" office:value="0" calcext:value-type="float">
            <text:p/>
          </table:table-cell>
          <table:table-cell table:formula="of:=VLOOKUP([.B29];[$actions.$A$2:.$D$514];3;0)" office:value-type="string" office:string-value="SEND_STRING(SS_LCTL(&quot;x&quot;));" calcext:value-type="string">
            <text:p>SEND_STRING(SS_LCTL("x"));</text:p>
          </table:table-cell>
          <table:table-cell table:formula="of:=VLOOKUP([.B29];[$actions.$A$2:.$D$514];4;0)" office:value-type="float" office:value="0" calcext:value-type="float">
            <text:p/>
          </table:table-cell>
          <table:table-cell table:style-name="ce19" table:formula="of:=[.B29]&lt;&gt;0" office:value-type="boolean" office:boolean-value="true" calcext:value-type="boolean">
            <text:p>TRUE</text:p>
          </table:table-cell>
          <table:table-cell table:style-name="ce8" table:formula="of:=&quot;const uint16_t PROGMEM &quot;&amp;[.K29]&amp;&quot;_combo[] = {&quot;&amp;[.L29]&amp;&quot;, COMBO_END};&quot;" office:value-type="string" office:string-value="const uint16_t PROGMEM r_t_2_combo[] = {KC_RCBR, KC_RPRN, COMBO_END};" calcext:value-type="string">
            <text:p>const uint16_t PROGMEM r_t_2_combo[] = {KC_RCBR, KC_RPRN, COMBO_END};</text:p>
          </table:table-cell>
          <table:table-cell table:formula="of:=&quot;  COMBO_&quot;&amp;[.K29]&amp;&quot;,&quot;" office:value-type="string" office:string-value="  COMBO_r_t_2," calcext:value-type="string">
            <text:p><text:s text:c="2"/>COMBO_r_t_2,</text:p>
          </table:table-cell>
          <table:table-cell table:formula="of:=&quot;  [COMBO_&quot;&amp;[.K29]&amp;&quot;] = COMBO&quot;&amp;IF([.M29]=&quot;key&quot;;&quot;&quot;;&quot;_ACTION&quot;)&amp;&quot;(&quot;&amp;[.K29]&amp;&quot;_combo&quot;&amp;IF([.M29]=&quot;key&quot;;&quot;, &quot;&amp;[.N29];&quot;&quot;)&amp;&quot;),&quot;" office:value-type="string" office:string-value="  [COMBO_r_t_2] = COMBO_ACTION(r_t_2_combo)," calcext:value-type="string">
            <text:p><text:s text:c="2"/>[COMBO_r_t_2] = COMBO_ACTION(r_t_2_combo),</text:p>
          </table:table-cell>
          <table:table-cell table:style-name="ce8" table:formula="of:=IF([.M29]=&quot;macro&quot;;&quot;    case &quot;&amp;&quot;COMBO_&quot;&amp;[.K29]&amp;&quot;: if (p) {&quot;&amp;[.O29]&amp;&quot;} &quot;&amp;IF([.P29]=&quot;&quot;;&quot;&quot;;&quot;else {&quot;&amp;[.P29]&amp;&quot;}&quot;)&amp;&quot; break;&quot;;&quot;&quot;)" office:value-type="string" office:string-value="    case COMBO_r_t_2: if (p) {SEND_STRING(SS_LCTL(&quot;x&quot;));}  break;" calcext:value-type="string">
            <text:p><text:s text:c="4"/>case COMBO_r_t_2: if (p) {SEND_STRING(SS_LCTL("x"));} <text:s/>break;</text:p>
          </table:table-cell>
          <table:table-cell table:number-columns-repeated="1003"/>
        </table:table-row>
        <table:table-row table:style-name="ro1">
          <table:table-cell table:formula="of:=MOD(ROW([.A30]);2)+1" office:value-type="float" office:value="1" calcext:value-type="float">
            <text:p>1</text:p>
          </table:table-cell>
          <table:table-cell table:style-name="ce8" table:formula="of:=OFFSET([$actions_combos.A$2];FLOOR(ROW([.B30])/2)-1;0)" office:value-type="string" office:string-value="cut_all" calcext:value-type="string">
            <text:p>cut_all</text:p>
          </table:table-cell>
          <table:table-cell table:style-name="ce15" table:formula="of:=OFFSET([$actions_combos.B$2];FLOOR(ROW([.C30])/2)-1;0)" office:value-type="float" office:value="0" calcext:value-type="float">
            <text:p>0</text:p>
          </table:table-cell>
          <table:table-cell table:style-name="ce15" table:formula="of:=OFFSET([$actions_combos.C$2];FLOOR(ROW([.D30])/2)-1;0)" office:value-type="float" office:value="0" calcext:value-type="float">
            <text:p>0</text:p>
          </table:table-cell>
          <table:table-cell table:style-name="ce15" table:formula="of:=OFFSET([$actions_combos.D$2];FLOOR(ROW([.E30])/2)-1;0)" office:value-type="float" office:value="0" calcext:value-type="float">
            <text:p>0</text:p>
          </table:table-cell>
          <table:table-cell table:style-name="ce15" table:formula="of:=OFFSET([$actions_combos.E$2];FLOOR(ROW([.F30])/2)-1;0)" office:value-type="float" office:value="0" calcext:value-type="float">
            <text:p>0</text:p>
          </table:table-cell>
          <table:table-cell table:style-name="ce8" table:formula="of:=VLOOKUP([.C30];[$keys.$A$2:.$C$200];[.$A30]+1;0)" office:value-type="string" office:string-value="" calcext:value-type="error">
            <text:p>#N/A</text:p>
          </table:table-cell>
          <table:table-cell table:style-name="ce8" table:formula="of:=VLOOKUP([.D30];[$keys.$A$2:.$C$200];[.$A30]+1;0)" office:value-type="string" office:string-value="" calcext:value-type="error">
            <text:p>#N/A</text:p>
          </table:table-cell>
          <table:table-cell table:style-name="ce8" table:formula="of:=VLOOKUP([.E30];[$keys.$A$2:.$C$200];[.$A30]+1;0)" office:value-type="string" office:string-value="" calcext:value-type="error">
            <text:p>#N/A</text:p>
          </table:table-cell>
          <table:table-cell table:formula="of:=VLOOKUP([.F30];[$keys.$A$2:.$C$200];[.$A30]+1;0)" office:value-type="string" office:string-value="" calcext:value-type="error">
            <text:p>#N/A</text:p>
          </table:table-cell>
          <table:table-cell table:formula="of:=[.C30]&amp;&quot;_&quot;&amp;[.D30]&amp;IF(ISNA([.I30]);&quot;&quot;;&quot;_&quot;&amp;[.E30]&amp;IF(ISNA([.J30]);&quot;&quot;;&quot;_&quot;&amp;[.F30]))&amp;&quot;_&quot;&amp;TEXT([.A30];&quot;0&quot;)" office:value-type="string" office:string-value="0_0_1" calcext:value-type="string">
            <text:p>0_0_1</text:p>
          </table:table-cell>
          <table:table-cell table:style-name="ce8" table:formula="of:=[.G30]&amp;&quot;, &quot;&amp;[.H30]&amp;IF(ISNA([.I30]);&quot;&quot;;&quot;, &quot;&amp;[.I30]&amp;IF(ISNA([.J30]);&quot;&quot;;&quot;, &quot;&amp;[.J30]))" office:value-type="string" office:string-value="" calcext:value-type="error">
            <text:p>#N/A</text:p>
          </table:table-cell>
          <table:table-cell table:formula="of:=VLOOKUP([.B30];[$actions.$A$2:.$F$514];5;0)" office:value-type="string" office:string-value="macro" calcext:value-type="string">
            <text:p>macro</text:p>
          </table:table-cell>
          <table:table-cell table:style-name="ce8" table:formula="of:=VLOOKUP([.B30];[$actions.$A$2:.$D$514];2;0)" office:value-type="float" office:value="0" calcext:value-type="float">
            <text:p/>
          </table:table-cell>
          <table:table-cell table:formula="of:=VLOOKUP([.B30];[$actions.$A$2:.$D$514];3;0)" office:value-type="string" office:string-value="SEND_STRING(SS_LCTL(&quot;ax&quot;));" calcext:value-type="string">
            <text:p>SEND_STRING(SS_LCTL("ax"));</text:p>
          </table:table-cell>
          <table:table-cell table:formula="of:=VLOOKUP([.B30];[$actions.$A$2:.$D$514];4;0)" office:value-type="float" office:value="0" calcext:value-type="float">
            <text:p/>
          </table:table-cell>
          <table:table-cell table:style-name="ce19" table:formula="of:=[.B30]&lt;&gt;0" office:value-type="boolean" office:boolean-value="true" calcext:value-type="boolean">
            <text:p>TRUE</text:p>
          </table:table-cell>
          <table:table-cell table:style-name="ce8" table:formula="of:=&quot;const uint16_t PROGMEM &quot;&amp;[.K30]&amp;&quot;_combo[] = {&quot;&amp;[.L30]&amp;&quot;, COMBO_END};&quot;" office:value-type="string" office:string-value="" calcext:value-type="error">
            <text:p>#N/A</text:p>
          </table:table-cell>
          <table:table-cell table:formula="of:=&quot;  COMBO_&quot;&amp;[.K3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30]&amp;&quot;] = COMBO&quot;&amp;IF([.M30]=&quot;key&quot;;&quot;&quot;;&quot;_ACTION&quot;)&amp;&quot;(&quot;&amp;[.K30]&amp;&quot;_combo&quot;&amp;IF([.M30]=&quot;key&quot;;&quot;, &quot;&amp;[.N30];&quot;&quot;)&amp;&quot;),&quot;" office:value-type="string" office:string-value="  [COMBO_0_0_1] = COMBO_ACTION(0_0_1_combo)," calcext:value-type="string">
            <text:p><text:s text:c="2"/>[COMBO_0_0_1] = COMBO_ACTION(0_0_1_combo),</text:p>
          </table:table-cell>
          <table:table-cell table:style-name="ce8" table:formula="of:=IF([.M30]=&quot;macro&quot;;&quot;    case &quot;&amp;&quot;COMBO_&quot;&amp;[.K30]&amp;&quot;: if (p) {&quot;&amp;[.O30]&amp;&quot;} &quot;&amp;IF([.P30]=&quot;&quot;;&quot;&quot;;&quot;else {&quot;&amp;[.P30]&amp;&quot;}&quot;)&amp;&quot; break;&quot;;&quot;&quot;)" office:value-type="string" office:string-value="    case COMBO_0_0_1: if (p) {SEND_STRING(SS_LCTL(&quot;ax&quot;));}  break;" calcext:value-type="string">
            <text:p><text:s text:c="4"/>case COMBO_0_0_1: if (p) {SEND_STRING(SS_LCTL("ax"));} <text:s/>break;</text:p>
          </table:table-cell>
          <table:table-cell table:number-columns-repeated="1003"/>
        </table:table-row>
        <table:table-row table:style-name="ro1">
          <table:table-cell table:formula="of:=MOD(ROW([.A31]);2)+1" office:value-type="float" office:value="2" calcext:value-type="float">
            <text:p>2</text:p>
          </table:table-cell>
          <table:table-cell table:style-name="ce8" table:formula="of:=OFFSET([$actions_combos.A$2];FLOOR(ROW([.B31])/2)-1;0)" office:value-type="string" office:string-value="cut_all" calcext:value-type="string">
            <text:p>cut_all</text:p>
          </table:table-cell>
          <table:table-cell table:style-name="ce15" table:formula="of:=OFFSET([$actions_combos.B$2];FLOOR(ROW([.C31])/2)-1;0)" office:value-type="float" office:value="0" calcext:value-type="float">
            <text:p>0</text:p>
          </table:table-cell>
          <table:table-cell table:style-name="ce15" table:formula="of:=OFFSET([$actions_combos.C$2];FLOOR(ROW([.D31])/2)-1;0)" office:value-type="float" office:value="0" calcext:value-type="float">
            <text:p>0</text:p>
          </table:table-cell>
          <table:table-cell table:style-name="ce15" table:formula="of:=OFFSET([$actions_combos.D$2];FLOOR(ROW([.E31])/2)-1;0)" office:value-type="float" office:value="0" calcext:value-type="float">
            <text:p>0</text:p>
          </table:table-cell>
          <table:table-cell table:style-name="ce15" table:formula="of:=OFFSET([$actions_combos.E$2];FLOOR(ROW([.F31])/2)-1;0)" office:value-type="float" office:value="0" calcext:value-type="float">
            <text:p>0</text:p>
          </table:table-cell>
          <table:table-cell table:style-name="ce8" table:formula="of:=VLOOKUP([.C31];[$keys.$A$2:.$C$200];[.$A31]+1;0)" office:value-type="string" office:string-value="" calcext:value-type="error">
            <text:p>#N/A</text:p>
          </table:table-cell>
          <table:table-cell table:style-name="ce8" table:formula="of:=VLOOKUP([.D31];[$keys.$A$2:.$C$200];[.$A31]+1;0)" office:value-type="string" office:string-value="" calcext:value-type="error">
            <text:p>#N/A</text:p>
          </table:table-cell>
          <table:table-cell table:style-name="ce8" table:formula="of:=VLOOKUP([.E31];[$keys.$A$2:.$C$200];[.$A31]+1;0)" office:value-type="string" office:string-value="" calcext:value-type="error">
            <text:p>#N/A</text:p>
          </table:table-cell>
          <table:table-cell table:formula="of:=VLOOKUP([.F31];[$keys.$A$2:.$C$200];[.$A31]+1;0)" office:value-type="string" office:string-value="" calcext:value-type="error">
            <text:p>#N/A</text:p>
          </table:table-cell>
          <table:table-cell table:formula="of:=[.C31]&amp;&quot;_&quot;&amp;[.D31]&amp;IF(ISNA([.I31]);&quot;&quot;;&quot;_&quot;&amp;[.E31]&amp;IF(ISNA([.J31]);&quot;&quot;;&quot;_&quot;&amp;[.F31]))&amp;&quot;_&quot;&amp;TEXT([.A31];&quot;0&quot;)" office:value-type="string" office:string-value="0_0_2" calcext:value-type="string">
            <text:p>0_0_2</text:p>
          </table:table-cell>
          <table:table-cell table:style-name="ce8" table:formula="of:=[.G31]&amp;&quot;, &quot;&amp;[.H31]&amp;IF(ISNA([.I31]);&quot;&quot;;&quot;, &quot;&amp;[.I31]&amp;IF(ISNA([.J31]);&quot;&quot;;&quot;, &quot;&amp;[.J31]))" office:value-type="string" office:string-value="" calcext:value-type="error">
            <text:p>#N/A</text:p>
          </table:table-cell>
          <table:table-cell table:formula="of:=VLOOKUP([.B31];[$actions.$A$2:.$F$514];5;0)" office:value-type="string" office:string-value="macro" calcext:value-type="string">
            <text:p>macro</text:p>
          </table:table-cell>
          <table:table-cell table:style-name="ce8" table:formula="of:=VLOOKUP([.B31];[$actions.$A$2:.$D$514];2;0)" office:value-type="float" office:value="0" calcext:value-type="float">
            <text:p/>
          </table:table-cell>
          <table:table-cell table:formula="of:=VLOOKUP([.B31];[$actions.$A$2:.$D$514];3;0)" office:value-type="string" office:string-value="SEND_STRING(SS_LCTL(&quot;ax&quot;));" calcext:value-type="string">
            <text:p>SEND_STRING(SS_LCTL("ax"));</text:p>
          </table:table-cell>
          <table:table-cell table:formula="of:=VLOOKUP([.B31];[$actions.$A$2:.$D$514];4;0)" office:value-type="float" office:value="0" calcext:value-type="float">
            <text:p/>
          </table:table-cell>
          <table:table-cell table:style-name="ce19" table:formula="of:=[.B31]&lt;&gt;0" office:value-type="boolean" office:boolean-value="true" calcext:value-type="boolean">
            <text:p>TRUE</text:p>
          </table:table-cell>
          <table:table-cell table:style-name="ce8" table:formula="of:=&quot;const uint16_t PROGMEM &quot;&amp;[.K31]&amp;&quot;_combo[] = {&quot;&amp;[.L31]&amp;&quot;, COMBO_END};&quot;" office:value-type="string" office:string-value="" calcext:value-type="error">
            <text:p>#N/A</text:p>
          </table:table-cell>
          <table:table-cell table:formula="of:=&quot;  COMBO_&quot;&amp;[.K3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31]&amp;&quot;] = COMBO&quot;&amp;IF([.M31]=&quot;key&quot;;&quot;&quot;;&quot;_ACTION&quot;)&amp;&quot;(&quot;&amp;[.K31]&amp;&quot;_combo&quot;&amp;IF([.M31]=&quot;key&quot;;&quot;, &quot;&amp;[.N31];&quot;&quot;)&amp;&quot;),&quot;" office:value-type="string" office:string-value="  [COMBO_0_0_2] = COMBO_ACTION(0_0_2_combo)," calcext:value-type="string">
            <text:p><text:s text:c="2"/>[COMBO_0_0_2] = COMBO_ACTION(0_0_2_combo),</text:p>
          </table:table-cell>
          <table:table-cell table:style-name="ce8" table:formula="of:=IF([.M31]=&quot;macro&quot;;&quot;    case &quot;&amp;&quot;COMBO_&quot;&amp;[.K31]&amp;&quot;: if (p) {&quot;&amp;[.O31]&amp;&quot;} &quot;&amp;IF([.P31]=&quot;&quot;;&quot;&quot;;&quot;else {&quot;&amp;[.P31]&amp;&quot;}&quot;)&amp;&quot; break;&quot;;&quot;&quot;)" office:value-type="string" office:string-value="    case COMBO_0_0_2: if (p) {SEND_STRING(SS_LCTL(&quot;ax&quot;));}  break;" calcext:value-type="string">
            <text:p><text:s text:c="4"/>case COMBO_0_0_2: if (p) {SEND_STRING(SS_LCTL("ax"));} <text:s/>break;</text:p>
          </table:table-cell>
          <table:table-cell table:number-columns-repeated="1003"/>
        </table:table-row>
        <table:table-row table:style-name="ro1">
          <table:table-cell table:formula="of:=MOD(ROW([.A32]);2)+1" office:value-type="float" office:value="1" calcext:value-type="float">
            <text:p>1</text:p>
          </table:table-cell>
          <table:table-cell table:style-name="ce8" table:formula="of:=OFFSET([$actions_combos.A$2];FLOOR(ROW([.B32])/2)-1;0)" office:value-type="string" office:string-value="dash" calcext:value-type="string">
            <text:p>dash</text:p>
          </table:table-cell>
          <table:table-cell table:style-name="ce15" table:formula="of:=OFFSET([$actions_combos.B$2];FLOOR(ROW([.C32])/2)-1;0)" office:value-type="string" office:string-value="e" calcext:value-type="string">
            <text:p>e</text:p>
          </table:table-cell>
          <table:table-cell table:style-name="ce15" table:formula="of:=OFFSET([$actions_combos.C$2];FLOOR(ROW([.D32])/2)-1;0)" office:value-type="string" office:string-value="i" calcext:value-type="string">
            <text:p>i</text:p>
          </table:table-cell>
          <table:table-cell table:style-name="ce15" table:formula="of:=OFFSET([$actions_combos.D$2];FLOOR(ROW([.E32])/2)-1;0)" office:value-type="float" office:value="0" calcext:value-type="float">
            <text:p>0</text:p>
          </table:table-cell>
          <table:table-cell table:style-name="ce15" table:formula="of:=OFFSET([$actions_combos.E$2];FLOOR(ROW([.F32])/2)-1;0)" office:value-type="float" office:value="0" calcext:value-type="float">
            <text:p>0</text:p>
          </table:table-cell>
          <table:table-cell table:style-name="ce8" table:formula="of:=VLOOKUP([.C32];[$keys.$A$2:.$C$200];[.$A32]+1;0)" office:value-type="string" office:string-value="KC_E" calcext:value-type="string">
            <text:p>KC_E</text:p>
          </table:table-cell>
          <table:table-cell table:style-name="ce8" table:formula="of:=VLOOKUP([.D32];[$keys.$A$2:.$C$200];[.$A32]+1;0)" office:value-type="string" office:string-value="KC_I" calcext:value-type="string">
            <text:p>KC_I</text:p>
          </table:table-cell>
          <table:table-cell table:formula="of:=VLOOKUP([.E32];[$keys.$A$2:.$C$200];[.$A32]+1;0)" office:value-type="string" office:string-value="" calcext:value-type="error">
            <text:p>#N/A</text:p>
          </table:table-cell>
          <table:table-cell table:formula="of:=VLOOKUP([.F32];[$keys.$A$2:.$C$200];[.$A32]+1;0)" office:value-type="string" office:string-value="" calcext:value-type="error">
            <text:p>#N/A</text:p>
          </table:table-cell>
          <table:table-cell table:formula="of:=[.C32]&amp;&quot;_&quot;&amp;[.D32]&amp;IF(ISNA([.I32]);&quot;&quot;;&quot;_&quot;&amp;[.E32]&amp;IF(ISNA([.J32]);&quot;&quot;;&quot;_&quot;&amp;[.F32]))&amp;&quot;_&quot;&amp;TEXT([.A32];&quot;0&quot;)" office:value-type="string" office:string-value="e_i_1" calcext:value-type="string">
            <text:p>e_i_1</text:p>
          </table:table-cell>
          <table:table-cell table:style-name="ce8" table:formula="of:=[.G32]&amp;&quot;, &quot;&amp;[.H32]&amp;IF(ISNA([.I32]);&quot;&quot;;&quot;, &quot;&amp;[.I32]&amp;IF(ISNA([.J32]);&quot;&quot;;&quot;, &quot;&amp;[.J32]))" office:value-type="string" office:string-value="KC_E, KC_I" calcext:value-type="string">
            <text:p>KC_E, KC_I</text:p>
          </table:table-cell>
          <table:table-cell table:formula="of:=VLOOKUP([.B32];[$actions.$A$2:.$F$514];5;0)" office:value-type="string" office:string-value="key" calcext:value-type="string">
            <text:p>key</text:p>
          </table:table-cell>
          <table:table-cell table:style-name="ce8" table:formula="of:=VLOOKUP([.B32];[$actions.$A$2:.$D$514];2;0)" office:value-type="string" office:string-value="KC_MINS" calcext:value-type="string">
            <text:p>KC_MINS</text:p>
          </table:table-cell>
          <table:table-cell table:style-name="ce8" table:formula="of:=VLOOKUP([.B32];[$actions.$A$2:.$D$514];3;0)" office:value-type="float" office:value="0" calcext:value-type="float">
            <text:p/>
          </table:table-cell>
          <table:table-cell table:formula="of:=VLOOKUP([.B32];[$actions.$A$2:.$D$514];4;0)" office:value-type="float" office:value="0" calcext:value-type="float">
            <text:p/>
          </table:table-cell>
          <table:table-cell table:style-name="ce19" table:formula="of:=[.B32]&lt;&gt;0" office:value-type="boolean" office:boolean-value="true" calcext:value-type="boolean">
            <text:p>TRUE</text:p>
          </table:table-cell>
          <table:table-cell table:style-name="ce8" table:formula="of:=&quot;const uint16_t PROGMEM &quot;&amp;[.K32]&amp;&quot;_combo[] = {&quot;&amp;[.L32]&amp;&quot;, COMBO_END};&quot;" office:value-type="string" office:string-value="const uint16_t PROGMEM e_i_1_combo[] = {KC_E, KC_I, COMBO_END};" calcext:value-type="string">
            <text:p>const uint16_t PROGMEM e_i_1_combo[] = {KC_E, KC_I, COMBO_END};</text:p>
          </table:table-cell>
          <table:table-cell table:formula="of:=&quot;  COMBO_&quot;&amp;[.K32]&amp;&quot;,&quot;" office:value-type="string" office:string-value="  COMBO_e_i_1," calcext:value-type="string">
            <text:p><text:s text:c="2"/>COMBO_e_i_1,</text:p>
          </table:table-cell>
          <table:table-cell table:formula="of:=&quot;  [COMBO_&quot;&amp;[.K32]&amp;&quot;] = COMBO&quot;&amp;IF([.M32]=&quot;key&quot;;&quot;&quot;;&quot;_ACTION&quot;)&amp;&quot;(&quot;&amp;[.K32]&amp;&quot;_combo&quot;&amp;IF([.M32]=&quot;key&quot;;&quot;, &quot;&amp;[.N32];&quot;&quot;)&amp;&quot;),&quot;" office:value-type="string" office:string-value="  [COMBO_e_i_1] = COMBO(e_i_1_combo, KC_MINS)," calcext:value-type="string">
            <text:p><text:s text:c="2"/>[COMBO_e_i_1] = COMBO(e_i_1_combo, KC_MINS),</text:p>
          </table:table-cell>
          <table:table-cell table:style-name="ce8" table:formula="of:=IF([.M32]=&quot;macro&quot;;&quot;    case &quot;&amp;&quot;COMBO_&quot;&amp;[.K32]&amp;&quot;: if (p) {&quot;&amp;[.O32]&amp;&quot;} &quot;&amp;IF([.P32]=&quot;&quot;;&quot;&quot;;&quot;else {&quot;&amp;[.P3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33]);2)+1" office:value-type="float" office:value="2" calcext:value-type="float">
            <text:p>2</text:p>
          </table:table-cell>
          <table:table-cell table:style-name="ce8" table:formula="of:=OFFSET([$actions_combos.A$2];FLOOR(ROW([.B33])/2)-1;0)" office:value-type="string" office:string-value="dash" calcext:value-type="string">
            <text:p>dash</text:p>
          </table:table-cell>
          <table:table-cell table:style-name="ce15" table:formula="of:=OFFSET([$actions_combos.B$2];FLOOR(ROW([.C33])/2)-1;0)" office:value-type="string" office:string-value="e" calcext:value-type="string">
            <text:p>e</text:p>
          </table:table-cell>
          <table:table-cell table:style-name="ce15" table:formula="of:=OFFSET([$actions_combos.C$2];FLOOR(ROW([.D33])/2)-1;0)" office:value-type="string" office:string-value="i" calcext:value-type="string">
            <text:p>i</text:p>
          </table:table-cell>
          <table:table-cell table:style-name="ce15" table:formula="of:=OFFSET([$actions_combos.D$2];FLOOR(ROW([.E33])/2)-1;0)" office:value-type="float" office:value="0" calcext:value-type="float">
            <text:p>0</text:p>
          </table:table-cell>
          <table:table-cell table:style-name="ce15" table:formula="of:=OFFSET([$actions_combos.E$2];FLOOR(ROW([.F33])/2)-1;0)" office:value-type="float" office:value="0" calcext:value-type="float">
            <text:p>0</text:p>
          </table:table-cell>
          <table:table-cell table:style-name="ce8" table:formula="of:=VLOOKUP([.C33];[$keys.$A$2:.$C$200];[.$A33]+1;0)" office:value-type="string" office:string-value="KC_EQL" calcext:value-type="string">
            <text:p>KC_EQL</text:p>
          </table:table-cell>
          <table:table-cell table:style-name="ce8" table:formula="of:=VLOOKUP([.D33];[$keys.$A$2:.$C$200];[.$A33]+1;0)" office:value-type="string" office:string-value="KC_ASTR" calcext:value-type="string">
            <text:p>KC_ASTR</text:p>
          </table:table-cell>
          <table:table-cell table:formula="of:=VLOOKUP([.E33];[$keys.$A$2:.$C$200];[.$A33]+1;0)" office:value-type="string" office:string-value="" calcext:value-type="error">
            <text:p>#N/A</text:p>
          </table:table-cell>
          <table:table-cell table:formula="of:=VLOOKUP([.F33];[$keys.$A$2:.$C$200];[.$A33]+1;0)" office:value-type="string" office:string-value="" calcext:value-type="error">
            <text:p>#N/A</text:p>
          </table:table-cell>
          <table:table-cell table:formula="of:=[.C33]&amp;&quot;_&quot;&amp;[.D33]&amp;IF(ISNA([.I33]);&quot;&quot;;&quot;_&quot;&amp;[.E33]&amp;IF(ISNA([.J33]);&quot;&quot;;&quot;_&quot;&amp;[.F33]))&amp;&quot;_&quot;&amp;TEXT([.A33];&quot;0&quot;)" office:value-type="string" office:string-value="e_i_2" calcext:value-type="string">
            <text:p>e_i_2</text:p>
          </table:table-cell>
          <table:table-cell table:style-name="ce8" table:formula="of:=[.G33]&amp;&quot;, &quot;&amp;[.H33]&amp;IF(ISNA([.I33]);&quot;&quot;;&quot;, &quot;&amp;[.I33]&amp;IF(ISNA([.J33]);&quot;&quot;;&quot;, &quot;&amp;[.J33]))" office:value-type="string" office:string-value="KC_EQL, KC_ASTR" calcext:value-type="string">
            <text:p>KC_EQL, KC_ASTR</text:p>
          </table:table-cell>
          <table:table-cell table:formula="of:=VLOOKUP([.B33];[$actions.$A$2:.$F$514];5;0)" office:value-type="string" office:string-value="key" calcext:value-type="string">
            <text:p>key</text:p>
          </table:table-cell>
          <table:table-cell table:style-name="ce8" table:formula="of:=VLOOKUP([.B33];[$actions.$A$2:.$D$514];2;0)" office:value-type="string" office:string-value="KC_MINS" calcext:value-type="string">
            <text:p>KC_MINS</text:p>
          </table:table-cell>
          <table:table-cell table:style-name="ce8" table:formula="of:=VLOOKUP([.B33];[$actions.$A$2:.$D$514];3;0)" office:value-type="float" office:value="0" calcext:value-type="float">
            <text:p/>
          </table:table-cell>
          <table:table-cell table:formula="of:=VLOOKUP([.B33];[$actions.$A$2:.$D$514];4;0)" office:value-type="float" office:value="0" calcext:value-type="float">
            <text:p/>
          </table:table-cell>
          <table:table-cell table:style-name="ce19" table:formula="of:=[.B33]&lt;&gt;0" office:value-type="boolean" office:boolean-value="true" calcext:value-type="boolean">
            <text:p>TRUE</text:p>
          </table:table-cell>
          <table:table-cell table:style-name="ce8" table:formula="of:=&quot;const uint16_t PROGMEM &quot;&amp;[.K33]&amp;&quot;_combo[] = {&quot;&amp;[.L33]&amp;&quot;, COMBO_END};&quot;" office:value-type="string" office:string-value="const uint16_t PROGMEM e_i_2_combo[] = {KC_EQL, KC_ASTR, COMBO_END};" calcext:value-type="string">
            <text:p>const uint16_t PROGMEM e_i_2_combo[] = {KC_EQL, KC_ASTR, COMBO_END};</text:p>
          </table:table-cell>
          <table:table-cell table:formula="of:=&quot;  COMBO_&quot;&amp;[.K33]&amp;&quot;,&quot;" office:value-type="string" office:string-value="  COMBO_e_i_2," calcext:value-type="string">
            <text:p><text:s text:c="2"/>COMBO_e_i_2,</text:p>
          </table:table-cell>
          <table:table-cell table:formula="of:=&quot;  [COMBO_&quot;&amp;[.K33]&amp;&quot;] = COMBO&quot;&amp;IF([.M33]=&quot;key&quot;;&quot;&quot;;&quot;_ACTION&quot;)&amp;&quot;(&quot;&amp;[.K33]&amp;&quot;_combo&quot;&amp;IF([.M33]=&quot;key&quot;;&quot;, &quot;&amp;[.N33];&quot;&quot;)&amp;&quot;),&quot;" office:value-type="string" office:string-value="  [COMBO_e_i_2] = COMBO(e_i_2_combo, KC_MINS)," calcext:value-type="string">
            <text:p><text:s text:c="2"/>[COMBO_e_i_2] = COMBO(e_i_2_combo, KC_MINS),</text:p>
          </table:table-cell>
          <table:table-cell table:style-name="ce8" table:formula="of:=IF([.M33]=&quot;macro&quot;;&quot;    case &quot;&amp;&quot;COMBO_&quot;&amp;[.K33]&amp;&quot;: if (p) {&quot;&amp;[.O33]&amp;&quot;} &quot;&amp;IF([.P33]=&quot;&quot;;&quot;&quot;;&quot;else {&quot;&amp;[.P3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34]);2)+1" office:value-type="float" office:value="1" calcext:value-type="float">
            <text:p>1</text:p>
          </table:table-cell>
          <table:table-cell table:style-name="ce8" table:formula="of:=OFFSET([$actions_combos.A$2];FLOOR(ROW([.B34])/2)-1;0)" office:value-type="string" office:string-value="del_all" calcext:value-type="string">
            <text:p>del_all</text:p>
          </table:table-cell>
          <table:table-cell table:style-name="ce15" table:formula="of:=OFFSET([$actions_combos.B$2];FLOOR(ROW([.C34])/2)-1;0)" office:value-type="string" office:string-value="alt" calcext:value-type="string">
            <text:p>alt</text:p>
          </table:table-cell>
          <table:table-cell table:style-name="ce15" table:formula="of:=OFFSET([$actions_combos.C$2];FLOOR(ROW([.D34])/2)-1;0)" office:value-type="string" office:string-value="c" calcext:value-type="string">
            <text:p>c</text:p>
          </table:table-cell>
          <table:table-cell table:style-name="ce15" table:formula="of:=OFFSET([$actions_combos.D$2];FLOOR(ROW([.E34])/2)-1;0)" office:value-type="string" office:string-value="v" calcext:value-type="string">
            <text:p>v</text:p>
          </table:table-cell>
          <table:table-cell table:style-name="ce15" table:formula="of:=OFFSET([$actions_combos.E$2];FLOOR(ROW([.F34])/2)-1;0)" office:value-type="float" office:value="0" calcext:value-type="float">
            <text:p>0</text:p>
          </table:table-cell>
          <table:table-cell table:style-name="ce8" table:formula="of:=VLOOKUP([.C34];[$keys.$A$2:.$C$200];[.$A34]+1;0)" office:value-type="string" office:string-value="KC_LALT" calcext:value-type="string">
            <text:p>KC_LALT</text:p>
          </table:table-cell>
          <table:table-cell table:style-name="ce8" table:formula="of:=VLOOKUP([.D34];[$keys.$A$2:.$C$200];[.$A34]+1;0)" office:value-type="string" office:string-value="KC_C" calcext:value-type="string">
            <text:p>KC_C</text:p>
          </table:table-cell>
          <table:table-cell table:formula="of:=VLOOKUP([.E34];[$keys.$A$2:.$C$200];[.$A34]+1;0)" office:value-type="string" office:string-value="KC_V" calcext:value-type="string">
            <text:p>KC_V</text:p>
          </table:table-cell>
          <table:table-cell table:formula="of:=VLOOKUP([.F34];[$keys.$A$2:.$C$200];[.$A34]+1;0)" office:value-type="string" office:string-value="" calcext:value-type="error">
            <text:p>#N/A</text:p>
          </table:table-cell>
          <table:table-cell table:formula="of:=[.C34]&amp;&quot;_&quot;&amp;[.D34]&amp;IF(ISNA([.I34]);&quot;&quot;;&quot;_&quot;&amp;[.E34]&amp;IF(ISNA([.J34]);&quot;&quot;;&quot;_&quot;&amp;[.F34]))&amp;&quot;_&quot;&amp;TEXT([.A34];&quot;0&quot;)" office:value-type="string" office:string-value="alt_c_v_1" calcext:value-type="string">
            <text:p>alt_c_v_1</text:p>
          </table:table-cell>
          <table:table-cell table:style-name="ce8" table:formula="of:=[.G34]&amp;&quot;, &quot;&amp;[.H34]&amp;IF(ISNA([.I34]);&quot;&quot;;&quot;, &quot;&amp;[.I34]&amp;IF(ISNA([.J34]);&quot;&quot;;&quot;, &quot;&amp;[.J34]))" office:value-type="string" office:string-value="KC_LALT, KC_C, KC_V" calcext:value-type="string">
            <text:p>KC_LALT, KC_C, KC_V</text:p>
          </table:table-cell>
          <table:table-cell table:formula="of:=VLOOKUP([.B34];[$actions.$A$2:.$F$514];5;0)" office:value-type="string" office:string-value="macro" calcext:value-type="string">
            <text:p>macro</text:p>
          </table:table-cell>
          <table:table-cell table:style-name="ce8" table:formula="of:=VLOOKUP([.B34];[$actions.$A$2:.$D$514];2;0)" office:value-type="float" office:value="0" calcext:value-type="float">
            <text:p/>
          </table:table-cell>
          <table:table-cell table:style-name="ce8" table:formula="of:=VLOOKUP([.B34];[$actions.$A$2:.$D$514];3;0)" office:value-type="string" office:string-value="SEND_STRING(SS_LCTL(&quot;a&quot;)SS_TAP(X_DEL));" calcext:value-type="string">
            <text:p>SEND_STRING(SS_LCTL("a")SS_TAP(X_DEL));</text:p>
          </table:table-cell>
          <table:table-cell table:formula="of:=VLOOKUP([.B34];[$actions.$A$2:.$D$514];4;0)" office:value-type="float" office:value="0" calcext:value-type="float">
            <text:p/>
          </table:table-cell>
          <table:table-cell table:style-name="ce19" table:formula="of:=[.B34]&lt;&gt;0" office:value-type="boolean" office:boolean-value="true" calcext:value-type="boolean">
            <text:p>TRUE</text:p>
          </table:table-cell>
          <table:table-cell table:style-name="ce8" table:formula="of:=&quot;const uint16_t PROGMEM &quot;&amp;[.K34]&amp;&quot;_combo[] = {&quot;&amp;[.L34]&amp;&quot;, COMBO_END};&quot;" office:value-type="string" office:string-value="const uint16_t PROGMEM alt_c_v_1_combo[] = {KC_LALT, KC_C, KC_V, COMBO_END};" calcext:value-type="string">
            <text:p>const uint16_t PROGMEM alt_c_v_1_combo[] = {KC_LALT, KC_C, KC_V, COMBO_END};</text:p>
          </table:table-cell>
          <table:table-cell table:formula="of:=&quot;  COMBO_&quot;&amp;[.K34]&amp;&quot;,&quot;" office:value-type="string" office:string-value="  COMBO_alt_c_v_1," calcext:value-type="string">
            <text:p><text:s text:c="2"/>COMBO_alt_c_v_1,</text:p>
          </table:table-cell>
          <table:table-cell table:formula="of:=&quot;  [COMBO_&quot;&amp;[.K34]&amp;&quot;] = COMBO&quot;&amp;IF([.M34]=&quot;key&quot;;&quot;&quot;;&quot;_ACTION&quot;)&amp;&quot;(&quot;&amp;[.K34]&amp;&quot;_combo&quot;&amp;IF([.M34]=&quot;key&quot;;&quot;, &quot;&amp;[.N34];&quot;&quot;)&amp;&quot;),&quot;" office:value-type="string" office:string-value="  [COMBO_alt_c_v_1] = COMBO_ACTION(alt_c_v_1_combo)," calcext:value-type="string">
            <text:p><text:s text:c="2"/>[COMBO_alt_c_v_1] = COMBO_ACTION(alt_c_v_1_combo),</text:p>
          </table:table-cell>
          <table:table-cell table:style-name="ce8" table:formula="of:=IF([.M34]=&quot;macro&quot;;&quot;    case &quot;&amp;&quot;COMBO_&quot;&amp;[.K34]&amp;&quot;: if (p) {&quot;&amp;[.O34]&amp;&quot;} &quot;&amp;IF([.P34]=&quot;&quot;;&quot;&quot;;&quot;else {&quot;&amp;[.P34]&amp;&quot;}&quot;)&amp;&quot; break;&quot;;&quot;&quot;)" office:value-type="string" office:string-value="    case COMBO_alt_c_v_1: if (p) {SEND_STRING(SS_LCTL(&quot;a&quot;)SS_TAP(X_DEL));}  break;" calcext:value-type="string">
            <text:p><text:s text:c="4"/>case COMBO_alt_c_v_1: if (p) {SEND_STRING(SS_LCTL("a")SS_TAP(X_DEL));} <text:s/>break;</text:p>
          </table:table-cell>
          <table:table-cell table:number-columns-repeated="1003"/>
        </table:table-row>
        <table:table-row table:style-name="ro1">
          <table:table-cell table:formula="of:=MOD(ROW([.A35]);2)+1" office:value-type="float" office:value="2" calcext:value-type="float">
            <text:p>2</text:p>
          </table:table-cell>
          <table:table-cell table:style-name="ce8" table:formula="of:=OFFSET([$actions_combos.A$2];FLOOR(ROW([.B35])/2)-1;0)" office:value-type="string" office:string-value="del_all" calcext:value-type="string">
            <text:p>del_all</text:p>
          </table:table-cell>
          <table:table-cell table:style-name="ce15" table:formula="of:=OFFSET([$actions_combos.B$2];FLOOR(ROW([.C35])/2)-1;0)" office:value-type="string" office:string-value="alt" calcext:value-type="string">
            <text:p>alt</text:p>
          </table:table-cell>
          <table:table-cell table:style-name="ce15" table:formula="of:=OFFSET([$actions_combos.C$2];FLOOR(ROW([.D35])/2)-1;0)" office:value-type="string" office:string-value="c" calcext:value-type="string">
            <text:p>c</text:p>
          </table:table-cell>
          <table:table-cell table:style-name="ce15" table:formula="of:=OFFSET([$actions_combos.D$2];FLOOR(ROW([.E35])/2)-1;0)" office:value-type="string" office:string-value="v" calcext:value-type="string">
            <text:p>v</text:p>
          </table:table-cell>
          <table:table-cell table:style-name="ce15" table:formula="of:=OFFSET([$actions_combos.E$2];FLOOR(ROW([.F35])/2)-1;0)" office:value-type="float" office:value="0" calcext:value-type="float">
            <text:p>0</text:p>
          </table:table-cell>
          <table:table-cell table:style-name="ce8" table:formula="of:=VLOOKUP([.C35];[$keys.$A$2:.$C$200];[.$A35]+1;0)" office:value-type="string" office:string-value="KC_LALT" calcext:value-type="string">
            <text:p>KC_LALT</text:p>
          </table:table-cell>
          <table:table-cell table:style-name="ce8" table:formula="of:=VLOOKUP([.D35];[$keys.$A$2:.$C$200];[.$A35]+1;0)" office:value-type="string" office:string-value="KC_LBRC" calcext:value-type="string">
            <text:p>KC_LBRC</text:p>
          </table:table-cell>
          <table:table-cell table:formula="of:=VLOOKUP([.E35];[$keys.$A$2:.$C$200];[.$A35]+1;0)" office:value-type="string" office:string-value="KC_RBRC" calcext:value-type="string">
            <text:p>KC_RBRC</text:p>
          </table:table-cell>
          <table:table-cell table:formula="of:=VLOOKUP([.F35];[$keys.$A$2:.$C$200];[.$A35]+1;0)" office:value-type="string" office:string-value="" calcext:value-type="error">
            <text:p>#N/A</text:p>
          </table:table-cell>
          <table:table-cell table:formula="of:=[.C35]&amp;&quot;_&quot;&amp;[.D35]&amp;IF(ISNA([.I35]);&quot;&quot;;&quot;_&quot;&amp;[.E35]&amp;IF(ISNA([.J35]);&quot;&quot;;&quot;_&quot;&amp;[.F35]))&amp;&quot;_&quot;&amp;TEXT([.A35];&quot;0&quot;)" office:value-type="string" office:string-value="alt_c_v_2" calcext:value-type="string">
            <text:p>alt_c_v_2</text:p>
          </table:table-cell>
          <table:table-cell table:style-name="ce8" table:formula="of:=[.G35]&amp;&quot;, &quot;&amp;[.H35]&amp;IF(ISNA([.I35]);&quot;&quot;;&quot;, &quot;&amp;[.I35]&amp;IF(ISNA([.J35]);&quot;&quot;;&quot;, &quot;&amp;[.J35]))" office:value-type="string" office:string-value="KC_LALT, KC_LBRC, KC_RBRC" calcext:value-type="string">
            <text:p>KC_LALT, KC_LBRC, KC_RBRC</text:p>
          </table:table-cell>
          <table:table-cell table:formula="of:=VLOOKUP([.B35];[$actions.$A$2:.$F$514];5;0)" office:value-type="string" office:string-value="macro" calcext:value-type="string">
            <text:p>macro</text:p>
          </table:table-cell>
          <table:table-cell table:style-name="ce8" table:formula="of:=VLOOKUP([.B35];[$actions.$A$2:.$D$514];2;0)" office:value-type="float" office:value="0" calcext:value-type="float">
            <text:p/>
          </table:table-cell>
          <table:table-cell table:style-name="ce8" table:formula="of:=VLOOKUP([.B35];[$actions.$A$2:.$D$514];3;0)" office:value-type="string" office:string-value="SEND_STRING(SS_LCTL(&quot;a&quot;)SS_TAP(X_DEL));" calcext:value-type="string">
            <text:p>SEND_STRING(SS_LCTL("a")SS_TAP(X_DEL));</text:p>
          </table:table-cell>
          <table:table-cell table:formula="of:=VLOOKUP([.B35];[$actions.$A$2:.$D$514];4;0)" office:value-type="float" office:value="0" calcext:value-type="float">
            <text:p/>
          </table:table-cell>
          <table:table-cell table:style-name="ce19" table:formula="of:=[.B35]&lt;&gt;0" office:value-type="boolean" office:boolean-value="true" calcext:value-type="boolean">
            <text:p>TRUE</text:p>
          </table:table-cell>
          <table:table-cell table:style-name="ce8" table:formula="of:=&quot;const uint16_t PROGMEM &quot;&amp;[.K35]&amp;&quot;_combo[] = {&quot;&amp;[.L35]&amp;&quot;, COMBO_END};&quot;" office:value-type="string" office:string-value="const uint16_t PROGMEM alt_c_v_2_combo[] = {KC_LALT, KC_LBRC, KC_RBRC, COMBO_END};" calcext:value-type="string">
            <text:p>const uint16_t PROGMEM alt_c_v_2_combo[] = {KC_LALT, KC_LBRC, KC_RBRC, COMBO_END};</text:p>
          </table:table-cell>
          <table:table-cell table:formula="of:=&quot;  COMBO_&quot;&amp;[.K35]&amp;&quot;,&quot;" office:value-type="string" office:string-value="  COMBO_alt_c_v_2," calcext:value-type="string">
            <text:p><text:s text:c="2"/>COMBO_alt_c_v_2,</text:p>
          </table:table-cell>
          <table:table-cell table:formula="of:=&quot;  [COMBO_&quot;&amp;[.K35]&amp;&quot;] = COMBO&quot;&amp;IF([.M35]=&quot;key&quot;;&quot;&quot;;&quot;_ACTION&quot;)&amp;&quot;(&quot;&amp;[.K35]&amp;&quot;_combo&quot;&amp;IF([.M35]=&quot;key&quot;;&quot;, &quot;&amp;[.N35];&quot;&quot;)&amp;&quot;),&quot;" office:value-type="string" office:string-value="  [COMBO_alt_c_v_2] = COMBO_ACTION(alt_c_v_2_combo)," calcext:value-type="string">
            <text:p><text:s text:c="2"/>[COMBO_alt_c_v_2] = COMBO_ACTION(alt_c_v_2_combo),</text:p>
          </table:table-cell>
          <table:table-cell table:style-name="ce8" table:formula="of:=IF([.M35]=&quot;macro&quot;;&quot;    case &quot;&amp;&quot;COMBO_&quot;&amp;[.K35]&amp;&quot;: if (p) {&quot;&amp;[.O35]&amp;&quot;} &quot;&amp;IF([.P35]=&quot;&quot;;&quot;&quot;;&quot;else {&quot;&amp;[.P35]&amp;&quot;}&quot;)&amp;&quot; break;&quot;;&quot;&quot;)" office:value-type="string" office:string-value="    case COMBO_alt_c_v_2: if (p) {SEND_STRING(SS_LCTL(&quot;a&quot;)SS_TAP(X_DEL));}  break;" calcext:value-type="string">
            <text:p><text:s text:c="4"/>case COMBO_alt_c_v_2: if (p) {SEND_STRING(SS_LCTL("a")SS_TAP(X_DEL));} <text:s/>break;</text:p>
          </table:table-cell>
          <table:table-cell table:number-columns-repeated="1003"/>
        </table:table-row>
        <table:table-row table:style-name="ro1">
          <table:table-cell table:formula="of:=MOD(ROW([.A36]);2)+1" office:value-type="float" office:value="1" calcext:value-type="float">
            <text:p>1</text:p>
          </table:table-cell>
          <table:table-cell table:style-name="ce8" table:formula="of:=OFFSET([$actions_combos.A$2];FLOOR(ROW([.B36])/2)-1;0)" office:value-type="string" office:string-value="del_char_right" calcext:value-type="string">
            <text:p>del_char_right</text:p>
          </table:table-cell>
          <table:table-cell table:style-name="ce15" table:formula="of:=OFFSET([$actions_combos.B$2];FLOOR(ROW([.C36])/2)-1;0)" office:value-type="string" office:string-value="s" calcext:value-type="string">
            <text:p>s</text:p>
          </table:table-cell>
          <table:table-cell table:style-name="ce15" table:formula="of:=OFFSET([$actions_combos.C$2];FLOOR(ROW([.D36])/2)-1;0)" office:value-type="string" office:string-value="t" calcext:value-type="string">
            <text:p>t</text:p>
          </table:table-cell>
          <table:table-cell table:style-name="ce15" table:formula="of:=OFFSET([$actions_combos.D$2];FLOOR(ROW([.E36])/2)-1;0)" office:value-type="float" office:value="0" calcext:value-type="float">
            <text:p>0</text:p>
          </table:table-cell>
          <table:table-cell table:style-name="ce15" table:formula="of:=OFFSET([$actions_combos.E$2];FLOOR(ROW([.F36])/2)-1;0)" office:value-type="float" office:value="0" calcext:value-type="float">
            <text:p>0</text:p>
          </table:table-cell>
          <table:table-cell table:style-name="ce8" table:formula="of:=VLOOKUP([.C36];[$keys.$A$2:.$C$200];[.$A36]+1;0)" office:value-type="string" office:string-value="KC_S" calcext:value-type="string">
            <text:p>KC_S</text:p>
          </table:table-cell>
          <table:table-cell table:style-name="ce8" table:formula="of:=VLOOKUP([.D36];[$keys.$A$2:.$C$200];[.$A36]+1;0)" office:value-type="string" office:string-value="KC_T" calcext:value-type="string">
            <text:p>KC_T</text:p>
          </table:table-cell>
          <table:table-cell table:formula="of:=VLOOKUP([.E36];[$keys.$A$2:.$C$200];[.$A36]+1;0)" office:value-type="string" office:string-value="" calcext:value-type="error">
            <text:p>#N/A</text:p>
          </table:table-cell>
          <table:table-cell table:formula="of:=VLOOKUP([.F36];[$keys.$A$2:.$C$200];[.$A36]+1;0)" office:value-type="string" office:string-value="" calcext:value-type="error">
            <text:p>#N/A</text:p>
          </table:table-cell>
          <table:table-cell table:formula="of:=[.C36]&amp;&quot;_&quot;&amp;[.D36]&amp;IF(ISNA([.I36]);&quot;&quot;;&quot;_&quot;&amp;[.E36]&amp;IF(ISNA([.J36]);&quot;&quot;;&quot;_&quot;&amp;[.F36]))&amp;&quot;_&quot;&amp;TEXT([.A36];&quot;0&quot;)" office:value-type="string" office:string-value="s_t_1" calcext:value-type="string">
            <text:p>s_t_1</text:p>
          </table:table-cell>
          <table:table-cell table:style-name="ce8" table:formula="of:=[.G36]&amp;&quot;, &quot;&amp;[.H36]&amp;IF(ISNA([.I36]);&quot;&quot;;&quot;, &quot;&amp;[.I36]&amp;IF(ISNA([.J36]);&quot;&quot;;&quot;, &quot;&amp;[.J36]))" office:value-type="string" office:string-value="KC_S, KC_T" calcext:value-type="string">
            <text:p>KC_S, KC_T</text:p>
          </table:table-cell>
          <table:table-cell table:formula="of:=VLOOKUP([.B36];[$actions.$A$2:.$F$514];5;0)" office:value-type="string" office:string-value="key" calcext:value-type="string">
            <text:p>key</text:p>
          </table:table-cell>
          <table:table-cell table:style-name="ce8" table:formula="of:=VLOOKUP([.B36];[$actions.$A$2:.$D$514];2;0)" office:value-type="string" office:string-value="KC_DEL" calcext:value-type="string">
            <text:p>KC_DEL</text:p>
          </table:table-cell>
          <table:table-cell table:style-name="ce8" table:formula="of:=VLOOKUP([.B36];[$actions.$A$2:.$D$514];3;0)" office:value-type="float" office:value="0" calcext:value-type="float">
            <text:p/>
          </table:table-cell>
          <table:table-cell table:style-name="ce8" table:formula="of:=VLOOKUP([.B36];[$actions.$A$2:.$D$514];4;0)" office:value-type="float" office:value="0" calcext:value-type="float">
            <text:p/>
          </table:table-cell>
          <table:table-cell table:style-name="ce19" table:formula="of:=[.B36]&lt;&gt;0" office:value-type="boolean" office:boolean-value="true" calcext:value-type="boolean">
            <text:p>TRUE</text:p>
          </table:table-cell>
          <table:table-cell table:style-name="ce8" table:formula="of:=&quot;const uint16_t PROGMEM &quot;&amp;[.K36]&amp;&quot;_combo[] = {&quot;&amp;[.L36]&amp;&quot;, COMBO_END};&quot;" office:value-type="string" office:string-value="const uint16_t PROGMEM s_t_1_combo[] = {KC_S, KC_T, COMBO_END};" calcext:value-type="string">
            <text:p>const uint16_t PROGMEM s_t_1_combo[] = {KC_S, KC_T, COMBO_END};</text:p>
          </table:table-cell>
          <table:table-cell table:formula="of:=&quot;  COMBO_&quot;&amp;[.K36]&amp;&quot;,&quot;" office:value-type="string" office:string-value="  COMBO_s_t_1," calcext:value-type="string">
            <text:p><text:s text:c="2"/>COMBO_s_t_1,</text:p>
          </table:table-cell>
          <table:table-cell table:formula="of:=&quot;  [COMBO_&quot;&amp;[.K36]&amp;&quot;] = COMBO&quot;&amp;IF([.M36]=&quot;key&quot;;&quot;&quot;;&quot;_ACTION&quot;)&amp;&quot;(&quot;&amp;[.K36]&amp;&quot;_combo&quot;&amp;IF([.M36]=&quot;key&quot;;&quot;, &quot;&amp;[.N36];&quot;&quot;)&amp;&quot;),&quot;" office:value-type="string" office:string-value="  [COMBO_s_t_1] = COMBO(s_t_1_combo, KC_DEL)," calcext:value-type="string">
            <text:p><text:s text:c="2"/>[COMBO_s_t_1] = COMBO(s_t_1_combo, KC_DEL),</text:p>
          </table:table-cell>
          <table:table-cell table:style-name="ce8" table:formula="of:=IF([.M36]=&quot;macro&quot;;&quot;    case &quot;&amp;&quot;COMBO_&quot;&amp;[.K36]&amp;&quot;: if (p) {&quot;&amp;[.O36]&amp;&quot;} &quot;&amp;IF([.P36]=&quot;&quot;;&quot;&quot;;&quot;else {&quot;&amp;[.P3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37]);2)+1" office:value-type="float" office:value="2" calcext:value-type="float">
            <text:p>2</text:p>
          </table:table-cell>
          <table:table-cell table:style-name="ce8" table:formula="of:=OFFSET([$actions_combos.A$2];FLOOR(ROW([.B37])/2)-1;0)" office:value-type="string" office:string-value="del_char_right" calcext:value-type="string">
            <text:p>del_char_right</text:p>
          </table:table-cell>
          <table:table-cell table:style-name="ce15" table:formula="of:=OFFSET([$actions_combos.B$2];FLOOR(ROW([.C37])/2)-1;0)" office:value-type="string" office:string-value="s" calcext:value-type="string">
            <text:p>s</text:p>
          </table:table-cell>
          <table:table-cell table:style-name="ce15" table:formula="of:=OFFSET([$actions_combos.C$2];FLOOR(ROW([.D37])/2)-1;0)" office:value-type="string" office:string-value="t" calcext:value-type="string">
            <text:p>t</text:p>
          </table:table-cell>
          <table:table-cell table:style-name="ce15" table:formula="of:=OFFSET([$actions_combos.D$2];FLOOR(ROW([.E37])/2)-1;0)" office:value-type="float" office:value="0" calcext:value-type="float">
            <text:p>0</text:p>
          </table:table-cell>
          <table:table-cell table:style-name="ce15" table:formula="of:=OFFSET([$actions_combos.E$2];FLOOR(ROW([.F37])/2)-1;0)" office:value-type="float" office:value="0" calcext:value-type="float">
            <text:p>0</text:p>
          </table:table-cell>
          <table:table-cell table:style-name="ce8" table:formula="of:=VLOOKUP([.C37];[$keys.$A$2:.$C$200];[.$A37]+1;0)" office:value-type="string" office:string-value="KC_LPRN" calcext:value-type="string">
            <text:p>KC_LPRN</text:p>
          </table:table-cell>
          <table:table-cell table:style-name="ce8" table:formula="of:=VLOOKUP([.D37];[$keys.$A$2:.$C$200];[.$A37]+1;0)" office:value-type="string" office:string-value="KC_RPRN" calcext:value-type="string">
            <text:p>KC_RPRN</text:p>
          </table:table-cell>
          <table:table-cell table:formula="of:=VLOOKUP([.E37];[$keys.$A$2:.$C$200];[.$A37]+1;0)" office:value-type="string" office:string-value="" calcext:value-type="error">
            <text:p>#N/A</text:p>
          </table:table-cell>
          <table:table-cell table:formula="of:=VLOOKUP([.F37];[$keys.$A$2:.$C$200];[.$A37]+1;0)" office:value-type="string" office:string-value="" calcext:value-type="error">
            <text:p>#N/A</text:p>
          </table:table-cell>
          <table:table-cell table:formula="of:=[.C37]&amp;&quot;_&quot;&amp;[.D37]&amp;IF(ISNA([.I37]);&quot;&quot;;&quot;_&quot;&amp;[.E37]&amp;IF(ISNA([.J37]);&quot;&quot;;&quot;_&quot;&amp;[.F37]))&amp;&quot;_&quot;&amp;TEXT([.A37];&quot;0&quot;)" office:value-type="string" office:string-value="s_t_2" calcext:value-type="string">
            <text:p>s_t_2</text:p>
          </table:table-cell>
          <table:table-cell table:style-name="ce8" table:formula="of:=[.G37]&amp;&quot;, &quot;&amp;[.H37]&amp;IF(ISNA([.I37]);&quot;&quot;;&quot;, &quot;&amp;[.I37]&amp;IF(ISNA([.J37]);&quot;&quot;;&quot;, &quot;&amp;[.J37]))" office:value-type="string" office:string-value="KC_LPRN, KC_RPRN" calcext:value-type="string">
            <text:p>KC_LPRN, KC_RPRN</text:p>
          </table:table-cell>
          <table:table-cell table:formula="of:=VLOOKUP([.B37];[$actions.$A$2:.$F$514];5;0)" office:value-type="string" office:string-value="key" calcext:value-type="string">
            <text:p>key</text:p>
          </table:table-cell>
          <table:table-cell table:style-name="ce8" table:formula="of:=VLOOKUP([.B37];[$actions.$A$2:.$D$514];2;0)" office:value-type="string" office:string-value="KC_DEL" calcext:value-type="string">
            <text:p>KC_DEL</text:p>
          </table:table-cell>
          <table:table-cell table:style-name="ce8" table:formula="of:=VLOOKUP([.B37];[$actions.$A$2:.$D$514];3;0)" office:value-type="float" office:value="0" calcext:value-type="float">
            <text:p/>
          </table:table-cell>
          <table:table-cell table:style-name="ce8" table:formula="of:=VLOOKUP([.B37];[$actions.$A$2:.$D$514];4;0)" office:value-type="float" office:value="0" calcext:value-type="float">
            <text:p/>
          </table:table-cell>
          <table:table-cell table:style-name="ce19" table:formula="of:=[.B37]&lt;&gt;0" office:value-type="boolean" office:boolean-value="true" calcext:value-type="boolean">
            <text:p>TRUE</text:p>
          </table:table-cell>
          <table:table-cell table:style-name="ce8" table:formula="of:=&quot;const uint16_t PROGMEM &quot;&amp;[.K37]&amp;&quot;_combo[] = {&quot;&amp;[.L37]&amp;&quot;, COMBO_END};&quot;" office:value-type="string" office:string-value="const uint16_t PROGMEM s_t_2_combo[] = {KC_LPRN, KC_RPRN, COMBO_END};" calcext:value-type="string">
            <text:p>const uint16_t PROGMEM s_t_2_combo[] = {KC_LPRN, KC_RPRN, COMBO_END};</text:p>
          </table:table-cell>
          <table:table-cell table:formula="of:=&quot;  COMBO_&quot;&amp;[.K37]&amp;&quot;,&quot;" office:value-type="string" office:string-value="  COMBO_s_t_2," calcext:value-type="string">
            <text:p><text:s text:c="2"/>COMBO_s_t_2,</text:p>
          </table:table-cell>
          <table:table-cell table:formula="of:=&quot;  [COMBO_&quot;&amp;[.K37]&amp;&quot;] = COMBO&quot;&amp;IF([.M37]=&quot;key&quot;;&quot;&quot;;&quot;_ACTION&quot;)&amp;&quot;(&quot;&amp;[.K37]&amp;&quot;_combo&quot;&amp;IF([.M37]=&quot;key&quot;;&quot;, &quot;&amp;[.N37];&quot;&quot;)&amp;&quot;),&quot;" office:value-type="string" office:string-value="  [COMBO_s_t_2] = COMBO(s_t_2_combo, KC_DEL)," calcext:value-type="string">
            <text:p><text:s text:c="2"/>[COMBO_s_t_2] = COMBO(s_t_2_combo, KC_DEL),</text:p>
          </table:table-cell>
          <table:table-cell table:style-name="ce8" table:formula="of:=IF([.M37]=&quot;macro&quot;;&quot;    case &quot;&amp;&quot;COMBO_&quot;&amp;[.K37]&amp;&quot;: if (p) {&quot;&amp;[.O37]&amp;&quot;} &quot;&amp;IF([.P37]=&quot;&quot;;&quot;&quot;;&quot;else {&quot;&amp;[.P3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38]);2)+1" office:value-type="float" office:value="1" calcext:value-type="float">
            <text:p>1</text:p>
          </table:table-cell>
          <table:table-cell table:style-name="ce8" table:formula="of:=OFFSET([$actions_combos.A$2];FLOOR(ROW([.B38])/2)-1;0)" office:value-type="string" office:string-value="del_line_down" calcext:value-type="string">
            <text:p>del_line_down</text:p>
          </table:table-cell>
          <table:table-cell table:style-name="ce15" table:formula="of:=OFFSET([$actions_combos.B$2];FLOOR(ROW([.C38])/2)-1;0)" office:value-type="float" office:value="0" calcext:value-type="float">
            <text:p>0</text:p>
          </table:table-cell>
          <table:table-cell table:style-name="ce15" table:formula="of:=OFFSET([$actions_combos.C$2];FLOOR(ROW([.D38])/2)-1;0)" office:value-type="float" office:value="0" calcext:value-type="float">
            <text:p>0</text:p>
          </table:table-cell>
          <table:table-cell table:style-name="ce15" table:formula="of:=OFFSET([$actions_combos.D$2];FLOOR(ROW([.E38])/2)-1;0)" office:value-type="float" office:value="0" calcext:value-type="float">
            <text:p>0</text:p>
          </table:table-cell>
          <table:table-cell table:style-name="ce15" table:formula="of:=OFFSET([$actions_combos.E$2];FLOOR(ROW([.F38])/2)-1;0)" office:value-type="float" office:value="0" calcext:value-type="float">
            <text:p>0</text:p>
          </table:table-cell>
          <table:table-cell table:style-name="ce8" table:formula="of:=VLOOKUP([.C38];[$keys.$A$2:.$C$200];[.$A38]+1;0)" office:value-type="string" office:string-value="" calcext:value-type="error">
            <text:p>#N/A</text:p>
          </table:table-cell>
          <table:table-cell table:style-name="ce8" table:formula="of:=VLOOKUP([.D38];[$keys.$A$2:.$C$200];[.$A38]+1;0)" office:value-type="string" office:string-value="" calcext:value-type="error">
            <text:p>#N/A</text:p>
          </table:table-cell>
          <table:table-cell table:formula="of:=VLOOKUP([.E38];[$keys.$A$2:.$C$200];[.$A38]+1;0)" office:value-type="string" office:string-value="" calcext:value-type="error">
            <text:p>#N/A</text:p>
          </table:table-cell>
          <table:table-cell table:formula="of:=VLOOKUP([.F38];[$keys.$A$2:.$C$200];[.$A38]+1;0)" office:value-type="string" office:string-value="" calcext:value-type="error">
            <text:p>#N/A</text:p>
          </table:table-cell>
          <table:table-cell table:formula="of:=[.C38]&amp;&quot;_&quot;&amp;[.D38]&amp;IF(ISNA([.I38]);&quot;&quot;;&quot;_&quot;&amp;[.E38]&amp;IF(ISNA([.J38]);&quot;&quot;;&quot;_&quot;&amp;[.F38]))&amp;&quot;_&quot;&amp;TEXT([.A38];&quot;0&quot;)" office:value-type="string" office:string-value="0_0_1" calcext:value-type="string">
            <text:p>0_0_1</text:p>
          </table:table-cell>
          <table:table-cell table:style-name="ce8" table:formula="of:=[.G38]&amp;&quot;, &quot;&amp;[.H38]&amp;IF(ISNA([.I38]);&quot;&quot;;&quot;, &quot;&amp;[.I38]&amp;IF(ISNA([.J38]);&quot;&quot;;&quot;, &quot;&amp;[.J38]))" office:value-type="string" office:string-value="" calcext:value-type="error">
            <text:p>#N/A</text:p>
          </table:table-cell>
          <table:table-cell table:formula="of:=VLOOKUP([.B38];[$actions.$A$2:.$F$514];5;0)" office:value-type="string" office:string-value="macro" calcext:value-type="string">
            <text:p>macro</text:p>
          </table:table-cell>
          <table:table-cell table:style-name="ce8" table:formula="of:=VLOOKUP([.B38];[$actions.$A$2:.$D$514];2;0)" office:value-type="float" office:value="0" calcext:value-type="float">
            <text:p/>
          </table:table-cell>
          <table:table-cell table:style-name="ce8" table:formula="of:=VLOOKUP([.B38];[$actions.$A$2:.$D$514];3;0)" office:value-type="string" office:string-value="SEND_STRING(SS_TAP(X_END)SS_DOWN(X_LSFT)SS_TAP(X_HOME)SS_UP(X_LSFT)SS_TAP(X_DEL)SS_TAP(X_DEL));" calcext:value-type="string">
            <text:p>SEND_STRING(SS_TAP(X_END)SS_DOWN(X_LSFT)SS_TAP(X_HOME)SS_UP(X_LSFT)SS_TAP(X_DEL)SS_TAP(X_DEL));</text:p>
          </table:table-cell>
          <table:table-cell table:style-name="ce8" table:formula="of:=VLOOKUP([.B38];[$actions.$A$2:.$D$514];4;0)" office:value-type="float" office:value="0" calcext:value-type="float">
            <text:p/>
          </table:table-cell>
          <table:table-cell table:style-name="ce19" table:formula="of:=[.B38]&lt;&gt;0" office:value-type="boolean" office:boolean-value="true" calcext:value-type="boolean">
            <text:p>TRUE</text:p>
          </table:table-cell>
          <table:table-cell table:style-name="ce8" table:formula="of:=&quot;const uint16_t PROGMEM &quot;&amp;[.K38]&amp;&quot;_combo[] = {&quot;&amp;[.L38]&amp;&quot;, COMBO_END};&quot;" office:value-type="string" office:string-value="" calcext:value-type="error">
            <text:p>#N/A</text:p>
          </table:table-cell>
          <table:table-cell table:formula="of:=&quot;  COMBO_&quot;&amp;[.K3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38]&amp;&quot;] = COMBO&quot;&amp;IF([.M38]=&quot;key&quot;;&quot;&quot;;&quot;_ACTION&quot;)&amp;&quot;(&quot;&amp;[.K38]&amp;&quot;_combo&quot;&amp;IF([.M38]=&quot;key&quot;;&quot;, &quot;&amp;[.N38];&quot;&quot;)&amp;&quot;),&quot;" office:value-type="string" office:string-value="  [COMBO_0_0_1] = COMBO_ACTION(0_0_1_combo)," calcext:value-type="string">
            <text:p><text:s text:c="2"/>[COMBO_0_0_1] = COMBO_ACTION(0_0_1_combo),</text:p>
          </table:table-cell>
          <table:table-cell table:style-name="ce8" table:formula="of:=IF([.M38]=&quot;macro&quot;;&quot;    case &quot;&amp;&quot;COMBO_&quot;&amp;[.K38]&amp;&quot;: if (p) {&quot;&amp;[.O38]&amp;&quot;} &quot;&amp;IF([.P38]=&quot;&quot;;&quot;&quot;;&quot;else {&quot;&amp;[.P38]&amp;&quot;}&quot;)&amp;&quot; break;&quot;;&quot;&quot;)" office:value-type="string" office:string-value="    case COMBO_0_0_1: if (p) {SEND_STRING(SS_TAP(X_END)SS_DOWN(X_LSFT)SS_TAP(X_HOME)SS_UP(X_LSFT)SS_TAP(X_DEL)SS_TAP(X_DEL));}  break;" calcext:value-type="string">
            <text:p><text:s text:c="4"/>case COMBO_0_0_1: if (p) {SEND_STRING(SS_TAP(X_END)SS_DOWN(X_LSFT)SS_TAP(X_HOME)SS_UP(X_LSFT)SS_TAP(X_DEL)SS_TAP(X_DEL));} <text:s/>break;</text:p>
          </table:table-cell>
          <table:table-cell table:number-columns-repeated="1003"/>
        </table:table-row>
        <table:table-row table:style-name="ro1">
          <table:table-cell table:formula="of:=MOD(ROW([.A39]);2)+1" office:value-type="float" office:value="2" calcext:value-type="float">
            <text:p>2</text:p>
          </table:table-cell>
          <table:table-cell table:style-name="ce8" table:formula="of:=OFFSET([$actions_combos.A$2];FLOOR(ROW([.B39])/2)-1;0)" office:value-type="string" office:string-value="del_line_down" calcext:value-type="string">
            <text:p>del_line_down</text:p>
          </table:table-cell>
          <table:table-cell table:style-name="ce15" table:formula="of:=OFFSET([$actions_combos.B$2];FLOOR(ROW([.C39])/2)-1;0)" office:value-type="float" office:value="0" calcext:value-type="float">
            <text:p>0</text:p>
          </table:table-cell>
          <table:table-cell table:style-name="ce15" table:formula="of:=OFFSET([$actions_combos.C$2];FLOOR(ROW([.D39])/2)-1;0)" office:value-type="float" office:value="0" calcext:value-type="float">
            <text:p>0</text:p>
          </table:table-cell>
          <table:table-cell table:style-name="ce15" table:formula="of:=OFFSET([$actions_combos.D$2];FLOOR(ROW([.E39])/2)-1;0)" office:value-type="float" office:value="0" calcext:value-type="float">
            <text:p>0</text:p>
          </table:table-cell>
          <table:table-cell table:style-name="ce15" table:formula="of:=OFFSET([$actions_combos.E$2];FLOOR(ROW([.F39])/2)-1;0)" office:value-type="float" office:value="0" calcext:value-type="float">
            <text:p>0</text:p>
          </table:table-cell>
          <table:table-cell table:style-name="ce8" table:formula="of:=VLOOKUP([.C39];[$keys.$A$2:.$C$200];[.$A39]+1;0)" office:value-type="string" office:string-value="" calcext:value-type="error">
            <text:p>#N/A</text:p>
          </table:table-cell>
          <table:table-cell table:style-name="ce8" table:formula="of:=VLOOKUP([.D39];[$keys.$A$2:.$C$200];[.$A39]+1;0)" office:value-type="string" office:string-value="" calcext:value-type="error">
            <text:p>#N/A</text:p>
          </table:table-cell>
          <table:table-cell table:formula="of:=VLOOKUP([.E39];[$keys.$A$2:.$C$200];[.$A39]+1;0)" office:value-type="string" office:string-value="" calcext:value-type="error">
            <text:p>#N/A</text:p>
          </table:table-cell>
          <table:table-cell table:formula="of:=VLOOKUP([.F39];[$keys.$A$2:.$C$200];[.$A39]+1;0)" office:value-type="string" office:string-value="" calcext:value-type="error">
            <text:p>#N/A</text:p>
          </table:table-cell>
          <table:table-cell table:formula="of:=[.C39]&amp;&quot;_&quot;&amp;[.D39]&amp;IF(ISNA([.I39]);&quot;&quot;;&quot;_&quot;&amp;[.E39]&amp;IF(ISNA([.J39]);&quot;&quot;;&quot;_&quot;&amp;[.F39]))&amp;&quot;_&quot;&amp;TEXT([.A39];&quot;0&quot;)" office:value-type="string" office:string-value="0_0_2" calcext:value-type="string">
            <text:p>0_0_2</text:p>
          </table:table-cell>
          <table:table-cell table:style-name="ce8" table:formula="of:=[.G39]&amp;&quot;, &quot;&amp;[.H39]&amp;IF(ISNA([.I39]);&quot;&quot;;&quot;, &quot;&amp;[.I39]&amp;IF(ISNA([.J39]);&quot;&quot;;&quot;, &quot;&amp;[.J39]))" office:value-type="string" office:string-value="" calcext:value-type="error">
            <text:p>#N/A</text:p>
          </table:table-cell>
          <table:table-cell table:formula="of:=VLOOKUP([.B39];[$actions.$A$2:.$F$514];5;0)" office:value-type="string" office:string-value="macro" calcext:value-type="string">
            <text:p>macro</text:p>
          </table:table-cell>
          <table:table-cell table:style-name="ce8" table:formula="of:=VLOOKUP([.B39];[$actions.$A$2:.$D$514];2;0)" office:value-type="float" office:value="0" calcext:value-type="float">
            <text:p/>
          </table:table-cell>
          <table:table-cell table:style-name="ce8" table:formula="of:=VLOOKUP([.B39];[$actions.$A$2:.$D$514];3;0)" office:value-type="string" office:string-value="SEND_STRING(SS_TAP(X_END)SS_DOWN(X_LSFT)SS_TAP(X_HOME)SS_UP(X_LSFT)SS_TAP(X_DEL)SS_TAP(X_DEL));" calcext:value-type="string">
            <text:p>SEND_STRING(SS_TAP(X_END)SS_DOWN(X_LSFT)SS_TAP(X_HOME)SS_UP(X_LSFT)SS_TAP(X_DEL)SS_TAP(X_DEL));</text:p>
          </table:table-cell>
          <table:table-cell table:style-name="ce8" table:formula="of:=VLOOKUP([.B39];[$actions.$A$2:.$D$514];4;0)" office:value-type="float" office:value="0" calcext:value-type="float">
            <text:p/>
          </table:table-cell>
          <table:table-cell table:style-name="ce19" table:formula="of:=[.B39]&lt;&gt;0" office:value-type="boolean" office:boolean-value="true" calcext:value-type="boolean">
            <text:p>TRUE</text:p>
          </table:table-cell>
          <table:table-cell table:style-name="ce8" table:formula="of:=&quot;const uint16_t PROGMEM &quot;&amp;[.K39]&amp;&quot;_combo[] = {&quot;&amp;[.L39]&amp;&quot;, COMBO_END};&quot;" office:value-type="string" office:string-value="" calcext:value-type="error">
            <text:p>#N/A</text:p>
          </table:table-cell>
          <table:table-cell table:formula="of:=&quot;  COMBO_&quot;&amp;[.K3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39]&amp;&quot;] = COMBO&quot;&amp;IF([.M39]=&quot;key&quot;;&quot;&quot;;&quot;_ACTION&quot;)&amp;&quot;(&quot;&amp;[.K39]&amp;&quot;_combo&quot;&amp;IF([.M39]=&quot;key&quot;;&quot;, &quot;&amp;[.N39];&quot;&quot;)&amp;&quot;),&quot;" office:value-type="string" office:string-value="  [COMBO_0_0_2] = COMBO_ACTION(0_0_2_combo)," calcext:value-type="string">
            <text:p><text:s text:c="2"/>[COMBO_0_0_2] = COMBO_ACTION(0_0_2_combo),</text:p>
          </table:table-cell>
          <table:table-cell table:style-name="ce8" table:formula="of:=IF([.M39]=&quot;macro&quot;;&quot;    case &quot;&amp;&quot;COMBO_&quot;&amp;[.K39]&amp;&quot;: if (p) {&quot;&amp;[.O39]&amp;&quot;} &quot;&amp;IF([.P39]=&quot;&quot;;&quot;&quot;;&quot;else {&quot;&amp;[.P39]&amp;&quot;}&quot;)&amp;&quot; break;&quot;;&quot;&quot;)" office:value-type="string" office:string-value="    case COMBO_0_0_2: if (p) {SEND_STRING(SS_TAP(X_END)SS_DOWN(X_LSFT)SS_TAP(X_HOME)SS_UP(X_LSFT)SS_TAP(X_DEL)SS_TAP(X_DEL));}  break;" calcext:value-type="string">
            <text:p><text:s text:c="4"/>case COMBO_0_0_2: if (p) {SEND_STRING(SS_TAP(X_END)SS_DOWN(X_LSFT)SS_TAP(X_HOME)SS_UP(X_LSFT)SS_TAP(X_DEL)SS_TAP(X_DEL));} <text:s/>break;</text:p>
          </table:table-cell>
          <table:table-cell table:number-columns-repeated="1003"/>
        </table:table-row>
        <table:table-row table:style-name="ro1">
          <table:table-cell table:formula="of:=MOD(ROW([.A40]);2)+1" office:value-type="float" office:value="1" calcext:value-type="float">
            <text:p>1</text:p>
          </table:table-cell>
          <table:table-cell table:style-name="ce8" table:formula="of:=OFFSET([$actions_combos.A$2];FLOOR(ROW([.B40])/2)-1;0)" office:value-type="string" office:string-value="del_line_up" calcext:value-type="string">
            <text:p>del_line_up</text:p>
          </table:table-cell>
          <table:table-cell table:style-name="ce15" table:formula="of:=OFFSET([$actions_combos.B$2];FLOOR(ROW([.C40])/2)-1;0)" office:value-type="float" office:value="0" calcext:value-type="float">
            <text:p>0</text:p>
          </table:table-cell>
          <table:table-cell table:style-name="ce15" table:formula="of:=OFFSET([$actions_combos.C$2];FLOOR(ROW([.D40])/2)-1;0)" office:value-type="float" office:value="0" calcext:value-type="float">
            <text:p>0</text:p>
          </table:table-cell>
          <table:table-cell table:style-name="ce15" table:formula="of:=OFFSET([$actions_combos.D$2];FLOOR(ROW([.E40])/2)-1;0)" office:value-type="float" office:value="0" calcext:value-type="float">
            <text:p>0</text:p>
          </table:table-cell>
          <table:table-cell table:style-name="ce15" table:formula="of:=OFFSET([$actions_combos.E$2];FLOOR(ROW([.F40])/2)-1;0)" office:value-type="float" office:value="0" calcext:value-type="float">
            <text:p>0</text:p>
          </table:table-cell>
          <table:table-cell table:style-name="ce8" table:formula="of:=VLOOKUP([.C40];[$keys.$A$2:.$C$200];[.$A40]+1;0)" office:value-type="string" office:string-value="" calcext:value-type="error">
            <text:p>#N/A</text:p>
          </table:table-cell>
          <table:table-cell table:style-name="ce8" table:formula="of:=VLOOKUP([.D40];[$keys.$A$2:.$C$200];[.$A40]+1;0)" office:value-type="string" office:string-value="" calcext:value-type="error">
            <text:p>#N/A</text:p>
          </table:table-cell>
          <table:table-cell table:formula="of:=VLOOKUP([.E40];[$keys.$A$2:.$C$200];[.$A40]+1;0)" office:value-type="string" office:string-value="" calcext:value-type="error">
            <text:p>#N/A</text:p>
          </table:table-cell>
          <table:table-cell table:formula="of:=VLOOKUP([.F40];[$keys.$A$2:.$C$200];[.$A40]+1;0)" office:value-type="string" office:string-value="" calcext:value-type="error">
            <text:p>#N/A</text:p>
          </table:table-cell>
          <table:table-cell table:formula="of:=[.C40]&amp;&quot;_&quot;&amp;[.D40]&amp;IF(ISNA([.I40]);&quot;&quot;;&quot;_&quot;&amp;[.E40]&amp;IF(ISNA([.J40]);&quot;&quot;;&quot;_&quot;&amp;[.F40]))&amp;&quot;_&quot;&amp;TEXT([.A40];&quot;0&quot;)" office:value-type="string" office:string-value="0_0_1" calcext:value-type="string">
            <text:p>0_0_1</text:p>
          </table:table-cell>
          <table:table-cell table:style-name="ce8" table:formula="of:=[.G40]&amp;&quot;, &quot;&amp;[.H40]&amp;IF(ISNA([.I40]);&quot;&quot;;&quot;, &quot;&amp;[.I40]&amp;IF(ISNA([.J40]);&quot;&quot;;&quot;, &quot;&amp;[.J40]))" office:value-type="string" office:string-value="" calcext:value-type="error">
            <text:p>#N/A</text:p>
          </table:table-cell>
          <table:table-cell table:formula="of:=VLOOKUP([.B40];[$actions.$A$2:.$F$514];5;0)" office:value-type="string" office:string-value="macro" calcext:value-type="string">
            <text:p>macro</text:p>
          </table:table-cell>
          <table:table-cell table:style-name="ce8" table:formula="of:=VLOOKUP([.B40];[$actions.$A$2:.$D$514];2;0)" office:value-type="float" office:value="0" calcext:value-type="float">
            <text:p/>
          </table:table-cell>
          <table:table-cell table:formula="of:=VLOOKUP([.B40];[$actions.$A$2:.$D$514];3;0)" office:value-type="string" office:string-value="SEND_STRING(SS_TAP(X_END)SS_DOWN(X_LSFT)SS_TAP(X_HOME)SS_UP(X_LSFT)SS_TAP(X_BSPC)SS_TAP(X_BSPC));" calcext:value-type="string">
            <text:p>SEND_STRING(SS_TAP(X_END)SS_DOWN(X_LSFT)SS_TAP(X_HOME)SS_UP(X_LSFT)SS_TAP(X_BSPC)SS_TAP(X_BSPC));</text:p>
          </table:table-cell>
          <table:table-cell table:style-name="ce8" table:formula="of:=VLOOKUP([.B40];[$actions.$A$2:.$D$514];4;0)" office:value-type="float" office:value="0" calcext:value-type="float">
            <text:p/>
          </table:table-cell>
          <table:table-cell table:style-name="ce19" table:formula="of:=[.B40]&lt;&gt;0" office:value-type="boolean" office:boolean-value="true" calcext:value-type="boolean">
            <text:p>TRUE</text:p>
          </table:table-cell>
          <table:table-cell table:style-name="ce8" table:formula="of:=&quot;const uint16_t PROGMEM &quot;&amp;[.K40]&amp;&quot;_combo[] = {&quot;&amp;[.L40]&amp;&quot;, COMBO_END};&quot;" office:value-type="string" office:string-value="" calcext:value-type="error">
            <text:p>#N/A</text:p>
          </table:table-cell>
          <table:table-cell table:formula="of:=&quot;  COMBO_&quot;&amp;[.K4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40]&amp;&quot;] = COMBO&quot;&amp;IF([.M40]=&quot;key&quot;;&quot;&quot;;&quot;_ACTION&quot;)&amp;&quot;(&quot;&amp;[.K40]&amp;&quot;_combo&quot;&amp;IF([.M40]=&quot;key&quot;;&quot;, &quot;&amp;[.N40];&quot;&quot;)&amp;&quot;),&quot;" office:value-type="string" office:string-value="  [COMBO_0_0_1] = COMBO_ACTION(0_0_1_combo)," calcext:value-type="string">
            <text:p><text:s text:c="2"/>[COMBO_0_0_1] = COMBO_ACTION(0_0_1_combo),</text:p>
          </table:table-cell>
          <table:table-cell table:style-name="ce8" table:formula="of:=IF([.M40]=&quot;macro&quot;;&quot;    case &quot;&amp;&quot;COMBO_&quot;&amp;[.K40]&amp;&quot;: if (p) {&quot;&amp;[.O40]&amp;&quot;} &quot;&amp;IF([.P40]=&quot;&quot;;&quot;&quot;;&quot;else {&quot;&amp;[.P40]&amp;&quot;}&quot;)&amp;&quot; break;&quot;;&quot;&quot;)" office:value-type="string" office:string-value="    case COMBO_0_0_1: if (p) {SEND_STRING(SS_TAP(X_END)SS_DOWN(X_LSFT)SS_TAP(X_HOME)SS_UP(X_LSFT)SS_TAP(X_BSPC)SS_TAP(X_BSPC));}  break;" calcext:value-type="string">
            <text:p><text:s text:c="4"/>case COMBO_0_0_1: if (p) {SEND_STRING(SS_TAP(X_END)SS_DOWN(X_LSFT)SS_TAP(X_HOME)SS_UP(X_LSFT)SS_TAP(X_BSPC)SS_TAP(X_BSPC));} <text:s/>break;</text:p>
          </table:table-cell>
          <table:table-cell table:number-columns-repeated="1003"/>
        </table:table-row>
        <table:table-row table:style-name="ro1">
          <table:table-cell table:formula="of:=MOD(ROW([.A41]);2)+1" office:value-type="float" office:value="2" calcext:value-type="float">
            <text:p>2</text:p>
          </table:table-cell>
          <table:table-cell table:style-name="ce8" table:formula="of:=OFFSET([$actions_combos.A$2];FLOOR(ROW([.B41])/2)-1;0)" office:value-type="string" office:string-value="del_line_up" calcext:value-type="string">
            <text:p>del_line_up</text:p>
          </table:table-cell>
          <table:table-cell table:style-name="ce15" table:formula="of:=OFFSET([$actions_combos.B$2];FLOOR(ROW([.C41])/2)-1;0)" office:value-type="float" office:value="0" calcext:value-type="float">
            <text:p>0</text:p>
          </table:table-cell>
          <table:table-cell table:style-name="ce15" table:formula="of:=OFFSET([$actions_combos.C$2];FLOOR(ROW([.D41])/2)-1;0)" office:value-type="float" office:value="0" calcext:value-type="float">
            <text:p>0</text:p>
          </table:table-cell>
          <table:table-cell table:style-name="ce15" table:formula="of:=OFFSET([$actions_combos.D$2];FLOOR(ROW([.E41])/2)-1;0)" office:value-type="float" office:value="0" calcext:value-type="float">
            <text:p>0</text:p>
          </table:table-cell>
          <table:table-cell table:style-name="ce15" table:formula="of:=OFFSET([$actions_combos.E$2];FLOOR(ROW([.F41])/2)-1;0)" office:value-type="float" office:value="0" calcext:value-type="float">
            <text:p>0</text:p>
          </table:table-cell>
          <table:table-cell table:style-name="ce8" table:formula="of:=VLOOKUP([.C41];[$keys.$A$2:.$C$200];[.$A41]+1;0)" office:value-type="string" office:string-value="" calcext:value-type="error">
            <text:p>#N/A</text:p>
          </table:table-cell>
          <table:table-cell table:style-name="ce8" table:formula="of:=VLOOKUP([.D41];[$keys.$A$2:.$C$200];[.$A41]+1;0)" office:value-type="string" office:string-value="" calcext:value-type="error">
            <text:p>#N/A</text:p>
          </table:table-cell>
          <table:table-cell table:formula="of:=VLOOKUP([.E41];[$keys.$A$2:.$C$200];[.$A41]+1;0)" office:value-type="string" office:string-value="" calcext:value-type="error">
            <text:p>#N/A</text:p>
          </table:table-cell>
          <table:table-cell table:formula="of:=VLOOKUP([.F41];[$keys.$A$2:.$C$200];[.$A41]+1;0)" office:value-type="string" office:string-value="" calcext:value-type="error">
            <text:p>#N/A</text:p>
          </table:table-cell>
          <table:table-cell table:formula="of:=[.C41]&amp;&quot;_&quot;&amp;[.D41]&amp;IF(ISNA([.I41]);&quot;&quot;;&quot;_&quot;&amp;[.E41]&amp;IF(ISNA([.J41]);&quot;&quot;;&quot;_&quot;&amp;[.F41]))&amp;&quot;_&quot;&amp;TEXT([.A41];&quot;0&quot;)" office:value-type="string" office:string-value="0_0_2" calcext:value-type="string">
            <text:p>0_0_2</text:p>
          </table:table-cell>
          <table:table-cell table:style-name="ce8" table:formula="of:=[.G41]&amp;&quot;, &quot;&amp;[.H41]&amp;IF(ISNA([.I41]);&quot;&quot;;&quot;, &quot;&amp;[.I41]&amp;IF(ISNA([.J41]);&quot;&quot;;&quot;, &quot;&amp;[.J41]))" office:value-type="string" office:string-value="" calcext:value-type="error">
            <text:p>#N/A</text:p>
          </table:table-cell>
          <table:table-cell table:formula="of:=VLOOKUP([.B41];[$actions.$A$2:.$F$514];5;0)" office:value-type="string" office:string-value="macro" calcext:value-type="string">
            <text:p>macro</text:p>
          </table:table-cell>
          <table:table-cell table:style-name="ce8" table:formula="of:=VLOOKUP([.B41];[$actions.$A$2:.$D$514];2;0)" office:value-type="float" office:value="0" calcext:value-type="float">
            <text:p/>
          </table:table-cell>
          <table:table-cell table:formula="of:=VLOOKUP([.B41];[$actions.$A$2:.$D$514];3;0)" office:value-type="string" office:string-value="SEND_STRING(SS_TAP(X_END)SS_DOWN(X_LSFT)SS_TAP(X_HOME)SS_UP(X_LSFT)SS_TAP(X_BSPC)SS_TAP(X_BSPC));" calcext:value-type="string">
            <text:p>SEND_STRING(SS_TAP(X_END)SS_DOWN(X_LSFT)SS_TAP(X_HOME)SS_UP(X_LSFT)SS_TAP(X_BSPC)SS_TAP(X_BSPC));</text:p>
          </table:table-cell>
          <table:table-cell table:style-name="ce8" table:formula="of:=VLOOKUP([.B41];[$actions.$A$2:.$D$514];4;0)" office:value-type="float" office:value="0" calcext:value-type="float">
            <text:p/>
          </table:table-cell>
          <table:table-cell table:style-name="ce19" table:formula="of:=[.B41]&lt;&gt;0" office:value-type="boolean" office:boolean-value="true" calcext:value-type="boolean">
            <text:p>TRUE</text:p>
          </table:table-cell>
          <table:table-cell table:style-name="ce8" table:formula="of:=&quot;const uint16_t PROGMEM &quot;&amp;[.K41]&amp;&quot;_combo[] = {&quot;&amp;[.L41]&amp;&quot;, COMBO_END};&quot;" office:value-type="string" office:string-value="" calcext:value-type="error">
            <text:p>#N/A</text:p>
          </table:table-cell>
          <table:table-cell table:formula="of:=&quot;  COMBO_&quot;&amp;[.K4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41]&amp;&quot;] = COMBO&quot;&amp;IF([.M41]=&quot;key&quot;;&quot;&quot;;&quot;_ACTION&quot;)&amp;&quot;(&quot;&amp;[.K41]&amp;&quot;_combo&quot;&amp;IF([.M41]=&quot;key&quot;;&quot;, &quot;&amp;[.N41];&quot;&quot;)&amp;&quot;),&quot;" office:value-type="string" office:string-value="  [COMBO_0_0_2] = COMBO_ACTION(0_0_2_combo)," calcext:value-type="string">
            <text:p><text:s text:c="2"/>[COMBO_0_0_2] = COMBO_ACTION(0_0_2_combo),</text:p>
          </table:table-cell>
          <table:table-cell table:style-name="ce8" table:formula="of:=IF([.M41]=&quot;macro&quot;;&quot;    case &quot;&amp;&quot;COMBO_&quot;&amp;[.K41]&amp;&quot;: if (p) {&quot;&amp;[.O41]&amp;&quot;} &quot;&amp;IF([.P41]=&quot;&quot;;&quot;&quot;;&quot;else {&quot;&amp;[.P41]&amp;&quot;}&quot;)&amp;&quot; break;&quot;;&quot;&quot;)" office:value-type="string" office:string-value="    case COMBO_0_0_2: if (p) {SEND_STRING(SS_TAP(X_END)SS_DOWN(X_LSFT)SS_TAP(X_HOME)SS_UP(X_LSFT)SS_TAP(X_BSPC)SS_TAP(X_BSPC));}  break;" calcext:value-type="string">
            <text:p><text:s text:c="4"/>case COMBO_0_0_2: if (p) {SEND_STRING(SS_TAP(X_END)SS_DOWN(X_LSFT)SS_TAP(X_HOME)SS_UP(X_LSFT)SS_TAP(X_BSPC)SS_TAP(X_BSPC));} <text:s/>break;</text:p>
          </table:table-cell>
          <table:table-cell table:number-columns-repeated="1003"/>
        </table:table-row>
        <table:table-row table:style-name="ro1">
          <table:table-cell table:formula="of:=MOD(ROW([.A42]);2)+1" office:value-type="float" office:value="1" calcext:value-type="float">
            <text:p>1</text:p>
          </table:table-cell>
          <table:table-cell table:style-name="ce8" table:formula="of:=OFFSET([$actions_combos.A$2];FLOOR(ROW([.B42])/2)-1;0)" office:value-type="string" office:string-value="del_word_left" calcext:value-type="string">
            <text:p>del_word_left</text:p>
          </table:table-cell>
          <table:table-cell table:style-name="ce15" table:formula="of:=OFFSET([$actions_combos.B$2];FLOOR(ROW([.C42])/2)-1;0)" office:value-type="string" office:string-value="n" calcext:value-type="string">
            <text:p>n</text:p>
          </table:table-cell>
          <table:table-cell table:style-name="ce15" table:formula="of:=OFFSET([$actions_combos.C$2];FLOOR(ROW([.D42])/2)-1;0)" office:value-type="string" office:string-value="e" calcext:value-type="string">
            <text:p>e</text:p>
          </table:table-cell>
          <table:table-cell table:style-name="ce15" table:formula="of:=OFFSET([$actions_combos.D$2];FLOOR(ROW([.E42])/2)-1;0)" office:value-type="string" office:string-value="i" calcext:value-type="string">
            <text:p>i</text:p>
          </table:table-cell>
          <table:table-cell table:style-name="ce15" table:formula="of:=OFFSET([$actions_combos.E$2];FLOOR(ROW([.F42])/2)-1;0)" office:value-type="float" office:value="0" calcext:value-type="float">
            <text:p>0</text:p>
          </table:table-cell>
          <table:table-cell table:style-name="ce8" table:formula="of:=VLOOKUP([.C42];[$keys.$A$2:.$C$200];[.$A42]+1;0)" office:value-type="string" office:string-value="KC_N" calcext:value-type="string">
            <text:p>KC_N</text:p>
          </table:table-cell>
          <table:table-cell table:style-name="ce8" table:formula="of:=VLOOKUP([.D42];[$keys.$A$2:.$C$200];[.$A42]+1;0)" office:value-type="string" office:string-value="KC_E" calcext:value-type="string">
            <text:p>KC_E</text:p>
          </table:table-cell>
          <table:table-cell table:formula="of:=VLOOKUP([.E42];[$keys.$A$2:.$C$200];[.$A42]+1;0)" office:value-type="string" office:string-value="KC_I" calcext:value-type="string">
            <text:p>KC_I</text:p>
          </table:table-cell>
          <table:table-cell table:formula="of:=VLOOKUP([.F42];[$keys.$A$2:.$C$200];[.$A42]+1;0)" office:value-type="string" office:string-value="" calcext:value-type="error">
            <text:p>#N/A</text:p>
          </table:table-cell>
          <table:table-cell table:formula="of:=[.C42]&amp;&quot;_&quot;&amp;[.D42]&amp;IF(ISNA([.I42]);&quot;&quot;;&quot;_&quot;&amp;[.E42]&amp;IF(ISNA([.J42]);&quot;&quot;;&quot;_&quot;&amp;[.F42]))&amp;&quot;_&quot;&amp;TEXT([.A42];&quot;0&quot;)" office:value-type="string" office:string-value="n_e_i_1" calcext:value-type="string">
            <text:p>n_e_i_1</text:p>
          </table:table-cell>
          <table:table-cell table:style-name="ce8" table:formula="of:=[.G42]&amp;&quot;, &quot;&amp;[.H42]&amp;IF(ISNA([.I42]);&quot;&quot;;&quot;, &quot;&amp;[.I42]&amp;IF(ISNA([.J42]);&quot;&quot;;&quot;, &quot;&amp;[.J42]))" office:value-type="string" office:string-value="KC_N, KC_E, KC_I" calcext:value-type="string">
            <text:p>KC_N, KC_E, KC_I</text:p>
          </table:table-cell>
          <table:table-cell table:formula="of:=VLOOKUP([.B42];[$actions.$A$2:.$F$514];5;0)" office:value-type="string" office:string-value="macro" calcext:value-type="string">
            <text:p>macro</text:p>
          </table:table-cell>
          <table:table-cell table:formula="of:=VLOOKUP([.B42];[$actions.$A$2:.$D$514];2;0)" office:value-type="float" office:value="0" calcext:value-type="float">
            <text:p/>
          </table:table-cell>
          <table:table-cell table:style-name="ce8" table:formula="of:=VLOOKUP([.B42];[$actions.$A$2:.$D$514];3;0)" office:value-type="string" office:string-value="SEND_STRING(SS_DOWN(X_LCTL)SS_DOWN(X_BSPC));" calcext:value-type="string">
            <text:p>SEND_STRING(SS_DOWN(X_LCTL)SS_DOWN(X_BSPC));</text:p>
          </table:table-cell>
          <table:table-cell table:formula="of:=VLOOKUP([.B42];[$actions.$A$2:.$D$514];4;0)" office:value-type="string" office:string-value="SEND_STRING(SS_UP(X_BSPC)SS_UP(X_LCTL));" calcext:value-type="string">
            <text:p>SEND_STRING(SS_UP(X_BSPC)SS_UP(X_LCTL));</text:p>
          </table:table-cell>
          <table:table-cell table:style-name="ce19" table:formula="of:=[.B42]&lt;&gt;0" office:value-type="boolean" office:boolean-value="true" calcext:value-type="boolean">
            <text:p>TRUE</text:p>
          </table:table-cell>
          <table:table-cell table:style-name="ce8" table:formula="of:=&quot;const uint16_t PROGMEM &quot;&amp;[.K42]&amp;&quot;_combo[] = {&quot;&amp;[.L42]&amp;&quot;, COMBO_END};&quot;" office:value-type="string" office:string-value="const uint16_t PROGMEM n_e_i_1_combo[] = {KC_N, KC_E, KC_I, COMBO_END};" calcext:value-type="string">
            <text:p>const uint16_t PROGMEM n_e_i_1_combo[] = {KC_N, KC_E, KC_I, COMBO_END};</text:p>
          </table:table-cell>
          <table:table-cell table:formula="of:=&quot;  COMBO_&quot;&amp;[.K42]&amp;&quot;,&quot;" office:value-type="string" office:string-value="  COMBO_n_e_i_1," calcext:value-type="string">
            <text:p><text:s text:c="2"/>COMBO_n_e_i_1,</text:p>
          </table:table-cell>
          <table:table-cell table:formula="of:=&quot;  [COMBO_&quot;&amp;[.K42]&amp;&quot;] = COMBO&quot;&amp;IF([.M42]=&quot;key&quot;;&quot;&quot;;&quot;_ACTION&quot;)&amp;&quot;(&quot;&amp;[.K42]&amp;&quot;_combo&quot;&amp;IF([.M42]=&quot;key&quot;;&quot;, &quot;&amp;[.N42];&quot;&quot;)&amp;&quot;),&quot;" office:value-type="string" office:string-value="  [COMBO_n_e_i_1] = COMBO_ACTION(n_e_i_1_combo)," calcext:value-type="string">
            <text:p><text:s text:c="2"/>[COMBO_n_e_i_1] = COMBO_ACTION(n_e_i_1_combo),</text:p>
          </table:table-cell>
          <table:table-cell table:style-name="ce8" table:formula="of:=IF([.M42]=&quot;macro&quot;;&quot;    case &quot;&amp;&quot;COMBO_&quot;&amp;[.K42]&amp;&quot;: if (p) {&quot;&amp;[.O42]&amp;&quot;} &quot;&amp;IF([.P42]=&quot;&quot;;&quot;&quot;;&quot;else {&quot;&amp;[.P42]&amp;&quot;}&quot;)&amp;&quot; break;&quot;;&quot;&quot;)" office:value-type="string" office:string-value="    case COMBO_n_e_i_1: if (p) {SEND_STRING(SS_DOWN(X_LCTL)SS_DOWN(X_BSPC));} else {SEND_STRING(SS_UP(X_BSPC)SS_UP(X_LCTL));} break;" calcext:value-type="string">
            <text:p><text:s text:c="4"/>case COMBO_n_e_i_1: if (p) {SEND_STRING(SS_DOWN(X_LCTL)SS_DOWN(X_BSPC));} else {SEND_STRING(SS_UP(X_BSPC)SS_UP(X_LCTL));} break;</text:p>
          </table:table-cell>
          <table:table-cell table:number-columns-repeated="1003"/>
        </table:table-row>
        <table:table-row table:style-name="ro1">
          <table:table-cell table:formula="of:=MOD(ROW([.A43]);2)+1" office:value-type="float" office:value="2" calcext:value-type="float">
            <text:p>2</text:p>
          </table:table-cell>
          <table:table-cell table:style-name="ce8" table:formula="of:=OFFSET([$actions_combos.A$2];FLOOR(ROW([.B43])/2)-1;0)" office:value-type="string" office:string-value="del_word_left" calcext:value-type="string">
            <text:p>del_word_left</text:p>
          </table:table-cell>
          <table:table-cell table:style-name="ce15" table:formula="of:=OFFSET([$actions_combos.B$2];FLOOR(ROW([.C43])/2)-1;0)" office:value-type="string" office:string-value="n" calcext:value-type="string">
            <text:p>n</text:p>
          </table:table-cell>
          <table:table-cell table:style-name="ce15" table:formula="of:=OFFSET([$actions_combos.C$2];FLOOR(ROW([.D43])/2)-1;0)" office:value-type="string" office:string-value="e" calcext:value-type="string">
            <text:p>e</text:p>
          </table:table-cell>
          <table:table-cell table:style-name="ce15" table:formula="of:=OFFSET([$actions_combos.D$2];FLOOR(ROW([.E43])/2)-1;0)" office:value-type="string" office:string-value="i" calcext:value-type="string">
            <text:p>i</text:p>
          </table:table-cell>
          <table:table-cell table:style-name="ce15" table:formula="of:=OFFSET([$actions_combos.E$2];FLOOR(ROW([.F43])/2)-1;0)" office:value-type="float" office:value="0" calcext:value-type="float">
            <text:p>0</text:p>
          </table:table-cell>
          <table:table-cell table:style-name="ce8" table:formula="of:=VLOOKUP([.C43];[$keys.$A$2:.$C$200];[.$A43]+1;0)" office:value-type="string" office:string-value="KC_SLSH" calcext:value-type="string">
            <text:p>KC_SLSH</text:p>
          </table:table-cell>
          <table:table-cell table:style-name="ce8" table:formula="of:=VLOOKUP([.D43];[$keys.$A$2:.$C$200];[.$A43]+1;0)" office:value-type="string" office:string-value="KC_EQL" calcext:value-type="string">
            <text:p>KC_EQL</text:p>
          </table:table-cell>
          <table:table-cell table:formula="of:=VLOOKUP([.E43];[$keys.$A$2:.$C$200];[.$A43]+1;0)" office:value-type="string" office:string-value="KC_ASTR" calcext:value-type="string">
            <text:p>KC_ASTR</text:p>
          </table:table-cell>
          <table:table-cell table:formula="of:=VLOOKUP([.F43];[$keys.$A$2:.$C$200];[.$A43]+1;0)" office:value-type="string" office:string-value="" calcext:value-type="error">
            <text:p>#N/A</text:p>
          </table:table-cell>
          <table:table-cell table:formula="of:=[.C43]&amp;&quot;_&quot;&amp;[.D43]&amp;IF(ISNA([.I43]);&quot;&quot;;&quot;_&quot;&amp;[.E43]&amp;IF(ISNA([.J43]);&quot;&quot;;&quot;_&quot;&amp;[.F43]))&amp;&quot;_&quot;&amp;TEXT([.A43];&quot;0&quot;)" office:value-type="string" office:string-value="n_e_i_2" calcext:value-type="string">
            <text:p>n_e_i_2</text:p>
          </table:table-cell>
          <table:table-cell table:style-name="ce8" table:formula="of:=[.G43]&amp;&quot;, &quot;&amp;[.H43]&amp;IF(ISNA([.I43]);&quot;&quot;;&quot;, &quot;&amp;[.I43]&amp;IF(ISNA([.J43]);&quot;&quot;;&quot;, &quot;&amp;[.J43]))" office:value-type="string" office:string-value="KC_SLSH, KC_EQL, KC_ASTR" calcext:value-type="string">
            <text:p>KC_SLSH, KC_EQL, KC_ASTR</text:p>
          </table:table-cell>
          <table:table-cell table:formula="of:=VLOOKUP([.B43];[$actions.$A$2:.$F$514];5;0)" office:value-type="string" office:string-value="macro" calcext:value-type="string">
            <text:p>macro</text:p>
          </table:table-cell>
          <table:table-cell table:formula="of:=VLOOKUP([.B43];[$actions.$A$2:.$D$514];2;0)" office:value-type="float" office:value="0" calcext:value-type="float">
            <text:p/>
          </table:table-cell>
          <table:table-cell table:style-name="ce8" table:formula="of:=VLOOKUP([.B43];[$actions.$A$2:.$D$514];3;0)" office:value-type="string" office:string-value="SEND_STRING(SS_DOWN(X_LCTL)SS_DOWN(X_BSPC));" calcext:value-type="string">
            <text:p>SEND_STRING(SS_DOWN(X_LCTL)SS_DOWN(X_BSPC));</text:p>
          </table:table-cell>
          <table:table-cell table:formula="of:=VLOOKUP([.B43];[$actions.$A$2:.$D$514];4;0)" office:value-type="string" office:string-value="SEND_STRING(SS_UP(X_BSPC)SS_UP(X_LCTL));" calcext:value-type="string">
            <text:p>SEND_STRING(SS_UP(X_BSPC)SS_UP(X_LCTL));</text:p>
          </table:table-cell>
          <table:table-cell table:style-name="ce19" table:formula="of:=[.B43]&lt;&gt;0" office:value-type="boolean" office:boolean-value="true" calcext:value-type="boolean">
            <text:p>TRUE</text:p>
          </table:table-cell>
          <table:table-cell table:style-name="ce8" table:formula="of:=&quot;const uint16_t PROGMEM &quot;&amp;[.K43]&amp;&quot;_combo[] = {&quot;&amp;[.L43]&amp;&quot;, COMBO_END};&quot;" office:value-type="string" office:string-value="const uint16_t PROGMEM n_e_i_2_combo[] = {KC_SLSH, KC_EQL, KC_ASTR, COMBO_END};" calcext:value-type="string">
            <text:p>const uint16_t PROGMEM n_e_i_2_combo[] = {KC_SLSH, KC_EQL, KC_ASTR, COMBO_END};</text:p>
          </table:table-cell>
          <table:table-cell table:formula="of:=&quot;  COMBO_&quot;&amp;[.K43]&amp;&quot;,&quot;" office:value-type="string" office:string-value="  COMBO_n_e_i_2," calcext:value-type="string">
            <text:p><text:s text:c="2"/>COMBO_n_e_i_2,</text:p>
          </table:table-cell>
          <table:table-cell table:formula="of:=&quot;  [COMBO_&quot;&amp;[.K43]&amp;&quot;] = COMBO&quot;&amp;IF([.M43]=&quot;key&quot;;&quot;&quot;;&quot;_ACTION&quot;)&amp;&quot;(&quot;&amp;[.K43]&amp;&quot;_combo&quot;&amp;IF([.M43]=&quot;key&quot;;&quot;, &quot;&amp;[.N43];&quot;&quot;)&amp;&quot;),&quot;" office:value-type="string" office:string-value="  [COMBO_n_e_i_2] = COMBO_ACTION(n_e_i_2_combo)," calcext:value-type="string">
            <text:p><text:s text:c="2"/>[COMBO_n_e_i_2] = COMBO_ACTION(n_e_i_2_combo),</text:p>
          </table:table-cell>
          <table:table-cell table:style-name="ce8" table:formula="of:=IF([.M43]=&quot;macro&quot;;&quot;    case &quot;&amp;&quot;COMBO_&quot;&amp;[.K43]&amp;&quot;: if (p) {&quot;&amp;[.O43]&amp;&quot;} &quot;&amp;IF([.P43]=&quot;&quot;;&quot;&quot;;&quot;else {&quot;&amp;[.P43]&amp;&quot;}&quot;)&amp;&quot; break;&quot;;&quot;&quot;)" office:value-type="string" office:string-value="    case COMBO_n_e_i_2: if (p) {SEND_STRING(SS_DOWN(X_LCTL)SS_DOWN(X_BSPC));} else {SEND_STRING(SS_UP(X_BSPC)SS_UP(X_LCTL));} break;" calcext:value-type="string">
            <text:p><text:s text:c="4"/>case COMBO_n_e_i_2: if (p) {SEND_STRING(SS_DOWN(X_LCTL)SS_DOWN(X_BSPC));} else {SEND_STRING(SS_UP(X_BSPC)SS_UP(X_LCTL));} break;</text:p>
          </table:table-cell>
          <table:table-cell table:number-columns-repeated="1003"/>
        </table:table-row>
        <table:table-row table:style-name="ro1">
          <table:table-cell table:formula="of:=MOD(ROW([.A44]);2)+1" office:value-type="float" office:value="1" calcext:value-type="float">
            <text:p>1</text:p>
          </table:table-cell>
          <table:table-cell table:style-name="ce8" table:formula="of:=OFFSET([$actions_combos.A$2];FLOOR(ROW([.B44])/2)-1;0)" office:value-type="string" office:string-value="del_word_right" calcext:value-type="string">
            <text:p>del_word_right</text:p>
          </table:table-cell>
          <table:table-cell table:style-name="ce15" table:formula="of:=OFFSET([$actions_combos.B$2];FLOOR(ROW([.C44])/2)-1;0)" office:value-type="string" office:string-value="r" calcext:value-type="string">
            <text:p>r</text:p>
          </table:table-cell>
          <table:table-cell table:style-name="ce15" table:formula="of:=OFFSET([$actions_combos.C$2];FLOOR(ROW([.D44])/2)-1;0)" office:value-type="string" office:string-value="s" calcext:value-type="string">
            <text:p>s</text:p>
          </table:table-cell>
          <table:table-cell table:style-name="ce15" table:formula="of:=OFFSET([$actions_combos.D$2];FLOOR(ROW([.E44])/2)-1;0)" office:value-type="string" office:string-value="t" calcext:value-type="string">
            <text:p>t</text:p>
          </table:table-cell>
          <table:table-cell table:style-name="ce15" table:formula="of:=OFFSET([$actions_combos.E$2];FLOOR(ROW([.F44])/2)-1;0)" office:value-type="float" office:value="0" calcext:value-type="float">
            <text:p>0</text:p>
          </table:table-cell>
          <table:table-cell table:style-name="ce8" table:formula="of:=VLOOKUP([.C44];[$keys.$A$2:.$C$200];[.$A44]+1;0)" office:value-type="string" office:string-value="KC_R" calcext:value-type="string">
            <text:p>KC_R</text:p>
          </table:table-cell>
          <table:table-cell table:style-name="ce8" table:formula="of:=VLOOKUP([.D44];[$keys.$A$2:.$C$200];[.$A44]+1;0)" office:value-type="string" office:string-value="KC_S" calcext:value-type="string">
            <text:p>KC_S</text:p>
          </table:table-cell>
          <table:table-cell table:formula="of:=VLOOKUP([.E44];[$keys.$A$2:.$C$200];[.$A44]+1;0)" office:value-type="string" office:string-value="KC_T" calcext:value-type="string">
            <text:p>KC_T</text:p>
          </table:table-cell>
          <table:table-cell table:formula="of:=VLOOKUP([.F44];[$keys.$A$2:.$C$200];[.$A44]+1;0)" office:value-type="string" office:string-value="" calcext:value-type="error">
            <text:p>#N/A</text:p>
          </table:table-cell>
          <table:table-cell table:formula="of:=[.C44]&amp;&quot;_&quot;&amp;[.D44]&amp;IF(ISNA([.I44]);&quot;&quot;;&quot;_&quot;&amp;[.E44]&amp;IF(ISNA([.J44]);&quot;&quot;;&quot;_&quot;&amp;[.F44]))&amp;&quot;_&quot;&amp;TEXT([.A44];&quot;0&quot;)" office:value-type="string" office:string-value="r_s_t_1" calcext:value-type="string">
            <text:p>r_s_t_1</text:p>
          </table:table-cell>
          <table:table-cell table:style-name="ce8" table:formula="of:=[.G44]&amp;&quot;, &quot;&amp;[.H44]&amp;IF(ISNA([.I44]);&quot;&quot;;&quot;, &quot;&amp;[.I44]&amp;IF(ISNA([.J44]);&quot;&quot;;&quot;, &quot;&amp;[.J44]))" office:value-type="string" office:string-value="KC_R, KC_S, KC_T" calcext:value-type="string">
            <text:p>KC_R, KC_S, KC_T</text:p>
          </table:table-cell>
          <table:table-cell table:formula="of:=VLOOKUP([.B44];[$actions.$A$2:.$F$514];5;0)" office:value-type="string" office:string-value="macro" calcext:value-type="string">
            <text:p>macro</text:p>
          </table:table-cell>
          <table:table-cell table:style-name="ce8" table:formula="of:=VLOOKUP([.B44];[$actions.$A$2:.$D$514];2;0)" office:value-type="float" office:value="0" calcext:value-type="float">
            <text:p/>
          </table:table-cell>
          <table:table-cell table:style-name="ce8" table:formula="of:=VLOOKUP([.B44];[$actions.$A$2:.$D$514];3;0)" office:value-type="string" office:string-value="SEND_STRING(SS_DOWN(X_LCTL)SS_DOWN(X_DEL));" calcext:value-type="string">
            <text:p>SEND_STRING(SS_DOWN(X_LCTL)SS_DOWN(X_DEL));</text:p>
          </table:table-cell>
          <table:table-cell table:formula="of:=VLOOKUP([.B44];[$actions.$A$2:.$D$514];4;0)" office:value-type="string" office:string-value="SEND_STRING(SS_UP(X_DEL)SS_UP(X_LCTL));" calcext:value-type="string">
            <text:p>SEND_STRING(SS_UP(X_DEL)SS_UP(X_LCTL));</text:p>
          </table:table-cell>
          <table:table-cell table:style-name="ce19" table:formula="of:=[.B44]&lt;&gt;0" office:value-type="boolean" office:boolean-value="true" calcext:value-type="boolean">
            <text:p>TRUE</text:p>
          </table:table-cell>
          <table:table-cell table:style-name="ce8" table:formula="of:=&quot;const uint16_t PROGMEM &quot;&amp;[.K44]&amp;&quot;_combo[] = {&quot;&amp;[.L44]&amp;&quot;, COMBO_END};&quot;" office:value-type="string" office:string-value="const uint16_t PROGMEM r_s_t_1_combo[] = {KC_R, KC_S, KC_T, COMBO_END};" calcext:value-type="string">
            <text:p>const uint16_t PROGMEM r_s_t_1_combo[] = {KC_R, KC_S, KC_T, COMBO_END};</text:p>
          </table:table-cell>
          <table:table-cell table:formula="of:=&quot;  COMBO_&quot;&amp;[.K44]&amp;&quot;,&quot;" office:value-type="string" office:string-value="  COMBO_r_s_t_1," calcext:value-type="string">
            <text:p><text:s text:c="2"/>COMBO_r_s_t_1,</text:p>
          </table:table-cell>
          <table:table-cell table:formula="of:=&quot;  [COMBO_&quot;&amp;[.K44]&amp;&quot;] = COMBO&quot;&amp;IF([.M44]=&quot;key&quot;;&quot;&quot;;&quot;_ACTION&quot;)&amp;&quot;(&quot;&amp;[.K44]&amp;&quot;_combo&quot;&amp;IF([.M44]=&quot;key&quot;;&quot;, &quot;&amp;[.N44];&quot;&quot;)&amp;&quot;),&quot;" office:value-type="string" office:string-value="  [COMBO_r_s_t_1] = COMBO_ACTION(r_s_t_1_combo)," calcext:value-type="string">
            <text:p><text:s text:c="2"/>[COMBO_r_s_t_1] = COMBO_ACTION(r_s_t_1_combo),</text:p>
          </table:table-cell>
          <table:table-cell table:style-name="ce8" table:formula="of:=IF([.M44]=&quot;macro&quot;;&quot;    case &quot;&amp;&quot;COMBO_&quot;&amp;[.K44]&amp;&quot;: if (p) {&quot;&amp;[.O44]&amp;&quot;} &quot;&amp;IF([.P44]=&quot;&quot;;&quot;&quot;;&quot;else {&quot;&amp;[.P44]&amp;&quot;}&quot;)&amp;&quot; break;&quot;;&quot;&quot;)" office:value-type="string" office:string-value="    case COMBO_r_s_t_1: if (p) {SEND_STRING(SS_DOWN(X_LCTL)SS_DOWN(X_DEL));} else {SEND_STRING(SS_UP(X_DEL)SS_UP(X_LCTL));} break;" calcext:value-type="string">
            <text:p><text:s text:c="4"/>case COMBO_r_s_t_1: if (p) {SEND_STRING(SS_DOWN(X_LCTL)SS_DOWN(X_DEL));} else {SEND_STRING(SS_UP(X_DEL)SS_UP(X_LCTL));} break;</text:p>
          </table:table-cell>
          <table:table-cell table:number-columns-repeated="1003"/>
        </table:table-row>
        <table:table-row table:style-name="ro1">
          <table:table-cell table:formula="of:=MOD(ROW([.A45]);2)+1" office:value-type="float" office:value="2" calcext:value-type="float">
            <text:p>2</text:p>
          </table:table-cell>
          <table:table-cell table:style-name="ce8" table:formula="of:=OFFSET([$actions_combos.A$2];FLOOR(ROW([.B45])/2)-1;0)" office:value-type="string" office:string-value="del_word_right" calcext:value-type="string">
            <text:p>del_word_right</text:p>
          </table:table-cell>
          <table:table-cell table:style-name="ce15" table:formula="of:=OFFSET([$actions_combos.B$2];FLOOR(ROW([.C45])/2)-1;0)" office:value-type="string" office:string-value="r" calcext:value-type="string">
            <text:p>r</text:p>
          </table:table-cell>
          <table:table-cell table:style-name="ce15" table:formula="of:=OFFSET([$actions_combos.C$2];FLOOR(ROW([.D45])/2)-1;0)" office:value-type="string" office:string-value="s" calcext:value-type="string">
            <text:p>s</text:p>
          </table:table-cell>
          <table:table-cell table:style-name="ce15" table:formula="of:=OFFSET([$actions_combos.D$2];FLOOR(ROW([.E45])/2)-1;0)" office:value-type="string" office:string-value="t" calcext:value-type="string">
            <text:p>t</text:p>
          </table:table-cell>
          <table:table-cell table:style-name="ce15" table:formula="of:=OFFSET([$actions_combos.E$2];FLOOR(ROW([.F45])/2)-1;0)" office:value-type="float" office:value="0" calcext:value-type="float">
            <text:p>0</text:p>
          </table:table-cell>
          <table:table-cell table:style-name="ce8" table:formula="of:=VLOOKUP([.C45];[$keys.$A$2:.$C$200];[.$A45]+1;0)" office:value-type="string" office:string-value="KC_RCBR" calcext:value-type="string">
            <text:p>KC_RCBR</text:p>
          </table:table-cell>
          <table:table-cell table:style-name="ce8" table:formula="of:=VLOOKUP([.D45];[$keys.$A$2:.$C$200];[.$A45]+1;0)" office:value-type="string" office:string-value="KC_LPRN" calcext:value-type="string">
            <text:p>KC_LPRN</text:p>
          </table:table-cell>
          <table:table-cell table:formula="of:=VLOOKUP([.E45];[$keys.$A$2:.$C$200];[.$A45]+1;0)" office:value-type="string" office:string-value="KC_RPRN" calcext:value-type="string">
            <text:p>KC_RPRN</text:p>
          </table:table-cell>
          <table:table-cell table:formula="of:=VLOOKUP([.F45];[$keys.$A$2:.$C$200];[.$A45]+1;0)" office:value-type="string" office:string-value="" calcext:value-type="error">
            <text:p>#N/A</text:p>
          </table:table-cell>
          <table:table-cell table:formula="of:=[.C45]&amp;&quot;_&quot;&amp;[.D45]&amp;IF(ISNA([.I45]);&quot;&quot;;&quot;_&quot;&amp;[.E45]&amp;IF(ISNA([.J45]);&quot;&quot;;&quot;_&quot;&amp;[.F45]))&amp;&quot;_&quot;&amp;TEXT([.A45];&quot;0&quot;)" office:value-type="string" office:string-value="r_s_t_2" calcext:value-type="string">
            <text:p>r_s_t_2</text:p>
          </table:table-cell>
          <table:table-cell table:style-name="ce8" table:formula="of:=[.G45]&amp;&quot;, &quot;&amp;[.H45]&amp;IF(ISNA([.I45]);&quot;&quot;;&quot;, &quot;&amp;[.I45]&amp;IF(ISNA([.J45]);&quot;&quot;;&quot;, &quot;&amp;[.J45]))" office:value-type="string" office:string-value="KC_RCBR, KC_LPRN, KC_RPRN" calcext:value-type="string">
            <text:p>KC_RCBR, KC_LPRN, KC_RPRN</text:p>
          </table:table-cell>
          <table:table-cell table:formula="of:=VLOOKUP([.B45];[$actions.$A$2:.$F$514];5;0)" office:value-type="string" office:string-value="macro" calcext:value-type="string">
            <text:p>macro</text:p>
          </table:table-cell>
          <table:table-cell table:style-name="ce8" table:formula="of:=VLOOKUP([.B45];[$actions.$A$2:.$D$514];2;0)" office:value-type="float" office:value="0" calcext:value-type="float">
            <text:p/>
          </table:table-cell>
          <table:table-cell table:style-name="ce8" table:formula="of:=VLOOKUP([.B45];[$actions.$A$2:.$D$514];3;0)" office:value-type="string" office:string-value="SEND_STRING(SS_DOWN(X_LCTL)SS_DOWN(X_DEL));" calcext:value-type="string">
            <text:p>SEND_STRING(SS_DOWN(X_LCTL)SS_DOWN(X_DEL));</text:p>
          </table:table-cell>
          <table:table-cell table:formula="of:=VLOOKUP([.B45];[$actions.$A$2:.$D$514];4;0)" office:value-type="string" office:string-value="SEND_STRING(SS_UP(X_DEL)SS_UP(X_LCTL));" calcext:value-type="string">
            <text:p>SEND_STRING(SS_UP(X_DEL)SS_UP(X_LCTL));</text:p>
          </table:table-cell>
          <table:table-cell table:style-name="ce19" table:formula="of:=[.B45]&lt;&gt;0" office:value-type="boolean" office:boolean-value="true" calcext:value-type="boolean">
            <text:p>TRUE</text:p>
          </table:table-cell>
          <table:table-cell table:style-name="ce8" table:formula="of:=&quot;const uint16_t PROGMEM &quot;&amp;[.K45]&amp;&quot;_combo[] = {&quot;&amp;[.L45]&amp;&quot;, COMBO_END};&quot;" office:value-type="string" office:string-value="const uint16_t PROGMEM r_s_t_2_combo[] = {KC_RCBR, KC_LPRN, KC_RPRN, COMBO_END};" calcext:value-type="string">
            <text:p>const uint16_t PROGMEM r_s_t_2_combo[] = {KC_RCBR, KC_LPRN, KC_RPRN, COMBO_END};</text:p>
          </table:table-cell>
          <table:table-cell table:formula="of:=&quot;  COMBO_&quot;&amp;[.K45]&amp;&quot;,&quot;" office:value-type="string" office:string-value="  COMBO_r_s_t_2," calcext:value-type="string">
            <text:p><text:s text:c="2"/>COMBO_r_s_t_2,</text:p>
          </table:table-cell>
          <table:table-cell table:formula="of:=&quot;  [COMBO_&quot;&amp;[.K45]&amp;&quot;] = COMBO&quot;&amp;IF([.M45]=&quot;key&quot;;&quot;&quot;;&quot;_ACTION&quot;)&amp;&quot;(&quot;&amp;[.K45]&amp;&quot;_combo&quot;&amp;IF([.M45]=&quot;key&quot;;&quot;, &quot;&amp;[.N45];&quot;&quot;)&amp;&quot;),&quot;" office:value-type="string" office:string-value="  [COMBO_r_s_t_2] = COMBO_ACTION(r_s_t_2_combo)," calcext:value-type="string">
            <text:p><text:s text:c="2"/>[COMBO_r_s_t_2] = COMBO_ACTION(r_s_t_2_combo),</text:p>
          </table:table-cell>
          <table:table-cell table:style-name="ce8" table:formula="of:=IF([.M45]=&quot;macro&quot;;&quot;    case &quot;&amp;&quot;COMBO_&quot;&amp;[.K45]&amp;&quot;: if (p) {&quot;&amp;[.O45]&amp;&quot;} &quot;&amp;IF([.P45]=&quot;&quot;;&quot;&quot;;&quot;else {&quot;&amp;[.P45]&amp;&quot;}&quot;)&amp;&quot; break;&quot;;&quot;&quot;)" office:value-type="string" office:string-value="    case COMBO_r_s_t_2: if (p) {SEND_STRING(SS_DOWN(X_LCTL)SS_DOWN(X_DEL));} else {SEND_STRING(SS_UP(X_DEL)SS_UP(X_LCTL));} break;" calcext:value-type="string">
            <text:p><text:s text:c="4"/>case COMBO_r_s_t_2: if (p) {SEND_STRING(SS_DOWN(X_LCTL)SS_DOWN(X_DEL));} else {SEND_STRING(SS_UP(X_DEL)SS_UP(X_LCTL));} break;</text:p>
          </table:table-cell>
          <table:table-cell table:number-columns-repeated="1003"/>
        </table:table-row>
        <table:table-row table:style-name="ro1">
          <table:table-cell table:formula="of:=MOD(ROW([.A46]);2)+1" office:value-type="float" office:value="1" calcext:value-type="float">
            <text:p>1</text:p>
          </table:table-cell>
          <table:table-cell table:style-name="ce8" table:formula="of:=OFFSET([$actions_combos.A$2];FLOOR(ROW([.B46])/2)-1;0)" office:value-type="string" office:string-value="doc_end" calcext:value-type="string">
            <text:p>doc_end</text:p>
          </table:table-cell>
          <table:table-cell table:style-name="ce15" table:formula="of:=OFFSET([$actions_combos.B$2];FLOOR(ROW([.C46])/2)-1;0)" office:value-type="string" office:string-value="p" calcext:value-type="string">
            <text:p>p</text:p>
          </table:table-cell>
          <table:table-cell table:style-name="ce15" table:formula="of:=OFFSET([$actions_combos.C$2];FLOOR(ROW([.D46])/2)-1;0)" office:value-type="string" office:string-value="g" calcext:value-type="string">
            <text:p>g</text:p>
          </table:table-cell>
          <table:table-cell table:style-name="ce15" table:formula="of:=OFFSET([$actions_combos.D$2];FLOOR(ROW([.E46])/2)-1;0)" office:value-type="float" office:value="0" calcext:value-type="float">
            <text:p>0</text:p>
          </table:table-cell>
          <table:table-cell table:style-name="ce15" table:formula="of:=OFFSET([$actions_combos.E$2];FLOOR(ROW([.F46])/2)-1;0)" office:value-type="float" office:value="0" calcext:value-type="float">
            <text:p>0</text:p>
          </table:table-cell>
          <table:table-cell table:style-name="ce8" table:formula="of:=VLOOKUP([.C46];[$keys.$A$2:.$C$200];[.$A46]+1;0)" office:value-type="string" office:string-value="KC_P" calcext:value-type="string">
            <text:p>KC_P</text:p>
          </table:table-cell>
          <table:table-cell table:style-name="ce8" table:formula="of:=VLOOKUP([.D46];[$keys.$A$2:.$C$200];[.$A46]+1;0)" office:value-type="string" office:string-value="KC_G" calcext:value-type="string">
            <text:p>KC_G</text:p>
          </table:table-cell>
          <table:table-cell table:formula="of:=VLOOKUP([.E46];[$keys.$A$2:.$C$200];[.$A46]+1;0)" office:value-type="string" office:string-value="" calcext:value-type="error">
            <text:p>#N/A</text:p>
          </table:table-cell>
          <table:table-cell table:formula="of:=VLOOKUP([.F46];[$keys.$A$2:.$C$200];[.$A46]+1;0)" office:value-type="string" office:string-value="" calcext:value-type="error">
            <text:p>#N/A</text:p>
          </table:table-cell>
          <table:table-cell table:formula="of:=[.C46]&amp;&quot;_&quot;&amp;[.D46]&amp;IF(ISNA([.I46]);&quot;&quot;;&quot;_&quot;&amp;[.E46]&amp;IF(ISNA([.J46]);&quot;&quot;;&quot;_&quot;&amp;[.F46]))&amp;&quot;_&quot;&amp;TEXT([.A46];&quot;0&quot;)" office:value-type="string" office:string-value="p_g_1" calcext:value-type="string">
            <text:p>p_g_1</text:p>
          </table:table-cell>
          <table:table-cell table:style-name="ce8" table:formula="of:=[.G46]&amp;&quot;, &quot;&amp;[.H46]&amp;IF(ISNA([.I46]);&quot;&quot;;&quot;, &quot;&amp;[.I46]&amp;IF(ISNA([.J46]);&quot;&quot;;&quot;, &quot;&amp;[.J46]))" office:value-type="string" office:string-value="KC_P, KC_G" calcext:value-type="string">
            <text:p>KC_P, KC_G</text:p>
          </table:table-cell>
          <table:table-cell table:formula="of:=VLOOKUP([.B46];[$actions.$A$2:.$F$514];5;0)" office:value-type="string" office:string-value="macro" calcext:value-type="string">
            <text:p>macro</text:p>
          </table:table-cell>
          <table:table-cell table:style-name="ce8" table:formula="of:=VLOOKUP([.B46];[$actions.$A$2:.$D$514];2;0)" office:value-type="float" office:value="0" calcext:value-type="float">
            <text:p/>
          </table:table-cell>
          <table:table-cell table:formula="of:=VLOOKUP([.B46];[$actions.$A$2:.$D$514];3;0)" office:value-type="string" office:string-value="SEND_STRING(SS_DOWN(X_LCTL)SS_TAP(X_END)SS_UP(X_LCTL));" calcext:value-type="string">
            <text:p>SEND_STRING(SS_DOWN(X_LCTL)SS_TAP(X_END)SS_UP(X_LCTL));</text:p>
          </table:table-cell>
          <table:table-cell table:formula="of:=VLOOKUP([.B46];[$actions.$A$2:.$D$514];4;0)" office:value-type="float" office:value="0" calcext:value-type="float">
            <text:p/>
          </table:table-cell>
          <table:table-cell table:style-name="ce19" table:formula="of:=[.B46]&lt;&gt;0" office:value-type="boolean" office:boolean-value="true" calcext:value-type="boolean">
            <text:p>TRUE</text:p>
          </table:table-cell>
          <table:table-cell table:style-name="ce8" table:formula="of:=&quot;const uint16_t PROGMEM &quot;&amp;[.K46]&amp;&quot;_combo[] = {&quot;&amp;[.L46]&amp;&quot;, COMBO_END};&quot;" office:value-type="string" office:string-value="const uint16_t PROGMEM p_g_1_combo[] = {KC_P, KC_G, COMBO_END};" calcext:value-type="string">
            <text:p>const uint16_t PROGMEM p_g_1_combo[] = {KC_P, KC_G, COMBO_END};</text:p>
          </table:table-cell>
          <table:table-cell table:formula="of:=&quot;  COMBO_&quot;&amp;[.K46]&amp;&quot;,&quot;" office:value-type="string" office:string-value="  COMBO_p_g_1," calcext:value-type="string">
            <text:p><text:s text:c="2"/>COMBO_p_g_1,</text:p>
          </table:table-cell>
          <table:table-cell table:formula="of:=&quot;  [COMBO_&quot;&amp;[.K46]&amp;&quot;] = COMBO&quot;&amp;IF([.M46]=&quot;key&quot;;&quot;&quot;;&quot;_ACTION&quot;)&amp;&quot;(&quot;&amp;[.K46]&amp;&quot;_combo&quot;&amp;IF([.M46]=&quot;key&quot;;&quot;, &quot;&amp;[.N46];&quot;&quot;)&amp;&quot;),&quot;" office:value-type="string" office:string-value="  [COMBO_p_g_1] = COMBO_ACTION(p_g_1_combo)," calcext:value-type="string">
            <text:p><text:s text:c="2"/>[COMBO_p_g_1] = COMBO_ACTION(p_g_1_combo),</text:p>
          </table:table-cell>
          <table:table-cell table:style-name="ce8" table:formula="of:=IF([.M46]=&quot;macro&quot;;&quot;    case &quot;&amp;&quot;COMBO_&quot;&amp;[.K46]&amp;&quot;: if (p) {&quot;&amp;[.O46]&amp;&quot;} &quot;&amp;IF([.P46]=&quot;&quot;;&quot;&quot;;&quot;else {&quot;&amp;[.P46]&amp;&quot;}&quot;)&amp;&quot; break;&quot;;&quot;&quot;)" office:value-type="string" office:string-value="    case COMBO_p_g_1: if (p) {SEND_STRING(SS_DOWN(X_LCTL)SS_TAP(X_END)SS_UP(X_LCTL));}  break;" calcext:value-type="string">
            <text:p><text:s text:c="4"/>case COMBO_p_g_1: if (p) {SEND_STRING(SS_DOWN(X_LCTL)SS_TAP(X_END)SS_UP(X_LCTL));} <text:s/>break;</text:p>
          </table:table-cell>
          <table:table-cell table:number-columns-repeated="1003"/>
        </table:table-row>
        <table:table-row table:style-name="ro1">
          <table:table-cell table:formula="of:=MOD(ROW([.A47]);2)+1" office:value-type="float" office:value="2" calcext:value-type="float">
            <text:p>2</text:p>
          </table:table-cell>
          <table:table-cell table:style-name="ce8" table:formula="of:=OFFSET([$actions_combos.A$2];FLOOR(ROW([.B47])/2)-1;0)" office:value-type="string" office:string-value="doc_end" calcext:value-type="string">
            <text:p>doc_end</text:p>
          </table:table-cell>
          <table:table-cell table:style-name="ce15" table:formula="of:=OFFSET([$actions_combos.B$2];FLOOR(ROW([.C47])/2)-1;0)" office:value-type="string" office:string-value="p" calcext:value-type="string">
            <text:p>p</text:p>
          </table:table-cell>
          <table:table-cell table:style-name="ce15" table:formula="of:=OFFSET([$actions_combos.C$2];FLOOR(ROW([.D47])/2)-1;0)" office:value-type="string" office:string-value="g" calcext:value-type="string">
            <text:p>g</text:p>
          </table:table-cell>
          <table:table-cell table:style-name="ce15" table:formula="of:=OFFSET([$actions_combos.D$2];FLOOR(ROW([.E47])/2)-1;0)" office:value-type="float" office:value="0" calcext:value-type="float">
            <text:p>0</text:p>
          </table:table-cell>
          <table:table-cell table:style-name="ce15" table:formula="of:=OFFSET([$actions_combos.E$2];FLOOR(ROW([.F47])/2)-1;0)" office:value-type="float" office:value="0" calcext:value-type="float">
            <text:p>0</text:p>
          </table:table-cell>
          <table:table-cell table:style-name="ce8" table:formula="of:=VLOOKUP([.C47];[$keys.$A$2:.$C$200];[.$A47]+1;0)" office:value-type="string" office:string-value="KC_3" calcext:value-type="string">
            <text:p>KC_3</text:p>
          </table:table-cell>
          <table:table-cell table:style-name="ce8" table:formula="of:=VLOOKUP([.D47];[$keys.$A$2:.$C$200];[.$A47]+1;0)" office:value-type="string" office:string-value="KC_4" calcext:value-type="string">
            <text:p>KC_4</text:p>
          </table:table-cell>
          <table:table-cell table:formula="of:=VLOOKUP([.E47];[$keys.$A$2:.$C$200];[.$A47]+1;0)" office:value-type="string" office:string-value="" calcext:value-type="error">
            <text:p>#N/A</text:p>
          </table:table-cell>
          <table:table-cell table:formula="of:=VLOOKUP([.F47];[$keys.$A$2:.$C$200];[.$A47]+1;0)" office:value-type="string" office:string-value="" calcext:value-type="error">
            <text:p>#N/A</text:p>
          </table:table-cell>
          <table:table-cell table:formula="of:=[.C47]&amp;&quot;_&quot;&amp;[.D47]&amp;IF(ISNA([.I47]);&quot;&quot;;&quot;_&quot;&amp;[.E47]&amp;IF(ISNA([.J47]);&quot;&quot;;&quot;_&quot;&amp;[.F47]))&amp;&quot;_&quot;&amp;TEXT([.A47];&quot;0&quot;)" office:value-type="string" office:string-value="p_g_2" calcext:value-type="string">
            <text:p>p_g_2</text:p>
          </table:table-cell>
          <table:table-cell table:style-name="ce8" table:formula="of:=[.G47]&amp;&quot;, &quot;&amp;[.H47]&amp;IF(ISNA([.I47]);&quot;&quot;;&quot;, &quot;&amp;[.I47]&amp;IF(ISNA([.J47]);&quot;&quot;;&quot;, &quot;&amp;[.J47]))" office:value-type="string" office:string-value="KC_3, KC_4" calcext:value-type="string">
            <text:p>KC_3, KC_4</text:p>
          </table:table-cell>
          <table:table-cell table:formula="of:=VLOOKUP([.B47];[$actions.$A$2:.$F$514];5;0)" office:value-type="string" office:string-value="macro" calcext:value-type="string">
            <text:p>macro</text:p>
          </table:table-cell>
          <table:table-cell table:style-name="ce8" table:formula="of:=VLOOKUP([.B47];[$actions.$A$2:.$D$514];2;0)" office:value-type="float" office:value="0" calcext:value-type="float">
            <text:p/>
          </table:table-cell>
          <table:table-cell table:formula="of:=VLOOKUP([.B47];[$actions.$A$2:.$D$514];3;0)" office:value-type="string" office:string-value="SEND_STRING(SS_DOWN(X_LCTL)SS_TAP(X_END)SS_UP(X_LCTL));" calcext:value-type="string">
            <text:p>SEND_STRING(SS_DOWN(X_LCTL)SS_TAP(X_END)SS_UP(X_LCTL));</text:p>
          </table:table-cell>
          <table:table-cell table:formula="of:=VLOOKUP([.B47];[$actions.$A$2:.$D$514];4;0)" office:value-type="float" office:value="0" calcext:value-type="float">
            <text:p/>
          </table:table-cell>
          <table:table-cell table:style-name="ce19" table:formula="of:=[.B47]&lt;&gt;0" office:value-type="boolean" office:boolean-value="true" calcext:value-type="boolean">
            <text:p>TRUE</text:p>
          </table:table-cell>
          <table:table-cell table:style-name="ce8" table:formula="of:=&quot;const uint16_t PROGMEM &quot;&amp;[.K47]&amp;&quot;_combo[] = {&quot;&amp;[.L47]&amp;&quot;, COMBO_END};&quot;" office:value-type="string" office:string-value="const uint16_t PROGMEM p_g_2_combo[] = {KC_3, KC_4, COMBO_END};" calcext:value-type="string">
            <text:p>const uint16_t PROGMEM p_g_2_combo[] = {KC_3, KC_4, COMBO_END};</text:p>
          </table:table-cell>
          <table:table-cell table:formula="of:=&quot;  COMBO_&quot;&amp;[.K47]&amp;&quot;,&quot;" office:value-type="string" office:string-value="  COMBO_p_g_2," calcext:value-type="string">
            <text:p><text:s text:c="2"/>COMBO_p_g_2,</text:p>
          </table:table-cell>
          <table:table-cell table:formula="of:=&quot;  [COMBO_&quot;&amp;[.K47]&amp;&quot;] = COMBO&quot;&amp;IF([.M47]=&quot;key&quot;;&quot;&quot;;&quot;_ACTION&quot;)&amp;&quot;(&quot;&amp;[.K47]&amp;&quot;_combo&quot;&amp;IF([.M47]=&quot;key&quot;;&quot;, &quot;&amp;[.N47];&quot;&quot;)&amp;&quot;),&quot;" office:value-type="string" office:string-value="  [COMBO_p_g_2] = COMBO_ACTION(p_g_2_combo)," calcext:value-type="string">
            <text:p><text:s text:c="2"/>[COMBO_p_g_2] = COMBO_ACTION(p_g_2_combo),</text:p>
          </table:table-cell>
          <table:table-cell table:style-name="ce8" table:formula="of:=IF([.M47]=&quot;macro&quot;;&quot;    case &quot;&amp;&quot;COMBO_&quot;&amp;[.K47]&amp;&quot;: if (p) {&quot;&amp;[.O47]&amp;&quot;} &quot;&amp;IF([.P47]=&quot;&quot;;&quot;&quot;;&quot;else {&quot;&amp;[.P47]&amp;&quot;}&quot;)&amp;&quot; break;&quot;;&quot;&quot;)" office:value-type="string" office:string-value="    case COMBO_p_g_2: if (p) {SEND_STRING(SS_DOWN(X_LCTL)SS_TAP(X_END)SS_UP(X_LCTL));}  break;" calcext:value-type="string">
            <text:p><text:s text:c="4"/>case COMBO_p_g_2: if (p) {SEND_STRING(SS_DOWN(X_LCTL)SS_TAP(X_END)SS_UP(X_LCTL));} <text:s/>break;</text:p>
          </table:table-cell>
          <table:table-cell table:number-columns-repeated="1003"/>
        </table:table-row>
        <table:table-row table:style-name="ro1">
          <table:table-cell table:formula="of:=MOD(ROW([.A48]);2)+1" office:value-type="float" office:value="1" calcext:value-type="float">
            <text:p>1</text:p>
          </table:table-cell>
          <table:table-cell table:style-name="ce8" table:formula="of:=OFFSET([$actions_combos.A$2];FLOOR(ROW([.B48])/2)-1;0)" office:value-type="string" office:string-value="doc_start" calcext:value-type="string">
            <text:p>doc_start</text:p>
          </table:table-cell>
          <table:table-cell table:style-name="ce15" table:formula="of:=OFFSET([$actions_combos.B$2];FLOOR(ROW([.C48])/2)-1;0)" office:value-type="string" office:string-value="z" calcext:value-type="string">
            <text:p>z</text:p>
          </table:table-cell>
          <table:table-cell table:style-name="ce15" table:formula="of:=OFFSET([$actions_combos.C$2];FLOOR(ROW([.D48])/2)-1;0)" office:value-type="string" office:string-value="w" calcext:value-type="string">
            <text:p>w</text:p>
          </table:table-cell>
          <table:table-cell table:style-name="ce15" table:formula="of:=OFFSET([$actions_combos.D$2];FLOOR(ROW([.E48])/2)-1;0)" office:value-type="float" office:value="0" calcext:value-type="float">
            <text:p>0</text:p>
          </table:table-cell>
          <table:table-cell table:style-name="ce15" table:formula="of:=OFFSET([$actions_combos.E$2];FLOOR(ROW([.F48])/2)-1;0)" office:value-type="float" office:value="0" calcext:value-type="float">
            <text:p>0</text:p>
          </table:table-cell>
          <table:table-cell table:style-name="ce8" table:formula="of:=VLOOKUP([.C48];[$keys.$A$2:.$C$200];[.$A48]+1;0)" office:value-type="string" office:string-value="KC_Z" calcext:value-type="string">
            <text:p>KC_Z</text:p>
          </table:table-cell>
          <table:table-cell table:style-name="ce8" table:formula="of:=VLOOKUP([.D48];[$keys.$A$2:.$C$200];[.$A48]+1;0)" office:value-type="string" office:string-value="KC_W" calcext:value-type="string">
            <text:p>KC_W</text:p>
          </table:table-cell>
          <table:table-cell table:style-name="ce8" table:formula="of:=VLOOKUP([.E48];[$keys.$A$2:.$C$200];[.$A48]+1;0)" office:value-type="string" office:string-value="" calcext:value-type="error">
            <text:p>#N/A</text:p>
          </table:table-cell>
          <table:table-cell table:style-name="ce8" table:formula="of:=VLOOKUP([.F48];[$keys.$A$2:.$C$200];[.$A48]+1;0)" office:value-type="string" office:string-value="" calcext:value-type="error">
            <text:p>#N/A</text:p>
          </table:table-cell>
          <table:table-cell table:formula="of:=[.C48]&amp;&quot;_&quot;&amp;[.D48]&amp;IF(ISNA([.I48]);&quot;&quot;;&quot;_&quot;&amp;[.E48]&amp;IF(ISNA([.J48]);&quot;&quot;;&quot;_&quot;&amp;[.F48]))&amp;&quot;_&quot;&amp;TEXT([.A48];&quot;0&quot;)" office:value-type="string" office:string-value="z_w_1" calcext:value-type="string">
            <text:p>z_w_1</text:p>
          </table:table-cell>
          <table:table-cell table:style-name="ce8" table:formula="of:=[.G48]&amp;&quot;, &quot;&amp;[.H48]&amp;IF(ISNA([.I48]);&quot;&quot;;&quot;, &quot;&amp;[.I48]&amp;IF(ISNA([.J48]);&quot;&quot;;&quot;, &quot;&amp;[.J48]))" office:value-type="string" office:string-value="KC_Z, KC_W" calcext:value-type="string">
            <text:p>KC_Z, KC_W</text:p>
          </table:table-cell>
          <table:table-cell table:formula="of:=VLOOKUP([.B48];[$actions.$A$2:.$F$514];5;0)" office:value-type="string" office:string-value="macro" calcext:value-type="string">
            <text:p>macro</text:p>
          </table:table-cell>
          <table:table-cell table:formula="of:=VLOOKUP([.B48];[$actions.$A$2:.$D$514];2;0)" office:value-type="float" office:value="0" calcext:value-type="float">
            <text:p/>
          </table:table-cell>
          <table:table-cell table:style-name="ce8" table:formula="of:=VLOOKUP([.B48];[$actions.$A$2:.$D$514];3;0)" office:value-type="string" office:string-value="SEND_STRING(SS_DOWN(X_LCTL)SS_TAP(X_HOME)SS_UP(X_LCTL));" calcext:value-type="string">
            <text:p>SEND_STRING(SS_DOWN(X_LCTL)SS_TAP(X_HOME)SS_UP(X_LCTL));</text:p>
          </table:table-cell>
          <table:table-cell table:formula="of:=VLOOKUP([.B48];[$actions.$A$2:.$D$514];4;0)" office:value-type="float" office:value="0" calcext:value-type="float">
            <text:p/>
          </table:table-cell>
          <table:table-cell table:style-name="ce19" table:formula="of:=[.B48]&lt;&gt;0" office:value-type="boolean" office:boolean-value="true" calcext:value-type="boolean">
            <text:p>TRUE</text:p>
          </table:table-cell>
          <table:table-cell table:style-name="ce8" table:formula="of:=&quot;const uint16_t PROGMEM &quot;&amp;[.K48]&amp;&quot;_combo[] = {&quot;&amp;[.L48]&amp;&quot;, COMBO_END};&quot;" office:value-type="string" office:string-value="const uint16_t PROGMEM z_w_1_combo[] = {KC_Z, KC_W, COMBO_END};" calcext:value-type="string">
            <text:p>const uint16_t PROGMEM z_w_1_combo[] = {KC_Z, KC_W, COMBO_END};</text:p>
          </table:table-cell>
          <table:table-cell table:formula="of:=&quot;  COMBO_&quot;&amp;[.K48]&amp;&quot;,&quot;" office:value-type="string" office:string-value="  COMBO_z_w_1," calcext:value-type="string">
            <text:p><text:s text:c="2"/>COMBO_z_w_1,</text:p>
          </table:table-cell>
          <table:table-cell table:formula="of:=&quot;  [COMBO_&quot;&amp;[.K48]&amp;&quot;] = COMBO&quot;&amp;IF([.M48]=&quot;key&quot;;&quot;&quot;;&quot;_ACTION&quot;)&amp;&quot;(&quot;&amp;[.K48]&amp;&quot;_combo&quot;&amp;IF([.M48]=&quot;key&quot;;&quot;, &quot;&amp;[.N48];&quot;&quot;)&amp;&quot;),&quot;" office:value-type="string" office:string-value="  [COMBO_z_w_1] = COMBO_ACTION(z_w_1_combo)," calcext:value-type="string">
            <text:p><text:s text:c="2"/>[COMBO_z_w_1] = COMBO_ACTION(z_w_1_combo),</text:p>
          </table:table-cell>
          <table:table-cell table:style-name="ce8" table:formula="of:=IF([.M48]=&quot;macro&quot;;&quot;    case &quot;&amp;&quot;COMBO_&quot;&amp;[.K48]&amp;&quot;: if (p) {&quot;&amp;[.O48]&amp;&quot;} &quot;&amp;IF([.P48]=&quot;&quot;;&quot;&quot;;&quot;else {&quot;&amp;[.P48]&amp;&quot;}&quot;)&amp;&quot; break;&quot;;&quot;&quot;)" office:value-type="string" office:string-value="    case COMBO_z_w_1: if (p) {SEND_STRING(SS_DOWN(X_LCTL)SS_TAP(X_HOME)SS_UP(X_LCTL));}  break;" calcext:value-type="string">
            <text:p><text:s text:c="4"/>case COMBO_z_w_1: if (p) {SEND_STRING(SS_DOWN(X_LCTL)SS_TAP(X_HOME)SS_UP(X_LCTL));} <text:s/>break;</text:p>
          </table:table-cell>
          <table:table-cell table:number-columns-repeated="1003"/>
        </table:table-row>
        <table:table-row table:style-name="ro1">
          <table:table-cell table:formula="of:=MOD(ROW([.A49]);2)+1" office:value-type="float" office:value="2" calcext:value-type="float">
            <text:p>2</text:p>
          </table:table-cell>
          <table:table-cell table:style-name="ce8" table:formula="of:=OFFSET([$actions_combos.A$2];FLOOR(ROW([.B49])/2)-1;0)" office:value-type="string" office:string-value="doc_start" calcext:value-type="string">
            <text:p>doc_start</text:p>
          </table:table-cell>
          <table:table-cell table:style-name="ce15" table:formula="of:=OFFSET([$actions_combos.B$2];FLOOR(ROW([.C49])/2)-1;0)" office:value-type="string" office:string-value="z" calcext:value-type="string">
            <text:p>z</text:p>
          </table:table-cell>
          <table:table-cell table:style-name="ce15" table:formula="of:=OFFSET([$actions_combos.C$2];FLOOR(ROW([.D49])/2)-1;0)" office:value-type="string" office:string-value="w" calcext:value-type="string">
            <text:p>w</text:p>
          </table:table-cell>
          <table:table-cell table:style-name="ce15" table:formula="of:=OFFSET([$actions_combos.D$2];FLOOR(ROW([.E49])/2)-1;0)" office:value-type="float" office:value="0" calcext:value-type="float">
            <text:p>0</text:p>
          </table:table-cell>
          <table:table-cell table:style-name="ce15" table:formula="of:=OFFSET([$actions_combos.E$2];FLOOR(ROW([.F49])/2)-1;0)" office:value-type="float" office:value="0" calcext:value-type="float">
            <text:p>0</text:p>
          </table:table-cell>
          <table:table-cell table:style-name="ce8" table:formula="of:=VLOOKUP([.C49];[$keys.$A$2:.$C$200];[.$A49]+1;0)" office:value-type="string" office:string-value="KC_0" calcext:value-type="string">
            <text:p>KC_0</text:p>
          </table:table-cell>
          <table:table-cell table:style-name="ce8" table:formula="of:=VLOOKUP([.D49];[$keys.$A$2:.$C$200];[.$A49]+1;0)" office:value-type="string" office:string-value="KC_1" calcext:value-type="string">
            <text:p>KC_1</text:p>
          </table:table-cell>
          <table:table-cell table:style-name="ce8" table:formula="of:=VLOOKUP([.E49];[$keys.$A$2:.$C$200];[.$A49]+1;0)" office:value-type="string" office:string-value="" calcext:value-type="error">
            <text:p>#N/A</text:p>
          </table:table-cell>
          <table:table-cell table:style-name="ce8" table:formula="of:=VLOOKUP([.F49];[$keys.$A$2:.$C$200];[.$A49]+1;0)" office:value-type="string" office:string-value="" calcext:value-type="error">
            <text:p>#N/A</text:p>
          </table:table-cell>
          <table:table-cell table:formula="of:=[.C49]&amp;&quot;_&quot;&amp;[.D49]&amp;IF(ISNA([.I49]);&quot;&quot;;&quot;_&quot;&amp;[.E49]&amp;IF(ISNA([.J49]);&quot;&quot;;&quot;_&quot;&amp;[.F49]))&amp;&quot;_&quot;&amp;TEXT([.A49];&quot;0&quot;)" office:value-type="string" office:string-value="z_w_2" calcext:value-type="string">
            <text:p>z_w_2</text:p>
          </table:table-cell>
          <table:table-cell table:style-name="ce8" table:formula="of:=[.G49]&amp;&quot;, &quot;&amp;[.H49]&amp;IF(ISNA([.I49]);&quot;&quot;;&quot;, &quot;&amp;[.I49]&amp;IF(ISNA([.J49]);&quot;&quot;;&quot;, &quot;&amp;[.J49]))" office:value-type="string" office:string-value="KC_0, KC_1" calcext:value-type="string">
            <text:p>KC_0, KC_1</text:p>
          </table:table-cell>
          <table:table-cell table:formula="of:=VLOOKUP([.B49];[$actions.$A$2:.$F$514];5;0)" office:value-type="string" office:string-value="macro" calcext:value-type="string">
            <text:p>macro</text:p>
          </table:table-cell>
          <table:table-cell table:formula="of:=VLOOKUP([.B49];[$actions.$A$2:.$D$514];2;0)" office:value-type="float" office:value="0" calcext:value-type="float">
            <text:p/>
          </table:table-cell>
          <table:table-cell table:style-name="ce8" table:formula="of:=VLOOKUP([.B49];[$actions.$A$2:.$D$514];3;0)" office:value-type="string" office:string-value="SEND_STRING(SS_DOWN(X_LCTL)SS_TAP(X_HOME)SS_UP(X_LCTL));" calcext:value-type="string">
            <text:p>SEND_STRING(SS_DOWN(X_LCTL)SS_TAP(X_HOME)SS_UP(X_LCTL));</text:p>
          </table:table-cell>
          <table:table-cell table:formula="of:=VLOOKUP([.B49];[$actions.$A$2:.$D$514];4;0)" office:value-type="float" office:value="0" calcext:value-type="float">
            <text:p/>
          </table:table-cell>
          <table:table-cell table:style-name="ce19" table:formula="of:=[.B49]&lt;&gt;0" office:value-type="boolean" office:boolean-value="true" calcext:value-type="boolean">
            <text:p>TRUE</text:p>
          </table:table-cell>
          <table:table-cell table:style-name="ce8" table:formula="of:=&quot;const uint16_t PROGMEM &quot;&amp;[.K49]&amp;&quot;_combo[] = {&quot;&amp;[.L49]&amp;&quot;, COMBO_END};&quot;" office:value-type="string" office:string-value="const uint16_t PROGMEM z_w_2_combo[] = {KC_0, KC_1, COMBO_END};" calcext:value-type="string">
            <text:p>const uint16_t PROGMEM z_w_2_combo[] = {KC_0, KC_1, COMBO_END};</text:p>
          </table:table-cell>
          <table:table-cell table:formula="of:=&quot;  COMBO_&quot;&amp;[.K49]&amp;&quot;,&quot;" office:value-type="string" office:string-value="  COMBO_z_w_2," calcext:value-type="string">
            <text:p><text:s text:c="2"/>COMBO_z_w_2,</text:p>
          </table:table-cell>
          <table:table-cell table:formula="of:=&quot;  [COMBO_&quot;&amp;[.K49]&amp;&quot;] = COMBO&quot;&amp;IF([.M49]=&quot;key&quot;;&quot;&quot;;&quot;_ACTION&quot;)&amp;&quot;(&quot;&amp;[.K49]&amp;&quot;_combo&quot;&amp;IF([.M49]=&quot;key&quot;;&quot;, &quot;&amp;[.N49];&quot;&quot;)&amp;&quot;),&quot;" office:value-type="string" office:string-value="  [COMBO_z_w_2] = COMBO_ACTION(z_w_2_combo)," calcext:value-type="string">
            <text:p><text:s text:c="2"/>[COMBO_z_w_2] = COMBO_ACTION(z_w_2_combo),</text:p>
          </table:table-cell>
          <table:table-cell table:style-name="ce8" table:formula="of:=IF([.M49]=&quot;macro&quot;;&quot;    case &quot;&amp;&quot;COMBO_&quot;&amp;[.K49]&amp;&quot;: if (p) {&quot;&amp;[.O49]&amp;&quot;} &quot;&amp;IF([.P49]=&quot;&quot;;&quot;&quot;;&quot;else {&quot;&amp;[.P49]&amp;&quot;}&quot;)&amp;&quot; break;&quot;;&quot;&quot;)" office:value-type="string" office:string-value="    case COMBO_z_w_2: if (p) {SEND_STRING(SS_DOWN(X_LCTL)SS_TAP(X_HOME)SS_UP(X_LCTL));}  break;" calcext:value-type="string">
            <text:p><text:s text:c="4"/>case COMBO_z_w_2: if (p) {SEND_STRING(SS_DOWN(X_LCTL)SS_TAP(X_HOME)SS_UP(X_LCTL));} <text:s/>break;</text:p>
          </table:table-cell>
          <table:table-cell table:number-columns-repeated="1003"/>
        </table:table-row>
        <table:table-row table:style-name="ro1">
          <table:table-cell table:formula="of:=MOD(ROW([.A50]);2)+1" office:value-type="float" office:value="1" calcext:value-type="float">
            <text:p>1</text:p>
          </table:table-cell>
          <table:table-cell table:style-name="ce8" table:formula="of:=OFFSET([$actions_combos.A$2];FLOOR(ROW([.B50])/2)-1;0)" office:value-type="string" office:string-value="down" calcext:value-type="string">
            <text:p>down</text:p>
          </table:table-cell>
          <table:table-cell table:style-name="ce15" table:formula="of:=OFFSET([$actions_combos.B$2];FLOOR(ROW([.C50])/2)-1;0)" office:value-type="string" office:string-value="e" calcext:value-type="string">
            <text:p>e</text:p>
          </table:table-cell>
          <table:table-cell table:style-name="ce15" table:formula="of:=OFFSET([$actions_combos.C$2];FLOOR(ROW([.D50])/2)-1;0)" office:value-type="string" office:string-value="dot" calcext:value-type="string">
            <text:p>dot</text:p>
          </table:table-cell>
          <table:table-cell table:style-name="ce15" table:formula="of:=OFFSET([$actions_combos.D$2];FLOOR(ROW([.E50])/2)-1;0)" office:value-type="float" office:value="0" calcext:value-type="float">
            <text:p>0</text:p>
          </table:table-cell>
          <table:table-cell table:style-name="ce15" table:formula="of:=OFFSET([$actions_combos.E$2];FLOOR(ROW([.F50])/2)-1;0)" office:value-type="float" office:value="0" calcext:value-type="float">
            <text:p>0</text:p>
          </table:table-cell>
          <table:table-cell table:style-name="ce8" table:formula="of:=VLOOKUP([.C50];[$keys.$A$2:.$C$200];[.$A50]+1;0)" office:value-type="string" office:string-value="KC_E" calcext:value-type="string">
            <text:p>KC_E</text:p>
          </table:table-cell>
          <table:table-cell table:style-name="ce8" table:formula="of:=VLOOKUP([.D50];[$keys.$A$2:.$C$200];[.$A50]+1;0)" office:value-type="string" office:string-value="CC_DOT" calcext:value-type="string">
            <text:p>CC_DOT</text:p>
          </table:table-cell>
          <table:table-cell table:style-name="ce8" table:formula="of:=VLOOKUP([.E50];[$keys.$A$2:.$C$200];[.$A50]+1;0)" office:value-type="string" office:string-value="" calcext:value-type="error">
            <text:p>#N/A</text:p>
          </table:table-cell>
          <table:table-cell table:style-name="ce8" table:formula="of:=VLOOKUP([.F50];[$keys.$A$2:.$C$200];[.$A50]+1;0)" office:value-type="string" office:string-value="" calcext:value-type="error">
            <text:p>#N/A</text:p>
          </table:table-cell>
          <table:table-cell table:formula="of:=[.C50]&amp;&quot;_&quot;&amp;[.D50]&amp;IF(ISNA([.I50]);&quot;&quot;;&quot;_&quot;&amp;[.E50]&amp;IF(ISNA([.J50]);&quot;&quot;;&quot;_&quot;&amp;[.F50]))&amp;&quot;_&quot;&amp;TEXT([.A50];&quot;0&quot;)" office:value-type="string" office:string-value="e_dot_1" calcext:value-type="string">
            <text:p>e_dot_1</text:p>
          </table:table-cell>
          <table:table-cell table:style-name="ce8" table:formula="of:=[.G50]&amp;&quot;, &quot;&amp;[.H50]&amp;IF(ISNA([.I50]);&quot;&quot;;&quot;, &quot;&amp;[.I50]&amp;IF(ISNA([.J50]);&quot;&quot;;&quot;, &quot;&amp;[.J50]))" office:value-type="string" office:string-value="KC_E, CC_DOT" calcext:value-type="string">
            <text:p>KC_E, CC_DOT</text:p>
          </table:table-cell>
          <table:table-cell table:formula="of:=VLOOKUP([.B50];[$actions.$A$2:.$F$514];5;0)" office:value-type="string" office:string-value="key" calcext:value-type="string">
            <text:p>key</text:p>
          </table:table-cell>
          <table:table-cell table:formula="of:=VLOOKUP([.B50];[$actions.$A$2:.$D$514];2;0)" office:value-type="string" office:string-value="KC_DOWN" calcext:value-type="string">
            <text:p>KC_DOWN</text:p>
          </table:table-cell>
          <table:table-cell table:style-name="ce8" table:formula="of:=VLOOKUP([.B50];[$actions.$A$2:.$D$514];3;0)" office:value-type="float" office:value="0" calcext:value-type="float">
            <text:p/>
          </table:table-cell>
          <table:table-cell table:formula="of:=VLOOKUP([.B50];[$actions.$A$2:.$D$514];4;0)" office:value-type="float" office:value="0" calcext:value-type="float">
            <text:p/>
          </table:table-cell>
          <table:table-cell table:style-name="ce19" table:formula="of:=[.B50]&lt;&gt;0" office:value-type="boolean" office:boolean-value="true" calcext:value-type="boolean">
            <text:p>TRUE</text:p>
          </table:table-cell>
          <table:table-cell table:style-name="ce8" table:formula="of:=&quot;const uint16_t PROGMEM &quot;&amp;[.K50]&amp;&quot;_combo[] = {&quot;&amp;[.L50]&amp;&quot;, COMBO_END};&quot;" office:value-type="string" office:string-value="const uint16_t PROGMEM e_dot_1_combo[] = {KC_E, CC_DOT, COMBO_END};" calcext:value-type="string">
            <text:p>const uint16_t PROGMEM e_dot_1_combo[] = {KC_E, CC_DOT, COMBO_END};</text:p>
          </table:table-cell>
          <table:table-cell table:formula="of:=&quot;  COMBO_&quot;&amp;[.K50]&amp;&quot;,&quot;" office:value-type="string" office:string-value="  COMBO_e_dot_1," calcext:value-type="string">
            <text:p><text:s text:c="2"/>COMBO_e_dot_1,</text:p>
          </table:table-cell>
          <table:table-cell table:formula="of:=&quot;  [COMBO_&quot;&amp;[.K50]&amp;&quot;] = COMBO&quot;&amp;IF([.M50]=&quot;key&quot;;&quot;&quot;;&quot;_ACTION&quot;)&amp;&quot;(&quot;&amp;[.K50]&amp;&quot;_combo&quot;&amp;IF([.M50]=&quot;key&quot;;&quot;, &quot;&amp;[.N50];&quot;&quot;)&amp;&quot;),&quot;" office:value-type="string" office:string-value="  [COMBO_e_dot_1] = COMBO(e_dot_1_combo, KC_DOWN)," calcext:value-type="string">
            <text:p><text:s text:c="2"/>[COMBO_e_dot_1] = COMBO(e_dot_1_combo, KC_DOWN),</text:p>
          </table:table-cell>
          <table:table-cell table:style-name="ce8" table:formula="of:=IF([.M50]=&quot;macro&quot;;&quot;    case &quot;&amp;&quot;COMBO_&quot;&amp;[.K50]&amp;&quot;: if (p) {&quot;&amp;[.O50]&amp;&quot;} &quot;&amp;IF([.P50]=&quot;&quot;;&quot;&quot;;&quot;else {&quot;&amp;[.P5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1]);2)+1" office:value-type="float" office:value="2" calcext:value-type="float">
            <text:p>2</text:p>
          </table:table-cell>
          <table:table-cell table:style-name="ce8" table:formula="of:=OFFSET([$actions_combos.A$2];FLOOR(ROW([.B51])/2)-1;0)" office:value-type="string" office:string-value="down" calcext:value-type="string">
            <text:p>down</text:p>
          </table:table-cell>
          <table:table-cell table:style-name="ce15" table:formula="of:=OFFSET([$actions_combos.B$2];FLOOR(ROW([.C51])/2)-1;0)" office:value-type="string" office:string-value="e" calcext:value-type="string">
            <text:p>e</text:p>
          </table:table-cell>
          <table:table-cell table:style-name="ce15" table:formula="of:=OFFSET([$actions_combos.C$2];FLOOR(ROW([.D51])/2)-1;0)" office:value-type="string" office:string-value="dot" calcext:value-type="string">
            <text:p>dot</text:p>
          </table:table-cell>
          <table:table-cell table:style-name="ce15" table:formula="of:=OFFSET([$actions_combos.D$2];FLOOR(ROW([.E51])/2)-1;0)" office:value-type="float" office:value="0" calcext:value-type="float">
            <text:p>0</text:p>
          </table:table-cell>
          <table:table-cell table:style-name="ce15" table:formula="of:=OFFSET([$actions_combos.E$2];FLOOR(ROW([.F51])/2)-1;0)" office:value-type="float" office:value="0" calcext:value-type="float">
            <text:p>0</text:p>
          </table:table-cell>
          <table:table-cell table:style-name="ce8" table:formula="of:=VLOOKUP([.C51];[$keys.$A$2:.$C$200];[.$A51]+1;0)" office:value-type="string" office:string-value="KC_EQL" calcext:value-type="string">
            <text:p>KC_EQL</text:p>
          </table:table-cell>
          <table:table-cell table:style-name="ce8" table:formula="of:=VLOOKUP([.D51];[$keys.$A$2:.$C$200];[.$A51]+1;0)" office:value-type="string" office:string-value="CC_DOT" calcext:value-type="string">
            <text:p>CC_DOT</text:p>
          </table:table-cell>
          <table:table-cell table:style-name="ce8" table:formula="of:=VLOOKUP([.E51];[$keys.$A$2:.$C$200];[.$A51]+1;0)" office:value-type="string" office:string-value="" calcext:value-type="error">
            <text:p>#N/A</text:p>
          </table:table-cell>
          <table:table-cell table:style-name="ce8" table:formula="of:=VLOOKUP([.F51];[$keys.$A$2:.$C$200];[.$A51]+1;0)" office:value-type="string" office:string-value="" calcext:value-type="error">
            <text:p>#N/A</text:p>
          </table:table-cell>
          <table:table-cell table:formula="of:=[.C51]&amp;&quot;_&quot;&amp;[.D51]&amp;IF(ISNA([.I51]);&quot;&quot;;&quot;_&quot;&amp;[.E51]&amp;IF(ISNA([.J51]);&quot;&quot;;&quot;_&quot;&amp;[.F51]))&amp;&quot;_&quot;&amp;TEXT([.A51];&quot;0&quot;)" office:value-type="string" office:string-value="e_dot_2" calcext:value-type="string">
            <text:p>e_dot_2</text:p>
          </table:table-cell>
          <table:table-cell table:style-name="ce8" table:formula="of:=[.G51]&amp;&quot;, &quot;&amp;[.H51]&amp;IF(ISNA([.I51]);&quot;&quot;;&quot;, &quot;&amp;[.I51]&amp;IF(ISNA([.J51]);&quot;&quot;;&quot;, &quot;&amp;[.J51]))" office:value-type="string" office:string-value="KC_EQL, CC_DOT" calcext:value-type="string">
            <text:p>KC_EQL, CC_DOT</text:p>
          </table:table-cell>
          <table:table-cell table:formula="of:=VLOOKUP([.B51];[$actions.$A$2:.$F$514];5;0)" office:value-type="string" office:string-value="key" calcext:value-type="string">
            <text:p>key</text:p>
          </table:table-cell>
          <table:table-cell table:formula="of:=VLOOKUP([.B51];[$actions.$A$2:.$D$514];2;0)" office:value-type="string" office:string-value="KC_DOWN" calcext:value-type="string">
            <text:p>KC_DOWN</text:p>
          </table:table-cell>
          <table:table-cell table:style-name="ce8" table:formula="of:=VLOOKUP([.B51];[$actions.$A$2:.$D$514];3;0)" office:value-type="float" office:value="0" calcext:value-type="float">
            <text:p/>
          </table:table-cell>
          <table:table-cell table:formula="of:=VLOOKUP([.B51];[$actions.$A$2:.$D$514];4;0)" office:value-type="float" office:value="0" calcext:value-type="float">
            <text:p/>
          </table:table-cell>
          <table:table-cell table:style-name="ce19" table:formula="of:=[.B51]&lt;&gt;0" office:value-type="boolean" office:boolean-value="true" calcext:value-type="boolean">
            <text:p>TRUE</text:p>
          </table:table-cell>
          <table:table-cell table:style-name="ce8" table:formula="of:=&quot;const uint16_t PROGMEM &quot;&amp;[.K51]&amp;&quot;_combo[] = {&quot;&amp;[.L51]&amp;&quot;, COMBO_END};&quot;" office:value-type="string" office:string-value="const uint16_t PROGMEM e_dot_2_combo[] = {KC_EQL, CC_DOT, COMBO_END};" calcext:value-type="string">
            <text:p>const uint16_t PROGMEM e_dot_2_combo[] = {KC_EQL, CC_DOT, COMBO_END};</text:p>
          </table:table-cell>
          <table:table-cell table:formula="of:=&quot;  COMBO_&quot;&amp;[.K51]&amp;&quot;,&quot;" office:value-type="string" office:string-value="  COMBO_e_dot_2," calcext:value-type="string">
            <text:p><text:s text:c="2"/>COMBO_e_dot_2,</text:p>
          </table:table-cell>
          <table:table-cell table:formula="of:=&quot;  [COMBO_&quot;&amp;[.K51]&amp;&quot;] = COMBO&quot;&amp;IF([.M51]=&quot;key&quot;;&quot;&quot;;&quot;_ACTION&quot;)&amp;&quot;(&quot;&amp;[.K51]&amp;&quot;_combo&quot;&amp;IF([.M51]=&quot;key&quot;;&quot;, &quot;&amp;[.N51];&quot;&quot;)&amp;&quot;),&quot;" office:value-type="string" office:string-value="  [COMBO_e_dot_2] = COMBO(e_dot_2_combo, KC_DOWN)," calcext:value-type="string">
            <text:p><text:s text:c="2"/>[COMBO_e_dot_2] = COMBO(e_dot_2_combo, KC_DOWN),</text:p>
          </table:table-cell>
          <table:table-cell table:style-name="ce8" table:formula="of:=IF([.M51]=&quot;macro&quot;;&quot;    case &quot;&amp;&quot;COMBO_&quot;&amp;[.K51]&amp;&quot;: if (p) {&quot;&amp;[.O51]&amp;&quot;} &quot;&amp;IF([.P51]=&quot;&quot;;&quot;&quot;;&quot;else {&quot;&amp;[.P5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2]);2)+1" office:value-type="float" office:value="1" calcext:value-type="float">
            <text:p>1</text:p>
          </table:table-cell>
          <table:table-cell table:style-name="ce8" table:formula="of:=OFFSET([$actions_combos.A$2];FLOOR(ROW([.B52])/2)-1;0)" office:value-type="string" office:string-value="dup_line_down" calcext:value-type="string">
            <text:p>dup_line_down</text:p>
          </table:table-cell>
          <table:table-cell table:style-name="ce15" table:formula="of:=OFFSET([$actions_combos.B$2];FLOOR(ROW([.C52])/2)-1;0)" office:value-type="float" office:value="0" calcext:value-type="float">
            <text:p>0</text:p>
          </table:table-cell>
          <table:table-cell table:style-name="ce15" table:formula="of:=OFFSET([$actions_combos.C$2];FLOOR(ROW([.D52])/2)-1;0)" office:value-type="float" office:value="0" calcext:value-type="float">
            <text:p>0</text:p>
          </table:table-cell>
          <table:table-cell table:style-name="ce15" table:formula="of:=OFFSET([$actions_combos.D$2];FLOOR(ROW([.E52])/2)-1;0)" office:value-type="float" office:value="0" calcext:value-type="float">
            <text:p>0</text:p>
          </table:table-cell>
          <table:table-cell table:style-name="ce15" table:formula="of:=OFFSET([$actions_combos.E$2];FLOOR(ROW([.F52])/2)-1;0)" office:value-type="float" office:value="0" calcext:value-type="float">
            <text:p>0</text:p>
          </table:table-cell>
          <table:table-cell table:style-name="ce8" table:formula="of:=VLOOKUP([.C52];[$keys.$A$2:.$C$200];[.$A52]+1;0)" office:value-type="string" office:string-value="" calcext:value-type="error">
            <text:p>#N/A</text:p>
          </table:table-cell>
          <table:table-cell table:style-name="ce8" table:formula="of:=VLOOKUP([.D52];[$keys.$A$2:.$C$200];[.$A52]+1;0)" office:value-type="string" office:string-value="" calcext:value-type="error">
            <text:p>#N/A</text:p>
          </table:table-cell>
          <table:table-cell table:formula="of:=VLOOKUP([.E52];[$keys.$A$2:.$C$200];[.$A52]+1;0)" office:value-type="string" office:string-value="" calcext:value-type="error">
            <text:p>#N/A</text:p>
          </table:table-cell>
          <table:table-cell table:formula="of:=VLOOKUP([.F52];[$keys.$A$2:.$C$200];[.$A52]+1;0)" office:value-type="string" office:string-value="" calcext:value-type="error">
            <text:p>#N/A</text:p>
          </table:table-cell>
          <table:table-cell table:formula="of:=[.C52]&amp;&quot;_&quot;&amp;[.D52]&amp;IF(ISNA([.I52]);&quot;&quot;;&quot;_&quot;&amp;[.E52]&amp;IF(ISNA([.J52]);&quot;&quot;;&quot;_&quot;&amp;[.F52]))&amp;&quot;_&quot;&amp;TEXT([.A52];&quot;0&quot;)" office:value-type="string" office:string-value="0_0_1" calcext:value-type="string">
            <text:p>0_0_1</text:p>
          </table:table-cell>
          <table:table-cell table:style-name="ce8" table:formula="of:=[.G52]&amp;&quot;, &quot;&amp;[.H52]&amp;IF(ISNA([.I52]);&quot;&quot;;&quot;, &quot;&amp;[.I52]&amp;IF(ISNA([.J52]);&quot;&quot;;&quot;, &quot;&amp;[.J52]))" office:value-type="string" office:string-value="" calcext:value-type="error">
            <text:p>#N/A</text:p>
          </table:table-cell>
          <table:table-cell table:formula="of:=VLOOKUP([.B52];[$actions.$A$2:.$F$514];5;0)" office:value-type="string" office:string-value="macro" calcext:value-type="string">
            <text:p>macro</text:p>
          </table:table-cell>
          <table:table-cell table:style-name="ce8" table:formula="of:=VLOOKUP([.B52];[$actions.$A$2:.$D$514];2;0)" office:value-type="float" office:value="0" calcext:value-type="float">
            <text:p/>
          </table:table-cell>
          <table:table-cell table:formula="of:=VLOOKUP([.B52];[$actions.$A$2:.$D$514];3;0)" office:value-type="string" office:string-value="SEND_STRING(SS_TAP(X_END) SS_DOWN(X_LSFT)SS_TAP(X_HOME)SS_UP(X_LSFT)SS_LCTL(&quot;c&quot;)SS_TAP(X_END)SS_TAP(X_ENT)SS_LCTL(&quot;v&quot;));" calcext:value-type="string">
            <text:p>SEND_STRING(SS_TAP(X_END) SS_DOWN(X_LSFT)SS_TAP(X_HOME)SS_UP(X_LSFT)SS_LCTL("c")SS_TAP(X_END)SS_TAP(X_ENT)SS_LCTL("v"));</text:p>
          </table:table-cell>
          <table:table-cell table:formula="of:=VLOOKUP([.B52];[$actions.$A$2:.$D$514];4;0)" office:value-type="float" office:value="0" calcext:value-type="float">
            <text:p/>
          </table:table-cell>
          <table:table-cell table:style-name="ce19" table:formula="of:=[.B52]&lt;&gt;0" office:value-type="boolean" office:boolean-value="true" calcext:value-type="boolean">
            <text:p>TRUE</text:p>
          </table:table-cell>
          <table:table-cell table:style-name="ce8" table:formula="of:=&quot;const uint16_t PROGMEM &quot;&amp;[.K52]&amp;&quot;_combo[] = {&quot;&amp;[.L52]&amp;&quot;, COMBO_END};&quot;" office:value-type="string" office:string-value="" calcext:value-type="error">
            <text:p>#N/A</text:p>
          </table:table-cell>
          <table:table-cell table:formula="of:=&quot;  COMBO_&quot;&amp;[.K5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52]&amp;&quot;] = COMBO&quot;&amp;IF([.M52]=&quot;key&quot;;&quot;&quot;;&quot;_ACTION&quot;)&amp;&quot;(&quot;&amp;[.K52]&amp;&quot;_combo&quot;&amp;IF([.M52]=&quot;key&quot;;&quot;, &quot;&amp;[.N52];&quot;&quot;)&amp;&quot;),&quot;" office:value-type="string" office:string-value="  [COMBO_0_0_1] = COMBO_ACTION(0_0_1_combo)," calcext:value-type="string">
            <text:p><text:s text:c="2"/>[COMBO_0_0_1] = COMBO_ACTION(0_0_1_combo),</text:p>
          </table:table-cell>
          <table:table-cell table:style-name="ce8" table:formula="of:=IF([.M52]=&quot;macro&quot;;&quot;    case &quot;&amp;&quot;COMBO_&quot;&amp;[.K52]&amp;&quot;: if (p) {&quot;&amp;[.O52]&amp;&quot;} &quot;&amp;IF([.P52]=&quot;&quot;;&quot;&quot;;&quot;else {&quot;&amp;[.P52]&amp;&quot;}&quot;)&amp;&quot; break;&quot;;&quot;&quot;)" office:value-type="string" office:string-value="    case COMBO_0_0_1: if (p) {SEND_STRING(SS_TAP(X_END) SS_DOWN(X_LSFT)SS_TAP(X_HOME)SS_UP(X_LSFT)SS_LCTL(&quot;c&quot;)SS_TAP(X_END)SS_TAP(X_ENT)SS_LCTL(&quot;v&quot;));}  break;" calcext:value-type="string">
            <text:p><text:s text:c="4"/>case COMBO_0_0_1: if (p) {SEND_STRING(SS_TAP(X_END) SS_DOWN(X_LSFT)SS_TAP(X_HOME)SS_UP(X_LSFT)SS_LCTL("c")SS_TAP(X_END)SS_TAP(X_ENT)SS_LCTL("v"));} <text:s/>break;</text:p>
          </table:table-cell>
          <table:table-cell table:number-columns-repeated="1003"/>
        </table:table-row>
        <table:table-row table:style-name="ro1">
          <table:table-cell table:formula="of:=MOD(ROW([.A53]);2)+1" office:value-type="float" office:value="2" calcext:value-type="float">
            <text:p>2</text:p>
          </table:table-cell>
          <table:table-cell table:style-name="ce8" table:formula="of:=OFFSET([$actions_combos.A$2];FLOOR(ROW([.B53])/2)-1;0)" office:value-type="string" office:string-value="dup_line_down" calcext:value-type="string">
            <text:p>dup_line_down</text:p>
          </table:table-cell>
          <table:table-cell table:style-name="ce15" table:formula="of:=OFFSET([$actions_combos.B$2];FLOOR(ROW([.C53])/2)-1;0)" office:value-type="float" office:value="0" calcext:value-type="float">
            <text:p>0</text:p>
          </table:table-cell>
          <table:table-cell table:style-name="ce15" table:formula="of:=OFFSET([$actions_combos.C$2];FLOOR(ROW([.D53])/2)-1;0)" office:value-type="float" office:value="0" calcext:value-type="float">
            <text:p>0</text:p>
          </table:table-cell>
          <table:table-cell table:style-name="ce15" table:formula="of:=OFFSET([$actions_combos.D$2];FLOOR(ROW([.E53])/2)-1;0)" office:value-type="float" office:value="0" calcext:value-type="float">
            <text:p>0</text:p>
          </table:table-cell>
          <table:table-cell table:style-name="ce15" table:formula="of:=OFFSET([$actions_combos.E$2];FLOOR(ROW([.F53])/2)-1;0)" office:value-type="float" office:value="0" calcext:value-type="float">
            <text:p>0</text:p>
          </table:table-cell>
          <table:table-cell table:style-name="ce8" table:formula="of:=VLOOKUP([.C53];[$keys.$A$2:.$C$200];[.$A53]+1;0)" office:value-type="string" office:string-value="" calcext:value-type="error">
            <text:p>#N/A</text:p>
          </table:table-cell>
          <table:table-cell table:style-name="ce8" table:formula="of:=VLOOKUP([.D53];[$keys.$A$2:.$C$200];[.$A53]+1;0)" office:value-type="string" office:string-value="" calcext:value-type="error">
            <text:p>#N/A</text:p>
          </table:table-cell>
          <table:table-cell table:formula="of:=VLOOKUP([.E53];[$keys.$A$2:.$C$200];[.$A53]+1;0)" office:value-type="string" office:string-value="" calcext:value-type="error">
            <text:p>#N/A</text:p>
          </table:table-cell>
          <table:table-cell table:formula="of:=VLOOKUP([.F53];[$keys.$A$2:.$C$200];[.$A53]+1;0)" office:value-type="string" office:string-value="" calcext:value-type="error">
            <text:p>#N/A</text:p>
          </table:table-cell>
          <table:table-cell table:formula="of:=[.C53]&amp;&quot;_&quot;&amp;[.D53]&amp;IF(ISNA([.I53]);&quot;&quot;;&quot;_&quot;&amp;[.E53]&amp;IF(ISNA([.J53]);&quot;&quot;;&quot;_&quot;&amp;[.F53]))&amp;&quot;_&quot;&amp;TEXT([.A53];&quot;0&quot;)" office:value-type="string" office:string-value="0_0_2" calcext:value-type="string">
            <text:p>0_0_2</text:p>
          </table:table-cell>
          <table:table-cell table:style-name="ce8" table:formula="of:=[.G53]&amp;&quot;, &quot;&amp;[.H53]&amp;IF(ISNA([.I53]);&quot;&quot;;&quot;, &quot;&amp;[.I53]&amp;IF(ISNA([.J53]);&quot;&quot;;&quot;, &quot;&amp;[.J53]))" office:value-type="string" office:string-value="" calcext:value-type="error">
            <text:p>#N/A</text:p>
          </table:table-cell>
          <table:table-cell table:formula="of:=VLOOKUP([.B53];[$actions.$A$2:.$F$514];5;0)" office:value-type="string" office:string-value="macro" calcext:value-type="string">
            <text:p>macro</text:p>
          </table:table-cell>
          <table:table-cell table:style-name="ce8" table:formula="of:=VLOOKUP([.B53];[$actions.$A$2:.$D$514];2;0)" office:value-type="float" office:value="0" calcext:value-type="float">
            <text:p/>
          </table:table-cell>
          <table:table-cell table:formula="of:=VLOOKUP([.B53];[$actions.$A$2:.$D$514];3;0)" office:value-type="string" office:string-value="SEND_STRING(SS_TAP(X_END) SS_DOWN(X_LSFT)SS_TAP(X_HOME)SS_UP(X_LSFT)SS_LCTL(&quot;c&quot;)SS_TAP(X_END)SS_TAP(X_ENT)SS_LCTL(&quot;v&quot;));" calcext:value-type="string">
            <text:p>SEND_STRING(SS_TAP(X_END) SS_DOWN(X_LSFT)SS_TAP(X_HOME)SS_UP(X_LSFT)SS_LCTL("c")SS_TAP(X_END)SS_TAP(X_ENT)SS_LCTL("v"));</text:p>
          </table:table-cell>
          <table:table-cell table:formula="of:=VLOOKUP([.B53];[$actions.$A$2:.$D$514];4;0)" office:value-type="float" office:value="0" calcext:value-type="float">
            <text:p/>
          </table:table-cell>
          <table:table-cell table:style-name="ce19" table:formula="of:=[.B53]&lt;&gt;0" office:value-type="boolean" office:boolean-value="true" calcext:value-type="boolean">
            <text:p>TRUE</text:p>
          </table:table-cell>
          <table:table-cell table:style-name="ce8" table:formula="of:=&quot;const uint16_t PROGMEM &quot;&amp;[.K53]&amp;&quot;_combo[] = {&quot;&amp;[.L53]&amp;&quot;, COMBO_END};&quot;" office:value-type="string" office:string-value="" calcext:value-type="error">
            <text:p>#N/A</text:p>
          </table:table-cell>
          <table:table-cell table:formula="of:=&quot;  COMBO_&quot;&amp;[.K5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53]&amp;&quot;] = COMBO&quot;&amp;IF([.M53]=&quot;key&quot;;&quot;&quot;;&quot;_ACTION&quot;)&amp;&quot;(&quot;&amp;[.K53]&amp;&quot;_combo&quot;&amp;IF([.M53]=&quot;key&quot;;&quot;, &quot;&amp;[.N53];&quot;&quot;)&amp;&quot;),&quot;" office:value-type="string" office:string-value="  [COMBO_0_0_2] = COMBO_ACTION(0_0_2_combo)," calcext:value-type="string">
            <text:p><text:s text:c="2"/>[COMBO_0_0_2] = COMBO_ACTION(0_0_2_combo),</text:p>
          </table:table-cell>
          <table:table-cell table:style-name="ce8" table:formula="of:=IF([.M53]=&quot;macro&quot;;&quot;    case &quot;&amp;&quot;COMBO_&quot;&amp;[.K53]&amp;&quot;: if (p) {&quot;&amp;[.O53]&amp;&quot;} &quot;&amp;IF([.P53]=&quot;&quot;;&quot;&quot;;&quot;else {&quot;&amp;[.P53]&amp;&quot;}&quot;)&amp;&quot; break;&quot;;&quot;&quot;)" office:value-type="string" office:string-value="    case COMBO_0_0_2: if (p) {SEND_STRING(SS_TAP(X_END) SS_DOWN(X_LSFT)SS_TAP(X_HOME)SS_UP(X_LSFT)SS_LCTL(&quot;c&quot;)SS_TAP(X_END)SS_TAP(X_ENT)SS_LCTL(&quot;v&quot;));}  break;" calcext:value-type="string">
            <text:p><text:s text:c="4"/>case COMBO_0_0_2: if (p) {SEND_STRING(SS_TAP(X_END) SS_DOWN(X_LSFT)SS_TAP(X_HOME)SS_UP(X_LSFT)SS_LCTL("c")SS_TAP(X_END)SS_TAP(X_ENT)SS_LCTL("v"));} <text:s/>break;</text:p>
          </table:table-cell>
          <table:table-cell table:number-columns-repeated="1003"/>
        </table:table-row>
        <table:table-row table:style-name="ro1">
          <table:table-cell table:formula="of:=MOD(ROW([.A54]);2)+1" office:value-type="float" office:value="1" calcext:value-type="float">
            <text:p>1</text:p>
          </table:table-cell>
          <table:table-cell table:style-name="ce8" table:formula="of:=OFFSET([$actions_combos.A$2];FLOOR(ROW([.B54])/2)-1;0)" office:value-type="string" office:string-value="dup_line_up" calcext:value-type="string">
            <text:p>dup_line_up</text:p>
          </table:table-cell>
          <table:table-cell table:style-name="ce15" table:formula="of:=OFFSET([$actions_combos.B$2];FLOOR(ROW([.C54])/2)-1;0)" office:value-type="float" office:value="0" calcext:value-type="float">
            <text:p>0</text:p>
          </table:table-cell>
          <table:table-cell table:style-name="ce15" table:formula="of:=OFFSET([$actions_combos.C$2];FLOOR(ROW([.D54])/2)-1;0)" office:value-type="float" office:value="0" calcext:value-type="float">
            <text:p>0</text:p>
          </table:table-cell>
          <table:table-cell table:style-name="ce15" table:formula="of:=OFFSET([$actions_combos.D$2];FLOOR(ROW([.E54])/2)-1;0)" office:value-type="float" office:value="0" calcext:value-type="float">
            <text:p>0</text:p>
          </table:table-cell>
          <table:table-cell table:style-name="ce15" table:formula="of:=OFFSET([$actions_combos.E$2];FLOOR(ROW([.F54])/2)-1;0)" office:value-type="float" office:value="0" calcext:value-type="float">
            <text:p>0</text:p>
          </table:table-cell>
          <table:table-cell table:style-name="ce8" table:formula="of:=VLOOKUP([.C54];[$keys.$A$2:.$C$200];[.$A54]+1;0)" office:value-type="string" office:string-value="" calcext:value-type="error">
            <text:p>#N/A</text:p>
          </table:table-cell>
          <table:table-cell table:style-name="ce8" table:formula="of:=VLOOKUP([.D54];[$keys.$A$2:.$C$200];[.$A54]+1;0)" office:value-type="string" office:string-value="" calcext:value-type="error">
            <text:p>#N/A</text:p>
          </table:table-cell>
          <table:table-cell table:formula="of:=VLOOKUP([.E54];[$keys.$A$2:.$C$200];[.$A54]+1;0)" office:value-type="string" office:string-value="" calcext:value-type="error">
            <text:p>#N/A</text:p>
          </table:table-cell>
          <table:table-cell table:formula="of:=VLOOKUP([.F54];[$keys.$A$2:.$C$200];[.$A54]+1;0)" office:value-type="string" office:string-value="" calcext:value-type="error">
            <text:p>#N/A</text:p>
          </table:table-cell>
          <table:table-cell table:formula="of:=[.C54]&amp;&quot;_&quot;&amp;[.D54]&amp;IF(ISNA([.I54]);&quot;&quot;;&quot;_&quot;&amp;[.E54]&amp;IF(ISNA([.J54]);&quot;&quot;;&quot;_&quot;&amp;[.F54]))&amp;&quot;_&quot;&amp;TEXT([.A54];&quot;0&quot;)" office:value-type="string" office:string-value="0_0_1" calcext:value-type="string">
            <text:p>0_0_1</text:p>
          </table:table-cell>
          <table:table-cell table:style-name="ce8" table:formula="of:=[.G54]&amp;&quot;, &quot;&amp;[.H54]&amp;IF(ISNA([.I54]);&quot;&quot;;&quot;, &quot;&amp;[.I54]&amp;IF(ISNA([.J54]);&quot;&quot;;&quot;, &quot;&amp;[.J54]))" office:value-type="string" office:string-value="" calcext:value-type="error">
            <text:p>#N/A</text:p>
          </table:table-cell>
          <table:table-cell table:formula="of:=VLOOKUP([.B54];[$actions.$A$2:.$F$514];5;0)" office:value-type="string" office:string-value="macro" calcext:value-type="string">
            <text:p>macro</text:p>
          </table:table-cell>
          <table:table-cell table:style-name="ce8" table:formula="of:=VLOOKUP([.B54];[$actions.$A$2:.$D$514];2;0)" office:value-type="float" office:value="0" calcext:value-type="float">
            <text:p/>
          </table:table-cell>
          <table:table-cell table:formula="of:=VLOOKUP([.B54];[$actions.$A$2:.$D$514];3;0)" office:value-type="string" office:string-value="SEND_STRING(SS_TAP(X_END) SS_DOWN(X_LSFT)SS_TAP(X_HOME)SS_UP(X_LSFT)SS_LCTL(&quot;c&quot;)SS_TAP(X_HOME)SS_TAP(X_ENT)SS_TAP(X_LEFT)SS_LCTL(&quot;v&quot;));" calcext:value-type="string">
            <text:p>SEND_STRING(SS_TAP(X_END) SS_DOWN(X_LSFT)SS_TAP(X_HOME)SS_UP(X_LSFT)SS_LCTL("c")SS_TAP(X_HOME)SS_TAP(X_ENT)SS_TAP(X_LEFT)SS_LCTL("v"));</text:p>
          </table:table-cell>
          <table:table-cell table:formula="of:=VLOOKUP([.B54];[$actions.$A$2:.$D$514];4;0)" office:value-type="float" office:value="0" calcext:value-type="float">
            <text:p/>
          </table:table-cell>
          <table:table-cell table:style-name="ce19" table:formula="of:=[.B54]&lt;&gt;0" office:value-type="boolean" office:boolean-value="true" calcext:value-type="boolean">
            <text:p>TRUE</text:p>
          </table:table-cell>
          <table:table-cell table:style-name="ce8" table:formula="of:=&quot;const uint16_t PROGMEM &quot;&amp;[.K54]&amp;&quot;_combo[] = {&quot;&amp;[.L54]&amp;&quot;, COMBO_END};&quot;" office:value-type="string" office:string-value="" calcext:value-type="error">
            <text:p>#N/A</text:p>
          </table:table-cell>
          <table:table-cell table:formula="of:=&quot;  COMBO_&quot;&amp;[.K5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54]&amp;&quot;] = COMBO&quot;&amp;IF([.M54]=&quot;key&quot;;&quot;&quot;;&quot;_ACTION&quot;)&amp;&quot;(&quot;&amp;[.K54]&amp;&quot;_combo&quot;&amp;IF([.M54]=&quot;key&quot;;&quot;, &quot;&amp;[.N54];&quot;&quot;)&amp;&quot;),&quot;" office:value-type="string" office:string-value="  [COMBO_0_0_1] = COMBO_ACTION(0_0_1_combo)," calcext:value-type="string">
            <text:p><text:s text:c="2"/>[COMBO_0_0_1] = COMBO_ACTION(0_0_1_combo),</text:p>
          </table:table-cell>
          <table:table-cell table:style-name="ce8" table:formula="of:=IF([.M54]=&quot;macro&quot;;&quot;    case &quot;&amp;&quot;COMBO_&quot;&amp;[.K54]&amp;&quot;: if (p) {&quot;&amp;[.O54]&amp;&quot;} &quot;&amp;IF([.P54]=&quot;&quot;;&quot;&quot;;&quot;else {&quot;&amp;[.P54]&amp;&quot;}&quot;)&amp;&quot; break;&quot;;&quot;&quot;)" office:value-type="string" office:string-value="    case COMBO_0_0_1: if (p) {SEND_STRING(SS_TAP(X_END) SS_DOWN(X_LSFT)SS_TAP(X_HOME)SS_UP(X_LSFT)SS_LCTL(&quot;c&quot;)SS_TAP(X_HOME)SS_TAP(X_ENT)SS_TAP(X_LEFT)SS_LCTL(&quot;v&quot;));}  break;" calcext:value-type="string">
            <text:p><text:s text:c="4"/>case COMBO_0_0_1: if (p) {SEND_STRING(SS_TAP(X_END) SS_DOWN(X_LSFT)SS_TAP(X_HOME)SS_UP(X_LSFT)SS_LCTL("c")SS_TAP(X_HOME)SS_TAP(X_ENT)SS_TAP(X_LEFT)SS_LCTL("v"));} <text:s/>break;</text:p>
          </table:table-cell>
          <table:table-cell table:number-columns-repeated="1003"/>
        </table:table-row>
        <table:table-row table:style-name="ro1">
          <table:table-cell table:formula="of:=MOD(ROW([.A55]);2)+1" office:value-type="float" office:value="2" calcext:value-type="float">
            <text:p>2</text:p>
          </table:table-cell>
          <table:table-cell table:style-name="ce8" table:formula="of:=OFFSET([$actions_combos.A$2];FLOOR(ROW([.B55])/2)-1;0)" office:value-type="string" office:string-value="dup_line_up" calcext:value-type="string">
            <text:p>dup_line_up</text:p>
          </table:table-cell>
          <table:table-cell table:style-name="ce15" table:formula="of:=OFFSET([$actions_combos.B$2];FLOOR(ROW([.C55])/2)-1;0)" office:value-type="float" office:value="0" calcext:value-type="float">
            <text:p>0</text:p>
          </table:table-cell>
          <table:table-cell table:style-name="ce15" table:formula="of:=OFFSET([$actions_combos.C$2];FLOOR(ROW([.D55])/2)-1;0)" office:value-type="float" office:value="0" calcext:value-type="float">
            <text:p>0</text:p>
          </table:table-cell>
          <table:table-cell table:style-name="ce15" table:formula="of:=OFFSET([$actions_combos.D$2];FLOOR(ROW([.E55])/2)-1;0)" office:value-type="float" office:value="0" calcext:value-type="float">
            <text:p>0</text:p>
          </table:table-cell>
          <table:table-cell table:style-name="ce15" table:formula="of:=OFFSET([$actions_combos.E$2];FLOOR(ROW([.F55])/2)-1;0)" office:value-type="float" office:value="0" calcext:value-type="float">
            <text:p>0</text:p>
          </table:table-cell>
          <table:table-cell table:style-name="ce8" table:formula="of:=VLOOKUP([.C55];[$keys.$A$2:.$C$200];[.$A55]+1;0)" office:value-type="string" office:string-value="" calcext:value-type="error">
            <text:p>#N/A</text:p>
          </table:table-cell>
          <table:table-cell table:style-name="ce8" table:formula="of:=VLOOKUP([.D55];[$keys.$A$2:.$C$200];[.$A55]+1;0)" office:value-type="string" office:string-value="" calcext:value-type="error">
            <text:p>#N/A</text:p>
          </table:table-cell>
          <table:table-cell table:formula="of:=VLOOKUP([.E55];[$keys.$A$2:.$C$200];[.$A55]+1;0)" office:value-type="string" office:string-value="" calcext:value-type="error">
            <text:p>#N/A</text:p>
          </table:table-cell>
          <table:table-cell table:formula="of:=VLOOKUP([.F55];[$keys.$A$2:.$C$200];[.$A55]+1;0)" office:value-type="string" office:string-value="" calcext:value-type="error">
            <text:p>#N/A</text:p>
          </table:table-cell>
          <table:table-cell table:formula="of:=[.C55]&amp;&quot;_&quot;&amp;[.D55]&amp;IF(ISNA([.I55]);&quot;&quot;;&quot;_&quot;&amp;[.E55]&amp;IF(ISNA([.J55]);&quot;&quot;;&quot;_&quot;&amp;[.F55]))&amp;&quot;_&quot;&amp;TEXT([.A55];&quot;0&quot;)" office:value-type="string" office:string-value="0_0_2" calcext:value-type="string">
            <text:p>0_0_2</text:p>
          </table:table-cell>
          <table:table-cell table:style-name="ce8" table:formula="of:=[.G55]&amp;&quot;, &quot;&amp;[.H55]&amp;IF(ISNA([.I55]);&quot;&quot;;&quot;, &quot;&amp;[.I55]&amp;IF(ISNA([.J55]);&quot;&quot;;&quot;, &quot;&amp;[.J55]))" office:value-type="string" office:string-value="" calcext:value-type="error">
            <text:p>#N/A</text:p>
          </table:table-cell>
          <table:table-cell table:formula="of:=VLOOKUP([.B55];[$actions.$A$2:.$F$514];5;0)" office:value-type="string" office:string-value="macro" calcext:value-type="string">
            <text:p>macro</text:p>
          </table:table-cell>
          <table:table-cell table:style-name="ce8" table:formula="of:=VLOOKUP([.B55];[$actions.$A$2:.$D$514];2;0)" office:value-type="float" office:value="0" calcext:value-type="float">
            <text:p/>
          </table:table-cell>
          <table:table-cell table:formula="of:=VLOOKUP([.B55];[$actions.$A$2:.$D$514];3;0)" office:value-type="string" office:string-value="SEND_STRING(SS_TAP(X_END) SS_DOWN(X_LSFT)SS_TAP(X_HOME)SS_UP(X_LSFT)SS_LCTL(&quot;c&quot;)SS_TAP(X_HOME)SS_TAP(X_ENT)SS_TAP(X_LEFT)SS_LCTL(&quot;v&quot;));" calcext:value-type="string">
            <text:p>SEND_STRING(SS_TAP(X_END) SS_DOWN(X_LSFT)SS_TAP(X_HOME)SS_UP(X_LSFT)SS_LCTL("c")SS_TAP(X_HOME)SS_TAP(X_ENT)SS_TAP(X_LEFT)SS_LCTL("v"));</text:p>
          </table:table-cell>
          <table:table-cell table:formula="of:=VLOOKUP([.B55];[$actions.$A$2:.$D$514];4;0)" office:value-type="float" office:value="0" calcext:value-type="float">
            <text:p/>
          </table:table-cell>
          <table:table-cell table:style-name="ce19" table:formula="of:=[.B55]&lt;&gt;0" office:value-type="boolean" office:boolean-value="true" calcext:value-type="boolean">
            <text:p>TRUE</text:p>
          </table:table-cell>
          <table:table-cell table:style-name="ce8" table:formula="of:=&quot;const uint16_t PROGMEM &quot;&amp;[.K55]&amp;&quot;_combo[] = {&quot;&amp;[.L55]&amp;&quot;, COMBO_END};&quot;" office:value-type="string" office:string-value="" calcext:value-type="error">
            <text:p>#N/A</text:p>
          </table:table-cell>
          <table:table-cell table:formula="of:=&quot;  COMBO_&quot;&amp;[.K5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55]&amp;&quot;] = COMBO&quot;&amp;IF([.M55]=&quot;key&quot;;&quot;&quot;;&quot;_ACTION&quot;)&amp;&quot;(&quot;&amp;[.K55]&amp;&quot;_combo&quot;&amp;IF([.M55]=&quot;key&quot;;&quot;, &quot;&amp;[.N55];&quot;&quot;)&amp;&quot;),&quot;" office:value-type="string" office:string-value="  [COMBO_0_0_2] = COMBO_ACTION(0_0_2_combo)," calcext:value-type="string">
            <text:p><text:s text:c="2"/>[COMBO_0_0_2] = COMBO_ACTION(0_0_2_combo),</text:p>
          </table:table-cell>
          <table:table-cell table:style-name="ce8" table:formula="of:=IF([.M55]=&quot;macro&quot;;&quot;    case &quot;&amp;&quot;COMBO_&quot;&amp;[.K55]&amp;&quot;: if (p) {&quot;&amp;[.O55]&amp;&quot;} &quot;&amp;IF([.P55]=&quot;&quot;;&quot;&quot;;&quot;else {&quot;&amp;[.P55]&amp;&quot;}&quot;)&amp;&quot; break;&quot;;&quot;&quot;)" office:value-type="string" office:string-value="    case COMBO_0_0_2: if (p) {SEND_STRING(SS_TAP(X_END) SS_DOWN(X_LSFT)SS_TAP(X_HOME)SS_UP(X_LSFT)SS_LCTL(&quot;c&quot;)SS_TAP(X_HOME)SS_TAP(X_ENT)SS_TAP(X_LEFT)SS_LCTL(&quot;v&quot;));}  break;" calcext:value-type="string">
            <text:p><text:s text:c="4"/>case COMBO_0_0_2: if (p) {SEND_STRING(SS_TAP(X_END) SS_DOWN(X_LSFT)SS_TAP(X_HOME)SS_UP(X_LSFT)SS_LCTL("c")SS_TAP(X_HOME)SS_TAP(X_ENT)SS_TAP(X_LEFT)SS_LCTL("v"));} <text:s/>break;</text:p>
          </table:table-cell>
          <table:table-cell table:number-columns-repeated="1003"/>
        </table:table-row>
        <table:table-row table:style-name="ro1">
          <table:table-cell table:formula="of:=MOD(ROW([.A56]);2)+1" office:value-type="float" office:value="1" calcext:value-type="float">
            <text:p>1</text:p>
          </table:table-cell>
          <table:table-cell table:style-name="ce8" table:formula="of:=OFFSET([$actions_combos.A$2];FLOOR(ROW([.B56])/2)-1;0)" office:value-type="string" office:string-value="emdash" calcext:value-type="string">
            <text:p>emdash</text:p>
          </table:table-cell>
          <table:table-cell table:style-name="ce15" table:formula="of:=OFFSET([$actions_combos.B$2];FLOOR(ROW([.C56])/2)-1;0)" office:value-type="string" office:string-value="i" calcext:value-type="string">
            <text:p>i</text:p>
          </table:table-cell>
          <table:table-cell table:style-name="ce15" table:formula="of:=OFFSET([$actions_combos.C$2];FLOOR(ROW([.D56])/2)-1;0)" office:value-type="string" office:string-value="o" calcext:value-type="string">
            <text:p>o</text:p>
          </table:table-cell>
          <table:table-cell table:style-name="ce15" table:formula="of:=OFFSET([$actions_combos.D$2];FLOOR(ROW([.E56])/2)-1;0)" office:value-type="float" office:value="0" calcext:value-type="float">
            <text:p>0</text:p>
          </table:table-cell>
          <table:table-cell table:style-name="ce15" table:formula="of:=OFFSET([$actions_combos.E$2];FLOOR(ROW([.F56])/2)-1;0)" office:value-type="float" office:value="0" calcext:value-type="float">
            <text:p>0</text:p>
          </table:table-cell>
          <table:table-cell table:style-name="ce8" table:formula="of:=VLOOKUP([.C56];[$keys.$A$2:.$C$200];[.$A56]+1;0)" office:value-type="string" office:string-value="KC_I" calcext:value-type="string">
            <text:p>KC_I</text:p>
          </table:table-cell>
          <table:table-cell table:style-name="ce8" table:formula="of:=VLOOKUP([.D56];[$keys.$A$2:.$C$200];[.$A56]+1;0)" office:value-type="string" office:string-value="KC_O" calcext:value-type="string">
            <text:p>KC_O</text:p>
          </table:table-cell>
          <table:table-cell table:formula="of:=VLOOKUP([.E56];[$keys.$A$2:.$C$200];[.$A56]+1;0)" office:value-type="string" office:string-value="" calcext:value-type="error">
            <text:p>#N/A</text:p>
          </table:table-cell>
          <table:table-cell table:formula="of:=VLOOKUP([.F56];[$keys.$A$2:.$C$200];[.$A56]+1;0)" office:value-type="string" office:string-value="" calcext:value-type="error">
            <text:p>#N/A</text:p>
          </table:table-cell>
          <table:table-cell table:formula="of:=[.C56]&amp;&quot;_&quot;&amp;[.D56]&amp;IF(ISNA([.I56]);&quot;&quot;;&quot;_&quot;&amp;[.E56]&amp;IF(ISNA([.J56]);&quot;&quot;;&quot;_&quot;&amp;[.F56]))&amp;&quot;_&quot;&amp;TEXT([.A56];&quot;0&quot;)" office:value-type="string" office:string-value="i_o_1" calcext:value-type="string">
            <text:p>i_o_1</text:p>
          </table:table-cell>
          <table:table-cell table:style-name="ce8" table:formula="of:=[.G56]&amp;&quot;, &quot;&amp;[.H56]&amp;IF(ISNA([.I56]);&quot;&quot;;&quot;, &quot;&amp;[.I56]&amp;IF(ISNA([.J56]);&quot;&quot;;&quot;, &quot;&amp;[.J56]))" office:value-type="string" office:string-value="KC_I, KC_O" calcext:value-type="string">
            <text:p>KC_I, KC_O</text:p>
          </table:table-cell>
          <table:table-cell table:style-name="ce8" table:formula="of:=VLOOKUP([.B56];[$actions.$A$2:.$F$514];5;0)" office:value-type="string" office:string-value="key" calcext:value-type="string">
            <text:p>key</text:p>
          </table:table-cell>
          <table:table-cell table:style-name="ce8" table:formula="of:=VLOOKUP([.B56];[$actions.$A$2:.$D$514];2;0)" office:value-type="string" office:string-value="KC_MINS" calcext:value-type="string">
            <text:p>KC_MINS</text:p>
          </table:table-cell>
          <table:table-cell table:formula="of:=VLOOKUP([.B56];[$actions.$A$2:.$D$514];3;0)" office:value-type="float" office:value="0" calcext:value-type="float">
            <text:p/>
          </table:table-cell>
          <table:table-cell table:formula="of:=VLOOKUP([.B56];[$actions.$A$2:.$D$514];4;0)" office:value-type="float" office:value="0" calcext:value-type="float">
            <text:p/>
          </table:table-cell>
          <table:table-cell table:style-name="ce19" table:formula="of:=[.B56]&lt;&gt;0" office:value-type="boolean" office:boolean-value="true" calcext:value-type="boolean">
            <text:p>TRUE</text:p>
          </table:table-cell>
          <table:table-cell table:style-name="ce8" table:formula="of:=&quot;const uint16_t PROGMEM &quot;&amp;[.K56]&amp;&quot;_combo[] = {&quot;&amp;[.L56]&amp;&quot;, COMBO_END};&quot;" office:value-type="string" office:string-value="const uint16_t PROGMEM i_o_1_combo[] = {KC_I, KC_O, COMBO_END};" calcext:value-type="string">
            <text:p>const uint16_t PROGMEM i_o_1_combo[] = {KC_I, KC_O, COMBO_END};</text:p>
          </table:table-cell>
          <table:table-cell table:formula="of:=&quot;  COMBO_&quot;&amp;[.K56]&amp;&quot;,&quot;" office:value-type="string" office:string-value="  COMBO_i_o_1," calcext:value-type="string">
            <text:p><text:s text:c="2"/>COMBO_i_o_1,</text:p>
          </table:table-cell>
          <table:table-cell table:formula="of:=&quot;  [COMBO_&quot;&amp;[.K56]&amp;&quot;] = COMBO&quot;&amp;IF([.M56]=&quot;key&quot;;&quot;&quot;;&quot;_ACTION&quot;)&amp;&quot;(&quot;&amp;[.K56]&amp;&quot;_combo&quot;&amp;IF([.M56]=&quot;key&quot;;&quot;, &quot;&amp;[.N56];&quot;&quot;)&amp;&quot;),&quot;" office:value-type="string" office:string-value="  [COMBO_i_o_1] = COMBO(i_o_1_combo, KC_MINS)," calcext:value-type="string">
            <text:p><text:s text:c="2"/>[COMBO_i_o_1] = COMBO(i_o_1_combo, KC_MINS),</text:p>
          </table:table-cell>
          <table:table-cell table:style-name="ce8" table:formula="of:=IF([.M56]=&quot;macro&quot;;&quot;    case &quot;&amp;&quot;COMBO_&quot;&amp;[.K56]&amp;&quot;: if (p) {&quot;&amp;[.O56]&amp;&quot;} &quot;&amp;IF([.P56]=&quot;&quot;;&quot;&quot;;&quot;else {&quot;&amp;[.P5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7]);2)+1" office:value-type="float" office:value="2" calcext:value-type="float">
            <text:p>2</text:p>
          </table:table-cell>
          <table:table-cell table:style-name="ce8" table:formula="of:=OFFSET([$actions_combos.A$2];FLOOR(ROW([.B57])/2)-1;0)" office:value-type="string" office:string-value="emdash" calcext:value-type="string">
            <text:p>emdash</text:p>
          </table:table-cell>
          <table:table-cell table:style-name="ce15" table:formula="of:=OFFSET([$actions_combos.B$2];FLOOR(ROW([.C57])/2)-1;0)" office:value-type="string" office:string-value="i" calcext:value-type="string">
            <text:p>i</text:p>
          </table:table-cell>
          <table:table-cell table:style-name="ce15" table:formula="of:=OFFSET([$actions_combos.C$2];FLOOR(ROW([.D57])/2)-1;0)" office:value-type="string" office:string-value="o" calcext:value-type="string">
            <text:p>o</text:p>
          </table:table-cell>
          <table:table-cell table:style-name="ce15" table:formula="of:=OFFSET([$actions_combos.D$2];FLOOR(ROW([.E57])/2)-1;0)" office:value-type="float" office:value="0" calcext:value-type="float">
            <text:p>0</text:p>
          </table:table-cell>
          <table:table-cell table:style-name="ce15" table:formula="of:=OFFSET([$actions_combos.E$2];FLOOR(ROW([.F57])/2)-1;0)" office:value-type="float" office:value="0" calcext:value-type="float">
            <text:p>0</text:p>
          </table:table-cell>
          <table:table-cell table:style-name="ce8" table:formula="of:=VLOOKUP([.C57];[$keys.$A$2:.$C$200];[.$A57]+1;0)" office:value-type="string" office:string-value="KC_ASTR" calcext:value-type="string">
            <text:p>KC_ASTR</text:p>
          </table:table-cell>
          <table:table-cell table:style-name="ce8" table:formula="of:=VLOOKUP([.D57];[$keys.$A$2:.$C$200];[.$A57]+1;0)" office:value-type="string" office:string-value="KC_PLUS" calcext:value-type="string">
            <text:p>KC_PLUS</text:p>
          </table:table-cell>
          <table:table-cell table:formula="of:=VLOOKUP([.E57];[$keys.$A$2:.$C$200];[.$A57]+1;0)" office:value-type="string" office:string-value="" calcext:value-type="error">
            <text:p>#N/A</text:p>
          </table:table-cell>
          <table:table-cell table:formula="of:=VLOOKUP([.F57];[$keys.$A$2:.$C$200];[.$A57]+1;0)" office:value-type="string" office:string-value="" calcext:value-type="error">
            <text:p>#N/A</text:p>
          </table:table-cell>
          <table:table-cell table:formula="of:=[.C57]&amp;&quot;_&quot;&amp;[.D57]&amp;IF(ISNA([.I57]);&quot;&quot;;&quot;_&quot;&amp;[.E57]&amp;IF(ISNA([.J57]);&quot;&quot;;&quot;_&quot;&amp;[.F57]))&amp;&quot;_&quot;&amp;TEXT([.A57];&quot;0&quot;)" office:value-type="string" office:string-value="i_o_2" calcext:value-type="string">
            <text:p>i_o_2</text:p>
          </table:table-cell>
          <table:table-cell table:style-name="ce8" table:formula="of:=[.G57]&amp;&quot;, &quot;&amp;[.H57]&amp;IF(ISNA([.I57]);&quot;&quot;;&quot;, &quot;&amp;[.I57]&amp;IF(ISNA([.J57]);&quot;&quot;;&quot;, &quot;&amp;[.J57]))" office:value-type="string" office:string-value="KC_ASTR, KC_PLUS" calcext:value-type="string">
            <text:p>KC_ASTR, KC_PLUS</text:p>
          </table:table-cell>
          <table:table-cell table:style-name="ce8" table:formula="of:=VLOOKUP([.B57];[$actions.$A$2:.$F$514];5;0)" office:value-type="string" office:string-value="key" calcext:value-type="string">
            <text:p>key</text:p>
          </table:table-cell>
          <table:table-cell table:style-name="ce8" table:formula="of:=VLOOKUP([.B57];[$actions.$A$2:.$D$514];2;0)" office:value-type="string" office:string-value="KC_MINS" calcext:value-type="string">
            <text:p>KC_MINS</text:p>
          </table:table-cell>
          <table:table-cell table:formula="of:=VLOOKUP([.B57];[$actions.$A$2:.$D$514];3;0)" office:value-type="float" office:value="0" calcext:value-type="float">
            <text:p/>
          </table:table-cell>
          <table:table-cell table:formula="of:=VLOOKUP([.B57];[$actions.$A$2:.$D$514];4;0)" office:value-type="float" office:value="0" calcext:value-type="float">
            <text:p/>
          </table:table-cell>
          <table:table-cell table:style-name="ce19" table:formula="of:=[.B57]&lt;&gt;0" office:value-type="boolean" office:boolean-value="true" calcext:value-type="boolean">
            <text:p>TRUE</text:p>
          </table:table-cell>
          <table:table-cell table:style-name="ce8" table:formula="of:=&quot;const uint16_t PROGMEM &quot;&amp;[.K57]&amp;&quot;_combo[] = {&quot;&amp;[.L57]&amp;&quot;, COMBO_END};&quot;" office:value-type="string" office:string-value="const uint16_t PROGMEM i_o_2_combo[] = {KC_ASTR, KC_PLUS, COMBO_END};" calcext:value-type="string">
            <text:p>const uint16_t PROGMEM i_o_2_combo[] = {KC_ASTR, KC_PLUS, COMBO_END};</text:p>
          </table:table-cell>
          <table:table-cell table:formula="of:=&quot;  COMBO_&quot;&amp;[.K57]&amp;&quot;,&quot;" office:value-type="string" office:string-value="  COMBO_i_o_2," calcext:value-type="string">
            <text:p><text:s text:c="2"/>COMBO_i_o_2,</text:p>
          </table:table-cell>
          <table:table-cell table:formula="of:=&quot;  [COMBO_&quot;&amp;[.K57]&amp;&quot;] = COMBO&quot;&amp;IF([.M57]=&quot;key&quot;;&quot;&quot;;&quot;_ACTION&quot;)&amp;&quot;(&quot;&amp;[.K57]&amp;&quot;_combo&quot;&amp;IF([.M57]=&quot;key&quot;;&quot;, &quot;&amp;[.N57];&quot;&quot;)&amp;&quot;),&quot;" office:value-type="string" office:string-value="  [COMBO_i_o_2] = COMBO(i_o_2_combo, KC_MINS)," calcext:value-type="string">
            <text:p><text:s text:c="2"/>[COMBO_i_o_2] = COMBO(i_o_2_combo, KC_MINS),</text:p>
          </table:table-cell>
          <table:table-cell table:style-name="ce8" table:formula="of:=IF([.M57]=&quot;macro&quot;;&quot;    case &quot;&amp;&quot;COMBO_&quot;&amp;[.K57]&amp;&quot;: if (p) {&quot;&amp;[.O57]&amp;&quot;} &quot;&amp;IF([.P57]=&quot;&quot;;&quot;&quot;;&quot;else {&quot;&amp;[.P5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8]);2)+1" office:value-type="float" office:value="1" calcext:value-type="float">
            <text:p>1</text:p>
          </table:table-cell>
          <table:table-cell table:style-name="ce8" table:formula="of:=OFFSET([$actions_combos.A$2];FLOOR(ROW([.B58])/2)-1;0)" office:value-type="string" office:string-value="end" calcext:value-type="string">
            <text:p>end</text:p>
          </table:table-cell>
          <table:table-cell table:style-name="ce15" table:formula="of:=OFFSET([$actions_combos.B$2];FLOOR(ROW([.C58])/2)-1;0)" office:value-type="string" office:string-value="c" calcext:value-type="string">
            <text:p>c</text:p>
          </table:table-cell>
          <table:table-cell table:style-name="ce15" table:formula="of:=OFFSET([$actions_combos.C$2];FLOOR(ROW([.D58])/2)-1;0)" office:value-type="string" office:string-value="v" calcext:value-type="string">
            <text:p>v</text:p>
          </table:table-cell>
          <table:table-cell table:style-name="ce15" table:formula="of:=OFFSET([$actions_combos.D$2];FLOOR(ROW([.E58])/2)-1;0)" office:value-type="float" office:value="0" calcext:value-type="float">
            <text:p>0</text:p>
          </table:table-cell>
          <table:table-cell table:style-name="ce15" table:formula="of:=OFFSET([$actions_combos.E$2];FLOOR(ROW([.F58])/2)-1;0)" office:value-type="float" office:value="0" calcext:value-type="float">
            <text:p>0</text:p>
          </table:table-cell>
          <table:table-cell table:style-name="ce8" table:formula="of:=VLOOKUP([.C58];[$keys.$A$2:.$C$200];[.$A58]+1;0)" office:value-type="string" office:string-value="KC_C" calcext:value-type="string">
            <text:p>KC_C</text:p>
          </table:table-cell>
          <table:table-cell table:style-name="ce8" table:formula="of:=VLOOKUP([.D58];[$keys.$A$2:.$C$200];[.$A58]+1;0)" office:value-type="string" office:string-value="KC_V" calcext:value-type="string">
            <text:p>KC_V</text:p>
          </table:table-cell>
          <table:table-cell table:formula="of:=VLOOKUP([.E58];[$keys.$A$2:.$C$200];[.$A58]+1;0)" office:value-type="string" office:string-value="" calcext:value-type="error">
            <text:p>#N/A</text:p>
          </table:table-cell>
          <table:table-cell table:formula="of:=VLOOKUP([.F58];[$keys.$A$2:.$C$200];[.$A58]+1;0)" office:value-type="string" office:string-value="" calcext:value-type="error">
            <text:p>#N/A</text:p>
          </table:table-cell>
          <table:table-cell table:formula="of:=[.C58]&amp;&quot;_&quot;&amp;[.D58]&amp;IF(ISNA([.I58]);&quot;&quot;;&quot;_&quot;&amp;[.E58]&amp;IF(ISNA([.J58]);&quot;&quot;;&quot;_&quot;&amp;[.F58]))&amp;&quot;_&quot;&amp;TEXT([.A58];&quot;0&quot;)" office:value-type="string" office:string-value="c_v_1" calcext:value-type="string">
            <text:p>c_v_1</text:p>
          </table:table-cell>
          <table:table-cell table:style-name="ce8" table:formula="of:=[.G58]&amp;&quot;, &quot;&amp;[.H58]&amp;IF(ISNA([.I58]);&quot;&quot;;&quot;, &quot;&amp;[.I58]&amp;IF(ISNA([.J58]);&quot;&quot;;&quot;, &quot;&amp;[.J58]))" office:value-type="string" office:string-value="KC_C, KC_V" calcext:value-type="string">
            <text:p>KC_C, KC_V</text:p>
          </table:table-cell>
          <table:table-cell table:formula="of:=VLOOKUP([.B58];[$actions.$A$2:.$F$514];5;0)" office:value-type="string" office:string-value="key" calcext:value-type="string">
            <text:p>key</text:p>
          </table:table-cell>
          <table:table-cell table:style-name="ce8" table:formula="of:=VLOOKUP([.B58];[$actions.$A$2:.$D$514];2;0)" office:value-type="string" office:string-value="KC_END" calcext:value-type="string">
            <text:p>KC_END</text:p>
          </table:table-cell>
          <table:table-cell table:formula="of:=VLOOKUP([.B58];[$actions.$A$2:.$D$514];3;0)" office:value-type="float" office:value="0" calcext:value-type="float">
            <text:p/>
          </table:table-cell>
          <table:table-cell table:formula="of:=VLOOKUP([.B58];[$actions.$A$2:.$D$514];4;0)" office:value-type="float" office:value="0" calcext:value-type="float">
            <text:p/>
          </table:table-cell>
          <table:table-cell table:style-name="ce19" table:formula="of:=[.B58]&lt;&gt;0" office:value-type="boolean" office:boolean-value="true" calcext:value-type="boolean">
            <text:p>TRUE</text:p>
          </table:table-cell>
          <table:table-cell table:style-name="ce8" table:formula="of:=&quot;const uint16_t PROGMEM &quot;&amp;[.K58]&amp;&quot;_combo[] = {&quot;&amp;[.L58]&amp;&quot;, COMBO_END};&quot;" office:value-type="string" office:string-value="const uint16_t PROGMEM c_v_1_combo[] = {KC_C, KC_V, COMBO_END};" calcext:value-type="string">
            <text:p>const uint16_t PROGMEM c_v_1_combo[] = {KC_C, KC_V, COMBO_END};</text:p>
          </table:table-cell>
          <table:table-cell table:formula="of:=&quot;  COMBO_&quot;&amp;[.K58]&amp;&quot;,&quot;" office:value-type="string" office:string-value="  COMBO_c_v_1," calcext:value-type="string">
            <text:p><text:s text:c="2"/>COMBO_c_v_1,</text:p>
          </table:table-cell>
          <table:table-cell table:formula="of:=&quot;  [COMBO_&quot;&amp;[.K58]&amp;&quot;] = COMBO&quot;&amp;IF([.M58]=&quot;key&quot;;&quot;&quot;;&quot;_ACTION&quot;)&amp;&quot;(&quot;&amp;[.K58]&amp;&quot;_combo&quot;&amp;IF([.M58]=&quot;key&quot;;&quot;, &quot;&amp;[.N58];&quot;&quot;)&amp;&quot;),&quot;" office:value-type="string" office:string-value="  [COMBO_c_v_1] = COMBO(c_v_1_combo, KC_END)," calcext:value-type="string">
            <text:p><text:s text:c="2"/>[COMBO_c_v_1] = COMBO(c_v_1_combo, KC_END),</text:p>
          </table:table-cell>
          <table:table-cell table:style-name="ce8" table:formula="of:=IF([.M58]=&quot;macro&quot;;&quot;    case &quot;&amp;&quot;COMBO_&quot;&amp;[.K58]&amp;&quot;: if (p) {&quot;&amp;[.O58]&amp;&quot;} &quot;&amp;IF([.P58]=&quot;&quot;;&quot;&quot;;&quot;else {&quot;&amp;[.P5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9]);2)+1" office:value-type="float" office:value="2" calcext:value-type="float">
            <text:p>2</text:p>
          </table:table-cell>
          <table:table-cell table:style-name="ce8" table:formula="of:=OFFSET([$actions_combos.A$2];FLOOR(ROW([.B59])/2)-1;0)" office:value-type="string" office:string-value="end" calcext:value-type="string">
            <text:p>end</text:p>
          </table:table-cell>
          <table:table-cell table:style-name="ce15" table:formula="of:=OFFSET([$actions_combos.B$2];FLOOR(ROW([.C59])/2)-1;0)" office:value-type="string" office:string-value="c" calcext:value-type="string">
            <text:p>c</text:p>
          </table:table-cell>
          <table:table-cell table:style-name="ce15" table:formula="of:=OFFSET([$actions_combos.C$2];FLOOR(ROW([.D59])/2)-1;0)" office:value-type="string" office:string-value="v" calcext:value-type="string">
            <text:p>v</text:p>
          </table:table-cell>
          <table:table-cell table:style-name="ce15" table:formula="of:=OFFSET([$actions_combos.D$2];FLOOR(ROW([.E59])/2)-1;0)" office:value-type="float" office:value="0" calcext:value-type="float">
            <text:p>0</text:p>
          </table:table-cell>
          <table:table-cell table:style-name="ce15" table:formula="of:=OFFSET([$actions_combos.E$2];FLOOR(ROW([.F59])/2)-1;0)" office:value-type="float" office:value="0" calcext:value-type="float">
            <text:p>0</text:p>
          </table:table-cell>
          <table:table-cell table:style-name="ce8" table:formula="of:=VLOOKUP([.C59];[$keys.$A$2:.$C$200];[.$A59]+1;0)" office:value-type="string" office:string-value="KC_LBRC" calcext:value-type="string">
            <text:p>KC_LBRC</text:p>
          </table:table-cell>
          <table:table-cell table:style-name="ce8" table:formula="of:=VLOOKUP([.D59];[$keys.$A$2:.$C$200];[.$A59]+1;0)" office:value-type="string" office:string-value="KC_RBRC" calcext:value-type="string">
            <text:p>KC_RBRC</text:p>
          </table:table-cell>
          <table:table-cell table:formula="of:=VLOOKUP([.E59];[$keys.$A$2:.$C$200];[.$A59]+1;0)" office:value-type="string" office:string-value="" calcext:value-type="error">
            <text:p>#N/A</text:p>
          </table:table-cell>
          <table:table-cell table:formula="of:=VLOOKUP([.F59];[$keys.$A$2:.$C$200];[.$A59]+1;0)" office:value-type="string" office:string-value="" calcext:value-type="error">
            <text:p>#N/A</text:p>
          </table:table-cell>
          <table:table-cell table:formula="of:=[.C59]&amp;&quot;_&quot;&amp;[.D59]&amp;IF(ISNA([.I59]);&quot;&quot;;&quot;_&quot;&amp;[.E59]&amp;IF(ISNA([.J59]);&quot;&quot;;&quot;_&quot;&amp;[.F59]))&amp;&quot;_&quot;&amp;TEXT([.A59];&quot;0&quot;)" office:value-type="string" office:string-value="c_v_2" calcext:value-type="string">
            <text:p>c_v_2</text:p>
          </table:table-cell>
          <table:table-cell table:style-name="ce8" table:formula="of:=[.G59]&amp;&quot;, &quot;&amp;[.H59]&amp;IF(ISNA([.I59]);&quot;&quot;;&quot;, &quot;&amp;[.I59]&amp;IF(ISNA([.J59]);&quot;&quot;;&quot;, &quot;&amp;[.J59]))" office:value-type="string" office:string-value="KC_LBRC, KC_RBRC" calcext:value-type="string">
            <text:p>KC_LBRC, KC_RBRC</text:p>
          </table:table-cell>
          <table:table-cell table:formula="of:=VLOOKUP([.B59];[$actions.$A$2:.$F$514];5;0)" office:value-type="string" office:string-value="key" calcext:value-type="string">
            <text:p>key</text:p>
          </table:table-cell>
          <table:table-cell table:style-name="ce8" table:formula="of:=VLOOKUP([.B59];[$actions.$A$2:.$D$514];2;0)" office:value-type="string" office:string-value="KC_END" calcext:value-type="string">
            <text:p>KC_END</text:p>
          </table:table-cell>
          <table:table-cell table:formula="of:=VLOOKUP([.B59];[$actions.$A$2:.$D$514];3;0)" office:value-type="float" office:value="0" calcext:value-type="float">
            <text:p/>
          </table:table-cell>
          <table:table-cell table:formula="of:=VLOOKUP([.B59];[$actions.$A$2:.$D$514];4;0)" office:value-type="float" office:value="0" calcext:value-type="float">
            <text:p/>
          </table:table-cell>
          <table:table-cell table:style-name="ce19" table:formula="of:=[.B59]&lt;&gt;0" office:value-type="boolean" office:boolean-value="true" calcext:value-type="boolean">
            <text:p>TRUE</text:p>
          </table:table-cell>
          <table:table-cell table:style-name="ce8" table:formula="of:=&quot;const uint16_t PROGMEM &quot;&amp;[.K59]&amp;&quot;_combo[] = {&quot;&amp;[.L59]&amp;&quot;, COMBO_END};&quot;" office:value-type="string" office:string-value="const uint16_t PROGMEM c_v_2_combo[] = {KC_LBRC, KC_RBRC, COMBO_END};" calcext:value-type="string">
            <text:p>const uint16_t PROGMEM c_v_2_combo[] = {KC_LBRC, KC_RBRC, COMBO_END};</text:p>
          </table:table-cell>
          <table:table-cell table:formula="of:=&quot;  COMBO_&quot;&amp;[.K59]&amp;&quot;,&quot;" office:value-type="string" office:string-value="  COMBO_c_v_2," calcext:value-type="string">
            <text:p><text:s text:c="2"/>COMBO_c_v_2,</text:p>
          </table:table-cell>
          <table:table-cell table:formula="of:=&quot;  [COMBO_&quot;&amp;[.K59]&amp;&quot;] = COMBO&quot;&amp;IF([.M59]=&quot;key&quot;;&quot;&quot;;&quot;_ACTION&quot;)&amp;&quot;(&quot;&amp;[.K59]&amp;&quot;_combo&quot;&amp;IF([.M59]=&quot;key&quot;;&quot;, &quot;&amp;[.N59];&quot;&quot;)&amp;&quot;),&quot;" office:value-type="string" office:string-value="  [COMBO_c_v_2] = COMBO(c_v_2_combo, KC_END)," calcext:value-type="string">
            <text:p><text:s text:c="2"/>[COMBO_c_v_2] = COMBO(c_v_2_combo, KC_END),</text:p>
          </table:table-cell>
          <table:table-cell table:style-name="ce8" table:formula="of:=IF([.M59]=&quot;macro&quot;;&quot;    case &quot;&amp;&quot;COMBO_&quot;&amp;[.K59]&amp;&quot;: if (p) {&quot;&amp;[.O59]&amp;&quot;} &quot;&amp;IF([.P59]=&quot;&quot;;&quot;&quot;;&quot;else {&quot;&amp;[.P5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0]);2)+1" office:value-type="float" office:value="1" calcext:value-type="float">
            <text:p>1</text:p>
          </table:table-cell>
          <table:table-cell table:style-name="ce8" table:formula="of:=OFFSET([$actions_combos.A$2];FLOOR(ROW([.B60])/2)-1;0)" office:value-type="string" office:string-value="enter" calcext:value-type="string">
            <text:p>enter</text:p>
          </table:table-cell>
          <table:table-cell table:style-name="ce15" table:formula="of:=OFFSET([$actions_combos.B$2];FLOOR(ROW([.C60])/2)-1;0)" office:value-type="string" office:string-value="t" calcext:value-type="string">
            <text:p>t</text:p>
          </table:table-cell>
          <table:table-cell table:style-name="ce15" table:formula="of:=OFFSET([$actions_combos.C$2];FLOOR(ROW([.D60])/2)-1;0)" office:value-type="string" office:string-value="b" calcext:value-type="string">
            <text:p>b</text:p>
          </table:table-cell>
          <table:table-cell table:style-name="ce15" table:formula="of:=OFFSET([$actions_combos.D$2];FLOOR(ROW([.E60])/2)-1;0)" office:value-type="float" office:value="0" calcext:value-type="float">
            <text:p>0</text:p>
          </table:table-cell>
          <table:table-cell table:style-name="ce15" table:formula="of:=OFFSET([$actions_combos.E$2];FLOOR(ROW([.F60])/2)-1;0)" office:value-type="float" office:value="0" calcext:value-type="float">
            <text:p>0</text:p>
          </table:table-cell>
          <table:table-cell table:style-name="ce8" table:formula="of:=VLOOKUP([.C60];[$keys.$A$2:.$C$200];[.$A60]+1;0)" office:value-type="string" office:string-value="KC_T" calcext:value-type="string">
            <text:p>KC_T</text:p>
          </table:table-cell>
          <table:table-cell table:style-name="ce8" table:formula="of:=VLOOKUP([.D60];[$keys.$A$2:.$C$200];[.$A60]+1;0)" office:value-type="string" office:string-value="KC_B" calcext:value-type="string">
            <text:p>KC_B</text:p>
          </table:table-cell>
          <table:table-cell table:formula="of:=VLOOKUP([.E60];[$keys.$A$2:.$C$200];[.$A60]+1;0)" office:value-type="string" office:string-value="" calcext:value-type="error">
            <text:p>#N/A</text:p>
          </table:table-cell>
          <table:table-cell table:formula="of:=VLOOKUP([.F60];[$keys.$A$2:.$C$200];[.$A60]+1;0)" office:value-type="string" office:string-value="" calcext:value-type="error">
            <text:p>#N/A</text:p>
          </table:table-cell>
          <table:table-cell table:formula="of:=[.C60]&amp;&quot;_&quot;&amp;[.D60]&amp;IF(ISNA([.I60]);&quot;&quot;;&quot;_&quot;&amp;[.E60]&amp;IF(ISNA([.J60]);&quot;&quot;;&quot;_&quot;&amp;[.F60]))&amp;&quot;_&quot;&amp;TEXT([.A60];&quot;0&quot;)" office:value-type="string" office:string-value="t_b_1" calcext:value-type="string">
            <text:p>t_b_1</text:p>
          </table:table-cell>
          <table:table-cell table:style-name="ce8" table:formula="of:=[.G60]&amp;&quot;, &quot;&amp;[.H60]&amp;IF(ISNA([.I60]);&quot;&quot;;&quot;, &quot;&amp;[.I60]&amp;IF(ISNA([.J60]);&quot;&quot;;&quot;, &quot;&amp;[.J60]))" office:value-type="string" office:string-value="KC_T, KC_B" calcext:value-type="string">
            <text:p>KC_T, KC_B</text:p>
          </table:table-cell>
          <table:table-cell table:formula="of:=VLOOKUP([.B60];[$actions.$A$2:.$F$514];5;0)" office:value-type="string" office:string-value="key" calcext:value-type="string">
            <text:p>key</text:p>
          </table:table-cell>
          <table:table-cell table:formula="of:=VLOOKUP([.B60];[$actions.$A$2:.$D$514];2;0)" office:value-type="string" office:string-value="KC_ENT" calcext:value-type="string">
            <text:p>KC_ENT</text:p>
          </table:table-cell>
          <table:table-cell table:formula="of:=VLOOKUP([.B60];[$actions.$A$2:.$D$514];3;0)" office:value-type="float" office:value="0" calcext:value-type="float">
            <text:p/>
          </table:table-cell>
          <table:table-cell table:formula="of:=VLOOKUP([.B60];[$actions.$A$2:.$D$514];4;0)" office:value-type="float" office:value="0" calcext:value-type="float">
            <text:p/>
          </table:table-cell>
          <table:table-cell table:style-name="ce19" table:formula="of:=[.B60]&lt;&gt;0" office:value-type="boolean" office:boolean-value="true" calcext:value-type="boolean">
            <text:p>TRUE</text:p>
          </table:table-cell>
          <table:table-cell table:style-name="ce8" table:formula="of:=&quot;const uint16_t PROGMEM &quot;&amp;[.K60]&amp;&quot;_combo[] = {&quot;&amp;[.L60]&amp;&quot;, COMBO_END};&quot;" office:value-type="string" office:string-value="const uint16_t PROGMEM t_b_1_combo[] = {KC_T, KC_B, COMBO_END};" calcext:value-type="string">
            <text:p>const uint16_t PROGMEM t_b_1_combo[] = {KC_T, KC_B, COMBO_END};</text:p>
          </table:table-cell>
          <table:table-cell table:formula="of:=&quot;  COMBO_&quot;&amp;[.K60]&amp;&quot;,&quot;" office:value-type="string" office:string-value="  COMBO_t_b_1," calcext:value-type="string">
            <text:p><text:s text:c="2"/>COMBO_t_b_1,</text:p>
          </table:table-cell>
          <table:table-cell table:formula="of:=&quot;  [COMBO_&quot;&amp;[.K60]&amp;&quot;] = COMBO&quot;&amp;IF([.M60]=&quot;key&quot;;&quot;&quot;;&quot;_ACTION&quot;)&amp;&quot;(&quot;&amp;[.K60]&amp;&quot;_combo&quot;&amp;IF([.M60]=&quot;key&quot;;&quot;, &quot;&amp;[.N60];&quot;&quot;)&amp;&quot;),&quot;" office:value-type="string" office:string-value="  [COMBO_t_b_1] = COMBO(t_b_1_combo, KC_ENT)," calcext:value-type="string">
            <text:p><text:s text:c="2"/>[COMBO_t_b_1] = COMBO(t_b_1_combo, KC_ENT),</text:p>
          </table:table-cell>
          <table:table-cell table:style-name="ce8" table:formula="of:=IF([.M60]=&quot;macro&quot;;&quot;    case &quot;&amp;&quot;COMBO_&quot;&amp;[.K60]&amp;&quot;: if (p) {&quot;&amp;[.O60]&amp;&quot;} &quot;&amp;IF([.P60]=&quot;&quot;;&quot;&quot;;&quot;else {&quot;&amp;[.P6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1]);2)+1" office:value-type="float" office:value="2" calcext:value-type="float">
            <text:p>2</text:p>
          </table:table-cell>
          <table:table-cell table:style-name="ce8" table:formula="of:=OFFSET([$actions_combos.A$2];FLOOR(ROW([.B61])/2)-1;0)" office:value-type="string" office:string-value="enter" calcext:value-type="string">
            <text:p>enter</text:p>
          </table:table-cell>
          <table:table-cell table:style-name="ce15" table:formula="of:=OFFSET([$actions_combos.B$2];FLOOR(ROW([.C61])/2)-1;0)" office:value-type="string" office:string-value="t" calcext:value-type="string">
            <text:p>t</text:p>
          </table:table-cell>
          <table:table-cell table:style-name="ce15" table:formula="of:=OFFSET([$actions_combos.C$2];FLOOR(ROW([.D61])/2)-1;0)" office:value-type="string" office:string-value="b" calcext:value-type="string">
            <text:p>b</text:p>
          </table:table-cell>
          <table:table-cell table:style-name="ce15" table:formula="of:=OFFSET([$actions_combos.D$2];FLOOR(ROW([.E61])/2)-1;0)" office:value-type="float" office:value="0" calcext:value-type="float">
            <text:p>0</text:p>
          </table:table-cell>
          <table:table-cell table:style-name="ce15" table:formula="of:=OFFSET([$actions_combos.E$2];FLOOR(ROW([.F61])/2)-1;0)" office:value-type="float" office:value="0" calcext:value-type="float">
            <text:p>0</text:p>
          </table:table-cell>
          <table:table-cell table:style-name="ce8" table:formula="of:=VLOOKUP([.C61];[$keys.$A$2:.$C$200];[.$A61]+1;0)" office:value-type="string" office:string-value="KC_RPRN" calcext:value-type="string">
            <text:p>KC_RPRN</text:p>
          </table:table-cell>
          <table:table-cell table:style-name="ce8" table:formula="of:=VLOOKUP([.D61];[$keys.$A$2:.$C$200];[.$A61]+1;0)" office:value-type="string" office:string-value="KC_PERC" calcext:value-type="string">
            <text:p>KC_PERC</text:p>
          </table:table-cell>
          <table:table-cell table:formula="of:=VLOOKUP([.E61];[$keys.$A$2:.$C$200];[.$A61]+1;0)" office:value-type="string" office:string-value="" calcext:value-type="error">
            <text:p>#N/A</text:p>
          </table:table-cell>
          <table:table-cell table:formula="of:=VLOOKUP([.F61];[$keys.$A$2:.$C$200];[.$A61]+1;0)" office:value-type="string" office:string-value="" calcext:value-type="error">
            <text:p>#N/A</text:p>
          </table:table-cell>
          <table:table-cell table:formula="of:=[.C61]&amp;&quot;_&quot;&amp;[.D61]&amp;IF(ISNA([.I61]);&quot;&quot;;&quot;_&quot;&amp;[.E61]&amp;IF(ISNA([.J61]);&quot;&quot;;&quot;_&quot;&amp;[.F61]))&amp;&quot;_&quot;&amp;TEXT([.A61];&quot;0&quot;)" office:value-type="string" office:string-value="t_b_2" calcext:value-type="string">
            <text:p>t_b_2</text:p>
          </table:table-cell>
          <table:table-cell table:style-name="ce8" table:formula="of:=[.G61]&amp;&quot;, &quot;&amp;[.H61]&amp;IF(ISNA([.I61]);&quot;&quot;;&quot;, &quot;&amp;[.I61]&amp;IF(ISNA([.J61]);&quot;&quot;;&quot;, &quot;&amp;[.J61]))" office:value-type="string" office:string-value="KC_RPRN, KC_PERC" calcext:value-type="string">
            <text:p>KC_RPRN, KC_PERC</text:p>
          </table:table-cell>
          <table:table-cell table:formula="of:=VLOOKUP([.B61];[$actions.$A$2:.$F$514];5;0)" office:value-type="string" office:string-value="key" calcext:value-type="string">
            <text:p>key</text:p>
          </table:table-cell>
          <table:table-cell table:formula="of:=VLOOKUP([.B61];[$actions.$A$2:.$D$514];2;0)" office:value-type="string" office:string-value="KC_ENT" calcext:value-type="string">
            <text:p>KC_ENT</text:p>
          </table:table-cell>
          <table:table-cell table:formula="of:=VLOOKUP([.B61];[$actions.$A$2:.$D$514];3;0)" office:value-type="float" office:value="0" calcext:value-type="float">
            <text:p/>
          </table:table-cell>
          <table:table-cell table:formula="of:=VLOOKUP([.B61];[$actions.$A$2:.$D$514];4;0)" office:value-type="float" office:value="0" calcext:value-type="float">
            <text:p/>
          </table:table-cell>
          <table:table-cell table:style-name="ce19" table:formula="of:=[.B61]&lt;&gt;0" office:value-type="boolean" office:boolean-value="true" calcext:value-type="boolean">
            <text:p>TRUE</text:p>
          </table:table-cell>
          <table:table-cell table:style-name="ce8" table:formula="of:=&quot;const uint16_t PROGMEM &quot;&amp;[.K61]&amp;&quot;_combo[] = {&quot;&amp;[.L61]&amp;&quot;, COMBO_END};&quot;" office:value-type="string" office:string-value="const uint16_t PROGMEM t_b_2_combo[] = {KC_RPRN, KC_PERC, COMBO_END};" calcext:value-type="string">
            <text:p>const uint16_t PROGMEM t_b_2_combo[] = {KC_RPRN, KC_PERC, COMBO_END};</text:p>
          </table:table-cell>
          <table:table-cell table:formula="of:=&quot;  COMBO_&quot;&amp;[.K61]&amp;&quot;,&quot;" office:value-type="string" office:string-value="  COMBO_t_b_2," calcext:value-type="string">
            <text:p><text:s text:c="2"/>COMBO_t_b_2,</text:p>
          </table:table-cell>
          <table:table-cell table:formula="of:=&quot;  [COMBO_&quot;&amp;[.K61]&amp;&quot;] = COMBO&quot;&amp;IF([.M61]=&quot;key&quot;;&quot;&quot;;&quot;_ACTION&quot;)&amp;&quot;(&quot;&amp;[.K61]&amp;&quot;_combo&quot;&amp;IF([.M61]=&quot;key&quot;;&quot;, &quot;&amp;[.N61];&quot;&quot;)&amp;&quot;),&quot;" office:value-type="string" office:string-value="  [COMBO_t_b_2] = COMBO(t_b_2_combo, KC_ENT)," calcext:value-type="string">
            <text:p><text:s text:c="2"/>[COMBO_t_b_2] = COMBO(t_b_2_combo, KC_ENT),</text:p>
          </table:table-cell>
          <table:table-cell table:style-name="ce8" table:formula="of:=IF([.M61]=&quot;macro&quot;;&quot;    case &quot;&amp;&quot;COMBO_&quot;&amp;[.K61]&amp;&quot;: if (p) {&quot;&amp;[.O61]&amp;&quot;} &quot;&amp;IF([.P61]=&quot;&quot;;&quot;&quot;;&quot;else {&quot;&amp;[.P6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2]);2)+1" office:value-type="float" office:value="1" calcext:value-type="float">
            <text:p>1</text:p>
          </table:table-cell>
          <table:table-cell table:style-name="ce8" table:formula="of:=OFFSET([$actions_combos.A$2];FLOOR(ROW([.B62])/2)-1;0)" office:value-type="string" office:string-value="esc" calcext:value-type="string">
            <text:p>esc</text:p>
          </table:table-cell>
          <table:table-cell table:style-name="ce15" table:formula="of:=OFFSET([$actions_combos.B$2];FLOOR(ROW([.C62])/2)-1;0)" office:value-type="string" office:string-value="r" calcext:value-type="string">
            <text:p>r</text:p>
          </table:table-cell>
          <table:table-cell table:style-name="ce15" table:formula="of:=OFFSET([$actions_combos.C$2];FLOOR(ROW([.D62])/2)-1;0)" office:value-type="string" office:string-value="s" calcext:value-type="string">
            <text:p>s</text:p>
          </table:table-cell>
          <table:table-cell table:style-name="ce15" table:formula="of:=OFFSET([$actions_combos.D$2];FLOOR(ROW([.E62])/2)-1;0)" office:value-type="float" office:value="0" calcext:value-type="float">
            <text:p>0</text:p>
          </table:table-cell>
          <table:table-cell table:style-name="ce15" table:formula="of:=OFFSET([$actions_combos.E$2];FLOOR(ROW([.F62])/2)-1;0)" office:value-type="float" office:value="0" calcext:value-type="float">
            <text:p>0</text:p>
          </table:table-cell>
          <table:table-cell table:style-name="ce8" table:formula="of:=VLOOKUP([.C62];[$keys.$A$2:.$C$200];[.$A62]+1;0)" office:value-type="string" office:string-value="KC_R" calcext:value-type="string">
            <text:p>KC_R</text:p>
          </table:table-cell>
          <table:table-cell table:style-name="ce8" table:formula="of:=VLOOKUP([.D62];[$keys.$A$2:.$C$200];[.$A62]+1;0)" office:value-type="string" office:string-value="KC_S" calcext:value-type="string">
            <text:p>KC_S</text:p>
          </table:table-cell>
          <table:table-cell table:formula="of:=VLOOKUP([.E62];[$keys.$A$2:.$C$200];[.$A62]+1;0)" office:value-type="string" office:string-value="" calcext:value-type="error">
            <text:p>#N/A</text:p>
          </table:table-cell>
          <table:table-cell table:formula="of:=VLOOKUP([.F62];[$keys.$A$2:.$C$200];[.$A62]+1;0)" office:value-type="string" office:string-value="" calcext:value-type="error">
            <text:p>#N/A</text:p>
          </table:table-cell>
          <table:table-cell table:formula="of:=[.C62]&amp;&quot;_&quot;&amp;[.D62]&amp;IF(ISNA([.I62]);&quot;&quot;;&quot;_&quot;&amp;[.E62]&amp;IF(ISNA([.J62]);&quot;&quot;;&quot;_&quot;&amp;[.F62]))&amp;&quot;_&quot;&amp;TEXT([.A62];&quot;0&quot;)" office:value-type="string" office:string-value="r_s_1" calcext:value-type="string">
            <text:p>r_s_1</text:p>
          </table:table-cell>
          <table:table-cell table:style-name="ce8" table:formula="of:=[.G62]&amp;&quot;, &quot;&amp;[.H62]&amp;IF(ISNA([.I62]);&quot;&quot;;&quot;, &quot;&amp;[.I62]&amp;IF(ISNA([.J62]);&quot;&quot;;&quot;, &quot;&amp;[.J62]))" office:value-type="string" office:string-value="KC_R, KC_S" calcext:value-type="string">
            <text:p>KC_R, KC_S</text:p>
          </table:table-cell>
          <table:table-cell table:formula="of:=VLOOKUP([.B62];[$actions.$A$2:.$F$514];5;0)" office:value-type="string" office:string-value="key" calcext:value-type="string">
            <text:p>key</text:p>
          </table:table-cell>
          <table:table-cell table:formula="of:=VLOOKUP([.B62];[$actions.$A$2:.$D$514];2;0)" office:value-type="string" office:string-value="KC_ESC" calcext:value-type="string">
            <text:p>KC_ESC</text:p>
          </table:table-cell>
          <table:table-cell table:formula="of:=VLOOKUP([.B62];[$actions.$A$2:.$D$514];3;0)" office:value-type="float" office:value="0" calcext:value-type="float">
            <text:p/>
          </table:table-cell>
          <table:table-cell table:formula="of:=VLOOKUP([.B62];[$actions.$A$2:.$D$514];4;0)" office:value-type="float" office:value="0" calcext:value-type="float">
            <text:p/>
          </table:table-cell>
          <table:table-cell table:style-name="ce19" table:formula="of:=[.B62]&lt;&gt;0" office:value-type="boolean" office:boolean-value="true" calcext:value-type="boolean">
            <text:p>TRUE</text:p>
          </table:table-cell>
          <table:table-cell table:style-name="ce8" table:formula="of:=&quot;const uint16_t PROGMEM &quot;&amp;[.K62]&amp;&quot;_combo[] = {&quot;&amp;[.L62]&amp;&quot;, COMBO_END};&quot;" office:value-type="string" office:string-value="const uint16_t PROGMEM r_s_1_combo[] = {KC_R, KC_S, COMBO_END};" calcext:value-type="string">
            <text:p>const uint16_t PROGMEM r_s_1_combo[] = {KC_R, KC_S, COMBO_END};</text:p>
          </table:table-cell>
          <table:table-cell table:formula="of:=&quot;  COMBO_&quot;&amp;[.K62]&amp;&quot;,&quot;" office:value-type="string" office:string-value="  COMBO_r_s_1," calcext:value-type="string">
            <text:p><text:s text:c="2"/>COMBO_r_s_1,</text:p>
          </table:table-cell>
          <table:table-cell table:formula="of:=&quot;  [COMBO_&quot;&amp;[.K62]&amp;&quot;] = COMBO&quot;&amp;IF([.M62]=&quot;key&quot;;&quot;&quot;;&quot;_ACTION&quot;)&amp;&quot;(&quot;&amp;[.K62]&amp;&quot;_combo&quot;&amp;IF([.M62]=&quot;key&quot;;&quot;, &quot;&amp;[.N62];&quot;&quot;)&amp;&quot;),&quot;" office:value-type="string" office:string-value="  [COMBO_r_s_1] = COMBO(r_s_1_combo, KC_ESC)," calcext:value-type="string">
            <text:p><text:s text:c="2"/>[COMBO_r_s_1] = COMBO(r_s_1_combo, KC_ESC),</text:p>
          </table:table-cell>
          <table:table-cell table:style-name="ce8" table:formula="of:=IF([.M62]=&quot;macro&quot;;&quot;    case &quot;&amp;&quot;COMBO_&quot;&amp;[.K62]&amp;&quot;: if (p) {&quot;&amp;[.O62]&amp;&quot;} &quot;&amp;IF([.P62]=&quot;&quot;;&quot;&quot;;&quot;else {&quot;&amp;[.P6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3]);2)+1" office:value-type="float" office:value="2" calcext:value-type="float">
            <text:p>2</text:p>
          </table:table-cell>
          <table:table-cell table:style-name="ce8" table:formula="of:=OFFSET([$actions_combos.A$2];FLOOR(ROW([.B63])/2)-1;0)" office:value-type="string" office:string-value="esc" calcext:value-type="string">
            <text:p>esc</text:p>
          </table:table-cell>
          <table:table-cell table:style-name="ce15" table:formula="of:=OFFSET([$actions_combos.B$2];FLOOR(ROW([.C63])/2)-1;0)" office:value-type="string" office:string-value="r" calcext:value-type="string">
            <text:p>r</text:p>
          </table:table-cell>
          <table:table-cell table:style-name="ce15" table:formula="of:=OFFSET([$actions_combos.C$2];FLOOR(ROW([.D63])/2)-1;0)" office:value-type="string" office:string-value="s" calcext:value-type="string">
            <text:p>s</text:p>
          </table:table-cell>
          <table:table-cell table:style-name="ce15" table:formula="of:=OFFSET([$actions_combos.D$2];FLOOR(ROW([.E63])/2)-1;0)" office:value-type="float" office:value="0" calcext:value-type="float">
            <text:p>0</text:p>
          </table:table-cell>
          <table:table-cell table:style-name="ce15" table:formula="of:=OFFSET([$actions_combos.E$2];FLOOR(ROW([.F63])/2)-1;0)" office:value-type="float" office:value="0" calcext:value-type="float">
            <text:p>0</text:p>
          </table:table-cell>
          <table:table-cell table:style-name="ce8" table:formula="of:=VLOOKUP([.C63];[$keys.$A$2:.$C$200];[.$A63]+1;0)" office:value-type="string" office:string-value="KC_RCBR" calcext:value-type="string">
            <text:p>KC_RCBR</text:p>
          </table:table-cell>
          <table:table-cell table:style-name="ce8" table:formula="of:=VLOOKUP([.D63];[$keys.$A$2:.$C$200];[.$A63]+1;0)" office:value-type="string" office:string-value="KC_LPRN" calcext:value-type="string">
            <text:p>KC_LPRN</text:p>
          </table:table-cell>
          <table:table-cell table:formula="of:=VLOOKUP([.E63];[$keys.$A$2:.$C$200];[.$A63]+1;0)" office:value-type="string" office:string-value="" calcext:value-type="error">
            <text:p>#N/A</text:p>
          </table:table-cell>
          <table:table-cell table:formula="of:=VLOOKUP([.F63];[$keys.$A$2:.$C$200];[.$A63]+1;0)" office:value-type="string" office:string-value="" calcext:value-type="error">
            <text:p>#N/A</text:p>
          </table:table-cell>
          <table:table-cell table:formula="of:=[.C63]&amp;&quot;_&quot;&amp;[.D63]&amp;IF(ISNA([.I63]);&quot;&quot;;&quot;_&quot;&amp;[.E63]&amp;IF(ISNA([.J63]);&quot;&quot;;&quot;_&quot;&amp;[.F63]))&amp;&quot;_&quot;&amp;TEXT([.A63];&quot;0&quot;)" office:value-type="string" office:string-value="r_s_2" calcext:value-type="string">
            <text:p>r_s_2</text:p>
          </table:table-cell>
          <table:table-cell table:style-name="ce8" table:formula="of:=[.G63]&amp;&quot;, &quot;&amp;[.H63]&amp;IF(ISNA([.I63]);&quot;&quot;;&quot;, &quot;&amp;[.I63]&amp;IF(ISNA([.J63]);&quot;&quot;;&quot;, &quot;&amp;[.J63]))" office:value-type="string" office:string-value="KC_RCBR, KC_LPRN" calcext:value-type="string">
            <text:p>KC_RCBR, KC_LPRN</text:p>
          </table:table-cell>
          <table:table-cell table:formula="of:=VLOOKUP([.B63];[$actions.$A$2:.$F$514];5;0)" office:value-type="string" office:string-value="key" calcext:value-type="string">
            <text:p>key</text:p>
          </table:table-cell>
          <table:table-cell table:formula="of:=VLOOKUP([.B63];[$actions.$A$2:.$D$514];2;0)" office:value-type="string" office:string-value="KC_ESC" calcext:value-type="string">
            <text:p>KC_ESC</text:p>
          </table:table-cell>
          <table:table-cell table:formula="of:=VLOOKUP([.B63];[$actions.$A$2:.$D$514];3;0)" office:value-type="float" office:value="0" calcext:value-type="float">
            <text:p/>
          </table:table-cell>
          <table:table-cell table:formula="of:=VLOOKUP([.B63];[$actions.$A$2:.$D$514];4;0)" office:value-type="float" office:value="0" calcext:value-type="float">
            <text:p/>
          </table:table-cell>
          <table:table-cell table:style-name="ce19" table:formula="of:=[.B63]&lt;&gt;0" office:value-type="boolean" office:boolean-value="true" calcext:value-type="boolean">
            <text:p>TRUE</text:p>
          </table:table-cell>
          <table:table-cell table:style-name="ce8" table:formula="of:=&quot;const uint16_t PROGMEM &quot;&amp;[.K63]&amp;&quot;_combo[] = {&quot;&amp;[.L63]&amp;&quot;, COMBO_END};&quot;" office:value-type="string" office:string-value="const uint16_t PROGMEM r_s_2_combo[] = {KC_RCBR, KC_LPRN, COMBO_END};" calcext:value-type="string">
            <text:p>const uint16_t PROGMEM r_s_2_combo[] = {KC_RCBR, KC_LPRN, COMBO_END};</text:p>
          </table:table-cell>
          <table:table-cell table:formula="of:=&quot;  COMBO_&quot;&amp;[.K63]&amp;&quot;,&quot;" office:value-type="string" office:string-value="  COMBO_r_s_2," calcext:value-type="string">
            <text:p><text:s text:c="2"/>COMBO_r_s_2,</text:p>
          </table:table-cell>
          <table:table-cell table:formula="of:=&quot;  [COMBO_&quot;&amp;[.K63]&amp;&quot;] = COMBO&quot;&amp;IF([.M63]=&quot;key&quot;;&quot;&quot;;&quot;_ACTION&quot;)&amp;&quot;(&quot;&amp;[.K63]&amp;&quot;_combo&quot;&amp;IF([.M63]=&quot;key&quot;;&quot;, &quot;&amp;[.N63];&quot;&quot;)&amp;&quot;),&quot;" office:value-type="string" office:string-value="  [COMBO_r_s_2] = COMBO(r_s_2_combo, KC_ESC)," calcext:value-type="string">
            <text:p><text:s text:c="2"/>[COMBO_r_s_2] = COMBO(r_s_2_combo, KC_ESC),</text:p>
          </table:table-cell>
          <table:table-cell table:style-name="ce8" table:formula="of:=IF([.M63]=&quot;macro&quot;;&quot;    case &quot;&amp;&quot;COMBO_&quot;&amp;[.K63]&amp;&quot;: if (p) {&quot;&amp;[.O63]&amp;&quot;} &quot;&amp;IF([.P63]=&quot;&quot;;&quot;&quot;;&quot;else {&quot;&amp;[.P6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4]);2)+1" office:value-type="float" office:value="1" calcext:value-type="float">
            <text:p>1</text:p>
          </table:table-cell>
          <table:table-cell table:style-name="ce8" table:formula="of:=OFFSET([$actions_combos.A$2];FLOOR(ROW([.B64])/2)-1;0)" office:value-type="string" office:string-value="exclamation" calcext:value-type="string">
            <text:p>exclamation</text:p>
          </table:table-cell>
          <table:table-cell table:style-name="ce15" table:formula="of:=OFFSET([$actions_combos.B$2];FLOOR(ROW([.C64])/2)-1;0)" office:value-type="float" office:value="0" calcext:value-type="float">
            <text:p>0</text:p>
          </table:table-cell>
          <table:table-cell table:style-name="ce15" table:formula="of:=OFFSET([$actions_combos.C$2];FLOOR(ROW([.D64])/2)-1;0)" office:value-type="float" office:value="0" calcext:value-type="float">
            <text:p>0</text:p>
          </table:table-cell>
          <table:table-cell table:style-name="ce15" table:formula="of:=OFFSET([$actions_combos.D$2];FLOOR(ROW([.E64])/2)-1;0)" office:value-type="float" office:value="0" calcext:value-type="float">
            <text:p>0</text:p>
          </table:table-cell>
          <table:table-cell table:style-name="ce15" table:formula="of:=OFFSET([$actions_combos.E$2];FLOOR(ROW([.F64])/2)-1;0)" office:value-type="float" office:value="0" calcext:value-type="float">
            <text:p>0</text:p>
          </table:table-cell>
          <table:table-cell table:style-name="ce8" table:formula="of:=VLOOKUP([.C64];[$keys.$A$2:.$C$200];[.$A64]+1;0)" office:value-type="string" office:string-value="" calcext:value-type="error">
            <text:p>#N/A</text:p>
          </table:table-cell>
          <table:table-cell table:style-name="ce8" table:formula="of:=VLOOKUP([.D64];[$keys.$A$2:.$C$200];[.$A64]+1;0)" office:value-type="string" office:string-value="" calcext:value-type="error">
            <text:p>#N/A</text:p>
          </table:table-cell>
          <table:table-cell table:style-name="ce8" table:formula="of:=VLOOKUP([.E64];[$keys.$A$2:.$C$200];[.$A64]+1;0)" office:value-type="string" office:string-value="" calcext:value-type="error">
            <text:p>#N/A</text:p>
          </table:table-cell>
          <table:table-cell table:formula="of:=VLOOKUP([.F64];[$keys.$A$2:.$C$200];[.$A64]+1;0)" office:value-type="string" office:string-value="" calcext:value-type="error">
            <text:p>#N/A</text:p>
          </table:table-cell>
          <table:table-cell table:formula="of:=[.C64]&amp;&quot;_&quot;&amp;[.D64]&amp;IF(ISNA([.I64]);&quot;&quot;;&quot;_&quot;&amp;[.E64]&amp;IF(ISNA([.J64]);&quot;&quot;;&quot;_&quot;&amp;[.F64]))&amp;&quot;_&quot;&amp;TEXT([.A64];&quot;0&quot;)" office:value-type="string" office:string-value="0_0_1" calcext:value-type="string">
            <text:p>0_0_1</text:p>
          </table:table-cell>
          <table:table-cell table:style-name="ce8" table:formula="of:=[.G64]&amp;&quot;, &quot;&amp;[.H64]&amp;IF(ISNA([.I64]);&quot;&quot;;&quot;, &quot;&amp;[.I64]&amp;IF(ISNA([.J64]);&quot;&quot;;&quot;, &quot;&amp;[.J64]))" office:value-type="string" office:string-value="" calcext:value-type="error">
            <text:p>#N/A</text:p>
          </table:table-cell>
          <table:table-cell table:formula="of:=VLOOKUP([.B64];[$actions.$A$2:.$F$514];5;0)" office:value-type="string" office:string-value="key" calcext:value-type="string">
            <text:p>key</text:p>
          </table:table-cell>
          <table:table-cell table:formula="of:=VLOOKUP([.B64];[$actions.$A$2:.$D$514];2;0)" office:value-type="string" office:string-value="KC_EXLM" calcext:value-type="string">
            <text:p>KC_EXLM</text:p>
          </table:table-cell>
          <table:table-cell table:formula="of:=VLOOKUP([.B64];[$actions.$A$2:.$D$514];3;0)" office:value-type="float" office:value="0" calcext:value-type="float">
            <text:p/>
          </table:table-cell>
          <table:table-cell table:formula="of:=VLOOKUP([.B64];[$actions.$A$2:.$D$514];4;0)" office:value-type="float" office:value="0" calcext:value-type="float">
            <text:p/>
          </table:table-cell>
          <table:table-cell table:style-name="ce19" table:formula="of:=[.B64]&lt;&gt;0" office:value-type="boolean" office:boolean-value="true" calcext:value-type="boolean">
            <text:p>TRUE</text:p>
          </table:table-cell>
          <table:table-cell table:style-name="ce8" table:formula="of:=&quot;const uint16_t PROGMEM &quot;&amp;[.K64]&amp;&quot;_combo[] = {&quot;&amp;[.L64]&amp;&quot;, COMBO_END};&quot;" office:value-type="string" office:string-value="" calcext:value-type="error">
            <text:p>#N/A</text:p>
          </table:table-cell>
          <table:table-cell table:formula="of:=&quot;  COMBO_&quot;&amp;[.K6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64]&amp;&quot;] = COMBO&quot;&amp;IF([.M64]=&quot;key&quot;;&quot;&quot;;&quot;_ACTION&quot;)&amp;&quot;(&quot;&amp;[.K64]&amp;&quot;_combo&quot;&amp;IF([.M64]=&quot;key&quot;;&quot;, &quot;&amp;[.N64];&quot;&quot;)&amp;&quot;),&quot;" office:value-type="string" office:string-value="  [COMBO_0_0_1] = COMBO(0_0_1_combo, KC_EXLM)," calcext:value-type="string">
            <text:p><text:s text:c="2"/>[COMBO_0_0_1] = COMBO(0_0_1_combo, KC_EXLM),</text:p>
          </table:table-cell>
          <table:table-cell table:style-name="ce8" table:formula="of:=IF([.M64]=&quot;macro&quot;;&quot;    case &quot;&amp;&quot;COMBO_&quot;&amp;[.K64]&amp;&quot;: if (p) {&quot;&amp;[.O64]&amp;&quot;} &quot;&amp;IF([.P64]=&quot;&quot;;&quot;&quot;;&quot;else {&quot;&amp;[.P6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5]);2)+1" office:value-type="float" office:value="2" calcext:value-type="float">
            <text:p>2</text:p>
          </table:table-cell>
          <table:table-cell table:style-name="ce8" table:formula="of:=OFFSET([$actions_combos.A$2];FLOOR(ROW([.B65])/2)-1;0)" office:value-type="string" office:string-value="exclamation" calcext:value-type="string">
            <text:p>exclamation</text:p>
          </table:table-cell>
          <table:table-cell table:style-name="ce15" table:formula="of:=OFFSET([$actions_combos.B$2];FLOOR(ROW([.C65])/2)-1;0)" office:value-type="float" office:value="0" calcext:value-type="float">
            <text:p>0</text:p>
          </table:table-cell>
          <table:table-cell table:style-name="ce15" table:formula="of:=OFFSET([$actions_combos.C$2];FLOOR(ROW([.D65])/2)-1;0)" office:value-type="float" office:value="0" calcext:value-type="float">
            <text:p>0</text:p>
          </table:table-cell>
          <table:table-cell table:style-name="ce15" table:formula="of:=OFFSET([$actions_combos.D$2];FLOOR(ROW([.E65])/2)-1;0)" office:value-type="float" office:value="0" calcext:value-type="float">
            <text:p>0</text:p>
          </table:table-cell>
          <table:table-cell table:style-name="ce15" table:formula="of:=OFFSET([$actions_combos.E$2];FLOOR(ROW([.F65])/2)-1;0)" office:value-type="float" office:value="0" calcext:value-type="float">
            <text:p>0</text:p>
          </table:table-cell>
          <table:table-cell table:style-name="ce8" table:formula="of:=VLOOKUP([.C65];[$keys.$A$2:.$C$200];[.$A65]+1;0)" office:value-type="string" office:string-value="" calcext:value-type="error">
            <text:p>#N/A</text:p>
          </table:table-cell>
          <table:table-cell table:style-name="ce8" table:formula="of:=VLOOKUP([.D65];[$keys.$A$2:.$C$200];[.$A65]+1;0)" office:value-type="string" office:string-value="" calcext:value-type="error">
            <text:p>#N/A</text:p>
          </table:table-cell>
          <table:table-cell table:style-name="ce8" table:formula="of:=VLOOKUP([.E65];[$keys.$A$2:.$C$200];[.$A65]+1;0)" office:value-type="string" office:string-value="" calcext:value-type="error">
            <text:p>#N/A</text:p>
          </table:table-cell>
          <table:table-cell table:formula="of:=VLOOKUP([.F65];[$keys.$A$2:.$C$200];[.$A65]+1;0)" office:value-type="string" office:string-value="" calcext:value-type="error">
            <text:p>#N/A</text:p>
          </table:table-cell>
          <table:table-cell table:formula="of:=[.C65]&amp;&quot;_&quot;&amp;[.D65]&amp;IF(ISNA([.I65]);&quot;&quot;;&quot;_&quot;&amp;[.E65]&amp;IF(ISNA([.J65]);&quot;&quot;;&quot;_&quot;&amp;[.F65]))&amp;&quot;_&quot;&amp;TEXT([.A65];&quot;0&quot;)" office:value-type="string" office:string-value="0_0_2" calcext:value-type="string">
            <text:p>0_0_2</text:p>
          </table:table-cell>
          <table:table-cell table:style-name="ce8" table:formula="of:=[.G65]&amp;&quot;, &quot;&amp;[.H65]&amp;IF(ISNA([.I65]);&quot;&quot;;&quot;, &quot;&amp;[.I65]&amp;IF(ISNA([.J65]);&quot;&quot;;&quot;, &quot;&amp;[.J65]))" office:value-type="string" office:string-value="" calcext:value-type="error">
            <text:p>#N/A</text:p>
          </table:table-cell>
          <table:table-cell table:formula="of:=VLOOKUP([.B65];[$actions.$A$2:.$F$514];5;0)" office:value-type="string" office:string-value="key" calcext:value-type="string">
            <text:p>key</text:p>
          </table:table-cell>
          <table:table-cell table:formula="of:=VLOOKUP([.B65];[$actions.$A$2:.$D$514];2;0)" office:value-type="string" office:string-value="KC_EXLM" calcext:value-type="string">
            <text:p>KC_EXLM</text:p>
          </table:table-cell>
          <table:table-cell table:formula="of:=VLOOKUP([.B65];[$actions.$A$2:.$D$514];3;0)" office:value-type="float" office:value="0" calcext:value-type="float">
            <text:p/>
          </table:table-cell>
          <table:table-cell table:formula="of:=VLOOKUP([.B65];[$actions.$A$2:.$D$514];4;0)" office:value-type="float" office:value="0" calcext:value-type="float">
            <text:p/>
          </table:table-cell>
          <table:table-cell table:style-name="ce19" table:formula="of:=[.B65]&lt;&gt;0" office:value-type="boolean" office:boolean-value="true" calcext:value-type="boolean">
            <text:p>TRUE</text:p>
          </table:table-cell>
          <table:table-cell table:style-name="ce8" table:formula="of:=&quot;const uint16_t PROGMEM &quot;&amp;[.K65]&amp;&quot;_combo[] = {&quot;&amp;[.L65]&amp;&quot;, COMBO_END};&quot;" office:value-type="string" office:string-value="" calcext:value-type="error">
            <text:p>#N/A</text:p>
          </table:table-cell>
          <table:table-cell table:formula="of:=&quot;  COMBO_&quot;&amp;[.K6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65]&amp;&quot;] = COMBO&quot;&amp;IF([.M65]=&quot;key&quot;;&quot;&quot;;&quot;_ACTION&quot;)&amp;&quot;(&quot;&amp;[.K65]&amp;&quot;_combo&quot;&amp;IF([.M65]=&quot;key&quot;;&quot;, &quot;&amp;[.N65];&quot;&quot;)&amp;&quot;),&quot;" office:value-type="string" office:string-value="  [COMBO_0_0_2] = COMBO(0_0_2_combo, KC_EXLM)," calcext:value-type="string">
            <text:p><text:s text:c="2"/>[COMBO_0_0_2] = COMBO(0_0_2_combo, KC_EXLM),</text:p>
          </table:table-cell>
          <table:table-cell table:style-name="ce8" table:formula="of:=IF([.M65]=&quot;macro&quot;;&quot;    case &quot;&amp;&quot;COMBO_&quot;&amp;[.K65]&amp;&quot;: if (p) {&quot;&amp;[.O65]&amp;&quot;} &quot;&amp;IF([.P65]=&quot;&quot;;&quot;&quot;;&quot;else {&quot;&amp;[.P6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6]);2)+1" office:value-type="float" office:value="1" calcext:value-type="float">
            <text:p>1</text:p>
          </table:table-cell>
          <table:table-cell table:style-name="ce8" table:formula="of:=OFFSET([$actions_combos.A$2];FLOOR(ROW([.B66])/2)-1;0)" office:value-type="string" office:string-value="f1" calcext:value-type="string">
            <text:p>f1</text:p>
          </table:table-cell>
          <table:table-cell table:style-name="ce15" table:formula="of:=OFFSET([$actions_combos.B$2];FLOOR(ROW([.C66])/2)-1;0)" office:value-type="string" office:string-value="w" calcext:value-type="string">
            <text:p>w</text:p>
          </table:table-cell>
          <table:table-cell table:style-name="ce15" table:formula="of:=OFFSET([$actions_combos.C$2];FLOOR(ROW([.D66])/2)-1;0)" office:value-type="string" office:string-value="r" calcext:value-type="string">
            <text:p>r</text:p>
          </table:table-cell>
          <table:table-cell table:style-name="ce15" table:formula="of:=OFFSET([$actions_combos.D$2];FLOOR(ROW([.E66])/2)-1;0)" office:value-type="float" office:value="0" calcext:value-type="float">
            <text:p>0</text:p>
          </table:table-cell>
          <table:table-cell table:style-name="ce15" table:formula="of:=OFFSET([$actions_combos.E$2];FLOOR(ROW([.F66])/2)-1;0)" office:value-type="float" office:value="0" calcext:value-type="float">
            <text:p>0</text:p>
          </table:table-cell>
          <table:table-cell table:style-name="ce8" table:formula="of:=VLOOKUP([.C66];[$keys.$A$2:.$C$200];[.$A66]+1;0)" office:value-type="string" office:string-value="KC_W" calcext:value-type="string">
            <text:p>KC_W</text:p>
          </table:table-cell>
          <table:table-cell table:style-name="ce8" table:formula="of:=VLOOKUP([.D66];[$keys.$A$2:.$C$200];[.$A66]+1;0)" office:value-type="string" office:string-value="KC_R" calcext:value-type="string">
            <text:p>KC_R</text:p>
          </table:table-cell>
          <table:table-cell table:style-name="ce8" table:formula="of:=VLOOKUP([.E66];[$keys.$A$2:.$C$200];[.$A66]+1;0)" office:value-type="string" office:string-value="" calcext:value-type="error">
            <text:p>#N/A</text:p>
          </table:table-cell>
          <table:table-cell table:formula="of:=VLOOKUP([.F66];[$keys.$A$2:.$C$200];[.$A66]+1;0)" office:value-type="string" office:string-value="" calcext:value-type="error">
            <text:p>#N/A</text:p>
          </table:table-cell>
          <table:table-cell table:formula="of:=[.C66]&amp;&quot;_&quot;&amp;[.D66]&amp;IF(ISNA([.I66]);&quot;&quot;;&quot;_&quot;&amp;[.E66]&amp;IF(ISNA([.J66]);&quot;&quot;;&quot;_&quot;&amp;[.F66]))&amp;&quot;_&quot;&amp;TEXT([.A66];&quot;0&quot;)" office:value-type="string" office:string-value="w_r_1" calcext:value-type="string">
            <text:p>w_r_1</text:p>
          </table:table-cell>
          <table:table-cell table:style-name="ce8" table:formula="of:=[.G66]&amp;&quot;, &quot;&amp;[.H66]&amp;IF(ISNA([.I66]);&quot;&quot;;&quot;, &quot;&amp;[.I66]&amp;IF(ISNA([.J66]);&quot;&quot;;&quot;, &quot;&amp;[.J66]))" office:value-type="string" office:string-value="KC_W, KC_R" calcext:value-type="string">
            <text:p>KC_W, KC_R</text:p>
          </table:table-cell>
          <table:table-cell table:formula="of:=VLOOKUP([.B66];[$actions.$A$2:.$F$514];5;0)" office:value-type="string" office:string-value="key" calcext:value-type="string">
            <text:p>key</text:p>
          </table:table-cell>
          <table:table-cell table:formula="of:=VLOOKUP([.B66];[$actions.$A$2:.$D$514];2;0)" office:value-type="string" office:string-value="KC_F1" calcext:value-type="string">
            <text:p>KC_F1</text:p>
          </table:table-cell>
          <table:table-cell table:formula="of:=VLOOKUP([.B66];[$actions.$A$2:.$D$514];3;0)" office:value-type="float" office:value="0" calcext:value-type="float">
            <text:p/>
          </table:table-cell>
          <table:table-cell table:formula="of:=VLOOKUP([.B66];[$actions.$A$2:.$D$514];4;0)" office:value-type="float" office:value="0" calcext:value-type="float">
            <text:p/>
          </table:table-cell>
          <table:table-cell table:style-name="ce19" table:formula="of:=[.B66]&lt;&gt;0" office:value-type="boolean" office:boolean-value="true" calcext:value-type="boolean">
            <text:p>TRUE</text:p>
          </table:table-cell>
          <table:table-cell table:style-name="ce8" table:formula="of:=&quot;const uint16_t PROGMEM &quot;&amp;[.K66]&amp;&quot;_combo[] = {&quot;&amp;[.L66]&amp;&quot;, COMBO_END};&quot;" office:value-type="string" office:string-value="const uint16_t PROGMEM w_r_1_combo[] = {KC_W, KC_R, COMBO_END};" calcext:value-type="string">
            <text:p>const uint16_t PROGMEM w_r_1_combo[] = {KC_W, KC_R, COMBO_END};</text:p>
          </table:table-cell>
          <table:table-cell table:formula="of:=&quot;  COMBO_&quot;&amp;[.K66]&amp;&quot;,&quot;" office:value-type="string" office:string-value="  COMBO_w_r_1," calcext:value-type="string">
            <text:p><text:s text:c="2"/>COMBO_w_r_1,</text:p>
          </table:table-cell>
          <table:table-cell table:formula="of:=&quot;  [COMBO_&quot;&amp;[.K66]&amp;&quot;] = COMBO&quot;&amp;IF([.M66]=&quot;key&quot;;&quot;&quot;;&quot;_ACTION&quot;)&amp;&quot;(&quot;&amp;[.K66]&amp;&quot;_combo&quot;&amp;IF([.M66]=&quot;key&quot;;&quot;, &quot;&amp;[.N66];&quot;&quot;)&amp;&quot;),&quot;" office:value-type="string" office:string-value="  [COMBO_w_r_1] = COMBO(w_r_1_combo, KC_F1)," calcext:value-type="string">
            <text:p><text:s text:c="2"/>[COMBO_w_r_1] = COMBO(w_r_1_combo, KC_F1),</text:p>
          </table:table-cell>
          <table:table-cell table:style-name="ce8" table:formula="of:=IF([.M66]=&quot;macro&quot;;&quot;    case &quot;&amp;&quot;COMBO_&quot;&amp;[.K66]&amp;&quot;: if (p) {&quot;&amp;[.O66]&amp;&quot;} &quot;&amp;IF([.P66]=&quot;&quot;;&quot;&quot;;&quot;else {&quot;&amp;[.P6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7]);2)+1" office:value-type="float" office:value="2" calcext:value-type="float">
            <text:p>2</text:p>
          </table:table-cell>
          <table:table-cell table:style-name="ce8" table:formula="of:=OFFSET([$actions_combos.A$2];FLOOR(ROW([.B67])/2)-1;0)" office:value-type="string" office:string-value="f1" calcext:value-type="string">
            <text:p>f1</text:p>
          </table:table-cell>
          <table:table-cell table:style-name="ce15" table:formula="of:=OFFSET([$actions_combos.B$2];FLOOR(ROW([.C67])/2)-1;0)" office:value-type="string" office:string-value="w" calcext:value-type="string">
            <text:p>w</text:p>
          </table:table-cell>
          <table:table-cell table:style-name="ce15" table:formula="of:=OFFSET([$actions_combos.C$2];FLOOR(ROW([.D67])/2)-1;0)" office:value-type="string" office:string-value="r" calcext:value-type="string">
            <text:p>r</text:p>
          </table:table-cell>
          <table:table-cell table:style-name="ce15" table:formula="of:=OFFSET([$actions_combos.D$2];FLOOR(ROW([.E67])/2)-1;0)" office:value-type="float" office:value="0" calcext:value-type="float">
            <text:p>0</text:p>
          </table:table-cell>
          <table:table-cell table:style-name="ce15" table:formula="of:=OFFSET([$actions_combos.E$2];FLOOR(ROW([.F67])/2)-1;0)" office:value-type="float" office:value="0" calcext:value-type="float">
            <text:p>0</text:p>
          </table:table-cell>
          <table:table-cell table:style-name="ce8" table:formula="of:=VLOOKUP([.C67];[$keys.$A$2:.$C$200];[.$A67]+1;0)" office:value-type="string" office:string-value="KC_1" calcext:value-type="string">
            <text:p>KC_1</text:p>
          </table:table-cell>
          <table:table-cell table:style-name="ce8" table:formula="of:=VLOOKUP([.D67];[$keys.$A$2:.$C$200];[.$A67]+1;0)" office:value-type="string" office:string-value="KC_RCBR" calcext:value-type="string">
            <text:p>KC_RCBR</text:p>
          </table:table-cell>
          <table:table-cell table:style-name="ce8" table:formula="of:=VLOOKUP([.E67];[$keys.$A$2:.$C$200];[.$A67]+1;0)" office:value-type="string" office:string-value="" calcext:value-type="error">
            <text:p>#N/A</text:p>
          </table:table-cell>
          <table:table-cell table:formula="of:=VLOOKUP([.F67];[$keys.$A$2:.$C$200];[.$A67]+1;0)" office:value-type="string" office:string-value="" calcext:value-type="error">
            <text:p>#N/A</text:p>
          </table:table-cell>
          <table:table-cell table:formula="of:=[.C67]&amp;&quot;_&quot;&amp;[.D67]&amp;IF(ISNA([.I67]);&quot;&quot;;&quot;_&quot;&amp;[.E67]&amp;IF(ISNA([.J67]);&quot;&quot;;&quot;_&quot;&amp;[.F67]))&amp;&quot;_&quot;&amp;TEXT([.A67];&quot;0&quot;)" office:value-type="string" office:string-value="w_r_2" calcext:value-type="string">
            <text:p>w_r_2</text:p>
          </table:table-cell>
          <table:table-cell table:style-name="ce8" table:formula="of:=[.G67]&amp;&quot;, &quot;&amp;[.H67]&amp;IF(ISNA([.I67]);&quot;&quot;;&quot;, &quot;&amp;[.I67]&amp;IF(ISNA([.J67]);&quot;&quot;;&quot;, &quot;&amp;[.J67]))" office:value-type="string" office:string-value="KC_1, KC_RCBR" calcext:value-type="string">
            <text:p>KC_1, KC_RCBR</text:p>
          </table:table-cell>
          <table:table-cell table:formula="of:=VLOOKUP([.B67];[$actions.$A$2:.$F$514];5;0)" office:value-type="string" office:string-value="key" calcext:value-type="string">
            <text:p>key</text:p>
          </table:table-cell>
          <table:table-cell table:formula="of:=VLOOKUP([.B67];[$actions.$A$2:.$D$514];2;0)" office:value-type="string" office:string-value="KC_F1" calcext:value-type="string">
            <text:p>KC_F1</text:p>
          </table:table-cell>
          <table:table-cell table:formula="of:=VLOOKUP([.B67];[$actions.$A$2:.$D$514];3;0)" office:value-type="float" office:value="0" calcext:value-type="float">
            <text:p/>
          </table:table-cell>
          <table:table-cell table:formula="of:=VLOOKUP([.B67];[$actions.$A$2:.$D$514];4;0)" office:value-type="float" office:value="0" calcext:value-type="float">
            <text:p/>
          </table:table-cell>
          <table:table-cell table:style-name="ce19" table:formula="of:=[.B67]&lt;&gt;0" office:value-type="boolean" office:boolean-value="true" calcext:value-type="boolean">
            <text:p>TRUE</text:p>
          </table:table-cell>
          <table:table-cell table:style-name="ce8" table:formula="of:=&quot;const uint16_t PROGMEM &quot;&amp;[.K67]&amp;&quot;_combo[] = {&quot;&amp;[.L67]&amp;&quot;, COMBO_END};&quot;" office:value-type="string" office:string-value="const uint16_t PROGMEM w_r_2_combo[] = {KC_1, KC_RCBR, COMBO_END};" calcext:value-type="string">
            <text:p>const uint16_t PROGMEM w_r_2_combo[] = {KC_1, KC_RCBR, COMBO_END};</text:p>
          </table:table-cell>
          <table:table-cell table:formula="of:=&quot;  COMBO_&quot;&amp;[.K67]&amp;&quot;,&quot;" office:value-type="string" office:string-value="  COMBO_w_r_2," calcext:value-type="string">
            <text:p><text:s text:c="2"/>COMBO_w_r_2,</text:p>
          </table:table-cell>
          <table:table-cell table:formula="of:=&quot;  [COMBO_&quot;&amp;[.K67]&amp;&quot;] = COMBO&quot;&amp;IF([.M67]=&quot;key&quot;;&quot;&quot;;&quot;_ACTION&quot;)&amp;&quot;(&quot;&amp;[.K67]&amp;&quot;_combo&quot;&amp;IF([.M67]=&quot;key&quot;;&quot;, &quot;&amp;[.N67];&quot;&quot;)&amp;&quot;),&quot;" office:value-type="string" office:string-value="  [COMBO_w_r_2] = COMBO(w_r_2_combo, KC_F1)," calcext:value-type="string">
            <text:p><text:s text:c="2"/>[COMBO_w_r_2] = COMBO(w_r_2_combo, KC_F1),</text:p>
          </table:table-cell>
          <table:table-cell table:style-name="ce8" table:formula="of:=IF([.M67]=&quot;macro&quot;;&quot;    case &quot;&amp;&quot;COMBO_&quot;&amp;[.K67]&amp;&quot;: if (p) {&quot;&amp;[.O67]&amp;&quot;} &quot;&amp;IF([.P67]=&quot;&quot;;&quot;&quot;;&quot;else {&quot;&amp;[.P6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8]);2)+1" office:value-type="float" office:value="1" calcext:value-type="float">
            <text:p>1</text:p>
          </table:table-cell>
          <table:table-cell table:style-name="ce8" table:formula="of:=OFFSET([$actions_combos.A$2];FLOOR(ROW([.B68])/2)-1;0)" office:value-type="string" office:string-value="f10" calcext:value-type="string">
            <text:p>f10</text:p>
          </table:table-cell>
          <table:table-cell table:style-name="ce15" table:formula="of:=OFFSET([$actions_combos.B$2];FLOOR(ROW([.C68])/2)-1;0)" office:value-type="string" office:string-value="z" calcext:value-type="string">
            <text:p>z</text:p>
          </table:table-cell>
          <table:table-cell table:style-name="ce15" table:formula="of:=OFFSET([$actions_combos.C$2];FLOOR(ROW([.D68])/2)-1;0)" office:value-type="string" office:string-value="a" calcext:value-type="string">
            <text:p>a</text:p>
          </table:table-cell>
          <table:table-cell table:style-name="ce15" table:formula="of:=OFFSET([$actions_combos.D$2];FLOOR(ROW([.E68])/2)-1;0)" office:value-type="float" office:value="0" calcext:value-type="float">
            <text:p>0</text:p>
          </table:table-cell>
          <table:table-cell table:style-name="ce15" table:formula="of:=OFFSET([$actions_combos.E$2];FLOOR(ROW([.F68])/2)-1;0)" office:value-type="float" office:value="0" calcext:value-type="float">
            <text:p>0</text:p>
          </table:table-cell>
          <table:table-cell table:style-name="ce8" table:formula="of:=VLOOKUP([.C68];[$keys.$A$2:.$C$200];[.$A68]+1;0)" office:value-type="string" office:string-value="KC_Z" calcext:value-type="string">
            <text:p>KC_Z</text:p>
          </table:table-cell>
          <table:table-cell table:style-name="ce8" table:formula="of:=VLOOKUP([.D68];[$keys.$A$2:.$C$200];[.$A68]+1;0)" office:value-type="string" office:string-value="KC_A" calcext:value-type="string">
            <text:p>KC_A</text:p>
          </table:table-cell>
          <table:table-cell table:formula="of:=VLOOKUP([.E68];[$keys.$A$2:.$C$200];[.$A68]+1;0)" office:value-type="string" office:string-value="" calcext:value-type="error">
            <text:p>#N/A</text:p>
          </table:table-cell>
          <table:table-cell table:formula="of:=VLOOKUP([.F68];[$keys.$A$2:.$C$200];[.$A68]+1;0)" office:value-type="string" office:string-value="" calcext:value-type="error">
            <text:p>#N/A</text:p>
          </table:table-cell>
          <table:table-cell table:formula="of:=[.C68]&amp;&quot;_&quot;&amp;[.D68]&amp;IF(ISNA([.I68]);&quot;&quot;;&quot;_&quot;&amp;[.E68]&amp;IF(ISNA([.J68]);&quot;&quot;;&quot;_&quot;&amp;[.F68]))&amp;&quot;_&quot;&amp;TEXT([.A68];&quot;0&quot;)" office:value-type="string" office:string-value="z_a_1" calcext:value-type="string">
            <text:p>z_a_1</text:p>
          </table:table-cell>
          <table:table-cell table:style-name="ce8" table:formula="of:=[.G68]&amp;&quot;, &quot;&amp;[.H68]&amp;IF(ISNA([.I68]);&quot;&quot;;&quot;, &quot;&amp;[.I68]&amp;IF(ISNA([.J68]);&quot;&quot;;&quot;, &quot;&amp;[.J68]))" office:value-type="string" office:string-value="KC_Z, KC_A" calcext:value-type="string">
            <text:p>KC_Z, KC_A</text:p>
          </table:table-cell>
          <table:table-cell table:formula="of:=VLOOKUP([.B68];[$actions.$A$2:.$F$514];5;0)" office:value-type="string" office:string-value="key" calcext:value-type="string">
            <text:p>key</text:p>
          </table:table-cell>
          <table:table-cell table:formula="of:=VLOOKUP([.B68];[$actions.$A$2:.$D$514];2;0)" office:value-type="string" office:string-value="KC_F10" calcext:value-type="string">
            <text:p>KC_F10</text:p>
          </table:table-cell>
          <table:table-cell table:formula="of:=VLOOKUP([.B68];[$actions.$A$2:.$D$514];3;0)" office:value-type="float" office:value="0" calcext:value-type="float">
            <text:p/>
          </table:table-cell>
          <table:table-cell table:formula="of:=VLOOKUP([.B68];[$actions.$A$2:.$D$514];4;0)" office:value-type="float" office:value="0" calcext:value-type="float">
            <text:p/>
          </table:table-cell>
          <table:table-cell table:style-name="ce19" table:formula="of:=[.B68]&lt;&gt;0" office:value-type="boolean" office:boolean-value="true" calcext:value-type="boolean">
            <text:p>TRUE</text:p>
          </table:table-cell>
          <table:table-cell table:style-name="ce8" table:formula="of:=&quot;const uint16_t PROGMEM &quot;&amp;[.K68]&amp;&quot;_combo[] = {&quot;&amp;[.L68]&amp;&quot;, COMBO_END};&quot;" office:value-type="string" office:string-value="const uint16_t PROGMEM z_a_1_combo[] = {KC_Z, KC_A, COMBO_END};" calcext:value-type="string">
            <text:p>const uint16_t PROGMEM z_a_1_combo[] = {KC_Z, KC_A, COMBO_END};</text:p>
          </table:table-cell>
          <table:table-cell table:formula="of:=&quot;  COMBO_&quot;&amp;[.K68]&amp;&quot;,&quot;" office:value-type="string" office:string-value="  COMBO_z_a_1," calcext:value-type="string">
            <text:p><text:s text:c="2"/>COMBO_z_a_1,</text:p>
          </table:table-cell>
          <table:table-cell table:formula="of:=&quot;  [COMBO_&quot;&amp;[.K68]&amp;&quot;] = COMBO&quot;&amp;IF([.M68]=&quot;key&quot;;&quot;&quot;;&quot;_ACTION&quot;)&amp;&quot;(&quot;&amp;[.K68]&amp;&quot;_combo&quot;&amp;IF([.M68]=&quot;key&quot;;&quot;, &quot;&amp;[.N68];&quot;&quot;)&amp;&quot;),&quot;" office:value-type="string" office:string-value="  [COMBO_z_a_1] = COMBO(z_a_1_combo, KC_F10)," calcext:value-type="string">
            <text:p><text:s text:c="2"/>[COMBO_z_a_1] = COMBO(z_a_1_combo, KC_F10),</text:p>
          </table:table-cell>
          <table:table-cell table:style-name="ce8" table:formula="of:=IF([.M68]=&quot;macro&quot;;&quot;    case &quot;&amp;&quot;COMBO_&quot;&amp;[.K68]&amp;&quot;: if (p) {&quot;&amp;[.O68]&amp;&quot;} &quot;&amp;IF([.P68]=&quot;&quot;;&quot;&quot;;&quot;else {&quot;&amp;[.P6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9]);2)+1" office:value-type="float" office:value="2" calcext:value-type="float">
            <text:p>2</text:p>
          </table:table-cell>
          <table:table-cell table:style-name="ce8" table:formula="of:=OFFSET([$actions_combos.A$2];FLOOR(ROW([.B69])/2)-1;0)" office:value-type="string" office:string-value="f10" calcext:value-type="string">
            <text:p>f10</text:p>
          </table:table-cell>
          <table:table-cell table:style-name="ce15" table:formula="of:=OFFSET([$actions_combos.B$2];FLOOR(ROW([.C69])/2)-1;0)" office:value-type="string" office:string-value="z" calcext:value-type="string">
            <text:p>z</text:p>
          </table:table-cell>
          <table:table-cell table:style-name="ce15" table:formula="of:=OFFSET([$actions_combos.C$2];FLOOR(ROW([.D69])/2)-1;0)" office:value-type="string" office:string-value="a" calcext:value-type="string">
            <text:p>a</text:p>
          </table:table-cell>
          <table:table-cell table:style-name="ce15" table:formula="of:=OFFSET([$actions_combos.D$2];FLOOR(ROW([.E69])/2)-1;0)" office:value-type="float" office:value="0" calcext:value-type="float">
            <text:p>0</text:p>
          </table:table-cell>
          <table:table-cell table:style-name="ce15" table:formula="of:=OFFSET([$actions_combos.E$2];FLOOR(ROW([.F69])/2)-1;0)" office:value-type="float" office:value="0" calcext:value-type="float">
            <text:p>0</text:p>
          </table:table-cell>
          <table:table-cell table:style-name="ce8" table:formula="of:=VLOOKUP([.C69];[$keys.$A$2:.$C$200];[.$A69]+1;0)" office:value-type="string" office:string-value="KC_0" calcext:value-type="string">
            <text:p>KC_0</text:p>
          </table:table-cell>
          <table:table-cell table:style-name="ce8" table:formula="of:=VLOOKUP([.D69];[$keys.$A$2:.$C$200];[.$A69]+1;0)" office:value-type="string" office:string-value="KC_LCBR" calcext:value-type="string">
            <text:p>KC_LCBR</text:p>
          </table:table-cell>
          <table:table-cell table:formula="of:=VLOOKUP([.E69];[$keys.$A$2:.$C$200];[.$A69]+1;0)" office:value-type="string" office:string-value="" calcext:value-type="error">
            <text:p>#N/A</text:p>
          </table:table-cell>
          <table:table-cell table:formula="of:=VLOOKUP([.F69];[$keys.$A$2:.$C$200];[.$A69]+1;0)" office:value-type="string" office:string-value="" calcext:value-type="error">
            <text:p>#N/A</text:p>
          </table:table-cell>
          <table:table-cell table:formula="of:=[.C69]&amp;&quot;_&quot;&amp;[.D69]&amp;IF(ISNA([.I69]);&quot;&quot;;&quot;_&quot;&amp;[.E69]&amp;IF(ISNA([.J69]);&quot;&quot;;&quot;_&quot;&amp;[.F69]))&amp;&quot;_&quot;&amp;TEXT([.A69];&quot;0&quot;)" office:value-type="string" office:string-value="z_a_2" calcext:value-type="string">
            <text:p>z_a_2</text:p>
          </table:table-cell>
          <table:table-cell table:style-name="ce8" table:formula="of:=[.G69]&amp;&quot;, &quot;&amp;[.H69]&amp;IF(ISNA([.I69]);&quot;&quot;;&quot;, &quot;&amp;[.I69]&amp;IF(ISNA([.J69]);&quot;&quot;;&quot;, &quot;&amp;[.J69]))" office:value-type="string" office:string-value="KC_0, KC_LCBR" calcext:value-type="string">
            <text:p>KC_0, KC_LCBR</text:p>
          </table:table-cell>
          <table:table-cell table:formula="of:=VLOOKUP([.B69];[$actions.$A$2:.$F$514];5;0)" office:value-type="string" office:string-value="key" calcext:value-type="string">
            <text:p>key</text:p>
          </table:table-cell>
          <table:table-cell table:formula="of:=VLOOKUP([.B69];[$actions.$A$2:.$D$514];2;0)" office:value-type="string" office:string-value="KC_F10" calcext:value-type="string">
            <text:p>KC_F10</text:p>
          </table:table-cell>
          <table:table-cell table:formula="of:=VLOOKUP([.B69];[$actions.$A$2:.$D$514];3;0)" office:value-type="float" office:value="0" calcext:value-type="float">
            <text:p/>
          </table:table-cell>
          <table:table-cell table:formula="of:=VLOOKUP([.B69];[$actions.$A$2:.$D$514];4;0)" office:value-type="float" office:value="0" calcext:value-type="float">
            <text:p/>
          </table:table-cell>
          <table:table-cell table:style-name="ce19" table:formula="of:=[.B69]&lt;&gt;0" office:value-type="boolean" office:boolean-value="true" calcext:value-type="boolean">
            <text:p>TRUE</text:p>
          </table:table-cell>
          <table:table-cell table:style-name="ce8" table:formula="of:=&quot;const uint16_t PROGMEM &quot;&amp;[.K69]&amp;&quot;_combo[] = {&quot;&amp;[.L69]&amp;&quot;, COMBO_END};&quot;" office:value-type="string" office:string-value="const uint16_t PROGMEM z_a_2_combo[] = {KC_0, KC_LCBR, COMBO_END};" calcext:value-type="string">
            <text:p>const uint16_t PROGMEM z_a_2_combo[] = {KC_0, KC_LCBR, COMBO_END};</text:p>
          </table:table-cell>
          <table:table-cell table:formula="of:=&quot;  COMBO_&quot;&amp;[.K69]&amp;&quot;,&quot;" office:value-type="string" office:string-value="  COMBO_z_a_2," calcext:value-type="string">
            <text:p><text:s text:c="2"/>COMBO_z_a_2,</text:p>
          </table:table-cell>
          <table:table-cell table:formula="of:=&quot;  [COMBO_&quot;&amp;[.K69]&amp;&quot;] = COMBO&quot;&amp;IF([.M69]=&quot;key&quot;;&quot;&quot;;&quot;_ACTION&quot;)&amp;&quot;(&quot;&amp;[.K69]&amp;&quot;_combo&quot;&amp;IF([.M69]=&quot;key&quot;;&quot;, &quot;&amp;[.N69];&quot;&quot;)&amp;&quot;),&quot;" office:value-type="string" office:string-value="  [COMBO_z_a_2] = COMBO(z_a_2_combo, KC_F10)," calcext:value-type="string">
            <text:p><text:s text:c="2"/>[COMBO_z_a_2] = COMBO(z_a_2_combo, KC_F10),</text:p>
          </table:table-cell>
          <table:table-cell table:style-name="ce8" table:formula="of:=IF([.M69]=&quot;macro&quot;;&quot;    case &quot;&amp;&quot;COMBO_&quot;&amp;[.K69]&amp;&quot;: if (p) {&quot;&amp;[.O69]&amp;&quot;} &quot;&amp;IF([.P69]=&quot;&quot;;&quot;&quot;;&quot;else {&quot;&amp;[.P6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0]);2)+1" office:value-type="float" office:value="1" calcext:value-type="float">
            <text:p>1</text:p>
          </table:table-cell>
          <table:table-cell table:style-name="ce8" table:formula="of:=OFFSET([$actions_combos.A$2];FLOOR(ROW([.B70])/2)-1;0)" office:value-type="string" office:string-value="f11" calcext:value-type="string">
            <text:p>f11</text:p>
          </table:table-cell>
          <table:table-cell table:style-name="ce15" table:formula="of:=OFFSET([$actions_combos.B$2];FLOOR(ROW([.C70])/2)-1;0)" office:value-type="string" office:string-value="w" calcext:value-type="string">
            <text:p>w</text:p>
          </table:table-cell>
          <table:table-cell table:style-name="ce15" table:formula="of:=OFFSET([$actions_combos.C$2];FLOOR(ROW([.D70])/2)-1;0)" office:value-type="string" office:string-value="a" calcext:value-type="string">
            <text:p>a</text:p>
          </table:table-cell>
          <table:table-cell table:style-name="ce15" table:formula="of:=OFFSET([$actions_combos.D$2];FLOOR(ROW([.E70])/2)-1;0)" office:value-type="float" office:value="0" calcext:value-type="float">
            <text:p>0</text:p>
          </table:table-cell>
          <table:table-cell table:style-name="ce15" table:formula="of:=OFFSET([$actions_combos.E$2];FLOOR(ROW([.F70])/2)-1;0)" office:value-type="float" office:value="0" calcext:value-type="float">
            <text:p>0</text:p>
          </table:table-cell>
          <table:table-cell table:style-name="ce8" table:formula="of:=VLOOKUP([.C70];[$keys.$A$2:.$C$200];[.$A70]+1;0)" office:value-type="string" office:string-value="KC_W" calcext:value-type="string">
            <text:p>KC_W</text:p>
          </table:table-cell>
          <table:table-cell table:style-name="ce8" table:formula="of:=VLOOKUP([.D70];[$keys.$A$2:.$C$200];[.$A70]+1;0)" office:value-type="string" office:string-value="KC_A" calcext:value-type="string">
            <text:p>KC_A</text:p>
          </table:table-cell>
          <table:table-cell table:formula="of:=VLOOKUP([.E70];[$keys.$A$2:.$C$200];[.$A70]+1;0)" office:value-type="string" office:string-value="" calcext:value-type="error">
            <text:p>#N/A</text:p>
          </table:table-cell>
          <table:table-cell table:formula="of:=VLOOKUP([.F70];[$keys.$A$2:.$C$200];[.$A70]+1;0)" office:value-type="string" office:string-value="" calcext:value-type="error">
            <text:p>#N/A</text:p>
          </table:table-cell>
          <table:table-cell table:formula="of:=[.C70]&amp;&quot;_&quot;&amp;[.D70]&amp;IF(ISNA([.I70]);&quot;&quot;;&quot;_&quot;&amp;[.E70]&amp;IF(ISNA([.J70]);&quot;&quot;;&quot;_&quot;&amp;[.F70]))&amp;&quot;_&quot;&amp;TEXT([.A70];&quot;0&quot;)" office:value-type="string" office:string-value="w_a_1" calcext:value-type="string">
            <text:p>w_a_1</text:p>
          </table:table-cell>
          <table:table-cell table:style-name="ce8" table:formula="of:=[.G70]&amp;&quot;, &quot;&amp;[.H70]&amp;IF(ISNA([.I70]);&quot;&quot;;&quot;, &quot;&amp;[.I70]&amp;IF(ISNA([.J70]);&quot;&quot;;&quot;, &quot;&amp;[.J70]))" office:value-type="string" office:string-value="KC_W, KC_A" calcext:value-type="string">
            <text:p>KC_W, KC_A</text:p>
          </table:table-cell>
          <table:table-cell table:formula="of:=VLOOKUP([.B70];[$actions.$A$2:.$F$514];5;0)" office:value-type="string" office:string-value="key" calcext:value-type="string">
            <text:p>key</text:p>
          </table:table-cell>
          <table:table-cell table:formula="of:=VLOOKUP([.B70];[$actions.$A$2:.$D$514];2;0)" office:value-type="string" office:string-value="KC_F11" calcext:value-type="string">
            <text:p>KC_F11</text:p>
          </table:table-cell>
          <table:table-cell table:formula="of:=VLOOKUP([.B70];[$actions.$A$2:.$D$514];3;0)" office:value-type="float" office:value="0" calcext:value-type="float">
            <text:p/>
          </table:table-cell>
          <table:table-cell table:formula="of:=VLOOKUP([.B70];[$actions.$A$2:.$D$514];4;0)" office:value-type="float" office:value="0" calcext:value-type="float">
            <text:p/>
          </table:table-cell>
          <table:table-cell table:style-name="ce19" table:formula="of:=[.B70]&lt;&gt;0" office:value-type="boolean" office:boolean-value="true" calcext:value-type="boolean">
            <text:p>TRUE</text:p>
          </table:table-cell>
          <table:table-cell table:style-name="ce8" table:formula="of:=&quot;const uint16_t PROGMEM &quot;&amp;[.K70]&amp;&quot;_combo[] = {&quot;&amp;[.L70]&amp;&quot;, COMBO_END};&quot;" office:value-type="string" office:string-value="const uint16_t PROGMEM w_a_1_combo[] = {KC_W, KC_A, COMBO_END};" calcext:value-type="string">
            <text:p>const uint16_t PROGMEM w_a_1_combo[] = {KC_W, KC_A, COMBO_END};</text:p>
          </table:table-cell>
          <table:table-cell table:formula="of:=&quot;  COMBO_&quot;&amp;[.K70]&amp;&quot;,&quot;" office:value-type="string" office:string-value="  COMBO_w_a_1," calcext:value-type="string">
            <text:p><text:s text:c="2"/>COMBO_w_a_1,</text:p>
          </table:table-cell>
          <table:table-cell table:formula="of:=&quot;  [COMBO_&quot;&amp;[.K70]&amp;&quot;] = COMBO&quot;&amp;IF([.M70]=&quot;key&quot;;&quot;&quot;;&quot;_ACTION&quot;)&amp;&quot;(&quot;&amp;[.K70]&amp;&quot;_combo&quot;&amp;IF([.M70]=&quot;key&quot;;&quot;, &quot;&amp;[.N70];&quot;&quot;)&amp;&quot;),&quot;" office:value-type="string" office:string-value="  [COMBO_w_a_1] = COMBO(w_a_1_combo, KC_F11)," calcext:value-type="string">
            <text:p><text:s text:c="2"/>[COMBO_w_a_1] = COMBO(w_a_1_combo, KC_F11),</text:p>
          </table:table-cell>
          <table:table-cell table:style-name="ce8" table:formula="of:=IF([.M70]=&quot;macro&quot;;&quot;    case &quot;&amp;&quot;COMBO_&quot;&amp;[.K70]&amp;&quot;: if (p) {&quot;&amp;[.O70]&amp;&quot;} &quot;&amp;IF([.P70]=&quot;&quot;;&quot;&quot;;&quot;else {&quot;&amp;[.P7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1]);2)+1" office:value-type="float" office:value="2" calcext:value-type="float">
            <text:p>2</text:p>
          </table:table-cell>
          <table:table-cell table:style-name="ce8" table:formula="of:=OFFSET([$actions_combos.A$2];FLOOR(ROW([.B71])/2)-1;0)" office:value-type="string" office:string-value="f11" calcext:value-type="string">
            <text:p>f11</text:p>
          </table:table-cell>
          <table:table-cell table:style-name="ce15" table:formula="of:=OFFSET([$actions_combos.B$2];FLOOR(ROW([.C71])/2)-1;0)" office:value-type="string" office:string-value="w" calcext:value-type="string">
            <text:p>w</text:p>
          </table:table-cell>
          <table:table-cell table:style-name="ce15" table:formula="of:=OFFSET([$actions_combos.C$2];FLOOR(ROW([.D71])/2)-1;0)" office:value-type="string" office:string-value="a" calcext:value-type="string">
            <text:p>a</text:p>
          </table:table-cell>
          <table:table-cell table:style-name="ce15" table:formula="of:=OFFSET([$actions_combos.D$2];FLOOR(ROW([.E71])/2)-1;0)" office:value-type="float" office:value="0" calcext:value-type="float">
            <text:p>0</text:p>
          </table:table-cell>
          <table:table-cell table:style-name="ce15" table:formula="of:=OFFSET([$actions_combos.E$2];FLOOR(ROW([.F71])/2)-1;0)" office:value-type="float" office:value="0" calcext:value-type="float">
            <text:p>0</text:p>
          </table:table-cell>
          <table:table-cell table:style-name="ce8" table:formula="of:=VLOOKUP([.C71];[$keys.$A$2:.$C$200];[.$A71]+1;0)" office:value-type="string" office:string-value="KC_1" calcext:value-type="string">
            <text:p>KC_1</text:p>
          </table:table-cell>
          <table:table-cell table:style-name="ce8" table:formula="of:=VLOOKUP([.D71];[$keys.$A$2:.$C$200];[.$A71]+1;0)" office:value-type="string" office:string-value="KC_LCBR" calcext:value-type="string">
            <text:p>KC_LCBR</text:p>
          </table:table-cell>
          <table:table-cell table:formula="of:=VLOOKUP([.E71];[$keys.$A$2:.$C$200];[.$A71]+1;0)" office:value-type="string" office:string-value="" calcext:value-type="error">
            <text:p>#N/A</text:p>
          </table:table-cell>
          <table:table-cell table:formula="of:=VLOOKUP([.F71];[$keys.$A$2:.$C$200];[.$A71]+1;0)" office:value-type="string" office:string-value="" calcext:value-type="error">
            <text:p>#N/A</text:p>
          </table:table-cell>
          <table:table-cell table:formula="of:=[.C71]&amp;&quot;_&quot;&amp;[.D71]&amp;IF(ISNA([.I71]);&quot;&quot;;&quot;_&quot;&amp;[.E71]&amp;IF(ISNA([.J71]);&quot;&quot;;&quot;_&quot;&amp;[.F71]))&amp;&quot;_&quot;&amp;TEXT([.A71];&quot;0&quot;)" office:value-type="string" office:string-value="w_a_2" calcext:value-type="string">
            <text:p>w_a_2</text:p>
          </table:table-cell>
          <table:table-cell table:style-name="ce8" table:formula="of:=[.G71]&amp;&quot;, &quot;&amp;[.H71]&amp;IF(ISNA([.I71]);&quot;&quot;;&quot;, &quot;&amp;[.I71]&amp;IF(ISNA([.J71]);&quot;&quot;;&quot;, &quot;&amp;[.J71]))" office:value-type="string" office:string-value="KC_1, KC_LCBR" calcext:value-type="string">
            <text:p>KC_1, KC_LCBR</text:p>
          </table:table-cell>
          <table:table-cell table:formula="of:=VLOOKUP([.B71];[$actions.$A$2:.$F$514];5;0)" office:value-type="string" office:string-value="key" calcext:value-type="string">
            <text:p>key</text:p>
          </table:table-cell>
          <table:table-cell table:formula="of:=VLOOKUP([.B71];[$actions.$A$2:.$D$514];2;0)" office:value-type="string" office:string-value="KC_F11" calcext:value-type="string">
            <text:p>KC_F11</text:p>
          </table:table-cell>
          <table:table-cell table:formula="of:=VLOOKUP([.B71];[$actions.$A$2:.$D$514];3;0)" office:value-type="float" office:value="0" calcext:value-type="float">
            <text:p/>
          </table:table-cell>
          <table:table-cell table:formula="of:=VLOOKUP([.B71];[$actions.$A$2:.$D$514];4;0)" office:value-type="float" office:value="0" calcext:value-type="float">
            <text:p/>
          </table:table-cell>
          <table:table-cell table:style-name="ce19" table:formula="of:=[.B71]&lt;&gt;0" office:value-type="boolean" office:boolean-value="true" calcext:value-type="boolean">
            <text:p>TRUE</text:p>
          </table:table-cell>
          <table:table-cell table:style-name="ce8" table:formula="of:=&quot;const uint16_t PROGMEM &quot;&amp;[.K71]&amp;&quot;_combo[] = {&quot;&amp;[.L71]&amp;&quot;, COMBO_END};&quot;" office:value-type="string" office:string-value="const uint16_t PROGMEM w_a_2_combo[] = {KC_1, KC_LCBR, COMBO_END};" calcext:value-type="string">
            <text:p>const uint16_t PROGMEM w_a_2_combo[] = {KC_1, KC_LCBR, COMBO_END};</text:p>
          </table:table-cell>
          <table:table-cell table:formula="of:=&quot;  COMBO_&quot;&amp;[.K71]&amp;&quot;,&quot;" office:value-type="string" office:string-value="  COMBO_w_a_2," calcext:value-type="string">
            <text:p><text:s text:c="2"/>COMBO_w_a_2,</text:p>
          </table:table-cell>
          <table:table-cell table:formula="of:=&quot;  [COMBO_&quot;&amp;[.K71]&amp;&quot;] = COMBO&quot;&amp;IF([.M71]=&quot;key&quot;;&quot;&quot;;&quot;_ACTION&quot;)&amp;&quot;(&quot;&amp;[.K71]&amp;&quot;_combo&quot;&amp;IF([.M71]=&quot;key&quot;;&quot;, &quot;&amp;[.N71];&quot;&quot;)&amp;&quot;),&quot;" office:value-type="string" office:string-value="  [COMBO_w_a_2] = COMBO(w_a_2_combo, KC_F11)," calcext:value-type="string">
            <text:p><text:s text:c="2"/>[COMBO_w_a_2] = COMBO(w_a_2_combo, KC_F11),</text:p>
          </table:table-cell>
          <table:table-cell table:style-name="ce8" table:formula="of:=IF([.M71]=&quot;macro&quot;;&quot;    case &quot;&amp;&quot;COMBO_&quot;&amp;[.K71]&amp;&quot;: if (p) {&quot;&amp;[.O71]&amp;&quot;} &quot;&amp;IF([.P71]=&quot;&quot;;&quot;&quot;;&quot;else {&quot;&amp;[.P7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2]);2)+1" office:value-type="float" office:value="1" calcext:value-type="float">
            <text:p>1</text:p>
          </table:table-cell>
          <table:table-cell table:style-name="ce8" table:formula="of:=OFFSET([$actions_combos.A$2];FLOOR(ROW([.B72])/2)-1;0)" office:value-type="string" office:string-value="f12" calcext:value-type="string">
            <text:p>f12</text:p>
          </table:table-cell>
          <table:table-cell table:style-name="ce15" table:formula="of:=OFFSET([$actions_combos.B$2];FLOOR(ROW([.C72])/2)-1;0)" office:value-type="string" office:string-value="s" calcext:value-type="string">
            <text:p>s</text:p>
          </table:table-cell>
          <table:table-cell table:style-name="ce15" table:formula="of:=OFFSET([$actions_combos.C$2];FLOOR(ROW([.D72])/2)-1;0)" office:value-type="string" office:string-value="c" calcext:value-type="string">
            <text:p>c</text:p>
          </table:table-cell>
          <table:table-cell table:style-name="ce15" table:formula="of:=OFFSET([$actions_combos.D$2];FLOOR(ROW([.E72])/2)-1;0)" office:value-type="float" office:value="0" calcext:value-type="float">
            <text:p>0</text:p>
          </table:table-cell>
          <table:table-cell table:style-name="ce15" table:formula="of:=OFFSET([$actions_combos.E$2];FLOOR(ROW([.F72])/2)-1;0)" office:value-type="float" office:value="0" calcext:value-type="float">
            <text:p>0</text:p>
          </table:table-cell>
          <table:table-cell table:style-name="ce8" table:formula="of:=VLOOKUP([.C72];[$keys.$A$2:.$C$200];[.$A72]+1;0)" office:value-type="string" office:string-value="KC_S" calcext:value-type="string">
            <text:p>KC_S</text:p>
          </table:table-cell>
          <table:table-cell table:style-name="ce8" table:formula="of:=VLOOKUP([.D72];[$keys.$A$2:.$C$200];[.$A72]+1;0)" office:value-type="string" office:string-value="KC_C" calcext:value-type="string">
            <text:p>KC_C</text:p>
          </table:table-cell>
          <table:table-cell table:formula="of:=VLOOKUP([.E72];[$keys.$A$2:.$C$200];[.$A72]+1;0)" office:value-type="string" office:string-value="" calcext:value-type="error">
            <text:p>#N/A</text:p>
          </table:table-cell>
          <table:table-cell table:formula="of:=VLOOKUP([.F72];[$keys.$A$2:.$C$200];[.$A72]+1;0)" office:value-type="string" office:string-value="" calcext:value-type="error">
            <text:p>#N/A</text:p>
          </table:table-cell>
          <table:table-cell table:formula="of:=[.C72]&amp;&quot;_&quot;&amp;[.D72]&amp;IF(ISNA([.I72]);&quot;&quot;;&quot;_&quot;&amp;[.E72]&amp;IF(ISNA([.J72]);&quot;&quot;;&quot;_&quot;&amp;[.F72]))&amp;&quot;_&quot;&amp;TEXT([.A72];&quot;0&quot;)" office:value-type="string" office:string-value="s_c_1" calcext:value-type="string">
            <text:p>s_c_1</text:p>
          </table:table-cell>
          <table:table-cell table:style-name="ce8" table:formula="of:=[.G72]&amp;&quot;, &quot;&amp;[.H72]&amp;IF(ISNA([.I72]);&quot;&quot;;&quot;, &quot;&amp;[.I72]&amp;IF(ISNA([.J72]);&quot;&quot;;&quot;, &quot;&amp;[.J72]))" office:value-type="string" office:string-value="KC_S, KC_C" calcext:value-type="string">
            <text:p>KC_S, KC_C</text:p>
          </table:table-cell>
          <table:table-cell table:formula="of:=VLOOKUP([.B72];[$actions.$A$2:.$F$514];5;0)" office:value-type="string" office:string-value="key" calcext:value-type="string">
            <text:p>key</text:p>
          </table:table-cell>
          <table:table-cell table:formula="of:=VLOOKUP([.B72];[$actions.$A$2:.$D$514];2;0)" office:value-type="string" office:string-value="KC_F12" calcext:value-type="string">
            <text:p>KC_F12</text:p>
          </table:table-cell>
          <table:table-cell table:formula="of:=VLOOKUP([.B72];[$actions.$A$2:.$D$514];3;0)" office:value-type="float" office:value="0" calcext:value-type="float">
            <text:p/>
          </table:table-cell>
          <table:table-cell table:formula="of:=VLOOKUP([.B72];[$actions.$A$2:.$D$514];4;0)" office:value-type="float" office:value="0" calcext:value-type="float">
            <text:p/>
          </table:table-cell>
          <table:table-cell table:style-name="ce19" table:formula="of:=[.B72]&lt;&gt;0" office:value-type="boolean" office:boolean-value="true" calcext:value-type="boolean">
            <text:p>TRUE</text:p>
          </table:table-cell>
          <table:table-cell table:style-name="ce8" table:formula="of:=&quot;const uint16_t PROGMEM &quot;&amp;[.K72]&amp;&quot;_combo[] = {&quot;&amp;[.L72]&amp;&quot;, COMBO_END};&quot;" office:value-type="string" office:string-value="const uint16_t PROGMEM s_c_1_combo[] = {KC_S, KC_C, COMBO_END};" calcext:value-type="string">
            <text:p>const uint16_t PROGMEM s_c_1_combo[] = {KC_S, KC_C, COMBO_END};</text:p>
          </table:table-cell>
          <table:table-cell table:formula="of:=&quot;  COMBO_&quot;&amp;[.K72]&amp;&quot;,&quot;" office:value-type="string" office:string-value="  COMBO_s_c_1," calcext:value-type="string">
            <text:p><text:s text:c="2"/>COMBO_s_c_1,</text:p>
          </table:table-cell>
          <table:table-cell table:formula="of:=&quot;  [COMBO_&quot;&amp;[.K72]&amp;&quot;] = COMBO&quot;&amp;IF([.M72]=&quot;key&quot;;&quot;&quot;;&quot;_ACTION&quot;)&amp;&quot;(&quot;&amp;[.K72]&amp;&quot;_combo&quot;&amp;IF([.M72]=&quot;key&quot;;&quot;, &quot;&amp;[.N72];&quot;&quot;)&amp;&quot;),&quot;" office:value-type="string" office:string-value="  [COMBO_s_c_1] = COMBO(s_c_1_combo, KC_F12)," calcext:value-type="string">
            <text:p><text:s text:c="2"/>[COMBO_s_c_1] = COMBO(s_c_1_combo, KC_F12),</text:p>
          </table:table-cell>
          <table:table-cell table:style-name="ce8" table:formula="of:=IF([.M72]=&quot;macro&quot;;&quot;    case &quot;&amp;&quot;COMBO_&quot;&amp;[.K72]&amp;&quot;: if (p) {&quot;&amp;[.O72]&amp;&quot;} &quot;&amp;IF([.P72]=&quot;&quot;;&quot;&quot;;&quot;else {&quot;&amp;[.P7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3]);2)+1" office:value-type="float" office:value="2" calcext:value-type="float">
            <text:p>2</text:p>
          </table:table-cell>
          <table:table-cell table:style-name="ce8" table:formula="of:=OFFSET([$actions_combos.A$2];FLOOR(ROW([.B73])/2)-1;0)" office:value-type="string" office:string-value="f12" calcext:value-type="string">
            <text:p>f12</text:p>
          </table:table-cell>
          <table:table-cell table:style-name="ce15" table:formula="of:=OFFSET([$actions_combos.B$2];FLOOR(ROW([.C73])/2)-1;0)" office:value-type="string" office:string-value="s" calcext:value-type="string">
            <text:p>s</text:p>
          </table:table-cell>
          <table:table-cell table:style-name="ce15" table:formula="of:=OFFSET([$actions_combos.C$2];FLOOR(ROW([.D73])/2)-1;0)" office:value-type="string" office:string-value="c" calcext:value-type="string">
            <text:p>c</text:p>
          </table:table-cell>
          <table:table-cell table:style-name="ce15" table:formula="of:=OFFSET([$actions_combos.D$2];FLOOR(ROW([.E73])/2)-1;0)" office:value-type="float" office:value="0" calcext:value-type="float">
            <text:p>0</text:p>
          </table:table-cell>
          <table:table-cell table:style-name="ce15" table:formula="of:=OFFSET([$actions_combos.E$2];FLOOR(ROW([.F73])/2)-1;0)" office:value-type="float" office:value="0" calcext:value-type="float">
            <text:p>0</text:p>
          </table:table-cell>
          <table:table-cell table:style-name="ce8" table:formula="of:=VLOOKUP([.C73];[$keys.$A$2:.$C$200];[.$A73]+1;0)" office:value-type="string" office:string-value="KC_LPRN" calcext:value-type="string">
            <text:p>KC_LPRN</text:p>
          </table:table-cell>
          <table:table-cell table:style-name="ce8" table:formula="of:=VLOOKUP([.D73];[$keys.$A$2:.$C$200];[.$A73]+1;0)" office:value-type="string" office:string-value="KC_LBRC" calcext:value-type="string">
            <text:p>KC_LBRC</text:p>
          </table:table-cell>
          <table:table-cell table:formula="of:=VLOOKUP([.E73];[$keys.$A$2:.$C$200];[.$A73]+1;0)" office:value-type="string" office:string-value="" calcext:value-type="error">
            <text:p>#N/A</text:p>
          </table:table-cell>
          <table:table-cell table:formula="of:=VLOOKUP([.F73];[$keys.$A$2:.$C$200];[.$A73]+1;0)" office:value-type="string" office:string-value="" calcext:value-type="error">
            <text:p>#N/A</text:p>
          </table:table-cell>
          <table:table-cell table:formula="of:=[.C73]&amp;&quot;_&quot;&amp;[.D73]&amp;IF(ISNA([.I73]);&quot;&quot;;&quot;_&quot;&amp;[.E73]&amp;IF(ISNA([.J73]);&quot;&quot;;&quot;_&quot;&amp;[.F73]))&amp;&quot;_&quot;&amp;TEXT([.A73];&quot;0&quot;)" office:value-type="string" office:string-value="s_c_2" calcext:value-type="string">
            <text:p>s_c_2</text:p>
          </table:table-cell>
          <table:table-cell table:style-name="ce8" table:formula="of:=[.G73]&amp;&quot;, &quot;&amp;[.H73]&amp;IF(ISNA([.I73]);&quot;&quot;;&quot;, &quot;&amp;[.I73]&amp;IF(ISNA([.J73]);&quot;&quot;;&quot;, &quot;&amp;[.J73]))" office:value-type="string" office:string-value="KC_LPRN, KC_LBRC" calcext:value-type="string">
            <text:p>KC_LPRN, KC_LBRC</text:p>
          </table:table-cell>
          <table:table-cell table:formula="of:=VLOOKUP([.B73];[$actions.$A$2:.$F$514];5;0)" office:value-type="string" office:string-value="key" calcext:value-type="string">
            <text:p>key</text:p>
          </table:table-cell>
          <table:table-cell table:formula="of:=VLOOKUP([.B73];[$actions.$A$2:.$D$514];2;0)" office:value-type="string" office:string-value="KC_F12" calcext:value-type="string">
            <text:p>KC_F12</text:p>
          </table:table-cell>
          <table:table-cell table:formula="of:=VLOOKUP([.B73];[$actions.$A$2:.$D$514];3;0)" office:value-type="float" office:value="0" calcext:value-type="float">
            <text:p/>
          </table:table-cell>
          <table:table-cell table:formula="of:=VLOOKUP([.B73];[$actions.$A$2:.$D$514];4;0)" office:value-type="float" office:value="0" calcext:value-type="float">
            <text:p/>
          </table:table-cell>
          <table:table-cell table:style-name="ce19" table:formula="of:=[.B73]&lt;&gt;0" office:value-type="boolean" office:boolean-value="true" calcext:value-type="boolean">
            <text:p>TRUE</text:p>
          </table:table-cell>
          <table:table-cell table:style-name="ce8" table:formula="of:=&quot;const uint16_t PROGMEM &quot;&amp;[.K73]&amp;&quot;_combo[] = {&quot;&amp;[.L73]&amp;&quot;, COMBO_END};&quot;" office:value-type="string" office:string-value="const uint16_t PROGMEM s_c_2_combo[] = {KC_LPRN, KC_LBRC, COMBO_END};" calcext:value-type="string">
            <text:p>const uint16_t PROGMEM s_c_2_combo[] = {KC_LPRN, KC_LBRC, COMBO_END};</text:p>
          </table:table-cell>
          <table:table-cell table:formula="of:=&quot;  COMBO_&quot;&amp;[.K73]&amp;&quot;,&quot;" office:value-type="string" office:string-value="  COMBO_s_c_2," calcext:value-type="string">
            <text:p><text:s text:c="2"/>COMBO_s_c_2,</text:p>
          </table:table-cell>
          <table:table-cell table:formula="of:=&quot;  [COMBO_&quot;&amp;[.K73]&amp;&quot;] = COMBO&quot;&amp;IF([.M73]=&quot;key&quot;;&quot;&quot;;&quot;_ACTION&quot;)&amp;&quot;(&quot;&amp;[.K73]&amp;&quot;_combo&quot;&amp;IF([.M73]=&quot;key&quot;;&quot;, &quot;&amp;[.N73];&quot;&quot;)&amp;&quot;),&quot;" office:value-type="string" office:string-value="  [COMBO_s_c_2] = COMBO(s_c_2_combo, KC_F12)," calcext:value-type="string">
            <text:p><text:s text:c="2"/>[COMBO_s_c_2] = COMBO(s_c_2_combo, KC_F12),</text:p>
          </table:table-cell>
          <table:table-cell table:style-name="ce8" table:formula="of:=IF([.M73]=&quot;macro&quot;;&quot;    case &quot;&amp;&quot;COMBO_&quot;&amp;[.K73]&amp;&quot;: if (p) {&quot;&amp;[.O73]&amp;&quot;} &quot;&amp;IF([.P73]=&quot;&quot;;&quot;&quot;;&quot;else {&quot;&amp;[.P7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4]);2)+1" office:value-type="float" office:value="1" calcext:value-type="float">
            <text:p>1</text:p>
          </table:table-cell>
          <table:table-cell table:style-name="ce8" table:formula="of:=OFFSET([$actions_combos.A$2];FLOOR(ROW([.B74])/2)-1;0)" office:value-type="string" office:string-value="f2" calcext:value-type="string">
            <text:p>f2</text:p>
          </table:table-cell>
          <table:table-cell table:style-name="ce15" table:formula="of:=OFFSET([$actions_combos.B$2];FLOOR(ROW([.C74])/2)-1;0)" office:value-type="string" office:string-value="f" calcext:value-type="string">
            <text:p>f</text:p>
          </table:table-cell>
          <table:table-cell table:style-name="ce15" table:formula="of:=OFFSET([$actions_combos.C$2];FLOOR(ROW([.D74])/2)-1;0)" office:value-type="string" office:string-value="s" calcext:value-type="string">
            <text:p>s</text:p>
          </table:table-cell>
          <table:table-cell table:style-name="ce15" table:formula="of:=OFFSET([$actions_combos.D$2];FLOOR(ROW([.E74])/2)-1;0)" office:value-type="float" office:value="0" calcext:value-type="float">
            <text:p>0</text:p>
          </table:table-cell>
          <table:table-cell table:style-name="ce15" table:formula="of:=OFFSET([$actions_combos.E$2];FLOOR(ROW([.F74])/2)-1;0)" office:value-type="float" office:value="0" calcext:value-type="float">
            <text:p>0</text:p>
          </table:table-cell>
          <table:table-cell table:style-name="ce8" table:formula="of:=VLOOKUP([.C74];[$keys.$A$2:.$C$200];[.$A74]+1;0)" office:value-type="string" office:string-value="KC_F" calcext:value-type="string">
            <text:p>KC_F</text:p>
          </table:table-cell>
          <table:table-cell table:style-name="ce8" table:formula="of:=VLOOKUP([.D74];[$keys.$A$2:.$C$200];[.$A74]+1;0)" office:value-type="string" office:string-value="KC_S" calcext:value-type="string">
            <text:p>KC_S</text:p>
          </table:table-cell>
          <table:table-cell table:formula="of:=VLOOKUP([.E74];[$keys.$A$2:.$C$200];[.$A74]+1;0)" office:value-type="string" office:string-value="" calcext:value-type="error">
            <text:p>#N/A</text:p>
          </table:table-cell>
          <table:table-cell table:formula="of:=VLOOKUP([.F74];[$keys.$A$2:.$C$200];[.$A74]+1;0)" office:value-type="string" office:string-value="" calcext:value-type="error">
            <text:p>#N/A</text:p>
          </table:table-cell>
          <table:table-cell table:formula="of:=[.C74]&amp;&quot;_&quot;&amp;[.D74]&amp;IF(ISNA([.I74]);&quot;&quot;;&quot;_&quot;&amp;[.E74]&amp;IF(ISNA([.J74]);&quot;&quot;;&quot;_&quot;&amp;[.F74]))&amp;&quot;_&quot;&amp;TEXT([.A74];&quot;0&quot;)" office:value-type="string" office:string-value="f_s_1" calcext:value-type="string">
            <text:p>f_s_1</text:p>
          </table:table-cell>
          <table:table-cell table:style-name="ce8" table:formula="of:=[.G74]&amp;&quot;, &quot;&amp;[.H74]&amp;IF(ISNA([.I74]);&quot;&quot;;&quot;, &quot;&amp;[.I74]&amp;IF(ISNA([.J74]);&quot;&quot;;&quot;, &quot;&amp;[.J74]))" office:value-type="string" office:string-value="KC_F, KC_S" calcext:value-type="string">
            <text:p>KC_F, KC_S</text:p>
          </table:table-cell>
          <table:table-cell table:formula="of:=VLOOKUP([.B74];[$actions.$A$2:.$F$514];5;0)" office:value-type="string" office:string-value="key" calcext:value-type="string">
            <text:p>key</text:p>
          </table:table-cell>
          <table:table-cell table:formula="of:=VLOOKUP([.B74];[$actions.$A$2:.$D$514];2;0)" office:value-type="string" office:string-value="KC_F2" calcext:value-type="string">
            <text:p>KC_F2</text:p>
          </table:table-cell>
          <table:table-cell table:formula="of:=VLOOKUP([.B74];[$actions.$A$2:.$D$514];3;0)" office:value-type="float" office:value="0" calcext:value-type="float">
            <text:p/>
          </table:table-cell>
          <table:table-cell table:formula="of:=VLOOKUP([.B74];[$actions.$A$2:.$D$514];4;0)" office:value-type="float" office:value="0" calcext:value-type="float">
            <text:p/>
          </table:table-cell>
          <table:table-cell table:style-name="ce19" table:formula="of:=[.B74]&lt;&gt;0" office:value-type="boolean" office:boolean-value="true" calcext:value-type="boolean">
            <text:p>TRUE</text:p>
          </table:table-cell>
          <table:table-cell table:style-name="ce8" table:formula="of:=&quot;const uint16_t PROGMEM &quot;&amp;[.K74]&amp;&quot;_combo[] = {&quot;&amp;[.L74]&amp;&quot;, COMBO_END};&quot;" office:value-type="string" office:string-value="const uint16_t PROGMEM f_s_1_combo[] = {KC_F, KC_S, COMBO_END};" calcext:value-type="string">
            <text:p>const uint16_t PROGMEM f_s_1_combo[] = {KC_F, KC_S, COMBO_END};</text:p>
          </table:table-cell>
          <table:table-cell table:formula="of:=&quot;  COMBO_&quot;&amp;[.K74]&amp;&quot;,&quot;" office:value-type="string" office:string-value="  COMBO_f_s_1," calcext:value-type="string">
            <text:p><text:s text:c="2"/>COMBO_f_s_1,</text:p>
          </table:table-cell>
          <table:table-cell table:formula="of:=&quot;  [COMBO_&quot;&amp;[.K74]&amp;&quot;] = COMBO&quot;&amp;IF([.M74]=&quot;key&quot;;&quot;&quot;;&quot;_ACTION&quot;)&amp;&quot;(&quot;&amp;[.K74]&amp;&quot;_combo&quot;&amp;IF([.M74]=&quot;key&quot;;&quot;, &quot;&amp;[.N74];&quot;&quot;)&amp;&quot;),&quot;" office:value-type="string" office:string-value="  [COMBO_f_s_1] = COMBO(f_s_1_combo, KC_F2)," calcext:value-type="string">
            <text:p><text:s text:c="2"/>[COMBO_f_s_1] = COMBO(f_s_1_combo, KC_F2),</text:p>
          </table:table-cell>
          <table:table-cell table:style-name="ce8" table:formula="of:=IF([.M74]=&quot;macro&quot;;&quot;    case &quot;&amp;&quot;COMBO_&quot;&amp;[.K74]&amp;&quot;: if (p) {&quot;&amp;[.O74]&amp;&quot;} &quot;&amp;IF([.P74]=&quot;&quot;;&quot;&quot;;&quot;else {&quot;&amp;[.P7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5]);2)+1" office:value-type="float" office:value="2" calcext:value-type="float">
            <text:p>2</text:p>
          </table:table-cell>
          <table:table-cell table:style-name="ce8" table:formula="of:=OFFSET([$actions_combos.A$2];FLOOR(ROW([.B75])/2)-1;0)" office:value-type="string" office:string-value="f2" calcext:value-type="string">
            <text:p>f2</text:p>
          </table:table-cell>
          <table:table-cell table:style-name="ce15" table:formula="of:=OFFSET([$actions_combos.B$2];FLOOR(ROW([.C75])/2)-1;0)" office:value-type="string" office:string-value="f" calcext:value-type="string">
            <text:p>f</text:p>
          </table:table-cell>
          <table:table-cell table:style-name="ce15" table:formula="of:=OFFSET([$actions_combos.C$2];FLOOR(ROW([.D75])/2)-1;0)" office:value-type="string" office:string-value="s" calcext:value-type="string">
            <text:p>s</text:p>
          </table:table-cell>
          <table:table-cell table:style-name="ce15" table:formula="of:=OFFSET([$actions_combos.D$2];FLOOR(ROW([.E75])/2)-1;0)" office:value-type="float" office:value="0" calcext:value-type="float">
            <text:p>0</text:p>
          </table:table-cell>
          <table:table-cell table:style-name="ce15" table:formula="of:=OFFSET([$actions_combos.E$2];FLOOR(ROW([.F75])/2)-1;0)" office:value-type="float" office:value="0" calcext:value-type="float">
            <text:p>0</text:p>
          </table:table-cell>
          <table:table-cell table:style-name="ce8" table:formula="of:=VLOOKUP([.C75];[$keys.$A$2:.$C$200];[.$A75]+1;0)" office:value-type="string" office:string-value="KC_2" calcext:value-type="string">
            <text:p>KC_2</text:p>
          </table:table-cell>
          <table:table-cell table:style-name="ce8" table:formula="of:=VLOOKUP([.D75];[$keys.$A$2:.$C$200];[.$A75]+1;0)" office:value-type="string" office:string-value="KC_LPRN" calcext:value-type="string">
            <text:p>KC_LPRN</text:p>
          </table:table-cell>
          <table:table-cell table:formula="of:=VLOOKUP([.E75];[$keys.$A$2:.$C$200];[.$A75]+1;0)" office:value-type="string" office:string-value="" calcext:value-type="error">
            <text:p>#N/A</text:p>
          </table:table-cell>
          <table:table-cell table:formula="of:=VLOOKUP([.F75];[$keys.$A$2:.$C$200];[.$A75]+1;0)" office:value-type="string" office:string-value="" calcext:value-type="error">
            <text:p>#N/A</text:p>
          </table:table-cell>
          <table:table-cell table:formula="of:=[.C75]&amp;&quot;_&quot;&amp;[.D75]&amp;IF(ISNA([.I75]);&quot;&quot;;&quot;_&quot;&amp;[.E75]&amp;IF(ISNA([.J75]);&quot;&quot;;&quot;_&quot;&amp;[.F75]))&amp;&quot;_&quot;&amp;TEXT([.A75];&quot;0&quot;)" office:value-type="string" office:string-value="f_s_2" calcext:value-type="string">
            <text:p>f_s_2</text:p>
          </table:table-cell>
          <table:table-cell table:style-name="ce8" table:formula="of:=[.G75]&amp;&quot;, &quot;&amp;[.H75]&amp;IF(ISNA([.I75]);&quot;&quot;;&quot;, &quot;&amp;[.I75]&amp;IF(ISNA([.J75]);&quot;&quot;;&quot;, &quot;&amp;[.J75]))" office:value-type="string" office:string-value="KC_2, KC_LPRN" calcext:value-type="string">
            <text:p>KC_2, KC_LPRN</text:p>
          </table:table-cell>
          <table:table-cell table:formula="of:=VLOOKUP([.B75];[$actions.$A$2:.$F$514];5;0)" office:value-type="string" office:string-value="key" calcext:value-type="string">
            <text:p>key</text:p>
          </table:table-cell>
          <table:table-cell table:formula="of:=VLOOKUP([.B75];[$actions.$A$2:.$D$514];2;0)" office:value-type="string" office:string-value="KC_F2" calcext:value-type="string">
            <text:p>KC_F2</text:p>
          </table:table-cell>
          <table:table-cell table:formula="of:=VLOOKUP([.B75];[$actions.$A$2:.$D$514];3;0)" office:value-type="float" office:value="0" calcext:value-type="float">
            <text:p/>
          </table:table-cell>
          <table:table-cell table:formula="of:=VLOOKUP([.B75];[$actions.$A$2:.$D$514];4;0)" office:value-type="float" office:value="0" calcext:value-type="float">
            <text:p/>
          </table:table-cell>
          <table:table-cell table:style-name="ce19" table:formula="of:=[.B75]&lt;&gt;0" office:value-type="boolean" office:boolean-value="true" calcext:value-type="boolean">
            <text:p>TRUE</text:p>
          </table:table-cell>
          <table:table-cell table:style-name="ce8" table:formula="of:=&quot;const uint16_t PROGMEM &quot;&amp;[.K75]&amp;&quot;_combo[] = {&quot;&amp;[.L75]&amp;&quot;, COMBO_END};&quot;" office:value-type="string" office:string-value="const uint16_t PROGMEM f_s_2_combo[] = {KC_2, KC_LPRN, COMBO_END};" calcext:value-type="string">
            <text:p>const uint16_t PROGMEM f_s_2_combo[] = {KC_2, KC_LPRN, COMBO_END};</text:p>
          </table:table-cell>
          <table:table-cell table:formula="of:=&quot;  COMBO_&quot;&amp;[.K75]&amp;&quot;,&quot;" office:value-type="string" office:string-value="  COMBO_f_s_2," calcext:value-type="string">
            <text:p><text:s text:c="2"/>COMBO_f_s_2,</text:p>
          </table:table-cell>
          <table:table-cell table:formula="of:=&quot;  [COMBO_&quot;&amp;[.K75]&amp;&quot;] = COMBO&quot;&amp;IF([.M75]=&quot;key&quot;;&quot;&quot;;&quot;_ACTION&quot;)&amp;&quot;(&quot;&amp;[.K75]&amp;&quot;_combo&quot;&amp;IF([.M75]=&quot;key&quot;;&quot;, &quot;&amp;[.N75];&quot;&quot;)&amp;&quot;),&quot;" office:value-type="string" office:string-value="  [COMBO_f_s_2] = COMBO(f_s_2_combo, KC_F2)," calcext:value-type="string">
            <text:p><text:s text:c="2"/>[COMBO_f_s_2] = COMBO(f_s_2_combo, KC_F2),</text:p>
          </table:table-cell>
          <table:table-cell table:style-name="ce8" table:formula="of:=IF([.M75]=&quot;macro&quot;;&quot;    case &quot;&amp;&quot;COMBO_&quot;&amp;[.K75]&amp;&quot;: if (p) {&quot;&amp;[.O75]&amp;&quot;} &quot;&amp;IF([.P75]=&quot;&quot;;&quot;&quot;;&quot;else {&quot;&amp;[.P7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6]);2)+1" office:value-type="float" office:value="1" calcext:value-type="float">
            <text:p>1</text:p>
          </table:table-cell>
          <table:table-cell table:style-name="ce8" table:formula="of:=OFFSET([$actions_combos.A$2];FLOOR(ROW([.B76])/2)-1;0)" office:value-type="string" office:string-value="f3" calcext:value-type="string">
            <text:p>f3</text:p>
          </table:table-cell>
          <table:table-cell table:style-name="ce15" table:formula="of:=OFFSET([$actions_combos.B$2];FLOOR(ROW([.C76])/2)-1;0)" office:value-type="string" office:string-value="p" calcext:value-type="string">
            <text:p>p</text:p>
          </table:table-cell>
          <table:table-cell table:style-name="ce15" table:formula="of:=OFFSET([$actions_combos.C$2];FLOOR(ROW([.D76])/2)-1;0)" office:value-type="string" office:string-value="t" calcext:value-type="string">
            <text:p>t</text:p>
          </table:table-cell>
          <table:table-cell table:style-name="ce15" table:formula="of:=OFFSET([$actions_combos.D$2];FLOOR(ROW([.E76])/2)-1;0)" office:value-type="float" office:value="0" calcext:value-type="float">
            <text:p>0</text:p>
          </table:table-cell>
          <table:table-cell table:style-name="ce15" table:formula="of:=OFFSET([$actions_combos.E$2];FLOOR(ROW([.F76])/2)-1;0)" office:value-type="float" office:value="0" calcext:value-type="float">
            <text:p>0</text:p>
          </table:table-cell>
          <table:table-cell table:style-name="ce8" table:formula="of:=VLOOKUP([.C76];[$keys.$A$2:.$C$200];[.$A76]+1;0)" office:value-type="string" office:string-value="KC_P" calcext:value-type="string">
            <text:p>KC_P</text:p>
          </table:table-cell>
          <table:table-cell table:style-name="ce8" table:formula="of:=VLOOKUP([.D76];[$keys.$A$2:.$C$200];[.$A76]+1;0)" office:value-type="string" office:string-value="KC_T" calcext:value-type="string">
            <text:p>KC_T</text:p>
          </table:table-cell>
          <table:table-cell table:formula="of:=VLOOKUP([.E76];[$keys.$A$2:.$C$200];[.$A76]+1;0)" office:value-type="string" office:string-value="" calcext:value-type="error">
            <text:p>#N/A</text:p>
          </table:table-cell>
          <table:table-cell table:formula="of:=VLOOKUP([.F76];[$keys.$A$2:.$C$200];[.$A76]+1;0)" office:value-type="string" office:string-value="" calcext:value-type="error">
            <text:p>#N/A</text:p>
          </table:table-cell>
          <table:table-cell table:formula="of:=[.C76]&amp;&quot;_&quot;&amp;[.D76]&amp;IF(ISNA([.I76]);&quot;&quot;;&quot;_&quot;&amp;[.E76]&amp;IF(ISNA([.J76]);&quot;&quot;;&quot;_&quot;&amp;[.F76]))&amp;&quot;_&quot;&amp;TEXT([.A76];&quot;0&quot;)" office:value-type="string" office:string-value="p_t_1" calcext:value-type="string">
            <text:p>p_t_1</text:p>
          </table:table-cell>
          <table:table-cell table:style-name="ce8" table:formula="of:=[.G76]&amp;&quot;, &quot;&amp;[.H76]&amp;IF(ISNA([.I76]);&quot;&quot;;&quot;, &quot;&amp;[.I76]&amp;IF(ISNA([.J76]);&quot;&quot;;&quot;, &quot;&amp;[.J76]))" office:value-type="string" office:string-value="KC_P, KC_T" calcext:value-type="string">
            <text:p>KC_P, KC_T</text:p>
          </table:table-cell>
          <table:table-cell table:formula="of:=VLOOKUP([.B76];[$actions.$A$2:.$F$514];5;0)" office:value-type="string" office:string-value="key" calcext:value-type="string">
            <text:p>key</text:p>
          </table:table-cell>
          <table:table-cell table:formula="of:=VLOOKUP([.B76];[$actions.$A$2:.$D$514];2;0)" office:value-type="string" office:string-value="KC_F3" calcext:value-type="string">
            <text:p>KC_F3</text:p>
          </table:table-cell>
          <table:table-cell table:formula="of:=VLOOKUP([.B76];[$actions.$A$2:.$D$514];3;0)" office:value-type="float" office:value="0" calcext:value-type="float">
            <text:p/>
          </table:table-cell>
          <table:table-cell table:formula="of:=VLOOKUP([.B76];[$actions.$A$2:.$D$514];4;0)" office:value-type="float" office:value="0" calcext:value-type="float">
            <text:p/>
          </table:table-cell>
          <table:table-cell table:style-name="ce19" table:formula="of:=[.B76]&lt;&gt;0" office:value-type="boolean" office:boolean-value="true" calcext:value-type="boolean">
            <text:p>TRUE</text:p>
          </table:table-cell>
          <table:table-cell table:style-name="ce8" table:formula="of:=&quot;const uint16_t PROGMEM &quot;&amp;[.K76]&amp;&quot;_combo[] = {&quot;&amp;[.L76]&amp;&quot;, COMBO_END};&quot;" office:value-type="string" office:string-value="const uint16_t PROGMEM p_t_1_combo[] = {KC_P, KC_T, COMBO_END};" calcext:value-type="string">
            <text:p>const uint16_t PROGMEM p_t_1_combo[] = {KC_P, KC_T, COMBO_END};</text:p>
          </table:table-cell>
          <table:table-cell table:formula="of:=&quot;  COMBO_&quot;&amp;[.K76]&amp;&quot;,&quot;" office:value-type="string" office:string-value="  COMBO_p_t_1," calcext:value-type="string">
            <text:p><text:s text:c="2"/>COMBO_p_t_1,</text:p>
          </table:table-cell>
          <table:table-cell table:formula="of:=&quot;  [COMBO_&quot;&amp;[.K76]&amp;&quot;] = COMBO&quot;&amp;IF([.M76]=&quot;key&quot;;&quot;&quot;;&quot;_ACTION&quot;)&amp;&quot;(&quot;&amp;[.K76]&amp;&quot;_combo&quot;&amp;IF([.M76]=&quot;key&quot;;&quot;, &quot;&amp;[.N76];&quot;&quot;)&amp;&quot;),&quot;" office:value-type="string" office:string-value="  [COMBO_p_t_1] = COMBO(p_t_1_combo, KC_F3)," calcext:value-type="string">
            <text:p><text:s text:c="2"/>[COMBO_p_t_1] = COMBO(p_t_1_combo, KC_F3),</text:p>
          </table:table-cell>
          <table:table-cell table:style-name="ce8" table:formula="of:=IF([.M76]=&quot;macro&quot;;&quot;    case &quot;&amp;&quot;COMBO_&quot;&amp;[.K76]&amp;&quot;: if (p) {&quot;&amp;[.O76]&amp;&quot;} &quot;&amp;IF([.P76]=&quot;&quot;;&quot;&quot;;&quot;else {&quot;&amp;[.P7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7]);2)+1" office:value-type="float" office:value="2" calcext:value-type="float">
            <text:p>2</text:p>
          </table:table-cell>
          <table:table-cell table:style-name="ce8" table:formula="of:=OFFSET([$actions_combos.A$2];FLOOR(ROW([.B77])/2)-1;0)" office:value-type="string" office:string-value="f3" calcext:value-type="string">
            <text:p>f3</text:p>
          </table:table-cell>
          <table:table-cell table:style-name="ce15" table:formula="of:=OFFSET([$actions_combos.B$2];FLOOR(ROW([.C77])/2)-1;0)" office:value-type="string" office:string-value="p" calcext:value-type="string">
            <text:p>p</text:p>
          </table:table-cell>
          <table:table-cell table:style-name="ce15" table:formula="of:=OFFSET([$actions_combos.C$2];FLOOR(ROW([.D77])/2)-1;0)" office:value-type="string" office:string-value="t" calcext:value-type="string">
            <text:p>t</text:p>
          </table:table-cell>
          <table:table-cell table:style-name="ce15" table:formula="of:=OFFSET([$actions_combos.D$2];FLOOR(ROW([.E77])/2)-1;0)" office:value-type="float" office:value="0" calcext:value-type="float">
            <text:p>0</text:p>
          </table:table-cell>
          <table:table-cell table:style-name="ce15" table:formula="of:=OFFSET([$actions_combos.E$2];FLOOR(ROW([.F77])/2)-1;0)" office:value-type="float" office:value="0" calcext:value-type="float">
            <text:p>0</text:p>
          </table:table-cell>
          <table:table-cell table:style-name="ce8" table:formula="of:=VLOOKUP([.C77];[$keys.$A$2:.$C$200];[.$A77]+1;0)" office:value-type="string" office:string-value="KC_3" calcext:value-type="string">
            <text:p>KC_3</text:p>
          </table:table-cell>
          <table:table-cell table:style-name="ce8" table:formula="of:=VLOOKUP([.D77];[$keys.$A$2:.$C$200];[.$A77]+1;0)" office:value-type="string" office:string-value="KC_RPRN" calcext:value-type="string">
            <text:p>KC_RPRN</text:p>
          </table:table-cell>
          <table:table-cell table:formula="of:=VLOOKUP([.E77];[$keys.$A$2:.$C$200];[.$A77]+1;0)" office:value-type="string" office:string-value="" calcext:value-type="error">
            <text:p>#N/A</text:p>
          </table:table-cell>
          <table:table-cell table:formula="of:=VLOOKUP([.F77];[$keys.$A$2:.$C$200];[.$A77]+1;0)" office:value-type="string" office:string-value="" calcext:value-type="error">
            <text:p>#N/A</text:p>
          </table:table-cell>
          <table:table-cell table:formula="of:=[.C77]&amp;&quot;_&quot;&amp;[.D77]&amp;IF(ISNA([.I77]);&quot;&quot;;&quot;_&quot;&amp;[.E77]&amp;IF(ISNA([.J77]);&quot;&quot;;&quot;_&quot;&amp;[.F77]))&amp;&quot;_&quot;&amp;TEXT([.A77];&quot;0&quot;)" office:value-type="string" office:string-value="p_t_2" calcext:value-type="string">
            <text:p>p_t_2</text:p>
          </table:table-cell>
          <table:table-cell table:style-name="ce8" table:formula="of:=[.G77]&amp;&quot;, &quot;&amp;[.H77]&amp;IF(ISNA([.I77]);&quot;&quot;;&quot;, &quot;&amp;[.I77]&amp;IF(ISNA([.J77]);&quot;&quot;;&quot;, &quot;&amp;[.J77]))" office:value-type="string" office:string-value="KC_3, KC_RPRN" calcext:value-type="string">
            <text:p>KC_3, KC_RPRN</text:p>
          </table:table-cell>
          <table:table-cell table:formula="of:=VLOOKUP([.B77];[$actions.$A$2:.$F$514];5;0)" office:value-type="string" office:string-value="key" calcext:value-type="string">
            <text:p>key</text:p>
          </table:table-cell>
          <table:table-cell table:formula="of:=VLOOKUP([.B77];[$actions.$A$2:.$D$514];2;0)" office:value-type="string" office:string-value="KC_F3" calcext:value-type="string">
            <text:p>KC_F3</text:p>
          </table:table-cell>
          <table:table-cell table:formula="of:=VLOOKUP([.B77];[$actions.$A$2:.$D$514];3;0)" office:value-type="float" office:value="0" calcext:value-type="float">
            <text:p/>
          </table:table-cell>
          <table:table-cell table:formula="of:=VLOOKUP([.B77];[$actions.$A$2:.$D$514];4;0)" office:value-type="float" office:value="0" calcext:value-type="float">
            <text:p/>
          </table:table-cell>
          <table:table-cell table:style-name="ce19" table:formula="of:=[.B77]&lt;&gt;0" office:value-type="boolean" office:boolean-value="true" calcext:value-type="boolean">
            <text:p>TRUE</text:p>
          </table:table-cell>
          <table:table-cell table:style-name="ce8" table:formula="of:=&quot;const uint16_t PROGMEM &quot;&amp;[.K77]&amp;&quot;_combo[] = {&quot;&amp;[.L77]&amp;&quot;, COMBO_END};&quot;" office:value-type="string" office:string-value="const uint16_t PROGMEM p_t_2_combo[] = {KC_3, KC_RPRN, COMBO_END};" calcext:value-type="string">
            <text:p>const uint16_t PROGMEM p_t_2_combo[] = {KC_3, KC_RPRN, COMBO_END};</text:p>
          </table:table-cell>
          <table:table-cell table:formula="of:=&quot;  COMBO_&quot;&amp;[.K77]&amp;&quot;,&quot;" office:value-type="string" office:string-value="  COMBO_p_t_2," calcext:value-type="string">
            <text:p><text:s text:c="2"/>COMBO_p_t_2,</text:p>
          </table:table-cell>
          <table:table-cell table:formula="of:=&quot;  [COMBO_&quot;&amp;[.K77]&amp;&quot;] = COMBO&quot;&amp;IF([.M77]=&quot;key&quot;;&quot;&quot;;&quot;_ACTION&quot;)&amp;&quot;(&quot;&amp;[.K77]&amp;&quot;_combo&quot;&amp;IF([.M77]=&quot;key&quot;;&quot;, &quot;&amp;[.N77];&quot;&quot;)&amp;&quot;),&quot;" office:value-type="string" office:string-value="  [COMBO_p_t_2] = COMBO(p_t_2_combo, KC_F3)," calcext:value-type="string">
            <text:p><text:s text:c="2"/>[COMBO_p_t_2] = COMBO(p_t_2_combo, KC_F3),</text:p>
          </table:table-cell>
          <table:table-cell table:style-name="ce8" table:formula="of:=IF([.M77]=&quot;macro&quot;;&quot;    case &quot;&amp;&quot;COMBO_&quot;&amp;[.K77]&amp;&quot;: if (p) {&quot;&amp;[.O77]&amp;&quot;} &quot;&amp;IF([.P77]=&quot;&quot;;&quot;&quot;;&quot;else {&quot;&amp;[.P7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8]);2)+1" office:value-type="float" office:value="1" calcext:value-type="float">
            <text:p>1</text:p>
          </table:table-cell>
          <table:table-cell table:style-name="ce8" table:formula="of:=OFFSET([$actions_combos.A$2];FLOOR(ROW([.B78])/2)-1;0)" office:value-type="string" office:string-value="f4" calcext:value-type="string">
            <text:p>f4</text:p>
          </table:table-cell>
          <table:table-cell table:style-name="ce15" table:formula="of:=OFFSET([$actions_combos.B$2];FLOOR(ROW([.C78])/2)-1;0)" office:value-type="string" office:string-value="g" calcext:value-type="string">
            <text:p>g</text:p>
          </table:table-cell>
          <table:table-cell table:style-name="ce15" table:formula="of:=OFFSET([$actions_combos.C$2];FLOOR(ROW([.D78])/2)-1;0)" office:value-type="string" office:string-value="d" calcext:value-type="string">
            <text:p>d</text:p>
          </table:table-cell>
          <table:table-cell table:style-name="ce15" table:formula="of:=OFFSET([$actions_combos.D$2];FLOOR(ROW([.E78])/2)-1;0)" office:value-type="float" office:value="0" calcext:value-type="float">
            <text:p>0</text:p>
          </table:table-cell>
          <table:table-cell table:style-name="ce15" table:formula="of:=OFFSET([$actions_combos.E$2];FLOOR(ROW([.F78])/2)-1;0)" office:value-type="float" office:value="0" calcext:value-type="float">
            <text:p>0</text:p>
          </table:table-cell>
          <table:table-cell table:style-name="ce8" table:formula="of:=VLOOKUP([.C78];[$keys.$A$2:.$C$200];[.$A78]+1;0)" office:value-type="string" office:string-value="KC_G" calcext:value-type="string">
            <text:p>KC_G</text:p>
          </table:table-cell>
          <table:table-cell table:style-name="ce8" table:formula="of:=VLOOKUP([.D78];[$keys.$A$2:.$C$200];[.$A78]+1;0)" office:value-type="string" office:string-value="KC_D" calcext:value-type="string">
            <text:p>KC_D</text:p>
          </table:table-cell>
          <table:table-cell table:formula="of:=VLOOKUP([.E78];[$keys.$A$2:.$C$200];[.$A78]+1;0)" office:value-type="string" office:string-value="" calcext:value-type="error">
            <text:p>#N/A</text:p>
          </table:table-cell>
          <table:table-cell table:formula="of:=VLOOKUP([.F78];[$keys.$A$2:.$C$200];[.$A78]+1;0)" office:value-type="string" office:string-value="" calcext:value-type="error">
            <text:p>#N/A</text:p>
          </table:table-cell>
          <table:table-cell table:formula="of:=[.C78]&amp;&quot;_&quot;&amp;[.D78]&amp;IF(ISNA([.I78]);&quot;&quot;;&quot;_&quot;&amp;[.E78]&amp;IF(ISNA([.J78]);&quot;&quot;;&quot;_&quot;&amp;[.F78]))&amp;&quot;_&quot;&amp;TEXT([.A78];&quot;0&quot;)" office:value-type="string" office:string-value="g_d_1" calcext:value-type="string">
            <text:p>g_d_1</text:p>
          </table:table-cell>
          <table:table-cell table:style-name="ce8" table:formula="of:=[.G78]&amp;&quot;, &quot;&amp;[.H78]&amp;IF(ISNA([.I78]);&quot;&quot;;&quot;, &quot;&amp;[.I78]&amp;IF(ISNA([.J78]);&quot;&quot;;&quot;, &quot;&amp;[.J78]))" office:value-type="string" office:string-value="KC_G, KC_D" calcext:value-type="string">
            <text:p>KC_G, KC_D</text:p>
          </table:table-cell>
          <table:table-cell table:formula="of:=VLOOKUP([.B78];[$actions.$A$2:.$F$514];5;0)" office:value-type="string" office:string-value="key" calcext:value-type="string">
            <text:p>key</text:p>
          </table:table-cell>
          <table:table-cell table:formula="of:=VLOOKUP([.B78];[$actions.$A$2:.$D$514];2;0)" office:value-type="string" office:string-value="KC_F4" calcext:value-type="string">
            <text:p>KC_F4</text:p>
          </table:table-cell>
          <table:table-cell table:formula="of:=VLOOKUP([.B78];[$actions.$A$2:.$D$514];3;0)" office:value-type="float" office:value="0" calcext:value-type="float">
            <text:p/>
          </table:table-cell>
          <table:table-cell table:formula="of:=VLOOKUP([.B78];[$actions.$A$2:.$D$514];4;0)" office:value-type="float" office:value="0" calcext:value-type="float">
            <text:p/>
          </table:table-cell>
          <table:table-cell table:style-name="ce19" table:formula="of:=[.B78]&lt;&gt;0" office:value-type="boolean" office:boolean-value="true" calcext:value-type="boolean">
            <text:p>TRUE</text:p>
          </table:table-cell>
          <table:table-cell table:style-name="ce8" table:formula="of:=&quot;const uint16_t PROGMEM &quot;&amp;[.K78]&amp;&quot;_combo[] = {&quot;&amp;[.L78]&amp;&quot;, COMBO_END};&quot;" office:value-type="string" office:string-value="const uint16_t PROGMEM g_d_1_combo[] = {KC_G, KC_D, COMBO_END};" calcext:value-type="string">
            <text:p>const uint16_t PROGMEM g_d_1_combo[] = {KC_G, KC_D, COMBO_END};</text:p>
          </table:table-cell>
          <table:table-cell table:formula="of:=&quot;  COMBO_&quot;&amp;[.K78]&amp;&quot;,&quot;" office:value-type="string" office:string-value="  COMBO_g_d_1," calcext:value-type="string">
            <text:p><text:s text:c="2"/>COMBO_g_d_1,</text:p>
          </table:table-cell>
          <table:table-cell table:formula="of:=&quot;  [COMBO_&quot;&amp;[.K78]&amp;&quot;] = COMBO&quot;&amp;IF([.M78]=&quot;key&quot;;&quot;&quot;;&quot;_ACTION&quot;)&amp;&quot;(&quot;&amp;[.K78]&amp;&quot;_combo&quot;&amp;IF([.M78]=&quot;key&quot;;&quot;, &quot;&amp;[.N78];&quot;&quot;)&amp;&quot;),&quot;" office:value-type="string" office:string-value="  [COMBO_g_d_1] = COMBO(g_d_1_combo, KC_F4)," calcext:value-type="string">
            <text:p><text:s text:c="2"/>[COMBO_g_d_1] = COMBO(g_d_1_combo, KC_F4),</text:p>
          </table:table-cell>
          <table:table-cell table:style-name="ce8" table:formula="of:=IF([.M78]=&quot;macro&quot;;&quot;    case &quot;&amp;&quot;COMBO_&quot;&amp;[.K78]&amp;&quot;: if (p) {&quot;&amp;[.O78]&amp;&quot;} &quot;&amp;IF([.P78]=&quot;&quot;;&quot;&quot;;&quot;else {&quot;&amp;[.P7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9]);2)+1" office:value-type="float" office:value="2" calcext:value-type="float">
            <text:p>2</text:p>
          </table:table-cell>
          <table:table-cell table:style-name="ce8" table:formula="of:=OFFSET([$actions_combos.A$2];FLOOR(ROW([.B79])/2)-1;0)" office:value-type="string" office:string-value="f4" calcext:value-type="string">
            <text:p>f4</text:p>
          </table:table-cell>
          <table:table-cell table:style-name="ce15" table:formula="of:=OFFSET([$actions_combos.B$2];FLOOR(ROW([.C79])/2)-1;0)" office:value-type="string" office:string-value="g" calcext:value-type="string">
            <text:p>g</text:p>
          </table:table-cell>
          <table:table-cell table:style-name="ce15" table:formula="of:=OFFSET([$actions_combos.C$2];FLOOR(ROW([.D79])/2)-1;0)" office:value-type="string" office:string-value="d" calcext:value-type="string">
            <text:p>d</text:p>
          </table:table-cell>
          <table:table-cell table:style-name="ce15" table:formula="of:=OFFSET([$actions_combos.D$2];FLOOR(ROW([.E79])/2)-1;0)" office:value-type="float" office:value="0" calcext:value-type="float">
            <text:p>0</text:p>
          </table:table-cell>
          <table:table-cell table:style-name="ce15" table:formula="of:=OFFSET([$actions_combos.E$2];FLOOR(ROW([.F79])/2)-1;0)" office:value-type="float" office:value="0" calcext:value-type="float">
            <text:p>0</text:p>
          </table:table-cell>
          <table:table-cell table:style-name="ce8" table:formula="of:=VLOOKUP([.C79];[$keys.$A$2:.$C$200];[.$A79]+1;0)" office:value-type="string" office:string-value="KC_4" calcext:value-type="string">
            <text:p>KC_4</text:p>
          </table:table-cell>
          <table:table-cell table:style-name="ce8" table:formula="of:=VLOOKUP([.D79];[$keys.$A$2:.$C$200];[.$A79]+1;0)" office:value-type="string" office:string-value="KC_DLR" calcext:value-type="string">
            <text:p>KC_DLR</text:p>
          </table:table-cell>
          <table:table-cell table:formula="of:=VLOOKUP([.E79];[$keys.$A$2:.$C$200];[.$A79]+1;0)" office:value-type="string" office:string-value="" calcext:value-type="error">
            <text:p>#N/A</text:p>
          </table:table-cell>
          <table:table-cell table:formula="of:=VLOOKUP([.F79];[$keys.$A$2:.$C$200];[.$A79]+1;0)" office:value-type="string" office:string-value="" calcext:value-type="error">
            <text:p>#N/A</text:p>
          </table:table-cell>
          <table:table-cell table:formula="of:=[.C79]&amp;&quot;_&quot;&amp;[.D79]&amp;IF(ISNA([.I79]);&quot;&quot;;&quot;_&quot;&amp;[.E79]&amp;IF(ISNA([.J79]);&quot;&quot;;&quot;_&quot;&amp;[.F79]))&amp;&quot;_&quot;&amp;TEXT([.A79];&quot;0&quot;)" office:value-type="string" office:string-value="g_d_2" calcext:value-type="string">
            <text:p>g_d_2</text:p>
          </table:table-cell>
          <table:table-cell table:style-name="ce8" table:formula="of:=[.G79]&amp;&quot;, &quot;&amp;[.H79]&amp;IF(ISNA([.I79]);&quot;&quot;;&quot;, &quot;&amp;[.I79]&amp;IF(ISNA([.J79]);&quot;&quot;;&quot;, &quot;&amp;[.J79]))" office:value-type="string" office:string-value="KC_4, KC_DLR" calcext:value-type="string">
            <text:p>KC_4, KC_DLR</text:p>
          </table:table-cell>
          <table:table-cell table:formula="of:=VLOOKUP([.B79];[$actions.$A$2:.$F$514];5;0)" office:value-type="string" office:string-value="key" calcext:value-type="string">
            <text:p>key</text:p>
          </table:table-cell>
          <table:table-cell table:formula="of:=VLOOKUP([.B79];[$actions.$A$2:.$D$514];2;0)" office:value-type="string" office:string-value="KC_F4" calcext:value-type="string">
            <text:p>KC_F4</text:p>
          </table:table-cell>
          <table:table-cell table:formula="of:=VLOOKUP([.B79];[$actions.$A$2:.$D$514];3;0)" office:value-type="float" office:value="0" calcext:value-type="float">
            <text:p/>
          </table:table-cell>
          <table:table-cell table:formula="of:=VLOOKUP([.B79];[$actions.$A$2:.$D$514];4;0)" office:value-type="float" office:value="0" calcext:value-type="float">
            <text:p/>
          </table:table-cell>
          <table:table-cell table:style-name="ce19" table:formula="of:=[.B79]&lt;&gt;0" office:value-type="boolean" office:boolean-value="true" calcext:value-type="boolean">
            <text:p>TRUE</text:p>
          </table:table-cell>
          <table:table-cell table:style-name="ce8" table:formula="of:=&quot;const uint16_t PROGMEM &quot;&amp;[.K79]&amp;&quot;_combo[] = {&quot;&amp;[.L79]&amp;&quot;, COMBO_END};&quot;" office:value-type="string" office:string-value="const uint16_t PROGMEM g_d_2_combo[] = {KC_4, KC_DLR, COMBO_END};" calcext:value-type="string">
            <text:p>const uint16_t PROGMEM g_d_2_combo[] = {KC_4, KC_DLR, COMBO_END};</text:p>
          </table:table-cell>
          <table:table-cell table:formula="of:=&quot;  COMBO_&quot;&amp;[.K79]&amp;&quot;,&quot;" office:value-type="string" office:string-value="  COMBO_g_d_2," calcext:value-type="string">
            <text:p><text:s text:c="2"/>COMBO_g_d_2,</text:p>
          </table:table-cell>
          <table:table-cell table:formula="of:=&quot;  [COMBO_&quot;&amp;[.K79]&amp;&quot;] = COMBO&quot;&amp;IF([.M79]=&quot;key&quot;;&quot;&quot;;&quot;_ACTION&quot;)&amp;&quot;(&quot;&amp;[.K79]&amp;&quot;_combo&quot;&amp;IF([.M79]=&quot;key&quot;;&quot;, &quot;&amp;[.N79];&quot;&quot;)&amp;&quot;),&quot;" office:value-type="string" office:string-value="  [COMBO_g_d_2] = COMBO(g_d_2_combo, KC_F4)," calcext:value-type="string">
            <text:p><text:s text:c="2"/>[COMBO_g_d_2] = COMBO(g_d_2_combo, KC_F4),</text:p>
          </table:table-cell>
          <table:table-cell table:style-name="ce8" table:formula="of:=IF([.M79]=&quot;macro&quot;;&quot;    case &quot;&amp;&quot;COMBO_&quot;&amp;[.K79]&amp;&quot;: if (p) {&quot;&amp;[.O79]&amp;&quot;} &quot;&amp;IF([.P79]=&quot;&quot;;&quot;&quot;;&quot;else {&quot;&amp;[.P7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0]);2)+1" office:value-type="float" office:value="1" calcext:value-type="float">
            <text:p>1</text:p>
          </table:table-cell>
          <table:table-cell table:style-name="ce8" table:formula="of:=OFFSET([$actions_combos.A$2];FLOOR(ROW([.B80])/2)-1;0)" office:value-type="string" office:string-value="f5" calcext:value-type="string">
            <text:p>f5</text:p>
          </table:table-cell>
          <table:table-cell table:style-name="ce15" table:formula="of:=OFFSET([$actions_combos.B$2];FLOOR(ROW([.C80])/2)-1;0)" office:value-type="string" office:string-value="j" calcext:value-type="string">
            <text:p>j</text:p>
          </table:table-cell>
          <table:table-cell table:style-name="ce15" table:formula="of:=OFFSET([$actions_combos.C$2];FLOOR(ROW([.D80])/2)-1;0)" office:value-type="string" office:string-value="h" calcext:value-type="string">
            <text:p>h</text:p>
          </table:table-cell>
          <table:table-cell table:style-name="ce15" table:formula="of:=OFFSET([$actions_combos.D$2];FLOOR(ROW([.E80])/2)-1;0)" office:value-type="float" office:value="0" calcext:value-type="float">
            <text:p>0</text:p>
          </table:table-cell>
          <table:table-cell table:style-name="ce15" table:formula="of:=OFFSET([$actions_combos.E$2];FLOOR(ROW([.F80])/2)-1;0)" office:value-type="float" office:value="0" calcext:value-type="float">
            <text:p>0</text:p>
          </table:table-cell>
          <table:table-cell table:style-name="ce8" table:formula="of:=VLOOKUP([.C80];[$keys.$A$2:.$C$200];[.$A80]+1;0)" office:value-type="string" office:string-value="KC_J" calcext:value-type="string">
            <text:p>KC_J</text:p>
          </table:table-cell>
          <table:table-cell table:style-name="ce8" table:formula="of:=VLOOKUP([.D80];[$keys.$A$2:.$C$200];[.$A80]+1;0)" office:value-type="string" office:string-value="KC_H" calcext:value-type="string">
            <text:p>KC_H</text:p>
          </table:table-cell>
          <table:table-cell table:formula="of:=VLOOKUP([.E80];[$keys.$A$2:.$C$200];[.$A80]+1;0)" office:value-type="string" office:string-value="" calcext:value-type="error">
            <text:p>#N/A</text:p>
          </table:table-cell>
          <table:table-cell table:formula="of:=VLOOKUP([.F80];[$keys.$A$2:.$C$200];[.$A80]+1;0)" office:value-type="string" office:string-value="" calcext:value-type="error">
            <text:p>#N/A</text:p>
          </table:table-cell>
          <table:table-cell table:formula="of:=[.C80]&amp;&quot;_&quot;&amp;[.D80]&amp;IF(ISNA([.I80]);&quot;&quot;;&quot;_&quot;&amp;[.E80]&amp;IF(ISNA([.J80]);&quot;&quot;;&quot;_&quot;&amp;[.F80]))&amp;&quot;_&quot;&amp;TEXT([.A80];&quot;0&quot;)" office:value-type="string" office:string-value="j_h_1" calcext:value-type="string">
            <text:p>j_h_1</text:p>
          </table:table-cell>
          <table:table-cell table:style-name="ce8" table:formula="of:=[.G80]&amp;&quot;, &quot;&amp;[.H80]&amp;IF(ISNA([.I80]);&quot;&quot;;&quot;, &quot;&amp;[.I80]&amp;IF(ISNA([.J80]);&quot;&quot;;&quot;, &quot;&amp;[.J80]))" office:value-type="string" office:string-value="KC_J, KC_H" calcext:value-type="string">
            <text:p>KC_J, KC_H</text:p>
          </table:table-cell>
          <table:table-cell table:formula="of:=VLOOKUP([.B80];[$actions.$A$2:.$F$514];5;0)" office:value-type="string" office:string-value="key" calcext:value-type="string">
            <text:p>key</text:p>
          </table:table-cell>
          <table:table-cell table:formula="of:=VLOOKUP([.B80];[$actions.$A$2:.$D$514];2;0)" office:value-type="string" office:string-value="KC_F5" calcext:value-type="string">
            <text:p>KC_F5</text:p>
          </table:table-cell>
          <table:table-cell table:formula="of:=VLOOKUP([.B80];[$actions.$A$2:.$D$514];3;0)" office:value-type="float" office:value="0" calcext:value-type="float">
            <text:p/>
          </table:table-cell>
          <table:table-cell table:formula="of:=VLOOKUP([.B80];[$actions.$A$2:.$D$514];4;0)" office:value-type="float" office:value="0" calcext:value-type="float">
            <text:p/>
          </table:table-cell>
          <table:table-cell table:style-name="ce19" table:formula="of:=[.B80]&lt;&gt;0" office:value-type="boolean" office:boolean-value="true" calcext:value-type="boolean">
            <text:p>TRUE</text:p>
          </table:table-cell>
          <table:table-cell table:style-name="ce8" table:formula="of:=&quot;const uint16_t PROGMEM &quot;&amp;[.K80]&amp;&quot;_combo[] = {&quot;&amp;[.L80]&amp;&quot;, COMBO_END};&quot;" office:value-type="string" office:string-value="const uint16_t PROGMEM j_h_1_combo[] = {KC_J, KC_H, COMBO_END};" calcext:value-type="string">
            <text:p>const uint16_t PROGMEM j_h_1_combo[] = {KC_J, KC_H, COMBO_END};</text:p>
          </table:table-cell>
          <table:table-cell table:formula="of:=&quot;  COMBO_&quot;&amp;[.K80]&amp;&quot;,&quot;" office:value-type="string" office:string-value="  COMBO_j_h_1," calcext:value-type="string">
            <text:p><text:s text:c="2"/>COMBO_j_h_1,</text:p>
          </table:table-cell>
          <table:table-cell table:formula="of:=&quot;  [COMBO_&quot;&amp;[.K80]&amp;&quot;] = COMBO&quot;&amp;IF([.M80]=&quot;key&quot;;&quot;&quot;;&quot;_ACTION&quot;)&amp;&quot;(&quot;&amp;[.K80]&amp;&quot;_combo&quot;&amp;IF([.M80]=&quot;key&quot;;&quot;, &quot;&amp;[.N80];&quot;&quot;)&amp;&quot;),&quot;" office:value-type="string" office:string-value="  [COMBO_j_h_1] = COMBO(j_h_1_combo, KC_F5)," calcext:value-type="string">
            <text:p><text:s text:c="2"/>[COMBO_j_h_1] = COMBO(j_h_1_combo, KC_F5),</text:p>
          </table:table-cell>
          <table:table-cell table:style-name="ce8" table:formula="of:=IF([.M80]=&quot;macro&quot;;&quot;    case &quot;&amp;&quot;COMBO_&quot;&amp;[.K80]&amp;&quot;: if (p) {&quot;&amp;[.O80]&amp;&quot;} &quot;&amp;IF([.P80]=&quot;&quot;;&quot;&quot;;&quot;else {&quot;&amp;[.P8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1]);2)+1" office:value-type="float" office:value="2" calcext:value-type="float">
            <text:p>2</text:p>
          </table:table-cell>
          <table:table-cell table:style-name="ce8" table:formula="of:=OFFSET([$actions_combos.A$2];FLOOR(ROW([.B81])/2)-1;0)" office:value-type="string" office:string-value="f5" calcext:value-type="string">
            <text:p>f5</text:p>
          </table:table-cell>
          <table:table-cell table:style-name="ce15" table:formula="of:=OFFSET([$actions_combos.B$2];FLOOR(ROW([.C81])/2)-1;0)" office:value-type="string" office:string-value="j" calcext:value-type="string">
            <text:p>j</text:p>
          </table:table-cell>
          <table:table-cell table:style-name="ce15" table:formula="of:=OFFSET([$actions_combos.C$2];FLOOR(ROW([.D81])/2)-1;0)" office:value-type="string" office:string-value="h" calcext:value-type="string">
            <text:p>h</text:p>
          </table:table-cell>
          <table:table-cell table:style-name="ce15" table:formula="of:=OFFSET([$actions_combos.D$2];FLOOR(ROW([.E81])/2)-1;0)" office:value-type="float" office:value="0" calcext:value-type="float">
            <text:p>0</text:p>
          </table:table-cell>
          <table:table-cell table:style-name="ce15" table:formula="of:=OFFSET([$actions_combos.E$2];FLOOR(ROW([.F81])/2)-1;0)" office:value-type="float" office:value="0" calcext:value-type="float">
            <text:p>0</text:p>
          </table:table-cell>
          <table:table-cell table:style-name="ce8" table:formula="of:=VLOOKUP([.C81];[$keys.$A$2:.$C$200];[.$A81]+1;0)" office:value-type="string" office:string-value="KC_5" calcext:value-type="string">
            <text:p>KC_5</text:p>
          </table:table-cell>
          <table:table-cell table:style-name="ce8" table:formula="of:=VLOOKUP([.D81];[$keys.$A$2:.$C$200];[.$A81]+1;0)" office:value-type="string" office:string-value="KC_HASH" calcext:value-type="string">
            <text:p>KC_HASH</text:p>
          </table:table-cell>
          <table:table-cell table:formula="of:=VLOOKUP([.E81];[$keys.$A$2:.$C$200];[.$A81]+1;0)" office:value-type="string" office:string-value="" calcext:value-type="error">
            <text:p>#N/A</text:p>
          </table:table-cell>
          <table:table-cell table:formula="of:=VLOOKUP([.F81];[$keys.$A$2:.$C$200];[.$A81]+1;0)" office:value-type="string" office:string-value="" calcext:value-type="error">
            <text:p>#N/A</text:p>
          </table:table-cell>
          <table:table-cell table:formula="of:=[.C81]&amp;&quot;_&quot;&amp;[.D81]&amp;IF(ISNA([.I81]);&quot;&quot;;&quot;_&quot;&amp;[.E81]&amp;IF(ISNA([.J81]);&quot;&quot;;&quot;_&quot;&amp;[.F81]))&amp;&quot;_&quot;&amp;TEXT([.A81];&quot;0&quot;)" office:value-type="string" office:string-value="j_h_2" calcext:value-type="string">
            <text:p>j_h_2</text:p>
          </table:table-cell>
          <table:table-cell table:style-name="ce8" table:formula="of:=[.G81]&amp;&quot;, &quot;&amp;[.H81]&amp;IF(ISNA([.I81]);&quot;&quot;;&quot;, &quot;&amp;[.I81]&amp;IF(ISNA([.J81]);&quot;&quot;;&quot;, &quot;&amp;[.J81]))" office:value-type="string" office:string-value="KC_5, KC_HASH" calcext:value-type="string">
            <text:p>KC_5, KC_HASH</text:p>
          </table:table-cell>
          <table:table-cell table:formula="of:=VLOOKUP([.B81];[$actions.$A$2:.$F$514];5;0)" office:value-type="string" office:string-value="key" calcext:value-type="string">
            <text:p>key</text:p>
          </table:table-cell>
          <table:table-cell table:formula="of:=VLOOKUP([.B81];[$actions.$A$2:.$D$514];2;0)" office:value-type="string" office:string-value="KC_F5" calcext:value-type="string">
            <text:p>KC_F5</text:p>
          </table:table-cell>
          <table:table-cell table:formula="of:=VLOOKUP([.B81];[$actions.$A$2:.$D$514];3;0)" office:value-type="float" office:value="0" calcext:value-type="float">
            <text:p/>
          </table:table-cell>
          <table:table-cell table:formula="of:=VLOOKUP([.B81];[$actions.$A$2:.$D$514];4;0)" office:value-type="float" office:value="0" calcext:value-type="float">
            <text:p/>
          </table:table-cell>
          <table:table-cell table:style-name="ce19" table:formula="of:=[.B81]&lt;&gt;0" office:value-type="boolean" office:boolean-value="true" calcext:value-type="boolean">
            <text:p>TRUE</text:p>
          </table:table-cell>
          <table:table-cell table:style-name="ce8" table:formula="of:=&quot;const uint16_t PROGMEM &quot;&amp;[.K81]&amp;&quot;_combo[] = {&quot;&amp;[.L81]&amp;&quot;, COMBO_END};&quot;" office:value-type="string" office:string-value="const uint16_t PROGMEM j_h_2_combo[] = {KC_5, KC_HASH, COMBO_END};" calcext:value-type="string">
            <text:p>const uint16_t PROGMEM j_h_2_combo[] = {KC_5, KC_HASH, COMBO_END};</text:p>
          </table:table-cell>
          <table:table-cell table:formula="of:=&quot;  COMBO_&quot;&amp;[.K81]&amp;&quot;,&quot;" office:value-type="string" office:string-value="  COMBO_j_h_2," calcext:value-type="string">
            <text:p><text:s text:c="2"/>COMBO_j_h_2,</text:p>
          </table:table-cell>
          <table:table-cell table:formula="of:=&quot;  [COMBO_&quot;&amp;[.K81]&amp;&quot;] = COMBO&quot;&amp;IF([.M81]=&quot;key&quot;;&quot;&quot;;&quot;_ACTION&quot;)&amp;&quot;(&quot;&amp;[.K81]&amp;&quot;_combo&quot;&amp;IF([.M81]=&quot;key&quot;;&quot;, &quot;&amp;[.N81];&quot;&quot;)&amp;&quot;),&quot;" office:value-type="string" office:string-value="  [COMBO_j_h_2] = COMBO(j_h_2_combo, KC_F5)," calcext:value-type="string">
            <text:p><text:s text:c="2"/>[COMBO_j_h_2] = COMBO(j_h_2_combo, KC_F5),</text:p>
          </table:table-cell>
          <table:table-cell table:style-name="ce8" table:formula="of:=IF([.M81]=&quot;macro&quot;;&quot;    case &quot;&amp;&quot;COMBO_&quot;&amp;[.K81]&amp;&quot;: if (p) {&quot;&amp;[.O81]&amp;&quot;} &quot;&amp;IF([.P81]=&quot;&quot;;&quot;&quot;;&quot;else {&quot;&amp;[.P8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2]);2)+1" office:value-type="float" office:value="1" calcext:value-type="float">
            <text:p>1</text:p>
          </table:table-cell>
          <table:table-cell table:style-name="ce8" table:formula="of:=OFFSET([$actions_combos.A$2];FLOOR(ROW([.B82])/2)-1;0)" office:value-type="string" office:string-value="f6" calcext:value-type="string">
            <text:p>f6</text:p>
          </table:table-cell>
          <table:table-cell table:style-name="ce15" table:formula="of:=OFFSET([$actions_combos.B$2];FLOOR(ROW([.C82])/2)-1;0)" office:value-type="string" office:string-value="l" calcext:value-type="string">
            <text:p>l</text:p>
          </table:table-cell>
          <table:table-cell table:style-name="ce15" table:formula="of:=OFFSET([$actions_combos.C$2];FLOOR(ROW([.D82])/2)-1;0)" office:value-type="string" office:string-value="n" calcext:value-type="string">
            <text:p>n</text:p>
          </table:table-cell>
          <table:table-cell table:style-name="ce15" table:formula="of:=OFFSET([$actions_combos.D$2];FLOOR(ROW([.E82])/2)-1;0)" office:value-type="float" office:value="0" calcext:value-type="float">
            <text:p>0</text:p>
          </table:table-cell>
          <table:table-cell table:style-name="ce15" table:formula="of:=OFFSET([$actions_combos.E$2];FLOOR(ROW([.F82])/2)-1;0)" office:value-type="float" office:value="0" calcext:value-type="float">
            <text:p>0</text:p>
          </table:table-cell>
          <table:table-cell table:style-name="ce8" table:formula="of:=VLOOKUP([.C82];[$keys.$A$2:.$C$200];[.$A82]+1;0)" office:value-type="string" office:string-value="KC_L" calcext:value-type="string">
            <text:p>KC_L</text:p>
          </table:table-cell>
          <table:table-cell table:style-name="ce8" table:formula="of:=VLOOKUP([.D82];[$keys.$A$2:.$C$200];[.$A82]+1;0)" office:value-type="string" office:string-value="KC_N" calcext:value-type="string">
            <text:p>KC_N</text:p>
          </table:table-cell>
          <table:table-cell table:formula="of:=VLOOKUP([.E82];[$keys.$A$2:.$C$200];[.$A82]+1;0)" office:value-type="string" office:string-value="" calcext:value-type="error">
            <text:p>#N/A</text:p>
          </table:table-cell>
          <table:table-cell table:formula="of:=VLOOKUP([.F82];[$keys.$A$2:.$C$200];[.$A82]+1;0)" office:value-type="string" office:string-value="" calcext:value-type="error">
            <text:p>#N/A</text:p>
          </table:table-cell>
          <table:table-cell table:formula="of:=[.C82]&amp;&quot;_&quot;&amp;[.D82]&amp;IF(ISNA([.I82]);&quot;&quot;;&quot;_&quot;&amp;[.E82]&amp;IF(ISNA([.J82]);&quot;&quot;;&quot;_&quot;&amp;[.F82]))&amp;&quot;_&quot;&amp;TEXT([.A82];&quot;0&quot;)" office:value-type="string" office:string-value="l_n_1" calcext:value-type="string">
            <text:p>l_n_1</text:p>
          </table:table-cell>
          <table:table-cell table:style-name="ce8" table:formula="of:=[.G82]&amp;&quot;, &quot;&amp;[.H82]&amp;IF(ISNA([.I82]);&quot;&quot;;&quot;, &quot;&amp;[.I82]&amp;IF(ISNA([.J82]);&quot;&quot;;&quot;, &quot;&amp;[.J82]))" office:value-type="string" office:string-value="KC_L, KC_N" calcext:value-type="string">
            <text:p>KC_L, KC_N</text:p>
          </table:table-cell>
          <table:table-cell table:formula="of:=VLOOKUP([.B82];[$actions.$A$2:.$F$514];5;0)" office:value-type="string" office:string-value="key" calcext:value-type="string">
            <text:p>key</text:p>
          </table:table-cell>
          <table:table-cell table:formula="of:=VLOOKUP([.B82];[$actions.$A$2:.$D$514];2;0)" office:value-type="string" office:string-value="KC_F6" calcext:value-type="string">
            <text:p>KC_F6</text:p>
          </table:table-cell>
          <table:table-cell table:formula="of:=VLOOKUP([.B82];[$actions.$A$2:.$D$514];3;0)" office:value-type="float" office:value="0" calcext:value-type="float">
            <text:p/>
          </table:table-cell>
          <table:table-cell table:formula="of:=VLOOKUP([.B82];[$actions.$A$2:.$D$514];4;0)" office:value-type="float" office:value="0" calcext:value-type="float">
            <text:p/>
          </table:table-cell>
          <table:table-cell table:style-name="ce19" table:formula="of:=[.B82]&lt;&gt;0" office:value-type="boolean" office:boolean-value="true" calcext:value-type="boolean">
            <text:p>TRUE</text:p>
          </table:table-cell>
          <table:table-cell table:style-name="ce8" table:formula="of:=&quot;const uint16_t PROGMEM &quot;&amp;[.K82]&amp;&quot;_combo[] = {&quot;&amp;[.L82]&amp;&quot;, COMBO_END};&quot;" office:value-type="string" office:string-value="const uint16_t PROGMEM l_n_1_combo[] = {KC_L, KC_N, COMBO_END};" calcext:value-type="string">
            <text:p>const uint16_t PROGMEM l_n_1_combo[] = {KC_L, KC_N, COMBO_END};</text:p>
          </table:table-cell>
          <table:table-cell table:formula="of:=&quot;  COMBO_&quot;&amp;[.K82]&amp;&quot;,&quot;" office:value-type="string" office:string-value="  COMBO_l_n_1," calcext:value-type="string">
            <text:p><text:s text:c="2"/>COMBO_l_n_1,</text:p>
          </table:table-cell>
          <table:table-cell table:formula="of:=&quot;  [COMBO_&quot;&amp;[.K82]&amp;&quot;] = COMBO&quot;&amp;IF([.M82]=&quot;key&quot;;&quot;&quot;;&quot;_ACTION&quot;)&amp;&quot;(&quot;&amp;[.K82]&amp;&quot;_combo&quot;&amp;IF([.M82]=&quot;key&quot;;&quot;, &quot;&amp;[.N82];&quot;&quot;)&amp;&quot;),&quot;" office:value-type="string" office:string-value="  [COMBO_l_n_1] = COMBO(l_n_1_combo, KC_F6)," calcext:value-type="string">
            <text:p><text:s text:c="2"/>[COMBO_l_n_1] = COMBO(l_n_1_combo, KC_F6),</text:p>
          </table:table-cell>
          <table:table-cell table:style-name="ce8" table:formula="of:=IF([.M82]=&quot;macro&quot;;&quot;    case &quot;&amp;&quot;COMBO_&quot;&amp;[.K82]&amp;&quot;: if (p) {&quot;&amp;[.O82]&amp;&quot;} &quot;&amp;IF([.P82]=&quot;&quot;;&quot;&quot;;&quot;else {&quot;&amp;[.P8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3]);2)+1" office:value-type="float" office:value="2" calcext:value-type="float">
            <text:p>2</text:p>
          </table:table-cell>
          <table:table-cell table:style-name="ce8" table:formula="of:=OFFSET([$actions_combos.A$2];FLOOR(ROW([.B83])/2)-1;0)" office:value-type="string" office:string-value="f6" calcext:value-type="string">
            <text:p>f6</text:p>
          </table:table-cell>
          <table:table-cell table:style-name="ce15" table:formula="of:=OFFSET([$actions_combos.B$2];FLOOR(ROW([.C83])/2)-1;0)" office:value-type="string" office:string-value="l" calcext:value-type="string">
            <text:p>l</text:p>
          </table:table-cell>
          <table:table-cell table:style-name="ce15" table:formula="of:=OFFSET([$actions_combos.C$2];FLOOR(ROW([.D83])/2)-1;0)" office:value-type="string" office:string-value="n" calcext:value-type="string">
            <text:p>n</text:p>
          </table:table-cell>
          <table:table-cell table:style-name="ce15" table:formula="of:=OFFSET([$actions_combos.D$2];FLOOR(ROW([.E83])/2)-1;0)" office:value-type="float" office:value="0" calcext:value-type="float">
            <text:p>0</text:p>
          </table:table-cell>
          <table:table-cell table:style-name="ce15" table:formula="of:=OFFSET([$actions_combos.E$2];FLOOR(ROW([.F83])/2)-1;0)" office:value-type="float" office:value="0" calcext:value-type="float">
            <text:p>0</text:p>
          </table:table-cell>
          <table:table-cell table:style-name="ce8" table:formula="of:=VLOOKUP([.C83];[$keys.$A$2:.$C$200];[.$A83]+1;0)" office:value-type="string" office:string-value="KC_6" calcext:value-type="string">
            <text:p>KC_6</text:p>
          </table:table-cell>
          <table:table-cell table:style-name="ce8" table:formula="of:=VLOOKUP([.D83];[$keys.$A$2:.$C$200];[.$A83]+1;0)" office:value-type="string" office:string-value="KC_SLSH" calcext:value-type="string">
            <text:p>KC_SLSH</text:p>
          </table:table-cell>
          <table:table-cell table:formula="of:=VLOOKUP([.E83];[$keys.$A$2:.$C$200];[.$A83]+1;0)" office:value-type="string" office:string-value="" calcext:value-type="error">
            <text:p>#N/A</text:p>
          </table:table-cell>
          <table:table-cell table:formula="of:=VLOOKUP([.F83];[$keys.$A$2:.$C$200];[.$A83]+1;0)" office:value-type="string" office:string-value="" calcext:value-type="error">
            <text:p>#N/A</text:p>
          </table:table-cell>
          <table:table-cell table:formula="of:=[.C83]&amp;&quot;_&quot;&amp;[.D83]&amp;IF(ISNA([.I83]);&quot;&quot;;&quot;_&quot;&amp;[.E83]&amp;IF(ISNA([.J83]);&quot;&quot;;&quot;_&quot;&amp;[.F83]))&amp;&quot;_&quot;&amp;TEXT([.A83];&quot;0&quot;)" office:value-type="string" office:string-value="l_n_2" calcext:value-type="string">
            <text:p>l_n_2</text:p>
          </table:table-cell>
          <table:table-cell table:style-name="ce8" table:formula="of:=[.G83]&amp;&quot;, &quot;&amp;[.H83]&amp;IF(ISNA([.I83]);&quot;&quot;;&quot;, &quot;&amp;[.I83]&amp;IF(ISNA([.J83]);&quot;&quot;;&quot;, &quot;&amp;[.J83]))" office:value-type="string" office:string-value="KC_6, KC_SLSH" calcext:value-type="string">
            <text:p>KC_6, KC_SLSH</text:p>
          </table:table-cell>
          <table:table-cell table:formula="of:=VLOOKUP([.B83];[$actions.$A$2:.$F$514];5;0)" office:value-type="string" office:string-value="key" calcext:value-type="string">
            <text:p>key</text:p>
          </table:table-cell>
          <table:table-cell table:formula="of:=VLOOKUP([.B83];[$actions.$A$2:.$D$514];2;0)" office:value-type="string" office:string-value="KC_F6" calcext:value-type="string">
            <text:p>KC_F6</text:p>
          </table:table-cell>
          <table:table-cell table:formula="of:=VLOOKUP([.B83];[$actions.$A$2:.$D$514];3;0)" office:value-type="float" office:value="0" calcext:value-type="float">
            <text:p/>
          </table:table-cell>
          <table:table-cell table:formula="of:=VLOOKUP([.B83];[$actions.$A$2:.$D$514];4;0)" office:value-type="float" office:value="0" calcext:value-type="float">
            <text:p/>
          </table:table-cell>
          <table:table-cell table:style-name="ce19" table:formula="of:=[.B83]&lt;&gt;0" office:value-type="boolean" office:boolean-value="true" calcext:value-type="boolean">
            <text:p>TRUE</text:p>
          </table:table-cell>
          <table:table-cell table:style-name="ce8" table:formula="of:=&quot;const uint16_t PROGMEM &quot;&amp;[.K83]&amp;&quot;_combo[] = {&quot;&amp;[.L83]&amp;&quot;, COMBO_END};&quot;" office:value-type="string" office:string-value="const uint16_t PROGMEM l_n_2_combo[] = {KC_6, KC_SLSH, COMBO_END};" calcext:value-type="string">
            <text:p>const uint16_t PROGMEM l_n_2_combo[] = {KC_6, KC_SLSH, COMBO_END};</text:p>
          </table:table-cell>
          <table:table-cell table:formula="of:=&quot;  COMBO_&quot;&amp;[.K83]&amp;&quot;,&quot;" office:value-type="string" office:string-value="  COMBO_l_n_2," calcext:value-type="string">
            <text:p><text:s text:c="2"/>COMBO_l_n_2,</text:p>
          </table:table-cell>
          <table:table-cell table:formula="of:=&quot;  [COMBO_&quot;&amp;[.K83]&amp;&quot;] = COMBO&quot;&amp;IF([.M83]=&quot;key&quot;;&quot;&quot;;&quot;_ACTION&quot;)&amp;&quot;(&quot;&amp;[.K83]&amp;&quot;_combo&quot;&amp;IF([.M83]=&quot;key&quot;;&quot;, &quot;&amp;[.N83];&quot;&quot;)&amp;&quot;),&quot;" office:value-type="string" office:string-value="  [COMBO_l_n_2] = COMBO(l_n_2_combo, KC_F6)," calcext:value-type="string">
            <text:p><text:s text:c="2"/>[COMBO_l_n_2] = COMBO(l_n_2_combo, KC_F6),</text:p>
          </table:table-cell>
          <table:table-cell table:style-name="ce8" table:formula="of:=IF([.M83]=&quot;macro&quot;;&quot;    case &quot;&amp;&quot;COMBO_&quot;&amp;[.K83]&amp;&quot;: if (p) {&quot;&amp;[.O83]&amp;&quot;} &quot;&amp;IF([.P83]=&quot;&quot;;&quot;&quot;;&quot;else {&quot;&amp;[.P8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4]);2)+1" office:value-type="float" office:value="1" calcext:value-type="float">
            <text:p>1</text:p>
          </table:table-cell>
          <table:table-cell table:style-name="ce8" table:formula="of:=OFFSET([$actions_combos.A$2];FLOOR(ROW([.B84])/2)-1;0)" office:value-type="string" office:string-value="f7" calcext:value-type="string">
            <text:p>f7</text:p>
          </table:table-cell>
          <table:table-cell table:style-name="ce15" table:formula="of:=OFFSET([$actions_combos.B$2];FLOOR(ROW([.C84])/2)-1;0)" office:value-type="string" office:string-value="u" calcext:value-type="string">
            <text:p>u</text:p>
          </table:table-cell>
          <table:table-cell table:style-name="ce15" table:formula="of:=OFFSET([$actions_combos.C$2];FLOOR(ROW([.D84])/2)-1;0)" office:value-type="string" office:string-value="e" calcext:value-type="string">
            <text:p>e</text:p>
          </table:table-cell>
          <table:table-cell table:style-name="ce15" table:formula="of:=OFFSET([$actions_combos.D$2];FLOOR(ROW([.E84])/2)-1;0)" office:value-type="float" office:value="0" calcext:value-type="float">
            <text:p>0</text:p>
          </table:table-cell>
          <table:table-cell table:style-name="ce15" table:formula="of:=OFFSET([$actions_combos.E$2];FLOOR(ROW([.F84])/2)-1;0)" office:value-type="float" office:value="0" calcext:value-type="float">
            <text:p>0</text:p>
          </table:table-cell>
          <table:table-cell table:style-name="ce8" table:formula="of:=VLOOKUP([.C84];[$keys.$A$2:.$C$200];[.$A84]+1;0)" office:value-type="string" office:string-value="KC_U" calcext:value-type="string">
            <text:p>KC_U</text:p>
          </table:table-cell>
          <table:table-cell table:style-name="ce8" table:formula="of:=VLOOKUP([.D84];[$keys.$A$2:.$C$200];[.$A84]+1;0)" office:value-type="string" office:string-value="KC_E" calcext:value-type="string">
            <text:p>KC_E</text:p>
          </table:table-cell>
          <table:table-cell table:formula="of:=VLOOKUP([.E84];[$keys.$A$2:.$C$200];[.$A84]+1;0)" office:value-type="string" office:string-value="" calcext:value-type="error">
            <text:p>#N/A</text:p>
          </table:table-cell>
          <table:table-cell table:formula="of:=VLOOKUP([.F84];[$keys.$A$2:.$C$200];[.$A84]+1;0)" office:value-type="string" office:string-value="" calcext:value-type="error">
            <text:p>#N/A</text:p>
          </table:table-cell>
          <table:table-cell table:formula="of:=[.C84]&amp;&quot;_&quot;&amp;[.D84]&amp;IF(ISNA([.I84]);&quot;&quot;;&quot;_&quot;&amp;[.E84]&amp;IF(ISNA([.J84]);&quot;&quot;;&quot;_&quot;&amp;[.F84]))&amp;&quot;_&quot;&amp;TEXT([.A84];&quot;0&quot;)" office:value-type="string" office:string-value="u_e_1" calcext:value-type="string">
            <text:p>u_e_1</text:p>
          </table:table-cell>
          <table:table-cell table:style-name="ce8" table:formula="of:=[.G84]&amp;&quot;, &quot;&amp;[.H84]&amp;IF(ISNA([.I84]);&quot;&quot;;&quot;, &quot;&amp;[.I84]&amp;IF(ISNA([.J84]);&quot;&quot;;&quot;, &quot;&amp;[.J84]))" office:value-type="string" office:string-value="KC_U, KC_E" calcext:value-type="string">
            <text:p>KC_U, KC_E</text:p>
          </table:table-cell>
          <table:table-cell table:formula="of:=VLOOKUP([.B84];[$actions.$A$2:.$F$514];5;0)" office:value-type="string" office:string-value="key" calcext:value-type="string">
            <text:p>key</text:p>
          </table:table-cell>
          <table:table-cell table:formula="of:=VLOOKUP([.B84];[$actions.$A$2:.$D$514];2;0)" office:value-type="string" office:string-value="KC_F7" calcext:value-type="string">
            <text:p>KC_F7</text:p>
          </table:table-cell>
          <table:table-cell table:formula="of:=VLOOKUP([.B84];[$actions.$A$2:.$D$514];3;0)" office:value-type="float" office:value="0" calcext:value-type="float">
            <text:p/>
          </table:table-cell>
          <table:table-cell table:formula="of:=VLOOKUP([.B84];[$actions.$A$2:.$D$514];4;0)" office:value-type="float" office:value="0" calcext:value-type="float">
            <text:p/>
          </table:table-cell>
          <table:table-cell table:style-name="ce19" table:formula="of:=[.B84]&lt;&gt;0" office:value-type="boolean" office:boolean-value="true" calcext:value-type="boolean">
            <text:p>TRUE</text:p>
          </table:table-cell>
          <table:table-cell table:style-name="ce8" table:formula="of:=&quot;const uint16_t PROGMEM &quot;&amp;[.K84]&amp;&quot;_combo[] = {&quot;&amp;[.L84]&amp;&quot;, COMBO_END};&quot;" office:value-type="string" office:string-value="const uint16_t PROGMEM u_e_1_combo[] = {KC_U, KC_E, COMBO_END};" calcext:value-type="string">
            <text:p>const uint16_t PROGMEM u_e_1_combo[] = {KC_U, KC_E, COMBO_END};</text:p>
          </table:table-cell>
          <table:table-cell table:formula="of:=&quot;  COMBO_&quot;&amp;[.K84]&amp;&quot;,&quot;" office:value-type="string" office:string-value="  COMBO_u_e_1," calcext:value-type="string">
            <text:p><text:s text:c="2"/>COMBO_u_e_1,</text:p>
          </table:table-cell>
          <table:table-cell table:formula="of:=&quot;  [COMBO_&quot;&amp;[.K84]&amp;&quot;] = COMBO&quot;&amp;IF([.M84]=&quot;key&quot;;&quot;&quot;;&quot;_ACTION&quot;)&amp;&quot;(&quot;&amp;[.K84]&amp;&quot;_combo&quot;&amp;IF([.M84]=&quot;key&quot;;&quot;, &quot;&amp;[.N84];&quot;&quot;)&amp;&quot;),&quot;" office:value-type="string" office:string-value="  [COMBO_u_e_1] = COMBO(u_e_1_combo, KC_F7)," calcext:value-type="string">
            <text:p><text:s text:c="2"/>[COMBO_u_e_1] = COMBO(u_e_1_combo, KC_F7),</text:p>
          </table:table-cell>
          <table:table-cell table:style-name="ce8" table:formula="of:=IF([.M84]=&quot;macro&quot;;&quot;    case &quot;&amp;&quot;COMBO_&quot;&amp;[.K84]&amp;&quot;: if (p) {&quot;&amp;[.O84]&amp;&quot;} &quot;&amp;IF([.P84]=&quot;&quot;;&quot;&quot;;&quot;else {&quot;&amp;[.P8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5]);2)+1" office:value-type="float" office:value="2" calcext:value-type="float">
            <text:p>2</text:p>
          </table:table-cell>
          <table:table-cell table:style-name="ce8" table:formula="of:=OFFSET([$actions_combos.A$2];FLOOR(ROW([.B85])/2)-1;0)" office:value-type="string" office:string-value="f7" calcext:value-type="string">
            <text:p>f7</text:p>
          </table:table-cell>
          <table:table-cell table:style-name="ce15" table:formula="of:=OFFSET([$actions_combos.B$2];FLOOR(ROW([.C85])/2)-1;0)" office:value-type="string" office:string-value="u" calcext:value-type="string">
            <text:p>u</text:p>
          </table:table-cell>
          <table:table-cell table:style-name="ce15" table:formula="of:=OFFSET([$actions_combos.C$2];FLOOR(ROW([.D85])/2)-1;0)" office:value-type="string" office:string-value="e" calcext:value-type="string">
            <text:p>e</text:p>
          </table:table-cell>
          <table:table-cell table:style-name="ce15" table:formula="of:=OFFSET([$actions_combos.D$2];FLOOR(ROW([.E85])/2)-1;0)" office:value-type="float" office:value="0" calcext:value-type="float">
            <text:p>0</text:p>
          </table:table-cell>
          <table:table-cell table:style-name="ce15" table:formula="of:=OFFSET([$actions_combos.E$2];FLOOR(ROW([.F85])/2)-1;0)" office:value-type="float" office:value="0" calcext:value-type="float">
            <text:p>0</text:p>
          </table:table-cell>
          <table:table-cell table:style-name="ce8" table:formula="of:=VLOOKUP([.C85];[$keys.$A$2:.$C$200];[.$A85]+1;0)" office:value-type="string" office:string-value="KC_7" calcext:value-type="string">
            <text:p>KC_7</text:p>
          </table:table-cell>
          <table:table-cell table:style-name="ce8" table:formula="of:=VLOOKUP([.D85];[$keys.$A$2:.$C$200];[.$A85]+1;0)" office:value-type="string" office:string-value="KC_EQL" calcext:value-type="string">
            <text:p>KC_EQL</text:p>
          </table:table-cell>
          <table:table-cell table:formula="of:=VLOOKUP([.E85];[$keys.$A$2:.$C$200];[.$A85]+1;0)" office:value-type="string" office:string-value="" calcext:value-type="error">
            <text:p>#N/A</text:p>
          </table:table-cell>
          <table:table-cell table:formula="of:=VLOOKUP([.F85];[$keys.$A$2:.$C$200];[.$A85]+1;0)" office:value-type="string" office:string-value="" calcext:value-type="error">
            <text:p>#N/A</text:p>
          </table:table-cell>
          <table:table-cell table:formula="of:=[.C85]&amp;&quot;_&quot;&amp;[.D85]&amp;IF(ISNA([.I85]);&quot;&quot;;&quot;_&quot;&amp;[.E85]&amp;IF(ISNA([.J85]);&quot;&quot;;&quot;_&quot;&amp;[.F85]))&amp;&quot;_&quot;&amp;TEXT([.A85];&quot;0&quot;)" office:value-type="string" office:string-value="u_e_2" calcext:value-type="string">
            <text:p>u_e_2</text:p>
          </table:table-cell>
          <table:table-cell table:style-name="ce8" table:formula="of:=[.G85]&amp;&quot;, &quot;&amp;[.H85]&amp;IF(ISNA([.I85]);&quot;&quot;;&quot;, &quot;&amp;[.I85]&amp;IF(ISNA([.J85]);&quot;&quot;;&quot;, &quot;&amp;[.J85]))" office:value-type="string" office:string-value="KC_7, KC_EQL" calcext:value-type="string">
            <text:p>KC_7, KC_EQL</text:p>
          </table:table-cell>
          <table:table-cell table:formula="of:=VLOOKUP([.B85];[$actions.$A$2:.$F$514];5;0)" office:value-type="string" office:string-value="key" calcext:value-type="string">
            <text:p>key</text:p>
          </table:table-cell>
          <table:table-cell table:formula="of:=VLOOKUP([.B85];[$actions.$A$2:.$D$514];2;0)" office:value-type="string" office:string-value="KC_F7" calcext:value-type="string">
            <text:p>KC_F7</text:p>
          </table:table-cell>
          <table:table-cell table:formula="of:=VLOOKUP([.B85];[$actions.$A$2:.$D$514];3;0)" office:value-type="float" office:value="0" calcext:value-type="float">
            <text:p/>
          </table:table-cell>
          <table:table-cell table:formula="of:=VLOOKUP([.B85];[$actions.$A$2:.$D$514];4;0)" office:value-type="float" office:value="0" calcext:value-type="float">
            <text:p/>
          </table:table-cell>
          <table:table-cell table:style-name="ce19" table:formula="of:=[.B85]&lt;&gt;0" office:value-type="boolean" office:boolean-value="true" calcext:value-type="boolean">
            <text:p>TRUE</text:p>
          </table:table-cell>
          <table:table-cell table:style-name="ce8" table:formula="of:=&quot;const uint16_t PROGMEM &quot;&amp;[.K85]&amp;&quot;_combo[] = {&quot;&amp;[.L85]&amp;&quot;, COMBO_END};&quot;" office:value-type="string" office:string-value="const uint16_t PROGMEM u_e_2_combo[] = {KC_7, KC_EQL, COMBO_END};" calcext:value-type="string">
            <text:p>const uint16_t PROGMEM u_e_2_combo[] = {KC_7, KC_EQL, COMBO_END};</text:p>
          </table:table-cell>
          <table:table-cell table:formula="of:=&quot;  COMBO_&quot;&amp;[.K85]&amp;&quot;,&quot;" office:value-type="string" office:string-value="  COMBO_u_e_2," calcext:value-type="string">
            <text:p><text:s text:c="2"/>COMBO_u_e_2,</text:p>
          </table:table-cell>
          <table:table-cell table:formula="of:=&quot;  [COMBO_&quot;&amp;[.K85]&amp;&quot;] = COMBO&quot;&amp;IF([.M85]=&quot;key&quot;;&quot;&quot;;&quot;_ACTION&quot;)&amp;&quot;(&quot;&amp;[.K85]&amp;&quot;_combo&quot;&amp;IF([.M85]=&quot;key&quot;;&quot;, &quot;&amp;[.N85];&quot;&quot;)&amp;&quot;),&quot;" office:value-type="string" office:string-value="  [COMBO_u_e_2] = COMBO(u_e_2_combo, KC_F7)," calcext:value-type="string">
            <text:p><text:s text:c="2"/>[COMBO_u_e_2] = COMBO(u_e_2_combo, KC_F7),</text:p>
          </table:table-cell>
          <table:table-cell table:style-name="ce8" table:formula="of:=IF([.M85]=&quot;macro&quot;;&quot;    case &quot;&amp;&quot;COMBO_&quot;&amp;[.K85]&amp;&quot;: if (p) {&quot;&amp;[.O85]&amp;&quot;} &quot;&amp;IF([.P85]=&quot;&quot;;&quot;&quot;;&quot;else {&quot;&amp;[.P8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6]);2)+1" office:value-type="float" office:value="1" calcext:value-type="float">
            <text:p>1</text:p>
          </table:table-cell>
          <table:table-cell table:style-name="ce8" table:formula="of:=OFFSET([$actions_combos.A$2];FLOOR(ROW([.B86])/2)-1;0)" office:value-type="string" office:string-value="f8" calcext:value-type="string">
            <text:p>f8</text:p>
          </table:table-cell>
          <table:table-cell table:style-name="ce15" table:formula="of:=OFFSET([$actions_combos.B$2];FLOOR(ROW([.C86])/2)-1;0)" office:value-type="string" office:string-value="y" calcext:value-type="string">
            <text:p>y</text:p>
          </table:table-cell>
          <table:table-cell table:style-name="ce15" table:formula="of:=OFFSET([$actions_combos.C$2];FLOOR(ROW([.D86])/2)-1;0)" office:value-type="string" office:string-value="i" calcext:value-type="string">
            <text:p>i</text:p>
          </table:table-cell>
          <table:table-cell table:style-name="ce15" table:formula="of:=OFFSET([$actions_combos.D$2];FLOOR(ROW([.E86])/2)-1;0)" office:value-type="float" office:value="0" calcext:value-type="float">
            <text:p>0</text:p>
          </table:table-cell>
          <table:table-cell table:style-name="ce15" table:formula="of:=OFFSET([$actions_combos.E$2];FLOOR(ROW([.F86])/2)-1;0)" office:value-type="float" office:value="0" calcext:value-type="float">
            <text:p>0</text:p>
          </table:table-cell>
          <table:table-cell table:style-name="ce8" table:formula="of:=VLOOKUP([.C86];[$keys.$A$2:.$C$200];[.$A86]+1;0)" office:value-type="string" office:string-value="KC_Y" calcext:value-type="string">
            <text:p>KC_Y</text:p>
          </table:table-cell>
          <table:table-cell table:style-name="ce8" table:formula="of:=VLOOKUP([.D86];[$keys.$A$2:.$C$200];[.$A86]+1;0)" office:value-type="string" office:string-value="KC_I" calcext:value-type="string">
            <text:p>KC_I</text:p>
          </table:table-cell>
          <table:table-cell table:formula="of:=VLOOKUP([.E86];[$keys.$A$2:.$C$200];[.$A86]+1;0)" office:value-type="string" office:string-value="" calcext:value-type="error">
            <text:p>#N/A</text:p>
          </table:table-cell>
          <table:table-cell table:formula="of:=VLOOKUP([.F86];[$keys.$A$2:.$C$200];[.$A86]+1;0)" office:value-type="string" office:string-value="" calcext:value-type="error">
            <text:p>#N/A</text:p>
          </table:table-cell>
          <table:table-cell table:formula="of:=[.C86]&amp;&quot;_&quot;&amp;[.D86]&amp;IF(ISNA([.I86]);&quot;&quot;;&quot;_&quot;&amp;[.E86]&amp;IF(ISNA([.J86]);&quot;&quot;;&quot;_&quot;&amp;[.F86]))&amp;&quot;_&quot;&amp;TEXT([.A86];&quot;0&quot;)" office:value-type="string" office:string-value="y_i_1" calcext:value-type="string">
            <text:p>y_i_1</text:p>
          </table:table-cell>
          <table:table-cell table:style-name="ce8" table:formula="of:=[.G86]&amp;&quot;, &quot;&amp;[.H86]&amp;IF(ISNA([.I86]);&quot;&quot;;&quot;, &quot;&amp;[.I86]&amp;IF(ISNA([.J86]);&quot;&quot;;&quot;, &quot;&amp;[.J86]))" office:value-type="string" office:string-value="KC_Y, KC_I" calcext:value-type="string">
            <text:p>KC_Y, KC_I</text:p>
          </table:table-cell>
          <table:table-cell table:formula="of:=VLOOKUP([.B86];[$actions.$A$2:.$F$514];5;0)" office:value-type="string" office:string-value="key" calcext:value-type="string">
            <text:p>key</text:p>
          </table:table-cell>
          <table:table-cell table:style-name="ce8" table:formula="of:=VLOOKUP([.B86];[$actions.$A$2:.$D$514];2;0)" office:value-type="string" office:string-value="KC_F8" calcext:value-type="string">
            <text:p>KC_F8</text:p>
          </table:table-cell>
          <table:table-cell table:formula="of:=VLOOKUP([.B86];[$actions.$A$2:.$D$514];3;0)" office:value-type="float" office:value="0" calcext:value-type="float">
            <text:p/>
          </table:table-cell>
          <table:table-cell table:formula="of:=VLOOKUP([.B86];[$actions.$A$2:.$D$514];4;0)" office:value-type="float" office:value="0" calcext:value-type="float">
            <text:p/>
          </table:table-cell>
          <table:table-cell table:style-name="ce19" table:formula="of:=[.B86]&lt;&gt;0" office:value-type="boolean" office:boolean-value="true" calcext:value-type="boolean">
            <text:p>TRUE</text:p>
          </table:table-cell>
          <table:table-cell table:style-name="ce8" table:formula="of:=&quot;const uint16_t PROGMEM &quot;&amp;[.K86]&amp;&quot;_combo[] = {&quot;&amp;[.L86]&amp;&quot;, COMBO_END};&quot;" office:value-type="string" office:string-value="const uint16_t PROGMEM y_i_1_combo[] = {KC_Y, KC_I, COMBO_END};" calcext:value-type="string">
            <text:p>const uint16_t PROGMEM y_i_1_combo[] = {KC_Y, KC_I, COMBO_END};</text:p>
          </table:table-cell>
          <table:table-cell table:formula="of:=&quot;  COMBO_&quot;&amp;[.K86]&amp;&quot;,&quot;" office:value-type="string" office:string-value="  COMBO_y_i_1," calcext:value-type="string">
            <text:p><text:s text:c="2"/>COMBO_y_i_1,</text:p>
          </table:table-cell>
          <table:table-cell table:formula="of:=&quot;  [COMBO_&quot;&amp;[.K86]&amp;&quot;] = COMBO&quot;&amp;IF([.M86]=&quot;key&quot;;&quot;&quot;;&quot;_ACTION&quot;)&amp;&quot;(&quot;&amp;[.K86]&amp;&quot;_combo&quot;&amp;IF([.M86]=&quot;key&quot;;&quot;, &quot;&amp;[.N86];&quot;&quot;)&amp;&quot;),&quot;" office:value-type="string" office:string-value="  [COMBO_y_i_1] = COMBO(y_i_1_combo, KC_F8)," calcext:value-type="string">
            <text:p><text:s text:c="2"/>[COMBO_y_i_1] = COMBO(y_i_1_combo, KC_F8),</text:p>
          </table:table-cell>
          <table:table-cell table:style-name="ce8" table:formula="of:=IF([.M86]=&quot;macro&quot;;&quot;    case &quot;&amp;&quot;COMBO_&quot;&amp;[.K86]&amp;&quot;: if (p) {&quot;&amp;[.O86]&amp;&quot;} &quot;&amp;IF([.P86]=&quot;&quot;;&quot;&quot;;&quot;else {&quot;&amp;[.P8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7]);2)+1" office:value-type="float" office:value="2" calcext:value-type="float">
            <text:p>2</text:p>
          </table:table-cell>
          <table:table-cell table:style-name="ce8" table:formula="of:=OFFSET([$actions_combos.A$2];FLOOR(ROW([.B87])/2)-1;0)" office:value-type="string" office:string-value="f8" calcext:value-type="string">
            <text:p>f8</text:p>
          </table:table-cell>
          <table:table-cell table:style-name="ce15" table:formula="of:=OFFSET([$actions_combos.B$2];FLOOR(ROW([.C87])/2)-1;0)" office:value-type="string" office:string-value="y" calcext:value-type="string">
            <text:p>y</text:p>
          </table:table-cell>
          <table:table-cell table:style-name="ce15" table:formula="of:=OFFSET([$actions_combos.C$2];FLOOR(ROW([.D87])/2)-1;0)" office:value-type="string" office:string-value="i" calcext:value-type="string">
            <text:p>i</text:p>
          </table:table-cell>
          <table:table-cell table:style-name="ce15" table:formula="of:=OFFSET([$actions_combos.D$2];FLOOR(ROW([.E87])/2)-1;0)" office:value-type="float" office:value="0" calcext:value-type="float">
            <text:p>0</text:p>
          </table:table-cell>
          <table:table-cell table:style-name="ce15" table:formula="of:=OFFSET([$actions_combos.E$2];FLOOR(ROW([.F87])/2)-1;0)" office:value-type="float" office:value="0" calcext:value-type="float">
            <text:p>0</text:p>
          </table:table-cell>
          <table:table-cell table:style-name="ce8" table:formula="of:=VLOOKUP([.C87];[$keys.$A$2:.$C$200];[.$A87]+1;0)" office:value-type="string" office:string-value="KC_8" calcext:value-type="string">
            <text:p>KC_8</text:p>
          </table:table-cell>
          <table:table-cell table:style-name="ce8" table:formula="of:=VLOOKUP([.D87];[$keys.$A$2:.$C$200];[.$A87]+1;0)" office:value-type="string" office:string-value="KC_ASTR" calcext:value-type="string">
            <text:p>KC_ASTR</text:p>
          </table:table-cell>
          <table:table-cell table:formula="of:=VLOOKUP([.E87];[$keys.$A$2:.$C$200];[.$A87]+1;0)" office:value-type="string" office:string-value="" calcext:value-type="error">
            <text:p>#N/A</text:p>
          </table:table-cell>
          <table:table-cell table:formula="of:=VLOOKUP([.F87];[$keys.$A$2:.$C$200];[.$A87]+1;0)" office:value-type="string" office:string-value="" calcext:value-type="error">
            <text:p>#N/A</text:p>
          </table:table-cell>
          <table:table-cell table:formula="of:=[.C87]&amp;&quot;_&quot;&amp;[.D87]&amp;IF(ISNA([.I87]);&quot;&quot;;&quot;_&quot;&amp;[.E87]&amp;IF(ISNA([.J87]);&quot;&quot;;&quot;_&quot;&amp;[.F87]))&amp;&quot;_&quot;&amp;TEXT([.A87];&quot;0&quot;)" office:value-type="string" office:string-value="y_i_2" calcext:value-type="string">
            <text:p>y_i_2</text:p>
          </table:table-cell>
          <table:table-cell table:style-name="ce8" table:formula="of:=[.G87]&amp;&quot;, &quot;&amp;[.H87]&amp;IF(ISNA([.I87]);&quot;&quot;;&quot;, &quot;&amp;[.I87]&amp;IF(ISNA([.J87]);&quot;&quot;;&quot;, &quot;&amp;[.J87]))" office:value-type="string" office:string-value="KC_8, KC_ASTR" calcext:value-type="string">
            <text:p>KC_8, KC_ASTR</text:p>
          </table:table-cell>
          <table:table-cell table:formula="of:=VLOOKUP([.B87];[$actions.$A$2:.$F$514];5;0)" office:value-type="string" office:string-value="key" calcext:value-type="string">
            <text:p>key</text:p>
          </table:table-cell>
          <table:table-cell table:style-name="ce8" table:formula="of:=VLOOKUP([.B87];[$actions.$A$2:.$D$514];2;0)" office:value-type="string" office:string-value="KC_F8" calcext:value-type="string">
            <text:p>KC_F8</text:p>
          </table:table-cell>
          <table:table-cell table:formula="of:=VLOOKUP([.B87];[$actions.$A$2:.$D$514];3;0)" office:value-type="float" office:value="0" calcext:value-type="float">
            <text:p/>
          </table:table-cell>
          <table:table-cell table:formula="of:=VLOOKUP([.B87];[$actions.$A$2:.$D$514];4;0)" office:value-type="float" office:value="0" calcext:value-type="float">
            <text:p/>
          </table:table-cell>
          <table:table-cell table:style-name="ce19" table:formula="of:=[.B87]&lt;&gt;0" office:value-type="boolean" office:boolean-value="true" calcext:value-type="boolean">
            <text:p>TRUE</text:p>
          </table:table-cell>
          <table:table-cell table:style-name="ce8" table:formula="of:=&quot;const uint16_t PROGMEM &quot;&amp;[.K87]&amp;&quot;_combo[] = {&quot;&amp;[.L87]&amp;&quot;, COMBO_END};&quot;" office:value-type="string" office:string-value="const uint16_t PROGMEM y_i_2_combo[] = {KC_8, KC_ASTR, COMBO_END};" calcext:value-type="string">
            <text:p>const uint16_t PROGMEM y_i_2_combo[] = {KC_8, KC_ASTR, COMBO_END};</text:p>
          </table:table-cell>
          <table:table-cell table:formula="of:=&quot;  COMBO_&quot;&amp;[.K87]&amp;&quot;,&quot;" office:value-type="string" office:string-value="  COMBO_y_i_2," calcext:value-type="string">
            <text:p><text:s text:c="2"/>COMBO_y_i_2,</text:p>
          </table:table-cell>
          <table:table-cell table:formula="of:=&quot;  [COMBO_&quot;&amp;[.K87]&amp;&quot;] = COMBO&quot;&amp;IF([.M87]=&quot;key&quot;;&quot;&quot;;&quot;_ACTION&quot;)&amp;&quot;(&quot;&amp;[.K87]&amp;&quot;_combo&quot;&amp;IF([.M87]=&quot;key&quot;;&quot;, &quot;&amp;[.N87];&quot;&quot;)&amp;&quot;),&quot;" office:value-type="string" office:string-value="  [COMBO_y_i_2] = COMBO(y_i_2_combo, KC_F8)," calcext:value-type="string">
            <text:p><text:s text:c="2"/>[COMBO_y_i_2] = COMBO(y_i_2_combo, KC_F8),</text:p>
          </table:table-cell>
          <table:table-cell table:style-name="ce8" table:formula="of:=IF([.M87]=&quot;macro&quot;;&quot;    case &quot;&amp;&quot;COMBO_&quot;&amp;[.K87]&amp;&quot;: if (p) {&quot;&amp;[.O87]&amp;&quot;} &quot;&amp;IF([.P87]=&quot;&quot;;&quot;&quot;;&quot;else {&quot;&amp;[.P8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8]);2)+1" office:value-type="float" office:value="1" calcext:value-type="float">
            <text:p>1</text:p>
          </table:table-cell>
          <table:table-cell table:style-name="ce8" table:formula="of:=OFFSET([$actions_combos.A$2];FLOOR(ROW([.B88])/2)-1;0)" office:value-type="string" office:string-value="f9" calcext:value-type="string">
            <text:p>f9</text:p>
          </table:table-cell>
          <table:table-cell table:style-name="ce15" table:formula="of:=OFFSET([$actions_combos.B$2];FLOOR(ROW([.C88])/2)-1;0)" office:value-type="string" office:string-value="q" calcext:value-type="string">
            <text:p>q</text:p>
          </table:table-cell>
          <table:table-cell table:style-name="ce15" table:formula="of:=OFFSET([$actions_combos.C$2];FLOOR(ROW([.D88])/2)-1;0)" office:value-type="string" office:string-value="o" calcext:value-type="string">
            <text:p>o</text:p>
          </table:table-cell>
          <table:table-cell table:style-name="ce15" table:formula="of:=OFFSET([$actions_combos.D$2];FLOOR(ROW([.E88])/2)-1;0)" office:value-type="float" office:value="0" calcext:value-type="float">
            <text:p>0</text:p>
          </table:table-cell>
          <table:table-cell table:style-name="ce15" table:formula="of:=OFFSET([$actions_combos.E$2];FLOOR(ROW([.F88])/2)-1;0)" office:value-type="float" office:value="0" calcext:value-type="float">
            <text:p>0</text:p>
          </table:table-cell>
          <table:table-cell table:style-name="ce8" table:formula="of:=VLOOKUP([.C88];[$keys.$A$2:.$C$200];[.$A88]+1;0)" office:value-type="string" office:string-value="KC_Q" calcext:value-type="string">
            <text:p>KC_Q</text:p>
          </table:table-cell>
          <table:table-cell table:style-name="ce8" table:formula="of:=VLOOKUP([.D88];[$keys.$A$2:.$C$200];[.$A88]+1;0)" office:value-type="string" office:string-value="KC_O" calcext:value-type="string">
            <text:p>KC_O</text:p>
          </table:table-cell>
          <table:table-cell table:formula="of:=VLOOKUP([.E88];[$keys.$A$2:.$C$200];[.$A88]+1;0)" office:value-type="string" office:string-value="" calcext:value-type="error">
            <text:p>#N/A</text:p>
          </table:table-cell>
          <table:table-cell table:formula="of:=VLOOKUP([.F88];[$keys.$A$2:.$C$200];[.$A88]+1;0)" office:value-type="string" office:string-value="" calcext:value-type="error">
            <text:p>#N/A</text:p>
          </table:table-cell>
          <table:table-cell table:formula="of:=[.C88]&amp;&quot;_&quot;&amp;[.D88]&amp;IF(ISNA([.I88]);&quot;&quot;;&quot;_&quot;&amp;[.E88]&amp;IF(ISNA([.J88]);&quot;&quot;;&quot;_&quot;&amp;[.F88]))&amp;&quot;_&quot;&amp;TEXT([.A88];&quot;0&quot;)" office:value-type="string" office:string-value="q_o_1" calcext:value-type="string">
            <text:p>q_o_1</text:p>
          </table:table-cell>
          <table:table-cell table:style-name="ce8" table:formula="of:=[.G88]&amp;&quot;, &quot;&amp;[.H88]&amp;IF(ISNA([.I88]);&quot;&quot;;&quot;, &quot;&amp;[.I88]&amp;IF(ISNA([.J88]);&quot;&quot;;&quot;, &quot;&amp;[.J88]))" office:value-type="string" office:string-value="KC_Q, KC_O" calcext:value-type="string">
            <text:p>KC_Q, KC_O</text:p>
          </table:table-cell>
          <table:table-cell table:formula="of:=VLOOKUP([.B88];[$actions.$A$2:.$F$514];5;0)" office:value-type="string" office:string-value="key" calcext:value-type="string">
            <text:p>key</text:p>
          </table:table-cell>
          <table:table-cell table:style-name="ce8" table:formula="of:=VLOOKUP([.B88];[$actions.$A$2:.$D$514];2;0)" office:value-type="string" office:string-value="KC_F9" calcext:value-type="string">
            <text:p>KC_F9</text:p>
          </table:table-cell>
          <table:table-cell table:style-name="ce8" table:formula="of:=VLOOKUP([.B88];[$actions.$A$2:.$D$514];3;0)" office:value-type="float" office:value="0" calcext:value-type="float">
            <text:p/>
          </table:table-cell>
          <table:table-cell table:style-name="ce8" table:formula="of:=VLOOKUP([.B88];[$actions.$A$2:.$D$514];4;0)" office:value-type="float" office:value="0" calcext:value-type="float">
            <text:p/>
          </table:table-cell>
          <table:table-cell table:style-name="ce19" table:formula="of:=[.B88]&lt;&gt;0" office:value-type="boolean" office:boolean-value="true" calcext:value-type="boolean">
            <text:p>TRUE</text:p>
          </table:table-cell>
          <table:table-cell table:style-name="ce8" table:formula="of:=&quot;const uint16_t PROGMEM &quot;&amp;[.K88]&amp;&quot;_combo[] = {&quot;&amp;[.L88]&amp;&quot;, COMBO_END};&quot;" office:value-type="string" office:string-value="const uint16_t PROGMEM q_o_1_combo[] = {KC_Q, KC_O, COMBO_END};" calcext:value-type="string">
            <text:p>const uint16_t PROGMEM q_o_1_combo[] = {KC_Q, KC_O, COMBO_END};</text:p>
          </table:table-cell>
          <table:table-cell table:formula="of:=&quot;  COMBO_&quot;&amp;[.K88]&amp;&quot;,&quot;" office:value-type="string" office:string-value="  COMBO_q_o_1," calcext:value-type="string">
            <text:p><text:s text:c="2"/>COMBO_q_o_1,</text:p>
          </table:table-cell>
          <table:table-cell table:formula="of:=&quot;  [COMBO_&quot;&amp;[.K88]&amp;&quot;] = COMBO&quot;&amp;IF([.M88]=&quot;key&quot;;&quot;&quot;;&quot;_ACTION&quot;)&amp;&quot;(&quot;&amp;[.K88]&amp;&quot;_combo&quot;&amp;IF([.M88]=&quot;key&quot;;&quot;, &quot;&amp;[.N88];&quot;&quot;)&amp;&quot;),&quot;" office:value-type="string" office:string-value="  [COMBO_q_o_1] = COMBO(q_o_1_combo, KC_F9)," calcext:value-type="string">
            <text:p><text:s text:c="2"/>[COMBO_q_o_1] = COMBO(q_o_1_combo, KC_F9),</text:p>
          </table:table-cell>
          <table:table-cell table:style-name="ce8" table:formula="of:=IF([.M88]=&quot;macro&quot;;&quot;    case &quot;&amp;&quot;COMBO_&quot;&amp;[.K88]&amp;&quot;: if (p) {&quot;&amp;[.O88]&amp;&quot;} &quot;&amp;IF([.P88]=&quot;&quot;;&quot;&quot;;&quot;else {&quot;&amp;[.P8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9]);2)+1" office:value-type="float" office:value="2" calcext:value-type="float">
            <text:p>2</text:p>
          </table:table-cell>
          <table:table-cell table:style-name="ce8" table:formula="of:=OFFSET([$actions_combos.A$2];FLOOR(ROW([.B89])/2)-1;0)" office:value-type="string" office:string-value="f9" calcext:value-type="string">
            <text:p>f9</text:p>
          </table:table-cell>
          <table:table-cell table:style-name="ce15" table:formula="of:=OFFSET([$actions_combos.B$2];FLOOR(ROW([.C89])/2)-1;0)" office:value-type="string" office:string-value="q" calcext:value-type="string">
            <text:p>q</text:p>
          </table:table-cell>
          <table:table-cell table:style-name="ce15" table:formula="of:=OFFSET([$actions_combos.C$2];FLOOR(ROW([.D89])/2)-1;0)" office:value-type="string" office:string-value="o" calcext:value-type="string">
            <text:p>o</text:p>
          </table:table-cell>
          <table:table-cell table:style-name="ce15" table:formula="of:=OFFSET([$actions_combos.D$2];FLOOR(ROW([.E89])/2)-1;0)" office:value-type="float" office:value="0" calcext:value-type="float">
            <text:p>0</text:p>
          </table:table-cell>
          <table:table-cell table:style-name="ce15" table:formula="of:=OFFSET([$actions_combos.E$2];FLOOR(ROW([.F89])/2)-1;0)" office:value-type="float" office:value="0" calcext:value-type="float">
            <text:p>0</text:p>
          </table:table-cell>
          <table:table-cell table:style-name="ce8" table:formula="of:=VLOOKUP([.C89];[$keys.$A$2:.$C$200];[.$A89]+1;0)" office:value-type="string" office:string-value="KC_9" calcext:value-type="string">
            <text:p>KC_9</text:p>
          </table:table-cell>
          <table:table-cell table:style-name="ce8" table:formula="of:=VLOOKUP([.D89];[$keys.$A$2:.$C$200];[.$A89]+1;0)" office:value-type="string" office:string-value="KC_PLUS" calcext:value-type="string">
            <text:p>KC_PLUS</text:p>
          </table:table-cell>
          <table:table-cell table:formula="of:=VLOOKUP([.E89];[$keys.$A$2:.$C$200];[.$A89]+1;0)" office:value-type="string" office:string-value="" calcext:value-type="error">
            <text:p>#N/A</text:p>
          </table:table-cell>
          <table:table-cell table:formula="of:=VLOOKUP([.F89];[$keys.$A$2:.$C$200];[.$A89]+1;0)" office:value-type="string" office:string-value="" calcext:value-type="error">
            <text:p>#N/A</text:p>
          </table:table-cell>
          <table:table-cell table:formula="of:=[.C89]&amp;&quot;_&quot;&amp;[.D89]&amp;IF(ISNA([.I89]);&quot;&quot;;&quot;_&quot;&amp;[.E89]&amp;IF(ISNA([.J89]);&quot;&quot;;&quot;_&quot;&amp;[.F89]))&amp;&quot;_&quot;&amp;TEXT([.A89];&quot;0&quot;)" office:value-type="string" office:string-value="q_o_2" calcext:value-type="string">
            <text:p>q_o_2</text:p>
          </table:table-cell>
          <table:table-cell table:style-name="ce8" table:formula="of:=[.G89]&amp;&quot;, &quot;&amp;[.H89]&amp;IF(ISNA([.I89]);&quot;&quot;;&quot;, &quot;&amp;[.I89]&amp;IF(ISNA([.J89]);&quot;&quot;;&quot;, &quot;&amp;[.J89]))" office:value-type="string" office:string-value="KC_9, KC_PLUS" calcext:value-type="string">
            <text:p>KC_9, KC_PLUS</text:p>
          </table:table-cell>
          <table:table-cell table:formula="of:=VLOOKUP([.B89];[$actions.$A$2:.$F$514];5;0)" office:value-type="string" office:string-value="key" calcext:value-type="string">
            <text:p>key</text:p>
          </table:table-cell>
          <table:table-cell table:style-name="ce8" table:formula="of:=VLOOKUP([.B89];[$actions.$A$2:.$D$514];2;0)" office:value-type="string" office:string-value="KC_F9" calcext:value-type="string">
            <text:p>KC_F9</text:p>
          </table:table-cell>
          <table:table-cell table:style-name="ce8" table:formula="of:=VLOOKUP([.B89];[$actions.$A$2:.$D$514];3;0)" office:value-type="float" office:value="0" calcext:value-type="float">
            <text:p/>
          </table:table-cell>
          <table:table-cell table:style-name="ce8" table:formula="of:=VLOOKUP([.B89];[$actions.$A$2:.$D$514];4;0)" office:value-type="float" office:value="0" calcext:value-type="float">
            <text:p/>
          </table:table-cell>
          <table:table-cell table:style-name="ce19" table:formula="of:=[.B89]&lt;&gt;0" office:value-type="boolean" office:boolean-value="true" calcext:value-type="boolean">
            <text:p>TRUE</text:p>
          </table:table-cell>
          <table:table-cell table:style-name="ce8" table:formula="of:=&quot;const uint16_t PROGMEM &quot;&amp;[.K89]&amp;&quot;_combo[] = {&quot;&amp;[.L89]&amp;&quot;, COMBO_END};&quot;" office:value-type="string" office:string-value="const uint16_t PROGMEM q_o_2_combo[] = {KC_9, KC_PLUS, COMBO_END};" calcext:value-type="string">
            <text:p>const uint16_t PROGMEM q_o_2_combo[] = {KC_9, KC_PLUS, COMBO_END};</text:p>
          </table:table-cell>
          <table:table-cell table:formula="of:=&quot;  COMBO_&quot;&amp;[.K89]&amp;&quot;,&quot;" office:value-type="string" office:string-value="  COMBO_q_o_2," calcext:value-type="string">
            <text:p><text:s text:c="2"/>COMBO_q_o_2,</text:p>
          </table:table-cell>
          <table:table-cell table:formula="of:=&quot;  [COMBO_&quot;&amp;[.K89]&amp;&quot;] = COMBO&quot;&amp;IF([.M89]=&quot;key&quot;;&quot;&quot;;&quot;_ACTION&quot;)&amp;&quot;(&quot;&amp;[.K89]&amp;&quot;_combo&quot;&amp;IF([.M89]=&quot;key&quot;;&quot;, &quot;&amp;[.N89];&quot;&quot;)&amp;&quot;),&quot;" office:value-type="string" office:string-value="  [COMBO_q_o_2] = COMBO(q_o_2_combo, KC_F9)," calcext:value-type="string">
            <text:p><text:s text:c="2"/>[COMBO_q_o_2] = COMBO(q_o_2_combo, KC_F9),</text:p>
          </table:table-cell>
          <table:table-cell table:style-name="ce8" table:formula="of:=IF([.M89]=&quot;macro&quot;;&quot;    case &quot;&amp;&quot;COMBO_&quot;&amp;[.K89]&amp;&quot;: if (p) {&quot;&amp;[.O89]&amp;&quot;} &quot;&amp;IF([.P89]=&quot;&quot;;&quot;&quot;;&quot;else {&quot;&amp;[.P8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0]);2)+1" office:value-type="float" office:value="1" calcext:value-type="float">
            <text:p>1</text:p>
          </table:table-cell>
          <table:table-cell table:style-name="ce8" table:formula="of:=OFFSET([$actions_combos.A$2];FLOOR(ROW([.B90])/2)-1;0)" office:value-type="string" office:string-value="home" calcext:value-type="string">
            <text:p>home</text:p>
          </table:table-cell>
          <table:table-cell table:style-name="ce15" table:formula="of:=OFFSET([$actions_combos.B$2];FLOOR(ROW([.C90])/2)-1;0)" office:value-type="string" office:string-value="alt" calcext:value-type="string">
            <text:p>alt</text:p>
          </table:table-cell>
          <table:table-cell table:style-name="ce15" table:formula="of:=OFFSET([$actions_combos.C$2];FLOOR(ROW([.D90])/2)-1;0)" office:value-type="string" office:string-value="c" calcext:value-type="string">
            <text:p>c</text:p>
          </table:table-cell>
          <table:table-cell table:style-name="ce15" table:formula="of:=OFFSET([$actions_combos.D$2];FLOOR(ROW([.E90])/2)-1;0)" office:value-type="float" office:value="0" calcext:value-type="float">
            <text:p>0</text:p>
          </table:table-cell>
          <table:table-cell table:style-name="ce15" table:formula="of:=OFFSET([$actions_combos.E$2];FLOOR(ROW([.F90])/2)-1;0)" office:value-type="float" office:value="0" calcext:value-type="float">
            <text:p>0</text:p>
          </table:table-cell>
          <table:table-cell table:style-name="ce8" table:formula="of:=VLOOKUP([.C90];[$keys.$A$2:.$C$200];[.$A90]+1;0)" office:value-type="string" office:string-value="KC_LALT" calcext:value-type="string">
            <text:p>KC_LALT</text:p>
          </table:table-cell>
          <table:table-cell table:style-name="ce8" table:formula="of:=VLOOKUP([.D90];[$keys.$A$2:.$C$200];[.$A90]+1;0)" office:value-type="string" office:string-value="KC_C" calcext:value-type="string">
            <text:p>KC_C</text:p>
          </table:table-cell>
          <table:table-cell table:formula="of:=VLOOKUP([.E90];[$keys.$A$2:.$C$200];[.$A90]+1;0)" office:value-type="string" office:string-value="" calcext:value-type="error">
            <text:p>#N/A</text:p>
          </table:table-cell>
          <table:table-cell table:formula="of:=VLOOKUP([.F90];[$keys.$A$2:.$C$200];[.$A90]+1;0)" office:value-type="string" office:string-value="" calcext:value-type="error">
            <text:p>#N/A</text:p>
          </table:table-cell>
          <table:table-cell table:formula="of:=[.C90]&amp;&quot;_&quot;&amp;[.D90]&amp;IF(ISNA([.I90]);&quot;&quot;;&quot;_&quot;&amp;[.E90]&amp;IF(ISNA([.J90]);&quot;&quot;;&quot;_&quot;&amp;[.F90]))&amp;&quot;_&quot;&amp;TEXT([.A90];&quot;0&quot;)" office:value-type="string" office:string-value="alt_c_1" calcext:value-type="string">
            <text:p>alt_c_1</text:p>
          </table:table-cell>
          <table:table-cell table:style-name="ce8" table:formula="of:=[.G90]&amp;&quot;, &quot;&amp;[.H90]&amp;IF(ISNA([.I90]);&quot;&quot;;&quot;, &quot;&amp;[.I90]&amp;IF(ISNA([.J90]);&quot;&quot;;&quot;, &quot;&amp;[.J90]))" office:value-type="string" office:string-value="KC_LALT, KC_C" calcext:value-type="string">
            <text:p>KC_LALT, KC_C</text:p>
          </table:table-cell>
          <table:table-cell table:formula="of:=VLOOKUP([.B90];[$actions.$A$2:.$F$514];5;0)" office:value-type="string" office:string-value="key" calcext:value-type="string">
            <text:p>key</text:p>
          </table:table-cell>
          <table:table-cell table:formula="of:=VLOOKUP([.B90];[$actions.$A$2:.$D$514];2;0)" office:value-type="string" office:string-value="KC_HOME" calcext:value-type="string">
            <text:p>KC_HOME</text:p>
          </table:table-cell>
          <table:table-cell table:style-name="ce8" table:formula="of:=VLOOKUP([.B90];[$actions.$A$2:.$D$514];3;0)" office:value-type="float" office:value="0" calcext:value-type="float">
            <text:p/>
          </table:table-cell>
          <table:table-cell table:style-name="ce8" table:formula="of:=VLOOKUP([.B90];[$actions.$A$2:.$D$514];4;0)" office:value-type="float" office:value="0" calcext:value-type="float">
            <text:p/>
          </table:table-cell>
          <table:table-cell table:style-name="ce19" table:formula="of:=[.B90]&lt;&gt;0" office:value-type="boolean" office:boolean-value="true" calcext:value-type="boolean">
            <text:p>TRUE</text:p>
          </table:table-cell>
          <table:table-cell table:style-name="ce8" table:formula="of:=&quot;const uint16_t PROGMEM &quot;&amp;[.K90]&amp;&quot;_combo[] = {&quot;&amp;[.L90]&amp;&quot;, COMBO_END};&quot;" office:value-type="string" office:string-value="const uint16_t PROGMEM alt_c_1_combo[] = {KC_LALT, KC_C, COMBO_END};" calcext:value-type="string">
            <text:p>const uint16_t PROGMEM alt_c_1_combo[] = {KC_LALT, KC_C, COMBO_END};</text:p>
          </table:table-cell>
          <table:table-cell table:formula="of:=&quot;  COMBO_&quot;&amp;[.K90]&amp;&quot;,&quot;" office:value-type="string" office:string-value="  COMBO_alt_c_1," calcext:value-type="string">
            <text:p><text:s text:c="2"/>COMBO_alt_c_1,</text:p>
          </table:table-cell>
          <table:table-cell table:formula="of:=&quot;  [COMBO_&quot;&amp;[.K90]&amp;&quot;] = COMBO&quot;&amp;IF([.M90]=&quot;key&quot;;&quot;&quot;;&quot;_ACTION&quot;)&amp;&quot;(&quot;&amp;[.K90]&amp;&quot;_combo&quot;&amp;IF([.M90]=&quot;key&quot;;&quot;, &quot;&amp;[.N90];&quot;&quot;)&amp;&quot;),&quot;" office:value-type="string" office:string-value="  [COMBO_alt_c_1] = COMBO(alt_c_1_combo, KC_HOME)," calcext:value-type="string">
            <text:p><text:s text:c="2"/>[COMBO_alt_c_1] = COMBO(alt_c_1_combo, KC_HOME),</text:p>
          </table:table-cell>
          <table:table-cell table:style-name="ce8" table:formula="of:=IF([.M90]=&quot;macro&quot;;&quot;    case &quot;&amp;&quot;COMBO_&quot;&amp;[.K90]&amp;&quot;: if (p) {&quot;&amp;[.O90]&amp;&quot;} &quot;&amp;IF([.P90]=&quot;&quot;;&quot;&quot;;&quot;else {&quot;&amp;[.P9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1]);2)+1" office:value-type="float" office:value="2" calcext:value-type="float">
            <text:p>2</text:p>
          </table:table-cell>
          <table:table-cell table:style-name="ce8" table:formula="of:=OFFSET([$actions_combos.A$2];FLOOR(ROW([.B91])/2)-1;0)" office:value-type="string" office:string-value="home" calcext:value-type="string">
            <text:p>home</text:p>
          </table:table-cell>
          <table:table-cell table:style-name="ce15" table:formula="of:=OFFSET([$actions_combos.B$2];FLOOR(ROW([.C91])/2)-1;0)" office:value-type="string" office:string-value="alt" calcext:value-type="string">
            <text:p>alt</text:p>
          </table:table-cell>
          <table:table-cell table:style-name="ce15" table:formula="of:=OFFSET([$actions_combos.C$2];FLOOR(ROW([.D91])/2)-1;0)" office:value-type="string" office:string-value="c" calcext:value-type="string">
            <text:p>c</text:p>
          </table:table-cell>
          <table:table-cell table:style-name="ce15" table:formula="of:=OFFSET([$actions_combos.D$2];FLOOR(ROW([.E91])/2)-1;0)" office:value-type="float" office:value="0" calcext:value-type="float">
            <text:p>0</text:p>
          </table:table-cell>
          <table:table-cell table:style-name="ce15" table:formula="of:=OFFSET([$actions_combos.E$2];FLOOR(ROW([.F91])/2)-1;0)" office:value-type="float" office:value="0" calcext:value-type="float">
            <text:p>0</text:p>
          </table:table-cell>
          <table:table-cell table:style-name="ce8" table:formula="of:=VLOOKUP([.C91];[$keys.$A$2:.$C$200];[.$A91]+1;0)" office:value-type="string" office:string-value="KC_LALT" calcext:value-type="string">
            <text:p>KC_LALT</text:p>
          </table:table-cell>
          <table:table-cell table:style-name="ce8" table:formula="of:=VLOOKUP([.D91];[$keys.$A$2:.$C$200];[.$A91]+1;0)" office:value-type="string" office:string-value="KC_LBRC" calcext:value-type="string">
            <text:p>KC_LBRC</text:p>
          </table:table-cell>
          <table:table-cell table:formula="of:=VLOOKUP([.E91];[$keys.$A$2:.$C$200];[.$A91]+1;0)" office:value-type="string" office:string-value="" calcext:value-type="error">
            <text:p>#N/A</text:p>
          </table:table-cell>
          <table:table-cell table:formula="of:=VLOOKUP([.F91];[$keys.$A$2:.$C$200];[.$A91]+1;0)" office:value-type="string" office:string-value="" calcext:value-type="error">
            <text:p>#N/A</text:p>
          </table:table-cell>
          <table:table-cell table:formula="of:=[.C91]&amp;&quot;_&quot;&amp;[.D91]&amp;IF(ISNA([.I91]);&quot;&quot;;&quot;_&quot;&amp;[.E91]&amp;IF(ISNA([.J91]);&quot;&quot;;&quot;_&quot;&amp;[.F91]))&amp;&quot;_&quot;&amp;TEXT([.A91];&quot;0&quot;)" office:value-type="string" office:string-value="alt_c_2" calcext:value-type="string">
            <text:p>alt_c_2</text:p>
          </table:table-cell>
          <table:table-cell table:style-name="ce8" table:formula="of:=[.G91]&amp;&quot;, &quot;&amp;[.H91]&amp;IF(ISNA([.I91]);&quot;&quot;;&quot;, &quot;&amp;[.I91]&amp;IF(ISNA([.J91]);&quot;&quot;;&quot;, &quot;&amp;[.J91]))" office:value-type="string" office:string-value="KC_LALT, KC_LBRC" calcext:value-type="string">
            <text:p>KC_LALT, KC_LBRC</text:p>
          </table:table-cell>
          <table:table-cell table:formula="of:=VLOOKUP([.B91];[$actions.$A$2:.$F$514];5;0)" office:value-type="string" office:string-value="key" calcext:value-type="string">
            <text:p>key</text:p>
          </table:table-cell>
          <table:table-cell table:formula="of:=VLOOKUP([.B91];[$actions.$A$2:.$D$514];2;0)" office:value-type="string" office:string-value="KC_HOME" calcext:value-type="string">
            <text:p>KC_HOME</text:p>
          </table:table-cell>
          <table:table-cell table:style-name="ce8" table:formula="of:=VLOOKUP([.B91];[$actions.$A$2:.$D$514];3;0)" office:value-type="float" office:value="0" calcext:value-type="float">
            <text:p/>
          </table:table-cell>
          <table:table-cell table:style-name="ce8" table:formula="of:=VLOOKUP([.B91];[$actions.$A$2:.$D$514];4;0)" office:value-type="float" office:value="0" calcext:value-type="float">
            <text:p/>
          </table:table-cell>
          <table:table-cell table:style-name="ce19" table:formula="of:=[.B91]&lt;&gt;0" office:value-type="boolean" office:boolean-value="true" calcext:value-type="boolean">
            <text:p>TRUE</text:p>
          </table:table-cell>
          <table:table-cell table:style-name="ce8" table:formula="of:=&quot;const uint16_t PROGMEM &quot;&amp;[.K91]&amp;&quot;_combo[] = {&quot;&amp;[.L91]&amp;&quot;, COMBO_END};&quot;" office:value-type="string" office:string-value="const uint16_t PROGMEM alt_c_2_combo[] = {KC_LALT, KC_LBRC, COMBO_END};" calcext:value-type="string">
            <text:p>const uint16_t PROGMEM alt_c_2_combo[] = {KC_LALT, KC_LBRC, COMBO_END};</text:p>
          </table:table-cell>
          <table:table-cell table:formula="of:=&quot;  COMBO_&quot;&amp;[.K91]&amp;&quot;,&quot;" office:value-type="string" office:string-value="  COMBO_alt_c_2," calcext:value-type="string">
            <text:p><text:s text:c="2"/>COMBO_alt_c_2,</text:p>
          </table:table-cell>
          <table:table-cell table:formula="of:=&quot;  [COMBO_&quot;&amp;[.K91]&amp;&quot;] = COMBO&quot;&amp;IF([.M91]=&quot;key&quot;;&quot;&quot;;&quot;_ACTION&quot;)&amp;&quot;(&quot;&amp;[.K91]&amp;&quot;_combo&quot;&amp;IF([.M91]=&quot;key&quot;;&quot;, &quot;&amp;[.N91];&quot;&quot;)&amp;&quot;),&quot;" office:value-type="string" office:string-value="  [COMBO_alt_c_2] = COMBO(alt_c_2_combo, KC_HOME)," calcext:value-type="string">
            <text:p><text:s text:c="2"/>[COMBO_alt_c_2] = COMBO(alt_c_2_combo, KC_HOME),</text:p>
          </table:table-cell>
          <table:table-cell table:style-name="ce8" table:formula="of:=IF([.M91]=&quot;macro&quot;;&quot;    case &quot;&amp;&quot;COMBO_&quot;&amp;[.K91]&amp;&quot;: if (p) {&quot;&amp;[.O91]&amp;&quot;} &quot;&amp;IF([.P91]=&quot;&quot;;&quot;&quot;;&quot;else {&quot;&amp;[.P9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2]);2)+1" office:value-type="float" office:value="1" calcext:value-type="float">
            <text:p>1</text:p>
          </table:table-cell>
          <table:table-cell table:style-name="ce8" table:formula="of:=OFFSET([$actions_combos.A$2];FLOOR(ROW([.B92])/2)-1;0)" office:value-type="string" office:string-value="insert" calcext:value-type="string">
            <text:p>insert</text:p>
          </table:table-cell>
          <table:table-cell table:style-name="ce15" table:formula="of:=OFFSET([$actions_combos.B$2];FLOOR(ROW([.C92])/2)-1;0)" office:value-type="string" office:string-value="l" calcext:value-type="string">
            <text:p>l</text:p>
          </table:table-cell>
          <table:table-cell table:style-name="ce15" table:formula="of:=OFFSET([$actions_combos.C$2];FLOOR(ROW([.D92])/2)-1;0)" office:value-type="string" office:string-value="u" calcext:value-type="string">
            <text:p>u</text:p>
          </table:table-cell>
          <table:table-cell table:style-name="ce15" table:formula="of:=OFFSET([$actions_combos.D$2];FLOOR(ROW([.E92])/2)-1;0)" office:value-type="float" office:value="0" calcext:value-type="float">
            <text:p>0</text:p>
          </table:table-cell>
          <table:table-cell table:style-name="ce15" table:formula="of:=OFFSET([$actions_combos.E$2];FLOOR(ROW([.F92])/2)-1;0)" office:value-type="float" office:value="0" calcext:value-type="float">
            <text:p>0</text:p>
          </table:table-cell>
          <table:table-cell table:style-name="ce8" table:formula="of:=VLOOKUP([.C92];[$keys.$A$2:.$C$200];[.$A92]+1;0)" office:value-type="string" office:string-value="KC_L" calcext:value-type="string">
            <text:p>KC_L</text:p>
          </table:table-cell>
          <table:table-cell table:style-name="ce8" table:formula="of:=VLOOKUP([.D92];[$keys.$A$2:.$C$200];[.$A92]+1;0)" office:value-type="string" office:string-value="KC_U" calcext:value-type="string">
            <text:p>KC_U</text:p>
          </table:table-cell>
          <table:table-cell table:style-name="ce8" table:formula="of:=VLOOKUP([.E92];[$keys.$A$2:.$C$200];[.$A92]+1;0)" office:value-type="string" office:string-value="" calcext:value-type="error">
            <text:p>#N/A</text:p>
          </table:table-cell>
          <table:table-cell table:style-name="ce8" table:formula="of:=VLOOKUP([.F92];[$keys.$A$2:.$C$200];[.$A92]+1;0)" office:value-type="string" office:string-value="" calcext:value-type="error">
            <text:p>#N/A</text:p>
          </table:table-cell>
          <table:table-cell table:formula="of:=[.C92]&amp;&quot;_&quot;&amp;[.D92]&amp;IF(ISNA([.I92]);&quot;&quot;;&quot;_&quot;&amp;[.E92]&amp;IF(ISNA([.J92]);&quot;&quot;;&quot;_&quot;&amp;[.F92]))&amp;&quot;_&quot;&amp;TEXT([.A92];&quot;0&quot;)" office:value-type="string" office:string-value="l_u_1" calcext:value-type="string">
            <text:p>l_u_1</text:p>
          </table:table-cell>
          <table:table-cell table:style-name="ce8" table:formula="of:=[.G92]&amp;&quot;, &quot;&amp;[.H92]&amp;IF(ISNA([.I92]);&quot;&quot;;&quot;, &quot;&amp;[.I92]&amp;IF(ISNA([.J92]);&quot;&quot;;&quot;, &quot;&amp;[.J92]))" office:value-type="string" office:string-value="KC_L, KC_U" calcext:value-type="string">
            <text:p>KC_L, KC_U</text:p>
          </table:table-cell>
          <table:table-cell table:formula="of:=VLOOKUP([.B92];[$actions.$A$2:.$F$514];5;0)" office:value-type="string" office:string-value="key" calcext:value-type="string">
            <text:p>key</text:p>
          </table:table-cell>
          <table:table-cell table:formula="of:=VLOOKUP([.B92];[$actions.$A$2:.$D$514];2;0)" office:value-type="string" office:string-value="KC_INS" calcext:value-type="string">
            <text:p>KC_INS</text:p>
          </table:table-cell>
          <table:table-cell table:style-name="ce8" table:formula="of:=VLOOKUP([.B92];[$actions.$A$2:.$D$514];3;0)" office:value-type="float" office:value="0" calcext:value-type="float">
            <text:p/>
          </table:table-cell>
          <table:table-cell table:formula="of:=VLOOKUP([.B92];[$actions.$A$2:.$D$514];4;0)" office:value-type="float" office:value="0" calcext:value-type="float">
            <text:p/>
          </table:table-cell>
          <table:table-cell table:style-name="ce19" table:formula="of:=[.B92]&lt;&gt;0" office:value-type="boolean" office:boolean-value="true" calcext:value-type="boolean">
            <text:p>TRUE</text:p>
          </table:table-cell>
          <table:table-cell table:style-name="ce8" table:formula="of:=&quot;const uint16_t PROGMEM &quot;&amp;[.K92]&amp;&quot;_combo[] = {&quot;&amp;[.L92]&amp;&quot;, COMBO_END};&quot;" office:value-type="string" office:string-value="const uint16_t PROGMEM l_u_1_combo[] = {KC_L, KC_U, COMBO_END};" calcext:value-type="string">
            <text:p>const uint16_t PROGMEM l_u_1_combo[] = {KC_L, KC_U, COMBO_END};</text:p>
          </table:table-cell>
          <table:table-cell table:formula="of:=&quot;  COMBO_&quot;&amp;[.K92]&amp;&quot;,&quot;" office:value-type="string" office:string-value="  COMBO_l_u_1," calcext:value-type="string">
            <text:p><text:s text:c="2"/>COMBO_l_u_1,</text:p>
          </table:table-cell>
          <table:table-cell table:formula="of:=&quot;  [COMBO_&quot;&amp;[.K92]&amp;&quot;] = COMBO&quot;&amp;IF([.M92]=&quot;key&quot;;&quot;&quot;;&quot;_ACTION&quot;)&amp;&quot;(&quot;&amp;[.K92]&amp;&quot;_combo&quot;&amp;IF([.M92]=&quot;key&quot;;&quot;, &quot;&amp;[.N92];&quot;&quot;)&amp;&quot;),&quot;" office:value-type="string" office:string-value="  [COMBO_l_u_1] = COMBO(l_u_1_combo, KC_INS)," calcext:value-type="string">
            <text:p><text:s text:c="2"/>[COMBO_l_u_1] = COMBO(l_u_1_combo, KC_INS),</text:p>
          </table:table-cell>
          <table:table-cell table:style-name="ce8" table:formula="of:=IF([.M92]=&quot;macro&quot;;&quot;    case &quot;&amp;&quot;COMBO_&quot;&amp;[.K92]&amp;&quot;: if (p) {&quot;&amp;[.O92]&amp;&quot;} &quot;&amp;IF([.P92]=&quot;&quot;;&quot;&quot;;&quot;else {&quot;&amp;[.P9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3]);2)+1" office:value-type="float" office:value="2" calcext:value-type="float">
            <text:p>2</text:p>
          </table:table-cell>
          <table:table-cell table:style-name="ce8" table:formula="of:=OFFSET([$actions_combos.A$2];FLOOR(ROW([.B93])/2)-1;0)" office:value-type="string" office:string-value="insert" calcext:value-type="string">
            <text:p>insert</text:p>
          </table:table-cell>
          <table:table-cell table:style-name="ce15" table:formula="of:=OFFSET([$actions_combos.B$2];FLOOR(ROW([.C93])/2)-1;0)" office:value-type="string" office:string-value="l" calcext:value-type="string">
            <text:p>l</text:p>
          </table:table-cell>
          <table:table-cell table:style-name="ce15" table:formula="of:=OFFSET([$actions_combos.C$2];FLOOR(ROW([.D93])/2)-1;0)" office:value-type="string" office:string-value="u" calcext:value-type="string">
            <text:p>u</text:p>
          </table:table-cell>
          <table:table-cell table:style-name="ce15" table:formula="of:=OFFSET([$actions_combos.D$2];FLOOR(ROW([.E93])/2)-1;0)" office:value-type="float" office:value="0" calcext:value-type="float">
            <text:p>0</text:p>
          </table:table-cell>
          <table:table-cell table:style-name="ce15" table:formula="of:=OFFSET([$actions_combos.E$2];FLOOR(ROW([.F93])/2)-1;0)" office:value-type="float" office:value="0" calcext:value-type="float">
            <text:p>0</text:p>
          </table:table-cell>
          <table:table-cell table:style-name="ce8" table:formula="of:=VLOOKUP([.C93];[$keys.$A$2:.$C$200];[.$A93]+1;0)" office:value-type="string" office:string-value="KC_6" calcext:value-type="string">
            <text:p>KC_6</text:p>
          </table:table-cell>
          <table:table-cell table:style-name="ce8" table:formula="of:=VLOOKUP([.D93];[$keys.$A$2:.$C$200];[.$A93]+1;0)" office:value-type="string" office:string-value="KC_7" calcext:value-type="string">
            <text:p>KC_7</text:p>
          </table:table-cell>
          <table:table-cell table:style-name="ce8" table:formula="of:=VLOOKUP([.E93];[$keys.$A$2:.$C$200];[.$A93]+1;0)" office:value-type="string" office:string-value="" calcext:value-type="error">
            <text:p>#N/A</text:p>
          </table:table-cell>
          <table:table-cell table:style-name="ce8" table:formula="of:=VLOOKUP([.F93];[$keys.$A$2:.$C$200];[.$A93]+1;0)" office:value-type="string" office:string-value="" calcext:value-type="error">
            <text:p>#N/A</text:p>
          </table:table-cell>
          <table:table-cell table:formula="of:=[.C93]&amp;&quot;_&quot;&amp;[.D93]&amp;IF(ISNA([.I93]);&quot;&quot;;&quot;_&quot;&amp;[.E93]&amp;IF(ISNA([.J93]);&quot;&quot;;&quot;_&quot;&amp;[.F93]))&amp;&quot;_&quot;&amp;TEXT([.A93];&quot;0&quot;)" office:value-type="string" office:string-value="l_u_2" calcext:value-type="string">
            <text:p>l_u_2</text:p>
          </table:table-cell>
          <table:table-cell table:style-name="ce8" table:formula="of:=[.G93]&amp;&quot;, &quot;&amp;[.H93]&amp;IF(ISNA([.I93]);&quot;&quot;;&quot;, &quot;&amp;[.I93]&amp;IF(ISNA([.J93]);&quot;&quot;;&quot;, &quot;&amp;[.J93]))" office:value-type="string" office:string-value="KC_6, KC_7" calcext:value-type="string">
            <text:p>KC_6, KC_7</text:p>
          </table:table-cell>
          <table:table-cell table:formula="of:=VLOOKUP([.B93];[$actions.$A$2:.$F$514];5;0)" office:value-type="string" office:string-value="key" calcext:value-type="string">
            <text:p>key</text:p>
          </table:table-cell>
          <table:table-cell table:formula="of:=VLOOKUP([.B93];[$actions.$A$2:.$D$514];2;0)" office:value-type="string" office:string-value="KC_INS" calcext:value-type="string">
            <text:p>KC_INS</text:p>
          </table:table-cell>
          <table:table-cell table:style-name="ce8" table:formula="of:=VLOOKUP([.B93];[$actions.$A$2:.$D$514];3;0)" office:value-type="float" office:value="0" calcext:value-type="float">
            <text:p/>
          </table:table-cell>
          <table:table-cell table:formula="of:=VLOOKUP([.B93];[$actions.$A$2:.$D$514];4;0)" office:value-type="float" office:value="0" calcext:value-type="float">
            <text:p/>
          </table:table-cell>
          <table:table-cell table:style-name="ce19" table:formula="of:=[.B93]&lt;&gt;0" office:value-type="boolean" office:boolean-value="true" calcext:value-type="boolean">
            <text:p>TRUE</text:p>
          </table:table-cell>
          <table:table-cell table:style-name="ce8" table:formula="of:=&quot;const uint16_t PROGMEM &quot;&amp;[.K93]&amp;&quot;_combo[] = {&quot;&amp;[.L93]&amp;&quot;, COMBO_END};&quot;" office:value-type="string" office:string-value="const uint16_t PROGMEM l_u_2_combo[] = {KC_6, KC_7, COMBO_END};" calcext:value-type="string">
            <text:p>const uint16_t PROGMEM l_u_2_combo[] = {KC_6, KC_7, COMBO_END};</text:p>
          </table:table-cell>
          <table:table-cell table:formula="of:=&quot;  COMBO_&quot;&amp;[.K93]&amp;&quot;,&quot;" office:value-type="string" office:string-value="  COMBO_l_u_2," calcext:value-type="string">
            <text:p><text:s text:c="2"/>COMBO_l_u_2,</text:p>
          </table:table-cell>
          <table:table-cell table:formula="of:=&quot;  [COMBO_&quot;&amp;[.K93]&amp;&quot;] = COMBO&quot;&amp;IF([.M93]=&quot;key&quot;;&quot;&quot;;&quot;_ACTION&quot;)&amp;&quot;(&quot;&amp;[.K93]&amp;&quot;_combo&quot;&amp;IF([.M93]=&quot;key&quot;;&quot;, &quot;&amp;[.N93];&quot;&quot;)&amp;&quot;),&quot;" office:value-type="string" office:string-value="  [COMBO_l_u_2] = COMBO(l_u_2_combo, KC_INS)," calcext:value-type="string">
            <text:p><text:s text:c="2"/>[COMBO_l_u_2] = COMBO(l_u_2_combo, KC_INS),</text:p>
          </table:table-cell>
          <table:table-cell table:style-name="ce8" table:formula="of:=IF([.M93]=&quot;macro&quot;;&quot;    case &quot;&amp;&quot;COMBO_&quot;&amp;[.K93]&amp;&quot;: if (p) {&quot;&amp;[.O93]&amp;&quot;} &quot;&amp;IF([.P93]=&quot;&quot;;&quot;&quot;;&quot;else {&quot;&amp;[.P9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4]);2)+1" office:value-type="float" office:value="1" calcext:value-type="float">
            <text:p>1</text:p>
          </table:table-cell>
          <table:table-cell table:style-name="ce8" table:formula="of:=OFFSET([$actions_combos.A$2];FLOOR(ROW([.B94])/2)-1;0)" office:value-type="string" office:string-value="join_lines_down" calcext:value-type="string">
            <text:p>join_lines_down</text:p>
          </table:table-cell>
          <table:table-cell table:style-name="ce15" table:formula="of:=OFFSET([$actions_combos.B$2];FLOOR(ROW([.C94])/2)-1;0)" office:value-type="float" office:value="0" calcext:value-type="float">
            <text:p>0</text:p>
          </table:table-cell>
          <table:table-cell table:style-name="ce15" table:formula="of:=OFFSET([$actions_combos.C$2];FLOOR(ROW([.D94])/2)-1;0)" office:value-type="float" office:value="0" calcext:value-type="float">
            <text:p>0</text:p>
          </table:table-cell>
          <table:table-cell table:style-name="ce15" table:formula="of:=OFFSET([$actions_combos.D$2];FLOOR(ROW([.E94])/2)-1;0)" office:value-type="float" office:value="0" calcext:value-type="float">
            <text:p>0</text:p>
          </table:table-cell>
          <table:table-cell table:style-name="ce15" table:formula="of:=OFFSET([$actions_combos.E$2];FLOOR(ROW([.F94])/2)-1;0)" office:value-type="float" office:value="0" calcext:value-type="float">
            <text:p>0</text:p>
          </table:table-cell>
          <table:table-cell table:style-name="ce8" table:formula="of:=VLOOKUP([.C94];[$keys.$A$2:.$C$200];[.$A94]+1;0)" office:value-type="string" office:string-value="" calcext:value-type="error">
            <text:p>#N/A</text:p>
          </table:table-cell>
          <table:table-cell table:style-name="ce8" table:formula="of:=VLOOKUP([.D94];[$keys.$A$2:.$C$200];[.$A94]+1;0)" office:value-type="string" office:string-value="" calcext:value-type="error">
            <text:p>#N/A</text:p>
          </table:table-cell>
          <table:table-cell table:formula="of:=VLOOKUP([.E94];[$keys.$A$2:.$C$200];[.$A94]+1;0)" office:value-type="string" office:string-value="" calcext:value-type="error">
            <text:p>#N/A</text:p>
          </table:table-cell>
          <table:table-cell table:formula="of:=VLOOKUP([.F94];[$keys.$A$2:.$C$200];[.$A94]+1;0)" office:value-type="string" office:string-value="" calcext:value-type="error">
            <text:p>#N/A</text:p>
          </table:table-cell>
          <table:table-cell table:formula="of:=[.C94]&amp;&quot;_&quot;&amp;[.D94]&amp;IF(ISNA([.I94]);&quot;&quot;;&quot;_&quot;&amp;[.E94]&amp;IF(ISNA([.J94]);&quot;&quot;;&quot;_&quot;&amp;[.F94]))&amp;&quot;_&quot;&amp;TEXT([.A94];&quot;0&quot;)" office:value-type="string" office:string-value="0_0_1" calcext:value-type="string">
            <text:p>0_0_1</text:p>
          </table:table-cell>
          <table:table-cell table:style-name="ce8" table:formula="of:=[.G94]&amp;&quot;, &quot;&amp;[.H94]&amp;IF(ISNA([.I94]);&quot;&quot;;&quot;, &quot;&amp;[.I94]&amp;IF(ISNA([.J94]);&quot;&quot;;&quot;, &quot;&amp;[.J94]))" office:value-type="string" office:string-value="" calcext:value-type="error">
            <text:p>#N/A</text:p>
          </table:table-cell>
          <table:table-cell table:formula="of:=VLOOKUP([.B94];[$actions.$A$2:.$F$514];5;0)" office:value-type="string" office:string-value="macro" calcext:value-type="string">
            <text:p>macro</text:p>
          </table:table-cell>
          <table:table-cell table:style-name="ce8" table:formula="of:=VLOOKUP([.B94];[$actions.$A$2:.$D$514];2;0)" office:value-type="float" office:value="0" calcext:value-type="float">
            <text:p/>
          </table:table-cell>
          <table:table-cell table:style-name="ce8" table:formula="of:=VLOOKUP([.B94];[$actions.$A$2:.$D$514];3;0)" office:value-type="string" office:string-value="SEND_STRING(SS_TAP(X_END)SS_TAP(X_DEL));" calcext:value-type="string">
            <text:p>SEND_STRING(SS_TAP(X_END)SS_TAP(X_DEL));</text:p>
          </table:table-cell>
          <table:table-cell table:formula="of:=VLOOKUP([.B94];[$actions.$A$2:.$D$514];4;0)" office:value-type="float" office:value="0" calcext:value-type="float">
            <text:p/>
          </table:table-cell>
          <table:table-cell table:style-name="ce19" table:formula="of:=[.B94]&lt;&gt;0" office:value-type="boolean" office:boolean-value="true" calcext:value-type="boolean">
            <text:p>TRUE</text:p>
          </table:table-cell>
          <table:table-cell table:style-name="ce8" table:formula="of:=&quot;const uint16_t PROGMEM &quot;&amp;[.K94]&amp;&quot;_combo[] = {&quot;&amp;[.L94]&amp;&quot;, COMBO_END};&quot;" office:value-type="string" office:string-value="" calcext:value-type="error">
            <text:p>#N/A</text:p>
          </table:table-cell>
          <table:table-cell table:formula="of:=&quot;  COMBO_&quot;&amp;[.K9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94]&amp;&quot;] = COMBO&quot;&amp;IF([.M94]=&quot;key&quot;;&quot;&quot;;&quot;_ACTION&quot;)&amp;&quot;(&quot;&amp;[.K94]&amp;&quot;_combo&quot;&amp;IF([.M94]=&quot;key&quot;;&quot;, &quot;&amp;[.N94];&quot;&quot;)&amp;&quot;),&quot;" office:value-type="string" office:string-value="  [COMBO_0_0_1] = COMBO_ACTION(0_0_1_combo)," calcext:value-type="string">
            <text:p><text:s text:c="2"/>[COMBO_0_0_1] = COMBO_ACTION(0_0_1_combo),</text:p>
          </table:table-cell>
          <table:table-cell table:style-name="ce8" table:formula="of:=IF([.M94]=&quot;macro&quot;;&quot;    case &quot;&amp;&quot;COMBO_&quot;&amp;[.K94]&amp;&quot;: if (p) {&quot;&amp;[.O94]&amp;&quot;} &quot;&amp;IF([.P94]=&quot;&quot;;&quot;&quot;;&quot;else {&quot;&amp;[.P94]&amp;&quot;}&quot;)&amp;&quot; break;&quot;;&quot;&quot;)" office:value-type="string" office:string-value="    case COMBO_0_0_1: if (p) {SEND_STRING(SS_TAP(X_END)SS_TAP(X_DEL));}  break;" calcext:value-type="string">
            <text:p><text:s text:c="4"/>case COMBO_0_0_1: if (p) {SEND_STRING(SS_TAP(X_END)SS_TAP(X_DEL));} <text:s/>break;</text:p>
          </table:table-cell>
          <table:table-cell table:number-columns-repeated="1003"/>
        </table:table-row>
        <table:table-row table:style-name="ro1">
          <table:table-cell table:formula="of:=MOD(ROW([.A95]);2)+1" office:value-type="float" office:value="2" calcext:value-type="float">
            <text:p>2</text:p>
          </table:table-cell>
          <table:table-cell table:style-name="ce8" table:formula="of:=OFFSET([$actions_combos.A$2];FLOOR(ROW([.B95])/2)-1;0)" office:value-type="string" office:string-value="join_lines_down" calcext:value-type="string">
            <text:p>join_lines_down</text:p>
          </table:table-cell>
          <table:table-cell table:style-name="ce15" table:formula="of:=OFFSET([$actions_combos.B$2];FLOOR(ROW([.C95])/2)-1;0)" office:value-type="float" office:value="0" calcext:value-type="float">
            <text:p>0</text:p>
          </table:table-cell>
          <table:table-cell table:style-name="ce15" table:formula="of:=OFFSET([$actions_combos.C$2];FLOOR(ROW([.D95])/2)-1;0)" office:value-type="float" office:value="0" calcext:value-type="float">
            <text:p>0</text:p>
          </table:table-cell>
          <table:table-cell table:style-name="ce15" table:formula="of:=OFFSET([$actions_combos.D$2];FLOOR(ROW([.E95])/2)-1;0)" office:value-type="float" office:value="0" calcext:value-type="float">
            <text:p>0</text:p>
          </table:table-cell>
          <table:table-cell table:style-name="ce15" table:formula="of:=OFFSET([$actions_combos.E$2];FLOOR(ROW([.F95])/2)-1;0)" office:value-type="float" office:value="0" calcext:value-type="float">
            <text:p>0</text:p>
          </table:table-cell>
          <table:table-cell table:style-name="ce8" table:formula="of:=VLOOKUP([.C95];[$keys.$A$2:.$C$200];[.$A95]+1;0)" office:value-type="string" office:string-value="" calcext:value-type="error">
            <text:p>#N/A</text:p>
          </table:table-cell>
          <table:table-cell table:style-name="ce8" table:formula="of:=VLOOKUP([.D95];[$keys.$A$2:.$C$200];[.$A95]+1;0)" office:value-type="string" office:string-value="" calcext:value-type="error">
            <text:p>#N/A</text:p>
          </table:table-cell>
          <table:table-cell table:formula="of:=VLOOKUP([.E95];[$keys.$A$2:.$C$200];[.$A95]+1;0)" office:value-type="string" office:string-value="" calcext:value-type="error">
            <text:p>#N/A</text:p>
          </table:table-cell>
          <table:table-cell table:formula="of:=VLOOKUP([.F95];[$keys.$A$2:.$C$200];[.$A95]+1;0)" office:value-type="string" office:string-value="" calcext:value-type="error">
            <text:p>#N/A</text:p>
          </table:table-cell>
          <table:table-cell table:formula="of:=[.C95]&amp;&quot;_&quot;&amp;[.D95]&amp;IF(ISNA([.I95]);&quot;&quot;;&quot;_&quot;&amp;[.E95]&amp;IF(ISNA([.J95]);&quot;&quot;;&quot;_&quot;&amp;[.F95]))&amp;&quot;_&quot;&amp;TEXT([.A95];&quot;0&quot;)" office:value-type="string" office:string-value="0_0_2" calcext:value-type="string">
            <text:p>0_0_2</text:p>
          </table:table-cell>
          <table:table-cell table:style-name="ce8" table:formula="of:=[.G95]&amp;&quot;, &quot;&amp;[.H95]&amp;IF(ISNA([.I95]);&quot;&quot;;&quot;, &quot;&amp;[.I95]&amp;IF(ISNA([.J95]);&quot;&quot;;&quot;, &quot;&amp;[.J95]))" office:value-type="string" office:string-value="" calcext:value-type="error">
            <text:p>#N/A</text:p>
          </table:table-cell>
          <table:table-cell table:formula="of:=VLOOKUP([.B95];[$actions.$A$2:.$F$514];5;0)" office:value-type="string" office:string-value="macro" calcext:value-type="string">
            <text:p>macro</text:p>
          </table:table-cell>
          <table:table-cell table:style-name="ce8" table:formula="of:=VLOOKUP([.B95];[$actions.$A$2:.$D$514];2;0)" office:value-type="float" office:value="0" calcext:value-type="float">
            <text:p/>
          </table:table-cell>
          <table:table-cell table:style-name="ce8" table:formula="of:=VLOOKUP([.B95];[$actions.$A$2:.$D$514];3;0)" office:value-type="string" office:string-value="SEND_STRING(SS_TAP(X_END)SS_TAP(X_DEL));" calcext:value-type="string">
            <text:p>SEND_STRING(SS_TAP(X_END)SS_TAP(X_DEL));</text:p>
          </table:table-cell>
          <table:table-cell table:formula="of:=VLOOKUP([.B95];[$actions.$A$2:.$D$514];4;0)" office:value-type="float" office:value="0" calcext:value-type="float">
            <text:p/>
          </table:table-cell>
          <table:table-cell table:style-name="ce19" table:formula="of:=[.B95]&lt;&gt;0" office:value-type="boolean" office:boolean-value="true" calcext:value-type="boolean">
            <text:p>TRUE</text:p>
          </table:table-cell>
          <table:table-cell table:style-name="ce8" table:formula="of:=&quot;const uint16_t PROGMEM &quot;&amp;[.K95]&amp;&quot;_combo[] = {&quot;&amp;[.L95]&amp;&quot;, COMBO_END};&quot;" office:value-type="string" office:string-value="" calcext:value-type="error">
            <text:p>#N/A</text:p>
          </table:table-cell>
          <table:table-cell table:formula="of:=&quot;  COMBO_&quot;&amp;[.K9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95]&amp;&quot;] = COMBO&quot;&amp;IF([.M95]=&quot;key&quot;;&quot;&quot;;&quot;_ACTION&quot;)&amp;&quot;(&quot;&amp;[.K95]&amp;&quot;_combo&quot;&amp;IF([.M95]=&quot;key&quot;;&quot;, &quot;&amp;[.N95];&quot;&quot;)&amp;&quot;),&quot;" office:value-type="string" office:string-value="  [COMBO_0_0_2] = COMBO_ACTION(0_0_2_combo)," calcext:value-type="string">
            <text:p><text:s text:c="2"/>[COMBO_0_0_2] = COMBO_ACTION(0_0_2_combo),</text:p>
          </table:table-cell>
          <table:table-cell table:style-name="ce8" table:formula="of:=IF([.M95]=&quot;macro&quot;;&quot;    case &quot;&amp;&quot;COMBO_&quot;&amp;[.K95]&amp;&quot;: if (p) {&quot;&amp;[.O95]&amp;&quot;} &quot;&amp;IF([.P95]=&quot;&quot;;&quot;&quot;;&quot;else {&quot;&amp;[.P95]&amp;&quot;}&quot;)&amp;&quot; break;&quot;;&quot;&quot;)" office:value-type="string" office:string-value="    case COMBO_0_0_2: if (p) {SEND_STRING(SS_TAP(X_END)SS_TAP(X_DEL));}  break;" calcext:value-type="string">
            <text:p><text:s text:c="4"/>case COMBO_0_0_2: if (p) {SEND_STRING(SS_TAP(X_END)SS_TAP(X_DEL));} <text:s/>break;</text:p>
          </table:table-cell>
          <table:table-cell table:number-columns-repeated="1003"/>
        </table:table-row>
        <table:table-row table:style-name="ro1">
          <table:table-cell table:formula="of:=MOD(ROW([.A96]);2)+1" office:value-type="float" office:value="1" calcext:value-type="float">
            <text:p>1</text:p>
          </table:table-cell>
          <table:table-cell table:style-name="ce8" table:formula="of:=OFFSET([$actions_combos.A$2];FLOOR(ROW([.B96])/2)-1;0)" office:value-type="string" office:string-value="join_lines_up" calcext:value-type="string">
            <text:p>join_lines_up</text:p>
          </table:table-cell>
          <table:table-cell table:style-name="ce15" table:formula="of:=OFFSET([$actions_combos.B$2];FLOOR(ROW([.C96])/2)-1;0)" office:value-type="float" office:value="0" calcext:value-type="float">
            <text:p>0</text:p>
          </table:table-cell>
          <table:table-cell table:style-name="ce15" table:formula="of:=OFFSET([$actions_combos.C$2];FLOOR(ROW([.D96])/2)-1;0)" office:value-type="float" office:value="0" calcext:value-type="float">
            <text:p>0</text:p>
          </table:table-cell>
          <table:table-cell table:style-name="ce15" table:formula="of:=OFFSET([$actions_combos.D$2];FLOOR(ROW([.E96])/2)-1;0)" office:value-type="float" office:value="0" calcext:value-type="float">
            <text:p>0</text:p>
          </table:table-cell>
          <table:table-cell table:style-name="ce15" table:formula="of:=OFFSET([$actions_combos.E$2];FLOOR(ROW([.F96])/2)-1;0)" office:value-type="float" office:value="0" calcext:value-type="float">
            <text:p>0</text:p>
          </table:table-cell>
          <table:table-cell table:style-name="ce8" table:formula="of:=VLOOKUP([.C96];[$keys.$A$2:.$C$200];[.$A96]+1;0)" office:value-type="string" office:string-value="" calcext:value-type="error">
            <text:p>#N/A</text:p>
          </table:table-cell>
          <table:table-cell table:style-name="ce8" table:formula="of:=VLOOKUP([.D96];[$keys.$A$2:.$C$200];[.$A96]+1;0)" office:value-type="string" office:string-value="" calcext:value-type="error">
            <text:p>#N/A</text:p>
          </table:table-cell>
          <table:table-cell table:style-name="ce8" table:formula="of:=VLOOKUP([.E96];[$keys.$A$2:.$C$200];[.$A96]+1;0)" office:value-type="string" office:string-value="" calcext:value-type="error">
            <text:p>#N/A</text:p>
          </table:table-cell>
          <table:table-cell table:formula="of:=VLOOKUP([.F96];[$keys.$A$2:.$C$200];[.$A96]+1;0)" office:value-type="string" office:string-value="" calcext:value-type="error">
            <text:p>#N/A</text:p>
          </table:table-cell>
          <table:table-cell table:formula="of:=[.C96]&amp;&quot;_&quot;&amp;[.D96]&amp;IF(ISNA([.I96]);&quot;&quot;;&quot;_&quot;&amp;[.E96]&amp;IF(ISNA([.J96]);&quot;&quot;;&quot;_&quot;&amp;[.F96]))&amp;&quot;_&quot;&amp;TEXT([.A96];&quot;0&quot;)" office:value-type="string" office:string-value="0_0_1" calcext:value-type="string">
            <text:p>0_0_1</text:p>
          </table:table-cell>
          <table:table-cell table:style-name="ce8" table:formula="of:=[.G96]&amp;&quot;, &quot;&amp;[.H96]&amp;IF(ISNA([.I96]);&quot;&quot;;&quot;, &quot;&amp;[.I96]&amp;IF(ISNA([.J96]);&quot;&quot;;&quot;, &quot;&amp;[.J96]))" office:value-type="string" office:string-value="" calcext:value-type="error">
            <text:p>#N/A</text:p>
          </table:table-cell>
          <table:table-cell table:formula="of:=VLOOKUP([.B96];[$actions.$A$2:.$F$514];5;0)" office:value-type="string" office:string-value="macro" calcext:value-type="string">
            <text:p>macro</text:p>
          </table:table-cell>
          <table:table-cell table:style-name="ce8" table:formula="of:=VLOOKUP([.B96];[$actions.$A$2:.$D$514];2;0)" office:value-type="float" office:value="0" calcext:value-type="float">
            <text:p/>
          </table:table-cell>
          <table:table-cell table:formula="of:=VLOOKUP([.B96];[$actions.$A$2:.$D$514];3;0)" office:value-type="string" office:string-value="SEND_STRING(SS_TAP(X_HOME)SS_TAP(X_BSPC));" calcext:value-type="string">
            <text:p>SEND_STRING(SS_TAP(X_HOME)SS_TAP(X_BSPC));</text:p>
          </table:table-cell>
          <table:table-cell table:formula="of:=VLOOKUP([.B96];[$actions.$A$2:.$D$514];4;0)" office:value-type="float" office:value="0" calcext:value-type="float">
            <text:p/>
          </table:table-cell>
          <table:table-cell table:style-name="ce19" table:formula="of:=[.B96]&lt;&gt;0" office:value-type="boolean" office:boolean-value="true" calcext:value-type="boolean">
            <text:p>TRUE</text:p>
          </table:table-cell>
          <table:table-cell table:style-name="ce8" table:formula="of:=&quot;const uint16_t PROGMEM &quot;&amp;[.K96]&amp;&quot;_combo[] = {&quot;&amp;[.L96]&amp;&quot;, COMBO_END};&quot;" office:value-type="string" office:string-value="" calcext:value-type="error">
            <text:p>#N/A</text:p>
          </table:table-cell>
          <table:table-cell table:formula="of:=&quot;  COMBO_&quot;&amp;[.K9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96]&amp;&quot;] = COMBO&quot;&amp;IF([.M96]=&quot;key&quot;;&quot;&quot;;&quot;_ACTION&quot;)&amp;&quot;(&quot;&amp;[.K96]&amp;&quot;_combo&quot;&amp;IF([.M96]=&quot;key&quot;;&quot;, &quot;&amp;[.N96];&quot;&quot;)&amp;&quot;),&quot;" office:value-type="string" office:string-value="  [COMBO_0_0_1] = COMBO_ACTION(0_0_1_combo)," calcext:value-type="string">
            <text:p><text:s text:c="2"/>[COMBO_0_0_1] = COMBO_ACTION(0_0_1_combo),</text:p>
          </table:table-cell>
          <table:table-cell table:style-name="ce8" table:formula="of:=IF([.M96]=&quot;macro&quot;;&quot;    case &quot;&amp;&quot;COMBO_&quot;&amp;[.K96]&amp;&quot;: if (p) {&quot;&amp;[.O96]&amp;&quot;} &quot;&amp;IF([.P96]=&quot;&quot;;&quot;&quot;;&quot;else {&quot;&amp;[.P96]&amp;&quot;}&quot;)&amp;&quot; break;&quot;;&quot;&quot;)" office:value-type="string" office:string-value="    case COMBO_0_0_1: if (p) {SEND_STRING(SS_TAP(X_HOME)SS_TAP(X_BSPC));}  break;" calcext:value-type="string">
            <text:p><text:s text:c="4"/>case COMBO_0_0_1: if (p) {SEND_STRING(SS_TAP(X_HOME)SS_TAP(X_BSPC));} <text:s/>break;</text:p>
          </table:table-cell>
          <table:table-cell table:number-columns-repeated="1003"/>
        </table:table-row>
        <table:table-row table:style-name="ro1">
          <table:table-cell table:formula="of:=MOD(ROW([.A97]);2)+1" office:value-type="float" office:value="2" calcext:value-type="float">
            <text:p>2</text:p>
          </table:table-cell>
          <table:table-cell table:style-name="ce8" table:formula="of:=OFFSET([$actions_combos.A$2];FLOOR(ROW([.B97])/2)-1;0)" office:value-type="string" office:string-value="join_lines_up" calcext:value-type="string">
            <text:p>join_lines_up</text:p>
          </table:table-cell>
          <table:table-cell table:style-name="ce15" table:formula="of:=OFFSET([$actions_combos.B$2];FLOOR(ROW([.C97])/2)-1;0)" office:value-type="float" office:value="0" calcext:value-type="float">
            <text:p>0</text:p>
          </table:table-cell>
          <table:table-cell table:style-name="ce15" table:formula="of:=OFFSET([$actions_combos.C$2];FLOOR(ROW([.D97])/2)-1;0)" office:value-type="float" office:value="0" calcext:value-type="float">
            <text:p>0</text:p>
          </table:table-cell>
          <table:table-cell table:style-name="ce15" table:formula="of:=OFFSET([$actions_combos.D$2];FLOOR(ROW([.E97])/2)-1;0)" office:value-type="float" office:value="0" calcext:value-type="float">
            <text:p>0</text:p>
          </table:table-cell>
          <table:table-cell table:style-name="ce15" table:formula="of:=OFFSET([$actions_combos.E$2];FLOOR(ROW([.F97])/2)-1;0)" office:value-type="float" office:value="0" calcext:value-type="float">
            <text:p>0</text:p>
          </table:table-cell>
          <table:table-cell table:style-name="ce8" table:formula="of:=VLOOKUP([.C97];[$keys.$A$2:.$C$200];[.$A97]+1;0)" office:value-type="string" office:string-value="" calcext:value-type="error">
            <text:p>#N/A</text:p>
          </table:table-cell>
          <table:table-cell table:style-name="ce8" table:formula="of:=VLOOKUP([.D97];[$keys.$A$2:.$C$200];[.$A97]+1;0)" office:value-type="string" office:string-value="" calcext:value-type="error">
            <text:p>#N/A</text:p>
          </table:table-cell>
          <table:table-cell table:style-name="ce8" table:formula="of:=VLOOKUP([.E97];[$keys.$A$2:.$C$200];[.$A97]+1;0)" office:value-type="string" office:string-value="" calcext:value-type="error">
            <text:p>#N/A</text:p>
          </table:table-cell>
          <table:table-cell table:formula="of:=VLOOKUP([.F97];[$keys.$A$2:.$C$200];[.$A97]+1;0)" office:value-type="string" office:string-value="" calcext:value-type="error">
            <text:p>#N/A</text:p>
          </table:table-cell>
          <table:table-cell table:formula="of:=[.C97]&amp;&quot;_&quot;&amp;[.D97]&amp;IF(ISNA([.I97]);&quot;&quot;;&quot;_&quot;&amp;[.E97]&amp;IF(ISNA([.J97]);&quot;&quot;;&quot;_&quot;&amp;[.F97]))&amp;&quot;_&quot;&amp;TEXT([.A97];&quot;0&quot;)" office:value-type="string" office:string-value="0_0_2" calcext:value-type="string">
            <text:p>0_0_2</text:p>
          </table:table-cell>
          <table:table-cell table:style-name="ce8" table:formula="of:=[.G97]&amp;&quot;, &quot;&amp;[.H97]&amp;IF(ISNA([.I97]);&quot;&quot;;&quot;, &quot;&amp;[.I97]&amp;IF(ISNA([.J97]);&quot;&quot;;&quot;, &quot;&amp;[.J97]))" office:value-type="string" office:string-value="" calcext:value-type="error">
            <text:p>#N/A</text:p>
          </table:table-cell>
          <table:table-cell table:formula="of:=VLOOKUP([.B97];[$actions.$A$2:.$F$514];5;0)" office:value-type="string" office:string-value="macro" calcext:value-type="string">
            <text:p>macro</text:p>
          </table:table-cell>
          <table:table-cell table:style-name="ce8" table:formula="of:=VLOOKUP([.B97];[$actions.$A$2:.$D$514];2;0)" office:value-type="float" office:value="0" calcext:value-type="float">
            <text:p/>
          </table:table-cell>
          <table:table-cell table:formula="of:=VLOOKUP([.B97];[$actions.$A$2:.$D$514];3;0)" office:value-type="string" office:string-value="SEND_STRING(SS_TAP(X_HOME)SS_TAP(X_BSPC));" calcext:value-type="string">
            <text:p>SEND_STRING(SS_TAP(X_HOME)SS_TAP(X_BSPC));</text:p>
          </table:table-cell>
          <table:table-cell table:formula="of:=VLOOKUP([.B97];[$actions.$A$2:.$D$514];4;0)" office:value-type="float" office:value="0" calcext:value-type="float">
            <text:p/>
          </table:table-cell>
          <table:table-cell table:style-name="ce19" table:formula="of:=[.B97]&lt;&gt;0" office:value-type="boolean" office:boolean-value="true" calcext:value-type="boolean">
            <text:p>TRUE</text:p>
          </table:table-cell>
          <table:table-cell table:style-name="ce8" table:formula="of:=&quot;const uint16_t PROGMEM &quot;&amp;[.K97]&amp;&quot;_combo[] = {&quot;&amp;[.L97]&amp;&quot;, COMBO_END};&quot;" office:value-type="string" office:string-value="" calcext:value-type="error">
            <text:p>#N/A</text:p>
          </table:table-cell>
          <table:table-cell table:formula="of:=&quot;  COMBO_&quot;&amp;[.K9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97]&amp;&quot;] = COMBO&quot;&amp;IF([.M97]=&quot;key&quot;;&quot;&quot;;&quot;_ACTION&quot;)&amp;&quot;(&quot;&amp;[.K97]&amp;&quot;_combo&quot;&amp;IF([.M97]=&quot;key&quot;;&quot;, &quot;&amp;[.N97];&quot;&quot;)&amp;&quot;),&quot;" office:value-type="string" office:string-value="  [COMBO_0_0_2] = COMBO_ACTION(0_0_2_combo)," calcext:value-type="string">
            <text:p><text:s text:c="2"/>[COMBO_0_0_2] = COMBO_ACTION(0_0_2_combo),</text:p>
          </table:table-cell>
          <table:table-cell table:style-name="ce8" table:formula="of:=IF([.M97]=&quot;macro&quot;;&quot;    case &quot;&amp;&quot;COMBO_&quot;&amp;[.K97]&amp;&quot;: if (p) {&quot;&amp;[.O97]&amp;&quot;} &quot;&amp;IF([.P97]=&quot;&quot;;&quot;&quot;;&quot;else {&quot;&amp;[.P97]&amp;&quot;}&quot;)&amp;&quot; break;&quot;;&quot;&quot;)" office:value-type="string" office:string-value="    case COMBO_0_0_2: if (p) {SEND_STRING(SS_TAP(X_HOME)SS_TAP(X_BSPC));}  break;" calcext:value-type="string">
            <text:p><text:s text:c="4"/>case COMBO_0_0_2: if (p) {SEND_STRING(SS_TAP(X_HOME)SS_TAP(X_BSPC));} <text:s/>break;</text:p>
          </table:table-cell>
          <table:table-cell table:number-columns-repeated="1003"/>
        </table:table-row>
        <table:table-row table:style-name="ro1">
          <table:table-cell table:formula="of:=MOD(ROW([.A98]);2)+1" office:value-type="float" office:value="1" calcext:value-type="float">
            <text:p>1</text:p>
          </table:table-cell>
          <table:table-cell table:style-name="ce8" table:formula="of:=OFFSET([$actions_combos.A$2];FLOOR(ROW([.B98])/2)-1;0)" office:value-type="string" office:string-value="left" calcext:value-type="string">
            <text:p>left</text:p>
          </table:table-cell>
          <table:table-cell table:style-name="ce15" table:formula="of:=OFFSET([$actions_combos.B$2];FLOOR(ROW([.C98])/2)-1;0)" office:value-type="string" office:string-value="m" calcext:value-type="string">
            <text:p>m</text:p>
          </table:table-cell>
          <table:table-cell table:style-name="ce15" table:formula="of:=OFFSET([$actions_combos.C$2];FLOOR(ROW([.D98])/2)-1;0)" office:value-type="string" office:string-value="coma" calcext:value-type="string">
            <text:p>coma</text:p>
          </table:table-cell>
          <table:table-cell table:style-name="ce15" table:formula="of:=OFFSET([$actions_combos.D$2];FLOOR(ROW([.E98])/2)-1;0)" office:value-type="float" office:value="0" calcext:value-type="float">
            <text:p>0</text:p>
          </table:table-cell>
          <table:table-cell table:style-name="ce15" table:formula="of:=OFFSET([$actions_combos.E$2];FLOOR(ROW([.F98])/2)-1;0)" office:value-type="float" office:value="0" calcext:value-type="float">
            <text:p>0</text:p>
          </table:table-cell>
          <table:table-cell table:style-name="ce8" table:formula="of:=VLOOKUP([.C98];[$keys.$A$2:.$C$200];[.$A98]+1;0)" office:value-type="string" office:string-value="KC_M" calcext:value-type="string">
            <text:p>KC_M</text:p>
          </table:table-cell>
          <table:table-cell table:style-name="ce8" table:formula="of:=VLOOKUP([.D98];[$keys.$A$2:.$C$200];[.$A98]+1;0)" office:value-type="string" office:string-value="CC_COMA" calcext:value-type="string">
            <text:p>CC_COMA</text:p>
          </table:table-cell>
          <table:table-cell table:formula="of:=VLOOKUP([.E98];[$keys.$A$2:.$C$200];[.$A98]+1;0)" office:value-type="string" office:string-value="" calcext:value-type="error">
            <text:p>#N/A</text:p>
          </table:table-cell>
          <table:table-cell table:formula="of:=VLOOKUP([.F98];[$keys.$A$2:.$C$200];[.$A98]+1;0)" office:value-type="string" office:string-value="" calcext:value-type="error">
            <text:p>#N/A</text:p>
          </table:table-cell>
          <table:table-cell table:formula="of:=[.C98]&amp;&quot;_&quot;&amp;[.D98]&amp;IF(ISNA([.I98]);&quot;&quot;;&quot;_&quot;&amp;[.E98]&amp;IF(ISNA([.J98]);&quot;&quot;;&quot;_&quot;&amp;[.F98]))&amp;&quot;_&quot;&amp;TEXT([.A98];&quot;0&quot;)" office:value-type="string" office:string-value="m_coma_1" calcext:value-type="string">
            <text:p>m_coma_1</text:p>
          </table:table-cell>
          <table:table-cell table:style-name="ce8" table:formula="of:=[.G98]&amp;&quot;, &quot;&amp;[.H98]&amp;IF(ISNA([.I98]);&quot;&quot;;&quot;, &quot;&amp;[.I98]&amp;IF(ISNA([.J98]);&quot;&quot;;&quot;, &quot;&amp;[.J98]))" office:value-type="string" office:string-value="KC_M, CC_COMA" calcext:value-type="string">
            <text:p>KC_M, CC_COMA</text:p>
          </table:table-cell>
          <table:table-cell table:formula="of:=VLOOKUP([.B98];[$actions.$A$2:.$F$514];5;0)" office:value-type="string" office:string-value="key" calcext:value-type="string">
            <text:p>key</text:p>
          </table:table-cell>
          <table:table-cell table:style-name="ce8" table:formula="of:=VLOOKUP([.B98];[$actions.$A$2:.$D$514];2;0)" office:value-type="string" office:string-value="KC_LEFT" calcext:value-type="string">
            <text:p>KC_LEFT</text:p>
          </table:table-cell>
          <table:table-cell table:style-name="ce8" table:formula="of:=VLOOKUP([.B98];[$actions.$A$2:.$D$514];3;0)" office:value-type="float" office:value="0" calcext:value-type="float">
            <text:p/>
          </table:table-cell>
          <table:table-cell table:formula="of:=VLOOKUP([.B98];[$actions.$A$2:.$D$514];4;0)" office:value-type="float" office:value="0" calcext:value-type="float">
            <text:p/>
          </table:table-cell>
          <table:table-cell table:style-name="ce19" table:formula="of:=[.B98]&lt;&gt;0" office:value-type="boolean" office:boolean-value="true" calcext:value-type="boolean">
            <text:p>TRUE</text:p>
          </table:table-cell>
          <table:table-cell table:style-name="ce8" table:formula="of:=&quot;const uint16_t PROGMEM &quot;&amp;[.K98]&amp;&quot;_combo[] = {&quot;&amp;[.L98]&amp;&quot;, COMBO_END};&quot;" office:value-type="string" office:string-value="const uint16_t PROGMEM m_coma_1_combo[] = {KC_M, CC_COMA, COMBO_END};" calcext:value-type="string">
            <text:p>const uint16_t PROGMEM m_coma_1_combo[] = {KC_M, CC_COMA, COMBO_END};</text:p>
          </table:table-cell>
          <table:table-cell table:formula="of:=&quot;  COMBO_&quot;&amp;[.K98]&amp;&quot;,&quot;" office:value-type="string" office:string-value="  COMBO_m_coma_1," calcext:value-type="string">
            <text:p><text:s text:c="2"/>COMBO_m_coma_1,</text:p>
          </table:table-cell>
          <table:table-cell table:formula="of:=&quot;  [COMBO_&quot;&amp;[.K98]&amp;&quot;] = COMBO&quot;&amp;IF([.M98]=&quot;key&quot;;&quot;&quot;;&quot;_ACTION&quot;)&amp;&quot;(&quot;&amp;[.K98]&amp;&quot;_combo&quot;&amp;IF([.M98]=&quot;key&quot;;&quot;, &quot;&amp;[.N98];&quot;&quot;)&amp;&quot;),&quot;" office:value-type="string" office:string-value="  [COMBO_m_coma_1] = COMBO(m_coma_1_combo, KC_LEFT)," calcext:value-type="string">
            <text:p><text:s text:c="2"/>[COMBO_m_coma_1] = COMBO(m_coma_1_combo, KC_LEFT),</text:p>
          </table:table-cell>
          <table:table-cell table:style-name="ce8" table:formula="of:=IF([.M98]=&quot;macro&quot;;&quot;    case &quot;&amp;&quot;COMBO_&quot;&amp;[.K98]&amp;&quot;: if (p) {&quot;&amp;[.O98]&amp;&quot;} &quot;&amp;IF([.P98]=&quot;&quot;;&quot;&quot;;&quot;else {&quot;&amp;[.P9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9]);2)+1" office:value-type="float" office:value="2" calcext:value-type="float">
            <text:p>2</text:p>
          </table:table-cell>
          <table:table-cell table:style-name="ce8" table:formula="of:=OFFSET([$actions_combos.A$2];FLOOR(ROW([.B99])/2)-1;0)" office:value-type="string" office:string-value="left" calcext:value-type="string">
            <text:p>left</text:p>
          </table:table-cell>
          <table:table-cell table:style-name="ce15" table:formula="of:=OFFSET([$actions_combos.B$2];FLOOR(ROW([.C99])/2)-1;0)" office:value-type="string" office:string-value="m" calcext:value-type="string">
            <text:p>m</text:p>
          </table:table-cell>
          <table:table-cell table:style-name="ce15" table:formula="of:=OFFSET([$actions_combos.C$2];FLOOR(ROW([.D99])/2)-1;0)" office:value-type="string" office:string-value="coma" calcext:value-type="string">
            <text:p>coma</text:p>
          </table:table-cell>
          <table:table-cell table:style-name="ce15" table:formula="of:=OFFSET([$actions_combos.D$2];FLOOR(ROW([.E99])/2)-1;0)" office:value-type="float" office:value="0" calcext:value-type="float">
            <text:p>0</text:p>
          </table:table-cell>
          <table:table-cell table:style-name="ce15" table:formula="of:=OFFSET([$actions_combos.E$2];FLOOR(ROW([.F99])/2)-1;0)" office:value-type="float" office:value="0" calcext:value-type="float">
            <text:p>0</text:p>
          </table:table-cell>
          <table:table-cell table:style-name="ce8" table:formula="of:=VLOOKUP([.C99];[$keys.$A$2:.$C$200];[.$A99]+1;0)" office:value-type="string" office:string-value="KC_GT" calcext:value-type="string">
            <text:p>KC_GT</text:p>
          </table:table-cell>
          <table:table-cell table:style-name="ce8" table:formula="of:=VLOOKUP([.D99];[$keys.$A$2:.$C$200];[.$A99]+1;0)" office:value-type="string" office:string-value="CC_COMA" calcext:value-type="string">
            <text:p>CC_COMA</text:p>
          </table:table-cell>
          <table:table-cell table:formula="of:=VLOOKUP([.E99];[$keys.$A$2:.$C$200];[.$A99]+1;0)" office:value-type="string" office:string-value="" calcext:value-type="error">
            <text:p>#N/A</text:p>
          </table:table-cell>
          <table:table-cell table:formula="of:=VLOOKUP([.F99];[$keys.$A$2:.$C$200];[.$A99]+1;0)" office:value-type="string" office:string-value="" calcext:value-type="error">
            <text:p>#N/A</text:p>
          </table:table-cell>
          <table:table-cell table:formula="of:=[.C99]&amp;&quot;_&quot;&amp;[.D99]&amp;IF(ISNA([.I99]);&quot;&quot;;&quot;_&quot;&amp;[.E99]&amp;IF(ISNA([.J99]);&quot;&quot;;&quot;_&quot;&amp;[.F99]))&amp;&quot;_&quot;&amp;TEXT([.A99];&quot;0&quot;)" office:value-type="string" office:string-value="m_coma_2" calcext:value-type="string">
            <text:p>m_coma_2</text:p>
          </table:table-cell>
          <table:table-cell table:style-name="ce8" table:formula="of:=[.G99]&amp;&quot;, &quot;&amp;[.H99]&amp;IF(ISNA([.I99]);&quot;&quot;;&quot;, &quot;&amp;[.I99]&amp;IF(ISNA([.J99]);&quot;&quot;;&quot;, &quot;&amp;[.J99]))" office:value-type="string" office:string-value="KC_GT, CC_COMA" calcext:value-type="string">
            <text:p>KC_GT, CC_COMA</text:p>
          </table:table-cell>
          <table:table-cell table:formula="of:=VLOOKUP([.B99];[$actions.$A$2:.$F$514];5;0)" office:value-type="string" office:string-value="key" calcext:value-type="string">
            <text:p>key</text:p>
          </table:table-cell>
          <table:table-cell table:style-name="ce8" table:formula="of:=VLOOKUP([.B99];[$actions.$A$2:.$D$514];2;0)" office:value-type="string" office:string-value="KC_LEFT" calcext:value-type="string">
            <text:p>KC_LEFT</text:p>
          </table:table-cell>
          <table:table-cell table:style-name="ce8" table:formula="of:=VLOOKUP([.B99];[$actions.$A$2:.$D$514];3;0)" office:value-type="float" office:value="0" calcext:value-type="float">
            <text:p/>
          </table:table-cell>
          <table:table-cell table:formula="of:=VLOOKUP([.B99];[$actions.$A$2:.$D$514];4;0)" office:value-type="float" office:value="0" calcext:value-type="float">
            <text:p/>
          </table:table-cell>
          <table:table-cell table:style-name="ce19" table:formula="of:=[.B99]&lt;&gt;0" office:value-type="boolean" office:boolean-value="true" calcext:value-type="boolean">
            <text:p>TRUE</text:p>
          </table:table-cell>
          <table:table-cell table:style-name="ce8" table:formula="of:=&quot;const uint16_t PROGMEM &quot;&amp;[.K99]&amp;&quot;_combo[] = {&quot;&amp;[.L99]&amp;&quot;, COMBO_END};&quot;" office:value-type="string" office:string-value="const uint16_t PROGMEM m_coma_2_combo[] = {KC_GT, CC_COMA, COMBO_END};" calcext:value-type="string">
            <text:p>const uint16_t PROGMEM m_coma_2_combo[] = {KC_GT, CC_COMA, COMBO_END};</text:p>
          </table:table-cell>
          <table:table-cell table:formula="of:=&quot;  COMBO_&quot;&amp;[.K99]&amp;&quot;,&quot;" office:value-type="string" office:string-value="  COMBO_m_coma_2," calcext:value-type="string">
            <text:p><text:s text:c="2"/>COMBO_m_coma_2,</text:p>
          </table:table-cell>
          <table:table-cell table:formula="of:=&quot;  [COMBO_&quot;&amp;[.K99]&amp;&quot;] = COMBO&quot;&amp;IF([.M99]=&quot;key&quot;;&quot;&quot;;&quot;_ACTION&quot;)&amp;&quot;(&quot;&amp;[.K99]&amp;&quot;_combo&quot;&amp;IF([.M99]=&quot;key&quot;;&quot;, &quot;&amp;[.N99];&quot;&quot;)&amp;&quot;),&quot;" office:value-type="string" office:string-value="  [COMBO_m_coma_2] = COMBO(m_coma_2_combo, KC_LEFT)," calcext:value-type="string">
            <text:p><text:s text:c="2"/>[COMBO_m_coma_2] = COMBO(m_coma_2_combo, KC_LEFT),</text:p>
          </table:table-cell>
          <table:table-cell table:style-name="ce8" table:formula="of:=IF([.M99]=&quot;macro&quot;;&quot;    case &quot;&amp;&quot;COMBO_&quot;&amp;[.K99]&amp;&quot;: if (p) {&quot;&amp;[.O99]&amp;&quot;} &quot;&amp;IF([.P99]=&quot;&quot;;&quot;&quot;;&quot;else {&quot;&amp;[.P9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00]);2)+1" office:value-type="float" office:value="1" calcext:value-type="float">
            <text:p>1</text:p>
          </table:table-cell>
          <table:table-cell table:style-name="ce8" table:formula="of:=OFFSET([$actions_combos.A$2];FLOOR(ROW([.B100])/2)-1;0)" office:value-type="string" office:string-value="menu" calcext:value-type="string">
            <text:p>menu</text:p>
          </table:table-cell>
          <table:table-cell table:style-name="ce15" table:formula="of:=OFFSET([$actions_combos.B$2];FLOOR(ROW([.C100])/2)-1;0)" office:value-type="string" office:string-value="m" calcext:value-type="string">
            <text:p>m</text:p>
          </table:table-cell>
          <table:table-cell table:style-name="ce15" table:formula="of:=OFFSET([$actions_combos.C$2];FLOOR(ROW([.D100])/2)-1;0)" office:value-type="string" office:string-value="dot" calcext:value-type="string">
            <text:p>dot</text:p>
          </table:table-cell>
          <table:table-cell table:style-name="ce15" table:formula="of:=OFFSET([$actions_combos.D$2];FLOOR(ROW([.E100])/2)-1;0)" office:value-type="float" office:value="0" calcext:value-type="float">
            <text:p>0</text:p>
          </table:table-cell>
          <table:table-cell table:style-name="ce15" table:formula="of:=OFFSET([$actions_combos.E$2];FLOOR(ROW([.F100])/2)-1;0)" office:value-type="float" office:value="0" calcext:value-type="float">
            <text:p>0</text:p>
          </table:table-cell>
          <table:table-cell table:style-name="ce8" table:formula="of:=VLOOKUP([.C100];[$keys.$A$2:.$C$200];[.$A100]+1;0)" office:value-type="string" office:string-value="KC_M" calcext:value-type="string">
            <text:p>KC_M</text:p>
          </table:table-cell>
          <table:table-cell table:style-name="ce8" table:formula="of:=VLOOKUP([.D100];[$keys.$A$2:.$C$200];[.$A100]+1;0)" office:value-type="string" office:string-value="CC_DOT" calcext:value-type="string">
            <text:p>CC_DOT</text:p>
          </table:table-cell>
          <table:table-cell table:formula="of:=VLOOKUP([.E100];[$keys.$A$2:.$C$200];[.$A100]+1;0)" office:value-type="string" office:string-value="" calcext:value-type="error">
            <text:p>#N/A</text:p>
          </table:table-cell>
          <table:table-cell table:formula="of:=VLOOKUP([.F100];[$keys.$A$2:.$C$200];[.$A100]+1;0)" office:value-type="string" office:string-value="" calcext:value-type="error">
            <text:p>#N/A</text:p>
          </table:table-cell>
          <table:table-cell table:formula="of:=[.C100]&amp;&quot;_&quot;&amp;[.D100]&amp;IF(ISNA([.I100]);&quot;&quot;;&quot;_&quot;&amp;[.E100]&amp;IF(ISNA([.J100]);&quot;&quot;;&quot;_&quot;&amp;[.F100]))&amp;&quot;_&quot;&amp;TEXT([.A100];&quot;0&quot;)" office:value-type="string" office:string-value="m_dot_1" calcext:value-type="string">
            <text:p>m_dot_1</text:p>
          </table:table-cell>
          <table:table-cell table:style-name="ce8" table:formula="of:=[.G100]&amp;&quot;, &quot;&amp;[.H100]&amp;IF(ISNA([.I100]);&quot;&quot;;&quot;, &quot;&amp;[.I100]&amp;IF(ISNA([.J100]);&quot;&quot;;&quot;, &quot;&amp;[.J100]))" office:value-type="string" office:string-value="KC_M, CC_DOT" calcext:value-type="string">
            <text:p>KC_M, CC_DOT</text:p>
          </table:table-cell>
          <table:table-cell table:formula="of:=VLOOKUP([.B100];[$actions.$A$2:.$F$514];5;0)" office:value-type="string" office:string-value="key" calcext:value-type="string">
            <text:p>key</text:p>
          </table:table-cell>
          <table:table-cell table:formula="of:=VLOOKUP([.B100];[$actions.$A$2:.$D$514];2;0)" office:value-type="string" office:string-value="KC_APP" calcext:value-type="string">
            <text:p>KC_APP</text:p>
          </table:table-cell>
          <table:table-cell table:style-name="ce8" table:formula="of:=VLOOKUP([.B100];[$actions.$A$2:.$D$514];3;0)" office:value-type="float" office:value="0" calcext:value-type="float">
            <text:p/>
          </table:table-cell>
          <table:table-cell table:formula="of:=VLOOKUP([.B100];[$actions.$A$2:.$D$514];4;0)" office:value-type="float" office:value="0" calcext:value-type="float">
            <text:p/>
          </table:table-cell>
          <table:table-cell table:style-name="ce19" table:formula="of:=[.B100]&lt;&gt;0" office:value-type="boolean" office:boolean-value="true" calcext:value-type="boolean">
            <text:p>TRUE</text:p>
          </table:table-cell>
          <table:table-cell table:style-name="ce8" table:formula="of:=&quot;const uint16_t PROGMEM &quot;&amp;[.K100]&amp;&quot;_combo[] = {&quot;&amp;[.L100]&amp;&quot;, COMBO_END};&quot;" office:value-type="string" office:string-value="const uint16_t PROGMEM m_dot_1_combo[] = {KC_M, CC_DOT, COMBO_END};" calcext:value-type="string">
            <text:p>const uint16_t PROGMEM m_dot_1_combo[] = {KC_M, CC_DOT, COMBO_END};</text:p>
          </table:table-cell>
          <table:table-cell table:formula="of:=&quot;  COMBO_&quot;&amp;[.K100]&amp;&quot;,&quot;" office:value-type="string" office:string-value="  COMBO_m_dot_1," calcext:value-type="string">
            <text:p><text:s text:c="2"/>COMBO_m_dot_1,</text:p>
          </table:table-cell>
          <table:table-cell table:formula="of:=&quot;  [COMBO_&quot;&amp;[.K100]&amp;&quot;] = COMBO&quot;&amp;IF([.M100]=&quot;key&quot;;&quot;&quot;;&quot;_ACTION&quot;)&amp;&quot;(&quot;&amp;[.K100]&amp;&quot;_combo&quot;&amp;IF([.M100]=&quot;key&quot;;&quot;, &quot;&amp;[.N100];&quot;&quot;)&amp;&quot;),&quot;" office:value-type="string" office:string-value="  [COMBO_m_dot_1] = COMBO(m_dot_1_combo, KC_APP)," calcext:value-type="string">
            <text:p><text:s text:c="2"/>[COMBO_m_dot_1] = COMBO(m_dot_1_combo, KC_APP),</text:p>
          </table:table-cell>
          <table:table-cell table:style-name="ce8" table:formula="of:=IF([.M100]=&quot;macro&quot;;&quot;    case &quot;&amp;&quot;COMBO_&quot;&amp;[.K100]&amp;&quot;: if (p) {&quot;&amp;[.O100]&amp;&quot;} &quot;&amp;IF([.P100]=&quot;&quot;;&quot;&quot;;&quot;else {&quot;&amp;[.P10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01]);2)+1" office:value-type="float" office:value="2" calcext:value-type="float">
            <text:p>2</text:p>
          </table:table-cell>
          <table:table-cell table:style-name="ce8" table:formula="of:=OFFSET([$actions_combos.A$2];FLOOR(ROW([.B101])/2)-1;0)" office:value-type="string" office:string-value="menu" calcext:value-type="string">
            <text:p>menu</text:p>
          </table:table-cell>
          <table:table-cell table:style-name="ce15" table:formula="of:=OFFSET([$actions_combos.B$2];FLOOR(ROW([.C101])/2)-1;0)" office:value-type="string" office:string-value="m" calcext:value-type="string">
            <text:p>m</text:p>
          </table:table-cell>
          <table:table-cell table:style-name="ce15" table:formula="of:=OFFSET([$actions_combos.C$2];FLOOR(ROW([.D101])/2)-1;0)" office:value-type="string" office:string-value="dot" calcext:value-type="string">
            <text:p>dot</text:p>
          </table:table-cell>
          <table:table-cell table:style-name="ce15" table:formula="of:=OFFSET([$actions_combos.D$2];FLOOR(ROW([.E101])/2)-1;0)" office:value-type="float" office:value="0" calcext:value-type="float">
            <text:p>0</text:p>
          </table:table-cell>
          <table:table-cell table:style-name="ce15" table:formula="of:=OFFSET([$actions_combos.E$2];FLOOR(ROW([.F101])/2)-1;0)" office:value-type="float" office:value="0" calcext:value-type="float">
            <text:p>0</text:p>
          </table:table-cell>
          <table:table-cell table:style-name="ce8" table:formula="of:=VLOOKUP([.C101];[$keys.$A$2:.$C$200];[.$A101]+1;0)" office:value-type="string" office:string-value="KC_GT" calcext:value-type="string">
            <text:p>KC_GT</text:p>
          </table:table-cell>
          <table:table-cell table:style-name="ce8" table:formula="of:=VLOOKUP([.D101];[$keys.$A$2:.$C$200];[.$A101]+1;0)" office:value-type="string" office:string-value="CC_DOT" calcext:value-type="string">
            <text:p>CC_DOT</text:p>
          </table:table-cell>
          <table:table-cell table:formula="of:=VLOOKUP([.E101];[$keys.$A$2:.$C$200];[.$A101]+1;0)" office:value-type="string" office:string-value="" calcext:value-type="error">
            <text:p>#N/A</text:p>
          </table:table-cell>
          <table:table-cell table:formula="of:=VLOOKUP([.F101];[$keys.$A$2:.$C$200];[.$A101]+1;0)" office:value-type="string" office:string-value="" calcext:value-type="error">
            <text:p>#N/A</text:p>
          </table:table-cell>
          <table:table-cell table:formula="of:=[.C101]&amp;&quot;_&quot;&amp;[.D101]&amp;IF(ISNA([.I101]);&quot;&quot;;&quot;_&quot;&amp;[.E101]&amp;IF(ISNA([.J101]);&quot;&quot;;&quot;_&quot;&amp;[.F101]))&amp;&quot;_&quot;&amp;TEXT([.A101];&quot;0&quot;)" office:value-type="string" office:string-value="m_dot_2" calcext:value-type="string">
            <text:p>m_dot_2</text:p>
          </table:table-cell>
          <table:table-cell table:style-name="ce8" table:formula="of:=[.G101]&amp;&quot;, &quot;&amp;[.H101]&amp;IF(ISNA([.I101]);&quot;&quot;;&quot;, &quot;&amp;[.I101]&amp;IF(ISNA([.J101]);&quot;&quot;;&quot;, &quot;&amp;[.J101]))" office:value-type="string" office:string-value="KC_GT, CC_DOT" calcext:value-type="string">
            <text:p>KC_GT, CC_DOT</text:p>
          </table:table-cell>
          <table:table-cell table:formula="of:=VLOOKUP([.B101];[$actions.$A$2:.$F$514];5;0)" office:value-type="string" office:string-value="key" calcext:value-type="string">
            <text:p>key</text:p>
          </table:table-cell>
          <table:table-cell table:formula="of:=VLOOKUP([.B101];[$actions.$A$2:.$D$514];2;0)" office:value-type="string" office:string-value="KC_APP" calcext:value-type="string">
            <text:p>KC_APP</text:p>
          </table:table-cell>
          <table:table-cell table:style-name="ce8" table:formula="of:=VLOOKUP([.B101];[$actions.$A$2:.$D$514];3;0)" office:value-type="float" office:value="0" calcext:value-type="float">
            <text:p/>
          </table:table-cell>
          <table:table-cell table:formula="of:=VLOOKUP([.B101];[$actions.$A$2:.$D$514];4;0)" office:value-type="float" office:value="0" calcext:value-type="float">
            <text:p/>
          </table:table-cell>
          <table:table-cell table:style-name="ce19" table:formula="of:=[.B101]&lt;&gt;0" office:value-type="boolean" office:boolean-value="true" calcext:value-type="boolean">
            <text:p>TRUE</text:p>
          </table:table-cell>
          <table:table-cell table:style-name="ce8" table:formula="of:=&quot;const uint16_t PROGMEM &quot;&amp;[.K101]&amp;&quot;_combo[] = {&quot;&amp;[.L101]&amp;&quot;, COMBO_END};&quot;" office:value-type="string" office:string-value="const uint16_t PROGMEM m_dot_2_combo[] = {KC_GT, CC_DOT, COMBO_END};" calcext:value-type="string">
            <text:p>const uint16_t PROGMEM m_dot_2_combo[] = {KC_GT, CC_DOT, COMBO_END};</text:p>
          </table:table-cell>
          <table:table-cell table:formula="of:=&quot;  COMBO_&quot;&amp;[.K101]&amp;&quot;,&quot;" office:value-type="string" office:string-value="  COMBO_m_dot_2," calcext:value-type="string">
            <text:p><text:s text:c="2"/>COMBO_m_dot_2,</text:p>
          </table:table-cell>
          <table:table-cell table:formula="of:=&quot;  [COMBO_&quot;&amp;[.K101]&amp;&quot;] = COMBO&quot;&amp;IF([.M101]=&quot;key&quot;;&quot;&quot;;&quot;_ACTION&quot;)&amp;&quot;(&quot;&amp;[.K101]&amp;&quot;_combo&quot;&amp;IF([.M101]=&quot;key&quot;;&quot;, &quot;&amp;[.N101];&quot;&quot;)&amp;&quot;),&quot;" office:value-type="string" office:string-value="  [COMBO_m_dot_2] = COMBO(m_dot_2_combo, KC_APP)," calcext:value-type="string">
            <text:p><text:s text:c="2"/>[COMBO_m_dot_2] = COMBO(m_dot_2_combo, KC_APP),</text:p>
          </table:table-cell>
          <table:table-cell table:style-name="ce8" table:formula="of:=IF([.M101]=&quot;macro&quot;;&quot;    case &quot;&amp;&quot;COMBO_&quot;&amp;[.K101]&amp;&quot;: if (p) {&quot;&amp;[.O101]&amp;&quot;} &quot;&amp;IF([.P101]=&quot;&quot;;&quot;&quot;;&quot;else {&quot;&amp;[.P10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02]);2)+1" office:value-type="float" office:value="1" calcext:value-type="float">
            <text:p>1</text:p>
          </table:table-cell>
          <table:table-cell table:style-name="ce8" table:formula="of:=OFFSET([$actions_combos.A$2];FLOOR(ROW([.B102])/2)-1;0)" office:value-type="string" office:string-value="new_line_down" calcext:value-type="string">
            <text:p>new_line_down</text:p>
          </table:table-cell>
          <table:table-cell table:style-name="ce15" table:formula="of:=OFFSET([$actions_combos.B$2];FLOOR(ROW([.C102])/2)-1;0)" office:value-type="string" office:string-value="n" calcext:value-type="string">
            <text:p>n</text:p>
          </table:table-cell>
          <table:table-cell table:style-name="ce15" table:formula="of:=OFFSET([$actions_combos.C$2];FLOOR(ROW([.D102])/2)-1;0)" office:value-type="string" office:string-value="k" calcext:value-type="string">
            <text:p>k</text:p>
          </table:table-cell>
          <table:table-cell table:style-name="ce15" table:formula="of:=OFFSET([$actions_combos.D$2];FLOOR(ROW([.E102])/2)-1;0)" office:value-type="float" office:value="0" calcext:value-type="float">
            <text:p>0</text:p>
          </table:table-cell>
          <table:table-cell table:style-name="ce15" table:formula="of:=OFFSET([$actions_combos.E$2];FLOOR(ROW([.F102])/2)-1;0)" office:value-type="float" office:value="0" calcext:value-type="float">
            <text:p>0</text:p>
          </table:table-cell>
          <table:table-cell table:style-name="ce8" table:formula="of:=VLOOKUP([.C102];[$keys.$A$2:.$C$200];[.$A102]+1;0)" office:value-type="string" office:string-value="KC_N" calcext:value-type="string">
            <text:p>KC_N</text:p>
          </table:table-cell>
          <table:table-cell table:style-name="ce8" table:formula="of:=VLOOKUP([.D102];[$keys.$A$2:.$C$200];[.$A102]+1;0)" office:value-type="string" office:string-value="KC_K" calcext:value-type="string">
            <text:p>KC_K</text:p>
          </table:table-cell>
          <table:table-cell table:formula="of:=VLOOKUP([.E102];[$keys.$A$2:.$C$200];[.$A102]+1;0)" office:value-type="string" office:string-value="" calcext:value-type="error">
            <text:p>#N/A</text:p>
          </table:table-cell>
          <table:table-cell table:formula="of:=VLOOKUP([.F102];[$keys.$A$2:.$C$200];[.$A102]+1;0)" office:value-type="string" office:string-value="" calcext:value-type="error">
            <text:p>#N/A</text:p>
          </table:table-cell>
          <table:table-cell table:formula="of:=[.C102]&amp;&quot;_&quot;&amp;[.D102]&amp;IF(ISNA([.I102]);&quot;&quot;;&quot;_&quot;&amp;[.E102]&amp;IF(ISNA([.J102]);&quot;&quot;;&quot;_&quot;&amp;[.F102]))&amp;&quot;_&quot;&amp;TEXT([.A102];&quot;0&quot;)" office:value-type="string" office:string-value="n_k_1" calcext:value-type="string">
            <text:p>n_k_1</text:p>
          </table:table-cell>
          <table:table-cell table:style-name="ce8" table:formula="of:=[.G102]&amp;&quot;, &quot;&amp;[.H102]&amp;IF(ISNA([.I102]);&quot;&quot;;&quot;, &quot;&amp;[.I102]&amp;IF(ISNA([.J102]);&quot;&quot;;&quot;, &quot;&amp;[.J102]))" office:value-type="string" office:string-value="KC_N, KC_K" calcext:value-type="string">
            <text:p>KC_N, KC_K</text:p>
          </table:table-cell>
          <table:table-cell table:formula="of:=VLOOKUP([.B102];[$actions.$A$2:.$F$514];5;0)" office:value-type="string" office:string-value="macro" calcext:value-type="string">
            <text:p>macro</text:p>
          </table:table-cell>
          <table:table-cell table:style-name="ce8" table:formula="of:=VLOOKUP([.B102];[$actions.$A$2:.$D$514];2;0)" office:value-type="float" office:value="0" calcext:value-type="float">
            <text:p/>
          </table:table-cell>
          <table:table-cell table:style-name="ce8" table:formula="of:=VLOOKUP([.B102];[$actions.$A$2:.$D$514];3;0)" office:value-type="string" office:string-value="SEND_STRING(SS_TAP(X_END)SS_TAP(X_ENT));" calcext:value-type="string">
            <text:p>SEND_STRING(SS_TAP(X_END)SS_TAP(X_ENT));</text:p>
          </table:table-cell>
          <table:table-cell table:style-name="ce8" table:formula="of:=VLOOKUP([.B102];[$actions.$A$2:.$D$514];4;0)" office:value-type="float" office:value="0" calcext:value-type="float">
            <text:p/>
          </table:table-cell>
          <table:table-cell table:style-name="ce19" table:formula="of:=[.B102]&lt;&gt;0" office:value-type="boolean" office:boolean-value="true" calcext:value-type="boolean">
            <text:p>TRUE</text:p>
          </table:table-cell>
          <table:table-cell table:style-name="ce8" table:formula="of:=&quot;const uint16_t PROGMEM &quot;&amp;[.K102]&amp;&quot;_combo[] = {&quot;&amp;[.L102]&amp;&quot;, COMBO_END};&quot;" office:value-type="string" office:string-value="const uint16_t PROGMEM n_k_1_combo[] = {KC_N, KC_K, COMBO_END};" calcext:value-type="string">
            <text:p>const uint16_t PROGMEM n_k_1_combo[] = {KC_N, KC_K, COMBO_END};</text:p>
          </table:table-cell>
          <table:table-cell table:formula="of:=&quot;  COMBO_&quot;&amp;[.K102]&amp;&quot;,&quot;" office:value-type="string" office:string-value="  COMBO_n_k_1," calcext:value-type="string">
            <text:p><text:s text:c="2"/>COMBO_n_k_1,</text:p>
          </table:table-cell>
          <table:table-cell table:formula="of:=&quot;  [COMBO_&quot;&amp;[.K102]&amp;&quot;] = COMBO&quot;&amp;IF([.M102]=&quot;key&quot;;&quot;&quot;;&quot;_ACTION&quot;)&amp;&quot;(&quot;&amp;[.K102]&amp;&quot;_combo&quot;&amp;IF([.M102]=&quot;key&quot;;&quot;, &quot;&amp;[.N102];&quot;&quot;)&amp;&quot;),&quot;" office:value-type="string" office:string-value="  [COMBO_n_k_1] = COMBO_ACTION(n_k_1_combo)," calcext:value-type="string">
            <text:p><text:s text:c="2"/>[COMBO_n_k_1] = COMBO_ACTION(n_k_1_combo),</text:p>
          </table:table-cell>
          <table:table-cell table:style-name="ce8" table:formula="of:=IF([.M102]=&quot;macro&quot;;&quot;    case &quot;&amp;&quot;COMBO_&quot;&amp;[.K102]&amp;&quot;: if (p) {&quot;&amp;[.O102]&amp;&quot;} &quot;&amp;IF([.P102]=&quot;&quot;;&quot;&quot;;&quot;else {&quot;&amp;[.P102]&amp;&quot;}&quot;)&amp;&quot; break;&quot;;&quot;&quot;)" office:value-type="string" office:string-value="    case COMBO_n_k_1: if (p) {SEND_STRING(SS_TAP(X_END)SS_TAP(X_ENT));}  break;" calcext:value-type="string">
            <text:p><text:s text:c="4"/>case COMBO_n_k_1: if (p) {SEND_STRING(SS_TAP(X_END)SS_TAP(X_ENT));} <text:s/>break;</text:p>
          </table:table-cell>
          <table:table-cell table:number-columns-repeated="1003"/>
        </table:table-row>
        <table:table-row table:style-name="ro1">
          <table:table-cell table:formula="of:=MOD(ROW([.A103]);2)+1" office:value-type="float" office:value="2" calcext:value-type="float">
            <text:p>2</text:p>
          </table:table-cell>
          <table:table-cell table:style-name="ce8" table:formula="of:=OFFSET([$actions_combos.A$2];FLOOR(ROW([.B103])/2)-1;0)" office:value-type="string" office:string-value="new_line_down" calcext:value-type="string">
            <text:p>new_line_down</text:p>
          </table:table-cell>
          <table:table-cell table:style-name="ce15" table:formula="of:=OFFSET([$actions_combos.B$2];FLOOR(ROW([.C103])/2)-1;0)" office:value-type="string" office:string-value="n" calcext:value-type="string">
            <text:p>n</text:p>
          </table:table-cell>
          <table:table-cell table:style-name="ce15" table:formula="of:=OFFSET([$actions_combos.C$2];FLOOR(ROW([.D103])/2)-1;0)" office:value-type="string" office:string-value="k" calcext:value-type="string">
            <text:p>k</text:p>
          </table:table-cell>
          <table:table-cell table:style-name="ce15" table:formula="of:=OFFSET([$actions_combos.D$2];FLOOR(ROW([.E103])/2)-1;0)" office:value-type="float" office:value="0" calcext:value-type="float">
            <text:p>0</text:p>
          </table:table-cell>
          <table:table-cell table:style-name="ce15" table:formula="of:=OFFSET([$actions_combos.E$2];FLOOR(ROW([.F103])/2)-1;0)" office:value-type="float" office:value="0" calcext:value-type="float">
            <text:p>0</text:p>
          </table:table-cell>
          <table:table-cell table:style-name="ce8" table:formula="of:=VLOOKUP([.C103];[$keys.$A$2:.$C$200];[.$A103]+1;0)" office:value-type="string" office:string-value="KC_SLSH" calcext:value-type="string">
            <text:p>KC_SLSH</text:p>
          </table:table-cell>
          <table:table-cell table:style-name="ce8" table:formula="of:=VLOOKUP([.D103];[$keys.$A$2:.$C$200];[.$A103]+1;0)" office:value-type="string" office:string-value="KC_LT" calcext:value-type="string">
            <text:p>KC_LT</text:p>
          </table:table-cell>
          <table:table-cell table:formula="of:=VLOOKUP([.E103];[$keys.$A$2:.$C$200];[.$A103]+1;0)" office:value-type="string" office:string-value="" calcext:value-type="error">
            <text:p>#N/A</text:p>
          </table:table-cell>
          <table:table-cell table:formula="of:=VLOOKUP([.F103];[$keys.$A$2:.$C$200];[.$A103]+1;0)" office:value-type="string" office:string-value="" calcext:value-type="error">
            <text:p>#N/A</text:p>
          </table:table-cell>
          <table:table-cell table:formula="of:=[.C103]&amp;&quot;_&quot;&amp;[.D103]&amp;IF(ISNA([.I103]);&quot;&quot;;&quot;_&quot;&amp;[.E103]&amp;IF(ISNA([.J103]);&quot;&quot;;&quot;_&quot;&amp;[.F103]))&amp;&quot;_&quot;&amp;TEXT([.A103];&quot;0&quot;)" office:value-type="string" office:string-value="n_k_2" calcext:value-type="string">
            <text:p>n_k_2</text:p>
          </table:table-cell>
          <table:table-cell table:style-name="ce8" table:formula="of:=[.G103]&amp;&quot;, &quot;&amp;[.H103]&amp;IF(ISNA([.I103]);&quot;&quot;;&quot;, &quot;&amp;[.I103]&amp;IF(ISNA([.J103]);&quot;&quot;;&quot;, &quot;&amp;[.J103]))" office:value-type="string" office:string-value="KC_SLSH, KC_LT" calcext:value-type="string">
            <text:p>KC_SLSH, KC_LT</text:p>
          </table:table-cell>
          <table:table-cell table:formula="of:=VLOOKUP([.B103];[$actions.$A$2:.$F$514];5;0)" office:value-type="string" office:string-value="macro" calcext:value-type="string">
            <text:p>macro</text:p>
          </table:table-cell>
          <table:table-cell table:style-name="ce8" table:formula="of:=VLOOKUP([.B103];[$actions.$A$2:.$D$514];2;0)" office:value-type="float" office:value="0" calcext:value-type="float">
            <text:p/>
          </table:table-cell>
          <table:table-cell table:style-name="ce8" table:formula="of:=VLOOKUP([.B103];[$actions.$A$2:.$D$514];3;0)" office:value-type="string" office:string-value="SEND_STRING(SS_TAP(X_END)SS_TAP(X_ENT));" calcext:value-type="string">
            <text:p>SEND_STRING(SS_TAP(X_END)SS_TAP(X_ENT));</text:p>
          </table:table-cell>
          <table:table-cell table:style-name="ce8" table:formula="of:=VLOOKUP([.B103];[$actions.$A$2:.$D$514];4;0)" office:value-type="float" office:value="0" calcext:value-type="float">
            <text:p/>
          </table:table-cell>
          <table:table-cell table:style-name="ce19" table:formula="of:=[.B103]&lt;&gt;0" office:value-type="boolean" office:boolean-value="true" calcext:value-type="boolean">
            <text:p>TRUE</text:p>
          </table:table-cell>
          <table:table-cell table:style-name="ce8" table:formula="of:=&quot;const uint16_t PROGMEM &quot;&amp;[.K103]&amp;&quot;_combo[] = {&quot;&amp;[.L103]&amp;&quot;, COMBO_END};&quot;" office:value-type="string" office:string-value="const uint16_t PROGMEM n_k_2_combo[] = {KC_SLSH, KC_LT, COMBO_END};" calcext:value-type="string">
            <text:p>const uint16_t PROGMEM n_k_2_combo[] = {KC_SLSH, KC_LT, COMBO_END};</text:p>
          </table:table-cell>
          <table:table-cell table:formula="of:=&quot;  COMBO_&quot;&amp;[.K103]&amp;&quot;,&quot;" office:value-type="string" office:string-value="  COMBO_n_k_2," calcext:value-type="string">
            <text:p><text:s text:c="2"/>COMBO_n_k_2,</text:p>
          </table:table-cell>
          <table:table-cell table:formula="of:=&quot;  [COMBO_&quot;&amp;[.K103]&amp;&quot;] = COMBO&quot;&amp;IF([.M103]=&quot;key&quot;;&quot;&quot;;&quot;_ACTION&quot;)&amp;&quot;(&quot;&amp;[.K103]&amp;&quot;_combo&quot;&amp;IF([.M103]=&quot;key&quot;;&quot;, &quot;&amp;[.N103];&quot;&quot;)&amp;&quot;),&quot;" office:value-type="string" office:string-value="  [COMBO_n_k_2] = COMBO_ACTION(n_k_2_combo)," calcext:value-type="string">
            <text:p><text:s text:c="2"/>[COMBO_n_k_2] = COMBO_ACTION(n_k_2_combo),</text:p>
          </table:table-cell>
          <table:table-cell table:style-name="ce8" table:formula="of:=IF([.M103]=&quot;macro&quot;;&quot;    case &quot;&amp;&quot;COMBO_&quot;&amp;[.K103]&amp;&quot;: if (p) {&quot;&amp;[.O103]&amp;&quot;} &quot;&amp;IF([.P103]=&quot;&quot;;&quot;&quot;;&quot;else {&quot;&amp;[.P103]&amp;&quot;}&quot;)&amp;&quot; break;&quot;;&quot;&quot;)" office:value-type="string" office:string-value="    case COMBO_n_k_2: if (p) {SEND_STRING(SS_TAP(X_END)SS_TAP(X_ENT));}  break;" calcext:value-type="string">
            <text:p><text:s text:c="4"/>case COMBO_n_k_2: if (p) {SEND_STRING(SS_TAP(X_END)SS_TAP(X_ENT));} <text:s/>break;</text:p>
          </table:table-cell>
          <table:table-cell table:number-columns-repeated="1003"/>
        </table:table-row>
        <table:table-row table:style-name="ro1">
          <table:table-cell table:formula="of:=MOD(ROW([.A104]);2)+1" office:value-type="float" office:value="1" calcext:value-type="float">
            <text:p>1</text:p>
          </table:table-cell>
          <table:table-cell table:style-name="ce8" table:formula="of:=OFFSET([$actions_combos.A$2];FLOOR(ROW([.B104])/2)-1;0)" office:value-type="string" office:string-value="new_line_up" calcext:value-type="string">
            <text:p>new_line_up</text:p>
          </table:table-cell>
          <table:table-cell table:style-name="ce15" table:formula="of:=OFFSET([$actions_combos.B$2];FLOOR(ROW([.C104])/2)-1;0)" office:value-type="string" office:string-value="l" calcext:value-type="string">
            <text:p>l</text:p>
          </table:table-cell>
          <table:table-cell table:style-name="ce15" table:formula="of:=OFFSET([$actions_combos.C$2];FLOOR(ROW([.D104])/2)-1;0)" office:value-type="string" office:string-value="h" calcext:value-type="string">
            <text:p>h</text:p>
          </table:table-cell>
          <table:table-cell table:style-name="ce15" table:formula="of:=OFFSET([$actions_combos.D$2];FLOOR(ROW([.E104])/2)-1;0)" office:value-type="float" office:value="0" calcext:value-type="float">
            <text:p>0</text:p>
          </table:table-cell>
          <table:table-cell table:style-name="ce15" table:formula="of:=OFFSET([$actions_combos.E$2];FLOOR(ROW([.F104])/2)-1;0)" office:value-type="float" office:value="0" calcext:value-type="float">
            <text:p>0</text:p>
          </table:table-cell>
          <table:table-cell table:style-name="ce8" table:formula="of:=VLOOKUP([.C104];[$keys.$A$2:.$C$200];[.$A104]+1;0)" office:value-type="string" office:string-value="KC_L" calcext:value-type="string">
            <text:p>KC_L</text:p>
          </table:table-cell>
          <table:table-cell table:style-name="ce8" table:formula="of:=VLOOKUP([.D104];[$keys.$A$2:.$C$200];[.$A104]+1;0)" office:value-type="string" office:string-value="KC_H" calcext:value-type="string">
            <text:p>KC_H</text:p>
          </table:table-cell>
          <table:table-cell table:style-name="ce8" table:formula="of:=VLOOKUP([.E104];[$keys.$A$2:.$C$200];[.$A104]+1;0)" office:value-type="string" office:string-value="" calcext:value-type="error">
            <text:p>#N/A</text:p>
          </table:table-cell>
          <table:table-cell table:formula="of:=VLOOKUP([.F104];[$keys.$A$2:.$C$200];[.$A104]+1;0)" office:value-type="string" office:string-value="" calcext:value-type="error">
            <text:p>#N/A</text:p>
          </table:table-cell>
          <table:table-cell table:formula="of:=[.C104]&amp;&quot;_&quot;&amp;[.D104]&amp;IF(ISNA([.I104]);&quot;&quot;;&quot;_&quot;&amp;[.E104]&amp;IF(ISNA([.J104]);&quot;&quot;;&quot;_&quot;&amp;[.F104]))&amp;&quot;_&quot;&amp;TEXT([.A104];&quot;0&quot;)" office:value-type="string" office:string-value="l_h_1" calcext:value-type="string">
            <text:p>l_h_1</text:p>
          </table:table-cell>
          <table:table-cell table:style-name="ce8" table:formula="of:=[.G104]&amp;&quot;, &quot;&amp;[.H104]&amp;IF(ISNA([.I104]);&quot;&quot;;&quot;, &quot;&amp;[.I104]&amp;IF(ISNA([.J104]);&quot;&quot;;&quot;, &quot;&amp;[.J104]))" office:value-type="string" office:string-value="KC_L, KC_H" calcext:value-type="string">
            <text:p>KC_L, KC_H</text:p>
          </table:table-cell>
          <table:table-cell table:formula="of:=VLOOKUP([.B104];[$actions.$A$2:.$F$514];5;0)" office:value-type="string" office:string-value="macro" calcext:value-type="string">
            <text:p>macro</text:p>
          </table:table-cell>
          <table:table-cell table:formula="of:=VLOOKUP([.B104];[$actions.$A$2:.$D$514];2;0)" office:value-type="float" office:value="0" calcext:value-type="float">
            <text:p/>
          </table:table-cell>
          <table:table-cell table:formula="of:=VLOOKUP([.B104];[$actions.$A$2:.$D$514];3;0)" office:value-type="string" office:string-value="SEND_STRING(SS_TAP(X_HOME)SS_TAP(X_ENT)SS_TAP(X_LEFT));" calcext:value-type="string">
            <text:p>SEND_STRING(SS_TAP(X_HOME)SS_TAP(X_ENT)SS_TAP(X_LEFT));</text:p>
          </table:table-cell>
          <table:table-cell table:style-name="ce8" table:formula="of:=VLOOKUP([.B104];[$actions.$A$2:.$D$514];4;0)" office:value-type="float" office:value="0" calcext:value-type="float">
            <text:p/>
          </table:table-cell>
          <table:table-cell table:style-name="ce19" table:formula="of:=[.B104]&lt;&gt;0" office:value-type="boolean" office:boolean-value="true" calcext:value-type="boolean">
            <text:p>TRUE</text:p>
          </table:table-cell>
          <table:table-cell table:style-name="ce8" table:formula="of:=&quot;const uint16_t PROGMEM &quot;&amp;[.K104]&amp;&quot;_combo[] = {&quot;&amp;[.L104]&amp;&quot;, COMBO_END};&quot;" office:value-type="string" office:string-value="const uint16_t PROGMEM l_h_1_combo[] = {KC_L, KC_H, COMBO_END};" calcext:value-type="string">
            <text:p>const uint16_t PROGMEM l_h_1_combo[] = {KC_L, KC_H, COMBO_END};</text:p>
          </table:table-cell>
          <table:table-cell table:formula="of:=&quot;  COMBO_&quot;&amp;[.K104]&amp;&quot;,&quot;" office:value-type="string" office:string-value="  COMBO_l_h_1," calcext:value-type="string">
            <text:p><text:s text:c="2"/>COMBO_l_h_1,</text:p>
          </table:table-cell>
          <table:table-cell table:formula="of:=&quot;  [COMBO_&quot;&amp;[.K104]&amp;&quot;] = COMBO&quot;&amp;IF([.M104]=&quot;key&quot;;&quot;&quot;;&quot;_ACTION&quot;)&amp;&quot;(&quot;&amp;[.K104]&amp;&quot;_combo&quot;&amp;IF([.M104]=&quot;key&quot;;&quot;, &quot;&amp;[.N104];&quot;&quot;)&amp;&quot;),&quot;" office:value-type="string" office:string-value="  [COMBO_l_h_1] = COMBO_ACTION(l_h_1_combo)," calcext:value-type="string">
            <text:p><text:s text:c="2"/>[COMBO_l_h_1] = COMBO_ACTION(l_h_1_combo),</text:p>
          </table:table-cell>
          <table:table-cell table:style-name="ce8" table:formula="of:=IF([.M104]=&quot;macro&quot;;&quot;    case &quot;&amp;&quot;COMBO_&quot;&amp;[.K104]&amp;&quot;: if (p) {&quot;&amp;[.O104]&amp;&quot;} &quot;&amp;IF([.P104]=&quot;&quot;;&quot;&quot;;&quot;else {&quot;&amp;[.P104]&amp;&quot;}&quot;)&amp;&quot; break;&quot;;&quot;&quot;)" office:value-type="string" office:string-value="    case COMBO_l_h_1: if (p) {SEND_STRING(SS_TAP(X_HOME)SS_TAP(X_ENT)SS_TAP(X_LEFT));}  break;" calcext:value-type="string">
            <text:p><text:s text:c="4"/>case COMBO_l_h_1: if (p) {SEND_STRING(SS_TAP(X_HOME)SS_TAP(X_ENT)SS_TAP(X_LEFT));} <text:s/>break;</text:p>
          </table:table-cell>
          <table:table-cell table:number-columns-repeated="1003"/>
        </table:table-row>
        <table:table-row table:style-name="ro1">
          <table:table-cell table:formula="of:=MOD(ROW([.A105]);2)+1" office:value-type="float" office:value="2" calcext:value-type="float">
            <text:p>2</text:p>
          </table:table-cell>
          <table:table-cell table:style-name="ce8" table:formula="of:=OFFSET([$actions_combos.A$2];FLOOR(ROW([.B105])/2)-1;0)" office:value-type="string" office:string-value="new_line_up" calcext:value-type="string">
            <text:p>new_line_up</text:p>
          </table:table-cell>
          <table:table-cell table:style-name="ce15" table:formula="of:=OFFSET([$actions_combos.B$2];FLOOR(ROW([.C105])/2)-1;0)" office:value-type="string" office:string-value="l" calcext:value-type="string">
            <text:p>l</text:p>
          </table:table-cell>
          <table:table-cell table:style-name="ce15" table:formula="of:=OFFSET([$actions_combos.C$2];FLOOR(ROW([.D105])/2)-1;0)" office:value-type="string" office:string-value="h" calcext:value-type="string">
            <text:p>h</text:p>
          </table:table-cell>
          <table:table-cell table:style-name="ce15" table:formula="of:=OFFSET([$actions_combos.D$2];FLOOR(ROW([.E105])/2)-1;0)" office:value-type="float" office:value="0" calcext:value-type="float">
            <text:p>0</text:p>
          </table:table-cell>
          <table:table-cell table:style-name="ce15" table:formula="of:=OFFSET([$actions_combos.E$2];FLOOR(ROW([.F105])/2)-1;0)" office:value-type="float" office:value="0" calcext:value-type="float">
            <text:p>0</text:p>
          </table:table-cell>
          <table:table-cell table:style-name="ce8" table:formula="of:=VLOOKUP([.C105];[$keys.$A$2:.$C$200];[.$A105]+1;0)" office:value-type="string" office:string-value="KC_6" calcext:value-type="string">
            <text:p>KC_6</text:p>
          </table:table-cell>
          <table:table-cell table:style-name="ce8" table:formula="of:=VLOOKUP([.D105];[$keys.$A$2:.$C$200];[.$A105]+1;0)" office:value-type="string" office:string-value="KC_HASH" calcext:value-type="string">
            <text:p>KC_HASH</text:p>
          </table:table-cell>
          <table:table-cell table:style-name="ce8" table:formula="of:=VLOOKUP([.E105];[$keys.$A$2:.$C$200];[.$A105]+1;0)" office:value-type="string" office:string-value="" calcext:value-type="error">
            <text:p>#N/A</text:p>
          </table:table-cell>
          <table:table-cell table:formula="of:=VLOOKUP([.F105];[$keys.$A$2:.$C$200];[.$A105]+1;0)" office:value-type="string" office:string-value="" calcext:value-type="error">
            <text:p>#N/A</text:p>
          </table:table-cell>
          <table:table-cell table:formula="of:=[.C105]&amp;&quot;_&quot;&amp;[.D105]&amp;IF(ISNA([.I105]);&quot;&quot;;&quot;_&quot;&amp;[.E105]&amp;IF(ISNA([.J105]);&quot;&quot;;&quot;_&quot;&amp;[.F105]))&amp;&quot;_&quot;&amp;TEXT([.A105];&quot;0&quot;)" office:value-type="string" office:string-value="l_h_2" calcext:value-type="string">
            <text:p>l_h_2</text:p>
          </table:table-cell>
          <table:table-cell table:style-name="ce8" table:formula="of:=[.G105]&amp;&quot;, &quot;&amp;[.H105]&amp;IF(ISNA([.I105]);&quot;&quot;;&quot;, &quot;&amp;[.I105]&amp;IF(ISNA([.J105]);&quot;&quot;;&quot;, &quot;&amp;[.J105]))" office:value-type="string" office:string-value="KC_6, KC_HASH" calcext:value-type="string">
            <text:p>KC_6, KC_HASH</text:p>
          </table:table-cell>
          <table:table-cell table:formula="of:=VLOOKUP([.B105];[$actions.$A$2:.$F$514];5;0)" office:value-type="string" office:string-value="macro" calcext:value-type="string">
            <text:p>macro</text:p>
          </table:table-cell>
          <table:table-cell table:formula="of:=VLOOKUP([.B105];[$actions.$A$2:.$D$514];2;0)" office:value-type="float" office:value="0" calcext:value-type="float">
            <text:p/>
          </table:table-cell>
          <table:table-cell table:formula="of:=VLOOKUP([.B105];[$actions.$A$2:.$D$514];3;0)" office:value-type="string" office:string-value="SEND_STRING(SS_TAP(X_HOME)SS_TAP(X_ENT)SS_TAP(X_LEFT));" calcext:value-type="string">
            <text:p>SEND_STRING(SS_TAP(X_HOME)SS_TAP(X_ENT)SS_TAP(X_LEFT));</text:p>
          </table:table-cell>
          <table:table-cell table:style-name="ce8" table:formula="of:=VLOOKUP([.B105];[$actions.$A$2:.$D$514];4;0)" office:value-type="float" office:value="0" calcext:value-type="float">
            <text:p/>
          </table:table-cell>
          <table:table-cell table:style-name="ce19" table:formula="of:=[.B105]&lt;&gt;0" office:value-type="boolean" office:boolean-value="true" calcext:value-type="boolean">
            <text:p>TRUE</text:p>
          </table:table-cell>
          <table:table-cell table:style-name="ce8" table:formula="of:=&quot;const uint16_t PROGMEM &quot;&amp;[.K105]&amp;&quot;_combo[] = {&quot;&amp;[.L105]&amp;&quot;, COMBO_END};&quot;" office:value-type="string" office:string-value="const uint16_t PROGMEM l_h_2_combo[] = {KC_6, KC_HASH, COMBO_END};" calcext:value-type="string">
            <text:p>const uint16_t PROGMEM l_h_2_combo[] = {KC_6, KC_HASH, COMBO_END};</text:p>
          </table:table-cell>
          <table:table-cell table:formula="of:=&quot;  COMBO_&quot;&amp;[.K105]&amp;&quot;,&quot;" office:value-type="string" office:string-value="  COMBO_l_h_2," calcext:value-type="string">
            <text:p><text:s text:c="2"/>COMBO_l_h_2,</text:p>
          </table:table-cell>
          <table:table-cell table:formula="of:=&quot;  [COMBO_&quot;&amp;[.K105]&amp;&quot;] = COMBO&quot;&amp;IF([.M105]=&quot;key&quot;;&quot;&quot;;&quot;_ACTION&quot;)&amp;&quot;(&quot;&amp;[.K105]&amp;&quot;_combo&quot;&amp;IF([.M105]=&quot;key&quot;;&quot;, &quot;&amp;[.N105];&quot;&quot;)&amp;&quot;),&quot;" office:value-type="string" office:string-value="  [COMBO_l_h_2] = COMBO_ACTION(l_h_2_combo)," calcext:value-type="string">
            <text:p><text:s text:c="2"/>[COMBO_l_h_2] = COMBO_ACTION(l_h_2_combo),</text:p>
          </table:table-cell>
          <table:table-cell table:style-name="ce8" table:formula="of:=IF([.M105]=&quot;macro&quot;;&quot;    case &quot;&amp;&quot;COMBO_&quot;&amp;[.K105]&amp;&quot;: if (p) {&quot;&amp;[.O105]&amp;&quot;} &quot;&amp;IF([.P105]=&quot;&quot;;&quot;&quot;;&quot;else {&quot;&amp;[.P105]&amp;&quot;}&quot;)&amp;&quot; break;&quot;;&quot;&quot;)" office:value-type="string" office:string-value="    case COMBO_l_h_2: if (p) {SEND_STRING(SS_TAP(X_HOME)SS_TAP(X_ENT)SS_TAP(X_LEFT));}  break;" calcext:value-type="string">
            <text:p><text:s text:c="4"/>case COMBO_l_h_2: if (p) {SEND_STRING(SS_TAP(X_HOME)SS_TAP(X_ENT)SS_TAP(X_LEFT));} <text:s/>break;</text:p>
          </table:table-cell>
          <table:table-cell table:number-columns-repeated="1003"/>
        </table:table-row>
        <table:table-row table:style-name="ro1">
          <table:table-cell table:formula="of:=MOD(ROW([.A106]);2)+1" office:value-type="float" office:value="1" calcext:value-type="float">
            <text:p>1</text:p>
          </table:table-cell>
          <table:table-cell table:style-name="ce8" table:formula="of:=OFFSET([$actions_combos.A$2];FLOOR(ROW([.B106])/2)-1;0)" office:value-type="string" office:string-value="page_down" calcext:value-type="string">
            <text:p>page_down</text:p>
          </table:table-cell>
          <table:table-cell table:style-name="ce15" table:formula="of:=OFFSET([$actions_combos.B$2];FLOOR(ROW([.C106])/2)-1;0)" office:value-type="string" office:string-value="u" calcext:value-type="string">
            <text:p>u</text:p>
          </table:table-cell>
          <table:table-cell table:style-name="ce15" table:formula="of:=OFFSET([$actions_combos.C$2];FLOOR(ROW([.D106])/2)-1;0)" office:value-type="string" office:string-value="I" calcext:value-type="string">
            <text:p>I</text:p>
          </table:table-cell>
          <table:table-cell table:style-name="ce15" table:formula="of:=OFFSET([$actions_combos.D$2];FLOOR(ROW([.E106])/2)-1;0)" office:value-type="float" office:value="0" calcext:value-type="float">
            <text:p>0</text:p>
          </table:table-cell>
          <table:table-cell table:style-name="ce15" table:formula="of:=OFFSET([$actions_combos.E$2];FLOOR(ROW([.F106])/2)-1;0)" office:value-type="float" office:value="0" calcext:value-type="float">
            <text:p>0</text:p>
          </table:table-cell>
          <table:table-cell table:style-name="ce8" table:formula="of:=VLOOKUP([.C106];[$keys.$A$2:.$C$200];[.$A106]+1;0)" office:value-type="string" office:string-value="KC_U" calcext:value-type="string">
            <text:p>KC_U</text:p>
          </table:table-cell>
          <table:table-cell table:style-name="ce8" table:formula="of:=VLOOKUP([.D106];[$keys.$A$2:.$C$200];[.$A106]+1;0)" office:value-type="string" office:string-value="KC_I" calcext:value-type="string">
            <text:p>KC_I</text:p>
          </table:table-cell>
          <table:table-cell table:style-name="ce8" table:formula="of:=VLOOKUP([.E106];[$keys.$A$2:.$C$200];[.$A106]+1;0)" office:value-type="string" office:string-value="" calcext:value-type="error">
            <text:p>#N/A</text:p>
          </table:table-cell>
          <table:table-cell table:formula="of:=VLOOKUP([.F106];[$keys.$A$2:.$C$200];[.$A106]+1;0)" office:value-type="string" office:string-value="" calcext:value-type="error">
            <text:p>#N/A</text:p>
          </table:table-cell>
          <table:table-cell table:formula="of:=[.C106]&amp;&quot;_&quot;&amp;[.D106]&amp;IF(ISNA([.I106]);&quot;&quot;;&quot;_&quot;&amp;[.E106]&amp;IF(ISNA([.J106]);&quot;&quot;;&quot;_&quot;&amp;[.F106]))&amp;&quot;_&quot;&amp;TEXT([.A106];&quot;0&quot;)" office:value-type="string" office:string-value="u_I_1" calcext:value-type="string">
            <text:p>u_I_1</text:p>
          </table:table-cell>
          <table:table-cell table:style-name="ce8" table:formula="of:=[.G106]&amp;&quot;, &quot;&amp;[.H106]&amp;IF(ISNA([.I106]);&quot;&quot;;&quot;, &quot;&amp;[.I106]&amp;IF(ISNA([.J106]);&quot;&quot;;&quot;, &quot;&amp;[.J106]))" office:value-type="string" office:string-value="KC_U, KC_I" calcext:value-type="string">
            <text:p>KC_U, KC_I</text:p>
          </table:table-cell>
          <table:table-cell table:formula="of:=VLOOKUP([.B106];[$actions.$A$2:.$F$514];5;0)" office:value-type="string" office:string-value="key" calcext:value-type="string">
            <text:p>key</text:p>
          </table:table-cell>
          <table:table-cell table:style-name="ce8" table:formula="of:=VLOOKUP([.B106];[$actions.$A$2:.$D$514];2;0)" office:value-type="string" office:string-value="KC_PGDN" calcext:value-type="string">
            <text:p>KC_PGDN</text:p>
          </table:table-cell>
          <table:table-cell table:style-name="ce8" table:formula="of:=VLOOKUP([.B106];[$actions.$A$2:.$D$514];3;0)" office:value-type="float" office:value="0" calcext:value-type="float">
            <text:p/>
          </table:table-cell>
          <table:table-cell table:style-name="ce8" table:formula="of:=VLOOKUP([.B106];[$actions.$A$2:.$D$514];4;0)" office:value-type="float" office:value="0" calcext:value-type="float">
            <text:p/>
          </table:table-cell>
          <table:table-cell table:style-name="ce19" table:formula="of:=[.B106]&lt;&gt;0" office:value-type="boolean" office:boolean-value="true" calcext:value-type="boolean">
            <text:p>TRUE</text:p>
          </table:table-cell>
          <table:table-cell table:style-name="ce8" table:formula="of:=&quot;const uint16_t PROGMEM &quot;&amp;[.K106]&amp;&quot;_combo[] = {&quot;&amp;[.L106]&amp;&quot;, COMBO_END};&quot;" office:value-type="string" office:string-value="const uint16_t PROGMEM u_I_1_combo[] = {KC_U, KC_I, COMBO_END};" calcext:value-type="string">
            <text:p>const uint16_t PROGMEM u_I_1_combo[] = {KC_U, KC_I, COMBO_END};</text:p>
          </table:table-cell>
          <table:table-cell table:formula="of:=&quot;  COMBO_&quot;&amp;[.K106]&amp;&quot;,&quot;" office:value-type="string" office:string-value="  COMBO_u_I_1," calcext:value-type="string">
            <text:p><text:s text:c="2"/>COMBO_u_I_1,</text:p>
          </table:table-cell>
          <table:table-cell table:formula="of:=&quot;  [COMBO_&quot;&amp;[.K106]&amp;&quot;] = COMBO&quot;&amp;IF([.M106]=&quot;key&quot;;&quot;&quot;;&quot;_ACTION&quot;)&amp;&quot;(&quot;&amp;[.K106]&amp;&quot;_combo&quot;&amp;IF([.M106]=&quot;key&quot;;&quot;, &quot;&amp;[.N106];&quot;&quot;)&amp;&quot;),&quot;" office:value-type="string" office:string-value="  [COMBO_u_I_1] = COMBO(u_I_1_combo, KC_PGDN)," calcext:value-type="string">
            <text:p><text:s text:c="2"/>[COMBO_u_I_1] = COMBO(u_I_1_combo, KC_PGDN),</text:p>
          </table:table-cell>
          <table:table-cell table:style-name="ce8" table:formula="of:=IF([.M106]=&quot;macro&quot;;&quot;    case &quot;&amp;&quot;COMBO_&quot;&amp;[.K106]&amp;&quot;: if (p) {&quot;&amp;[.O106]&amp;&quot;} &quot;&amp;IF([.P106]=&quot;&quot;;&quot;&quot;;&quot;else {&quot;&amp;[.P10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07]);2)+1" office:value-type="float" office:value="2" calcext:value-type="float">
            <text:p>2</text:p>
          </table:table-cell>
          <table:table-cell table:style-name="ce8" table:formula="of:=OFFSET([$actions_combos.A$2];FLOOR(ROW([.B107])/2)-1;0)" office:value-type="string" office:string-value="page_down" calcext:value-type="string">
            <text:p>page_down</text:p>
          </table:table-cell>
          <table:table-cell table:style-name="ce15" table:formula="of:=OFFSET([$actions_combos.B$2];FLOOR(ROW([.C107])/2)-1;0)" office:value-type="string" office:string-value="u" calcext:value-type="string">
            <text:p>u</text:p>
          </table:table-cell>
          <table:table-cell table:style-name="ce15" table:formula="of:=OFFSET([$actions_combos.C$2];FLOOR(ROW([.D107])/2)-1;0)" office:value-type="string" office:string-value="I" calcext:value-type="string">
            <text:p>I</text:p>
          </table:table-cell>
          <table:table-cell table:style-name="ce15" table:formula="of:=OFFSET([$actions_combos.D$2];FLOOR(ROW([.E107])/2)-1;0)" office:value-type="float" office:value="0" calcext:value-type="float">
            <text:p>0</text:p>
          </table:table-cell>
          <table:table-cell table:style-name="ce15" table:formula="of:=OFFSET([$actions_combos.E$2];FLOOR(ROW([.F107])/2)-1;0)" office:value-type="float" office:value="0" calcext:value-type="float">
            <text:p>0</text:p>
          </table:table-cell>
          <table:table-cell table:style-name="ce8" table:formula="of:=VLOOKUP([.C107];[$keys.$A$2:.$C$200];[.$A107]+1;0)" office:value-type="string" office:string-value="KC_7" calcext:value-type="string">
            <text:p>KC_7</text:p>
          </table:table-cell>
          <table:table-cell table:style-name="ce8" table:formula="of:=VLOOKUP([.D107];[$keys.$A$2:.$C$200];[.$A107]+1;0)" office:value-type="string" office:string-value="KC_ASTR" calcext:value-type="string">
            <text:p>KC_ASTR</text:p>
          </table:table-cell>
          <table:table-cell table:style-name="ce8" table:formula="of:=VLOOKUP([.E107];[$keys.$A$2:.$C$200];[.$A107]+1;0)" office:value-type="string" office:string-value="" calcext:value-type="error">
            <text:p>#N/A</text:p>
          </table:table-cell>
          <table:table-cell table:formula="of:=VLOOKUP([.F107];[$keys.$A$2:.$C$200];[.$A107]+1;0)" office:value-type="string" office:string-value="" calcext:value-type="error">
            <text:p>#N/A</text:p>
          </table:table-cell>
          <table:table-cell table:formula="of:=[.C107]&amp;&quot;_&quot;&amp;[.D107]&amp;IF(ISNA([.I107]);&quot;&quot;;&quot;_&quot;&amp;[.E107]&amp;IF(ISNA([.J107]);&quot;&quot;;&quot;_&quot;&amp;[.F107]))&amp;&quot;_&quot;&amp;TEXT([.A107];&quot;0&quot;)" office:value-type="string" office:string-value="u_I_2" calcext:value-type="string">
            <text:p>u_I_2</text:p>
          </table:table-cell>
          <table:table-cell table:style-name="ce8" table:formula="of:=[.G107]&amp;&quot;, &quot;&amp;[.H107]&amp;IF(ISNA([.I107]);&quot;&quot;;&quot;, &quot;&amp;[.I107]&amp;IF(ISNA([.J107]);&quot;&quot;;&quot;, &quot;&amp;[.J107]))" office:value-type="string" office:string-value="KC_7, KC_ASTR" calcext:value-type="string">
            <text:p>KC_7, KC_ASTR</text:p>
          </table:table-cell>
          <table:table-cell table:formula="of:=VLOOKUP([.B107];[$actions.$A$2:.$F$514];5;0)" office:value-type="string" office:string-value="key" calcext:value-type="string">
            <text:p>key</text:p>
          </table:table-cell>
          <table:table-cell table:style-name="ce8" table:formula="of:=VLOOKUP([.B107];[$actions.$A$2:.$D$514];2;0)" office:value-type="string" office:string-value="KC_PGDN" calcext:value-type="string">
            <text:p>KC_PGDN</text:p>
          </table:table-cell>
          <table:table-cell table:style-name="ce8" table:formula="of:=VLOOKUP([.B107];[$actions.$A$2:.$D$514];3;0)" office:value-type="float" office:value="0" calcext:value-type="float">
            <text:p/>
          </table:table-cell>
          <table:table-cell table:style-name="ce8" table:formula="of:=VLOOKUP([.B107];[$actions.$A$2:.$D$514];4;0)" office:value-type="float" office:value="0" calcext:value-type="float">
            <text:p/>
          </table:table-cell>
          <table:table-cell table:style-name="ce19" table:formula="of:=[.B107]&lt;&gt;0" office:value-type="boolean" office:boolean-value="true" calcext:value-type="boolean">
            <text:p>TRUE</text:p>
          </table:table-cell>
          <table:table-cell table:style-name="ce8" table:formula="of:=&quot;const uint16_t PROGMEM &quot;&amp;[.K107]&amp;&quot;_combo[] = {&quot;&amp;[.L107]&amp;&quot;, COMBO_END};&quot;" office:value-type="string" office:string-value="const uint16_t PROGMEM u_I_2_combo[] = {KC_7, KC_ASTR, COMBO_END};" calcext:value-type="string">
            <text:p>const uint16_t PROGMEM u_I_2_combo[] = {KC_7, KC_ASTR, COMBO_END};</text:p>
          </table:table-cell>
          <table:table-cell table:formula="of:=&quot;  COMBO_&quot;&amp;[.K107]&amp;&quot;,&quot;" office:value-type="string" office:string-value="  COMBO_u_I_2," calcext:value-type="string">
            <text:p><text:s text:c="2"/>COMBO_u_I_2,</text:p>
          </table:table-cell>
          <table:table-cell table:formula="of:=&quot;  [COMBO_&quot;&amp;[.K107]&amp;&quot;] = COMBO&quot;&amp;IF([.M107]=&quot;key&quot;;&quot;&quot;;&quot;_ACTION&quot;)&amp;&quot;(&quot;&amp;[.K107]&amp;&quot;_combo&quot;&amp;IF([.M107]=&quot;key&quot;;&quot;, &quot;&amp;[.N107];&quot;&quot;)&amp;&quot;),&quot;" office:value-type="string" office:string-value="  [COMBO_u_I_2] = COMBO(u_I_2_combo, KC_PGDN)," calcext:value-type="string">
            <text:p><text:s text:c="2"/>[COMBO_u_I_2] = COMBO(u_I_2_combo, KC_PGDN),</text:p>
          </table:table-cell>
          <table:table-cell table:style-name="ce8" table:formula="of:=IF([.M107]=&quot;macro&quot;;&quot;    case &quot;&amp;&quot;COMBO_&quot;&amp;[.K107]&amp;&quot;: if (p) {&quot;&amp;[.O107]&amp;&quot;} &quot;&amp;IF([.P107]=&quot;&quot;;&quot;&quot;;&quot;else {&quot;&amp;[.P10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08]);2)+1" office:value-type="float" office:value="1" calcext:value-type="float">
            <text:p>1</text:p>
          </table:table-cell>
          <table:table-cell table:style-name="ce8" table:formula="of:=OFFSET([$actions_combos.A$2];FLOOR(ROW([.B108])/2)-1;0)" office:value-type="string" office:string-value="page_up" calcext:value-type="string">
            <text:p>page_up</text:p>
          </table:table-cell>
          <table:table-cell table:style-name="ce15" table:formula="of:=OFFSET([$actions_combos.B$2];FLOOR(ROW([.C108])/2)-1;0)" office:value-type="string" office:string-value="u" calcext:value-type="string">
            <text:p>u</text:p>
          </table:table-cell>
          <table:table-cell table:style-name="ce15" table:formula="of:=OFFSET([$actions_combos.C$2];FLOOR(ROW([.D108])/2)-1;0)" office:value-type="string" office:string-value="n" calcext:value-type="string">
            <text:p>n</text:p>
          </table:table-cell>
          <table:table-cell table:style-name="ce15" table:formula="of:=OFFSET([$actions_combos.D$2];FLOOR(ROW([.E108])/2)-1;0)" office:value-type="float" office:value="0" calcext:value-type="float">
            <text:p>0</text:p>
          </table:table-cell>
          <table:table-cell table:style-name="ce15" table:formula="of:=OFFSET([$actions_combos.E$2];FLOOR(ROW([.F108])/2)-1;0)" office:value-type="float" office:value="0" calcext:value-type="float">
            <text:p>0</text:p>
          </table:table-cell>
          <table:table-cell table:style-name="ce8" table:formula="of:=VLOOKUP([.C108];[$keys.$A$2:.$C$200];[.$A108]+1;0)" office:value-type="string" office:string-value="KC_U" calcext:value-type="string">
            <text:p>KC_U</text:p>
          </table:table-cell>
          <table:table-cell table:style-name="ce8" table:formula="of:=VLOOKUP([.D108];[$keys.$A$2:.$C$200];[.$A108]+1;0)" office:value-type="string" office:string-value="KC_N" calcext:value-type="string">
            <text:p>KC_N</text:p>
          </table:table-cell>
          <table:table-cell table:formula="of:=VLOOKUP([.E108];[$keys.$A$2:.$C$200];[.$A108]+1;0)" office:value-type="string" office:string-value="" calcext:value-type="error">
            <text:p>#N/A</text:p>
          </table:table-cell>
          <table:table-cell table:formula="of:=VLOOKUP([.F108];[$keys.$A$2:.$C$200];[.$A108]+1;0)" office:value-type="string" office:string-value="" calcext:value-type="error">
            <text:p>#N/A</text:p>
          </table:table-cell>
          <table:table-cell table:formula="of:=[.C108]&amp;&quot;_&quot;&amp;[.D108]&amp;IF(ISNA([.I108]);&quot;&quot;;&quot;_&quot;&amp;[.E108]&amp;IF(ISNA([.J108]);&quot;&quot;;&quot;_&quot;&amp;[.F108]))&amp;&quot;_&quot;&amp;TEXT([.A108];&quot;0&quot;)" office:value-type="string" office:string-value="u_n_1" calcext:value-type="string">
            <text:p>u_n_1</text:p>
          </table:table-cell>
          <table:table-cell table:style-name="ce8" table:formula="of:=[.G108]&amp;&quot;, &quot;&amp;[.H108]&amp;IF(ISNA([.I108]);&quot;&quot;;&quot;, &quot;&amp;[.I108]&amp;IF(ISNA([.J108]);&quot;&quot;;&quot;, &quot;&amp;[.J108]))" office:value-type="string" office:string-value="KC_U, KC_N" calcext:value-type="string">
            <text:p>KC_U, KC_N</text:p>
          </table:table-cell>
          <table:table-cell table:formula="of:=VLOOKUP([.B108];[$actions.$A$2:.$F$514];5;0)" office:value-type="string" office:string-value="key" calcext:value-type="string">
            <text:p>key</text:p>
          </table:table-cell>
          <table:table-cell table:formula="of:=VLOOKUP([.B108];[$actions.$A$2:.$D$514];2;0)" office:value-type="string" office:string-value="KC_PGUP" calcext:value-type="string">
            <text:p>KC_PGUP</text:p>
          </table:table-cell>
          <table:table-cell table:style-name="ce8" table:formula="of:=VLOOKUP([.B108];[$actions.$A$2:.$D$514];3;0)" office:value-type="float" office:value="0" calcext:value-type="float">
            <text:p/>
          </table:table-cell>
          <table:table-cell table:formula="of:=VLOOKUP([.B108];[$actions.$A$2:.$D$514];4;0)" office:value-type="float" office:value="0" calcext:value-type="float">
            <text:p/>
          </table:table-cell>
          <table:table-cell table:style-name="ce19" table:formula="of:=[.B108]&lt;&gt;0" office:value-type="boolean" office:boolean-value="true" calcext:value-type="boolean">
            <text:p>TRUE</text:p>
          </table:table-cell>
          <table:table-cell table:style-name="ce8" table:formula="of:=&quot;const uint16_t PROGMEM &quot;&amp;[.K108]&amp;&quot;_combo[] = {&quot;&amp;[.L108]&amp;&quot;, COMBO_END};&quot;" office:value-type="string" office:string-value="const uint16_t PROGMEM u_n_1_combo[] = {KC_U, KC_N, COMBO_END};" calcext:value-type="string">
            <text:p>const uint16_t PROGMEM u_n_1_combo[] = {KC_U, KC_N, COMBO_END};</text:p>
          </table:table-cell>
          <table:table-cell table:formula="of:=&quot;  COMBO_&quot;&amp;[.K108]&amp;&quot;,&quot;" office:value-type="string" office:string-value="  COMBO_u_n_1," calcext:value-type="string">
            <text:p><text:s text:c="2"/>COMBO_u_n_1,</text:p>
          </table:table-cell>
          <table:table-cell table:formula="of:=&quot;  [COMBO_&quot;&amp;[.K108]&amp;&quot;] = COMBO&quot;&amp;IF([.M108]=&quot;key&quot;;&quot;&quot;;&quot;_ACTION&quot;)&amp;&quot;(&quot;&amp;[.K108]&amp;&quot;_combo&quot;&amp;IF([.M108]=&quot;key&quot;;&quot;, &quot;&amp;[.N108];&quot;&quot;)&amp;&quot;),&quot;" office:value-type="string" office:string-value="  [COMBO_u_n_1] = COMBO(u_n_1_combo, KC_PGUP)," calcext:value-type="string">
            <text:p><text:s text:c="2"/>[COMBO_u_n_1] = COMBO(u_n_1_combo, KC_PGUP),</text:p>
          </table:table-cell>
          <table:table-cell table:style-name="ce8" table:formula="of:=IF([.M108]=&quot;macro&quot;;&quot;    case &quot;&amp;&quot;COMBO_&quot;&amp;[.K108]&amp;&quot;: if (p) {&quot;&amp;[.O108]&amp;&quot;} &quot;&amp;IF([.P108]=&quot;&quot;;&quot;&quot;;&quot;else {&quot;&amp;[.P10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09]);2)+1" office:value-type="float" office:value="2" calcext:value-type="float">
            <text:p>2</text:p>
          </table:table-cell>
          <table:table-cell table:style-name="ce8" table:formula="of:=OFFSET([$actions_combos.A$2];FLOOR(ROW([.B109])/2)-1;0)" office:value-type="string" office:string-value="page_up" calcext:value-type="string">
            <text:p>page_up</text:p>
          </table:table-cell>
          <table:table-cell table:style-name="ce15" table:formula="of:=OFFSET([$actions_combos.B$2];FLOOR(ROW([.C109])/2)-1;0)" office:value-type="string" office:string-value="u" calcext:value-type="string">
            <text:p>u</text:p>
          </table:table-cell>
          <table:table-cell table:style-name="ce15" table:formula="of:=OFFSET([$actions_combos.C$2];FLOOR(ROW([.D109])/2)-1;0)" office:value-type="string" office:string-value="n" calcext:value-type="string">
            <text:p>n</text:p>
          </table:table-cell>
          <table:table-cell table:style-name="ce15" table:formula="of:=OFFSET([$actions_combos.D$2];FLOOR(ROW([.E109])/2)-1;0)" office:value-type="float" office:value="0" calcext:value-type="float">
            <text:p>0</text:p>
          </table:table-cell>
          <table:table-cell table:style-name="ce15" table:formula="of:=OFFSET([$actions_combos.E$2];FLOOR(ROW([.F109])/2)-1;0)" office:value-type="float" office:value="0" calcext:value-type="float">
            <text:p>0</text:p>
          </table:table-cell>
          <table:table-cell table:style-name="ce8" table:formula="of:=VLOOKUP([.C109];[$keys.$A$2:.$C$200];[.$A109]+1;0)" office:value-type="string" office:string-value="KC_7" calcext:value-type="string">
            <text:p>KC_7</text:p>
          </table:table-cell>
          <table:table-cell table:style-name="ce8" table:formula="of:=VLOOKUP([.D109];[$keys.$A$2:.$C$200];[.$A109]+1;0)" office:value-type="string" office:string-value="KC_SLSH" calcext:value-type="string">
            <text:p>KC_SLSH</text:p>
          </table:table-cell>
          <table:table-cell table:formula="of:=VLOOKUP([.E109];[$keys.$A$2:.$C$200];[.$A109]+1;0)" office:value-type="string" office:string-value="" calcext:value-type="error">
            <text:p>#N/A</text:p>
          </table:table-cell>
          <table:table-cell table:formula="of:=VLOOKUP([.F109];[$keys.$A$2:.$C$200];[.$A109]+1;0)" office:value-type="string" office:string-value="" calcext:value-type="error">
            <text:p>#N/A</text:p>
          </table:table-cell>
          <table:table-cell table:formula="of:=[.C109]&amp;&quot;_&quot;&amp;[.D109]&amp;IF(ISNA([.I109]);&quot;&quot;;&quot;_&quot;&amp;[.E109]&amp;IF(ISNA([.J109]);&quot;&quot;;&quot;_&quot;&amp;[.F109]))&amp;&quot;_&quot;&amp;TEXT([.A109];&quot;0&quot;)" office:value-type="string" office:string-value="u_n_2" calcext:value-type="string">
            <text:p>u_n_2</text:p>
          </table:table-cell>
          <table:table-cell table:style-name="ce8" table:formula="of:=[.G109]&amp;&quot;, &quot;&amp;[.H109]&amp;IF(ISNA([.I109]);&quot;&quot;;&quot;, &quot;&amp;[.I109]&amp;IF(ISNA([.J109]);&quot;&quot;;&quot;, &quot;&amp;[.J109]))" office:value-type="string" office:string-value="KC_7, KC_SLSH" calcext:value-type="string">
            <text:p>KC_7, KC_SLSH</text:p>
          </table:table-cell>
          <table:table-cell table:formula="of:=VLOOKUP([.B109];[$actions.$A$2:.$F$514];5;0)" office:value-type="string" office:string-value="key" calcext:value-type="string">
            <text:p>key</text:p>
          </table:table-cell>
          <table:table-cell table:formula="of:=VLOOKUP([.B109];[$actions.$A$2:.$D$514];2;0)" office:value-type="string" office:string-value="KC_PGUP" calcext:value-type="string">
            <text:p>KC_PGUP</text:p>
          </table:table-cell>
          <table:table-cell table:style-name="ce8" table:formula="of:=VLOOKUP([.B109];[$actions.$A$2:.$D$514];3;0)" office:value-type="float" office:value="0" calcext:value-type="float">
            <text:p/>
          </table:table-cell>
          <table:table-cell table:formula="of:=VLOOKUP([.B109];[$actions.$A$2:.$D$514];4;0)" office:value-type="float" office:value="0" calcext:value-type="float">
            <text:p/>
          </table:table-cell>
          <table:table-cell table:style-name="ce19" table:formula="of:=[.B109]&lt;&gt;0" office:value-type="boolean" office:boolean-value="true" calcext:value-type="boolean">
            <text:p>TRUE</text:p>
          </table:table-cell>
          <table:table-cell table:style-name="ce8" table:formula="of:=&quot;const uint16_t PROGMEM &quot;&amp;[.K109]&amp;&quot;_combo[] = {&quot;&amp;[.L109]&amp;&quot;, COMBO_END};&quot;" office:value-type="string" office:string-value="const uint16_t PROGMEM u_n_2_combo[] = {KC_7, KC_SLSH, COMBO_END};" calcext:value-type="string">
            <text:p>const uint16_t PROGMEM u_n_2_combo[] = {KC_7, KC_SLSH, COMBO_END};</text:p>
          </table:table-cell>
          <table:table-cell table:formula="of:=&quot;  COMBO_&quot;&amp;[.K109]&amp;&quot;,&quot;" office:value-type="string" office:string-value="  COMBO_u_n_2," calcext:value-type="string">
            <text:p><text:s text:c="2"/>COMBO_u_n_2,</text:p>
          </table:table-cell>
          <table:table-cell table:formula="of:=&quot;  [COMBO_&quot;&amp;[.K109]&amp;&quot;] = COMBO&quot;&amp;IF([.M109]=&quot;key&quot;;&quot;&quot;;&quot;_ACTION&quot;)&amp;&quot;(&quot;&amp;[.K109]&amp;&quot;_combo&quot;&amp;IF([.M109]=&quot;key&quot;;&quot;, &quot;&amp;[.N109];&quot;&quot;)&amp;&quot;),&quot;" office:value-type="string" office:string-value="  [COMBO_u_n_2] = COMBO(u_n_2_combo, KC_PGUP)," calcext:value-type="string">
            <text:p><text:s text:c="2"/>[COMBO_u_n_2] = COMBO(u_n_2_combo, KC_PGUP),</text:p>
          </table:table-cell>
          <table:table-cell table:style-name="ce8" table:formula="of:=IF([.M109]=&quot;macro&quot;;&quot;    case &quot;&amp;&quot;COMBO_&quot;&amp;[.K109]&amp;&quot;: if (p) {&quot;&amp;[.O109]&amp;&quot;} &quot;&amp;IF([.P109]=&quot;&quot;;&quot;&quot;;&quot;else {&quot;&amp;[.P10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0]);2)+1" office:value-type="float" office:value="1" calcext:value-type="float">
            <text:p>1</text:p>
          </table:table-cell>
          <table:table-cell table:style-name="ce8" table:formula="of:=OFFSET([$actions_combos.A$2];FLOOR(ROW([.B110])/2)-1;0)" office:value-type="string" office:string-value="paste" calcext:value-type="string">
            <text:p>paste</text:p>
          </table:table-cell>
          <table:table-cell table:style-name="ce15" table:formula="of:=OFFSET([$actions_combos.B$2];FLOOR(ROW([.C110])/2)-1;0)" office:value-type="string" office:string-value="f" calcext:value-type="string">
            <text:p>f</text:p>
          </table:table-cell>
          <table:table-cell table:style-name="ce15" table:formula="of:=OFFSET([$actions_combos.C$2];FLOOR(ROW([.D110])/2)-1;0)" office:value-type="string" office:string-value="t" calcext:value-type="string">
            <text:p>t</text:p>
          </table:table-cell>
          <table:table-cell table:style-name="ce15" table:formula="of:=OFFSET([$actions_combos.D$2];FLOOR(ROW([.E110])/2)-1;0)" office:value-type="float" office:value="0" calcext:value-type="float">
            <text:p>0</text:p>
          </table:table-cell>
          <table:table-cell table:style-name="ce15" table:formula="of:=OFFSET([$actions_combos.E$2];FLOOR(ROW([.F110])/2)-1;0)" office:value-type="float" office:value="0" calcext:value-type="float">
            <text:p>0</text:p>
          </table:table-cell>
          <table:table-cell table:formula="of:=VLOOKUP([.C110];[$keys.$A$2:.$C$200];[.$A110]+1;0)" office:value-type="string" office:string-value="KC_F" calcext:value-type="string">
            <text:p>KC_F</text:p>
          </table:table-cell>
          <table:table-cell table:formula="of:=VLOOKUP([.D110];[$keys.$A$2:.$C$200];[.$A110]+1;0)" office:value-type="string" office:string-value="KC_T" calcext:value-type="string">
            <text:p>KC_T</text:p>
          </table:table-cell>
          <table:table-cell table:formula="of:=VLOOKUP([.E110];[$keys.$A$2:.$C$200];[.$A110]+1;0)" office:value-type="string" office:string-value="" calcext:value-type="error">
            <text:p>#N/A</text:p>
          </table:table-cell>
          <table:table-cell table:formula="of:=VLOOKUP([.F110];[$keys.$A$2:.$C$200];[.$A110]+1;0)" office:value-type="string" office:string-value="" calcext:value-type="error">
            <text:p>#N/A</text:p>
          </table:table-cell>
          <table:table-cell table:formula="of:=[.C110]&amp;&quot;_&quot;&amp;[.D110]&amp;IF(ISNA([.I110]);&quot;&quot;;&quot;_&quot;&amp;[.E110]&amp;IF(ISNA([.J110]);&quot;&quot;;&quot;_&quot;&amp;[.F110]))&amp;&quot;_&quot;&amp;TEXT([.A110];&quot;0&quot;)" office:value-type="string" office:string-value="f_t_1" calcext:value-type="string">
            <text:p>f_t_1</text:p>
          </table:table-cell>
          <table:table-cell table:formula="of:=[.G110]&amp;&quot;, &quot;&amp;[.H110]&amp;IF(ISNA([.I110]);&quot;&quot;;&quot;, &quot;&amp;[.I110]&amp;IF(ISNA([.J110]);&quot;&quot;;&quot;, &quot;&amp;[.J110]))" office:value-type="string" office:string-value="KC_F, KC_T" calcext:value-type="string">
            <text:p>KC_F, KC_T</text:p>
          </table:table-cell>
          <table:table-cell table:formula="of:=VLOOKUP([.B110];[$actions.$A$2:.$F$514];5;0)" office:value-type="string" office:string-value="macro" calcext:value-type="string">
            <text:p>macro</text:p>
          </table:table-cell>
          <table:table-cell table:style-name="ce8" table:formula="of:=VLOOKUP([.B110];[$actions.$A$2:.$D$514];2;0)" office:value-type="float" office:value="0" calcext:value-type="float">
            <text:p/>
          </table:table-cell>
          <table:table-cell table:style-name="ce8" table:formula="of:=VLOOKUP([.B110];[$actions.$A$2:.$D$514];3;0)" office:value-type="string" office:string-value="SEND_STRING(SS_LCTL(&quot;v&quot;));" calcext:value-type="string">
            <text:p>SEND_STRING(SS_LCTL("v"));</text:p>
          </table:table-cell>
          <table:table-cell table:formula="of:=VLOOKUP([.B110];[$actions.$A$2:.$D$514];4;0)" office:value-type="float" office:value="0" calcext:value-type="float">
            <text:p/>
          </table:table-cell>
          <table:table-cell table:style-name="ce19" table:formula="of:=[.B110]&lt;&gt;0" office:value-type="boolean" office:boolean-value="true" calcext:value-type="boolean">
            <text:p>TRUE</text:p>
          </table:table-cell>
          <table:table-cell table:formula="of:=&quot;const uint16_t PROGMEM &quot;&amp;[.K110]&amp;&quot;_combo[] = {&quot;&amp;[.L110]&amp;&quot;, COMBO_END};&quot;" office:value-type="string" office:string-value="const uint16_t PROGMEM f_t_1_combo[] = {KC_F, KC_T, COMBO_END};" calcext:value-type="string">
            <text:p>const uint16_t PROGMEM f_t_1_combo[] = {KC_F, KC_T, COMBO_END};</text:p>
          </table:table-cell>
          <table:table-cell table:formula="of:=&quot;  COMBO_&quot;&amp;[.K110]&amp;&quot;,&quot;" office:value-type="string" office:string-value="  COMBO_f_t_1," calcext:value-type="string">
            <text:p><text:s text:c="2"/>COMBO_f_t_1,</text:p>
          </table:table-cell>
          <table:table-cell table:formula="of:=&quot;  [COMBO_&quot;&amp;[.K110]&amp;&quot;] = COMBO&quot;&amp;IF([.M110]=&quot;key&quot;;&quot;&quot;;&quot;_ACTION&quot;)&amp;&quot;(&quot;&amp;[.K110]&amp;&quot;_combo&quot;&amp;IF([.M110]=&quot;key&quot;;&quot;, &quot;&amp;[.N110];&quot;&quot;)&amp;&quot;),&quot;" office:value-type="string" office:string-value="  [COMBO_f_t_1] = COMBO_ACTION(f_t_1_combo)," calcext:value-type="string">
            <text:p><text:s text:c="2"/>[COMBO_f_t_1] = COMBO_ACTION(f_t_1_combo),</text:p>
          </table:table-cell>
          <table:table-cell table:style-name="ce8" table:formula="of:=IF([.M110]=&quot;macro&quot;;&quot;    case &quot;&amp;&quot;COMBO_&quot;&amp;[.K110]&amp;&quot;: if (p) {&quot;&amp;[.O110]&amp;&quot;} &quot;&amp;IF([.P110]=&quot;&quot;;&quot;&quot;;&quot;else {&quot;&amp;[.P110]&amp;&quot;}&quot;)&amp;&quot; break;&quot;;&quot;&quot;)" office:value-type="string" office:string-value="    case COMBO_f_t_1: if (p) {SEND_STRING(SS_LCTL(&quot;v&quot;));}  break;" calcext:value-type="string">
            <text:p><text:s text:c="4"/>case COMBO_f_t_1: if (p) {SEND_STRING(SS_LCTL("v"));} <text:s/>break;</text:p>
          </table:table-cell>
          <table:table-cell table:number-columns-repeated="1003"/>
        </table:table-row>
        <table:table-row table:style-name="ro1">
          <table:table-cell table:formula="of:=MOD(ROW([.A111]);2)+1" office:value-type="float" office:value="2" calcext:value-type="float">
            <text:p>2</text:p>
          </table:table-cell>
          <table:table-cell table:style-name="ce8" table:formula="of:=OFFSET([$actions_combos.A$2];FLOOR(ROW([.B111])/2)-1;0)" office:value-type="string" office:string-value="paste" calcext:value-type="string">
            <text:p>paste</text:p>
          </table:table-cell>
          <table:table-cell table:style-name="ce15" table:formula="of:=OFFSET([$actions_combos.B$2];FLOOR(ROW([.C111])/2)-1;0)" office:value-type="string" office:string-value="f" calcext:value-type="string">
            <text:p>f</text:p>
          </table:table-cell>
          <table:table-cell table:style-name="ce15" table:formula="of:=OFFSET([$actions_combos.C$2];FLOOR(ROW([.D111])/2)-1;0)" office:value-type="string" office:string-value="t" calcext:value-type="string">
            <text:p>t</text:p>
          </table:table-cell>
          <table:table-cell table:style-name="ce15" table:formula="of:=OFFSET([$actions_combos.D$2];FLOOR(ROW([.E111])/2)-1;0)" office:value-type="float" office:value="0" calcext:value-type="float">
            <text:p>0</text:p>
          </table:table-cell>
          <table:table-cell table:style-name="ce15" table:formula="of:=OFFSET([$actions_combos.E$2];FLOOR(ROW([.F111])/2)-1;0)" office:value-type="float" office:value="0" calcext:value-type="float">
            <text:p>0</text:p>
          </table:table-cell>
          <table:table-cell table:formula="of:=VLOOKUP([.C111];[$keys.$A$2:.$C$200];[.$A111]+1;0)" office:value-type="string" office:string-value="KC_2" calcext:value-type="string">
            <text:p>KC_2</text:p>
          </table:table-cell>
          <table:table-cell table:formula="of:=VLOOKUP([.D111];[$keys.$A$2:.$C$200];[.$A111]+1;0)" office:value-type="string" office:string-value="KC_RPRN" calcext:value-type="string">
            <text:p>KC_RPRN</text:p>
          </table:table-cell>
          <table:table-cell table:formula="of:=VLOOKUP([.E111];[$keys.$A$2:.$C$200];[.$A111]+1;0)" office:value-type="string" office:string-value="" calcext:value-type="error">
            <text:p>#N/A</text:p>
          </table:table-cell>
          <table:table-cell table:formula="of:=VLOOKUP([.F111];[$keys.$A$2:.$C$200];[.$A111]+1;0)" office:value-type="string" office:string-value="" calcext:value-type="error">
            <text:p>#N/A</text:p>
          </table:table-cell>
          <table:table-cell table:formula="of:=[.C111]&amp;&quot;_&quot;&amp;[.D111]&amp;IF(ISNA([.I111]);&quot;&quot;;&quot;_&quot;&amp;[.E111]&amp;IF(ISNA([.J111]);&quot;&quot;;&quot;_&quot;&amp;[.F111]))&amp;&quot;_&quot;&amp;TEXT([.A111];&quot;0&quot;)" office:value-type="string" office:string-value="f_t_2" calcext:value-type="string">
            <text:p>f_t_2</text:p>
          </table:table-cell>
          <table:table-cell table:formula="of:=[.G111]&amp;&quot;, &quot;&amp;[.H111]&amp;IF(ISNA([.I111]);&quot;&quot;;&quot;, &quot;&amp;[.I111]&amp;IF(ISNA([.J111]);&quot;&quot;;&quot;, &quot;&amp;[.J111]))" office:value-type="string" office:string-value="KC_2, KC_RPRN" calcext:value-type="string">
            <text:p>KC_2, KC_RPRN</text:p>
          </table:table-cell>
          <table:table-cell table:formula="of:=VLOOKUP([.B111];[$actions.$A$2:.$F$514];5;0)" office:value-type="string" office:string-value="macro" calcext:value-type="string">
            <text:p>macro</text:p>
          </table:table-cell>
          <table:table-cell table:style-name="ce8" table:formula="of:=VLOOKUP([.B111];[$actions.$A$2:.$D$514];2;0)" office:value-type="float" office:value="0" calcext:value-type="float">
            <text:p/>
          </table:table-cell>
          <table:table-cell table:style-name="ce8" table:formula="of:=VLOOKUP([.B111];[$actions.$A$2:.$D$514];3;0)" office:value-type="string" office:string-value="SEND_STRING(SS_LCTL(&quot;v&quot;));" calcext:value-type="string">
            <text:p>SEND_STRING(SS_LCTL("v"));</text:p>
          </table:table-cell>
          <table:table-cell table:formula="of:=VLOOKUP([.B111];[$actions.$A$2:.$D$514];4;0)" office:value-type="float" office:value="0" calcext:value-type="float">
            <text:p/>
          </table:table-cell>
          <table:table-cell table:style-name="ce19" table:formula="of:=[.B111]&lt;&gt;0" office:value-type="boolean" office:boolean-value="true" calcext:value-type="boolean">
            <text:p>TRUE</text:p>
          </table:table-cell>
          <table:table-cell table:formula="of:=&quot;const uint16_t PROGMEM &quot;&amp;[.K111]&amp;&quot;_combo[] = {&quot;&amp;[.L111]&amp;&quot;, COMBO_END};&quot;" office:value-type="string" office:string-value="const uint16_t PROGMEM f_t_2_combo[] = {KC_2, KC_RPRN, COMBO_END};" calcext:value-type="string">
            <text:p>const uint16_t PROGMEM f_t_2_combo[] = {KC_2, KC_RPRN, COMBO_END};</text:p>
          </table:table-cell>
          <table:table-cell table:formula="of:=&quot;  COMBO_&quot;&amp;[.K111]&amp;&quot;,&quot;" office:value-type="string" office:string-value="  COMBO_f_t_2," calcext:value-type="string">
            <text:p><text:s text:c="2"/>COMBO_f_t_2,</text:p>
          </table:table-cell>
          <table:table-cell table:formula="of:=&quot;  [COMBO_&quot;&amp;[.K111]&amp;&quot;] = COMBO&quot;&amp;IF([.M111]=&quot;key&quot;;&quot;&quot;;&quot;_ACTION&quot;)&amp;&quot;(&quot;&amp;[.K111]&amp;&quot;_combo&quot;&amp;IF([.M111]=&quot;key&quot;;&quot;, &quot;&amp;[.N111];&quot;&quot;)&amp;&quot;),&quot;" office:value-type="string" office:string-value="  [COMBO_f_t_2] = COMBO_ACTION(f_t_2_combo)," calcext:value-type="string">
            <text:p><text:s text:c="2"/>[COMBO_f_t_2] = COMBO_ACTION(f_t_2_combo),</text:p>
          </table:table-cell>
          <table:table-cell table:style-name="ce8" table:formula="of:=IF([.M111]=&quot;macro&quot;;&quot;    case &quot;&amp;&quot;COMBO_&quot;&amp;[.K111]&amp;&quot;: if (p) {&quot;&amp;[.O111]&amp;&quot;} &quot;&amp;IF([.P111]=&quot;&quot;;&quot;&quot;;&quot;else {&quot;&amp;[.P111]&amp;&quot;}&quot;)&amp;&quot; break;&quot;;&quot;&quot;)" office:value-type="string" office:string-value="    case COMBO_f_t_2: if (p) {SEND_STRING(SS_LCTL(&quot;v&quot;));}  break;" calcext:value-type="string">
            <text:p><text:s text:c="4"/>case COMBO_f_t_2: if (p) {SEND_STRING(SS_LCTL("v"));} <text:s/>break;</text:p>
          </table:table-cell>
          <table:table-cell table:number-columns-repeated="1003"/>
        </table:table-row>
        <table:table-row table:style-name="ro1">
          <table:table-cell table:formula="of:=MOD(ROW([.A112]);2)+1" office:value-type="float" office:value="1" calcext:value-type="float">
            <text:p>1</text:p>
          </table:table-cell>
          <table:table-cell table:style-name="ce8" table:formula="of:=OFFSET([$actions_combos.A$2];FLOOR(ROW([.B112])/2)-1;0)" office:value-type="string" office:string-value="paste_all" calcext:value-type="string">
            <text:p>paste_all</text:p>
          </table:table-cell>
          <table:table-cell table:style-name="ce15" table:formula="of:=OFFSET([$actions_combos.B$2];FLOOR(ROW([.C112])/2)-1;0)" office:value-type="float" office:value="0" calcext:value-type="float">
            <text:p>0</text:p>
          </table:table-cell>
          <table:table-cell table:style-name="ce15" table:formula="of:=OFFSET([$actions_combos.C$2];FLOOR(ROW([.D112])/2)-1;0)" office:value-type="float" office:value="0" calcext:value-type="float">
            <text:p>0</text:p>
          </table:table-cell>
          <table:table-cell table:style-name="ce15" table:formula="of:=OFFSET([$actions_combos.D$2];FLOOR(ROW([.E112])/2)-1;0)" office:value-type="float" office:value="0" calcext:value-type="float">
            <text:p>0</text:p>
          </table:table-cell>
          <table:table-cell table:style-name="ce15" table:formula="of:=OFFSET([$actions_combos.E$2];FLOOR(ROW([.F112])/2)-1;0)" office:value-type="float" office:value="0" calcext:value-type="float">
            <text:p>0</text:p>
          </table:table-cell>
          <table:table-cell table:style-name="ce8" table:formula="of:=VLOOKUP([.C112];[$keys.$A$2:.$C$200];[.$A112]+1;0)" office:value-type="string" office:string-value="" calcext:value-type="error">
            <text:p>#N/A</text:p>
          </table:table-cell>
          <table:table-cell table:style-name="ce8" table:formula="of:=VLOOKUP([.D112];[$keys.$A$2:.$C$200];[.$A112]+1;0)" office:value-type="string" office:string-value="" calcext:value-type="error">
            <text:p>#N/A</text:p>
          </table:table-cell>
          <table:table-cell table:style-name="ce8" table:formula="of:=VLOOKUP([.E112];[$keys.$A$2:.$C$200];[.$A112]+1;0)" office:value-type="string" office:string-value="" calcext:value-type="error">
            <text:p>#N/A</text:p>
          </table:table-cell>
          <table:table-cell table:style-name="ce8" table:formula="of:=VLOOKUP([.F112];[$keys.$A$2:.$C$200];[.$A112]+1;0)" office:value-type="string" office:string-value="" calcext:value-type="error">
            <text:p>#N/A</text:p>
          </table:table-cell>
          <table:table-cell table:formula="of:=[.C112]&amp;&quot;_&quot;&amp;[.D112]&amp;IF(ISNA([.I112]);&quot;&quot;;&quot;_&quot;&amp;[.E112]&amp;IF(ISNA([.J112]);&quot;&quot;;&quot;_&quot;&amp;[.F112]))&amp;&quot;_&quot;&amp;TEXT([.A112];&quot;0&quot;)" office:value-type="string" office:string-value="0_0_1" calcext:value-type="string">
            <text:p>0_0_1</text:p>
          </table:table-cell>
          <table:table-cell table:style-name="ce8" table:formula="of:=[.G112]&amp;&quot;, &quot;&amp;[.H112]&amp;IF(ISNA([.I112]);&quot;&quot;;&quot;, &quot;&amp;[.I112]&amp;IF(ISNA([.J112]);&quot;&quot;;&quot;, &quot;&amp;[.J112]))" office:value-type="string" office:string-value="" calcext:value-type="error">
            <text:p>#N/A</text:p>
          </table:table-cell>
          <table:table-cell table:formula="of:=VLOOKUP([.B112];[$actions.$A$2:.$F$514];5;0)" office:value-type="string" office:string-value="macro" calcext:value-type="string">
            <text:p>macro</text:p>
          </table:table-cell>
          <table:table-cell table:style-name="ce8" table:formula="of:=VLOOKUP([.B112];[$actions.$A$2:.$D$514];2;0)" office:value-type="float" office:value="0" calcext:value-type="float">
            <text:p/>
          </table:table-cell>
          <table:table-cell table:style-name="ce8" table:formula="of:=VLOOKUP([.B112];[$actions.$A$2:.$D$514];3;0)" office:value-type="string" office:string-value="SEND_STRING(SS_LCTL(&quot;av&quot;));" calcext:value-type="string">
            <text:p>SEND_STRING(SS_LCTL("av"));</text:p>
          </table:table-cell>
          <table:table-cell table:formula="of:=VLOOKUP([.B112];[$actions.$A$2:.$D$514];4;0)" office:value-type="float" office:value="0" calcext:value-type="float">
            <text:p/>
          </table:table-cell>
          <table:table-cell table:style-name="ce19" table:formula="of:=[.B112]&lt;&gt;0" office:value-type="boolean" office:boolean-value="true" calcext:value-type="boolean">
            <text:p>TRUE</text:p>
          </table:table-cell>
          <table:table-cell table:style-name="ce8" table:formula="of:=&quot;const uint16_t PROGMEM &quot;&amp;[.K112]&amp;&quot;_combo[] = {&quot;&amp;[.L112]&amp;&quot;, COMBO_END};&quot;" office:value-type="string" office:string-value="" calcext:value-type="error">
            <text:p>#N/A</text:p>
          </table:table-cell>
          <table:table-cell table:formula="of:=&quot;  COMBO_&quot;&amp;[.K11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12]&amp;&quot;] = COMBO&quot;&amp;IF([.M112]=&quot;key&quot;;&quot;&quot;;&quot;_ACTION&quot;)&amp;&quot;(&quot;&amp;[.K112]&amp;&quot;_combo&quot;&amp;IF([.M112]=&quot;key&quot;;&quot;, &quot;&amp;[.N112];&quot;&quot;)&amp;&quot;),&quot;" office:value-type="string" office:string-value="  [COMBO_0_0_1] = COMBO_ACTION(0_0_1_combo)," calcext:value-type="string">
            <text:p><text:s text:c="2"/>[COMBO_0_0_1] = COMBO_ACTION(0_0_1_combo),</text:p>
          </table:table-cell>
          <table:table-cell table:style-name="ce8" table:formula="of:=IF([.M112]=&quot;macro&quot;;&quot;    case &quot;&amp;&quot;COMBO_&quot;&amp;[.K112]&amp;&quot;: if (p) {&quot;&amp;[.O112]&amp;&quot;} &quot;&amp;IF([.P112]=&quot;&quot;;&quot;&quot;;&quot;else {&quot;&amp;[.P112]&amp;&quot;}&quot;)&amp;&quot; break;&quot;;&quot;&quot;)" office:value-type="string" office:string-value="    case COMBO_0_0_1: if (p) {SEND_STRING(SS_LCTL(&quot;av&quot;));}  break;" calcext:value-type="string">
            <text:p><text:s text:c="4"/>case COMBO_0_0_1: if (p) {SEND_STRING(SS_LCTL("av"));} <text:s/>break;</text:p>
          </table:table-cell>
          <table:table-cell table:number-columns-repeated="1003"/>
        </table:table-row>
        <table:table-row table:style-name="ro1">
          <table:table-cell table:formula="of:=MOD(ROW([.A113]);2)+1" office:value-type="float" office:value="2" calcext:value-type="float">
            <text:p>2</text:p>
          </table:table-cell>
          <table:table-cell table:style-name="ce8" table:formula="of:=OFFSET([$actions_combos.A$2];FLOOR(ROW([.B113])/2)-1;0)" office:value-type="string" office:string-value="paste_all" calcext:value-type="string">
            <text:p>paste_all</text:p>
          </table:table-cell>
          <table:table-cell table:style-name="ce15" table:formula="of:=OFFSET([$actions_combos.B$2];FLOOR(ROW([.C113])/2)-1;0)" office:value-type="float" office:value="0" calcext:value-type="float">
            <text:p>0</text:p>
          </table:table-cell>
          <table:table-cell table:style-name="ce15" table:formula="of:=OFFSET([$actions_combos.C$2];FLOOR(ROW([.D113])/2)-1;0)" office:value-type="float" office:value="0" calcext:value-type="float">
            <text:p>0</text:p>
          </table:table-cell>
          <table:table-cell table:style-name="ce15" table:formula="of:=OFFSET([$actions_combos.D$2];FLOOR(ROW([.E113])/2)-1;0)" office:value-type="float" office:value="0" calcext:value-type="float">
            <text:p>0</text:p>
          </table:table-cell>
          <table:table-cell table:style-name="ce15" table:formula="of:=OFFSET([$actions_combos.E$2];FLOOR(ROW([.F113])/2)-1;0)" office:value-type="float" office:value="0" calcext:value-type="float">
            <text:p>0</text:p>
          </table:table-cell>
          <table:table-cell table:style-name="ce8" table:formula="of:=VLOOKUP([.C113];[$keys.$A$2:.$C$200];[.$A113]+1;0)" office:value-type="string" office:string-value="" calcext:value-type="error">
            <text:p>#N/A</text:p>
          </table:table-cell>
          <table:table-cell table:style-name="ce8" table:formula="of:=VLOOKUP([.D113];[$keys.$A$2:.$C$200];[.$A113]+1;0)" office:value-type="string" office:string-value="" calcext:value-type="error">
            <text:p>#N/A</text:p>
          </table:table-cell>
          <table:table-cell table:style-name="ce8" table:formula="of:=VLOOKUP([.E113];[$keys.$A$2:.$C$200];[.$A113]+1;0)" office:value-type="string" office:string-value="" calcext:value-type="error">
            <text:p>#N/A</text:p>
          </table:table-cell>
          <table:table-cell table:style-name="ce8" table:formula="of:=VLOOKUP([.F113];[$keys.$A$2:.$C$200];[.$A113]+1;0)" office:value-type="string" office:string-value="" calcext:value-type="error">
            <text:p>#N/A</text:p>
          </table:table-cell>
          <table:table-cell table:formula="of:=[.C113]&amp;&quot;_&quot;&amp;[.D113]&amp;IF(ISNA([.I113]);&quot;&quot;;&quot;_&quot;&amp;[.E113]&amp;IF(ISNA([.J113]);&quot;&quot;;&quot;_&quot;&amp;[.F113]))&amp;&quot;_&quot;&amp;TEXT([.A113];&quot;0&quot;)" office:value-type="string" office:string-value="0_0_2" calcext:value-type="string">
            <text:p>0_0_2</text:p>
          </table:table-cell>
          <table:table-cell table:style-name="ce8" table:formula="of:=[.G113]&amp;&quot;, &quot;&amp;[.H113]&amp;IF(ISNA([.I113]);&quot;&quot;;&quot;, &quot;&amp;[.I113]&amp;IF(ISNA([.J113]);&quot;&quot;;&quot;, &quot;&amp;[.J113]))" office:value-type="string" office:string-value="" calcext:value-type="error">
            <text:p>#N/A</text:p>
          </table:table-cell>
          <table:table-cell table:formula="of:=VLOOKUP([.B113];[$actions.$A$2:.$F$514];5;0)" office:value-type="string" office:string-value="macro" calcext:value-type="string">
            <text:p>macro</text:p>
          </table:table-cell>
          <table:table-cell table:style-name="ce8" table:formula="of:=VLOOKUP([.B113];[$actions.$A$2:.$D$514];2;0)" office:value-type="float" office:value="0" calcext:value-type="float">
            <text:p/>
          </table:table-cell>
          <table:table-cell table:style-name="ce8" table:formula="of:=VLOOKUP([.B113];[$actions.$A$2:.$D$514];3;0)" office:value-type="string" office:string-value="SEND_STRING(SS_LCTL(&quot;av&quot;));" calcext:value-type="string">
            <text:p>SEND_STRING(SS_LCTL("av"));</text:p>
          </table:table-cell>
          <table:table-cell table:formula="of:=VLOOKUP([.B113];[$actions.$A$2:.$D$514];4;0)" office:value-type="float" office:value="0" calcext:value-type="float">
            <text:p/>
          </table:table-cell>
          <table:table-cell table:style-name="ce19" table:formula="of:=[.B113]&lt;&gt;0" office:value-type="boolean" office:boolean-value="true" calcext:value-type="boolean">
            <text:p>TRUE</text:p>
          </table:table-cell>
          <table:table-cell table:style-name="ce8" table:formula="of:=&quot;const uint16_t PROGMEM &quot;&amp;[.K113]&amp;&quot;_combo[] = {&quot;&amp;[.L113]&amp;&quot;, COMBO_END};&quot;" office:value-type="string" office:string-value="" calcext:value-type="error">
            <text:p>#N/A</text:p>
          </table:table-cell>
          <table:table-cell table:formula="of:=&quot;  COMBO_&quot;&amp;[.K11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13]&amp;&quot;] = COMBO&quot;&amp;IF([.M113]=&quot;key&quot;;&quot;&quot;;&quot;_ACTION&quot;)&amp;&quot;(&quot;&amp;[.K113]&amp;&quot;_combo&quot;&amp;IF([.M113]=&quot;key&quot;;&quot;, &quot;&amp;[.N113];&quot;&quot;)&amp;&quot;),&quot;" office:value-type="string" office:string-value="  [COMBO_0_0_2] = COMBO_ACTION(0_0_2_combo)," calcext:value-type="string">
            <text:p><text:s text:c="2"/>[COMBO_0_0_2] = COMBO_ACTION(0_0_2_combo),</text:p>
          </table:table-cell>
          <table:table-cell table:style-name="ce8" table:formula="of:=IF([.M113]=&quot;macro&quot;;&quot;    case &quot;&amp;&quot;COMBO_&quot;&amp;[.K113]&amp;&quot;: if (p) {&quot;&amp;[.O113]&amp;&quot;} &quot;&amp;IF([.P113]=&quot;&quot;;&quot;&quot;;&quot;else {&quot;&amp;[.P113]&amp;&quot;}&quot;)&amp;&quot; break;&quot;;&quot;&quot;)" office:value-type="string" office:string-value="    case COMBO_0_0_2: if (p) {SEND_STRING(SS_LCTL(&quot;av&quot;));}  break;" calcext:value-type="string">
            <text:p><text:s text:c="4"/>case COMBO_0_0_2: if (p) {SEND_STRING(SS_LCTL("av"));} <text:s/>break;</text:p>
          </table:table-cell>
          <table:table-cell table:number-columns-repeated="1003"/>
        </table:table-row>
        <table:table-row table:style-name="ro1">
          <table:table-cell table:formula="of:=MOD(ROW([.A114]);2)+1" office:value-type="float" office:value="1" calcext:value-type="float">
            <text:p>1</text:p>
          </table:table-cell>
          <table:table-cell table:style-name="ce8" table:formula="of:=OFFSET([$actions_combos.A$2];FLOOR(ROW([.B114])/2)-1;0)" office:value-type="string" office:string-value="pipe" calcext:value-type="string">
            <text:p>pipe</text:p>
          </table:table-cell>
          <table:table-cell table:style-name="ce15" table:formula="of:=OFFSET([$actions_combos.B$2];FLOOR(ROW([.C114])/2)-1;0)" office:value-type="string" office:string-value="d" calcext:value-type="string">
            <text:p>d</text:p>
          </table:table-cell>
          <table:table-cell table:style-name="ce15" table:formula="of:=OFFSET([$actions_combos.C$2];FLOOR(ROW([.D114])/2)-1;0)" office:value-type="string" office:string-value="b" calcext:value-type="string">
            <text:p>b</text:p>
          </table:table-cell>
          <table:table-cell table:style-name="ce15" table:formula="of:=OFFSET([$actions_combos.D$2];FLOOR(ROW([.E114])/2)-1;0)" office:value-type="float" office:value="0" calcext:value-type="float">
            <text:p>0</text:p>
          </table:table-cell>
          <table:table-cell table:style-name="ce15" table:formula="of:=OFFSET([$actions_combos.E$2];FLOOR(ROW([.F114])/2)-1;0)" office:value-type="float" office:value="0" calcext:value-type="float">
            <text:p>0</text:p>
          </table:table-cell>
          <table:table-cell table:formula="of:=VLOOKUP([.C114];[$keys.$A$2:.$C$200];[.$A114]+1;0)" office:value-type="string" office:string-value="KC_D" calcext:value-type="string">
            <text:p>KC_D</text:p>
          </table:table-cell>
          <table:table-cell table:formula="of:=VLOOKUP([.D114];[$keys.$A$2:.$C$200];[.$A114]+1;0)" office:value-type="string" office:string-value="KC_B" calcext:value-type="string">
            <text:p>KC_B</text:p>
          </table:table-cell>
          <table:table-cell table:style-name="ce8" table:formula="of:=VLOOKUP([.E114];[$keys.$A$2:.$C$200];[.$A114]+1;0)" office:value-type="string" office:string-value="" calcext:value-type="error">
            <text:p>#N/A</text:p>
          </table:table-cell>
          <table:table-cell table:style-name="ce8" table:formula="of:=VLOOKUP([.F114];[$keys.$A$2:.$C$200];[.$A114]+1;0)" office:value-type="string" office:string-value="" calcext:value-type="error">
            <text:p>#N/A</text:p>
          </table:table-cell>
          <table:table-cell table:formula="of:=[.C114]&amp;&quot;_&quot;&amp;[.D114]&amp;IF(ISNA([.I114]);&quot;&quot;;&quot;_&quot;&amp;[.E114]&amp;IF(ISNA([.J114]);&quot;&quot;;&quot;_&quot;&amp;[.F114]))&amp;&quot;_&quot;&amp;TEXT([.A114];&quot;0&quot;)" office:value-type="string" office:string-value="d_b_1" calcext:value-type="string">
            <text:p>d_b_1</text:p>
          </table:table-cell>
          <table:table-cell table:formula="of:=[.G114]&amp;&quot;, &quot;&amp;[.H114]&amp;IF(ISNA([.I114]);&quot;&quot;;&quot;, &quot;&amp;[.I114]&amp;IF(ISNA([.J114]);&quot;&quot;;&quot;, &quot;&amp;[.J114]))" office:value-type="string" office:string-value="KC_D, KC_B" calcext:value-type="string">
            <text:p>KC_D, KC_B</text:p>
          </table:table-cell>
          <table:table-cell table:formula="of:=VLOOKUP([.B114];[$actions.$A$2:.$F$514];5;0)" office:value-type="string" office:string-value="key" calcext:value-type="string">
            <text:p>key</text:p>
          </table:table-cell>
          <table:table-cell table:style-name="ce8" table:formula="of:=VLOOKUP([.B114];[$actions.$A$2:.$D$514];2;0)" office:value-type="string" office:string-value="KC_PIPE" calcext:value-type="string">
            <text:p>KC_PIPE</text:p>
          </table:table-cell>
          <table:table-cell table:formula="of:=VLOOKUP([.B114];[$actions.$A$2:.$D$514];3;0)" office:value-type="float" office:value="0" calcext:value-type="float">
            <text:p/>
          </table:table-cell>
          <table:table-cell table:formula="of:=VLOOKUP([.B114];[$actions.$A$2:.$D$514];4;0)" office:value-type="float" office:value="0" calcext:value-type="float">
            <text:p/>
          </table:table-cell>
          <table:table-cell table:style-name="ce19" table:formula="of:=[.B114]&lt;&gt;0" office:value-type="boolean" office:boolean-value="true" calcext:value-type="boolean">
            <text:p>TRUE</text:p>
          </table:table-cell>
          <table:table-cell table:formula="of:=&quot;const uint16_t PROGMEM &quot;&amp;[.K114]&amp;&quot;_combo[] = {&quot;&amp;[.L114]&amp;&quot;, COMBO_END};&quot;" office:value-type="string" office:string-value="const uint16_t PROGMEM d_b_1_combo[] = {KC_D, KC_B, COMBO_END};" calcext:value-type="string">
            <text:p>const uint16_t PROGMEM d_b_1_combo[] = {KC_D, KC_B, COMBO_END};</text:p>
          </table:table-cell>
          <table:table-cell table:formula="of:=&quot;  COMBO_&quot;&amp;[.K114]&amp;&quot;,&quot;" office:value-type="string" office:string-value="  COMBO_d_b_1," calcext:value-type="string">
            <text:p><text:s text:c="2"/>COMBO_d_b_1,</text:p>
          </table:table-cell>
          <table:table-cell table:formula="of:=&quot;  [COMBO_&quot;&amp;[.K114]&amp;&quot;] = COMBO&quot;&amp;IF([.M114]=&quot;key&quot;;&quot;&quot;;&quot;_ACTION&quot;)&amp;&quot;(&quot;&amp;[.K114]&amp;&quot;_combo&quot;&amp;IF([.M114]=&quot;key&quot;;&quot;, &quot;&amp;[.N114];&quot;&quot;)&amp;&quot;),&quot;" office:value-type="string" office:string-value="  [COMBO_d_b_1] = COMBO(d_b_1_combo, KC_PIPE)," calcext:value-type="string">
            <text:p><text:s text:c="2"/>[COMBO_d_b_1] = COMBO(d_b_1_combo, KC_PIPE),</text:p>
          </table:table-cell>
          <table:table-cell table:style-name="ce8" table:formula="of:=IF([.M114]=&quot;macro&quot;;&quot;    case &quot;&amp;&quot;COMBO_&quot;&amp;[.K114]&amp;&quot;: if (p) {&quot;&amp;[.O114]&amp;&quot;} &quot;&amp;IF([.P114]=&quot;&quot;;&quot;&quot;;&quot;else {&quot;&amp;[.P11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5]);2)+1" office:value-type="float" office:value="2" calcext:value-type="float">
            <text:p>2</text:p>
          </table:table-cell>
          <table:table-cell table:style-name="ce8" table:formula="of:=OFFSET([$actions_combos.A$2];FLOOR(ROW([.B115])/2)-1;0)" office:value-type="string" office:string-value="pipe" calcext:value-type="string">
            <text:p>pipe</text:p>
          </table:table-cell>
          <table:table-cell table:style-name="ce15" table:formula="of:=OFFSET([$actions_combos.B$2];FLOOR(ROW([.C115])/2)-1;0)" office:value-type="string" office:string-value="d" calcext:value-type="string">
            <text:p>d</text:p>
          </table:table-cell>
          <table:table-cell table:style-name="ce15" table:formula="of:=OFFSET([$actions_combos.C$2];FLOOR(ROW([.D115])/2)-1;0)" office:value-type="string" office:string-value="b" calcext:value-type="string">
            <text:p>b</text:p>
          </table:table-cell>
          <table:table-cell table:style-name="ce15" table:formula="of:=OFFSET([$actions_combos.D$2];FLOOR(ROW([.E115])/2)-1;0)" office:value-type="float" office:value="0" calcext:value-type="float">
            <text:p>0</text:p>
          </table:table-cell>
          <table:table-cell table:style-name="ce15" table:formula="of:=OFFSET([$actions_combos.E$2];FLOOR(ROW([.F115])/2)-1;0)" office:value-type="float" office:value="0" calcext:value-type="float">
            <text:p>0</text:p>
          </table:table-cell>
          <table:table-cell table:formula="of:=VLOOKUP([.C115];[$keys.$A$2:.$C$200];[.$A115]+1;0)" office:value-type="string" office:string-value="KC_DLR" calcext:value-type="string">
            <text:p>KC_DLR</text:p>
          </table:table-cell>
          <table:table-cell table:formula="of:=VLOOKUP([.D115];[$keys.$A$2:.$C$200];[.$A115]+1;0)" office:value-type="string" office:string-value="KC_PERC" calcext:value-type="string">
            <text:p>KC_PERC</text:p>
          </table:table-cell>
          <table:table-cell table:style-name="ce8" table:formula="of:=VLOOKUP([.E115];[$keys.$A$2:.$C$200];[.$A115]+1;0)" office:value-type="string" office:string-value="" calcext:value-type="error">
            <text:p>#N/A</text:p>
          </table:table-cell>
          <table:table-cell table:style-name="ce8" table:formula="of:=VLOOKUP([.F115];[$keys.$A$2:.$C$200];[.$A115]+1;0)" office:value-type="string" office:string-value="" calcext:value-type="error">
            <text:p>#N/A</text:p>
          </table:table-cell>
          <table:table-cell table:formula="of:=[.C115]&amp;&quot;_&quot;&amp;[.D115]&amp;IF(ISNA([.I115]);&quot;&quot;;&quot;_&quot;&amp;[.E115]&amp;IF(ISNA([.J115]);&quot;&quot;;&quot;_&quot;&amp;[.F115]))&amp;&quot;_&quot;&amp;TEXT([.A115];&quot;0&quot;)" office:value-type="string" office:string-value="d_b_2" calcext:value-type="string">
            <text:p>d_b_2</text:p>
          </table:table-cell>
          <table:table-cell table:formula="of:=[.G115]&amp;&quot;, &quot;&amp;[.H115]&amp;IF(ISNA([.I115]);&quot;&quot;;&quot;, &quot;&amp;[.I115]&amp;IF(ISNA([.J115]);&quot;&quot;;&quot;, &quot;&amp;[.J115]))" office:value-type="string" office:string-value="KC_DLR, KC_PERC" calcext:value-type="string">
            <text:p>KC_DLR, KC_PERC</text:p>
          </table:table-cell>
          <table:table-cell table:formula="of:=VLOOKUP([.B115];[$actions.$A$2:.$F$514];5;0)" office:value-type="string" office:string-value="key" calcext:value-type="string">
            <text:p>key</text:p>
          </table:table-cell>
          <table:table-cell table:style-name="ce8" table:formula="of:=VLOOKUP([.B115];[$actions.$A$2:.$D$514];2;0)" office:value-type="string" office:string-value="KC_PIPE" calcext:value-type="string">
            <text:p>KC_PIPE</text:p>
          </table:table-cell>
          <table:table-cell table:formula="of:=VLOOKUP([.B115];[$actions.$A$2:.$D$514];3;0)" office:value-type="float" office:value="0" calcext:value-type="float">
            <text:p/>
          </table:table-cell>
          <table:table-cell table:formula="of:=VLOOKUP([.B115];[$actions.$A$2:.$D$514];4;0)" office:value-type="float" office:value="0" calcext:value-type="float">
            <text:p/>
          </table:table-cell>
          <table:table-cell table:style-name="ce19" table:formula="of:=[.B115]&lt;&gt;0" office:value-type="boolean" office:boolean-value="true" calcext:value-type="boolean">
            <text:p>TRUE</text:p>
          </table:table-cell>
          <table:table-cell table:formula="of:=&quot;const uint16_t PROGMEM &quot;&amp;[.K115]&amp;&quot;_combo[] = {&quot;&amp;[.L115]&amp;&quot;, COMBO_END};&quot;" office:value-type="string" office:string-value="const uint16_t PROGMEM d_b_2_combo[] = {KC_DLR, KC_PERC, COMBO_END};" calcext:value-type="string">
            <text:p>const uint16_t PROGMEM d_b_2_combo[] = {KC_DLR, KC_PERC, COMBO_END};</text:p>
          </table:table-cell>
          <table:table-cell table:formula="of:=&quot;  COMBO_&quot;&amp;[.K115]&amp;&quot;,&quot;" office:value-type="string" office:string-value="  COMBO_d_b_2," calcext:value-type="string">
            <text:p><text:s text:c="2"/>COMBO_d_b_2,</text:p>
          </table:table-cell>
          <table:table-cell table:formula="of:=&quot;  [COMBO_&quot;&amp;[.K115]&amp;&quot;] = COMBO&quot;&amp;IF([.M115]=&quot;key&quot;;&quot;&quot;;&quot;_ACTION&quot;)&amp;&quot;(&quot;&amp;[.K115]&amp;&quot;_combo&quot;&amp;IF([.M115]=&quot;key&quot;;&quot;, &quot;&amp;[.N115];&quot;&quot;)&amp;&quot;),&quot;" office:value-type="string" office:string-value="  [COMBO_d_b_2] = COMBO(d_b_2_combo, KC_PIPE)," calcext:value-type="string">
            <text:p><text:s text:c="2"/>[COMBO_d_b_2] = COMBO(d_b_2_combo, KC_PIPE),</text:p>
          </table:table-cell>
          <table:table-cell table:style-name="ce8" table:formula="of:=IF([.M115]=&quot;macro&quot;;&quot;    case &quot;&amp;&quot;COMBO_&quot;&amp;[.K115]&amp;&quot;: if (p) {&quot;&amp;[.O115]&amp;&quot;} &quot;&amp;IF([.P115]=&quot;&quot;;&quot;&quot;;&quot;else {&quot;&amp;[.P11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6]);2)+1" office:value-type="float" office:value="1" calcext:value-type="float">
            <text:p>1</text:p>
          </table:table-cell>
          <table:table-cell table:style-name="ce8" table:formula="of:=OFFSET([$actions_combos.A$2];FLOOR(ROW([.B116])/2)-1;0)" office:value-type="string" office:string-value="play_pause" calcext:value-type="string">
            <text:p>play_pause</text:p>
          </table:table-cell>
          <table:table-cell table:style-name="ce15" table:formula="of:=OFFSET([$actions_combos.B$2];FLOOR(ROW([.C116])/2)-1;0)" office:value-type="float" office:value="0" calcext:value-type="float">
            <text:p>0</text:p>
          </table:table-cell>
          <table:table-cell table:style-name="ce15" table:formula="of:=OFFSET([$actions_combos.C$2];FLOOR(ROW([.D116])/2)-1;0)" office:value-type="float" office:value="0" calcext:value-type="float">
            <text:p>0</text:p>
          </table:table-cell>
          <table:table-cell table:style-name="ce15" table:formula="of:=OFFSET([$actions_combos.D$2];FLOOR(ROW([.E116])/2)-1;0)" office:value-type="float" office:value="0" calcext:value-type="float">
            <text:p>0</text:p>
          </table:table-cell>
          <table:table-cell table:style-name="ce15" table:formula="of:=OFFSET([$actions_combos.E$2];FLOOR(ROW([.F116])/2)-1;0)" office:value-type="float" office:value="0" calcext:value-type="float">
            <text:p>0</text:p>
          </table:table-cell>
          <table:table-cell table:style-name="ce8" table:formula="of:=VLOOKUP([.C116];[$keys.$A$2:.$C$200];[.$A116]+1;0)" office:value-type="string" office:string-value="" calcext:value-type="error">
            <text:p>#N/A</text:p>
          </table:table-cell>
          <table:table-cell table:style-name="ce8" table:formula="of:=VLOOKUP([.D116];[$keys.$A$2:.$C$200];[.$A116]+1;0)" office:value-type="string" office:string-value="" calcext:value-type="error">
            <text:p>#N/A</text:p>
          </table:table-cell>
          <table:table-cell table:style-name="ce8" table:formula="of:=VLOOKUP([.E116];[$keys.$A$2:.$C$200];[.$A116]+1;0)" office:value-type="string" office:string-value="" calcext:value-type="error">
            <text:p>#N/A</text:p>
          </table:table-cell>
          <table:table-cell table:formula="of:=VLOOKUP([.F116];[$keys.$A$2:.$C$200];[.$A116]+1;0)" office:value-type="string" office:string-value="" calcext:value-type="error">
            <text:p>#N/A</text:p>
          </table:table-cell>
          <table:table-cell table:formula="of:=[.C116]&amp;&quot;_&quot;&amp;[.D116]&amp;IF(ISNA([.I116]);&quot;&quot;;&quot;_&quot;&amp;[.E116]&amp;IF(ISNA([.J116]);&quot;&quot;;&quot;_&quot;&amp;[.F116]))&amp;&quot;_&quot;&amp;TEXT([.A116];&quot;0&quot;)" office:value-type="string" office:string-value="0_0_1" calcext:value-type="string">
            <text:p>0_0_1</text:p>
          </table:table-cell>
          <table:table-cell table:style-name="ce8" table:formula="of:=[.G116]&amp;&quot;, &quot;&amp;[.H116]&amp;IF(ISNA([.I116]);&quot;&quot;;&quot;, &quot;&amp;[.I116]&amp;IF(ISNA([.J116]);&quot;&quot;;&quot;, &quot;&amp;[.J116]))" office:value-type="string" office:string-value="" calcext:value-type="error">
            <text:p>#N/A</text:p>
          </table:table-cell>
          <table:table-cell table:formula="of:=VLOOKUP([.B116];[$actions.$A$2:.$F$514];5;0)" office:value-type="string" office:string-value="key" calcext:value-type="string">
            <text:p>key</text:p>
          </table:table-cell>
          <table:table-cell table:style-name="ce8" table:formula="of:=VLOOKUP([.B116];[$actions.$A$2:.$D$514];2;0)" office:value-type="string" office:string-value="KC_MPLY" calcext:value-type="string">
            <text:p>KC_MPLY</text:p>
          </table:table-cell>
          <table:table-cell table:style-name="ce8" table:formula="of:=VLOOKUP([.B116];[$actions.$A$2:.$D$514];3;0)" office:value-type="float" office:value="0" calcext:value-type="float">
            <text:p/>
          </table:table-cell>
          <table:table-cell table:formula="of:=VLOOKUP([.B116];[$actions.$A$2:.$D$514];4;0)" office:value-type="float" office:value="0" calcext:value-type="float">
            <text:p/>
          </table:table-cell>
          <table:table-cell table:style-name="ce19" table:formula="of:=[.B116]&lt;&gt;0" office:value-type="boolean" office:boolean-value="true" calcext:value-type="boolean">
            <text:p>TRUE</text:p>
          </table:table-cell>
          <table:table-cell table:style-name="ce8" table:formula="of:=&quot;const uint16_t PROGMEM &quot;&amp;[.K116]&amp;&quot;_combo[] = {&quot;&amp;[.L116]&amp;&quot;, COMBO_END};&quot;" office:value-type="string" office:string-value="" calcext:value-type="error">
            <text:p>#N/A</text:p>
          </table:table-cell>
          <table:table-cell table:formula="of:=&quot;  COMBO_&quot;&amp;[.K11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16]&amp;&quot;] = COMBO&quot;&amp;IF([.M116]=&quot;key&quot;;&quot;&quot;;&quot;_ACTION&quot;)&amp;&quot;(&quot;&amp;[.K116]&amp;&quot;_combo&quot;&amp;IF([.M116]=&quot;key&quot;;&quot;, &quot;&amp;[.N116];&quot;&quot;)&amp;&quot;),&quot;" office:value-type="string" office:string-value="  [COMBO_0_0_1] = COMBO(0_0_1_combo, KC_MPLY)," calcext:value-type="string">
            <text:p><text:s text:c="2"/>[COMBO_0_0_1] = COMBO(0_0_1_combo, KC_MPLY),</text:p>
          </table:table-cell>
          <table:table-cell table:style-name="ce8" table:formula="of:=IF([.M116]=&quot;macro&quot;;&quot;    case &quot;&amp;&quot;COMBO_&quot;&amp;[.K116]&amp;&quot;: if (p) {&quot;&amp;[.O116]&amp;&quot;} &quot;&amp;IF([.P116]=&quot;&quot;;&quot;&quot;;&quot;else {&quot;&amp;[.P11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7]);2)+1" office:value-type="float" office:value="2" calcext:value-type="float">
            <text:p>2</text:p>
          </table:table-cell>
          <table:table-cell table:style-name="ce8" table:formula="of:=OFFSET([$actions_combos.A$2];FLOOR(ROW([.B117])/2)-1;0)" office:value-type="string" office:string-value="play_pause" calcext:value-type="string">
            <text:p>play_pause</text:p>
          </table:table-cell>
          <table:table-cell table:style-name="ce15" table:formula="of:=OFFSET([$actions_combos.B$2];FLOOR(ROW([.C117])/2)-1;0)" office:value-type="float" office:value="0" calcext:value-type="float">
            <text:p>0</text:p>
          </table:table-cell>
          <table:table-cell table:style-name="ce15" table:formula="of:=OFFSET([$actions_combos.C$2];FLOOR(ROW([.D117])/2)-1;0)" office:value-type="float" office:value="0" calcext:value-type="float">
            <text:p>0</text:p>
          </table:table-cell>
          <table:table-cell table:style-name="ce15" table:formula="of:=OFFSET([$actions_combos.D$2];FLOOR(ROW([.E117])/2)-1;0)" office:value-type="float" office:value="0" calcext:value-type="float">
            <text:p>0</text:p>
          </table:table-cell>
          <table:table-cell table:style-name="ce15" table:formula="of:=OFFSET([$actions_combos.E$2];FLOOR(ROW([.F117])/2)-1;0)" office:value-type="float" office:value="0" calcext:value-type="float">
            <text:p>0</text:p>
          </table:table-cell>
          <table:table-cell table:style-name="ce8" table:formula="of:=VLOOKUP([.C117];[$keys.$A$2:.$C$200];[.$A117]+1;0)" office:value-type="string" office:string-value="" calcext:value-type="error">
            <text:p>#N/A</text:p>
          </table:table-cell>
          <table:table-cell table:style-name="ce8" table:formula="of:=VLOOKUP([.D117];[$keys.$A$2:.$C$200];[.$A117]+1;0)" office:value-type="string" office:string-value="" calcext:value-type="error">
            <text:p>#N/A</text:p>
          </table:table-cell>
          <table:table-cell table:style-name="ce8" table:formula="of:=VLOOKUP([.E117];[$keys.$A$2:.$C$200];[.$A117]+1;0)" office:value-type="string" office:string-value="" calcext:value-type="error">
            <text:p>#N/A</text:p>
          </table:table-cell>
          <table:table-cell table:formula="of:=VLOOKUP([.F117];[$keys.$A$2:.$C$200];[.$A117]+1;0)" office:value-type="string" office:string-value="" calcext:value-type="error">
            <text:p>#N/A</text:p>
          </table:table-cell>
          <table:table-cell table:formula="of:=[.C117]&amp;&quot;_&quot;&amp;[.D117]&amp;IF(ISNA([.I117]);&quot;&quot;;&quot;_&quot;&amp;[.E117]&amp;IF(ISNA([.J117]);&quot;&quot;;&quot;_&quot;&amp;[.F117]))&amp;&quot;_&quot;&amp;TEXT([.A117];&quot;0&quot;)" office:value-type="string" office:string-value="0_0_2" calcext:value-type="string">
            <text:p>0_0_2</text:p>
          </table:table-cell>
          <table:table-cell table:style-name="ce8" table:formula="of:=[.G117]&amp;&quot;, &quot;&amp;[.H117]&amp;IF(ISNA([.I117]);&quot;&quot;;&quot;, &quot;&amp;[.I117]&amp;IF(ISNA([.J117]);&quot;&quot;;&quot;, &quot;&amp;[.J117]))" office:value-type="string" office:string-value="" calcext:value-type="error">
            <text:p>#N/A</text:p>
          </table:table-cell>
          <table:table-cell table:formula="of:=VLOOKUP([.B117];[$actions.$A$2:.$F$514];5;0)" office:value-type="string" office:string-value="key" calcext:value-type="string">
            <text:p>key</text:p>
          </table:table-cell>
          <table:table-cell table:style-name="ce8" table:formula="of:=VLOOKUP([.B117];[$actions.$A$2:.$D$514];2;0)" office:value-type="string" office:string-value="KC_MPLY" calcext:value-type="string">
            <text:p>KC_MPLY</text:p>
          </table:table-cell>
          <table:table-cell table:style-name="ce8" table:formula="of:=VLOOKUP([.B117];[$actions.$A$2:.$D$514];3;0)" office:value-type="float" office:value="0" calcext:value-type="float">
            <text:p/>
          </table:table-cell>
          <table:table-cell table:formula="of:=VLOOKUP([.B117];[$actions.$A$2:.$D$514];4;0)" office:value-type="float" office:value="0" calcext:value-type="float">
            <text:p/>
          </table:table-cell>
          <table:table-cell table:style-name="ce19" table:formula="of:=[.B117]&lt;&gt;0" office:value-type="boolean" office:boolean-value="true" calcext:value-type="boolean">
            <text:p>TRUE</text:p>
          </table:table-cell>
          <table:table-cell table:style-name="ce8" table:formula="of:=&quot;const uint16_t PROGMEM &quot;&amp;[.K117]&amp;&quot;_combo[] = {&quot;&amp;[.L117]&amp;&quot;, COMBO_END};&quot;" office:value-type="string" office:string-value="" calcext:value-type="error">
            <text:p>#N/A</text:p>
          </table:table-cell>
          <table:table-cell table:formula="of:=&quot;  COMBO_&quot;&amp;[.K11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17]&amp;&quot;] = COMBO&quot;&amp;IF([.M117]=&quot;key&quot;;&quot;&quot;;&quot;_ACTION&quot;)&amp;&quot;(&quot;&amp;[.K117]&amp;&quot;_combo&quot;&amp;IF([.M117]=&quot;key&quot;;&quot;, &quot;&amp;[.N117];&quot;&quot;)&amp;&quot;),&quot;" office:value-type="string" office:string-value="  [COMBO_0_0_2] = COMBO(0_0_2_combo, KC_MPLY)," calcext:value-type="string">
            <text:p><text:s text:c="2"/>[COMBO_0_0_2] = COMBO(0_0_2_combo, KC_MPLY),</text:p>
          </table:table-cell>
          <table:table-cell table:style-name="ce8" table:formula="of:=IF([.M117]=&quot;macro&quot;;&quot;    case &quot;&amp;&quot;COMBO_&quot;&amp;[.K117]&amp;&quot;: if (p) {&quot;&amp;[.O117]&amp;&quot;} &quot;&amp;IF([.P117]=&quot;&quot;;&quot;&quot;;&quot;else {&quot;&amp;[.P11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8]);2)+1" office:value-type="float" office:value="1" calcext:value-type="float">
            <text:p>1</text:p>
          </table:table-cell>
          <table:table-cell table:style-name="ce8" table:formula="of:=OFFSET([$actions_combos.A$2];FLOOR(ROW([.B118])/2)-1;0)" office:value-type="string" office:string-value="question" calcext:value-type="string">
            <text:p>question</text:p>
          </table:table-cell>
          <table:table-cell table:style-name="ce15" table:formula="of:=OFFSET([$actions_combos.B$2];FLOOR(ROW([.C118])/2)-1;0)" office:value-type="float" office:value="0" calcext:value-type="float">
            <text:p>0</text:p>
          </table:table-cell>
          <table:table-cell table:style-name="ce15" table:formula="of:=OFFSET([$actions_combos.C$2];FLOOR(ROW([.D118])/2)-1;0)" office:value-type="float" office:value="0" calcext:value-type="float">
            <text:p>0</text:p>
          </table:table-cell>
          <table:table-cell table:style-name="ce15" table:formula="of:=OFFSET([$actions_combos.D$2];FLOOR(ROW([.E118])/2)-1;0)" office:value-type="float" office:value="0" calcext:value-type="float">
            <text:p>0</text:p>
          </table:table-cell>
          <table:table-cell table:style-name="ce15" table:formula="of:=OFFSET([$actions_combos.E$2];FLOOR(ROW([.F118])/2)-1;0)" office:value-type="float" office:value="0" calcext:value-type="float">
            <text:p>0</text:p>
          </table:table-cell>
          <table:table-cell table:style-name="ce8" table:formula="of:=VLOOKUP([.C118];[$keys.$A$2:.$C$200];[.$A118]+1;0)" office:value-type="string" office:string-value="" calcext:value-type="error">
            <text:p>#N/A</text:p>
          </table:table-cell>
          <table:table-cell table:style-name="ce8" table:formula="of:=VLOOKUP([.D118];[$keys.$A$2:.$C$200];[.$A118]+1;0)" office:value-type="string" office:string-value="" calcext:value-type="error">
            <text:p>#N/A</text:p>
          </table:table-cell>
          <table:table-cell table:style-name="ce8" table:formula="of:=VLOOKUP([.E118];[$keys.$A$2:.$C$200];[.$A118]+1;0)" office:value-type="string" office:string-value="" calcext:value-type="error">
            <text:p>#N/A</text:p>
          </table:table-cell>
          <table:table-cell table:formula="of:=VLOOKUP([.F118];[$keys.$A$2:.$C$200];[.$A118]+1;0)" office:value-type="string" office:string-value="" calcext:value-type="error">
            <text:p>#N/A</text:p>
          </table:table-cell>
          <table:table-cell table:formula="of:=[.C118]&amp;&quot;_&quot;&amp;[.D118]&amp;IF(ISNA([.I118]);&quot;&quot;;&quot;_&quot;&amp;[.E118]&amp;IF(ISNA([.J118]);&quot;&quot;;&quot;_&quot;&amp;[.F118]))&amp;&quot;_&quot;&amp;TEXT([.A118];&quot;0&quot;)" office:value-type="string" office:string-value="0_0_1" calcext:value-type="string">
            <text:p>0_0_1</text:p>
          </table:table-cell>
          <table:table-cell table:style-name="ce8" table:formula="of:=[.G118]&amp;&quot;, &quot;&amp;[.H118]&amp;IF(ISNA([.I118]);&quot;&quot;;&quot;, &quot;&amp;[.I118]&amp;IF(ISNA([.J118]);&quot;&quot;;&quot;, &quot;&amp;[.J118]))" office:value-type="string" office:string-value="" calcext:value-type="error">
            <text:p>#N/A</text:p>
          </table:table-cell>
          <table:table-cell table:formula="of:=VLOOKUP([.B118];[$actions.$A$2:.$F$514];5;0)" office:value-type="string" office:string-value="key" calcext:value-type="string">
            <text:p>key</text:p>
          </table:table-cell>
          <table:table-cell table:style-name="ce8" table:formula="of:=VLOOKUP([.B118];[$actions.$A$2:.$D$514];2;0)" office:value-type="string" office:string-value="KC_QUES" calcext:value-type="string">
            <text:p>KC_QUES</text:p>
          </table:table-cell>
          <table:table-cell table:style-name="ce8" table:formula="of:=VLOOKUP([.B118];[$actions.$A$2:.$D$514];3;0)" office:value-type="float" office:value="0" calcext:value-type="float">
            <text:p/>
          </table:table-cell>
          <table:table-cell table:formula="of:=VLOOKUP([.B118];[$actions.$A$2:.$D$514];4;0)" office:value-type="float" office:value="0" calcext:value-type="float">
            <text:p/>
          </table:table-cell>
          <table:table-cell table:style-name="ce19" table:formula="of:=[.B118]&lt;&gt;0" office:value-type="boolean" office:boolean-value="true" calcext:value-type="boolean">
            <text:p>TRUE</text:p>
          </table:table-cell>
          <table:table-cell table:style-name="ce8" table:formula="of:=&quot;const uint16_t PROGMEM &quot;&amp;[.K118]&amp;&quot;_combo[] = {&quot;&amp;[.L118]&amp;&quot;, COMBO_END};&quot;" office:value-type="string" office:string-value="" calcext:value-type="error">
            <text:p>#N/A</text:p>
          </table:table-cell>
          <table:table-cell table:formula="of:=&quot;  COMBO_&quot;&amp;[.K11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18]&amp;&quot;] = COMBO&quot;&amp;IF([.M118]=&quot;key&quot;;&quot;&quot;;&quot;_ACTION&quot;)&amp;&quot;(&quot;&amp;[.K118]&amp;&quot;_combo&quot;&amp;IF([.M118]=&quot;key&quot;;&quot;, &quot;&amp;[.N118];&quot;&quot;)&amp;&quot;),&quot;" office:value-type="string" office:string-value="  [COMBO_0_0_1] = COMBO(0_0_1_combo, KC_QUES)," calcext:value-type="string">
            <text:p><text:s text:c="2"/>[COMBO_0_0_1] = COMBO(0_0_1_combo, KC_QUES),</text:p>
          </table:table-cell>
          <table:table-cell table:style-name="ce8" table:formula="of:=IF([.M118]=&quot;macro&quot;;&quot;    case &quot;&amp;&quot;COMBO_&quot;&amp;[.K118]&amp;&quot;: if (p) {&quot;&amp;[.O118]&amp;&quot;} &quot;&amp;IF([.P118]=&quot;&quot;;&quot;&quot;;&quot;else {&quot;&amp;[.P11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9]);2)+1" office:value-type="float" office:value="2" calcext:value-type="float">
            <text:p>2</text:p>
          </table:table-cell>
          <table:table-cell table:style-name="ce8" table:formula="of:=OFFSET([$actions_combos.A$2];FLOOR(ROW([.B119])/2)-1;0)" office:value-type="string" office:string-value="question" calcext:value-type="string">
            <text:p>question</text:p>
          </table:table-cell>
          <table:table-cell table:style-name="ce15" table:formula="of:=OFFSET([$actions_combos.B$2];FLOOR(ROW([.C119])/2)-1;0)" office:value-type="float" office:value="0" calcext:value-type="float">
            <text:p>0</text:p>
          </table:table-cell>
          <table:table-cell table:style-name="ce15" table:formula="of:=OFFSET([$actions_combos.C$2];FLOOR(ROW([.D119])/2)-1;0)" office:value-type="float" office:value="0" calcext:value-type="float">
            <text:p>0</text:p>
          </table:table-cell>
          <table:table-cell table:style-name="ce15" table:formula="of:=OFFSET([$actions_combos.D$2];FLOOR(ROW([.E119])/2)-1;0)" office:value-type="float" office:value="0" calcext:value-type="float">
            <text:p>0</text:p>
          </table:table-cell>
          <table:table-cell table:style-name="ce15" table:formula="of:=OFFSET([$actions_combos.E$2];FLOOR(ROW([.F119])/2)-1;0)" office:value-type="float" office:value="0" calcext:value-type="float">
            <text:p>0</text:p>
          </table:table-cell>
          <table:table-cell table:style-name="ce8" table:formula="of:=VLOOKUP([.C119];[$keys.$A$2:.$C$200];[.$A119]+1;0)" office:value-type="string" office:string-value="" calcext:value-type="error">
            <text:p>#N/A</text:p>
          </table:table-cell>
          <table:table-cell table:style-name="ce8" table:formula="of:=VLOOKUP([.D119];[$keys.$A$2:.$C$200];[.$A119]+1;0)" office:value-type="string" office:string-value="" calcext:value-type="error">
            <text:p>#N/A</text:p>
          </table:table-cell>
          <table:table-cell table:style-name="ce8" table:formula="of:=VLOOKUP([.E119];[$keys.$A$2:.$C$200];[.$A119]+1;0)" office:value-type="string" office:string-value="" calcext:value-type="error">
            <text:p>#N/A</text:p>
          </table:table-cell>
          <table:table-cell table:formula="of:=VLOOKUP([.F119];[$keys.$A$2:.$C$200];[.$A119]+1;0)" office:value-type="string" office:string-value="" calcext:value-type="error">
            <text:p>#N/A</text:p>
          </table:table-cell>
          <table:table-cell table:formula="of:=[.C119]&amp;&quot;_&quot;&amp;[.D119]&amp;IF(ISNA([.I119]);&quot;&quot;;&quot;_&quot;&amp;[.E119]&amp;IF(ISNA([.J119]);&quot;&quot;;&quot;_&quot;&amp;[.F119]))&amp;&quot;_&quot;&amp;TEXT([.A119];&quot;0&quot;)" office:value-type="string" office:string-value="0_0_2" calcext:value-type="string">
            <text:p>0_0_2</text:p>
          </table:table-cell>
          <table:table-cell table:style-name="ce8" table:formula="of:=[.G119]&amp;&quot;, &quot;&amp;[.H119]&amp;IF(ISNA([.I119]);&quot;&quot;;&quot;, &quot;&amp;[.I119]&amp;IF(ISNA([.J119]);&quot;&quot;;&quot;, &quot;&amp;[.J119]))" office:value-type="string" office:string-value="" calcext:value-type="error">
            <text:p>#N/A</text:p>
          </table:table-cell>
          <table:table-cell table:formula="of:=VLOOKUP([.B119];[$actions.$A$2:.$F$514];5;0)" office:value-type="string" office:string-value="key" calcext:value-type="string">
            <text:p>key</text:p>
          </table:table-cell>
          <table:table-cell table:style-name="ce8" table:formula="of:=VLOOKUP([.B119];[$actions.$A$2:.$D$514];2;0)" office:value-type="string" office:string-value="KC_QUES" calcext:value-type="string">
            <text:p>KC_QUES</text:p>
          </table:table-cell>
          <table:table-cell table:style-name="ce8" table:formula="of:=VLOOKUP([.B119];[$actions.$A$2:.$D$514];3;0)" office:value-type="float" office:value="0" calcext:value-type="float">
            <text:p/>
          </table:table-cell>
          <table:table-cell table:formula="of:=VLOOKUP([.B119];[$actions.$A$2:.$D$514];4;0)" office:value-type="float" office:value="0" calcext:value-type="float">
            <text:p/>
          </table:table-cell>
          <table:table-cell table:style-name="ce19" table:formula="of:=[.B119]&lt;&gt;0" office:value-type="boolean" office:boolean-value="true" calcext:value-type="boolean">
            <text:p>TRUE</text:p>
          </table:table-cell>
          <table:table-cell table:style-name="ce8" table:formula="of:=&quot;const uint16_t PROGMEM &quot;&amp;[.K119]&amp;&quot;_combo[] = {&quot;&amp;[.L119]&amp;&quot;, COMBO_END};&quot;" office:value-type="string" office:string-value="" calcext:value-type="error">
            <text:p>#N/A</text:p>
          </table:table-cell>
          <table:table-cell table:formula="of:=&quot;  COMBO_&quot;&amp;[.K11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19]&amp;&quot;] = COMBO&quot;&amp;IF([.M119]=&quot;key&quot;;&quot;&quot;;&quot;_ACTION&quot;)&amp;&quot;(&quot;&amp;[.K119]&amp;&quot;_combo&quot;&amp;IF([.M119]=&quot;key&quot;;&quot;, &quot;&amp;[.N119];&quot;&quot;)&amp;&quot;),&quot;" office:value-type="string" office:string-value="  [COMBO_0_0_2] = COMBO(0_0_2_combo, KC_QUES)," calcext:value-type="string">
            <text:p><text:s text:c="2"/>[COMBO_0_0_2] = COMBO(0_0_2_combo, KC_QUES),</text:p>
          </table:table-cell>
          <table:table-cell table:style-name="ce8" table:formula="of:=IF([.M119]=&quot;macro&quot;;&quot;    case &quot;&amp;&quot;COMBO_&quot;&amp;[.K119]&amp;&quot;: if (p) {&quot;&amp;[.O119]&amp;&quot;} &quot;&amp;IF([.P119]=&quot;&quot;;&quot;&quot;;&quot;else {&quot;&amp;[.P11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20]);2)+1" office:value-type="float" office:value="1" calcext:value-type="float">
            <text:p>1</text:p>
          </table:table-cell>
          <table:table-cell table:style-name="ce8" table:formula="of:=OFFSET([$actions_combos.A$2];FLOOR(ROW([.B120])/2)-1;0)" office:value-type="string" office:string-value="right" calcext:value-type="string">
            <text:p>right</text:p>
          </table:table-cell>
          <table:table-cell table:style-name="ce15" table:formula="of:=OFFSET([$actions_combos.B$2];FLOOR(ROW([.C120])/2)-1;0)" office:value-type="string" office:string-value="coma" calcext:value-type="string">
            <text:p>coma</text:p>
          </table:table-cell>
          <table:table-cell table:style-name="ce15" table:formula="of:=OFFSET([$actions_combos.C$2];FLOOR(ROW([.D120])/2)-1;0)" office:value-type="string" office:string-value="dot" calcext:value-type="string">
            <text:p>dot</text:p>
          </table:table-cell>
          <table:table-cell table:style-name="ce15" table:formula="of:=OFFSET([$actions_combos.D$2];FLOOR(ROW([.E120])/2)-1;0)" office:value-type="float" office:value="0" calcext:value-type="float">
            <text:p>0</text:p>
          </table:table-cell>
          <table:table-cell table:style-name="ce15" table:formula="of:=OFFSET([$actions_combos.E$2];FLOOR(ROW([.F120])/2)-1;0)" office:value-type="float" office:value="0" calcext:value-type="float">
            <text:p>0</text:p>
          </table:table-cell>
          <table:table-cell table:style-name="ce8" table:formula="of:=VLOOKUP([.C120];[$keys.$A$2:.$C$200];[.$A120]+1;0)" office:value-type="string" office:string-value="CC_COMA" calcext:value-type="string">
            <text:p>CC_COMA</text:p>
          </table:table-cell>
          <table:table-cell table:style-name="ce8" table:formula="of:=VLOOKUP([.D120];[$keys.$A$2:.$C$200];[.$A120]+1;0)" office:value-type="string" office:string-value="CC_DOT" calcext:value-type="string">
            <text:p>CC_DOT</text:p>
          </table:table-cell>
          <table:table-cell table:style-name="ce8" table:formula="of:=VLOOKUP([.E120];[$keys.$A$2:.$C$200];[.$A120]+1;0)" office:value-type="string" office:string-value="" calcext:value-type="error">
            <text:p>#N/A</text:p>
          </table:table-cell>
          <table:table-cell table:formula="of:=VLOOKUP([.F120];[$keys.$A$2:.$C$200];[.$A120]+1;0)" office:value-type="string" office:string-value="" calcext:value-type="error">
            <text:p>#N/A</text:p>
          </table:table-cell>
          <table:table-cell table:formula="of:=[.C120]&amp;&quot;_&quot;&amp;[.D120]&amp;IF(ISNA([.I120]);&quot;&quot;;&quot;_&quot;&amp;[.E120]&amp;IF(ISNA([.J120]);&quot;&quot;;&quot;_&quot;&amp;[.F120]))&amp;&quot;_&quot;&amp;TEXT([.A120];&quot;0&quot;)" office:value-type="string" office:string-value="coma_dot_1" calcext:value-type="string">
            <text:p>coma_dot_1</text:p>
          </table:table-cell>
          <table:table-cell table:style-name="ce8" table:formula="of:=[.G120]&amp;&quot;, &quot;&amp;[.H120]&amp;IF(ISNA([.I120]);&quot;&quot;;&quot;, &quot;&amp;[.I120]&amp;IF(ISNA([.J120]);&quot;&quot;;&quot;, &quot;&amp;[.J120]))" office:value-type="string" office:string-value="CC_COMA, CC_DOT" calcext:value-type="string">
            <text:p>CC_COMA, CC_DOT</text:p>
          </table:table-cell>
          <table:table-cell table:formula="of:=VLOOKUP([.B120];[$actions.$A$2:.$F$514];5;0)" office:value-type="string" office:string-value="key" calcext:value-type="string">
            <text:p>key</text:p>
          </table:table-cell>
          <table:table-cell table:formula="of:=VLOOKUP([.B120];[$actions.$A$2:.$D$514];2;0)" office:value-type="string" office:string-value="KC_RGHT" calcext:value-type="string">
            <text:p>KC_RGHT</text:p>
          </table:table-cell>
          <table:table-cell table:style-name="ce8" table:formula="of:=VLOOKUP([.B120];[$actions.$A$2:.$D$514];3;0)" office:value-type="float" office:value="0" calcext:value-type="float">
            <text:p/>
          </table:table-cell>
          <table:table-cell table:formula="of:=VLOOKUP([.B120];[$actions.$A$2:.$D$514];4;0)" office:value-type="float" office:value="0" calcext:value-type="float">
            <text:p/>
          </table:table-cell>
          <table:table-cell table:style-name="ce19" table:formula="of:=[.B120]&lt;&gt;0" office:value-type="boolean" office:boolean-value="true" calcext:value-type="boolean">
            <text:p>TRUE</text:p>
          </table:table-cell>
          <table:table-cell table:style-name="ce8" table:formula="of:=&quot;const uint16_t PROGMEM &quot;&amp;[.K120]&amp;&quot;_combo[] = {&quot;&amp;[.L120]&amp;&quot;, COMBO_END};&quot;" office:value-type="string" office:string-value="const uint16_t PROGMEM coma_dot_1_combo[] = {CC_COMA, CC_DOT, COMBO_END};" calcext:value-type="string">
            <text:p>const uint16_t PROGMEM coma_dot_1_combo[] = {CC_COMA, CC_DOT, COMBO_END};</text:p>
          </table:table-cell>
          <table:table-cell table:formula="of:=&quot;  COMBO_&quot;&amp;[.K120]&amp;&quot;,&quot;" office:value-type="string" office:string-value="  COMBO_coma_dot_1," calcext:value-type="string">
            <text:p><text:s text:c="2"/>COMBO_coma_dot_1,</text:p>
          </table:table-cell>
          <table:table-cell table:formula="of:=&quot;  [COMBO_&quot;&amp;[.K120]&amp;&quot;] = COMBO&quot;&amp;IF([.M120]=&quot;key&quot;;&quot;&quot;;&quot;_ACTION&quot;)&amp;&quot;(&quot;&amp;[.K120]&amp;&quot;_combo&quot;&amp;IF([.M120]=&quot;key&quot;;&quot;, &quot;&amp;[.N120];&quot;&quot;)&amp;&quot;),&quot;" office:value-type="string" office:string-value="  [COMBO_coma_dot_1] = COMBO(coma_dot_1_combo, KC_RGHT)," calcext:value-type="string">
            <text:p><text:s text:c="2"/>[COMBO_coma_dot_1] = COMBO(coma_dot_1_combo, KC_RGHT),</text:p>
          </table:table-cell>
          <table:table-cell table:style-name="ce8" table:formula="of:=IF([.M120]=&quot;macro&quot;;&quot;    case &quot;&amp;&quot;COMBO_&quot;&amp;[.K120]&amp;&quot;: if (p) {&quot;&amp;[.O120]&amp;&quot;} &quot;&amp;IF([.P120]=&quot;&quot;;&quot;&quot;;&quot;else {&quot;&amp;[.P12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21]);2)+1" office:value-type="float" office:value="2" calcext:value-type="float">
            <text:p>2</text:p>
          </table:table-cell>
          <table:table-cell table:style-name="ce8" table:formula="of:=OFFSET([$actions_combos.A$2];FLOOR(ROW([.B121])/2)-1;0)" office:value-type="string" office:string-value="right" calcext:value-type="string">
            <text:p>right</text:p>
          </table:table-cell>
          <table:table-cell table:style-name="ce15" table:formula="of:=OFFSET([$actions_combos.B$2];FLOOR(ROW([.C121])/2)-1;0)" office:value-type="string" office:string-value="coma" calcext:value-type="string">
            <text:p>coma</text:p>
          </table:table-cell>
          <table:table-cell table:style-name="ce15" table:formula="of:=OFFSET([$actions_combos.C$2];FLOOR(ROW([.D121])/2)-1;0)" office:value-type="string" office:string-value="dot" calcext:value-type="string">
            <text:p>dot</text:p>
          </table:table-cell>
          <table:table-cell table:style-name="ce15" table:formula="of:=OFFSET([$actions_combos.D$2];FLOOR(ROW([.E121])/2)-1;0)" office:value-type="float" office:value="0" calcext:value-type="float">
            <text:p>0</text:p>
          </table:table-cell>
          <table:table-cell table:style-name="ce15" table:formula="of:=OFFSET([$actions_combos.E$2];FLOOR(ROW([.F121])/2)-1;0)" office:value-type="float" office:value="0" calcext:value-type="float">
            <text:p>0</text:p>
          </table:table-cell>
          <table:table-cell table:style-name="ce8" table:formula="of:=VLOOKUP([.C121];[$keys.$A$2:.$C$200];[.$A121]+1;0)" office:value-type="string" office:string-value="CC_COMA" calcext:value-type="string">
            <text:p>CC_COMA</text:p>
          </table:table-cell>
          <table:table-cell table:style-name="ce8" table:formula="of:=VLOOKUP([.D121];[$keys.$A$2:.$C$200];[.$A121]+1;0)" office:value-type="string" office:string-value="CC_DOT" calcext:value-type="string">
            <text:p>CC_DOT</text:p>
          </table:table-cell>
          <table:table-cell table:style-name="ce8" table:formula="of:=VLOOKUP([.E121];[$keys.$A$2:.$C$200];[.$A121]+1;0)" office:value-type="string" office:string-value="" calcext:value-type="error">
            <text:p>#N/A</text:p>
          </table:table-cell>
          <table:table-cell table:formula="of:=VLOOKUP([.F121];[$keys.$A$2:.$C$200];[.$A121]+1;0)" office:value-type="string" office:string-value="" calcext:value-type="error">
            <text:p>#N/A</text:p>
          </table:table-cell>
          <table:table-cell table:formula="of:=[.C121]&amp;&quot;_&quot;&amp;[.D121]&amp;IF(ISNA([.I121]);&quot;&quot;;&quot;_&quot;&amp;[.E121]&amp;IF(ISNA([.J121]);&quot;&quot;;&quot;_&quot;&amp;[.F121]))&amp;&quot;_&quot;&amp;TEXT([.A121];&quot;0&quot;)" office:value-type="string" office:string-value="coma_dot_2" calcext:value-type="string">
            <text:p>coma_dot_2</text:p>
          </table:table-cell>
          <table:table-cell table:style-name="ce8" table:formula="of:=[.G121]&amp;&quot;, &quot;&amp;[.H121]&amp;IF(ISNA([.I121]);&quot;&quot;;&quot;, &quot;&amp;[.I121]&amp;IF(ISNA([.J121]);&quot;&quot;;&quot;, &quot;&amp;[.J121]))" office:value-type="string" office:string-value="CC_COMA, CC_DOT" calcext:value-type="string">
            <text:p>CC_COMA, CC_DOT</text:p>
          </table:table-cell>
          <table:table-cell table:formula="of:=VLOOKUP([.B121];[$actions.$A$2:.$F$514];5;0)" office:value-type="string" office:string-value="key" calcext:value-type="string">
            <text:p>key</text:p>
          </table:table-cell>
          <table:table-cell table:formula="of:=VLOOKUP([.B121];[$actions.$A$2:.$D$514];2;0)" office:value-type="string" office:string-value="KC_RGHT" calcext:value-type="string">
            <text:p>KC_RGHT</text:p>
          </table:table-cell>
          <table:table-cell table:style-name="ce8" table:formula="of:=VLOOKUP([.B121];[$actions.$A$2:.$D$514];3;0)" office:value-type="float" office:value="0" calcext:value-type="float">
            <text:p/>
          </table:table-cell>
          <table:table-cell table:formula="of:=VLOOKUP([.B121];[$actions.$A$2:.$D$514];4;0)" office:value-type="float" office:value="0" calcext:value-type="float">
            <text:p/>
          </table:table-cell>
          <table:table-cell table:style-name="ce19" table:formula="of:=[.B121]&lt;&gt;0" office:value-type="boolean" office:boolean-value="true" calcext:value-type="boolean">
            <text:p>TRUE</text:p>
          </table:table-cell>
          <table:table-cell table:style-name="ce8" table:formula="of:=&quot;const uint16_t PROGMEM &quot;&amp;[.K121]&amp;&quot;_combo[] = {&quot;&amp;[.L121]&amp;&quot;, COMBO_END};&quot;" office:value-type="string" office:string-value="const uint16_t PROGMEM coma_dot_2_combo[] = {CC_COMA, CC_DOT, COMBO_END};" calcext:value-type="string">
            <text:p>const uint16_t PROGMEM coma_dot_2_combo[] = {CC_COMA, CC_DOT, COMBO_END};</text:p>
          </table:table-cell>
          <table:table-cell table:formula="of:=&quot;  COMBO_&quot;&amp;[.K121]&amp;&quot;,&quot;" office:value-type="string" office:string-value="  COMBO_coma_dot_2," calcext:value-type="string">
            <text:p><text:s text:c="2"/>COMBO_coma_dot_2,</text:p>
          </table:table-cell>
          <table:table-cell table:formula="of:=&quot;  [COMBO_&quot;&amp;[.K121]&amp;&quot;] = COMBO&quot;&amp;IF([.M121]=&quot;key&quot;;&quot;&quot;;&quot;_ACTION&quot;)&amp;&quot;(&quot;&amp;[.K121]&amp;&quot;_combo&quot;&amp;IF([.M121]=&quot;key&quot;;&quot;, &quot;&amp;[.N121];&quot;&quot;)&amp;&quot;),&quot;" office:value-type="string" office:string-value="  [COMBO_coma_dot_2] = COMBO(coma_dot_2_combo, KC_RGHT)," calcext:value-type="string">
            <text:p><text:s text:c="2"/>[COMBO_coma_dot_2] = COMBO(coma_dot_2_combo, KC_RGHT),</text:p>
          </table:table-cell>
          <table:table-cell table:style-name="ce8" table:formula="of:=IF([.M121]=&quot;macro&quot;;&quot;    case &quot;&amp;&quot;COMBO_&quot;&amp;[.K121]&amp;&quot;: if (p) {&quot;&amp;[.O121]&amp;&quot;} &quot;&amp;IF([.P121]=&quot;&quot;;&quot;&quot;;&quot;else {&quot;&amp;[.P12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22]);2)+1" office:value-type="float" office:value="1" calcext:value-type="float">
            <text:p>1</text:p>
          </table:table-cell>
          <table:table-cell table:style-name="ce8" table:formula="of:=OFFSET([$actions_combos.A$2];FLOOR(ROW([.B122])/2)-1;0)" office:value-type="string" office:string-value="save" calcext:value-type="string">
            <text:p>save</text:p>
          </table:table-cell>
          <table:table-cell table:style-name="ce15" table:formula="of:=OFFSET([$actions_combos.B$2];FLOOR(ROW([.C122])/2)-1;0)" office:value-type="string" office:string-value="s" calcext:value-type="string">
            <text:p>s</text:p>
          </table:table-cell>
          <table:table-cell table:style-name="ce15" table:formula="of:=OFFSET([$actions_combos.C$2];FLOOR(ROW([.D122])/2)-1;0)" office:value-type="string" office:string-value="alt" calcext:value-type="string">
            <text:p>alt</text:p>
          </table:table-cell>
          <table:table-cell table:style-name="ce15" table:formula="of:=OFFSET([$actions_combos.D$2];FLOOR(ROW([.E122])/2)-1;0)" office:value-type="float" office:value="0" calcext:value-type="float">
            <text:p>0</text:p>
          </table:table-cell>
          <table:table-cell table:style-name="ce15" table:formula="of:=OFFSET([$actions_combos.E$2];FLOOR(ROW([.F122])/2)-1;0)" office:value-type="float" office:value="0" calcext:value-type="float">
            <text:p>0</text:p>
          </table:table-cell>
          <table:table-cell table:style-name="ce8" table:formula="of:=VLOOKUP([.C122];[$keys.$A$2:.$C$200];[.$A122]+1;0)" office:value-type="string" office:string-value="KC_S" calcext:value-type="string">
            <text:p>KC_S</text:p>
          </table:table-cell>
          <table:table-cell table:style-name="ce8" table:formula="of:=VLOOKUP([.D122];[$keys.$A$2:.$C$200];[.$A122]+1;0)" office:value-type="string" office:string-value="KC_LALT" calcext:value-type="string">
            <text:p>KC_LALT</text:p>
          </table:table-cell>
          <table:table-cell table:style-name="ce8" table:formula="of:=VLOOKUP([.E122];[$keys.$A$2:.$C$200];[.$A122]+1;0)" office:value-type="string" office:string-value="" calcext:value-type="error">
            <text:p>#N/A</text:p>
          </table:table-cell>
          <table:table-cell table:formula="of:=VLOOKUP([.F122];[$keys.$A$2:.$C$200];[.$A122]+1;0)" office:value-type="string" office:string-value="" calcext:value-type="error">
            <text:p>#N/A</text:p>
          </table:table-cell>
          <table:table-cell table:formula="of:=[.C122]&amp;&quot;_&quot;&amp;[.D122]&amp;IF(ISNA([.I122]);&quot;&quot;;&quot;_&quot;&amp;[.E122]&amp;IF(ISNA([.J122]);&quot;&quot;;&quot;_&quot;&amp;[.F122]))&amp;&quot;_&quot;&amp;TEXT([.A122];&quot;0&quot;)" office:value-type="string" office:string-value="s_alt_1" calcext:value-type="string">
            <text:p>s_alt_1</text:p>
          </table:table-cell>
          <table:table-cell table:style-name="ce8" table:formula="of:=[.G122]&amp;&quot;, &quot;&amp;[.H122]&amp;IF(ISNA([.I122]);&quot;&quot;;&quot;, &quot;&amp;[.I122]&amp;IF(ISNA([.J122]);&quot;&quot;;&quot;, &quot;&amp;[.J122]))" office:value-type="string" office:string-value="KC_S, KC_LALT" calcext:value-type="string">
            <text:p>KC_S, KC_LALT</text:p>
          </table:table-cell>
          <table:table-cell table:formula="of:=VLOOKUP([.B122];[$actions.$A$2:.$F$514];5;0)" office:value-type="string" office:string-value="macro" calcext:value-type="string">
            <text:p>macro</text:p>
          </table:table-cell>
          <table:table-cell table:style-name="ce8" table:formula="of:=VLOOKUP([.B122];[$actions.$A$2:.$D$514];2;0)" office:value-type="float" office:value="0" calcext:value-type="float">
            <text:p/>
          </table:table-cell>
          <table:table-cell table:style-name="ce8" table:formula="of:=VLOOKUP([.B122];[$actions.$A$2:.$D$514];3;0)" office:value-type="string" office:string-value="SEND_STRING(SS_LCTL(&quot;s&quot;));" calcext:value-type="string">
            <text:p>SEND_STRING(SS_LCTL("s"));</text:p>
          </table:table-cell>
          <table:table-cell table:formula="of:=VLOOKUP([.B122];[$actions.$A$2:.$D$514];4;0)" office:value-type="float" office:value="0" calcext:value-type="float">
            <text:p/>
          </table:table-cell>
          <table:table-cell table:style-name="ce19" table:formula="of:=[.B122]&lt;&gt;0" office:value-type="boolean" office:boolean-value="true" calcext:value-type="boolean">
            <text:p>TRUE</text:p>
          </table:table-cell>
          <table:table-cell table:style-name="ce8" table:formula="of:=&quot;const uint16_t PROGMEM &quot;&amp;[.K122]&amp;&quot;_combo[] = {&quot;&amp;[.L122]&amp;&quot;, COMBO_END};&quot;" office:value-type="string" office:string-value="const uint16_t PROGMEM s_alt_1_combo[] = {KC_S, KC_LALT, COMBO_END};" calcext:value-type="string">
            <text:p>const uint16_t PROGMEM s_alt_1_combo[] = {KC_S, KC_LALT, COMBO_END};</text:p>
          </table:table-cell>
          <table:table-cell table:formula="of:=&quot;  COMBO_&quot;&amp;[.K122]&amp;&quot;,&quot;" office:value-type="string" office:string-value="  COMBO_s_alt_1," calcext:value-type="string">
            <text:p><text:s text:c="2"/>COMBO_s_alt_1,</text:p>
          </table:table-cell>
          <table:table-cell table:formula="of:=&quot;  [COMBO_&quot;&amp;[.K122]&amp;&quot;] = COMBO&quot;&amp;IF([.M122]=&quot;key&quot;;&quot;&quot;;&quot;_ACTION&quot;)&amp;&quot;(&quot;&amp;[.K122]&amp;&quot;_combo&quot;&amp;IF([.M122]=&quot;key&quot;;&quot;, &quot;&amp;[.N122];&quot;&quot;)&amp;&quot;),&quot;" office:value-type="string" office:string-value="  [COMBO_s_alt_1] = COMBO_ACTION(s_alt_1_combo)," calcext:value-type="string">
            <text:p><text:s text:c="2"/>[COMBO_s_alt_1] = COMBO_ACTION(s_alt_1_combo),</text:p>
          </table:table-cell>
          <table:table-cell table:style-name="ce8" table:formula="of:=IF([.M122]=&quot;macro&quot;;&quot;    case &quot;&amp;&quot;COMBO_&quot;&amp;[.K122]&amp;&quot;: if (p) {&quot;&amp;[.O122]&amp;&quot;} &quot;&amp;IF([.P122]=&quot;&quot;;&quot;&quot;;&quot;else {&quot;&amp;[.P122]&amp;&quot;}&quot;)&amp;&quot; break;&quot;;&quot;&quot;)" office:value-type="string" office:string-value="    case COMBO_s_alt_1: if (p) {SEND_STRING(SS_LCTL(&quot;s&quot;));}  break;" calcext:value-type="string">
            <text:p><text:s text:c="4"/>case COMBO_s_alt_1: if (p) {SEND_STRING(SS_LCTL("s"));} <text:s/>break;</text:p>
          </table:table-cell>
          <table:table-cell table:number-columns-repeated="1003"/>
        </table:table-row>
        <table:table-row table:style-name="ro1">
          <table:table-cell table:formula="of:=MOD(ROW([.A123]);2)+1" office:value-type="float" office:value="2" calcext:value-type="float">
            <text:p>2</text:p>
          </table:table-cell>
          <table:table-cell table:style-name="ce8" table:formula="of:=OFFSET([$actions_combos.A$2];FLOOR(ROW([.B123])/2)-1;0)" office:value-type="string" office:string-value="save" calcext:value-type="string">
            <text:p>save</text:p>
          </table:table-cell>
          <table:table-cell table:style-name="ce15" table:formula="of:=OFFSET([$actions_combos.B$2];FLOOR(ROW([.C123])/2)-1;0)" office:value-type="string" office:string-value="s" calcext:value-type="string">
            <text:p>s</text:p>
          </table:table-cell>
          <table:table-cell table:style-name="ce15" table:formula="of:=OFFSET([$actions_combos.C$2];FLOOR(ROW([.D123])/2)-1;0)" office:value-type="string" office:string-value="alt" calcext:value-type="string">
            <text:p>alt</text:p>
          </table:table-cell>
          <table:table-cell table:style-name="ce15" table:formula="of:=OFFSET([$actions_combos.D$2];FLOOR(ROW([.E123])/2)-1;0)" office:value-type="float" office:value="0" calcext:value-type="float">
            <text:p>0</text:p>
          </table:table-cell>
          <table:table-cell table:style-name="ce15" table:formula="of:=OFFSET([$actions_combos.E$2];FLOOR(ROW([.F123])/2)-1;0)" office:value-type="float" office:value="0" calcext:value-type="float">
            <text:p>0</text:p>
          </table:table-cell>
          <table:table-cell table:style-name="ce8" table:formula="of:=VLOOKUP([.C123];[$keys.$A$2:.$C$200];[.$A123]+1;0)" office:value-type="string" office:string-value="KC_LPRN" calcext:value-type="string">
            <text:p>KC_LPRN</text:p>
          </table:table-cell>
          <table:table-cell table:style-name="ce8" table:formula="of:=VLOOKUP([.D123];[$keys.$A$2:.$C$200];[.$A123]+1;0)" office:value-type="string" office:string-value="KC_LALT" calcext:value-type="string">
            <text:p>KC_LALT</text:p>
          </table:table-cell>
          <table:table-cell table:style-name="ce8" table:formula="of:=VLOOKUP([.E123];[$keys.$A$2:.$C$200];[.$A123]+1;0)" office:value-type="string" office:string-value="" calcext:value-type="error">
            <text:p>#N/A</text:p>
          </table:table-cell>
          <table:table-cell table:formula="of:=VLOOKUP([.F123];[$keys.$A$2:.$C$200];[.$A123]+1;0)" office:value-type="string" office:string-value="" calcext:value-type="error">
            <text:p>#N/A</text:p>
          </table:table-cell>
          <table:table-cell table:formula="of:=[.C123]&amp;&quot;_&quot;&amp;[.D123]&amp;IF(ISNA([.I123]);&quot;&quot;;&quot;_&quot;&amp;[.E123]&amp;IF(ISNA([.J123]);&quot;&quot;;&quot;_&quot;&amp;[.F123]))&amp;&quot;_&quot;&amp;TEXT([.A123];&quot;0&quot;)" office:value-type="string" office:string-value="s_alt_2" calcext:value-type="string">
            <text:p>s_alt_2</text:p>
          </table:table-cell>
          <table:table-cell table:style-name="ce8" table:formula="of:=[.G123]&amp;&quot;, &quot;&amp;[.H123]&amp;IF(ISNA([.I123]);&quot;&quot;;&quot;, &quot;&amp;[.I123]&amp;IF(ISNA([.J123]);&quot;&quot;;&quot;, &quot;&amp;[.J123]))" office:value-type="string" office:string-value="KC_LPRN, KC_LALT" calcext:value-type="string">
            <text:p>KC_LPRN, KC_LALT</text:p>
          </table:table-cell>
          <table:table-cell table:formula="of:=VLOOKUP([.B123];[$actions.$A$2:.$F$514];5;0)" office:value-type="string" office:string-value="macro" calcext:value-type="string">
            <text:p>macro</text:p>
          </table:table-cell>
          <table:table-cell table:style-name="ce8" table:formula="of:=VLOOKUP([.B123];[$actions.$A$2:.$D$514];2;0)" office:value-type="float" office:value="0" calcext:value-type="float">
            <text:p/>
          </table:table-cell>
          <table:table-cell table:style-name="ce8" table:formula="of:=VLOOKUP([.B123];[$actions.$A$2:.$D$514];3;0)" office:value-type="string" office:string-value="SEND_STRING(SS_LCTL(&quot;s&quot;));" calcext:value-type="string">
            <text:p>SEND_STRING(SS_LCTL("s"));</text:p>
          </table:table-cell>
          <table:table-cell table:formula="of:=VLOOKUP([.B123];[$actions.$A$2:.$D$514];4;0)" office:value-type="float" office:value="0" calcext:value-type="float">
            <text:p/>
          </table:table-cell>
          <table:table-cell table:style-name="ce19" table:formula="of:=[.B123]&lt;&gt;0" office:value-type="boolean" office:boolean-value="true" calcext:value-type="boolean">
            <text:p>TRUE</text:p>
          </table:table-cell>
          <table:table-cell table:style-name="ce8" table:formula="of:=&quot;const uint16_t PROGMEM &quot;&amp;[.K123]&amp;&quot;_combo[] = {&quot;&amp;[.L123]&amp;&quot;, COMBO_END};&quot;" office:value-type="string" office:string-value="const uint16_t PROGMEM s_alt_2_combo[] = {KC_LPRN, KC_LALT, COMBO_END};" calcext:value-type="string">
            <text:p>const uint16_t PROGMEM s_alt_2_combo[] = {KC_LPRN, KC_LALT, COMBO_END};</text:p>
          </table:table-cell>
          <table:table-cell table:formula="of:=&quot;  COMBO_&quot;&amp;[.K123]&amp;&quot;,&quot;" office:value-type="string" office:string-value="  COMBO_s_alt_2," calcext:value-type="string">
            <text:p><text:s text:c="2"/>COMBO_s_alt_2,</text:p>
          </table:table-cell>
          <table:table-cell table:formula="of:=&quot;  [COMBO_&quot;&amp;[.K123]&amp;&quot;] = COMBO&quot;&amp;IF([.M123]=&quot;key&quot;;&quot;&quot;;&quot;_ACTION&quot;)&amp;&quot;(&quot;&amp;[.K123]&amp;&quot;_combo&quot;&amp;IF([.M123]=&quot;key&quot;;&quot;, &quot;&amp;[.N123];&quot;&quot;)&amp;&quot;),&quot;" office:value-type="string" office:string-value="  [COMBO_s_alt_2] = COMBO_ACTION(s_alt_2_combo)," calcext:value-type="string">
            <text:p><text:s text:c="2"/>[COMBO_s_alt_2] = COMBO_ACTION(s_alt_2_combo),</text:p>
          </table:table-cell>
          <table:table-cell table:style-name="ce8" table:formula="of:=IF([.M123]=&quot;macro&quot;;&quot;    case &quot;&amp;&quot;COMBO_&quot;&amp;[.K123]&amp;&quot;: if (p) {&quot;&amp;[.O123]&amp;&quot;} &quot;&amp;IF([.P123]=&quot;&quot;;&quot;&quot;;&quot;else {&quot;&amp;[.P123]&amp;&quot;}&quot;)&amp;&quot; break;&quot;;&quot;&quot;)" office:value-type="string" office:string-value="    case COMBO_s_alt_2: if (p) {SEND_STRING(SS_LCTL(&quot;s&quot;));}  break;" calcext:value-type="string">
            <text:p><text:s text:c="4"/>case COMBO_s_alt_2: if (p) {SEND_STRING(SS_LCTL("s"));} <text:s/>break;</text:p>
          </table:table-cell>
          <table:table-cell table:number-columns-repeated="1003"/>
        </table:table-row>
        <table:table-row table:style-name="ro1">
          <table:table-cell table:formula="of:=MOD(ROW([.A124]);2)+1" office:value-type="float" office:value="1" calcext:value-type="float">
            <text:p>1</text:p>
          </table:table-cell>
          <table:table-cell table:style-name="ce8" table:formula="of:=OFFSET([$actions_combos.A$2];FLOOR(ROW([.B124])/2)-1;0)" office:value-type="string" office:string-value="sel_all" calcext:value-type="string">
            <text:p>sel_all</text:p>
          </table:table-cell>
          <table:table-cell table:style-name="ce15" table:formula="of:=OFFSET([$actions_combos.B$2];FLOOR(ROW([.C124])/2)-1;0)" office:value-type="string" office:string-value="w" calcext:value-type="string">
            <text:p>w</text:p>
          </table:table-cell>
          <table:table-cell table:style-name="ce15" table:formula="of:=OFFSET([$actions_combos.C$2];FLOOR(ROW([.D124])/2)-1;0)" office:value-type="string" office:string-value="f" calcext:value-type="string">
            <text:p>f</text:p>
          </table:table-cell>
          <table:table-cell table:style-name="ce15" table:formula="of:=OFFSET([$actions_combos.D$2];FLOOR(ROW([.E124])/2)-1;0)" office:value-type="float" office:value="0" calcext:value-type="float">
            <text:p>0</text:p>
          </table:table-cell>
          <table:table-cell table:style-name="ce15" table:formula="of:=OFFSET([$actions_combos.E$2];FLOOR(ROW([.F124])/2)-1;0)" office:value-type="float" office:value="0" calcext:value-type="float">
            <text:p>0</text:p>
          </table:table-cell>
          <table:table-cell table:style-name="ce8" table:formula="of:=VLOOKUP([.C124];[$keys.$A$2:.$C$200];[.$A124]+1;0)" office:value-type="string" office:string-value="KC_W" calcext:value-type="string">
            <text:p>KC_W</text:p>
          </table:table-cell>
          <table:table-cell table:style-name="ce8" table:formula="of:=VLOOKUP([.D124];[$keys.$A$2:.$C$200];[.$A124]+1;0)" office:value-type="string" office:string-value="KC_F" calcext:value-type="string">
            <text:p>KC_F</text:p>
          </table:table-cell>
          <table:table-cell table:style-name="ce8" table:formula="of:=VLOOKUP([.E124];[$keys.$A$2:.$C$200];[.$A124]+1;0)" office:value-type="string" office:string-value="" calcext:value-type="error">
            <text:p>#N/A</text:p>
          </table:table-cell>
          <table:table-cell table:formula="of:=VLOOKUP([.F124];[$keys.$A$2:.$C$200];[.$A124]+1;0)" office:value-type="string" office:string-value="" calcext:value-type="error">
            <text:p>#N/A</text:p>
          </table:table-cell>
          <table:table-cell table:formula="of:=[.C124]&amp;&quot;_&quot;&amp;[.D124]&amp;IF(ISNA([.I124]);&quot;&quot;;&quot;_&quot;&amp;[.E124]&amp;IF(ISNA([.J124]);&quot;&quot;;&quot;_&quot;&amp;[.F124]))&amp;&quot;_&quot;&amp;TEXT([.A124];&quot;0&quot;)" office:value-type="string" office:string-value="w_f_1" calcext:value-type="string">
            <text:p>w_f_1</text:p>
          </table:table-cell>
          <table:table-cell table:style-name="ce8" table:formula="of:=[.G124]&amp;&quot;, &quot;&amp;[.H124]&amp;IF(ISNA([.I124]);&quot;&quot;;&quot;, &quot;&amp;[.I124]&amp;IF(ISNA([.J124]);&quot;&quot;;&quot;, &quot;&amp;[.J124]))" office:value-type="string" office:string-value="KC_W, KC_F" calcext:value-type="string">
            <text:p>KC_W, KC_F</text:p>
          </table:table-cell>
          <table:table-cell table:formula="of:=VLOOKUP([.B124];[$actions.$A$2:.$F$514];5;0)" office:value-type="string" office:string-value="macro" calcext:value-type="string">
            <text:p>macro</text:p>
          </table:table-cell>
          <table:table-cell table:style-name="ce8" table:formula="of:=VLOOKUP([.B124];[$actions.$A$2:.$D$514];2;0)" office:value-type="float" office:value="0" calcext:value-type="float">
            <text:p/>
          </table:table-cell>
          <table:table-cell table:style-name="ce8" table:formula="of:=VLOOKUP([.B124];[$actions.$A$2:.$D$514];3;0)" office:value-type="string" office:string-value="SEND_STRING(SS_LCTL(&quot;a&quot;));" calcext:value-type="string">
            <text:p>SEND_STRING(SS_LCTL("a"));</text:p>
          </table:table-cell>
          <table:table-cell table:formula="of:=VLOOKUP([.B124];[$actions.$A$2:.$D$514];4;0)" office:value-type="float" office:value="0" calcext:value-type="float">
            <text:p/>
          </table:table-cell>
          <table:table-cell table:style-name="ce19" table:formula="of:=[.B124]&lt;&gt;0" office:value-type="boolean" office:boolean-value="true" calcext:value-type="boolean">
            <text:p>TRUE</text:p>
          </table:table-cell>
          <table:table-cell table:style-name="ce8" table:formula="of:=&quot;const uint16_t PROGMEM &quot;&amp;[.K124]&amp;&quot;_combo[] = {&quot;&amp;[.L124]&amp;&quot;, COMBO_END};&quot;" office:value-type="string" office:string-value="const uint16_t PROGMEM w_f_1_combo[] = {KC_W, KC_F, COMBO_END};" calcext:value-type="string">
            <text:p>const uint16_t PROGMEM w_f_1_combo[] = {KC_W, KC_F, COMBO_END};</text:p>
          </table:table-cell>
          <table:table-cell table:formula="of:=&quot;  COMBO_&quot;&amp;[.K124]&amp;&quot;,&quot;" office:value-type="string" office:string-value="  COMBO_w_f_1," calcext:value-type="string">
            <text:p><text:s text:c="2"/>COMBO_w_f_1,</text:p>
          </table:table-cell>
          <table:table-cell table:formula="of:=&quot;  [COMBO_&quot;&amp;[.K124]&amp;&quot;] = COMBO&quot;&amp;IF([.M124]=&quot;key&quot;;&quot;&quot;;&quot;_ACTION&quot;)&amp;&quot;(&quot;&amp;[.K124]&amp;&quot;_combo&quot;&amp;IF([.M124]=&quot;key&quot;;&quot;, &quot;&amp;[.N124];&quot;&quot;)&amp;&quot;),&quot;" office:value-type="string" office:string-value="  [COMBO_w_f_1] = COMBO_ACTION(w_f_1_combo)," calcext:value-type="string">
            <text:p><text:s text:c="2"/>[COMBO_w_f_1] = COMBO_ACTION(w_f_1_combo),</text:p>
          </table:table-cell>
          <table:table-cell table:style-name="ce8" table:formula="of:=IF([.M124]=&quot;macro&quot;;&quot;    case &quot;&amp;&quot;COMBO_&quot;&amp;[.K124]&amp;&quot;: if (p) {&quot;&amp;[.O124]&amp;&quot;} &quot;&amp;IF([.P124]=&quot;&quot;;&quot;&quot;;&quot;else {&quot;&amp;[.P124]&amp;&quot;}&quot;)&amp;&quot; break;&quot;;&quot;&quot;)" office:value-type="string" office:string-value="    case COMBO_w_f_1: if (p) {SEND_STRING(SS_LCTL(&quot;a&quot;));}  break;" calcext:value-type="string">
            <text:p><text:s text:c="4"/>case COMBO_w_f_1: if (p) {SEND_STRING(SS_LCTL("a"));} <text:s/>break;</text:p>
          </table:table-cell>
          <table:table-cell table:number-columns-repeated="1003"/>
        </table:table-row>
        <table:table-row table:style-name="ro1">
          <table:table-cell table:formula="of:=MOD(ROW([.A125]);2)+1" office:value-type="float" office:value="2" calcext:value-type="float">
            <text:p>2</text:p>
          </table:table-cell>
          <table:table-cell table:style-name="ce8" table:formula="of:=OFFSET([$actions_combos.A$2];FLOOR(ROW([.B125])/2)-1;0)" office:value-type="string" office:string-value="sel_all" calcext:value-type="string">
            <text:p>sel_all</text:p>
          </table:table-cell>
          <table:table-cell table:style-name="ce15" table:formula="of:=OFFSET([$actions_combos.B$2];FLOOR(ROW([.C125])/2)-1;0)" office:value-type="string" office:string-value="w" calcext:value-type="string">
            <text:p>w</text:p>
          </table:table-cell>
          <table:table-cell table:style-name="ce15" table:formula="of:=OFFSET([$actions_combos.C$2];FLOOR(ROW([.D125])/2)-1;0)" office:value-type="string" office:string-value="f" calcext:value-type="string">
            <text:p>f</text:p>
          </table:table-cell>
          <table:table-cell table:style-name="ce15" table:formula="of:=OFFSET([$actions_combos.D$2];FLOOR(ROW([.E125])/2)-1;0)" office:value-type="float" office:value="0" calcext:value-type="float">
            <text:p>0</text:p>
          </table:table-cell>
          <table:table-cell table:style-name="ce15" table:formula="of:=OFFSET([$actions_combos.E$2];FLOOR(ROW([.F125])/2)-1;0)" office:value-type="float" office:value="0" calcext:value-type="float">
            <text:p>0</text:p>
          </table:table-cell>
          <table:table-cell table:style-name="ce8" table:formula="of:=VLOOKUP([.C125];[$keys.$A$2:.$C$200];[.$A125]+1;0)" office:value-type="string" office:string-value="KC_1" calcext:value-type="string">
            <text:p>KC_1</text:p>
          </table:table-cell>
          <table:table-cell table:style-name="ce8" table:formula="of:=VLOOKUP([.D125];[$keys.$A$2:.$C$200];[.$A125]+1;0)" office:value-type="string" office:string-value="KC_2" calcext:value-type="string">
            <text:p>KC_2</text:p>
          </table:table-cell>
          <table:table-cell table:style-name="ce8" table:formula="of:=VLOOKUP([.E125];[$keys.$A$2:.$C$200];[.$A125]+1;0)" office:value-type="string" office:string-value="" calcext:value-type="error">
            <text:p>#N/A</text:p>
          </table:table-cell>
          <table:table-cell table:formula="of:=VLOOKUP([.F125];[$keys.$A$2:.$C$200];[.$A125]+1;0)" office:value-type="string" office:string-value="" calcext:value-type="error">
            <text:p>#N/A</text:p>
          </table:table-cell>
          <table:table-cell table:formula="of:=[.C125]&amp;&quot;_&quot;&amp;[.D125]&amp;IF(ISNA([.I125]);&quot;&quot;;&quot;_&quot;&amp;[.E125]&amp;IF(ISNA([.J125]);&quot;&quot;;&quot;_&quot;&amp;[.F125]))&amp;&quot;_&quot;&amp;TEXT([.A125];&quot;0&quot;)" office:value-type="string" office:string-value="w_f_2" calcext:value-type="string">
            <text:p>w_f_2</text:p>
          </table:table-cell>
          <table:table-cell table:style-name="ce8" table:formula="of:=[.G125]&amp;&quot;, &quot;&amp;[.H125]&amp;IF(ISNA([.I125]);&quot;&quot;;&quot;, &quot;&amp;[.I125]&amp;IF(ISNA([.J125]);&quot;&quot;;&quot;, &quot;&amp;[.J125]))" office:value-type="string" office:string-value="KC_1, KC_2" calcext:value-type="string">
            <text:p>KC_1, KC_2</text:p>
          </table:table-cell>
          <table:table-cell table:formula="of:=VLOOKUP([.B125];[$actions.$A$2:.$F$514];5;0)" office:value-type="string" office:string-value="macro" calcext:value-type="string">
            <text:p>macro</text:p>
          </table:table-cell>
          <table:table-cell table:style-name="ce8" table:formula="of:=VLOOKUP([.B125];[$actions.$A$2:.$D$514];2;0)" office:value-type="float" office:value="0" calcext:value-type="float">
            <text:p/>
          </table:table-cell>
          <table:table-cell table:style-name="ce8" table:formula="of:=VLOOKUP([.B125];[$actions.$A$2:.$D$514];3;0)" office:value-type="string" office:string-value="SEND_STRING(SS_LCTL(&quot;a&quot;));" calcext:value-type="string">
            <text:p>SEND_STRING(SS_LCTL("a"));</text:p>
          </table:table-cell>
          <table:table-cell table:formula="of:=VLOOKUP([.B125];[$actions.$A$2:.$D$514];4;0)" office:value-type="float" office:value="0" calcext:value-type="float">
            <text:p/>
          </table:table-cell>
          <table:table-cell table:style-name="ce19" table:formula="of:=[.B125]&lt;&gt;0" office:value-type="boolean" office:boolean-value="true" calcext:value-type="boolean">
            <text:p>TRUE</text:p>
          </table:table-cell>
          <table:table-cell table:style-name="ce8" table:formula="of:=&quot;const uint16_t PROGMEM &quot;&amp;[.K125]&amp;&quot;_combo[] = {&quot;&amp;[.L125]&amp;&quot;, COMBO_END};&quot;" office:value-type="string" office:string-value="const uint16_t PROGMEM w_f_2_combo[] = {KC_1, KC_2, COMBO_END};" calcext:value-type="string">
            <text:p>const uint16_t PROGMEM w_f_2_combo[] = {KC_1, KC_2, COMBO_END};</text:p>
          </table:table-cell>
          <table:table-cell table:formula="of:=&quot;  COMBO_&quot;&amp;[.K125]&amp;&quot;,&quot;" office:value-type="string" office:string-value="  COMBO_w_f_2," calcext:value-type="string">
            <text:p><text:s text:c="2"/>COMBO_w_f_2,</text:p>
          </table:table-cell>
          <table:table-cell table:formula="of:=&quot;  [COMBO_&quot;&amp;[.K125]&amp;&quot;] = COMBO&quot;&amp;IF([.M125]=&quot;key&quot;;&quot;&quot;;&quot;_ACTION&quot;)&amp;&quot;(&quot;&amp;[.K125]&amp;&quot;_combo&quot;&amp;IF([.M125]=&quot;key&quot;;&quot;, &quot;&amp;[.N125];&quot;&quot;)&amp;&quot;),&quot;" office:value-type="string" office:string-value="  [COMBO_w_f_2] = COMBO_ACTION(w_f_2_combo)," calcext:value-type="string">
            <text:p><text:s text:c="2"/>[COMBO_w_f_2] = COMBO_ACTION(w_f_2_combo),</text:p>
          </table:table-cell>
          <table:table-cell table:style-name="ce8" table:formula="of:=IF([.M125]=&quot;macro&quot;;&quot;    case &quot;&amp;&quot;COMBO_&quot;&amp;[.K125]&amp;&quot;: if (p) {&quot;&amp;[.O125]&amp;&quot;} &quot;&amp;IF([.P125]=&quot;&quot;;&quot;&quot;;&quot;else {&quot;&amp;[.P125]&amp;&quot;}&quot;)&amp;&quot; break;&quot;;&quot;&quot;)" office:value-type="string" office:string-value="    case COMBO_w_f_2: if (p) {SEND_STRING(SS_LCTL(&quot;a&quot;));}  break;" calcext:value-type="string">
            <text:p><text:s text:c="4"/>case COMBO_w_f_2: if (p) {SEND_STRING(SS_LCTL("a"));} <text:s/>break;</text:p>
          </table:table-cell>
          <table:table-cell table:number-columns-repeated="1003"/>
        </table:table-row>
        <table:table-row table:style-name="ro1">
          <table:table-cell table:formula="of:=MOD(ROW([.A126]);2)+1" office:value-type="float" office:value="1" calcext:value-type="float">
            <text:p>1</text:p>
          </table:table-cell>
          <table:table-cell table:style-name="ce8" table:formula="of:=OFFSET([$actions_combos.A$2];FLOOR(ROW([.B126])/2)-1;0)" office:value-type="string" office:string-value="sel_line" calcext:value-type="string">
            <text:p>sel_line</text:p>
          </table:table-cell>
          <table:table-cell table:style-name="ce15" table:formula="of:=OFFSET([$actions_combos.B$2];FLOOR(ROW([.C126])/2)-1;0)" office:value-type="float" office:value="0" calcext:value-type="float">
            <text:p>0</text:p>
          </table:table-cell>
          <table:table-cell table:style-name="ce15" table:formula="of:=OFFSET([$actions_combos.C$2];FLOOR(ROW([.D126])/2)-1;0)" office:value-type="float" office:value="0" calcext:value-type="float">
            <text:p>0</text:p>
          </table:table-cell>
          <table:table-cell table:style-name="ce15" table:formula="of:=OFFSET([$actions_combos.D$2];FLOOR(ROW([.E126])/2)-1;0)" office:value-type="float" office:value="0" calcext:value-type="float">
            <text:p>0</text:p>
          </table:table-cell>
          <table:table-cell table:style-name="ce15" table:formula="of:=OFFSET([$actions_combos.E$2];FLOOR(ROW([.F126])/2)-1;0)" office:value-type="float" office:value="0" calcext:value-type="float">
            <text:p>0</text:p>
          </table:table-cell>
          <table:table-cell table:style-name="ce8" table:formula="of:=VLOOKUP([.C126];[$keys.$A$2:.$C$200];[.$A126]+1;0)" office:value-type="string" office:string-value="" calcext:value-type="error">
            <text:p>#N/A</text:p>
          </table:table-cell>
          <table:table-cell table:style-name="ce8" table:formula="of:=VLOOKUP([.D126];[$keys.$A$2:.$C$200];[.$A126]+1;0)" office:value-type="string" office:string-value="" calcext:value-type="error">
            <text:p>#N/A</text:p>
          </table:table-cell>
          <table:table-cell table:formula="of:=VLOOKUP([.E126];[$keys.$A$2:.$C$200];[.$A126]+1;0)" office:value-type="string" office:string-value="" calcext:value-type="error">
            <text:p>#N/A</text:p>
          </table:table-cell>
          <table:table-cell table:formula="of:=VLOOKUP([.F126];[$keys.$A$2:.$C$200];[.$A126]+1;0)" office:value-type="string" office:string-value="" calcext:value-type="error">
            <text:p>#N/A</text:p>
          </table:table-cell>
          <table:table-cell table:formula="of:=[.C126]&amp;&quot;_&quot;&amp;[.D126]&amp;IF(ISNA([.I126]);&quot;&quot;;&quot;_&quot;&amp;[.E126]&amp;IF(ISNA([.J126]);&quot;&quot;;&quot;_&quot;&amp;[.F126]))&amp;&quot;_&quot;&amp;TEXT([.A126];&quot;0&quot;)" office:value-type="string" office:string-value="0_0_1" calcext:value-type="string">
            <text:p>0_0_1</text:p>
          </table:table-cell>
          <table:table-cell table:style-name="ce8" table:formula="of:=[.G126]&amp;&quot;, &quot;&amp;[.H126]&amp;IF(ISNA([.I126]);&quot;&quot;;&quot;, &quot;&amp;[.I126]&amp;IF(ISNA([.J126]);&quot;&quot;;&quot;, &quot;&amp;[.J126]))" office:value-type="string" office:string-value="" calcext:value-type="error">
            <text:p>#N/A</text:p>
          </table:table-cell>
          <table:table-cell table:formula="of:=VLOOKUP([.B126];[$actions.$A$2:.$F$514];5;0)" office:value-type="string" office:string-value="macro" calcext:value-type="string">
            <text:p>macro</text:p>
          </table:table-cell>
          <table:table-cell table:style-name="ce8" table:formula="of:=VLOOKUP([.B126];[$actions.$A$2:.$D$514];2;0)" office:value-type="float" office:value="0" calcext:value-type="float">
            <text:p/>
          </table:table-cell>
          <table:table-cell table:formula="of:=VLOOKUP([.B126];[$actions.$A$2:.$D$514];3;0)" office:value-type="string" office:string-value="SEND_STRING(SS_TAP(X_END)SS_DOWN(X_LSFT)SS_TAP(X_HOME)SS_UP(X_LSFT));" calcext:value-type="string">
            <text:p>SEND_STRING(SS_TAP(X_END)SS_DOWN(X_LSFT)SS_TAP(X_HOME)SS_UP(X_LSFT));</text:p>
          </table:table-cell>
          <table:table-cell table:formula="of:=VLOOKUP([.B126];[$actions.$A$2:.$D$514];4;0)" office:value-type="float" office:value="0" calcext:value-type="float">
            <text:p/>
          </table:table-cell>
          <table:table-cell table:style-name="ce19" table:formula="of:=[.B126]&lt;&gt;0" office:value-type="boolean" office:boolean-value="true" calcext:value-type="boolean">
            <text:p>TRUE</text:p>
          </table:table-cell>
          <table:table-cell table:style-name="ce8" table:formula="of:=&quot;const uint16_t PROGMEM &quot;&amp;[.K126]&amp;&quot;_combo[] = {&quot;&amp;[.L126]&amp;&quot;, COMBO_END};&quot;" office:value-type="string" office:string-value="" calcext:value-type="error">
            <text:p>#N/A</text:p>
          </table:table-cell>
          <table:table-cell table:formula="of:=&quot;  COMBO_&quot;&amp;[.K12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26]&amp;&quot;] = COMBO&quot;&amp;IF([.M126]=&quot;key&quot;;&quot;&quot;;&quot;_ACTION&quot;)&amp;&quot;(&quot;&amp;[.K126]&amp;&quot;_combo&quot;&amp;IF([.M126]=&quot;key&quot;;&quot;, &quot;&amp;[.N126];&quot;&quot;)&amp;&quot;),&quot;" office:value-type="string" office:string-value="  [COMBO_0_0_1] = COMBO_ACTION(0_0_1_combo)," calcext:value-type="string">
            <text:p><text:s text:c="2"/>[COMBO_0_0_1] = COMBO_ACTION(0_0_1_combo),</text:p>
          </table:table-cell>
          <table:table-cell table:style-name="ce8" table:formula="of:=IF([.M126]=&quot;macro&quot;;&quot;    case &quot;&amp;&quot;COMBO_&quot;&amp;[.K126]&amp;&quot;: if (p) {&quot;&amp;[.O126]&amp;&quot;} &quot;&amp;IF([.P126]=&quot;&quot;;&quot;&quot;;&quot;else {&quot;&amp;[.P126]&amp;&quot;}&quot;)&amp;&quot; break;&quot;;&quot;&quot;)" office:value-type="string" office:string-value="    case COMBO_0_0_1: if (p) {SEND_STRING(SS_TAP(X_END)SS_DOWN(X_LSFT)SS_TAP(X_HOME)SS_UP(X_LSFT));}  break;" calcext:value-type="string">
            <text:p><text:s text:c="4"/>case COMBO_0_0_1: if (p) {SEND_STRING(SS_TAP(X_END)SS_DOWN(X_LSFT)SS_TAP(X_HOME)SS_UP(X_LSFT));} <text:s/>break;</text:p>
          </table:table-cell>
          <table:table-cell table:number-columns-repeated="1003"/>
        </table:table-row>
        <table:table-row table:style-name="ro1">
          <table:table-cell table:formula="of:=MOD(ROW([.A127]);2)+1" office:value-type="float" office:value="2" calcext:value-type="float">
            <text:p>2</text:p>
          </table:table-cell>
          <table:table-cell table:style-name="ce8" table:formula="of:=OFFSET([$actions_combos.A$2];FLOOR(ROW([.B127])/2)-1;0)" office:value-type="string" office:string-value="sel_line" calcext:value-type="string">
            <text:p>sel_line</text:p>
          </table:table-cell>
          <table:table-cell table:style-name="ce15" table:formula="of:=OFFSET([$actions_combos.B$2];FLOOR(ROW([.C127])/2)-1;0)" office:value-type="float" office:value="0" calcext:value-type="float">
            <text:p>0</text:p>
          </table:table-cell>
          <table:table-cell table:style-name="ce15" table:formula="of:=OFFSET([$actions_combos.C$2];FLOOR(ROW([.D127])/2)-1;0)" office:value-type="float" office:value="0" calcext:value-type="float">
            <text:p>0</text:p>
          </table:table-cell>
          <table:table-cell table:style-name="ce15" table:formula="of:=OFFSET([$actions_combos.D$2];FLOOR(ROW([.E127])/2)-1;0)" office:value-type="float" office:value="0" calcext:value-type="float">
            <text:p>0</text:p>
          </table:table-cell>
          <table:table-cell table:style-name="ce15" table:formula="of:=OFFSET([$actions_combos.E$2];FLOOR(ROW([.F127])/2)-1;0)" office:value-type="float" office:value="0" calcext:value-type="float">
            <text:p>0</text:p>
          </table:table-cell>
          <table:table-cell table:style-name="ce8" table:formula="of:=VLOOKUP([.C127];[$keys.$A$2:.$C$200];[.$A127]+1;0)" office:value-type="string" office:string-value="" calcext:value-type="error">
            <text:p>#N/A</text:p>
          </table:table-cell>
          <table:table-cell table:style-name="ce8" table:formula="of:=VLOOKUP([.D127];[$keys.$A$2:.$C$200];[.$A127]+1;0)" office:value-type="string" office:string-value="" calcext:value-type="error">
            <text:p>#N/A</text:p>
          </table:table-cell>
          <table:table-cell table:formula="of:=VLOOKUP([.E127];[$keys.$A$2:.$C$200];[.$A127]+1;0)" office:value-type="string" office:string-value="" calcext:value-type="error">
            <text:p>#N/A</text:p>
          </table:table-cell>
          <table:table-cell table:formula="of:=VLOOKUP([.F127];[$keys.$A$2:.$C$200];[.$A127]+1;0)" office:value-type="string" office:string-value="" calcext:value-type="error">
            <text:p>#N/A</text:p>
          </table:table-cell>
          <table:table-cell table:formula="of:=[.C127]&amp;&quot;_&quot;&amp;[.D127]&amp;IF(ISNA([.I127]);&quot;&quot;;&quot;_&quot;&amp;[.E127]&amp;IF(ISNA([.J127]);&quot;&quot;;&quot;_&quot;&amp;[.F127]))&amp;&quot;_&quot;&amp;TEXT([.A127];&quot;0&quot;)" office:value-type="string" office:string-value="0_0_2" calcext:value-type="string">
            <text:p>0_0_2</text:p>
          </table:table-cell>
          <table:table-cell table:style-name="ce8" table:formula="of:=[.G127]&amp;&quot;, &quot;&amp;[.H127]&amp;IF(ISNA([.I127]);&quot;&quot;;&quot;, &quot;&amp;[.I127]&amp;IF(ISNA([.J127]);&quot;&quot;;&quot;, &quot;&amp;[.J127]))" office:value-type="string" office:string-value="" calcext:value-type="error">
            <text:p>#N/A</text:p>
          </table:table-cell>
          <table:table-cell table:formula="of:=VLOOKUP([.B127];[$actions.$A$2:.$F$514];5;0)" office:value-type="string" office:string-value="macro" calcext:value-type="string">
            <text:p>macro</text:p>
          </table:table-cell>
          <table:table-cell table:style-name="ce8" table:formula="of:=VLOOKUP([.B127];[$actions.$A$2:.$D$514];2;0)" office:value-type="float" office:value="0" calcext:value-type="float">
            <text:p/>
          </table:table-cell>
          <table:table-cell table:formula="of:=VLOOKUP([.B127];[$actions.$A$2:.$D$514];3;0)" office:value-type="string" office:string-value="SEND_STRING(SS_TAP(X_END)SS_DOWN(X_LSFT)SS_TAP(X_HOME)SS_UP(X_LSFT));" calcext:value-type="string">
            <text:p>SEND_STRING(SS_TAP(X_END)SS_DOWN(X_LSFT)SS_TAP(X_HOME)SS_UP(X_LSFT));</text:p>
          </table:table-cell>
          <table:table-cell table:formula="of:=VLOOKUP([.B127];[$actions.$A$2:.$D$514];4;0)" office:value-type="float" office:value="0" calcext:value-type="float">
            <text:p/>
          </table:table-cell>
          <table:table-cell table:style-name="ce19" table:formula="of:=[.B127]&lt;&gt;0" office:value-type="boolean" office:boolean-value="true" calcext:value-type="boolean">
            <text:p>TRUE</text:p>
          </table:table-cell>
          <table:table-cell table:style-name="ce8" table:formula="of:=&quot;const uint16_t PROGMEM &quot;&amp;[.K127]&amp;&quot;_combo[] = {&quot;&amp;[.L127]&amp;&quot;, COMBO_END};&quot;" office:value-type="string" office:string-value="" calcext:value-type="error">
            <text:p>#N/A</text:p>
          </table:table-cell>
          <table:table-cell table:formula="of:=&quot;  COMBO_&quot;&amp;[.K12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27]&amp;&quot;] = COMBO&quot;&amp;IF([.M127]=&quot;key&quot;;&quot;&quot;;&quot;_ACTION&quot;)&amp;&quot;(&quot;&amp;[.K127]&amp;&quot;_combo&quot;&amp;IF([.M127]=&quot;key&quot;;&quot;, &quot;&amp;[.N127];&quot;&quot;)&amp;&quot;),&quot;" office:value-type="string" office:string-value="  [COMBO_0_0_2] = COMBO_ACTION(0_0_2_combo)," calcext:value-type="string">
            <text:p><text:s text:c="2"/>[COMBO_0_0_2] = COMBO_ACTION(0_0_2_combo),</text:p>
          </table:table-cell>
          <table:table-cell table:style-name="ce8" table:formula="of:=IF([.M127]=&quot;macro&quot;;&quot;    case &quot;&amp;&quot;COMBO_&quot;&amp;[.K127]&amp;&quot;: if (p) {&quot;&amp;[.O127]&amp;&quot;} &quot;&amp;IF([.P127]=&quot;&quot;;&quot;&quot;;&quot;else {&quot;&amp;[.P127]&amp;&quot;}&quot;)&amp;&quot; break;&quot;;&quot;&quot;)" office:value-type="string" office:string-value="    case COMBO_0_0_2: if (p) {SEND_STRING(SS_TAP(X_END)SS_DOWN(X_LSFT)SS_TAP(X_HOME)SS_UP(X_LSFT));}  break;" calcext:value-type="string">
            <text:p><text:s text:c="4"/>case COMBO_0_0_2: if (p) {SEND_STRING(SS_TAP(X_END)SS_DOWN(X_LSFT)SS_TAP(X_HOME)SS_UP(X_LSFT));} <text:s/>break;</text:p>
          </table:table-cell>
          <table:table-cell table:number-columns-repeated="1003"/>
        </table:table-row>
        <table:table-row table:style-name="ro1">
          <table:table-cell table:formula="of:=MOD(ROW([.A128]);2)+1" office:value-type="float" office:value="1" calcext:value-type="float">
            <text:p>1</text:p>
          </table:table-cell>
          <table:table-cell table:style-name="ce8" table:formula="of:=OFFSET([$actions_combos.A$2];FLOOR(ROW([.B128])/2)-1;0)" office:value-type="string" office:string-value="semicolon" calcext:value-type="string">
            <text:p>semicolon</text:p>
          </table:table-cell>
          <table:table-cell table:style-name="ce15" table:formula="of:=OFFSET([$actions_combos.B$2];FLOOR(ROW([.C128])/2)-1;0)" office:value-type="string" office:string-value="f" calcext:value-type="string">
            <text:p>f</text:p>
          </table:table-cell>
          <table:table-cell table:style-name="ce15" table:formula="of:=OFFSET([$actions_combos.C$2];FLOOR(ROW([.D128])/2)-1;0)" office:value-type="string" office:string-value="p" calcext:value-type="string">
            <text:p>p</text:p>
          </table:table-cell>
          <table:table-cell table:style-name="ce15" table:formula="of:=OFFSET([$actions_combos.D$2];FLOOR(ROW([.E128])/2)-1;0)" office:value-type="float" office:value="0" calcext:value-type="float">
            <text:p>0</text:p>
          </table:table-cell>
          <table:table-cell table:style-name="ce15" table:formula="of:=OFFSET([$actions_combos.E$2];FLOOR(ROW([.F128])/2)-1;0)" office:value-type="float" office:value="0" calcext:value-type="float">
            <text:p>0</text:p>
          </table:table-cell>
          <table:table-cell table:style-name="ce8" table:formula="of:=VLOOKUP([.C128];[$keys.$A$2:.$C$200];[.$A128]+1;0)" office:value-type="string" office:string-value="KC_F" calcext:value-type="string">
            <text:p>KC_F</text:p>
          </table:table-cell>
          <table:table-cell table:style-name="ce8" table:formula="of:=VLOOKUP([.D128];[$keys.$A$2:.$C$200];[.$A128]+1;0)" office:value-type="string" office:string-value="KC_P" calcext:value-type="string">
            <text:p>KC_P</text:p>
          </table:table-cell>
          <table:table-cell table:formula="of:=VLOOKUP([.E128];[$keys.$A$2:.$C$200];[.$A128]+1;0)" office:value-type="string" office:string-value="" calcext:value-type="error">
            <text:p>#N/A</text:p>
          </table:table-cell>
          <table:table-cell table:formula="of:=VLOOKUP([.F128];[$keys.$A$2:.$C$200];[.$A128]+1;0)" office:value-type="string" office:string-value="" calcext:value-type="error">
            <text:p>#N/A</text:p>
          </table:table-cell>
          <table:table-cell table:formula="of:=[.C128]&amp;&quot;_&quot;&amp;[.D128]&amp;IF(ISNA([.I128]);&quot;&quot;;&quot;_&quot;&amp;[.E128]&amp;IF(ISNA([.J128]);&quot;&quot;;&quot;_&quot;&amp;[.F128]))&amp;&quot;_&quot;&amp;TEXT([.A128];&quot;0&quot;)" office:value-type="string" office:string-value="f_p_1" calcext:value-type="string">
            <text:p>f_p_1</text:p>
          </table:table-cell>
          <table:table-cell table:style-name="ce8" table:formula="of:=[.G128]&amp;&quot;, &quot;&amp;[.H128]&amp;IF(ISNA([.I128]);&quot;&quot;;&quot;, &quot;&amp;[.I128]&amp;IF(ISNA([.J128]);&quot;&quot;;&quot;, &quot;&amp;[.J128]))" office:value-type="string" office:string-value="KC_F, KC_P" calcext:value-type="string">
            <text:p>KC_F, KC_P</text:p>
          </table:table-cell>
          <table:table-cell table:formula="of:=VLOOKUP([.B128];[$actions.$A$2:.$F$514];5;0)" office:value-type="string" office:string-value="key" calcext:value-type="string">
            <text:p>key</text:p>
          </table:table-cell>
          <table:table-cell table:style-name="ce8" table:formula="of:=VLOOKUP([.B128];[$actions.$A$2:.$D$514];2;0)" office:value-type="string" office:string-value="KC_SCLN" calcext:value-type="string">
            <text:p>KC_SCLN</text:p>
          </table:table-cell>
          <table:table-cell table:style-name="ce8" table:formula="of:=VLOOKUP([.B128];[$actions.$A$2:.$D$514];3;0)" office:value-type="float" office:value="0" calcext:value-type="float">
            <text:p/>
          </table:table-cell>
          <table:table-cell table:formula="of:=VLOOKUP([.B128];[$actions.$A$2:.$D$514];4;0)" office:value-type="float" office:value="0" calcext:value-type="float">
            <text:p/>
          </table:table-cell>
          <table:table-cell table:style-name="ce19" table:formula="of:=[.B128]&lt;&gt;0" office:value-type="boolean" office:boolean-value="true" calcext:value-type="boolean">
            <text:p>TRUE</text:p>
          </table:table-cell>
          <table:table-cell table:style-name="ce8" table:formula="of:=&quot;const uint16_t PROGMEM &quot;&amp;[.K128]&amp;&quot;_combo[] = {&quot;&amp;[.L128]&amp;&quot;, COMBO_END};&quot;" office:value-type="string" office:string-value="const uint16_t PROGMEM f_p_1_combo[] = {KC_F, KC_P, COMBO_END};" calcext:value-type="string">
            <text:p>const uint16_t PROGMEM f_p_1_combo[] = {KC_F, KC_P, COMBO_END};</text:p>
          </table:table-cell>
          <table:table-cell table:formula="of:=&quot;  COMBO_&quot;&amp;[.K128]&amp;&quot;,&quot;" office:value-type="string" office:string-value="  COMBO_f_p_1," calcext:value-type="string">
            <text:p><text:s text:c="2"/>COMBO_f_p_1,</text:p>
          </table:table-cell>
          <table:table-cell table:formula="of:=&quot;  [COMBO_&quot;&amp;[.K128]&amp;&quot;] = COMBO&quot;&amp;IF([.M128]=&quot;key&quot;;&quot;&quot;;&quot;_ACTION&quot;)&amp;&quot;(&quot;&amp;[.K128]&amp;&quot;_combo&quot;&amp;IF([.M128]=&quot;key&quot;;&quot;, &quot;&amp;[.N128];&quot;&quot;)&amp;&quot;),&quot;" office:value-type="string" office:string-value="  [COMBO_f_p_1] = COMBO(f_p_1_combo, KC_SCLN)," calcext:value-type="string">
            <text:p><text:s text:c="2"/>[COMBO_f_p_1] = COMBO(f_p_1_combo, KC_SCLN),</text:p>
          </table:table-cell>
          <table:table-cell table:style-name="ce8" table:formula="of:=IF([.M128]=&quot;macro&quot;;&quot;    case &quot;&amp;&quot;COMBO_&quot;&amp;[.K128]&amp;&quot;: if (p) {&quot;&amp;[.O128]&amp;&quot;} &quot;&amp;IF([.P128]=&quot;&quot;;&quot;&quot;;&quot;else {&quot;&amp;[.P12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29]);2)+1" office:value-type="float" office:value="2" calcext:value-type="float">
            <text:p>2</text:p>
          </table:table-cell>
          <table:table-cell table:style-name="ce8" table:formula="of:=OFFSET([$actions_combos.A$2];FLOOR(ROW([.B129])/2)-1;0)" office:value-type="string" office:string-value="semicolon" calcext:value-type="string">
            <text:p>semicolon</text:p>
          </table:table-cell>
          <table:table-cell table:style-name="ce15" table:formula="of:=OFFSET([$actions_combos.B$2];FLOOR(ROW([.C129])/2)-1;0)" office:value-type="string" office:string-value="f" calcext:value-type="string">
            <text:p>f</text:p>
          </table:table-cell>
          <table:table-cell table:style-name="ce15" table:formula="of:=OFFSET([$actions_combos.C$2];FLOOR(ROW([.D129])/2)-1;0)" office:value-type="string" office:string-value="p" calcext:value-type="string">
            <text:p>p</text:p>
          </table:table-cell>
          <table:table-cell table:style-name="ce15" table:formula="of:=OFFSET([$actions_combos.D$2];FLOOR(ROW([.E129])/2)-1;0)" office:value-type="float" office:value="0" calcext:value-type="float">
            <text:p>0</text:p>
          </table:table-cell>
          <table:table-cell table:style-name="ce15" table:formula="of:=OFFSET([$actions_combos.E$2];FLOOR(ROW([.F129])/2)-1;0)" office:value-type="float" office:value="0" calcext:value-type="float">
            <text:p>0</text:p>
          </table:table-cell>
          <table:table-cell table:style-name="ce8" table:formula="of:=VLOOKUP([.C129];[$keys.$A$2:.$C$200];[.$A129]+1;0)" office:value-type="string" office:string-value="KC_2" calcext:value-type="string">
            <text:p>KC_2</text:p>
          </table:table-cell>
          <table:table-cell table:style-name="ce8" table:formula="of:=VLOOKUP([.D129];[$keys.$A$2:.$C$200];[.$A129]+1;0)" office:value-type="string" office:string-value="KC_3" calcext:value-type="string">
            <text:p>KC_3</text:p>
          </table:table-cell>
          <table:table-cell table:formula="of:=VLOOKUP([.E129];[$keys.$A$2:.$C$200];[.$A129]+1;0)" office:value-type="string" office:string-value="" calcext:value-type="error">
            <text:p>#N/A</text:p>
          </table:table-cell>
          <table:table-cell table:formula="of:=VLOOKUP([.F129];[$keys.$A$2:.$C$200];[.$A129]+1;0)" office:value-type="string" office:string-value="" calcext:value-type="error">
            <text:p>#N/A</text:p>
          </table:table-cell>
          <table:table-cell table:formula="of:=[.C129]&amp;&quot;_&quot;&amp;[.D129]&amp;IF(ISNA([.I129]);&quot;&quot;;&quot;_&quot;&amp;[.E129]&amp;IF(ISNA([.J129]);&quot;&quot;;&quot;_&quot;&amp;[.F129]))&amp;&quot;_&quot;&amp;TEXT([.A129];&quot;0&quot;)" office:value-type="string" office:string-value="f_p_2" calcext:value-type="string">
            <text:p>f_p_2</text:p>
          </table:table-cell>
          <table:table-cell table:style-name="ce8" table:formula="of:=[.G129]&amp;&quot;, &quot;&amp;[.H129]&amp;IF(ISNA([.I129]);&quot;&quot;;&quot;, &quot;&amp;[.I129]&amp;IF(ISNA([.J129]);&quot;&quot;;&quot;, &quot;&amp;[.J129]))" office:value-type="string" office:string-value="KC_2, KC_3" calcext:value-type="string">
            <text:p>KC_2, KC_3</text:p>
          </table:table-cell>
          <table:table-cell table:formula="of:=VLOOKUP([.B129];[$actions.$A$2:.$F$514];5;0)" office:value-type="string" office:string-value="key" calcext:value-type="string">
            <text:p>key</text:p>
          </table:table-cell>
          <table:table-cell table:style-name="ce8" table:formula="of:=VLOOKUP([.B129];[$actions.$A$2:.$D$514];2;0)" office:value-type="string" office:string-value="KC_SCLN" calcext:value-type="string">
            <text:p>KC_SCLN</text:p>
          </table:table-cell>
          <table:table-cell table:style-name="ce8" table:formula="of:=VLOOKUP([.B129];[$actions.$A$2:.$D$514];3;0)" office:value-type="float" office:value="0" calcext:value-type="float">
            <text:p/>
          </table:table-cell>
          <table:table-cell table:formula="of:=VLOOKUP([.B129];[$actions.$A$2:.$D$514];4;0)" office:value-type="float" office:value="0" calcext:value-type="float">
            <text:p/>
          </table:table-cell>
          <table:table-cell table:style-name="ce19" table:formula="of:=[.B129]&lt;&gt;0" office:value-type="boolean" office:boolean-value="true" calcext:value-type="boolean">
            <text:p>TRUE</text:p>
          </table:table-cell>
          <table:table-cell table:style-name="ce8" table:formula="of:=&quot;const uint16_t PROGMEM &quot;&amp;[.K129]&amp;&quot;_combo[] = {&quot;&amp;[.L129]&amp;&quot;, COMBO_END};&quot;" office:value-type="string" office:string-value="const uint16_t PROGMEM f_p_2_combo[] = {KC_2, KC_3, COMBO_END};" calcext:value-type="string">
            <text:p>const uint16_t PROGMEM f_p_2_combo[] = {KC_2, KC_3, COMBO_END};</text:p>
          </table:table-cell>
          <table:table-cell table:formula="of:=&quot;  COMBO_&quot;&amp;[.K129]&amp;&quot;,&quot;" office:value-type="string" office:string-value="  COMBO_f_p_2," calcext:value-type="string">
            <text:p><text:s text:c="2"/>COMBO_f_p_2,</text:p>
          </table:table-cell>
          <table:table-cell table:formula="of:=&quot;  [COMBO_&quot;&amp;[.K129]&amp;&quot;] = COMBO&quot;&amp;IF([.M129]=&quot;key&quot;;&quot;&quot;;&quot;_ACTION&quot;)&amp;&quot;(&quot;&amp;[.K129]&amp;&quot;_combo&quot;&amp;IF([.M129]=&quot;key&quot;;&quot;, &quot;&amp;[.N129];&quot;&quot;)&amp;&quot;),&quot;" office:value-type="string" office:string-value="  [COMBO_f_p_2] = COMBO(f_p_2_combo, KC_SCLN)," calcext:value-type="string">
            <text:p><text:s text:c="2"/>[COMBO_f_p_2] = COMBO(f_p_2_combo, KC_SCLN),</text:p>
          </table:table-cell>
          <table:table-cell table:style-name="ce8" table:formula="of:=IF([.M129]=&quot;macro&quot;;&quot;    case &quot;&amp;&quot;COMBO_&quot;&amp;[.K129]&amp;&quot;: if (p) {&quot;&amp;[.O129]&amp;&quot;} &quot;&amp;IF([.P129]=&quot;&quot;;&quot;&quot;;&quot;else {&quot;&amp;[.P12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0]);2)+1" office:value-type="float" office:value="1" calcext:value-type="float">
            <text:p>1</text:p>
          </table:table-cell>
          <table:table-cell table:style-name="ce8" table:formula="of:=OFFSET([$actions_combos.A$2];FLOOR(ROW([.B130])/2)-1;0)" office:value-type="string" office:string-value="space" calcext:value-type="string">
            <text:p>space</text:p>
          </table:table-cell>
          <table:table-cell table:style-name="ce15" table:formula="of:=OFFSET([$actions_combos.B$2];FLOOR(ROW([.C130])/2)-1;0)" office:value-type="string" office:string-value="v" calcext:value-type="string">
            <text:p>v</text:p>
          </table:table-cell>
          <table:table-cell table:style-name="ce15" table:formula="of:=OFFSET([$actions_combos.C$2];FLOOR(ROW([.D130])/2)-1;0)" office:value-type="string" office:string-value="b" calcext:value-type="string">
            <text:p>b</text:p>
          </table:table-cell>
          <table:table-cell table:style-name="ce15" table:formula="of:=OFFSET([$actions_combos.D$2];FLOOR(ROW([.E130])/2)-1;0)" office:value-type="float" office:value="0" calcext:value-type="float">
            <text:p>0</text:p>
          </table:table-cell>
          <table:table-cell table:style-name="ce15" table:formula="of:=OFFSET([$actions_combos.E$2];FLOOR(ROW([.F130])/2)-1;0)" office:value-type="float" office:value="0" calcext:value-type="float">
            <text:p>0</text:p>
          </table:table-cell>
          <table:table-cell table:style-name="ce8" table:formula="of:=VLOOKUP([.C130];[$keys.$A$2:.$C$200];[.$A130]+1;0)" office:value-type="string" office:string-value="KC_V" calcext:value-type="string">
            <text:p>KC_V</text:p>
          </table:table-cell>
          <table:table-cell table:style-name="ce8" table:formula="of:=VLOOKUP([.D130];[$keys.$A$2:.$C$200];[.$A130]+1;0)" office:value-type="string" office:string-value="KC_B" calcext:value-type="string">
            <text:p>KC_B</text:p>
          </table:table-cell>
          <table:table-cell table:formula="of:=VLOOKUP([.E130];[$keys.$A$2:.$C$200];[.$A130]+1;0)" office:value-type="string" office:string-value="" calcext:value-type="error">
            <text:p>#N/A</text:p>
          </table:table-cell>
          <table:table-cell table:formula="of:=VLOOKUP([.F130];[$keys.$A$2:.$C$200];[.$A130]+1;0)" office:value-type="string" office:string-value="" calcext:value-type="error">
            <text:p>#N/A</text:p>
          </table:table-cell>
          <table:table-cell table:formula="of:=[.C130]&amp;&quot;_&quot;&amp;[.D130]&amp;IF(ISNA([.I130]);&quot;&quot;;&quot;_&quot;&amp;[.E130]&amp;IF(ISNA([.J130]);&quot;&quot;;&quot;_&quot;&amp;[.F130]))&amp;&quot;_&quot;&amp;TEXT([.A130];&quot;0&quot;)" office:value-type="string" office:string-value="v_b_1" calcext:value-type="string">
            <text:p>v_b_1</text:p>
          </table:table-cell>
          <table:table-cell table:style-name="ce8" table:formula="of:=[.G130]&amp;&quot;, &quot;&amp;[.H130]&amp;IF(ISNA([.I130]);&quot;&quot;;&quot;, &quot;&amp;[.I130]&amp;IF(ISNA([.J130]);&quot;&quot;;&quot;, &quot;&amp;[.J130]))" office:value-type="string" office:string-value="KC_V, KC_B" calcext:value-type="string">
            <text:p>KC_V, KC_B</text:p>
          </table:table-cell>
          <table:table-cell table:formula="of:=VLOOKUP([.B130];[$actions.$A$2:.$F$514];5;0)" office:value-type="string" office:string-value="key" calcext:value-type="string">
            <text:p>key</text:p>
          </table:table-cell>
          <table:table-cell table:style-name="ce8" table:formula="of:=VLOOKUP([.B130];[$actions.$A$2:.$D$514];2;0)" office:value-type="string" office:string-value="KC_SPC" calcext:value-type="string">
            <text:p>KC_SPC</text:p>
          </table:table-cell>
          <table:table-cell table:style-name="ce8" table:formula="of:=VLOOKUP([.B130];[$actions.$A$2:.$D$514];3;0)" office:value-type="float" office:value="0" calcext:value-type="float">
            <text:p/>
          </table:table-cell>
          <table:table-cell table:formula="of:=VLOOKUP([.B130];[$actions.$A$2:.$D$514];4;0)" office:value-type="float" office:value="0" calcext:value-type="float">
            <text:p/>
          </table:table-cell>
          <table:table-cell table:style-name="ce19" table:formula="of:=[.B130]&lt;&gt;0" office:value-type="boolean" office:boolean-value="true" calcext:value-type="boolean">
            <text:p>TRUE</text:p>
          </table:table-cell>
          <table:table-cell table:style-name="ce8" table:formula="of:=&quot;const uint16_t PROGMEM &quot;&amp;[.K130]&amp;&quot;_combo[] = {&quot;&amp;[.L130]&amp;&quot;, COMBO_END};&quot;" office:value-type="string" office:string-value="const uint16_t PROGMEM v_b_1_combo[] = {KC_V, KC_B, COMBO_END};" calcext:value-type="string">
            <text:p>const uint16_t PROGMEM v_b_1_combo[] = {KC_V, KC_B, COMBO_END};</text:p>
          </table:table-cell>
          <table:table-cell table:formula="of:=&quot;  COMBO_&quot;&amp;[.K130]&amp;&quot;,&quot;" office:value-type="string" office:string-value="  COMBO_v_b_1," calcext:value-type="string">
            <text:p><text:s text:c="2"/>COMBO_v_b_1,</text:p>
          </table:table-cell>
          <table:table-cell table:formula="of:=&quot;  [COMBO_&quot;&amp;[.K130]&amp;&quot;] = COMBO&quot;&amp;IF([.M130]=&quot;key&quot;;&quot;&quot;;&quot;_ACTION&quot;)&amp;&quot;(&quot;&amp;[.K130]&amp;&quot;_combo&quot;&amp;IF([.M130]=&quot;key&quot;;&quot;, &quot;&amp;[.N130];&quot;&quot;)&amp;&quot;),&quot;" office:value-type="string" office:string-value="  [COMBO_v_b_1] = COMBO(v_b_1_combo, KC_SPC)," calcext:value-type="string">
            <text:p><text:s text:c="2"/>[COMBO_v_b_1] = COMBO(v_b_1_combo, KC_SPC),</text:p>
          </table:table-cell>
          <table:table-cell table:style-name="ce8" table:formula="of:=IF([.M130]=&quot;macro&quot;;&quot;    case &quot;&amp;&quot;COMBO_&quot;&amp;[.K130]&amp;&quot;: if (p) {&quot;&amp;[.O130]&amp;&quot;} &quot;&amp;IF([.P130]=&quot;&quot;;&quot;&quot;;&quot;else {&quot;&amp;[.P13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1]);2)+1" office:value-type="float" office:value="2" calcext:value-type="float">
            <text:p>2</text:p>
          </table:table-cell>
          <table:table-cell table:style-name="ce8" table:formula="of:=OFFSET([$actions_combos.A$2];FLOOR(ROW([.B131])/2)-1;0)" office:value-type="string" office:string-value="space" calcext:value-type="string">
            <text:p>space</text:p>
          </table:table-cell>
          <table:table-cell table:style-name="ce15" table:formula="of:=OFFSET([$actions_combos.B$2];FLOOR(ROW([.C131])/2)-1;0)" office:value-type="string" office:string-value="v" calcext:value-type="string">
            <text:p>v</text:p>
          </table:table-cell>
          <table:table-cell table:style-name="ce15" table:formula="of:=OFFSET([$actions_combos.C$2];FLOOR(ROW([.D131])/2)-1;0)" office:value-type="string" office:string-value="b" calcext:value-type="string">
            <text:p>b</text:p>
          </table:table-cell>
          <table:table-cell table:style-name="ce15" table:formula="of:=OFFSET([$actions_combos.D$2];FLOOR(ROW([.E131])/2)-1;0)" office:value-type="float" office:value="0" calcext:value-type="float">
            <text:p>0</text:p>
          </table:table-cell>
          <table:table-cell table:style-name="ce15" table:formula="of:=OFFSET([$actions_combos.E$2];FLOOR(ROW([.F131])/2)-1;0)" office:value-type="float" office:value="0" calcext:value-type="float">
            <text:p>0</text:p>
          </table:table-cell>
          <table:table-cell table:style-name="ce8" table:formula="of:=VLOOKUP([.C131];[$keys.$A$2:.$C$200];[.$A131]+1;0)" office:value-type="string" office:string-value="KC_RBRC" calcext:value-type="string">
            <text:p>KC_RBRC</text:p>
          </table:table-cell>
          <table:table-cell table:style-name="ce8" table:formula="of:=VLOOKUP([.D131];[$keys.$A$2:.$C$200];[.$A131]+1;0)" office:value-type="string" office:string-value="KC_PERC" calcext:value-type="string">
            <text:p>KC_PERC</text:p>
          </table:table-cell>
          <table:table-cell table:formula="of:=VLOOKUP([.E131];[$keys.$A$2:.$C$200];[.$A131]+1;0)" office:value-type="string" office:string-value="" calcext:value-type="error">
            <text:p>#N/A</text:p>
          </table:table-cell>
          <table:table-cell table:formula="of:=VLOOKUP([.F131];[$keys.$A$2:.$C$200];[.$A131]+1;0)" office:value-type="string" office:string-value="" calcext:value-type="error">
            <text:p>#N/A</text:p>
          </table:table-cell>
          <table:table-cell table:formula="of:=[.C131]&amp;&quot;_&quot;&amp;[.D131]&amp;IF(ISNA([.I131]);&quot;&quot;;&quot;_&quot;&amp;[.E131]&amp;IF(ISNA([.J131]);&quot;&quot;;&quot;_&quot;&amp;[.F131]))&amp;&quot;_&quot;&amp;TEXT([.A131];&quot;0&quot;)" office:value-type="string" office:string-value="v_b_2" calcext:value-type="string">
            <text:p>v_b_2</text:p>
          </table:table-cell>
          <table:table-cell table:style-name="ce8" table:formula="of:=[.G131]&amp;&quot;, &quot;&amp;[.H131]&amp;IF(ISNA([.I131]);&quot;&quot;;&quot;, &quot;&amp;[.I131]&amp;IF(ISNA([.J131]);&quot;&quot;;&quot;, &quot;&amp;[.J131]))" office:value-type="string" office:string-value="KC_RBRC, KC_PERC" calcext:value-type="string">
            <text:p>KC_RBRC, KC_PERC</text:p>
          </table:table-cell>
          <table:table-cell table:formula="of:=VLOOKUP([.B131];[$actions.$A$2:.$F$514];5;0)" office:value-type="string" office:string-value="key" calcext:value-type="string">
            <text:p>key</text:p>
          </table:table-cell>
          <table:table-cell table:style-name="ce8" table:formula="of:=VLOOKUP([.B131];[$actions.$A$2:.$D$514];2;0)" office:value-type="string" office:string-value="KC_SPC" calcext:value-type="string">
            <text:p>KC_SPC</text:p>
          </table:table-cell>
          <table:table-cell table:style-name="ce8" table:formula="of:=VLOOKUP([.B131];[$actions.$A$2:.$D$514];3;0)" office:value-type="float" office:value="0" calcext:value-type="float">
            <text:p/>
          </table:table-cell>
          <table:table-cell table:formula="of:=VLOOKUP([.B131];[$actions.$A$2:.$D$514];4;0)" office:value-type="float" office:value="0" calcext:value-type="float">
            <text:p/>
          </table:table-cell>
          <table:table-cell table:style-name="ce19" table:formula="of:=[.B131]&lt;&gt;0" office:value-type="boolean" office:boolean-value="true" calcext:value-type="boolean">
            <text:p>TRUE</text:p>
          </table:table-cell>
          <table:table-cell table:style-name="ce8" table:formula="of:=&quot;const uint16_t PROGMEM &quot;&amp;[.K131]&amp;&quot;_combo[] = {&quot;&amp;[.L131]&amp;&quot;, COMBO_END};&quot;" office:value-type="string" office:string-value="const uint16_t PROGMEM v_b_2_combo[] = {KC_RBRC, KC_PERC, COMBO_END};" calcext:value-type="string">
            <text:p>const uint16_t PROGMEM v_b_2_combo[] = {KC_RBRC, KC_PERC, COMBO_END};</text:p>
          </table:table-cell>
          <table:table-cell table:formula="of:=&quot;  COMBO_&quot;&amp;[.K131]&amp;&quot;,&quot;" office:value-type="string" office:string-value="  COMBO_v_b_2," calcext:value-type="string">
            <text:p><text:s text:c="2"/>COMBO_v_b_2,</text:p>
          </table:table-cell>
          <table:table-cell table:formula="of:=&quot;  [COMBO_&quot;&amp;[.K131]&amp;&quot;] = COMBO&quot;&amp;IF([.M131]=&quot;key&quot;;&quot;&quot;;&quot;_ACTION&quot;)&amp;&quot;(&quot;&amp;[.K131]&amp;&quot;_combo&quot;&amp;IF([.M131]=&quot;key&quot;;&quot;, &quot;&amp;[.N131];&quot;&quot;)&amp;&quot;),&quot;" office:value-type="string" office:string-value="  [COMBO_v_b_2] = COMBO(v_b_2_combo, KC_SPC)," calcext:value-type="string">
            <text:p><text:s text:c="2"/>[COMBO_v_b_2] = COMBO(v_b_2_combo, KC_SPC),</text:p>
          </table:table-cell>
          <table:table-cell table:style-name="ce8" table:formula="of:=IF([.M131]=&quot;macro&quot;;&quot;    case &quot;&amp;&quot;COMBO_&quot;&amp;[.K131]&amp;&quot;: if (p) {&quot;&amp;[.O131]&amp;&quot;} &quot;&amp;IF([.P131]=&quot;&quot;;&quot;&quot;;&quot;else {&quot;&amp;[.P13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2]);2)+1" office:value-type="float" office:value="1" calcext:value-type="float">
            <text:p>1</text:p>
          </table:table-cell>
          <table:table-cell table:style-name="ce8" table:formula="of:=OFFSET([$actions_combos.A$2];FLOOR(ROW([.B132])/2)-1;0)" office:value-type="string" office:string-value="tab" calcext:value-type="string">
            <text:p>tab</text:p>
          </table:table-cell>
          <table:table-cell table:style-name="ce15" table:formula="of:=OFFSET([$actions_combos.B$2];FLOOR(ROW([.C132])/2)-1;0)" office:value-type="string" office:string-value="s" calcext:value-type="string">
            <text:p>s</text:p>
          </table:table-cell>
          <table:table-cell table:style-name="ce15" table:formula="of:=OFFSET([$actions_combos.C$2];FLOOR(ROW([.D132])/2)-1;0)" office:value-type="string" office:string-value="v" calcext:value-type="string">
            <text:p>v</text:p>
          </table:table-cell>
          <table:table-cell table:style-name="ce15" table:formula="of:=OFFSET([$actions_combos.D$2];FLOOR(ROW([.E132])/2)-1;0)" office:value-type="float" office:value="0" calcext:value-type="float">
            <text:p>0</text:p>
          </table:table-cell>
          <table:table-cell table:style-name="ce15" table:formula="of:=OFFSET([$actions_combos.E$2];FLOOR(ROW([.F132])/2)-1;0)" office:value-type="float" office:value="0" calcext:value-type="float">
            <text:p>0</text:p>
          </table:table-cell>
          <table:table-cell table:style-name="ce8" table:formula="of:=VLOOKUP([.C132];[$keys.$A$2:.$C$200];[.$A132]+1;0)" office:value-type="string" office:string-value="KC_S" calcext:value-type="string">
            <text:p>KC_S</text:p>
          </table:table-cell>
          <table:table-cell table:style-name="ce8" table:formula="of:=VLOOKUP([.D132];[$keys.$A$2:.$C$200];[.$A132]+1;0)" office:value-type="string" office:string-value="KC_V" calcext:value-type="string">
            <text:p>KC_V</text:p>
          </table:table-cell>
          <table:table-cell table:formula="of:=VLOOKUP([.E132];[$keys.$A$2:.$C$200];[.$A132]+1;0)" office:value-type="string" office:string-value="" calcext:value-type="error">
            <text:p>#N/A</text:p>
          </table:table-cell>
          <table:table-cell table:formula="of:=VLOOKUP([.F132];[$keys.$A$2:.$C$200];[.$A132]+1;0)" office:value-type="string" office:string-value="" calcext:value-type="error">
            <text:p>#N/A</text:p>
          </table:table-cell>
          <table:table-cell table:formula="of:=[.C132]&amp;&quot;_&quot;&amp;[.D132]&amp;IF(ISNA([.I132]);&quot;&quot;;&quot;_&quot;&amp;[.E132]&amp;IF(ISNA([.J132]);&quot;&quot;;&quot;_&quot;&amp;[.F132]))&amp;&quot;_&quot;&amp;TEXT([.A132];&quot;0&quot;)" office:value-type="string" office:string-value="s_v_1" calcext:value-type="string">
            <text:p>s_v_1</text:p>
          </table:table-cell>
          <table:table-cell table:style-name="ce8" table:formula="of:=[.G132]&amp;&quot;, &quot;&amp;[.H132]&amp;IF(ISNA([.I132]);&quot;&quot;;&quot;, &quot;&amp;[.I132]&amp;IF(ISNA([.J132]);&quot;&quot;;&quot;, &quot;&amp;[.J132]))" office:value-type="string" office:string-value="KC_S, KC_V" calcext:value-type="string">
            <text:p>KC_S, KC_V</text:p>
          </table:table-cell>
          <table:table-cell table:formula="of:=VLOOKUP([.B132];[$actions.$A$2:.$F$514];5;0)" office:value-type="string" office:string-value="key" calcext:value-type="string">
            <text:p>key</text:p>
          </table:table-cell>
          <table:table-cell table:formula="of:=VLOOKUP([.B132];[$actions.$A$2:.$D$514];2;0)" office:value-type="string" office:string-value="KC_TAB" calcext:value-type="string">
            <text:p>KC_TAB</text:p>
          </table:table-cell>
          <table:table-cell table:style-name="ce8" table:formula="of:=VLOOKUP([.B132];[$actions.$A$2:.$D$514];3;0)" office:value-type="float" office:value="0" calcext:value-type="float">
            <text:p/>
          </table:table-cell>
          <table:table-cell table:style-name="ce8" table:formula="of:=VLOOKUP([.B132];[$actions.$A$2:.$D$514];4;0)" office:value-type="float" office:value="0" calcext:value-type="float">
            <text:p/>
          </table:table-cell>
          <table:table-cell table:style-name="ce19" table:formula="of:=[.B132]&lt;&gt;0" office:value-type="boolean" office:boolean-value="true" calcext:value-type="boolean">
            <text:p>TRUE</text:p>
          </table:table-cell>
          <table:table-cell table:style-name="ce8" table:formula="of:=&quot;const uint16_t PROGMEM &quot;&amp;[.K132]&amp;&quot;_combo[] = {&quot;&amp;[.L132]&amp;&quot;, COMBO_END};&quot;" office:value-type="string" office:string-value="const uint16_t PROGMEM s_v_1_combo[] = {KC_S, KC_V, COMBO_END};" calcext:value-type="string">
            <text:p>const uint16_t PROGMEM s_v_1_combo[] = {KC_S, KC_V, COMBO_END};</text:p>
          </table:table-cell>
          <table:table-cell table:formula="of:=&quot;  COMBO_&quot;&amp;[.K132]&amp;&quot;,&quot;" office:value-type="string" office:string-value="  COMBO_s_v_1," calcext:value-type="string">
            <text:p><text:s text:c="2"/>COMBO_s_v_1,</text:p>
          </table:table-cell>
          <table:table-cell table:formula="of:=&quot;  [COMBO_&quot;&amp;[.K132]&amp;&quot;] = COMBO&quot;&amp;IF([.M132]=&quot;key&quot;;&quot;&quot;;&quot;_ACTION&quot;)&amp;&quot;(&quot;&amp;[.K132]&amp;&quot;_combo&quot;&amp;IF([.M132]=&quot;key&quot;;&quot;, &quot;&amp;[.N132];&quot;&quot;)&amp;&quot;),&quot;" office:value-type="string" office:string-value="  [COMBO_s_v_1] = COMBO(s_v_1_combo, KC_TAB)," calcext:value-type="string">
            <text:p><text:s text:c="2"/>[COMBO_s_v_1] = COMBO(s_v_1_combo, KC_TAB),</text:p>
          </table:table-cell>
          <table:table-cell table:style-name="ce8" table:formula="of:=IF([.M132]=&quot;macro&quot;;&quot;    case &quot;&amp;&quot;COMBO_&quot;&amp;[.K132]&amp;&quot;: if (p) {&quot;&amp;[.O132]&amp;&quot;} &quot;&amp;IF([.P132]=&quot;&quot;;&quot;&quot;;&quot;else {&quot;&amp;[.P13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3]);2)+1" office:value-type="float" office:value="2" calcext:value-type="float">
            <text:p>2</text:p>
          </table:table-cell>
          <table:table-cell table:style-name="ce8" table:formula="of:=OFFSET([$actions_combos.A$2];FLOOR(ROW([.B133])/2)-1;0)" office:value-type="string" office:string-value="tab" calcext:value-type="string">
            <text:p>tab</text:p>
          </table:table-cell>
          <table:table-cell table:style-name="ce15" table:formula="of:=OFFSET([$actions_combos.B$2];FLOOR(ROW([.C133])/2)-1;0)" office:value-type="string" office:string-value="s" calcext:value-type="string">
            <text:p>s</text:p>
          </table:table-cell>
          <table:table-cell table:style-name="ce15" table:formula="of:=OFFSET([$actions_combos.C$2];FLOOR(ROW([.D133])/2)-1;0)" office:value-type="string" office:string-value="v" calcext:value-type="string">
            <text:p>v</text:p>
          </table:table-cell>
          <table:table-cell table:style-name="ce15" table:formula="of:=OFFSET([$actions_combos.D$2];FLOOR(ROW([.E133])/2)-1;0)" office:value-type="float" office:value="0" calcext:value-type="float">
            <text:p>0</text:p>
          </table:table-cell>
          <table:table-cell table:style-name="ce15" table:formula="of:=OFFSET([$actions_combos.E$2];FLOOR(ROW([.F133])/2)-1;0)" office:value-type="float" office:value="0" calcext:value-type="float">
            <text:p>0</text:p>
          </table:table-cell>
          <table:table-cell table:style-name="ce8" table:formula="of:=VLOOKUP([.C133];[$keys.$A$2:.$C$200];[.$A133]+1;0)" office:value-type="string" office:string-value="KC_LPRN" calcext:value-type="string">
            <text:p>KC_LPRN</text:p>
          </table:table-cell>
          <table:table-cell table:style-name="ce8" table:formula="of:=VLOOKUP([.D133];[$keys.$A$2:.$C$200];[.$A133]+1;0)" office:value-type="string" office:string-value="KC_RBRC" calcext:value-type="string">
            <text:p>KC_RBRC</text:p>
          </table:table-cell>
          <table:table-cell table:formula="of:=VLOOKUP([.E133];[$keys.$A$2:.$C$200];[.$A133]+1;0)" office:value-type="string" office:string-value="" calcext:value-type="error">
            <text:p>#N/A</text:p>
          </table:table-cell>
          <table:table-cell table:formula="of:=VLOOKUP([.F133];[$keys.$A$2:.$C$200];[.$A133]+1;0)" office:value-type="string" office:string-value="" calcext:value-type="error">
            <text:p>#N/A</text:p>
          </table:table-cell>
          <table:table-cell table:formula="of:=[.C133]&amp;&quot;_&quot;&amp;[.D133]&amp;IF(ISNA([.I133]);&quot;&quot;;&quot;_&quot;&amp;[.E133]&amp;IF(ISNA([.J133]);&quot;&quot;;&quot;_&quot;&amp;[.F133]))&amp;&quot;_&quot;&amp;TEXT([.A133];&quot;0&quot;)" office:value-type="string" office:string-value="s_v_2" calcext:value-type="string">
            <text:p>s_v_2</text:p>
          </table:table-cell>
          <table:table-cell table:style-name="ce8" table:formula="of:=[.G133]&amp;&quot;, &quot;&amp;[.H133]&amp;IF(ISNA([.I133]);&quot;&quot;;&quot;, &quot;&amp;[.I133]&amp;IF(ISNA([.J133]);&quot;&quot;;&quot;, &quot;&amp;[.J133]))" office:value-type="string" office:string-value="KC_LPRN, KC_RBRC" calcext:value-type="string">
            <text:p>KC_LPRN, KC_RBRC</text:p>
          </table:table-cell>
          <table:table-cell table:formula="of:=VLOOKUP([.B133];[$actions.$A$2:.$F$514];5;0)" office:value-type="string" office:string-value="key" calcext:value-type="string">
            <text:p>key</text:p>
          </table:table-cell>
          <table:table-cell table:formula="of:=VLOOKUP([.B133];[$actions.$A$2:.$D$514];2;0)" office:value-type="string" office:string-value="KC_TAB" calcext:value-type="string">
            <text:p>KC_TAB</text:p>
          </table:table-cell>
          <table:table-cell table:style-name="ce8" table:formula="of:=VLOOKUP([.B133];[$actions.$A$2:.$D$514];3;0)" office:value-type="float" office:value="0" calcext:value-type="float">
            <text:p/>
          </table:table-cell>
          <table:table-cell table:style-name="ce8" table:formula="of:=VLOOKUP([.B133];[$actions.$A$2:.$D$514];4;0)" office:value-type="float" office:value="0" calcext:value-type="float">
            <text:p/>
          </table:table-cell>
          <table:table-cell table:style-name="ce19" table:formula="of:=[.B133]&lt;&gt;0" office:value-type="boolean" office:boolean-value="true" calcext:value-type="boolean">
            <text:p>TRUE</text:p>
          </table:table-cell>
          <table:table-cell table:style-name="ce8" table:formula="of:=&quot;const uint16_t PROGMEM &quot;&amp;[.K133]&amp;&quot;_combo[] = {&quot;&amp;[.L133]&amp;&quot;, COMBO_END};&quot;" office:value-type="string" office:string-value="const uint16_t PROGMEM s_v_2_combo[] = {KC_LPRN, KC_RBRC, COMBO_END};" calcext:value-type="string">
            <text:p>const uint16_t PROGMEM s_v_2_combo[] = {KC_LPRN, KC_RBRC, COMBO_END};</text:p>
          </table:table-cell>
          <table:table-cell table:formula="of:=&quot;  COMBO_&quot;&amp;[.K133]&amp;&quot;,&quot;" office:value-type="string" office:string-value="  COMBO_s_v_2," calcext:value-type="string">
            <text:p><text:s text:c="2"/>COMBO_s_v_2,</text:p>
          </table:table-cell>
          <table:table-cell table:formula="of:=&quot;  [COMBO_&quot;&amp;[.K133]&amp;&quot;] = COMBO&quot;&amp;IF([.M133]=&quot;key&quot;;&quot;&quot;;&quot;_ACTION&quot;)&amp;&quot;(&quot;&amp;[.K133]&amp;&quot;_combo&quot;&amp;IF([.M133]=&quot;key&quot;;&quot;, &quot;&amp;[.N133];&quot;&quot;)&amp;&quot;),&quot;" office:value-type="string" office:string-value="  [COMBO_s_v_2] = COMBO(s_v_2_combo, KC_TAB)," calcext:value-type="string">
            <text:p><text:s text:c="2"/>[COMBO_s_v_2] = COMBO(s_v_2_combo, KC_TAB),</text:p>
          </table:table-cell>
          <table:table-cell table:style-name="ce8" table:formula="of:=IF([.M133]=&quot;macro&quot;;&quot;    case &quot;&amp;&quot;COMBO_&quot;&amp;[.K133]&amp;&quot;: if (p) {&quot;&amp;[.O133]&amp;&quot;} &quot;&amp;IF([.P133]=&quot;&quot;;&quot;&quot;;&quot;else {&quot;&amp;[.P13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4]);2)+1" office:value-type="float" office:value="1" calcext:value-type="float">
            <text:p>1</text:p>
          </table:table-cell>
          <table:table-cell table:style-name="ce8" table:formula="of:=OFFSET([$actions_combos.A$2];FLOOR(ROW([.B134])/2)-1;0)" office:value-type="string" office:string-value="underscore" calcext:value-type="string">
            <text:p>underscore</text:p>
          </table:table-cell>
          <table:table-cell table:style-name="ce15" table:formula="of:=OFFSET([$actions_combos.B$2];FLOOR(ROW([.C134])/2)-1;0)" office:value-type="string" office:string-value="n" calcext:value-type="string">
            <text:p>n</text:p>
          </table:table-cell>
          <table:table-cell table:style-name="ce15" table:formula="of:=OFFSET([$actions_combos.C$2];FLOOR(ROW([.D134])/2)-1;0)" office:value-type="string" office:string-value="m" calcext:value-type="string">
            <text:p>m</text:p>
          </table:table-cell>
          <table:table-cell table:style-name="ce15" table:formula="of:=OFFSET([$actions_combos.D$2];FLOOR(ROW([.E134])/2)-1;0)" office:value-type="float" office:value="0" calcext:value-type="float">
            <text:p>0</text:p>
          </table:table-cell>
          <table:table-cell table:style-name="ce15" table:formula="of:=OFFSET([$actions_combos.E$2];FLOOR(ROW([.F134])/2)-1;0)" office:value-type="float" office:value="0" calcext:value-type="float">
            <text:p>0</text:p>
          </table:table-cell>
          <table:table-cell table:style-name="ce8" table:formula="of:=VLOOKUP([.C134];[$keys.$A$2:.$C$200];[.$A134]+1;0)" office:value-type="string" office:string-value="KC_N" calcext:value-type="string">
            <text:p>KC_N</text:p>
          </table:table-cell>
          <table:table-cell table:style-name="ce8" table:formula="of:=VLOOKUP([.D134];[$keys.$A$2:.$C$200];[.$A134]+1;0)" office:value-type="string" office:string-value="KC_M" calcext:value-type="string">
            <text:p>KC_M</text:p>
          </table:table-cell>
          <table:table-cell table:style-name="ce8" table:formula="of:=VLOOKUP([.E134];[$keys.$A$2:.$C$200];[.$A134]+1;0)" office:value-type="string" office:string-value="" calcext:value-type="error">
            <text:p>#N/A</text:p>
          </table:table-cell>
          <table:table-cell table:formula="of:=VLOOKUP([.F134];[$keys.$A$2:.$C$200];[.$A134]+1;0)" office:value-type="string" office:string-value="" calcext:value-type="error">
            <text:p>#N/A</text:p>
          </table:table-cell>
          <table:table-cell table:formula="of:=[.C134]&amp;&quot;_&quot;&amp;[.D134]&amp;IF(ISNA([.I134]);&quot;&quot;;&quot;_&quot;&amp;[.E134]&amp;IF(ISNA([.J134]);&quot;&quot;;&quot;_&quot;&amp;[.F134]))&amp;&quot;_&quot;&amp;TEXT([.A134];&quot;0&quot;)" office:value-type="string" office:string-value="n_m_1" calcext:value-type="string">
            <text:p>n_m_1</text:p>
          </table:table-cell>
          <table:table-cell table:style-name="ce8" table:formula="of:=[.G134]&amp;&quot;, &quot;&amp;[.H134]&amp;IF(ISNA([.I134]);&quot;&quot;;&quot;, &quot;&amp;[.I134]&amp;IF(ISNA([.J134]);&quot;&quot;;&quot;, &quot;&amp;[.J134]))" office:value-type="string" office:string-value="KC_N, KC_M" calcext:value-type="string">
            <text:p>KC_N, KC_M</text:p>
          </table:table-cell>
          <table:table-cell table:formula="of:=VLOOKUP([.B134];[$actions.$A$2:.$F$514];5;0)" office:value-type="string" office:string-value="key" calcext:value-type="string">
            <text:p>key</text:p>
          </table:table-cell>
          <table:table-cell table:formula="of:=VLOOKUP([.B134];[$actions.$A$2:.$D$514];2;0)" office:value-type="string" office:string-value="KC_UNDS" calcext:value-type="string">
            <text:p>KC_UNDS</text:p>
          </table:table-cell>
          <table:table-cell table:style-name="ce8" table:formula="of:=VLOOKUP([.B134];[$actions.$A$2:.$D$514];3;0)" office:value-type="float" office:value="0" calcext:value-type="float">
            <text:p/>
          </table:table-cell>
          <table:table-cell table:formula="of:=VLOOKUP([.B134];[$actions.$A$2:.$D$514];4;0)" office:value-type="float" office:value="0" calcext:value-type="float">
            <text:p/>
          </table:table-cell>
          <table:table-cell table:style-name="ce19" table:formula="of:=[.B134]&lt;&gt;0" office:value-type="boolean" office:boolean-value="true" calcext:value-type="boolean">
            <text:p>TRUE</text:p>
          </table:table-cell>
          <table:table-cell table:style-name="ce8" table:formula="of:=&quot;const uint16_t PROGMEM &quot;&amp;[.K134]&amp;&quot;_combo[] = {&quot;&amp;[.L134]&amp;&quot;, COMBO_END};&quot;" office:value-type="string" office:string-value="const uint16_t PROGMEM n_m_1_combo[] = {KC_N, KC_M, COMBO_END};" calcext:value-type="string">
            <text:p>const uint16_t PROGMEM n_m_1_combo[] = {KC_N, KC_M, COMBO_END};</text:p>
          </table:table-cell>
          <table:table-cell table:formula="of:=&quot;  COMBO_&quot;&amp;[.K134]&amp;&quot;,&quot;" office:value-type="string" office:string-value="  COMBO_n_m_1," calcext:value-type="string">
            <text:p><text:s text:c="2"/>COMBO_n_m_1,</text:p>
          </table:table-cell>
          <table:table-cell table:formula="of:=&quot;  [COMBO_&quot;&amp;[.K134]&amp;&quot;] = COMBO&quot;&amp;IF([.M134]=&quot;key&quot;;&quot;&quot;;&quot;_ACTION&quot;)&amp;&quot;(&quot;&amp;[.K134]&amp;&quot;_combo&quot;&amp;IF([.M134]=&quot;key&quot;;&quot;, &quot;&amp;[.N134];&quot;&quot;)&amp;&quot;),&quot;" office:value-type="string" office:string-value="  [COMBO_n_m_1] = COMBO(n_m_1_combo, KC_UNDS)," calcext:value-type="string">
            <text:p><text:s text:c="2"/>[COMBO_n_m_1] = COMBO(n_m_1_combo, KC_UNDS),</text:p>
          </table:table-cell>
          <table:table-cell table:style-name="ce8" table:formula="of:=IF([.M134]=&quot;macro&quot;;&quot;    case &quot;&amp;&quot;COMBO_&quot;&amp;[.K134]&amp;&quot;: if (p) {&quot;&amp;[.O134]&amp;&quot;} &quot;&amp;IF([.P134]=&quot;&quot;;&quot;&quot;;&quot;else {&quot;&amp;[.P13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5]);2)+1" office:value-type="float" office:value="2" calcext:value-type="float">
            <text:p>2</text:p>
          </table:table-cell>
          <table:table-cell table:style-name="ce8" table:formula="of:=OFFSET([$actions_combos.A$2];FLOOR(ROW([.B135])/2)-1;0)" office:value-type="string" office:string-value="underscore" calcext:value-type="string">
            <text:p>underscore</text:p>
          </table:table-cell>
          <table:table-cell table:style-name="ce15" table:formula="of:=OFFSET([$actions_combos.B$2];FLOOR(ROW([.C135])/2)-1;0)" office:value-type="string" office:string-value="n" calcext:value-type="string">
            <text:p>n</text:p>
          </table:table-cell>
          <table:table-cell table:style-name="ce15" table:formula="of:=OFFSET([$actions_combos.C$2];FLOOR(ROW([.D135])/2)-1;0)" office:value-type="string" office:string-value="m" calcext:value-type="string">
            <text:p>m</text:p>
          </table:table-cell>
          <table:table-cell table:style-name="ce15" table:formula="of:=OFFSET([$actions_combos.D$2];FLOOR(ROW([.E135])/2)-1;0)" office:value-type="float" office:value="0" calcext:value-type="float">
            <text:p>0</text:p>
          </table:table-cell>
          <table:table-cell table:style-name="ce15" table:formula="of:=OFFSET([$actions_combos.E$2];FLOOR(ROW([.F135])/2)-1;0)" office:value-type="float" office:value="0" calcext:value-type="float">
            <text:p>0</text:p>
          </table:table-cell>
          <table:table-cell table:style-name="ce8" table:formula="of:=VLOOKUP([.C135];[$keys.$A$2:.$C$200];[.$A135]+1;0)" office:value-type="string" office:string-value="KC_SLSH" calcext:value-type="string">
            <text:p>KC_SLSH</text:p>
          </table:table-cell>
          <table:table-cell table:style-name="ce8" table:formula="of:=VLOOKUP([.D135];[$keys.$A$2:.$C$200];[.$A135]+1;0)" office:value-type="string" office:string-value="KC_GT" calcext:value-type="string">
            <text:p>KC_GT</text:p>
          </table:table-cell>
          <table:table-cell table:style-name="ce8" table:formula="of:=VLOOKUP([.E135];[$keys.$A$2:.$C$200];[.$A135]+1;0)" office:value-type="string" office:string-value="" calcext:value-type="error">
            <text:p>#N/A</text:p>
          </table:table-cell>
          <table:table-cell table:formula="of:=VLOOKUP([.F135];[$keys.$A$2:.$C$200];[.$A135]+1;0)" office:value-type="string" office:string-value="" calcext:value-type="error">
            <text:p>#N/A</text:p>
          </table:table-cell>
          <table:table-cell table:formula="of:=[.C135]&amp;&quot;_&quot;&amp;[.D135]&amp;IF(ISNA([.I135]);&quot;&quot;;&quot;_&quot;&amp;[.E135]&amp;IF(ISNA([.J135]);&quot;&quot;;&quot;_&quot;&amp;[.F135]))&amp;&quot;_&quot;&amp;TEXT([.A135];&quot;0&quot;)" office:value-type="string" office:string-value="n_m_2" calcext:value-type="string">
            <text:p>n_m_2</text:p>
          </table:table-cell>
          <table:table-cell table:style-name="ce8" table:formula="of:=[.G135]&amp;&quot;, &quot;&amp;[.H135]&amp;IF(ISNA([.I135]);&quot;&quot;;&quot;, &quot;&amp;[.I135]&amp;IF(ISNA([.J135]);&quot;&quot;;&quot;, &quot;&amp;[.J135]))" office:value-type="string" office:string-value="KC_SLSH, KC_GT" calcext:value-type="string">
            <text:p>KC_SLSH, KC_GT</text:p>
          </table:table-cell>
          <table:table-cell table:formula="of:=VLOOKUP([.B135];[$actions.$A$2:.$F$514];5;0)" office:value-type="string" office:string-value="key" calcext:value-type="string">
            <text:p>key</text:p>
          </table:table-cell>
          <table:table-cell table:formula="of:=VLOOKUP([.B135];[$actions.$A$2:.$D$514];2;0)" office:value-type="string" office:string-value="KC_UNDS" calcext:value-type="string">
            <text:p>KC_UNDS</text:p>
          </table:table-cell>
          <table:table-cell table:style-name="ce8" table:formula="of:=VLOOKUP([.B135];[$actions.$A$2:.$D$514];3;0)" office:value-type="float" office:value="0" calcext:value-type="float">
            <text:p/>
          </table:table-cell>
          <table:table-cell table:formula="of:=VLOOKUP([.B135];[$actions.$A$2:.$D$514];4;0)" office:value-type="float" office:value="0" calcext:value-type="float">
            <text:p/>
          </table:table-cell>
          <table:table-cell table:style-name="ce19" table:formula="of:=[.B135]&lt;&gt;0" office:value-type="boolean" office:boolean-value="true" calcext:value-type="boolean">
            <text:p>TRUE</text:p>
          </table:table-cell>
          <table:table-cell table:style-name="ce8" table:formula="of:=&quot;const uint16_t PROGMEM &quot;&amp;[.K135]&amp;&quot;_combo[] = {&quot;&amp;[.L135]&amp;&quot;, COMBO_END};&quot;" office:value-type="string" office:string-value="const uint16_t PROGMEM n_m_2_combo[] = {KC_SLSH, KC_GT, COMBO_END};" calcext:value-type="string">
            <text:p>const uint16_t PROGMEM n_m_2_combo[] = {KC_SLSH, KC_GT, COMBO_END};</text:p>
          </table:table-cell>
          <table:table-cell table:formula="of:=&quot;  COMBO_&quot;&amp;[.K135]&amp;&quot;,&quot;" office:value-type="string" office:string-value="  COMBO_n_m_2," calcext:value-type="string">
            <text:p><text:s text:c="2"/>COMBO_n_m_2,</text:p>
          </table:table-cell>
          <table:table-cell table:formula="of:=&quot;  [COMBO_&quot;&amp;[.K135]&amp;&quot;] = COMBO&quot;&amp;IF([.M135]=&quot;key&quot;;&quot;&quot;;&quot;_ACTION&quot;)&amp;&quot;(&quot;&amp;[.K135]&amp;&quot;_combo&quot;&amp;IF([.M135]=&quot;key&quot;;&quot;, &quot;&amp;[.N135];&quot;&quot;)&amp;&quot;),&quot;" office:value-type="string" office:string-value="  [COMBO_n_m_2] = COMBO(n_m_2_combo, KC_UNDS)," calcext:value-type="string">
            <text:p><text:s text:c="2"/>[COMBO_n_m_2] = COMBO(n_m_2_combo, KC_UNDS),</text:p>
          </table:table-cell>
          <table:table-cell table:style-name="ce8" table:formula="of:=IF([.M135]=&quot;macro&quot;;&quot;    case &quot;&amp;&quot;COMBO_&quot;&amp;[.K135]&amp;&quot;: if (p) {&quot;&amp;[.O135]&amp;&quot;} &quot;&amp;IF([.P135]=&quot;&quot;;&quot;&quot;;&quot;else {&quot;&amp;[.P13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6]);2)+1" office:value-type="float" office:value="1" calcext:value-type="float">
            <text:p>1</text:p>
          </table:table-cell>
          <table:table-cell table:style-name="ce8" table:formula="of:=OFFSET([$actions_combos.A$2];FLOOR(ROW([.B136])/2)-1;0)" office:value-type="string" office:string-value="undo" calcext:value-type="string">
            <text:p>undo</text:p>
          </table:table-cell>
          <table:table-cell table:style-name="ce15" table:formula="of:=OFFSET([$actions_combos.B$2];FLOOR(ROW([.C136])/2)-1;0)" office:value-type="string" office:string-value="alt" calcext:value-type="string">
            <text:p>alt</text:p>
          </table:table-cell>
          <table:table-cell table:style-name="ce15" table:formula="of:=OFFSET([$actions_combos.C$2];FLOOR(ROW([.D136])/2)-1;0)" office:value-type="string" office:string-value="v" calcext:value-type="string">
            <text:p>v</text:p>
          </table:table-cell>
          <table:table-cell table:style-name="ce15" table:formula="of:=OFFSET([$actions_combos.D$2];FLOOR(ROW([.E136])/2)-1;0)" office:value-type="float" office:value="0" calcext:value-type="float">
            <text:p>0</text:p>
          </table:table-cell>
          <table:table-cell table:style-name="ce15" table:formula="of:=OFFSET([$actions_combos.E$2];FLOOR(ROW([.F136])/2)-1;0)" office:value-type="float" office:value="0" calcext:value-type="float">
            <text:p>0</text:p>
          </table:table-cell>
          <table:table-cell table:formula="of:=VLOOKUP([.C136];[$keys.$A$2:.$C$200];[.$A136]+1;0)" office:value-type="string" office:string-value="KC_LALT" calcext:value-type="string">
            <text:p>KC_LALT</text:p>
          </table:table-cell>
          <table:table-cell table:formula="of:=VLOOKUP([.D136];[$keys.$A$2:.$C$200];[.$A136]+1;0)" office:value-type="string" office:string-value="KC_V" calcext:value-type="string">
            <text:p>KC_V</text:p>
          </table:table-cell>
          <table:table-cell table:formula="of:=VLOOKUP([.E136];[$keys.$A$2:.$C$200];[.$A136]+1;0)" office:value-type="string" office:string-value="" calcext:value-type="error">
            <text:p>#N/A</text:p>
          </table:table-cell>
          <table:table-cell table:formula="of:=VLOOKUP([.F136];[$keys.$A$2:.$C$200];[.$A136]+1;0)" office:value-type="string" office:string-value="" calcext:value-type="error">
            <text:p>#N/A</text:p>
          </table:table-cell>
          <table:table-cell table:formula="of:=[.C136]&amp;&quot;_&quot;&amp;[.D136]&amp;IF(ISNA([.I136]);&quot;&quot;;&quot;_&quot;&amp;[.E136]&amp;IF(ISNA([.J136]);&quot;&quot;;&quot;_&quot;&amp;[.F136]))&amp;&quot;_&quot;&amp;TEXT([.A136];&quot;0&quot;)" office:value-type="string" office:string-value="alt_v_1" calcext:value-type="string">
            <text:p>alt_v_1</text:p>
          </table:table-cell>
          <table:table-cell table:formula="of:=[.G136]&amp;&quot;, &quot;&amp;[.H136]&amp;IF(ISNA([.I136]);&quot;&quot;;&quot;, &quot;&amp;[.I136]&amp;IF(ISNA([.J136]);&quot;&quot;;&quot;, &quot;&amp;[.J136]))" office:value-type="string" office:string-value="KC_LALT, KC_V" calcext:value-type="string">
            <text:p>KC_LALT, KC_V</text:p>
          </table:table-cell>
          <table:table-cell table:formula="of:=VLOOKUP([.B136];[$actions.$A$2:.$F$514];5;0)" office:value-type="string" office:string-value="macro" calcext:value-type="string">
            <text:p>macro</text:p>
          </table:table-cell>
          <table:table-cell table:style-name="ce8" table:formula="of:=VLOOKUP([.B136];[$actions.$A$2:.$D$514];2;0)" office:value-type="float" office:value="0" calcext:value-type="float">
            <text:p/>
          </table:table-cell>
          <table:table-cell table:formula="of:=VLOOKUP([.B136];[$actions.$A$2:.$D$514];3;0)" office:value-type="string" office:string-value="SEND_STRING(SS_LCTL(&quot;z&quot;));" calcext:value-type="string">
            <text:p>SEND_STRING(SS_LCTL("z"));</text:p>
          </table:table-cell>
          <table:table-cell table:formula="of:=VLOOKUP([.B136];[$actions.$A$2:.$D$514];4;0)" office:value-type="float" office:value="0" calcext:value-type="float">
            <text:p/>
          </table:table-cell>
          <table:table-cell table:style-name="ce19" table:formula="of:=[.B136]&lt;&gt;0" office:value-type="boolean" office:boolean-value="true" calcext:value-type="boolean">
            <text:p>TRUE</text:p>
          </table:table-cell>
          <table:table-cell table:formula="of:=&quot;const uint16_t PROGMEM &quot;&amp;[.K136]&amp;&quot;_combo[] = {&quot;&amp;[.L136]&amp;&quot;, COMBO_END};&quot;" office:value-type="string" office:string-value="const uint16_t PROGMEM alt_v_1_combo[] = {KC_LALT, KC_V, COMBO_END};" calcext:value-type="string">
            <text:p>const uint16_t PROGMEM alt_v_1_combo[] = {KC_LALT, KC_V, COMBO_END};</text:p>
          </table:table-cell>
          <table:table-cell table:formula="of:=&quot;  COMBO_&quot;&amp;[.K136]&amp;&quot;,&quot;" office:value-type="string" office:string-value="  COMBO_alt_v_1," calcext:value-type="string">
            <text:p><text:s text:c="2"/>COMBO_alt_v_1,</text:p>
          </table:table-cell>
          <table:table-cell table:formula="of:=&quot;  [COMBO_&quot;&amp;[.K136]&amp;&quot;] = COMBO&quot;&amp;IF([.M136]=&quot;key&quot;;&quot;&quot;;&quot;_ACTION&quot;)&amp;&quot;(&quot;&amp;[.K136]&amp;&quot;_combo&quot;&amp;IF([.M136]=&quot;key&quot;;&quot;, &quot;&amp;[.N136];&quot;&quot;)&amp;&quot;),&quot;" office:value-type="string" office:string-value="  [COMBO_alt_v_1] = COMBO_ACTION(alt_v_1_combo)," calcext:value-type="string">
            <text:p><text:s text:c="2"/>[COMBO_alt_v_1] = COMBO_ACTION(alt_v_1_combo),</text:p>
          </table:table-cell>
          <table:table-cell table:style-name="ce8" table:formula="of:=IF([.M136]=&quot;macro&quot;;&quot;    case &quot;&amp;&quot;COMBO_&quot;&amp;[.K136]&amp;&quot;: if (p) {&quot;&amp;[.O136]&amp;&quot;} &quot;&amp;IF([.P136]=&quot;&quot;;&quot;&quot;;&quot;else {&quot;&amp;[.P136]&amp;&quot;}&quot;)&amp;&quot; break;&quot;;&quot;&quot;)" office:value-type="string" office:string-value="    case COMBO_alt_v_1: if (p) {SEND_STRING(SS_LCTL(&quot;z&quot;));}  break;" calcext:value-type="string">
            <text:p><text:s text:c="4"/>case COMBO_alt_v_1: if (p) {SEND_STRING(SS_LCTL("z"));} <text:s/>break;</text:p>
          </table:table-cell>
          <table:table-cell table:number-columns-repeated="1003"/>
        </table:table-row>
        <table:table-row table:style-name="ro1">
          <table:table-cell table:formula="of:=MOD(ROW([.A137]);2)+1" office:value-type="float" office:value="2" calcext:value-type="float">
            <text:p>2</text:p>
          </table:table-cell>
          <table:table-cell table:style-name="ce8" table:formula="of:=OFFSET([$actions_combos.A$2];FLOOR(ROW([.B137])/2)-1;0)" office:value-type="string" office:string-value="undo" calcext:value-type="string">
            <text:p>undo</text:p>
          </table:table-cell>
          <table:table-cell table:style-name="ce15" table:formula="of:=OFFSET([$actions_combos.B$2];FLOOR(ROW([.C137])/2)-1;0)" office:value-type="string" office:string-value="alt" calcext:value-type="string">
            <text:p>alt</text:p>
          </table:table-cell>
          <table:table-cell table:style-name="ce15" table:formula="of:=OFFSET([$actions_combos.C$2];FLOOR(ROW([.D137])/2)-1;0)" office:value-type="string" office:string-value="v" calcext:value-type="string">
            <text:p>v</text:p>
          </table:table-cell>
          <table:table-cell table:style-name="ce15" table:formula="of:=OFFSET([$actions_combos.D$2];FLOOR(ROW([.E137])/2)-1;0)" office:value-type="float" office:value="0" calcext:value-type="float">
            <text:p>0</text:p>
          </table:table-cell>
          <table:table-cell table:style-name="ce15" table:formula="of:=OFFSET([$actions_combos.E$2];FLOOR(ROW([.F137])/2)-1;0)" office:value-type="float" office:value="0" calcext:value-type="float">
            <text:p>0</text:p>
          </table:table-cell>
          <table:table-cell table:formula="of:=VLOOKUP([.C137];[$keys.$A$2:.$C$200];[.$A137]+1;0)" office:value-type="string" office:string-value="KC_LALT" calcext:value-type="string">
            <text:p>KC_LALT</text:p>
          </table:table-cell>
          <table:table-cell table:formula="of:=VLOOKUP([.D137];[$keys.$A$2:.$C$200];[.$A137]+1;0)" office:value-type="string" office:string-value="KC_RBRC" calcext:value-type="string">
            <text:p>KC_RBRC</text:p>
          </table:table-cell>
          <table:table-cell table:formula="of:=VLOOKUP([.E137];[$keys.$A$2:.$C$200];[.$A137]+1;0)" office:value-type="string" office:string-value="" calcext:value-type="error">
            <text:p>#N/A</text:p>
          </table:table-cell>
          <table:table-cell table:formula="of:=VLOOKUP([.F137];[$keys.$A$2:.$C$200];[.$A137]+1;0)" office:value-type="string" office:string-value="" calcext:value-type="error">
            <text:p>#N/A</text:p>
          </table:table-cell>
          <table:table-cell table:formula="of:=[.C137]&amp;&quot;_&quot;&amp;[.D137]&amp;IF(ISNA([.I137]);&quot;&quot;;&quot;_&quot;&amp;[.E137]&amp;IF(ISNA([.J137]);&quot;&quot;;&quot;_&quot;&amp;[.F137]))&amp;&quot;_&quot;&amp;TEXT([.A137];&quot;0&quot;)" office:value-type="string" office:string-value="alt_v_2" calcext:value-type="string">
            <text:p>alt_v_2</text:p>
          </table:table-cell>
          <table:table-cell table:formula="of:=[.G137]&amp;&quot;, &quot;&amp;[.H137]&amp;IF(ISNA([.I137]);&quot;&quot;;&quot;, &quot;&amp;[.I137]&amp;IF(ISNA([.J137]);&quot;&quot;;&quot;, &quot;&amp;[.J137]))" office:value-type="string" office:string-value="KC_LALT, KC_RBRC" calcext:value-type="string">
            <text:p>KC_LALT, KC_RBRC</text:p>
          </table:table-cell>
          <table:table-cell table:formula="of:=VLOOKUP([.B137];[$actions.$A$2:.$F$514];5;0)" office:value-type="string" office:string-value="macro" calcext:value-type="string">
            <text:p>macro</text:p>
          </table:table-cell>
          <table:table-cell table:style-name="ce8" table:formula="of:=VLOOKUP([.B137];[$actions.$A$2:.$D$514];2;0)" office:value-type="float" office:value="0" calcext:value-type="float">
            <text:p/>
          </table:table-cell>
          <table:table-cell table:formula="of:=VLOOKUP([.B137];[$actions.$A$2:.$D$514];3;0)" office:value-type="string" office:string-value="SEND_STRING(SS_LCTL(&quot;z&quot;));" calcext:value-type="string">
            <text:p>SEND_STRING(SS_LCTL("z"));</text:p>
          </table:table-cell>
          <table:table-cell table:formula="of:=VLOOKUP([.B137];[$actions.$A$2:.$D$514];4;0)" office:value-type="float" office:value="0" calcext:value-type="float">
            <text:p/>
          </table:table-cell>
          <table:table-cell table:style-name="ce19" table:formula="of:=[.B137]&lt;&gt;0" office:value-type="boolean" office:boolean-value="true" calcext:value-type="boolean">
            <text:p>TRUE</text:p>
          </table:table-cell>
          <table:table-cell table:formula="of:=&quot;const uint16_t PROGMEM &quot;&amp;[.K137]&amp;&quot;_combo[] = {&quot;&amp;[.L137]&amp;&quot;, COMBO_END};&quot;" office:value-type="string" office:string-value="const uint16_t PROGMEM alt_v_2_combo[] = {KC_LALT, KC_RBRC, COMBO_END};" calcext:value-type="string">
            <text:p>const uint16_t PROGMEM alt_v_2_combo[] = {KC_LALT, KC_RBRC, COMBO_END};</text:p>
          </table:table-cell>
          <table:table-cell table:formula="of:=&quot;  COMBO_&quot;&amp;[.K137]&amp;&quot;,&quot;" office:value-type="string" office:string-value="  COMBO_alt_v_2," calcext:value-type="string">
            <text:p><text:s text:c="2"/>COMBO_alt_v_2,</text:p>
          </table:table-cell>
          <table:table-cell table:formula="of:=&quot;  [COMBO_&quot;&amp;[.K137]&amp;&quot;] = COMBO&quot;&amp;IF([.M137]=&quot;key&quot;;&quot;&quot;;&quot;_ACTION&quot;)&amp;&quot;(&quot;&amp;[.K137]&amp;&quot;_combo&quot;&amp;IF([.M137]=&quot;key&quot;;&quot;, &quot;&amp;[.N137];&quot;&quot;)&amp;&quot;),&quot;" office:value-type="string" office:string-value="  [COMBO_alt_v_2] = COMBO_ACTION(alt_v_2_combo)," calcext:value-type="string">
            <text:p><text:s text:c="2"/>[COMBO_alt_v_2] = COMBO_ACTION(alt_v_2_combo),</text:p>
          </table:table-cell>
          <table:table-cell table:style-name="ce8" table:formula="of:=IF([.M137]=&quot;macro&quot;;&quot;    case &quot;&amp;&quot;COMBO_&quot;&amp;[.K137]&amp;&quot;: if (p) {&quot;&amp;[.O137]&amp;&quot;} &quot;&amp;IF([.P137]=&quot;&quot;;&quot;&quot;;&quot;else {&quot;&amp;[.P137]&amp;&quot;}&quot;)&amp;&quot; break;&quot;;&quot;&quot;)" office:value-type="string" office:string-value="    case COMBO_alt_v_2: if (p) {SEND_STRING(SS_LCTL(&quot;z&quot;));}  break;" calcext:value-type="string">
            <text:p><text:s text:c="4"/>case COMBO_alt_v_2: if (p) {SEND_STRING(SS_LCTL("z"));} <text:s/>break;</text:p>
          </table:table-cell>
          <table:table-cell table:number-columns-repeated="1003"/>
        </table:table-row>
        <table:table-row table:style-name="ro1">
          <table:table-cell table:formula="of:=MOD(ROW([.A138]);2)+1" office:value-type="float" office:value="1" calcext:value-type="float">
            <text:p>1</text:p>
          </table:table-cell>
          <table:table-cell table:style-name="ce8" table:formula="of:=OFFSET([$actions_combos.A$2];FLOOR(ROW([.B138])/2)-1;0)" office:value-type="string" office:string-value="up" calcext:value-type="string">
            <text:p>up</text:p>
          </table:table-cell>
          <table:table-cell table:style-name="ce15" table:formula="of:=OFFSET([$actions_combos.B$2];FLOOR(ROW([.C138])/2)-1;0)" office:value-type="string" office:string-value="e" calcext:value-type="string">
            <text:p>e</text:p>
          </table:table-cell>
          <table:table-cell table:style-name="ce15" table:formula="of:=OFFSET([$actions_combos.C$2];FLOOR(ROW([.D138])/2)-1;0)" office:value-type="string" office:string-value="m" calcext:value-type="string">
            <text:p>m</text:p>
          </table:table-cell>
          <table:table-cell table:style-name="ce15" table:formula="of:=OFFSET([$actions_combos.D$2];FLOOR(ROW([.E138])/2)-1;0)" office:value-type="float" office:value="0" calcext:value-type="float">
            <text:p>0</text:p>
          </table:table-cell>
          <table:table-cell table:style-name="ce15" table:formula="of:=OFFSET([$actions_combos.E$2];FLOOR(ROW([.F138])/2)-1;0)" office:value-type="float" office:value="0" calcext:value-type="float">
            <text:p>0</text:p>
          </table:table-cell>
          <table:table-cell table:formula="of:=VLOOKUP([.C138];[$keys.$A$2:.$C$200];[.$A138]+1;0)" office:value-type="string" office:string-value="KC_E" calcext:value-type="string">
            <text:p>KC_E</text:p>
          </table:table-cell>
          <table:table-cell table:formula="of:=VLOOKUP([.D138];[$keys.$A$2:.$C$200];[.$A138]+1;0)" office:value-type="string" office:string-value="KC_M" calcext:value-type="string">
            <text:p>KC_M</text:p>
          </table:table-cell>
          <table:table-cell table:formula="of:=VLOOKUP([.E138];[$keys.$A$2:.$C$200];[.$A138]+1;0)" office:value-type="string" office:string-value="" calcext:value-type="error">
            <text:p>#N/A</text:p>
          </table:table-cell>
          <table:table-cell table:formula="of:=VLOOKUP([.F138];[$keys.$A$2:.$C$200];[.$A138]+1;0)" office:value-type="string" office:string-value="" calcext:value-type="error">
            <text:p>#N/A</text:p>
          </table:table-cell>
          <table:table-cell table:formula="of:=[.C138]&amp;&quot;_&quot;&amp;[.D138]&amp;IF(ISNA([.I138]);&quot;&quot;;&quot;_&quot;&amp;[.E138]&amp;IF(ISNA([.J138]);&quot;&quot;;&quot;_&quot;&amp;[.F138]))&amp;&quot;_&quot;&amp;TEXT([.A138];&quot;0&quot;)" office:value-type="string" office:string-value="e_m_1" calcext:value-type="string">
            <text:p>e_m_1</text:p>
          </table:table-cell>
          <table:table-cell table:formula="of:=[.G138]&amp;&quot;, &quot;&amp;[.H138]&amp;IF(ISNA([.I138]);&quot;&quot;;&quot;, &quot;&amp;[.I138]&amp;IF(ISNA([.J138]);&quot;&quot;;&quot;, &quot;&amp;[.J138]))" office:value-type="string" office:string-value="KC_E, KC_M" calcext:value-type="string">
            <text:p>KC_E, KC_M</text:p>
          </table:table-cell>
          <table:table-cell table:formula="of:=VLOOKUP([.B138];[$actions.$A$2:.$F$514];5;0)" office:value-type="string" office:string-value="key" calcext:value-type="string">
            <text:p>key</text:p>
          </table:table-cell>
          <table:table-cell table:style-name="ce8" table:formula="of:=VLOOKUP([.B138];[$actions.$A$2:.$D$514];2;0)" office:value-type="string" office:string-value="KC_UP" calcext:value-type="string">
            <text:p>KC_UP</text:p>
          </table:table-cell>
          <table:table-cell table:formula="of:=VLOOKUP([.B138];[$actions.$A$2:.$D$514];3;0)" office:value-type="float" office:value="0" calcext:value-type="float">
            <text:p/>
          </table:table-cell>
          <table:table-cell table:formula="of:=VLOOKUP([.B138];[$actions.$A$2:.$D$514];4;0)" office:value-type="float" office:value="0" calcext:value-type="float">
            <text:p/>
          </table:table-cell>
          <table:table-cell table:style-name="ce19" table:formula="of:=[.B138]&lt;&gt;0" office:value-type="boolean" office:boolean-value="true" calcext:value-type="boolean">
            <text:p>TRUE</text:p>
          </table:table-cell>
          <table:table-cell table:formula="of:=&quot;const uint16_t PROGMEM &quot;&amp;[.K138]&amp;&quot;_combo[] = {&quot;&amp;[.L138]&amp;&quot;, COMBO_END};&quot;" office:value-type="string" office:string-value="const uint16_t PROGMEM e_m_1_combo[] = {KC_E, KC_M, COMBO_END};" calcext:value-type="string">
            <text:p>const uint16_t PROGMEM e_m_1_combo[] = {KC_E, KC_M, COMBO_END};</text:p>
          </table:table-cell>
          <table:table-cell table:formula="of:=&quot;  COMBO_&quot;&amp;[.K138]&amp;&quot;,&quot;" office:value-type="string" office:string-value="  COMBO_e_m_1," calcext:value-type="string">
            <text:p><text:s text:c="2"/>COMBO_e_m_1,</text:p>
          </table:table-cell>
          <table:table-cell table:formula="of:=&quot;  [COMBO_&quot;&amp;[.K138]&amp;&quot;] = COMBO&quot;&amp;IF([.M138]=&quot;key&quot;;&quot;&quot;;&quot;_ACTION&quot;)&amp;&quot;(&quot;&amp;[.K138]&amp;&quot;_combo&quot;&amp;IF([.M138]=&quot;key&quot;;&quot;, &quot;&amp;[.N138];&quot;&quot;)&amp;&quot;),&quot;" office:value-type="string" office:string-value="  [COMBO_e_m_1] = COMBO(e_m_1_combo, KC_UP)," calcext:value-type="string">
            <text:p><text:s text:c="2"/>[COMBO_e_m_1] = COMBO(e_m_1_combo, KC_UP),</text:p>
          </table:table-cell>
          <table:table-cell table:style-name="ce8" table:formula="of:=IF([.M138]=&quot;macro&quot;;&quot;    case &quot;&amp;&quot;COMBO_&quot;&amp;[.K138]&amp;&quot;: if (p) {&quot;&amp;[.O138]&amp;&quot;} &quot;&amp;IF([.P138]=&quot;&quot;;&quot;&quot;;&quot;else {&quot;&amp;[.P13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9]);2)+1" office:value-type="float" office:value="2" calcext:value-type="float">
            <text:p>2</text:p>
          </table:table-cell>
          <table:table-cell table:style-name="ce8" table:formula="of:=OFFSET([$actions_combos.A$2];FLOOR(ROW([.B139])/2)-1;0)" office:value-type="string" office:string-value="up" calcext:value-type="string">
            <text:p>up</text:p>
          </table:table-cell>
          <table:table-cell table:style-name="ce15" table:formula="of:=OFFSET([$actions_combos.B$2];FLOOR(ROW([.C139])/2)-1;0)" office:value-type="string" office:string-value="e" calcext:value-type="string">
            <text:p>e</text:p>
          </table:table-cell>
          <table:table-cell table:style-name="ce15" table:formula="of:=OFFSET([$actions_combos.C$2];FLOOR(ROW([.D139])/2)-1;0)" office:value-type="string" office:string-value="m" calcext:value-type="string">
            <text:p>m</text:p>
          </table:table-cell>
          <table:table-cell table:style-name="ce15" table:formula="of:=OFFSET([$actions_combos.D$2];FLOOR(ROW([.E139])/2)-1;0)" office:value-type="float" office:value="0" calcext:value-type="float">
            <text:p>0</text:p>
          </table:table-cell>
          <table:table-cell table:style-name="ce15" table:formula="of:=OFFSET([$actions_combos.E$2];FLOOR(ROW([.F139])/2)-1;0)" office:value-type="float" office:value="0" calcext:value-type="float">
            <text:p>0</text:p>
          </table:table-cell>
          <table:table-cell table:formula="of:=VLOOKUP([.C139];[$keys.$A$2:.$C$200];[.$A139]+1;0)" office:value-type="string" office:string-value="KC_EQL" calcext:value-type="string">
            <text:p>KC_EQL</text:p>
          </table:table-cell>
          <table:table-cell table:formula="of:=VLOOKUP([.D139];[$keys.$A$2:.$C$200];[.$A139]+1;0)" office:value-type="string" office:string-value="KC_GT" calcext:value-type="string">
            <text:p>KC_GT</text:p>
          </table:table-cell>
          <table:table-cell table:formula="of:=VLOOKUP([.E139];[$keys.$A$2:.$C$200];[.$A139]+1;0)" office:value-type="string" office:string-value="" calcext:value-type="error">
            <text:p>#N/A</text:p>
          </table:table-cell>
          <table:table-cell table:formula="of:=VLOOKUP([.F139];[$keys.$A$2:.$C$200];[.$A139]+1;0)" office:value-type="string" office:string-value="" calcext:value-type="error">
            <text:p>#N/A</text:p>
          </table:table-cell>
          <table:table-cell table:formula="of:=[.C139]&amp;&quot;_&quot;&amp;[.D139]&amp;IF(ISNA([.I139]);&quot;&quot;;&quot;_&quot;&amp;[.E139]&amp;IF(ISNA([.J139]);&quot;&quot;;&quot;_&quot;&amp;[.F139]))&amp;&quot;_&quot;&amp;TEXT([.A139];&quot;0&quot;)" office:value-type="string" office:string-value="e_m_2" calcext:value-type="string">
            <text:p>e_m_2</text:p>
          </table:table-cell>
          <table:table-cell table:formula="of:=[.G139]&amp;&quot;, &quot;&amp;[.H139]&amp;IF(ISNA([.I139]);&quot;&quot;;&quot;, &quot;&amp;[.I139]&amp;IF(ISNA([.J139]);&quot;&quot;;&quot;, &quot;&amp;[.J139]))" office:value-type="string" office:string-value="KC_EQL, KC_GT" calcext:value-type="string">
            <text:p>KC_EQL, KC_GT</text:p>
          </table:table-cell>
          <table:table-cell table:formula="of:=VLOOKUP([.B139];[$actions.$A$2:.$F$514];5;0)" office:value-type="string" office:string-value="key" calcext:value-type="string">
            <text:p>key</text:p>
          </table:table-cell>
          <table:table-cell table:style-name="ce8" table:formula="of:=VLOOKUP([.B139];[$actions.$A$2:.$D$514];2;0)" office:value-type="string" office:string-value="KC_UP" calcext:value-type="string">
            <text:p>KC_UP</text:p>
          </table:table-cell>
          <table:table-cell table:formula="of:=VLOOKUP([.B139];[$actions.$A$2:.$D$514];3;0)" office:value-type="float" office:value="0" calcext:value-type="float">
            <text:p/>
          </table:table-cell>
          <table:table-cell table:formula="of:=VLOOKUP([.B139];[$actions.$A$2:.$D$514];4;0)" office:value-type="float" office:value="0" calcext:value-type="float">
            <text:p/>
          </table:table-cell>
          <table:table-cell table:style-name="ce19" table:formula="of:=[.B139]&lt;&gt;0" office:value-type="boolean" office:boolean-value="true" calcext:value-type="boolean">
            <text:p>TRUE</text:p>
          </table:table-cell>
          <table:table-cell table:formula="of:=&quot;const uint16_t PROGMEM &quot;&amp;[.K139]&amp;&quot;_combo[] = {&quot;&amp;[.L139]&amp;&quot;, COMBO_END};&quot;" office:value-type="string" office:string-value="const uint16_t PROGMEM e_m_2_combo[] = {KC_EQL, KC_GT, COMBO_END};" calcext:value-type="string">
            <text:p>const uint16_t PROGMEM e_m_2_combo[] = {KC_EQL, KC_GT, COMBO_END};</text:p>
          </table:table-cell>
          <table:table-cell table:formula="of:=&quot;  COMBO_&quot;&amp;[.K139]&amp;&quot;,&quot;" office:value-type="string" office:string-value="  COMBO_e_m_2," calcext:value-type="string">
            <text:p><text:s text:c="2"/>COMBO_e_m_2,</text:p>
          </table:table-cell>
          <table:table-cell table:formula="of:=&quot;  [COMBO_&quot;&amp;[.K139]&amp;&quot;] = COMBO&quot;&amp;IF([.M139]=&quot;key&quot;;&quot;&quot;;&quot;_ACTION&quot;)&amp;&quot;(&quot;&amp;[.K139]&amp;&quot;_combo&quot;&amp;IF([.M139]=&quot;key&quot;;&quot;, &quot;&amp;[.N139];&quot;&quot;)&amp;&quot;),&quot;" office:value-type="string" office:string-value="  [COMBO_e_m_2] = COMBO(e_m_2_combo, KC_UP)," calcext:value-type="string">
            <text:p><text:s text:c="2"/>[COMBO_e_m_2] = COMBO(e_m_2_combo, KC_UP),</text:p>
          </table:table-cell>
          <table:table-cell table:style-name="ce8" table:formula="of:=IF([.M139]=&quot;macro&quot;;&quot;    case &quot;&amp;&quot;COMBO_&quot;&amp;[.K139]&amp;&quot;: if (p) {&quot;&amp;[.O139]&amp;&quot;} &quot;&amp;IF([.P139]=&quot;&quot;;&quot;&quot;;&quot;else {&quot;&amp;[.P13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40]);2)+1" office:value-type="float" office:value="1" calcext:value-type="float">
            <text:p>1</text:p>
          </table:table-cell>
          <table:table-cell table:style-name="ce8" table:formula="of:=OFFSET([$actions_combos.A$2];FLOOR(ROW([.B140])/2)-1;0)" office:value-type="string" office:string-value="vol_down" calcext:value-type="string">
            <text:p>vol_down</text:p>
          </table:table-cell>
          <table:table-cell table:style-name="ce15" table:formula="of:=OFFSET([$actions_combos.B$2];FLOOR(ROW([.C140])/2)-1;0)" office:value-type="float" office:value="0" calcext:value-type="float">
            <text:p>0</text:p>
          </table:table-cell>
          <table:table-cell table:style-name="ce15" table:formula="of:=OFFSET([$actions_combos.C$2];FLOOR(ROW([.D140])/2)-1;0)" office:value-type="float" office:value="0" calcext:value-type="float">
            <text:p>0</text:p>
          </table:table-cell>
          <table:table-cell table:style-name="ce15" table:formula="of:=OFFSET([$actions_combos.D$2];FLOOR(ROW([.E140])/2)-1;0)" office:value-type="float" office:value="0" calcext:value-type="float">
            <text:p>0</text:p>
          </table:table-cell>
          <table:table-cell table:style-name="ce15" table:formula="of:=OFFSET([$actions_combos.E$2];FLOOR(ROW([.F140])/2)-1;0)" office:value-type="float" office:value="0" calcext:value-type="float">
            <text:p>0</text:p>
          </table:table-cell>
          <table:table-cell table:style-name="ce8" table:formula="of:=VLOOKUP([.C140];[$keys.$A$2:.$C$200];[.$A140]+1;0)" office:value-type="string" office:string-value="" calcext:value-type="error">
            <text:p>#N/A</text:p>
          </table:table-cell>
          <table:table-cell table:style-name="ce8" table:formula="of:=VLOOKUP([.D140];[$keys.$A$2:.$C$200];[.$A140]+1;0)" office:value-type="string" office:string-value="" calcext:value-type="error">
            <text:p>#N/A</text:p>
          </table:table-cell>
          <table:table-cell table:formula="of:=VLOOKUP([.E140];[$keys.$A$2:.$C$200];[.$A140]+1;0)" office:value-type="string" office:string-value="" calcext:value-type="error">
            <text:p>#N/A</text:p>
          </table:table-cell>
          <table:table-cell table:formula="of:=VLOOKUP([.F140];[$keys.$A$2:.$C$200];[.$A140]+1;0)" office:value-type="string" office:string-value="" calcext:value-type="error">
            <text:p>#N/A</text:p>
          </table:table-cell>
          <table:table-cell table:formula="of:=[.C140]&amp;&quot;_&quot;&amp;[.D140]&amp;IF(ISNA([.I140]);&quot;&quot;;&quot;_&quot;&amp;[.E140]&amp;IF(ISNA([.J140]);&quot;&quot;;&quot;_&quot;&amp;[.F140]))&amp;&quot;_&quot;&amp;TEXT([.A140];&quot;0&quot;)" office:value-type="string" office:string-value="0_0_1" calcext:value-type="string">
            <text:p>0_0_1</text:p>
          </table:table-cell>
          <table:table-cell table:style-name="ce8" table:formula="of:=[.G140]&amp;&quot;, &quot;&amp;[.H140]&amp;IF(ISNA([.I140]);&quot;&quot;;&quot;, &quot;&amp;[.I140]&amp;IF(ISNA([.J140]);&quot;&quot;;&quot;, &quot;&amp;[.J140]))" office:value-type="string" office:string-value="" calcext:value-type="error">
            <text:p>#N/A</text:p>
          </table:table-cell>
          <table:table-cell table:formula="of:=VLOOKUP([.B140];[$actions.$A$2:.$F$514];5;0)" office:value-type="string" office:string-value="key" calcext:value-type="string">
            <text:p>key</text:p>
          </table:table-cell>
          <table:table-cell table:style-name="ce8" table:formula="of:=VLOOKUP([.B140];[$actions.$A$2:.$D$514];2;0)" office:value-type="string" office:string-value="KC_VOLD" calcext:value-type="string">
            <text:p>KC_VOLD</text:p>
          </table:table-cell>
          <table:table-cell table:style-name="ce8" table:formula="of:=VLOOKUP([.B140];[$actions.$A$2:.$D$514];3;0)" office:value-type="float" office:value="0" calcext:value-type="float">
            <text:p/>
          </table:table-cell>
          <table:table-cell table:style-name="ce8" table:formula="of:=VLOOKUP([.B140];[$actions.$A$2:.$D$514];4;0)" office:value-type="float" office:value="0" calcext:value-type="float">
            <text:p/>
          </table:table-cell>
          <table:table-cell table:style-name="ce19" table:formula="of:=[.B140]&lt;&gt;0" office:value-type="boolean" office:boolean-value="true" calcext:value-type="boolean">
            <text:p>TRUE</text:p>
          </table:table-cell>
          <table:table-cell table:style-name="ce8" table:formula="of:=&quot;const uint16_t PROGMEM &quot;&amp;[.K140]&amp;&quot;_combo[] = {&quot;&amp;[.L140]&amp;&quot;, COMBO_END};&quot;" office:value-type="string" office:string-value="" calcext:value-type="error">
            <text:p>#N/A</text:p>
          </table:table-cell>
          <table:table-cell table:formula="of:=&quot;  COMBO_&quot;&amp;[.K14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40]&amp;&quot;] = COMBO&quot;&amp;IF([.M140]=&quot;key&quot;;&quot;&quot;;&quot;_ACTION&quot;)&amp;&quot;(&quot;&amp;[.K140]&amp;&quot;_combo&quot;&amp;IF([.M140]=&quot;key&quot;;&quot;, &quot;&amp;[.N140];&quot;&quot;)&amp;&quot;),&quot;" office:value-type="string" office:string-value="  [COMBO_0_0_1] = COMBO(0_0_1_combo, KC_VOLD)," calcext:value-type="string">
            <text:p><text:s text:c="2"/>[COMBO_0_0_1] = COMBO(0_0_1_combo, KC_VOLD),</text:p>
          </table:table-cell>
          <table:table-cell table:style-name="ce8" table:formula="of:=IF([.M140]=&quot;macro&quot;;&quot;    case &quot;&amp;&quot;COMBO_&quot;&amp;[.K140]&amp;&quot;: if (p) {&quot;&amp;[.O140]&amp;&quot;} &quot;&amp;IF([.P140]=&quot;&quot;;&quot;&quot;;&quot;else {&quot;&amp;[.P14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41]);2)+1" office:value-type="float" office:value="2" calcext:value-type="float">
            <text:p>2</text:p>
          </table:table-cell>
          <table:table-cell table:style-name="ce8" table:formula="of:=OFFSET([$actions_combos.A$2];FLOOR(ROW([.B141])/2)-1;0)" office:value-type="string" office:string-value="vol_down" calcext:value-type="string">
            <text:p>vol_down</text:p>
          </table:table-cell>
          <table:table-cell table:style-name="ce15" table:formula="of:=OFFSET([$actions_combos.B$2];FLOOR(ROW([.C141])/2)-1;0)" office:value-type="float" office:value="0" calcext:value-type="float">
            <text:p>0</text:p>
          </table:table-cell>
          <table:table-cell table:style-name="ce15" table:formula="of:=OFFSET([$actions_combos.C$2];FLOOR(ROW([.D141])/2)-1;0)" office:value-type="float" office:value="0" calcext:value-type="float">
            <text:p>0</text:p>
          </table:table-cell>
          <table:table-cell table:style-name="ce15" table:formula="of:=OFFSET([$actions_combos.D$2];FLOOR(ROW([.E141])/2)-1;0)" office:value-type="float" office:value="0" calcext:value-type="float">
            <text:p>0</text:p>
          </table:table-cell>
          <table:table-cell table:style-name="ce15" table:formula="of:=OFFSET([$actions_combos.E$2];FLOOR(ROW([.F141])/2)-1;0)" office:value-type="float" office:value="0" calcext:value-type="float">
            <text:p>0</text:p>
          </table:table-cell>
          <table:table-cell table:style-name="ce8" table:formula="of:=VLOOKUP([.C141];[$keys.$A$2:.$C$200];[.$A141]+1;0)" office:value-type="string" office:string-value="" calcext:value-type="error">
            <text:p>#N/A</text:p>
          </table:table-cell>
          <table:table-cell table:style-name="ce8" table:formula="of:=VLOOKUP([.D141];[$keys.$A$2:.$C$200];[.$A141]+1;0)" office:value-type="string" office:string-value="" calcext:value-type="error">
            <text:p>#N/A</text:p>
          </table:table-cell>
          <table:table-cell table:formula="of:=VLOOKUP([.E141];[$keys.$A$2:.$C$200];[.$A141]+1;0)" office:value-type="string" office:string-value="" calcext:value-type="error">
            <text:p>#N/A</text:p>
          </table:table-cell>
          <table:table-cell table:formula="of:=VLOOKUP([.F141];[$keys.$A$2:.$C$200];[.$A141]+1;0)" office:value-type="string" office:string-value="" calcext:value-type="error">
            <text:p>#N/A</text:p>
          </table:table-cell>
          <table:table-cell table:formula="of:=[.C141]&amp;&quot;_&quot;&amp;[.D141]&amp;IF(ISNA([.I141]);&quot;&quot;;&quot;_&quot;&amp;[.E141]&amp;IF(ISNA([.J141]);&quot;&quot;;&quot;_&quot;&amp;[.F141]))&amp;&quot;_&quot;&amp;TEXT([.A141];&quot;0&quot;)" office:value-type="string" office:string-value="0_0_2" calcext:value-type="string">
            <text:p>0_0_2</text:p>
          </table:table-cell>
          <table:table-cell table:style-name="ce8" table:formula="of:=[.G141]&amp;&quot;, &quot;&amp;[.H141]&amp;IF(ISNA([.I141]);&quot;&quot;;&quot;, &quot;&amp;[.I141]&amp;IF(ISNA([.J141]);&quot;&quot;;&quot;, &quot;&amp;[.J141]))" office:value-type="string" office:string-value="" calcext:value-type="error">
            <text:p>#N/A</text:p>
          </table:table-cell>
          <table:table-cell table:formula="of:=VLOOKUP([.B141];[$actions.$A$2:.$F$514];5;0)" office:value-type="string" office:string-value="key" calcext:value-type="string">
            <text:p>key</text:p>
          </table:table-cell>
          <table:table-cell table:style-name="ce8" table:formula="of:=VLOOKUP([.B141];[$actions.$A$2:.$D$514];2;0)" office:value-type="string" office:string-value="KC_VOLD" calcext:value-type="string">
            <text:p>KC_VOLD</text:p>
          </table:table-cell>
          <table:table-cell table:style-name="ce8" table:formula="of:=VLOOKUP([.B141];[$actions.$A$2:.$D$514];3;0)" office:value-type="float" office:value="0" calcext:value-type="float">
            <text:p/>
          </table:table-cell>
          <table:table-cell table:style-name="ce8" table:formula="of:=VLOOKUP([.B141];[$actions.$A$2:.$D$514];4;0)" office:value-type="float" office:value="0" calcext:value-type="float">
            <text:p/>
          </table:table-cell>
          <table:table-cell table:style-name="ce19" table:formula="of:=[.B141]&lt;&gt;0" office:value-type="boolean" office:boolean-value="true" calcext:value-type="boolean">
            <text:p>TRUE</text:p>
          </table:table-cell>
          <table:table-cell table:style-name="ce8" table:formula="of:=&quot;const uint16_t PROGMEM &quot;&amp;[.K141]&amp;&quot;_combo[] = {&quot;&amp;[.L141]&amp;&quot;, COMBO_END};&quot;" office:value-type="string" office:string-value="" calcext:value-type="error">
            <text:p>#N/A</text:p>
          </table:table-cell>
          <table:table-cell table:formula="of:=&quot;  COMBO_&quot;&amp;[.K14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41]&amp;&quot;] = COMBO&quot;&amp;IF([.M141]=&quot;key&quot;;&quot;&quot;;&quot;_ACTION&quot;)&amp;&quot;(&quot;&amp;[.K141]&amp;&quot;_combo&quot;&amp;IF([.M141]=&quot;key&quot;;&quot;, &quot;&amp;[.N141];&quot;&quot;)&amp;&quot;),&quot;" office:value-type="string" office:string-value="  [COMBO_0_0_2] = COMBO(0_0_2_combo, KC_VOLD)," calcext:value-type="string">
            <text:p><text:s text:c="2"/>[COMBO_0_0_2] = COMBO(0_0_2_combo, KC_VOLD),</text:p>
          </table:table-cell>
          <table:table-cell table:style-name="ce8" table:formula="of:=IF([.M141]=&quot;macro&quot;;&quot;    case &quot;&amp;&quot;COMBO_&quot;&amp;[.K141]&amp;&quot;: if (p) {&quot;&amp;[.O141]&amp;&quot;} &quot;&amp;IF([.P141]=&quot;&quot;;&quot;&quot;;&quot;else {&quot;&amp;[.P14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42]);2)+1" office:value-type="float" office:value="1" calcext:value-type="float">
            <text:p>1</text:p>
          </table:table-cell>
          <table:table-cell table:style-name="ce8" table:formula="of:=OFFSET([$actions_combos.A$2];FLOOR(ROW([.B142])/2)-1;0)" office:value-type="string" office:string-value="vol_up" calcext:value-type="string">
            <text:p>vol_up</text:p>
          </table:table-cell>
          <table:table-cell table:style-name="ce15" table:formula="of:=OFFSET([$actions_combos.B$2];FLOOR(ROW([.C142])/2)-1;0)" office:value-type="float" office:value="0" calcext:value-type="float">
            <text:p>0</text:p>
          </table:table-cell>
          <table:table-cell table:style-name="ce15" table:formula="of:=OFFSET([$actions_combos.C$2];FLOOR(ROW([.D142])/2)-1;0)" office:value-type="float" office:value="0" calcext:value-type="float">
            <text:p>0</text:p>
          </table:table-cell>
          <table:table-cell table:style-name="ce15" table:formula="of:=OFFSET([$actions_combos.D$2];FLOOR(ROW([.E142])/2)-1;0)" office:value-type="float" office:value="0" calcext:value-type="float">
            <text:p>0</text:p>
          </table:table-cell>
          <table:table-cell table:style-name="ce15" table:formula="of:=OFFSET([$actions_combos.E$2];FLOOR(ROW([.F142])/2)-1;0)" office:value-type="float" office:value="0" calcext:value-type="float">
            <text:p>0</text:p>
          </table:table-cell>
          <table:table-cell table:style-name="ce8" table:formula="of:=VLOOKUP([.C142];[$keys.$A$2:.$C$200];[.$A142]+1;0)" office:value-type="string" office:string-value="" calcext:value-type="error">
            <text:p>#N/A</text:p>
          </table:table-cell>
          <table:table-cell table:style-name="ce8" table:formula="of:=VLOOKUP([.D142];[$keys.$A$2:.$C$200];[.$A142]+1;0)" office:value-type="string" office:string-value="" calcext:value-type="error">
            <text:p>#N/A</text:p>
          </table:table-cell>
          <table:table-cell table:formula="of:=VLOOKUP([.E142];[$keys.$A$2:.$C$200];[.$A142]+1;0)" office:value-type="string" office:string-value="" calcext:value-type="error">
            <text:p>#N/A</text:p>
          </table:table-cell>
          <table:table-cell table:formula="of:=VLOOKUP([.F142];[$keys.$A$2:.$C$200];[.$A142]+1;0)" office:value-type="string" office:string-value="" calcext:value-type="error">
            <text:p>#N/A</text:p>
          </table:table-cell>
          <table:table-cell table:formula="of:=[.C142]&amp;&quot;_&quot;&amp;[.D142]&amp;IF(ISNA([.I142]);&quot;&quot;;&quot;_&quot;&amp;[.E142]&amp;IF(ISNA([.J142]);&quot;&quot;;&quot;_&quot;&amp;[.F142]))&amp;&quot;_&quot;&amp;TEXT([.A142];&quot;0&quot;)" office:value-type="string" office:string-value="0_0_1" calcext:value-type="string">
            <text:p>0_0_1</text:p>
          </table:table-cell>
          <table:table-cell table:style-name="ce8" table:formula="of:=[.G142]&amp;&quot;, &quot;&amp;[.H142]&amp;IF(ISNA([.I142]);&quot;&quot;;&quot;, &quot;&amp;[.I142]&amp;IF(ISNA([.J142]);&quot;&quot;;&quot;, &quot;&amp;[.J142]))" office:value-type="string" office:string-value="" calcext:value-type="error">
            <text:p>#N/A</text:p>
          </table:table-cell>
          <table:table-cell table:style-name="ce8" table:formula="of:=VLOOKUP([.B142];[$actions.$A$2:.$F$514];5;0)" office:value-type="string" office:string-value="key" calcext:value-type="string">
            <text:p>key</text:p>
          </table:table-cell>
          <table:table-cell table:formula="of:=VLOOKUP([.B142];[$actions.$A$2:.$D$514];2;0)" office:value-type="string" office:string-value="KC_VOLU" calcext:value-type="string">
            <text:p>KC_VOLU</text:p>
          </table:table-cell>
          <table:table-cell table:style-name="ce8" table:formula="of:=VLOOKUP([.B142];[$actions.$A$2:.$D$514];3;0)" office:value-type="float" office:value="0" calcext:value-type="float">
            <text:p/>
          </table:table-cell>
          <table:table-cell table:style-name="ce8" table:formula="of:=VLOOKUP([.B142];[$actions.$A$2:.$D$514];4;0)" office:value-type="float" office:value="0" calcext:value-type="float">
            <text:p/>
          </table:table-cell>
          <table:table-cell table:style-name="ce19" table:formula="of:=[.B142]&lt;&gt;0" office:value-type="boolean" office:boolean-value="true" calcext:value-type="boolean">
            <text:p>TRUE</text:p>
          </table:table-cell>
          <table:table-cell table:style-name="ce8" table:formula="of:=&quot;const uint16_t PROGMEM &quot;&amp;[.K142]&amp;&quot;_combo[] = {&quot;&amp;[.L142]&amp;&quot;, COMBO_END};&quot;" office:value-type="string" office:string-value="" calcext:value-type="error">
            <text:p>#N/A</text:p>
          </table:table-cell>
          <table:table-cell table:formula="of:=&quot;  COMBO_&quot;&amp;[.K142]&amp;&quot;,&quot;" office:value-type="string" office:string-value="  COMBO_0_0_1," calcext:value-type="string">
            <text:p><text:s text:c="2"/>COMBO_0_0_1,</text:p>
          </table:table-cell>
          <table:table-cell table:style-name="ce8" table:formula="of:=&quot;  [COMBO_&quot;&amp;[.K142]&amp;&quot;] = COMBO&quot;&amp;IF([.M142]=&quot;key&quot;;&quot;&quot;;&quot;_ACTION&quot;)&amp;&quot;(&quot;&amp;[.K142]&amp;&quot;_combo&quot;&amp;IF([.M142]=&quot;key&quot;;&quot;, &quot;&amp;[.N142];&quot;&quot;)&amp;&quot;),&quot;" office:value-type="string" office:string-value="  [COMBO_0_0_1] = COMBO(0_0_1_combo, KC_VOLU)," calcext:value-type="string">
            <text:p><text:s text:c="2"/>[COMBO_0_0_1] = COMBO(0_0_1_combo, KC_VOLU),</text:p>
          </table:table-cell>
          <table:table-cell table:style-name="ce8" table:formula="of:=IF([.M142]=&quot;macro&quot;;&quot;    case &quot;&amp;&quot;COMBO_&quot;&amp;[.K142]&amp;&quot;: if (p) {&quot;&amp;[.O142]&amp;&quot;} &quot;&amp;IF([.P142]=&quot;&quot;;&quot;&quot;;&quot;else {&quot;&amp;[.P14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43]);2)+1" office:value-type="float" office:value="2" calcext:value-type="float">
            <text:p>2</text:p>
          </table:table-cell>
          <table:table-cell table:style-name="ce8" table:formula="of:=OFFSET([$actions_combos.A$2];FLOOR(ROW([.B143])/2)-1;0)" office:value-type="string" office:string-value="vol_up" calcext:value-type="string">
            <text:p>vol_up</text:p>
          </table:table-cell>
          <table:table-cell table:style-name="ce15" table:formula="of:=OFFSET([$actions_combos.B$2];FLOOR(ROW([.C143])/2)-1;0)" office:value-type="float" office:value="0" calcext:value-type="float">
            <text:p>0</text:p>
          </table:table-cell>
          <table:table-cell table:style-name="ce15" table:formula="of:=OFFSET([$actions_combos.C$2];FLOOR(ROW([.D143])/2)-1;0)" office:value-type="float" office:value="0" calcext:value-type="float">
            <text:p>0</text:p>
          </table:table-cell>
          <table:table-cell table:style-name="ce15" table:formula="of:=OFFSET([$actions_combos.D$2];FLOOR(ROW([.E143])/2)-1;0)" office:value-type="float" office:value="0" calcext:value-type="float">
            <text:p>0</text:p>
          </table:table-cell>
          <table:table-cell table:style-name="ce15" table:formula="of:=OFFSET([$actions_combos.E$2];FLOOR(ROW([.F143])/2)-1;0)" office:value-type="float" office:value="0" calcext:value-type="float">
            <text:p>0</text:p>
          </table:table-cell>
          <table:table-cell table:style-name="ce8" table:formula="of:=VLOOKUP([.C143];[$keys.$A$2:.$C$200];[.$A143]+1;0)" office:value-type="string" office:string-value="" calcext:value-type="error">
            <text:p>#N/A</text:p>
          </table:table-cell>
          <table:table-cell table:style-name="ce8" table:formula="of:=VLOOKUP([.D143];[$keys.$A$2:.$C$200];[.$A143]+1;0)" office:value-type="string" office:string-value="" calcext:value-type="error">
            <text:p>#N/A</text:p>
          </table:table-cell>
          <table:table-cell table:formula="of:=VLOOKUP([.E143];[$keys.$A$2:.$C$200];[.$A143]+1;0)" office:value-type="string" office:string-value="" calcext:value-type="error">
            <text:p>#N/A</text:p>
          </table:table-cell>
          <table:table-cell table:formula="of:=VLOOKUP([.F143];[$keys.$A$2:.$C$200];[.$A143]+1;0)" office:value-type="string" office:string-value="" calcext:value-type="error">
            <text:p>#N/A</text:p>
          </table:table-cell>
          <table:table-cell table:formula="of:=[.C143]&amp;&quot;_&quot;&amp;[.D143]&amp;IF(ISNA([.I143]);&quot;&quot;;&quot;_&quot;&amp;[.E143]&amp;IF(ISNA([.J143]);&quot;&quot;;&quot;_&quot;&amp;[.F143]))&amp;&quot;_&quot;&amp;TEXT([.A143];&quot;0&quot;)" office:value-type="string" office:string-value="0_0_2" calcext:value-type="string">
            <text:p>0_0_2</text:p>
          </table:table-cell>
          <table:table-cell table:style-name="ce8" table:formula="of:=[.G143]&amp;&quot;, &quot;&amp;[.H143]&amp;IF(ISNA([.I143]);&quot;&quot;;&quot;, &quot;&amp;[.I143]&amp;IF(ISNA([.J143]);&quot;&quot;;&quot;, &quot;&amp;[.J143]))" office:value-type="string" office:string-value="" calcext:value-type="error">
            <text:p>#N/A</text:p>
          </table:table-cell>
          <table:table-cell table:style-name="ce8" table:formula="of:=VLOOKUP([.B143];[$actions.$A$2:.$F$514];5;0)" office:value-type="string" office:string-value="key" calcext:value-type="string">
            <text:p>key</text:p>
          </table:table-cell>
          <table:table-cell table:formula="of:=VLOOKUP([.B143];[$actions.$A$2:.$D$514];2;0)" office:value-type="string" office:string-value="KC_VOLU" calcext:value-type="string">
            <text:p>KC_VOLU</text:p>
          </table:table-cell>
          <table:table-cell table:style-name="ce8" table:formula="of:=VLOOKUP([.B143];[$actions.$A$2:.$D$514];3;0)" office:value-type="float" office:value="0" calcext:value-type="float">
            <text:p/>
          </table:table-cell>
          <table:table-cell table:style-name="ce8" table:formula="of:=VLOOKUP([.B143];[$actions.$A$2:.$D$514];4;0)" office:value-type="float" office:value="0" calcext:value-type="float">
            <text:p/>
          </table:table-cell>
          <table:table-cell table:style-name="ce19" table:formula="of:=[.B143]&lt;&gt;0" office:value-type="boolean" office:boolean-value="true" calcext:value-type="boolean">
            <text:p>TRUE</text:p>
          </table:table-cell>
          <table:table-cell table:style-name="ce8" table:formula="of:=&quot;const uint16_t PROGMEM &quot;&amp;[.K143]&amp;&quot;_combo[] = {&quot;&amp;[.L143]&amp;&quot;, COMBO_END};&quot;" office:value-type="string" office:string-value="" calcext:value-type="error">
            <text:p>#N/A</text:p>
          </table:table-cell>
          <table:table-cell table:formula="of:=&quot;  COMBO_&quot;&amp;[.K143]&amp;&quot;,&quot;" office:value-type="string" office:string-value="  COMBO_0_0_2," calcext:value-type="string">
            <text:p><text:s text:c="2"/>COMBO_0_0_2,</text:p>
          </table:table-cell>
          <table:table-cell table:style-name="ce8" table:formula="of:=&quot;  [COMBO_&quot;&amp;[.K143]&amp;&quot;] = COMBO&quot;&amp;IF([.M143]=&quot;key&quot;;&quot;&quot;;&quot;_ACTION&quot;)&amp;&quot;(&quot;&amp;[.K143]&amp;&quot;_combo&quot;&amp;IF([.M143]=&quot;key&quot;;&quot;, &quot;&amp;[.N143];&quot;&quot;)&amp;&quot;),&quot;" office:value-type="string" office:string-value="  [COMBO_0_0_2] = COMBO(0_0_2_combo, KC_VOLU)," calcext:value-type="string">
            <text:p><text:s text:c="2"/>[COMBO_0_0_2] = COMBO(0_0_2_combo, KC_VOLU),</text:p>
          </table:table-cell>
          <table:table-cell table:style-name="ce8" table:formula="of:=IF([.M143]=&quot;macro&quot;;&quot;    case &quot;&amp;&quot;COMBO_&quot;&amp;[.K143]&amp;&quot;: if (p) {&quot;&amp;[.O143]&amp;&quot;} &quot;&amp;IF([.P143]=&quot;&quot;;&quot;&quot;;&quot;else {&quot;&amp;[.P14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44]);2)+1" office:value-type="float" office:value="1" calcext:value-type="float">
            <text:p>1</text:p>
          </table:table-cell>
          <table:table-cell table:style-name="ce8" table:formula="of:=OFFSET([$actions_combos.A$2];FLOOR(ROW([.B144])/2)-1;0)" office:value-type="string" office:string-value="word_left" calcext:value-type="string">
            <text:p>word_left</text:p>
          </table:table-cell>
          <table:table-cell table:style-name="ce15" table:formula="of:=OFFSET([$actions_combos.B$2];FLOOR(ROW([.C144])/2)-1;0)" office:value-type="string" office:string-value="m" calcext:value-type="string">
            <text:p>m</text:p>
          </table:table-cell>
          <table:table-cell table:style-name="ce15" table:formula="of:=OFFSET([$actions_combos.C$2];FLOOR(ROW([.D144])/2)-1;0)" office:value-type="string" office:string-value="coma" calcext:value-type="string">
            <text:p>coma</text:p>
          </table:table-cell>
          <table:table-cell table:style-name="ce15" table:formula="of:=OFFSET([$actions_combos.D$2];FLOOR(ROW([.E144])/2)-1;0)" office:value-type="string" office:string-value="dot" calcext:value-type="string">
            <text:p>dot</text:p>
          </table:table-cell>
          <table:table-cell table:style-name="ce15" table:formula="of:=OFFSET([$actions_combos.E$2];FLOOR(ROW([.F144])/2)-1;0)" office:value-type="float" office:value="0" calcext:value-type="float">
            <text:p>0</text:p>
          </table:table-cell>
          <table:table-cell table:style-name="ce8" table:formula="of:=VLOOKUP([.C144];[$keys.$A$2:.$C$200];[.$A144]+1;0)" office:value-type="string" office:string-value="KC_M" calcext:value-type="string">
            <text:p>KC_M</text:p>
          </table:table-cell>
          <table:table-cell table:style-name="ce8" table:formula="of:=VLOOKUP([.D144];[$keys.$A$2:.$C$200];[.$A144]+1;0)" office:value-type="string" office:string-value="CC_COMA" calcext:value-type="string">
            <text:p>CC_COMA</text:p>
          </table:table-cell>
          <table:table-cell table:formula="of:=VLOOKUP([.E144];[$keys.$A$2:.$C$200];[.$A144]+1;0)" office:value-type="string" office:string-value="CC_DOT" calcext:value-type="string">
            <text:p>CC_DOT</text:p>
          </table:table-cell>
          <table:table-cell table:formula="of:=VLOOKUP([.F144];[$keys.$A$2:.$C$200];[.$A144]+1;0)" office:value-type="string" office:string-value="" calcext:value-type="error">
            <text:p>#N/A</text:p>
          </table:table-cell>
          <table:table-cell table:formula="of:=[.C144]&amp;&quot;_&quot;&amp;[.D144]&amp;IF(ISNA([.I144]);&quot;&quot;;&quot;_&quot;&amp;[.E144]&amp;IF(ISNA([.J144]);&quot;&quot;;&quot;_&quot;&amp;[.F144]))&amp;&quot;_&quot;&amp;TEXT([.A144];&quot;0&quot;)" office:value-type="string" office:string-value="m_coma_dot_1" calcext:value-type="string">
            <text:p>m_coma_dot_1</text:p>
          </table:table-cell>
          <table:table-cell table:style-name="ce8" table:formula="of:=[.G144]&amp;&quot;, &quot;&amp;[.H144]&amp;IF(ISNA([.I144]);&quot;&quot;;&quot;, &quot;&amp;[.I144]&amp;IF(ISNA([.J144]);&quot;&quot;;&quot;, &quot;&amp;[.J144]))" office:value-type="string" office:string-value="KC_M, CC_COMA, CC_DOT" calcext:value-type="string">
            <text:p>KC_M, CC_COMA, CC_DOT</text:p>
          </table:table-cell>
          <table:table-cell table:style-name="ce8" table:formula="of:=VLOOKUP([.B144];[$actions.$A$2:.$F$514];5;0)" office:value-type="string" office:string-value="macro" calcext:value-type="string">
            <text:p>macro</text:p>
          </table:table-cell>
          <table:table-cell table:style-name="ce8" table:formula="of:=VLOOKUP([.B144];[$actions.$A$2:.$D$514];2;0)" office:value-type="float" office:value="0" calcext:value-type="float">
            <text:p/>
          </table:table-cell>
          <table:table-cell table:style-name="ce8" table:formula="of:=VLOOKUP([.B144];[$actions.$A$2:.$D$514];3;0)" office:value-type="string" office:string-value="SEND_STRING(SS_DOWN(X_LCTL)SS_DOWN(X_LEFT));" calcext:value-type="string">
            <text:p>SEND_STRING(SS_DOWN(X_LCTL)SS_DOWN(X_LEFT));</text:p>
          </table:table-cell>
          <table:table-cell table:style-name="ce8" table:formula="of:=VLOOKUP([.B144];[$actions.$A$2:.$D$514];4;0)" office:value-type="string" office:string-value="SEND_STRING(SS_UP(X_LEFT)SS_UP(X_LCTL));" calcext:value-type="string">
            <text:p>SEND_STRING(SS_UP(X_LEFT)SS_UP(X_LCTL));</text:p>
          </table:table-cell>
          <table:table-cell table:style-name="ce19" table:formula="of:=[.B144]&lt;&gt;0" office:value-type="boolean" office:boolean-value="true" calcext:value-type="boolean">
            <text:p>TRUE</text:p>
          </table:table-cell>
          <table:table-cell table:style-name="ce8" table:formula="of:=&quot;const uint16_t PROGMEM &quot;&amp;[.K144]&amp;&quot;_combo[] = {&quot;&amp;[.L144]&amp;&quot;, COMBO_END};&quot;" office:value-type="string" office:string-value="const uint16_t PROGMEM m_coma_dot_1_combo[] = {KC_M, CC_COMA, CC_DOT, COMBO_END};" calcext:value-type="string">
            <text:p>const uint16_t PROGMEM m_coma_dot_1_combo[] = {KC_M, CC_COMA, CC_DOT, COMBO_END};</text:p>
          </table:table-cell>
          <table:table-cell table:formula="of:=&quot;  COMBO_&quot;&amp;[.K144]&amp;&quot;,&quot;" office:value-type="string" office:string-value="  COMBO_m_coma_dot_1," calcext:value-type="string">
            <text:p><text:s text:c="2"/>COMBO_m_coma_dot_1,</text:p>
          </table:table-cell>
          <table:table-cell table:style-name="ce8" table:formula="of:=&quot;  [COMBO_&quot;&amp;[.K144]&amp;&quot;] = COMBO&quot;&amp;IF([.M144]=&quot;key&quot;;&quot;&quot;;&quot;_ACTION&quot;)&amp;&quot;(&quot;&amp;[.K144]&amp;&quot;_combo&quot;&amp;IF([.M144]=&quot;key&quot;;&quot;, &quot;&amp;[.N144];&quot;&quot;)&amp;&quot;),&quot;" office:value-type="string" office:string-value="  [COMBO_m_coma_dot_1] = COMBO_ACTION(m_coma_dot_1_combo)," calcext:value-type="string">
            <text:p><text:s text:c="2"/>[COMBO_m_coma_dot_1] = COMBO_ACTION(m_coma_dot_1_combo),</text:p>
          </table:table-cell>
          <table:table-cell table:style-name="ce8" table:formula="of:=IF([.M144]=&quot;macro&quot;;&quot;    case &quot;&amp;&quot;COMBO_&quot;&amp;[.K144]&amp;&quot;: if (p) {&quot;&amp;[.O144]&amp;&quot;} &quot;&amp;IF([.P144]=&quot;&quot;;&quot;&quot;;&quot;else {&quot;&amp;[.P144]&amp;&quot;}&quot;)&amp;&quot; break;&quot;;&quot;&quot;)" office:value-type="string" office:string-value="    case COMBO_m_coma_dot_1: if (p) {SEND_STRING(SS_DOWN(X_LCTL)SS_DOWN(X_LEFT));} else {SEND_STRING(SS_UP(X_LEFT)SS_UP(X_LCTL));} break;" calcext:value-type="string">
            <text:p><text:s text:c="4"/>case COMBO_m_coma_dot_1: if (p) {SEND_STRING(SS_DOWN(X_LCTL)SS_DOWN(X_LEFT));} else {SEND_STRING(SS_UP(X_LEFT)SS_UP(X_LCTL));} break;</text:p>
          </table:table-cell>
          <table:table-cell table:number-columns-repeated="1003"/>
        </table:table-row>
        <table:table-row table:style-name="ro1">
          <table:table-cell table:formula="of:=MOD(ROW([.A145]);2)+1" office:value-type="float" office:value="2" calcext:value-type="float">
            <text:p>2</text:p>
          </table:table-cell>
          <table:table-cell table:style-name="ce8" table:formula="of:=OFFSET([$actions_combos.A$2];FLOOR(ROW([.B145])/2)-1;0)" office:value-type="string" office:string-value="word_left" calcext:value-type="string">
            <text:p>word_left</text:p>
          </table:table-cell>
          <table:table-cell table:style-name="ce15" table:formula="of:=OFFSET([$actions_combos.B$2];FLOOR(ROW([.C145])/2)-1;0)" office:value-type="string" office:string-value="m" calcext:value-type="string">
            <text:p>m</text:p>
          </table:table-cell>
          <table:table-cell table:style-name="ce15" table:formula="of:=OFFSET([$actions_combos.C$2];FLOOR(ROW([.D145])/2)-1;0)" office:value-type="string" office:string-value="coma" calcext:value-type="string">
            <text:p>coma</text:p>
          </table:table-cell>
          <table:table-cell table:style-name="ce15" table:formula="of:=OFFSET([$actions_combos.D$2];FLOOR(ROW([.E145])/2)-1;0)" office:value-type="string" office:string-value="dot" calcext:value-type="string">
            <text:p>dot</text:p>
          </table:table-cell>
          <table:table-cell table:style-name="ce15" table:formula="of:=OFFSET([$actions_combos.E$2];FLOOR(ROW([.F145])/2)-1;0)" office:value-type="float" office:value="0" calcext:value-type="float">
            <text:p>0</text:p>
          </table:table-cell>
          <table:table-cell table:style-name="ce8" table:formula="of:=VLOOKUP([.C145];[$keys.$A$2:.$C$200];[.$A145]+1;0)" office:value-type="string" office:string-value="KC_GT" calcext:value-type="string">
            <text:p>KC_GT</text:p>
          </table:table-cell>
          <table:table-cell table:style-name="ce8" table:formula="of:=VLOOKUP([.D145];[$keys.$A$2:.$C$200];[.$A145]+1;0)" office:value-type="string" office:string-value="CC_COMA" calcext:value-type="string">
            <text:p>CC_COMA</text:p>
          </table:table-cell>
          <table:table-cell table:formula="of:=VLOOKUP([.E145];[$keys.$A$2:.$C$200];[.$A145]+1;0)" office:value-type="string" office:string-value="CC_DOT" calcext:value-type="string">
            <text:p>CC_DOT</text:p>
          </table:table-cell>
          <table:table-cell table:formula="of:=VLOOKUP([.F145];[$keys.$A$2:.$C$200];[.$A145]+1;0)" office:value-type="string" office:string-value="" calcext:value-type="error">
            <text:p>#N/A</text:p>
          </table:table-cell>
          <table:table-cell table:formula="of:=[.C145]&amp;&quot;_&quot;&amp;[.D145]&amp;IF(ISNA([.I145]);&quot;&quot;;&quot;_&quot;&amp;[.E145]&amp;IF(ISNA([.J145]);&quot;&quot;;&quot;_&quot;&amp;[.F145]))&amp;&quot;_&quot;&amp;TEXT([.A145];&quot;0&quot;)" office:value-type="string" office:string-value="m_coma_dot_2" calcext:value-type="string">
            <text:p>m_coma_dot_2</text:p>
          </table:table-cell>
          <table:table-cell table:style-name="ce8" table:formula="of:=[.G145]&amp;&quot;, &quot;&amp;[.H145]&amp;IF(ISNA([.I145]);&quot;&quot;;&quot;, &quot;&amp;[.I145]&amp;IF(ISNA([.J145]);&quot;&quot;;&quot;, &quot;&amp;[.J145]))" office:value-type="string" office:string-value="KC_GT, CC_COMA, CC_DOT" calcext:value-type="string">
            <text:p>KC_GT, CC_COMA, CC_DOT</text:p>
          </table:table-cell>
          <table:table-cell table:style-name="ce8" table:formula="of:=VLOOKUP([.B145];[$actions.$A$2:.$F$514];5;0)" office:value-type="string" office:string-value="macro" calcext:value-type="string">
            <text:p>macro</text:p>
          </table:table-cell>
          <table:table-cell table:style-name="ce8" table:formula="of:=VLOOKUP([.B145];[$actions.$A$2:.$D$514];2;0)" office:value-type="float" office:value="0" calcext:value-type="float">
            <text:p/>
          </table:table-cell>
          <table:table-cell table:style-name="ce8" table:formula="of:=VLOOKUP([.B145];[$actions.$A$2:.$D$514];3;0)" office:value-type="string" office:string-value="SEND_STRING(SS_DOWN(X_LCTL)SS_DOWN(X_LEFT));" calcext:value-type="string">
            <text:p>SEND_STRING(SS_DOWN(X_LCTL)SS_DOWN(X_LEFT));</text:p>
          </table:table-cell>
          <table:table-cell table:style-name="ce8" table:formula="of:=VLOOKUP([.B145];[$actions.$A$2:.$D$514];4;0)" office:value-type="string" office:string-value="SEND_STRING(SS_UP(X_LEFT)SS_UP(X_LCTL));" calcext:value-type="string">
            <text:p>SEND_STRING(SS_UP(X_LEFT)SS_UP(X_LCTL));</text:p>
          </table:table-cell>
          <table:table-cell table:style-name="ce19" table:formula="of:=[.B145]&lt;&gt;0" office:value-type="boolean" office:boolean-value="true" calcext:value-type="boolean">
            <text:p>TRUE</text:p>
          </table:table-cell>
          <table:table-cell table:style-name="ce8" table:formula="of:=&quot;const uint16_t PROGMEM &quot;&amp;[.K145]&amp;&quot;_combo[] = {&quot;&amp;[.L145]&amp;&quot;, COMBO_END};&quot;" office:value-type="string" office:string-value="const uint16_t PROGMEM m_coma_dot_2_combo[] = {KC_GT, CC_COMA, CC_DOT, COMBO_END};" calcext:value-type="string">
            <text:p>const uint16_t PROGMEM m_coma_dot_2_combo[] = {KC_GT, CC_COMA, CC_DOT, COMBO_END};</text:p>
          </table:table-cell>
          <table:table-cell table:formula="of:=&quot;  COMBO_&quot;&amp;[.K145]&amp;&quot;,&quot;" office:value-type="string" office:string-value="  COMBO_m_coma_dot_2," calcext:value-type="string">
            <text:p><text:s text:c="2"/>COMBO_m_coma_dot_2,</text:p>
          </table:table-cell>
          <table:table-cell table:style-name="ce8" table:formula="of:=&quot;  [COMBO_&quot;&amp;[.K145]&amp;&quot;] = COMBO&quot;&amp;IF([.M145]=&quot;key&quot;;&quot;&quot;;&quot;_ACTION&quot;)&amp;&quot;(&quot;&amp;[.K145]&amp;&quot;_combo&quot;&amp;IF([.M145]=&quot;key&quot;;&quot;, &quot;&amp;[.N145];&quot;&quot;)&amp;&quot;),&quot;" office:value-type="string" office:string-value="  [COMBO_m_coma_dot_2] = COMBO_ACTION(m_coma_dot_2_combo)," calcext:value-type="string">
            <text:p><text:s text:c="2"/>[COMBO_m_coma_dot_2] = COMBO_ACTION(m_coma_dot_2_combo),</text:p>
          </table:table-cell>
          <table:table-cell table:style-name="ce8" table:formula="of:=IF([.M145]=&quot;macro&quot;;&quot;    case &quot;&amp;&quot;COMBO_&quot;&amp;[.K145]&amp;&quot;: if (p) {&quot;&amp;[.O145]&amp;&quot;} &quot;&amp;IF([.P145]=&quot;&quot;;&quot;&quot;;&quot;else {&quot;&amp;[.P145]&amp;&quot;}&quot;)&amp;&quot; break;&quot;;&quot;&quot;)" office:value-type="string" office:string-value="    case COMBO_m_coma_dot_2: if (p) {SEND_STRING(SS_DOWN(X_LCTL)SS_DOWN(X_LEFT));} else {SEND_STRING(SS_UP(X_LEFT)SS_UP(X_LCTL));} break;" calcext:value-type="string">
            <text:p><text:s text:c="4"/>case COMBO_m_coma_dot_2: if (p) {SEND_STRING(SS_DOWN(X_LCTL)SS_DOWN(X_LEFT));} else {SEND_STRING(SS_UP(X_LEFT)SS_UP(X_LCTL));} break;</text:p>
          </table:table-cell>
          <table:table-cell table:number-columns-repeated="1003"/>
        </table:table-row>
        <table:table-row table:style-name="ro1">
          <table:table-cell table:formula="of:=MOD(ROW([.A146]);2)+1" office:value-type="float" office:value="1" calcext:value-type="float">
            <text:p>1</text:p>
          </table:table-cell>
          <table:table-cell table:style-name="ce8" table:formula="of:=OFFSET([$actions_combos.A$2];FLOOR(ROW([.B146])/2)-1;0)" office:value-type="string" office:string-value="word_right" calcext:value-type="string">
            <text:p>word_right</text:p>
          </table:table-cell>
          <table:table-cell table:style-name="ce15" table:formula="of:=OFFSET([$actions_combos.B$2];FLOOR(ROW([.C146])/2)-1;0)" office:value-type="string" office:string-value="coma" calcext:value-type="string">
            <text:p>coma</text:p>
          </table:table-cell>
          <table:table-cell table:style-name="ce15" table:formula="of:=OFFSET([$actions_combos.C$2];FLOOR(ROW([.D146])/2)-1;0)" office:value-type="string" office:string-value="dot" calcext:value-type="string">
            <text:p>dot</text:p>
          </table:table-cell>
          <table:table-cell table:style-name="ce15" table:formula="of:=OFFSET([$actions_combos.D$2];FLOOR(ROW([.E146])/2)-1;0)" office:value-type="string" office:string-value="x" calcext:value-type="string">
            <text:p>x</text:p>
          </table:table-cell>
          <table:table-cell table:style-name="ce15" table:formula="of:=OFFSET([$actions_combos.E$2];FLOOR(ROW([.F146])/2)-1;0)" office:value-type="float" office:value="0" calcext:value-type="float">
            <text:p>0</text:p>
          </table:table-cell>
          <table:table-cell table:style-name="ce8" table:formula="of:=VLOOKUP([.C146];[$keys.$A$2:.$C$200];[.$A146]+1;0)" office:value-type="string" office:string-value="CC_COMA" calcext:value-type="string">
            <text:p>CC_COMA</text:p>
          </table:table-cell>
          <table:table-cell table:style-name="ce8" table:formula="of:=VLOOKUP([.D146];[$keys.$A$2:.$C$200];[.$A146]+1;0)" office:value-type="string" office:string-value="CC_DOT" calcext:value-type="string">
            <text:p>CC_DOT</text:p>
          </table:table-cell>
          <table:table-cell table:style-name="ce8" table:formula="of:=VLOOKUP([.E146];[$keys.$A$2:.$C$200];[.$A146]+1;0)" office:value-type="string" office:string-value="KC_X" calcext:value-type="string">
            <text:p>KC_X</text:p>
          </table:table-cell>
          <table:table-cell table:formula="of:=VLOOKUP([.F146];[$keys.$A$2:.$C$200];[.$A146]+1;0)" office:value-type="string" office:string-value="" calcext:value-type="error">
            <text:p>#N/A</text:p>
          </table:table-cell>
          <table:table-cell table:formula="of:=[.C146]&amp;&quot;_&quot;&amp;[.D146]&amp;IF(ISNA([.I146]);&quot;&quot;;&quot;_&quot;&amp;[.E146]&amp;IF(ISNA([.J146]);&quot;&quot;;&quot;_&quot;&amp;[.F146]))&amp;&quot;_&quot;&amp;TEXT([.A146];&quot;0&quot;)" office:value-type="string" office:string-value="coma_dot_x_1" calcext:value-type="string">
            <text:p>coma_dot_x_1</text:p>
          </table:table-cell>
          <table:table-cell table:style-name="ce8" table:formula="of:=[.G146]&amp;&quot;, &quot;&amp;[.H146]&amp;IF(ISNA([.I146]);&quot;&quot;;&quot;, &quot;&amp;[.I146]&amp;IF(ISNA([.J146]);&quot;&quot;;&quot;, &quot;&amp;[.J146]))" office:value-type="string" office:string-value="CC_COMA, CC_DOT, KC_X" calcext:value-type="string">
            <text:p>CC_COMA, CC_DOT, KC_X</text:p>
          </table:table-cell>
          <table:table-cell table:style-name="ce8" table:formula="of:=VLOOKUP([.B146];[$actions.$A$2:.$F$514];5;0)" office:value-type="string" office:string-value="macro" calcext:value-type="string">
            <text:p>macro</text:p>
          </table:table-cell>
          <table:table-cell table:style-name="ce8" table:formula="of:=VLOOKUP([.B146];[$actions.$A$2:.$D$514];2;0)" office:value-type="float" office:value="0" calcext:value-type="float">
            <text:p/>
          </table:table-cell>
          <table:table-cell table:style-name="ce8" table:formula="of:=VLOOKUP([.B146];[$actions.$A$2:.$D$514];3;0)" office:value-type="string" office:string-value="SEND_STRING(SS_DOWN(X_LCTL)SS_DOWN(X_RGHT));" calcext:value-type="string">
            <text:p>SEND_STRING(SS_DOWN(X_LCTL)SS_DOWN(X_RGHT));</text:p>
          </table:table-cell>
          <table:table-cell table:style-name="ce8" table:formula="of:=VLOOKUP([.B146];[$actions.$A$2:.$D$514];4;0)" office:value-type="string" office:string-value="SEND_STRING(SS_UP(X_RGHT)SS_UP(X_LCTL));" calcext:value-type="string">
            <text:p>SEND_STRING(SS_UP(X_RGHT)SS_UP(X_LCTL));</text:p>
          </table:table-cell>
          <table:table-cell table:style-name="ce19" table:formula="of:=[.B146]&lt;&gt;0" office:value-type="boolean" office:boolean-value="true" calcext:value-type="boolean">
            <text:p>TRUE</text:p>
          </table:table-cell>
          <table:table-cell table:style-name="ce8" table:formula="of:=&quot;const uint16_t PROGMEM &quot;&amp;[.K146]&amp;&quot;_combo[] = {&quot;&amp;[.L146]&amp;&quot;, COMBO_END};&quot;" office:value-type="string" office:string-value="const uint16_t PROGMEM coma_dot_x_1_combo[] = {CC_COMA, CC_DOT, KC_X, COMBO_END};" calcext:value-type="string">
            <text:p>const uint16_t PROGMEM coma_dot_x_1_combo[] = {CC_COMA, CC_DOT, KC_X, COMBO_END};</text:p>
          </table:table-cell>
          <table:table-cell table:formula="of:=&quot;  COMBO_&quot;&amp;[.K146]&amp;&quot;,&quot;" office:value-type="string" office:string-value="  COMBO_coma_dot_x_1," calcext:value-type="string">
            <text:p><text:s text:c="2"/>COMBO_coma_dot_x_1,</text:p>
          </table:table-cell>
          <table:table-cell table:style-name="ce8" table:formula="of:=&quot;  [COMBO_&quot;&amp;[.K146]&amp;&quot;] = COMBO&quot;&amp;IF([.M146]=&quot;key&quot;;&quot;&quot;;&quot;_ACTION&quot;)&amp;&quot;(&quot;&amp;[.K146]&amp;&quot;_combo&quot;&amp;IF([.M146]=&quot;key&quot;;&quot;, &quot;&amp;[.N146];&quot;&quot;)&amp;&quot;),&quot;" office:value-type="string" office:string-value="  [COMBO_coma_dot_x_1] = COMBO_ACTION(coma_dot_x_1_combo)," calcext:value-type="string">
            <text:p><text:s text:c="2"/>[COMBO_coma_dot_x_1] = COMBO_ACTION(coma_dot_x_1_combo),</text:p>
          </table:table-cell>
          <table:table-cell table:style-name="ce8" table:formula="of:=IF([.M146]=&quot;macro&quot;;&quot;    case &quot;&amp;&quot;COMBO_&quot;&amp;[.K146]&amp;&quot;: if (p) {&quot;&amp;[.O146]&amp;&quot;} &quot;&amp;IF([.P146]=&quot;&quot;;&quot;&quot;;&quot;else {&quot;&amp;[.P146]&amp;&quot;}&quot;)&amp;&quot; break;&quot;;&quot;&quot;)" office:value-type="string" office:string-value="    case COMBO_coma_dot_x_1: if (p) {SEND_STRING(SS_DOWN(X_LCTL)SS_DOWN(X_RGHT));} else {SEND_STRING(SS_UP(X_RGHT)SS_UP(X_LCTL));} break;" calcext:value-type="string">
            <text:p><text:s text:c="4"/>case COMBO_coma_dot_x_1: if (p) {SEND_STRING(SS_DOWN(X_LCTL)SS_DOWN(X_RGHT));} else {SEND_STRING(SS_UP(X_RGHT)SS_UP(X_LCTL));} break;</text:p>
          </table:table-cell>
          <table:table-cell table:number-columns-repeated="1003"/>
        </table:table-row>
        <table:table-row table:style-name="ro1">
          <table:table-cell table:formula="of:=MOD(ROW([.A147]);2)+1" office:value-type="float" office:value="2" calcext:value-type="float">
            <text:p>2</text:p>
          </table:table-cell>
          <table:table-cell table:style-name="ce8" table:formula="of:=OFFSET([$actions_combos.A$2];FLOOR(ROW([.B147])/2)-1;0)" office:value-type="string" office:string-value="word_right" calcext:value-type="string">
            <text:p>word_right</text:p>
          </table:table-cell>
          <table:table-cell table:style-name="ce15" table:formula="of:=OFFSET([$actions_combos.B$2];FLOOR(ROW([.C147])/2)-1;0)" office:value-type="string" office:string-value="coma" calcext:value-type="string">
            <text:p>coma</text:p>
          </table:table-cell>
          <table:table-cell table:style-name="ce15" table:formula="of:=OFFSET([$actions_combos.C$2];FLOOR(ROW([.D147])/2)-1;0)" office:value-type="string" office:string-value="dot" calcext:value-type="string">
            <text:p>dot</text:p>
          </table:table-cell>
          <table:table-cell table:style-name="ce15" table:formula="of:=OFFSET([$actions_combos.D$2];FLOOR(ROW([.E147])/2)-1;0)" office:value-type="string" office:string-value="x" calcext:value-type="string">
            <text:p>x</text:p>
          </table:table-cell>
          <table:table-cell table:style-name="ce15" table:formula="of:=OFFSET([$actions_combos.E$2];FLOOR(ROW([.F147])/2)-1;0)" office:value-type="float" office:value="0" calcext:value-type="float">
            <text:p>0</text:p>
          </table:table-cell>
          <table:table-cell table:style-name="ce8" table:formula="of:=VLOOKUP([.C147];[$keys.$A$2:.$C$200];[.$A147]+1;0)" office:value-type="string" office:string-value="CC_COMA" calcext:value-type="string">
            <text:p>CC_COMA</text:p>
          </table:table-cell>
          <table:table-cell table:style-name="ce8" table:formula="of:=VLOOKUP([.D147];[$keys.$A$2:.$C$200];[.$A147]+1;0)" office:value-type="string" office:string-value="CC_DOT" calcext:value-type="string">
            <text:p>CC_DOT</text:p>
          </table:table-cell>
          <table:table-cell table:style-name="ce8" table:formula="of:=VLOOKUP([.E147];[$keys.$A$2:.$C$200];[.$A147]+1;0)" office:value-type="string" office:string-value="KC_TILD" calcext:value-type="string">
            <text:p>KC_TILD</text:p>
          </table:table-cell>
          <table:table-cell table:formula="of:=VLOOKUP([.F147];[$keys.$A$2:.$C$200];[.$A147]+1;0)" office:value-type="string" office:string-value="" calcext:value-type="error">
            <text:p>#N/A</text:p>
          </table:table-cell>
          <table:table-cell table:formula="of:=[.C147]&amp;&quot;_&quot;&amp;[.D147]&amp;IF(ISNA([.I147]);&quot;&quot;;&quot;_&quot;&amp;[.E147]&amp;IF(ISNA([.J147]);&quot;&quot;;&quot;_&quot;&amp;[.F147]))&amp;&quot;_&quot;&amp;TEXT([.A147];&quot;0&quot;)" office:value-type="string" office:string-value="coma_dot_x_2" calcext:value-type="string">
            <text:p>coma_dot_x_2</text:p>
          </table:table-cell>
          <table:table-cell table:style-name="ce8" table:formula="of:=[.G147]&amp;&quot;, &quot;&amp;[.H147]&amp;IF(ISNA([.I147]);&quot;&quot;;&quot;, &quot;&amp;[.I147]&amp;IF(ISNA([.J147]);&quot;&quot;;&quot;, &quot;&amp;[.J147]))" office:value-type="string" office:string-value="CC_COMA, CC_DOT, KC_TILD" calcext:value-type="string">
            <text:p>CC_COMA, CC_DOT, KC_TILD</text:p>
          </table:table-cell>
          <table:table-cell table:style-name="ce8" table:formula="of:=VLOOKUP([.B147];[$actions.$A$2:.$F$514];5;0)" office:value-type="string" office:string-value="macro" calcext:value-type="string">
            <text:p>macro</text:p>
          </table:table-cell>
          <table:table-cell table:style-name="ce8" table:formula="of:=VLOOKUP([.B147];[$actions.$A$2:.$D$514];2;0)" office:value-type="float" office:value="0" calcext:value-type="float">
            <text:p/>
          </table:table-cell>
          <table:table-cell table:style-name="ce8" table:formula="of:=VLOOKUP([.B147];[$actions.$A$2:.$D$514];3;0)" office:value-type="string" office:string-value="SEND_STRING(SS_DOWN(X_LCTL)SS_DOWN(X_RGHT));" calcext:value-type="string">
            <text:p>SEND_STRING(SS_DOWN(X_LCTL)SS_DOWN(X_RGHT));</text:p>
          </table:table-cell>
          <table:table-cell table:style-name="ce8" table:formula="of:=VLOOKUP([.B147];[$actions.$A$2:.$D$514];4;0)" office:value-type="string" office:string-value="SEND_STRING(SS_UP(X_RGHT)SS_UP(X_LCTL));" calcext:value-type="string">
            <text:p>SEND_STRING(SS_UP(X_RGHT)SS_UP(X_LCTL));</text:p>
          </table:table-cell>
          <table:table-cell table:style-name="ce19" table:formula="of:=[.B147]&lt;&gt;0" office:value-type="boolean" office:boolean-value="true" calcext:value-type="boolean">
            <text:p>TRUE</text:p>
          </table:table-cell>
          <table:table-cell table:style-name="ce8" table:formula="of:=&quot;const uint16_t PROGMEM &quot;&amp;[.K147]&amp;&quot;_combo[] = {&quot;&amp;[.L147]&amp;&quot;, COMBO_END};&quot;" office:value-type="string" office:string-value="const uint16_t PROGMEM coma_dot_x_2_combo[] = {CC_COMA, CC_DOT, KC_TILD, COMBO_END};" calcext:value-type="string">
            <text:p>const uint16_t PROGMEM coma_dot_x_2_combo[] = {CC_COMA, CC_DOT, KC_TILD, COMBO_END};</text:p>
          </table:table-cell>
          <table:table-cell table:formula="of:=&quot;  COMBO_&quot;&amp;[.K147]&amp;&quot;,&quot;" office:value-type="string" office:string-value="  COMBO_coma_dot_x_2," calcext:value-type="string">
            <text:p><text:s text:c="2"/>COMBO_coma_dot_x_2,</text:p>
          </table:table-cell>
          <table:table-cell table:style-name="ce8" table:formula="of:=&quot;  [COMBO_&quot;&amp;[.K147]&amp;&quot;] = COMBO&quot;&amp;IF([.M147]=&quot;key&quot;;&quot;&quot;;&quot;_ACTION&quot;)&amp;&quot;(&quot;&amp;[.K147]&amp;&quot;_combo&quot;&amp;IF([.M147]=&quot;key&quot;;&quot;, &quot;&amp;[.N147];&quot;&quot;)&amp;&quot;),&quot;" office:value-type="string" office:string-value="  [COMBO_coma_dot_x_2] = COMBO_ACTION(coma_dot_x_2_combo)," calcext:value-type="string">
            <text:p><text:s text:c="2"/>[COMBO_coma_dot_x_2] = COMBO_ACTION(coma_dot_x_2_combo),</text:p>
          </table:table-cell>
          <table:table-cell table:style-name="ce8" table:formula="of:=IF([.M147]=&quot;macro&quot;;&quot;    case &quot;&amp;&quot;COMBO_&quot;&amp;[.K147]&amp;&quot;: if (p) {&quot;&amp;[.O147]&amp;&quot;} &quot;&amp;IF([.P147]=&quot;&quot;;&quot;&quot;;&quot;else {&quot;&amp;[.P147]&amp;&quot;}&quot;)&amp;&quot; break;&quot;;&quot;&quot;)" office:value-type="string" office:string-value="    case COMBO_coma_dot_x_2: if (p) {SEND_STRING(SS_DOWN(X_LCTL)SS_DOWN(X_RGHT));} else {SEND_STRING(SS_UP(X_RGHT)SS_UP(X_LCTL));} break;" calcext:value-type="string">
            <text:p><text:s text:c="4"/>case COMBO_coma_dot_x_2: if (p) {SEND_STRING(SS_DOWN(X_LCTL)SS_DOWN(X_RGHT));} else {SEND_STRING(SS_UP(X_RGHT)SS_UP(X_LCTL));} break;</text:p>
          </table:table-cell>
          <table:table-cell table:number-columns-repeated="1003"/>
        </table:table-row>
        <table:table-row table:style-name="ro1">
          <table:table-cell table:formula="of:=MOD(ROW([.A148]);2)+1" office:value-type="float" office:value="1" calcext:value-type="float">
            <text:p>1</text:p>
          </table:table-cell>
          <table:table-cell table:style-name="ce8" table:formula="of:=OFFSET([$actions_combos.A$2];FLOOR(ROW([.B148])/2)-1;0)" office:value-type="string" office:string-value="macro_rec" calcext:value-type="string">
            <text:p>macro_rec</text:p>
          </table:table-cell>
          <table:table-cell table:style-name="ce15" table:formula="of:=OFFSET([$actions_combos.B$2];FLOOR(ROW([.C148])/2)-1;0)" office:value-type="string" office:string-value="a" calcext:value-type="string">
            <text:p>a</text:p>
          </table:table-cell>
          <table:table-cell table:style-name="ce15" table:formula="of:=OFFSET([$actions_combos.C$2];FLOOR(ROW([.D148])/2)-1;0)" office:value-type="string" office:string-value="alt" calcext:value-type="string">
            <text:p>alt</text:p>
          </table:table-cell>
          <table:table-cell table:style-name="ce15" table:formula="of:=OFFSET([$actions_combos.D$2];FLOOR(ROW([.E148])/2)-1;0)" office:value-type="float" office:value="0" calcext:value-type="float">
            <text:p>0</text:p>
          </table:table-cell>
          <table:table-cell table:style-name="ce15" table:formula="of:=OFFSET([$actions_combos.E$2];FLOOR(ROW([.F148])/2)-1;0)" office:value-type="float" office:value="0" calcext:value-type="float">
            <text:p>0</text:p>
          </table:table-cell>
          <table:table-cell table:style-name="ce8" table:formula="of:=VLOOKUP([.C148];[$keys.$A$2:.$C$200];[.$A148]+1;0)" office:value-type="string" office:string-value="KC_A" calcext:value-type="string">
            <text:p>KC_A</text:p>
          </table:table-cell>
          <table:table-cell table:style-name="ce8" table:formula="of:=VLOOKUP([.D148];[$keys.$A$2:.$C$200];[.$A148]+1;0)" office:value-type="string" office:string-value="KC_LALT" calcext:value-type="string">
            <text:p>KC_LALT</text:p>
          </table:table-cell>
          <table:table-cell table:formula="of:=VLOOKUP([.E148];[$keys.$A$2:.$C$200];[.$A148]+1;0)" office:value-type="string" office:string-value="" calcext:value-type="error">
            <text:p>#N/A</text:p>
          </table:table-cell>
          <table:table-cell table:formula="of:=VLOOKUP([.F148];[$keys.$A$2:.$C$200];[.$A148]+1;0)" office:value-type="string" office:string-value="" calcext:value-type="error">
            <text:p>#N/A</text:p>
          </table:table-cell>
          <table:table-cell table:formula="of:=[.C148]&amp;&quot;_&quot;&amp;[.D148]&amp;IF(ISNA([.I148]);&quot;&quot;;&quot;_&quot;&amp;[.E148]&amp;IF(ISNA([.J148]);&quot;&quot;;&quot;_&quot;&amp;[.F148]))&amp;&quot;_&quot;&amp;TEXT([.A148];&quot;0&quot;)" office:value-type="string" office:string-value="a_alt_1" calcext:value-type="string">
            <text:p>a_alt_1</text:p>
          </table:table-cell>
          <table:table-cell table:style-name="ce8" table:formula="of:=[.G148]&amp;&quot;, &quot;&amp;[.H148]&amp;IF(ISNA([.I148]);&quot;&quot;;&quot;, &quot;&amp;[.I148]&amp;IF(ISNA([.J148]);&quot;&quot;;&quot;, &quot;&amp;[.J148]))" office:value-type="string" office:string-value="KC_A, KC_LALT" calcext:value-type="string">
            <text:p>KC_A, KC_LALT</text:p>
          </table:table-cell>
          <table:table-cell table:style-name="ce8" table:formula="of:=VLOOKUP([.B148];[$actions.$A$2:.$F$514];5;0)" office:value-type="string" office:string-value="key" calcext:value-type="string">
            <text:p>key</text:p>
          </table:table-cell>
          <table:table-cell table:style-name="ce8" table:formula="of:=VLOOKUP([.B148];[$actions.$A$2:.$D$514];2;0)" office:value-type="string" office:string-value="DYN_REC_START1" calcext:value-type="string">
            <text:p>DYN_REC_START1</text:p>
          </table:table-cell>
          <table:table-cell table:formula="of:=VLOOKUP([.B148];[$actions.$A$2:.$D$514];3;0)" office:value-type="float" office:value="0" calcext:value-type="float">
            <text:p/>
          </table:table-cell>
          <table:table-cell table:formula="of:=VLOOKUP([.B148];[$actions.$A$2:.$D$514];4;0)" office:value-type="float" office:value="0" calcext:value-type="float">
            <text:p/>
          </table:table-cell>
          <table:table-cell table:style-name="ce19" table:formula="of:=[.B148]&lt;&gt;0" office:value-type="boolean" office:boolean-value="true" calcext:value-type="boolean">
            <text:p>TRUE</text:p>
          </table:table-cell>
          <table:table-cell table:style-name="ce8" table:formula="of:=&quot;const uint16_t PROGMEM &quot;&amp;[.K148]&amp;&quot;_combo[] = {&quot;&amp;[.L148]&amp;&quot;, COMBO_END};&quot;" office:value-type="string" office:string-value="const uint16_t PROGMEM a_alt_1_combo[] = {KC_A, KC_LALT, COMBO_END};" calcext:value-type="string">
            <text:p>const uint16_t PROGMEM a_alt_1_combo[] = {KC_A, KC_LALT, COMBO_END};</text:p>
          </table:table-cell>
          <table:table-cell table:formula="of:=&quot;  COMBO_&quot;&amp;[.K148]&amp;&quot;,&quot;" office:value-type="string" office:string-value="  COMBO_a_alt_1," calcext:value-type="string">
            <text:p><text:s text:c="2"/>COMBO_a_alt_1,</text:p>
          </table:table-cell>
          <table:table-cell table:formula="of:=&quot;  [COMBO_&quot;&amp;[.K148]&amp;&quot;] = COMBO&quot;&amp;IF([.M148]=&quot;key&quot;;&quot;&quot;;&quot;_ACTION&quot;)&amp;&quot;(&quot;&amp;[.K148]&amp;&quot;_combo&quot;&amp;IF([.M148]=&quot;key&quot;;&quot;, &quot;&amp;[.N148];&quot;&quot;)&amp;&quot;),&quot;" office:value-type="string" office:string-value="  [COMBO_a_alt_1] = COMBO(a_alt_1_combo, DYN_REC_START1)," calcext:value-type="string">
            <text:p><text:s text:c="2"/>[COMBO_a_alt_1] = COMBO(a_alt_1_combo, DYN_REC_START1),</text:p>
          </table:table-cell>
          <table:table-cell table:style-name="ce8" table:formula="of:=IF([.M148]=&quot;macro&quot;;&quot;    case &quot;&amp;&quot;COMBO_&quot;&amp;[.K148]&amp;&quot;: if (p) {&quot;&amp;[.O148]&amp;&quot;} &quot;&amp;IF([.P148]=&quot;&quot;;&quot;&quot;;&quot;else {&quot;&amp;[.P14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49]);2)+1" office:value-type="float" office:value="2" calcext:value-type="float">
            <text:p>2</text:p>
          </table:table-cell>
          <table:table-cell table:style-name="ce8" table:formula="of:=OFFSET([$actions_combos.A$2];FLOOR(ROW([.B149])/2)-1;0)" office:value-type="string" office:string-value="macro_rec" calcext:value-type="string">
            <text:p>macro_rec</text:p>
          </table:table-cell>
          <table:table-cell table:style-name="ce15" table:formula="of:=OFFSET([$actions_combos.B$2];FLOOR(ROW([.C149])/2)-1;0)" office:value-type="string" office:string-value="a" calcext:value-type="string">
            <text:p>a</text:p>
          </table:table-cell>
          <table:table-cell table:style-name="ce15" table:formula="of:=OFFSET([$actions_combos.C$2];FLOOR(ROW([.D149])/2)-1;0)" office:value-type="string" office:string-value="alt" calcext:value-type="string">
            <text:p>alt</text:p>
          </table:table-cell>
          <table:table-cell table:style-name="ce15" table:formula="of:=OFFSET([$actions_combos.D$2];FLOOR(ROW([.E149])/2)-1;0)" office:value-type="float" office:value="0" calcext:value-type="float">
            <text:p>0</text:p>
          </table:table-cell>
          <table:table-cell table:style-name="ce15" table:formula="of:=OFFSET([$actions_combos.E$2];FLOOR(ROW([.F149])/2)-1;0)" office:value-type="float" office:value="0" calcext:value-type="float">
            <text:p>0</text:p>
          </table:table-cell>
          <table:table-cell table:style-name="ce8" table:formula="of:=VLOOKUP([.C149];[$keys.$A$2:.$C$200];[.$A149]+1;0)" office:value-type="string" office:string-value="KC_LCBR" calcext:value-type="string">
            <text:p>KC_LCBR</text:p>
          </table:table-cell>
          <table:table-cell table:style-name="ce8" table:formula="of:=VLOOKUP([.D149];[$keys.$A$2:.$C$200];[.$A149]+1;0)" office:value-type="string" office:string-value="KC_LALT" calcext:value-type="string">
            <text:p>KC_LALT</text:p>
          </table:table-cell>
          <table:table-cell table:formula="of:=VLOOKUP([.E149];[$keys.$A$2:.$C$200];[.$A149]+1;0)" office:value-type="string" office:string-value="" calcext:value-type="error">
            <text:p>#N/A</text:p>
          </table:table-cell>
          <table:table-cell table:formula="of:=VLOOKUP([.F149];[$keys.$A$2:.$C$200];[.$A149]+1;0)" office:value-type="string" office:string-value="" calcext:value-type="error">
            <text:p>#N/A</text:p>
          </table:table-cell>
          <table:table-cell table:formula="of:=[.C149]&amp;&quot;_&quot;&amp;[.D149]&amp;IF(ISNA([.I149]);&quot;&quot;;&quot;_&quot;&amp;[.E149]&amp;IF(ISNA([.J149]);&quot;&quot;;&quot;_&quot;&amp;[.F149]))&amp;&quot;_&quot;&amp;TEXT([.A149];&quot;0&quot;)" office:value-type="string" office:string-value="a_alt_2" calcext:value-type="string">
            <text:p>a_alt_2</text:p>
          </table:table-cell>
          <table:table-cell table:style-name="ce8" table:formula="of:=[.G149]&amp;&quot;, &quot;&amp;[.H149]&amp;IF(ISNA([.I149]);&quot;&quot;;&quot;, &quot;&amp;[.I149]&amp;IF(ISNA([.J149]);&quot;&quot;;&quot;, &quot;&amp;[.J149]))" office:value-type="string" office:string-value="KC_LCBR, KC_LALT" calcext:value-type="string">
            <text:p>KC_LCBR, KC_LALT</text:p>
          </table:table-cell>
          <table:table-cell table:style-name="ce8" table:formula="of:=VLOOKUP([.B149];[$actions.$A$2:.$F$514];5;0)" office:value-type="string" office:string-value="key" calcext:value-type="string">
            <text:p>key</text:p>
          </table:table-cell>
          <table:table-cell table:style-name="ce8" table:formula="of:=VLOOKUP([.B149];[$actions.$A$2:.$D$514];2;0)" office:value-type="string" office:string-value="DYN_REC_START1" calcext:value-type="string">
            <text:p>DYN_REC_START1</text:p>
          </table:table-cell>
          <table:table-cell table:formula="of:=VLOOKUP([.B149];[$actions.$A$2:.$D$514];3;0)" office:value-type="float" office:value="0" calcext:value-type="float">
            <text:p/>
          </table:table-cell>
          <table:table-cell table:formula="of:=VLOOKUP([.B149];[$actions.$A$2:.$D$514];4;0)" office:value-type="float" office:value="0" calcext:value-type="float">
            <text:p/>
          </table:table-cell>
          <table:table-cell table:style-name="ce19" table:formula="of:=[.B149]&lt;&gt;0" office:value-type="boolean" office:boolean-value="true" calcext:value-type="boolean">
            <text:p>TRUE</text:p>
          </table:table-cell>
          <table:table-cell table:style-name="ce8" table:formula="of:=&quot;const uint16_t PROGMEM &quot;&amp;[.K149]&amp;&quot;_combo[] = {&quot;&amp;[.L149]&amp;&quot;, COMBO_END};&quot;" office:value-type="string" office:string-value="const uint16_t PROGMEM a_alt_2_combo[] = {KC_LCBR, KC_LALT, COMBO_END};" calcext:value-type="string">
            <text:p>const uint16_t PROGMEM a_alt_2_combo[] = {KC_LCBR, KC_LALT, COMBO_END};</text:p>
          </table:table-cell>
          <table:table-cell table:formula="of:=&quot;  COMBO_&quot;&amp;[.K149]&amp;&quot;,&quot;" office:value-type="string" office:string-value="  COMBO_a_alt_2," calcext:value-type="string">
            <text:p><text:s text:c="2"/>COMBO_a_alt_2,</text:p>
          </table:table-cell>
          <table:table-cell table:formula="of:=&quot;  [COMBO_&quot;&amp;[.K149]&amp;&quot;] = COMBO&quot;&amp;IF([.M149]=&quot;key&quot;;&quot;&quot;;&quot;_ACTION&quot;)&amp;&quot;(&quot;&amp;[.K149]&amp;&quot;_combo&quot;&amp;IF([.M149]=&quot;key&quot;;&quot;, &quot;&amp;[.N149];&quot;&quot;)&amp;&quot;),&quot;" office:value-type="string" office:string-value="  [COMBO_a_alt_2] = COMBO(a_alt_2_combo, DYN_REC_START1)," calcext:value-type="string">
            <text:p><text:s text:c="2"/>[COMBO_a_alt_2] = COMBO(a_alt_2_combo, DYN_REC_START1),</text:p>
          </table:table-cell>
          <table:table-cell table:style-name="ce8" table:formula="of:=IF([.M149]=&quot;macro&quot;;&quot;    case &quot;&amp;&quot;COMBO_&quot;&amp;[.K149]&amp;&quot;: if (p) {&quot;&amp;[.O149]&amp;&quot;} &quot;&amp;IF([.P149]=&quot;&quot;;&quot;&quot;;&quot;else {&quot;&amp;[.P14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50]);2)+1" office:value-type="float" office:value="1" calcext:value-type="float">
            <text:p>1</text:p>
          </table:table-cell>
          <table:table-cell table:style-name="ce8" table:formula="of:=OFFSET([$actions_combos.A$2];FLOOR(ROW([.B150])/2)-1;0)" office:value-type="string" office:string-value="macro_play" calcext:value-type="string">
            <text:p>macro_play</text:p>
          </table:table-cell>
          <table:table-cell table:style-name="ce15" table:formula="of:=OFFSET([$actions_combos.B$2];FLOOR(ROW([.C150])/2)-1;0)" office:value-type="string" office:string-value="r" calcext:value-type="string">
            <text:p>r</text:p>
          </table:table-cell>
          <table:table-cell table:style-name="ce15" table:formula="of:=OFFSET([$actions_combos.C$2];FLOOR(ROW([.D150])/2)-1;0)" office:value-type="string" office:string-value="ctrl" calcext:value-type="string">
            <text:p>ctrl</text:p>
          </table:table-cell>
          <table:table-cell table:style-name="ce15" table:formula="of:=OFFSET([$actions_combos.D$2];FLOOR(ROW([.E150])/2)-1;0)" office:value-type="float" office:value="0" calcext:value-type="float">
            <text:p>0</text:p>
          </table:table-cell>
          <table:table-cell table:style-name="ce15" table:formula="of:=OFFSET([$actions_combos.E$2];FLOOR(ROW([.F150])/2)-1;0)" office:value-type="float" office:value="0" calcext:value-type="float">
            <text:p>0</text:p>
          </table:table-cell>
          <table:table-cell table:formula="of:=VLOOKUP([.C150];[$keys.$A$2:.$C$200];[.$A150]+1;0)" office:value-type="string" office:string-value="KC_R" calcext:value-type="string">
            <text:p>KC_R</text:p>
          </table:table-cell>
          <table:table-cell table:formula="of:=VLOOKUP([.D150];[$keys.$A$2:.$C$200];[.$A150]+1;0)" office:value-type="string" office:string-value="KC_LCTL" calcext:value-type="string">
            <text:p>KC_LCTL</text:p>
          </table:table-cell>
          <table:table-cell table:formula="of:=VLOOKUP([.E150];[$keys.$A$2:.$C$200];[.$A150]+1;0)" office:value-type="string" office:string-value="" calcext:value-type="error">
            <text:p>#N/A</text:p>
          </table:table-cell>
          <table:table-cell table:formula="of:=VLOOKUP([.F150];[$keys.$A$2:.$C$200];[.$A150]+1;0)" office:value-type="string" office:string-value="" calcext:value-type="error">
            <text:p>#N/A</text:p>
          </table:table-cell>
          <table:table-cell table:formula="of:=[.C150]&amp;&quot;_&quot;&amp;[.D150]&amp;IF(ISNA([.I150]);&quot;&quot;;&quot;_&quot;&amp;[.E150]&amp;IF(ISNA([.J150]);&quot;&quot;;&quot;_&quot;&amp;[.F150]))&amp;&quot;_&quot;&amp;TEXT([.A150];&quot;0&quot;)" office:value-type="string" office:string-value="r_ctrl_1" calcext:value-type="string">
            <text:p>r_ctrl_1</text:p>
          </table:table-cell>
          <table:table-cell table:formula="of:=[.G150]&amp;&quot;, &quot;&amp;[.H150]&amp;IF(ISNA([.I150]);&quot;&quot;;&quot;, &quot;&amp;[.I150]&amp;IF(ISNA([.J150]);&quot;&quot;;&quot;, &quot;&amp;[.J150]))" office:value-type="string" office:string-value="KC_R, KC_LCTL" calcext:value-type="string">
            <text:p>KC_R, KC_LCTL</text:p>
          </table:table-cell>
          <table:table-cell table:style-name="ce8" table:formula="of:=VLOOKUP([.B150];[$actions.$A$2:.$F$514];5;0)" office:value-type="string" office:string-value="key" calcext:value-type="string">
            <text:p>key</text:p>
          </table:table-cell>
          <table:table-cell table:style-name="ce8" table:formula="of:=VLOOKUP([.B150];[$actions.$A$2:.$D$514];2;0)" office:value-type="string" office:string-value="DYN_MACRO_PLAY1" calcext:value-type="string">
            <text:p>DYN_MACRO_PLAY1</text:p>
          </table:table-cell>
          <table:table-cell table:formula="of:=VLOOKUP([.B150];[$actions.$A$2:.$D$514];3;0)" office:value-type="float" office:value="0" calcext:value-type="float">
            <text:p/>
          </table:table-cell>
          <table:table-cell table:formula="of:=VLOOKUP([.B150];[$actions.$A$2:.$D$514];4;0)" office:value-type="float" office:value="0" calcext:value-type="float">
            <text:p/>
          </table:table-cell>
          <table:table-cell table:style-name="ce19" table:formula="of:=[.B150]&lt;&gt;0" office:value-type="boolean" office:boolean-value="true" calcext:value-type="boolean">
            <text:p>TRUE</text:p>
          </table:table-cell>
          <table:table-cell table:formula="of:=&quot;const uint16_t PROGMEM &quot;&amp;[.K150]&amp;&quot;_combo[] = {&quot;&amp;[.L150]&amp;&quot;, COMBO_END};&quot;" office:value-type="string" office:string-value="const uint16_t PROGMEM r_ctrl_1_combo[] = {KC_R, KC_LCTL, COMBO_END};" calcext:value-type="string">
            <text:p>const uint16_t PROGMEM r_ctrl_1_combo[] = {KC_R, KC_LCTL, COMBO_END};</text:p>
          </table:table-cell>
          <table:table-cell table:formula="of:=&quot;  COMBO_&quot;&amp;[.K150]&amp;&quot;,&quot;" office:value-type="string" office:string-value="  COMBO_r_ctrl_1," calcext:value-type="string">
            <text:p><text:s text:c="2"/>COMBO_r_ctrl_1,</text:p>
          </table:table-cell>
          <table:table-cell table:formula="of:=&quot;  [COMBO_&quot;&amp;[.K150]&amp;&quot;] = COMBO&quot;&amp;IF([.M150]=&quot;key&quot;;&quot;&quot;;&quot;_ACTION&quot;)&amp;&quot;(&quot;&amp;[.K150]&amp;&quot;_combo&quot;&amp;IF([.M150]=&quot;key&quot;;&quot;, &quot;&amp;[.N150];&quot;&quot;)&amp;&quot;),&quot;" office:value-type="string" office:string-value="  [COMBO_r_ctrl_1] = COMBO(r_ctrl_1_combo, DYN_MACRO_PLAY1)," calcext:value-type="string">
            <text:p><text:s text:c="2"/>[COMBO_r_ctrl_1] = COMBO(r_ctrl_1_combo, DYN_MACRO_PLAY1),</text:p>
          </table:table-cell>
          <table:table-cell table:style-name="ce8" table:formula="of:=IF([.M150]=&quot;macro&quot;;&quot;    case &quot;&amp;&quot;COMBO_&quot;&amp;[.K150]&amp;&quot;: if (p) {&quot;&amp;[.O150]&amp;&quot;} &quot;&amp;IF([.P150]=&quot;&quot;;&quot;&quot;;&quot;else {&quot;&amp;[.P15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51]);2)+1" office:value-type="float" office:value="2" calcext:value-type="float">
            <text:p>2</text:p>
          </table:table-cell>
          <table:table-cell table:style-name="ce8" table:formula="of:=OFFSET([$actions_combos.A$2];FLOOR(ROW([.B151])/2)-1;0)" office:value-type="string" office:string-value="macro_play" calcext:value-type="string">
            <text:p>macro_play</text:p>
          </table:table-cell>
          <table:table-cell table:style-name="ce15" table:formula="of:=OFFSET([$actions_combos.B$2];FLOOR(ROW([.C151])/2)-1;0)" office:value-type="string" office:string-value="r" calcext:value-type="string">
            <text:p>r</text:p>
          </table:table-cell>
          <table:table-cell table:style-name="ce15" table:formula="of:=OFFSET([$actions_combos.C$2];FLOOR(ROW([.D151])/2)-1;0)" office:value-type="string" office:string-value="ctrl" calcext:value-type="string">
            <text:p>ctrl</text:p>
          </table:table-cell>
          <table:table-cell table:style-name="ce15" table:formula="of:=OFFSET([$actions_combos.D$2];FLOOR(ROW([.E151])/2)-1;0)" office:value-type="float" office:value="0" calcext:value-type="float">
            <text:p>0</text:p>
          </table:table-cell>
          <table:table-cell table:style-name="ce15" table:formula="of:=OFFSET([$actions_combos.E$2];FLOOR(ROW([.F151])/2)-1;0)" office:value-type="float" office:value="0" calcext:value-type="float">
            <text:p>0</text:p>
          </table:table-cell>
          <table:table-cell table:formula="of:=VLOOKUP([.C151];[$keys.$A$2:.$C$200];[.$A151]+1;0)" office:value-type="string" office:string-value="KC_RCBR" calcext:value-type="string">
            <text:p>KC_RCBR</text:p>
          </table:table-cell>
          <table:table-cell table:formula="of:=VLOOKUP([.D151];[$keys.$A$2:.$C$200];[.$A151]+1;0)" office:value-type="string" office:string-value="KC_LCTL" calcext:value-type="string">
            <text:p>KC_LCTL</text:p>
          </table:table-cell>
          <table:table-cell table:formula="of:=VLOOKUP([.E151];[$keys.$A$2:.$C$200];[.$A151]+1;0)" office:value-type="string" office:string-value="" calcext:value-type="error">
            <text:p>#N/A</text:p>
          </table:table-cell>
          <table:table-cell table:formula="of:=VLOOKUP([.F151];[$keys.$A$2:.$C$200];[.$A151]+1;0)" office:value-type="string" office:string-value="" calcext:value-type="error">
            <text:p>#N/A</text:p>
          </table:table-cell>
          <table:table-cell table:formula="of:=[.C151]&amp;&quot;_&quot;&amp;[.D151]&amp;IF(ISNA([.I151]);&quot;&quot;;&quot;_&quot;&amp;[.E151]&amp;IF(ISNA([.J151]);&quot;&quot;;&quot;_&quot;&amp;[.F151]))&amp;&quot;_&quot;&amp;TEXT([.A151];&quot;0&quot;)" office:value-type="string" office:string-value="r_ctrl_2" calcext:value-type="string">
            <text:p>r_ctrl_2</text:p>
          </table:table-cell>
          <table:table-cell table:formula="of:=[.G151]&amp;&quot;, &quot;&amp;[.H151]&amp;IF(ISNA([.I151]);&quot;&quot;;&quot;, &quot;&amp;[.I151]&amp;IF(ISNA([.J151]);&quot;&quot;;&quot;, &quot;&amp;[.J151]))" office:value-type="string" office:string-value="KC_RCBR, KC_LCTL" calcext:value-type="string">
            <text:p>KC_RCBR, KC_LCTL</text:p>
          </table:table-cell>
          <table:table-cell table:style-name="ce8" table:formula="of:=VLOOKUP([.B151];[$actions.$A$2:.$F$514];5;0)" office:value-type="string" office:string-value="key" calcext:value-type="string">
            <text:p>key</text:p>
          </table:table-cell>
          <table:table-cell table:style-name="ce8" table:formula="of:=VLOOKUP([.B151];[$actions.$A$2:.$D$514];2;0)" office:value-type="string" office:string-value="DYN_MACRO_PLAY1" calcext:value-type="string">
            <text:p>DYN_MACRO_PLAY1</text:p>
          </table:table-cell>
          <table:table-cell table:formula="of:=VLOOKUP([.B151];[$actions.$A$2:.$D$514];3;0)" office:value-type="float" office:value="0" calcext:value-type="float">
            <text:p/>
          </table:table-cell>
          <table:table-cell table:formula="of:=VLOOKUP([.B151];[$actions.$A$2:.$D$514];4;0)" office:value-type="float" office:value="0" calcext:value-type="float">
            <text:p/>
          </table:table-cell>
          <table:table-cell table:style-name="ce19" table:formula="of:=[.B151]&lt;&gt;0" office:value-type="boolean" office:boolean-value="true" calcext:value-type="boolean">
            <text:p>TRUE</text:p>
          </table:table-cell>
          <table:table-cell table:formula="of:=&quot;const uint16_t PROGMEM &quot;&amp;[.K151]&amp;&quot;_combo[] = {&quot;&amp;[.L151]&amp;&quot;, COMBO_END};&quot;" office:value-type="string" office:string-value="const uint16_t PROGMEM r_ctrl_2_combo[] = {KC_RCBR, KC_LCTL, COMBO_END};" calcext:value-type="string">
            <text:p>const uint16_t PROGMEM r_ctrl_2_combo[] = {KC_RCBR, KC_LCTL, COMBO_END};</text:p>
          </table:table-cell>
          <table:table-cell table:formula="of:=&quot;  COMBO_&quot;&amp;[.K151]&amp;&quot;,&quot;" office:value-type="string" office:string-value="  COMBO_r_ctrl_2," calcext:value-type="string">
            <text:p><text:s text:c="2"/>COMBO_r_ctrl_2,</text:p>
          </table:table-cell>
          <table:table-cell table:formula="of:=&quot;  [COMBO_&quot;&amp;[.K151]&amp;&quot;] = COMBO&quot;&amp;IF([.M151]=&quot;key&quot;;&quot;&quot;;&quot;_ACTION&quot;)&amp;&quot;(&quot;&amp;[.K151]&amp;&quot;_combo&quot;&amp;IF([.M151]=&quot;key&quot;;&quot;, &quot;&amp;[.N151];&quot;&quot;)&amp;&quot;),&quot;" office:value-type="string" office:string-value="  [COMBO_r_ctrl_2] = COMBO(r_ctrl_2_combo, DYN_MACRO_PLAY1)," calcext:value-type="string">
            <text:p><text:s text:c="2"/>[COMBO_r_ctrl_2] = COMBO(r_ctrl_2_combo, DYN_MACRO_PLAY1),</text:p>
          </table:table-cell>
          <table:table-cell table:style-name="ce8" table:formula="of:=IF([.M151]=&quot;macro&quot;;&quot;    case &quot;&amp;&quot;COMBO_&quot;&amp;[.K151]&amp;&quot;: if (p) {&quot;&amp;[.O151]&amp;&quot;} &quot;&amp;IF([.P151]=&quot;&quot;;&quot;&quot;;&quot;else {&quot;&amp;[.P15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52]);2)+1" office:value-type="float" office:value="1" calcext:value-type="float">
            <text:p>1</text:p>
          </table:table-cell>
          <table:table-cell table:style-name="ce8" table:formula="of:=OFFSET([$actions_combos.A$2];FLOOR(ROW([.B152])/2)-1;0)" office:value-type="float" office:value="0" calcext:value-type="float">
            <text:p>0</text:p>
          </table:table-cell>
          <table:table-cell table:style-name="ce15" table:formula="of:=OFFSET([$actions_combos.B$2];FLOOR(ROW([.C152])/2)-1;0)" office:value-type="float" office:value="0" calcext:value-type="float">
            <text:p>0</text:p>
          </table:table-cell>
          <table:table-cell table:style-name="ce15" table:formula="of:=OFFSET([$actions_combos.C$2];FLOOR(ROW([.D152])/2)-1;0)" office:value-type="float" office:value="0" calcext:value-type="float">
            <text:p>0</text:p>
          </table:table-cell>
          <table:table-cell table:style-name="ce15" table:formula="of:=OFFSET([$actions_combos.D$2];FLOOR(ROW([.E152])/2)-1;0)" office:value-type="float" office:value="0" calcext:value-type="float">
            <text:p>0</text:p>
          </table:table-cell>
          <table:table-cell table:style-name="ce15" table:formula="of:=OFFSET([$actions_combos.E$2];FLOOR(ROW([.F152])/2)-1;0)" office:value-type="float" office:value="0" calcext:value-type="float">
            <text:p>0</text:p>
          </table:table-cell>
          <table:table-cell table:formula="of:=VLOOKUP([.C152];[$keys.$A$2:.$C$200];[.$A152]+1;0)" office:value-type="string" office:string-value="" calcext:value-type="error">
            <text:p>#N/A</text:p>
          </table:table-cell>
          <table:table-cell table:formula="of:=VLOOKUP([.D152];[$keys.$A$2:.$C$200];[.$A152]+1;0)" office:value-type="string" office:string-value="" calcext:value-type="error">
            <text:p>#N/A</text:p>
          </table:table-cell>
          <table:table-cell table:formula="of:=VLOOKUP([.E152];[$keys.$A$2:.$C$200];[.$A152]+1;0)" office:value-type="string" office:string-value="" calcext:value-type="error">
            <text:p>#N/A</text:p>
          </table:table-cell>
          <table:table-cell table:formula="of:=VLOOKUP([.F152];[$keys.$A$2:.$C$200];[.$A152]+1;0)" office:value-type="string" office:string-value="" calcext:value-type="error">
            <text:p>#N/A</text:p>
          </table:table-cell>
          <table:table-cell table:formula="of:=[.C152]&amp;&quot;_&quot;&amp;[.D152]&amp;IF(ISNA([.I152]);&quot;&quot;;&quot;_&quot;&amp;[.E152]&amp;IF(ISNA([.J152]);&quot;&quot;;&quot;_&quot;&amp;[.F152]))&amp;&quot;_&quot;&amp;TEXT([.A152];&quot;0&quot;)" office:value-type="string" office:string-value="0_0_1" calcext:value-type="string">
            <text:p>0_0_1</text:p>
          </table:table-cell>
          <table:table-cell table:formula="of:=[.G152]&amp;&quot;, &quot;&amp;[.H152]&amp;IF(ISNA([.I152]);&quot;&quot;;&quot;, &quot;&amp;[.I152]&amp;IF(ISNA([.J152]);&quot;&quot;;&quot;, &quot;&amp;[.J152]))" office:value-type="string" office:string-value="" calcext:value-type="error">
            <text:p>#N/A</text:p>
          </table:table-cell>
          <table:table-cell table:style-name="ce8" table:formula="of:=VLOOKUP([.B152];[$actions.$A$2:.$F$514];5;0)" office:value-type="string" office:string-value="" calcext:value-type="error">
            <text:p>#N/A</text:p>
          </table:table-cell>
          <table:table-cell table:style-name="ce8" table:formula="of:=VLOOKUP([.B152];[$actions.$A$2:.$D$514];2;0)" office:value-type="string" office:string-value="" calcext:value-type="error">
            <text:p>#N/A</text:p>
          </table:table-cell>
          <table:table-cell table:formula="of:=VLOOKUP([.B152];[$actions.$A$2:.$D$514];3;0)" office:value-type="string" office:string-value="" calcext:value-type="error">
            <text:p>#N/A</text:p>
          </table:table-cell>
          <table:table-cell table:formula="of:=VLOOKUP([.B152];[$actions.$A$2:.$D$514];4;0)" office:value-type="string" office:string-value="" calcext:value-type="error">
            <text:p>#N/A</text:p>
          </table:table-cell>
          <table:table-cell table:style-name="ce19" table:formula="of:=[.B152]&lt;&gt;0" office:value-type="boolean" office:boolean-value="false" calcext:value-type="boolean">
            <text:p>FALSE</text:p>
          </table:table-cell>
          <table:table-cell table:formula="of:=&quot;const uint16_t PROGMEM &quot;&amp;[.K152]&amp;&quot;_combo[] = {&quot;&amp;[.L152]&amp;&quot;, COMBO_END};&quot;" office:value-type="string" office:string-value="" calcext:value-type="error">
            <text:p>#N/A</text:p>
          </table:table-cell>
          <table:table-cell table:formula="of:=&quot;  COMBO_&quot;&amp;[.K15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52]&amp;&quot;] = COMBO&quot;&amp;IF([.M152]=&quot;key&quot;;&quot;&quot;;&quot;_ACTION&quot;)&amp;&quot;(&quot;&amp;[.K152]&amp;&quot;_combo&quot;&amp;IF([.M152]=&quot;key&quot;;&quot;, &quot;&amp;[.N152];&quot;&quot;)&amp;&quot;),&quot;" office:value-type="string" office:string-value="" calcext:value-type="error">
            <text:p>#N/A</text:p>
          </table:table-cell>
          <table:table-cell table:style-name="ce8" table:formula="of:=IF([.M152]=&quot;macro&quot;;&quot;    case &quot;&amp;&quot;COMBO_&quot;&amp;[.K152]&amp;&quot;: if (p) {&quot;&amp;[.O152]&amp;&quot;} &quot;&amp;IF([.P152]=&quot;&quot;;&quot;&quot;;&quot;else {&quot;&amp;[.P15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3]);2)+1" office:value-type="float" office:value="2" calcext:value-type="float">
            <text:p>2</text:p>
          </table:table-cell>
          <table:table-cell table:style-name="ce8" table:formula="of:=OFFSET([$actions_combos.A$2];FLOOR(ROW([.B153])/2)-1;0)" office:value-type="float" office:value="0" calcext:value-type="float">
            <text:p>0</text:p>
          </table:table-cell>
          <table:table-cell table:style-name="ce15" table:formula="of:=OFFSET([$actions_combos.B$2];FLOOR(ROW([.C153])/2)-1;0)" office:value-type="float" office:value="0" calcext:value-type="float">
            <text:p>0</text:p>
          </table:table-cell>
          <table:table-cell table:style-name="ce15" table:formula="of:=OFFSET([$actions_combos.C$2];FLOOR(ROW([.D153])/2)-1;0)" office:value-type="float" office:value="0" calcext:value-type="float">
            <text:p>0</text:p>
          </table:table-cell>
          <table:table-cell table:style-name="ce15" table:formula="of:=OFFSET([$actions_combos.D$2];FLOOR(ROW([.E153])/2)-1;0)" office:value-type="float" office:value="0" calcext:value-type="float">
            <text:p>0</text:p>
          </table:table-cell>
          <table:table-cell table:style-name="ce15" table:formula="of:=OFFSET([$actions_combos.E$2];FLOOR(ROW([.F153])/2)-1;0)" office:value-type="float" office:value="0" calcext:value-type="float">
            <text:p>0</text:p>
          </table:table-cell>
          <table:table-cell table:formula="of:=VLOOKUP([.C153];[$keys.$A$2:.$C$200];[.$A153]+1;0)" office:value-type="string" office:string-value="" calcext:value-type="error">
            <text:p>#N/A</text:p>
          </table:table-cell>
          <table:table-cell table:formula="of:=VLOOKUP([.D153];[$keys.$A$2:.$C$200];[.$A153]+1;0)" office:value-type="string" office:string-value="" calcext:value-type="error">
            <text:p>#N/A</text:p>
          </table:table-cell>
          <table:table-cell table:formula="of:=VLOOKUP([.E153];[$keys.$A$2:.$C$200];[.$A153]+1;0)" office:value-type="string" office:string-value="" calcext:value-type="error">
            <text:p>#N/A</text:p>
          </table:table-cell>
          <table:table-cell table:formula="of:=VLOOKUP([.F153];[$keys.$A$2:.$C$200];[.$A153]+1;0)" office:value-type="string" office:string-value="" calcext:value-type="error">
            <text:p>#N/A</text:p>
          </table:table-cell>
          <table:table-cell table:formula="of:=[.C153]&amp;&quot;_&quot;&amp;[.D153]&amp;IF(ISNA([.I153]);&quot;&quot;;&quot;_&quot;&amp;[.E153]&amp;IF(ISNA([.J153]);&quot;&quot;;&quot;_&quot;&amp;[.F153]))&amp;&quot;_&quot;&amp;TEXT([.A153];&quot;0&quot;)" office:value-type="string" office:string-value="0_0_2" calcext:value-type="string">
            <text:p>0_0_2</text:p>
          </table:table-cell>
          <table:table-cell table:formula="of:=[.G153]&amp;&quot;, &quot;&amp;[.H153]&amp;IF(ISNA([.I153]);&quot;&quot;;&quot;, &quot;&amp;[.I153]&amp;IF(ISNA([.J153]);&quot;&quot;;&quot;, &quot;&amp;[.J153]))" office:value-type="string" office:string-value="" calcext:value-type="error">
            <text:p>#N/A</text:p>
          </table:table-cell>
          <table:table-cell table:style-name="ce8" table:formula="of:=VLOOKUP([.B153];[$actions.$A$2:.$F$514];5;0)" office:value-type="string" office:string-value="" calcext:value-type="error">
            <text:p>#N/A</text:p>
          </table:table-cell>
          <table:table-cell table:style-name="ce8" table:formula="of:=VLOOKUP([.B153];[$actions.$A$2:.$D$514];2;0)" office:value-type="string" office:string-value="" calcext:value-type="error">
            <text:p>#N/A</text:p>
          </table:table-cell>
          <table:table-cell table:formula="of:=VLOOKUP([.B153];[$actions.$A$2:.$D$514];3;0)" office:value-type="string" office:string-value="" calcext:value-type="error">
            <text:p>#N/A</text:p>
          </table:table-cell>
          <table:table-cell table:formula="of:=VLOOKUP([.B153];[$actions.$A$2:.$D$514];4;0)" office:value-type="string" office:string-value="" calcext:value-type="error">
            <text:p>#N/A</text:p>
          </table:table-cell>
          <table:table-cell table:style-name="ce19" table:formula="of:=[.B153]&lt;&gt;0" office:value-type="boolean" office:boolean-value="false" calcext:value-type="boolean">
            <text:p>FALSE</text:p>
          </table:table-cell>
          <table:table-cell table:formula="of:=&quot;const uint16_t PROGMEM &quot;&amp;[.K153]&amp;&quot;_combo[] = {&quot;&amp;[.L153]&amp;&quot;, COMBO_END};&quot;" office:value-type="string" office:string-value="" calcext:value-type="error">
            <text:p>#N/A</text:p>
          </table:table-cell>
          <table:table-cell table:formula="of:=&quot;  COMBO_&quot;&amp;[.K15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53]&amp;&quot;] = COMBO&quot;&amp;IF([.M153]=&quot;key&quot;;&quot;&quot;;&quot;_ACTION&quot;)&amp;&quot;(&quot;&amp;[.K153]&amp;&quot;_combo&quot;&amp;IF([.M153]=&quot;key&quot;;&quot;, &quot;&amp;[.N153];&quot;&quot;)&amp;&quot;),&quot;" office:value-type="string" office:string-value="" calcext:value-type="error">
            <text:p>#N/A</text:p>
          </table:table-cell>
          <table:table-cell table:style-name="ce8" table:formula="of:=IF([.M153]=&quot;macro&quot;;&quot;    case &quot;&amp;&quot;COMBO_&quot;&amp;[.K153]&amp;&quot;: if (p) {&quot;&amp;[.O153]&amp;&quot;} &quot;&amp;IF([.P153]=&quot;&quot;;&quot;&quot;;&quot;else {&quot;&amp;[.P15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4]);2)+1" office:value-type="float" office:value="1" calcext:value-type="float">
            <text:p>1</text:p>
          </table:table-cell>
          <table:table-cell table:style-name="ce8" table:formula="of:=OFFSET([$actions_combos.A$2];FLOOR(ROW([.B154])/2)-1;0)" office:value-type="float" office:value="0" calcext:value-type="float">
            <text:p>0</text:p>
          </table:table-cell>
          <table:table-cell table:style-name="ce15" table:formula="of:=OFFSET([$actions_combos.B$2];FLOOR(ROW([.C154])/2)-1;0)" office:value-type="float" office:value="0" calcext:value-type="float">
            <text:p>0</text:p>
          </table:table-cell>
          <table:table-cell table:style-name="ce15" table:formula="of:=OFFSET([$actions_combos.C$2];FLOOR(ROW([.D154])/2)-1;0)" office:value-type="float" office:value="0" calcext:value-type="float">
            <text:p>0</text:p>
          </table:table-cell>
          <table:table-cell table:style-name="ce15" table:formula="of:=OFFSET([$actions_combos.D$2];FLOOR(ROW([.E154])/2)-1;0)" office:value-type="float" office:value="0" calcext:value-type="float">
            <text:p>0</text:p>
          </table:table-cell>
          <table:table-cell table:style-name="ce15" table:formula="of:=OFFSET([$actions_combos.E$2];FLOOR(ROW([.F154])/2)-1;0)" office:value-type="float" office:value="0" calcext:value-type="float">
            <text:p>0</text:p>
          </table:table-cell>
          <table:table-cell table:style-name="ce8" table:formula="of:=VLOOKUP([.C154];[$keys.$A$2:.$C$200];[.$A154]+1;0)" office:value-type="string" office:string-value="" calcext:value-type="error">
            <text:p>#N/A</text:p>
          </table:table-cell>
          <table:table-cell table:style-name="ce8" table:formula="of:=VLOOKUP([.D154];[$keys.$A$2:.$C$200];[.$A154]+1;0)" office:value-type="string" office:string-value="" calcext:value-type="error">
            <text:p>#N/A</text:p>
          </table:table-cell>
          <table:table-cell table:formula="of:=VLOOKUP([.E154];[$keys.$A$2:.$C$200];[.$A154]+1;0)" office:value-type="string" office:string-value="" calcext:value-type="error">
            <text:p>#N/A</text:p>
          </table:table-cell>
          <table:table-cell table:formula="of:=VLOOKUP([.F154];[$keys.$A$2:.$C$200];[.$A154]+1;0)" office:value-type="string" office:string-value="" calcext:value-type="error">
            <text:p>#N/A</text:p>
          </table:table-cell>
          <table:table-cell table:formula="of:=[.C154]&amp;&quot;_&quot;&amp;[.D154]&amp;IF(ISNA([.I154]);&quot;&quot;;&quot;_&quot;&amp;[.E154]&amp;IF(ISNA([.J154]);&quot;&quot;;&quot;_&quot;&amp;[.F154]))&amp;&quot;_&quot;&amp;TEXT([.A154];&quot;0&quot;)" office:value-type="string" office:string-value="0_0_1" calcext:value-type="string">
            <text:p>0_0_1</text:p>
          </table:table-cell>
          <table:table-cell table:style-name="ce8" table:formula="of:=[.G154]&amp;&quot;, &quot;&amp;[.H154]&amp;IF(ISNA([.I154]);&quot;&quot;;&quot;, &quot;&amp;[.I154]&amp;IF(ISNA([.J154]);&quot;&quot;;&quot;, &quot;&amp;[.J154]))" office:value-type="string" office:string-value="" calcext:value-type="error">
            <text:p>#N/A</text:p>
          </table:table-cell>
          <table:table-cell table:style-name="ce8" table:formula="of:=VLOOKUP([.B154];[$actions.$A$2:.$F$514];5;0)" office:value-type="string" office:string-value="" calcext:value-type="error">
            <text:p>#N/A</text:p>
          </table:table-cell>
          <table:table-cell table:formula="of:=VLOOKUP([.B154];[$actions.$A$2:.$D$514];2;0)" office:value-type="string" office:string-value="" calcext:value-type="error">
            <text:p>#N/A</text:p>
          </table:table-cell>
          <table:table-cell table:style-name="ce8" table:formula="of:=VLOOKUP([.B154];[$actions.$A$2:.$D$514];3;0)" office:value-type="string" office:string-value="" calcext:value-type="error">
            <text:p>#N/A</text:p>
          </table:table-cell>
          <table:table-cell table:style-name="ce8" table:formula="of:=VLOOKUP([.B154];[$actions.$A$2:.$D$514];4;0)" office:value-type="string" office:string-value="" calcext:value-type="error">
            <text:p>#N/A</text:p>
          </table:table-cell>
          <table:table-cell table:style-name="ce19" table:formula="of:=[.B154]&lt;&gt;0" office:value-type="boolean" office:boolean-value="false" calcext:value-type="boolean">
            <text:p>FALSE</text:p>
          </table:table-cell>
          <table:table-cell table:style-name="ce8" table:formula="of:=&quot;const uint16_t PROGMEM &quot;&amp;[.K154]&amp;&quot;_combo[] = {&quot;&amp;[.L154]&amp;&quot;, COMBO_END};&quot;" office:value-type="string" office:string-value="" calcext:value-type="error">
            <text:p>#N/A</text:p>
          </table:table-cell>
          <table:table-cell table:formula="of:=&quot;  COMBO_&quot;&amp;[.K15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54]&amp;&quot;] = COMBO&quot;&amp;IF([.M154]=&quot;key&quot;;&quot;&quot;;&quot;_ACTION&quot;)&amp;&quot;(&quot;&amp;[.K154]&amp;&quot;_combo&quot;&amp;IF([.M154]=&quot;key&quot;;&quot;, &quot;&amp;[.N154];&quot;&quot;)&amp;&quot;),&quot;" office:value-type="string" office:string-value="" calcext:value-type="error">
            <text:p>#N/A</text:p>
          </table:table-cell>
          <table:table-cell table:style-name="ce8" table:formula="of:=IF([.M154]=&quot;macro&quot;;&quot;    case &quot;&amp;&quot;COMBO_&quot;&amp;[.K154]&amp;&quot;: if (p) {&quot;&amp;[.O154]&amp;&quot;} &quot;&amp;IF([.P154]=&quot;&quot;;&quot;&quot;;&quot;else {&quot;&amp;[.P15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5]);2)+1" office:value-type="float" office:value="2" calcext:value-type="float">
            <text:p>2</text:p>
          </table:table-cell>
          <table:table-cell table:style-name="ce8" table:formula="of:=OFFSET([$actions_combos.A$2];FLOOR(ROW([.B155])/2)-1;0)" office:value-type="float" office:value="0" calcext:value-type="float">
            <text:p>0</text:p>
          </table:table-cell>
          <table:table-cell table:style-name="ce15" table:formula="of:=OFFSET([$actions_combos.B$2];FLOOR(ROW([.C155])/2)-1;0)" office:value-type="float" office:value="0" calcext:value-type="float">
            <text:p>0</text:p>
          </table:table-cell>
          <table:table-cell table:style-name="ce15" table:formula="of:=OFFSET([$actions_combos.C$2];FLOOR(ROW([.D155])/2)-1;0)" office:value-type="float" office:value="0" calcext:value-type="float">
            <text:p>0</text:p>
          </table:table-cell>
          <table:table-cell table:style-name="ce15" table:formula="of:=OFFSET([$actions_combos.D$2];FLOOR(ROW([.E155])/2)-1;0)" office:value-type="float" office:value="0" calcext:value-type="float">
            <text:p>0</text:p>
          </table:table-cell>
          <table:table-cell table:style-name="ce15" table:formula="of:=OFFSET([$actions_combos.E$2];FLOOR(ROW([.F155])/2)-1;0)" office:value-type="float" office:value="0" calcext:value-type="float">
            <text:p>0</text:p>
          </table:table-cell>
          <table:table-cell table:style-name="ce8" table:formula="of:=VLOOKUP([.C155];[$keys.$A$2:.$C$200];[.$A155]+1;0)" office:value-type="string" office:string-value="" calcext:value-type="error">
            <text:p>#N/A</text:p>
          </table:table-cell>
          <table:table-cell table:style-name="ce8" table:formula="of:=VLOOKUP([.D155];[$keys.$A$2:.$C$200];[.$A155]+1;0)" office:value-type="string" office:string-value="" calcext:value-type="error">
            <text:p>#N/A</text:p>
          </table:table-cell>
          <table:table-cell table:formula="of:=VLOOKUP([.E155];[$keys.$A$2:.$C$200];[.$A155]+1;0)" office:value-type="string" office:string-value="" calcext:value-type="error">
            <text:p>#N/A</text:p>
          </table:table-cell>
          <table:table-cell table:formula="of:=VLOOKUP([.F155];[$keys.$A$2:.$C$200];[.$A155]+1;0)" office:value-type="string" office:string-value="" calcext:value-type="error">
            <text:p>#N/A</text:p>
          </table:table-cell>
          <table:table-cell table:formula="of:=[.C155]&amp;&quot;_&quot;&amp;[.D155]&amp;IF(ISNA([.I155]);&quot;&quot;;&quot;_&quot;&amp;[.E155]&amp;IF(ISNA([.J155]);&quot;&quot;;&quot;_&quot;&amp;[.F155]))&amp;&quot;_&quot;&amp;TEXT([.A155];&quot;0&quot;)" office:value-type="string" office:string-value="0_0_2" calcext:value-type="string">
            <text:p>0_0_2</text:p>
          </table:table-cell>
          <table:table-cell table:style-name="ce8" table:formula="of:=[.G155]&amp;&quot;, &quot;&amp;[.H155]&amp;IF(ISNA([.I155]);&quot;&quot;;&quot;, &quot;&amp;[.I155]&amp;IF(ISNA([.J155]);&quot;&quot;;&quot;, &quot;&amp;[.J155]))" office:value-type="string" office:string-value="" calcext:value-type="error">
            <text:p>#N/A</text:p>
          </table:table-cell>
          <table:table-cell table:style-name="ce8" table:formula="of:=VLOOKUP([.B155];[$actions.$A$2:.$F$514];5;0)" office:value-type="string" office:string-value="" calcext:value-type="error">
            <text:p>#N/A</text:p>
          </table:table-cell>
          <table:table-cell table:formula="of:=VLOOKUP([.B155];[$actions.$A$2:.$D$514];2;0)" office:value-type="string" office:string-value="" calcext:value-type="error">
            <text:p>#N/A</text:p>
          </table:table-cell>
          <table:table-cell table:style-name="ce8" table:formula="of:=VLOOKUP([.B155];[$actions.$A$2:.$D$514];3;0)" office:value-type="string" office:string-value="" calcext:value-type="error">
            <text:p>#N/A</text:p>
          </table:table-cell>
          <table:table-cell table:style-name="ce8" table:formula="of:=VLOOKUP([.B155];[$actions.$A$2:.$D$514];4;0)" office:value-type="string" office:string-value="" calcext:value-type="error">
            <text:p>#N/A</text:p>
          </table:table-cell>
          <table:table-cell table:style-name="ce19" table:formula="of:=[.B155]&lt;&gt;0" office:value-type="boolean" office:boolean-value="false" calcext:value-type="boolean">
            <text:p>FALSE</text:p>
          </table:table-cell>
          <table:table-cell table:style-name="ce8" table:formula="of:=&quot;const uint16_t PROGMEM &quot;&amp;[.K155]&amp;&quot;_combo[] = {&quot;&amp;[.L155]&amp;&quot;, COMBO_END};&quot;" office:value-type="string" office:string-value="" calcext:value-type="error">
            <text:p>#N/A</text:p>
          </table:table-cell>
          <table:table-cell table:formula="of:=&quot;  COMBO_&quot;&amp;[.K15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55]&amp;&quot;] = COMBO&quot;&amp;IF([.M155]=&quot;key&quot;;&quot;&quot;;&quot;_ACTION&quot;)&amp;&quot;(&quot;&amp;[.K155]&amp;&quot;_combo&quot;&amp;IF([.M155]=&quot;key&quot;;&quot;, &quot;&amp;[.N155];&quot;&quot;)&amp;&quot;),&quot;" office:value-type="string" office:string-value="" calcext:value-type="error">
            <text:p>#N/A</text:p>
          </table:table-cell>
          <table:table-cell table:style-name="ce8" table:formula="of:=IF([.M155]=&quot;macro&quot;;&quot;    case &quot;&amp;&quot;COMBO_&quot;&amp;[.K155]&amp;&quot;: if (p) {&quot;&amp;[.O155]&amp;&quot;} &quot;&amp;IF([.P155]=&quot;&quot;;&quot;&quot;;&quot;else {&quot;&amp;[.P15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6]);2)+1" office:value-type="float" office:value="1" calcext:value-type="float">
            <text:p>1</text:p>
          </table:table-cell>
          <table:table-cell table:style-name="ce8" table:formula="of:=OFFSET([$actions_combos.A$2];FLOOR(ROW([.B156])/2)-1;0)" office:value-type="float" office:value="0" calcext:value-type="float">
            <text:p>0</text:p>
          </table:table-cell>
          <table:table-cell table:style-name="ce15" table:formula="of:=OFFSET([$actions_combos.B$2];FLOOR(ROW([.C156])/2)-1;0)" office:value-type="float" office:value="0" calcext:value-type="float">
            <text:p>0</text:p>
          </table:table-cell>
          <table:table-cell table:style-name="ce15" table:formula="of:=OFFSET([$actions_combos.C$2];FLOOR(ROW([.D156])/2)-1;0)" office:value-type="float" office:value="0" calcext:value-type="float">
            <text:p>0</text:p>
          </table:table-cell>
          <table:table-cell table:style-name="ce15" table:formula="of:=OFFSET([$actions_combos.D$2];FLOOR(ROW([.E156])/2)-1;0)" office:value-type="float" office:value="0" calcext:value-type="float">
            <text:p>0</text:p>
          </table:table-cell>
          <table:table-cell table:style-name="ce15" table:formula="of:=OFFSET([$actions_combos.E$2];FLOOR(ROW([.F156])/2)-1;0)" office:value-type="float" office:value="0" calcext:value-type="float">
            <text:p>0</text:p>
          </table:table-cell>
          <table:table-cell table:style-name="ce8" table:formula="of:=VLOOKUP([.C156];[$keys.$A$2:.$C$200];[.$A156]+1;0)" office:value-type="string" office:string-value="" calcext:value-type="error">
            <text:p>#N/A</text:p>
          </table:table-cell>
          <table:table-cell table:style-name="ce8" table:formula="of:=VLOOKUP([.D156];[$keys.$A$2:.$C$200];[.$A156]+1;0)" office:value-type="string" office:string-value="" calcext:value-type="error">
            <text:p>#N/A</text:p>
          </table:table-cell>
          <table:table-cell table:formula="of:=VLOOKUP([.E156];[$keys.$A$2:.$C$200];[.$A156]+1;0)" office:value-type="string" office:string-value="" calcext:value-type="error">
            <text:p>#N/A</text:p>
          </table:table-cell>
          <table:table-cell table:formula="of:=VLOOKUP([.F156];[$keys.$A$2:.$C$200];[.$A156]+1;0)" office:value-type="string" office:string-value="" calcext:value-type="error">
            <text:p>#N/A</text:p>
          </table:table-cell>
          <table:table-cell table:formula="of:=[.C156]&amp;&quot;_&quot;&amp;[.D156]&amp;IF(ISNA([.I156]);&quot;&quot;;&quot;_&quot;&amp;[.E156]&amp;IF(ISNA([.J156]);&quot;&quot;;&quot;_&quot;&amp;[.F156]))&amp;&quot;_&quot;&amp;TEXT([.A156];&quot;0&quot;)" office:value-type="string" office:string-value="0_0_1" calcext:value-type="string">
            <text:p>0_0_1</text:p>
          </table:table-cell>
          <table:table-cell table:style-name="ce8" table:formula="of:=[.G156]&amp;&quot;, &quot;&amp;[.H156]&amp;IF(ISNA([.I156]);&quot;&quot;;&quot;, &quot;&amp;[.I156]&amp;IF(ISNA([.J156]);&quot;&quot;;&quot;, &quot;&amp;[.J156]))" office:value-type="string" office:string-value="" calcext:value-type="error">
            <text:p>#N/A</text:p>
          </table:table-cell>
          <table:table-cell table:style-name="ce8" table:formula="of:=VLOOKUP([.B156];[$actions.$A$2:.$F$514];5;0)" office:value-type="string" office:string-value="" calcext:value-type="error">
            <text:p>#N/A</text:p>
          </table:table-cell>
          <table:table-cell table:formula="of:=VLOOKUP([.B156];[$actions.$A$2:.$D$514];2;0)" office:value-type="string" office:string-value="" calcext:value-type="error">
            <text:p>#N/A</text:p>
          </table:table-cell>
          <table:table-cell table:style-name="ce8" table:formula="of:=VLOOKUP([.B156];[$actions.$A$2:.$D$514];3;0)" office:value-type="string" office:string-value="" calcext:value-type="error">
            <text:p>#N/A</text:p>
          </table:table-cell>
          <table:table-cell table:style-name="ce8" table:formula="of:=VLOOKUP([.B156];[$actions.$A$2:.$D$514];4;0)" office:value-type="string" office:string-value="" calcext:value-type="error">
            <text:p>#N/A</text:p>
          </table:table-cell>
          <table:table-cell table:style-name="ce19" table:formula="of:=[.B156]&lt;&gt;0" office:value-type="boolean" office:boolean-value="false" calcext:value-type="boolean">
            <text:p>FALSE</text:p>
          </table:table-cell>
          <table:table-cell table:style-name="ce8" table:formula="of:=&quot;const uint16_t PROGMEM &quot;&amp;[.K156]&amp;&quot;_combo[] = {&quot;&amp;[.L156]&amp;&quot;, COMBO_END};&quot;" office:value-type="string" office:string-value="" calcext:value-type="error">
            <text:p>#N/A</text:p>
          </table:table-cell>
          <table:table-cell table:formula="of:=&quot;  COMBO_&quot;&amp;[.K15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56]&amp;&quot;] = COMBO&quot;&amp;IF([.M156]=&quot;key&quot;;&quot;&quot;;&quot;_ACTION&quot;)&amp;&quot;(&quot;&amp;[.K156]&amp;&quot;_combo&quot;&amp;IF([.M156]=&quot;key&quot;;&quot;, &quot;&amp;[.N156];&quot;&quot;)&amp;&quot;),&quot;" office:value-type="string" office:string-value="" calcext:value-type="error">
            <text:p>#N/A</text:p>
          </table:table-cell>
          <table:table-cell table:style-name="ce8" table:formula="of:=IF([.M156]=&quot;macro&quot;;&quot;    case &quot;&amp;&quot;COMBO_&quot;&amp;[.K156]&amp;&quot;: if (p) {&quot;&amp;[.O156]&amp;&quot;} &quot;&amp;IF([.P156]=&quot;&quot;;&quot;&quot;;&quot;else {&quot;&amp;[.P15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7]);2)+1" office:value-type="float" office:value="2" calcext:value-type="float">
            <text:p>2</text:p>
          </table:table-cell>
          <table:table-cell table:style-name="ce8" table:formula="of:=OFFSET([$actions_combos.A$2];FLOOR(ROW([.B157])/2)-1;0)" office:value-type="float" office:value="0" calcext:value-type="float">
            <text:p>0</text:p>
          </table:table-cell>
          <table:table-cell table:style-name="ce15" table:formula="of:=OFFSET([$actions_combos.B$2];FLOOR(ROW([.C157])/2)-1;0)" office:value-type="float" office:value="0" calcext:value-type="float">
            <text:p>0</text:p>
          </table:table-cell>
          <table:table-cell table:style-name="ce15" table:formula="of:=OFFSET([$actions_combos.C$2];FLOOR(ROW([.D157])/2)-1;0)" office:value-type="float" office:value="0" calcext:value-type="float">
            <text:p>0</text:p>
          </table:table-cell>
          <table:table-cell table:style-name="ce15" table:formula="of:=OFFSET([$actions_combos.D$2];FLOOR(ROW([.E157])/2)-1;0)" office:value-type="float" office:value="0" calcext:value-type="float">
            <text:p>0</text:p>
          </table:table-cell>
          <table:table-cell table:style-name="ce15" table:formula="of:=OFFSET([$actions_combos.E$2];FLOOR(ROW([.F157])/2)-1;0)" office:value-type="float" office:value="0" calcext:value-type="float">
            <text:p>0</text:p>
          </table:table-cell>
          <table:table-cell table:style-name="ce8" table:formula="of:=VLOOKUP([.C157];[$keys.$A$2:.$C$200];[.$A157]+1;0)" office:value-type="string" office:string-value="" calcext:value-type="error">
            <text:p>#N/A</text:p>
          </table:table-cell>
          <table:table-cell table:style-name="ce8" table:formula="of:=VLOOKUP([.D157];[$keys.$A$2:.$C$200];[.$A157]+1;0)" office:value-type="string" office:string-value="" calcext:value-type="error">
            <text:p>#N/A</text:p>
          </table:table-cell>
          <table:table-cell table:formula="of:=VLOOKUP([.E157];[$keys.$A$2:.$C$200];[.$A157]+1;0)" office:value-type="string" office:string-value="" calcext:value-type="error">
            <text:p>#N/A</text:p>
          </table:table-cell>
          <table:table-cell table:formula="of:=VLOOKUP([.F157];[$keys.$A$2:.$C$200];[.$A157]+1;0)" office:value-type="string" office:string-value="" calcext:value-type="error">
            <text:p>#N/A</text:p>
          </table:table-cell>
          <table:table-cell table:formula="of:=[.C157]&amp;&quot;_&quot;&amp;[.D157]&amp;IF(ISNA([.I157]);&quot;&quot;;&quot;_&quot;&amp;[.E157]&amp;IF(ISNA([.J157]);&quot;&quot;;&quot;_&quot;&amp;[.F157]))&amp;&quot;_&quot;&amp;TEXT([.A157];&quot;0&quot;)" office:value-type="string" office:string-value="0_0_2" calcext:value-type="string">
            <text:p>0_0_2</text:p>
          </table:table-cell>
          <table:table-cell table:style-name="ce8" table:formula="of:=[.G157]&amp;&quot;, &quot;&amp;[.H157]&amp;IF(ISNA([.I157]);&quot;&quot;;&quot;, &quot;&amp;[.I157]&amp;IF(ISNA([.J157]);&quot;&quot;;&quot;, &quot;&amp;[.J157]))" office:value-type="string" office:string-value="" calcext:value-type="error">
            <text:p>#N/A</text:p>
          </table:table-cell>
          <table:table-cell table:style-name="ce8" table:formula="of:=VLOOKUP([.B157];[$actions.$A$2:.$F$514];5;0)" office:value-type="string" office:string-value="" calcext:value-type="error">
            <text:p>#N/A</text:p>
          </table:table-cell>
          <table:table-cell table:formula="of:=VLOOKUP([.B157];[$actions.$A$2:.$D$514];2;0)" office:value-type="string" office:string-value="" calcext:value-type="error">
            <text:p>#N/A</text:p>
          </table:table-cell>
          <table:table-cell table:style-name="ce8" table:formula="of:=VLOOKUP([.B157];[$actions.$A$2:.$D$514];3;0)" office:value-type="string" office:string-value="" calcext:value-type="error">
            <text:p>#N/A</text:p>
          </table:table-cell>
          <table:table-cell table:style-name="ce8" table:formula="of:=VLOOKUP([.B157];[$actions.$A$2:.$D$514];4;0)" office:value-type="string" office:string-value="" calcext:value-type="error">
            <text:p>#N/A</text:p>
          </table:table-cell>
          <table:table-cell table:style-name="ce19" table:formula="of:=[.B157]&lt;&gt;0" office:value-type="boolean" office:boolean-value="false" calcext:value-type="boolean">
            <text:p>FALSE</text:p>
          </table:table-cell>
          <table:table-cell table:style-name="ce8" table:formula="of:=&quot;const uint16_t PROGMEM &quot;&amp;[.K157]&amp;&quot;_combo[] = {&quot;&amp;[.L157]&amp;&quot;, COMBO_END};&quot;" office:value-type="string" office:string-value="" calcext:value-type="error">
            <text:p>#N/A</text:p>
          </table:table-cell>
          <table:table-cell table:formula="of:=&quot;  COMBO_&quot;&amp;[.K15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57]&amp;&quot;] = COMBO&quot;&amp;IF([.M157]=&quot;key&quot;;&quot;&quot;;&quot;_ACTION&quot;)&amp;&quot;(&quot;&amp;[.K157]&amp;&quot;_combo&quot;&amp;IF([.M157]=&quot;key&quot;;&quot;, &quot;&amp;[.N157];&quot;&quot;)&amp;&quot;),&quot;" office:value-type="string" office:string-value="" calcext:value-type="error">
            <text:p>#N/A</text:p>
          </table:table-cell>
          <table:table-cell table:style-name="ce8" table:formula="of:=IF([.M157]=&quot;macro&quot;;&quot;    case &quot;&amp;&quot;COMBO_&quot;&amp;[.K157]&amp;&quot;: if (p) {&quot;&amp;[.O157]&amp;&quot;} &quot;&amp;IF([.P157]=&quot;&quot;;&quot;&quot;;&quot;else {&quot;&amp;[.P15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8]);2)+1" office:value-type="float" office:value="1" calcext:value-type="float">
            <text:p>1</text:p>
          </table:table-cell>
          <table:table-cell table:style-name="ce8" table:formula="of:=OFFSET([$actions_combos.A$2];FLOOR(ROW([.B158])/2)-1;0)" office:value-type="float" office:value="0" calcext:value-type="float">
            <text:p>0</text:p>
          </table:table-cell>
          <table:table-cell table:style-name="ce15" table:formula="of:=OFFSET([$actions_combos.B$2];FLOOR(ROW([.C158])/2)-1;0)" office:value-type="float" office:value="0" calcext:value-type="float">
            <text:p>0</text:p>
          </table:table-cell>
          <table:table-cell table:style-name="ce15" table:formula="of:=OFFSET([$actions_combos.C$2];FLOOR(ROW([.D158])/2)-1;0)" office:value-type="float" office:value="0" calcext:value-type="float">
            <text:p>0</text:p>
          </table:table-cell>
          <table:table-cell table:style-name="ce15" table:formula="of:=OFFSET([$actions_combos.D$2];FLOOR(ROW([.E158])/2)-1;0)" office:value-type="float" office:value="0" calcext:value-type="float">
            <text:p>0</text:p>
          </table:table-cell>
          <table:table-cell table:style-name="ce15" table:formula="of:=OFFSET([$actions_combos.E$2];FLOOR(ROW([.F158])/2)-1;0)" office:value-type="float" office:value="0" calcext:value-type="float">
            <text:p>0</text:p>
          </table:table-cell>
          <table:table-cell table:formula="of:=VLOOKUP([.C158];[$keys.$A$2:.$C$200];[.$A158]+1;0)" office:value-type="string" office:string-value="" calcext:value-type="error">
            <text:p>#N/A</text:p>
          </table:table-cell>
          <table:table-cell table:formula="of:=VLOOKUP([.D158];[$keys.$A$2:.$C$200];[.$A158]+1;0)" office:value-type="string" office:string-value="" calcext:value-type="error">
            <text:p>#N/A</text:p>
          </table:table-cell>
          <table:table-cell table:formula="of:=VLOOKUP([.E158];[$keys.$A$2:.$C$200];[.$A158]+1;0)" office:value-type="string" office:string-value="" calcext:value-type="error">
            <text:p>#N/A</text:p>
          </table:table-cell>
          <table:table-cell table:formula="of:=VLOOKUP([.F158];[$keys.$A$2:.$C$200];[.$A158]+1;0)" office:value-type="string" office:string-value="" calcext:value-type="error">
            <text:p>#N/A</text:p>
          </table:table-cell>
          <table:table-cell table:formula="of:=[.C158]&amp;&quot;_&quot;&amp;[.D158]&amp;IF(ISNA([.I158]);&quot;&quot;;&quot;_&quot;&amp;[.E158]&amp;IF(ISNA([.J158]);&quot;&quot;;&quot;_&quot;&amp;[.F158]))&amp;&quot;_&quot;&amp;TEXT([.A158];&quot;0&quot;)" office:value-type="string" office:string-value="0_0_1" calcext:value-type="string">
            <text:p>0_0_1</text:p>
          </table:table-cell>
          <table:table-cell table:formula="of:=[.G158]&amp;&quot;, &quot;&amp;[.H158]&amp;IF(ISNA([.I158]);&quot;&quot;;&quot;, &quot;&amp;[.I158]&amp;IF(ISNA([.J158]);&quot;&quot;;&quot;, &quot;&amp;[.J158]))" office:value-type="string" office:string-value="" calcext:value-type="error">
            <text:p>#N/A</text:p>
          </table:table-cell>
          <table:table-cell table:formula="of:=VLOOKUP([.B158];[$actions.$A$2:.$F$514];5;0)" office:value-type="string" office:string-value="" calcext:value-type="error">
            <text:p>#N/A</text:p>
          </table:table-cell>
          <table:table-cell table:formula="of:=VLOOKUP([.B158];[$actions.$A$2:.$D$514];2;0)" office:value-type="string" office:string-value="" calcext:value-type="error">
            <text:p>#N/A</text:p>
          </table:table-cell>
          <table:table-cell table:formula="of:=VLOOKUP([.B158];[$actions.$A$2:.$D$514];3;0)" office:value-type="string" office:string-value="" calcext:value-type="error">
            <text:p>#N/A</text:p>
          </table:table-cell>
          <table:table-cell table:formula="of:=VLOOKUP([.B158];[$actions.$A$2:.$D$514];4;0)" office:value-type="string" office:string-value="" calcext:value-type="error">
            <text:p>#N/A</text:p>
          </table:table-cell>
          <table:table-cell table:style-name="ce19" table:formula="of:=[.B158]&lt;&gt;0" office:value-type="boolean" office:boolean-value="false" calcext:value-type="boolean">
            <text:p>FALSE</text:p>
          </table:table-cell>
          <table:table-cell table:formula="of:=&quot;const uint16_t PROGMEM &quot;&amp;[.K158]&amp;&quot;_combo[] = {&quot;&amp;[.L158]&amp;&quot;, COMBO_END};&quot;" office:value-type="string" office:string-value="" calcext:value-type="error">
            <text:p>#N/A</text:p>
          </table:table-cell>
          <table:table-cell table:formula="of:=&quot;  COMBO_&quot;&amp;[.K15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58]&amp;&quot;] = COMBO&quot;&amp;IF([.M158]=&quot;key&quot;;&quot;&quot;;&quot;_ACTION&quot;)&amp;&quot;(&quot;&amp;[.K158]&amp;&quot;_combo&quot;&amp;IF([.M158]=&quot;key&quot;;&quot;, &quot;&amp;[.N158];&quot;&quot;)&amp;&quot;),&quot;" office:value-type="string" office:string-value="" calcext:value-type="error">
            <text:p>#N/A</text:p>
          </table:table-cell>
          <table:table-cell table:style-name="ce8" table:formula="of:=IF([.M158]=&quot;macro&quot;;&quot;    case &quot;&amp;&quot;COMBO_&quot;&amp;[.K158]&amp;&quot;: if (p) {&quot;&amp;[.O158]&amp;&quot;} &quot;&amp;IF([.P158]=&quot;&quot;;&quot;&quot;;&quot;else {&quot;&amp;[.P15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9]);2)+1" office:value-type="float" office:value="2" calcext:value-type="float">
            <text:p>2</text:p>
          </table:table-cell>
          <table:table-cell table:style-name="ce8" table:formula="of:=OFFSET([$actions_combos.A$2];FLOOR(ROW([.B159])/2)-1;0)" office:value-type="float" office:value="0" calcext:value-type="float">
            <text:p>0</text:p>
          </table:table-cell>
          <table:table-cell table:style-name="ce15" table:formula="of:=OFFSET([$actions_combos.B$2];FLOOR(ROW([.C159])/2)-1;0)" office:value-type="float" office:value="0" calcext:value-type="float">
            <text:p>0</text:p>
          </table:table-cell>
          <table:table-cell table:style-name="ce15" table:formula="of:=OFFSET([$actions_combos.C$2];FLOOR(ROW([.D159])/2)-1;0)" office:value-type="float" office:value="0" calcext:value-type="float">
            <text:p>0</text:p>
          </table:table-cell>
          <table:table-cell table:style-name="ce15" table:formula="of:=OFFSET([$actions_combos.D$2];FLOOR(ROW([.E159])/2)-1;0)" office:value-type="float" office:value="0" calcext:value-type="float">
            <text:p>0</text:p>
          </table:table-cell>
          <table:table-cell table:style-name="ce15" table:formula="of:=OFFSET([$actions_combos.E$2];FLOOR(ROW([.F159])/2)-1;0)" office:value-type="float" office:value="0" calcext:value-type="float">
            <text:p>0</text:p>
          </table:table-cell>
          <table:table-cell table:formula="of:=VLOOKUP([.C159];[$keys.$A$2:.$C$200];[.$A159]+1;0)" office:value-type="string" office:string-value="" calcext:value-type="error">
            <text:p>#N/A</text:p>
          </table:table-cell>
          <table:table-cell table:formula="of:=VLOOKUP([.D159];[$keys.$A$2:.$C$200];[.$A159]+1;0)" office:value-type="string" office:string-value="" calcext:value-type="error">
            <text:p>#N/A</text:p>
          </table:table-cell>
          <table:table-cell table:formula="of:=VLOOKUP([.E159];[$keys.$A$2:.$C$200];[.$A159]+1;0)" office:value-type="string" office:string-value="" calcext:value-type="error">
            <text:p>#N/A</text:p>
          </table:table-cell>
          <table:table-cell table:formula="of:=VLOOKUP([.F159];[$keys.$A$2:.$C$200];[.$A159]+1;0)" office:value-type="string" office:string-value="" calcext:value-type="error">
            <text:p>#N/A</text:p>
          </table:table-cell>
          <table:table-cell table:formula="of:=[.C159]&amp;&quot;_&quot;&amp;[.D159]&amp;IF(ISNA([.I159]);&quot;&quot;;&quot;_&quot;&amp;[.E159]&amp;IF(ISNA([.J159]);&quot;&quot;;&quot;_&quot;&amp;[.F159]))&amp;&quot;_&quot;&amp;TEXT([.A159];&quot;0&quot;)" office:value-type="string" office:string-value="0_0_2" calcext:value-type="string">
            <text:p>0_0_2</text:p>
          </table:table-cell>
          <table:table-cell table:formula="of:=[.G159]&amp;&quot;, &quot;&amp;[.H159]&amp;IF(ISNA([.I159]);&quot;&quot;;&quot;, &quot;&amp;[.I159]&amp;IF(ISNA([.J159]);&quot;&quot;;&quot;, &quot;&amp;[.J159]))" office:value-type="string" office:string-value="" calcext:value-type="error">
            <text:p>#N/A</text:p>
          </table:table-cell>
          <table:table-cell table:formula="of:=VLOOKUP([.B159];[$actions.$A$2:.$F$514];5;0)" office:value-type="string" office:string-value="" calcext:value-type="error">
            <text:p>#N/A</text:p>
          </table:table-cell>
          <table:table-cell table:formula="of:=VLOOKUP([.B159];[$actions.$A$2:.$D$514];2;0)" office:value-type="string" office:string-value="" calcext:value-type="error">
            <text:p>#N/A</text:p>
          </table:table-cell>
          <table:table-cell table:formula="of:=VLOOKUP([.B159];[$actions.$A$2:.$D$514];3;0)" office:value-type="string" office:string-value="" calcext:value-type="error">
            <text:p>#N/A</text:p>
          </table:table-cell>
          <table:table-cell table:formula="of:=VLOOKUP([.B159];[$actions.$A$2:.$D$514];4;0)" office:value-type="string" office:string-value="" calcext:value-type="error">
            <text:p>#N/A</text:p>
          </table:table-cell>
          <table:table-cell table:style-name="ce19" table:formula="of:=[.B159]&lt;&gt;0" office:value-type="boolean" office:boolean-value="false" calcext:value-type="boolean">
            <text:p>FALSE</text:p>
          </table:table-cell>
          <table:table-cell table:formula="of:=&quot;const uint16_t PROGMEM &quot;&amp;[.K159]&amp;&quot;_combo[] = {&quot;&amp;[.L159]&amp;&quot;, COMBO_END};&quot;" office:value-type="string" office:string-value="" calcext:value-type="error">
            <text:p>#N/A</text:p>
          </table:table-cell>
          <table:table-cell table:formula="of:=&quot;  COMBO_&quot;&amp;[.K15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59]&amp;&quot;] = COMBO&quot;&amp;IF([.M159]=&quot;key&quot;;&quot;&quot;;&quot;_ACTION&quot;)&amp;&quot;(&quot;&amp;[.K159]&amp;&quot;_combo&quot;&amp;IF([.M159]=&quot;key&quot;;&quot;, &quot;&amp;[.N159];&quot;&quot;)&amp;&quot;),&quot;" office:value-type="string" office:string-value="" calcext:value-type="error">
            <text:p>#N/A</text:p>
          </table:table-cell>
          <table:table-cell table:style-name="ce8" table:formula="of:=IF([.M159]=&quot;macro&quot;;&quot;    case &quot;&amp;&quot;COMBO_&quot;&amp;[.K159]&amp;&quot;: if (p) {&quot;&amp;[.O159]&amp;&quot;} &quot;&amp;IF([.P159]=&quot;&quot;;&quot;&quot;;&quot;else {&quot;&amp;[.P15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0]);2)+1" office:value-type="float" office:value="1" calcext:value-type="float">
            <text:p>1</text:p>
          </table:table-cell>
          <table:table-cell table:style-name="ce8" table:formula="of:=OFFSET([$actions_combos.A$2];FLOOR(ROW([.B160])/2)-1;0)" office:value-type="float" office:value="0" calcext:value-type="float">
            <text:p>0</text:p>
          </table:table-cell>
          <table:table-cell table:style-name="ce15" table:formula="of:=OFFSET([$actions_combos.B$2];FLOOR(ROW([.C160])/2)-1;0)" office:value-type="float" office:value="0" calcext:value-type="float">
            <text:p>0</text:p>
          </table:table-cell>
          <table:table-cell table:style-name="ce15" table:formula="of:=OFFSET([$actions_combos.C$2];FLOOR(ROW([.D160])/2)-1;0)" office:value-type="float" office:value="0" calcext:value-type="float">
            <text:p>0</text:p>
          </table:table-cell>
          <table:table-cell table:style-name="ce15" table:formula="of:=OFFSET([$actions_combos.D$2];FLOOR(ROW([.E160])/2)-1;0)" office:value-type="float" office:value="0" calcext:value-type="float">
            <text:p>0</text:p>
          </table:table-cell>
          <table:table-cell table:style-name="ce15" table:formula="of:=OFFSET([$actions_combos.E$2];FLOOR(ROW([.F160])/2)-1;0)" office:value-type="float" office:value="0" calcext:value-type="float">
            <text:p>0</text:p>
          </table:table-cell>
          <table:table-cell table:formula="of:=VLOOKUP([.C160];[$keys.$A$2:.$C$200];[.$A160]+1;0)" office:value-type="string" office:string-value="" calcext:value-type="error">
            <text:p>#N/A</text:p>
          </table:table-cell>
          <table:table-cell table:formula="of:=VLOOKUP([.D160];[$keys.$A$2:.$C$200];[.$A160]+1;0)" office:value-type="string" office:string-value="" calcext:value-type="error">
            <text:p>#N/A</text:p>
          </table:table-cell>
          <table:table-cell table:formula="of:=VLOOKUP([.E160];[$keys.$A$2:.$C$200];[.$A160]+1;0)" office:value-type="string" office:string-value="" calcext:value-type="error">
            <text:p>#N/A</text:p>
          </table:table-cell>
          <table:table-cell table:formula="of:=VLOOKUP([.F160];[$keys.$A$2:.$C$200];[.$A160]+1;0)" office:value-type="string" office:string-value="" calcext:value-type="error">
            <text:p>#N/A</text:p>
          </table:table-cell>
          <table:table-cell table:formula="of:=[.C160]&amp;&quot;_&quot;&amp;[.D160]&amp;IF(ISNA([.I160]);&quot;&quot;;&quot;_&quot;&amp;[.E160]&amp;IF(ISNA([.J160]);&quot;&quot;;&quot;_&quot;&amp;[.F160]))&amp;&quot;_&quot;&amp;TEXT([.A160];&quot;0&quot;)" office:value-type="string" office:string-value="0_0_1" calcext:value-type="string">
            <text:p>0_0_1</text:p>
          </table:table-cell>
          <table:table-cell table:formula="of:=[.G160]&amp;&quot;, &quot;&amp;[.H160]&amp;IF(ISNA([.I160]);&quot;&quot;;&quot;, &quot;&amp;[.I160]&amp;IF(ISNA([.J160]);&quot;&quot;;&quot;, &quot;&amp;[.J160]))" office:value-type="string" office:string-value="" calcext:value-type="error">
            <text:p>#N/A</text:p>
          </table:table-cell>
          <table:table-cell table:formula="of:=VLOOKUP([.B160];[$actions.$A$2:.$F$514];5;0)" office:value-type="string" office:string-value="" calcext:value-type="error">
            <text:p>#N/A</text:p>
          </table:table-cell>
          <table:table-cell table:formula="of:=VLOOKUP([.B160];[$actions.$A$2:.$D$514];2;0)" office:value-type="string" office:string-value="" calcext:value-type="error">
            <text:p>#N/A</text:p>
          </table:table-cell>
          <table:table-cell table:formula="of:=VLOOKUP([.B160];[$actions.$A$2:.$D$514];3;0)" office:value-type="string" office:string-value="" calcext:value-type="error">
            <text:p>#N/A</text:p>
          </table:table-cell>
          <table:table-cell table:formula="of:=VLOOKUP([.B160];[$actions.$A$2:.$D$514];4;0)" office:value-type="string" office:string-value="" calcext:value-type="error">
            <text:p>#N/A</text:p>
          </table:table-cell>
          <table:table-cell table:style-name="ce19" table:formula="of:=[.B160]&lt;&gt;0" office:value-type="boolean" office:boolean-value="false" calcext:value-type="boolean">
            <text:p>FALSE</text:p>
          </table:table-cell>
          <table:table-cell table:formula="of:=&quot;const uint16_t PROGMEM &quot;&amp;[.K160]&amp;&quot;_combo[] = {&quot;&amp;[.L160]&amp;&quot;, COMBO_END};&quot;" office:value-type="string" office:string-value="" calcext:value-type="error">
            <text:p>#N/A</text:p>
          </table:table-cell>
          <table:table-cell table:formula="of:=&quot;  COMBO_&quot;&amp;[.K16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60]&amp;&quot;] = COMBO&quot;&amp;IF([.M160]=&quot;key&quot;;&quot;&quot;;&quot;_ACTION&quot;)&amp;&quot;(&quot;&amp;[.K160]&amp;&quot;_combo&quot;&amp;IF([.M160]=&quot;key&quot;;&quot;, &quot;&amp;[.N160];&quot;&quot;)&amp;&quot;),&quot;" office:value-type="string" office:string-value="" calcext:value-type="error">
            <text:p>#N/A</text:p>
          </table:table-cell>
          <table:table-cell table:style-name="ce8" table:formula="of:=IF([.M160]=&quot;macro&quot;;&quot;    case &quot;&amp;&quot;COMBO_&quot;&amp;[.K160]&amp;&quot;: if (p) {&quot;&amp;[.O160]&amp;&quot;} &quot;&amp;IF([.P160]=&quot;&quot;;&quot;&quot;;&quot;else {&quot;&amp;[.P16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1]);2)+1" office:value-type="float" office:value="2" calcext:value-type="float">
            <text:p>2</text:p>
          </table:table-cell>
          <table:table-cell table:style-name="ce8" table:formula="of:=OFFSET([$actions_combos.A$2];FLOOR(ROW([.B161])/2)-1;0)" office:value-type="float" office:value="0" calcext:value-type="float">
            <text:p>0</text:p>
          </table:table-cell>
          <table:table-cell table:style-name="ce15" table:formula="of:=OFFSET([$actions_combos.B$2];FLOOR(ROW([.C161])/2)-1;0)" office:value-type="float" office:value="0" calcext:value-type="float">
            <text:p>0</text:p>
          </table:table-cell>
          <table:table-cell table:style-name="ce15" table:formula="of:=OFFSET([$actions_combos.C$2];FLOOR(ROW([.D161])/2)-1;0)" office:value-type="float" office:value="0" calcext:value-type="float">
            <text:p>0</text:p>
          </table:table-cell>
          <table:table-cell table:style-name="ce15" table:formula="of:=OFFSET([$actions_combos.D$2];FLOOR(ROW([.E161])/2)-1;0)" office:value-type="float" office:value="0" calcext:value-type="float">
            <text:p>0</text:p>
          </table:table-cell>
          <table:table-cell table:style-name="ce15" table:formula="of:=OFFSET([$actions_combos.E$2];FLOOR(ROW([.F161])/2)-1;0)" office:value-type="float" office:value="0" calcext:value-type="float">
            <text:p>0</text:p>
          </table:table-cell>
          <table:table-cell table:formula="of:=VLOOKUP([.C161];[$keys.$A$2:.$C$200];[.$A161]+1;0)" office:value-type="string" office:string-value="" calcext:value-type="error">
            <text:p>#N/A</text:p>
          </table:table-cell>
          <table:table-cell table:formula="of:=VLOOKUP([.D161];[$keys.$A$2:.$C$200];[.$A161]+1;0)" office:value-type="string" office:string-value="" calcext:value-type="error">
            <text:p>#N/A</text:p>
          </table:table-cell>
          <table:table-cell table:formula="of:=VLOOKUP([.E161];[$keys.$A$2:.$C$200];[.$A161]+1;0)" office:value-type="string" office:string-value="" calcext:value-type="error">
            <text:p>#N/A</text:p>
          </table:table-cell>
          <table:table-cell table:formula="of:=VLOOKUP([.F161];[$keys.$A$2:.$C$200];[.$A161]+1;0)" office:value-type="string" office:string-value="" calcext:value-type="error">
            <text:p>#N/A</text:p>
          </table:table-cell>
          <table:table-cell table:formula="of:=[.C161]&amp;&quot;_&quot;&amp;[.D161]&amp;IF(ISNA([.I161]);&quot;&quot;;&quot;_&quot;&amp;[.E161]&amp;IF(ISNA([.J161]);&quot;&quot;;&quot;_&quot;&amp;[.F161]))&amp;&quot;_&quot;&amp;TEXT([.A161];&quot;0&quot;)" office:value-type="string" office:string-value="0_0_2" calcext:value-type="string">
            <text:p>0_0_2</text:p>
          </table:table-cell>
          <table:table-cell table:formula="of:=[.G161]&amp;&quot;, &quot;&amp;[.H161]&amp;IF(ISNA([.I161]);&quot;&quot;;&quot;, &quot;&amp;[.I161]&amp;IF(ISNA([.J161]);&quot;&quot;;&quot;, &quot;&amp;[.J161]))" office:value-type="string" office:string-value="" calcext:value-type="error">
            <text:p>#N/A</text:p>
          </table:table-cell>
          <table:table-cell table:formula="of:=VLOOKUP([.B161];[$actions.$A$2:.$F$514];5;0)" office:value-type="string" office:string-value="" calcext:value-type="error">
            <text:p>#N/A</text:p>
          </table:table-cell>
          <table:table-cell table:formula="of:=VLOOKUP([.B161];[$actions.$A$2:.$D$514];2;0)" office:value-type="string" office:string-value="" calcext:value-type="error">
            <text:p>#N/A</text:p>
          </table:table-cell>
          <table:table-cell table:formula="of:=VLOOKUP([.B161];[$actions.$A$2:.$D$514];3;0)" office:value-type="string" office:string-value="" calcext:value-type="error">
            <text:p>#N/A</text:p>
          </table:table-cell>
          <table:table-cell table:formula="of:=VLOOKUP([.B161];[$actions.$A$2:.$D$514];4;0)" office:value-type="string" office:string-value="" calcext:value-type="error">
            <text:p>#N/A</text:p>
          </table:table-cell>
          <table:table-cell table:style-name="ce19" table:formula="of:=[.B161]&lt;&gt;0" office:value-type="boolean" office:boolean-value="false" calcext:value-type="boolean">
            <text:p>FALSE</text:p>
          </table:table-cell>
          <table:table-cell table:formula="of:=&quot;const uint16_t PROGMEM &quot;&amp;[.K161]&amp;&quot;_combo[] = {&quot;&amp;[.L161]&amp;&quot;, COMBO_END};&quot;" office:value-type="string" office:string-value="" calcext:value-type="error">
            <text:p>#N/A</text:p>
          </table:table-cell>
          <table:table-cell table:formula="of:=&quot;  COMBO_&quot;&amp;[.K16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61]&amp;&quot;] = COMBO&quot;&amp;IF([.M161]=&quot;key&quot;;&quot;&quot;;&quot;_ACTION&quot;)&amp;&quot;(&quot;&amp;[.K161]&amp;&quot;_combo&quot;&amp;IF([.M161]=&quot;key&quot;;&quot;, &quot;&amp;[.N161];&quot;&quot;)&amp;&quot;),&quot;" office:value-type="string" office:string-value="" calcext:value-type="error">
            <text:p>#N/A</text:p>
          </table:table-cell>
          <table:table-cell table:style-name="ce8" table:formula="of:=IF([.M161]=&quot;macro&quot;;&quot;    case &quot;&amp;&quot;COMBO_&quot;&amp;[.K161]&amp;&quot;: if (p) {&quot;&amp;[.O161]&amp;&quot;} &quot;&amp;IF([.P161]=&quot;&quot;;&quot;&quot;;&quot;else {&quot;&amp;[.P16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2]);2)+1" office:value-type="float" office:value="1" calcext:value-type="float">
            <text:p>1</text:p>
          </table:table-cell>
          <table:table-cell table:style-name="ce8" table:formula="of:=OFFSET([$actions_combos.A$2];FLOOR(ROW([.B162])/2)-1;0)" office:value-type="float" office:value="0" calcext:value-type="float">
            <text:p>0</text:p>
          </table:table-cell>
          <table:table-cell table:style-name="ce15" table:formula="of:=OFFSET([$actions_combos.B$2];FLOOR(ROW([.C162])/2)-1;0)" office:value-type="float" office:value="0" calcext:value-type="float">
            <text:p>0</text:p>
          </table:table-cell>
          <table:table-cell table:style-name="ce15" table:formula="of:=OFFSET([$actions_combos.C$2];FLOOR(ROW([.D162])/2)-1;0)" office:value-type="float" office:value="0" calcext:value-type="float">
            <text:p>0</text:p>
          </table:table-cell>
          <table:table-cell table:style-name="ce15" table:formula="of:=OFFSET([$actions_combos.D$2];FLOOR(ROW([.E162])/2)-1;0)" office:value-type="float" office:value="0" calcext:value-type="float">
            <text:p>0</text:p>
          </table:table-cell>
          <table:table-cell table:style-name="ce15" table:formula="of:=OFFSET([$actions_combos.E$2];FLOOR(ROW([.F162])/2)-1;0)" office:value-type="float" office:value="0" calcext:value-type="float">
            <text:p>0</text:p>
          </table:table-cell>
          <table:table-cell table:formula="of:=VLOOKUP([.C162];[$keys.$A$2:.$C$200];[.$A162]+1;0)" office:value-type="string" office:string-value="" calcext:value-type="error">
            <text:p>#N/A</text:p>
          </table:table-cell>
          <table:table-cell table:formula="of:=VLOOKUP([.D162];[$keys.$A$2:.$C$200];[.$A162]+1;0)" office:value-type="string" office:string-value="" calcext:value-type="error">
            <text:p>#N/A</text:p>
          </table:table-cell>
          <table:table-cell table:formula="of:=VLOOKUP([.E162];[$keys.$A$2:.$C$200];[.$A162]+1;0)" office:value-type="string" office:string-value="" calcext:value-type="error">
            <text:p>#N/A</text:p>
          </table:table-cell>
          <table:table-cell table:formula="of:=VLOOKUP([.F162];[$keys.$A$2:.$C$200];[.$A162]+1;0)" office:value-type="string" office:string-value="" calcext:value-type="error">
            <text:p>#N/A</text:p>
          </table:table-cell>
          <table:table-cell table:formula="of:=[.C162]&amp;&quot;_&quot;&amp;[.D162]&amp;IF(ISNA([.I162]);&quot;&quot;;&quot;_&quot;&amp;[.E162]&amp;IF(ISNA([.J162]);&quot;&quot;;&quot;_&quot;&amp;[.F162]))&amp;&quot;_&quot;&amp;TEXT([.A162];&quot;0&quot;)" office:value-type="string" office:string-value="0_0_1" calcext:value-type="string">
            <text:p>0_0_1</text:p>
          </table:table-cell>
          <table:table-cell table:formula="of:=[.G162]&amp;&quot;, &quot;&amp;[.H162]&amp;IF(ISNA([.I162]);&quot;&quot;;&quot;, &quot;&amp;[.I162]&amp;IF(ISNA([.J162]);&quot;&quot;;&quot;, &quot;&amp;[.J162]))" office:value-type="string" office:string-value="" calcext:value-type="error">
            <text:p>#N/A</text:p>
          </table:table-cell>
          <table:table-cell table:formula="of:=VLOOKUP([.B162];[$actions.$A$2:.$F$514];5;0)" office:value-type="string" office:string-value="" calcext:value-type="error">
            <text:p>#N/A</text:p>
          </table:table-cell>
          <table:table-cell table:formula="of:=VLOOKUP([.B162];[$actions.$A$2:.$D$514];2;0)" office:value-type="string" office:string-value="" calcext:value-type="error">
            <text:p>#N/A</text:p>
          </table:table-cell>
          <table:table-cell table:formula="of:=VLOOKUP([.B162];[$actions.$A$2:.$D$514];3;0)" office:value-type="string" office:string-value="" calcext:value-type="error">
            <text:p>#N/A</text:p>
          </table:table-cell>
          <table:table-cell table:formula="of:=VLOOKUP([.B162];[$actions.$A$2:.$D$514];4;0)" office:value-type="string" office:string-value="" calcext:value-type="error">
            <text:p>#N/A</text:p>
          </table:table-cell>
          <table:table-cell table:style-name="ce19" table:formula="of:=[.B162]&lt;&gt;0" office:value-type="boolean" office:boolean-value="false" calcext:value-type="boolean">
            <text:p>FALSE</text:p>
          </table:table-cell>
          <table:table-cell table:formula="of:=&quot;const uint16_t PROGMEM &quot;&amp;[.K162]&amp;&quot;_combo[] = {&quot;&amp;[.L162]&amp;&quot;, COMBO_END};&quot;" office:value-type="string" office:string-value="" calcext:value-type="error">
            <text:p>#N/A</text:p>
          </table:table-cell>
          <table:table-cell table:formula="of:=&quot;  COMBO_&quot;&amp;[.K16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62]&amp;&quot;] = COMBO&quot;&amp;IF([.M162]=&quot;key&quot;;&quot;&quot;;&quot;_ACTION&quot;)&amp;&quot;(&quot;&amp;[.K162]&amp;&quot;_combo&quot;&amp;IF([.M162]=&quot;key&quot;;&quot;, &quot;&amp;[.N162];&quot;&quot;)&amp;&quot;),&quot;" office:value-type="string" office:string-value="" calcext:value-type="error">
            <text:p>#N/A</text:p>
          </table:table-cell>
          <table:table-cell table:style-name="ce8" table:formula="of:=IF([.M162]=&quot;macro&quot;;&quot;    case &quot;&amp;&quot;COMBO_&quot;&amp;[.K162]&amp;&quot;: if (p) {&quot;&amp;[.O162]&amp;&quot;} &quot;&amp;IF([.P162]=&quot;&quot;;&quot;&quot;;&quot;else {&quot;&amp;[.P16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3]);2)+1" office:value-type="float" office:value="2" calcext:value-type="float">
            <text:p>2</text:p>
          </table:table-cell>
          <table:table-cell table:style-name="ce8" table:formula="of:=OFFSET([$actions_combos.A$2];FLOOR(ROW([.B163])/2)-1;0)" office:value-type="float" office:value="0" calcext:value-type="float">
            <text:p>0</text:p>
          </table:table-cell>
          <table:table-cell table:style-name="ce15" table:formula="of:=OFFSET([$actions_combos.B$2];FLOOR(ROW([.C163])/2)-1;0)" office:value-type="float" office:value="0" calcext:value-type="float">
            <text:p>0</text:p>
          </table:table-cell>
          <table:table-cell table:style-name="ce15" table:formula="of:=OFFSET([$actions_combos.C$2];FLOOR(ROW([.D163])/2)-1;0)" office:value-type="float" office:value="0" calcext:value-type="float">
            <text:p>0</text:p>
          </table:table-cell>
          <table:table-cell table:style-name="ce15" table:formula="of:=OFFSET([$actions_combos.D$2];FLOOR(ROW([.E163])/2)-1;0)" office:value-type="float" office:value="0" calcext:value-type="float">
            <text:p>0</text:p>
          </table:table-cell>
          <table:table-cell table:style-name="ce15" table:formula="of:=OFFSET([$actions_combos.E$2];FLOOR(ROW([.F163])/2)-1;0)" office:value-type="float" office:value="0" calcext:value-type="float">
            <text:p>0</text:p>
          </table:table-cell>
          <table:table-cell table:formula="of:=VLOOKUP([.C163];[$keys.$A$2:.$C$200];[.$A163]+1;0)" office:value-type="string" office:string-value="" calcext:value-type="error">
            <text:p>#N/A</text:p>
          </table:table-cell>
          <table:table-cell table:formula="of:=VLOOKUP([.D163];[$keys.$A$2:.$C$200];[.$A163]+1;0)" office:value-type="string" office:string-value="" calcext:value-type="error">
            <text:p>#N/A</text:p>
          </table:table-cell>
          <table:table-cell table:formula="of:=VLOOKUP([.E163];[$keys.$A$2:.$C$200];[.$A163]+1;0)" office:value-type="string" office:string-value="" calcext:value-type="error">
            <text:p>#N/A</text:p>
          </table:table-cell>
          <table:table-cell table:formula="of:=VLOOKUP([.F163];[$keys.$A$2:.$C$200];[.$A163]+1;0)" office:value-type="string" office:string-value="" calcext:value-type="error">
            <text:p>#N/A</text:p>
          </table:table-cell>
          <table:table-cell table:formula="of:=[.C163]&amp;&quot;_&quot;&amp;[.D163]&amp;IF(ISNA([.I163]);&quot;&quot;;&quot;_&quot;&amp;[.E163]&amp;IF(ISNA([.J163]);&quot;&quot;;&quot;_&quot;&amp;[.F163]))&amp;&quot;_&quot;&amp;TEXT([.A163];&quot;0&quot;)" office:value-type="string" office:string-value="0_0_2" calcext:value-type="string">
            <text:p>0_0_2</text:p>
          </table:table-cell>
          <table:table-cell table:formula="of:=[.G163]&amp;&quot;, &quot;&amp;[.H163]&amp;IF(ISNA([.I163]);&quot;&quot;;&quot;, &quot;&amp;[.I163]&amp;IF(ISNA([.J163]);&quot;&quot;;&quot;, &quot;&amp;[.J163]))" office:value-type="string" office:string-value="" calcext:value-type="error">
            <text:p>#N/A</text:p>
          </table:table-cell>
          <table:table-cell table:formula="of:=VLOOKUP([.B163];[$actions.$A$2:.$F$514];5;0)" office:value-type="string" office:string-value="" calcext:value-type="error">
            <text:p>#N/A</text:p>
          </table:table-cell>
          <table:table-cell table:formula="of:=VLOOKUP([.B163];[$actions.$A$2:.$D$514];2;0)" office:value-type="string" office:string-value="" calcext:value-type="error">
            <text:p>#N/A</text:p>
          </table:table-cell>
          <table:table-cell table:formula="of:=VLOOKUP([.B163];[$actions.$A$2:.$D$514];3;0)" office:value-type="string" office:string-value="" calcext:value-type="error">
            <text:p>#N/A</text:p>
          </table:table-cell>
          <table:table-cell table:formula="of:=VLOOKUP([.B163];[$actions.$A$2:.$D$514];4;0)" office:value-type="string" office:string-value="" calcext:value-type="error">
            <text:p>#N/A</text:p>
          </table:table-cell>
          <table:table-cell table:style-name="ce19" table:formula="of:=[.B163]&lt;&gt;0" office:value-type="boolean" office:boolean-value="false" calcext:value-type="boolean">
            <text:p>FALSE</text:p>
          </table:table-cell>
          <table:table-cell table:formula="of:=&quot;const uint16_t PROGMEM &quot;&amp;[.K163]&amp;&quot;_combo[] = {&quot;&amp;[.L163]&amp;&quot;, COMBO_END};&quot;" office:value-type="string" office:string-value="" calcext:value-type="error">
            <text:p>#N/A</text:p>
          </table:table-cell>
          <table:table-cell table:formula="of:=&quot;  COMBO_&quot;&amp;[.K16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63]&amp;&quot;] = COMBO&quot;&amp;IF([.M163]=&quot;key&quot;;&quot;&quot;;&quot;_ACTION&quot;)&amp;&quot;(&quot;&amp;[.K163]&amp;&quot;_combo&quot;&amp;IF([.M163]=&quot;key&quot;;&quot;, &quot;&amp;[.N163];&quot;&quot;)&amp;&quot;),&quot;" office:value-type="string" office:string-value="" calcext:value-type="error">
            <text:p>#N/A</text:p>
          </table:table-cell>
          <table:table-cell table:style-name="ce8" table:formula="of:=IF([.M163]=&quot;macro&quot;;&quot;    case &quot;&amp;&quot;COMBO_&quot;&amp;[.K163]&amp;&quot;: if (p) {&quot;&amp;[.O163]&amp;&quot;} &quot;&amp;IF([.P163]=&quot;&quot;;&quot;&quot;;&quot;else {&quot;&amp;[.P16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4]);2)+1" office:value-type="float" office:value="1" calcext:value-type="float">
            <text:p>1</text:p>
          </table:table-cell>
          <table:table-cell table:style-name="ce8" table:formula="of:=OFFSET([$actions_combos.A$2];FLOOR(ROW([.B164])/2)-1;0)" office:value-type="float" office:value="0" calcext:value-type="float">
            <text:p>0</text:p>
          </table:table-cell>
          <table:table-cell table:style-name="ce15" table:formula="of:=OFFSET([$actions_combos.B$2];FLOOR(ROW([.C164])/2)-1;0)" office:value-type="float" office:value="0" calcext:value-type="float">
            <text:p>0</text:p>
          </table:table-cell>
          <table:table-cell table:style-name="ce15" table:formula="of:=OFFSET([$actions_combos.C$2];FLOOR(ROW([.D164])/2)-1;0)" office:value-type="float" office:value="0" calcext:value-type="float">
            <text:p>0</text:p>
          </table:table-cell>
          <table:table-cell table:style-name="ce15" table:formula="of:=OFFSET([$actions_combos.D$2];FLOOR(ROW([.E164])/2)-1;0)" office:value-type="float" office:value="0" calcext:value-type="float">
            <text:p>0</text:p>
          </table:table-cell>
          <table:table-cell table:style-name="ce15" table:formula="of:=OFFSET([$actions_combos.E$2];FLOOR(ROW([.F164])/2)-1;0)" office:value-type="float" office:value="0" calcext:value-type="float">
            <text:p>0</text:p>
          </table:table-cell>
          <table:table-cell table:formula="of:=VLOOKUP([.C164];[$keys.$A$2:.$C$200];[.$A164]+1;0)" office:value-type="string" office:string-value="" calcext:value-type="error">
            <text:p>#N/A</text:p>
          </table:table-cell>
          <table:table-cell table:formula="of:=VLOOKUP([.D164];[$keys.$A$2:.$C$200];[.$A164]+1;0)" office:value-type="string" office:string-value="" calcext:value-type="error">
            <text:p>#N/A</text:p>
          </table:table-cell>
          <table:table-cell table:formula="of:=VLOOKUP([.E164];[$keys.$A$2:.$C$200];[.$A164]+1;0)" office:value-type="string" office:string-value="" calcext:value-type="error">
            <text:p>#N/A</text:p>
          </table:table-cell>
          <table:table-cell table:formula="of:=VLOOKUP([.F164];[$keys.$A$2:.$C$200];[.$A164]+1;0)" office:value-type="string" office:string-value="" calcext:value-type="error">
            <text:p>#N/A</text:p>
          </table:table-cell>
          <table:table-cell table:formula="of:=[.C164]&amp;&quot;_&quot;&amp;[.D164]&amp;IF(ISNA([.I164]);&quot;&quot;;&quot;_&quot;&amp;[.E164]&amp;IF(ISNA([.J164]);&quot;&quot;;&quot;_&quot;&amp;[.F164]))&amp;&quot;_&quot;&amp;TEXT([.A164];&quot;0&quot;)" office:value-type="string" office:string-value="0_0_1" calcext:value-type="string">
            <text:p>0_0_1</text:p>
          </table:table-cell>
          <table:table-cell table:formula="of:=[.G164]&amp;&quot;, &quot;&amp;[.H164]&amp;IF(ISNA([.I164]);&quot;&quot;;&quot;, &quot;&amp;[.I164]&amp;IF(ISNA([.J164]);&quot;&quot;;&quot;, &quot;&amp;[.J164]))" office:value-type="string" office:string-value="" calcext:value-type="error">
            <text:p>#N/A</text:p>
          </table:table-cell>
          <table:table-cell table:formula="of:=VLOOKUP([.B164];[$actions.$A$2:.$F$514];5;0)" office:value-type="string" office:string-value="" calcext:value-type="error">
            <text:p>#N/A</text:p>
          </table:table-cell>
          <table:table-cell table:formula="of:=VLOOKUP([.B164];[$actions.$A$2:.$D$514];2;0)" office:value-type="string" office:string-value="" calcext:value-type="error">
            <text:p>#N/A</text:p>
          </table:table-cell>
          <table:table-cell table:formula="of:=VLOOKUP([.B164];[$actions.$A$2:.$D$514];3;0)" office:value-type="string" office:string-value="" calcext:value-type="error">
            <text:p>#N/A</text:p>
          </table:table-cell>
          <table:table-cell table:formula="of:=VLOOKUP([.B164];[$actions.$A$2:.$D$514];4;0)" office:value-type="string" office:string-value="" calcext:value-type="error">
            <text:p>#N/A</text:p>
          </table:table-cell>
          <table:table-cell table:style-name="ce19" table:formula="of:=[.B164]&lt;&gt;0" office:value-type="boolean" office:boolean-value="false" calcext:value-type="boolean">
            <text:p>FALSE</text:p>
          </table:table-cell>
          <table:table-cell table:formula="of:=&quot;const uint16_t PROGMEM &quot;&amp;[.K164]&amp;&quot;_combo[] = {&quot;&amp;[.L164]&amp;&quot;, COMBO_END};&quot;" office:value-type="string" office:string-value="" calcext:value-type="error">
            <text:p>#N/A</text:p>
          </table:table-cell>
          <table:table-cell table:formula="of:=&quot;  COMBO_&quot;&amp;[.K16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64]&amp;&quot;] = COMBO&quot;&amp;IF([.M164]=&quot;key&quot;;&quot;&quot;;&quot;_ACTION&quot;)&amp;&quot;(&quot;&amp;[.K164]&amp;&quot;_combo&quot;&amp;IF([.M164]=&quot;key&quot;;&quot;, &quot;&amp;[.N164];&quot;&quot;)&amp;&quot;),&quot;" office:value-type="string" office:string-value="" calcext:value-type="error">
            <text:p>#N/A</text:p>
          </table:table-cell>
          <table:table-cell table:style-name="ce8" table:formula="of:=IF([.M164]=&quot;macro&quot;;&quot;    case &quot;&amp;&quot;COMBO_&quot;&amp;[.K164]&amp;&quot;: if (p) {&quot;&amp;[.O164]&amp;&quot;} &quot;&amp;IF([.P164]=&quot;&quot;;&quot;&quot;;&quot;else {&quot;&amp;[.P16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5]);2)+1" office:value-type="float" office:value="2" calcext:value-type="float">
            <text:p>2</text:p>
          </table:table-cell>
          <table:table-cell table:style-name="ce8" table:formula="of:=OFFSET([$actions_combos.A$2];FLOOR(ROW([.B165])/2)-1;0)" office:value-type="float" office:value="0" calcext:value-type="float">
            <text:p>0</text:p>
          </table:table-cell>
          <table:table-cell table:style-name="ce15" table:formula="of:=OFFSET([$actions_combos.B$2];FLOOR(ROW([.C165])/2)-1;0)" office:value-type="float" office:value="0" calcext:value-type="float">
            <text:p>0</text:p>
          </table:table-cell>
          <table:table-cell table:style-name="ce15" table:formula="of:=OFFSET([$actions_combos.C$2];FLOOR(ROW([.D165])/2)-1;0)" office:value-type="float" office:value="0" calcext:value-type="float">
            <text:p>0</text:p>
          </table:table-cell>
          <table:table-cell table:style-name="ce15" table:formula="of:=OFFSET([$actions_combos.D$2];FLOOR(ROW([.E165])/2)-1;0)" office:value-type="float" office:value="0" calcext:value-type="float">
            <text:p>0</text:p>
          </table:table-cell>
          <table:table-cell table:style-name="ce15" table:formula="of:=OFFSET([$actions_combos.E$2];FLOOR(ROW([.F165])/2)-1;0)" office:value-type="float" office:value="0" calcext:value-type="float">
            <text:p>0</text:p>
          </table:table-cell>
          <table:table-cell table:formula="of:=VLOOKUP([.C165];[$keys.$A$2:.$C$200];[.$A165]+1;0)" office:value-type="string" office:string-value="" calcext:value-type="error">
            <text:p>#N/A</text:p>
          </table:table-cell>
          <table:table-cell table:formula="of:=VLOOKUP([.D165];[$keys.$A$2:.$C$200];[.$A165]+1;0)" office:value-type="string" office:string-value="" calcext:value-type="error">
            <text:p>#N/A</text:p>
          </table:table-cell>
          <table:table-cell table:formula="of:=VLOOKUP([.E165];[$keys.$A$2:.$C$200];[.$A165]+1;0)" office:value-type="string" office:string-value="" calcext:value-type="error">
            <text:p>#N/A</text:p>
          </table:table-cell>
          <table:table-cell table:formula="of:=VLOOKUP([.F165];[$keys.$A$2:.$C$200];[.$A165]+1;0)" office:value-type="string" office:string-value="" calcext:value-type="error">
            <text:p>#N/A</text:p>
          </table:table-cell>
          <table:table-cell table:formula="of:=[.C165]&amp;&quot;_&quot;&amp;[.D165]&amp;IF(ISNA([.I165]);&quot;&quot;;&quot;_&quot;&amp;[.E165]&amp;IF(ISNA([.J165]);&quot;&quot;;&quot;_&quot;&amp;[.F165]))&amp;&quot;_&quot;&amp;TEXT([.A165];&quot;0&quot;)" office:value-type="string" office:string-value="0_0_2" calcext:value-type="string">
            <text:p>0_0_2</text:p>
          </table:table-cell>
          <table:table-cell table:formula="of:=[.G165]&amp;&quot;, &quot;&amp;[.H165]&amp;IF(ISNA([.I165]);&quot;&quot;;&quot;, &quot;&amp;[.I165]&amp;IF(ISNA([.J165]);&quot;&quot;;&quot;, &quot;&amp;[.J165]))" office:value-type="string" office:string-value="" calcext:value-type="error">
            <text:p>#N/A</text:p>
          </table:table-cell>
          <table:table-cell table:formula="of:=VLOOKUP([.B165];[$actions.$A$2:.$F$514];5;0)" office:value-type="string" office:string-value="" calcext:value-type="error">
            <text:p>#N/A</text:p>
          </table:table-cell>
          <table:table-cell table:formula="of:=VLOOKUP([.B165];[$actions.$A$2:.$D$514];2;0)" office:value-type="string" office:string-value="" calcext:value-type="error">
            <text:p>#N/A</text:p>
          </table:table-cell>
          <table:table-cell table:formula="of:=VLOOKUP([.B165];[$actions.$A$2:.$D$514];3;0)" office:value-type="string" office:string-value="" calcext:value-type="error">
            <text:p>#N/A</text:p>
          </table:table-cell>
          <table:table-cell table:formula="of:=VLOOKUP([.B165];[$actions.$A$2:.$D$514];4;0)" office:value-type="string" office:string-value="" calcext:value-type="error">
            <text:p>#N/A</text:p>
          </table:table-cell>
          <table:table-cell table:style-name="ce19" table:formula="of:=[.B165]&lt;&gt;0" office:value-type="boolean" office:boolean-value="false" calcext:value-type="boolean">
            <text:p>FALSE</text:p>
          </table:table-cell>
          <table:table-cell table:formula="of:=&quot;const uint16_t PROGMEM &quot;&amp;[.K165]&amp;&quot;_combo[] = {&quot;&amp;[.L165]&amp;&quot;, COMBO_END};&quot;" office:value-type="string" office:string-value="" calcext:value-type="error">
            <text:p>#N/A</text:p>
          </table:table-cell>
          <table:table-cell table:formula="of:=&quot;  COMBO_&quot;&amp;[.K16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65]&amp;&quot;] = COMBO&quot;&amp;IF([.M165]=&quot;key&quot;;&quot;&quot;;&quot;_ACTION&quot;)&amp;&quot;(&quot;&amp;[.K165]&amp;&quot;_combo&quot;&amp;IF([.M165]=&quot;key&quot;;&quot;, &quot;&amp;[.N165];&quot;&quot;)&amp;&quot;),&quot;" office:value-type="string" office:string-value="" calcext:value-type="error">
            <text:p>#N/A</text:p>
          </table:table-cell>
          <table:table-cell table:style-name="ce8" table:formula="of:=IF([.M165]=&quot;macro&quot;;&quot;    case &quot;&amp;&quot;COMBO_&quot;&amp;[.K165]&amp;&quot;: if (p) {&quot;&amp;[.O165]&amp;&quot;} &quot;&amp;IF([.P165]=&quot;&quot;;&quot;&quot;;&quot;else {&quot;&amp;[.P16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6]);2)+1" office:value-type="float" office:value="1" calcext:value-type="float">
            <text:p>1</text:p>
          </table:table-cell>
          <table:table-cell table:style-name="ce8" table:formula="of:=OFFSET([$actions_combos.A$2];FLOOR(ROW([.B166])/2)-1;0)" office:value-type="float" office:value="0" calcext:value-type="float">
            <text:p>0</text:p>
          </table:table-cell>
          <table:table-cell table:style-name="ce15" table:formula="of:=OFFSET([$actions_combos.B$2];FLOOR(ROW([.C166])/2)-1;0)" office:value-type="float" office:value="0" calcext:value-type="float">
            <text:p>0</text:p>
          </table:table-cell>
          <table:table-cell table:style-name="ce15" table:formula="of:=OFFSET([$actions_combos.C$2];FLOOR(ROW([.D166])/2)-1;0)" office:value-type="float" office:value="0" calcext:value-type="float">
            <text:p>0</text:p>
          </table:table-cell>
          <table:table-cell table:style-name="ce15" table:formula="of:=OFFSET([$actions_combos.D$2];FLOOR(ROW([.E166])/2)-1;0)" office:value-type="float" office:value="0" calcext:value-type="float">
            <text:p>0</text:p>
          </table:table-cell>
          <table:table-cell table:style-name="ce15" table:formula="of:=OFFSET([$actions_combos.E$2];FLOOR(ROW([.F166])/2)-1;0)" office:value-type="float" office:value="0" calcext:value-type="float">
            <text:p>0</text:p>
          </table:table-cell>
          <table:table-cell table:formula="of:=VLOOKUP([.C166];[$keys.$A$2:.$C$200];[.$A166]+1;0)" office:value-type="string" office:string-value="" calcext:value-type="error">
            <text:p>#N/A</text:p>
          </table:table-cell>
          <table:table-cell table:formula="of:=VLOOKUP([.D166];[$keys.$A$2:.$C$200];[.$A166]+1;0)" office:value-type="string" office:string-value="" calcext:value-type="error">
            <text:p>#N/A</text:p>
          </table:table-cell>
          <table:table-cell table:formula="of:=VLOOKUP([.E166];[$keys.$A$2:.$C$200];[.$A166]+1;0)" office:value-type="string" office:string-value="" calcext:value-type="error">
            <text:p>#N/A</text:p>
          </table:table-cell>
          <table:table-cell table:formula="of:=VLOOKUP([.F166];[$keys.$A$2:.$C$200];[.$A166]+1;0)" office:value-type="string" office:string-value="" calcext:value-type="error">
            <text:p>#N/A</text:p>
          </table:table-cell>
          <table:table-cell table:formula="of:=[.C166]&amp;&quot;_&quot;&amp;[.D166]&amp;IF(ISNA([.I166]);&quot;&quot;;&quot;_&quot;&amp;[.E166]&amp;IF(ISNA([.J166]);&quot;&quot;;&quot;_&quot;&amp;[.F166]))&amp;&quot;_&quot;&amp;TEXT([.A166];&quot;0&quot;)" office:value-type="string" office:string-value="0_0_1" calcext:value-type="string">
            <text:p>0_0_1</text:p>
          </table:table-cell>
          <table:table-cell table:formula="of:=[.G166]&amp;&quot;, &quot;&amp;[.H166]&amp;IF(ISNA([.I166]);&quot;&quot;;&quot;, &quot;&amp;[.I166]&amp;IF(ISNA([.J166]);&quot;&quot;;&quot;, &quot;&amp;[.J166]))" office:value-type="string" office:string-value="" calcext:value-type="error">
            <text:p>#N/A</text:p>
          </table:table-cell>
          <table:table-cell table:formula="of:=VLOOKUP([.B166];[$actions.$A$2:.$F$514];5;0)" office:value-type="string" office:string-value="" calcext:value-type="error">
            <text:p>#N/A</text:p>
          </table:table-cell>
          <table:table-cell table:formula="of:=VLOOKUP([.B166];[$actions.$A$2:.$D$514];2;0)" office:value-type="string" office:string-value="" calcext:value-type="error">
            <text:p>#N/A</text:p>
          </table:table-cell>
          <table:table-cell table:formula="of:=VLOOKUP([.B166];[$actions.$A$2:.$D$514];3;0)" office:value-type="string" office:string-value="" calcext:value-type="error">
            <text:p>#N/A</text:p>
          </table:table-cell>
          <table:table-cell table:formula="of:=VLOOKUP([.B166];[$actions.$A$2:.$D$514];4;0)" office:value-type="string" office:string-value="" calcext:value-type="error">
            <text:p>#N/A</text:p>
          </table:table-cell>
          <table:table-cell table:style-name="ce19" table:formula="of:=[.B166]&lt;&gt;0" office:value-type="boolean" office:boolean-value="false" calcext:value-type="boolean">
            <text:p>FALSE</text:p>
          </table:table-cell>
          <table:table-cell table:formula="of:=&quot;const uint16_t PROGMEM &quot;&amp;[.K166]&amp;&quot;_combo[] = {&quot;&amp;[.L166]&amp;&quot;, COMBO_END};&quot;" office:value-type="string" office:string-value="" calcext:value-type="error">
            <text:p>#N/A</text:p>
          </table:table-cell>
          <table:table-cell table:formula="of:=&quot;  COMBO_&quot;&amp;[.K16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66]&amp;&quot;] = COMBO&quot;&amp;IF([.M166]=&quot;key&quot;;&quot;&quot;;&quot;_ACTION&quot;)&amp;&quot;(&quot;&amp;[.K166]&amp;&quot;_combo&quot;&amp;IF([.M166]=&quot;key&quot;;&quot;, &quot;&amp;[.N166];&quot;&quot;)&amp;&quot;),&quot;" office:value-type="string" office:string-value="" calcext:value-type="error">
            <text:p>#N/A</text:p>
          </table:table-cell>
          <table:table-cell table:style-name="ce8" table:formula="of:=IF([.M166]=&quot;macro&quot;;&quot;    case &quot;&amp;&quot;COMBO_&quot;&amp;[.K166]&amp;&quot;: if (p) {&quot;&amp;[.O166]&amp;&quot;} &quot;&amp;IF([.P166]=&quot;&quot;;&quot;&quot;;&quot;else {&quot;&amp;[.P16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7]);2)+1" office:value-type="float" office:value="2" calcext:value-type="float">
            <text:p>2</text:p>
          </table:table-cell>
          <table:table-cell table:style-name="ce8" table:formula="of:=OFFSET([$actions_combos.A$2];FLOOR(ROW([.B167])/2)-1;0)" office:value-type="float" office:value="0" calcext:value-type="float">
            <text:p>0</text:p>
          </table:table-cell>
          <table:table-cell table:style-name="ce15" table:formula="of:=OFFSET([$actions_combos.B$2];FLOOR(ROW([.C167])/2)-1;0)" office:value-type="float" office:value="0" calcext:value-type="float">
            <text:p>0</text:p>
          </table:table-cell>
          <table:table-cell table:style-name="ce15" table:formula="of:=OFFSET([$actions_combos.C$2];FLOOR(ROW([.D167])/2)-1;0)" office:value-type="float" office:value="0" calcext:value-type="float">
            <text:p>0</text:p>
          </table:table-cell>
          <table:table-cell table:style-name="ce15" table:formula="of:=OFFSET([$actions_combos.D$2];FLOOR(ROW([.E167])/2)-1;0)" office:value-type="float" office:value="0" calcext:value-type="float">
            <text:p>0</text:p>
          </table:table-cell>
          <table:table-cell table:style-name="ce15" table:formula="of:=OFFSET([$actions_combos.E$2];FLOOR(ROW([.F167])/2)-1;0)" office:value-type="float" office:value="0" calcext:value-type="float">
            <text:p>0</text:p>
          </table:table-cell>
          <table:table-cell table:formula="of:=VLOOKUP([.C167];[$keys.$A$2:.$C$200];[.$A167]+1;0)" office:value-type="string" office:string-value="" calcext:value-type="error">
            <text:p>#N/A</text:p>
          </table:table-cell>
          <table:table-cell table:formula="of:=VLOOKUP([.D167];[$keys.$A$2:.$C$200];[.$A167]+1;0)" office:value-type="string" office:string-value="" calcext:value-type="error">
            <text:p>#N/A</text:p>
          </table:table-cell>
          <table:table-cell table:formula="of:=VLOOKUP([.E167];[$keys.$A$2:.$C$200];[.$A167]+1;0)" office:value-type="string" office:string-value="" calcext:value-type="error">
            <text:p>#N/A</text:p>
          </table:table-cell>
          <table:table-cell table:formula="of:=VLOOKUP([.F167];[$keys.$A$2:.$C$200];[.$A167]+1;0)" office:value-type="string" office:string-value="" calcext:value-type="error">
            <text:p>#N/A</text:p>
          </table:table-cell>
          <table:table-cell table:formula="of:=[.C167]&amp;&quot;_&quot;&amp;[.D167]&amp;IF(ISNA([.I167]);&quot;&quot;;&quot;_&quot;&amp;[.E167]&amp;IF(ISNA([.J167]);&quot;&quot;;&quot;_&quot;&amp;[.F167]))&amp;&quot;_&quot;&amp;TEXT([.A167];&quot;0&quot;)" office:value-type="string" office:string-value="0_0_2" calcext:value-type="string">
            <text:p>0_0_2</text:p>
          </table:table-cell>
          <table:table-cell table:formula="of:=[.G167]&amp;&quot;, &quot;&amp;[.H167]&amp;IF(ISNA([.I167]);&quot;&quot;;&quot;, &quot;&amp;[.I167]&amp;IF(ISNA([.J167]);&quot;&quot;;&quot;, &quot;&amp;[.J167]))" office:value-type="string" office:string-value="" calcext:value-type="error">
            <text:p>#N/A</text:p>
          </table:table-cell>
          <table:table-cell table:formula="of:=VLOOKUP([.B167];[$actions.$A$2:.$F$514];5;0)" office:value-type="string" office:string-value="" calcext:value-type="error">
            <text:p>#N/A</text:p>
          </table:table-cell>
          <table:table-cell table:formula="of:=VLOOKUP([.B167];[$actions.$A$2:.$D$514];2;0)" office:value-type="string" office:string-value="" calcext:value-type="error">
            <text:p>#N/A</text:p>
          </table:table-cell>
          <table:table-cell table:formula="of:=VLOOKUP([.B167];[$actions.$A$2:.$D$514];3;0)" office:value-type="string" office:string-value="" calcext:value-type="error">
            <text:p>#N/A</text:p>
          </table:table-cell>
          <table:table-cell table:formula="of:=VLOOKUP([.B167];[$actions.$A$2:.$D$514];4;0)" office:value-type="string" office:string-value="" calcext:value-type="error">
            <text:p>#N/A</text:p>
          </table:table-cell>
          <table:table-cell table:style-name="ce19" table:formula="of:=[.B167]&lt;&gt;0" office:value-type="boolean" office:boolean-value="false" calcext:value-type="boolean">
            <text:p>FALSE</text:p>
          </table:table-cell>
          <table:table-cell table:formula="of:=&quot;const uint16_t PROGMEM &quot;&amp;[.K167]&amp;&quot;_combo[] = {&quot;&amp;[.L167]&amp;&quot;, COMBO_END};&quot;" office:value-type="string" office:string-value="" calcext:value-type="error">
            <text:p>#N/A</text:p>
          </table:table-cell>
          <table:table-cell table:formula="of:=&quot;  COMBO_&quot;&amp;[.K16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67]&amp;&quot;] = COMBO&quot;&amp;IF([.M167]=&quot;key&quot;;&quot;&quot;;&quot;_ACTION&quot;)&amp;&quot;(&quot;&amp;[.K167]&amp;&quot;_combo&quot;&amp;IF([.M167]=&quot;key&quot;;&quot;, &quot;&amp;[.N167];&quot;&quot;)&amp;&quot;),&quot;" office:value-type="string" office:string-value="" calcext:value-type="error">
            <text:p>#N/A</text:p>
          </table:table-cell>
          <table:table-cell table:style-name="ce8" table:formula="of:=IF([.M167]=&quot;macro&quot;;&quot;    case &quot;&amp;&quot;COMBO_&quot;&amp;[.K167]&amp;&quot;: if (p) {&quot;&amp;[.O167]&amp;&quot;} &quot;&amp;IF([.P167]=&quot;&quot;;&quot;&quot;;&quot;else {&quot;&amp;[.P16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8]);2)+1" office:value-type="float" office:value="1" calcext:value-type="float">
            <text:p>1</text:p>
          </table:table-cell>
          <table:table-cell table:style-name="ce8" table:formula="of:=OFFSET([$actions_combos.A$2];FLOOR(ROW([.B168])/2)-1;0)" office:value-type="float" office:value="0" calcext:value-type="float">
            <text:p>0</text:p>
          </table:table-cell>
          <table:table-cell table:style-name="ce15" table:formula="of:=OFFSET([$actions_combos.B$2];FLOOR(ROW([.C168])/2)-1;0)" office:value-type="float" office:value="0" calcext:value-type="float">
            <text:p>0</text:p>
          </table:table-cell>
          <table:table-cell table:style-name="ce15" table:formula="of:=OFFSET([$actions_combos.C$2];FLOOR(ROW([.D168])/2)-1;0)" office:value-type="float" office:value="0" calcext:value-type="float">
            <text:p>0</text:p>
          </table:table-cell>
          <table:table-cell table:style-name="ce15" table:formula="of:=OFFSET([$actions_combos.D$2];FLOOR(ROW([.E168])/2)-1;0)" office:value-type="float" office:value="0" calcext:value-type="float">
            <text:p>0</text:p>
          </table:table-cell>
          <table:table-cell table:style-name="ce15" table:formula="of:=OFFSET([$actions_combos.E$2];FLOOR(ROW([.F168])/2)-1;0)" office:value-type="float" office:value="0" calcext:value-type="float">
            <text:p>0</text:p>
          </table:table-cell>
          <table:table-cell table:formula="of:=VLOOKUP([.C168];[$keys.$A$2:.$C$200];[.$A168]+1;0)" office:value-type="string" office:string-value="" calcext:value-type="error">
            <text:p>#N/A</text:p>
          </table:table-cell>
          <table:table-cell table:formula="of:=VLOOKUP([.D168];[$keys.$A$2:.$C$200];[.$A168]+1;0)" office:value-type="string" office:string-value="" calcext:value-type="error">
            <text:p>#N/A</text:p>
          </table:table-cell>
          <table:table-cell table:formula="of:=VLOOKUP([.E168];[$keys.$A$2:.$C$200];[.$A168]+1;0)" office:value-type="string" office:string-value="" calcext:value-type="error">
            <text:p>#N/A</text:p>
          </table:table-cell>
          <table:table-cell table:formula="of:=VLOOKUP([.F168];[$keys.$A$2:.$C$200];[.$A168]+1;0)" office:value-type="string" office:string-value="" calcext:value-type="error">
            <text:p>#N/A</text:p>
          </table:table-cell>
          <table:table-cell table:formula="of:=[.C168]&amp;&quot;_&quot;&amp;[.D168]&amp;IF(ISNA([.I168]);&quot;&quot;;&quot;_&quot;&amp;[.E168]&amp;IF(ISNA([.J168]);&quot;&quot;;&quot;_&quot;&amp;[.F168]))&amp;&quot;_&quot;&amp;TEXT([.A168];&quot;0&quot;)" office:value-type="string" office:string-value="0_0_1" calcext:value-type="string">
            <text:p>0_0_1</text:p>
          </table:table-cell>
          <table:table-cell table:formula="of:=[.G168]&amp;&quot;, &quot;&amp;[.H168]&amp;IF(ISNA([.I168]);&quot;&quot;;&quot;, &quot;&amp;[.I168]&amp;IF(ISNA([.J168]);&quot;&quot;;&quot;, &quot;&amp;[.J168]))" office:value-type="string" office:string-value="" calcext:value-type="error">
            <text:p>#N/A</text:p>
          </table:table-cell>
          <table:table-cell table:formula="of:=VLOOKUP([.B168];[$actions.$A$2:.$F$514];5;0)" office:value-type="string" office:string-value="" calcext:value-type="error">
            <text:p>#N/A</text:p>
          </table:table-cell>
          <table:table-cell table:formula="of:=VLOOKUP([.B168];[$actions.$A$2:.$D$514];2;0)" office:value-type="string" office:string-value="" calcext:value-type="error">
            <text:p>#N/A</text:p>
          </table:table-cell>
          <table:table-cell table:formula="of:=VLOOKUP([.B168];[$actions.$A$2:.$D$514];3;0)" office:value-type="string" office:string-value="" calcext:value-type="error">
            <text:p>#N/A</text:p>
          </table:table-cell>
          <table:table-cell table:formula="of:=VLOOKUP([.B168];[$actions.$A$2:.$D$514];4;0)" office:value-type="string" office:string-value="" calcext:value-type="error">
            <text:p>#N/A</text:p>
          </table:table-cell>
          <table:table-cell table:style-name="ce19" table:formula="of:=[.B168]&lt;&gt;0" office:value-type="boolean" office:boolean-value="false" calcext:value-type="boolean">
            <text:p>FALSE</text:p>
          </table:table-cell>
          <table:table-cell table:formula="of:=&quot;const uint16_t PROGMEM &quot;&amp;[.K168]&amp;&quot;_combo[] = {&quot;&amp;[.L168]&amp;&quot;, COMBO_END};&quot;" office:value-type="string" office:string-value="" calcext:value-type="error">
            <text:p>#N/A</text:p>
          </table:table-cell>
          <table:table-cell table:formula="of:=&quot;  COMBO_&quot;&amp;[.K16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68]&amp;&quot;] = COMBO&quot;&amp;IF([.M168]=&quot;key&quot;;&quot;&quot;;&quot;_ACTION&quot;)&amp;&quot;(&quot;&amp;[.K168]&amp;&quot;_combo&quot;&amp;IF([.M168]=&quot;key&quot;;&quot;, &quot;&amp;[.N168];&quot;&quot;)&amp;&quot;),&quot;" office:value-type="string" office:string-value="" calcext:value-type="error">
            <text:p>#N/A</text:p>
          </table:table-cell>
          <table:table-cell table:style-name="ce8" table:formula="of:=IF([.M168]=&quot;macro&quot;;&quot;    case &quot;&amp;&quot;COMBO_&quot;&amp;[.K168]&amp;&quot;: if (p) {&quot;&amp;[.O168]&amp;&quot;} &quot;&amp;IF([.P168]=&quot;&quot;;&quot;&quot;;&quot;else {&quot;&amp;[.P16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9]);2)+1" office:value-type="float" office:value="2" calcext:value-type="float">
            <text:p>2</text:p>
          </table:table-cell>
          <table:table-cell table:style-name="ce8" table:formula="of:=OFFSET([$actions_combos.A$2];FLOOR(ROW([.B169])/2)-1;0)" office:value-type="float" office:value="0" calcext:value-type="float">
            <text:p>0</text:p>
          </table:table-cell>
          <table:table-cell table:style-name="ce15" table:formula="of:=OFFSET([$actions_combos.B$2];FLOOR(ROW([.C169])/2)-1;0)" office:value-type="float" office:value="0" calcext:value-type="float">
            <text:p>0</text:p>
          </table:table-cell>
          <table:table-cell table:style-name="ce15" table:formula="of:=OFFSET([$actions_combos.C$2];FLOOR(ROW([.D169])/2)-1;0)" office:value-type="float" office:value="0" calcext:value-type="float">
            <text:p>0</text:p>
          </table:table-cell>
          <table:table-cell table:style-name="ce15" table:formula="of:=OFFSET([$actions_combos.D$2];FLOOR(ROW([.E169])/2)-1;0)" office:value-type="float" office:value="0" calcext:value-type="float">
            <text:p>0</text:p>
          </table:table-cell>
          <table:table-cell table:style-name="ce15" table:formula="of:=OFFSET([$actions_combos.E$2];FLOOR(ROW([.F169])/2)-1;0)" office:value-type="float" office:value="0" calcext:value-type="float">
            <text:p>0</text:p>
          </table:table-cell>
          <table:table-cell table:formula="of:=VLOOKUP([.C169];[$keys.$A$2:.$C$200];[.$A169]+1;0)" office:value-type="string" office:string-value="" calcext:value-type="error">
            <text:p>#N/A</text:p>
          </table:table-cell>
          <table:table-cell table:formula="of:=VLOOKUP([.D169];[$keys.$A$2:.$C$200];[.$A169]+1;0)" office:value-type="string" office:string-value="" calcext:value-type="error">
            <text:p>#N/A</text:p>
          </table:table-cell>
          <table:table-cell table:formula="of:=VLOOKUP([.E169];[$keys.$A$2:.$C$200];[.$A169]+1;0)" office:value-type="string" office:string-value="" calcext:value-type="error">
            <text:p>#N/A</text:p>
          </table:table-cell>
          <table:table-cell table:formula="of:=VLOOKUP([.F169];[$keys.$A$2:.$C$200];[.$A169]+1;0)" office:value-type="string" office:string-value="" calcext:value-type="error">
            <text:p>#N/A</text:p>
          </table:table-cell>
          <table:table-cell table:formula="of:=[.C169]&amp;&quot;_&quot;&amp;[.D169]&amp;IF(ISNA([.I169]);&quot;&quot;;&quot;_&quot;&amp;[.E169]&amp;IF(ISNA([.J169]);&quot;&quot;;&quot;_&quot;&amp;[.F169]))&amp;&quot;_&quot;&amp;TEXT([.A169];&quot;0&quot;)" office:value-type="string" office:string-value="0_0_2" calcext:value-type="string">
            <text:p>0_0_2</text:p>
          </table:table-cell>
          <table:table-cell table:formula="of:=[.G169]&amp;&quot;, &quot;&amp;[.H169]&amp;IF(ISNA([.I169]);&quot;&quot;;&quot;, &quot;&amp;[.I169]&amp;IF(ISNA([.J169]);&quot;&quot;;&quot;, &quot;&amp;[.J169]))" office:value-type="string" office:string-value="" calcext:value-type="error">
            <text:p>#N/A</text:p>
          </table:table-cell>
          <table:table-cell table:formula="of:=VLOOKUP([.B169];[$actions.$A$2:.$F$514];5;0)" office:value-type="string" office:string-value="" calcext:value-type="error">
            <text:p>#N/A</text:p>
          </table:table-cell>
          <table:table-cell table:formula="of:=VLOOKUP([.B169];[$actions.$A$2:.$D$514];2;0)" office:value-type="string" office:string-value="" calcext:value-type="error">
            <text:p>#N/A</text:p>
          </table:table-cell>
          <table:table-cell table:formula="of:=VLOOKUP([.B169];[$actions.$A$2:.$D$514];3;0)" office:value-type="string" office:string-value="" calcext:value-type="error">
            <text:p>#N/A</text:p>
          </table:table-cell>
          <table:table-cell table:formula="of:=VLOOKUP([.B169];[$actions.$A$2:.$D$514];4;0)" office:value-type="string" office:string-value="" calcext:value-type="error">
            <text:p>#N/A</text:p>
          </table:table-cell>
          <table:table-cell table:style-name="ce19" table:formula="of:=[.B169]&lt;&gt;0" office:value-type="boolean" office:boolean-value="false" calcext:value-type="boolean">
            <text:p>FALSE</text:p>
          </table:table-cell>
          <table:table-cell table:formula="of:=&quot;const uint16_t PROGMEM &quot;&amp;[.K169]&amp;&quot;_combo[] = {&quot;&amp;[.L169]&amp;&quot;, COMBO_END};&quot;" office:value-type="string" office:string-value="" calcext:value-type="error">
            <text:p>#N/A</text:p>
          </table:table-cell>
          <table:table-cell table:formula="of:=&quot;  COMBO_&quot;&amp;[.K16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69]&amp;&quot;] = COMBO&quot;&amp;IF([.M169]=&quot;key&quot;;&quot;&quot;;&quot;_ACTION&quot;)&amp;&quot;(&quot;&amp;[.K169]&amp;&quot;_combo&quot;&amp;IF([.M169]=&quot;key&quot;;&quot;, &quot;&amp;[.N169];&quot;&quot;)&amp;&quot;),&quot;" office:value-type="string" office:string-value="" calcext:value-type="error">
            <text:p>#N/A</text:p>
          </table:table-cell>
          <table:table-cell table:style-name="ce8" table:formula="of:=IF([.M169]=&quot;macro&quot;;&quot;    case &quot;&amp;&quot;COMBO_&quot;&amp;[.K169]&amp;&quot;: if (p) {&quot;&amp;[.O169]&amp;&quot;} &quot;&amp;IF([.P169]=&quot;&quot;;&quot;&quot;;&quot;else {&quot;&amp;[.P16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0]);2)+1" office:value-type="float" office:value="1" calcext:value-type="float">
            <text:p>1</text:p>
          </table:table-cell>
          <table:table-cell table:style-name="ce8" table:formula="of:=OFFSET([$actions_combos.A$2];FLOOR(ROW([.B170])/2)-1;0)" office:value-type="float" office:value="0" calcext:value-type="float">
            <text:p>0</text:p>
          </table:table-cell>
          <table:table-cell table:style-name="ce15" table:formula="of:=OFFSET([$actions_combos.B$2];FLOOR(ROW([.C170])/2)-1;0)" office:value-type="float" office:value="0" calcext:value-type="float">
            <text:p>0</text:p>
          </table:table-cell>
          <table:table-cell table:style-name="ce15" table:formula="of:=OFFSET([$actions_combos.C$2];FLOOR(ROW([.D170])/2)-1;0)" office:value-type="float" office:value="0" calcext:value-type="float">
            <text:p>0</text:p>
          </table:table-cell>
          <table:table-cell table:style-name="ce15" table:formula="of:=OFFSET([$actions_combos.D$2];FLOOR(ROW([.E170])/2)-1;0)" office:value-type="float" office:value="0" calcext:value-type="float">
            <text:p>0</text:p>
          </table:table-cell>
          <table:table-cell table:style-name="ce15" table:formula="of:=OFFSET([$actions_combos.E$2];FLOOR(ROW([.F170])/2)-1;0)" office:value-type="float" office:value="0" calcext:value-type="float">
            <text:p>0</text:p>
          </table:table-cell>
          <table:table-cell table:formula="of:=VLOOKUP([.C170];[$keys.$A$2:.$C$200];[.$A170]+1;0)" office:value-type="string" office:string-value="" calcext:value-type="error">
            <text:p>#N/A</text:p>
          </table:table-cell>
          <table:table-cell table:formula="of:=VLOOKUP([.D170];[$keys.$A$2:.$C$200];[.$A170]+1;0)" office:value-type="string" office:string-value="" calcext:value-type="error">
            <text:p>#N/A</text:p>
          </table:table-cell>
          <table:table-cell table:formula="of:=VLOOKUP([.E170];[$keys.$A$2:.$C$200];[.$A170]+1;0)" office:value-type="string" office:string-value="" calcext:value-type="error">
            <text:p>#N/A</text:p>
          </table:table-cell>
          <table:table-cell table:formula="of:=VLOOKUP([.F170];[$keys.$A$2:.$C$200];[.$A170]+1;0)" office:value-type="string" office:string-value="" calcext:value-type="error">
            <text:p>#N/A</text:p>
          </table:table-cell>
          <table:table-cell table:formula="of:=[.C170]&amp;&quot;_&quot;&amp;[.D170]&amp;IF(ISNA([.I170]);&quot;&quot;;&quot;_&quot;&amp;[.E170]&amp;IF(ISNA([.J170]);&quot;&quot;;&quot;_&quot;&amp;[.F170]))&amp;&quot;_&quot;&amp;TEXT([.A170];&quot;0&quot;)" office:value-type="string" office:string-value="0_0_1" calcext:value-type="string">
            <text:p>0_0_1</text:p>
          </table:table-cell>
          <table:table-cell table:formula="of:=[.G170]&amp;&quot;, &quot;&amp;[.H170]&amp;IF(ISNA([.I170]);&quot;&quot;;&quot;, &quot;&amp;[.I170]&amp;IF(ISNA([.J170]);&quot;&quot;;&quot;, &quot;&amp;[.J170]))" office:value-type="string" office:string-value="" calcext:value-type="error">
            <text:p>#N/A</text:p>
          </table:table-cell>
          <table:table-cell table:formula="of:=VLOOKUP([.B170];[$actions.$A$2:.$F$514];5;0)" office:value-type="string" office:string-value="" calcext:value-type="error">
            <text:p>#N/A</text:p>
          </table:table-cell>
          <table:table-cell table:formula="of:=VLOOKUP([.B170];[$actions.$A$2:.$D$514];2;0)" office:value-type="string" office:string-value="" calcext:value-type="error">
            <text:p>#N/A</text:p>
          </table:table-cell>
          <table:table-cell table:formula="of:=VLOOKUP([.B170];[$actions.$A$2:.$D$514];3;0)" office:value-type="string" office:string-value="" calcext:value-type="error">
            <text:p>#N/A</text:p>
          </table:table-cell>
          <table:table-cell table:formula="of:=VLOOKUP([.B170];[$actions.$A$2:.$D$514];4;0)" office:value-type="string" office:string-value="" calcext:value-type="error">
            <text:p>#N/A</text:p>
          </table:table-cell>
          <table:table-cell table:style-name="ce19" table:formula="of:=[.B170]&lt;&gt;0" office:value-type="boolean" office:boolean-value="false" calcext:value-type="boolean">
            <text:p>FALSE</text:p>
          </table:table-cell>
          <table:table-cell table:formula="of:=&quot;const uint16_t PROGMEM &quot;&amp;[.K170]&amp;&quot;_combo[] = {&quot;&amp;[.L170]&amp;&quot;, COMBO_END};&quot;" office:value-type="string" office:string-value="" calcext:value-type="error">
            <text:p>#N/A</text:p>
          </table:table-cell>
          <table:table-cell table:formula="of:=&quot;  COMBO_&quot;&amp;[.K17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70]&amp;&quot;] = COMBO&quot;&amp;IF([.M170]=&quot;key&quot;;&quot;&quot;;&quot;_ACTION&quot;)&amp;&quot;(&quot;&amp;[.K170]&amp;&quot;_combo&quot;&amp;IF([.M170]=&quot;key&quot;;&quot;, &quot;&amp;[.N170];&quot;&quot;)&amp;&quot;),&quot;" office:value-type="string" office:string-value="" calcext:value-type="error">
            <text:p>#N/A</text:p>
          </table:table-cell>
          <table:table-cell table:style-name="ce8" table:formula="of:=IF([.M170]=&quot;macro&quot;;&quot;    case &quot;&amp;&quot;COMBO_&quot;&amp;[.K170]&amp;&quot;: if (p) {&quot;&amp;[.O170]&amp;&quot;} &quot;&amp;IF([.P170]=&quot;&quot;;&quot;&quot;;&quot;else {&quot;&amp;[.P17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1]);2)+1" office:value-type="float" office:value="2" calcext:value-type="float">
            <text:p>2</text:p>
          </table:table-cell>
          <table:table-cell table:style-name="ce8" table:formula="of:=OFFSET([$actions_combos.A$2];FLOOR(ROW([.B171])/2)-1;0)" office:value-type="float" office:value="0" calcext:value-type="float">
            <text:p>0</text:p>
          </table:table-cell>
          <table:table-cell table:style-name="ce15" table:formula="of:=OFFSET([$actions_combos.B$2];FLOOR(ROW([.C171])/2)-1;0)" office:value-type="float" office:value="0" calcext:value-type="float">
            <text:p>0</text:p>
          </table:table-cell>
          <table:table-cell table:style-name="ce15" table:formula="of:=OFFSET([$actions_combos.C$2];FLOOR(ROW([.D171])/2)-1;0)" office:value-type="float" office:value="0" calcext:value-type="float">
            <text:p>0</text:p>
          </table:table-cell>
          <table:table-cell table:style-name="ce15" table:formula="of:=OFFSET([$actions_combos.D$2];FLOOR(ROW([.E171])/2)-1;0)" office:value-type="float" office:value="0" calcext:value-type="float">
            <text:p>0</text:p>
          </table:table-cell>
          <table:table-cell table:style-name="ce15" table:formula="of:=OFFSET([$actions_combos.E$2];FLOOR(ROW([.F171])/2)-1;0)" office:value-type="float" office:value="0" calcext:value-type="float">
            <text:p>0</text:p>
          </table:table-cell>
          <table:table-cell table:formula="of:=VLOOKUP([.C171];[$keys.$A$2:.$C$200];[.$A171]+1;0)" office:value-type="string" office:string-value="" calcext:value-type="error">
            <text:p>#N/A</text:p>
          </table:table-cell>
          <table:table-cell table:formula="of:=VLOOKUP([.D171];[$keys.$A$2:.$C$200];[.$A171]+1;0)" office:value-type="string" office:string-value="" calcext:value-type="error">
            <text:p>#N/A</text:p>
          </table:table-cell>
          <table:table-cell table:formula="of:=VLOOKUP([.E171];[$keys.$A$2:.$C$200];[.$A171]+1;0)" office:value-type="string" office:string-value="" calcext:value-type="error">
            <text:p>#N/A</text:p>
          </table:table-cell>
          <table:table-cell table:formula="of:=VLOOKUP([.F171];[$keys.$A$2:.$C$200];[.$A171]+1;0)" office:value-type="string" office:string-value="" calcext:value-type="error">
            <text:p>#N/A</text:p>
          </table:table-cell>
          <table:table-cell table:formula="of:=[.C171]&amp;&quot;_&quot;&amp;[.D171]&amp;IF(ISNA([.I171]);&quot;&quot;;&quot;_&quot;&amp;[.E171]&amp;IF(ISNA([.J171]);&quot;&quot;;&quot;_&quot;&amp;[.F171]))&amp;&quot;_&quot;&amp;TEXT([.A171];&quot;0&quot;)" office:value-type="string" office:string-value="0_0_2" calcext:value-type="string">
            <text:p>0_0_2</text:p>
          </table:table-cell>
          <table:table-cell table:formula="of:=[.G171]&amp;&quot;, &quot;&amp;[.H171]&amp;IF(ISNA([.I171]);&quot;&quot;;&quot;, &quot;&amp;[.I171]&amp;IF(ISNA([.J171]);&quot;&quot;;&quot;, &quot;&amp;[.J171]))" office:value-type="string" office:string-value="" calcext:value-type="error">
            <text:p>#N/A</text:p>
          </table:table-cell>
          <table:table-cell table:formula="of:=VLOOKUP([.B171];[$actions.$A$2:.$F$514];5;0)" office:value-type="string" office:string-value="" calcext:value-type="error">
            <text:p>#N/A</text:p>
          </table:table-cell>
          <table:table-cell table:formula="of:=VLOOKUP([.B171];[$actions.$A$2:.$D$514];2;0)" office:value-type="string" office:string-value="" calcext:value-type="error">
            <text:p>#N/A</text:p>
          </table:table-cell>
          <table:table-cell table:formula="of:=VLOOKUP([.B171];[$actions.$A$2:.$D$514];3;0)" office:value-type="string" office:string-value="" calcext:value-type="error">
            <text:p>#N/A</text:p>
          </table:table-cell>
          <table:table-cell table:formula="of:=VLOOKUP([.B171];[$actions.$A$2:.$D$514];4;0)" office:value-type="string" office:string-value="" calcext:value-type="error">
            <text:p>#N/A</text:p>
          </table:table-cell>
          <table:table-cell table:style-name="ce19" table:formula="of:=[.B171]&lt;&gt;0" office:value-type="boolean" office:boolean-value="false" calcext:value-type="boolean">
            <text:p>FALSE</text:p>
          </table:table-cell>
          <table:table-cell table:formula="of:=&quot;const uint16_t PROGMEM &quot;&amp;[.K171]&amp;&quot;_combo[] = {&quot;&amp;[.L171]&amp;&quot;, COMBO_END};&quot;" office:value-type="string" office:string-value="" calcext:value-type="error">
            <text:p>#N/A</text:p>
          </table:table-cell>
          <table:table-cell table:formula="of:=&quot;  COMBO_&quot;&amp;[.K17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71]&amp;&quot;] = COMBO&quot;&amp;IF([.M171]=&quot;key&quot;;&quot;&quot;;&quot;_ACTION&quot;)&amp;&quot;(&quot;&amp;[.K171]&amp;&quot;_combo&quot;&amp;IF([.M171]=&quot;key&quot;;&quot;, &quot;&amp;[.N171];&quot;&quot;)&amp;&quot;),&quot;" office:value-type="string" office:string-value="" calcext:value-type="error">
            <text:p>#N/A</text:p>
          </table:table-cell>
          <table:table-cell table:style-name="ce8" table:formula="of:=IF([.M171]=&quot;macro&quot;;&quot;    case &quot;&amp;&quot;COMBO_&quot;&amp;[.K171]&amp;&quot;: if (p) {&quot;&amp;[.O171]&amp;&quot;} &quot;&amp;IF([.P171]=&quot;&quot;;&quot;&quot;;&quot;else {&quot;&amp;[.P17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2]);2)+1" office:value-type="float" office:value="1" calcext:value-type="float">
            <text:p>1</text:p>
          </table:table-cell>
          <table:table-cell table:style-name="ce8" table:formula="of:=OFFSET([$actions_combos.A$2];FLOOR(ROW([.B172])/2)-1;0)" office:value-type="float" office:value="0" calcext:value-type="float">
            <text:p>0</text:p>
          </table:table-cell>
          <table:table-cell table:style-name="ce15" table:formula="of:=OFFSET([$actions_combos.B$2];FLOOR(ROW([.C172])/2)-1;0)" office:value-type="float" office:value="0" calcext:value-type="float">
            <text:p>0</text:p>
          </table:table-cell>
          <table:table-cell table:style-name="ce15" table:formula="of:=OFFSET([$actions_combos.C$2];FLOOR(ROW([.D172])/2)-1;0)" office:value-type="float" office:value="0" calcext:value-type="float">
            <text:p>0</text:p>
          </table:table-cell>
          <table:table-cell table:style-name="ce15" table:formula="of:=OFFSET([$actions_combos.D$2];FLOOR(ROW([.E172])/2)-1;0)" office:value-type="float" office:value="0" calcext:value-type="float">
            <text:p>0</text:p>
          </table:table-cell>
          <table:table-cell table:style-name="ce15" table:formula="of:=OFFSET([$actions_combos.E$2];FLOOR(ROW([.F172])/2)-1;0)" office:value-type="float" office:value="0" calcext:value-type="float">
            <text:p>0</text:p>
          </table:table-cell>
          <table:table-cell table:formula="of:=VLOOKUP([.C172];[$keys.$A$2:.$C$200];[.$A172]+1;0)" office:value-type="string" office:string-value="" calcext:value-type="error">
            <text:p>#N/A</text:p>
          </table:table-cell>
          <table:table-cell table:formula="of:=VLOOKUP([.D172];[$keys.$A$2:.$C$200];[.$A172]+1;0)" office:value-type="string" office:string-value="" calcext:value-type="error">
            <text:p>#N/A</text:p>
          </table:table-cell>
          <table:table-cell table:formula="of:=VLOOKUP([.E172];[$keys.$A$2:.$C$200];[.$A172]+1;0)" office:value-type="string" office:string-value="" calcext:value-type="error">
            <text:p>#N/A</text:p>
          </table:table-cell>
          <table:table-cell table:formula="of:=VLOOKUP([.F172];[$keys.$A$2:.$C$200];[.$A172]+1;0)" office:value-type="string" office:string-value="" calcext:value-type="error">
            <text:p>#N/A</text:p>
          </table:table-cell>
          <table:table-cell table:formula="of:=[.C172]&amp;&quot;_&quot;&amp;[.D172]&amp;IF(ISNA([.I172]);&quot;&quot;;&quot;_&quot;&amp;[.E172]&amp;IF(ISNA([.J172]);&quot;&quot;;&quot;_&quot;&amp;[.F172]))&amp;&quot;_&quot;&amp;TEXT([.A172];&quot;0&quot;)" office:value-type="string" office:string-value="0_0_1" calcext:value-type="string">
            <text:p>0_0_1</text:p>
          </table:table-cell>
          <table:table-cell table:formula="of:=[.G172]&amp;&quot;, &quot;&amp;[.H172]&amp;IF(ISNA([.I172]);&quot;&quot;;&quot;, &quot;&amp;[.I172]&amp;IF(ISNA([.J172]);&quot;&quot;;&quot;, &quot;&amp;[.J172]))" office:value-type="string" office:string-value="" calcext:value-type="error">
            <text:p>#N/A</text:p>
          </table:table-cell>
          <table:table-cell table:formula="of:=VLOOKUP([.B172];[$actions.$A$2:.$F$514];5;0)" office:value-type="string" office:string-value="" calcext:value-type="error">
            <text:p>#N/A</text:p>
          </table:table-cell>
          <table:table-cell table:formula="of:=VLOOKUP([.B172];[$actions.$A$2:.$D$514];2;0)" office:value-type="string" office:string-value="" calcext:value-type="error">
            <text:p>#N/A</text:p>
          </table:table-cell>
          <table:table-cell table:formula="of:=VLOOKUP([.B172];[$actions.$A$2:.$D$514];3;0)" office:value-type="string" office:string-value="" calcext:value-type="error">
            <text:p>#N/A</text:p>
          </table:table-cell>
          <table:table-cell table:formula="of:=VLOOKUP([.B172];[$actions.$A$2:.$D$514];4;0)" office:value-type="string" office:string-value="" calcext:value-type="error">
            <text:p>#N/A</text:p>
          </table:table-cell>
          <table:table-cell table:style-name="ce19" table:formula="of:=[.B172]&lt;&gt;0" office:value-type="boolean" office:boolean-value="false" calcext:value-type="boolean">
            <text:p>FALSE</text:p>
          </table:table-cell>
          <table:table-cell table:formula="of:=&quot;const uint16_t PROGMEM &quot;&amp;[.K172]&amp;&quot;_combo[] = {&quot;&amp;[.L172]&amp;&quot;, COMBO_END};&quot;" office:value-type="string" office:string-value="" calcext:value-type="error">
            <text:p>#N/A</text:p>
          </table:table-cell>
          <table:table-cell table:formula="of:=&quot;  COMBO_&quot;&amp;[.K17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72]&amp;&quot;] = COMBO&quot;&amp;IF([.M172]=&quot;key&quot;;&quot;&quot;;&quot;_ACTION&quot;)&amp;&quot;(&quot;&amp;[.K172]&amp;&quot;_combo&quot;&amp;IF([.M172]=&quot;key&quot;;&quot;, &quot;&amp;[.N172];&quot;&quot;)&amp;&quot;),&quot;" office:value-type="string" office:string-value="" calcext:value-type="error">
            <text:p>#N/A</text:p>
          </table:table-cell>
          <table:table-cell table:style-name="ce8" table:formula="of:=IF([.M172]=&quot;macro&quot;;&quot;    case &quot;&amp;&quot;COMBO_&quot;&amp;[.K172]&amp;&quot;: if (p) {&quot;&amp;[.O172]&amp;&quot;} &quot;&amp;IF([.P172]=&quot;&quot;;&quot;&quot;;&quot;else {&quot;&amp;[.P17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3]);2)+1" office:value-type="float" office:value="2" calcext:value-type="float">
            <text:p>2</text:p>
          </table:table-cell>
          <table:table-cell table:style-name="ce8" table:formula="of:=OFFSET([$actions_combos.A$2];FLOOR(ROW([.B173])/2)-1;0)" office:value-type="float" office:value="0" calcext:value-type="float">
            <text:p>0</text:p>
          </table:table-cell>
          <table:table-cell table:style-name="ce15" table:formula="of:=OFFSET([$actions_combos.B$2];FLOOR(ROW([.C173])/2)-1;0)" office:value-type="float" office:value="0" calcext:value-type="float">
            <text:p>0</text:p>
          </table:table-cell>
          <table:table-cell table:style-name="ce15" table:formula="of:=OFFSET([$actions_combos.C$2];FLOOR(ROW([.D173])/2)-1;0)" office:value-type="float" office:value="0" calcext:value-type="float">
            <text:p>0</text:p>
          </table:table-cell>
          <table:table-cell table:style-name="ce15" table:formula="of:=OFFSET([$actions_combos.D$2];FLOOR(ROW([.E173])/2)-1;0)" office:value-type="float" office:value="0" calcext:value-type="float">
            <text:p>0</text:p>
          </table:table-cell>
          <table:table-cell table:style-name="ce15" table:formula="of:=OFFSET([$actions_combos.E$2];FLOOR(ROW([.F173])/2)-1;0)" office:value-type="float" office:value="0" calcext:value-type="float">
            <text:p>0</text:p>
          </table:table-cell>
          <table:table-cell table:formula="of:=VLOOKUP([.C173];[$keys.$A$2:.$C$200];[.$A173]+1;0)" office:value-type="string" office:string-value="" calcext:value-type="error">
            <text:p>#N/A</text:p>
          </table:table-cell>
          <table:table-cell table:formula="of:=VLOOKUP([.D173];[$keys.$A$2:.$C$200];[.$A173]+1;0)" office:value-type="string" office:string-value="" calcext:value-type="error">
            <text:p>#N/A</text:p>
          </table:table-cell>
          <table:table-cell table:formula="of:=VLOOKUP([.E173];[$keys.$A$2:.$C$200];[.$A173]+1;0)" office:value-type="string" office:string-value="" calcext:value-type="error">
            <text:p>#N/A</text:p>
          </table:table-cell>
          <table:table-cell table:formula="of:=VLOOKUP([.F173];[$keys.$A$2:.$C$200];[.$A173]+1;0)" office:value-type="string" office:string-value="" calcext:value-type="error">
            <text:p>#N/A</text:p>
          </table:table-cell>
          <table:table-cell table:formula="of:=[.C173]&amp;&quot;_&quot;&amp;[.D173]&amp;IF(ISNA([.I173]);&quot;&quot;;&quot;_&quot;&amp;[.E173]&amp;IF(ISNA([.J173]);&quot;&quot;;&quot;_&quot;&amp;[.F173]))&amp;&quot;_&quot;&amp;TEXT([.A173];&quot;0&quot;)" office:value-type="string" office:string-value="0_0_2" calcext:value-type="string">
            <text:p>0_0_2</text:p>
          </table:table-cell>
          <table:table-cell table:formula="of:=[.G173]&amp;&quot;, &quot;&amp;[.H173]&amp;IF(ISNA([.I173]);&quot;&quot;;&quot;, &quot;&amp;[.I173]&amp;IF(ISNA([.J173]);&quot;&quot;;&quot;, &quot;&amp;[.J173]))" office:value-type="string" office:string-value="" calcext:value-type="error">
            <text:p>#N/A</text:p>
          </table:table-cell>
          <table:table-cell table:formula="of:=VLOOKUP([.B173];[$actions.$A$2:.$F$514];5;0)" office:value-type="string" office:string-value="" calcext:value-type="error">
            <text:p>#N/A</text:p>
          </table:table-cell>
          <table:table-cell table:formula="of:=VLOOKUP([.B173];[$actions.$A$2:.$D$514];2;0)" office:value-type="string" office:string-value="" calcext:value-type="error">
            <text:p>#N/A</text:p>
          </table:table-cell>
          <table:table-cell table:formula="of:=VLOOKUP([.B173];[$actions.$A$2:.$D$514];3;0)" office:value-type="string" office:string-value="" calcext:value-type="error">
            <text:p>#N/A</text:p>
          </table:table-cell>
          <table:table-cell table:formula="of:=VLOOKUP([.B173];[$actions.$A$2:.$D$514];4;0)" office:value-type="string" office:string-value="" calcext:value-type="error">
            <text:p>#N/A</text:p>
          </table:table-cell>
          <table:table-cell table:style-name="ce19" table:formula="of:=[.B173]&lt;&gt;0" office:value-type="boolean" office:boolean-value="false" calcext:value-type="boolean">
            <text:p>FALSE</text:p>
          </table:table-cell>
          <table:table-cell table:formula="of:=&quot;const uint16_t PROGMEM &quot;&amp;[.K173]&amp;&quot;_combo[] = {&quot;&amp;[.L173]&amp;&quot;, COMBO_END};&quot;" office:value-type="string" office:string-value="" calcext:value-type="error">
            <text:p>#N/A</text:p>
          </table:table-cell>
          <table:table-cell table:formula="of:=&quot;  COMBO_&quot;&amp;[.K17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73]&amp;&quot;] = COMBO&quot;&amp;IF([.M173]=&quot;key&quot;;&quot;&quot;;&quot;_ACTION&quot;)&amp;&quot;(&quot;&amp;[.K173]&amp;&quot;_combo&quot;&amp;IF([.M173]=&quot;key&quot;;&quot;, &quot;&amp;[.N173];&quot;&quot;)&amp;&quot;),&quot;" office:value-type="string" office:string-value="" calcext:value-type="error">
            <text:p>#N/A</text:p>
          </table:table-cell>
          <table:table-cell table:style-name="ce8" table:formula="of:=IF([.M173]=&quot;macro&quot;;&quot;    case &quot;&amp;&quot;COMBO_&quot;&amp;[.K173]&amp;&quot;: if (p) {&quot;&amp;[.O173]&amp;&quot;} &quot;&amp;IF([.P173]=&quot;&quot;;&quot;&quot;;&quot;else {&quot;&amp;[.P17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4]);2)+1" office:value-type="float" office:value="1" calcext:value-type="float">
            <text:p>1</text:p>
          </table:table-cell>
          <table:table-cell table:style-name="ce8" table:formula="of:=OFFSET([$actions_combos.A$2];FLOOR(ROW([.B174])/2)-1;0)" office:value-type="float" office:value="0" calcext:value-type="float">
            <text:p>0</text:p>
          </table:table-cell>
          <table:table-cell table:style-name="ce15" table:formula="of:=OFFSET([$actions_combos.B$2];FLOOR(ROW([.C174])/2)-1;0)" office:value-type="float" office:value="0" calcext:value-type="float">
            <text:p>0</text:p>
          </table:table-cell>
          <table:table-cell table:style-name="ce15" table:formula="of:=OFFSET([$actions_combos.C$2];FLOOR(ROW([.D174])/2)-1;0)" office:value-type="float" office:value="0" calcext:value-type="float">
            <text:p>0</text:p>
          </table:table-cell>
          <table:table-cell table:style-name="ce15" table:formula="of:=OFFSET([$actions_combos.D$2];FLOOR(ROW([.E174])/2)-1;0)" office:value-type="float" office:value="0" calcext:value-type="float">
            <text:p>0</text:p>
          </table:table-cell>
          <table:table-cell table:style-name="ce15" table:formula="of:=OFFSET([$actions_combos.E$2];FLOOR(ROW([.F174])/2)-1;0)" office:value-type="float" office:value="0" calcext:value-type="float">
            <text:p>0</text:p>
          </table:table-cell>
          <table:table-cell table:formula="of:=VLOOKUP([.C174];[$keys.$A$2:.$C$200];[.$A174]+1;0)" office:value-type="string" office:string-value="" calcext:value-type="error">
            <text:p>#N/A</text:p>
          </table:table-cell>
          <table:table-cell table:formula="of:=VLOOKUP([.D174];[$keys.$A$2:.$C$200];[.$A174]+1;0)" office:value-type="string" office:string-value="" calcext:value-type="error">
            <text:p>#N/A</text:p>
          </table:table-cell>
          <table:table-cell table:formula="of:=VLOOKUP([.E174];[$keys.$A$2:.$C$200];[.$A174]+1;0)" office:value-type="string" office:string-value="" calcext:value-type="error">
            <text:p>#N/A</text:p>
          </table:table-cell>
          <table:table-cell table:formula="of:=VLOOKUP([.F174];[$keys.$A$2:.$C$200];[.$A174]+1;0)" office:value-type="string" office:string-value="" calcext:value-type="error">
            <text:p>#N/A</text:p>
          </table:table-cell>
          <table:table-cell table:formula="of:=[.C174]&amp;&quot;_&quot;&amp;[.D174]&amp;IF(ISNA([.I174]);&quot;&quot;;&quot;_&quot;&amp;[.E174]&amp;IF(ISNA([.J174]);&quot;&quot;;&quot;_&quot;&amp;[.F174]))&amp;&quot;_&quot;&amp;TEXT([.A174];&quot;0&quot;)" office:value-type="string" office:string-value="0_0_1" calcext:value-type="string">
            <text:p>0_0_1</text:p>
          </table:table-cell>
          <table:table-cell table:formula="of:=[.G174]&amp;&quot;, &quot;&amp;[.H174]&amp;IF(ISNA([.I174]);&quot;&quot;;&quot;, &quot;&amp;[.I174]&amp;IF(ISNA([.J174]);&quot;&quot;;&quot;, &quot;&amp;[.J174]))" office:value-type="string" office:string-value="" calcext:value-type="error">
            <text:p>#N/A</text:p>
          </table:table-cell>
          <table:table-cell table:formula="of:=VLOOKUP([.B174];[$actions.$A$2:.$F$514];5;0)" office:value-type="string" office:string-value="" calcext:value-type="error">
            <text:p>#N/A</text:p>
          </table:table-cell>
          <table:table-cell table:formula="of:=VLOOKUP([.B174];[$actions.$A$2:.$D$514];2;0)" office:value-type="string" office:string-value="" calcext:value-type="error">
            <text:p>#N/A</text:p>
          </table:table-cell>
          <table:table-cell table:formula="of:=VLOOKUP([.B174];[$actions.$A$2:.$D$514];3;0)" office:value-type="string" office:string-value="" calcext:value-type="error">
            <text:p>#N/A</text:p>
          </table:table-cell>
          <table:table-cell table:formula="of:=VLOOKUP([.B174];[$actions.$A$2:.$D$514];4;0)" office:value-type="string" office:string-value="" calcext:value-type="error">
            <text:p>#N/A</text:p>
          </table:table-cell>
          <table:table-cell table:style-name="ce19" table:formula="of:=[.B174]&lt;&gt;0" office:value-type="boolean" office:boolean-value="false" calcext:value-type="boolean">
            <text:p>FALSE</text:p>
          </table:table-cell>
          <table:table-cell table:formula="of:=&quot;const uint16_t PROGMEM &quot;&amp;[.K174]&amp;&quot;_combo[] = {&quot;&amp;[.L174]&amp;&quot;, COMBO_END};&quot;" office:value-type="string" office:string-value="" calcext:value-type="error">
            <text:p>#N/A</text:p>
          </table:table-cell>
          <table:table-cell table:formula="of:=&quot;  COMBO_&quot;&amp;[.K17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74]&amp;&quot;] = COMBO&quot;&amp;IF([.M174]=&quot;key&quot;;&quot;&quot;;&quot;_ACTION&quot;)&amp;&quot;(&quot;&amp;[.K174]&amp;&quot;_combo&quot;&amp;IF([.M174]=&quot;key&quot;;&quot;, &quot;&amp;[.N174];&quot;&quot;)&amp;&quot;),&quot;" office:value-type="string" office:string-value="" calcext:value-type="error">
            <text:p>#N/A</text:p>
          </table:table-cell>
          <table:table-cell table:style-name="ce8" table:formula="of:=IF([.M174]=&quot;macro&quot;;&quot;    case &quot;&amp;&quot;COMBO_&quot;&amp;[.K174]&amp;&quot;: if (p) {&quot;&amp;[.O174]&amp;&quot;} &quot;&amp;IF([.P174]=&quot;&quot;;&quot;&quot;;&quot;else {&quot;&amp;[.P17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5]);2)+1" office:value-type="float" office:value="2" calcext:value-type="float">
            <text:p>2</text:p>
          </table:table-cell>
          <table:table-cell table:style-name="ce8" table:formula="of:=OFFSET([$actions_combos.A$2];FLOOR(ROW([.B175])/2)-1;0)" office:value-type="float" office:value="0" calcext:value-type="float">
            <text:p>0</text:p>
          </table:table-cell>
          <table:table-cell table:style-name="ce15" table:formula="of:=OFFSET([$actions_combos.B$2];FLOOR(ROW([.C175])/2)-1;0)" office:value-type="float" office:value="0" calcext:value-type="float">
            <text:p>0</text:p>
          </table:table-cell>
          <table:table-cell table:style-name="ce15" table:formula="of:=OFFSET([$actions_combos.C$2];FLOOR(ROW([.D175])/2)-1;0)" office:value-type="float" office:value="0" calcext:value-type="float">
            <text:p>0</text:p>
          </table:table-cell>
          <table:table-cell table:style-name="ce15" table:formula="of:=OFFSET([$actions_combos.D$2];FLOOR(ROW([.E175])/2)-1;0)" office:value-type="float" office:value="0" calcext:value-type="float">
            <text:p>0</text:p>
          </table:table-cell>
          <table:table-cell table:style-name="ce15" table:formula="of:=OFFSET([$actions_combos.E$2];FLOOR(ROW([.F175])/2)-1;0)" office:value-type="float" office:value="0" calcext:value-type="float">
            <text:p>0</text:p>
          </table:table-cell>
          <table:table-cell table:formula="of:=VLOOKUP([.C175];[$keys.$A$2:.$C$200];[.$A175]+1;0)" office:value-type="string" office:string-value="" calcext:value-type="error">
            <text:p>#N/A</text:p>
          </table:table-cell>
          <table:table-cell table:formula="of:=VLOOKUP([.D175];[$keys.$A$2:.$C$200];[.$A175]+1;0)" office:value-type="string" office:string-value="" calcext:value-type="error">
            <text:p>#N/A</text:p>
          </table:table-cell>
          <table:table-cell table:formula="of:=VLOOKUP([.E175];[$keys.$A$2:.$C$200];[.$A175]+1;0)" office:value-type="string" office:string-value="" calcext:value-type="error">
            <text:p>#N/A</text:p>
          </table:table-cell>
          <table:table-cell table:formula="of:=VLOOKUP([.F175];[$keys.$A$2:.$C$200];[.$A175]+1;0)" office:value-type="string" office:string-value="" calcext:value-type="error">
            <text:p>#N/A</text:p>
          </table:table-cell>
          <table:table-cell table:formula="of:=[.C175]&amp;&quot;_&quot;&amp;[.D175]&amp;IF(ISNA([.I175]);&quot;&quot;;&quot;_&quot;&amp;[.E175]&amp;IF(ISNA([.J175]);&quot;&quot;;&quot;_&quot;&amp;[.F175]))&amp;&quot;_&quot;&amp;TEXT([.A175];&quot;0&quot;)" office:value-type="string" office:string-value="0_0_2" calcext:value-type="string">
            <text:p>0_0_2</text:p>
          </table:table-cell>
          <table:table-cell table:formula="of:=[.G175]&amp;&quot;, &quot;&amp;[.H175]&amp;IF(ISNA([.I175]);&quot;&quot;;&quot;, &quot;&amp;[.I175]&amp;IF(ISNA([.J175]);&quot;&quot;;&quot;, &quot;&amp;[.J175]))" office:value-type="string" office:string-value="" calcext:value-type="error">
            <text:p>#N/A</text:p>
          </table:table-cell>
          <table:table-cell table:formula="of:=VLOOKUP([.B175];[$actions.$A$2:.$F$514];5;0)" office:value-type="string" office:string-value="" calcext:value-type="error">
            <text:p>#N/A</text:p>
          </table:table-cell>
          <table:table-cell table:formula="of:=VLOOKUP([.B175];[$actions.$A$2:.$D$514];2;0)" office:value-type="string" office:string-value="" calcext:value-type="error">
            <text:p>#N/A</text:p>
          </table:table-cell>
          <table:table-cell table:formula="of:=VLOOKUP([.B175];[$actions.$A$2:.$D$514];3;0)" office:value-type="string" office:string-value="" calcext:value-type="error">
            <text:p>#N/A</text:p>
          </table:table-cell>
          <table:table-cell table:formula="of:=VLOOKUP([.B175];[$actions.$A$2:.$D$514];4;0)" office:value-type="string" office:string-value="" calcext:value-type="error">
            <text:p>#N/A</text:p>
          </table:table-cell>
          <table:table-cell table:style-name="ce19" table:formula="of:=[.B175]&lt;&gt;0" office:value-type="boolean" office:boolean-value="false" calcext:value-type="boolean">
            <text:p>FALSE</text:p>
          </table:table-cell>
          <table:table-cell table:formula="of:=&quot;const uint16_t PROGMEM &quot;&amp;[.K175]&amp;&quot;_combo[] = {&quot;&amp;[.L175]&amp;&quot;, COMBO_END};&quot;" office:value-type="string" office:string-value="" calcext:value-type="error">
            <text:p>#N/A</text:p>
          </table:table-cell>
          <table:table-cell table:formula="of:=&quot;  COMBO_&quot;&amp;[.K17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75]&amp;&quot;] = COMBO&quot;&amp;IF([.M175]=&quot;key&quot;;&quot;&quot;;&quot;_ACTION&quot;)&amp;&quot;(&quot;&amp;[.K175]&amp;&quot;_combo&quot;&amp;IF([.M175]=&quot;key&quot;;&quot;, &quot;&amp;[.N175];&quot;&quot;)&amp;&quot;),&quot;" office:value-type="string" office:string-value="" calcext:value-type="error">
            <text:p>#N/A</text:p>
          </table:table-cell>
          <table:table-cell table:style-name="ce8" table:formula="of:=IF([.M175]=&quot;macro&quot;;&quot;    case &quot;&amp;&quot;COMBO_&quot;&amp;[.K175]&amp;&quot;: if (p) {&quot;&amp;[.O175]&amp;&quot;} &quot;&amp;IF([.P175]=&quot;&quot;;&quot;&quot;;&quot;else {&quot;&amp;[.P17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6]);2)+1" office:value-type="float" office:value="1" calcext:value-type="float">
            <text:p>1</text:p>
          </table:table-cell>
          <table:table-cell table:style-name="ce8" table:formula="of:=OFFSET([$actions_combos.A$2];FLOOR(ROW([.B176])/2)-1;0)" office:value-type="float" office:value="0" calcext:value-type="float">
            <text:p>0</text:p>
          </table:table-cell>
          <table:table-cell table:style-name="ce15" table:formula="of:=OFFSET([$actions_combos.B$2];FLOOR(ROW([.C176])/2)-1;0)" office:value-type="float" office:value="0" calcext:value-type="float">
            <text:p>0</text:p>
          </table:table-cell>
          <table:table-cell table:style-name="ce15" table:formula="of:=OFFSET([$actions_combos.C$2];FLOOR(ROW([.D176])/2)-1;0)" office:value-type="float" office:value="0" calcext:value-type="float">
            <text:p>0</text:p>
          </table:table-cell>
          <table:table-cell table:style-name="ce15" table:formula="of:=OFFSET([$actions_combos.D$2];FLOOR(ROW([.E176])/2)-1;0)" office:value-type="float" office:value="0" calcext:value-type="float">
            <text:p>0</text:p>
          </table:table-cell>
          <table:table-cell table:style-name="ce15" table:formula="of:=OFFSET([$actions_combos.E$2];FLOOR(ROW([.F176])/2)-1;0)" office:value-type="float" office:value="0" calcext:value-type="float">
            <text:p>0</text:p>
          </table:table-cell>
          <table:table-cell table:formula="of:=VLOOKUP([.C176];[$keys.$A$2:.$C$200];[.$A176]+1;0)" office:value-type="string" office:string-value="" calcext:value-type="error">
            <text:p>#N/A</text:p>
          </table:table-cell>
          <table:table-cell table:formula="of:=VLOOKUP([.D176];[$keys.$A$2:.$C$200];[.$A176]+1;0)" office:value-type="string" office:string-value="" calcext:value-type="error">
            <text:p>#N/A</text:p>
          </table:table-cell>
          <table:table-cell table:formula="of:=VLOOKUP([.E176];[$keys.$A$2:.$C$200];[.$A176]+1;0)" office:value-type="string" office:string-value="" calcext:value-type="error">
            <text:p>#N/A</text:p>
          </table:table-cell>
          <table:table-cell table:formula="of:=VLOOKUP([.F176];[$keys.$A$2:.$C$200];[.$A176]+1;0)" office:value-type="string" office:string-value="" calcext:value-type="error">
            <text:p>#N/A</text:p>
          </table:table-cell>
          <table:table-cell table:formula="of:=[.C176]&amp;&quot;_&quot;&amp;[.D176]&amp;IF(ISNA([.I176]);&quot;&quot;;&quot;_&quot;&amp;[.E176]&amp;IF(ISNA([.J176]);&quot;&quot;;&quot;_&quot;&amp;[.F176]))&amp;&quot;_&quot;&amp;TEXT([.A176];&quot;0&quot;)" office:value-type="string" office:string-value="0_0_1" calcext:value-type="string">
            <text:p>0_0_1</text:p>
          </table:table-cell>
          <table:table-cell table:formula="of:=[.G176]&amp;&quot;, &quot;&amp;[.H176]&amp;IF(ISNA([.I176]);&quot;&quot;;&quot;, &quot;&amp;[.I176]&amp;IF(ISNA([.J176]);&quot;&quot;;&quot;, &quot;&amp;[.J176]))" office:value-type="string" office:string-value="" calcext:value-type="error">
            <text:p>#N/A</text:p>
          </table:table-cell>
          <table:table-cell table:formula="of:=VLOOKUP([.B176];[$actions.$A$2:.$F$514];5;0)" office:value-type="string" office:string-value="" calcext:value-type="error">
            <text:p>#N/A</text:p>
          </table:table-cell>
          <table:table-cell table:formula="of:=VLOOKUP([.B176];[$actions.$A$2:.$D$514];2;0)" office:value-type="string" office:string-value="" calcext:value-type="error">
            <text:p>#N/A</text:p>
          </table:table-cell>
          <table:table-cell table:formula="of:=VLOOKUP([.B176];[$actions.$A$2:.$D$514];3;0)" office:value-type="string" office:string-value="" calcext:value-type="error">
            <text:p>#N/A</text:p>
          </table:table-cell>
          <table:table-cell table:formula="of:=VLOOKUP([.B176];[$actions.$A$2:.$D$514];4;0)" office:value-type="string" office:string-value="" calcext:value-type="error">
            <text:p>#N/A</text:p>
          </table:table-cell>
          <table:table-cell table:style-name="ce19" table:formula="of:=[.B176]&lt;&gt;0" office:value-type="boolean" office:boolean-value="false" calcext:value-type="boolean">
            <text:p>FALSE</text:p>
          </table:table-cell>
          <table:table-cell table:formula="of:=&quot;const uint16_t PROGMEM &quot;&amp;[.K176]&amp;&quot;_combo[] = {&quot;&amp;[.L176]&amp;&quot;, COMBO_END};&quot;" office:value-type="string" office:string-value="" calcext:value-type="error">
            <text:p>#N/A</text:p>
          </table:table-cell>
          <table:table-cell table:formula="of:=&quot;  COMBO_&quot;&amp;[.K17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76]&amp;&quot;] = COMBO&quot;&amp;IF([.M176]=&quot;key&quot;;&quot;&quot;;&quot;_ACTION&quot;)&amp;&quot;(&quot;&amp;[.K176]&amp;&quot;_combo&quot;&amp;IF([.M176]=&quot;key&quot;;&quot;, &quot;&amp;[.N176];&quot;&quot;)&amp;&quot;),&quot;" office:value-type="string" office:string-value="" calcext:value-type="error">
            <text:p>#N/A</text:p>
          </table:table-cell>
          <table:table-cell table:style-name="ce8" table:formula="of:=IF([.M176]=&quot;macro&quot;;&quot;    case &quot;&amp;&quot;COMBO_&quot;&amp;[.K176]&amp;&quot;: if (p) {&quot;&amp;[.O176]&amp;&quot;} &quot;&amp;IF([.P176]=&quot;&quot;;&quot;&quot;;&quot;else {&quot;&amp;[.P17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7]);2)+1" office:value-type="float" office:value="2" calcext:value-type="float">
            <text:p>2</text:p>
          </table:table-cell>
          <table:table-cell table:style-name="ce8" table:formula="of:=OFFSET([$actions_combos.A$2];FLOOR(ROW([.B177])/2)-1;0)" office:value-type="float" office:value="0" calcext:value-type="float">
            <text:p>0</text:p>
          </table:table-cell>
          <table:table-cell table:style-name="ce15" table:formula="of:=OFFSET([$actions_combos.B$2];FLOOR(ROW([.C177])/2)-1;0)" office:value-type="float" office:value="0" calcext:value-type="float">
            <text:p>0</text:p>
          </table:table-cell>
          <table:table-cell table:style-name="ce15" table:formula="of:=OFFSET([$actions_combos.C$2];FLOOR(ROW([.D177])/2)-1;0)" office:value-type="float" office:value="0" calcext:value-type="float">
            <text:p>0</text:p>
          </table:table-cell>
          <table:table-cell table:style-name="ce15" table:formula="of:=OFFSET([$actions_combos.D$2];FLOOR(ROW([.E177])/2)-1;0)" office:value-type="float" office:value="0" calcext:value-type="float">
            <text:p>0</text:p>
          </table:table-cell>
          <table:table-cell table:style-name="ce15" table:formula="of:=OFFSET([$actions_combos.E$2];FLOOR(ROW([.F177])/2)-1;0)" office:value-type="float" office:value="0" calcext:value-type="float">
            <text:p>0</text:p>
          </table:table-cell>
          <table:table-cell table:formula="of:=VLOOKUP([.C177];[$keys.$A$2:.$C$200];[.$A177]+1;0)" office:value-type="string" office:string-value="" calcext:value-type="error">
            <text:p>#N/A</text:p>
          </table:table-cell>
          <table:table-cell table:formula="of:=VLOOKUP([.D177];[$keys.$A$2:.$C$200];[.$A177]+1;0)" office:value-type="string" office:string-value="" calcext:value-type="error">
            <text:p>#N/A</text:p>
          </table:table-cell>
          <table:table-cell table:formula="of:=VLOOKUP([.E177];[$keys.$A$2:.$C$200];[.$A177]+1;0)" office:value-type="string" office:string-value="" calcext:value-type="error">
            <text:p>#N/A</text:p>
          </table:table-cell>
          <table:table-cell table:formula="of:=VLOOKUP([.F177];[$keys.$A$2:.$C$200];[.$A177]+1;0)" office:value-type="string" office:string-value="" calcext:value-type="error">
            <text:p>#N/A</text:p>
          </table:table-cell>
          <table:table-cell table:formula="of:=[.C177]&amp;&quot;_&quot;&amp;[.D177]&amp;IF(ISNA([.I177]);&quot;&quot;;&quot;_&quot;&amp;[.E177]&amp;IF(ISNA([.J177]);&quot;&quot;;&quot;_&quot;&amp;[.F177]))&amp;&quot;_&quot;&amp;TEXT([.A177];&quot;0&quot;)" office:value-type="string" office:string-value="0_0_2" calcext:value-type="string">
            <text:p>0_0_2</text:p>
          </table:table-cell>
          <table:table-cell table:formula="of:=[.G177]&amp;&quot;, &quot;&amp;[.H177]&amp;IF(ISNA([.I177]);&quot;&quot;;&quot;, &quot;&amp;[.I177]&amp;IF(ISNA([.J177]);&quot;&quot;;&quot;, &quot;&amp;[.J177]))" office:value-type="string" office:string-value="" calcext:value-type="error">
            <text:p>#N/A</text:p>
          </table:table-cell>
          <table:table-cell table:formula="of:=VLOOKUP([.B177];[$actions.$A$2:.$F$514];5;0)" office:value-type="string" office:string-value="" calcext:value-type="error">
            <text:p>#N/A</text:p>
          </table:table-cell>
          <table:table-cell table:formula="of:=VLOOKUP([.B177];[$actions.$A$2:.$D$514];2;0)" office:value-type="string" office:string-value="" calcext:value-type="error">
            <text:p>#N/A</text:p>
          </table:table-cell>
          <table:table-cell table:formula="of:=VLOOKUP([.B177];[$actions.$A$2:.$D$514];3;0)" office:value-type="string" office:string-value="" calcext:value-type="error">
            <text:p>#N/A</text:p>
          </table:table-cell>
          <table:table-cell table:formula="of:=VLOOKUP([.B177];[$actions.$A$2:.$D$514];4;0)" office:value-type="string" office:string-value="" calcext:value-type="error">
            <text:p>#N/A</text:p>
          </table:table-cell>
          <table:table-cell table:style-name="ce19" table:formula="of:=[.B177]&lt;&gt;0" office:value-type="boolean" office:boolean-value="false" calcext:value-type="boolean">
            <text:p>FALSE</text:p>
          </table:table-cell>
          <table:table-cell table:formula="of:=&quot;const uint16_t PROGMEM &quot;&amp;[.K177]&amp;&quot;_combo[] = {&quot;&amp;[.L177]&amp;&quot;, COMBO_END};&quot;" office:value-type="string" office:string-value="" calcext:value-type="error">
            <text:p>#N/A</text:p>
          </table:table-cell>
          <table:table-cell table:formula="of:=&quot;  COMBO_&quot;&amp;[.K17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77]&amp;&quot;] = COMBO&quot;&amp;IF([.M177]=&quot;key&quot;;&quot;&quot;;&quot;_ACTION&quot;)&amp;&quot;(&quot;&amp;[.K177]&amp;&quot;_combo&quot;&amp;IF([.M177]=&quot;key&quot;;&quot;, &quot;&amp;[.N177];&quot;&quot;)&amp;&quot;),&quot;" office:value-type="string" office:string-value="" calcext:value-type="error">
            <text:p>#N/A</text:p>
          </table:table-cell>
          <table:table-cell table:style-name="ce8" table:formula="of:=IF([.M177]=&quot;macro&quot;;&quot;    case &quot;&amp;&quot;COMBO_&quot;&amp;[.K177]&amp;&quot;: if (p) {&quot;&amp;[.O177]&amp;&quot;} &quot;&amp;IF([.P177]=&quot;&quot;;&quot;&quot;;&quot;else {&quot;&amp;[.P17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8]);2)+1" office:value-type="float" office:value="1" calcext:value-type="float">
            <text:p>1</text:p>
          </table:table-cell>
          <table:table-cell table:style-name="ce8" table:formula="of:=OFFSET([$actions_combos.A$2];FLOOR(ROW([.B178])/2)-1;0)" office:value-type="float" office:value="0" calcext:value-type="float">
            <text:p>0</text:p>
          </table:table-cell>
          <table:table-cell table:style-name="ce15" table:formula="of:=OFFSET([$actions_combos.B$2];FLOOR(ROW([.C178])/2)-1;0)" office:value-type="float" office:value="0" calcext:value-type="float">
            <text:p>0</text:p>
          </table:table-cell>
          <table:table-cell table:style-name="ce15" table:formula="of:=OFFSET([$actions_combos.C$2];FLOOR(ROW([.D178])/2)-1;0)" office:value-type="float" office:value="0" calcext:value-type="float">
            <text:p>0</text:p>
          </table:table-cell>
          <table:table-cell table:style-name="ce15" table:formula="of:=OFFSET([$actions_combos.D$2];FLOOR(ROW([.E178])/2)-1;0)" office:value-type="float" office:value="0" calcext:value-type="float">
            <text:p>0</text:p>
          </table:table-cell>
          <table:table-cell table:style-name="ce15" table:formula="of:=OFFSET([$actions_combos.E$2];FLOOR(ROW([.F178])/2)-1;0)" office:value-type="float" office:value="0" calcext:value-type="float">
            <text:p>0</text:p>
          </table:table-cell>
          <table:table-cell table:formula="of:=VLOOKUP([.C178];[$keys.$A$2:.$C$200];[.$A178]+1;0)" office:value-type="string" office:string-value="" calcext:value-type="error">
            <text:p>#N/A</text:p>
          </table:table-cell>
          <table:table-cell table:formula="of:=VLOOKUP([.D178];[$keys.$A$2:.$C$200];[.$A178]+1;0)" office:value-type="string" office:string-value="" calcext:value-type="error">
            <text:p>#N/A</text:p>
          </table:table-cell>
          <table:table-cell table:formula="of:=VLOOKUP([.E178];[$keys.$A$2:.$C$200];[.$A178]+1;0)" office:value-type="string" office:string-value="" calcext:value-type="error">
            <text:p>#N/A</text:p>
          </table:table-cell>
          <table:table-cell table:formula="of:=VLOOKUP([.F178];[$keys.$A$2:.$C$200];[.$A178]+1;0)" office:value-type="string" office:string-value="" calcext:value-type="error">
            <text:p>#N/A</text:p>
          </table:table-cell>
          <table:table-cell table:formula="of:=[.C178]&amp;&quot;_&quot;&amp;[.D178]&amp;IF(ISNA([.I178]);&quot;&quot;;&quot;_&quot;&amp;[.E178]&amp;IF(ISNA([.J178]);&quot;&quot;;&quot;_&quot;&amp;[.F178]))&amp;&quot;_&quot;&amp;TEXT([.A178];&quot;0&quot;)" office:value-type="string" office:string-value="0_0_1" calcext:value-type="string">
            <text:p>0_0_1</text:p>
          </table:table-cell>
          <table:table-cell table:formula="of:=[.G178]&amp;&quot;, &quot;&amp;[.H178]&amp;IF(ISNA([.I178]);&quot;&quot;;&quot;, &quot;&amp;[.I178]&amp;IF(ISNA([.J178]);&quot;&quot;;&quot;, &quot;&amp;[.J178]))" office:value-type="string" office:string-value="" calcext:value-type="error">
            <text:p>#N/A</text:p>
          </table:table-cell>
          <table:table-cell table:formula="of:=VLOOKUP([.B178];[$actions.$A$2:.$F$514];5;0)" office:value-type="string" office:string-value="" calcext:value-type="error">
            <text:p>#N/A</text:p>
          </table:table-cell>
          <table:table-cell table:formula="of:=VLOOKUP([.B178];[$actions.$A$2:.$D$514];2;0)" office:value-type="string" office:string-value="" calcext:value-type="error">
            <text:p>#N/A</text:p>
          </table:table-cell>
          <table:table-cell table:formula="of:=VLOOKUP([.B178];[$actions.$A$2:.$D$514];3;0)" office:value-type="string" office:string-value="" calcext:value-type="error">
            <text:p>#N/A</text:p>
          </table:table-cell>
          <table:table-cell table:formula="of:=VLOOKUP([.B178];[$actions.$A$2:.$D$514];4;0)" office:value-type="string" office:string-value="" calcext:value-type="error">
            <text:p>#N/A</text:p>
          </table:table-cell>
          <table:table-cell table:style-name="ce19" table:formula="of:=[.B178]&lt;&gt;0" office:value-type="boolean" office:boolean-value="false" calcext:value-type="boolean">
            <text:p>FALSE</text:p>
          </table:table-cell>
          <table:table-cell table:formula="of:=&quot;const uint16_t PROGMEM &quot;&amp;[.K178]&amp;&quot;_combo[] = {&quot;&amp;[.L178]&amp;&quot;, COMBO_END};&quot;" office:value-type="string" office:string-value="" calcext:value-type="error">
            <text:p>#N/A</text:p>
          </table:table-cell>
          <table:table-cell table:formula="of:=&quot;  COMBO_&quot;&amp;[.K17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78]&amp;&quot;] = COMBO&quot;&amp;IF([.M178]=&quot;key&quot;;&quot;&quot;;&quot;_ACTION&quot;)&amp;&quot;(&quot;&amp;[.K178]&amp;&quot;_combo&quot;&amp;IF([.M178]=&quot;key&quot;;&quot;, &quot;&amp;[.N178];&quot;&quot;)&amp;&quot;),&quot;" office:value-type="string" office:string-value="" calcext:value-type="error">
            <text:p>#N/A</text:p>
          </table:table-cell>
          <table:table-cell table:style-name="ce8" table:formula="of:=IF([.M178]=&quot;macro&quot;;&quot;    case &quot;&amp;&quot;COMBO_&quot;&amp;[.K178]&amp;&quot;: if (p) {&quot;&amp;[.O178]&amp;&quot;} &quot;&amp;IF([.P178]=&quot;&quot;;&quot;&quot;;&quot;else {&quot;&amp;[.P17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9]);2)+1" office:value-type="float" office:value="2" calcext:value-type="float">
            <text:p>2</text:p>
          </table:table-cell>
          <table:table-cell table:style-name="ce8" table:formula="of:=OFFSET([$actions_combos.A$2];FLOOR(ROW([.B179])/2)-1;0)" office:value-type="float" office:value="0" calcext:value-type="float">
            <text:p>0</text:p>
          </table:table-cell>
          <table:table-cell table:style-name="ce15" table:formula="of:=OFFSET([$actions_combos.B$2];FLOOR(ROW([.C179])/2)-1;0)" office:value-type="float" office:value="0" calcext:value-type="float">
            <text:p>0</text:p>
          </table:table-cell>
          <table:table-cell table:style-name="ce15" table:formula="of:=OFFSET([$actions_combos.C$2];FLOOR(ROW([.D179])/2)-1;0)" office:value-type="float" office:value="0" calcext:value-type="float">
            <text:p>0</text:p>
          </table:table-cell>
          <table:table-cell table:style-name="ce15" table:formula="of:=OFFSET([$actions_combos.D$2];FLOOR(ROW([.E179])/2)-1;0)" office:value-type="float" office:value="0" calcext:value-type="float">
            <text:p>0</text:p>
          </table:table-cell>
          <table:table-cell table:style-name="ce15" table:formula="of:=OFFSET([$actions_combos.E$2];FLOOR(ROW([.F179])/2)-1;0)" office:value-type="float" office:value="0" calcext:value-type="float">
            <text:p>0</text:p>
          </table:table-cell>
          <table:table-cell table:formula="of:=VLOOKUP([.C179];[$keys.$A$2:.$C$200];[.$A179]+1;0)" office:value-type="string" office:string-value="" calcext:value-type="error">
            <text:p>#N/A</text:p>
          </table:table-cell>
          <table:table-cell table:formula="of:=VLOOKUP([.D179];[$keys.$A$2:.$C$200];[.$A179]+1;0)" office:value-type="string" office:string-value="" calcext:value-type="error">
            <text:p>#N/A</text:p>
          </table:table-cell>
          <table:table-cell table:formula="of:=VLOOKUP([.E179];[$keys.$A$2:.$C$200];[.$A179]+1;0)" office:value-type="string" office:string-value="" calcext:value-type="error">
            <text:p>#N/A</text:p>
          </table:table-cell>
          <table:table-cell table:formula="of:=VLOOKUP([.F179];[$keys.$A$2:.$C$200];[.$A179]+1;0)" office:value-type="string" office:string-value="" calcext:value-type="error">
            <text:p>#N/A</text:p>
          </table:table-cell>
          <table:table-cell table:formula="of:=[.C179]&amp;&quot;_&quot;&amp;[.D179]&amp;IF(ISNA([.I179]);&quot;&quot;;&quot;_&quot;&amp;[.E179]&amp;IF(ISNA([.J179]);&quot;&quot;;&quot;_&quot;&amp;[.F179]))&amp;&quot;_&quot;&amp;TEXT([.A179];&quot;0&quot;)" office:value-type="string" office:string-value="0_0_2" calcext:value-type="string">
            <text:p>0_0_2</text:p>
          </table:table-cell>
          <table:table-cell table:formula="of:=[.G179]&amp;&quot;, &quot;&amp;[.H179]&amp;IF(ISNA([.I179]);&quot;&quot;;&quot;, &quot;&amp;[.I179]&amp;IF(ISNA([.J179]);&quot;&quot;;&quot;, &quot;&amp;[.J179]))" office:value-type="string" office:string-value="" calcext:value-type="error">
            <text:p>#N/A</text:p>
          </table:table-cell>
          <table:table-cell table:formula="of:=VLOOKUP([.B179];[$actions.$A$2:.$F$514];5;0)" office:value-type="string" office:string-value="" calcext:value-type="error">
            <text:p>#N/A</text:p>
          </table:table-cell>
          <table:table-cell table:formula="of:=VLOOKUP([.B179];[$actions.$A$2:.$D$514];2;0)" office:value-type="string" office:string-value="" calcext:value-type="error">
            <text:p>#N/A</text:p>
          </table:table-cell>
          <table:table-cell table:formula="of:=VLOOKUP([.B179];[$actions.$A$2:.$D$514];3;0)" office:value-type="string" office:string-value="" calcext:value-type="error">
            <text:p>#N/A</text:p>
          </table:table-cell>
          <table:table-cell table:formula="of:=VLOOKUP([.B179];[$actions.$A$2:.$D$514];4;0)" office:value-type="string" office:string-value="" calcext:value-type="error">
            <text:p>#N/A</text:p>
          </table:table-cell>
          <table:table-cell table:style-name="ce19" table:formula="of:=[.B179]&lt;&gt;0" office:value-type="boolean" office:boolean-value="false" calcext:value-type="boolean">
            <text:p>FALSE</text:p>
          </table:table-cell>
          <table:table-cell table:formula="of:=&quot;const uint16_t PROGMEM &quot;&amp;[.K179]&amp;&quot;_combo[] = {&quot;&amp;[.L179]&amp;&quot;, COMBO_END};&quot;" office:value-type="string" office:string-value="" calcext:value-type="error">
            <text:p>#N/A</text:p>
          </table:table-cell>
          <table:table-cell table:formula="of:=&quot;  COMBO_&quot;&amp;[.K17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79]&amp;&quot;] = COMBO&quot;&amp;IF([.M179]=&quot;key&quot;;&quot;&quot;;&quot;_ACTION&quot;)&amp;&quot;(&quot;&amp;[.K179]&amp;&quot;_combo&quot;&amp;IF([.M179]=&quot;key&quot;;&quot;, &quot;&amp;[.N179];&quot;&quot;)&amp;&quot;),&quot;" office:value-type="string" office:string-value="" calcext:value-type="error">
            <text:p>#N/A</text:p>
          </table:table-cell>
          <table:table-cell table:style-name="ce8" table:formula="of:=IF([.M179]=&quot;macro&quot;;&quot;    case &quot;&amp;&quot;COMBO_&quot;&amp;[.K179]&amp;&quot;: if (p) {&quot;&amp;[.O179]&amp;&quot;} &quot;&amp;IF([.P179]=&quot;&quot;;&quot;&quot;;&quot;else {&quot;&amp;[.P17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0]);2)+1" office:value-type="float" office:value="1" calcext:value-type="float">
            <text:p>1</text:p>
          </table:table-cell>
          <table:table-cell table:style-name="ce8" table:formula="of:=OFFSET([$actions_combos.A$2];FLOOR(ROW([.B180])/2)-1;0)" office:value-type="float" office:value="0" calcext:value-type="float">
            <text:p>0</text:p>
          </table:table-cell>
          <table:table-cell table:style-name="ce15" table:formula="of:=OFFSET([$actions_combos.B$2];FLOOR(ROW([.C180])/2)-1;0)" office:value-type="float" office:value="0" calcext:value-type="float">
            <text:p>0</text:p>
          </table:table-cell>
          <table:table-cell table:style-name="ce15" table:formula="of:=OFFSET([$actions_combos.C$2];FLOOR(ROW([.D180])/2)-1;0)" office:value-type="float" office:value="0" calcext:value-type="float">
            <text:p>0</text:p>
          </table:table-cell>
          <table:table-cell table:style-name="ce15" table:formula="of:=OFFSET([$actions_combos.D$2];FLOOR(ROW([.E180])/2)-1;0)" office:value-type="float" office:value="0" calcext:value-type="float">
            <text:p>0</text:p>
          </table:table-cell>
          <table:table-cell table:style-name="ce15" table:formula="of:=OFFSET([$actions_combos.E$2];FLOOR(ROW([.F180])/2)-1;0)" office:value-type="float" office:value="0" calcext:value-type="float">
            <text:p>0</text:p>
          </table:table-cell>
          <table:table-cell table:formula="of:=VLOOKUP([.C180];[$keys.$A$2:.$C$200];[.$A180]+1;0)" office:value-type="string" office:string-value="" calcext:value-type="error">
            <text:p>#N/A</text:p>
          </table:table-cell>
          <table:table-cell table:formula="of:=VLOOKUP([.D180];[$keys.$A$2:.$C$200];[.$A180]+1;0)" office:value-type="string" office:string-value="" calcext:value-type="error">
            <text:p>#N/A</text:p>
          </table:table-cell>
          <table:table-cell table:formula="of:=VLOOKUP([.E180];[$keys.$A$2:.$C$200];[.$A180]+1;0)" office:value-type="string" office:string-value="" calcext:value-type="error">
            <text:p>#N/A</text:p>
          </table:table-cell>
          <table:table-cell table:formula="of:=VLOOKUP([.F180];[$keys.$A$2:.$C$200];[.$A180]+1;0)" office:value-type="string" office:string-value="" calcext:value-type="error">
            <text:p>#N/A</text:p>
          </table:table-cell>
          <table:table-cell table:formula="of:=[.C180]&amp;&quot;_&quot;&amp;[.D180]&amp;IF(ISNA([.I180]);&quot;&quot;;&quot;_&quot;&amp;[.E180]&amp;IF(ISNA([.J180]);&quot;&quot;;&quot;_&quot;&amp;[.F180]))&amp;&quot;_&quot;&amp;TEXT([.A180];&quot;0&quot;)" office:value-type="string" office:string-value="0_0_1" calcext:value-type="string">
            <text:p>0_0_1</text:p>
          </table:table-cell>
          <table:table-cell table:formula="of:=[.G180]&amp;&quot;, &quot;&amp;[.H180]&amp;IF(ISNA([.I180]);&quot;&quot;;&quot;, &quot;&amp;[.I180]&amp;IF(ISNA([.J180]);&quot;&quot;;&quot;, &quot;&amp;[.J180]))" office:value-type="string" office:string-value="" calcext:value-type="error">
            <text:p>#N/A</text:p>
          </table:table-cell>
          <table:table-cell table:formula="of:=VLOOKUP([.B180];[$actions.$A$2:.$F$514];5;0)" office:value-type="string" office:string-value="" calcext:value-type="error">
            <text:p>#N/A</text:p>
          </table:table-cell>
          <table:table-cell table:formula="of:=VLOOKUP([.B180];[$actions.$A$2:.$D$514];2;0)" office:value-type="string" office:string-value="" calcext:value-type="error">
            <text:p>#N/A</text:p>
          </table:table-cell>
          <table:table-cell table:formula="of:=VLOOKUP([.B180];[$actions.$A$2:.$D$514];3;0)" office:value-type="string" office:string-value="" calcext:value-type="error">
            <text:p>#N/A</text:p>
          </table:table-cell>
          <table:table-cell table:formula="of:=VLOOKUP([.B180];[$actions.$A$2:.$D$514];4;0)" office:value-type="string" office:string-value="" calcext:value-type="error">
            <text:p>#N/A</text:p>
          </table:table-cell>
          <table:table-cell table:style-name="ce19" table:formula="of:=[.B180]&lt;&gt;0" office:value-type="boolean" office:boolean-value="false" calcext:value-type="boolean">
            <text:p>FALSE</text:p>
          </table:table-cell>
          <table:table-cell table:formula="of:=&quot;const uint16_t PROGMEM &quot;&amp;[.K180]&amp;&quot;_combo[] = {&quot;&amp;[.L180]&amp;&quot;, COMBO_END};&quot;" office:value-type="string" office:string-value="" calcext:value-type="error">
            <text:p>#N/A</text:p>
          </table:table-cell>
          <table:table-cell table:formula="of:=&quot;  COMBO_&quot;&amp;[.K18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80]&amp;&quot;] = COMBO&quot;&amp;IF([.M180]=&quot;key&quot;;&quot;&quot;;&quot;_ACTION&quot;)&amp;&quot;(&quot;&amp;[.K180]&amp;&quot;_combo&quot;&amp;IF([.M180]=&quot;key&quot;;&quot;, &quot;&amp;[.N180];&quot;&quot;)&amp;&quot;),&quot;" office:value-type="string" office:string-value="" calcext:value-type="error">
            <text:p>#N/A</text:p>
          </table:table-cell>
          <table:table-cell table:style-name="ce8" table:formula="of:=IF([.M180]=&quot;macro&quot;;&quot;    case &quot;&amp;&quot;COMBO_&quot;&amp;[.K180]&amp;&quot;: if (p) {&quot;&amp;[.O180]&amp;&quot;} &quot;&amp;IF([.P180]=&quot;&quot;;&quot;&quot;;&quot;else {&quot;&amp;[.P18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1]);2)+1" office:value-type="float" office:value="2" calcext:value-type="float">
            <text:p>2</text:p>
          </table:table-cell>
          <table:table-cell table:style-name="ce8" table:formula="of:=OFFSET([$actions_combos.A$2];FLOOR(ROW([.B181])/2)-1;0)" office:value-type="float" office:value="0" calcext:value-type="float">
            <text:p>0</text:p>
          </table:table-cell>
          <table:table-cell table:style-name="ce15" table:formula="of:=OFFSET([$actions_combos.B$2];FLOOR(ROW([.C181])/2)-1;0)" office:value-type="float" office:value="0" calcext:value-type="float">
            <text:p>0</text:p>
          </table:table-cell>
          <table:table-cell table:style-name="ce15" table:formula="of:=OFFSET([$actions_combos.C$2];FLOOR(ROW([.D181])/2)-1;0)" office:value-type="float" office:value="0" calcext:value-type="float">
            <text:p>0</text:p>
          </table:table-cell>
          <table:table-cell table:style-name="ce15" table:formula="of:=OFFSET([$actions_combos.D$2];FLOOR(ROW([.E181])/2)-1;0)" office:value-type="float" office:value="0" calcext:value-type="float">
            <text:p>0</text:p>
          </table:table-cell>
          <table:table-cell table:style-name="ce15" table:formula="of:=OFFSET([$actions_combos.E$2];FLOOR(ROW([.F181])/2)-1;0)" office:value-type="float" office:value="0" calcext:value-type="float">
            <text:p>0</text:p>
          </table:table-cell>
          <table:table-cell table:formula="of:=VLOOKUP([.C181];[$keys.$A$2:.$C$200];[.$A181]+1;0)" office:value-type="string" office:string-value="" calcext:value-type="error">
            <text:p>#N/A</text:p>
          </table:table-cell>
          <table:table-cell table:formula="of:=VLOOKUP([.D181];[$keys.$A$2:.$C$200];[.$A181]+1;0)" office:value-type="string" office:string-value="" calcext:value-type="error">
            <text:p>#N/A</text:p>
          </table:table-cell>
          <table:table-cell table:formula="of:=VLOOKUP([.E181];[$keys.$A$2:.$C$200];[.$A181]+1;0)" office:value-type="string" office:string-value="" calcext:value-type="error">
            <text:p>#N/A</text:p>
          </table:table-cell>
          <table:table-cell table:formula="of:=VLOOKUP([.F181];[$keys.$A$2:.$C$200];[.$A181]+1;0)" office:value-type="string" office:string-value="" calcext:value-type="error">
            <text:p>#N/A</text:p>
          </table:table-cell>
          <table:table-cell table:formula="of:=[.C181]&amp;&quot;_&quot;&amp;[.D181]&amp;IF(ISNA([.I181]);&quot;&quot;;&quot;_&quot;&amp;[.E181]&amp;IF(ISNA([.J181]);&quot;&quot;;&quot;_&quot;&amp;[.F181]))&amp;&quot;_&quot;&amp;TEXT([.A181];&quot;0&quot;)" office:value-type="string" office:string-value="0_0_2" calcext:value-type="string">
            <text:p>0_0_2</text:p>
          </table:table-cell>
          <table:table-cell table:formula="of:=[.G181]&amp;&quot;, &quot;&amp;[.H181]&amp;IF(ISNA([.I181]);&quot;&quot;;&quot;, &quot;&amp;[.I181]&amp;IF(ISNA([.J181]);&quot;&quot;;&quot;, &quot;&amp;[.J181]))" office:value-type="string" office:string-value="" calcext:value-type="error">
            <text:p>#N/A</text:p>
          </table:table-cell>
          <table:table-cell table:formula="of:=VLOOKUP([.B181];[$actions.$A$2:.$F$514];5;0)" office:value-type="string" office:string-value="" calcext:value-type="error">
            <text:p>#N/A</text:p>
          </table:table-cell>
          <table:table-cell table:formula="of:=VLOOKUP([.B181];[$actions.$A$2:.$D$514];2;0)" office:value-type="string" office:string-value="" calcext:value-type="error">
            <text:p>#N/A</text:p>
          </table:table-cell>
          <table:table-cell table:formula="of:=VLOOKUP([.B181];[$actions.$A$2:.$D$514];3;0)" office:value-type="string" office:string-value="" calcext:value-type="error">
            <text:p>#N/A</text:p>
          </table:table-cell>
          <table:table-cell table:formula="of:=VLOOKUP([.B181];[$actions.$A$2:.$D$514];4;0)" office:value-type="string" office:string-value="" calcext:value-type="error">
            <text:p>#N/A</text:p>
          </table:table-cell>
          <table:table-cell table:style-name="ce19" table:formula="of:=[.B181]&lt;&gt;0" office:value-type="boolean" office:boolean-value="false" calcext:value-type="boolean">
            <text:p>FALSE</text:p>
          </table:table-cell>
          <table:table-cell table:formula="of:=&quot;const uint16_t PROGMEM &quot;&amp;[.K181]&amp;&quot;_combo[] = {&quot;&amp;[.L181]&amp;&quot;, COMBO_END};&quot;" office:value-type="string" office:string-value="" calcext:value-type="error">
            <text:p>#N/A</text:p>
          </table:table-cell>
          <table:table-cell table:formula="of:=&quot;  COMBO_&quot;&amp;[.K18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81]&amp;&quot;] = COMBO&quot;&amp;IF([.M181]=&quot;key&quot;;&quot;&quot;;&quot;_ACTION&quot;)&amp;&quot;(&quot;&amp;[.K181]&amp;&quot;_combo&quot;&amp;IF([.M181]=&quot;key&quot;;&quot;, &quot;&amp;[.N181];&quot;&quot;)&amp;&quot;),&quot;" office:value-type="string" office:string-value="" calcext:value-type="error">
            <text:p>#N/A</text:p>
          </table:table-cell>
          <table:table-cell table:style-name="ce8" table:formula="of:=IF([.M181]=&quot;macro&quot;;&quot;    case &quot;&amp;&quot;COMBO_&quot;&amp;[.K181]&amp;&quot;: if (p) {&quot;&amp;[.O181]&amp;&quot;} &quot;&amp;IF([.P181]=&quot;&quot;;&quot;&quot;;&quot;else {&quot;&amp;[.P18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2]);2)+1" office:value-type="float" office:value="1" calcext:value-type="float">
            <text:p>1</text:p>
          </table:table-cell>
          <table:table-cell table:style-name="ce8" table:formula="of:=OFFSET([$actions_combos.A$2];FLOOR(ROW([.B182])/2)-1;0)" office:value-type="float" office:value="0" calcext:value-type="float">
            <text:p>0</text:p>
          </table:table-cell>
          <table:table-cell table:style-name="ce15" table:formula="of:=OFFSET([$actions_combos.B$2];FLOOR(ROW([.C182])/2)-1;0)" office:value-type="float" office:value="0" calcext:value-type="float">
            <text:p>0</text:p>
          </table:table-cell>
          <table:table-cell table:style-name="ce15" table:formula="of:=OFFSET([$actions_combos.C$2];FLOOR(ROW([.D182])/2)-1;0)" office:value-type="float" office:value="0" calcext:value-type="float">
            <text:p>0</text:p>
          </table:table-cell>
          <table:table-cell table:style-name="ce15" table:formula="of:=OFFSET([$actions_combos.D$2];FLOOR(ROW([.E182])/2)-1;0)" office:value-type="float" office:value="0" calcext:value-type="float">
            <text:p>0</text:p>
          </table:table-cell>
          <table:table-cell table:style-name="ce15" table:formula="of:=OFFSET([$actions_combos.E$2];FLOOR(ROW([.F182])/2)-1;0)" office:value-type="float" office:value="0" calcext:value-type="float">
            <text:p>0</text:p>
          </table:table-cell>
          <table:table-cell table:formula="of:=VLOOKUP([.C182];[$keys.$A$2:.$C$200];[.$A182]+1;0)" office:value-type="string" office:string-value="" calcext:value-type="error">
            <text:p>#N/A</text:p>
          </table:table-cell>
          <table:table-cell table:formula="of:=VLOOKUP([.D182];[$keys.$A$2:.$C$200];[.$A182]+1;0)" office:value-type="string" office:string-value="" calcext:value-type="error">
            <text:p>#N/A</text:p>
          </table:table-cell>
          <table:table-cell table:formula="of:=VLOOKUP([.E182];[$keys.$A$2:.$C$200];[.$A182]+1;0)" office:value-type="string" office:string-value="" calcext:value-type="error">
            <text:p>#N/A</text:p>
          </table:table-cell>
          <table:table-cell table:formula="of:=VLOOKUP([.F182];[$keys.$A$2:.$C$200];[.$A182]+1;0)" office:value-type="string" office:string-value="" calcext:value-type="error">
            <text:p>#N/A</text:p>
          </table:table-cell>
          <table:table-cell table:formula="of:=[.C182]&amp;&quot;_&quot;&amp;[.D182]&amp;IF(ISNA([.I182]);&quot;&quot;;&quot;_&quot;&amp;[.E182]&amp;IF(ISNA([.J182]);&quot;&quot;;&quot;_&quot;&amp;[.F182]))&amp;&quot;_&quot;&amp;TEXT([.A182];&quot;0&quot;)" office:value-type="string" office:string-value="0_0_1" calcext:value-type="string">
            <text:p>0_0_1</text:p>
          </table:table-cell>
          <table:table-cell table:formula="of:=[.G182]&amp;&quot;, &quot;&amp;[.H182]&amp;IF(ISNA([.I182]);&quot;&quot;;&quot;, &quot;&amp;[.I182]&amp;IF(ISNA([.J182]);&quot;&quot;;&quot;, &quot;&amp;[.J182]))" office:value-type="string" office:string-value="" calcext:value-type="error">
            <text:p>#N/A</text:p>
          </table:table-cell>
          <table:table-cell table:formula="of:=VLOOKUP([.B182];[$actions.$A$2:.$F$514];5;0)" office:value-type="string" office:string-value="" calcext:value-type="error">
            <text:p>#N/A</text:p>
          </table:table-cell>
          <table:table-cell table:formula="of:=VLOOKUP([.B182];[$actions.$A$2:.$D$514];2;0)" office:value-type="string" office:string-value="" calcext:value-type="error">
            <text:p>#N/A</text:p>
          </table:table-cell>
          <table:table-cell table:formula="of:=VLOOKUP([.B182];[$actions.$A$2:.$D$514];3;0)" office:value-type="string" office:string-value="" calcext:value-type="error">
            <text:p>#N/A</text:p>
          </table:table-cell>
          <table:table-cell table:formula="of:=VLOOKUP([.B182];[$actions.$A$2:.$D$514];4;0)" office:value-type="string" office:string-value="" calcext:value-type="error">
            <text:p>#N/A</text:p>
          </table:table-cell>
          <table:table-cell table:style-name="ce19" table:formula="of:=[.B182]&lt;&gt;0" office:value-type="boolean" office:boolean-value="false" calcext:value-type="boolean">
            <text:p>FALSE</text:p>
          </table:table-cell>
          <table:table-cell table:formula="of:=&quot;const uint16_t PROGMEM &quot;&amp;[.K182]&amp;&quot;_combo[] = {&quot;&amp;[.L182]&amp;&quot;, COMBO_END};&quot;" office:value-type="string" office:string-value="" calcext:value-type="error">
            <text:p>#N/A</text:p>
          </table:table-cell>
          <table:table-cell table:formula="of:=&quot;  COMBO_&quot;&amp;[.K18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82]&amp;&quot;] = COMBO&quot;&amp;IF([.M182]=&quot;key&quot;;&quot;&quot;;&quot;_ACTION&quot;)&amp;&quot;(&quot;&amp;[.K182]&amp;&quot;_combo&quot;&amp;IF([.M182]=&quot;key&quot;;&quot;, &quot;&amp;[.N182];&quot;&quot;)&amp;&quot;),&quot;" office:value-type="string" office:string-value="" calcext:value-type="error">
            <text:p>#N/A</text:p>
          </table:table-cell>
          <table:table-cell table:style-name="ce8" table:formula="of:=IF([.M182]=&quot;macro&quot;;&quot;    case &quot;&amp;&quot;COMBO_&quot;&amp;[.K182]&amp;&quot;: if (p) {&quot;&amp;[.O182]&amp;&quot;} &quot;&amp;IF([.P182]=&quot;&quot;;&quot;&quot;;&quot;else {&quot;&amp;[.P18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3]);2)+1" office:value-type="float" office:value="2" calcext:value-type="float">
            <text:p>2</text:p>
          </table:table-cell>
          <table:table-cell table:style-name="ce8" table:formula="of:=OFFSET([$actions_combos.A$2];FLOOR(ROW([.B183])/2)-1;0)" office:value-type="float" office:value="0" calcext:value-type="float">
            <text:p>0</text:p>
          </table:table-cell>
          <table:table-cell table:style-name="ce15" table:formula="of:=OFFSET([$actions_combos.B$2];FLOOR(ROW([.C183])/2)-1;0)" office:value-type="float" office:value="0" calcext:value-type="float">
            <text:p>0</text:p>
          </table:table-cell>
          <table:table-cell table:style-name="ce15" table:formula="of:=OFFSET([$actions_combos.C$2];FLOOR(ROW([.D183])/2)-1;0)" office:value-type="float" office:value="0" calcext:value-type="float">
            <text:p>0</text:p>
          </table:table-cell>
          <table:table-cell table:style-name="ce15" table:formula="of:=OFFSET([$actions_combos.D$2];FLOOR(ROW([.E183])/2)-1;0)" office:value-type="float" office:value="0" calcext:value-type="float">
            <text:p>0</text:p>
          </table:table-cell>
          <table:table-cell table:style-name="ce15" table:formula="of:=OFFSET([$actions_combos.E$2];FLOOR(ROW([.F183])/2)-1;0)" office:value-type="float" office:value="0" calcext:value-type="float">
            <text:p>0</text:p>
          </table:table-cell>
          <table:table-cell table:formula="of:=VLOOKUP([.C183];[$keys.$A$2:.$C$200];[.$A183]+1;0)" office:value-type="string" office:string-value="" calcext:value-type="error">
            <text:p>#N/A</text:p>
          </table:table-cell>
          <table:table-cell table:formula="of:=VLOOKUP([.D183];[$keys.$A$2:.$C$200];[.$A183]+1;0)" office:value-type="string" office:string-value="" calcext:value-type="error">
            <text:p>#N/A</text:p>
          </table:table-cell>
          <table:table-cell table:formula="of:=VLOOKUP([.E183];[$keys.$A$2:.$C$200];[.$A183]+1;0)" office:value-type="string" office:string-value="" calcext:value-type="error">
            <text:p>#N/A</text:p>
          </table:table-cell>
          <table:table-cell table:formula="of:=VLOOKUP([.F183];[$keys.$A$2:.$C$200];[.$A183]+1;0)" office:value-type="string" office:string-value="" calcext:value-type="error">
            <text:p>#N/A</text:p>
          </table:table-cell>
          <table:table-cell table:formula="of:=[.C183]&amp;&quot;_&quot;&amp;[.D183]&amp;IF(ISNA([.I183]);&quot;&quot;;&quot;_&quot;&amp;[.E183]&amp;IF(ISNA([.J183]);&quot;&quot;;&quot;_&quot;&amp;[.F183]))&amp;&quot;_&quot;&amp;TEXT([.A183];&quot;0&quot;)" office:value-type="string" office:string-value="0_0_2" calcext:value-type="string">
            <text:p>0_0_2</text:p>
          </table:table-cell>
          <table:table-cell table:formula="of:=[.G183]&amp;&quot;, &quot;&amp;[.H183]&amp;IF(ISNA([.I183]);&quot;&quot;;&quot;, &quot;&amp;[.I183]&amp;IF(ISNA([.J183]);&quot;&quot;;&quot;, &quot;&amp;[.J183]))" office:value-type="string" office:string-value="" calcext:value-type="error">
            <text:p>#N/A</text:p>
          </table:table-cell>
          <table:table-cell table:formula="of:=VLOOKUP([.B183];[$actions.$A$2:.$F$514];5;0)" office:value-type="string" office:string-value="" calcext:value-type="error">
            <text:p>#N/A</text:p>
          </table:table-cell>
          <table:table-cell table:formula="of:=VLOOKUP([.B183];[$actions.$A$2:.$D$514];2;0)" office:value-type="string" office:string-value="" calcext:value-type="error">
            <text:p>#N/A</text:p>
          </table:table-cell>
          <table:table-cell table:formula="of:=VLOOKUP([.B183];[$actions.$A$2:.$D$514];3;0)" office:value-type="string" office:string-value="" calcext:value-type="error">
            <text:p>#N/A</text:p>
          </table:table-cell>
          <table:table-cell table:formula="of:=VLOOKUP([.B183];[$actions.$A$2:.$D$514];4;0)" office:value-type="string" office:string-value="" calcext:value-type="error">
            <text:p>#N/A</text:p>
          </table:table-cell>
          <table:table-cell table:style-name="ce19" table:formula="of:=[.B183]&lt;&gt;0" office:value-type="boolean" office:boolean-value="false" calcext:value-type="boolean">
            <text:p>FALSE</text:p>
          </table:table-cell>
          <table:table-cell table:formula="of:=&quot;const uint16_t PROGMEM &quot;&amp;[.K183]&amp;&quot;_combo[] = {&quot;&amp;[.L183]&amp;&quot;, COMBO_END};&quot;" office:value-type="string" office:string-value="" calcext:value-type="error">
            <text:p>#N/A</text:p>
          </table:table-cell>
          <table:table-cell table:formula="of:=&quot;  COMBO_&quot;&amp;[.K18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83]&amp;&quot;] = COMBO&quot;&amp;IF([.M183]=&quot;key&quot;;&quot;&quot;;&quot;_ACTION&quot;)&amp;&quot;(&quot;&amp;[.K183]&amp;&quot;_combo&quot;&amp;IF([.M183]=&quot;key&quot;;&quot;, &quot;&amp;[.N183];&quot;&quot;)&amp;&quot;),&quot;" office:value-type="string" office:string-value="" calcext:value-type="error">
            <text:p>#N/A</text:p>
          </table:table-cell>
          <table:table-cell table:style-name="ce8" table:formula="of:=IF([.M183]=&quot;macro&quot;;&quot;    case &quot;&amp;&quot;COMBO_&quot;&amp;[.K183]&amp;&quot;: if (p) {&quot;&amp;[.O183]&amp;&quot;} &quot;&amp;IF([.P183]=&quot;&quot;;&quot;&quot;;&quot;else {&quot;&amp;[.P18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4]);2)+1" office:value-type="float" office:value="1" calcext:value-type="float">
            <text:p>1</text:p>
          </table:table-cell>
          <table:table-cell table:style-name="ce8" table:formula="of:=OFFSET([$actions_combos.A$2];FLOOR(ROW([.B184])/2)-1;0)" office:value-type="float" office:value="0" calcext:value-type="float">
            <text:p>0</text:p>
          </table:table-cell>
          <table:table-cell table:style-name="ce15" table:formula="of:=OFFSET([$actions_combos.B$2];FLOOR(ROW([.C184])/2)-1;0)" office:value-type="float" office:value="0" calcext:value-type="float">
            <text:p>0</text:p>
          </table:table-cell>
          <table:table-cell table:style-name="ce15" table:formula="of:=OFFSET([$actions_combos.C$2];FLOOR(ROW([.D184])/2)-1;0)" office:value-type="float" office:value="0" calcext:value-type="float">
            <text:p>0</text:p>
          </table:table-cell>
          <table:table-cell table:style-name="ce15" table:formula="of:=OFFSET([$actions_combos.D$2];FLOOR(ROW([.E184])/2)-1;0)" office:value-type="float" office:value="0" calcext:value-type="float">
            <text:p>0</text:p>
          </table:table-cell>
          <table:table-cell table:style-name="ce15" table:formula="of:=OFFSET([$actions_combos.E$2];FLOOR(ROW([.F184])/2)-1;0)" office:value-type="float" office:value="0" calcext:value-type="float">
            <text:p>0</text:p>
          </table:table-cell>
          <table:table-cell table:formula="of:=VLOOKUP([.C184];[$keys.$A$2:.$C$200];[.$A184]+1;0)" office:value-type="string" office:string-value="" calcext:value-type="error">
            <text:p>#N/A</text:p>
          </table:table-cell>
          <table:table-cell table:formula="of:=VLOOKUP([.D184];[$keys.$A$2:.$C$200];[.$A184]+1;0)" office:value-type="string" office:string-value="" calcext:value-type="error">
            <text:p>#N/A</text:p>
          </table:table-cell>
          <table:table-cell table:formula="of:=VLOOKUP([.E184];[$keys.$A$2:.$C$200];[.$A184]+1;0)" office:value-type="string" office:string-value="" calcext:value-type="error">
            <text:p>#N/A</text:p>
          </table:table-cell>
          <table:table-cell table:formula="of:=VLOOKUP([.F184];[$keys.$A$2:.$C$200];[.$A184]+1;0)" office:value-type="string" office:string-value="" calcext:value-type="error">
            <text:p>#N/A</text:p>
          </table:table-cell>
          <table:table-cell table:formula="of:=[.C184]&amp;&quot;_&quot;&amp;[.D184]&amp;IF(ISNA([.I184]);&quot;&quot;;&quot;_&quot;&amp;[.E184]&amp;IF(ISNA([.J184]);&quot;&quot;;&quot;_&quot;&amp;[.F184]))&amp;&quot;_&quot;&amp;TEXT([.A184];&quot;0&quot;)" office:value-type="string" office:string-value="0_0_1" calcext:value-type="string">
            <text:p>0_0_1</text:p>
          </table:table-cell>
          <table:table-cell table:formula="of:=[.G184]&amp;&quot;, &quot;&amp;[.H184]&amp;IF(ISNA([.I184]);&quot;&quot;;&quot;, &quot;&amp;[.I184]&amp;IF(ISNA([.J184]);&quot;&quot;;&quot;, &quot;&amp;[.J184]))" office:value-type="string" office:string-value="" calcext:value-type="error">
            <text:p>#N/A</text:p>
          </table:table-cell>
          <table:table-cell table:formula="of:=VLOOKUP([.B184];[$actions.$A$2:.$F$514];5;0)" office:value-type="string" office:string-value="" calcext:value-type="error">
            <text:p>#N/A</text:p>
          </table:table-cell>
          <table:table-cell table:formula="of:=VLOOKUP([.B184];[$actions.$A$2:.$D$514];2;0)" office:value-type="string" office:string-value="" calcext:value-type="error">
            <text:p>#N/A</text:p>
          </table:table-cell>
          <table:table-cell table:formula="of:=VLOOKUP([.B184];[$actions.$A$2:.$D$514];3;0)" office:value-type="string" office:string-value="" calcext:value-type="error">
            <text:p>#N/A</text:p>
          </table:table-cell>
          <table:table-cell table:formula="of:=VLOOKUP([.B184];[$actions.$A$2:.$D$514];4;0)" office:value-type="string" office:string-value="" calcext:value-type="error">
            <text:p>#N/A</text:p>
          </table:table-cell>
          <table:table-cell table:style-name="ce19" table:formula="of:=[.B184]&lt;&gt;0" office:value-type="boolean" office:boolean-value="false" calcext:value-type="boolean">
            <text:p>FALSE</text:p>
          </table:table-cell>
          <table:table-cell table:formula="of:=&quot;const uint16_t PROGMEM &quot;&amp;[.K184]&amp;&quot;_combo[] = {&quot;&amp;[.L184]&amp;&quot;, COMBO_END};&quot;" office:value-type="string" office:string-value="" calcext:value-type="error">
            <text:p>#N/A</text:p>
          </table:table-cell>
          <table:table-cell table:formula="of:=&quot;  COMBO_&quot;&amp;[.K18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84]&amp;&quot;] = COMBO&quot;&amp;IF([.M184]=&quot;key&quot;;&quot;&quot;;&quot;_ACTION&quot;)&amp;&quot;(&quot;&amp;[.K184]&amp;&quot;_combo&quot;&amp;IF([.M184]=&quot;key&quot;;&quot;, &quot;&amp;[.N184];&quot;&quot;)&amp;&quot;),&quot;" office:value-type="string" office:string-value="" calcext:value-type="error">
            <text:p>#N/A</text:p>
          </table:table-cell>
          <table:table-cell table:style-name="ce8" table:formula="of:=IF([.M184]=&quot;macro&quot;;&quot;    case &quot;&amp;&quot;COMBO_&quot;&amp;[.K184]&amp;&quot;: if (p) {&quot;&amp;[.O184]&amp;&quot;} &quot;&amp;IF([.P184]=&quot;&quot;;&quot;&quot;;&quot;else {&quot;&amp;[.P18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5]);2)+1" office:value-type="float" office:value="2" calcext:value-type="float">
            <text:p>2</text:p>
          </table:table-cell>
          <table:table-cell table:style-name="ce8" table:formula="of:=OFFSET([$actions_combos.A$2];FLOOR(ROW([.B185])/2)-1;0)" office:value-type="float" office:value="0" calcext:value-type="float">
            <text:p>0</text:p>
          </table:table-cell>
          <table:table-cell table:style-name="ce15" table:formula="of:=OFFSET([$actions_combos.B$2];FLOOR(ROW([.C185])/2)-1;0)" office:value-type="float" office:value="0" calcext:value-type="float">
            <text:p>0</text:p>
          </table:table-cell>
          <table:table-cell table:style-name="ce15" table:formula="of:=OFFSET([$actions_combos.C$2];FLOOR(ROW([.D185])/2)-1;0)" office:value-type="float" office:value="0" calcext:value-type="float">
            <text:p>0</text:p>
          </table:table-cell>
          <table:table-cell table:style-name="ce15" table:formula="of:=OFFSET([$actions_combos.D$2];FLOOR(ROW([.E185])/2)-1;0)" office:value-type="float" office:value="0" calcext:value-type="float">
            <text:p>0</text:p>
          </table:table-cell>
          <table:table-cell table:style-name="ce15" table:formula="of:=OFFSET([$actions_combos.E$2];FLOOR(ROW([.F185])/2)-1;0)" office:value-type="float" office:value="0" calcext:value-type="float">
            <text:p>0</text:p>
          </table:table-cell>
          <table:table-cell table:formula="of:=VLOOKUP([.C185];[$keys.$A$2:.$C$200];[.$A185]+1;0)" office:value-type="string" office:string-value="" calcext:value-type="error">
            <text:p>#N/A</text:p>
          </table:table-cell>
          <table:table-cell table:formula="of:=VLOOKUP([.D185];[$keys.$A$2:.$C$200];[.$A185]+1;0)" office:value-type="string" office:string-value="" calcext:value-type="error">
            <text:p>#N/A</text:p>
          </table:table-cell>
          <table:table-cell table:formula="of:=VLOOKUP([.E185];[$keys.$A$2:.$C$200];[.$A185]+1;0)" office:value-type="string" office:string-value="" calcext:value-type="error">
            <text:p>#N/A</text:p>
          </table:table-cell>
          <table:table-cell table:formula="of:=VLOOKUP([.F185];[$keys.$A$2:.$C$200];[.$A185]+1;0)" office:value-type="string" office:string-value="" calcext:value-type="error">
            <text:p>#N/A</text:p>
          </table:table-cell>
          <table:table-cell table:formula="of:=[.C185]&amp;&quot;_&quot;&amp;[.D185]&amp;IF(ISNA([.I185]);&quot;&quot;;&quot;_&quot;&amp;[.E185]&amp;IF(ISNA([.J185]);&quot;&quot;;&quot;_&quot;&amp;[.F185]))&amp;&quot;_&quot;&amp;TEXT([.A185];&quot;0&quot;)" office:value-type="string" office:string-value="0_0_2" calcext:value-type="string">
            <text:p>0_0_2</text:p>
          </table:table-cell>
          <table:table-cell table:formula="of:=[.G185]&amp;&quot;, &quot;&amp;[.H185]&amp;IF(ISNA([.I185]);&quot;&quot;;&quot;, &quot;&amp;[.I185]&amp;IF(ISNA([.J185]);&quot;&quot;;&quot;, &quot;&amp;[.J185]))" office:value-type="string" office:string-value="" calcext:value-type="error">
            <text:p>#N/A</text:p>
          </table:table-cell>
          <table:table-cell table:formula="of:=VLOOKUP([.B185];[$actions.$A$2:.$F$514];5;0)" office:value-type="string" office:string-value="" calcext:value-type="error">
            <text:p>#N/A</text:p>
          </table:table-cell>
          <table:table-cell table:formula="of:=VLOOKUP([.B185];[$actions.$A$2:.$D$514];2;0)" office:value-type="string" office:string-value="" calcext:value-type="error">
            <text:p>#N/A</text:p>
          </table:table-cell>
          <table:table-cell table:formula="of:=VLOOKUP([.B185];[$actions.$A$2:.$D$514];3;0)" office:value-type="string" office:string-value="" calcext:value-type="error">
            <text:p>#N/A</text:p>
          </table:table-cell>
          <table:table-cell table:formula="of:=VLOOKUP([.B185];[$actions.$A$2:.$D$514];4;0)" office:value-type="string" office:string-value="" calcext:value-type="error">
            <text:p>#N/A</text:p>
          </table:table-cell>
          <table:table-cell table:style-name="ce19" table:formula="of:=[.B185]&lt;&gt;0" office:value-type="boolean" office:boolean-value="false" calcext:value-type="boolean">
            <text:p>FALSE</text:p>
          </table:table-cell>
          <table:table-cell table:formula="of:=&quot;const uint16_t PROGMEM &quot;&amp;[.K185]&amp;&quot;_combo[] = {&quot;&amp;[.L185]&amp;&quot;, COMBO_END};&quot;" office:value-type="string" office:string-value="" calcext:value-type="error">
            <text:p>#N/A</text:p>
          </table:table-cell>
          <table:table-cell table:formula="of:=&quot;  COMBO_&quot;&amp;[.K18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85]&amp;&quot;] = COMBO&quot;&amp;IF([.M185]=&quot;key&quot;;&quot;&quot;;&quot;_ACTION&quot;)&amp;&quot;(&quot;&amp;[.K185]&amp;&quot;_combo&quot;&amp;IF([.M185]=&quot;key&quot;;&quot;, &quot;&amp;[.N185];&quot;&quot;)&amp;&quot;),&quot;" office:value-type="string" office:string-value="" calcext:value-type="error">
            <text:p>#N/A</text:p>
          </table:table-cell>
          <table:table-cell table:style-name="ce8" table:formula="of:=IF([.M185]=&quot;macro&quot;;&quot;    case &quot;&amp;&quot;COMBO_&quot;&amp;[.K185]&amp;&quot;: if (p) {&quot;&amp;[.O185]&amp;&quot;} &quot;&amp;IF([.P185]=&quot;&quot;;&quot;&quot;;&quot;else {&quot;&amp;[.P18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6]);2)+1" office:value-type="float" office:value="1" calcext:value-type="float">
            <text:p>1</text:p>
          </table:table-cell>
          <table:table-cell table:style-name="ce8" table:formula="of:=OFFSET([$actions_combos.A$2];FLOOR(ROW([.B186])/2)-1;0)" office:value-type="float" office:value="0" calcext:value-type="float">
            <text:p>0</text:p>
          </table:table-cell>
          <table:table-cell table:style-name="ce15" table:formula="of:=OFFSET([$actions_combos.B$2];FLOOR(ROW([.C186])/2)-1;0)" office:value-type="float" office:value="0" calcext:value-type="float">
            <text:p>0</text:p>
          </table:table-cell>
          <table:table-cell table:style-name="ce15" table:formula="of:=OFFSET([$actions_combos.C$2];FLOOR(ROW([.D186])/2)-1;0)" office:value-type="float" office:value="0" calcext:value-type="float">
            <text:p>0</text:p>
          </table:table-cell>
          <table:table-cell table:style-name="ce15" table:formula="of:=OFFSET([$actions_combos.D$2];FLOOR(ROW([.E186])/2)-1;0)" office:value-type="float" office:value="0" calcext:value-type="float">
            <text:p>0</text:p>
          </table:table-cell>
          <table:table-cell table:style-name="ce15" table:formula="of:=OFFSET([$actions_combos.E$2];FLOOR(ROW([.F186])/2)-1;0)" office:value-type="float" office:value="0" calcext:value-type="float">
            <text:p>0</text:p>
          </table:table-cell>
          <table:table-cell table:formula="of:=VLOOKUP([.C186];[$keys.$A$2:.$C$200];[.$A186]+1;0)" office:value-type="string" office:string-value="" calcext:value-type="error">
            <text:p>#N/A</text:p>
          </table:table-cell>
          <table:table-cell table:formula="of:=VLOOKUP([.D186];[$keys.$A$2:.$C$200];[.$A186]+1;0)" office:value-type="string" office:string-value="" calcext:value-type="error">
            <text:p>#N/A</text:p>
          </table:table-cell>
          <table:table-cell table:formula="of:=VLOOKUP([.E186];[$keys.$A$2:.$C$200];[.$A186]+1;0)" office:value-type="string" office:string-value="" calcext:value-type="error">
            <text:p>#N/A</text:p>
          </table:table-cell>
          <table:table-cell table:formula="of:=VLOOKUP([.F186];[$keys.$A$2:.$C$200];[.$A186]+1;0)" office:value-type="string" office:string-value="" calcext:value-type="error">
            <text:p>#N/A</text:p>
          </table:table-cell>
          <table:table-cell table:formula="of:=[.C186]&amp;&quot;_&quot;&amp;[.D186]&amp;IF(ISNA([.I186]);&quot;&quot;;&quot;_&quot;&amp;[.E186]&amp;IF(ISNA([.J186]);&quot;&quot;;&quot;_&quot;&amp;[.F186]))&amp;&quot;_&quot;&amp;TEXT([.A186];&quot;0&quot;)" office:value-type="string" office:string-value="0_0_1" calcext:value-type="string">
            <text:p>0_0_1</text:p>
          </table:table-cell>
          <table:table-cell table:formula="of:=[.G186]&amp;&quot;, &quot;&amp;[.H186]&amp;IF(ISNA([.I186]);&quot;&quot;;&quot;, &quot;&amp;[.I186]&amp;IF(ISNA([.J186]);&quot;&quot;;&quot;, &quot;&amp;[.J186]))" office:value-type="string" office:string-value="" calcext:value-type="error">
            <text:p>#N/A</text:p>
          </table:table-cell>
          <table:table-cell table:formula="of:=VLOOKUP([.B186];[$actions.$A$2:.$F$514];5;0)" office:value-type="string" office:string-value="" calcext:value-type="error">
            <text:p>#N/A</text:p>
          </table:table-cell>
          <table:table-cell table:formula="of:=VLOOKUP([.B186];[$actions.$A$2:.$D$514];2;0)" office:value-type="string" office:string-value="" calcext:value-type="error">
            <text:p>#N/A</text:p>
          </table:table-cell>
          <table:table-cell table:formula="of:=VLOOKUP([.B186];[$actions.$A$2:.$D$514];3;0)" office:value-type="string" office:string-value="" calcext:value-type="error">
            <text:p>#N/A</text:p>
          </table:table-cell>
          <table:table-cell table:formula="of:=VLOOKUP([.B186];[$actions.$A$2:.$D$514];4;0)" office:value-type="string" office:string-value="" calcext:value-type="error">
            <text:p>#N/A</text:p>
          </table:table-cell>
          <table:table-cell table:style-name="ce19" table:formula="of:=[.B186]&lt;&gt;0" office:value-type="boolean" office:boolean-value="false" calcext:value-type="boolean">
            <text:p>FALSE</text:p>
          </table:table-cell>
          <table:table-cell table:formula="of:=&quot;const uint16_t PROGMEM &quot;&amp;[.K186]&amp;&quot;_combo[] = {&quot;&amp;[.L186]&amp;&quot;, COMBO_END};&quot;" office:value-type="string" office:string-value="" calcext:value-type="error">
            <text:p>#N/A</text:p>
          </table:table-cell>
          <table:table-cell table:formula="of:=&quot;  COMBO_&quot;&amp;[.K18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86]&amp;&quot;] = COMBO&quot;&amp;IF([.M186]=&quot;key&quot;;&quot;&quot;;&quot;_ACTION&quot;)&amp;&quot;(&quot;&amp;[.K186]&amp;&quot;_combo&quot;&amp;IF([.M186]=&quot;key&quot;;&quot;, &quot;&amp;[.N186];&quot;&quot;)&amp;&quot;),&quot;" office:value-type="string" office:string-value="" calcext:value-type="error">
            <text:p>#N/A</text:p>
          </table:table-cell>
          <table:table-cell table:style-name="ce8" table:formula="of:=IF([.M186]=&quot;macro&quot;;&quot;    case &quot;&amp;&quot;COMBO_&quot;&amp;[.K186]&amp;&quot;: if (p) {&quot;&amp;[.O186]&amp;&quot;} &quot;&amp;IF([.P186]=&quot;&quot;;&quot;&quot;;&quot;else {&quot;&amp;[.P18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7]);2)+1" office:value-type="float" office:value="2" calcext:value-type="float">
            <text:p>2</text:p>
          </table:table-cell>
          <table:table-cell table:style-name="ce8" table:formula="of:=OFFSET([$actions_combos.A$2];FLOOR(ROW([.B187])/2)-1;0)" office:value-type="float" office:value="0" calcext:value-type="float">
            <text:p>0</text:p>
          </table:table-cell>
          <table:table-cell table:style-name="ce15" table:formula="of:=OFFSET([$actions_combos.B$2];FLOOR(ROW([.C187])/2)-1;0)" office:value-type="float" office:value="0" calcext:value-type="float">
            <text:p>0</text:p>
          </table:table-cell>
          <table:table-cell table:style-name="ce15" table:formula="of:=OFFSET([$actions_combos.C$2];FLOOR(ROW([.D187])/2)-1;0)" office:value-type="float" office:value="0" calcext:value-type="float">
            <text:p>0</text:p>
          </table:table-cell>
          <table:table-cell table:style-name="ce15" table:formula="of:=OFFSET([$actions_combos.D$2];FLOOR(ROW([.E187])/2)-1;0)" office:value-type="float" office:value="0" calcext:value-type="float">
            <text:p>0</text:p>
          </table:table-cell>
          <table:table-cell table:style-name="ce15" table:formula="of:=OFFSET([$actions_combos.E$2];FLOOR(ROW([.F187])/2)-1;0)" office:value-type="float" office:value="0" calcext:value-type="float">
            <text:p>0</text:p>
          </table:table-cell>
          <table:table-cell table:formula="of:=VLOOKUP([.C187];[$keys.$A$2:.$C$200];[.$A187]+1;0)" office:value-type="string" office:string-value="" calcext:value-type="error">
            <text:p>#N/A</text:p>
          </table:table-cell>
          <table:table-cell table:formula="of:=VLOOKUP([.D187];[$keys.$A$2:.$C$200];[.$A187]+1;0)" office:value-type="string" office:string-value="" calcext:value-type="error">
            <text:p>#N/A</text:p>
          </table:table-cell>
          <table:table-cell table:formula="of:=VLOOKUP([.E187];[$keys.$A$2:.$C$200];[.$A187]+1;0)" office:value-type="string" office:string-value="" calcext:value-type="error">
            <text:p>#N/A</text:p>
          </table:table-cell>
          <table:table-cell table:formula="of:=VLOOKUP([.F187];[$keys.$A$2:.$C$200];[.$A187]+1;0)" office:value-type="string" office:string-value="" calcext:value-type="error">
            <text:p>#N/A</text:p>
          </table:table-cell>
          <table:table-cell table:formula="of:=[.C187]&amp;&quot;_&quot;&amp;[.D187]&amp;IF(ISNA([.I187]);&quot;&quot;;&quot;_&quot;&amp;[.E187]&amp;IF(ISNA([.J187]);&quot;&quot;;&quot;_&quot;&amp;[.F187]))&amp;&quot;_&quot;&amp;TEXT([.A187];&quot;0&quot;)" office:value-type="string" office:string-value="0_0_2" calcext:value-type="string">
            <text:p>0_0_2</text:p>
          </table:table-cell>
          <table:table-cell table:formula="of:=[.G187]&amp;&quot;, &quot;&amp;[.H187]&amp;IF(ISNA([.I187]);&quot;&quot;;&quot;, &quot;&amp;[.I187]&amp;IF(ISNA([.J187]);&quot;&quot;;&quot;, &quot;&amp;[.J187]))" office:value-type="string" office:string-value="" calcext:value-type="error">
            <text:p>#N/A</text:p>
          </table:table-cell>
          <table:table-cell table:formula="of:=VLOOKUP([.B187];[$actions.$A$2:.$F$514];5;0)" office:value-type="string" office:string-value="" calcext:value-type="error">
            <text:p>#N/A</text:p>
          </table:table-cell>
          <table:table-cell table:formula="of:=VLOOKUP([.B187];[$actions.$A$2:.$D$514];2;0)" office:value-type="string" office:string-value="" calcext:value-type="error">
            <text:p>#N/A</text:p>
          </table:table-cell>
          <table:table-cell table:formula="of:=VLOOKUP([.B187];[$actions.$A$2:.$D$514];3;0)" office:value-type="string" office:string-value="" calcext:value-type="error">
            <text:p>#N/A</text:p>
          </table:table-cell>
          <table:table-cell table:formula="of:=VLOOKUP([.B187];[$actions.$A$2:.$D$514];4;0)" office:value-type="string" office:string-value="" calcext:value-type="error">
            <text:p>#N/A</text:p>
          </table:table-cell>
          <table:table-cell table:style-name="ce19" table:formula="of:=[.B187]&lt;&gt;0" office:value-type="boolean" office:boolean-value="false" calcext:value-type="boolean">
            <text:p>FALSE</text:p>
          </table:table-cell>
          <table:table-cell table:formula="of:=&quot;const uint16_t PROGMEM &quot;&amp;[.K187]&amp;&quot;_combo[] = {&quot;&amp;[.L187]&amp;&quot;, COMBO_END};&quot;" office:value-type="string" office:string-value="" calcext:value-type="error">
            <text:p>#N/A</text:p>
          </table:table-cell>
          <table:table-cell table:formula="of:=&quot;  COMBO_&quot;&amp;[.K18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87]&amp;&quot;] = COMBO&quot;&amp;IF([.M187]=&quot;key&quot;;&quot;&quot;;&quot;_ACTION&quot;)&amp;&quot;(&quot;&amp;[.K187]&amp;&quot;_combo&quot;&amp;IF([.M187]=&quot;key&quot;;&quot;, &quot;&amp;[.N187];&quot;&quot;)&amp;&quot;),&quot;" office:value-type="string" office:string-value="" calcext:value-type="error">
            <text:p>#N/A</text:p>
          </table:table-cell>
          <table:table-cell table:style-name="ce8" table:formula="of:=IF([.M187]=&quot;macro&quot;;&quot;    case &quot;&amp;&quot;COMBO_&quot;&amp;[.K187]&amp;&quot;: if (p) {&quot;&amp;[.O187]&amp;&quot;} &quot;&amp;IF([.P187]=&quot;&quot;;&quot;&quot;;&quot;else {&quot;&amp;[.P18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8]);2)+1" office:value-type="float" office:value="1" calcext:value-type="float">
            <text:p>1</text:p>
          </table:table-cell>
          <table:table-cell table:style-name="ce8" table:formula="of:=OFFSET([$actions_combos.A$2];FLOOR(ROW([.B188])/2)-1;0)" office:value-type="float" office:value="0" calcext:value-type="float">
            <text:p>0</text:p>
          </table:table-cell>
          <table:table-cell table:style-name="ce15" table:formula="of:=OFFSET([$actions_combos.B$2];FLOOR(ROW([.C188])/2)-1;0)" office:value-type="float" office:value="0" calcext:value-type="float">
            <text:p>0</text:p>
          </table:table-cell>
          <table:table-cell table:style-name="ce15" table:formula="of:=OFFSET([$actions_combos.C$2];FLOOR(ROW([.D188])/2)-1;0)" office:value-type="float" office:value="0" calcext:value-type="float">
            <text:p>0</text:p>
          </table:table-cell>
          <table:table-cell table:style-name="ce15" table:formula="of:=OFFSET([$actions_combos.D$2];FLOOR(ROW([.E188])/2)-1;0)" office:value-type="float" office:value="0" calcext:value-type="float">
            <text:p>0</text:p>
          </table:table-cell>
          <table:table-cell table:style-name="ce15" table:formula="of:=OFFSET([$actions_combos.E$2];FLOOR(ROW([.F188])/2)-1;0)" office:value-type="float" office:value="0" calcext:value-type="float">
            <text:p>0</text:p>
          </table:table-cell>
          <table:table-cell table:formula="of:=VLOOKUP([.C188];[$keys.$A$2:.$C$200];[.$A188]+1;0)" office:value-type="string" office:string-value="" calcext:value-type="error">
            <text:p>#N/A</text:p>
          </table:table-cell>
          <table:table-cell table:formula="of:=VLOOKUP([.D188];[$keys.$A$2:.$C$200];[.$A188]+1;0)" office:value-type="string" office:string-value="" calcext:value-type="error">
            <text:p>#N/A</text:p>
          </table:table-cell>
          <table:table-cell table:formula="of:=VLOOKUP([.E188];[$keys.$A$2:.$C$200];[.$A188]+1;0)" office:value-type="string" office:string-value="" calcext:value-type="error">
            <text:p>#N/A</text:p>
          </table:table-cell>
          <table:table-cell table:formula="of:=VLOOKUP([.F188];[$keys.$A$2:.$C$200];[.$A188]+1;0)" office:value-type="string" office:string-value="" calcext:value-type="error">
            <text:p>#N/A</text:p>
          </table:table-cell>
          <table:table-cell table:formula="of:=[.C188]&amp;&quot;_&quot;&amp;[.D188]&amp;IF(ISNA([.I188]);&quot;&quot;;&quot;_&quot;&amp;[.E188]&amp;IF(ISNA([.J188]);&quot;&quot;;&quot;_&quot;&amp;[.F188]))&amp;&quot;_&quot;&amp;TEXT([.A188];&quot;0&quot;)" office:value-type="string" office:string-value="0_0_1" calcext:value-type="string">
            <text:p>0_0_1</text:p>
          </table:table-cell>
          <table:table-cell table:formula="of:=[.G188]&amp;&quot;, &quot;&amp;[.H188]&amp;IF(ISNA([.I188]);&quot;&quot;;&quot;, &quot;&amp;[.I188]&amp;IF(ISNA([.J188]);&quot;&quot;;&quot;, &quot;&amp;[.J188]))" office:value-type="string" office:string-value="" calcext:value-type="error">
            <text:p>#N/A</text:p>
          </table:table-cell>
          <table:table-cell table:formula="of:=VLOOKUP([.B188];[$actions.$A$2:.$F$514];5;0)" office:value-type="string" office:string-value="" calcext:value-type="error">
            <text:p>#N/A</text:p>
          </table:table-cell>
          <table:table-cell table:formula="of:=VLOOKUP([.B188];[$actions.$A$2:.$D$514];2;0)" office:value-type="string" office:string-value="" calcext:value-type="error">
            <text:p>#N/A</text:p>
          </table:table-cell>
          <table:table-cell table:formula="of:=VLOOKUP([.B188];[$actions.$A$2:.$D$514];3;0)" office:value-type="string" office:string-value="" calcext:value-type="error">
            <text:p>#N/A</text:p>
          </table:table-cell>
          <table:table-cell table:formula="of:=VLOOKUP([.B188];[$actions.$A$2:.$D$514];4;0)" office:value-type="string" office:string-value="" calcext:value-type="error">
            <text:p>#N/A</text:p>
          </table:table-cell>
          <table:table-cell table:style-name="ce19" table:formula="of:=[.B188]&lt;&gt;0" office:value-type="boolean" office:boolean-value="false" calcext:value-type="boolean">
            <text:p>FALSE</text:p>
          </table:table-cell>
          <table:table-cell table:formula="of:=&quot;const uint16_t PROGMEM &quot;&amp;[.K188]&amp;&quot;_combo[] = {&quot;&amp;[.L188]&amp;&quot;, COMBO_END};&quot;" office:value-type="string" office:string-value="" calcext:value-type="error">
            <text:p>#N/A</text:p>
          </table:table-cell>
          <table:table-cell table:formula="of:=&quot;  COMBO_&quot;&amp;[.K18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88]&amp;&quot;] = COMBO&quot;&amp;IF([.M188]=&quot;key&quot;;&quot;&quot;;&quot;_ACTION&quot;)&amp;&quot;(&quot;&amp;[.K188]&amp;&quot;_combo&quot;&amp;IF([.M188]=&quot;key&quot;;&quot;, &quot;&amp;[.N188];&quot;&quot;)&amp;&quot;),&quot;" office:value-type="string" office:string-value="" calcext:value-type="error">
            <text:p>#N/A</text:p>
          </table:table-cell>
          <table:table-cell table:style-name="ce8" table:formula="of:=IF([.M188]=&quot;macro&quot;;&quot;    case &quot;&amp;&quot;COMBO_&quot;&amp;[.K188]&amp;&quot;: if (p) {&quot;&amp;[.O188]&amp;&quot;} &quot;&amp;IF([.P188]=&quot;&quot;;&quot;&quot;;&quot;else {&quot;&amp;[.P18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9]);2)+1" office:value-type="float" office:value="2" calcext:value-type="float">
            <text:p>2</text:p>
          </table:table-cell>
          <table:table-cell table:style-name="ce8" table:formula="of:=OFFSET([$actions_combos.A$2];FLOOR(ROW([.B189])/2)-1;0)" office:value-type="float" office:value="0" calcext:value-type="float">
            <text:p>0</text:p>
          </table:table-cell>
          <table:table-cell table:style-name="ce15" table:formula="of:=OFFSET([$actions_combos.B$2];FLOOR(ROW([.C189])/2)-1;0)" office:value-type="float" office:value="0" calcext:value-type="float">
            <text:p>0</text:p>
          </table:table-cell>
          <table:table-cell table:style-name="ce15" table:formula="of:=OFFSET([$actions_combos.C$2];FLOOR(ROW([.D189])/2)-1;0)" office:value-type="float" office:value="0" calcext:value-type="float">
            <text:p>0</text:p>
          </table:table-cell>
          <table:table-cell table:style-name="ce15" table:formula="of:=OFFSET([$actions_combos.D$2];FLOOR(ROW([.E189])/2)-1;0)" office:value-type="float" office:value="0" calcext:value-type="float">
            <text:p>0</text:p>
          </table:table-cell>
          <table:table-cell table:style-name="ce15" table:formula="of:=OFFSET([$actions_combos.E$2];FLOOR(ROW([.F189])/2)-1;0)" office:value-type="float" office:value="0" calcext:value-type="float">
            <text:p>0</text:p>
          </table:table-cell>
          <table:table-cell table:formula="of:=VLOOKUP([.C189];[$keys.$A$2:.$C$200];[.$A189]+1;0)" office:value-type="string" office:string-value="" calcext:value-type="error">
            <text:p>#N/A</text:p>
          </table:table-cell>
          <table:table-cell table:formula="of:=VLOOKUP([.D189];[$keys.$A$2:.$C$200];[.$A189]+1;0)" office:value-type="string" office:string-value="" calcext:value-type="error">
            <text:p>#N/A</text:p>
          </table:table-cell>
          <table:table-cell table:formula="of:=VLOOKUP([.E189];[$keys.$A$2:.$C$200];[.$A189]+1;0)" office:value-type="string" office:string-value="" calcext:value-type="error">
            <text:p>#N/A</text:p>
          </table:table-cell>
          <table:table-cell table:formula="of:=VLOOKUP([.F189];[$keys.$A$2:.$C$200];[.$A189]+1;0)" office:value-type="string" office:string-value="" calcext:value-type="error">
            <text:p>#N/A</text:p>
          </table:table-cell>
          <table:table-cell table:formula="of:=[.C189]&amp;&quot;_&quot;&amp;[.D189]&amp;IF(ISNA([.I189]);&quot;&quot;;&quot;_&quot;&amp;[.E189]&amp;IF(ISNA([.J189]);&quot;&quot;;&quot;_&quot;&amp;[.F189]))&amp;&quot;_&quot;&amp;TEXT([.A189];&quot;0&quot;)" office:value-type="string" office:string-value="0_0_2" calcext:value-type="string">
            <text:p>0_0_2</text:p>
          </table:table-cell>
          <table:table-cell table:formula="of:=[.G189]&amp;&quot;, &quot;&amp;[.H189]&amp;IF(ISNA([.I189]);&quot;&quot;;&quot;, &quot;&amp;[.I189]&amp;IF(ISNA([.J189]);&quot;&quot;;&quot;, &quot;&amp;[.J189]))" office:value-type="string" office:string-value="" calcext:value-type="error">
            <text:p>#N/A</text:p>
          </table:table-cell>
          <table:table-cell table:formula="of:=VLOOKUP([.B189];[$actions.$A$2:.$F$514];5;0)" office:value-type="string" office:string-value="" calcext:value-type="error">
            <text:p>#N/A</text:p>
          </table:table-cell>
          <table:table-cell table:formula="of:=VLOOKUP([.B189];[$actions.$A$2:.$D$514];2;0)" office:value-type="string" office:string-value="" calcext:value-type="error">
            <text:p>#N/A</text:p>
          </table:table-cell>
          <table:table-cell table:formula="of:=VLOOKUP([.B189];[$actions.$A$2:.$D$514];3;0)" office:value-type="string" office:string-value="" calcext:value-type="error">
            <text:p>#N/A</text:p>
          </table:table-cell>
          <table:table-cell table:formula="of:=VLOOKUP([.B189];[$actions.$A$2:.$D$514];4;0)" office:value-type="string" office:string-value="" calcext:value-type="error">
            <text:p>#N/A</text:p>
          </table:table-cell>
          <table:table-cell table:style-name="ce19" table:formula="of:=[.B189]&lt;&gt;0" office:value-type="boolean" office:boolean-value="false" calcext:value-type="boolean">
            <text:p>FALSE</text:p>
          </table:table-cell>
          <table:table-cell table:formula="of:=&quot;const uint16_t PROGMEM &quot;&amp;[.K189]&amp;&quot;_combo[] = {&quot;&amp;[.L189]&amp;&quot;, COMBO_END};&quot;" office:value-type="string" office:string-value="" calcext:value-type="error">
            <text:p>#N/A</text:p>
          </table:table-cell>
          <table:table-cell table:formula="of:=&quot;  COMBO_&quot;&amp;[.K18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89]&amp;&quot;] = COMBO&quot;&amp;IF([.M189]=&quot;key&quot;;&quot;&quot;;&quot;_ACTION&quot;)&amp;&quot;(&quot;&amp;[.K189]&amp;&quot;_combo&quot;&amp;IF([.M189]=&quot;key&quot;;&quot;, &quot;&amp;[.N189];&quot;&quot;)&amp;&quot;),&quot;" office:value-type="string" office:string-value="" calcext:value-type="error">
            <text:p>#N/A</text:p>
          </table:table-cell>
          <table:table-cell table:style-name="ce8" table:formula="of:=IF([.M189]=&quot;macro&quot;;&quot;    case &quot;&amp;&quot;COMBO_&quot;&amp;[.K189]&amp;&quot;: if (p) {&quot;&amp;[.O189]&amp;&quot;} &quot;&amp;IF([.P189]=&quot;&quot;;&quot;&quot;;&quot;else {&quot;&amp;[.P18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0]);2)+1" office:value-type="float" office:value="1" calcext:value-type="float">
            <text:p>1</text:p>
          </table:table-cell>
          <table:table-cell table:style-name="ce8" table:formula="of:=OFFSET([$actions_combos.A$2];FLOOR(ROW([.B190])/2)-1;0)" office:value-type="float" office:value="0" calcext:value-type="float">
            <text:p>0</text:p>
          </table:table-cell>
          <table:table-cell table:style-name="ce15" table:formula="of:=OFFSET([$actions_combos.B$2];FLOOR(ROW([.C190])/2)-1;0)" office:value-type="float" office:value="0" calcext:value-type="float">
            <text:p>0</text:p>
          </table:table-cell>
          <table:table-cell table:style-name="ce15" table:formula="of:=OFFSET([$actions_combos.C$2];FLOOR(ROW([.D190])/2)-1;0)" office:value-type="float" office:value="0" calcext:value-type="float">
            <text:p>0</text:p>
          </table:table-cell>
          <table:table-cell table:style-name="ce15" table:formula="of:=OFFSET([$actions_combos.D$2];FLOOR(ROW([.E190])/2)-1;0)" office:value-type="float" office:value="0" calcext:value-type="float">
            <text:p>0</text:p>
          </table:table-cell>
          <table:table-cell table:style-name="ce15" table:formula="of:=OFFSET([$actions_combos.E$2];FLOOR(ROW([.F190])/2)-1;0)" office:value-type="float" office:value="0" calcext:value-type="float">
            <text:p>0</text:p>
          </table:table-cell>
          <table:table-cell table:formula="of:=VLOOKUP([.C190];[$keys.$A$2:.$C$200];[.$A190]+1;0)" office:value-type="string" office:string-value="" calcext:value-type="error">
            <text:p>#N/A</text:p>
          </table:table-cell>
          <table:table-cell table:formula="of:=VLOOKUP([.D190];[$keys.$A$2:.$C$200];[.$A190]+1;0)" office:value-type="string" office:string-value="" calcext:value-type="error">
            <text:p>#N/A</text:p>
          </table:table-cell>
          <table:table-cell table:formula="of:=VLOOKUP([.E190];[$keys.$A$2:.$C$200];[.$A190]+1;0)" office:value-type="string" office:string-value="" calcext:value-type="error">
            <text:p>#N/A</text:p>
          </table:table-cell>
          <table:table-cell table:formula="of:=VLOOKUP([.F190];[$keys.$A$2:.$C$200];[.$A190]+1;0)" office:value-type="string" office:string-value="" calcext:value-type="error">
            <text:p>#N/A</text:p>
          </table:table-cell>
          <table:table-cell table:formula="of:=[.C190]&amp;&quot;_&quot;&amp;[.D190]&amp;IF(ISNA([.I190]);&quot;&quot;;&quot;_&quot;&amp;[.E190]&amp;IF(ISNA([.J190]);&quot;&quot;;&quot;_&quot;&amp;[.F190]))&amp;&quot;_&quot;&amp;TEXT([.A190];&quot;0&quot;)" office:value-type="string" office:string-value="0_0_1" calcext:value-type="string">
            <text:p>0_0_1</text:p>
          </table:table-cell>
          <table:table-cell table:formula="of:=[.G190]&amp;&quot;, &quot;&amp;[.H190]&amp;IF(ISNA([.I190]);&quot;&quot;;&quot;, &quot;&amp;[.I190]&amp;IF(ISNA([.J190]);&quot;&quot;;&quot;, &quot;&amp;[.J190]))" office:value-type="string" office:string-value="" calcext:value-type="error">
            <text:p>#N/A</text:p>
          </table:table-cell>
          <table:table-cell table:formula="of:=VLOOKUP([.B190];[$actions.$A$2:.$F$514];5;0)" office:value-type="string" office:string-value="" calcext:value-type="error">
            <text:p>#N/A</text:p>
          </table:table-cell>
          <table:table-cell table:formula="of:=VLOOKUP([.B190];[$actions.$A$2:.$D$514];2;0)" office:value-type="string" office:string-value="" calcext:value-type="error">
            <text:p>#N/A</text:p>
          </table:table-cell>
          <table:table-cell table:formula="of:=VLOOKUP([.B190];[$actions.$A$2:.$D$514];3;0)" office:value-type="string" office:string-value="" calcext:value-type="error">
            <text:p>#N/A</text:p>
          </table:table-cell>
          <table:table-cell table:formula="of:=VLOOKUP([.B190];[$actions.$A$2:.$D$514];4;0)" office:value-type="string" office:string-value="" calcext:value-type="error">
            <text:p>#N/A</text:p>
          </table:table-cell>
          <table:table-cell table:style-name="ce19" table:formula="of:=[.B190]&lt;&gt;0" office:value-type="boolean" office:boolean-value="false" calcext:value-type="boolean">
            <text:p>FALSE</text:p>
          </table:table-cell>
          <table:table-cell table:formula="of:=&quot;const uint16_t PROGMEM &quot;&amp;[.K190]&amp;&quot;_combo[] = {&quot;&amp;[.L190]&amp;&quot;, COMBO_END};&quot;" office:value-type="string" office:string-value="" calcext:value-type="error">
            <text:p>#N/A</text:p>
          </table:table-cell>
          <table:table-cell table:formula="of:=&quot;  COMBO_&quot;&amp;[.K19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90]&amp;&quot;] = COMBO&quot;&amp;IF([.M190]=&quot;key&quot;;&quot;&quot;;&quot;_ACTION&quot;)&amp;&quot;(&quot;&amp;[.K190]&amp;&quot;_combo&quot;&amp;IF([.M190]=&quot;key&quot;;&quot;, &quot;&amp;[.N190];&quot;&quot;)&amp;&quot;),&quot;" office:value-type="string" office:string-value="" calcext:value-type="error">
            <text:p>#N/A</text:p>
          </table:table-cell>
          <table:table-cell table:style-name="ce8" table:formula="of:=IF([.M190]=&quot;macro&quot;;&quot;    case &quot;&amp;&quot;COMBO_&quot;&amp;[.K190]&amp;&quot;: if (p) {&quot;&amp;[.O190]&amp;&quot;} &quot;&amp;IF([.P190]=&quot;&quot;;&quot;&quot;;&quot;else {&quot;&amp;[.P19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1]);2)+1" office:value-type="float" office:value="2" calcext:value-type="float">
            <text:p>2</text:p>
          </table:table-cell>
          <table:table-cell table:style-name="ce8" table:formula="of:=OFFSET([$actions_combos.A$2];FLOOR(ROW([.B191])/2)-1;0)" office:value-type="float" office:value="0" calcext:value-type="float">
            <text:p>0</text:p>
          </table:table-cell>
          <table:table-cell table:style-name="ce15" table:formula="of:=OFFSET([$actions_combos.B$2];FLOOR(ROW([.C191])/2)-1;0)" office:value-type="float" office:value="0" calcext:value-type="float">
            <text:p>0</text:p>
          </table:table-cell>
          <table:table-cell table:style-name="ce15" table:formula="of:=OFFSET([$actions_combos.C$2];FLOOR(ROW([.D191])/2)-1;0)" office:value-type="float" office:value="0" calcext:value-type="float">
            <text:p>0</text:p>
          </table:table-cell>
          <table:table-cell table:style-name="ce15" table:formula="of:=OFFSET([$actions_combos.D$2];FLOOR(ROW([.E191])/2)-1;0)" office:value-type="float" office:value="0" calcext:value-type="float">
            <text:p>0</text:p>
          </table:table-cell>
          <table:table-cell table:style-name="ce15" table:formula="of:=OFFSET([$actions_combos.E$2];FLOOR(ROW([.F191])/2)-1;0)" office:value-type="float" office:value="0" calcext:value-type="float">
            <text:p>0</text:p>
          </table:table-cell>
          <table:table-cell table:formula="of:=VLOOKUP([.C191];[$keys.$A$2:.$C$200];[.$A191]+1;0)" office:value-type="string" office:string-value="" calcext:value-type="error">
            <text:p>#N/A</text:p>
          </table:table-cell>
          <table:table-cell table:formula="of:=VLOOKUP([.D191];[$keys.$A$2:.$C$200];[.$A191]+1;0)" office:value-type="string" office:string-value="" calcext:value-type="error">
            <text:p>#N/A</text:p>
          </table:table-cell>
          <table:table-cell table:formula="of:=VLOOKUP([.E191];[$keys.$A$2:.$C$200];[.$A191]+1;0)" office:value-type="string" office:string-value="" calcext:value-type="error">
            <text:p>#N/A</text:p>
          </table:table-cell>
          <table:table-cell table:formula="of:=VLOOKUP([.F191];[$keys.$A$2:.$C$200];[.$A191]+1;0)" office:value-type="string" office:string-value="" calcext:value-type="error">
            <text:p>#N/A</text:p>
          </table:table-cell>
          <table:table-cell table:formula="of:=[.C191]&amp;&quot;_&quot;&amp;[.D191]&amp;IF(ISNA([.I191]);&quot;&quot;;&quot;_&quot;&amp;[.E191]&amp;IF(ISNA([.J191]);&quot;&quot;;&quot;_&quot;&amp;[.F191]))&amp;&quot;_&quot;&amp;TEXT([.A191];&quot;0&quot;)" office:value-type="string" office:string-value="0_0_2" calcext:value-type="string">
            <text:p>0_0_2</text:p>
          </table:table-cell>
          <table:table-cell table:formula="of:=[.G191]&amp;&quot;, &quot;&amp;[.H191]&amp;IF(ISNA([.I191]);&quot;&quot;;&quot;, &quot;&amp;[.I191]&amp;IF(ISNA([.J191]);&quot;&quot;;&quot;, &quot;&amp;[.J191]))" office:value-type="string" office:string-value="" calcext:value-type="error">
            <text:p>#N/A</text:p>
          </table:table-cell>
          <table:table-cell table:formula="of:=VLOOKUP([.B191];[$actions.$A$2:.$F$514];5;0)" office:value-type="string" office:string-value="" calcext:value-type="error">
            <text:p>#N/A</text:p>
          </table:table-cell>
          <table:table-cell table:formula="of:=VLOOKUP([.B191];[$actions.$A$2:.$D$514];2;0)" office:value-type="string" office:string-value="" calcext:value-type="error">
            <text:p>#N/A</text:p>
          </table:table-cell>
          <table:table-cell table:formula="of:=VLOOKUP([.B191];[$actions.$A$2:.$D$514];3;0)" office:value-type="string" office:string-value="" calcext:value-type="error">
            <text:p>#N/A</text:p>
          </table:table-cell>
          <table:table-cell table:formula="of:=VLOOKUP([.B191];[$actions.$A$2:.$D$514];4;0)" office:value-type="string" office:string-value="" calcext:value-type="error">
            <text:p>#N/A</text:p>
          </table:table-cell>
          <table:table-cell table:style-name="ce19" table:formula="of:=[.B191]&lt;&gt;0" office:value-type="boolean" office:boolean-value="false" calcext:value-type="boolean">
            <text:p>FALSE</text:p>
          </table:table-cell>
          <table:table-cell table:formula="of:=&quot;const uint16_t PROGMEM &quot;&amp;[.K191]&amp;&quot;_combo[] = {&quot;&amp;[.L191]&amp;&quot;, COMBO_END};&quot;" office:value-type="string" office:string-value="" calcext:value-type="error">
            <text:p>#N/A</text:p>
          </table:table-cell>
          <table:table-cell table:formula="of:=&quot;  COMBO_&quot;&amp;[.K19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91]&amp;&quot;] = COMBO&quot;&amp;IF([.M191]=&quot;key&quot;;&quot;&quot;;&quot;_ACTION&quot;)&amp;&quot;(&quot;&amp;[.K191]&amp;&quot;_combo&quot;&amp;IF([.M191]=&quot;key&quot;;&quot;, &quot;&amp;[.N191];&quot;&quot;)&amp;&quot;),&quot;" office:value-type="string" office:string-value="" calcext:value-type="error">
            <text:p>#N/A</text:p>
          </table:table-cell>
          <table:table-cell table:style-name="ce8" table:formula="of:=IF([.M191]=&quot;macro&quot;;&quot;    case &quot;&amp;&quot;COMBO_&quot;&amp;[.K191]&amp;&quot;: if (p) {&quot;&amp;[.O191]&amp;&quot;} &quot;&amp;IF([.P191]=&quot;&quot;;&quot;&quot;;&quot;else {&quot;&amp;[.P19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2]);2)+1" office:value-type="float" office:value="1" calcext:value-type="float">
            <text:p>1</text:p>
          </table:table-cell>
          <table:table-cell table:style-name="ce8" table:formula="of:=OFFSET([$actions_combos.A$2];FLOOR(ROW([.B192])/2)-1;0)" office:value-type="float" office:value="0" calcext:value-type="float">
            <text:p>0</text:p>
          </table:table-cell>
          <table:table-cell table:style-name="ce15" table:formula="of:=OFFSET([$actions_combos.B$2];FLOOR(ROW([.C192])/2)-1;0)" office:value-type="float" office:value="0" calcext:value-type="float">
            <text:p>0</text:p>
          </table:table-cell>
          <table:table-cell table:style-name="ce15" table:formula="of:=OFFSET([$actions_combos.C$2];FLOOR(ROW([.D192])/2)-1;0)" office:value-type="float" office:value="0" calcext:value-type="float">
            <text:p>0</text:p>
          </table:table-cell>
          <table:table-cell table:style-name="ce15" table:formula="of:=OFFSET([$actions_combos.D$2];FLOOR(ROW([.E192])/2)-1;0)" office:value-type="float" office:value="0" calcext:value-type="float">
            <text:p>0</text:p>
          </table:table-cell>
          <table:table-cell table:style-name="ce15" table:formula="of:=OFFSET([$actions_combos.E$2];FLOOR(ROW([.F192])/2)-1;0)" office:value-type="float" office:value="0" calcext:value-type="float">
            <text:p>0</text:p>
          </table:table-cell>
          <table:table-cell table:formula="of:=VLOOKUP([.C192];[$keys.$A$2:.$C$200];[.$A192]+1;0)" office:value-type="string" office:string-value="" calcext:value-type="error">
            <text:p>#N/A</text:p>
          </table:table-cell>
          <table:table-cell table:formula="of:=VLOOKUP([.D192];[$keys.$A$2:.$C$200];[.$A192]+1;0)" office:value-type="string" office:string-value="" calcext:value-type="error">
            <text:p>#N/A</text:p>
          </table:table-cell>
          <table:table-cell table:formula="of:=VLOOKUP([.E192];[$keys.$A$2:.$C$200];[.$A192]+1;0)" office:value-type="string" office:string-value="" calcext:value-type="error">
            <text:p>#N/A</text:p>
          </table:table-cell>
          <table:table-cell table:formula="of:=VLOOKUP([.F192];[$keys.$A$2:.$C$200];[.$A192]+1;0)" office:value-type="string" office:string-value="" calcext:value-type="error">
            <text:p>#N/A</text:p>
          </table:table-cell>
          <table:table-cell table:formula="of:=[.C192]&amp;&quot;_&quot;&amp;[.D192]&amp;IF(ISNA([.I192]);&quot;&quot;;&quot;_&quot;&amp;[.E192]&amp;IF(ISNA([.J192]);&quot;&quot;;&quot;_&quot;&amp;[.F192]))&amp;&quot;_&quot;&amp;TEXT([.A192];&quot;0&quot;)" office:value-type="string" office:string-value="0_0_1" calcext:value-type="string">
            <text:p>0_0_1</text:p>
          </table:table-cell>
          <table:table-cell table:formula="of:=[.G192]&amp;&quot;, &quot;&amp;[.H192]&amp;IF(ISNA([.I192]);&quot;&quot;;&quot;, &quot;&amp;[.I192]&amp;IF(ISNA([.J192]);&quot;&quot;;&quot;, &quot;&amp;[.J192]))" office:value-type="string" office:string-value="" calcext:value-type="error">
            <text:p>#N/A</text:p>
          </table:table-cell>
          <table:table-cell table:formula="of:=VLOOKUP([.B192];[$actions.$A$2:.$F$514];5;0)" office:value-type="string" office:string-value="" calcext:value-type="error">
            <text:p>#N/A</text:p>
          </table:table-cell>
          <table:table-cell table:formula="of:=VLOOKUP([.B192];[$actions.$A$2:.$D$514];2;0)" office:value-type="string" office:string-value="" calcext:value-type="error">
            <text:p>#N/A</text:p>
          </table:table-cell>
          <table:table-cell table:formula="of:=VLOOKUP([.B192];[$actions.$A$2:.$D$514];3;0)" office:value-type="string" office:string-value="" calcext:value-type="error">
            <text:p>#N/A</text:p>
          </table:table-cell>
          <table:table-cell table:formula="of:=VLOOKUP([.B192];[$actions.$A$2:.$D$514];4;0)" office:value-type="string" office:string-value="" calcext:value-type="error">
            <text:p>#N/A</text:p>
          </table:table-cell>
          <table:table-cell table:style-name="ce19" table:formula="of:=[.B192]&lt;&gt;0" office:value-type="boolean" office:boolean-value="false" calcext:value-type="boolean">
            <text:p>FALSE</text:p>
          </table:table-cell>
          <table:table-cell table:formula="of:=&quot;const uint16_t PROGMEM &quot;&amp;[.K192]&amp;&quot;_combo[] = {&quot;&amp;[.L192]&amp;&quot;, COMBO_END};&quot;" office:value-type="string" office:string-value="" calcext:value-type="error">
            <text:p>#N/A</text:p>
          </table:table-cell>
          <table:table-cell table:formula="of:=&quot;  COMBO_&quot;&amp;[.K19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92]&amp;&quot;] = COMBO&quot;&amp;IF([.M192]=&quot;key&quot;;&quot;&quot;;&quot;_ACTION&quot;)&amp;&quot;(&quot;&amp;[.K192]&amp;&quot;_combo&quot;&amp;IF([.M192]=&quot;key&quot;;&quot;, &quot;&amp;[.N192];&quot;&quot;)&amp;&quot;),&quot;" office:value-type="string" office:string-value="" calcext:value-type="error">
            <text:p>#N/A</text:p>
          </table:table-cell>
          <table:table-cell table:style-name="ce8" table:formula="of:=IF([.M192]=&quot;macro&quot;;&quot;    case &quot;&amp;&quot;COMBO_&quot;&amp;[.K192]&amp;&quot;: if (p) {&quot;&amp;[.O192]&amp;&quot;} &quot;&amp;IF([.P192]=&quot;&quot;;&quot;&quot;;&quot;else {&quot;&amp;[.P19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3]);2)+1" office:value-type="float" office:value="2" calcext:value-type="float">
            <text:p>2</text:p>
          </table:table-cell>
          <table:table-cell table:style-name="ce8" table:formula="of:=OFFSET([$actions_combos.A$2];FLOOR(ROW([.B193])/2)-1;0)" office:value-type="float" office:value="0" calcext:value-type="float">
            <text:p>0</text:p>
          </table:table-cell>
          <table:table-cell table:style-name="ce15" table:formula="of:=OFFSET([$actions_combos.B$2];FLOOR(ROW([.C193])/2)-1;0)" office:value-type="float" office:value="0" calcext:value-type="float">
            <text:p>0</text:p>
          </table:table-cell>
          <table:table-cell table:style-name="ce15" table:formula="of:=OFFSET([$actions_combos.C$2];FLOOR(ROW([.D193])/2)-1;0)" office:value-type="float" office:value="0" calcext:value-type="float">
            <text:p>0</text:p>
          </table:table-cell>
          <table:table-cell table:style-name="ce15" table:formula="of:=OFFSET([$actions_combos.D$2];FLOOR(ROW([.E193])/2)-1;0)" office:value-type="float" office:value="0" calcext:value-type="float">
            <text:p>0</text:p>
          </table:table-cell>
          <table:table-cell table:style-name="ce15" table:formula="of:=OFFSET([$actions_combos.E$2];FLOOR(ROW([.F193])/2)-1;0)" office:value-type="float" office:value="0" calcext:value-type="float">
            <text:p>0</text:p>
          </table:table-cell>
          <table:table-cell table:formula="of:=VLOOKUP([.C193];[$keys.$A$2:.$C$200];[.$A193]+1;0)" office:value-type="string" office:string-value="" calcext:value-type="error">
            <text:p>#N/A</text:p>
          </table:table-cell>
          <table:table-cell table:formula="of:=VLOOKUP([.D193];[$keys.$A$2:.$C$200];[.$A193]+1;0)" office:value-type="string" office:string-value="" calcext:value-type="error">
            <text:p>#N/A</text:p>
          </table:table-cell>
          <table:table-cell table:formula="of:=VLOOKUP([.E193];[$keys.$A$2:.$C$200];[.$A193]+1;0)" office:value-type="string" office:string-value="" calcext:value-type="error">
            <text:p>#N/A</text:p>
          </table:table-cell>
          <table:table-cell table:formula="of:=VLOOKUP([.F193];[$keys.$A$2:.$C$200];[.$A193]+1;0)" office:value-type="string" office:string-value="" calcext:value-type="error">
            <text:p>#N/A</text:p>
          </table:table-cell>
          <table:table-cell table:formula="of:=[.C193]&amp;&quot;_&quot;&amp;[.D193]&amp;IF(ISNA([.I193]);&quot;&quot;;&quot;_&quot;&amp;[.E193]&amp;IF(ISNA([.J193]);&quot;&quot;;&quot;_&quot;&amp;[.F193]))&amp;&quot;_&quot;&amp;TEXT([.A193];&quot;0&quot;)" office:value-type="string" office:string-value="0_0_2" calcext:value-type="string">
            <text:p>0_0_2</text:p>
          </table:table-cell>
          <table:table-cell table:formula="of:=[.G193]&amp;&quot;, &quot;&amp;[.H193]&amp;IF(ISNA([.I193]);&quot;&quot;;&quot;, &quot;&amp;[.I193]&amp;IF(ISNA([.J193]);&quot;&quot;;&quot;, &quot;&amp;[.J193]))" office:value-type="string" office:string-value="" calcext:value-type="error">
            <text:p>#N/A</text:p>
          </table:table-cell>
          <table:table-cell table:formula="of:=VLOOKUP([.B193];[$actions.$A$2:.$F$514];5;0)" office:value-type="string" office:string-value="" calcext:value-type="error">
            <text:p>#N/A</text:p>
          </table:table-cell>
          <table:table-cell table:formula="of:=VLOOKUP([.B193];[$actions.$A$2:.$D$514];2;0)" office:value-type="string" office:string-value="" calcext:value-type="error">
            <text:p>#N/A</text:p>
          </table:table-cell>
          <table:table-cell table:formula="of:=VLOOKUP([.B193];[$actions.$A$2:.$D$514];3;0)" office:value-type="string" office:string-value="" calcext:value-type="error">
            <text:p>#N/A</text:p>
          </table:table-cell>
          <table:table-cell table:formula="of:=VLOOKUP([.B193];[$actions.$A$2:.$D$514];4;0)" office:value-type="string" office:string-value="" calcext:value-type="error">
            <text:p>#N/A</text:p>
          </table:table-cell>
          <table:table-cell table:style-name="ce19" table:formula="of:=[.B193]&lt;&gt;0" office:value-type="boolean" office:boolean-value="false" calcext:value-type="boolean">
            <text:p>FALSE</text:p>
          </table:table-cell>
          <table:table-cell table:formula="of:=&quot;const uint16_t PROGMEM &quot;&amp;[.K193]&amp;&quot;_combo[] = {&quot;&amp;[.L193]&amp;&quot;, COMBO_END};&quot;" office:value-type="string" office:string-value="" calcext:value-type="error">
            <text:p>#N/A</text:p>
          </table:table-cell>
          <table:table-cell table:formula="of:=&quot;  COMBO_&quot;&amp;[.K19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93]&amp;&quot;] = COMBO&quot;&amp;IF([.M193]=&quot;key&quot;;&quot;&quot;;&quot;_ACTION&quot;)&amp;&quot;(&quot;&amp;[.K193]&amp;&quot;_combo&quot;&amp;IF([.M193]=&quot;key&quot;;&quot;, &quot;&amp;[.N193];&quot;&quot;)&amp;&quot;),&quot;" office:value-type="string" office:string-value="" calcext:value-type="error">
            <text:p>#N/A</text:p>
          </table:table-cell>
          <table:table-cell table:style-name="ce8" table:formula="of:=IF([.M193]=&quot;macro&quot;;&quot;    case &quot;&amp;&quot;COMBO_&quot;&amp;[.K193]&amp;&quot;: if (p) {&quot;&amp;[.O193]&amp;&quot;} &quot;&amp;IF([.P193]=&quot;&quot;;&quot;&quot;;&quot;else {&quot;&amp;[.P19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4]);2)+1" office:value-type="float" office:value="1" calcext:value-type="float">
            <text:p>1</text:p>
          </table:table-cell>
          <table:table-cell table:style-name="ce8" table:formula="of:=OFFSET([$actions_combos.A$2];FLOOR(ROW([.B194])/2)-1;0)" office:value-type="float" office:value="0" calcext:value-type="float">
            <text:p>0</text:p>
          </table:table-cell>
          <table:table-cell table:style-name="ce15" table:formula="of:=OFFSET([$actions_combos.B$2];FLOOR(ROW([.C194])/2)-1;0)" office:value-type="float" office:value="0" calcext:value-type="float">
            <text:p>0</text:p>
          </table:table-cell>
          <table:table-cell table:style-name="ce15" table:formula="of:=OFFSET([$actions_combos.C$2];FLOOR(ROW([.D194])/2)-1;0)" office:value-type="float" office:value="0" calcext:value-type="float">
            <text:p>0</text:p>
          </table:table-cell>
          <table:table-cell table:style-name="ce15" table:formula="of:=OFFSET([$actions_combos.D$2];FLOOR(ROW([.E194])/2)-1;0)" office:value-type="float" office:value="0" calcext:value-type="float">
            <text:p>0</text:p>
          </table:table-cell>
          <table:table-cell table:style-name="ce15" table:formula="of:=OFFSET([$actions_combos.E$2];FLOOR(ROW([.F194])/2)-1;0)" office:value-type="float" office:value="0" calcext:value-type="float">
            <text:p>0</text:p>
          </table:table-cell>
          <table:table-cell table:formula="of:=VLOOKUP([.C194];[$keys.$A$2:.$C$200];[.$A194]+1;0)" office:value-type="string" office:string-value="" calcext:value-type="error">
            <text:p>#N/A</text:p>
          </table:table-cell>
          <table:table-cell table:formula="of:=VLOOKUP([.D194];[$keys.$A$2:.$C$200];[.$A194]+1;0)" office:value-type="string" office:string-value="" calcext:value-type="error">
            <text:p>#N/A</text:p>
          </table:table-cell>
          <table:table-cell table:formula="of:=VLOOKUP([.E194];[$keys.$A$2:.$C$200];[.$A194]+1;0)" office:value-type="string" office:string-value="" calcext:value-type="error">
            <text:p>#N/A</text:p>
          </table:table-cell>
          <table:table-cell table:formula="of:=VLOOKUP([.F194];[$keys.$A$2:.$C$200];[.$A194]+1;0)" office:value-type="string" office:string-value="" calcext:value-type="error">
            <text:p>#N/A</text:p>
          </table:table-cell>
          <table:table-cell table:formula="of:=[.C194]&amp;&quot;_&quot;&amp;[.D194]&amp;IF(ISNA([.I194]);&quot;&quot;;&quot;_&quot;&amp;[.E194]&amp;IF(ISNA([.J194]);&quot;&quot;;&quot;_&quot;&amp;[.F194]))&amp;&quot;_&quot;&amp;TEXT([.A194];&quot;0&quot;)" office:value-type="string" office:string-value="0_0_1" calcext:value-type="string">
            <text:p>0_0_1</text:p>
          </table:table-cell>
          <table:table-cell table:formula="of:=[.G194]&amp;&quot;, &quot;&amp;[.H194]&amp;IF(ISNA([.I194]);&quot;&quot;;&quot;, &quot;&amp;[.I194]&amp;IF(ISNA([.J194]);&quot;&quot;;&quot;, &quot;&amp;[.J194]))" office:value-type="string" office:string-value="" calcext:value-type="error">
            <text:p>#N/A</text:p>
          </table:table-cell>
          <table:table-cell table:formula="of:=VLOOKUP([.B194];[$actions.$A$2:.$F$514];5;0)" office:value-type="string" office:string-value="" calcext:value-type="error">
            <text:p>#N/A</text:p>
          </table:table-cell>
          <table:table-cell table:formula="of:=VLOOKUP([.B194];[$actions.$A$2:.$D$514];2;0)" office:value-type="string" office:string-value="" calcext:value-type="error">
            <text:p>#N/A</text:p>
          </table:table-cell>
          <table:table-cell table:formula="of:=VLOOKUP([.B194];[$actions.$A$2:.$D$514];3;0)" office:value-type="string" office:string-value="" calcext:value-type="error">
            <text:p>#N/A</text:p>
          </table:table-cell>
          <table:table-cell table:formula="of:=VLOOKUP([.B194];[$actions.$A$2:.$D$514];4;0)" office:value-type="string" office:string-value="" calcext:value-type="error">
            <text:p>#N/A</text:p>
          </table:table-cell>
          <table:table-cell table:style-name="ce19" table:formula="of:=[.B194]&lt;&gt;0" office:value-type="boolean" office:boolean-value="false" calcext:value-type="boolean">
            <text:p>FALSE</text:p>
          </table:table-cell>
          <table:table-cell table:formula="of:=&quot;const uint16_t PROGMEM &quot;&amp;[.K194]&amp;&quot;_combo[] = {&quot;&amp;[.L194]&amp;&quot;, COMBO_END};&quot;" office:value-type="string" office:string-value="" calcext:value-type="error">
            <text:p>#N/A</text:p>
          </table:table-cell>
          <table:table-cell table:formula="of:=&quot;  COMBO_&quot;&amp;[.K19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94]&amp;&quot;] = COMBO&quot;&amp;IF([.M194]=&quot;key&quot;;&quot;&quot;;&quot;_ACTION&quot;)&amp;&quot;(&quot;&amp;[.K194]&amp;&quot;_combo&quot;&amp;IF([.M194]=&quot;key&quot;;&quot;, &quot;&amp;[.N194];&quot;&quot;)&amp;&quot;),&quot;" office:value-type="string" office:string-value="" calcext:value-type="error">
            <text:p>#N/A</text:p>
          </table:table-cell>
          <table:table-cell table:style-name="ce8" table:formula="of:=IF([.M194]=&quot;macro&quot;;&quot;    case &quot;&amp;&quot;COMBO_&quot;&amp;[.K194]&amp;&quot;: if (p) {&quot;&amp;[.O194]&amp;&quot;} &quot;&amp;IF([.P194]=&quot;&quot;;&quot;&quot;;&quot;else {&quot;&amp;[.P19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5]);2)+1" office:value-type="float" office:value="2" calcext:value-type="float">
            <text:p>2</text:p>
          </table:table-cell>
          <table:table-cell table:style-name="ce8" table:formula="of:=OFFSET([$actions_combos.A$2];FLOOR(ROW([.B195])/2)-1;0)" office:value-type="float" office:value="0" calcext:value-type="float">
            <text:p>0</text:p>
          </table:table-cell>
          <table:table-cell table:style-name="ce15" table:formula="of:=OFFSET([$actions_combos.B$2];FLOOR(ROW([.C195])/2)-1;0)" office:value-type="float" office:value="0" calcext:value-type="float">
            <text:p>0</text:p>
          </table:table-cell>
          <table:table-cell table:style-name="ce15" table:formula="of:=OFFSET([$actions_combos.C$2];FLOOR(ROW([.D195])/2)-1;0)" office:value-type="float" office:value="0" calcext:value-type="float">
            <text:p>0</text:p>
          </table:table-cell>
          <table:table-cell table:style-name="ce15" table:formula="of:=OFFSET([$actions_combos.D$2];FLOOR(ROW([.E195])/2)-1;0)" office:value-type="float" office:value="0" calcext:value-type="float">
            <text:p>0</text:p>
          </table:table-cell>
          <table:table-cell table:style-name="ce15" table:formula="of:=OFFSET([$actions_combos.E$2];FLOOR(ROW([.F195])/2)-1;0)" office:value-type="float" office:value="0" calcext:value-type="float">
            <text:p>0</text:p>
          </table:table-cell>
          <table:table-cell table:formula="of:=VLOOKUP([.C195];[$keys.$A$2:.$C$200];[.$A195]+1;0)" office:value-type="string" office:string-value="" calcext:value-type="error">
            <text:p>#N/A</text:p>
          </table:table-cell>
          <table:table-cell table:formula="of:=VLOOKUP([.D195];[$keys.$A$2:.$C$200];[.$A195]+1;0)" office:value-type="string" office:string-value="" calcext:value-type="error">
            <text:p>#N/A</text:p>
          </table:table-cell>
          <table:table-cell table:formula="of:=VLOOKUP([.E195];[$keys.$A$2:.$C$200];[.$A195]+1;0)" office:value-type="string" office:string-value="" calcext:value-type="error">
            <text:p>#N/A</text:p>
          </table:table-cell>
          <table:table-cell table:formula="of:=VLOOKUP([.F195];[$keys.$A$2:.$C$200];[.$A195]+1;0)" office:value-type="string" office:string-value="" calcext:value-type="error">
            <text:p>#N/A</text:p>
          </table:table-cell>
          <table:table-cell table:formula="of:=[.C195]&amp;&quot;_&quot;&amp;[.D195]&amp;IF(ISNA([.I195]);&quot;&quot;;&quot;_&quot;&amp;[.E195]&amp;IF(ISNA([.J195]);&quot;&quot;;&quot;_&quot;&amp;[.F195]))&amp;&quot;_&quot;&amp;TEXT([.A195];&quot;0&quot;)" office:value-type="string" office:string-value="0_0_2" calcext:value-type="string">
            <text:p>0_0_2</text:p>
          </table:table-cell>
          <table:table-cell table:formula="of:=[.G195]&amp;&quot;, &quot;&amp;[.H195]&amp;IF(ISNA([.I195]);&quot;&quot;;&quot;, &quot;&amp;[.I195]&amp;IF(ISNA([.J195]);&quot;&quot;;&quot;, &quot;&amp;[.J195]))" office:value-type="string" office:string-value="" calcext:value-type="error">
            <text:p>#N/A</text:p>
          </table:table-cell>
          <table:table-cell table:formula="of:=VLOOKUP([.B195];[$actions.$A$2:.$F$514];5;0)" office:value-type="string" office:string-value="" calcext:value-type="error">
            <text:p>#N/A</text:p>
          </table:table-cell>
          <table:table-cell table:formula="of:=VLOOKUP([.B195];[$actions.$A$2:.$D$514];2;0)" office:value-type="string" office:string-value="" calcext:value-type="error">
            <text:p>#N/A</text:p>
          </table:table-cell>
          <table:table-cell table:formula="of:=VLOOKUP([.B195];[$actions.$A$2:.$D$514];3;0)" office:value-type="string" office:string-value="" calcext:value-type="error">
            <text:p>#N/A</text:p>
          </table:table-cell>
          <table:table-cell table:formula="of:=VLOOKUP([.B195];[$actions.$A$2:.$D$514];4;0)" office:value-type="string" office:string-value="" calcext:value-type="error">
            <text:p>#N/A</text:p>
          </table:table-cell>
          <table:table-cell table:style-name="ce19" table:formula="of:=[.B195]&lt;&gt;0" office:value-type="boolean" office:boolean-value="false" calcext:value-type="boolean">
            <text:p>FALSE</text:p>
          </table:table-cell>
          <table:table-cell table:formula="of:=&quot;const uint16_t PROGMEM &quot;&amp;[.K195]&amp;&quot;_combo[] = {&quot;&amp;[.L195]&amp;&quot;, COMBO_END};&quot;" office:value-type="string" office:string-value="" calcext:value-type="error">
            <text:p>#N/A</text:p>
          </table:table-cell>
          <table:table-cell table:formula="of:=&quot;  COMBO_&quot;&amp;[.K19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95]&amp;&quot;] = COMBO&quot;&amp;IF([.M195]=&quot;key&quot;;&quot;&quot;;&quot;_ACTION&quot;)&amp;&quot;(&quot;&amp;[.K195]&amp;&quot;_combo&quot;&amp;IF([.M195]=&quot;key&quot;;&quot;, &quot;&amp;[.N195];&quot;&quot;)&amp;&quot;),&quot;" office:value-type="string" office:string-value="" calcext:value-type="error">
            <text:p>#N/A</text:p>
          </table:table-cell>
          <table:table-cell table:style-name="ce8" table:formula="of:=IF([.M195]=&quot;macro&quot;;&quot;    case &quot;&amp;&quot;COMBO_&quot;&amp;[.K195]&amp;&quot;: if (p) {&quot;&amp;[.O195]&amp;&quot;} &quot;&amp;IF([.P195]=&quot;&quot;;&quot;&quot;;&quot;else {&quot;&amp;[.P19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6]);2)+1" office:value-type="float" office:value="1" calcext:value-type="float">
            <text:p>1</text:p>
          </table:table-cell>
          <table:table-cell table:style-name="ce8" table:formula="of:=OFFSET([$actions_combos.A$2];FLOOR(ROW([.B196])/2)-1;0)" office:value-type="float" office:value="0" calcext:value-type="float">
            <text:p>0</text:p>
          </table:table-cell>
          <table:table-cell table:style-name="ce15" table:formula="of:=OFFSET([$actions_combos.B$2];FLOOR(ROW([.C196])/2)-1;0)" office:value-type="float" office:value="0" calcext:value-type="float">
            <text:p>0</text:p>
          </table:table-cell>
          <table:table-cell table:style-name="ce15" table:formula="of:=OFFSET([$actions_combos.C$2];FLOOR(ROW([.D196])/2)-1;0)" office:value-type="float" office:value="0" calcext:value-type="float">
            <text:p>0</text:p>
          </table:table-cell>
          <table:table-cell table:style-name="ce15" table:formula="of:=OFFSET([$actions_combos.D$2];FLOOR(ROW([.E196])/2)-1;0)" office:value-type="float" office:value="0" calcext:value-type="float">
            <text:p>0</text:p>
          </table:table-cell>
          <table:table-cell table:style-name="ce15" table:formula="of:=OFFSET([$actions_combos.E$2];FLOOR(ROW([.F196])/2)-1;0)" office:value-type="float" office:value="0" calcext:value-type="float">
            <text:p>0</text:p>
          </table:table-cell>
          <table:table-cell table:formula="of:=VLOOKUP([.C196];[$keys.$A$2:.$C$200];[.$A196]+1;0)" office:value-type="string" office:string-value="" calcext:value-type="error">
            <text:p>#N/A</text:p>
          </table:table-cell>
          <table:table-cell table:formula="of:=VLOOKUP([.D196];[$keys.$A$2:.$C$200];[.$A196]+1;0)" office:value-type="string" office:string-value="" calcext:value-type="error">
            <text:p>#N/A</text:p>
          </table:table-cell>
          <table:table-cell table:formula="of:=VLOOKUP([.E196];[$keys.$A$2:.$C$200];[.$A196]+1;0)" office:value-type="string" office:string-value="" calcext:value-type="error">
            <text:p>#N/A</text:p>
          </table:table-cell>
          <table:table-cell table:formula="of:=VLOOKUP([.F196];[$keys.$A$2:.$C$200];[.$A196]+1;0)" office:value-type="string" office:string-value="" calcext:value-type="error">
            <text:p>#N/A</text:p>
          </table:table-cell>
          <table:table-cell table:formula="of:=[.C196]&amp;&quot;_&quot;&amp;[.D196]&amp;IF(ISNA([.I196]);&quot;&quot;;&quot;_&quot;&amp;[.E196]&amp;IF(ISNA([.J196]);&quot;&quot;;&quot;_&quot;&amp;[.F196]))&amp;&quot;_&quot;&amp;TEXT([.A196];&quot;0&quot;)" office:value-type="string" office:string-value="0_0_1" calcext:value-type="string">
            <text:p>0_0_1</text:p>
          </table:table-cell>
          <table:table-cell table:formula="of:=[.G196]&amp;&quot;, &quot;&amp;[.H196]&amp;IF(ISNA([.I196]);&quot;&quot;;&quot;, &quot;&amp;[.I196]&amp;IF(ISNA([.J196]);&quot;&quot;;&quot;, &quot;&amp;[.J196]))" office:value-type="string" office:string-value="" calcext:value-type="error">
            <text:p>#N/A</text:p>
          </table:table-cell>
          <table:table-cell table:formula="of:=VLOOKUP([.B196];[$actions.$A$2:.$F$514];5;0)" office:value-type="string" office:string-value="" calcext:value-type="error">
            <text:p>#N/A</text:p>
          </table:table-cell>
          <table:table-cell table:formula="of:=VLOOKUP([.B196];[$actions.$A$2:.$D$514];2;0)" office:value-type="string" office:string-value="" calcext:value-type="error">
            <text:p>#N/A</text:p>
          </table:table-cell>
          <table:table-cell table:formula="of:=VLOOKUP([.B196];[$actions.$A$2:.$D$514];3;0)" office:value-type="string" office:string-value="" calcext:value-type="error">
            <text:p>#N/A</text:p>
          </table:table-cell>
          <table:table-cell table:formula="of:=VLOOKUP([.B196];[$actions.$A$2:.$D$514];4;0)" office:value-type="string" office:string-value="" calcext:value-type="error">
            <text:p>#N/A</text:p>
          </table:table-cell>
          <table:table-cell table:style-name="ce19" table:formula="of:=[.B196]&lt;&gt;0" office:value-type="boolean" office:boolean-value="false" calcext:value-type="boolean">
            <text:p>FALSE</text:p>
          </table:table-cell>
          <table:table-cell table:formula="of:=&quot;const uint16_t PROGMEM &quot;&amp;[.K196]&amp;&quot;_combo[] = {&quot;&amp;[.L196]&amp;&quot;, COMBO_END};&quot;" office:value-type="string" office:string-value="" calcext:value-type="error">
            <text:p>#N/A</text:p>
          </table:table-cell>
          <table:table-cell table:formula="of:=&quot;  COMBO_&quot;&amp;[.K19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96]&amp;&quot;] = COMBO&quot;&amp;IF([.M196]=&quot;key&quot;;&quot;&quot;;&quot;_ACTION&quot;)&amp;&quot;(&quot;&amp;[.K196]&amp;&quot;_combo&quot;&amp;IF([.M196]=&quot;key&quot;;&quot;, &quot;&amp;[.N196];&quot;&quot;)&amp;&quot;),&quot;" office:value-type="string" office:string-value="" calcext:value-type="error">
            <text:p>#N/A</text:p>
          </table:table-cell>
          <table:table-cell table:style-name="ce8" table:formula="of:=IF([.M196]=&quot;macro&quot;;&quot;    case &quot;&amp;&quot;COMBO_&quot;&amp;[.K196]&amp;&quot;: if (p) {&quot;&amp;[.O196]&amp;&quot;} &quot;&amp;IF([.P196]=&quot;&quot;;&quot;&quot;;&quot;else {&quot;&amp;[.P19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7]);2)+1" office:value-type="float" office:value="2" calcext:value-type="float">
            <text:p>2</text:p>
          </table:table-cell>
          <table:table-cell table:style-name="ce8" table:formula="of:=OFFSET([$actions_combos.A$2];FLOOR(ROW([.B197])/2)-1;0)" office:value-type="float" office:value="0" calcext:value-type="float">
            <text:p>0</text:p>
          </table:table-cell>
          <table:table-cell table:style-name="ce15" table:formula="of:=OFFSET([$actions_combos.B$2];FLOOR(ROW([.C197])/2)-1;0)" office:value-type="float" office:value="0" calcext:value-type="float">
            <text:p>0</text:p>
          </table:table-cell>
          <table:table-cell table:style-name="ce15" table:formula="of:=OFFSET([$actions_combos.C$2];FLOOR(ROW([.D197])/2)-1;0)" office:value-type="float" office:value="0" calcext:value-type="float">
            <text:p>0</text:p>
          </table:table-cell>
          <table:table-cell table:style-name="ce15" table:formula="of:=OFFSET([$actions_combos.D$2];FLOOR(ROW([.E197])/2)-1;0)" office:value-type="float" office:value="0" calcext:value-type="float">
            <text:p>0</text:p>
          </table:table-cell>
          <table:table-cell table:style-name="ce15" table:formula="of:=OFFSET([$actions_combos.E$2];FLOOR(ROW([.F197])/2)-1;0)" office:value-type="float" office:value="0" calcext:value-type="float">
            <text:p>0</text:p>
          </table:table-cell>
          <table:table-cell table:formula="of:=VLOOKUP([.C197];[$keys.$A$2:.$C$200];[.$A197]+1;0)" office:value-type="string" office:string-value="" calcext:value-type="error">
            <text:p>#N/A</text:p>
          </table:table-cell>
          <table:table-cell table:formula="of:=VLOOKUP([.D197];[$keys.$A$2:.$C$200];[.$A197]+1;0)" office:value-type="string" office:string-value="" calcext:value-type="error">
            <text:p>#N/A</text:p>
          </table:table-cell>
          <table:table-cell table:formula="of:=VLOOKUP([.E197];[$keys.$A$2:.$C$200];[.$A197]+1;0)" office:value-type="string" office:string-value="" calcext:value-type="error">
            <text:p>#N/A</text:p>
          </table:table-cell>
          <table:table-cell table:formula="of:=VLOOKUP([.F197];[$keys.$A$2:.$C$200];[.$A197]+1;0)" office:value-type="string" office:string-value="" calcext:value-type="error">
            <text:p>#N/A</text:p>
          </table:table-cell>
          <table:table-cell table:formula="of:=[.C197]&amp;&quot;_&quot;&amp;[.D197]&amp;IF(ISNA([.I197]);&quot;&quot;;&quot;_&quot;&amp;[.E197]&amp;IF(ISNA([.J197]);&quot;&quot;;&quot;_&quot;&amp;[.F197]))&amp;&quot;_&quot;&amp;TEXT([.A197];&quot;0&quot;)" office:value-type="string" office:string-value="0_0_2" calcext:value-type="string">
            <text:p>0_0_2</text:p>
          </table:table-cell>
          <table:table-cell table:formula="of:=[.G197]&amp;&quot;, &quot;&amp;[.H197]&amp;IF(ISNA([.I197]);&quot;&quot;;&quot;, &quot;&amp;[.I197]&amp;IF(ISNA([.J197]);&quot;&quot;;&quot;, &quot;&amp;[.J197]))" office:value-type="string" office:string-value="" calcext:value-type="error">
            <text:p>#N/A</text:p>
          </table:table-cell>
          <table:table-cell table:formula="of:=VLOOKUP([.B197];[$actions.$A$2:.$F$514];5;0)" office:value-type="string" office:string-value="" calcext:value-type="error">
            <text:p>#N/A</text:p>
          </table:table-cell>
          <table:table-cell table:formula="of:=VLOOKUP([.B197];[$actions.$A$2:.$D$514];2;0)" office:value-type="string" office:string-value="" calcext:value-type="error">
            <text:p>#N/A</text:p>
          </table:table-cell>
          <table:table-cell table:formula="of:=VLOOKUP([.B197];[$actions.$A$2:.$D$514];3;0)" office:value-type="string" office:string-value="" calcext:value-type="error">
            <text:p>#N/A</text:p>
          </table:table-cell>
          <table:table-cell table:formula="of:=VLOOKUP([.B197];[$actions.$A$2:.$D$514];4;0)" office:value-type="string" office:string-value="" calcext:value-type="error">
            <text:p>#N/A</text:p>
          </table:table-cell>
          <table:table-cell table:style-name="ce19" table:formula="of:=[.B197]&lt;&gt;0" office:value-type="boolean" office:boolean-value="false" calcext:value-type="boolean">
            <text:p>FALSE</text:p>
          </table:table-cell>
          <table:table-cell table:formula="of:=&quot;const uint16_t PROGMEM &quot;&amp;[.K197]&amp;&quot;_combo[] = {&quot;&amp;[.L197]&amp;&quot;, COMBO_END};&quot;" office:value-type="string" office:string-value="" calcext:value-type="error">
            <text:p>#N/A</text:p>
          </table:table-cell>
          <table:table-cell table:formula="of:=&quot;  COMBO_&quot;&amp;[.K19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97]&amp;&quot;] = COMBO&quot;&amp;IF([.M197]=&quot;key&quot;;&quot;&quot;;&quot;_ACTION&quot;)&amp;&quot;(&quot;&amp;[.K197]&amp;&quot;_combo&quot;&amp;IF([.M197]=&quot;key&quot;;&quot;, &quot;&amp;[.N197];&quot;&quot;)&amp;&quot;),&quot;" office:value-type="string" office:string-value="" calcext:value-type="error">
            <text:p>#N/A</text:p>
          </table:table-cell>
          <table:table-cell table:style-name="ce8" table:formula="of:=IF([.M197]=&quot;macro&quot;;&quot;    case &quot;&amp;&quot;COMBO_&quot;&amp;[.K197]&amp;&quot;: if (p) {&quot;&amp;[.O197]&amp;&quot;} &quot;&amp;IF([.P197]=&quot;&quot;;&quot;&quot;;&quot;else {&quot;&amp;[.P19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8]);2)+1" office:value-type="float" office:value="1" calcext:value-type="float">
            <text:p>1</text:p>
          </table:table-cell>
          <table:table-cell table:style-name="ce8" table:formula="of:=OFFSET([$actions_combos.A$2];FLOOR(ROW([.B198])/2)-1;0)" office:value-type="float" office:value="0" calcext:value-type="float">
            <text:p>0</text:p>
          </table:table-cell>
          <table:table-cell table:style-name="ce15" table:formula="of:=OFFSET([$actions_combos.B$2];FLOOR(ROW([.C198])/2)-1;0)" office:value-type="float" office:value="0" calcext:value-type="float">
            <text:p>0</text:p>
          </table:table-cell>
          <table:table-cell table:style-name="ce15" table:formula="of:=OFFSET([$actions_combos.C$2];FLOOR(ROW([.D198])/2)-1;0)" office:value-type="float" office:value="0" calcext:value-type="float">
            <text:p>0</text:p>
          </table:table-cell>
          <table:table-cell table:style-name="ce15" table:formula="of:=OFFSET([$actions_combos.D$2];FLOOR(ROW([.E198])/2)-1;0)" office:value-type="float" office:value="0" calcext:value-type="float">
            <text:p>0</text:p>
          </table:table-cell>
          <table:table-cell table:style-name="ce15" table:formula="of:=OFFSET([$actions_combos.E$2];FLOOR(ROW([.F198])/2)-1;0)" office:value-type="float" office:value="0" calcext:value-type="float">
            <text:p>0</text:p>
          </table:table-cell>
          <table:table-cell table:formula="of:=VLOOKUP([.C198];[$keys.$A$2:.$C$200];[.$A198]+1;0)" office:value-type="string" office:string-value="" calcext:value-type="error">
            <text:p>#N/A</text:p>
          </table:table-cell>
          <table:table-cell table:formula="of:=VLOOKUP([.D198];[$keys.$A$2:.$C$200];[.$A198]+1;0)" office:value-type="string" office:string-value="" calcext:value-type="error">
            <text:p>#N/A</text:p>
          </table:table-cell>
          <table:table-cell table:formula="of:=VLOOKUP([.E198];[$keys.$A$2:.$C$200];[.$A198]+1;0)" office:value-type="string" office:string-value="" calcext:value-type="error">
            <text:p>#N/A</text:p>
          </table:table-cell>
          <table:table-cell table:formula="of:=VLOOKUP([.F198];[$keys.$A$2:.$C$200];[.$A198]+1;0)" office:value-type="string" office:string-value="" calcext:value-type="error">
            <text:p>#N/A</text:p>
          </table:table-cell>
          <table:table-cell table:formula="of:=[.C198]&amp;&quot;_&quot;&amp;[.D198]&amp;IF(ISNA([.I198]);&quot;&quot;;&quot;_&quot;&amp;[.E198]&amp;IF(ISNA([.J198]);&quot;&quot;;&quot;_&quot;&amp;[.F198]))&amp;&quot;_&quot;&amp;TEXT([.A198];&quot;0&quot;)" office:value-type="string" office:string-value="0_0_1" calcext:value-type="string">
            <text:p>0_0_1</text:p>
          </table:table-cell>
          <table:table-cell table:formula="of:=[.G198]&amp;&quot;, &quot;&amp;[.H198]&amp;IF(ISNA([.I198]);&quot;&quot;;&quot;, &quot;&amp;[.I198]&amp;IF(ISNA([.J198]);&quot;&quot;;&quot;, &quot;&amp;[.J198]))" office:value-type="string" office:string-value="" calcext:value-type="error">
            <text:p>#N/A</text:p>
          </table:table-cell>
          <table:table-cell table:formula="of:=VLOOKUP([.B198];[$actions.$A$2:.$F$514];5;0)" office:value-type="string" office:string-value="" calcext:value-type="error">
            <text:p>#N/A</text:p>
          </table:table-cell>
          <table:table-cell table:formula="of:=VLOOKUP([.B198];[$actions.$A$2:.$D$514];2;0)" office:value-type="string" office:string-value="" calcext:value-type="error">
            <text:p>#N/A</text:p>
          </table:table-cell>
          <table:table-cell table:formula="of:=VLOOKUP([.B198];[$actions.$A$2:.$D$514];3;0)" office:value-type="string" office:string-value="" calcext:value-type="error">
            <text:p>#N/A</text:p>
          </table:table-cell>
          <table:table-cell table:formula="of:=VLOOKUP([.B198];[$actions.$A$2:.$D$514];4;0)" office:value-type="string" office:string-value="" calcext:value-type="error">
            <text:p>#N/A</text:p>
          </table:table-cell>
          <table:table-cell table:style-name="ce19" table:formula="of:=[.B198]&lt;&gt;0" office:value-type="boolean" office:boolean-value="false" calcext:value-type="boolean">
            <text:p>FALSE</text:p>
          </table:table-cell>
          <table:table-cell table:formula="of:=&quot;const uint16_t PROGMEM &quot;&amp;[.K198]&amp;&quot;_combo[] = {&quot;&amp;[.L198]&amp;&quot;, COMBO_END};&quot;" office:value-type="string" office:string-value="" calcext:value-type="error">
            <text:p>#N/A</text:p>
          </table:table-cell>
          <table:table-cell table:formula="of:=&quot;  COMBO_&quot;&amp;[.K19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98]&amp;&quot;] = COMBO&quot;&amp;IF([.M198]=&quot;key&quot;;&quot;&quot;;&quot;_ACTION&quot;)&amp;&quot;(&quot;&amp;[.K198]&amp;&quot;_combo&quot;&amp;IF([.M198]=&quot;key&quot;;&quot;, &quot;&amp;[.N198];&quot;&quot;)&amp;&quot;),&quot;" office:value-type="string" office:string-value="" calcext:value-type="error">
            <text:p>#N/A</text:p>
          </table:table-cell>
          <table:table-cell table:style-name="ce8" table:formula="of:=IF([.M198]=&quot;macro&quot;;&quot;    case &quot;&amp;&quot;COMBO_&quot;&amp;[.K198]&amp;&quot;: if (p) {&quot;&amp;[.O198]&amp;&quot;} &quot;&amp;IF([.P198]=&quot;&quot;;&quot;&quot;;&quot;else {&quot;&amp;[.P19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9]);2)+1" office:value-type="float" office:value="2" calcext:value-type="float">
            <text:p>2</text:p>
          </table:table-cell>
          <table:table-cell table:style-name="ce8" table:formula="of:=OFFSET([$actions_combos.A$2];FLOOR(ROW([.B199])/2)-1;0)" office:value-type="float" office:value="0" calcext:value-type="float">
            <text:p>0</text:p>
          </table:table-cell>
          <table:table-cell table:style-name="ce15" table:formula="of:=OFFSET([$actions_combos.B$2];FLOOR(ROW([.C199])/2)-1;0)" office:value-type="float" office:value="0" calcext:value-type="float">
            <text:p>0</text:p>
          </table:table-cell>
          <table:table-cell table:style-name="ce15" table:formula="of:=OFFSET([$actions_combos.C$2];FLOOR(ROW([.D199])/2)-1;0)" office:value-type="float" office:value="0" calcext:value-type="float">
            <text:p>0</text:p>
          </table:table-cell>
          <table:table-cell table:style-name="ce15" table:formula="of:=OFFSET([$actions_combos.D$2];FLOOR(ROW([.E199])/2)-1;0)" office:value-type="float" office:value="0" calcext:value-type="float">
            <text:p>0</text:p>
          </table:table-cell>
          <table:table-cell table:style-name="ce15" table:formula="of:=OFFSET([$actions_combos.E$2];FLOOR(ROW([.F199])/2)-1;0)" office:value-type="float" office:value="0" calcext:value-type="float">
            <text:p>0</text:p>
          </table:table-cell>
          <table:table-cell table:formula="of:=VLOOKUP([.C199];[$keys.$A$2:.$C$200];[.$A199]+1;0)" office:value-type="string" office:string-value="" calcext:value-type="error">
            <text:p>#N/A</text:p>
          </table:table-cell>
          <table:table-cell table:formula="of:=VLOOKUP([.D199];[$keys.$A$2:.$C$200];[.$A199]+1;0)" office:value-type="string" office:string-value="" calcext:value-type="error">
            <text:p>#N/A</text:p>
          </table:table-cell>
          <table:table-cell table:formula="of:=VLOOKUP([.E199];[$keys.$A$2:.$C$200];[.$A199]+1;0)" office:value-type="string" office:string-value="" calcext:value-type="error">
            <text:p>#N/A</text:p>
          </table:table-cell>
          <table:table-cell table:formula="of:=VLOOKUP([.F199];[$keys.$A$2:.$C$200];[.$A199]+1;0)" office:value-type="string" office:string-value="" calcext:value-type="error">
            <text:p>#N/A</text:p>
          </table:table-cell>
          <table:table-cell table:formula="of:=[.C199]&amp;&quot;_&quot;&amp;[.D199]&amp;IF(ISNA([.I199]);&quot;&quot;;&quot;_&quot;&amp;[.E199]&amp;IF(ISNA([.J199]);&quot;&quot;;&quot;_&quot;&amp;[.F199]))&amp;&quot;_&quot;&amp;TEXT([.A199];&quot;0&quot;)" office:value-type="string" office:string-value="0_0_2" calcext:value-type="string">
            <text:p>0_0_2</text:p>
          </table:table-cell>
          <table:table-cell table:formula="of:=[.G199]&amp;&quot;, &quot;&amp;[.H199]&amp;IF(ISNA([.I199]);&quot;&quot;;&quot;, &quot;&amp;[.I199]&amp;IF(ISNA([.J199]);&quot;&quot;;&quot;, &quot;&amp;[.J199]))" office:value-type="string" office:string-value="" calcext:value-type="error">
            <text:p>#N/A</text:p>
          </table:table-cell>
          <table:table-cell table:formula="of:=VLOOKUP([.B199];[$actions.$A$2:.$F$514];5;0)" office:value-type="string" office:string-value="" calcext:value-type="error">
            <text:p>#N/A</text:p>
          </table:table-cell>
          <table:table-cell table:formula="of:=VLOOKUP([.B199];[$actions.$A$2:.$D$514];2;0)" office:value-type="string" office:string-value="" calcext:value-type="error">
            <text:p>#N/A</text:p>
          </table:table-cell>
          <table:table-cell table:formula="of:=VLOOKUP([.B199];[$actions.$A$2:.$D$514];3;0)" office:value-type="string" office:string-value="" calcext:value-type="error">
            <text:p>#N/A</text:p>
          </table:table-cell>
          <table:table-cell table:formula="of:=VLOOKUP([.B199];[$actions.$A$2:.$D$514];4;0)" office:value-type="string" office:string-value="" calcext:value-type="error">
            <text:p>#N/A</text:p>
          </table:table-cell>
          <table:table-cell table:style-name="ce19" table:formula="of:=[.B199]&lt;&gt;0" office:value-type="boolean" office:boolean-value="false" calcext:value-type="boolean">
            <text:p>FALSE</text:p>
          </table:table-cell>
          <table:table-cell table:formula="of:=&quot;const uint16_t PROGMEM &quot;&amp;[.K199]&amp;&quot;_combo[] = {&quot;&amp;[.L199]&amp;&quot;, COMBO_END};&quot;" office:value-type="string" office:string-value="" calcext:value-type="error">
            <text:p>#N/A</text:p>
          </table:table-cell>
          <table:table-cell table:formula="of:=&quot;  COMBO_&quot;&amp;[.K19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99]&amp;&quot;] = COMBO&quot;&amp;IF([.M199]=&quot;key&quot;;&quot;&quot;;&quot;_ACTION&quot;)&amp;&quot;(&quot;&amp;[.K199]&amp;&quot;_combo&quot;&amp;IF([.M199]=&quot;key&quot;;&quot;, &quot;&amp;[.N199];&quot;&quot;)&amp;&quot;),&quot;" office:value-type="string" office:string-value="" calcext:value-type="error">
            <text:p>#N/A</text:p>
          </table:table-cell>
          <table:table-cell table:style-name="ce8" table:formula="of:=IF([.M199]=&quot;macro&quot;;&quot;    case &quot;&amp;&quot;COMBO_&quot;&amp;[.K199]&amp;&quot;: if (p) {&quot;&amp;[.O199]&amp;&quot;} &quot;&amp;IF([.P199]=&quot;&quot;;&quot;&quot;;&quot;else {&quot;&amp;[.P19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0]);2)+1" office:value-type="float" office:value="1" calcext:value-type="float">
            <text:p>1</text:p>
          </table:table-cell>
          <table:table-cell table:style-name="ce8" table:formula="of:=OFFSET([$actions_combos.A$2];FLOOR(ROW([.B200])/2)-1;0)" office:value-type="float" office:value="0" calcext:value-type="float">
            <text:p>0</text:p>
          </table:table-cell>
          <table:table-cell table:style-name="ce15" table:formula="of:=OFFSET([$actions_combos.B$2];FLOOR(ROW([.C200])/2)-1;0)" office:value-type="float" office:value="0" calcext:value-type="float">
            <text:p>0</text:p>
          </table:table-cell>
          <table:table-cell table:style-name="ce15" table:formula="of:=OFFSET([$actions_combos.C$2];FLOOR(ROW([.D200])/2)-1;0)" office:value-type="float" office:value="0" calcext:value-type="float">
            <text:p>0</text:p>
          </table:table-cell>
          <table:table-cell table:style-name="ce15" table:formula="of:=OFFSET([$actions_combos.D$2];FLOOR(ROW([.E200])/2)-1;0)" office:value-type="float" office:value="0" calcext:value-type="float">
            <text:p>0</text:p>
          </table:table-cell>
          <table:table-cell table:style-name="ce15" table:formula="of:=OFFSET([$actions_combos.E$2];FLOOR(ROW([.F200])/2)-1;0)" office:value-type="float" office:value="0" calcext:value-type="float">
            <text:p>0</text:p>
          </table:table-cell>
          <table:table-cell table:formula="of:=VLOOKUP([.C200];[$keys.$A$2:.$C$200];[.$A200]+1;0)" office:value-type="string" office:string-value="" calcext:value-type="error">
            <text:p>#N/A</text:p>
          </table:table-cell>
          <table:table-cell table:formula="of:=VLOOKUP([.D200];[$keys.$A$2:.$C$200];[.$A200]+1;0)" office:value-type="string" office:string-value="" calcext:value-type="error">
            <text:p>#N/A</text:p>
          </table:table-cell>
          <table:table-cell table:formula="of:=VLOOKUP([.E200];[$keys.$A$2:.$C$200];[.$A200]+1;0)" office:value-type="string" office:string-value="" calcext:value-type="error">
            <text:p>#N/A</text:p>
          </table:table-cell>
          <table:table-cell table:formula="of:=VLOOKUP([.F200];[$keys.$A$2:.$C$200];[.$A200]+1;0)" office:value-type="string" office:string-value="" calcext:value-type="error">
            <text:p>#N/A</text:p>
          </table:table-cell>
          <table:table-cell table:formula="of:=[.C200]&amp;&quot;_&quot;&amp;[.D200]&amp;IF(ISNA([.I200]);&quot;&quot;;&quot;_&quot;&amp;[.E200]&amp;IF(ISNA([.J200]);&quot;&quot;;&quot;_&quot;&amp;[.F200]))&amp;&quot;_&quot;&amp;TEXT([.A200];&quot;0&quot;)" office:value-type="string" office:string-value="0_0_1" calcext:value-type="string">
            <text:p>0_0_1</text:p>
          </table:table-cell>
          <table:table-cell table:formula="of:=[.G200]&amp;&quot;, &quot;&amp;[.H200]&amp;IF(ISNA([.I200]);&quot;&quot;;&quot;, &quot;&amp;[.I200]&amp;IF(ISNA([.J200]);&quot;&quot;;&quot;, &quot;&amp;[.J200]))" office:value-type="string" office:string-value="" calcext:value-type="error">
            <text:p>#N/A</text:p>
          </table:table-cell>
          <table:table-cell table:formula="of:=VLOOKUP([.B200];[$actions.$A$2:.$F$514];5;0)" office:value-type="string" office:string-value="" calcext:value-type="error">
            <text:p>#N/A</text:p>
          </table:table-cell>
          <table:table-cell table:formula="of:=VLOOKUP([.B200];[$actions.$A$2:.$D$514];2;0)" office:value-type="string" office:string-value="" calcext:value-type="error">
            <text:p>#N/A</text:p>
          </table:table-cell>
          <table:table-cell table:formula="of:=VLOOKUP([.B200];[$actions.$A$2:.$D$514];3;0)" office:value-type="string" office:string-value="" calcext:value-type="error">
            <text:p>#N/A</text:p>
          </table:table-cell>
          <table:table-cell table:formula="of:=VLOOKUP([.B200];[$actions.$A$2:.$D$514];4;0)" office:value-type="string" office:string-value="" calcext:value-type="error">
            <text:p>#N/A</text:p>
          </table:table-cell>
          <table:table-cell table:style-name="ce19" table:formula="of:=[.B200]&lt;&gt;0" office:value-type="boolean" office:boolean-value="false" calcext:value-type="boolean">
            <text:p>FALSE</text:p>
          </table:table-cell>
          <table:table-cell table:formula="of:=&quot;const uint16_t PROGMEM &quot;&amp;[.K200]&amp;&quot;_combo[] = {&quot;&amp;[.L200]&amp;&quot;, COMBO_END};&quot;" office:value-type="string" office:string-value="" calcext:value-type="error">
            <text:p>#N/A</text:p>
          </table:table-cell>
          <table:table-cell table:formula="of:=&quot;  COMBO_&quot;&amp;[.K20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00]&amp;&quot;] = COMBO&quot;&amp;IF([.M200]=&quot;key&quot;;&quot;&quot;;&quot;_ACTION&quot;)&amp;&quot;(&quot;&amp;[.K200]&amp;&quot;_combo&quot;&amp;IF([.M200]=&quot;key&quot;;&quot;, &quot;&amp;[.N200];&quot;&quot;)&amp;&quot;),&quot;" office:value-type="string" office:string-value="" calcext:value-type="error">
            <text:p>#N/A</text:p>
          </table:table-cell>
          <table:table-cell table:style-name="ce8" table:formula="of:=IF([.M200]=&quot;macro&quot;;&quot;    case &quot;&amp;&quot;COMBO_&quot;&amp;[.K200]&amp;&quot;: if (p) {&quot;&amp;[.O200]&amp;&quot;} &quot;&amp;IF([.P200]=&quot;&quot;;&quot;&quot;;&quot;else {&quot;&amp;[.P20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1]);2)+1" office:value-type="float" office:value="2" calcext:value-type="float">
            <text:p>2</text:p>
          </table:table-cell>
          <table:table-cell table:style-name="ce8" table:formula="of:=OFFSET([$actions_combos.A$2];FLOOR(ROW([.B201])/2)-1;0)" office:value-type="float" office:value="0" calcext:value-type="float">
            <text:p>0</text:p>
          </table:table-cell>
          <table:table-cell table:style-name="ce15" table:formula="of:=OFFSET([$actions_combos.B$2];FLOOR(ROW([.C201])/2)-1;0)" office:value-type="float" office:value="0" calcext:value-type="float">
            <text:p>0</text:p>
          </table:table-cell>
          <table:table-cell table:style-name="ce15" table:formula="of:=OFFSET([$actions_combos.C$2];FLOOR(ROW([.D201])/2)-1;0)" office:value-type="float" office:value="0" calcext:value-type="float">
            <text:p>0</text:p>
          </table:table-cell>
          <table:table-cell table:style-name="ce15" table:formula="of:=OFFSET([$actions_combos.D$2];FLOOR(ROW([.E201])/2)-1;0)" office:value-type="float" office:value="0" calcext:value-type="float">
            <text:p>0</text:p>
          </table:table-cell>
          <table:table-cell table:style-name="ce15" table:formula="of:=OFFSET([$actions_combos.E$2];FLOOR(ROW([.F201])/2)-1;0)" office:value-type="float" office:value="0" calcext:value-type="float">
            <text:p>0</text:p>
          </table:table-cell>
          <table:table-cell table:formula="of:=VLOOKUP([.C201];[$keys.$A$2:.$C$200];[.$A201]+1;0)" office:value-type="string" office:string-value="" calcext:value-type="error">
            <text:p>#N/A</text:p>
          </table:table-cell>
          <table:table-cell table:formula="of:=VLOOKUP([.D201];[$keys.$A$2:.$C$200];[.$A201]+1;0)" office:value-type="string" office:string-value="" calcext:value-type="error">
            <text:p>#N/A</text:p>
          </table:table-cell>
          <table:table-cell table:formula="of:=VLOOKUP([.E201];[$keys.$A$2:.$C$200];[.$A201]+1;0)" office:value-type="string" office:string-value="" calcext:value-type="error">
            <text:p>#N/A</text:p>
          </table:table-cell>
          <table:table-cell table:formula="of:=VLOOKUP([.F201];[$keys.$A$2:.$C$200];[.$A201]+1;0)" office:value-type="string" office:string-value="" calcext:value-type="error">
            <text:p>#N/A</text:p>
          </table:table-cell>
          <table:table-cell table:formula="of:=[.C201]&amp;&quot;_&quot;&amp;[.D201]&amp;IF(ISNA([.I201]);&quot;&quot;;&quot;_&quot;&amp;[.E201]&amp;IF(ISNA([.J201]);&quot;&quot;;&quot;_&quot;&amp;[.F201]))&amp;&quot;_&quot;&amp;TEXT([.A201];&quot;0&quot;)" office:value-type="string" office:string-value="0_0_2" calcext:value-type="string">
            <text:p>0_0_2</text:p>
          </table:table-cell>
          <table:table-cell table:formula="of:=[.G201]&amp;&quot;, &quot;&amp;[.H201]&amp;IF(ISNA([.I201]);&quot;&quot;;&quot;, &quot;&amp;[.I201]&amp;IF(ISNA([.J201]);&quot;&quot;;&quot;, &quot;&amp;[.J201]))" office:value-type="string" office:string-value="" calcext:value-type="error">
            <text:p>#N/A</text:p>
          </table:table-cell>
          <table:table-cell table:formula="of:=VLOOKUP([.B201];[$actions.$A$2:.$F$514];5;0)" office:value-type="string" office:string-value="" calcext:value-type="error">
            <text:p>#N/A</text:p>
          </table:table-cell>
          <table:table-cell table:formula="of:=VLOOKUP([.B201];[$actions.$A$2:.$D$514];2;0)" office:value-type="string" office:string-value="" calcext:value-type="error">
            <text:p>#N/A</text:p>
          </table:table-cell>
          <table:table-cell table:formula="of:=VLOOKUP([.B201];[$actions.$A$2:.$D$514];3;0)" office:value-type="string" office:string-value="" calcext:value-type="error">
            <text:p>#N/A</text:p>
          </table:table-cell>
          <table:table-cell table:formula="of:=VLOOKUP([.B201];[$actions.$A$2:.$D$514];4;0)" office:value-type="string" office:string-value="" calcext:value-type="error">
            <text:p>#N/A</text:p>
          </table:table-cell>
          <table:table-cell table:style-name="ce19" table:formula="of:=[.B201]&lt;&gt;0" office:value-type="boolean" office:boolean-value="false" calcext:value-type="boolean">
            <text:p>FALSE</text:p>
          </table:table-cell>
          <table:table-cell table:formula="of:=&quot;const uint16_t PROGMEM &quot;&amp;[.K201]&amp;&quot;_combo[] = {&quot;&amp;[.L201]&amp;&quot;, COMBO_END};&quot;" office:value-type="string" office:string-value="" calcext:value-type="error">
            <text:p>#N/A</text:p>
          </table:table-cell>
          <table:table-cell table:formula="of:=&quot;  COMBO_&quot;&amp;[.K20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01]&amp;&quot;] = COMBO&quot;&amp;IF([.M201]=&quot;key&quot;;&quot;&quot;;&quot;_ACTION&quot;)&amp;&quot;(&quot;&amp;[.K201]&amp;&quot;_combo&quot;&amp;IF([.M201]=&quot;key&quot;;&quot;, &quot;&amp;[.N201];&quot;&quot;)&amp;&quot;),&quot;" office:value-type="string" office:string-value="" calcext:value-type="error">
            <text:p>#N/A</text:p>
          </table:table-cell>
          <table:table-cell table:style-name="ce8" table:formula="of:=IF([.M201]=&quot;macro&quot;;&quot;    case &quot;&amp;&quot;COMBO_&quot;&amp;[.K201]&amp;&quot;: if (p) {&quot;&amp;[.O201]&amp;&quot;} &quot;&amp;IF([.P201]=&quot;&quot;;&quot;&quot;;&quot;else {&quot;&amp;[.P20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2]);2)+1" office:value-type="float" office:value="1" calcext:value-type="float">
            <text:p>1</text:p>
          </table:table-cell>
          <table:table-cell table:style-name="ce8" table:formula="of:=OFFSET([$actions_combos.A$2];FLOOR(ROW([.B202])/2)-1;0)" office:value-type="float" office:value="0" calcext:value-type="float">
            <text:p>0</text:p>
          </table:table-cell>
          <table:table-cell table:style-name="ce15" table:formula="of:=OFFSET([$actions_combos.B$2];FLOOR(ROW([.C202])/2)-1;0)" office:value-type="float" office:value="0" calcext:value-type="float">
            <text:p>0</text:p>
          </table:table-cell>
          <table:table-cell table:style-name="ce15" table:formula="of:=OFFSET([$actions_combos.C$2];FLOOR(ROW([.D202])/2)-1;0)" office:value-type="float" office:value="0" calcext:value-type="float">
            <text:p>0</text:p>
          </table:table-cell>
          <table:table-cell table:style-name="ce15" table:formula="of:=OFFSET([$actions_combos.D$2];FLOOR(ROW([.E202])/2)-1;0)" office:value-type="float" office:value="0" calcext:value-type="float">
            <text:p>0</text:p>
          </table:table-cell>
          <table:table-cell table:style-name="ce15" table:formula="of:=OFFSET([$actions_combos.E$2];FLOOR(ROW([.F202])/2)-1;0)" office:value-type="float" office:value="0" calcext:value-type="float">
            <text:p>0</text:p>
          </table:table-cell>
          <table:table-cell table:formula="of:=VLOOKUP([.C202];[$keys.$A$2:.$C$200];[.$A202]+1;0)" office:value-type="string" office:string-value="" calcext:value-type="error">
            <text:p>#N/A</text:p>
          </table:table-cell>
          <table:table-cell table:formula="of:=VLOOKUP([.D202];[$keys.$A$2:.$C$200];[.$A202]+1;0)" office:value-type="string" office:string-value="" calcext:value-type="error">
            <text:p>#N/A</text:p>
          </table:table-cell>
          <table:table-cell table:formula="of:=VLOOKUP([.E202];[$keys.$A$2:.$C$200];[.$A202]+1;0)" office:value-type="string" office:string-value="" calcext:value-type="error">
            <text:p>#N/A</text:p>
          </table:table-cell>
          <table:table-cell table:formula="of:=VLOOKUP([.F202];[$keys.$A$2:.$C$200];[.$A202]+1;0)" office:value-type="string" office:string-value="" calcext:value-type="error">
            <text:p>#N/A</text:p>
          </table:table-cell>
          <table:table-cell table:formula="of:=[.C202]&amp;&quot;_&quot;&amp;[.D202]&amp;IF(ISNA([.I202]);&quot;&quot;;&quot;_&quot;&amp;[.E202]&amp;IF(ISNA([.J202]);&quot;&quot;;&quot;_&quot;&amp;[.F202]))&amp;&quot;_&quot;&amp;TEXT([.A202];&quot;0&quot;)" office:value-type="string" office:string-value="0_0_1" calcext:value-type="string">
            <text:p>0_0_1</text:p>
          </table:table-cell>
          <table:table-cell table:formula="of:=[.G202]&amp;&quot;, &quot;&amp;[.H202]&amp;IF(ISNA([.I202]);&quot;&quot;;&quot;, &quot;&amp;[.I202]&amp;IF(ISNA([.J202]);&quot;&quot;;&quot;, &quot;&amp;[.J202]))" office:value-type="string" office:string-value="" calcext:value-type="error">
            <text:p>#N/A</text:p>
          </table:table-cell>
          <table:table-cell table:formula="of:=VLOOKUP([.B202];[$actions.$A$2:.$F$514];5;0)" office:value-type="string" office:string-value="" calcext:value-type="error">
            <text:p>#N/A</text:p>
          </table:table-cell>
          <table:table-cell table:formula="of:=VLOOKUP([.B202];[$actions.$A$2:.$D$514];2;0)" office:value-type="string" office:string-value="" calcext:value-type="error">
            <text:p>#N/A</text:p>
          </table:table-cell>
          <table:table-cell table:formula="of:=VLOOKUP([.B202];[$actions.$A$2:.$D$514];3;0)" office:value-type="string" office:string-value="" calcext:value-type="error">
            <text:p>#N/A</text:p>
          </table:table-cell>
          <table:table-cell table:formula="of:=VLOOKUP([.B202];[$actions.$A$2:.$D$514];4;0)" office:value-type="string" office:string-value="" calcext:value-type="error">
            <text:p>#N/A</text:p>
          </table:table-cell>
          <table:table-cell table:style-name="ce19" table:formula="of:=[.B202]&lt;&gt;0" office:value-type="boolean" office:boolean-value="false" calcext:value-type="boolean">
            <text:p>FALSE</text:p>
          </table:table-cell>
          <table:table-cell table:formula="of:=&quot;const uint16_t PROGMEM &quot;&amp;[.K202]&amp;&quot;_combo[] = {&quot;&amp;[.L202]&amp;&quot;, COMBO_END};&quot;" office:value-type="string" office:string-value="" calcext:value-type="error">
            <text:p>#N/A</text:p>
          </table:table-cell>
          <table:table-cell table:formula="of:=&quot;  COMBO_&quot;&amp;[.K20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02]&amp;&quot;] = COMBO&quot;&amp;IF([.M202]=&quot;key&quot;;&quot;&quot;;&quot;_ACTION&quot;)&amp;&quot;(&quot;&amp;[.K202]&amp;&quot;_combo&quot;&amp;IF([.M202]=&quot;key&quot;;&quot;, &quot;&amp;[.N202];&quot;&quot;)&amp;&quot;),&quot;" office:value-type="string" office:string-value="" calcext:value-type="error">
            <text:p>#N/A</text:p>
          </table:table-cell>
          <table:table-cell table:style-name="ce8" table:formula="of:=IF([.M202]=&quot;macro&quot;;&quot;    case &quot;&amp;&quot;COMBO_&quot;&amp;[.K202]&amp;&quot;: if (p) {&quot;&amp;[.O202]&amp;&quot;} &quot;&amp;IF([.P202]=&quot;&quot;;&quot;&quot;;&quot;else {&quot;&amp;[.P20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3]);2)+1" office:value-type="float" office:value="2" calcext:value-type="float">
            <text:p>2</text:p>
          </table:table-cell>
          <table:table-cell table:style-name="ce8" table:formula="of:=OFFSET([$actions_combos.A$2];FLOOR(ROW([.B203])/2)-1;0)" office:value-type="float" office:value="0" calcext:value-type="float">
            <text:p>0</text:p>
          </table:table-cell>
          <table:table-cell table:style-name="ce15" table:formula="of:=OFFSET([$actions_combos.B$2];FLOOR(ROW([.C203])/2)-1;0)" office:value-type="float" office:value="0" calcext:value-type="float">
            <text:p>0</text:p>
          </table:table-cell>
          <table:table-cell table:style-name="ce15" table:formula="of:=OFFSET([$actions_combos.C$2];FLOOR(ROW([.D203])/2)-1;0)" office:value-type="float" office:value="0" calcext:value-type="float">
            <text:p>0</text:p>
          </table:table-cell>
          <table:table-cell table:style-name="ce15" table:formula="of:=OFFSET([$actions_combos.D$2];FLOOR(ROW([.E203])/2)-1;0)" office:value-type="float" office:value="0" calcext:value-type="float">
            <text:p>0</text:p>
          </table:table-cell>
          <table:table-cell table:style-name="ce15" table:formula="of:=OFFSET([$actions_combos.E$2];FLOOR(ROW([.F203])/2)-1;0)" office:value-type="float" office:value="0" calcext:value-type="float">
            <text:p>0</text:p>
          </table:table-cell>
          <table:table-cell table:formula="of:=VLOOKUP([.C203];[$keys.$A$2:.$C$200];[.$A203]+1;0)" office:value-type="string" office:string-value="" calcext:value-type="error">
            <text:p>#N/A</text:p>
          </table:table-cell>
          <table:table-cell table:formula="of:=VLOOKUP([.D203];[$keys.$A$2:.$C$200];[.$A203]+1;0)" office:value-type="string" office:string-value="" calcext:value-type="error">
            <text:p>#N/A</text:p>
          </table:table-cell>
          <table:table-cell table:formula="of:=VLOOKUP([.E203];[$keys.$A$2:.$C$200];[.$A203]+1;0)" office:value-type="string" office:string-value="" calcext:value-type="error">
            <text:p>#N/A</text:p>
          </table:table-cell>
          <table:table-cell table:formula="of:=VLOOKUP([.F203];[$keys.$A$2:.$C$200];[.$A203]+1;0)" office:value-type="string" office:string-value="" calcext:value-type="error">
            <text:p>#N/A</text:p>
          </table:table-cell>
          <table:table-cell table:formula="of:=[.C203]&amp;&quot;_&quot;&amp;[.D203]&amp;IF(ISNA([.I203]);&quot;&quot;;&quot;_&quot;&amp;[.E203]&amp;IF(ISNA([.J203]);&quot;&quot;;&quot;_&quot;&amp;[.F203]))&amp;&quot;_&quot;&amp;TEXT([.A203];&quot;0&quot;)" office:value-type="string" office:string-value="0_0_2" calcext:value-type="string">
            <text:p>0_0_2</text:p>
          </table:table-cell>
          <table:table-cell table:formula="of:=[.G203]&amp;&quot;, &quot;&amp;[.H203]&amp;IF(ISNA([.I203]);&quot;&quot;;&quot;, &quot;&amp;[.I203]&amp;IF(ISNA([.J203]);&quot;&quot;;&quot;, &quot;&amp;[.J203]))" office:value-type="string" office:string-value="" calcext:value-type="error">
            <text:p>#N/A</text:p>
          </table:table-cell>
          <table:table-cell table:formula="of:=VLOOKUP([.B203];[$actions.$A$2:.$F$514];5;0)" office:value-type="string" office:string-value="" calcext:value-type="error">
            <text:p>#N/A</text:p>
          </table:table-cell>
          <table:table-cell table:formula="of:=VLOOKUP([.B203];[$actions.$A$2:.$D$514];2;0)" office:value-type="string" office:string-value="" calcext:value-type="error">
            <text:p>#N/A</text:p>
          </table:table-cell>
          <table:table-cell table:formula="of:=VLOOKUP([.B203];[$actions.$A$2:.$D$514];3;0)" office:value-type="string" office:string-value="" calcext:value-type="error">
            <text:p>#N/A</text:p>
          </table:table-cell>
          <table:table-cell table:formula="of:=VLOOKUP([.B203];[$actions.$A$2:.$D$514];4;0)" office:value-type="string" office:string-value="" calcext:value-type="error">
            <text:p>#N/A</text:p>
          </table:table-cell>
          <table:table-cell table:style-name="ce19" table:formula="of:=[.B203]&lt;&gt;0" office:value-type="boolean" office:boolean-value="false" calcext:value-type="boolean">
            <text:p>FALSE</text:p>
          </table:table-cell>
          <table:table-cell table:formula="of:=&quot;const uint16_t PROGMEM &quot;&amp;[.K203]&amp;&quot;_combo[] = {&quot;&amp;[.L203]&amp;&quot;, COMBO_END};&quot;" office:value-type="string" office:string-value="" calcext:value-type="error">
            <text:p>#N/A</text:p>
          </table:table-cell>
          <table:table-cell table:formula="of:=&quot;  COMBO_&quot;&amp;[.K20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03]&amp;&quot;] = COMBO&quot;&amp;IF([.M203]=&quot;key&quot;;&quot;&quot;;&quot;_ACTION&quot;)&amp;&quot;(&quot;&amp;[.K203]&amp;&quot;_combo&quot;&amp;IF([.M203]=&quot;key&quot;;&quot;, &quot;&amp;[.N203];&quot;&quot;)&amp;&quot;),&quot;" office:value-type="string" office:string-value="" calcext:value-type="error">
            <text:p>#N/A</text:p>
          </table:table-cell>
          <table:table-cell table:style-name="ce8" table:formula="of:=IF([.M203]=&quot;macro&quot;;&quot;    case &quot;&amp;&quot;COMBO_&quot;&amp;[.K203]&amp;&quot;: if (p) {&quot;&amp;[.O203]&amp;&quot;} &quot;&amp;IF([.P203]=&quot;&quot;;&quot;&quot;;&quot;else {&quot;&amp;[.P20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4]);2)+1" office:value-type="float" office:value="1" calcext:value-type="float">
            <text:p>1</text:p>
          </table:table-cell>
          <table:table-cell table:style-name="ce8" table:formula="of:=OFFSET([$actions_combos.A$2];FLOOR(ROW([.B204])/2)-1;0)" office:value-type="float" office:value="0" calcext:value-type="float">
            <text:p>0</text:p>
          </table:table-cell>
          <table:table-cell table:style-name="ce15" table:formula="of:=OFFSET([$actions_combos.B$2];FLOOR(ROW([.C204])/2)-1;0)" office:value-type="float" office:value="0" calcext:value-type="float">
            <text:p>0</text:p>
          </table:table-cell>
          <table:table-cell table:style-name="ce15" table:formula="of:=OFFSET([$actions_combos.C$2];FLOOR(ROW([.D204])/2)-1;0)" office:value-type="float" office:value="0" calcext:value-type="float">
            <text:p>0</text:p>
          </table:table-cell>
          <table:table-cell table:style-name="ce15" table:formula="of:=OFFSET([$actions_combos.D$2];FLOOR(ROW([.E204])/2)-1;0)" office:value-type="float" office:value="0" calcext:value-type="float">
            <text:p>0</text:p>
          </table:table-cell>
          <table:table-cell table:style-name="ce15" table:formula="of:=OFFSET([$actions_combos.E$2];FLOOR(ROW([.F204])/2)-1;0)" office:value-type="float" office:value="0" calcext:value-type="float">
            <text:p>0</text:p>
          </table:table-cell>
          <table:table-cell table:formula="of:=VLOOKUP([.C204];[$keys.$A$2:.$C$200];[.$A204]+1;0)" office:value-type="string" office:string-value="" calcext:value-type="error">
            <text:p>#N/A</text:p>
          </table:table-cell>
          <table:table-cell table:formula="of:=VLOOKUP([.D204];[$keys.$A$2:.$C$200];[.$A204]+1;0)" office:value-type="string" office:string-value="" calcext:value-type="error">
            <text:p>#N/A</text:p>
          </table:table-cell>
          <table:table-cell table:formula="of:=VLOOKUP([.E204];[$keys.$A$2:.$C$200];[.$A204]+1;0)" office:value-type="string" office:string-value="" calcext:value-type="error">
            <text:p>#N/A</text:p>
          </table:table-cell>
          <table:table-cell table:formula="of:=VLOOKUP([.F204];[$keys.$A$2:.$C$200];[.$A204]+1;0)" office:value-type="string" office:string-value="" calcext:value-type="error">
            <text:p>#N/A</text:p>
          </table:table-cell>
          <table:table-cell table:formula="of:=[.C204]&amp;&quot;_&quot;&amp;[.D204]&amp;IF(ISNA([.I204]);&quot;&quot;;&quot;_&quot;&amp;[.E204]&amp;IF(ISNA([.J204]);&quot;&quot;;&quot;_&quot;&amp;[.F204]))&amp;&quot;_&quot;&amp;TEXT([.A204];&quot;0&quot;)" office:value-type="string" office:string-value="0_0_1" calcext:value-type="string">
            <text:p>0_0_1</text:p>
          </table:table-cell>
          <table:table-cell table:formula="of:=[.G204]&amp;&quot;, &quot;&amp;[.H204]&amp;IF(ISNA([.I204]);&quot;&quot;;&quot;, &quot;&amp;[.I204]&amp;IF(ISNA([.J204]);&quot;&quot;;&quot;, &quot;&amp;[.J204]))" office:value-type="string" office:string-value="" calcext:value-type="error">
            <text:p>#N/A</text:p>
          </table:table-cell>
          <table:table-cell table:formula="of:=VLOOKUP([.B204];[$actions.$A$2:.$F$514];5;0)" office:value-type="string" office:string-value="" calcext:value-type="error">
            <text:p>#N/A</text:p>
          </table:table-cell>
          <table:table-cell table:formula="of:=VLOOKUP([.B204];[$actions.$A$2:.$D$514];2;0)" office:value-type="string" office:string-value="" calcext:value-type="error">
            <text:p>#N/A</text:p>
          </table:table-cell>
          <table:table-cell table:formula="of:=VLOOKUP([.B204];[$actions.$A$2:.$D$514];3;0)" office:value-type="string" office:string-value="" calcext:value-type="error">
            <text:p>#N/A</text:p>
          </table:table-cell>
          <table:table-cell table:formula="of:=VLOOKUP([.B204];[$actions.$A$2:.$D$514];4;0)" office:value-type="string" office:string-value="" calcext:value-type="error">
            <text:p>#N/A</text:p>
          </table:table-cell>
          <table:table-cell table:style-name="ce19" table:formula="of:=[.B204]&lt;&gt;0" office:value-type="boolean" office:boolean-value="false" calcext:value-type="boolean">
            <text:p>FALSE</text:p>
          </table:table-cell>
          <table:table-cell table:formula="of:=&quot;const uint16_t PROGMEM &quot;&amp;[.K204]&amp;&quot;_combo[] = {&quot;&amp;[.L204]&amp;&quot;, COMBO_END};&quot;" office:value-type="string" office:string-value="" calcext:value-type="error">
            <text:p>#N/A</text:p>
          </table:table-cell>
          <table:table-cell table:formula="of:=&quot;  COMBO_&quot;&amp;[.K20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04]&amp;&quot;] = COMBO&quot;&amp;IF([.M204]=&quot;key&quot;;&quot;&quot;;&quot;_ACTION&quot;)&amp;&quot;(&quot;&amp;[.K204]&amp;&quot;_combo&quot;&amp;IF([.M204]=&quot;key&quot;;&quot;, &quot;&amp;[.N204];&quot;&quot;)&amp;&quot;),&quot;" office:value-type="string" office:string-value="" calcext:value-type="error">
            <text:p>#N/A</text:p>
          </table:table-cell>
          <table:table-cell table:style-name="ce8" table:formula="of:=IF([.M204]=&quot;macro&quot;;&quot;    case &quot;&amp;&quot;COMBO_&quot;&amp;[.K204]&amp;&quot;: if (p) {&quot;&amp;[.O204]&amp;&quot;} &quot;&amp;IF([.P204]=&quot;&quot;;&quot;&quot;;&quot;else {&quot;&amp;[.P20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5]);2)+1" office:value-type="float" office:value="2" calcext:value-type="float">
            <text:p>2</text:p>
          </table:table-cell>
          <table:table-cell table:style-name="ce8" table:formula="of:=OFFSET([$actions_combos.A$2];FLOOR(ROW([.B205])/2)-1;0)" office:value-type="float" office:value="0" calcext:value-type="float">
            <text:p>0</text:p>
          </table:table-cell>
          <table:table-cell table:style-name="ce15" table:formula="of:=OFFSET([$actions_combos.B$2];FLOOR(ROW([.C205])/2)-1;0)" office:value-type="float" office:value="0" calcext:value-type="float">
            <text:p>0</text:p>
          </table:table-cell>
          <table:table-cell table:style-name="ce15" table:formula="of:=OFFSET([$actions_combos.C$2];FLOOR(ROW([.D205])/2)-1;0)" office:value-type="float" office:value="0" calcext:value-type="float">
            <text:p>0</text:p>
          </table:table-cell>
          <table:table-cell table:style-name="ce15" table:formula="of:=OFFSET([$actions_combos.D$2];FLOOR(ROW([.E205])/2)-1;0)" office:value-type="float" office:value="0" calcext:value-type="float">
            <text:p>0</text:p>
          </table:table-cell>
          <table:table-cell table:style-name="ce15" table:formula="of:=OFFSET([$actions_combos.E$2];FLOOR(ROW([.F205])/2)-1;0)" office:value-type="float" office:value="0" calcext:value-type="float">
            <text:p>0</text:p>
          </table:table-cell>
          <table:table-cell table:formula="of:=VLOOKUP([.C205];[$keys.$A$2:.$C$200];[.$A205]+1;0)" office:value-type="string" office:string-value="" calcext:value-type="error">
            <text:p>#N/A</text:p>
          </table:table-cell>
          <table:table-cell table:formula="of:=VLOOKUP([.D205];[$keys.$A$2:.$C$200];[.$A205]+1;0)" office:value-type="string" office:string-value="" calcext:value-type="error">
            <text:p>#N/A</text:p>
          </table:table-cell>
          <table:table-cell table:formula="of:=VLOOKUP([.E205];[$keys.$A$2:.$C$200];[.$A205]+1;0)" office:value-type="string" office:string-value="" calcext:value-type="error">
            <text:p>#N/A</text:p>
          </table:table-cell>
          <table:table-cell table:formula="of:=VLOOKUP([.F205];[$keys.$A$2:.$C$200];[.$A205]+1;0)" office:value-type="string" office:string-value="" calcext:value-type="error">
            <text:p>#N/A</text:p>
          </table:table-cell>
          <table:table-cell table:formula="of:=[.C205]&amp;&quot;_&quot;&amp;[.D205]&amp;IF(ISNA([.I205]);&quot;&quot;;&quot;_&quot;&amp;[.E205]&amp;IF(ISNA([.J205]);&quot;&quot;;&quot;_&quot;&amp;[.F205]))&amp;&quot;_&quot;&amp;TEXT([.A205];&quot;0&quot;)" office:value-type="string" office:string-value="0_0_2" calcext:value-type="string">
            <text:p>0_0_2</text:p>
          </table:table-cell>
          <table:table-cell table:formula="of:=[.G205]&amp;&quot;, &quot;&amp;[.H205]&amp;IF(ISNA([.I205]);&quot;&quot;;&quot;, &quot;&amp;[.I205]&amp;IF(ISNA([.J205]);&quot;&quot;;&quot;, &quot;&amp;[.J205]))" office:value-type="string" office:string-value="" calcext:value-type="error">
            <text:p>#N/A</text:p>
          </table:table-cell>
          <table:table-cell table:formula="of:=VLOOKUP([.B205];[$actions.$A$2:.$F$514];5;0)" office:value-type="string" office:string-value="" calcext:value-type="error">
            <text:p>#N/A</text:p>
          </table:table-cell>
          <table:table-cell table:formula="of:=VLOOKUP([.B205];[$actions.$A$2:.$D$514];2;0)" office:value-type="string" office:string-value="" calcext:value-type="error">
            <text:p>#N/A</text:p>
          </table:table-cell>
          <table:table-cell table:formula="of:=VLOOKUP([.B205];[$actions.$A$2:.$D$514];3;0)" office:value-type="string" office:string-value="" calcext:value-type="error">
            <text:p>#N/A</text:p>
          </table:table-cell>
          <table:table-cell table:formula="of:=VLOOKUP([.B205];[$actions.$A$2:.$D$514];4;0)" office:value-type="string" office:string-value="" calcext:value-type="error">
            <text:p>#N/A</text:p>
          </table:table-cell>
          <table:table-cell table:style-name="ce19" table:formula="of:=[.B205]&lt;&gt;0" office:value-type="boolean" office:boolean-value="false" calcext:value-type="boolean">
            <text:p>FALSE</text:p>
          </table:table-cell>
          <table:table-cell table:formula="of:=&quot;const uint16_t PROGMEM &quot;&amp;[.K205]&amp;&quot;_combo[] = {&quot;&amp;[.L205]&amp;&quot;, COMBO_END};&quot;" office:value-type="string" office:string-value="" calcext:value-type="error">
            <text:p>#N/A</text:p>
          </table:table-cell>
          <table:table-cell table:formula="of:=&quot;  COMBO_&quot;&amp;[.K20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05]&amp;&quot;] = COMBO&quot;&amp;IF([.M205]=&quot;key&quot;;&quot;&quot;;&quot;_ACTION&quot;)&amp;&quot;(&quot;&amp;[.K205]&amp;&quot;_combo&quot;&amp;IF([.M205]=&quot;key&quot;;&quot;, &quot;&amp;[.N205];&quot;&quot;)&amp;&quot;),&quot;" office:value-type="string" office:string-value="" calcext:value-type="error">
            <text:p>#N/A</text:p>
          </table:table-cell>
          <table:table-cell table:style-name="ce8" table:formula="of:=IF([.M205]=&quot;macro&quot;;&quot;    case &quot;&amp;&quot;COMBO_&quot;&amp;[.K205]&amp;&quot;: if (p) {&quot;&amp;[.O205]&amp;&quot;} &quot;&amp;IF([.P205]=&quot;&quot;;&quot;&quot;;&quot;else {&quot;&amp;[.P20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6]);2)+1" office:value-type="float" office:value="1" calcext:value-type="float">
            <text:p>1</text:p>
          </table:table-cell>
          <table:table-cell table:style-name="ce8" table:formula="of:=OFFSET([$actions_combos.A$2];FLOOR(ROW([.B206])/2)-1;0)" office:value-type="float" office:value="0" calcext:value-type="float">
            <text:p>0</text:p>
          </table:table-cell>
          <table:table-cell table:style-name="ce15" table:formula="of:=OFFSET([$actions_combos.B$2];FLOOR(ROW([.C206])/2)-1;0)" office:value-type="float" office:value="0" calcext:value-type="float">
            <text:p>0</text:p>
          </table:table-cell>
          <table:table-cell table:style-name="ce15" table:formula="of:=OFFSET([$actions_combos.C$2];FLOOR(ROW([.D206])/2)-1;0)" office:value-type="float" office:value="0" calcext:value-type="float">
            <text:p>0</text:p>
          </table:table-cell>
          <table:table-cell table:style-name="ce15" table:formula="of:=OFFSET([$actions_combos.D$2];FLOOR(ROW([.E206])/2)-1;0)" office:value-type="float" office:value="0" calcext:value-type="float">
            <text:p>0</text:p>
          </table:table-cell>
          <table:table-cell table:style-name="ce15" table:formula="of:=OFFSET([$actions_combos.E$2];FLOOR(ROW([.F206])/2)-1;0)" office:value-type="float" office:value="0" calcext:value-type="float">
            <text:p>0</text:p>
          </table:table-cell>
          <table:table-cell table:formula="of:=VLOOKUP([.C206];[$keys.$A$2:.$C$200];[.$A206]+1;0)" office:value-type="string" office:string-value="" calcext:value-type="error">
            <text:p>#N/A</text:p>
          </table:table-cell>
          <table:table-cell table:formula="of:=VLOOKUP([.D206];[$keys.$A$2:.$C$200];[.$A206]+1;0)" office:value-type="string" office:string-value="" calcext:value-type="error">
            <text:p>#N/A</text:p>
          </table:table-cell>
          <table:table-cell table:formula="of:=VLOOKUP([.E206];[$keys.$A$2:.$C$200];[.$A206]+1;0)" office:value-type="string" office:string-value="" calcext:value-type="error">
            <text:p>#N/A</text:p>
          </table:table-cell>
          <table:table-cell table:formula="of:=VLOOKUP([.F206];[$keys.$A$2:.$C$200];[.$A206]+1;0)" office:value-type="string" office:string-value="" calcext:value-type="error">
            <text:p>#N/A</text:p>
          </table:table-cell>
          <table:table-cell table:formula="of:=[.C206]&amp;&quot;_&quot;&amp;[.D206]&amp;IF(ISNA([.I206]);&quot;&quot;;&quot;_&quot;&amp;[.E206]&amp;IF(ISNA([.J206]);&quot;&quot;;&quot;_&quot;&amp;[.F206]))&amp;&quot;_&quot;&amp;TEXT([.A206];&quot;0&quot;)" office:value-type="string" office:string-value="0_0_1" calcext:value-type="string">
            <text:p>0_0_1</text:p>
          </table:table-cell>
          <table:table-cell table:formula="of:=[.G206]&amp;&quot;, &quot;&amp;[.H206]&amp;IF(ISNA([.I206]);&quot;&quot;;&quot;, &quot;&amp;[.I206]&amp;IF(ISNA([.J206]);&quot;&quot;;&quot;, &quot;&amp;[.J206]))" office:value-type="string" office:string-value="" calcext:value-type="error">
            <text:p>#N/A</text:p>
          </table:table-cell>
          <table:table-cell table:formula="of:=VLOOKUP([.B206];[$actions.$A$2:.$F$514];5;0)" office:value-type="string" office:string-value="" calcext:value-type="error">
            <text:p>#N/A</text:p>
          </table:table-cell>
          <table:table-cell table:formula="of:=VLOOKUP([.B206];[$actions.$A$2:.$D$514];2;0)" office:value-type="string" office:string-value="" calcext:value-type="error">
            <text:p>#N/A</text:p>
          </table:table-cell>
          <table:table-cell table:formula="of:=VLOOKUP([.B206];[$actions.$A$2:.$D$514];3;0)" office:value-type="string" office:string-value="" calcext:value-type="error">
            <text:p>#N/A</text:p>
          </table:table-cell>
          <table:table-cell table:formula="of:=VLOOKUP([.B206];[$actions.$A$2:.$D$514];4;0)" office:value-type="string" office:string-value="" calcext:value-type="error">
            <text:p>#N/A</text:p>
          </table:table-cell>
          <table:table-cell table:style-name="ce19" table:formula="of:=[.B206]&lt;&gt;0" office:value-type="boolean" office:boolean-value="false" calcext:value-type="boolean">
            <text:p>FALSE</text:p>
          </table:table-cell>
          <table:table-cell table:formula="of:=&quot;const uint16_t PROGMEM &quot;&amp;[.K206]&amp;&quot;_combo[] = {&quot;&amp;[.L206]&amp;&quot;, COMBO_END};&quot;" office:value-type="string" office:string-value="" calcext:value-type="error">
            <text:p>#N/A</text:p>
          </table:table-cell>
          <table:table-cell table:formula="of:=&quot;  COMBO_&quot;&amp;[.K20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06]&amp;&quot;] = COMBO&quot;&amp;IF([.M206]=&quot;key&quot;;&quot;&quot;;&quot;_ACTION&quot;)&amp;&quot;(&quot;&amp;[.K206]&amp;&quot;_combo&quot;&amp;IF([.M206]=&quot;key&quot;;&quot;, &quot;&amp;[.N206];&quot;&quot;)&amp;&quot;),&quot;" office:value-type="string" office:string-value="" calcext:value-type="error">
            <text:p>#N/A</text:p>
          </table:table-cell>
          <table:table-cell table:style-name="ce8" table:formula="of:=IF([.M206]=&quot;macro&quot;;&quot;    case &quot;&amp;&quot;COMBO_&quot;&amp;[.K206]&amp;&quot;: if (p) {&quot;&amp;[.O206]&amp;&quot;} &quot;&amp;IF([.P206]=&quot;&quot;;&quot;&quot;;&quot;else {&quot;&amp;[.P20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7]);2)+1" office:value-type="float" office:value="2" calcext:value-type="float">
            <text:p>2</text:p>
          </table:table-cell>
          <table:table-cell table:style-name="ce8" table:formula="of:=OFFSET([$actions_combos.A$2];FLOOR(ROW([.B207])/2)-1;0)" office:value-type="float" office:value="0" calcext:value-type="float">
            <text:p>0</text:p>
          </table:table-cell>
          <table:table-cell table:style-name="ce15" table:formula="of:=OFFSET([$actions_combos.B$2];FLOOR(ROW([.C207])/2)-1;0)" office:value-type="float" office:value="0" calcext:value-type="float">
            <text:p>0</text:p>
          </table:table-cell>
          <table:table-cell table:style-name="ce15" table:formula="of:=OFFSET([$actions_combos.C$2];FLOOR(ROW([.D207])/2)-1;0)" office:value-type="float" office:value="0" calcext:value-type="float">
            <text:p>0</text:p>
          </table:table-cell>
          <table:table-cell table:style-name="ce15" table:formula="of:=OFFSET([$actions_combos.D$2];FLOOR(ROW([.E207])/2)-1;0)" office:value-type="float" office:value="0" calcext:value-type="float">
            <text:p>0</text:p>
          </table:table-cell>
          <table:table-cell table:style-name="ce15" table:formula="of:=OFFSET([$actions_combos.E$2];FLOOR(ROW([.F207])/2)-1;0)" office:value-type="float" office:value="0" calcext:value-type="float">
            <text:p>0</text:p>
          </table:table-cell>
          <table:table-cell table:formula="of:=VLOOKUP([.C207];[$keys.$A$2:.$C$200];[.$A207]+1;0)" office:value-type="string" office:string-value="" calcext:value-type="error">
            <text:p>#N/A</text:p>
          </table:table-cell>
          <table:table-cell table:formula="of:=VLOOKUP([.D207];[$keys.$A$2:.$C$200];[.$A207]+1;0)" office:value-type="string" office:string-value="" calcext:value-type="error">
            <text:p>#N/A</text:p>
          </table:table-cell>
          <table:table-cell table:formula="of:=VLOOKUP([.E207];[$keys.$A$2:.$C$200];[.$A207]+1;0)" office:value-type="string" office:string-value="" calcext:value-type="error">
            <text:p>#N/A</text:p>
          </table:table-cell>
          <table:table-cell table:formula="of:=VLOOKUP([.F207];[$keys.$A$2:.$C$200];[.$A207]+1;0)" office:value-type="string" office:string-value="" calcext:value-type="error">
            <text:p>#N/A</text:p>
          </table:table-cell>
          <table:table-cell table:formula="of:=[.C207]&amp;&quot;_&quot;&amp;[.D207]&amp;IF(ISNA([.I207]);&quot;&quot;;&quot;_&quot;&amp;[.E207]&amp;IF(ISNA([.J207]);&quot;&quot;;&quot;_&quot;&amp;[.F207]))&amp;&quot;_&quot;&amp;TEXT([.A207];&quot;0&quot;)" office:value-type="string" office:string-value="0_0_2" calcext:value-type="string">
            <text:p>0_0_2</text:p>
          </table:table-cell>
          <table:table-cell table:formula="of:=[.G207]&amp;&quot;, &quot;&amp;[.H207]&amp;IF(ISNA([.I207]);&quot;&quot;;&quot;, &quot;&amp;[.I207]&amp;IF(ISNA([.J207]);&quot;&quot;;&quot;, &quot;&amp;[.J207]))" office:value-type="string" office:string-value="" calcext:value-type="error">
            <text:p>#N/A</text:p>
          </table:table-cell>
          <table:table-cell table:formula="of:=VLOOKUP([.B207];[$actions.$A$2:.$F$514];5;0)" office:value-type="string" office:string-value="" calcext:value-type="error">
            <text:p>#N/A</text:p>
          </table:table-cell>
          <table:table-cell table:formula="of:=VLOOKUP([.B207];[$actions.$A$2:.$D$514];2;0)" office:value-type="string" office:string-value="" calcext:value-type="error">
            <text:p>#N/A</text:p>
          </table:table-cell>
          <table:table-cell table:formula="of:=VLOOKUP([.B207];[$actions.$A$2:.$D$514];3;0)" office:value-type="string" office:string-value="" calcext:value-type="error">
            <text:p>#N/A</text:p>
          </table:table-cell>
          <table:table-cell table:formula="of:=VLOOKUP([.B207];[$actions.$A$2:.$D$514];4;0)" office:value-type="string" office:string-value="" calcext:value-type="error">
            <text:p>#N/A</text:p>
          </table:table-cell>
          <table:table-cell table:style-name="ce19" table:formula="of:=[.B207]&lt;&gt;0" office:value-type="boolean" office:boolean-value="false" calcext:value-type="boolean">
            <text:p>FALSE</text:p>
          </table:table-cell>
          <table:table-cell table:formula="of:=&quot;const uint16_t PROGMEM &quot;&amp;[.K207]&amp;&quot;_combo[] = {&quot;&amp;[.L207]&amp;&quot;, COMBO_END};&quot;" office:value-type="string" office:string-value="" calcext:value-type="error">
            <text:p>#N/A</text:p>
          </table:table-cell>
          <table:table-cell table:formula="of:=&quot;  COMBO_&quot;&amp;[.K20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07]&amp;&quot;] = COMBO&quot;&amp;IF([.M207]=&quot;key&quot;;&quot;&quot;;&quot;_ACTION&quot;)&amp;&quot;(&quot;&amp;[.K207]&amp;&quot;_combo&quot;&amp;IF([.M207]=&quot;key&quot;;&quot;, &quot;&amp;[.N207];&quot;&quot;)&amp;&quot;),&quot;" office:value-type="string" office:string-value="" calcext:value-type="error">
            <text:p>#N/A</text:p>
          </table:table-cell>
          <table:table-cell table:style-name="ce8" table:formula="of:=IF([.M207]=&quot;macro&quot;;&quot;    case &quot;&amp;&quot;COMBO_&quot;&amp;[.K207]&amp;&quot;: if (p) {&quot;&amp;[.O207]&amp;&quot;} &quot;&amp;IF([.P207]=&quot;&quot;;&quot;&quot;;&quot;else {&quot;&amp;[.P20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8]);2)+1" office:value-type="float" office:value="1" calcext:value-type="float">
            <text:p>1</text:p>
          </table:table-cell>
          <table:table-cell table:style-name="ce8" table:formula="of:=OFFSET([$actions_combos.A$2];FLOOR(ROW([.B208])/2)-1;0)" office:value-type="float" office:value="0" calcext:value-type="float">
            <text:p>0</text:p>
          </table:table-cell>
          <table:table-cell table:style-name="ce15" table:formula="of:=OFFSET([$actions_combos.B$2];FLOOR(ROW([.C208])/2)-1;0)" office:value-type="float" office:value="0" calcext:value-type="float">
            <text:p>0</text:p>
          </table:table-cell>
          <table:table-cell table:style-name="ce15" table:formula="of:=OFFSET([$actions_combos.C$2];FLOOR(ROW([.D208])/2)-1;0)" office:value-type="float" office:value="0" calcext:value-type="float">
            <text:p>0</text:p>
          </table:table-cell>
          <table:table-cell table:style-name="ce15" table:formula="of:=OFFSET([$actions_combos.D$2];FLOOR(ROW([.E208])/2)-1;0)" office:value-type="float" office:value="0" calcext:value-type="float">
            <text:p>0</text:p>
          </table:table-cell>
          <table:table-cell table:style-name="ce15" table:formula="of:=OFFSET([$actions_combos.E$2];FLOOR(ROW([.F208])/2)-1;0)" office:value-type="float" office:value="0" calcext:value-type="float">
            <text:p>0</text:p>
          </table:table-cell>
          <table:table-cell table:formula="of:=VLOOKUP([.C208];[$keys.$A$2:.$C$200];[.$A208]+1;0)" office:value-type="string" office:string-value="" calcext:value-type="error">
            <text:p>#N/A</text:p>
          </table:table-cell>
          <table:table-cell table:formula="of:=VLOOKUP([.D208];[$keys.$A$2:.$C$200];[.$A208]+1;0)" office:value-type="string" office:string-value="" calcext:value-type="error">
            <text:p>#N/A</text:p>
          </table:table-cell>
          <table:table-cell table:formula="of:=VLOOKUP([.E208];[$keys.$A$2:.$C$200];[.$A208]+1;0)" office:value-type="string" office:string-value="" calcext:value-type="error">
            <text:p>#N/A</text:p>
          </table:table-cell>
          <table:table-cell table:formula="of:=VLOOKUP([.F208];[$keys.$A$2:.$C$200];[.$A208]+1;0)" office:value-type="string" office:string-value="" calcext:value-type="error">
            <text:p>#N/A</text:p>
          </table:table-cell>
          <table:table-cell table:formula="of:=[.C208]&amp;&quot;_&quot;&amp;[.D208]&amp;IF(ISNA([.I208]);&quot;&quot;;&quot;_&quot;&amp;[.E208]&amp;IF(ISNA([.J208]);&quot;&quot;;&quot;_&quot;&amp;[.F208]))&amp;&quot;_&quot;&amp;TEXT([.A208];&quot;0&quot;)" office:value-type="string" office:string-value="0_0_1" calcext:value-type="string">
            <text:p>0_0_1</text:p>
          </table:table-cell>
          <table:table-cell table:formula="of:=[.G208]&amp;&quot;, &quot;&amp;[.H208]&amp;IF(ISNA([.I208]);&quot;&quot;;&quot;, &quot;&amp;[.I208]&amp;IF(ISNA([.J208]);&quot;&quot;;&quot;, &quot;&amp;[.J208]))" office:value-type="string" office:string-value="" calcext:value-type="error">
            <text:p>#N/A</text:p>
          </table:table-cell>
          <table:table-cell table:formula="of:=VLOOKUP([.B208];[$actions.$A$2:.$F$514];5;0)" office:value-type="string" office:string-value="" calcext:value-type="error">
            <text:p>#N/A</text:p>
          </table:table-cell>
          <table:table-cell table:formula="of:=VLOOKUP([.B208];[$actions.$A$2:.$D$514];2;0)" office:value-type="string" office:string-value="" calcext:value-type="error">
            <text:p>#N/A</text:p>
          </table:table-cell>
          <table:table-cell table:formula="of:=VLOOKUP([.B208];[$actions.$A$2:.$D$514];3;0)" office:value-type="string" office:string-value="" calcext:value-type="error">
            <text:p>#N/A</text:p>
          </table:table-cell>
          <table:table-cell table:formula="of:=VLOOKUP([.B208];[$actions.$A$2:.$D$514];4;0)" office:value-type="string" office:string-value="" calcext:value-type="error">
            <text:p>#N/A</text:p>
          </table:table-cell>
          <table:table-cell table:style-name="ce19" table:formula="of:=[.B208]&lt;&gt;0" office:value-type="boolean" office:boolean-value="false" calcext:value-type="boolean">
            <text:p>FALSE</text:p>
          </table:table-cell>
          <table:table-cell table:formula="of:=&quot;const uint16_t PROGMEM &quot;&amp;[.K208]&amp;&quot;_combo[] = {&quot;&amp;[.L208]&amp;&quot;, COMBO_END};&quot;" office:value-type="string" office:string-value="" calcext:value-type="error">
            <text:p>#N/A</text:p>
          </table:table-cell>
          <table:table-cell table:formula="of:=&quot;  COMBO_&quot;&amp;[.K20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08]&amp;&quot;] = COMBO&quot;&amp;IF([.M208]=&quot;key&quot;;&quot;&quot;;&quot;_ACTION&quot;)&amp;&quot;(&quot;&amp;[.K208]&amp;&quot;_combo&quot;&amp;IF([.M208]=&quot;key&quot;;&quot;, &quot;&amp;[.N208];&quot;&quot;)&amp;&quot;),&quot;" office:value-type="string" office:string-value="" calcext:value-type="error">
            <text:p>#N/A</text:p>
          </table:table-cell>
          <table:table-cell table:style-name="ce8" table:formula="of:=IF([.M208]=&quot;macro&quot;;&quot;    case &quot;&amp;&quot;COMBO_&quot;&amp;[.K208]&amp;&quot;: if (p) {&quot;&amp;[.O208]&amp;&quot;} &quot;&amp;IF([.P208]=&quot;&quot;;&quot;&quot;;&quot;else {&quot;&amp;[.P20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9]);2)+1" office:value-type="float" office:value="2" calcext:value-type="float">
            <text:p>2</text:p>
          </table:table-cell>
          <table:table-cell table:style-name="ce8" table:formula="of:=OFFSET([$actions_combos.A$2];FLOOR(ROW([.B209])/2)-1;0)" office:value-type="float" office:value="0" calcext:value-type="float">
            <text:p>0</text:p>
          </table:table-cell>
          <table:table-cell table:style-name="ce15" table:formula="of:=OFFSET([$actions_combos.B$2];FLOOR(ROW([.C209])/2)-1;0)" office:value-type="float" office:value="0" calcext:value-type="float">
            <text:p>0</text:p>
          </table:table-cell>
          <table:table-cell table:style-name="ce15" table:formula="of:=OFFSET([$actions_combos.C$2];FLOOR(ROW([.D209])/2)-1;0)" office:value-type="float" office:value="0" calcext:value-type="float">
            <text:p>0</text:p>
          </table:table-cell>
          <table:table-cell table:style-name="ce15" table:formula="of:=OFFSET([$actions_combos.D$2];FLOOR(ROW([.E209])/2)-1;0)" office:value-type="float" office:value="0" calcext:value-type="float">
            <text:p>0</text:p>
          </table:table-cell>
          <table:table-cell table:style-name="ce15" table:formula="of:=OFFSET([$actions_combos.E$2];FLOOR(ROW([.F209])/2)-1;0)" office:value-type="float" office:value="0" calcext:value-type="float">
            <text:p>0</text:p>
          </table:table-cell>
          <table:table-cell table:formula="of:=VLOOKUP([.C209];[$keys.$A$2:.$C$200];[.$A209]+1;0)" office:value-type="string" office:string-value="" calcext:value-type="error">
            <text:p>#N/A</text:p>
          </table:table-cell>
          <table:table-cell table:formula="of:=VLOOKUP([.D209];[$keys.$A$2:.$C$200];[.$A209]+1;0)" office:value-type="string" office:string-value="" calcext:value-type="error">
            <text:p>#N/A</text:p>
          </table:table-cell>
          <table:table-cell table:formula="of:=VLOOKUP([.E209];[$keys.$A$2:.$C$200];[.$A209]+1;0)" office:value-type="string" office:string-value="" calcext:value-type="error">
            <text:p>#N/A</text:p>
          </table:table-cell>
          <table:table-cell table:formula="of:=VLOOKUP([.F209];[$keys.$A$2:.$C$200];[.$A209]+1;0)" office:value-type="string" office:string-value="" calcext:value-type="error">
            <text:p>#N/A</text:p>
          </table:table-cell>
          <table:table-cell table:formula="of:=[.C209]&amp;&quot;_&quot;&amp;[.D209]&amp;IF(ISNA([.I209]);&quot;&quot;;&quot;_&quot;&amp;[.E209]&amp;IF(ISNA([.J209]);&quot;&quot;;&quot;_&quot;&amp;[.F209]))&amp;&quot;_&quot;&amp;TEXT([.A209];&quot;0&quot;)" office:value-type="string" office:string-value="0_0_2" calcext:value-type="string">
            <text:p>0_0_2</text:p>
          </table:table-cell>
          <table:table-cell table:formula="of:=[.G209]&amp;&quot;, &quot;&amp;[.H209]&amp;IF(ISNA([.I209]);&quot;&quot;;&quot;, &quot;&amp;[.I209]&amp;IF(ISNA([.J209]);&quot;&quot;;&quot;, &quot;&amp;[.J209]))" office:value-type="string" office:string-value="" calcext:value-type="error">
            <text:p>#N/A</text:p>
          </table:table-cell>
          <table:table-cell table:formula="of:=VLOOKUP([.B209];[$actions.$A$2:.$F$514];5;0)" office:value-type="string" office:string-value="" calcext:value-type="error">
            <text:p>#N/A</text:p>
          </table:table-cell>
          <table:table-cell table:formula="of:=VLOOKUP([.B209];[$actions.$A$2:.$D$514];2;0)" office:value-type="string" office:string-value="" calcext:value-type="error">
            <text:p>#N/A</text:p>
          </table:table-cell>
          <table:table-cell table:formula="of:=VLOOKUP([.B209];[$actions.$A$2:.$D$514];3;0)" office:value-type="string" office:string-value="" calcext:value-type="error">
            <text:p>#N/A</text:p>
          </table:table-cell>
          <table:table-cell table:formula="of:=VLOOKUP([.B209];[$actions.$A$2:.$D$514];4;0)" office:value-type="string" office:string-value="" calcext:value-type="error">
            <text:p>#N/A</text:p>
          </table:table-cell>
          <table:table-cell table:style-name="ce19" table:formula="of:=[.B209]&lt;&gt;0" office:value-type="boolean" office:boolean-value="false" calcext:value-type="boolean">
            <text:p>FALSE</text:p>
          </table:table-cell>
          <table:table-cell table:formula="of:=&quot;const uint16_t PROGMEM &quot;&amp;[.K209]&amp;&quot;_combo[] = {&quot;&amp;[.L209]&amp;&quot;, COMBO_END};&quot;" office:value-type="string" office:string-value="" calcext:value-type="error">
            <text:p>#N/A</text:p>
          </table:table-cell>
          <table:table-cell table:formula="of:=&quot;  COMBO_&quot;&amp;[.K20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09]&amp;&quot;] = COMBO&quot;&amp;IF([.M209]=&quot;key&quot;;&quot;&quot;;&quot;_ACTION&quot;)&amp;&quot;(&quot;&amp;[.K209]&amp;&quot;_combo&quot;&amp;IF([.M209]=&quot;key&quot;;&quot;, &quot;&amp;[.N209];&quot;&quot;)&amp;&quot;),&quot;" office:value-type="string" office:string-value="" calcext:value-type="error">
            <text:p>#N/A</text:p>
          </table:table-cell>
          <table:table-cell table:style-name="ce8" table:formula="of:=IF([.M209]=&quot;macro&quot;;&quot;    case &quot;&amp;&quot;COMBO_&quot;&amp;[.K209]&amp;&quot;: if (p) {&quot;&amp;[.O209]&amp;&quot;} &quot;&amp;IF([.P209]=&quot;&quot;;&quot;&quot;;&quot;else {&quot;&amp;[.P20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0]);2)+1" office:value-type="float" office:value="1" calcext:value-type="float">
            <text:p>1</text:p>
          </table:table-cell>
          <table:table-cell table:style-name="ce8" table:formula="of:=OFFSET([$actions_combos.A$2];FLOOR(ROW([.B210])/2)-1;0)" office:value-type="float" office:value="0" calcext:value-type="float">
            <text:p>0</text:p>
          </table:table-cell>
          <table:table-cell table:style-name="ce15" table:formula="of:=OFFSET([$actions_combos.B$2];FLOOR(ROW([.C210])/2)-1;0)" office:value-type="float" office:value="0" calcext:value-type="float">
            <text:p>0</text:p>
          </table:table-cell>
          <table:table-cell table:style-name="ce15" table:formula="of:=OFFSET([$actions_combos.C$2];FLOOR(ROW([.D210])/2)-1;0)" office:value-type="float" office:value="0" calcext:value-type="float">
            <text:p>0</text:p>
          </table:table-cell>
          <table:table-cell table:style-name="ce15" table:formula="of:=OFFSET([$actions_combos.D$2];FLOOR(ROW([.E210])/2)-1;0)" office:value-type="float" office:value="0" calcext:value-type="float">
            <text:p>0</text:p>
          </table:table-cell>
          <table:table-cell table:style-name="ce15" table:formula="of:=OFFSET([$actions_combos.E$2];FLOOR(ROW([.F210])/2)-1;0)" office:value-type="float" office:value="0" calcext:value-type="float">
            <text:p>0</text:p>
          </table:table-cell>
          <table:table-cell table:formula="of:=VLOOKUP([.C210];[$keys.$A$2:.$C$200];[.$A210]+1;0)" office:value-type="string" office:string-value="" calcext:value-type="error">
            <text:p>#N/A</text:p>
          </table:table-cell>
          <table:table-cell table:formula="of:=VLOOKUP([.D210];[$keys.$A$2:.$C$200];[.$A210]+1;0)" office:value-type="string" office:string-value="" calcext:value-type="error">
            <text:p>#N/A</text:p>
          </table:table-cell>
          <table:table-cell table:formula="of:=VLOOKUP([.E210];[$keys.$A$2:.$C$200];[.$A210]+1;0)" office:value-type="string" office:string-value="" calcext:value-type="error">
            <text:p>#N/A</text:p>
          </table:table-cell>
          <table:table-cell table:formula="of:=VLOOKUP([.F210];[$keys.$A$2:.$C$200];[.$A210]+1;0)" office:value-type="string" office:string-value="" calcext:value-type="error">
            <text:p>#N/A</text:p>
          </table:table-cell>
          <table:table-cell table:formula="of:=[.C210]&amp;&quot;_&quot;&amp;[.D210]&amp;IF(ISNA([.I210]);&quot;&quot;;&quot;_&quot;&amp;[.E210]&amp;IF(ISNA([.J210]);&quot;&quot;;&quot;_&quot;&amp;[.F210]))&amp;&quot;_&quot;&amp;TEXT([.A210];&quot;0&quot;)" office:value-type="string" office:string-value="0_0_1" calcext:value-type="string">
            <text:p>0_0_1</text:p>
          </table:table-cell>
          <table:table-cell table:formula="of:=[.G210]&amp;&quot;, &quot;&amp;[.H210]&amp;IF(ISNA([.I210]);&quot;&quot;;&quot;, &quot;&amp;[.I210]&amp;IF(ISNA([.J210]);&quot;&quot;;&quot;, &quot;&amp;[.J210]))" office:value-type="string" office:string-value="" calcext:value-type="error">
            <text:p>#N/A</text:p>
          </table:table-cell>
          <table:table-cell table:formula="of:=VLOOKUP([.B210];[$actions.$A$2:.$F$514];5;0)" office:value-type="string" office:string-value="" calcext:value-type="error">
            <text:p>#N/A</text:p>
          </table:table-cell>
          <table:table-cell table:formula="of:=VLOOKUP([.B210];[$actions.$A$2:.$D$514];2;0)" office:value-type="string" office:string-value="" calcext:value-type="error">
            <text:p>#N/A</text:p>
          </table:table-cell>
          <table:table-cell table:formula="of:=VLOOKUP([.B210];[$actions.$A$2:.$D$514];3;0)" office:value-type="string" office:string-value="" calcext:value-type="error">
            <text:p>#N/A</text:p>
          </table:table-cell>
          <table:table-cell table:formula="of:=VLOOKUP([.B210];[$actions.$A$2:.$D$514];4;0)" office:value-type="string" office:string-value="" calcext:value-type="error">
            <text:p>#N/A</text:p>
          </table:table-cell>
          <table:table-cell table:style-name="ce19" table:formula="of:=[.B210]&lt;&gt;0" office:value-type="boolean" office:boolean-value="false" calcext:value-type="boolean">
            <text:p>FALSE</text:p>
          </table:table-cell>
          <table:table-cell table:formula="of:=&quot;const uint16_t PROGMEM &quot;&amp;[.K210]&amp;&quot;_combo[] = {&quot;&amp;[.L210]&amp;&quot;, COMBO_END};&quot;" office:value-type="string" office:string-value="" calcext:value-type="error">
            <text:p>#N/A</text:p>
          </table:table-cell>
          <table:table-cell table:formula="of:=&quot;  COMBO_&quot;&amp;[.K21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10]&amp;&quot;] = COMBO&quot;&amp;IF([.M210]=&quot;key&quot;;&quot;&quot;;&quot;_ACTION&quot;)&amp;&quot;(&quot;&amp;[.K210]&amp;&quot;_combo&quot;&amp;IF([.M210]=&quot;key&quot;;&quot;, &quot;&amp;[.N210];&quot;&quot;)&amp;&quot;),&quot;" office:value-type="string" office:string-value="" calcext:value-type="error">
            <text:p>#N/A</text:p>
          </table:table-cell>
          <table:table-cell table:style-name="ce8" table:formula="of:=IF([.M210]=&quot;macro&quot;;&quot;    case &quot;&amp;&quot;COMBO_&quot;&amp;[.K210]&amp;&quot;: if (p) {&quot;&amp;[.O210]&amp;&quot;} &quot;&amp;IF([.P210]=&quot;&quot;;&quot;&quot;;&quot;else {&quot;&amp;[.P21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1]);2)+1" office:value-type="float" office:value="2" calcext:value-type="float">
            <text:p>2</text:p>
          </table:table-cell>
          <table:table-cell table:style-name="ce8" table:formula="of:=OFFSET([$actions_combos.A$2];FLOOR(ROW([.B211])/2)-1;0)" office:value-type="float" office:value="0" calcext:value-type="float">
            <text:p>0</text:p>
          </table:table-cell>
          <table:table-cell table:style-name="ce15" table:formula="of:=OFFSET([$actions_combos.B$2];FLOOR(ROW([.C211])/2)-1;0)" office:value-type="float" office:value="0" calcext:value-type="float">
            <text:p>0</text:p>
          </table:table-cell>
          <table:table-cell table:style-name="ce15" table:formula="of:=OFFSET([$actions_combos.C$2];FLOOR(ROW([.D211])/2)-1;0)" office:value-type="float" office:value="0" calcext:value-type="float">
            <text:p>0</text:p>
          </table:table-cell>
          <table:table-cell table:style-name="ce15" table:formula="of:=OFFSET([$actions_combos.D$2];FLOOR(ROW([.E211])/2)-1;0)" office:value-type="float" office:value="0" calcext:value-type="float">
            <text:p>0</text:p>
          </table:table-cell>
          <table:table-cell table:style-name="ce15" table:formula="of:=OFFSET([$actions_combos.E$2];FLOOR(ROW([.F211])/2)-1;0)" office:value-type="float" office:value="0" calcext:value-type="float">
            <text:p>0</text:p>
          </table:table-cell>
          <table:table-cell table:formula="of:=VLOOKUP([.C211];[$keys.$A$2:.$C$200];[.$A211]+1;0)" office:value-type="string" office:string-value="" calcext:value-type="error">
            <text:p>#N/A</text:p>
          </table:table-cell>
          <table:table-cell table:formula="of:=VLOOKUP([.D211];[$keys.$A$2:.$C$200];[.$A211]+1;0)" office:value-type="string" office:string-value="" calcext:value-type="error">
            <text:p>#N/A</text:p>
          </table:table-cell>
          <table:table-cell table:formula="of:=VLOOKUP([.E211];[$keys.$A$2:.$C$200];[.$A211]+1;0)" office:value-type="string" office:string-value="" calcext:value-type="error">
            <text:p>#N/A</text:p>
          </table:table-cell>
          <table:table-cell table:formula="of:=VLOOKUP([.F211];[$keys.$A$2:.$C$200];[.$A211]+1;0)" office:value-type="string" office:string-value="" calcext:value-type="error">
            <text:p>#N/A</text:p>
          </table:table-cell>
          <table:table-cell table:formula="of:=[.C211]&amp;&quot;_&quot;&amp;[.D211]&amp;IF(ISNA([.I211]);&quot;&quot;;&quot;_&quot;&amp;[.E211]&amp;IF(ISNA([.J211]);&quot;&quot;;&quot;_&quot;&amp;[.F211]))&amp;&quot;_&quot;&amp;TEXT([.A211];&quot;0&quot;)" office:value-type="string" office:string-value="0_0_2" calcext:value-type="string">
            <text:p>0_0_2</text:p>
          </table:table-cell>
          <table:table-cell table:formula="of:=[.G211]&amp;&quot;, &quot;&amp;[.H211]&amp;IF(ISNA([.I211]);&quot;&quot;;&quot;, &quot;&amp;[.I211]&amp;IF(ISNA([.J211]);&quot;&quot;;&quot;, &quot;&amp;[.J211]))" office:value-type="string" office:string-value="" calcext:value-type="error">
            <text:p>#N/A</text:p>
          </table:table-cell>
          <table:table-cell table:formula="of:=VLOOKUP([.B211];[$actions.$A$2:.$F$514];5;0)" office:value-type="string" office:string-value="" calcext:value-type="error">
            <text:p>#N/A</text:p>
          </table:table-cell>
          <table:table-cell table:formula="of:=VLOOKUP([.B211];[$actions.$A$2:.$D$514];2;0)" office:value-type="string" office:string-value="" calcext:value-type="error">
            <text:p>#N/A</text:p>
          </table:table-cell>
          <table:table-cell table:formula="of:=VLOOKUP([.B211];[$actions.$A$2:.$D$514];3;0)" office:value-type="string" office:string-value="" calcext:value-type="error">
            <text:p>#N/A</text:p>
          </table:table-cell>
          <table:table-cell table:formula="of:=VLOOKUP([.B211];[$actions.$A$2:.$D$514];4;0)" office:value-type="string" office:string-value="" calcext:value-type="error">
            <text:p>#N/A</text:p>
          </table:table-cell>
          <table:table-cell table:style-name="ce19" table:formula="of:=[.B211]&lt;&gt;0" office:value-type="boolean" office:boolean-value="false" calcext:value-type="boolean">
            <text:p>FALSE</text:p>
          </table:table-cell>
          <table:table-cell table:formula="of:=&quot;const uint16_t PROGMEM &quot;&amp;[.K211]&amp;&quot;_combo[] = {&quot;&amp;[.L211]&amp;&quot;, COMBO_END};&quot;" office:value-type="string" office:string-value="" calcext:value-type="error">
            <text:p>#N/A</text:p>
          </table:table-cell>
          <table:table-cell table:formula="of:=&quot;  COMBO_&quot;&amp;[.K21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11]&amp;&quot;] = COMBO&quot;&amp;IF([.M211]=&quot;key&quot;;&quot;&quot;;&quot;_ACTION&quot;)&amp;&quot;(&quot;&amp;[.K211]&amp;&quot;_combo&quot;&amp;IF([.M211]=&quot;key&quot;;&quot;, &quot;&amp;[.N211];&quot;&quot;)&amp;&quot;),&quot;" office:value-type="string" office:string-value="" calcext:value-type="error">
            <text:p>#N/A</text:p>
          </table:table-cell>
          <table:table-cell table:style-name="ce8" table:formula="of:=IF([.M211]=&quot;macro&quot;;&quot;    case &quot;&amp;&quot;COMBO_&quot;&amp;[.K211]&amp;&quot;: if (p) {&quot;&amp;[.O211]&amp;&quot;} &quot;&amp;IF([.P211]=&quot;&quot;;&quot;&quot;;&quot;else {&quot;&amp;[.P21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2]);2)+1" office:value-type="float" office:value="1" calcext:value-type="float">
            <text:p>1</text:p>
          </table:table-cell>
          <table:table-cell table:style-name="ce8" table:formula="of:=OFFSET([$actions_combos.A$2];FLOOR(ROW([.B212])/2)-1;0)" office:value-type="float" office:value="0" calcext:value-type="float">
            <text:p>0</text:p>
          </table:table-cell>
          <table:table-cell table:style-name="ce15" table:formula="of:=OFFSET([$actions_combos.B$2];FLOOR(ROW([.C212])/2)-1;0)" office:value-type="float" office:value="0" calcext:value-type="float">
            <text:p>0</text:p>
          </table:table-cell>
          <table:table-cell table:style-name="ce15" table:formula="of:=OFFSET([$actions_combos.C$2];FLOOR(ROW([.D212])/2)-1;0)" office:value-type="float" office:value="0" calcext:value-type="float">
            <text:p>0</text:p>
          </table:table-cell>
          <table:table-cell table:style-name="ce15" table:formula="of:=OFFSET([$actions_combos.D$2];FLOOR(ROW([.E212])/2)-1;0)" office:value-type="float" office:value="0" calcext:value-type="float">
            <text:p>0</text:p>
          </table:table-cell>
          <table:table-cell table:style-name="ce15" table:formula="of:=OFFSET([$actions_combos.E$2];FLOOR(ROW([.F212])/2)-1;0)" office:value-type="float" office:value="0" calcext:value-type="float">
            <text:p>0</text:p>
          </table:table-cell>
          <table:table-cell table:formula="of:=VLOOKUP([.C212];[$keys.$A$2:.$C$200];[.$A212]+1;0)" office:value-type="string" office:string-value="" calcext:value-type="error">
            <text:p>#N/A</text:p>
          </table:table-cell>
          <table:table-cell table:formula="of:=VLOOKUP([.D212];[$keys.$A$2:.$C$200];[.$A212]+1;0)" office:value-type="string" office:string-value="" calcext:value-type="error">
            <text:p>#N/A</text:p>
          </table:table-cell>
          <table:table-cell table:formula="of:=VLOOKUP([.E212];[$keys.$A$2:.$C$200];[.$A212]+1;0)" office:value-type="string" office:string-value="" calcext:value-type="error">
            <text:p>#N/A</text:p>
          </table:table-cell>
          <table:table-cell table:formula="of:=VLOOKUP([.F212];[$keys.$A$2:.$C$200];[.$A212]+1;0)" office:value-type="string" office:string-value="" calcext:value-type="error">
            <text:p>#N/A</text:p>
          </table:table-cell>
          <table:table-cell table:formula="of:=[.C212]&amp;&quot;_&quot;&amp;[.D212]&amp;IF(ISNA([.I212]);&quot;&quot;;&quot;_&quot;&amp;[.E212]&amp;IF(ISNA([.J212]);&quot;&quot;;&quot;_&quot;&amp;[.F212]))&amp;&quot;_&quot;&amp;TEXT([.A212];&quot;0&quot;)" office:value-type="string" office:string-value="0_0_1" calcext:value-type="string">
            <text:p>0_0_1</text:p>
          </table:table-cell>
          <table:table-cell table:formula="of:=[.G212]&amp;&quot;, &quot;&amp;[.H212]&amp;IF(ISNA([.I212]);&quot;&quot;;&quot;, &quot;&amp;[.I212]&amp;IF(ISNA([.J212]);&quot;&quot;;&quot;, &quot;&amp;[.J212]))" office:value-type="string" office:string-value="" calcext:value-type="error">
            <text:p>#N/A</text:p>
          </table:table-cell>
          <table:table-cell table:formula="of:=VLOOKUP([.B212];[$actions.$A$2:.$F$514];5;0)" office:value-type="string" office:string-value="" calcext:value-type="error">
            <text:p>#N/A</text:p>
          </table:table-cell>
          <table:table-cell table:formula="of:=VLOOKUP([.B212];[$actions.$A$2:.$D$514];2;0)" office:value-type="string" office:string-value="" calcext:value-type="error">
            <text:p>#N/A</text:p>
          </table:table-cell>
          <table:table-cell table:formula="of:=VLOOKUP([.B212];[$actions.$A$2:.$D$514];3;0)" office:value-type="string" office:string-value="" calcext:value-type="error">
            <text:p>#N/A</text:p>
          </table:table-cell>
          <table:table-cell table:formula="of:=VLOOKUP([.B212];[$actions.$A$2:.$D$514];4;0)" office:value-type="string" office:string-value="" calcext:value-type="error">
            <text:p>#N/A</text:p>
          </table:table-cell>
          <table:table-cell table:style-name="ce19" table:formula="of:=[.B212]&lt;&gt;0" office:value-type="boolean" office:boolean-value="false" calcext:value-type="boolean">
            <text:p>FALSE</text:p>
          </table:table-cell>
          <table:table-cell table:formula="of:=&quot;const uint16_t PROGMEM &quot;&amp;[.K212]&amp;&quot;_combo[] = {&quot;&amp;[.L212]&amp;&quot;, COMBO_END};&quot;" office:value-type="string" office:string-value="" calcext:value-type="error">
            <text:p>#N/A</text:p>
          </table:table-cell>
          <table:table-cell table:formula="of:=&quot;  COMBO_&quot;&amp;[.K21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12]&amp;&quot;] = COMBO&quot;&amp;IF([.M212]=&quot;key&quot;;&quot;&quot;;&quot;_ACTION&quot;)&amp;&quot;(&quot;&amp;[.K212]&amp;&quot;_combo&quot;&amp;IF([.M212]=&quot;key&quot;;&quot;, &quot;&amp;[.N212];&quot;&quot;)&amp;&quot;),&quot;" office:value-type="string" office:string-value="" calcext:value-type="error">
            <text:p>#N/A</text:p>
          </table:table-cell>
          <table:table-cell table:style-name="ce8" table:formula="of:=IF([.M212]=&quot;macro&quot;;&quot;    case &quot;&amp;&quot;COMBO_&quot;&amp;[.K212]&amp;&quot;: if (p) {&quot;&amp;[.O212]&amp;&quot;} &quot;&amp;IF([.P212]=&quot;&quot;;&quot;&quot;;&quot;else {&quot;&amp;[.P21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3]);2)+1" office:value-type="float" office:value="2" calcext:value-type="float">
            <text:p>2</text:p>
          </table:table-cell>
          <table:table-cell table:style-name="ce8" table:formula="of:=OFFSET([$actions_combos.A$2];FLOOR(ROW([.B213])/2)-1;0)" office:value-type="float" office:value="0" calcext:value-type="float">
            <text:p>0</text:p>
          </table:table-cell>
          <table:table-cell table:style-name="ce15" table:formula="of:=OFFSET([$actions_combos.B$2];FLOOR(ROW([.C213])/2)-1;0)" office:value-type="float" office:value="0" calcext:value-type="float">
            <text:p>0</text:p>
          </table:table-cell>
          <table:table-cell table:style-name="ce15" table:formula="of:=OFFSET([$actions_combos.C$2];FLOOR(ROW([.D213])/2)-1;0)" office:value-type="float" office:value="0" calcext:value-type="float">
            <text:p>0</text:p>
          </table:table-cell>
          <table:table-cell table:style-name="ce15" table:formula="of:=OFFSET([$actions_combos.D$2];FLOOR(ROW([.E213])/2)-1;0)" office:value-type="float" office:value="0" calcext:value-type="float">
            <text:p>0</text:p>
          </table:table-cell>
          <table:table-cell table:style-name="ce15" table:formula="of:=OFFSET([$actions_combos.E$2];FLOOR(ROW([.F213])/2)-1;0)" office:value-type="float" office:value="0" calcext:value-type="float">
            <text:p>0</text:p>
          </table:table-cell>
          <table:table-cell table:formula="of:=VLOOKUP([.C213];[$keys.$A$2:.$C$200];[.$A213]+1;0)" office:value-type="string" office:string-value="" calcext:value-type="error">
            <text:p>#N/A</text:p>
          </table:table-cell>
          <table:table-cell table:formula="of:=VLOOKUP([.D213];[$keys.$A$2:.$C$200];[.$A213]+1;0)" office:value-type="string" office:string-value="" calcext:value-type="error">
            <text:p>#N/A</text:p>
          </table:table-cell>
          <table:table-cell table:formula="of:=VLOOKUP([.E213];[$keys.$A$2:.$C$200];[.$A213]+1;0)" office:value-type="string" office:string-value="" calcext:value-type="error">
            <text:p>#N/A</text:p>
          </table:table-cell>
          <table:table-cell table:formula="of:=VLOOKUP([.F213];[$keys.$A$2:.$C$200];[.$A213]+1;0)" office:value-type="string" office:string-value="" calcext:value-type="error">
            <text:p>#N/A</text:p>
          </table:table-cell>
          <table:table-cell table:formula="of:=[.C213]&amp;&quot;_&quot;&amp;[.D213]&amp;IF(ISNA([.I213]);&quot;&quot;;&quot;_&quot;&amp;[.E213]&amp;IF(ISNA([.J213]);&quot;&quot;;&quot;_&quot;&amp;[.F213]))&amp;&quot;_&quot;&amp;TEXT([.A213];&quot;0&quot;)" office:value-type="string" office:string-value="0_0_2" calcext:value-type="string">
            <text:p>0_0_2</text:p>
          </table:table-cell>
          <table:table-cell table:formula="of:=[.G213]&amp;&quot;, &quot;&amp;[.H213]&amp;IF(ISNA([.I213]);&quot;&quot;;&quot;, &quot;&amp;[.I213]&amp;IF(ISNA([.J213]);&quot;&quot;;&quot;, &quot;&amp;[.J213]))" office:value-type="string" office:string-value="" calcext:value-type="error">
            <text:p>#N/A</text:p>
          </table:table-cell>
          <table:table-cell table:formula="of:=VLOOKUP([.B213];[$actions.$A$2:.$F$514];5;0)" office:value-type="string" office:string-value="" calcext:value-type="error">
            <text:p>#N/A</text:p>
          </table:table-cell>
          <table:table-cell table:formula="of:=VLOOKUP([.B213];[$actions.$A$2:.$D$514];2;0)" office:value-type="string" office:string-value="" calcext:value-type="error">
            <text:p>#N/A</text:p>
          </table:table-cell>
          <table:table-cell table:formula="of:=VLOOKUP([.B213];[$actions.$A$2:.$D$514];3;0)" office:value-type="string" office:string-value="" calcext:value-type="error">
            <text:p>#N/A</text:p>
          </table:table-cell>
          <table:table-cell table:formula="of:=VLOOKUP([.B213];[$actions.$A$2:.$D$514];4;0)" office:value-type="string" office:string-value="" calcext:value-type="error">
            <text:p>#N/A</text:p>
          </table:table-cell>
          <table:table-cell table:style-name="ce19" table:formula="of:=[.B213]&lt;&gt;0" office:value-type="boolean" office:boolean-value="false" calcext:value-type="boolean">
            <text:p>FALSE</text:p>
          </table:table-cell>
          <table:table-cell table:formula="of:=&quot;const uint16_t PROGMEM &quot;&amp;[.K213]&amp;&quot;_combo[] = {&quot;&amp;[.L213]&amp;&quot;, COMBO_END};&quot;" office:value-type="string" office:string-value="" calcext:value-type="error">
            <text:p>#N/A</text:p>
          </table:table-cell>
          <table:table-cell table:formula="of:=&quot;  COMBO_&quot;&amp;[.K21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13]&amp;&quot;] = COMBO&quot;&amp;IF([.M213]=&quot;key&quot;;&quot;&quot;;&quot;_ACTION&quot;)&amp;&quot;(&quot;&amp;[.K213]&amp;&quot;_combo&quot;&amp;IF([.M213]=&quot;key&quot;;&quot;, &quot;&amp;[.N213];&quot;&quot;)&amp;&quot;),&quot;" office:value-type="string" office:string-value="" calcext:value-type="error">
            <text:p>#N/A</text:p>
          </table:table-cell>
          <table:table-cell table:style-name="ce8" table:formula="of:=IF([.M213]=&quot;macro&quot;;&quot;    case &quot;&amp;&quot;COMBO_&quot;&amp;[.K213]&amp;&quot;: if (p) {&quot;&amp;[.O213]&amp;&quot;} &quot;&amp;IF([.P213]=&quot;&quot;;&quot;&quot;;&quot;else {&quot;&amp;[.P21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4]);2)+1" office:value-type="float" office:value="1" calcext:value-type="float">
            <text:p>1</text:p>
          </table:table-cell>
          <table:table-cell table:style-name="ce8" table:formula="of:=OFFSET([$actions_combos.A$2];FLOOR(ROW([.B214])/2)-1;0)" office:value-type="float" office:value="0" calcext:value-type="float">
            <text:p>0</text:p>
          </table:table-cell>
          <table:table-cell table:style-name="ce15" table:formula="of:=OFFSET([$actions_combos.B$2];FLOOR(ROW([.C214])/2)-1;0)" office:value-type="float" office:value="0" calcext:value-type="float">
            <text:p>0</text:p>
          </table:table-cell>
          <table:table-cell table:style-name="ce15" table:formula="of:=OFFSET([$actions_combos.C$2];FLOOR(ROW([.D214])/2)-1;0)" office:value-type="float" office:value="0" calcext:value-type="float">
            <text:p>0</text:p>
          </table:table-cell>
          <table:table-cell table:style-name="ce15" table:formula="of:=OFFSET([$actions_combos.D$2];FLOOR(ROW([.E214])/2)-1;0)" office:value-type="float" office:value="0" calcext:value-type="float">
            <text:p>0</text:p>
          </table:table-cell>
          <table:table-cell table:style-name="ce15" table:formula="of:=OFFSET([$actions_combos.E$2];FLOOR(ROW([.F214])/2)-1;0)" office:value-type="float" office:value="0" calcext:value-type="float">
            <text:p>0</text:p>
          </table:table-cell>
          <table:table-cell table:formula="of:=VLOOKUP([.C214];[$keys.$A$2:.$C$200];[.$A214]+1;0)" office:value-type="string" office:string-value="" calcext:value-type="error">
            <text:p>#N/A</text:p>
          </table:table-cell>
          <table:table-cell table:formula="of:=VLOOKUP([.D214];[$keys.$A$2:.$C$200];[.$A214]+1;0)" office:value-type="string" office:string-value="" calcext:value-type="error">
            <text:p>#N/A</text:p>
          </table:table-cell>
          <table:table-cell table:formula="of:=VLOOKUP([.E214];[$keys.$A$2:.$C$200];[.$A214]+1;0)" office:value-type="string" office:string-value="" calcext:value-type="error">
            <text:p>#N/A</text:p>
          </table:table-cell>
          <table:table-cell table:formula="of:=VLOOKUP([.F214];[$keys.$A$2:.$C$200];[.$A214]+1;0)" office:value-type="string" office:string-value="" calcext:value-type="error">
            <text:p>#N/A</text:p>
          </table:table-cell>
          <table:table-cell table:formula="of:=[.C214]&amp;&quot;_&quot;&amp;[.D214]&amp;IF(ISNA([.I214]);&quot;&quot;;&quot;_&quot;&amp;[.E214]&amp;IF(ISNA([.J214]);&quot;&quot;;&quot;_&quot;&amp;[.F214]))&amp;&quot;_&quot;&amp;TEXT([.A214];&quot;0&quot;)" office:value-type="string" office:string-value="0_0_1" calcext:value-type="string">
            <text:p>0_0_1</text:p>
          </table:table-cell>
          <table:table-cell table:formula="of:=[.G214]&amp;&quot;, &quot;&amp;[.H214]&amp;IF(ISNA([.I214]);&quot;&quot;;&quot;, &quot;&amp;[.I214]&amp;IF(ISNA([.J214]);&quot;&quot;;&quot;, &quot;&amp;[.J214]))" office:value-type="string" office:string-value="" calcext:value-type="error">
            <text:p>#N/A</text:p>
          </table:table-cell>
          <table:table-cell table:formula="of:=VLOOKUP([.B214];[$actions.$A$2:.$F$514];5;0)" office:value-type="string" office:string-value="" calcext:value-type="error">
            <text:p>#N/A</text:p>
          </table:table-cell>
          <table:table-cell table:formula="of:=VLOOKUP([.B214];[$actions.$A$2:.$D$514];2;0)" office:value-type="string" office:string-value="" calcext:value-type="error">
            <text:p>#N/A</text:p>
          </table:table-cell>
          <table:table-cell table:formula="of:=VLOOKUP([.B214];[$actions.$A$2:.$D$514];3;0)" office:value-type="string" office:string-value="" calcext:value-type="error">
            <text:p>#N/A</text:p>
          </table:table-cell>
          <table:table-cell table:formula="of:=VLOOKUP([.B214];[$actions.$A$2:.$D$514];4;0)" office:value-type="string" office:string-value="" calcext:value-type="error">
            <text:p>#N/A</text:p>
          </table:table-cell>
          <table:table-cell table:style-name="ce19" table:formula="of:=[.B214]&lt;&gt;0" office:value-type="boolean" office:boolean-value="false" calcext:value-type="boolean">
            <text:p>FALSE</text:p>
          </table:table-cell>
          <table:table-cell table:formula="of:=&quot;const uint16_t PROGMEM &quot;&amp;[.K214]&amp;&quot;_combo[] = {&quot;&amp;[.L214]&amp;&quot;, COMBO_END};&quot;" office:value-type="string" office:string-value="" calcext:value-type="error">
            <text:p>#N/A</text:p>
          </table:table-cell>
          <table:table-cell table:formula="of:=&quot;  COMBO_&quot;&amp;[.K21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14]&amp;&quot;] = COMBO&quot;&amp;IF([.M214]=&quot;key&quot;;&quot;&quot;;&quot;_ACTION&quot;)&amp;&quot;(&quot;&amp;[.K214]&amp;&quot;_combo&quot;&amp;IF([.M214]=&quot;key&quot;;&quot;, &quot;&amp;[.N214];&quot;&quot;)&amp;&quot;),&quot;" office:value-type="string" office:string-value="" calcext:value-type="error">
            <text:p>#N/A</text:p>
          </table:table-cell>
          <table:table-cell table:style-name="ce8" table:formula="of:=IF([.M214]=&quot;macro&quot;;&quot;    case &quot;&amp;&quot;COMBO_&quot;&amp;[.K214]&amp;&quot;: if (p) {&quot;&amp;[.O214]&amp;&quot;} &quot;&amp;IF([.P214]=&quot;&quot;;&quot;&quot;;&quot;else {&quot;&amp;[.P21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5]);2)+1" office:value-type="float" office:value="2" calcext:value-type="float">
            <text:p>2</text:p>
          </table:table-cell>
          <table:table-cell table:style-name="ce8" table:formula="of:=OFFSET([$actions_combos.A$2];FLOOR(ROW([.B215])/2)-1;0)" office:value-type="float" office:value="0" calcext:value-type="float">
            <text:p>0</text:p>
          </table:table-cell>
          <table:table-cell table:style-name="ce15" table:formula="of:=OFFSET([$actions_combos.B$2];FLOOR(ROW([.C215])/2)-1;0)" office:value-type="float" office:value="0" calcext:value-type="float">
            <text:p>0</text:p>
          </table:table-cell>
          <table:table-cell table:style-name="ce15" table:formula="of:=OFFSET([$actions_combos.C$2];FLOOR(ROW([.D215])/2)-1;0)" office:value-type="float" office:value="0" calcext:value-type="float">
            <text:p>0</text:p>
          </table:table-cell>
          <table:table-cell table:style-name="ce15" table:formula="of:=OFFSET([$actions_combos.D$2];FLOOR(ROW([.E215])/2)-1;0)" office:value-type="float" office:value="0" calcext:value-type="float">
            <text:p>0</text:p>
          </table:table-cell>
          <table:table-cell table:style-name="ce15" table:formula="of:=OFFSET([$actions_combos.E$2];FLOOR(ROW([.F215])/2)-1;0)" office:value-type="float" office:value="0" calcext:value-type="float">
            <text:p>0</text:p>
          </table:table-cell>
          <table:table-cell table:formula="of:=VLOOKUP([.C215];[$keys.$A$2:.$C$200];[.$A215]+1;0)" office:value-type="string" office:string-value="" calcext:value-type="error">
            <text:p>#N/A</text:p>
          </table:table-cell>
          <table:table-cell table:formula="of:=VLOOKUP([.D215];[$keys.$A$2:.$C$200];[.$A215]+1;0)" office:value-type="string" office:string-value="" calcext:value-type="error">
            <text:p>#N/A</text:p>
          </table:table-cell>
          <table:table-cell table:formula="of:=VLOOKUP([.E215];[$keys.$A$2:.$C$200];[.$A215]+1;0)" office:value-type="string" office:string-value="" calcext:value-type="error">
            <text:p>#N/A</text:p>
          </table:table-cell>
          <table:table-cell table:formula="of:=VLOOKUP([.F215];[$keys.$A$2:.$C$200];[.$A215]+1;0)" office:value-type="string" office:string-value="" calcext:value-type="error">
            <text:p>#N/A</text:p>
          </table:table-cell>
          <table:table-cell table:formula="of:=[.C215]&amp;&quot;_&quot;&amp;[.D215]&amp;IF(ISNA([.I215]);&quot;&quot;;&quot;_&quot;&amp;[.E215]&amp;IF(ISNA([.J215]);&quot;&quot;;&quot;_&quot;&amp;[.F215]))&amp;&quot;_&quot;&amp;TEXT([.A215];&quot;0&quot;)" office:value-type="string" office:string-value="0_0_2" calcext:value-type="string">
            <text:p>0_0_2</text:p>
          </table:table-cell>
          <table:table-cell table:formula="of:=[.G215]&amp;&quot;, &quot;&amp;[.H215]&amp;IF(ISNA([.I215]);&quot;&quot;;&quot;, &quot;&amp;[.I215]&amp;IF(ISNA([.J215]);&quot;&quot;;&quot;, &quot;&amp;[.J215]))" office:value-type="string" office:string-value="" calcext:value-type="error">
            <text:p>#N/A</text:p>
          </table:table-cell>
          <table:table-cell table:formula="of:=VLOOKUP([.B215];[$actions.$A$2:.$F$514];5;0)" office:value-type="string" office:string-value="" calcext:value-type="error">
            <text:p>#N/A</text:p>
          </table:table-cell>
          <table:table-cell table:formula="of:=VLOOKUP([.B215];[$actions.$A$2:.$D$514];2;0)" office:value-type="string" office:string-value="" calcext:value-type="error">
            <text:p>#N/A</text:p>
          </table:table-cell>
          <table:table-cell table:formula="of:=VLOOKUP([.B215];[$actions.$A$2:.$D$514];3;0)" office:value-type="string" office:string-value="" calcext:value-type="error">
            <text:p>#N/A</text:p>
          </table:table-cell>
          <table:table-cell table:formula="of:=VLOOKUP([.B215];[$actions.$A$2:.$D$514];4;0)" office:value-type="string" office:string-value="" calcext:value-type="error">
            <text:p>#N/A</text:p>
          </table:table-cell>
          <table:table-cell table:style-name="ce19" table:formula="of:=[.B215]&lt;&gt;0" office:value-type="boolean" office:boolean-value="false" calcext:value-type="boolean">
            <text:p>FALSE</text:p>
          </table:table-cell>
          <table:table-cell table:formula="of:=&quot;const uint16_t PROGMEM &quot;&amp;[.K215]&amp;&quot;_combo[] = {&quot;&amp;[.L215]&amp;&quot;, COMBO_END};&quot;" office:value-type="string" office:string-value="" calcext:value-type="error">
            <text:p>#N/A</text:p>
          </table:table-cell>
          <table:table-cell table:formula="of:=&quot;  COMBO_&quot;&amp;[.K21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15]&amp;&quot;] = COMBO&quot;&amp;IF([.M215]=&quot;key&quot;;&quot;&quot;;&quot;_ACTION&quot;)&amp;&quot;(&quot;&amp;[.K215]&amp;&quot;_combo&quot;&amp;IF([.M215]=&quot;key&quot;;&quot;, &quot;&amp;[.N215];&quot;&quot;)&amp;&quot;),&quot;" office:value-type="string" office:string-value="" calcext:value-type="error">
            <text:p>#N/A</text:p>
          </table:table-cell>
          <table:table-cell table:style-name="ce8" table:formula="of:=IF([.M215]=&quot;macro&quot;;&quot;    case &quot;&amp;&quot;COMBO_&quot;&amp;[.K215]&amp;&quot;: if (p) {&quot;&amp;[.O215]&amp;&quot;} &quot;&amp;IF([.P215]=&quot;&quot;;&quot;&quot;;&quot;else {&quot;&amp;[.P21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6]);2)+1" office:value-type="float" office:value="1" calcext:value-type="float">
            <text:p>1</text:p>
          </table:table-cell>
          <table:table-cell table:style-name="ce8" table:formula="of:=OFFSET([$actions_combos.A$2];FLOOR(ROW([.B216])/2)-1;0)" office:value-type="float" office:value="0" calcext:value-type="float">
            <text:p>0</text:p>
          </table:table-cell>
          <table:table-cell table:style-name="ce15" table:formula="of:=OFFSET([$actions_combos.B$2];FLOOR(ROW([.C216])/2)-1;0)" office:value-type="float" office:value="0" calcext:value-type="float">
            <text:p>0</text:p>
          </table:table-cell>
          <table:table-cell table:style-name="ce15" table:formula="of:=OFFSET([$actions_combos.C$2];FLOOR(ROW([.D216])/2)-1;0)" office:value-type="float" office:value="0" calcext:value-type="float">
            <text:p>0</text:p>
          </table:table-cell>
          <table:table-cell table:style-name="ce15" table:formula="of:=OFFSET([$actions_combos.D$2];FLOOR(ROW([.E216])/2)-1;0)" office:value-type="float" office:value="0" calcext:value-type="float">
            <text:p>0</text:p>
          </table:table-cell>
          <table:table-cell table:style-name="ce15" table:formula="of:=OFFSET([$actions_combos.E$2];FLOOR(ROW([.F216])/2)-1;0)" office:value-type="float" office:value="0" calcext:value-type="float">
            <text:p>0</text:p>
          </table:table-cell>
          <table:table-cell table:formula="of:=VLOOKUP([.C216];[$keys.$A$2:.$C$200];[.$A216]+1;0)" office:value-type="string" office:string-value="" calcext:value-type="error">
            <text:p>#N/A</text:p>
          </table:table-cell>
          <table:table-cell table:formula="of:=VLOOKUP([.D216];[$keys.$A$2:.$C$200];[.$A216]+1;0)" office:value-type="string" office:string-value="" calcext:value-type="error">
            <text:p>#N/A</text:p>
          </table:table-cell>
          <table:table-cell table:formula="of:=VLOOKUP([.E216];[$keys.$A$2:.$C$200];[.$A216]+1;0)" office:value-type="string" office:string-value="" calcext:value-type="error">
            <text:p>#N/A</text:p>
          </table:table-cell>
          <table:table-cell table:formula="of:=VLOOKUP([.F216];[$keys.$A$2:.$C$200];[.$A216]+1;0)" office:value-type="string" office:string-value="" calcext:value-type="error">
            <text:p>#N/A</text:p>
          </table:table-cell>
          <table:table-cell table:formula="of:=[.C216]&amp;&quot;_&quot;&amp;[.D216]&amp;IF(ISNA([.I216]);&quot;&quot;;&quot;_&quot;&amp;[.E216]&amp;IF(ISNA([.J216]);&quot;&quot;;&quot;_&quot;&amp;[.F216]))&amp;&quot;_&quot;&amp;TEXT([.A216];&quot;0&quot;)" office:value-type="string" office:string-value="0_0_1" calcext:value-type="string">
            <text:p>0_0_1</text:p>
          </table:table-cell>
          <table:table-cell table:formula="of:=[.G216]&amp;&quot;, &quot;&amp;[.H216]&amp;IF(ISNA([.I216]);&quot;&quot;;&quot;, &quot;&amp;[.I216]&amp;IF(ISNA([.J216]);&quot;&quot;;&quot;, &quot;&amp;[.J216]))" office:value-type="string" office:string-value="" calcext:value-type="error">
            <text:p>#N/A</text:p>
          </table:table-cell>
          <table:table-cell table:formula="of:=VLOOKUP([.B216];[$actions.$A$2:.$F$514];5;0)" office:value-type="string" office:string-value="" calcext:value-type="error">
            <text:p>#N/A</text:p>
          </table:table-cell>
          <table:table-cell table:formula="of:=VLOOKUP([.B216];[$actions.$A$2:.$D$514];2;0)" office:value-type="string" office:string-value="" calcext:value-type="error">
            <text:p>#N/A</text:p>
          </table:table-cell>
          <table:table-cell table:formula="of:=VLOOKUP([.B216];[$actions.$A$2:.$D$514];3;0)" office:value-type="string" office:string-value="" calcext:value-type="error">
            <text:p>#N/A</text:p>
          </table:table-cell>
          <table:table-cell table:formula="of:=VLOOKUP([.B216];[$actions.$A$2:.$D$514];4;0)" office:value-type="string" office:string-value="" calcext:value-type="error">
            <text:p>#N/A</text:p>
          </table:table-cell>
          <table:table-cell table:style-name="ce19" table:formula="of:=[.B216]&lt;&gt;0" office:value-type="boolean" office:boolean-value="false" calcext:value-type="boolean">
            <text:p>FALSE</text:p>
          </table:table-cell>
          <table:table-cell table:formula="of:=&quot;const uint16_t PROGMEM &quot;&amp;[.K216]&amp;&quot;_combo[] = {&quot;&amp;[.L216]&amp;&quot;, COMBO_END};&quot;" office:value-type="string" office:string-value="" calcext:value-type="error">
            <text:p>#N/A</text:p>
          </table:table-cell>
          <table:table-cell table:formula="of:=&quot;  COMBO_&quot;&amp;[.K21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16]&amp;&quot;] = COMBO&quot;&amp;IF([.M216]=&quot;key&quot;;&quot;&quot;;&quot;_ACTION&quot;)&amp;&quot;(&quot;&amp;[.K216]&amp;&quot;_combo&quot;&amp;IF([.M216]=&quot;key&quot;;&quot;, &quot;&amp;[.N216];&quot;&quot;)&amp;&quot;),&quot;" office:value-type="string" office:string-value="" calcext:value-type="error">
            <text:p>#N/A</text:p>
          </table:table-cell>
          <table:table-cell table:style-name="ce8" table:formula="of:=IF([.M216]=&quot;macro&quot;;&quot;    case &quot;&amp;&quot;COMBO_&quot;&amp;[.K216]&amp;&quot;: if (p) {&quot;&amp;[.O216]&amp;&quot;} &quot;&amp;IF([.P216]=&quot;&quot;;&quot;&quot;;&quot;else {&quot;&amp;[.P21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7]);2)+1" office:value-type="float" office:value="2" calcext:value-type="float">
            <text:p>2</text:p>
          </table:table-cell>
          <table:table-cell table:style-name="ce8" table:formula="of:=OFFSET([$actions_combos.A$2];FLOOR(ROW([.B217])/2)-1;0)" office:value-type="float" office:value="0" calcext:value-type="float">
            <text:p>0</text:p>
          </table:table-cell>
          <table:table-cell table:style-name="ce15" table:formula="of:=OFFSET([$actions_combos.B$2];FLOOR(ROW([.C217])/2)-1;0)" office:value-type="float" office:value="0" calcext:value-type="float">
            <text:p>0</text:p>
          </table:table-cell>
          <table:table-cell table:style-name="ce15" table:formula="of:=OFFSET([$actions_combos.C$2];FLOOR(ROW([.D217])/2)-1;0)" office:value-type="float" office:value="0" calcext:value-type="float">
            <text:p>0</text:p>
          </table:table-cell>
          <table:table-cell table:style-name="ce15" table:formula="of:=OFFSET([$actions_combos.D$2];FLOOR(ROW([.E217])/2)-1;0)" office:value-type="float" office:value="0" calcext:value-type="float">
            <text:p>0</text:p>
          </table:table-cell>
          <table:table-cell table:style-name="ce15" table:formula="of:=OFFSET([$actions_combos.E$2];FLOOR(ROW([.F217])/2)-1;0)" office:value-type="float" office:value="0" calcext:value-type="float">
            <text:p>0</text:p>
          </table:table-cell>
          <table:table-cell table:formula="of:=VLOOKUP([.C217];[$keys.$A$2:.$C$200];[.$A217]+1;0)" office:value-type="string" office:string-value="" calcext:value-type="error">
            <text:p>#N/A</text:p>
          </table:table-cell>
          <table:table-cell table:formula="of:=VLOOKUP([.D217];[$keys.$A$2:.$C$200];[.$A217]+1;0)" office:value-type="string" office:string-value="" calcext:value-type="error">
            <text:p>#N/A</text:p>
          </table:table-cell>
          <table:table-cell table:formula="of:=VLOOKUP([.E217];[$keys.$A$2:.$C$200];[.$A217]+1;0)" office:value-type="string" office:string-value="" calcext:value-type="error">
            <text:p>#N/A</text:p>
          </table:table-cell>
          <table:table-cell table:formula="of:=VLOOKUP([.F217];[$keys.$A$2:.$C$200];[.$A217]+1;0)" office:value-type="string" office:string-value="" calcext:value-type="error">
            <text:p>#N/A</text:p>
          </table:table-cell>
          <table:table-cell table:formula="of:=[.C217]&amp;&quot;_&quot;&amp;[.D217]&amp;IF(ISNA([.I217]);&quot;&quot;;&quot;_&quot;&amp;[.E217]&amp;IF(ISNA([.J217]);&quot;&quot;;&quot;_&quot;&amp;[.F217]))&amp;&quot;_&quot;&amp;TEXT([.A217];&quot;0&quot;)" office:value-type="string" office:string-value="0_0_2" calcext:value-type="string">
            <text:p>0_0_2</text:p>
          </table:table-cell>
          <table:table-cell table:formula="of:=[.G217]&amp;&quot;, &quot;&amp;[.H217]&amp;IF(ISNA([.I217]);&quot;&quot;;&quot;, &quot;&amp;[.I217]&amp;IF(ISNA([.J217]);&quot;&quot;;&quot;, &quot;&amp;[.J217]))" office:value-type="string" office:string-value="" calcext:value-type="error">
            <text:p>#N/A</text:p>
          </table:table-cell>
          <table:table-cell table:formula="of:=VLOOKUP([.B217];[$actions.$A$2:.$F$514];5;0)" office:value-type="string" office:string-value="" calcext:value-type="error">
            <text:p>#N/A</text:p>
          </table:table-cell>
          <table:table-cell table:formula="of:=VLOOKUP([.B217];[$actions.$A$2:.$D$514];2;0)" office:value-type="string" office:string-value="" calcext:value-type="error">
            <text:p>#N/A</text:p>
          </table:table-cell>
          <table:table-cell table:formula="of:=VLOOKUP([.B217];[$actions.$A$2:.$D$514];3;0)" office:value-type="string" office:string-value="" calcext:value-type="error">
            <text:p>#N/A</text:p>
          </table:table-cell>
          <table:table-cell table:formula="of:=VLOOKUP([.B217];[$actions.$A$2:.$D$514];4;0)" office:value-type="string" office:string-value="" calcext:value-type="error">
            <text:p>#N/A</text:p>
          </table:table-cell>
          <table:table-cell table:style-name="ce19" table:formula="of:=[.B217]&lt;&gt;0" office:value-type="boolean" office:boolean-value="false" calcext:value-type="boolean">
            <text:p>FALSE</text:p>
          </table:table-cell>
          <table:table-cell table:formula="of:=&quot;const uint16_t PROGMEM &quot;&amp;[.K217]&amp;&quot;_combo[] = {&quot;&amp;[.L217]&amp;&quot;, COMBO_END};&quot;" office:value-type="string" office:string-value="" calcext:value-type="error">
            <text:p>#N/A</text:p>
          </table:table-cell>
          <table:table-cell table:formula="of:=&quot;  COMBO_&quot;&amp;[.K21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17]&amp;&quot;] = COMBO&quot;&amp;IF([.M217]=&quot;key&quot;;&quot;&quot;;&quot;_ACTION&quot;)&amp;&quot;(&quot;&amp;[.K217]&amp;&quot;_combo&quot;&amp;IF([.M217]=&quot;key&quot;;&quot;, &quot;&amp;[.N217];&quot;&quot;)&amp;&quot;),&quot;" office:value-type="string" office:string-value="" calcext:value-type="error">
            <text:p>#N/A</text:p>
          </table:table-cell>
          <table:table-cell table:style-name="ce8" table:formula="of:=IF([.M217]=&quot;macro&quot;;&quot;    case &quot;&amp;&quot;COMBO_&quot;&amp;[.K217]&amp;&quot;: if (p) {&quot;&amp;[.O217]&amp;&quot;} &quot;&amp;IF([.P217]=&quot;&quot;;&quot;&quot;;&quot;else {&quot;&amp;[.P21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8]);2)+1" office:value-type="float" office:value="1" calcext:value-type="float">
            <text:p>1</text:p>
          </table:table-cell>
          <table:table-cell table:style-name="ce8" table:formula="of:=OFFSET([$actions_combos.A$2];FLOOR(ROW([.B218])/2)-1;0)" office:value-type="float" office:value="0" calcext:value-type="float">
            <text:p>0</text:p>
          </table:table-cell>
          <table:table-cell table:style-name="ce15" table:formula="of:=OFFSET([$actions_combos.B$2];FLOOR(ROW([.C218])/2)-1;0)" office:value-type="float" office:value="0" calcext:value-type="float">
            <text:p>0</text:p>
          </table:table-cell>
          <table:table-cell table:style-name="ce15" table:formula="of:=OFFSET([$actions_combos.C$2];FLOOR(ROW([.D218])/2)-1;0)" office:value-type="float" office:value="0" calcext:value-type="float">
            <text:p>0</text:p>
          </table:table-cell>
          <table:table-cell table:style-name="ce15" table:formula="of:=OFFSET([$actions_combos.D$2];FLOOR(ROW([.E218])/2)-1;0)" office:value-type="float" office:value="0" calcext:value-type="float">
            <text:p>0</text:p>
          </table:table-cell>
          <table:table-cell table:style-name="ce15" table:formula="of:=OFFSET([$actions_combos.E$2];FLOOR(ROW([.F218])/2)-1;0)" office:value-type="float" office:value="0" calcext:value-type="float">
            <text:p>0</text:p>
          </table:table-cell>
          <table:table-cell table:formula="of:=VLOOKUP([.C218];[$keys.$A$2:.$C$200];[.$A218]+1;0)" office:value-type="string" office:string-value="" calcext:value-type="error">
            <text:p>#N/A</text:p>
          </table:table-cell>
          <table:table-cell table:formula="of:=VLOOKUP([.D218];[$keys.$A$2:.$C$200];[.$A218]+1;0)" office:value-type="string" office:string-value="" calcext:value-type="error">
            <text:p>#N/A</text:p>
          </table:table-cell>
          <table:table-cell table:formula="of:=VLOOKUP([.E218];[$keys.$A$2:.$C$200];[.$A218]+1;0)" office:value-type="string" office:string-value="" calcext:value-type="error">
            <text:p>#N/A</text:p>
          </table:table-cell>
          <table:table-cell table:formula="of:=VLOOKUP([.F218];[$keys.$A$2:.$C$200];[.$A218]+1;0)" office:value-type="string" office:string-value="" calcext:value-type="error">
            <text:p>#N/A</text:p>
          </table:table-cell>
          <table:table-cell table:formula="of:=[.C218]&amp;&quot;_&quot;&amp;[.D218]&amp;IF(ISNA([.I218]);&quot;&quot;;&quot;_&quot;&amp;[.E218]&amp;IF(ISNA([.J218]);&quot;&quot;;&quot;_&quot;&amp;[.F218]))&amp;&quot;_&quot;&amp;TEXT([.A218];&quot;0&quot;)" office:value-type="string" office:string-value="0_0_1" calcext:value-type="string">
            <text:p>0_0_1</text:p>
          </table:table-cell>
          <table:table-cell table:formula="of:=[.G218]&amp;&quot;, &quot;&amp;[.H218]&amp;IF(ISNA([.I218]);&quot;&quot;;&quot;, &quot;&amp;[.I218]&amp;IF(ISNA([.J218]);&quot;&quot;;&quot;, &quot;&amp;[.J218]))" office:value-type="string" office:string-value="" calcext:value-type="error">
            <text:p>#N/A</text:p>
          </table:table-cell>
          <table:table-cell table:formula="of:=VLOOKUP([.B218];[$actions.$A$2:.$F$514];5;0)" office:value-type="string" office:string-value="" calcext:value-type="error">
            <text:p>#N/A</text:p>
          </table:table-cell>
          <table:table-cell table:formula="of:=VLOOKUP([.B218];[$actions.$A$2:.$D$514];2;0)" office:value-type="string" office:string-value="" calcext:value-type="error">
            <text:p>#N/A</text:p>
          </table:table-cell>
          <table:table-cell table:formula="of:=VLOOKUP([.B218];[$actions.$A$2:.$D$514];3;0)" office:value-type="string" office:string-value="" calcext:value-type="error">
            <text:p>#N/A</text:p>
          </table:table-cell>
          <table:table-cell table:formula="of:=VLOOKUP([.B218];[$actions.$A$2:.$D$514];4;0)" office:value-type="string" office:string-value="" calcext:value-type="error">
            <text:p>#N/A</text:p>
          </table:table-cell>
          <table:table-cell table:style-name="ce19" table:formula="of:=[.B218]&lt;&gt;0" office:value-type="boolean" office:boolean-value="false" calcext:value-type="boolean">
            <text:p>FALSE</text:p>
          </table:table-cell>
          <table:table-cell table:formula="of:=&quot;const uint16_t PROGMEM &quot;&amp;[.K218]&amp;&quot;_combo[] = {&quot;&amp;[.L218]&amp;&quot;, COMBO_END};&quot;" office:value-type="string" office:string-value="" calcext:value-type="error">
            <text:p>#N/A</text:p>
          </table:table-cell>
          <table:table-cell table:formula="of:=&quot;  COMBO_&quot;&amp;[.K21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18]&amp;&quot;] = COMBO&quot;&amp;IF([.M218]=&quot;key&quot;;&quot;&quot;;&quot;_ACTION&quot;)&amp;&quot;(&quot;&amp;[.K218]&amp;&quot;_combo&quot;&amp;IF([.M218]=&quot;key&quot;;&quot;, &quot;&amp;[.N218];&quot;&quot;)&amp;&quot;),&quot;" office:value-type="string" office:string-value="" calcext:value-type="error">
            <text:p>#N/A</text:p>
          </table:table-cell>
          <table:table-cell table:style-name="ce8" table:formula="of:=IF([.M218]=&quot;macro&quot;;&quot;    case &quot;&amp;&quot;COMBO_&quot;&amp;[.K218]&amp;&quot;: if (p) {&quot;&amp;[.O218]&amp;&quot;} &quot;&amp;IF([.P218]=&quot;&quot;;&quot;&quot;;&quot;else {&quot;&amp;[.P21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9]);2)+1" office:value-type="float" office:value="2" calcext:value-type="float">
            <text:p>2</text:p>
          </table:table-cell>
          <table:table-cell table:style-name="ce8" table:formula="of:=OFFSET([$actions_combos.A$2];FLOOR(ROW([.B219])/2)-1;0)" office:value-type="float" office:value="0" calcext:value-type="float">
            <text:p>0</text:p>
          </table:table-cell>
          <table:table-cell table:style-name="ce15" table:formula="of:=OFFSET([$actions_combos.B$2];FLOOR(ROW([.C219])/2)-1;0)" office:value-type="float" office:value="0" calcext:value-type="float">
            <text:p>0</text:p>
          </table:table-cell>
          <table:table-cell table:style-name="ce15" table:formula="of:=OFFSET([$actions_combos.C$2];FLOOR(ROW([.D219])/2)-1;0)" office:value-type="float" office:value="0" calcext:value-type="float">
            <text:p>0</text:p>
          </table:table-cell>
          <table:table-cell table:style-name="ce15" table:formula="of:=OFFSET([$actions_combos.D$2];FLOOR(ROW([.E219])/2)-1;0)" office:value-type="float" office:value="0" calcext:value-type="float">
            <text:p>0</text:p>
          </table:table-cell>
          <table:table-cell table:style-name="ce15" table:formula="of:=OFFSET([$actions_combos.E$2];FLOOR(ROW([.F219])/2)-1;0)" office:value-type="float" office:value="0" calcext:value-type="float">
            <text:p>0</text:p>
          </table:table-cell>
          <table:table-cell table:formula="of:=VLOOKUP([.C219];[$keys.$A$2:.$C$200];[.$A219]+1;0)" office:value-type="string" office:string-value="" calcext:value-type="error">
            <text:p>#N/A</text:p>
          </table:table-cell>
          <table:table-cell table:formula="of:=VLOOKUP([.D219];[$keys.$A$2:.$C$200];[.$A219]+1;0)" office:value-type="string" office:string-value="" calcext:value-type="error">
            <text:p>#N/A</text:p>
          </table:table-cell>
          <table:table-cell table:formula="of:=VLOOKUP([.E219];[$keys.$A$2:.$C$200];[.$A219]+1;0)" office:value-type="string" office:string-value="" calcext:value-type="error">
            <text:p>#N/A</text:p>
          </table:table-cell>
          <table:table-cell table:formula="of:=VLOOKUP([.F219];[$keys.$A$2:.$C$200];[.$A219]+1;0)" office:value-type="string" office:string-value="" calcext:value-type="error">
            <text:p>#N/A</text:p>
          </table:table-cell>
          <table:table-cell table:formula="of:=[.C219]&amp;&quot;_&quot;&amp;[.D219]&amp;IF(ISNA([.I219]);&quot;&quot;;&quot;_&quot;&amp;[.E219]&amp;IF(ISNA([.J219]);&quot;&quot;;&quot;_&quot;&amp;[.F219]))&amp;&quot;_&quot;&amp;TEXT([.A219];&quot;0&quot;)" office:value-type="string" office:string-value="0_0_2" calcext:value-type="string">
            <text:p>0_0_2</text:p>
          </table:table-cell>
          <table:table-cell table:formula="of:=[.G219]&amp;&quot;, &quot;&amp;[.H219]&amp;IF(ISNA([.I219]);&quot;&quot;;&quot;, &quot;&amp;[.I219]&amp;IF(ISNA([.J219]);&quot;&quot;;&quot;, &quot;&amp;[.J219]))" office:value-type="string" office:string-value="" calcext:value-type="error">
            <text:p>#N/A</text:p>
          </table:table-cell>
          <table:table-cell table:formula="of:=VLOOKUP([.B219];[$actions.$A$2:.$F$514];5;0)" office:value-type="string" office:string-value="" calcext:value-type="error">
            <text:p>#N/A</text:p>
          </table:table-cell>
          <table:table-cell table:formula="of:=VLOOKUP([.B219];[$actions.$A$2:.$D$514];2;0)" office:value-type="string" office:string-value="" calcext:value-type="error">
            <text:p>#N/A</text:p>
          </table:table-cell>
          <table:table-cell table:formula="of:=VLOOKUP([.B219];[$actions.$A$2:.$D$514];3;0)" office:value-type="string" office:string-value="" calcext:value-type="error">
            <text:p>#N/A</text:p>
          </table:table-cell>
          <table:table-cell table:formula="of:=VLOOKUP([.B219];[$actions.$A$2:.$D$514];4;0)" office:value-type="string" office:string-value="" calcext:value-type="error">
            <text:p>#N/A</text:p>
          </table:table-cell>
          <table:table-cell table:style-name="ce19" table:formula="of:=[.B219]&lt;&gt;0" office:value-type="boolean" office:boolean-value="false" calcext:value-type="boolean">
            <text:p>FALSE</text:p>
          </table:table-cell>
          <table:table-cell table:formula="of:=&quot;const uint16_t PROGMEM &quot;&amp;[.K219]&amp;&quot;_combo[] = {&quot;&amp;[.L219]&amp;&quot;, COMBO_END};&quot;" office:value-type="string" office:string-value="" calcext:value-type="error">
            <text:p>#N/A</text:p>
          </table:table-cell>
          <table:table-cell table:formula="of:=&quot;  COMBO_&quot;&amp;[.K21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19]&amp;&quot;] = COMBO&quot;&amp;IF([.M219]=&quot;key&quot;;&quot;&quot;;&quot;_ACTION&quot;)&amp;&quot;(&quot;&amp;[.K219]&amp;&quot;_combo&quot;&amp;IF([.M219]=&quot;key&quot;;&quot;, &quot;&amp;[.N219];&quot;&quot;)&amp;&quot;),&quot;" office:value-type="string" office:string-value="" calcext:value-type="error">
            <text:p>#N/A</text:p>
          </table:table-cell>
          <table:table-cell table:style-name="ce8" table:formula="of:=IF([.M219]=&quot;macro&quot;;&quot;    case &quot;&amp;&quot;COMBO_&quot;&amp;[.K219]&amp;&quot;: if (p) {&quot;&amp;[.O219]&amp;&quot;} &quot;&amp;IF([.P219]=&quot;&quot;;&quot;&quot;;&quot;else {&quot;&amp;[.P21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0]);2)+1" office:value-type="float" office:value="1" calcext:value-type="float">
            <text:p>1</text:p>
          </table:table-cell>
          <table:table-cell table:style-name="ce8" table:formula="of:=OFFSET([$actions_combos.A$2];FLOOR(ROW([.B220])/2)-1;0)" office:value-type="float" office:value="0" calcext:value-type="float">
            <text:p>0</text:p>
          </table:table-cell>
          <table:table-cell table:style-name="ce15" table:formula="of:=OFFSET([$actions_combos.B$2];FLOOR(ROW([.C220])/2)-1;0)" office:value-type="float" office:value="0" calcext:value-type="float">
            <text:p>0</text:p>
          </table:table-cell>
          <table:table-cell table:style-name="ce15" table:formula="of:=OFFSET([$actions_combos.C$2];FLOOR(ROW([.D220])/2)-1;0)" office:value-type="float" office:value="0" calcext:value-type="float">
            <text:p>0</text:p>
          </table:table-cell>
          <table:table-cell table:style-name="ce15" table:formula="of:=OFFSET([$actions_combos.D$2];FLOOR(ROW([.E220])/2)-1;0)" office:value-type="float" office:value="0" calcext:value-type="float">
            <text:p>0</text:p>
          </table:table-cell>
          <table:table-cell table:style-name="ce15" table:formula="of:=OFFSET([$actions_combos.E$2];FLOOR(ROW([.F220])/2)-1;0)" office:value-type="float" office:value="0" calcext:value-type="float">
            <text:p>0</text:p>
          </table:table-cell>
          <table:table-cell table:formula="of:=VLOOKUP([.C220];[$keys.$A$2:.$C$200];[.$A220]+1;0)" office:value-type="string" office:string-value="" calcext:value-type="error">
            <text:p>#N/A</text:p>
          </table:table-cell>
          <table:table-cell table:formula="of:=VLOOKUP([.D220];[$keys.$A$2:.$C$200];[.$A220]+1;0)" office:value-type="string" office:string-value="" calcext:value-type="error">
            <text:p>#N/A</text:p>
          </table:table-cell>
          <table:table-cell table:formula="of:=VLOOKUP([.E220];[$keys.$A$2:.$C$200];[.$A220]+1;0)" office:value-type="string" office:string-value="" calcext:value-type="error">
            <text:p>#N/A</text:p>
          </table:table-cell>
          <table:table-cell table:formula="of:=VLOOKUP([.F220];[$keys.$A$2:.$C$200];[.$A220]+1;0)" office:value-type="string" office:string-value="" calcext:value-type="error">
            <text:p>#N/A</text:p>
          </table:table-cell>
          <table:table-cell table:formula="of:=[.C220]&amp;&quot;_&quot;&amp;[.D220]&amp;IF(ISNA([.I220]);&quot;&quot;;&quot;_&quot;&amp;[.E220]&amp;IF(ISNA([.J220]);&quot;&quot;;&quot;_&quot;&amp;[.F220]))&amp;&quot;_&quot;&amp;TEXT([.A220];&quot;0&quot;)" office:value-type="string" office:string-value="0_0_1" calcext:value-type="string">
            <text:p>0_0_1</text:p>
          </table:table-cell>
          <table:table-cell table:formula="of:=[.G220]&amp;&quot;, &quot;&amp;[.H220]&amp;IF(ISNA([.I220]);&quot;&quot;;&quot;, &quot;&amp;[.I220]&amp;IF(ISNA([.J220]);&quot;&quot;;&quot;, &quot;&amp;[.J220]))" office:value-type="string" office:string-value="" calcext:value-type="error">
            <text:p>#N/A</text:p>
          </table:table-cell>
          <table:table-cell table:formula="of:=VLOOKUP([.B220];[$actions.$A$2:.$F$514];5;0)" office:value-type="string" office:string-value="" calcext:value-type="error">
            <text:p>#N/A</text:p>
          </table:table-cell>
          <table:table-cell table:formula="of:=VLOOKUP([.B220];[$actions.$A$2:.$D$514];2;0)" office:value-type="string" office:string-value="" calcext:value-type="error">
            <text:p>#N/A</text:p>
          </table:table-cell>
          <table:table-cell table:formula="of:=VLOOKUP([.B220];[$actions.$A$2:.$D$514];3;0)" office:value-type="string" office:string-value="" calcext:value-type="error">
            <text:p>#N/A</text:p>
          </table:table-cell>
          <table:table-cell table:formula="of:=VLOOKUP([.B220];[$actions.$A$2:.$D$514];4;0)" office:value-type="string" office:string-value="" calcext:value-type="error">
            <text:p>#N/A</text:p>
          </table:table-cell>
          <table:table-cell table:style-name="ce19" table:formula="of:=[.B220]&lt;&gt;0" office:value-type="boolean" office:boolean-value="false" calcext:value-type="boolean">
            <text:p>FALSE</text:p>
          </table:table-cell>
          <table:table-cell table:formula="of:=&quot;const uint16_t PROGMEM &quot;&amp;[.K220]&amp;&quot;_combo[] = {&quot;&amp;[.L220]&amp;&quot;, COMBO_END};&quot;" office:value-type="string" office:string-value="" calcext:value-type="error">
            <text:p>#N/A</text:p>
          </table:table-cell>
          <table:table-cell table:formula="of:=&quot;  COMBO_&quot;&amp;[.K22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20]&amp;&quot;] = COMBO&quot;&amp;IF([.M220]=&quot;key&quot;;&quot;&quot;;&quot;_ACTION&quot;)&amp;&quot;(&quot;&amp;[.K220]&amp;&quot;_combo&quot;&amp;IF([.M220]=&quot;key&quot;;&quot;, &quot;&amp;[.N220];&quot;&quot;)&amp;&quot;),&quot;" office:value-type="string" office:string-value="" calcext:value-type="error">
            <text:p>#N/A</text:p>
          </table:table-cell>
          <table:table-cell table:style-name="ce8" table:formula="of:=IF([.M220]=&quot;macro&quot;;&quot;    case &quot;&amp;&quot;COMBO_&quot;&amp;[.K220]&amp;&quot;: if (p) {&quot;&amp;[.O220]&amp;&quot;} &quot;&amp;IF([.P220]=&quot;&quot;;&quot;&quot;;&quot;else {&quot;&amp;[.P22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1]);2)+1" office:value-type="float" office:value="2" calcext:value-type="float">
            <text:p>2</text:p>
          </table:table-cell>
          <table:table-cell table:style-name="ce8" table:formula="of:=OFFSET([$actions_combos.A$2];FLOOR(ROW([.B221])/2)-1;0)" office:value-type="float" office:value="0" calcext:value-type="float">
            <text:p>0</text:p>
          </table:table-cell>
          <table:table-cell table:style-name="ce15" table:formula="of:=OFFSET([$actions_combos.B$2];FLOOR(ROW([.C221])/2)-1;0)" office:value-type="float" office:value="0" calcext:value-type="float">
            <text:p>0</text:p>
          </table:table-cell>
          <table:table-cell table:style-name="ce15" table:formula="of:=OFFSET([$actions_combos.C$2];FLOOR(ROW([.D221])/2)-1;0)" office:value-type="float" office:value="0" calcext:value-type="float">
            <text:p>0</text:p>
          </table:table-cell>
          <table:table-cell table:style-name="ce15" table:formula="of:=OFFSET([$actions_combos.D$2];FLOOR(ROW([.E221])/2)-1;0)" office:value-type="float" office:value="0" calcext:value-type="float">
            <text:p>0</text:p>
          </table:table-cell>
          <table:table-cell table:style-name="ce15" table:formula="of:=OFFSET([$actions_combos.E$2];FLOOR(ROW([.F221])/2)-1;0)" office:value-type="float" office:value="0" calcext:value-type="float">
            <text:p>0</text:p>
          </table:table-cell>
          <table:table-cell table:formula="of:=VLOOKUP([.C221];[$keys.$A$2:.$C$200];[.$A221]+1;0)" office:value-type="string" office:string-value="" calcext:value-type="error">
            <text:p>#N/A</text:p>
          </table:table-cell>
          <table:table-cell table:formula="of:=VLOOKUP([.D221];[$keys.$A$2:.$C$200];[.$A221]+1;0)" office:value-type="string" office:string-value="" calcext:value-type="error">
            <text:p>#N/A</text:p>
          </table:table-cell>
          <table:table-cell table:formula="of:=VLOOKUP([.E221];[$keys.$A$2:.$C$200];[.$A221]+1;0)" office:value-type="string" office:string-value="" calcext:value-type="error">
            <text:p>#N/A</text:p>
          </table:table-cell>
          <table:table-cell table:formula="of:=VLOOKUP([.F221];[$keys.$A$2:.$C$200];[.$A221]+1;0)" office:value-type="string" office:string-value="" calcext:value-type="error">
            <text:p>#N/A</text:p>
          </table:table-cell>
          <table:table-cell table:formula="of:=[.C221]&amp;&quot;_&quot;&amp;[.D221]&amp;IF(ISNA([.I221]);&quot;&quot;;&quot;_&quot;&amp;[.E221]&amp;IF(ISNA([.J221]);&quot;&quot;;&quot;_&quot;&amp;[.F221]))&amp;&quot;_&quot;&amp;TEXT([.A221];&quot;0&quot;)" office:value-type="string" office:string-value="0_0_2" calcext:value-type="string">
            <text:p>0_0_2</text:p>
          </table:table-cell>
          <table:table-cell table:formula="of:=[.G221]&amp;&quot;, &quot;&amp;[.H221]&amp;IF(ISNA([.I221]);&quot;&quot;;&quot;, &quot;&amp;[.I221]&amp;IF(ISNA([.J221]);&quot;&quot;;&quot;, &quot;&amp;[.J221]))" office:value-type="string" office:string-value="" calcext:value-type="error">
            <text:p>#N/A</text:p>
          </table:table-cell>
          <table:table-cell table:formula="of:=VLOOKUP([.B221];[$actions.$A$2:.$F$514];5;0)" office:value-type="string" office:string-value="" calcext:value-type="error">
            <text:p>#N/A</text:p>
          </table:table-cell>
          <table:table-cell table:formula="of:=VLOOKUP([.B221];[$actions.$A$2:.$D$514];2;0)" office:value-type="string" office:string-value="" calcext:value-type="error">
            <text:p>#N/A</text:p>
          </table:table-cell>
          <table:table-cell table:formula="of:=VLOOKUP([.B221];[$actions.$A$2:.$D$514];3;0)" office:value-type="string" office:string-value="" calcext:value-type="error">
            <text:p>#N/A</text:p>
          </table:table-cell>
          <table:table-cell table:formula="of:=VLOOKUP([.B221];[$actions.$A$2:.$D$514];4;0)" office:value-type="string" office:string-value="" calcext:value-type="error">
            <text:p>#N/A</text:p>
          </table:table-cell>
          <table:table-cell table:style-name="ce19" table:formula="of:=[.B221]&lt;&gt;0" office:value-type="boolean" office:boolean-value="false" calcext:value-type="boolean">
            <text:p>FALSE</text:p>
          </table:table-cell>
          <table:table-cell table:formula="of:=&quot;const uint16_t PROGMEM &quot;&amp;[.K221]&amp;&quot;_combo[] = {&quot;&amp;[.L221]&amp;&quot;, COMBO_END};&quot;" office:value-type="string" office:string-value="" calcext:value-type="error">
            <text:p>#N/A</text:p>
          </table:table-cell>
          <table:table-cell table:formula="of:=&quot;  COMBO_&quot;&amp;[.K22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21]&amp;&quot;] = COMBO&quot;&amp;IF([.M221]=&quot;key&quot;;&quot;&quot;;&quot;_ACTION&quot;)&amp;&quot;(&quot;&amp;[.K221]&amp;&quot;_combo&quot;&amp;IF([.M221]=&quot;key&quot;;&quot;, &quot;&amp;[.N221];&quot;&quot;)&amp;&quot;),&quot;" office:value-type="string" office:string-value="" calcext:value-type="error">
            <text:p>#N/A</text:p>
          </table:table-cell>
          <table:table-cell table:style-name="ce8" table:formula="of:=IF([.M221]=&quot;macro&quot;;&quot;    case &quot;&amp;&quot;COMBO_&quot;&amp;[.K221]&amp;&quot;: if (p) {&quot;&amp;[.O221]&amp;&quot;} &quot;&amp;IF([.P221]=&quot;&quot;;&quot;&quot;;&quot;else {&quot;&amp;[.P22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2]);2)+1" office:value-type="float" office:value="1" calcext:value-type="float">
            <text:p>1</text:p>
          </table:table-cell>
          <table:table-cell table:style-name="ce8" table:formula="of:=OFFSET([$actions_combos.A$2];FLOOR(ROW([.B222])/2)-1;0)" office:value-type="float" office:value="0" calcext:value-type="float">
            <text:p>0</text:p>
          </table:table-cell>
          <table:table-cell table:style-name="ce15" table:formula="of:=OFFSET([$actions_combos.B$2];FLOOR(ROW([.C222])/2)-1;0)" office:value-type="float" office:value="0" calcext:value-type="float">
            <text:p>0</text:p>
          </table:table-cell>
          <table:table-cell table:style-name="ce15" table:formula="of:=OFFSET([$actions_combos.C$2];FLOOR(ROW([.D222])/2)-1;0)" office:value-type="float" office:value="0" calcext:value-type="float">
            <text:p>0</text:p>
          </table:table-cell>
          <table:table-cell table:style-name="ce15" table:formula="of:=OFFSET([$actions_combos.D$2];FLOOR(ROW([.E222])/2)-1;0)" office:value-type="float" office:value="0" calcext:value-type="float">
            <text:p>0</text:p>
          </table:table-cell>
          <table:table-cell table:style-name="ce15" table:formula="of:=OFFSET([$actions_combos.E$2];FLOOR(ROW([.F222])/2)-1;0)" office:value-type="float" office:value="0" calcext:value-type="float">
            <text:p>0</text:p>
          </table:table-cell>
          <table:table-cell table:formula="of:=VLOOKUP([.C222];[$keys.$A$2:.$C$200];[.$A222]+1;0)" office:value-type="string" office:string-value="" calcext:value-type="error">
            <text:p>#N/A</text:p>
          </table:table-cell>
          <table:table-cell table:formula="of:=VLOOKUP([.D222];[$keys.$A$2:.$C$200];[.$A222]+1;0)" office:value-type="string" office:string-value="" calcext:value-type="error">
            <text:p>#N/A</text:p>
          </table:table-cell>
          <table:table-cell table:formula="of:=VLOOKUP([.E222];[$keys.$A$2:.$C$200];[.$A222]+1;0)" office:value-type="string" office:string-value="" calcext:value-type="error">
            <text:p>#N/A</text:p>
          </table:table-cell>
          <table:table-cell table:formula="of:=VLOOKUP([.F222];[$keys.$A$2:.$C$200];[.$A222]+1;0)" office:value-type="string" office:string-value="" calcext:value-type="error">
            <text:p>#N/A</text:p>
          </table:table-cell>
          <table:table-cell table:formula="of:=[.C222]&amp;&quot;_&quot;&amp;[.D222]&amp;IF(ISNA([.I222]);&quot;&quot;;&quot;_&quot;&amp;[.E222]&amp;IF(ISNA([.J222]);&quot;&quot;;&quot;_&quot;&amp;[.F222]))&amp;&quot;_&quot;&amp;TEXT([.A222];&quot;0&quot;)" office:value-type="string" office:string-value="0_0_1" calcext:value-type="string">
            <text:p>0_0_1</text:p>
          </table:table-cell>
          <table:table-cell table:formula="of:=[.G222]&amp;&quot;, &quot;&amp;[.H222]&amp;IF(ISNA([.I222]);&quot;&quot;;&quot;, &quot;&amp;[.I222]&amp;IF(ISNA([.J222]);&quot;&quot;;&quot;, &quot;&amp;[.J222]))" office:value-type="string" office:string-value="" calcext:value-type="error">
            <text:p>#N/A</text:p>
          </table:table-cell>
          <table:table-cell table:formula="of:=VLOOKUP([.B222];[$actions.$A$2:.$F$514];5;0)" office:value-type="string" office:string-value="" calcext:value-type="error">
            <text:p>#N/A</text:p>
          </table:table-cell>
          <table:table-cell table:formula="of:=VLOOKUP([.B222];[$actions.$A$2:.$D$514];2;0)" office:value-type="string" office:string-value="" calcext:value-type="error">
            <text:p>#N/A</text:p>
          </table:table-cell>
          <table:table-cell table:formula="of:=VLOOKUP([.B222];[$actions.$A$2:.$D$514];3;0)" office:value-type="string" office:string-value="" calcext:value-type="error">
            <text:p>#N/A</text:p>
          </table:table-cell>
          <table:table-cell table:formula="of:=VLOOKUP([.B222];[$actions.$A$2:.$D$514];4;0)" office:value-type="string" office:string-value="" calcext:value-type="error">
            <text:p>#N/A</text:p>
          </table:table-cell>
          <table:table-cell table:style-name="ce19" table:formula="of:=[.B222]&lt;&gt;0" office:value-type="boolean" office:boolean-value="false" calcext:value-type="boolean">
            <text:p>FALSE</text:p>
          </table:table-cell>
          <table:table-cell table:formula="of:=&quot;const uint16_t PROGMEM &quot;&amp;[.K222]&amp;&quot;_combo[] = {&quot;&amp;[.L222]&amp;&quot;, COMBO_END};&quot;" office:value-type="string" office:string-value="" calcext:value-type="error">
            <text:p>#N/A</text:p>
          </table:table-cell>
          <table:table-cell table:formula="of:=&quot;  COMBO_&quot;&amp;[.K22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22]&amp;&quot;] = COMBO&quot;&amp;IF([.M222]=&quot;key&quot;;&quot;&quot;;&quot;_ACTION&quot;)&amp;&quot;(&quot;&amp;[.K222]&amp;&quot;_combo&quot;&amp;IF([.M222]=&quot;key&quot;;&quot;, &quot;&amp;[.N222];&quot;&quot;)&amp;&quot;),&quot;" office:value-type="string" office:string-value="" calcext:value-type="error">
            <text:p>#N/A</text:p>
          </table:table-cell>
          <table:table-cell table:style-name="ce8" table:formula="of:=IF([.M222]=&quot;macro&quot;;&quot;    case &quot;&amp;&quot;COMBO_&quot;&amp;[.K222]&amp;&quot;: if (p) {&quot;&amp;[.O222]&amp;&quot;} &quot;&amp;IF([.P222]=&quot;&quot;;&quot;&quot;;&quot;else {&quot;&amp;[.P22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3]);2)+1" office:value-type="float" office:value="2" calcext:value-type="float">
            <text:p>2</text:p>
          </table:table-cell>
          <table:table-cell table:style-name="ce8" table:formula="of:=OFFSET([$actions_combos.A$2];FLOOR(ROW([.B223])/2)-1;0)" office:value-type="float" office:value="0" calcext:value-type="float">
            <text:p>0</text:p>
          </table:table-cell>
          <table:table-cell table:style-name="ce15" table:formula="of:=OFFSET([$actions_combos.B$2];FLOOR(ROW([.C223])/2)-1;0)" office:value-type="float" office:value="0" calcext:value-type="float">
            <text:p>0</text:p>
          </table:table-cell>
          <table:table-cell table:style-name="ce15" table:formula="of:=OFFSET([$actions_combos.C$2];FLOOR(ROW([.D223])/2)-1;0)" office:value-type="float" office:value="0" calcext:value-type="float">
            <text:p>0</text:p>
          </table:table-cell>
          <table:table-cell table:style-name="ce15" table:formula="of:=OFFSET([$actions_combos.D$2];FLOOR(ROW([.E223])/2)-1;0)" office:value-type="float" office:value="0" calcext:value-type="float">
            <text:p>0</text:p>
          </table:table-cell>
          <table:table-cell table:style-name="ce15" table:formula="of:=OFFSET([$actions_combos.E$2];FLOOR(ROW([.F223])/2)-1;0)" office:value-type="float" office:value="0" calcext:value-type="float">
            <text:p>0</text:p>
          </table:table-cell>
          <table:table-cell table:formula="of:=VLOOKUP([.C223];[$keys.$A$2:.$C$200];[.$A223]+1;0)" office:value-type="string" office:string-value="" calcext:value-type="error">
            <text:p>#N/A</text:p>
          </table:table-cell>
          <table:table-cell table:formula="of:=VLOOKUP([.D223];[$keys.$A$2:.$C$200];[.$A223]+1;0)" office:value-type="string" office:string-value="" calcext:value-type="error">
            <text:p>#N/A</text:p>
          </table:table-cell>
          <table:table-cell table:formula="of:=VLOOKUP([.E223];[$keys.$A$2:.$C$200];[.$A223]+1;0)" office:value-type="string" office:string-value="" calcext:value-type="error">
            <text:p>#N/A</text:p>
          </table:table-cell>
          <table:table-cell table:formula="of:=VLOOKUP([.F223];[$keys.$A$2:.$C$200];[.$A223]+1;0)" office:value-type="string" office:string-value="" calcext:value-type="error">
            <text:p>#N/A</text:p>
          </table:table-cell>
          <table:table-cell table:formula="of:=[.C223]&amp;&quot;_&quot;&amp;[.D223]&amp;IF(ISNA([.I223]);&quot;&quot;;&quot;_&quot;&amp;[.E223]&amp;IF(ISNA([.J223]);&quot;&quot;;&quot;_&quot;&amp;[.F223]))&amp;&quot;_&quot;&amp;TEXT([.A223];&quot;0&quot;)" office:value-type="string" office:string-value="0_0_2" calcext:value-type="string">
            <text:p>0_0_2</text:p>
          </table:table-cell>
          <table:table-cell table:formula="of:=[.G223]&amp;&quot;, &quot;&amp;[.H223]&amp;IF(ISNA([.I223]);&quot;&quot;;&quot;, &quot;&amp;[.I223]&amp;IF(ISNA([.J223]);&quot;&quot;;&quot;, &quot;&amp;[.J223]))" office:value-type="string" office:string-value="" calcext:value-type="error">
            <text:p>#N/A</text:p>
          </table:table-cell>
          <table:table-cell table:formula="of:=VLOOKUP([.B223];[$actions.$A$2:.$F$514];5;0)" office:value-type="string" office:string-value="" calcext:value-type="error">
            <text:p>#N/A</text:p>
          </table:table-cell>
          <table:table-cell table:formula="of:=VLOOKUP([.B223];[$actions.$A$2:.$D$514];2;0)" office:value-type="string" office:string-value="" calcext:value-type="error">
            <text:p>#N/A</text:p>
          </table:table-cell>
          <table:table-cell table:formula="of:=VLOOKUP([.B223];[$actions.$A$2:.$D$514];3;0)" office:value-type="string" office:string-value="" calcext:value-type="error">
            <text:p>#N/A</text:p>
          </table:table-cell>
          <table:table-cell table:formula="of:=VLOOKUP([.B223];[$actions.$A$2:.$D$514];4;0)" office:value-type="string" office:string-value="" calcext:value-type="error">
            <text:p>#N/A</text:p>
          </table:table-cell>
          <table:table-cell table:style-name="ce19" table:formula="of:=[.B223]&lt;&gt;0" office:value-type="boolean" office:boolean-value="false" calcext:value-type="boolean">
            <text:p>FALSE</text:p>
          </table:table-cell>
          <table:table-cell table:formula="of:=&quot;const uint16_t PROGMEM &quot;&amp;[.K223]&amp;&quot;_combo[] = {&quot;&amp;[.L223]&amp;&quot;, COMBO_END};&quot;" office:value-type="string" office:string-value="" calcext:value-type="error">
            <text:p>#N/A</text:p>
          </table:table-cell>
          <table:table-cell table:formula="of:=&quot;  COMBO_&quot;&amp;[.K22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23]&amp;&quot;] = COMBO&quot;&amp;IF([.M223]=&quot;key&quot;;&quot;&quot;;&quot;_ACTION&quot;)&amp;&quot;(&quot;&amp;[.K223]&amp;&quot;_combo&quot;&amp;IF([.M223]=&quot;key&quot;;&quot;, &quot;&amp;[.N223];&quot;&quot;)&amp;&quot;),&quot;" office:value-type="string" office:string-value="" calcext:value-type="error">
            <text:p>#N/A</text:p>
          </table:table-cell>
          <table:table-cell table:style-name="ce8" table:formula="of:=IF([.M223]=&quot;macro&quot;;&quot;    case &quot;&amp;&quot;COMBO_&quot;&amp;[.K223]&amp;&quot;: if (p) {&quot;&amp;[.O223]&amp;&quot;} &quot;&amp;IF([.P223]=&quot;&quot;;&quot;&quot;;&quot;else {&quot;&amp;[.P22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4]);2)+1" office:value-type="float" office:value="1" calcext:value-type="float">
            <text:p>1</text:p>
          </table:table-cell>
          <table:table-cell table:style-name="ce8" table:formula="of:=OFFSET([$actions_combos.A$2];FLOOR(ROW([.B224])/2)-1;0)" office:value-type="float" office:value="0" calcext:value-type="float">
            <text:p>0</text:p>
          </table:table-cell>
          <table:table-cell table:style-name="ce15" table:formula="of:=OFFSET([$actions_combos.B$2];FLOOR(ROW([.C224])/2)-1;0)" office:value-type="float" office:value="0" calcext:value-type="float">
            <text:p>0</text:p>
          </table:table-cell>
          <table:table-cell table:style-name="ce15" table:formula="of:=OFFSET([$actions_combos.C$2];FLOOR(ROW([.D224])/2)-1;0)" office:value-type="float" office:value="0" calcext:value-type="float">
            <text:p>0</text:p>
          </table:table-cell>
          <table:table-cell table:style-name="ce15" table:formula="of:=OFFSET([$actions_combos.D$2];FLOOR(ROW([.E224])/2)-1;0)" office:value-type="float" office:value="0" calcext:value-type="float">
            <text:p>0</text:p>
          </table:table-cell>
          <table:table-cell table:style-name="ce15" table:formula="of:=OFFSET([$actions_combos.E$2];FLOOR(ROW([.F224])/2)-1;0)" office:value-type="float" office:value="0" calcext:value-type="float">
            <text:p>0</text:p>
          </table:table-cell>
          <table:table-cell table:formula="of:=VLOOKUP([.C224];[$keys.$A$2:.$C$200];[.$A224]+1;0)" office:value-type="string" office:string-value="" calcext:value-type="error">
            <text:p>#N/A</text:p>
          </table:table-cell>
          <table:table-cell table:formula="of:=VLOOKUP([.D224];[$keys.$A$2:.$C$200];[.$A224]+1;0)" office:value-type="string" office:string-value="" calcext:value-type="error">
            <text:p>#N/A</text:p>
          </table:table-cell>
          <table:table-cell table:formula="of:=VLOOKUP([.E224];[$keys.$A$2:.$C$200];[.$A224]+1;0)" office:value-type="string" office:string-value="" calcext:value-type="error">
            <text:p>#N/A</text:p>
          </table:table-cell>
          <table:table-cell table:formula="of:=VLOOKUP([.F224];[$keys.$A$2:.$C$200];[.$A224]+1;0)" office:value-type="string" office:string-value="" calcext:value-type="error">
            <text:p>#N/A</text:p>
          </table:table-cell>
          <table:table-cell table:formula="of:=[.C224]&amp;&quot;_&quot;&amp;[.D224]&amp;IF(ISNA([.I224]);&quot;&quot;;&quot;_&quot;&amp;[.E224]&amp;IF(ISNA([.J224]);&quot;&quot;;&quot;_&quot;&amp;[.F224]))&amp;&quot;_&quot;&amp;TEXT([.A224];&quot;0&quot;)" office:value-type="string" office:string-value="0_0_1" calcext:value-type="string">
            <text:p>0_0_1</text:p>
          </table:table-cell>
          <table:table-cell table:formula="of:=[.G224]&amp;&quot;, &quot;&amp;[.H224]&amp;IF(ISNA([.I224]);&quot;&quot;;&quot;, &quot;&amp;[.I224]&amp;IF(ISNA([.J224]);&quot;&quot;;&quot;, &quot;&amp;[.J224]))" office:value-type="string" office:string-value="" calcext:value-type="error">
            <text:p>#N/A</text:p>
          </table:table-cell>
          <table:table-cell table:formula="of:=VLOOKUP([.B224];[$actions.$A$2:.$F$514];5;0)" office:value-type="string" office:string-value="" calcext:value-type="error">
            <text:p>#N/A</text:p>
          </table:table-cell>
          <table:table-cell table:formula="of:=VLOOKUP([.B224];[$actions.$A$2:.$D$514];2;0)" office:value-type="string" office:string-value="" calcext:value-type="error">
            <text:p>#N/A</text:p>
          </table:table-cell>
          <table:table-cell table:formula="of:=VLOOKUP([.B224];[$actions.$A$2:.$D$514];3;0)" office:value-type="string" office:string-value="" calcext:value-type="error">
            <text:p>#N/A</text:p>
          </table:table-cell>
          <table:table-cell table:formula="of:=VLOOKUP([.B224];[$actions.$A$2:.$D$514];4;0)" office:value-type="string" office:string-value="" calcext:value-type="error">
            <text:p>#N/A</text:p>
          </table:table-cell>
          <table:table-cell table:style-name="ce19" table:formula="of:=[.B224]&lt;&gt;0" office:value-type="boolean" office:boolean-value="false" calcext:value-type="boolean">
            <text:p>FALSE</text:p>
          </table:table-cell>
          <table:table-cell table:formula="of:=&quot;const uint16_t PROGMEM &quot;&amp;[.K224]&amp;&quot;_combo[] = {&quot;&amp;[.L224]&amp;&quot;, COMBO_END};&quot;" office:value-type="string" office:string-value="" calcext:value-type="error">
            <text:p>#N/A</text:p>
          </table:table-cell>
          <table:table-cell table:formula="of:=&quot;  COMBO_&quot;&amp;[.K22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24]&amp;&quot;] = COMBO&quot;&amp;IF([.M224]=&quot;key&quot;;&quot;&quot;;&quot;_ACTION&quot;)&amp;&quot;(&quot;&amp;[.K224]&amp;&quot;_combo&quot;&amp;IF([.M224]=&quot;key&quot;;&quot;, &quot;&amp;[.N224];&quot;&quot;)&amp;&quot;),&quot;" office:value-type="string" office:string-value="" calcext:value-type="error">
            <text:p>#N/A</text:p>
          </table:table-cell>
          <table:table-cell table:style-name="ce8" table:formula="of:=IF([.M224]=&quot;macro&quot;;&quot;    case &quot;&amp;&quot;COMBO_&quot;&amp;[.K224]&amp;&quot;: if (p) {&quot;&amp;[.O224]&amp;&quot;} &quot;&amp;IF([.P224]=&quot;&quot;;&quot;&quot;;&quot;else {&quot;&amp;[.P22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5]);2)+1" office:value-type="float" office:value="2" calcext:value-type="float">
            <text:p>2</text:p>
          </table:table-cell>
          <table:table-cell table:style-name="ce8" table:formula="of:=OFFSET([$actions_combos.A$2];FLOOR(ROW([.B225])/2)-1;0)" office:value-type="float" office:value="0" calcext:value-type="float">
            <text:p>0</text:p>
          </table:table-cell>
          <table:table-cell table:style-name="ce15" table:formula="of:=OFFSET([$actions_combos.B$2];FLOOR(ROW([.C225])/2)-1;0)" office:value-type="float" office:value="0" calcext:value-type="float">
            <text:p>0</text:p>
          </table:table-cell>
          <table:table-cell table:style-name="ce15" table:formula="of:=OFFSET([$actions_combos.C$2];FLOOR(ROW([.D225])/2)-1;0)" office:value-type="float" office:value="0" calcext:value-type="float">
            <text:p>0</text:p>
          </table:table-cell>
          <table:table-cell table:style-name="ce15" table:formula="of:=OFFSET([$actions_combos.D$2];FLOOR(ROW([.E225])/2)-1;0)" office:value-type="float" office:value="0" calcext:value-type="float">
            <text:p>0</text:p>
          </table:table-cell>
          <table:table-cell table:style-name="ce15" table:formula="of:=OFFSET([$actions_combos.E$2];FLOOR(ROW([.F225])/2)-1;0)" office:value-type="float" office:value="0" calcext:value-type="float">
            <text:p>0</text:p>
          </table:table-cell>
          <table:table-cell table:formula="of:=VLOOKUP([.C225];[$keys.$A$2:.$C$200];[.$A225]+1;0)" office:value-type="string" office:string-value="" calcext:value-type="error">
            <text:p>#N/A</text:p>
          </table:table-cell>
          <table:table-cell table:formula="of:=VLOOKUP([.D225];[$keys.$A$2:.$C$200];[.$A225]+1;0)" office:value-type="string" office:string-value="" calcext:value-type="error">
            <text:p>#N/A</text:p>
          </table:table-cell>
          <table:table-cell table:formula="of:=VLOOKUP([.E225];[$keys.$A$2:.$C$200];[.$A225]+1;0)" office:value-type="string" office:string-value="" calcext:value-type="error">
            <text:p>#N/A</text:p>
          </table:table-cell>
          <table:table-cell table:formula="of:=VLOOKUP([.F225];[$keys.$A$2:.$C$200];[.$A225]+1;0)" office:value-type="string" office:string-value="" calcext:value-type="error">
            <text:p>#N/A</text:p>
          </table:table-cell>
          <table:table-cell table:formula="of:=[.C225]&amp;&quot;_&quot;&amp;[.D225]&amp;IF(ISNA([.I225]);&quot;&quot;;&quot;_&quot;&amp;[.E225]&amp;IF(ISNA([.J225]);&quot;&quot;;&quot;_&quot;&amp;[.F225]))&amp;&quot;_&quot;&amp;TEXT([.A225];&quot;0&quot;)" office:value-type="string" office:string-value="0_0_2" calcext:value-type="string">
            <text:p>0_0_2</text:p>
          </table:table-cell>
          <table:table-cell table:formula="of:=[.G225]&amp;&quot;, &quot;&amp;[.H225]&amp;IF(ISNA([.I225]);&quot;&quot;;&quot;, &quot;&amp;[.I225]&amp;IF(ISNA([.J225]);&quot;&quot;;&quot;, &quot;&amp;[.J225]))" office:value-type="string" office:string-value="" calcext:value-type="error">
            <text:p>#N/A</text:p>
          </table:table-cell>
          <table:table-cell table:formula="of:=VLOOKUP([.B225];[$actions.$A$2:.$F$514];5;0)" office:value-type="string" office:string-value="" calcext:value-type="error">
            <text:p>#N/A</text:p>
          </table:table-cell>
          <table:table-cell table:formula="of:=VLOOKUP([.B225];[$actions.$A$2:.$D$514];2;0)" office:value-type="string" office:string-value="" calcext:value-type="error">
            <text:p>#N/A</text:p>
          </table:table-cell>
          <table:table-cell table:formula="of:=VLOOKUP([.B225];[$actions.$A$2:.$D$514];3;0)" office:value-type="string" office:string-value="" calcext:value-type="error">
            <text:p>#N/A</text:p>
          </table:table-cell>
          <table:table-cell table:formula="of:=VLOOKUP([.B225];[$actions.$A$2:.$D$514];4;0)" office:value-type="string" office:string-value="" calcext:value-type="error">
            <text:p>#N/A</text:p>
          </table:table-cell>
          <table:table-cell table:style-name="ce19" table:formula="of:=[.B225]&lt;&gt;0" office:value-type="boolean" office:boolean-value="false" calcext:value-type="boolean">
            <text:p>FALSE</text:p>
          </table:table-cell>
          <table:table-cell table:formula="of:=&quot;const uint16_t PROGMEM &quot;&amp;[.K225]&amp;&quot;_combo[] = {&quot;&amp;[.L225]&amp;&quot;, COMBO_END};&quot;" office:value-type="string" office:string-value="" calcext:value-type="error">
            <text:p>#N/A</text:p>
          </table:table-cell>
          <table:table-cell table:formula="of:=&quot;  COMBO_&quot;&amp;[.K22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25]&amp;&quot;] = COMBO&quot;&amp;IF([.M225]=&quot;key&quot;;&quot;&quot;;&quot;_ACTION&quot;)&amp;&quot;(&quot;&amp;[.K225]&amp;&quot;_combo&quot;&amp;IF([.M225]=&quot;key&quot;;&quot;, &quot;&amp;[.N225];&quot;&quot;)&amp;&quot;),&quot;" office:value-type="string" office:string-value="" calcext:value-type="error">
            <text:p>#N/A</text:p>
          </table:table-cell>
          <table:table-cell table:style-name="ce8" table:formula="of:=IF([.M225]=&quot;macro&quot;;&quot;    case &quot;&amp;&quot;COMBO_&quot;&amp;[.K225]&amp;&quot;: if (p) {&quot;&amp;[.O225]&amp;&quot;} &quot;&amp;IF([.P225]=&quot;&quot;;&quot;&quot;;&quot;else {&quot;&amp;[.P22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6]);2)+1" office:value-type="float" office:value="1" calcext:value-type="float">
            <text:p>1</text:p>
          </table:table-cell>
          <table:table-cell table:style-name="ce8" table:formula="of:=OFFSET([$actions_combos.A$2];FLOOR(ROW([.B226])/2)-1;0)" office:value-type="float" office:value="0" calcext:value-type="float">
            <text:p>0</text:p>
          </table:table-cell>
          <table:table-cell table:style-name="ce15" table:formula="of:=OFFSET([$actions_combos.B$2];FLOOR(ROW([.C226])/2)-1;0)" office:value-type="float" office:value="0" calcext:value-type="float">
            <text:p>0</text:p>
          </table:table-cell>
          <table:table-cell table:style-name="ce15" table:formula="of:=OFFSET([$actions_combos.C$2];FLOOR(ROW([.D226])/2)-1;0)" office:value-type="float" office:value="0" calcext:value-type="float">
            <text:p>0</text:p>
          </table:table-cell>
          <table:table-cell table:style-name="ce15" table:formula="of:=OFFSET([$actions_combos.D$2];FLOOR(ROW([.E226])/2)-1;0)" office:value-type="float" office:value="0" calcext:value-type="float">
            <text:p>0</text:p>
          </table:table-cell>
          <table:table-cell table:style-name="ce15" table:formula="of:=OFFSET([$actions_combos.E$2];FLOOR(ROW([.F226])/2)-1;0)" office:value-type="float" office:value="0" calcext:value-type="float">
            <text:p>0</text:p>
          </table:table-cell>
          <table:table-cell table:formula="of:=VLOOKUP([.C226];[$keys.$A$2:.$C$200];[.$A226]+1;0)" office:value-type="string" office:string-value="" calcext:value-type="error">
            <text:p>#N/A</text:p>
          </table:table-cell>
          <table:table-cell table:formula="of:=VLOOKUP([.D226];[$keys.$A$2:.$C$200];[.$A226]+1;0)" office:value-type="string" office:string-value="" calcext:value-type="error">
            <text:p>#N/A</text:p>
          </table:table-cell>
          <table:table-cell table:formula="of:=VLOOKUP([.E226];[$keys.$A$2:.$C$200];[.$A226]+1;0)" office:value-type="string" office:string-value="" calcext:value-type="error">
            <text:p>#N/A</text:p>
          </table:table-cell>
          <table:table-cell table:formula="of:=VLOOKUP([.F226];[$keys.$A$2:.$C$200];[.$A226]+1;0)" office:value-type="string" office:string-value="" calcext:value-type="error">
            <text:p>#N/A</text:p>
          </table:table-cell>
          <table:table-cell table:formula="of:=[.C226]&amp;&quot;_&quot;&amp;[.D226]&amp;IF(ISNA([.I226]);&quot;&quot;;&quot;_&quot;&amp;[.E226]&amp;IF(ISNA([.J226]);&quot;&quot;;&quot;_&quot;&amp;[.F226]))&amp;&quot;_&quot;&amp;TEXT([.A226];&quot;0&quot;)" office:value-type="string" office:string-value="0_0_1" calcext:value-type="string">
            <text:p>0_0_1</text:p>
          </table:table-cell>
          <table:table-cell table:formula="of:=[.G226]&amp;&quot;, &quot;&amp;[.H226]&amp;IF(ISNA([.I226]);&quot;&quot;;&quot;, &quot;&amp;[.I226]&amp;IF(ISNA([.J226]);&quot;&quot;;&quot;, &quot;&amp;[.J226]))" office:value-type="string" office:string-value="" calcext:value-type="error">
            <text:p>#N/A</text:p>
          </table:table-cell>
          <table:table-cell table:formula="of:=VLOOKUP([.B226];[$actions.$A$2:.$F$514];5;0)" office:value-type="string" office:string-value="" calcext:value-type="error">
            <text:p>#N/A</text:p>
          </table:table-cell>
          <table:table-cell table:formula="of:=VLOOKUP([.B226];[$actions.$A$2:.$D$514];2;0)" office:value-type="string" office:string-value="" calcext:value-type="error">
            <text:p>#N/A</text:p>
          </table:table-cell>
          <table:table-cell table:formula="of:=VLOOKUP([.B226];[$actions.$A$2:.$D$514];3;0)" office:value-type="string" office:string-value="" calcext:value-type="error">
            <text:p>#N/A</text:p>
          </table:table-cell>
          <table:table-cell table:formula="of:=VLOOKUP([.B226];[$actions.$A$2:.$D$514];4;0)" office:value-type="string" office:string-value="" calcext:value-type="error">
            <text:p>#N/A</text:p>
          </table:table-cell>
          <table:table-cell table:style-name="ce19" table:formula="of:=[.B226]&lt;&gt;0" office:value-type="boolean" office:boolean-value="false" calcext:value-type="boolean">
            <text:p>FALSE</text:p>
          </table:table-cell>
          <table:table-cell table:formula="of:=&quot;const uint16_t PROGMEM &quot;&amp;[.K226]&amp;&quot;_combo[] = {&quot;&amp;[.L226]&amp;&quot;, COMBO_END};&quot;" office:value-type="string" office:string-value="" calcext:value-type="error">
            <text:p>#N/A</text:p>
          </table:table-cell>
          <table:table-cell table:formula="of:=&quot;  COMBO_&quot;&amp;[.K22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26]&amp;&quot;] = COMBO&quot;&amp;IF([.M226]=&quot;key&quot;;&quot;&quot;;&quot;_ACTION&quot;)&amp;&quot;(&quot;&amp;[.K226]&amp;&quot;_combo&quot;&amp;IF([.M226]=&quot;key&quot;;&quot;, &quot;&amp;[.N226];&quot;&quot;)&amp;&quot;),&quot;" office:value-type="string" office:string-value="" calcext:value-type="error">
            <text:p>#N/A</text:p>
          </table:table-cell>
          <table:table-cell table:style-name="ce8" table:formula="of:=IF([.M226]=&quot;macro&quot;;&quot;    case &quot;&amp;&quot;COMBO_&quot;&amp;[.K226]&amp;&quot;: if (p) {&quot;&amp;[.O226]&amp;&quot;} &quot;&amp;IF([.P226]=&quot;&quot;;&quot;&quot;;&quot;else {&quot;&amp;[.P22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7]);2)+1" office:value-type="float" office:value="2" calcext:value-type="float">
            <text:p>2</text:p>
          </table:table-cell>
          <table:table-cell table:style-name="ce8" table:formula="of:=OFFSET([$actions_combos.A$2];FLOOR(ROW([.B227])/2)-1;0)" office:value-type="float" office:value="0" calcext:value-type="float">
            <text:p>0</text:p>
          </table:table-cell>
          <table:table-cell table:style-name="ce15" table:formula="of:=OFFSET([$actions_combos.B$2];FLOOR(ROW([.C227])/2)-1;0)" office:value-type="float" office:value="0" calcext:value-type="float">
            <text:p>0</text:p>
          </table:table-cell>
          <table:table-cell table:style-name="ce15" table:formula="of:=OFFSET([$actions_combos.C$2];FLOOR(ROW([.D227])/2)-1;0)" office:value-type="float" office:value="0" calcext:value-type="float">
            <text:p>0</text:p>
          </table:table-cell>
          <table:table-cell table:style-name="ce15" table:formula="of:=OFFSET([$actions_combos.D$2];FLOOR(ROW([.E227])/2)-1;0)" office:value-type="float" office:value="0" calcext:value-type="float">
            <text:p>0</text:p>
          </table:table-cell>
          <table:table-cell table:style-name="ce15" table:formula="of:=OFFSET([$actions_combos.E$2];FLOOR(ROW([.F227])/2)-1;0)" office:value-type="float" office:value="0" calcext:value-type="float">
            <text:p>0</text:p>
          </table:table-cell>
          <table:table-cell table:formula="of:=VLOOKUP([.C227];[$keys.$A$2:.$C$200];[.$A227]+1;0)" office:value-type="string" office:string-value="" calcext:value-type="error">
            <text:p>#N/A</text:p>
          </table:table-cell>
          <table:table-cell table:formula="of:=VLOOKUP([.D227];[$keys.$A$2:.$C$200];[.$A227]+1;0)" office:value-type="string" office:string-value="" calcext:value-type="error">
            <text:p>#N/A</text:p>
          </table:table-cell>
          <table:table-cell table:formula="of:=VLOOKUP([.E227];[$keys.$A$2:.$C$200];[.$A227]+1;0)" office:value-type="string" office:string-value="" calcext:value-type="error">
            <text:p>#N/A</text:p>
          </table:table-cell>
          <table:table-cell table:formula="of:=VLOOKUP([.F227];[$keys.$A$2:.$C$200];[.$A227]+1;0)" office:value-type="string" office:string-value="" calcext:value-type="error">
            <text:p>#N/A</text:p>
          </table:table-cell>
          <table:table-cell table:formula="of:=[.C227]&amp;&quot;_&quot;&amp;[.D227]&amp;IF(ISNA([.I227]);&quot;&quot;;&quot;_&quot;&amp;[.E227]&amp;IF(ISNA([.J227]);&quot;&quot;;&quot;_&quot;&amp;[.F227]))&amp;&quot;_&quot;&amp;TEXT([.A227];&quot;0&quot;)" office:value-type="string" office:string-value="0_0_2" calcext:value-type="string">
            <text:p>0_0_2</text:p>
          </table:table-cell>
          <table:table-cell table:formula="of:=[.G227]&amp;&quot;, &quot;&amp;[.H227]&amp;IF(ISNA([.I227]);&quot;&quot;;&quot;, &quot;&amp;[.I227]&amp;IF(ISNA([.J227]);&quot;&quot;;&quot;, &quot;&amp;[.J227]))" office:value-type="string" office:string-value="" calcext:value-type="error">
            <text:p>#N/A</text:p>
          </table:table-cell>
          <table:table-cell table:formula="of:=VLOOKUP([.B227];[$actions.$A$2:.$F$514];5;0)" office:value-type="string" office:string-value="" calcext:value-type="error">
            <text:p>#N/A</text:p>
          </table:table-cell>
          <table:table-cell table:formula="of:=VLOOKUP([.B227];[$actions.$A$2:.$D$514];2;0)" office:value-type="string" office:string-value="" calcext:value-type="error">
            <text:p>#N/A</text:p>
          </table:table-cell>
          <table:table-cell table:formula="of:=VLOOKUP([.B227];[$actions.$A$2:.$D$514];3;0)" office:value-type="string" office:string-value="" calcext:value-type="error">
            <text:p>#N/A</text:p>
          </table:table-cell>
          <table:table-cell table:formula="of:=VLOOKUP([.B227];[$actions.$A$2:.$D$514];4;0)" office:value-type="string" office:string-value="" calcext:value-type="error">
            <text:p>#N/A</text:p>
          </table:table-cell>
          <table:table-cell table:style-name="ce19" table:formula="of:=[.B227]&lt;&gt;0" office:value-type="boolean" office:boolean-value="false" calcext:value-type="boolean">
            <text:p>FALSE</text:p>
          </table:table-cell>
          <table:table-cell table:formula="of:=&quot;const uint16_t PROGMEM &quot;&amp;[.K227]&amp;&quot;_combo[] = {&quot;&amp;[.L227]&amp;&quot;, COMBO_END};&quot;" office:value-type="string" office:string-value="" calcext:value-type="error">
            <text:p>#N/A</text:p>
          </table:table-cell>
          <table:table-cell table:formula="of:=&quot;  COMBO_&quot;&amp;[.K22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27]&amp;&quot;] = COMBO&quot;&amp;IF([.M227]=&quot;key&quot;;&quot;&quot;;&quot;_ACTION&quot;)&amp;&quot;(&quot;&amp;[.K227]&amp;&quot;_combo&quot;&amp;IF([.M227]=&quot;key&quot;;&quot;, &quot;&amp;[.N227];&quot;&quot;)&amp;&quot;),&quot;" office:value-type="string" office:string-value="" calcext:value-type="error">
            <text:p>#N/A</text:p>
          </table:table-cell>
          <table:table-cell table:style-name="ce8" table:formula="of:=IF([.M227]=&quot;macro&quot;;&quot;    case &quot;&amp;&quot;COMBO_&quot;&amp;[.K227]&amp;&quot;: if (p) {&quot;&amp;[.O227]&amp;&quot;} &quot;&amp;IF([.P227]=&quot;&quot;;&quot;&quot;;&quot;else {&quot;&amp;[.P22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8]);2)+1" office:value-type="float" office:value="1" calcext:value-type="float">
            <text:p>1</text:p>
          </table:table-cell>
          <table:table-cell table:style-name="ce8" table:formula="of:=OFFSET([$actions_combos.A$2];FLOOR(ROW([.B228])/2)-1;0)" office:value-type="float" office:value="0" calcext:value-type="float">
            <text:p>0</text:p>
          </table:table-cell>
          <table:table-cell table:style-name="ce15" table:formula="of:=OFFSET([$actions_combos.B$2];FLOOR(ROW([.C228])/2)-1;0)" office:value-type="float" office:value="0" calcext:value-type="float">
            <text:p>0</text:p>
          </table:table-cell>
          <table:table-cell table:style-name="ce15" table:formula="of:=OFFSET([$actions_combos.C$2];FLOOR(ROW([.D228])/2)-1;0)" office:value-type="float" office:value="0" calcext:value-type="float">
            <text:p>0</text:p>
          </table:table-cell>
          <table:table-cell table:style-name="ce15" table:formula="of:=OFFSET([$actions_combos.D$2];FLOOR(ROW([.E228])/2)-1;0)" office:value-type="float" office:value="0" calcext:value-type="float">
            <text:p>0</text:p>
          </table:table-cell>
          <table:table-cell table:style-name="ce15" table:formula="of:=OFFSET([$actions_combos.E$2];FLOOR(ROW([.F228])/2)-1;0)" office:value-type="float" office:value="0" calcext:value-type="float">
            <text:p>0</text:p>
          </table:table-cell>
          <table:table-cell table:formula="of:=VLOOKUP([.C228];[$keys.$A$2:.$C$200];[.$A228]+1;0)" office:value-type="string" office:string-value="" calcext:value-type="error">
            <text:p>#N/A</text:p>
          </table:table-cell>
          <table:table-cell table:formula="of:=VLOOKUP([.D228];[$keys.$A$2:.$C$200];[.$A228]+1;0)" office:value-type="string" office:string-value="" calcext:value-type="error">
            <text:p>#N/A</text:p>
          </table:table-cell>
          <table:table-cell table:formula="of:=VLOOKUP([.E228];[$keys.$A$2:.$C$200];[.$A228]+1;0)" office:value-type="string" office:string-value="" calcext:value-type="error">
            <text:p>#N/A</text:p>
          </table:table-cell>
          <table:table-cell table:formula="of:=VLOOKUP([.F228];[$keys.$A$2:.$C$200];[.$A228]+1;0)" office:value-type="string" office:string-value="" calcext:value-type="error">
            <text:p>#N/A</text:p>
          </table:table-cell>
          <table:table-cell table:formula="of:=[.C228]&amp;&quot;_&quot;&amp;[.D228]&amp;IF(ISNA([.I228]);&quot;&quot;;&quot;_&quot;&amp;[.E228]&amp;IF(ISNA([.J228]);&quot;&quot;;&quot;_&quot;&amp;[.F228]))&amp;&quot;_&quot;&amp;TEXT([.A228];&quot;0&quot;)" office:value-type="string" office:string-value="0_0_1" calcext:value-type="string">
            <text:p>0_0_1</text:p>
          </table:table-cell>
          <table:table-cell table:formula="of:=[.G228]&amp;&quot;, &quot;&amp;[.H228]&amp;IF(ISNA([.I228]);&quot;&quot;;&quot;, &quot;&amp;[.I228]&amp;IF(ISNA([.J228]);&quot;&quot;;&quot;, &quot;&amp;[.J228]))" office:value-type="string" office:string-value="" calcext:value-type="error">
            <text:p>#N/A</text:p>
          </table:table-cell>
          <table:table-cell table:formula="of:=VLOOKUP([.B228];[$actions.$A$2:.$F$514];5;0)" office:value-type="string" office:string-value="" calcext:value-type="error">
            <text:p>#N/A</text:p>
          </table:table-cell>
          <table:table-cell table:formula="of:=VLOOKUP([.B228];[$actions.$A$2:.$D$514];2;0)" office:value-type="string" office:string-value="" calcext:value-type="error">
            <text:p>#N/A</text:p>
          </table:table-cell>
          <table:table-cell table:formula="of:=VLOOKUP([.B228];[$actions.$A$2:.$D$514];3;0)" office:value-type="string" office:string-value="" calcext:value-type="error">
            <text:p>#N/A</text:p>
          </table:table-cell>
          <table:table-cell table:formula="of:=VLOOKUP([.B228];[$actions.$A$2:.$D$514];4;0)" office:value-type="string" office:string-value="" calcext:value-type="error">
            <text:p>#N/A</text:p>
          </table:table-cell>
          <table:table-cell table:style-name="ce19" table:formula="of:=[.B228]&lt;&gt;0" office:value-type="boolean" office:boolean-value="false" calcext:value-type="boolean">
            <text:p>FALSE</text:p>
          </table:table-cell>
          <table:table-cell table:formula="of:=&quot;const uint16_t PROGMEM &quot;&amp;[.K228]&amp;&quot;_combo[] = {&quot;&amp;[.L228]&amp;&quot;, COMBO_END};&quot;" office:value-type="string" office:string-value="" calcext:value-type="error">
            <text:p>#N/A</text:p>
          </table:table-cell>
          <table:table-cell table:formula="of:=&quot;  COMBO_&quot;&amp;[.K22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28]&amp;&quot;] = COMBO&quot;&amp;IF([.M228]=&quot;key&quot;;&quot;&quot;;&quot;_ACTION&quot;)&amp;&quot;(&quot;&amp;[.K228]&amp;&quot;_combo&quot;&amp;IF([.M228]=&quot;key&quot;;&quot;, &quot;&amp;[.N228];&quot;&quot;)&amp;&quot;),&quot;" office:value-type="string" office:string-value="" calcext:value-type="error">
            <text:p>#N/A</text:p>
          </table:table-cell>
          <table:table-cell table:style-name="ce8" table:formula="of:=IF([.M228]=&quot;macro&quot;;&quot;    case &quot;&amp;&quot;COMBO_&quot;&amp;[.K228]&amp;&quot;: if (p) {&quot;&amp;[.O228]&amp;&quot;} &quot;&amp;IF([.P228]=&quot;&quot;;&quot;&quot;;&quot;else {&quot;&amp;[.P22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9]);2)+1" office:value-type="float" office:value="2" calcext:value-type="float">
            <text:p>2</text:p>
          </table:table-cell>
          <table:table-cell table:style-name="ce8" table:formula="of:=OFFSET([$actions_combos.A$2];FLOOR(ROW([.B229])/2)-1;0)" office:value-type="float" office:value="0" calcext:value-type="float">
            <text:p>0</text:p>
          </table:table-cell>
          <table:table-cell table:style-name="ce15" table:formula="of:=OFFSET([$actions_combos.B$2];FLOOR(ROW([.C229])/2)-1;0)" office:value-type="float" office:value="0" calcext:value-type="float">
            <text:p>0</text:p>
          </table:table-cell>
          <table:table-cell table:style-name="ce15" table:formula="of:=OFFSET([$actions_combos.C$2];FLOOR(ROW([.D229])/2)-1;0)" office:value-type="float" office:value="0" calcext:value-type="float">
            <text:p>0</text:p>
          </table:table-cell>
          <table:table-cell table:style-name="ce15" table:formula="of:=OFFSET([$actions_combos.D$2];FLOOR(ROW([.E229])/2)-1;0)" office:value-type="float" office:value="0" calcext:value-type="float">
            <text:p>0</text:p>
          </table:table-cell>
          <table:table-cell table:style-name="ce15" table:formula="of:=OFFSET([$actions_combos.E$2];FLOOR(ROW([.F229])/2)-1;0)" office:value-type="float" office:value="0" calcext:value-type="float">
            <text:p>0</text:p>
          </table:table-cell>
          <table:table-cell table:formula="of:=VLOOKUP([.C229];[$keys.$A$2:.$C$200];[.$A229]+1;0)" office:value-type="string" office:string-value="" calcext:value-type="error">
            <text:p>#N/A</text:p>
          </table:table-cell>
          <table:table-cell table:formula="of:=VLOOKUP([.D229];[$keys.$A$2:.$C$200];[.$A229]+1;0)" office:value-type="string" office:string-value="" calcext:value-type="error">
            <text:p>#N/A</text:p>
          </table:table-cell>
          <table:table-cell table:formula="of:=VLOOKUP([.E229];[$keys.$A$2:.$C$200];[.$A229]+1;0)" office:value-type="string" office:string-value="" calcext:value-type="error">
            <text:p>#N/A</text:p>
          </table:table-cell>
          <table:table-cell table:formula="of:=VLOOKUP([.F229];[$keys.$A$2:.$C$200];[.$A229]+1;0)" office:value-type="string" office:string-value="" calcext:value-type="error">
            <text:p>#N/A</text:p>
          </table:table-cell>
          <table:table-cell table:formula="of:=[.C229]&amp;&quot;_&quot;&amp;[.D229]&amp;IF(ISNA([.I229]);&quot;&quot;;&quot;_&quot;&amp;[.E229]&amp;IF(ISNA([.J229]);&quot;&quot;;&quot;_&quot;&amp;[.F229]))&amp;&quot;_&quot;&amp;TEXT([.A229];&quot;0&quot;)" office:value-type="string" office:string-value="0_0_2" calcext:value-type="string">
            <text:p>0_0_2</text:p>
          </table:table-cell>
          <table:table-cell table:formula="of:=[.G229]&amp;&quot;, &quot;&amp;[.H229]&amp;IF(ISNA([.I229]);&quot;&quot;;&quot;, &quot;&amp;[.I229]&amp;IF(ISNA([.J229]);&quot;&quot;;&quot;, &quot;&amp;[.J229]))" office:value-type="string" office:string-value="" calcext:value-type="error">
            <text:p>#N/A</text:p>
          </table:table-cell>
          <table:table-cell table:formula="of:=VLOOKUP([.B229];[$actions.$A$2:.$F$514];5;0)" office:value-type="string" office:string-value="" calcext:value-type="error">
            <text:p>#N/A</text:p>
          </table:table-cell>
          <table:table-cell table:formula="of:=VLOOKUP([.B229];[$actions.$A$2:.$D$514];2;0)" office:value-type="string" office:string-value="" calcext:value-type="error">
            <text:p>#N/A</text:p>
          </table:table-cell>
          <table:table-cell table:formula="of:=VLOOKUP([.B229];[$actions.$A$2:.$D$514];3;0)" office:value-type="string" office:string-value="" calcext:value-type="error">
            <text:p>#N/A</text:p>
          </table:table-cell>
          <table:table-cell table:formula="of:=VLOOKUP([.B229];[$actions.$A$2:.$D$514];4;0)" office:value-type="string" office:string-value="" calcext:value-type="error">
            <text:p>#N/A</text:p>
          </table:table-cell>
          <table:table-cell table:style-name="ce19" table:formula="of:=[.B229]&lt;&gt;0" office:value-type="boolean" office:boolean-value="false" calcext:value-type="boolean">
            <text:p>FALSE</text:p>
          </table:table-cell>
          <table:table-cell table:formula="of:=&quot;const uint16_t PROGMEM &quot;&amp;[.K229]&amp;&quot;_combo[] = {&quot;&amp;[.L229]&amp;&quot;, COMBO_END};&quot;" office:value-type="string" office:string-value="" calcext:value-type="error">
            <text:p>#N/A</text:p>
          </table:table-cell>
          <table:table-cell table:formula="of:=&quot;  COMBO_&quot;&amp;[.K22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29]&amp;&quot;] = COMBO&quot;&amp;IF([.M229]=&quot;key&quot;;&quot;&quot;;&quot;_ACTION&quot;)&amp;&quot;(&quot;&amp;[.K229]&amp;&quot;_combo&quot;&amp;IF([.M229]=&quot;key&quot;;&quot;, &quot;&amp;[.N229];&quot;&quot;)&amp;&quot;),&quot;" office:value-type="string" office:string-value="" calcext:value-type="error">
            <text:p>#N/A</text:p>
          </table:table-cell>
          <table:table-cell table:style-name="ce8" table:formula="of:=IF([.M229]=&quot;macro&quot;;&quot;    case &quot;&amp;&quot;COMBO_&quot;&amp;[.K229]&amp;&quot;: if (p) {&quot;&amp;[.O229]&amp;&quot;} &quot;&amp;IF([.P229]=&quot;&quot;;&quot;&quot;;&quot;else {&quot;&amp;[.P22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0]);2)+1" office:value-type="float" office:value="1" calcext:value-type="float">
            <text:p>1</text:p>
          </table:table-cell>
          <table:table-cell table:style-name="ce8" table:formula="of:=OFFSET([$actions_combos.A$2];FLOOR(ROW([.B230])/2)-1;0)" office:value-type="float" office:value="0" calcext:value-type="float">
            <text:p>0</text:p>
          </table:table-cell>
          <table:table-cell table:style-name="ce15" table:formula="of:=OFFSET([$actions_combos.B$2];FLOOR(ROW([.C230])/2)-1;0)" office:value-type="float" office:value="0" calcext:value-type="float">
            <text:p>0</text:p>
          </table:table-cell>
          <table:table-cell table:style-name="ce15" table:formula="of:=OFFSET([$actions_combos.C$2];FLOOR(ROW([.D230])/2)-1;0)" office:value-type="float" office:value="0" calcext:value-type="float">
            <text:p>0</text:p>
          </table:table-cell>
          <table:table-cell table:style-name="ce15" table:formula="of:=OFFSET([$actions_combos.D$2];FLOOR(ROW([.E230])/2)-1;0)" office:value-type="float" office:value="0" calcext:value-type="float">
            <text:p>0</text:p>
          </table:table-cell>
          <table:table-cell table:style-name="ce15" table:formula="of:=OFFSET([$actions_combos.E$2];FLOOR(ROW([.F230])/2)-1;0)" office:value-type="float" office:value="0" calcext:value-type="float">
            <text:p>0</text:p>
          </table:table-cell>
          <table:table-cell table:formula="of:=VLOOKUP([.C230];[$keys.$A$2:.$C$200];[.$A230]+1;0)" office:value-type="string" office:string-value="" calcext:value-type="error">
            <text:p>#N/A</text:p>
          </table:table-cell>
          <table:table-cell table:formula="of:=VLOOKUP([.D230];[$keys.$A$2:.$C$200];[.$A230]+1;0)" office:value-type="string" office:string-value="" calcext:value-type="error">
            <text:p>#N/A</text:p>
          </table:table-cell>
          <table:table-cell table:formula="of:=VLOOKUP([.E230];[$keys.$A$2:.$C$200];[.$A230]+1;0)" office:value-type="string" office:string-value="" calcext:value-type="error">
            <text:p>#N/A</text:p>
          </table:table-cell>
          <table:table-cell table:formula="of:=VLOOKUP([.F230];[$keys.$A$2:.$C$200];[.$A230]+1;0)" office:value-type="string" office:string-value="" calcext:value-type="error">
            <text:p>#N/A</text:p>
          </table:table-cell>
          <table:table-cell table:formula="of:=[.C230]&amp;&quot;_&quot;&amp;[.D230]&amp;IF(ISNA([.I230]);&quot;&quot;;&quot;_&quot;&amp;[.E230]&amp;IF(ISNA([.J230]);&quot;&quot;;&quot;_&quot;&amp;[.F230]))&amp;&quot;_&quot;&amp;TEXT([.A230];&quot;0&quot;)" office:value-type="string" office:string-value="0_0_1" calcext:value-type="string">
            <text:p>0_0_1</text:p>
          </table:table-cell>
          <table:table-cell table:formula="of:=[.G230]&amp;&quot;, &quot;&amp;[.H230]&amp;IF(ISNA([.I230]);&quot;&quot;;&quot;, &quot;&amp;[.I230]&amp;IF(ISNA([.J230]);&quot;&quot;;&quot;, &quot;&amp;[.J230]))" office:value-type="string" office:string-value="" calcext:value-type="error">
            <text:p>#N/A</text:p>
          </table:table-cell>
          <table:table-cell table:formula="of:=VLOOKUP([.B230];[$actions.$A$2:.$F$514];5;0)" office:value-type="string" office:string-value="" calcext:value-type="error">
            <text:p>#N/A</text:p>
          </table:table-cell>
          <table:table-cell table:formula="of:=VLOOKUP([.B230];[$actions.$A$2:.$D$514];2;0)" office:value-type="string" office:string-value="" calcext:value-type="error">
            <text:p>#N/A</text:p>
          </table:table-cell>
          <table:table-cell table:formula="of:=VLOOKUP([.B230];[$actions.$A$2:.$D$514];3;0)" office:value-type="string" office:string-value="" calcext:value-type="error">
            <text:p>#N/A</text:p>
          </table:table-cell>
          <table:table-cell table:formula="of:=VLOOKUP([.B230];[$actions.$A$2:.$D$514];4;0)" office:value-type="string" office:string-value="" calcext:value-type="error">
            <text:p>#N/A</text:p>
          </table:table-cell>
          <table:table-cell table:style-name="ce19" table:formula="of:=[.B230]&lt;&gt;0" office:value-type="boolean" office:boolean-value="false" calcext:value-type="boolean">
            <text:p>FALSE</text:p>
          </table:table-cell>
          <table:table-cell table:formula="of:=&quot;const uint16_t PROGMEM &quot;&amp;[.K230]&amp;&quot;_combo[] = {&quot;&amp;[.L230]&amp;&quot;, COMBO_END};&quot;" office:value-type="string" office:string-value="" calcext:value-type="error">
            <text:p>#N/A</text:p>
          </table:table-cell>
          <table:table-cell table:formula="of:=&quot;  COMBO_&quot;&amp;[.K23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30]&amp;&quot;] = COMBO&quot;&amp;IF([.M230]=&quot;key&quot;;&quot;&quot;;&quot;_ACTION&quot;)&amp;&quot;(&quot;&amp;[.K230]&amp;&quot;_combo&quot;&amp;IF([.M230]=&quot;key&quot;;&quot;, &quot;&amp;[.N230];&quot;&quot;)&amp;&quot;),&quot;" office:value-type="string" office:string-value="" calcext:value-type="error">
            <text:p>#N/A</text:p>
          </table:table-cell>
          <table:table-cell table:style-name="ce8" table:formula="of:=IF([.M230]=&quot;macro&quot;;&quot;    case &quot;&amp;&quot;COMBO_&quot;&amp;[.K230]&amp;&quot;: if (p) {&quot;&amp;[.O230]&amp;&quot;} &quot;&amp;IF([.P230]=&quot;&quot;;&quot;&quot;;&quot;else {&quot;&amp;[.P23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1]);2)+1" office:value-type="float" office:value="2" calcext:value-type="float">
            <text:p>2</text:p>
          </table:table-cell>
          <table:table-cell table:style-name="ce8" table:formula="of:=OFFSET([$actions_combos.A$2];FLOOR(ROW([.B231])/2)-1;0)" office:value-type="float" office:value="0" calcext:value-type="float">
            <text:p>0</text:p>
          </table:table-cell>
          <table:table-cell table:style-name="ce15" table:formula="of:=OFFSET([$actions_combos.B$2];FLOOR(ROW([.C231])/2)-1;0)" office:value-type="float" office:value="0" calcext:value-type="float">
            <text:p>0</text:p>
          </table:table-cell>
          <table:table-cell table:style-name="ce15" table:formula="of:=OFFSET([$actions_combos.C$2];FLOOR(ROW([.D231])/2)-1;0)" office:value-type="float" office:value="0" calcext:value-type="float">
            <text:p>0</text:p>
          </table:table-cell>
          <table:table-cell table:style-name="ce15" table:formula="of:=OFFSET([$actions_combos.D$2];FLOOR(ROW([.E231])/2)-1;0)" office:value-type="float" office:value="0" calcext:value-type="float">
            <text:p>0</text:p>
          </table:table-cell>
          <table:table-cell table:style-name="ce15" table:formula="of:=OFFSET([$actions_combos.E$2];FLOOR(ROW([.F231])/2)-1;0)" office:value-type="float" office:value="0" calcext:value-type="float">
            <text:p>0</text:p>
          </table:table-cell>
          <table:table-cell table:formula="of:=VLOOKUP([.C231];[$keys.$A$2:.$C$200];[.$A231]+1;0)" office:value-type="string" office:string-value="" calcext:value-type="error">
            <text:p>#N/A</text:p>
          </table:table-cell>
          <table:table-cell table:formula="of:=VLOOKUP([.D231];[$keys.$A$2:.$C$200];[.$A231]+1;0)" office:value-type="string" office:string-value="" calcext:value-type="error">
            <text:p>#N/A</text:p>
          </table:table-cell>
          <table:table-cell table:formula="of:=VLOOKUP([.E231];[$keys.$A$2:.$C$200];[.$A231]+1;0)" office:value-type="string" office:string-value="" calcext:value-type="error">
            <text:p>#N/A</text:p>
          </table:table-cell>
          <table:table-cell table:formula="of:=VLOOKUP([.F231];[$keys.$A$2:.$C$200];[.$A231]+1;0)" office:value-type="string" office:string-value="" calcext:value-type="error">
            <text:p>#N/A</text:p>
          </table:table-cell>
          <table:table-cell table:formula="of:=[.C231]&amp;&quot;_&quot;&amp;[.D231]&amp;IF(ISNA([.I231]);&quot;&quot;;&quot;_&quot;&amp;[.E231]&amp;IF(ISNA([.J231]);&quot;&quot;;&quot;_&quot;&amp;[.F231]))&amp;&quot;_&quot;&amp;TEXT([.A231];&quot;0&quot;)" office:value-type="string" office:string-value="0_0_2" calcext:value-type="string">
            <text:p>0_0_2</text:p>
          </table:table-cell>
          <table:table-cell table:formula="of:=[.G231]&amp;&quot;, &quot;&amp;[.H231]&amp;IF(ISNA([.I231]);&quot;&quot;;&quot;, &quot;&amp;[.I231]&amp;IF(ISNA([.J231]);&quot;&quot;;&quot;, &quot;&amp;[.J231]))" office:value-type="string" office:string-value="" calcext:value-type="error">
            <text:p>#N/A</text:p>
          </table:table-cell>
          <table:table-cell table:formula="of:=VLOOKUP([.B231];[$actions.$A$2:.$F$514];5;0)" office:value-type="string" office:string-value="" calcext:value-type="error">
            <text:p>#N/A</text:p>
          </table:table-cell>
          <table:table-cell table:formula="of:=VLOOKUP([.B231];[$actions.$A$2:.$D$514];2;0)" office:value-type="string" office:string-value="" calcext:value-type="error">
            <text:p>#N/A</text:p>
          </table:table-cell>
          <table:table-cell table:formula="of:=VLOOKUP([.B231];[$actions.$A$2:.$D$514];3;0)" office:value-type="string" office:string-value="" calcext:value-type="error">
            <text:p>#N/A</text:p>
          </table:table-cell>
          <table:table-cell table:formula="of:=VLOOKUP([.B231];[$actions.$A$2:.$D$514];4;0)" office:value-type="string" office:string-value="" calcext:value-type="error">
            <text:p>#N/A</text:p>
          </table:table-cell>
          <table:table-cell table:style-name="ce19" table:formula="of:=[.B231]&lt;&gt;0" office:value-type="boolean" office:boolean-value="false" calcext:value-type="boolean">
            <text:p>FALSE</text:p>
          </table:table-cell>
          <table:table-cell table:formula="of:=&quot;const uint16_t PROGMEM &quot;&amp;[.K231]&amp;&quot;_combo[] = {&quot;&amp;[.L231]&amp;&quot;, COMBO_END};&quot;" office:value-type="string" office:string-value="" calcext:value-type="error">
            <text:p>#N/A</text:p>
          </table:table-cell>
          <table:table-cell table:formula="of:=&quot;  COMBO_&quot;&amp;[.K23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31]&amp;&quot;] = COMBO&quot;&amp;IF([.M231]=&quot;key&quot;;&quot;&quot;;&quot;_ACTION&quot;)&amp;&quot;(&quot;&amp;[.K231]&amp;&quot;_combo&quot;&amp;IF([.M231]=&quot;key&quot;;&quot;, &quot;&amp;[.N231];&quot;&quot;)&amp;&quot;),&quot;" office:value-type="string" office:string-value="" calcext:value-type="error">
            <text:p>#N/A</text:p>
          </table:table-cell>
          <table:table-cell table:style-name="ce8" table:formula="of:=IF([.M231]=&quot;macro&quot;;&quot;    case &quot;&amp;&quot;COMBO_&quot;&amp;[.K231]&amp;&quot;: if (p) {&quot;&amp;[.O231]&amp;&quot;} &quot;&amp;IF([.P231]=&quot;&quot;;&quot;&quot;;&quot;else {&quot;&amp;[.P23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2]);2)+1" office:value-type="float" office:value="1" calcext:value-type="float">
            <text:p>1</text:p>
          </table:table-cell>
          <table:table-cell table:style-name="ce8" table:formula="of:=OFFSET([$actions_combos.A$2];FLOOR(ROW([.B232])/2)-1;0)" office:value-type="float" office:value="0" calcext:value-type="float">
            <text:p>0</text:p>
          </table:table-cell>
          <table:table-cell table:style-name="ce15" table:formula="of:=OFFSET([$actions_combos.B$2];FLOOR(ROW([.C232])/2)-1;0)" office:value-type="float" office:value="0" calcext:value-type="float">
            <text:p>0</text:p>
          </table:table-cell>
          <table:table-cell table:style-name="ce15" table:formula="of:=OFFSET([$actions_combos.C$2];FLOOR(ROW([.D232])/2)-1;0)" office:value-type="float" office:value="0" calcext:value-type="float">
            <text:p>0</text:p>
          </table:table-cell>
          <table:table-cell table:style-name="ce15" table:formula="of:=OFFSET([$actions_combos.D$2];FLOOR(ROW([.E232])/2)-1;0)" office:value-type="float" office:value="0" calcext:value-type="float">
            <text:p>0</text:p>
          </table:table-cell>
          <table:table-cell table:style-name="ce15" table:formula="of:=OFFSET([$actions_combos.E$2];FLOOR(ROW([.F232])/2)-1;0)" office:value-type="float" office:value="0" calcext:value-type="float">
            <text:p>0</text:p>
          </table:table-cell>
          <table:table-cell table:formula="of:=VLOOKUP([.C232];[$keys.$A$2:.$C$200];[.$A232]+1;0)" office:value-type="string" office:string-value="" calcext:value-type="error">
            <text:p>#N/A</text:p>
          </table:table-cell>
          <table:table-cell table:formula="of:=VLOOKUP([.D232];[$keys.$A$2:.$C$200];[.$A232]+1;0)" office:value-type="string" office:string-value="" calcext:value-type="error">
            <text:p>#N/A</text:p>
          </table:table-cell>
          <table:table-cell table:formula="of:=VLOOKUP([.E232];[$keys.$A$2:.$C$200];[.$A232]+1;0)" office:value-type="string" office:string-value="" calcext:value-type="error">
            <text:p>#N/A</text:p>
          </table:table-cell>
          <table:table-cell table:formula="of:=VLOOKUP([.F232];[$keys.$A$2:.$C$200];[.$A232]+1;0)" office:value-type="string" office:string-value="" calcext:value-type="error">
            <text:p>#N/A</text:p>
          </table:table-cell>
          <table:table-cell table:formula="of:=[.C232]&amp;&quot;_&quot;&amp;[.D232]&amp;IF(ISNA([.I232]);&quot;&quot;;&quot;_&quot;&amp;[.E232]&amp;IF(ISNA([.J232]);&quot;&quot;;&quot;_&quot;&amp;[.F232]))&amp;&quot;_&quot;&amp;TEXT([.A232];&quot;0&quot;)" office:value-type="string" office:string-value="0_0_1" calcext:value-type="string">
            <text:p>0_0_1</text:p>
          </table:table-cell>
          <table:table-cell table:formula="of:=[.G232]&amp;&quot;, &quot;&amp;[.H232]&amp;IF(ISNA([.I232]);&quot;&quot;;&quot;, &quot;&amp;[.I232]&amp;IF(ISNA([.J232]);&quot;&quot;;&quot;, &quot;&amp;[.J232]))" office:value-type="string" office:string-value="" calcext:value-type="error">
            <text:p>#N/A</text:p>
          </table:table-cell>
          <table:table-cell table:formula="of:=VLOOKUP([.B232];[$actions.$A$2:.$F$514];5;0)" office:value-type="string" office:string-value="" calcext:value-type="error">
            <text:p>#N/A</text:p>
          </table:table-cell>
          <table:table-cell table:formula="of:=VLOOKUP([.B232];[$actions.$A$2:.$D$514];2;0)" office:value-type="string" office:string-value="" calcext:value-type="error">
            <text:p>#N/A</text:p>
          </table:table-cell>
          <table:table-cell table:formula="of:=VLOOKUP([.B232];[$actions.$A$2:.$D$514];3;0)" office:value-type="string" office:string-value="" calcext:value-type="error">
            <text:p>#N/A</text:p>
          </table:table-cell>
          <table:table-cell table:formula="of:=VLOOKUP([.B232];[$actions.$A$2:.$D$514];4;0)" office:value-type="string" office:string-value="" calcext:value-type="error">
            <text:p>#N/A</text:p>
          </table:table-cell>
          <table:table-cell table:style-name="ce19" table:formula="of:=[.B232]&lt;&gt;0" office:value-type="boolean" office:boolean-value="false" calcext:value-type="boolean">
            <text:p>FALSE</text:p>
          </table:table-cell>
          <table:table-cell table:formula="of:=&quot;const uint16_t PROGMEM &quot;&amp;[.K232]&amp;&quot;_combo[] = {&quot;&amp;[.L232]&amp;&quot;, COMBO_END};&quot;" office:value-type="string" office:string-value="" calcext:value-type="error">
            <text:p>#N/A</text:p>
          </table:table-cell>
          <table:table-cell table:formula="of:=&quot;  COMBO_&quot;&amp;[.K23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32]&amp;&quot;] = COMBO&quot;&amp;IF([.M232]=&quot;key&quot;;&quot;&quot;;&quot;_ACTION&quot;)&amp;&quot;(&quot;&amp;[.K232]&amp;&quot;_combo&quot;&amp;IF([.M232]=&quot;key&quot;;&quot;, &quot;&amp;[.N232];&quot;&quot;)&amp;&quot;),&quot;" office:value-type="string" office:string-value="" calcext:value-type="error">
            <text:p>#N/A</text:p>
          </table:table-cell>
          <table:table-cell table:style-name="ce8" table:formula="of:=IF([.M232]=&quot;macro&quot;;&quot;    case &quot;&amp;&quot;COMBO_&quot;&amp;[.K232]&amp;&quot;: if (p) {&quot;&amp;[.O232]&amp;&quot;} &quot;&amp;IF([.P232]=&quot;&quot;;&quot;&quot;;&quot;else {&quot;&amp;[.P23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3]);2)+1" office:value-type="float" office:value="2" calcext:value-type="float">
            <text:p>2</text:p>
          </table:table-cell>
          <table:table-cell table:style-name="ce8" table:formula="of:=OFFSET([$actions_combos.A$2];FLOOR(ROW([.B233])/2)-1;0)" office:value-type="float" office:value="0" calcext:value-type="float">
            <text:p>0</text:p>
          </table:table-cell>
          <table:table-cell table:style-name="ce15" table:formula="of:=OFFSET([$actions_combos.B$2];FLOOR(ROW([.C233])/2)-1;0)" office:value-type="float" office:value="0" calcext:value-type="float">
            <text:p>0</text:p>
          </table:table-cell>
          <table:table-cell table:style-name="ce15" table:formula="of:=OFFSET([$actions_combos.C$2];FLOOR(ROW([.D233])/2)-1;0)" office:value-type="float" office:value="0" calcext:value-type="float">
            <text:p>0</text:p>
          </table:table-cell>
          <table:table-cell table:style-name="ce15" table:formula="of:=OFFSET([$actions_combos.D$2];FLOOR(ROW([.E233])/2)-1;0)" office:value-type="float" office:value="0" calcext:value-type="float">
            <text:p>0</text:p>
          </table:table-cell>
          <table:table-cell table:style-name="ce15" table:formula="of:=OFFSET([$actions_combos.E$2];FLOOR(ROW([.F233])/2)-1;0)" office:value-type="float" office:value="0" calcext:value-type="float">
            <text:p>0</text:p>
          </table:table-cell>
          <table:table-cell table:formula="of:=VLOOKUP([.C233];[$keys.$A$2:.$C$200];[.$A233]+1;0)" office:value-type="string" office:string-value="" calcext:value-type="error">
            <text:p>#N/A</text:p>
          </table:table-cell>
          <table:table-cell table:formula="of:=VLOOKUP([.D233];[$keys.$A$2:.$C$200];[.$A233]+1;0)" office:value-type="string" office:string-value="" calcext:value-type="error">
            <text:p>#N/A</text:p>
          </table:table-cell>
          <table:table-cell table:formula="of:=VLOOKUP([.E233];[$keys.$A$2:.$C$200];[.$A233]+1;0)" office:value-type="string" office:string-value="" calcext:value-type="error">
            <text:p>#N/A</text:p>
          </table:table-cell>
          <table:table-cell table:formula="of:=VLOOKUP([.F233];[$keys.$A$2:.$C$200];[.$A233]+1;0)" office:value-type="string" office:string-value="" calcext:value-type="error">
            <text:p>#N/A</text:p>
          </table:table-cell>
          <table:table-cell table:formula="of:=[.C233]&amp;&quot;_&quot;&amp;[.D233]&amp;IF(ISNA([.I233]);&quot;&quot;;&quot;_&quot;&amp;[.E233]&amp;IF(ISNA([.J233]);&quot;&quot;;&quot;_&quot;&amp;[.F233]))&amp;&quot;_&quot;&amp;TEXT([.A233];&quot;0&quot;)" office:value-type="string" office:string-value="0_0_2" calcext:value-type="string">
            <text:p>0_0_2</text:p>
          </table:table-cell>
          <table:table-cell table:formula="of:=[.G233]&amp;&quot;, &quot;&amp;[.H233]&amp;IF(ISNA([.I233]);&quot;&quot;;&quot;, &quot;&amp;[.I233]&amp;IF(ISNA([.J233]);&quot;&quot;;&quot;, &quot;&amp;[.J233]))" office:value-type="string" office:string-value="" calcext:value-type="error">
            <text:p>#N/A</text:p>
          </table:table-cell>
          <table:table-cell table:formula="of:=VLOOKUP([.B233];[$actions.$A$2:.$F$514];5;0)" office:value-type="string" office:string-value="" calcext:value-type="error">
            <text:p>#N/A</text:p>
          </table:table-cell>
          <table:table-cell table:formula="of:=VLOOKUP([.B233];[$actions.$A$2:.$D$514];2;0)" office:value-type="string" office:string-value="" calcext:value-type="error">
            <text:p>#N/A</text:p>
          </table:table-cell>
          <table:table-cell table:formula="of:=VLOOKUP([.B233];[$actions.$A$2:.$D$514];3;0)" office:value-type="string" office:string-value="" calcext:value-type="error">
            <text:p>#N/A</text:p>
          </table:table-cell>
          <table:table-cell table:formula="of:=VLOOKUP([.B233];[$actions.$A$2:.$D$514];4;0)" office:value-type="string" office:string-value="" calcext:value-type="error">
            <text:p>#N/A</text:p>
          </table:table-cell>
          <table:table-cell table:style-name="ce19" table:formula="of:=[.B233]&lt;&gt;0" office:value-type="boolean" office:boolean-value="false" calcext:value-type="boolean">
            <text:p>FALSE</text:p>
          </table:table-cell>
          <table:table-cell table:formula="of:=&quot;const uint16_t PROGMEM &quot;&amp;[.K233]&amp;&quot;_combo[] = {&quot;&amp;[.L233]&amp;&quot;, COMBO_END};&quot;" office:value-type="string" office:string-value="" calcext:value-type="error">
            <text:p>#N/A</text:p>
          </table:table-cell>
          <table:table-cell table:formula="of:=&quot;  COMBO_&quot;&amp;[.K23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33]&amp;&quot;] = COMBO&quot;&amp;IF([.M233]=&quot;key&quot;;&quot;&quot;;&quot;_ACTION&quot;)&amp;&quot;(&quot;&amp;[.K233]&amp;&quot;_combo&quot;&amp;IF([.M233]=&quot;key&quot;;&quot;, &quot;&amp;[.N233];&quot;&quot;)&amp;&quot;),&quot;" office:value-type="string" office:string-value="" calcext:value-type="error">
            <text:p>#N/A</text:p>
          </table:table-cell>
          <table:table-cell table:style-name="ce8" table:formula="of:=IF([.M233]=&quot;macro&quot;;&quot;    case &quot;&amp;&quot;COMBO_&quot;&amp;[.K233]&amp;&quot;: if (p) {&quot;&amp;[.O233]&amp;&quot;} &quot;&amp;IF([.P233]=&quot;&quot;;&quot;&quot;;&quot;else {&quot;&amp;[.P23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4]);2)+1" office:value-type="float" office:value="1" calcext:value-type="float">
            <text:p>1</text:p>
          </table:table-cell>
          <table:table-cell table:style-name="ce8" table:formula="of:=OFFSET([$actions_combos.A$2];FLOOR(ROW([.B234])/2)-1;0)" office:value-type="float" office:value="0" calcext:value-type="float">
            <text:p>0</text:p>
          </table:table-cell>
          <table:table-cell table:style-name="ce15" table:formula="of:=OFFSET([$actions_combos.B$2];FLOOR(ROW([.C234])/2)-1;0)" office:value-type="float" office:value="0" calcext:value-type="float">
            <text:p>0</text:p>
          </table:table-cell>
          <table:table-cell table:style-name="ce15" table:formula="of:=OFFSET([$actions_combos.C$2];FLOOR(ROW([.D234])/2)-1;0)" office:value-type="float" office:value="0" calcext:value-type="float">
            <text:p>0</text:p>
          </table:table-cell>
          <table:table-cell table:style-name="ce15" table:formula="of:=OFFSET([$actions_combos.D$2];FLOOR(ROW([.E234])/2)-1;0)" office:value-type="float" office:value="0" calcext:value-type="float">
            <text:p>0</text:p>
          </table:table-cell>
          <table:table-cell table:style-name="ce15" table:formula="of:=OFFSET([$actions_combos.E$2];FLOOR(ROW([.F234])/2)-1;0)" office:value-type="float" office:value="0" calcext:value-type="float">
            <text:p>0</text:p>
          </table:table-cell>
          <table:table-cell table:formula="of:=VLOOKUP([.C234];[$keys.$A$2:.$C$200];[.$A234]+1;0)" office:value-type="string" office:string-value="" calcext:value-type="error">
            <text:p>#N/A</text:p>
          </table:table-cell>
          <table:table-cell table:formula="of:=VLOOKUP([.D234];[$keys.$A$2:.$C$200];[.$A234]+1;0)" office:value-type="string" office:string-value="" calcext:value-type="error">
            <text:p>#N/A</text:p>
          </table:table-cell>
          <table:table-cell table:formula="of:=VLOOKUP([.E234];[$keys.$A$2:.$C$200];[.$A234]+1;0)" office:value-type="string" office:string-value="" calcext:value-type="error">
            <text:p>#N/A</text:p>
          </table:table-cell>
          <table:table-cell table:formula="of:=VLOOKUP([.F234];[$keys.$A$2:.$C$200];[.$A234]+1;0)" office:value-type="string" office:string-value="" calcext:value-type="error">
            <text:p>#N/A</text:p>
          </table:table-cell>
          <table:table-cell table:formula="of:=[.C234]&amp;&quot;_&quot;&amp;[.D234]&amp;IF(ISNA([.I234]);&quot;&quot;;&quot;_&quot;&amp;[.E234]&amp;IF(ISNA([.J234]);&quot;&quot;;&quot;_&quot;&amp;[.F234]))&amp;&quot;_&quot;&amp;TEXT([.A234];&quot;0&quot;)" office:value-type="string" office:string-value="0_0_1" calcext:value-type="string">
            <text:p>0_0_1</text:p>
          </table:table-cell>
          <table:table-cell table:formula="of:=[.G234]&amp;&quot;, &quot;&amp;[.H234]&amp;IF(ISNA([.I234]);&quot;&quot;;&quot;, &quot;&amp;[.I234]&amp;IF(ISNA([.J234]);&quot;&quot;;&quot;, &quot;&amp;[.J234]))" office:value-type="string" office:string-value="" calcext:value-type="error">
            <text:p>#N/A</text:p>
          </table:table-cell>
          <table:table-cell table:formula="of:=VLOOKUP([.B234];[$actions.$A$2:.$F$514];5;0)" office:value-type="string" office:string-value="" calcext:value-type="error">
            <text:p>#N/A</text:p>
          </table:table-cell>
          <table:table-cell table:formula="of:=VLOOKUP([.B234];[$actions.$A$2:.$D$514];2;0)" office:value-type="string" office:string-value="" calcext:value-type="error">
            <text:p>#N/A</text:p>
          </table:table-cell>
          <table:table-cell table:formula="of:=VLOOKUP([.B234];[$actions.$A$2:.$D$514];3;0)" office:value-type="string" office:string-value="" calcext:value-type="error">
            <text:p>#N/A</text:p>
          </table:table-cell>
          <table:table-cell table:formula="of:=VLOOKUP([.B234];[$actions.$A$2:.$D$514];4;0)" office:value-type="string" office:string-value="" calcext:value-type="error">
            <text:p>#N/A</text:p>
          </table:table-cell>
          <table:table-cell table:style-name="ce19" table:formula="of:=[.B234]&lt;&gt;0" office:value-type="boolean" office:boolean-value="false" calcext:value-type="boolean">
            <text:p>FALSE</text:p>
          </table:table-cell>
          <table:table-cell table:formula="of:=&quot;const uint16_t PROGMEM &quot;&amp;[.K234]&amp;&quot;_combo[] = {&quot;&amp;[.L234]&amp;&quot;, COMBO_END};&quot;" office:value-type="string" office:string-value="" calcext:value-type="error">
            <text:p>#N/A</text:p>
          </table:table-cell>
          <table:table-cell table:formula="of:=&quot;  COMBO_&quot;&amp;[.K23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34]&amp;&quot;] = COMBO&quot;&amp;IF([.M234]=&quot;key&quot;;&quot;&quot;;&quot;_ACTION&quot;)&amp;&quot;(&quot;&amp;[.K234]&amp;&quot;_combo&quot;&amp;IF([.M234]=&quot;key&quot;;&quot;, &quot;&amp;[.N234];&quot;&quot;)&amp;&quot;),&quot;" office:value-type="string" office:string-value="" calcext:value-type="error">
            <text:p>#N/A</text:p>
          </table:table-cell>
          <table:table-cell table:style-name="ce8" table:formula="of:=IF([.M234]=&quot;macro&quot;;&quot;    case &quot;&amp;&quot;COMBO_&quot;&amp;[.K234]&amp;&quot;: if (p) {&quot;&amp;[.O234]&amp;&quot;} &quot;&amp;IF([.P234]=&quot;&quot;;&quot;&quot;;&quot;else {&quot;&amp;[.P23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5]);2)+1" office:value-type="float" office:value="2" calcext:value-type="float">
            <text:p>2</text:p>
          </table:table-cell>
          <table:table-cell table:style-name="ce8" table:formula="of:=OFFSET([$actions_combos.A$2];FLOOR(ROW([.B235])/2)-1;0)" office:value-type="float" office:value="0" calcext:value-type="float">
            <text:p>0</text:p>
          </table:table-cell>
          <table:table-cell table:style-name="ce15" table:formula="of:=OFFSET([$actions_combos.B$2];FLOOR(ROW([.C235])/2)-1;0)" office:value-type="float" office:value="0" calcext:value-type="float">
            <text:p>0</text:p>
          </table:table-cell>
          <table:table-cell table:style-name="ce15" table:formula="of:=OFFSET([$actions_combos.C$2];FLOOR(ROW([.D235])/2)-1;0)" office:value-type="float" office:value="0" calcext:value-type="float">
            <text:p>0</text:p>
          </table:table-cell>
          <table:table-cell table:style-name="ce15" table:formula="of:=OFFSET([$actions_combos.D$2];FLOOR(ROW([.E235])/2)-1;0)" office:value-type="float" office:value="0" calcext:value-type="float">
            <text:p>0</text:p>
          </table:table-cell>
          <table:table-cell table:style-name="ce15" table:formula="of:=OFFSET([$actions_combos.E$2];FLOOR(ROW([.F235])/2)-1;0)" office:value-type="float" office:value="0" calcext:value-type="float">
            <text:p>0</text:p>
          </table:table-cell>
          <table:table-cell table:formula="of:=VLOOKUP([.C235];[$keys.$A$2:.$C$200];[.$A235]+1;0)" office:value-type="string" office:string-value="" calcext:value-type="error">
            <text:p>#N/A</text:p>
          </table:table-cell>
          <table:table-cell table:formula="of:=VLOOKUP([.D235];[$keys.$A$2:.$C$200];[.$A235]+1;0)" office:value-type="string" office:string-value="" calcext:value-type="error">
            <text:p>#N/A</text:p>
          </table:table-cell>
          <table:table-cell table:formula="of:=VLOOKUP([.E235];[$keys.$A$2:.$C$200];[.$A235]+1;0)" office:value-type="string" office:string-value="" calcext:value-type="error">
            <text:p>#N/A</text:p>
          </table:table-cell>
          <table:table-cell table:formula="of:=VLOOKUP([.F235];[$keys.$A$2:.$C$200];[.$A235]+1;0)" office:value-type="string" office:string-value="" calcext:value-type="error">
            <text:p>#N/A</text:p>
          </table:table-cell>
          <table:table-cell table:formula="of:=[.C235]&amp;&quot;_&quot;&amp;[.D235]&amp;IF(ISNA([.I235]);&quot;&quot;;&quot;_&quot;&amp;[.E235]&amp;IF(ISNA([.J235]);&quot;&quot;;&quot;_&quot;&amp;[.F235]))&amp;&quot;_&quot;&amp;TEXT([.A235];&quot;0&quot;)" office:value-type="string" office:string-value="0_0_2" calcext:value-type="string">
            <text:p>0_0_2</text:p>
          </table:table-cell>
          <table:table-cell table:formula="of:=[.G235]&amp;&quot;, &quot;&amp;[.H235]&amp;IF(ISNA([.I235]);&quot;&quot;;&quot;, &quot;&amp;[.I235]&amp;IF(ISNA([.J235]);&quot;&quot;;&quot;, &quot;&amp;[.J235]))" office:value-type="string" office:string-value="" calcext:value-type="error">
            <text:p>#N/A</text:p>
          </table:table-cell>
          <table:table-cell table:formula="of:=VLOOKUP([.B235];[$actions.$A$2:.$F$514];5;0)" office:value-type="string" office:string-value="" calcext:value-type="error">
            <text:p>#N/A</text:p>
          </table:table-cell>
          <table:table-cell table:formula="of:=VLOOKUP([.B235];[$actions.$A$2:.$D$514];2;0)" office:value-type="string" office:string-value="" calcext:value-type="error">
            <text:p>#N/A</text:p>
          </table:table-cell>
          <table:table-cell table:formula="of:=VLOOKUP([.B235];[$actions.$A$2:.$D$514];3;0)" office:value-type="string" office:string-value="" calcext:value-type="error">
            <text:p>#N/A</text:p>
          </table:table-cell>
          <table:table-cell table:formula="of:=VLOOKUP([.B235];[$actions.$A$2:.$D$514];4;0)" office:value-type="string" office:string-value="" calcext:value-type="error">
            <text:p>#N/A</text:p>
          </table:table-cell>
          <table:table-cell table:style-name="ce19" table:formula="of:=[.B235]&lt;&gt;0" office:value-type="boolean" office:boolean-value="false" calcext:value-type="boolean">
            <text:p>FALSE</text:p>
          </table:table-cell>
          <table:table-cell table:formula="of:=&quot;const uint16_t PROGMEM &quot;&amp;[.K235]&amp;&quot;_combo[] = {&quot;&amp;[.L235]&amp;&quot;, COMBO_END};&quot;" office:value-type="string" office:string-value="" calcext:value-type="error">
            <text:p>#N/A</text:p>
          </table:table-cell>
          <table:table-cell table:formula="of:=&quot;  COMBO_&quot;&amp;[.K23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35]&amp;&quot;] = COMBO&quot;&amp;IF([.M235]=&quot;key&quot;;&quot;&quot;;&quot;_ACTION&quot;)&amp;&quot;(&quot;&amp;[.K235]&amp;&quot;_combo&quot;&amp;IF([.M235]=&quot;key&quot;;&quot;, &quot;&amp;[.N235];&quot;&quot;)&amp;&quot;),&quot;" office:value-type="string" office:string-value="" calcext:value-type="error">
            <text:p>#N/A</text:p>
          </table:table-cell>
          <table:table-cell table:style-name="ce8" table:formula="of:=IF([.M235]=&quot;macro&quot;;&quot;    case &quot;&amp;&quot;COMBO_&quot;&amp;[.K235]&amp;&quot;: if (p) {&quot;&amp;[.O235]&amp;&quot;} &quot;&amp;IF([.P235]=&quot;&quot;;&quot;&quot;;&quot;else {&quot;&amp;[.P23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6]);2)+1" office:value-type="float" office:value="1" calcext:value-type="float">
            <text:p>1</text:p>
          </table:table-cell>
          <table:table-cell table:style-name="ce8" table:formula="of:=OFFSET([$actions_combos.A$2];FLOOR(ROW([.B236])/2)-1;0)" office:value-type="float" office:value="0" calcext:value-type="float">
            <text:p>0</text:p>
          </table:table-cell>
          <table:table-cell table:style-name="ce15" table:formula="of:=OFFSET([$actions_combos.B$2];FLOOR(ROW([.C236])/2)-1;0)" office:value-type="float" office:value="0" calcext:value-type="float">
            <text:p>0</text:p>
          </table:table-cell>
          <table:table-cell table:style-name="ce15" table:formula="of:=OFFSET([$actions_combos.C$2];FLOOR(ROW([.D236])/2)-1;0)" office:value-type="float" office:value="0" calcext:value-type="float">
            <text:p>0</text:p>
          </table:table-cell>
          <table:table-cell table:style-name="ce15" table:formula="of:=OFFSET([$actions_combos.D$2];FLOOR(ROW([.E236])/2)-1;0)" office:value-type="float" office:value="0" calcext:value-type="float">
            <text:p>0</text:p>
          </table:table-cell>
          <table:table-cell table:style-name="ce15" table:formula="of:=OFFSET([$actions_combos.E$2];FLOOR(ROW([.F236])/2)-1;0)" office:value-type="float" office:value="0" calcext:value-type="float">
            <text:p>0</text:p>
          </table:table-cell>
          <table:table-cell table:formula="of:=VLOOKUP([.C236];[$keys.$A$2:.$C$200];[.$A236]+1;0)" office:value-type="string" office:string-value="" calcext:value-type="error">
            <text:p>#N/A</text:p>
          </table:table-cell>
          <table:table-cell table:formula="of:=VLOOKUP([.D236];[$keys.$A$2:.$C$200];[.$A236]+1;0)" office:value-type="string" office:string-value="" calcext:value-type="error">
            <text:p>#N/A</text:p>
          </table:table-cell>
          <table:table-cell table:formula="of:=VLOOKUP([.E236];[$keys.$A$2:.$C$200];[.$A236]+1;0)" office:value-type="string" office:string-value="" calcext:value-type="error">
            <text:p>#N/A</text:p>
          </table:table-cell>
          <table:table-cell table:formula="of:=VLOOKUP([.F236];[$keys.$A$2:.$C$200];[.$A236]+1;0)" office:value-type="string" office:string-value="" calcext:value-type="error">
            <text:p>#N/A</text:p>
          </table:table-cell>
          <table:table-cell table:formula="of:=[.C236]&amp;&quot;_&quot;&amp;[.D236]&amp;IF(ISNA([.I236]);&quot;&quot;;&quot;_&quot;&amp;[.E236]&amp;IF(ISNA([.J236]);&quot;&quot;;&quot;_&quot;&amp;[.F236]))&amp;&quot;_&quot;&amp;TEXT([.A236];&quot;0&quot;)" office:value-type="string" office:string-value="0_0_1" calcext:value-type="string">
            <text:p>0_0_1</text:p>
          </table:table-cell>
          <table:table-cell table:formula="of:=[.G236]&amp;&quot;, &quot;&amp;[.H236]&amp;IF(ISNA([.I236]);&quot;&quot;;&quot;, &quot;&amp;[.I236]&amp;IF(ISNA([.J236]);&quot;&quot;;&quot;, &quot;&amp;[.J236]))" office:value-type="string" office:string-value="" calcext:value-type="error">
            <text:p>#N/A</text:p>
          </table:table-cell>
          <table:table-cell table:formula="of:=VLOOKUP([.B236];[$actions.$A$2:.$F$514];5;0)" office:value-type="string" office:string-value="" calcext:value-type="error">
            <text:p>#N/A</text:p>
          </table:table-cell>
          <table:table-cell table:formula="of:=VLOOKUP([.B236];[$actions.$A$2:.$D$514];2;0)" office:value-type="string" office:string-value="" calcext:value-type="error">
            <text:p>#N/A</text:p>
          </table:table-cell>
          <table:table-cell table:formula="of:=VLOOKUP([.B236];[$actions.$A$2:.$D$514];3;0)" office:value-type="string" office:string-value="" calcext:value-type="error">
            <text:p>#N/A</text:p>
          </table:table-cell>
          <table:table-cell table:formula="of:=VLOOKUP([.B236];[$actions.$A$2:.$D$514];4;0)" office:value-type="string" office:string-value="" calcext:value-type="error">
            <text:p>#N/A</text:p>
          </table:table-cell>
          <table:table-cell table:style-name="ce19" table:formula="of:=[.B236]&lt;&gt;0" office:value-type="boolean" office:boolean-value="false" calcext:value-type="boolean">
            <text:p>FALSE</text:p>
          </table:table-cell>
          <table:table-cell table:formula="of:=&quot;const uint16_t PROGMEM &quot;&amp;[.K236]&amp;&quot;_combo[] = {&quot;&amp;[.L236]&amp;&quot;, COMBO_END};&quot;" office:value-type="string" office:string-value="" calcext:value-type="error">
            <text:p>#N/A</text:p>
          </table:table-cell>
          <table:table-cell table:formula="of:=&quot;  COMBO_&quot;&amp;[.K23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36]&amp;&quot;] = COMBO&quot;&amp;IF([.M236]=&quot;key&quot;;&quot;&quot;;&quot;_ACTION&quot;)&amp;&quot;(&quot;&amp;[.K236]&amp;&quot;_combo&quot;&amp;IF([.M236]=&quot;key&quot;;&quot;, &quot;&amp;[.N236];&quot;&quot;)&amp;&quot;),&quot;" office:value-type="string" office:string-value="" calcext:value-type="error">
            <text:p>#N/A</text:p>
          </table:table-cell>
          <table:table-cell table:style-name="ce8" table:formula="of:=IF([.M236]=&quot;macro&quot;;&quot;    case &quot;&amp;&quot;COMBO_&quot;&amp;[.K236]&amp;&quot;: if (p) {&quot;&amp;[.O236]&amp;&quot;} &quot;&amp;IF([.P236]=&quot;&quot;;&quot;&quot;;&quot;else {&quot;&amp;[.P23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7]);2)+1" office:value-type="float" office:value="2" calcext:value-type="float">
            <text:p>2</text:p>
          </table:table-cell>
          <table:table-cell table:style-name="ce8" table:formula="of:=OFFSET([$actions_combos.A$2];FLOOR(ROW([.B237])/2)-1;0)" office:value-type="float" office:value="0" calcext:value-type="float">
            <text:p>0</text:p>
          </table:table-cell>
          <table:table-cell table:style-name="ce15" table:formula="of:=OFFSET([$actions_combos.B$2];FLOOR(ROW([.C237])/2)-1;0)" office:value-type="float" office:value="0" calcext:value-type="float">
            <text:p>0</text:p>
          </table:table-cell>
          <table:table-cell table:style-name="ce15" table:formula="of:=OFFSET([$actions_combos.C$2];FLOOR(ROW([.D237])/2)-1;0)" office:value-type="float" office:value="0" calcext:value-type="float">
            <text:p>0</text:p>
          </table:table-cell>
          <table:table-cell table:style-name="ce15" table:formula="of:=OFFSET([$actions_combos.D$2];FLOOR(ROW([.E237])/2)-1;0)" office:value-type="float" office:value="0" calcext:value-type="float">
            <text:p>0</text:p>
          </table:table-cell>
          <table:table-cell table:style-name="ce15" table:formula="of:=OFFSET([$actions_combos.E$2];FLOOR(ROW([.F237])/2)-1;0)" office:value-type="float" office:value="0" calcext:value-type="float">
            <text:p>0</text:p>
          </table:table-cell>
          <table:table-cell table:formula="of:=VLOOKUP([.C237];[$keys.$A$2:.$C$200];[.$A237]+1;0)" office:value-type="string" office:string-value="" calcext:value-type="error">
            <text:p>#N/A</text:p>
          </table:table-cell>
          <table:table-cell table:formula="of:=VLOOKUP([.D237];[$keys.$A$2:.$C$200];[.$A237]+1;0)" office:value-type="string" office:string-value="" calcext:value-type="error">
            <text:p>#N/A</text:p>
          </table:table-cell>
          <table:table-cell table:formula="of:=VLOOKUP([.E237];[$keys.$A$2:.$C$200];[.$A237]+1;0)" office:value-type="string" office:string-value="" calcext:value-type="error">
            <text:p>#N/A</text:p>
          </table:table-cell>
          <table:table-cell table:formula="of:=VLOOKUP([.F237];[$keys.$A$2:.$C$200];[.$A237]+1;0)" office:value-type="string" office:string-value="" calcext:value-type="error">
            <text:p>#N/A</text:p>
          </table:table-cell>
          <table:table-cell table:formula="of:=[.C237]&amp;&quot;_&quot;&amp;[.D237]&amp;IF(ISNA([.I237]);&quot;&quot;;&quot;_&quot;&amp;[.E237]&amp;IF(ISNA([.J237]);&quot;&quot;;&quot;_&quot;&amp;[.F237]))&amp;&quot;_&quot;&amp;TEXT([.A237];&quot;0&quot;)" office:value-type="string" office:string-value="0_0_2" calcext:value-type="string">
            <text:p>0_0_2</text:p>
          </table:table-cell>
          <table:table-cell table:formula="of:=[.G237]&amp;&quot;, &quot;&amp;[.H237]&amp;IF(ISNA([.I237]);&quot;&quot;;&quot;, &quot;&amp;[.I237]&amp;IF(ISNA([.J237]);&quot;&quot;;&quot;, &quot;&amp;[.J237]))" office:value-type="string" office:string-value="" calcext:value-type="error">
            <text:p>#N/A</text:p>
          </table:table-cell>
          <table:table-cell table:formula="of:=VLOOKUP([.B237];[$actions.$A$2:.$F$514];5;0)" office:value-type="string" office:string-value="" calcext:value-type="error">
            <text:p>#N/A</text:p>
          </table:table-cell>
          <table:table-cell table:formula="of:=VLOOKUP([.B237];[$actions.$A$2:.$D$514];2;0)" office:value-type="string" office:string-value="" calcext:value-type="error">
            <text:p>#N/A</text:p>
          </table:table-cell>
          <table:table-cell table:formula="of:=VLOOKUP([.B237];[$actions.$A$2:.$D$514];3;0)" office:value-type="string" office:string-value="" calcext:value-type="error">
            <text:p>#N/A</text:p>
          </table:table-cell>
          <table:table-cell table:formula="of:=VLOOKUP([.B237];[$actions.$A$2:.$D$514];4;0)" office:value-type="string" office:string-value="" calcext:value-type="error">
            <text:p>#N/A</text:p>
          </table:table-cell>
          <table:table-cell table:style-name="ce19" table:formula="of:=[.B237]&lt;&gt;0" office:value-type="boolean" office:boolean-value="false" calcext:value-type="boolean">
            <text:p>FALSE</text:p>
          </table:table-cell>
          <table:table-cell table:formula="of:=&quot;const uint16_t PROGMEM &quot;&amp;[.K237]&amp;&quot;_combo[] = {&quot;&amp;[.L237]&amp;&quot;, COMBO_END};&quot;" office:value-type="string" office:string-value="" calcext:value-type="error">
            <text:p>#N/A</text:p>
          </table:table-cell>
          <table:table-cell table:formula="of:=&quot;  COMBO_&quot;&amp;[.K23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37]&amp;&quot;] = COMBO&quot;&amp;IF([.M237]=&quot;key&quot;;&quot;&quot;;&quot;_ACTION&quot;)&amp;&quot;(&quot;&amp;[.K237]&amp;&quot;_combo&quot;&amp;IF([.M237]=&quot;key&quot;;&quot;, &quot;&amp;[.N237];&quot;&quot;)&amp;&quot;),&quot;" office:value-type="string" office:string-value="" calcext:value-type="error">
            <text:p>#N/A</text:p>
          </table:table-cell>
          <table:table-cell table:style-name="ce8" table:formula="of:=IF([.M237]=&quot;macro&quot;;&quot;    case &quot;&amp;&quot;COMBO_&quot;&amp;[.K237]&amp;&quot;: if (p) {&quot;&amp;[.O237]&amp;&quot;} &quot;&amp;IF([.P237]=&quot;&quot;;&quot;&quot;;&quot;else {&quot;&amp;[.P23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8]);2)+1" office:value-type="float" office:value="1" calcext:value-type="float">
            <text:p>1</text:p>
          </table:table-cell>
          <table:table-cell table:style-name="ce8" table:formula="of:=OFFSET([$actions_combos.A$2];FLOOR(ROW([.B238])/2)-1;0)" office:value-type="float" office:value="0" calcext:value-type="float">
            <text:p>0</text:p>
          </table:table-cell>
          <table:table-cell table:style-name="ce15" table:formula="of:=OFFSET([$actions_combos.B$2];FLOOR(ROW([.C238])/2)-1;0)" office:value-type="float" office:value="0" calcext:value-type="float">
            <text:p>0</text:p>
          </table:table-cell>
          <table:table-cell table:style-name="ce15" table:formula="of:=OFFSET([$actions_combos.C$2];FLOOR(ROW([.D238])/2)-1;0)" office:value-type="float" office:value="0" calcext:value-type="float">
            <text:p>0</text:p>
          </table:table-cell>
          <table:table-cell table:style-name="ce15" table:formula="of:=OFFSET([$actions_combos.D$2];FLOOR(ROW([.E238])/2)-1;0)" office:value-type="float" office:value="0" calcext:value-type="float">
            <text:p>0</text:p>
          </table:table-cell>
          <table:table-cell table:style-name="ce15" table:formula="of:=OFFSET([$actions_combos.E$2];FLOOR(ROW([.F238])/2)-1;0)" office:value-type="float" office:value="0" calcext:value-type="float">
            <text:p>0</text:p>
          </table:table-cell>
          <table:table-cell table:formula="of:=VLOOKUP([.C238];[$keys.$A$2:.$C$200];[.$A238]+1;0)" office:value-type="string" office:string-value="" calcext:value-type="error">
            <text:p>#N/A</text:p>
          </table:table-cell>
          <table:table-cell table:formula="of:=VLOOKUP([.D238];[$keys.$A$2:.$C$200];[.$A238]+1;0)" office:value-type="string" office:string-value="" calcext:value-type="error">
            <text:p>#N/A</text:p>
          </table:table-cell>
          <table:table-cell table:formula="of:=VLOOKUP([.E238];[$keys.$A$2:.$C$200];[.$A238]+1;0)" office:value-type="string" office:string-value="" calcext:value-type="error">
            <text:p>#N/A</text:p>
          </table:table-cell>
          <table:table-cell table:formula="of:=VLOOKUP([.F238];[$keys.$A$2:.$C$200];[.$A238]+1;0)" office:value-type="string" office:string-value="" calcext:value-type="error">
            <text:p>#N/A</text:p>
          </table:table-cell>
          <table:table-cell table:formula="of:=[.C238]&amp;&quot;_&quot;&amp;[.D238]&amp;IF(ISNA([.I238]);&quot;&quot;;&quot;_&quot;&amp;[.E238]&amp;IF(ISNA([.J238]);&quot;&quot;;&quot;_&quot;&amp;[.F238]))&amp;&quot;_&quot;&amp;TEXT([.A238];&quot;0&quot;)" office:value-type="string" office:string-value="0_0_1" calcext:value-type="string">
            <text:p>0_0_1</text:p>
          </table:table-cell>
          <table:table-cell table:formula="of:=[.G238]&amp;&quot;, &quot;&amp;[.H238]&amp;IF(ISNA([.I238]);&quot;&quot;;&quot;, &quot;&amp;[.I238]&amp;IF(ISNA([.J238]);&quot;&quot;;&quot;, &quot;&amp;[.J238]))" office:value-type="string" office:string-value="" calcext:value-type="error">
            <text:p>#N/A</text:p>
          </table:table-cell>
          <table:table-cell table:formula="of:=VLOOKUP([.B238];[$actions.$A$2:.$F$514];5;0)" office:value-type="string" office:string-value="" calcext:value-type="error">
            <text:p>#N/A</text:p>
          </table:table-cell>
          <table:table-cell table:formula="of:=VLOOKUP([.B238];[$actions.$A$2:.$D$514];2;0)" office:value-type="string" office:string-value="" calcext:value-type="error">
            <text:p>#N/A</text:p>
          </table:table-cell>
          <table:table-cell table:formula="of:=VLOOKUP([.B238];[$actions.$A$2:.$D$514];3;0)" office:value-type="string" office:string-value="" calcext:value-type="error">
            <text:p>#N/A</text:p>
          </table:table-cell>
          <table:table-cell table:formula="of:=VLOOKUP([.B238];[$actions.$A$2:.$D$514];4;0)" office:value-type="string" office:string-value="" calcext:value-type="error">
            <text:p>#N/A</text:p>
          </table:table-cell>
          <table:table-cell table:style-name="ce19" table:formula="of:=[.B238]&lt;&gt;0" office:value-type="boolean" office:boolean-value="false" calcext:value-type="boolean">
            <text:p>FALSE</text:p>
          </table:table-cell>
          <table:table-cell table:formula="of:=&quot;const uint16_t PROGMEM &quot;&amp;[.K238]&amp;&quot;_combo[] = {&quot;&amp;[.L238]&amp;&quot;, COMBO_END};&quot;" office:value-type="string" office:string-value="" calcext:value-type="error">
            <text:p>#N/A</text:p>
          </table:table-cell>
          <table:table-cell table:formula="of:=&quot;  COMBO_&quot;&amp;[.K23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38]&amp;&quot;] = COMBO&quot;&amp;IF([.M238]=&quot;key&quot;;&quot;&quot;;&quot;_ACTION&quot;)&amp;&quot;(&quot;&amp;[.K238]&amp;&quot;_combo&quot;&amp;IF([.M238]=&quot;key&quot;;&quot;, &quot;&amp;[.N238];&quot;&quot;)&amp;&quot;),&quot;" office:value-type="string" office:string-value="" calcext:value-type="error">
            <text:p>#N/A</text:p>
          </table:table-cell>
          <table:table-cell table:style-name="ce8" table:formula="of:=IF([.M238]=&quot;macro&quot;;&quot;    case &quot;&amp;&quot;COMBO_&quot;&amp;[.K238]&amp;&quot;: if (p) {&quot;&amp;[.O238]&amp;&quot;} &quot;&amp;IF([.P238]=&quot;&quot;;&quot;&quot;;&quot;else {&quot;&amp;[.P23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9]);2)+1" office:value-type="float" office:value="2" calcext:value-type="float">
            <text:p>2</text:p>
          </table:table-cell>
          <table:table-cell table:style-name="ce8" table:formula="of:=OFFSET([$actions_combos.A$2];FLOOR(ROW([.B239])/2)-1;0)" office:value-type="float" office:value="0" calcext:value-type="float">
            <text:p>0</text:p>
          </table:table-cell>
          <table:table-cell table:style-name="ce15" table:formula="of:=OFFSET([$actions_combos.B$2];FLOOR(ROW([.C239])/2)-1;0)" office:value-type="float" office:value="0" calcext:value-type="float">
            <text:p>0</text:p>
          </table:table-cell>
          <table:table-cell table:style-name="ce15" table:formula="of:=OFFSET([$actions_combos.C$2];FLOOR(ROW([.D239])/2)-1;0)" office:value-type="float" office:value="0" calcext:value-type="float">
            <text:p>0</text:p>
          </table:table-cell>
          <table:table-cell table:style-name="ce15" table:formula="of:=OFFSET([$actions_combos.D$2];FLOOR(ROW([.E239])/2)-1;0)" office:value-type="float" office:value="0" calcext:value-type="float">
            <text:p>0</text:p>
          </table:table-cell>
          <table:table-cell table:style-name="ce15" table:formula="of:=OFFSET([$actions_combos.E$2];FLOOR(ROW([.F239])/2)-1;0)" office:value-type="float" office:value="0" calcext:value-type="float">
            <text:p>0</text:p>
          </table:table-cell>
          <table:table-cell table:formula="of:=VLOOKUP([.C239];[$keys.$A$2:.$C$200];[.$A239]+1;0)" office:value-type="string" office:string-value="" calcext:value-type="error">
            <text:p>#N/A</text:p>
          </table:table-cell>
          <table:table-cell table:formula="of:=VLOOKUP([.D239];[$keys.$A$2:.$C$200];[.$A239]+1;0)" office:value-type="string" office:string-value="" calcext:value-type="error">
            <text:p>#N/A</text:p>
          </table:table-cell>
          <table:table-cell table:formula="of:=VLOOKUP([.E239];[$keys.$A$2:.$C$200];[.$A239]+1;0)" office:value-type="string" office:string-value="" calcext:value-type="error">
            <text:p>#N/A</text:p>
          </table:table-cell>
          <table:table-cell table:formula="of:=VLOOKUP([.F239];[$keys.$A$2:.$C$200];[.$A239]+1;0)" office:value-type="string" office:string-value="" calcext:value-type="error">
            <text:p>#N/A</text:p>
          </table:table-cell>
          <table:table-cell table:formula="of:=[.C239]&amp;&quot;_&quot;&amp;[.D239]&amp;IF(ISNA([.I239]);&quot;&quot;;&quot;_&quot;&amp;[.E239]&amp;IF(ISNA([.J239]);&quot;&quot;;&quot;_&quot;&amp;[.F239]))&amp;&quot;_&quot;&amp;TEXT([.A239];&quot;0&quot;)" office:value-type="string" office:string-value="0_0_2" calcext:value-type="string">
            <text:p>0_0_2</text:p>
          </table:table-cell>
          <table:table-cell table:formula="of:=[.G239]&amp;&quot;, &quot;&amp;[.H239]&amp;IF(ISNA([.I239]);&quot;&quot;;&quot;, &quot;&amp;[.I239]&amp;IF(ISNA([.J239]);&quot;&quot;;&quot;, &quot;&amp;[.J239]))" office:value-type="string" office:string-value="" calcext:value-type="error">
            <text:p>#N/A</text:p>
          </table:table-cell>
          <table:table-cell table:formula="of:=VLOOKUP([.B239];[$actions.$A$2:.$F$514];5;0)" office:value-type="string" office:string-value="" calcext:value-type="error">
            <text:p>#N/A</text:p>
          </table:table-cell>
          <table:table-cell table:formula="of:=VLOOKUP([.B239];[$actions.$A$2:.$D$514];2;0)" office:value-type="string" office:string-value="" calcext:value-type="error">
            <text:p>#N/A</text:p>
          </table:table-cell>
          <table:table-cell table:formula="of:=VLOOKUP([.B239];[$actions.$A$2:.$D$514];3;0)" office:value-type="string" office:string-value="" calcext:value-type="error">
            <text:p>#N/A</text:p>
          </table:table-cell>
          <table:table-cell table:formula="of:=VLOOKUP([.B239];[$actions.$A$2:.$D$514];4;0)" office:value-type="string" office:string-value="" calcext:value-type="error">
            <text:p>#N/A</text:p>
          </table:table-cell>
          <table:table-cell table:style-name="ce19" table:formula="of:=[.B239]&lt;&gt;0" office:value-type="boolean" office:boolean-value="false" calcext:value-type="boolean">
            <text:p>FALSE</text:p>
          </table:table-cell>
          <table:table-cell table:formula="of:=&quot;const uint16_t PROGMEM &quot;&amp;[.K239]&amp;&quot;_combo[] = {&quot;&amp;[.L239]&amp;&quot;, COMBO_END};&quot;" office:value-type="string" office:string-value="" calcext:value-type="error">
            <text:p>#N/A</text:p>
          </table:table-cell>
          <table:table-cell table:formula="of:=&quot;  COMBO_&quot;&amp;[.K23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39]&amp;&quot;] = COMBO&quot;&amp;IF([.M239]=&quot;key&quot;;&quot;&quot;;&quot;_ACTION&quot;)&amp;&quot;(&quot;&amp;[.K239]&amp;&quot;_combo&quot;&amp;IF([.M239]=&quot;key&quot;;&quot;, &quot;&amp;[.N239];&quot;&quot;)&amp;&quot;),&quot;" office:value-type="string" office:string-value="" calcext:value-type="error">
            <text:p>#N/A</text:p>
          </table:table-cell>
          <table:table-cell table:style-name="ce8" table:formula="of:=IF([.M239]=&quot;macro&quot;;&quot;    case &quot;&amp;&quot;COMBO_&quot;&amp;[.K239]&amp;&quot;: if (p) {&quot;&amp;[.O239]&amp;&quot;} &quot;&amp;IF([.P239]=&quot;&quot;;&quot;&quot;;&quot;else {&quot;&amp;[.P23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0]);2)+1" office:value-type="float" office:value="1" calcext:value-type="float">
            <text:p>1</text:p>
          </table:table-cell>
          <table:table-cell table:style-name="ce8" table:formula="of:=OFFSET([$actions_combos.A$2];FLOOR(ROW([.B240])/2)-1;0)" office:value-type="float" office:value="0" calcext:value-type="float">
            <text:p>0</text:p>
          </table:table-cell>
          <table:table-cell table:style-name="ce15" table:formula="of:=OFFSET([$actions_combos.B$2];FLOOR(ROW([.C240])/2)-1;0)" office:value-type="float" office:value="0" calcext:value-type="float">
            <text:p>0</text:p>
          </table:table-cell>
          <table:table-cell table:style-name="ce15" table:formula="of:=OFFSET([$actions_combos.C$2];FLOOR(ROW([.D240])/2)-1;0)" office:value-type="float" office:value="0" calcext:value-type="float">
            <text:p>0</text:p>
          </table:table-cell>
          <table:table-cell table:style-name="ce15" table:formula="of:=OFFSET([$actions_combos.D$2];FLOOR(ROW([.E240])/2)-1;0)" office:value-type="float" office:value="0" calcext:value-type="float">
            <text:p>0</text:p>
          </table:table-cell>
          <table:table-cell table:style-name="ce15" table:formula="of:=OFFSET([$actions_combos.E$2];FLOOR(ROW([.F240])/2)-1;0)" office:value-type="float" office:value="0" calcext:value-type="float">
            <text:p>0</text:p>
          </table:table-cell>
          <table:table-cell table:formula="of:=VLOOKUP([.C240];[$keys.$A$2:.$C$200];[.$A240]+1;0)" office:value-type="string" office:string-value="" calcext:value-type="error">
            <text:p>#N/A</text:p>
          </table:table-cell>
          <table:table-cell table:formula="of:=VLOOKUP([.D240];[$keys.$A$2:.$C$200];[.$A240]+1;0)" office:value-type="string" office:string-value="" calcext:value-type="error">
            <text:p>#N/A</text:p>
          </table:table-cell>
          <table:table-cell table:formula="of:=VLOOKUP([.E240];[$keys.$A$2:.$C$200];[.$A240]+1;0)" office:value-type="string" office:string-value="" calcext:value-type="error">
            <text:p>#N/A</text:p>
          </table:table-cell>
          <table:table-cell table:formula="of:=VLOOKUP([.F240];[$keys.$A$2:.$C$200];[.$A240]+1;0)" office:value-type="string" office:string-value="" calcext:value-type="error">
            <text:p>#N/A</text:p>
          </table:table-cell>
          <table:table-cell table:formula="of:=[.C240]&amp;&quot;_&quot;&amp;[.D240]&amp;IF(ISNA([.I240]);&quot;&quot;;&quot;_&quot;&amp;[.E240]&amp;IF(ISNA([.J240]);&quot;&quot;;&quot;_&quot;&amp;[.F240]))&amp;&quot;_&quot;&amp;TEXT([.A240];&quot;0&quot;)" office:value-type="string" office:string-value="0_0_1" calcext:value-type="string">
            <text:p>0_0_1</text:p>
          </table:table-cell>
          <table:table-cell table:formula="of:=[.G240]&amp;&quot;, &quot;&amp;[.H240]&amp;IF(ISNA([.I240]);&quot;&quot;;&quot;, &quot;&amp;[.I240]&amp;IF(ISNA([.J240]);&quot;&quot;;&quot;, &quot;&amp;[.J240]))" office:value-type="string" office:string-value="" calcext:value-type="error">
            <text:p>#N/A</text:p>
          </table:table-cell>
          <table:table-cell table:formula="of:=VLOOKUP([.B240];[$actions.$A$2:.$F$514];5;0)" office:value-type="string" office:string-value="" calcext:value-type="error">
            <text:p>#N/A</text:p>
          </table:table-cell>
          <table:table-cell table:formula="of:=VLOOKUP([.B240];[$actions.$A$2:.$D$514];2;0)" office:value-type="string" office:string-value="" calcext:value-type="error">
            <text:p>#N/A</text:p>
          </table:table-cell>
          <table:table-cell table:formula="of:=VLOOKUP([.B240];[$actions.$A$2:.$D$514];3;0)" office:value-type="string" office:string-value="" calcext:value-type="error">
            <text:p>#N/A</text:p>
          </table:table-cell>
          <table:table-cell table:formula="of:=VLOOKUP([.B240];[$actions.$A$2:.$D$514];4;0)" office:value-type="string" office:string-value="" calcext:value-type="error">
            <text:p>#N/A</text:p>
          </table:table-cell>
          <table:table-cell table:style-name="ce19" table:formula="of:=[.B240]&lt;&gt;0" office:value-type="boolean" office:boolean-value="false" calcext:value-type="boolean">
            <text:p>FALSE</text:p>
          </table:table-cell>
          <table:table-cell table:formula="of:=&quot;const uint16_t PROGMEM &quot;&amp;[.K240]&amp;&quot;_combo[] = {&quot;&amp;[.L240]&amp;&quot;, COMBO_END};&quot;" office:value-type="string" office:string-value="" calcext:value-type="error">
            <text:p>#N/A</text:p>
          </table:table-cell>
          <table:table-cell table:formula="of:=&quot;  COMBO_&quot;&amp;[.K24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40]&amp;&quot;] = COMBO&quot;&amp;IF([.M240]=&quot;key&quot;;&quot;&quot;;&quot;_ACTION&quot;)&amp;&quot;(&quot;&amp;[.K240]&amp;&quot;_combo&quot;&amp;IF([.M240]=&quot;key&quot;;&quot;, &quot;&amp;[.N240];&quot;&quot;)&amp;&quot;),&quot;" office:value-type="string" office:string-value="" calcext:value-type="error">
            <text:p>#N/A</text:p>
          </table:table-cell>
          <table:table-cell table:style-name="ce8" table:formula="of:=IF([.M240]=&quot;macro&quot;;&quot;    case &quot;&amp;&quot;COMBO_&quot;&amp;[.K240]&amp;&quot;: if (p) {&quot;&amp;[.O240]&amp;&quot;} &quot;&amp;IF([.P240]=&quot;&quot;;&quot;&quot;;&quot;else {&quot;&amp;[.P24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1]);2)+1" office:value-type="float" office:value="2" calcext:value-type="float">
            <text:p>2</text:p>
          </table:table-cell>
          <table:table-cell table:style-name="ce8" table:formula="of:=OFFSET([$actions_combos.A$2];FLOOR(ROW([.B241])/2)-1;0)" office:value-type="float" office:value="0" calcext:value-type="float">
            <text:p>0</text:p>
          </table:table-cell>
          <table:table-cell table:style-name="ce15" table:formula="of:=OFFSET([$actions_combos.B$2];FLOOR(ROW([.C241])/2)-1;0)" office:value-type="float" office:value="0" calcext:value-type="float">
            <text:p>0</text:p>
          </table:table-cell>
          <table:table-cell table:style-name="ce15" table:formula="of:=OFFSET([$actions_combos.C$2];FLOOR(ROW([.D241])/2)-1;0)" office:value-type="float" office:value="0" calcext:value-type="float">
            <text:p>0</text:p>
          </table:table-cell>
          <table:table-cell table:style-name="ce15" table:formula="of:=OFFSET([$actions_combos.D$2];FLOOR(ROW([.E241])/2)-1;0)" office:value-type="float" office:value="0" calcext:value-type="float">
            <text:p>0</text:p>
          </table:table-cell>
          <table:table-cell table:style-name="ce15" table:formula="of:=OFFSET([$actions_combos.E$2];FLOOR(ROW([.F241])/2)-1;0)" office:value-type="float" office:value="0" calcext:value-type="float">
            <text:p>0</text:p>
          </table:table-cell>
          <table:table-cell table:formula="of:=VLOOKUP([.C241];[$keys.$A$2:.$C$200];[.$A241]+1;0)" office:value-type="string" office:string-value="" calcext:value-type="error">
            <text:p>#N/A</text:p>
          </table:table-cell>
          <table:table-cell table:formula="of:=VLOOKUP([.D241];[$keys.$A$2:.$C$200];[.$A241]+1;0)" office:value-type="string" office:string-value="" calcext:value-type="error">
            <text:p>#N/A</text:p>
          </table:table-cell>
          <table:table-cell table:formula="of:=VLOOKUP([.E241];[$keys.$A$2:.$C$200];[.$A241]+1;0)" office:value-type="string" office:string-value="" calcext:value-type="error">
            <text:p>#N/A</text:p>
          </table:table-cell>
          <table:table-cell table:formula="of:=VLOOKUP([.F241];[$keys.$A$2:.$C$200];[.$A241]+1;0)" office:value-type="string" office:string-value="" calcext:value-type="error">
            <text:p>#N/A</text:p>
          </table:table-cell>
          <table:table-cell table:formula="of:=[.C241]&amp;&quot;_&quot;&amp;[.D241]&amp;IF(ISNA([.I241]);&quot;&quot;;&quot;_&quot;&amp;[.E241]&amp;IF(ISNA([.J241]);&quot;&quot;;&quot;_&quot;&amp;[.F241]))&amp;&quot;_&quot;&amp;TEXT([.A241];&quot;0&quot;)" office:value-type="string" office:string-value="0_0_2" calcext:value-type="string">
            <text:p>0_0_2</text:p>
          </table:table-cell>
          <table:table-cell table:formula="of:=[.G241]&amp;&quot;, &quot;&amp;[.H241]&amp;IF(ISNA([.I241]);&quot;&quot;;&quot;, &quot;&amp;[.I241]&amp;IF(ISNA([.J241]);&quot;&quot;;&quot;, &quot;&amp;[.J241]))" office:value-type="string" office:string-value="" calcext:value-type="error">
            <text:p>#N/A</text:p>
          </table:table-cell>
          <table:table-cell table:formula="of:=VLOOKUP([.B241];[$actions.$A$2:.$F$514];5;0)" office:value-type="string" office:string-value="" calcext:value-type="error">
            <text:p>#N/A</text:p>
          </table:table-cell>
          <table:table-cell table:formula="of:=VLOOKUP([.B241];[$actions.$A$2:.$D$514];2;0)" office:value-type="string" office:string-value="" calcext:value-type="error">
            <text:p>#N/A</text:p>
          </table:table-cell>
          <table:table-cell table:formula="of:=VLOOKUP([.B241];[$actions.$A$2:.$D$514];3;0)" office:value-type="string" office:string-value="" calcext:value-type="error">
            <text:p>#N/A</text:p>
          </table:table-cell>
          <table:table-cell table:formula="of:=VLOOKUP([.B241];[$actions.$A$2:.$D$514];4;0)" office:value-type="string" office:string-value="" calcext:value-type="error">
            <text:p>#N/A</text:p>
          </table:table-cell>
          <table:table-cell table:style-name="ce19" table:formula="of:=[.B241]&lt;&gt;0" office:value-type="boolean" office:boolean-value="false" calcext:value-type="boolean">
            <text:p>FALSE</text:p>
          </table:table-cell>
          <table:table-cell table:formula="of:=&quot;const uint16_t PROGMEM &quot;&amp;[.K241]&amp;&quot;_combo[] = {&quot;&amp;[.L241]&amp;&quot;, COMBO_END};&quot;" office:value-type="string" office:string-value="" calcext:value-type="error">
            <text:p>#N/A</text:p>
          </table:table-cell>
          <table:table-cell table:formula="of:=&quot;  COMBO_&quot;&amp;[.K24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41]&amp;&quot;] = COMBO&quot;&amp;IF([.M241]=&quot;key&quot;;&quot;&quot;;&quot;_ACTION&quot;)&amp;&quot;(&quot;&amp;[.K241]&amp;&quot;_combo&quot;&amp;IF([.M241]=&quot;key&quot;;&quot;, &quot;&amp;[.N241];&quot;&quot;)&amp;&quot;),&quot;" office:value-type="string" office:string-value="" calcext:value-type="error">
            <text:p>#N/A</text:p>
          </table:table-cell>
          <table:table-cell table:style-name="ce8" table:formula="of:=IF([.M241]=&quot;macro&quot;;&quot;    case &quot;&amp;&quot;COMBO_&quot;&amp;[.K241]&amp;&quot;: if (p) {&quot;&amp;[.O241]&amp;&quot;} &quot;&amp;IF([.P241]=&quot;&quot;;&quot;&quot;;&quot;else {&quot;&amp;[.P24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2]);2)+1" office:value-type="float" office:value="1" calcext:value-type="float">
            <text:p>1</text:p>
          </table:table-cell>
          <table:table-cell table:style-name="ce8" table:formula="of:=OFFSET([$actions_combos.A$2];FLOOR(ROW([.B242])/2)-1;0)" office:value-type="float" office:value="0" calcext:value-type="float">
            <text:p>0</text:p>
          </table:table-cell>
          <table:table-cell table:style-name="ce15" table:formula="of:=OFFSET([$actions_combos.B$2];FLOOR(ROW([.C242])/2)-1;0)" office:value-type="float" office:value="0" calcext:value-type="float">
            <text:p>0</text:p>
          </table:table-cell>
          <table:table-cell table:style-name="ce15" table:formula="of:=OFFSET([$actions_combos.C$2];FLOOR(ROW([.D242])/2)-1;0)" office:value-type="float" office:value="0" calcext:value-type="float">
            <text:p>0</text:p>
          </table:table-cell>
          <table:table-cell table:style-name="ce15" table:formula="of:=OFFSET([$actions_combos.D$2];FLOOR(ROW([.E242])/2)-1;0)" office:value-type="float" office:value="0" calcext:value-type="float">
            <text:p>0</text:p>
          </table:table-cell>
          <table:table-cell table:style-name="ce15" table:formula="of:=OFFSET([$actions_combos.E$2];FLOOR(ROW([.F242])/2)-1;0)" office:value-type="float" office:value="0" calcext:value-type="float">
            <text:p>0</text:p>
          </table:table-cell>
          <table:table-cell table:formula="of:=VLOOKUP([.C242];[$keys.$A$2:.$C$200];[.$A242]+1;0)" office:value-type="string" office:string-value="" calcext:value-type="error">
            <text:p>#N/A</text:p>
          </table:table-cell>
          <table:table-cell table:formula="of:=VLOOKUP([.D242];[$keys.$A$2:.$C$200];[.$A242]+1;0)" office:value-type="string" office:string-value="" calcext:value-type="error">
            <text:p>#N/A</text:p>
          </table:table-cell>
          <table:table-cell table:formula="of:=VLOOKUP([.E242];[$keys.$A$2:.$C$200];[.$A242]+1;0)" office:value-type="string" office:string-value="" calcext:value-type="error">
            <text:p>#N/A</text:p>
          </table:table-cell>
          <table:table-cell table:formula="of:=VLOOKUP([.F242];[$keys.$A$2:.$C$200];[.$A242]+1;0)" office:value-type="string" office:string-value="" calcext:value-type="error">
            <text:p>#N/A</text:p>
          </table:table-cell>
          <table:table-cell table:formula="of:=[.C242]&amp;&quot;_&quot;&amp;[.D242]&amp;IF(ISNA([.I242]);&quot;&quot;;&quot;_&quot;&amp;[.E242]&amp;IF(ISNA([.J242]);&quot;&quot;;&quot;_&quot;&amp;[.F242]))&amp;&quot;_&quot;&amp;TEXT([.A242];&quot;0&quot;)" office:value-type="string" office:string-value="0_0_1" calcext:value-type="string">
            <text:p>0_0_1</text:p>
          </table:table-cell>
          <table:table-cell table:formula="of:=[.G242]&amp;&quot;, &quot;&amp;[.H242]&amp;IF(ISNA([.I242]);&quot;&quot;;&quot;, &quot;&amp;[.I242]&amp;IF(ISNA([.J242]);&quot;&quot;;&quot;, &quot;&amp;[.J242]))" office:value-type="string" office:string-value="" calcext:value-type="error">
            <text:p>#N/A</text:p>
          </table:table-cell>
          <table:table-cell table:formula="of:=VLOOKUP([.B242];[$actions.$A$2:.$F$514];5;0)" office:value-type="string" office:string-value="" calcext:value-type="error">
            <text:p>#N/A</text:p>
          </table:table-cell>
          <table:table-cell table:formula="of:=VLOOKUP([.B242];[$actions.$A$2:.$D$514];2;0)" office:value-type="string" office:string-value="" calcext:value-type="error">
            <text:p>#N/A</text:p>
          </table:table-cell>
          <table:table-cell table:formula="of:=VLOOKUP([.B242];[$actions.$A$2:.$D$514];3;0)" office:value-type="string" office:string-value="" calcext:value-type="error">
            <text:p>#N/A</text:p>
          </table:table-cell>
          <table:table-cell table:formula="of:=VLOOKUP([.B242];[$actions.$A$2:.$D$514];4;0)" office:value-type="string" office:string-value="" calcext:value-type="error">
            <text:p>#N/A</text:p>
          </table:table-cell>
          <table:table-cell table:style-name="ce19" table:formula="of:=[.B242]&lt;&gt;0" office:value-type="boolean" office:boolean-value="false" calcext:value-type="boolean">
            <text:p>FALSE</text:p>
          </table:table-cell>
          <table:table-cell table:formula="of:=&quot;const uint16_t PROGMEM &quot;&amp;[.K242]&amp;&quot;_combo[] = {&quot;&amp;[.L242]&amp;&quot;, COMBO_END};&quot;" office:value-type="string" office:string-value="" calcext:value-type="error">
            <text:p>#N/A</text:p>
          </table:table-cell>
          <table:table-cell table:formula="of:=&quot;  COMBO_&quot;&amp;[.K24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42]&amp;&quot;] = COMBO&quot;&amp;IF([.M242]=&quot;key&quot;;&quot;&quot;;&quot;_ACTION&quot;)&amp;&quot;(&quot;&amp;[.K242]&amp;&quot;_combo&quot;&amp;IF([.M242]=&quot;key&quot;;&quot;, &quot;&amp;[.N242];&quot;&quot;)&amp;&quot;),&quot;" office:value-type="string" office:string-value="" calcext:value-type="error">
            <text:p>#N/A</text:p>
          </table:table-cell>
          <table:table-cell table:style-name="ce8" table:formula="of:=IF([.M242]=&quot;macro&quot;;&quot;    case &quot;&amp;&quot;COMBO_&quot;&amp;[.K242]&amp;&quot;: if (p) {&quot;&amp;[.O242]&amp;&quot;} &quot;&amp;IF([.P242]=&quot;&quot;;&quot;&quot;;&quot;else {&quot;&amp;[.P24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3]);2)+1" office:value-type="float" office:value="2" calcext:value-type="float">
            <text:p>2</text:p>
          </table:table-cell>
          <table:table-cell table:style-name="ce8" table:formula="of:=OFFSET([$actions_combos.A$2];FLOOR(ROW([.B243])/2)-1;0)" office:value-type="float" office:value="0" calcext:value-type="float">
            <text:p>0</text:p>
          </table:table-cell>
          <table:table-cell table:style-name="ce15" table:formula="of:=OFFSET([$actions_combos.B$2];FLOOR(ROW([.C243])/2)-1;0)" office:value-type="float" office:value="0" calcext:value-type="float">
            <text:p>0</text:p>
          </table:table-cell>
          <table:table-cell table:style-name="ce15" table:formula="of:=OFFSET([$actions_combos.C$2];FLOOR(ROW([.D243])/2)-1;0)" office:value-type="float" office:value="0" calcext:value-type="float">
            <text:p>0</text:p>
          </table:table-cell>
          <table:table-cell table:style-name="ce15" table:formula="of:=OFFSET([$actions_combos.D$2];FLOOR(ROW([.E243])/2)-1;0)" office:value-type="float" office:value="0" calcext:value-type="float">
            <text:p>0</text:p>
          </table:table-cell>
          <table:table-cell table:style-name="ce15" table:formula="of:=OFFSET([$actions_combos.E$2];FLOOR(ROW([.F243])/2)-1;0)" office:value-type="float" office:value="0" calcext:value-type="float">
            <text:p>0</text:p>
          </table:table-cell>
          <table:table-cell table:formula="of:=VLOOKUP([.C243];[$keys.$A$2:.$C$200];[.$A243]+1;0)" office:value-type="string" office:string-value="" calcext:value-type="error">
            <text:p>#N/A</text:p>
          </table:table-cell>
          <table:table-cell table:formula="of:=VLOOKUP([.D243];[$keys.$A$2:.$C$200];[.$A243]+1;0)" office:value-type="string" office:string-value="" calcext:value-type="error">
            <text:p>#N/A</text:p>
          </table:table-cell>
          <table:table-cell table:formula="of:=VLOOKUP([.E243];[$keys.$A$2:.$C$200];[.$A243]+1;0)" office:value-type="string" office:string-value="" calcext:value-type="error">
            <text:p>#N/A</text:p>
          </table:table-cell>
          <table:table-cell table:formula="of:=VLOOKUP([.F243];[$keys.$A$2:.$C$200];[.$A243]+1;0)" office:value-type="string" office:string-value="" calcext:value-type="error">
            <text:p>#N/A</text:p>
          </table:table-cell>
          <table:table-cell table:formula="of:=[.C243]&amp;&quot;_&quot;&amp;[.D243]&amp;IF(ISNA([.I243]);&quot;&quot;;&quot;_&quot;&amp;[.E243]&amp;IF(ISNA([.J243]);&quot;&quot;;&quot;_&quot;&amp;[.F243]))&amp;&quot;_&quot;&amp;TEXT([.A243];&quot;0&quot;)" office:value-type="string" office:string-value="0_0_2" calcext:value-type="string">
            <text:p>0_0_2</text:p>
          </table:table-cell>
          <table:table-cell table:formula="of:=[.G243]&amp;&quot;, &quot;&amp;[.H243]&amp;IF(ISNA([.I243]);&quot;&quot;;&quot;, &quot;&amp;[.I243]&amp;IF(ISNA([.J243]);&quot;&quot;;&quot;, &quot;&amp;[.J243]))" office:value-type="string" office:string-value="" calcext:value-type="error">
            <text:p>#N/A</text:p>
          </table:table-cell>
          <table:table-cell table:formula="of:=VLOOKUP([.B243];[$actions.$A$2:.$F$514];5;0)" office:value-type="string" office:string-value="" calcext:value-type="error">
            <text:p>#N/A</text:p>
          </table:table-cell>
          <table:table-cell table:formula="of:=VLOOKUP([.B243];[$actions.$A$2:.$D$514];2;0)" office:value-type="string" office:string-value="" calcext:value-type="error">
            <text:p>#N/A</text:p>
          </table:table-cell>
          <table:table-cell table:formula="of:=VLOOKUP([.B243];[$actions.$A$2:.$D$514];3;0)" office:value-type="string" office:string-value="" calcext:value-type="error">
            <text:p>#N/A</text:p>
          </table:table-cell>
          <table:table-cell table:formula="of:=VLOOKUP([.B243];[$actions.$A$2:.$D$514];4;0)" office:value-type="string" office:string-value="" calcext:value-type="error">
            <text:p>#N/A</text:p>
          </table:table-cell>
          <table:table-cell table:style-name="ce19" table:formula="of:=[.B243]&lt;&gt;0" office:value-type="boolean" office:boolean-value="false" calcext:value-type="boolean">
            <text:p>FALSE</text:p>
          </table:table-cell>
          <table:table-cell table:formula="of:=&quot;const uint16_t PROGMEM &quot;&amp;[.K243]&amp;&quot;_combo[] = {&quot;&amp;[.L243]&amp;&quot;, COMBO_END};&quot;" office:value-type="string" office:string-value="" calcext:value-type="error">
            <text:p>#N/A</text:p>
          </table:table-cell>
          <table:table-cell table:formula="of:=&quot;  COMBO_&quot;&amp;[.K24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43]&amp;&quot;] = COMBO&quot;&amp;IF([.M243]=&quot;key&quot;;&quot;&quot;;&quot;_ACTION&quot;)&amp;&quot;(&quot;&amp;[.K243]&amp;&quot;_combo&quot;&amp;IF([.M243]=&quot;key&quot;;&quot;, &quot;&amp;[.N243];&quot;&quot;)&amp;&quot;),&quot;" office:value-type="string" office:string-value="" calcext:value-type="error">
            <text:p>#N/A</text:p>
          </table:table-cell>
          <table:table-cell table:style-name="ce8" table:formula="of:=IF([.M243]=&quot;macro&quot;;&quot;    case &quot;&amp;&quot;COMBO_&quot;&amp;[.K243]&amp;&quot;: if (p) {&quot;&amp;[.O243]&amp;&quot;} &quot;&amp;IF([.P243]=&quot;&quot;;&quot;&quot;;&quot;else {&quot;&amp;[.P24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4]);2)+1" office:value-type="float" office:value="1" calcext:value-type="float">
            <text:p>1</text:p>
          </table:table-cell>
          <table:table-cell table:style-name="ce8" table:formula="of:=OFFSET([$actions_combos.A$2];FLOOR(ROW([.B244])/2)-1;0)" office:value-type="float" office:value="0" calcext:value-type="float">
            <text:p>0</text:p>
          </table:table-cell>
          <table:table-cell table:style-name="ce15" table:formula="of:=OFFSET([$actions_combos.B$2];FLOOR(ROW([.C244])/2)-1;0)" office:value-type="float" office:value="0" calcext:value-type="float">
            <text:p>0</text:p>
          </table:table-cell>
          <table:table-cell table:style-name="ce15" table:formula="of:=OFFSET([$actions_combos.C$2];FLOOR(ROW([.D244])/2)-1;0)" office:value-type="float" office:value="0" calcext:value-type="float">
            <text:p>0</text:p>
          </table:table-cell>
          <table:table-cell table:style-name="ce15" table:formula="of:=OFFSET([$actions_combos.D$2];FLOOR(ROW([.E244])/2)-1;0)" office:value-type="float" office:value="0" calcext:value-type="float">
            <text:p>0</text:p>
          </table:table-cell>
          <table:table-cell table:style-name="ce15" table:formula="of:=OFFSET([$actions_combos.E$2];FLOOR(ROW([.F244])/2)-1;0)" office:value-type="float" office:value="0" calcext:value-type="float">
            <text:p>0</text:p>
          </table:table-cell>
          <table:table-cell table:formula="of:=VLOOKUP([.C244];[$keys.$A$2:.$C$200];[.$A244]+1;0)" office:value-type="string" office:string-value="" calcext:value-type="error">
            <text:p>#N/A</text:p>
          </table:table-cell>
          <table:table-cell table:formula="of:=VLOOKUP([.D244];[$keys.$A$2:.$C$200];[.$A244]+1;0)" office:value-type="string" office:string-value="" calcext:value-type="error">
            <text:p>#N/A</text:p>
          </table:table-cell>
          <table:table-cell table:formula="of:=VLOOKUP([.E244];[$keys.$A$2:.$C$200];[.$A244]+1;0)" office:value-type="string" office:string-value="" calcext:value-type="error">
            <text:p>#N/A</text:p>
          </table:table-cell>
          <table:table-cell table:formula="of:=VLOOKUP([.F244];[$keys.$A$2:.$C$200];[.$A244]+1;0)" office:value-type="string" office:string-value="" calcext:value-type="error">
            <text:p>#N/A</text:p>
          </table:table-cell>
          <table:table-cell table:formula="of:=[.C244]&amp;&quot;_&quot;&amp;[.D244]&amp;IF(ISNA([.I244]);&quot;&quot;;&quot;_&quot;&amp;[.E244]&amp;IF(ISNA([.J244]);&quot;&quot;;&quot;_&quot;&amp;[.F244]))&amp;&quot;_&quot;&amp;TEXT([.A244];&quot;0&quot;)" office:value-type="string" office:string-value="0_0_1" calcext:value-type="string">
            <text:p>0_0_1</text:p>
          </table:table-cell>
          <table:table-cell table:formula="of:=[.G244]&amp;&quot;, &quot;&amp;[.H244]&amp;IF(ISNA([.I244]);&quot;&quot;;&quot;, &quot;&amp;[.I244]&amp;IF(ISNA([.J244]);&quot;&quot;;&quot;, &quot;&amp;[.J244]))" office:value-type="string" office:string-value="" calcext:value-type="error">
            <text:p>#N/A</text:p>
          </table:table-cell>
          <table:table-cell table:formula="of:=VLOOKUP([.B244];[$actions.$A$2:.$F$514];5;0)" office:value-type="string" office:string-value="" calcext:value-type="error">
            <text:p>#N/A</text:p>
          </table:table-cell>
          <table:table-cell table:formula="of:=VLOOKUP([.B244];[$actions.$A$2:.$D$514];2;0)" office:value-type="string" office:string-value="" calcext:value-type="error">
            <text:p>#N/A</text:p>
          </table:table-cell>
          <table:table-cell table:formula="of:=VLOOKUP([.B244];[$actions.$A$2:.$D$514];3;0)" office:value-type="string" office:string-value="" calcext:value-type="error">
            <text:p>#N/A</text:p>
          </table:table-cell>
          <table:table-cell table:formula="of:=VLOOKUP([.B244];[$actions.$A$2:.$D$514];4;0)" office:value-type="string" office:string-value="" calcext:value-type="error">
            <text:p>#N/A</text:p>
          </table:table-cell>
          <table:table-cell table:style-name="ce19" table:formula="of:=[.B244]&lt;&gt;0" office:value-type="boolean" office:boolean-value="false" calcext:value-type="boolean">
            <text:p>FALSE</text:p>
          </table:table-cell>
          <table:table-cell table:formula="of:=&quot;const uint16_t PROGMEM &quot;&amp;[.K244]&amp;&quot;_combo[] = {&quot;&amp;[.L244]&amp;&quot;, COMBO_END};&quot;" office:value-type="string" office:string-value="" calcext:value-type="error">
            <text:p>#N/A</text:p>
          </table:table-cell>
          <table:table-cell table:formula="of:=&quot;  COMBO_&quot;&amp;[.K24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44]&amp;&quot;] = COMBO&quot;&amp;IF([.M244]=&quot;key&quot;;&quot;&quot;;&quot;_ACTION&quot;)&amp;&quot;(&quot;&amp;[.K244]&amp;&quot;_combo&quot;&amp;IF([.M244]=&quot;key&quot;;&quot;, &quot;&amp;[.N244];&quot;&quot;)&amp;&quot;),&quot;" office:value-type="string" office:string-value="" calcext:value-type="error">
            <text:p>#N/A</text:p>
          </table:table-cell>
          <table:table-cell table:style-name="ce8" table:formula="of:=IF([.M244]=&quot;macro&quot;;&quot;    case &quot;&amp;&quot;COMBO_&quot;&amp;[.K244]&amp;&quot;: if (p) {&quot;&amp;[.O244]&amp;&quot;} &quot;&amp;IF([.P244]=&quot;&quot;;&quot;&quot;;&quot;else {&quot;&amp;[.P24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5]);2)+1" office:value-type="float" office:value="2" calcext:value-type="float">
            <text:p>2</text:p>
          </table:table-cell>
          <table:table-cell table:style-name="ce8" table:formula="of:=OFFSET([$actions_combos.A$2];FLOOR(ROW([.B245])/2)-1;0)" office:value-type="float" office:value="0" calcext:value-type="float">
            <text:p>0</text:p>
          </table:table-cell>
          <table:table-cell table:style-name="ce15" table:formula="of:=OFFSET([$actions_combos.B$2];FLOOR(ROW([.C245])/2)-1;0)" office:value-type="float" office:value="0" calcext:value-type="float">
            <text:p>0</text:p>
          </table:table-cell>
          <table:table-cell table:style-name="ce15" table:formula="of:=OFFSET([$actions_combos.C$2];FLOOR(ROW([.D245])/2)-1;0)" office:value-type="float" office:value="0" calcext:value-type="float">
            <text:p>0</text:p>
          </table:table-cell>
          <table:table-cell table:style-name="ce15" table:formula="of:=OFFSET([$actions_combos.D$2];FLOOR(ROW([.E245])/2)-1;0)" office:value-type="float" office:value="0" calcext:value-type="float">
            <text:p>0</text:p>
          </table:table-cell>
          <table:table-cell table:style-name="ce15" table:formula="of:=OFFSET([$actions_combos.E$2];FLOOR(ROW([.F245])/2)-1;0)" office:value-type="float" office:value="0" calcext:value-type="float">
            <text:p>0</text:p>
          </table:table-cell>
          <table:table-cell table:formula="of:=VLOOKUP([.C245];[$keys.$A$2:.$C$200];[.$A245]+1;0)" office:value-type="string" office:string-value="" calcext:value-type="error">
            <text:p>#N/A</text:p>
          </table:table-cell>
          <table:table-cell table:formula="of:=VLOOKUP([.D245];[$keys.$A$2:.$C$200];[.$A245]+1;0)" office:value-type="string" office:string-value="" calcext:value-type="error">
            <text:p>#N/A</text:p>
          </table:table-cell>
          <table:table-cell table:formula="of:=VLOOKUP([.E245];[$keys.$A$2:.$C$200];[.$A245]+1;0)" office:value-type="string" office:string-value="" calcext:value-type="error">
            <text:p>#N/A</text:p>
          </table:table-cell>
          <table:table-cell table:formula="of:=VLOOKUP([.F245];[$keys.$A$2:.$C$200];[.$A245]+1;0)" office:value-type="string" office:string-value="" calcext:value-type="error">
            <text:p>#N/A</text:p>
          </table:table-cell>
          <table:table-cell table:formula="of:=[.C245]&amp;&quot;_&quot;&amp;[.D245]&amp;IF(ISNA([.I245]);&quot;&quot;;&quot;_&quot;&amp;[.E245]&amp;IF(ISNA([.J245]);&quot;&quot;;&quot;_&quot;&amp;[.F245]))&amp;&quot;_&quot;&amp;TEXT([.A245];&quot;0&quot;)" office:value-type="string" office:string-value="0_0_2" calcext:value-type="string">
            <text:p>0_0_2</text:p>
          </table:table-cell>
          <table:table-cell table:formula="of:=[.G245]&amp;&quot;, &quot;&amp;[.H245]&amp;IF(ISNA([.I245]);&quot;&quot;;&quot;, &quot;&amp;[.I245]&amp;IF(ISNA([.J245]);&quot;&quot;;&quot;, &quot;&amp;[.J245]))" office:value-type="string" office:string-value="" calcext:value-type="error">
            <text:p>#N/A</text:p>
          </table:table-cell>
          <table:table-cell table:formula="of:=VLOOKUP([.B245];[$actions.$A$2:.$F$514];5;0)" office:value-type="string" office:string-value="" calcext:value-type="error">
            <text:p>#N/A</text:p>
          </table:table-cell>
          <table:table-cell table:formula="of:=VLOOKUP([.B245];[$actions.$A$2:.$D$514];2;0)" office:value-type="string" office:string-value="" calcext:value-type="error">
            <text:p>#N/A</text:p>
          </table:table-cell>
          <table:table-cell table:formula="of:=VLOOKUP([.B245];[$actions.$A$2:.$D$514];3;0)" office:value-type="string" office:string-value="" calcext:value-type="error">
            <text:p>#N/A</text:p>
          </table:table-cell>
          <table:table-cell table:formula="of:=VLOOKUP([.B245];[$actions.$A$2:.$D$514];4;0)" office:value-type="string" office:string-value="" calcext:value-type="error">
            <text:p>#N/A</text:p>
          </table:table-cell>
          <table:table-cell table:style-name="ce19" table:formula="of:=[.B245]&lt;&gt;0" office:value-type="boolean" office:boolean-value="false" calcext:value-type="boolean">
            <text:p>FALSE</text:p>
          </table:table-cell>
          <table:table-cell table:formula="of:=&quot;const uint16_t PROGMEM &quot;&amp;[.K245]&amp;&quot;_combo[] = {&quot;&amp;[.L245]&amp;&quot;, COMBO_END};&quot;" office:value-type="string" office:string-value="" calcext:value-type="error">
            <text:p>#N/A</text:p>
          </table:table-cell>
          <table:table-cell table:formula="of:=&quot;  COMBO_&quot;&amp;[.K24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45]&amp;&quot;] = COMBO&quot;&amp;IF([.M245]=&quot;key&quot;;&quot;&quot;;&quot;_ACTION&quot;)&amp;&quot;(&quot;&amp;[.K245]&amp;&quot;_combo&quot;&amp;IF([.M245]=&quot;key&quot;;&quot;, &quot;&amp;[.N245];&quot;&quot;)&amp;&quot;),&quot;" office:value-type="string" office:string-value="" calcext:value-type="error">
            <text:p>#N/A</text:p>
          </table:table-cell>
          <table:table-cell table:style-name="ce8" table:formula="of:=IF([.M245]=&quot;macro&quot;;&quot;    case &quot;&amp;&quot;COMBO_&quot;&amp;[.K245]&amp;&quot;: if (p) {&quot;&amp;[.O245]&amp;&quot;} &quot;&amp;IF([.P245]=&quot;&quot;;&quot;&quot;;&quot;else {&quot;&amp;[.P24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6]);2)+1" office:value-type="float" office:value="1" calcext:value-type="float">
            <text:p>1</text:p>
          </table:table-cell>
          <table:table-cell table:style-name="ce8" table:formula="of:=OFFSET([$actions_combos.A$2];FLOOR(ROW([.B246])/2)-1;0)" office:value-type="float" office:value="0" calcext:value-type="float">
            <text:p>0</text:p>
          </table:table-cell>
          <table:table-cell table:style-name="ce15" table:formula="of:=OFFSET([$actions_combos.B$2];FLOOR(ROW([.C246])/2)-1;0)" office:value-type="float" office:value="0" calcext:value-type="float">
            <text:p>0</text:p>
          </table:table-cell>
          <table:table-cell table:style-name="ce15" table:formula="of:=OFFSET([$actions_combos.C$2];FLOOR(ROW([.D246])/2)-1;0)" office:value-type="float" office:value="0" calcext:value-type="float">
            <text:p>0</text:p>
          </table:table-cell>
          <table:table-cell table:style-name="ce15" table:formula="of:=OFFSET([$actions_combos.D$2];FLOOR(ROW([.E246])/2)-1;0)" office:value-type="float" office:value="0" calcext:value-type="float">
            <text:p>0</text:p>
          </table:table-cell>
          <table:table-cell table:style-name="ce15" table:formula="of:=OFFSET([$actions_combos.E$2];FLOOR(ROW([.F246])/2)-1;0)" office:value-type="float" office:value="0" calcext:value-type="float">
            <text:p>0</text:p>
          </table:table-cell>
          <table:table-cell table:formula="of:=VLOOKUP([.C246];[$keys.$A$2:.$C$200];[.$A246]+1;0)" office:value-type="string" office:string-value="" calcext:value-type="error">
            <text:p>#N/A</text:p>
          </table:table-cell>
          <table:table-cell table:formula="of:=VLOOKUP([.D246];[$keys.$A$2:.$C$200];[.$A246]+1;0)" office:value-type="string" office:string-value="" calcext:value-type="error">
            <text:p>#N/A</text:p>
          </table:table-cell>
          <table:table-cell table:formula="of:=VLOOKUP([.E246];[$keys.$A$2:.$C$200];[.$A246]+1;0)" office:value-type="string" office:string-value="" calcext:value-type="error">
            <text:p>#N/A</text:p>
          </table:table-cell>
          <table:table-cell table:formula="of:=VLOOKUP([.F246];[$keys.$A$2:.$C$200];[.$A246]+1;0)" office:value-type="string" office:string-value="" calcext:value-type="error">
            <text:p>#N/A</text:p>
          </table:table-cell>
          <table:table-cell table:formula="of:=[.C246]&amp;&quot;_&quot;&amp;[.D246]&amp;IF(ISNA([.I246]);&quot;&quot;;&quot;_&quot;&amp;[.E246]&amp;IF(ISNA([.J246]);&quot;&quot;;&quot;_&quot;&amp;[.F246]))&amp;&quot;_&quot;&amp;TEXT([.A246];&quot;0&quot;)" office:value-type="string" office:string-value="0_0_1" calcext:value-type="string">
            <text:p>0_0_1</text:p>
          </table:table-cell>
          <table:table-cell table:formula="of:=[.G246]&amp;&quot;, &quot;&amp;[.H246]&amp;IF(ISNA([.I246]);&quot;&quot;;&quot;, &quot;&amp;[.I246]&amp;IF(ISNA([.J246]);&quot;&quot;;&quot;, &quot;&amp;[.J246]))" office:value-type="string" office:string-value="" calcext:value-type="error">
            <text:p>#N/A</text:p>
          </table:table-cell>
          <table:table-cell table:formula="of:=VLOOKUP([.B246];[$actions.$A$2:.$F$514];5;0)" office:value-type="string" office:string-value="" calcext:value-type="error">
            <text:p>#N/A</text:p>
          </table:table-cell>
          <table:table-cell table:formula="of:=VLOOKUP([.B246];[$actions.$A$2:.$D$514];2;0)" office:value-type="string" office:string-value="" calcext:value-type="error">
            <text:p>#N/A</text:p>
          </table:table-cell>
          <table:table-cell table:formula="of:=VLOOKUP([.B246];[$actions.$A$2:.$D$514];3;0)" office:value-type="string" office:string-value="" calcext:value-type="error">
            <text:p>#N/A</text:p>
          </table:table-cell>
          <table:table-cell table:formula="of:=VLOOKUP([.B246];[$actions.$A$2:.$D$514];4;0)" office:value-type="string" office:string-value="" calcext:value-type="error">
            <text:p>#N/A</text:p>
          </table:table-cell>
          <table:table-cell table:style-name="ce19" table:formula="of:=[.B246]&lt;&gt;0" office:value-type="boolean" office:boolean-value="false" calcext:value-type="boolean">
            <text:p>FALSE</text:p>
          </table:table-cell>
          <table:table-cell table:formula="of:=&quot;const uint16_t PROGMEM &quot;&amp;[.K246]&amp;&quot;_combo[] = {&quot;&amp;[.L246]&amp;&quot;, COMBO_END};&quot;" office:value-type="string" office:string-value="" calcext:value-type="error">
            <text:p>#N/A</text:p>
          </table:table-cell>
          <table:table-cell table:formula="of:=&quot;  COMBO_&quot;&amp;[.K24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46]&amp;&quot;] = COMBO&quot;&amp;IF([.M246]=&quot;key&quot;;&quot;&quot;;&quot;_ACTION&quot;)&amp;&quot;(&quot;&amp;[.K246]&amp;&quot;_combo&quot;&amp;IF([.M246]=&quot;key&quot;;&quot;, &quot;&amp;[.N246];&quot;&quot;)&amp;&quot;),&quot;" office:value-type="string" office:string-value="" calcext:value-type="error">
            <text:p>#N/A</text:p>
          </table:table-cell>
          <table:table-cell table:style-name="ce8" table:formula="of:=IF([.M246]=&quot;macro&quot;;&quot;    case &quot;&amp;&quot;COMBO_&quot;&amp;[.K246]&amp;&quot;: if (p) {&quot;&amp;[.O246]&amp;&quot;} &quot;&amp;IF([.P246]=&quot;&quot;;&quot;&quot;;&quot;else {&quot;&amp;[.P24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7]);2)+1" office:value-type="float" office:value="2" calcext:value-type="float">
            <text:p>2</text:p>
          </table:table-cell>
          <table:table-cell table:style-name="ce8" table:formula="of:=OFFSET([$actions_combos.A$2];FLOOR(ROW([.B247])/2)-1;0)" office:value-type="float" office:value="0" calcext:value-type="float">
            <text:p>0</text:p>
          </table:table-cell>
          <table:table-cell table:style-name="ce15" table:formula="of:=OFFSET([$actions_combos.B$2];FLOOR(ROW([.C247])/2)-1;0)" office:value-type="float" office:value="0" calcext:value-type="float">
            <text:p>0</text:p>
          </table:table-cell>
          <table:table-cell table:style-name="ce15" table:formula="of:=OFFSET([$actions_combos.C$2];FLOOR(ROW([.D247])/2)-1;0)" office:value-type="float" office:value="0" calcext:value-type="float">
            <text:p>0</text:p>
          </table:table-cell>
          <table:table-cell table:style-name="ce15" table:formula="of:=OFFSET([$actions_combos.D$2];FLOOR(ROW([.E247])/2)-1;0)" office:value-type="float" office:value="0" calcext:value-type="float">
            <text:p>0</text:p>
          </table:table-cell>
          <table:table-cell table:style-name="ce15" table:formula="of:=OFFSET([$actions_combos.E$2];FLOOR(ROW([.F247])/2)-1;0)" office:value-type="float" office:value="0" calcext:value-type="float">
            <text:p>0</text:p>
          </table:table-cell>
          <table:table-cell table:formula="of:=VLOOKUP([.C247];[$keys.$A$2:.$C$200];[.$A247]+1;0)" office:value-type="string" office:string-value="" calcext:value-type="error">
            <text:p>#N/A</text:p>
          </table:table-cell>
          <table:table-cell table:formula="of:=VLOOKUP([.D247];[$keys.$A$2:.$C$200];[.$A247]+1;0)" office:value-type="string" office:string-value="" calcext:value-type="error">
            <text:p>#N/A</text:p>
          </table:table-cell>
          <table:table-cell table:formula="of:=VLOOKUP([.E247];[$keys.$A$2:.$C$200];[.$A247]+1;0)" office:value-type="string" office:string-value="" calcext:value-type="error">
            <text:p>#N/A</text:p>
          </table:table-cell>
          <table:table-cell table:formula="of:=VLOOKUP([.F247];[$keys.$A$2:.$C$200];[.$A247]+1;0)" office:value-type="string" office:string-value="" calcext:value-type="error">
            <text:p>#N/A</text:p>
          </table:table-cell>
          <table:table-cell table:formula="of:=[.C247]&amp;&quot;_&quot;&amp;[.D247]&amp;IF(ISNA([.I247]);&quot;&quot;;&quot;_&quot;&amp;[.E247]&amp;IF(ISNA([.J247]);&quot;&quot;;&quot;_&quot;&amp;[.F247]))&amp;&quot;_&quot;&amp;TEXT([.A247];&quot;0&quot;)" office:value-type="string" office:string-value="0_0_2" calcext:value-type="string">
            <text:p>0_0_2</text:p>
          </table:table-cell>
          <table:table-cell table:formula="of:=[.G247]&amp;&quot;, &quot;&amp;[.H247]&amp;IF(ISNA([.I247]);&quot;&quot;;&quot;, &quot;&amp;[.I247]&amp;IF(ISNA([.J247]);&quot;&quot;;&quot;, &quot;&amp;[.J247]))" office:value-type="string" office:string-value="" calcext:value-type="error">
            <text:p>#N/A</text:p>
          </table:table-cell>
          <table:table-cell table:formula="of:=VLOOKUP([.B247];[$actions.$A$2:.$F$514];5;0)" office:value-type="string" office:string-value="" calcext:value-type="error">
            <text:p>#N/A</text:p>
          </table:table-cell>
          <table:table-cell table:formula="of:=VLOOKUP([.B247];[$actions.$A$2:.$D$514];2;0)" office:value-type="string" office:string-value="" calcext:value-type="error">
            <text:p>#N/A</text:p>
          </table:table-cell>
          <table:table-cell table:formula="of:=VLOOKUP([.B247];[$actions.$A$2:.$D$514];3;0)" office:value-type="string" office:string-value="" calcext:value-type="error">
            <text:p>#N/A</text:p>
          </table:table-cell>
          <table:table-cell table:formula="of:=VLOOKUP([.B247];[$actions.$A$2:.$D$514];4;0)" office:value-type="string" office:string-value="" calcext:value-type="error">
            <text:p>#N/A</text:p>
          </table:table-cell>
          <table:table-cell table:style-name="ce19" table:formula="of:=[.B247]&lt;&gt;0" office:value-type="boolean" office:boolean-value="false" calcext:value-type="boolean">
            <text:p>FALSE</text:p>
          </table:table-cell>
          <table:table-cell table:formula="of:=&quot;const uint16_t PROGMEM &quot;&amp;[.K247]&amp;&quot;_combo[] = {&quot;&amp;[.L247]&amp;&quot;, COMBO_END};&quot;" office:value-type="string" office:string-value="" calcext:value-type="error">
            <text:p>#N/A</text:p>
          </table:table-cell>
          <table:table-cell table:formula="of:=&quot;  COMBO_&quot;&amp;[.K24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47]&amp;&quot;] = COMBO&quot;&amp;IF([.M247]=&quot;key&quot;;&quot;&quot;;&quot;_ACTION&quot;)&amp;&quot;(&quot;&amp;[.K247]&amp;&quot;_combo&quot;&amp;IF([.M247]=&quot;key&quot;;&quot;, &quot;&amp;[.N247];&quot;&quot;)&amp;&quot;),&quot;" office:value-type="string" office:string-value="" calcext:value-type="error">
            <text:p>#N/A</text:p>
          </table:table-cell>
          <table:table-cell table:style-name="ce8" table:formula="of:=IF([.M247]=&quot;macro&quot;;&quot;    case &quot;&amp;&quot;COMBO_&quot;&amp;[.K247]&amp;&quot;: if (p) {&quot;&amp;[.O247]&amp;&quot;} &quot;&amp;IF([.P247]=&quot;&quot;;&quot;&quot;;&quot;else {&quot;&amp;[.P24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8]);2)+1" office:value-type="float" office:value="1" calcext:value-type="float">
            <text:p>1</text:p>
          </table:table-cell>
          <table:table-cell table:style-name="ce8" table:formula="of:=OFFSET([$actions_combos.A$2];FLOOR(ROW([.B248])/2)-1;0)" office:value-type="float" office:value="0" calcext:value-type="float">
            <text:p>0</text:p>
          </table:table-cell>
          <table:table-cell table:style-name="ce15" table:formula="of:=OFFSET([$actions_combos.B$2];FLOOR(ROW([.C248])/2)-1;0)" office:value-type="float" office:value="0" calcext:value-type="float">
            <text:p>0</text:p>
          </table:table-cell>
          <table:table-cell table:style-name="ce15" table:formula="of:=OFFSET([$actions_combos.C$2];FLOOR(ROW([.D248])/2)-1;0)" office:value-type="float" office:value="0" calcext:value-type="float">
            <text:p>0</text:p>
          </table:table-cell>
          <table:table-cell table:style-name="ce15" table:formula="of:=OFFSET([$actions_combos.D$2];FLOOR(ROW([.E248])/2)-1;0)" office:value-type="float" office:value="0" calcext:value-type="float">
            <text:p>0</text:p>
          </table:table-cell>
          <table:table-cell table:style-name="ce15" table:formula="of:=OFFSET([$actions_combos.E$2];FLOOR(ROW([.F248])/2)-1;0)" office:value-type="float" office:value="0" calcext:value-type="float">
            <text:p>0</text:p>
          </table:table-cell>
          <table:table-cell table:formula="of:=VLOOKUP([.C248];[$keys.$A$2:.$C$200];[.$A248]+1;0)" office:value-type="string" office:string-value="" calcext:value-type="error">
            <text:p>#N/A</text:p>
          </table:table-cell>
          <table:table-cell table:formula="of:=VLOOKUP([.D248];[$keys.$A$2:.$C$200];[.$A248]+1;0)" office:value-type="string" office:string-value="" calcext:value-type="error">
            <text:p>#N/A</text:p>
          </table:table-cell>
          <table:table-cell table:formula="of:=VLOOKUP([.E248];[$keys.$A$2:.$C$200];[.$A248]+1;0)" office:value-type="string" office:string-value="" calcext:value-type="error">
            <text:p>#N/A</text:p>
          </table:table-cell>
          <table:table-cell table:formula="of:=VLOOKUP([.F248];[$keys.$A$2:.$C$200];[.$A248]+1;0)" office:value-type="string" office:string-value="" calcext:value-type="error">
            <text:p>#N/A</text:p>
          </table:table-cell>
          <table:table-cell table:formula="of:=[.C248]&amp;&quot;_&quot;&amp;[.D248]&amp;IF(ISNA([.I248]);&quot;&quot;;&quot;_&quot;&amp;[.E248]&amp;IF(ISNA([.J248]);&quot;&quot;;&quot;_&quot;&amp;[.F248]))&amp;&quot;_&quot;&amp;TEXT([.A248];&quot;0&quot;)" office:value-type="string" office:string-value="0_0_1" calcext:value-type="string">
            <text:p>0_0_1</text:p>
          </table:table-cell>
          <table:table-cell table:formula="of:=[.G248]&amp;&quot;, &quot;&amp;[.H248]&amp;IF(ISNA([.I248]);&quot;&quot;;&quot;, &quot;&amp;[.I248]&amp;IF(ISNA([.J248]);&quot;&quot;;&quot;, &quot;&amp;[.J248]))" office:value-type="string" office:string-value="" calcext:value-type="error">
            <text:p>#N/A</text:p>
          </table:table-cell>
          <table:table-cell table:formula="of:=VLOOKUP([.B248];[$actions.$A$2:.$F$514];5;0)" office:value-type="string" office:string-value="" calcext:value-type="error">
            <text:p>#N/A</text:p>
          </table:table-cell>
          <table:table-cell table:formula="of:=VLOOKUP([.B248];[$actions.$A$2:.$D$514];2;0)" office:value-type="string" office:string-value="" calcext:value-type="error">
            <text:p>#N/A</text:p>
          </table:table-cell>
          <table:table-cell table:formula="of:=VLOOKUP([.B248];[$actions.$A$2:.$D$514];3;0)" office:value-type="string" office:string-value="" calcext:value-type="error">
            <text:p>#N/A</text:p>
          </table:table-cell>
          <table:table-cell table:formula="of:=VLOOKUP([.B248];[$actions.$A$2:.$D$514];4;0)" office:value-type="string" office:string-value="" calcext:value-type="error">
            <text:p>#N/A</text:p>
          </table:table-cell>
          <table:table-cell table:style-name="ce19" table:formula="of:=[.B248]&lt;&gt;0" office:value-type="boolean" office:boolean-value="false" calcext:value-type="boolean">
            <text:p>FALSE</text:p>
          </table:table-cell>
          <table:table-cell table:formula="of:=&quot;const uint16_t PROGMEM &quot;&amp;[.K248]&amp;&quot;_combo[] = {&quot;&amp;[.L248]&amp;&quot;, COMBO_END};&quot;" office:value-type="string" office:string-value="" calcext:value-type="error">
            <text:p>#N/A</text:p>
          </table:table-cell>
          <table:table-cell table:formula="of:=&quot;  COMBO_&quot;&amp;[.K24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48]&amp;&quot;] = COMBO&quot;&amp;IF([.M248]=&quot;key&quot;;&quot;&quot;;&quot;_ACTION&quot;)&amp;&quot;(&quot;&amp;[.K248]&amp;&quot;_combo&quot;&amp;IF([.M248]=&quot;key&quot;;&quot;, &quot;&amp;[.N248];&quot;&quot;)&amp;&quot;),&quot;" office:value-type="string" office:string-value="" calcext:value-type="error">
            <text:p>#N/A</text:p>
          </table:table-cell>
          <table:table-cell table:style-name="ce8" table:formula="of:=IF([.M248]=&quot;macro&quot;;&quot;    case &quot;&amp;&quot;COMBO_&quot;&amp;[.K248]&amp;&quot;: if (p) {&quot;&amp;[.O248]&amp;&quot;} &quot;&amp;IF([.P248]=&quot;&quot;;&quot;&quot;;&quot;else {&quot;&amp;[.P24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9]);2)+1" office:value-type="float" office:value="2" calcext:value-type="float">
            <text:p>2</text:p>
          </table:table-cell>
          <table:table-cell table:style-name="ce8" table:formula="of:=OFFSET([$actions_combos.A$2];FLOOR(ROW([.B249])/2)-1;0)" office:value-type="float" office:value="0" calcext:value-type="float">
            <text:p>0</text:p>
          </table:table-cell>
          <table:table-cell table:style-name="ce15" table:formula="of:=OFFSET([$actions_combos.B$2];FLOOR(ROW([.C249])/2)-1;0)" office:value-type="float" office:value="0" calcext:value-type="float">
            <text:p>0</text:p>
          </table:table-cell>
          <table:table-cell table:style-name="ce15" table:formula="of:=OFFSET([$actions_combos.C$2];FLOOR(ROW([.D249])/2)-1;0)" office:value-type="float" office:value="0" calcext:value-type="float">
            <text:p>0</text:p>
          </table:table-cell>
          <table:table-cell table:style-name="ce15" table:formula="of:=OFFSET([$actions_combos.D$2];FLOOR(ROW([.E249])/2)-1;0)" office:value-type="float" office:value="0" calcext:value-type="float">
            <text:p>0</text:p>
          </table:table-cell>
          <table:table-cell table:style-name="ce15" table:formula="of:=OFFSET([$actions_combos.E$2];FLOOR(ROW([.F249])/2)-1;0)" office:value-type="float" office:value="0" calcext:value-type="float">
            <text:p>0</text:p>
          </table:table-cell>
          <table:table-cell table:formula="of:=VLOOKUP([.C249];[$keys.$A$2:.$C$200];[.$A249]+1;0)" office:value-type="string" office:string-value="" calcext:value-type="error">
            <text:p>#N/A</text:p>
          </table:table-cell>
          <table:table-cell table:formula="of:=VLOOKUP([.D249];[$keys.$A$2:.$C$200];[.$A249]+1;0)" office:value-type="string" office:string-value="" calcext:value-type="error">
            <text:p>#N/A</text:p>
          </table:table-cell>
          <table:table-cell table:formula="of:=VLOOKUP([.E249];[$keys.$A$2:.$C$200];[.$A249]+1;0)" office:value-type="string" office:string-value="" calcext:value-type="error">
            <text:p>#N/A</text:p>
          </table:table-cell>
          <table:table-cell table:formula="of:=VLOOKUP([.F249];[$keys.$A$2:.$C$200];[.$A249]+1;0)" office:value-type="string" office:string-value="" calcext:value-type="error">
            <text:p>#N/A</text:p>
          </table:table-cell>
          <table:table-cell table:formula="of:=[.C249]&amp;&quot;_&quot;&amp;[.D249]&amp;IF(ISNA([.I249]);&quot;&quot;;&quot;_&quot;&amp;[.E249]&amp;IF(ISNA([.J249]);&quot;&quot;;&quot;_&quot;&amp;[.F249]))&amp;&quot;_&quot;&amp;TEXT([.A249];&quot;0&quot;)" office:value-type="string" office:string-value="0_0_2" calcext:value-type="string">
            <text:p>0_0_2</text:p>
          </table:table-cell>
          <table:table-cell table:formula="of:=[.G249]&amp;&quot;, &quot;&amp;[.H249]&amp;IF(ISNA([.I249]);&quot;&quot;;&quot;, &quot;&amp;[.I249]&amp;IF(ISNA([.J249]);&quot;&quot;;&quot;, &quot;&amp;[.J249]))" office:value-type="string" office:string-value="" calcext:value-type="error">
            <text:p>#N/A</text:p>
          </table:table-cell>
          <table:table-cell table:formula="of:=VLOOKUP([.B249];[$actions.$A$2:.$F$514];5;0)" office:value-type="string" office:string-value="" calcext:value-type="error">
            <text:p>#N/A</text:p>
          </table:table-cell>
          <table:table-cell table:formula="of:=VLOOKUP([.B249];[$actions.$A$2:.$D$514];2;0)" office:value-type="string" office:string-value="" calcext:value-type="error">
            <text:p>#N/A</text:p>
          </table:table-cell>
          <table:table-cell table:formula="of:=VLOOKUP([.B249];[$actions.$A$2:.$D$514];3;0)" office:value-type="string" office:string-value="" calcext:value-type="error">
            <text:p>#N/A</text:p>
          </table:table-cell>
          <table:table-cell table:formula="of:=VLOOKUP([.B249];[$actions.$A$2:.$D$514];4;0)" office:value-type="string" office:string-value="" calcext:value-type="error">
            <text:p>#N/A</text:p>
          </table:table-cell>
          <table:table-cell table:style-name="ce19" table:formula="of:=[.B249]&lt;&gt;0" office:value-type="boolean" office:boolean-value="false" calcext:value-type="boolean">
            <text:p>FALSE</text:p>
          </table:table-cell>
          <table:table-cell table:formula="of:=&quot;const uint16_t PROGMEM &quot;&amp;[.K249]&amp;&quot;_combo[] = {&quot;&amp;[.L249]&amp;&quot;, COMBO_END};&quot;" office:value-type="string" office:string-value="" calcext:value-type="error">
            <text:p>#N/A</text:p>
          </table:table-cell>
          <table:table-cell table:formula="of:=&quot;  COMBO_&quot;&amp;[.K24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49]&amp;&quot;] = COMBO&quot;&amp;IF([.M249]=&quot;key&quot;;&quot;&quot;;&quot;_ACTION&quot;)&amp;&quot;(&quot;&amp;[.K249]&amp;&quot;_combo&quot;&amp;IF([.M249]=&quot;key&quot;;&quot;, &quot;&amp;[.N249];&quot;&quot;)&amp;&quot;),&quot;" office:value-type="string" office:string-value="" calcext:value-type="error">
            <text:p>#N/A</text:p>
          </table:table-cell>
          <table:table-cell table:style-name="ce8" table:formula="of:=IF([.M249]=&quot;macro&quot;;&quot;    case &quot;&amp;&quot;COMBO_&quot;&amp;[.K249]&amp;&quot;: if (p) {&quot;&amp;[.O249]&amp;&quot;} &quot;&amp;IF([.P249]=&quot;&quot;;&quot;&quot;;&quot;else {&quot;&amp;[.P24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0]);2)+1" office:value-type="float" office:value="1" calcext:value-type="float">
            <text:p>1</text:p>
          </table:table-cell>
          <table:table-cell table:style-name="ce8" table:formula="of:=OFFSET([$actions_combos.A$2];FLOOR(ROW([.B250])/2)-1;0)" office:value-type="float" office:value="0" calcext:value-type="float">
            <text:p>0</text:p>
          </table:table-cell>
          <table:table-cell table:style-name="ce15" table:formula="of:=OFFSET([$actions_combos.B$2];FLOOR(ROW([.C250])/2)-1;0)" office:value-type="float" office:value="0" calcext:value-type="float">
            <text:p>0</text:p>
          </table:table-cell>
          <table:table-cell table:style-name="ce15" table:formula="of:=OFFSET([$actions_combos.C$2];FLOOR(ROW([.D250])/2)-1;0)" office:value-type="float" office:value="0" calcext:value-type="float">
            <text:p>0</text:p>
          </table:table-cell>
          <table:table-cell table:style-name="ce15" table:formula="of:=OFFSET([$actions_combos.D$2];FLOOR(ROW([.E250])/2)-1;0)" office:value-type="float" office:value="0" calcext:value-type="float">
            <text:p>0</text:p>
          </table:table-cell>
          <table:table-cell table:style-name="ce15" table:formula="of:=OFFSET([$actions_combos.E$2];FLOOR(ROW([.F250])/2)-1;0)" office:value-type="float" office:value="0" calcext:value-type="float">
            <text:p>0</text:p>
          </table:table-cell>
          <table:table-cell table:formula="of:=VLOOKUP([.C250];[$keys.$A$2:.$C$200];[.$A250]+1;0)" office:value-type="string" office:string-value="" calcext:value-type="error">
            <text:p>#N/A</text:p>
          </table:table-cell>
          <table:table-cell table:formula="of:=VLOOKUP([.D250];[$keys.$A$2:.$C$200];[.$A250]+1;0)" office:value-type="string" office:string-value="" calcext:value-type="error">
            <text:p>#N/A</text:p>
          </table:table-cell>
          <table:table-cell table:formula="of:=VLOOKUP([.E250];[$keys.$A$2:.$C$200];[.$A250]+1;0)" office:value-type="string" office:string-value="" calcext:value-type="error">
            <text:p>#N/A</text:p>
          </table:table-cell>
          <table:table-cell table:formula="of:=VLOOKUP([.F250];[$keys.$A$2:.$C$200];[.$A250]+1;0)" office:value-type="string" office:string-value="" calcext:value-type="error">
            <text:p>#N/A</text:p>
          </table:table-cell>
          <table:table-cell table:formula="of:=[.C250]&amp;&quot;_&quot;&amp;[.D250]&amp;IF(ISNA([.I250]);&quot;&quot;;&quot;_&quot;&amp;[.E250]&amp;IF(ISNA([.J250]);&quot;&quot;;&quot;_&quot;&amp;[.F250]))&amp;&quot;_&quot;&amp;TEXT([.A250];&quot;0&quot;)" office:value-type="string" office:string-value="0_0_1" calcext:value-type="string">
            <text:p>0_0_1</text:p>
          </table:table-cell>
          <table:table-cell table:formula="of:=[.G250]&amp;&quot;, &quot;&amp;[.H250]&amp;IF(ISNA([.I250]);&quot;&quot;;&quot;, &quot;&amp;[.I250]&amp;IF(ISNA([.J250]);&quot;&quot;;&quot;, &quot;&amp;[.J250]))" office:value-type="string" office:string-value="" calcext:value-type="error">
            <text:p>#N/A</text:p>
          </table:table-cell>
          <table:table-cell table:formula="of:=VLOOKUP([.B250];[$actions.$A$2:.$F$514];5;0)" office:value-type="string" office:string-value="" calcext:value-type="error">
            <text:p>#N/A</text:p>
          </table:table-cell>
          <table:table-cell table:formula="of:=VLOOKUP([.B250];[$actions.$A$2:.$D$514];2;0)" office:value-type="string" office:string-value="" calcext:value-type="error">
            <text:p>#N/A</text:p>
          </table:table-cell>
          <table:table-cell table:formula="of:=VLOOKUP([.B250];[$actions.$A$2:.$D$514];3;0)" office:value-type="string" office:string-value="" calcext:value-type="error">
            <text:p>#N/A</text:p>
          </table:table-cell>
          <table:table-cell table:formula="of:=VLOOKUP([.B250];[$actions.$A$2:.$D$514];4;0)" office:value-type="string" office:string-value="" calcext:value-type="error">
            <text:p>#N/A</text:p>
          </table:table-cell>
          <table:table-cell table:style-name="ce19" table:formula="of:=[.B250]&lt;&gt;0" office:value-type="boolean" office:boolean-value="false" calcext:value-type="boolean">
            <text:p>FALSE</text:p>
          </table:table-cell>
          <table:table-cell table:formula="of:=&quot;const uint16_t PROGMEM &quot;&amp;[.K250]&amp;&quot;_combo[] = {&quot;&amp;[.L250]&amp;&quot;, COMBO_END};&quot;" office:value-type="string" office:string-value="" calcext:value-type="error">
            <text:p>#N/A</text:p>
          </table:table-cell>
          <table:table-cell table:formula="of:=&quot;  COMBO_&quot;&amp;[.K25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50]&amp;&quot;] = COMBO&quot;&amp;IF([.M250]=&quot;key&quot;;&quot;&quot;;&quot;_ACTION&quot;)&amp;&quot;(&quot;&amp;[.K250]&amp;&quot;_combo&quot;&amp;IF([.M250]=&quot;key&quot;;&quot;, &quot;&amp;[.N250];&quot;&quot;)&amp;&quot;),&quot;" office:value-type="string" office:string-value="" calcext:value-type="error">
            <text:p>#N/A</text:p>
          </table:table-cell>
          <table:table-cell table:style-name="ce8" table:formula="of:=IF([.M250]=&quot;macro&quot;;&quot;    case &quot;&amp;&quot;COMBO_&quot;&amp;[.K250]&amp;&quot;: if (p) {&quot;&amp;[.O250]&amp;&quot;} &quot;&amp;IF([.P250]=&quot;&quot;;&quot;&quot;;&quot;else {&quot;&amp;[.P25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1]);2)+1" office:value-type="float" office:value="2" calcext:value-type="float">
            <text:p>2</text:p>
          </table:table-cell>
          <table:table-cell table:style-name="ce8" table:formula="of:=OFFSET([$actions_combos.A$2];FLOOR(ROW([.B251])/2)-1;0)" office:value-type="float" office:value="0" calcext:value-type="float">
            <text:p>0</text:p>
          </table:table-cell>
          <table:table-cell table:style-name="ce15" table:formula="of:=OFFSET([$actions_combos.B$2];FLOOR(ROW([.C251])/2)-1;0)" office:value-type="float" office:value="0" calcext:value-type="float">
            <text:p>0</text:p>
          </table:table-cell>
          <table:table-cell table:style-name="ce15" table:formula="of:=OFFSET([$actions_combos.C$2];FLOOR(ROW([.D251])/2)-1;0)" office:value-type="float" office:value="0" calcext:value-type="float">
            <text:p>0</text:p>
          </table:table-cell>
          <table:table-cell table:style-name="ce15" table:formula="of:=OFFSET([$actions_combos.D$2];FLOOR(ROW([.E251])/2)-1;0)" office:value-type="float" office:value="0" calcext:value-type="float">
            <text:p>0</text:p>
          </table:table-cell>
          <table:table-cell table:style-name="ce15" table:formula="of:=OFFSET([$actions_combos.E$2];FLOOR(ROW([.F251])/2)-1;0)" office:value-type="float" office:value="0" calcext:value-type="float">
            <text:p>0</text:p>
          </table:table-cell>
          <table:table-cell table:formula="of:=VLOOKUP([.C251];[$keys.$A$2:.$C$200];[.$A251]+1;0)" office:value-type="string" office:string-value="" calcext:value-type="error">
            <text:p>#N/A</text:p>
          </table:table-cell>
          <table:table-cell table:formula="of:=VLOOKUP([.D251];[$keys.$A$2:.$C$200];[.$A251]+1;0)" office:value-type="string" office:string-value="" calcext:value-type="error">
            <text:p>#N/A</text:p>
          </table:table-cell>
          <table:table-cell table:formula="of:=VLOOKUP([.E251];[$keys.$A$2:.$C$200];[.$A251]+1;0)" office:value-type="string" office:string-value="" calcext:value-type="error">
            <text:p>#N/A</text:p>
          </table:table-cell>
          <table:table-cell table:formula="of:=VLOOKUP([.F251];[$keys.$A$2:.$C$200];[.$A251]+1;0)" office:value-type="string" office:string-value="" calcext:value-type="error">
            <text:p>#N/A</text:p>
          </table:table-cell>
          <table:table-cell table:formula="of:=[.C251]&amp;&quot;_&quot;&amp;[.D251]&amp;IF(ISNA([.I251]);&quot;&quot;;&quot;_&quot;&amp;[.E251]&amp;IF(ISNA([.J251]);&quot;&quot;;&quot;_&quot;&amp;[.F251]))&amp;&quot;_&quot;&amp;TEXT([.A251];&quot;0&quot;)" office:value-type="string" office:string-value="0_0_2" calcext:value-type="string">
            <text:p>0_0_2</text:p>
          </table:table-cell>
          <table:table-cell table:formula="of:=[.G251]&amp;&quot;, &quot;&amp;[.H251]&amp;IF(ISNA([.I251]);&quot;&quot;;&quot;, &quot;&amp;[.I251]&amp;IF(ISNA([.J251]);&quot;&quot;;&quot;, &quot;&amp;[.J251]))" office:value-type="string" office:string-value="" calcext:value-type="error">
            <text:p>#N/A</text:p>
          </table:table-cell>
          <table:table-cell table:formula="of:=VLOOKUP([.B251];[$actions.$A$2:.$F$514];5;0)" office:value-type="string" office:string-value="" calcext:value-type="error">
            <text:p>#N/A</text:p>
          </table:table-cell>
          <table:table-cell table:formula="of:=VLOOKUP([.B251];[$actions.$A$2:.$D$514];2;0)" office:value-type="string" office:string-value="" calcext:value-type="error">
            <text:p>#N/A</text:p>
          </table:table-cell>
          <table:table-cell table:formula="of:=VLOOKUP([.B251];[$actions.$A$2:.$D$514];3;0)" office:value-type="string" office:string-value="" calcext:value-type="error">
            <text:p>#N/A</text:p>
          </table:table-cell>
          <table:table-cell table:formula="of:=VLOOKUP([.B251];[$actions.$A$2:.$D$514];4;0)" office:value-type="string" office:string-value="" calcext:value-type="error">
            <text:p>#N/A</text:p>
          </table:table-cell>
          <table:table-cell table:style-name="ce19" table:formula="of:=[.B251]&lt;&gt;0" office:value-type="boolean" office:boolean-value="false" calcext:value-type="boolean">
            <text:p>FALSE</text:p>
          </table:table-cell>
          <table:table-cell table:formula="of:=&quot;const uint16_t PROGMEM &quot;&amp;[.K251]&amp;&quot;_combo[] = {&quot;&amp;[.L251]&amp;&quot;, COMBO_END};&quot;" office:value-type="string" office:string-value="" calcext:value-type="error">
            <text:p>#N/A</text:p>
          </table:table-cell>
          <table:table-cell table:formula="of:=&quot;  COMBO_&quot;&amp;[.K25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51]&amp;&quot;] = COMBO&quot;&amp;IF([.M251]=&quot;key&quot;;&quot;&quot;;&quot;_ACTION&quot;)&amp;&quot;(&quot;&amp;[.K251]&amp;&quot;_combo&quot;&amp;IF([.M251]=&quot;key&quot;;&quot;, &quot;&amp;[.N251];&quot;&quot;)&amp;&quot;),&quot;" office:value-type="string" office:string-value="" calcext:value-type="error">
            <text:p>#N/A</text:p>
          </table:table-cell>
          <table:table-cell table:style-name="ce8" table:formula="of:=IF([.M251]=&quot;macro&quot;;&quot;    case &quot;&amp;&quot;COMBO_&quot;&amp;[.K251]&amp;&quot;: if (p) {&quot;&amp;[.O251]&amp;&quot;} &quot;&amp;IF([.P251]=&quot;&quot;;&quot;&quot;;&quot;else {&quot;&amp;[.P25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2]);2)+1" office:value-type="float" office:value="1" calcext:value-type="float">
            <text:p>1</text:p>
          </table:table-cell>
          <table:table-cell table:style-name="ce8" table:formula="of:=OFFSET([$actions_combos.A$2];FLOOR(ROW([.B252])/2)-1;0)" office:value-type="float" office:value="0" calcext:value-type="float">
            <text:p>0</text:p>
          </table:table-cell>
          <table:table-cell table:style-name="ce15" table:formula="of:=OFFSET([$actions_combos.B$2];FLOOR(ROW([.C252])/2)-1;0)" office:value-type="float" office:value="0" calcext:value-type="float">
            <text:p>0</text:p>
          </table:table-cell>
          <table:table-cell table:style-name="ce15" table:formula="of:=OFFSET([$actions_combos.C$2];FLOOR(ROW([.D252])/2)-1;0)" office:value-type="float" office:value="0" calcext:value-type="float">
            <text:p>0</text:p>
          </table:table-cell>
          <table:table-cell table:style-name="ce15" table:formula="of:=OFFSET([$actions_combos.D$2];FLOOR(ROW([.E252])/2)-1;0)" office:value-type="float" office:value="0" calcext:value-type="float">
            <text:p>0</text:p>
          </table:table-cell>
          <table:table-cell table:style-name="ce15" table:formula="of:=OFFSET([$actions_combos.E$2];FLOOR(ROW([.F252])/2)-1;0)" office:value-type="float" office:value="0" calcext:value-type="float">
            <text:p>0</text:p>
          </table:table-cell>
          <table:table-cell table:formula="of:=VLOOKUP([.C252];[$keys.$A$2:.$C$200];[.$A252]+1;0)" office:value-type="string" office:string-value="" calcext:value-type="error">
            <text:p>#N/A</text:p>
          </table:table-cell>
          <table:table-cell table:formula="of:=VLOOKUP([.D252];[$keys.$A$2:.$C$200];[.$A252]+1;0)" office:value-type="string" office:string-value="" calcext:value-type="error">
            <text:p>#N/A</text:p>
          </table:table-cell>
          <table:table-cell table:formula="of:=VLOOKUP([.E252];[$keys.$A$2:.$C$200];[.$A252]+1;0)" office:value-type="string" office:string-value="" calcext:value-type="error">
            <text:p>#N/A</text:p>
          </table:table-cell>
          <table:table-cell table:formula="of:=VLOOKUP([.F252];[$keys.$A$2:.$C$200];[.$A252]+1;0)" office:value-type="string" office:string-value="" calcext:value-type="error">
            <text:p>#N/A</text:p>
          </table:table-cell>
          <table:table-cell table:formula="of:=[.C252]&amp;&quot;_&quot;&amp;[.D252]&amp;IF(ISNA([.I252]);&quot;&quot;;&quot;_&quot;&amp;[.E252]&amp;IF(ISNA([.J252]);&quot;&quot;;&quot;_&quot;&amp;[.F252]))&amp;&quot;_&quot;&amp;TEXT([.A252];&quot;0&quot;)" office:value-type="string" office:string-value="0_0_1" calcext:value-type="string">
            <text:p>0_0_1</text:p>
          </table:table-cell>
          <table:table-cell table:formula="of:=[.G252]&amp;&quot;, &quot;&amp;[.H252]&amp;IF(ISNA([.I252]);&quot;&quot;;&quot;, &quot;&amp;[.I252]&amp;IF(ISNA([.J252]);&quot;&quot;;&quot;, &quot;&amp;[.J252]))" office:value-type="string" office:string-value="" calcext:value-type="error">
            <text:p>#N/A</text:p>
          </table:table-cell>
          <table:table-cell table:formula="of:=VLOOKUP([.B252];[$actions.$A$2:.$F$514];5;0)" office:value-type="string" office:string-value="" calcext:value-type="error">
            <text:p>#N/A</text:p>
          </table:table-cell>
          <table:table-cell table:formula="of:=VLOOKUP([.B252];[$actions.$A$2:.$D$514];2;0)" office:value-type="string" office:string-value="" calcext:value-type="error">
            <text:p>#N/A</text:p>
          </table:table-cell>
          <table:table-cell table:formula="of:=VLOOKUP([.B252];[$actions.$A$2:.$D$514];3;0)" office:value-type="string" office:string-value="" calcext:value-type="error">
            <text:p>#N/A</text:p>
          </table:table-cell>
          <table:table-cell table:formula="of:=VLOOKUP([.B252];[$actions.$A$2:.$D$514];4;0)" office:value-type="string" office:string-value="" calcext:value-type="error">
            <text:p>#N/A</text:p>
          </table:table-cell>
          <table:table-cell table:style-name="ce19" table:formula="of:=[.B252]&lt;&gt;0" office:value-type="boolean" office:boolean-value="false" calcext:value-type="boolean">
            <text:p>FALSE</text:p>
          </table:table-cell>
          <table:table-cell table:formula="of:=&quot;const uint16_t PROGMEM &quot;&amp;[.K252]&amp;&quot;_combo[] = {&quot;&amp;[.L252]&amp;&quot;, COMBO_END};&quot;" office:value-type="string" office:string-value="" calcext:value-type="error">
            <text:p>#N/A</text:p>
          </table:table-cell>
          <table:table-cell table:formula="of:=&quot;  COMBO_&quot;&amp;[.K25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52]&amp;&quot;] = COMBO&quot;&amp;IF([.M252]=&quot;key&quot;;&quot;&quot;;&quot;_ACTION&quot;)&amp;&quot;(&quot;&amp;[.K252]&amp;&quot;_combo&quot;&amp;IF([.M252]=&quot;key&quot;;&quot;, &quot;&amp;[.N252];&quot;&quot;)&amp;&quot;),&quot;" office:value-type="string" office:string-value="" calcext:value-type="error">
            <text:p>#N/A</text:p>
          </table:table-cell>
          <table:table-cell table:style-name="ce8" table:formula="of:=IF([.M252]=&quot;macro&quot;;&quot;    case &quot;&amp;&quot;COMBO_&quot;&amp;[.K252]&amp;&quot;: if (p) {&quot;&amp;[.O252]&amp;&quot;} &quot;&amp;IF([.P252]=&quot;&quot;;&quot;&quot;;&quot;else {&quot;&amp;[.P25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3]);2)+1" office:value-type="float" office:value="2" calcext:value-type="float">
            <text:p>2</text:p>
          </table:table-cell>
          <table:table-cell table:style-name="ce8" table:formula="of:=OFFSET([$actions_combos.A$2];FLOOR(ROW([.B253])/2)-1;0)" office:value-type="float" office:value="0" calcext:value-type="float">
            <text:p>0</text:p>
          </table:table-cell>
          <table:table-cell table:style-name="ce15" table:formula="of:=OFFSET([$actions_combos.B$2];FLOOR(ROW([.C253])/2)-1;0)" office:value-type="float" office:value="0" calcext:value-type="float">
            <text:p>0</text:p>
          </table:table-cell>
          <table:table-cell table:style-name="ce15" table:formula="of:=OFFSET([$actions_combos.C$2];FLOOR(ROW([.D253])/2)-1;0)" office:value-type="float" office:value="0" calcext:value-type="float">
            <text:p>0</text:p>
          </table:table-cell>
          <table:table-cell table:style-name="ce15" table:formula="of:=OFFSET([$actions_combos.D$2];FLOOR(ROW([.E253])/2)-1;0)" office:value-type="float" office:value="0" calcext:value-type="float">
            <text:p>0</text:p>
          </table:table-cell>
          <table:table-cell table:style-name="ce15" table:formula="of:=OFFSET([$actions_combos.E$2];FLOOR(ROW([.F253])/2)-1;0)" office:value-type="float" office:value="0" calcext:value-type="float">
            <text:p>0</text:p>
          </table:table-cell>
          <table:table-cell table:formula="of:=VLOOKUP([.C253];[$keys.$A$2:.$C$200];[.$A253]+1;0)" office:value-type="string" office:string-value="" calcext:value-type="error">
            <text:p>#N/A</text:p>
          </table:table-cell>
          <table:table-cell table:formula="of:=VLOOKUP([.D253];[$keys.$A$2:.$C$200];[.$A253]+1;0)" office:value-type="string" office:string-value="" calcext:value-type="error">
            <text:p>#N/A</text:p>
          </table:table-cell>
          <table:table-cell table:formula="of:=VLOOKUP([.E253];[$keys.$A$2:.$C$200];[.$A253]+1;0)" office:value-type="string" office:string-value="" calcext:value-type="error">
            <text:p>#N/A</text:p>
          </table:table-cell>
          <table:table-cell table:formula="of:=VLOOKUP([.F253];[$keys.$A$2:.$C$200];[.$A253]+1;0)" office:value-type="string" office:string-value="" calcext:value-type="error">
            <text:p>#N/A</text:p>
          </table:table-cell>
          <table:table-cell table:formula="of:=[.C253]&amp;&quot;_&quot;&amp;[.D253]&amp;IF(ISNA([.I253]);&quot;&quot;;&quot;_&quot;&amp;[.E253]&amp;IF(ISNA([.J253]);&quot;&quot;;&quot;_&quot;&amp;[.F253]))&amp;&quot;_&quot;&amp;TEXT([.A253];&quot;0&quot;)" office:value-type="string" office:string-value="0_0_2" calcext:value-type="string">
            <text:p>0_0_2</text:p>
          </table:table-cell>
          <table:table-cell table:formula="of:=[.G253]&amp;&quot;, &quot;&amp;[.H253]&amp;IF(ISNA([.I253]);&quot;&quot;;&quot;, &quot;&amp;[.I253]&amp;IF(ISNA([.J253]);&quot;&quot;;&quot;, &quot;&amp;[.J253]))" office:value-type="string" office:string-value="" calcext:value-type="error">
            <text:p>#N/A</text:p>
          </table:table-cell>
          <table:table-cell table:formula="of:=VLOOKUP([.B253];[$actions.$A$2:.$F$514];5;0)" office:value-type="string" office:string-value="" calcext:value-type="error">
            <text:p>#N/A</text:p>
          </table:table-cell>
          <table:table-cell table:formula="of:=VLOOKUP([.B253];[$actions.$A$2:.$D$514];2;0)" office:value-type="string" office:string-value="" calcext:value-type="error">
            <text:p>#N/A</text:p>
          </table:table-cell>
          <table:table-cell table:formula="of:=VLOOKUP([.B253];[$actions.$A$2:.$D$514];3;0)" office:value-type="string" office:string-value="" calcext:value-type="error">
            <text:p>#N/A</text:p>
          </table:table-cell>
          <table:table-cell table:formula="of:=VLOOKUP([.B253];[$actions.$A$2:.$D$514];4;0)" office:value-type="string" office:string-value="" calcext:value-type="error">
            <text:p>#N/A</text:p>
          </table:table-cell>
          <table:table-cell table:style-name="ce19" table:formula="of:=[.B253]&lt;&gt;0" office:value-type="boolean" office:boolean-value="false" calcext:value-type="boolean">
            <text:p>FALSE</text:p>
          </table:table-cell>
          <table:table-cell table:formula="of:=&quot;const uint16_t PROGMEM &quot;&amp;[.K253]&amp;&quot;_combo[] = {&quot;&amp;[.L253]&amp;&quot;, COMBO_END};&quot;" office:value-type="string" office:string-value="" calcext:value-type="error">
            <text:p>#N/A</text:p>
          </table:table-cell>
          <table:table-cell table:formula="of:=&quot;  COMBO_&quot;&amp;[.K25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53]&amp;&quot;] = COMBO&quot;&amp;IF([.M253]=&quot;key&quot;;&quot;&quot;;&quot;_ACTION&quot;)&amp;&quot;(&quot;&amp;[.K253]&amp;&quot;_combo&quot;&amp;IF([.M253]=&quot;key&quot;;&quot;, &quot;&amp;[.N253];&quot;&quot;)&amp;&quot;),&quot;" office:value-type="string" office:string-value="" calcext:value-type="error">
            <text:p>#N/A</text:p>
          </table:table-cell>
          <table:table-cell table:style-name="ce8" table:formula="of:=IF([.M253]=&quot;macro&quot;;&quot;    case &quot;&amp;&quot;COMBO_&quot;&amp;[.K253]&amp;&quot;: if (p) {&quot;&amp;[.O253]&amp;&quot;} &quot;&amp;IF([.P253]=&quot;&quot;;&quot;&quot;;&quot;else {&quot;&amp;[.P25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4]);2)+1" office:value-type="float" office:value="1" calcext:value-type="float">
            <text:p>1</text:p>
          </table:table-cell>
          <table:table-cell table:style-name="ce8" table:formula="of:=OFFSET([$actions_combos.A$2];FLOOR(ROW([.B254])/2)-1;0)" office:value-type="float" office:value="0" calcext:value-type="float">
            <text:p>0</text:p>
          </table:table-cell>
          <table:table-cell table:style-name="ce15" table:formula="of:=OFFSET([$actions_combos.B$2];FLOOR(ROW([.C254])/2)-1;0)" office:value-type="float" office:value="0" calcext:value-type="float">
            <text:p>0</text:p>
          </table:table-cell>
          <table:table-cell table:style-name="ce15" table:formula="of:=OFFSET([$actions_combos.C$2];FLOOR(ROW([.D254])/2)-1;0)" office:value-type="float" office:value="0" calcext:value-type="float">
            <text:p>0</text:p>
          </table:table-cell>
          <table:table-cell table:style-name="ce15" table:formula="of:=OFFSET([$actions_combos.D$2];FLOOR(ROW([.E254])/2)-1;0)" office:value-type="float" office:value="0" calcext:value-type="float">
            <text:p>0</text:p>
          </table:table-cell>
          <table:table-cell table:style-name="ce15" table:formula="of:=OFFSET([$actions_combos.E$2];FLOOR(ROW([.F254])/2)-1;0)" office:value-type="float" office:value="0" calcext:value-type="float">
            <text:p>0</text:p>
          </table:table-cell>
          <table:table-cell table:formula="of:=VLOOKUP([.C254];[$keys.$A$2:.$C$200];[.$A254]+1;0)" office:value-type="string" office:string-value="" calcext:value-type="error">
            <text:p>#N/A</text:p>
          </table:table-cell>
          <table:table-cell table:formula="of:=VLOOKUP([.D254];[$keys.$A$2:.$C$200];[.$A254]+1;0)" office:value-type="string" office:string-value="" calcext:value-type="error">
            <text:p>#N/A</text:p>
          </table:table-cell>
          <table:table-cell table:formula="of:=VLOOKUP([.E254];[$keys.$A$2:.$C$200];[.$A254]+1;0)" office:value-type="string" office:string-value="" calcext:value-type="error">
            <text:p>#N/A</text:p>
          </table:table-cell>
          <table:table-cell table:formula="of:=VLOOKUP([.F254];[$keys.$A$2:.$C$200];[.$A254]+1;0)" office:value-type="string" office:string-value="" calcext:value-type="error">
            <text:p>#N/A</text:p>
          </table:table-cell>
          <table:table-cell table:formula="of:=[.C254]&amp;&quot;_&quot;&amp;[.D254]&amp;IF(ISNA([.I254]);&quot;&quot;;&quot;_&quot;&amp;[.E254]&amp;IF(ISNA([.J254]);&quot;&quot;;&quot;_&quot;&amp;[.F254]))&amp;&quot;_&quot;&amp;TEXT([.A254];&quot;0&quot;)" office:value-type="string" office:string-value="0_0_1" calcext:value-type="string">
            <text:p>0_0_1</text:p>
          </table:table-cell>
          <table:table-cell table:formula="of:=[.G254]&amp;&quot;, &quot;&amp;[.H254]&amp;IF(ISNA([.I254]);&quot;&quot;;&quot;, &quot;&amp;[.I254]&amp;IF(ISNA([.J254]);&quot;&quot;;&quot;, &quot;&amp;[.J254]))" office:value-type="string" office:string-value="" calcext:value-type="error">
            <text:p>#N/A</text:p>
          </table:table-cell>
          <table:table-cell table:formula="of:=VLOOKUP([.B254];[$actions.$A$2:.$F$514];5;0)" office:value-type="string" office:string-value="" calcext:value-type="error">
            <text:p>#N/A</text:p>
          </table:table-cell>
          <table:table-cell table:formula="of:=VLOOKUP([.B254];[$actions.$A$2:.$D$514];2;0)" office:value-type="string" office:string-value="" calcext:value-type="error">
            <text:p>#N/A</text:p>
          </table:table-cell>
          <table:table-cell table:formula="of:=VLOOKUP([.B254];[$actions.$A$2:.$D$514];3;0)" office:value-type="string" office:string-value="" calcext:value-type="error">
            <text:p>#N/A</text:p>
          </table:table-cell>
          <table:table-cell table:formula="of:=VLOOKUP([.B254];[$actions.$A$2:.$D$514];4;0)" office:value-type="string" office:string-value="" calcext:value-type="error">
            <text:p>#N/A</text:p>
          </table:table-cell>
          <table:table-cell table:style-name="ce19" table:formula="of:=[.B254]&lt;&gt;0" office:value-type="boolean" office:boolean-value="false" calcext:value-type="boolean">
            <text:p>FALSE</text:p>
          </table:table-cell>
          <table:table-cell table:formula="of:=&quot;const uint16_t PROGMEM &quot;&amp;[.K254]&amp;&quot;_combo[] = {&quot;&amp;[.L254]&amp;&quot;, COMBO_END};&quot;" office:value-type="string" office:string-value="" calcext:value-type="error">
            <text:p>#N/A</text:p>
          </table:table-cell>
          <table:table-cell table:formula="of:=&quot;  COMBO_&quot;&amp;[.K25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54]&amp;&quot;] = COMBO&quot;&amp;IF([.M254]=&quot;key&quot;;&quot;&quot;;&quot;_ACTION&quot;)&amp;&quot;(&quot;&amp;[.K254]&amp;&quot;_combo&quot;&amp;IF([.M254]=&quot;key&quot;;&quot;, &quot;&amp;[.N254];&quot;&quot;)&amp;&quot;),&quot;" office:value-type="string" office:string-value="" calcext:value-type="error">
            <text:p>#N/A</text:p>
          </table:table-cell>
          <table:table-cell table:style-name="ce8" table:formula="of:=IF([.M254]=&quot;macro&quot;;&quot;    case &quot;&amp;&quot;COMBO_&quot;&amp;[.K254]&amp;&quot;: if (p) {&quot;&amp;[.O254]&amp;&quot;} &quot;&amp;IF([.P254]=&quot;&quot;;&quot;&quot;;&quot;else {&quot;&amp;[.P25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5]);2)+1" office:value-type="float" office:value="2" calcext:value-type="float">
            <text:p>2</text:p>
          </table:table-cell>
          <table:table-cell table:style-name="ce8" table:formula="of:=OFFSET([$actions_combos.A$2];FLOOR(ROW([.B255])/2)-1;0)" office:value-type="float" office:value="0" calcext:value-type="float">
            <text:p>0</text:p>
          </table:table-cell>
          <table:table-cell table:style-name="ce15" table:formula="of:=OFFSET([$actions_combos.B$2];FLOOR(ROW([.C255])/2)-1;0)" office:value-type="float" office:value="0" calcext:value-type="float">
            <text:p>0</text:p>
          </table:table-cell>
          <table:table-cell table:style-name="ce15" table:formula="of:=OFFSET([$actions_combos.C$2];FLOOR(ROW([.D255])/2)-1;0)" office:value-type="float" office:value="0" calcext:value-type="float">
            <text:p>0</text:p>
          </table:table-cell>
          <table:table-cell table:style-name="ce15" table:formula="of:=OFFSET([$actions_combos.D$2];FLOOR(ROW([.E255])/2)-1;0)" office:value-type="float" office:value="0" calcext:value-type="float">
            <text:p>0</text:p>
          </table:table-cell>
          <table:table-cell table:style-name="ce15" table:formula="of:=OFFSET([$actions_combos.E$2];FLOOR(ROW([.F255])/2)-1;0)" office:value-type="float" office:value="0" calcext:value-type="float">
            <text:p>0</text:p>
          </table:table-cell>
          <table:table-cell table:formula="of:=VLOOKUP([.C255];[$keys.$A$2:.$C$200];[.$A255]+1;0)" office:value-type="string" office:string-value="" calcext:value-type="error">
            <text:p>#N/A</text:p>
          </table:table-cell>
          <table:table-cell table:formula="of:=VLOOKUP([.D255];[$keys.$A$2:.$C$200];[.$A255]+1;0)" office:value-type="string" office:string-value="" calcext:value-type="error">
            <text:p>#N/A</text:p>
          </table:table-cell>
          <table:table-cell table:formula="of:=VLOOKUP([.E255];[$keys.$A$2:.$C$200];[.$A255]+1;0)" office:value-type="string" office:string-value="" calcext:value-type="error">
            <text:p>#N/A</text:p>
          </table:table-cell>
          <table:table-cell table:formula="of:=VLOOKUP([.F255];[$keys.$A$2:.$C$200];[.$A255]+1;0)" office:value-type="string" office:string-value="" calcext:value-type="error">
            <text:p>#N/A</text:p>
          </table:table-cell>
          <table:table-cell table:formula="of:=[.C255]&amp;&quot;_&quot;&amp;[.D255]&amp;IF(ISNA([.I255]);&quot;&quot;;&quot;_&quot;&amp;[.E255]&amp;IF(ISNA([.J255]);&quot;&quot;;&quot;_&quot;&amp;[.F255]))&amp;&quot;_&quot;&amp;TEXT([.A255];&quot;0&quot;)" office:value-type="string" office:string-value="0_0_2" calcext:value-type="string">
            <text:p>0_0_2</text:p>
          </table:table-cell>
          <table:table-cell table:formula="of:=[.G255]&amp;&quot;, &quot;&amp;[.H255]&amp;IF(ISNA([.I255]);&quot;&quot;;&quot;, &quot;&amp;[.I255]&amp;IF(ISNA([.J255]);&quot;&quot;;&quot;, &quot;&amp;[.J255]))" office:value-type="string" office:string-value="" calcext:value-type="error">
            <text:p>#N/A</text:p>
          </table:table-cell>
          <table:table-cell table:formula="of:=VLOOKUP([.B255];[$actions.$A$2:.$F$514];5;0)" office:value-type="string" office:string-value="" calcext:value-type="error">
            <text:p>#N/A</text:p>
          </table:table-cell>
          <table:table-cell table:formula="of:=VLOOKUP([.B255];[$actions.$A$2:.$D$514];2;0)" office:value-type="string" office:string-value="" calcext:value-type="error">
            <text:p>#N/A</text:p>
          </table:table-cell>
          <table:table-cell table:formula="of:=VLOOKUP([.B255];[$actions.$A$2:.$D$514];3;0)" office:value-type="string" office:string-value="" calcext:value-type="error">
            <text:p>#N/A</text:p>
          </table:table-cell>
          <table:table-cell table:formula="of:=VLOOKUP([.B255];[$actions.$A$2:.$D$514];4;0)" office:value-type="string" office:string-value="" calcext:value-type="error">
            <text:p>#N/A</text:p>
          </table:table-cell>
          <table:table-cell table:style-name="ce19" table:formula="of:=[.B255]&lt;&gt;0" office:value-type="boolean" office:boolean-value="false" calcext:value-type="boolean">
            <text:p>FALSE</text:p>
          </table:table-cell>
          <table:table-cell table:formula="of:=&quot;const uint16_t PROGMEM &quot;&amp;[.K255]&amp;&quot;_combo[] = {&quot;&amp;[.L255]&amp;&quot;, COMBO_END};&quot;" office:value-type="string" office:string-value="" calcext:value-type="error">
            <text:p>#N/A</text:p>
          </table:table-cell>
          <table:table-cell table:formula="of:=&quot;  COMBO_&quot;&amp;[.K25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55]&amp;&quot;] = COMBO&quot;&amp;IF([.M255]=&quot;key&quot;;&quot;&quot;;&quot;_ACTION&quot;)&amp;&quot;(&quot;&amp;[.K255]&amp;&quot;_combo&quot;&amp;IF([.M255]=&quot;key&quot;;&quot;, &quot;&amp;[.N255];&quot;&quot;)&amp;&quot;),&quot;" office:value-type="string" office:string-value="" calcext:value-type="error">
            <text:p>#N/A</text:p>
          </table:table-cell>
          <table:table-cell table:style-name="ce8" table:formula="of:=IF([.M255]=&quot;macro&quot;;&quot;    case &quot;&amp;&quot;COMBO_&quot;&amp;[.K255]&amp;&quot;: if (p) {&quot;&amp;[.O255]&amp;&quot;} &quot;&amp;IF([.P255]=&quot;&quot;;&quot;&quot;;&quot;else {&quot;&amp;[.P25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6]);2)+1" office:value-type="float" office:value="1" calcext:value-type="float">
            <text:p>1</text:p>
          </table:table-cell>
          <table:table-cell table:style-name="ce8" table:formula="of:=OFFSET([$actions_combos.A$2];FLOOR(ROW([.B256])/2)-1;0)" office:value-type="float" office:value="0" calcext:value-type="float">
            <text:p>0</text:p>
          </table:table-cell>
          <table:table-cell table:style-name="ce15" table:formula="of:=OFFSET([$actions_combos.B$2];FLOOR(ROW([.C256])/2)-1;0)" office:value-type="float" office:value="0" calcext:value-type="float">
            <text:p>0</text:p>
          </table:table-cell>
          <table:table-cell table:style-name="ce15" table:formula="of:=OFFSET([$actions_combos.C$2];FLOOR(ROW([.D256])/2)-1;0)" office:value-type="float" office:value="0" calcext:value-type="float">
            <text:p>0</text:p>
          </table:table-cell>
          <table:table-cell table:style-name="ce15" table:formula="of:=OFFSET([$actions_combos.D$2];FLOOR(ROW([.E256])/2)-1;0)" office:value-type="float" office:value="0" calcext:value-type="float">
            <text:p>0</text:p>
          </table:table-cell>
          <table:table-cell table:style-name="ce15" table:formula="of:=OFFSET([$actions_combos.E$2];FLOOR(ROW([.F256])/2)-1;0)" office:value-type="float" office:value="0" calcext:value-type="float">
            <text:p>0</text:p>
          </table:table-cell>
          <table:table-cell table:formula="of:=VLOOKUP([.C256];[$keys.$A$2:.$C$200];[.$A256]+1;0)" office:value-type="string" office:string-value="" calcext:value-type="error">
            <text:p>#N/A</text:p>
          </table:table-cell>
          <table:table-cell table:formula="of:=VLOOKUP([.D256];[$keys.$A$2:.$C$200];[.$A256]+1;0)" office:value-type="string" office:string-value="" calcext:value-type="error">
            <text:p>#N/A</text:p>
          </table:table-cell>
          <table:table-cell table:formula="of:=VLOOKUP([.E256];[$keys.$A$2:.$C$200];[.$A256]+1;0)" office:value-type="string" office:string-value="" calcext:value-type="error">
            <text:p>#N/A</text:p>
          </table:table-cell>
          <table:table-cell table:formula="of:=VLOOKUP([.F256];[$keys.$A$2:.$C$200];[.$A256]+1;0)" office:value-type="string" office:string-value="" calcext:value-type="error">
            <text:p>#N/A</text:p>
          </table:table-cell>
          <table:table-cell table:formula="of:=[.C256]&amp;&quot;_&quot;&amp;[.D256]&amp;IF(ISNA([.I256]);&quot;&quot;;&quot;_&quot;&amp;[.E256]&amp;IF(ISNA([.J256]);&quot;&quot;;&quot;_&quot;&amp;[.F256]))&amp;&quot;_&quot;&amp;TEXT([.A256];&quot;0&quot;)" office:value-type="string" office:string-value="0_0_1" calcext:value-type="string">
            <text:p>0_0_1</text:p>
          </table:table-cell>
          <table:table-cell table:formula="of:=[.G256]&amp;&quot;, &quot;&amp;[.H256]&amp;IF(ISNA([.I256]);&quot;&quot;;&quot;, &quot;&amp;[.I256]&amp;IF(ISNA([.J256]);&quot;&quot;;&quot;, &quot;&amp;[.J256]))" office:value-type="string" office:string-value="" calcext:value-type="error">
            <text:p>#N/A</text:p>
          </table:table-cell>
          <table:table-cell table:formula="of:=VLOOKUP([.B256];[$actions.$A$2:.$F$514];5;0)" office:value-type="string" office:string-value="" calcext:value-type="error">
            <text:p>#N/A</text:p>
          </table:table-cell>
          <table:table-cell table:formula="of:=VLOOKUP([.B256];[$actions.$A$2:.$D$514];2;0)" office:value-type="string" office:string-value="" calcext:value-type="error">
            <text:p>#N/A</text:p>
          </table:table-cell>
          <table:table-cell table:formula="of:=VLOOKUP([.B256];[$actions.$A$2:.$D$514];3;0)" office:value-type="string" office:string-value="" calcext:value-type="error">
            <text:p>#N/A</text:p>
          </table:table-cell>
          <table:table-cell table:formula="of:=VLOOKUP([.B256];[$actions.$A$2:.$D$514];4;0)" office:value-type="string" office:string-value="" calcext:value-type="error">
            <text:p>#N/A</text:p>
          </table:table-cell>
          <table:table-cell table:style-name="ce19" table:formula="of:=[.B256]&lt;&gt;0" office:value-type="boolean" office:boolean-value="false" calcext:value-type="boolean">
            <text:p>FALSE</text:p>
          </table:table-cell>
          <table:table-cell table:formula="of:=&quot;const uint16_t PROGMEM &quot;&amp;[.K256]&amp;&quot;_combo[] = {&quot;&amp;[.L256]&amp;&quot;, COMBO_END};&quot;" office:value-type="string" office:string-value="" calcext:value-type="error">
            <text:p>#N/A</text:p>
          </table:table-cell>
          <table:table-cell table:formula="of:=&quot;  COMBO_&quot;&amp;[.K25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56]&amp;&quot;] = COMBO&quot;&amp;IF([.M256]=&quot;key&quot;;&quot;&quot;;&quot;_ACTION&quot;)&amp;&quot;(&quot;&amp;[.K256]&amp;&quot;_combo&quot;&amp;IF([.M256]=&quot;key&quot;;&quot;, &quot;&amp;[.N256];&quot;&quot;)&amp;&quot;),&quot;" office:value-type="string" office:string-value="" calcext:value-type="error">
            <text:p>#N/A</text:p>
          </table:table-cell>
          <table:table-cell table:style-name="ce8" table:formula="of:=IF([.M256]=&quot;macro&quot;;&quot;    case &quot;&amp;&quot;COMBO_&quot;&amp;[.K256]&amp;&quot;: if (p) {&quot;&amp;[.O256]&amp;&quot;} &quot;&amp;IF([.P256]=&quot;&quot;;&quot;&quot;;&quot;else {&quot;&amp;[.P25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7]);2)+1" office:value-type="float" office:value="2" calcext:value-type="float">
            <text:p>2</text:p>
          </table:table-cell>
          <table:table-cell table:style-name="ce8" table:formula="of:=OFFSET([$actions_combos.A$2];FLOOR(ROW([.B257])/2)-1;0)" office:value-type="float" office:value="0" calcext:value-type="float">
            <text:p>0</text:p>
          </table:table-cell>
          <table:table-cell table:style-name="ce15" table:formula="of:=OFFSET([$actions_combos.B$2];FLOOR(ROW([.C257])/2)-1;0)" office:value-type="float" office:value="0" calcext:value-type="float">
            <text:p>0</text:p>
          </table:table-cell>
          <table:table-cell table:style-name="ce15" table:formula="of:=OFFSET([$actions_combos.C$2];FLOOR(ROW([.D257])/2)-1;0)" office:value-type="float" office:value="0" calcext:value-type="float">
            <text:p>0</text:p>
          </table:table-cell>
          <table:table-cell table:style-name="ce15" table:formula="of:=OFFSET([$actions_combos.D$2];FLOOR(ROW([.E257])/2)-1;0)" office:value-type="float" office:value="0" calcext:value-type="float">
            <text:p>0</text:p>
          </table:table-cell>
          <table:table-cell table:style-name="ce15" table:formula="of:=OFFSET([$actions_combos.E$2];FLOOR(ROW([.F257])/2)-1;0)" office:value-type="float" office:value="0" calcext:value-type="float">
            <text:p>0</text:p>
          </table:table-cell>
          <table:table-cell table:formula="of:=VLOOKUP([.C257];[$keys.$A$2:.$C$200];[.$A257]+1;0)" office:value-type="string" office:string-value="" calcext:value-type="error">
            <text:p>#N/A</text:p>
          </table:table-cell>
          <table:table-cell table:formula="of:=VLOOKUP([.D257];[$keys.$A$2:.$C$200];[.$A257]+1;0)" office:value-type="string" office:string-value="" calcext:value-type="error">
            <text:p>#N/A</text:p>
          </table:table-cell>
          <table:table-cell table:formula="of:=VLOOKUP([.E257];[$keys.$A$2:.$C$200];[.$A257]+1;0)" office:value-type="string" office:string-value="" calcext:value-type="error">
            <text:p>#N/A</text:p>
          </table:table-cell>
          <table:table-cell table:formula="of:=VLOOKUP([.F257];[$keys.$A$2:.$C$200];[.$A257]+1;0)" office:value-type="string" office:string-value="" calcext:value-type="error">
            <text:p>#N/A</text:p>
          </table:table-cell>
          <table:table-cell table:formula="of:=[.C257]&amp;&quot;_&quot;&amp;[.D257]&amp;IF(ISNA([.I257]);&quot;&quot;;&quot;_&quot;&amp;[.E257]&amp;IF(ISNA([.J257]);&quot;&quot;;&quot;_&quot;&amp;[.F257]))&amp;&quot;_&quot;&amp;TEXT([.A257];&quot;0&quot;)" office:value-type="string" office:string-value="0_0_2" calcext:value-type="string">
            <text:p>0_0_2</text:p>
          </table:table-cell>
          <table:table-cell table:formula="of:=[.G257]&amp;&quot;, &quot;&amp;[.H257]&amp;IF(ISNA([.I257]);&quot;&quot;;&quot;, &quot;&amp;[.I257]&amp;IF(ISNA([.J257]);&quot;&quot;;&quot;, &quot;&amp;[.J257]))" office:value-type="string" office:string-value="" calcext:value-type="error">
            <text:p>#N/A</text:p>
          </table:table-cell>
          <table:table-cell table:formula="of:=VLOOKUP([.B257];[$actions.$A$2:.$F$514];5;0)" office:value-type="string" office:string-value="" calcext:value-type="error">
            <text:p>#N/A</text:p>
          </table:table-cell>
          <table:table-cell table:formula="of:=VLOOKUP([.B257];[$actions.$A$2:.$D$514];2;0)" office:value-type="string" office:string-value="" calcext:value-type="error">
            <text:p>#N/A</text:p>
          </table:table-cell>
          <table:table-cell table:formula="of:=VLOOKUP([.B257];[$actions.$A$2:.$D$514];3;0)" office:value-type="string" office:string-value="" calcext:value-type="error">
            <text:p>#N/A</text:p>
          </table:table-cell>
          <table:table-cell table:formula="of:=VLOOKUP([.B257];[$actions.$A$2:.$D$514];4;0)" office:value-type="string" office:string-value="" calcext:value-type="error">
            <text:p>#N/A</text:p>
          </table:table-cell>
          <table:table-cell table:style-name="ce19" table:formula="of:=[.B257]&lt;&gt;0" office:value-type="boolean" office:boolean-value="false" calcext:value-type="boolean">
            <text:p>FALSE</text:p>
          </table:table-cell>
          <table:table-cell table:formula="of:=&quot;const uint16_t PROGMEM &quot;&amp;[.K257]&amp;&quot;_combo[] = {&quot;&amp;[.L257]&amp;&quot;, COMBO_END};&quot;" office:value-type="string" office:string-value="" calcext:value-type="error">
            <text:p>#N/A</text:p>
          </table:table-cell>
          <table:table-cell table:formula="of:=&quot;  COMBO_&quot;&amp;[.K25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57]&amp;&quot;] = COMBO&quot;&amp;IF([.M257]=&quot;key&quot;;&quot;&quot;;&quot;_ACTION&quot;)&amp;&quot;(&quot;&amp;[.K257]&amp;&quot;_combo&quot;&amp;IF([.M257]=&quot;key&quot;;&quot;, &quot;&amp;[.N257];&quot;&quot;)&amp;&quot;),&quot;" office:value-type="string" office:string-value="" calcext:value-type="error">
            <text:p>#N/A</text:p>
          </table:table-cell>
          <table:table-cell table:style-name="ce8" table:formula="of:=IF([.M257]=&quot;macro&quot;;&quot;    case &quot;&amp;&quot;COMBO_&quot;&amp;[.K257]&amp;&quot;: if (p) {&quot;&amp;[.O257]&amp;&quot;} &quot;&amp;IF([.P257]=&quot;&quot;;&quot;&quot;;&quot;else {&quot;&amp;[.P25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8]);2)+1" office:value-type="float" office:value="1" calcext:value-type="float">
            <text:p>1</text:p>
          </table:table-cell>
          <table:table-cell table:style-name="ce8" table:formula="of:=OFFSET([$actions_combos.A$2];FLOOR(ROW([.B258])/2)-1;0)" office:value-type="float" office:value="0" calcext:value-type="float">
            <text:p>0</text:p>
          </table:table-cell>
          <table:table-cell table:style-name="ce15" table:formula="of:=OFFSET([$actions_combos.B$2];FLOOR(ROW([.C258])/2)-1;0)" office:value-type="float" office:value="0" calcext:value-type="float">
            <text:p>0</text:p>
          </table:table-cell>
          <table:table-cell table:style-name="ce15" table:formula="of:=OFFSET([$actions_combos.C$2];FLOOR(ROW([.D258])/2)-1;0)" office:value-type="float" office:value="0" calcext:value-type="float">
            <text:p>0</text:p>
          </table:table-cell>
          <table:table-cell table:style-name="ce15" table:formula="of:=OFFSET([$actions_combos.D$2];FLOOR(ROW([.E258])/2)-1;0)" office:value-type="float" office:value="0" calcext:value-type="float">
            <text:p>0</text:p>
          </table:table-cell>
          <table:table-cell table:style-name="ce15" table:formula="of:=OFFSET([$actions_combos.E$2];FLOOR(ROW([.F258])/2)-1;0)" office:value-type="float" office:value="0" calcext:value-type="float">
            <text:p>0</text:p>
          </table:table-cell>
          <table:table-cell table:formula="of:=VLOOKUP([.C258];[$keys.$A$2:.$C$200];[.$A258]+1;0)" office:value-type="string" office:string-value="" calcext:value-type="error">
            <text:p>#N/A</text:p>
          </table:table-cell>
          <table:table-cell table:formula="of:=VLOOKUP([.D258];[$keys.$A$2:.$C$200];[.$A258]+1;0)" office:value-type="string" office:string-value="" calcext:value-type="error">
            <text:p>#N/A</text:p>
          </table:table-cell>
          <table:table-cell table:formula="of:=VLOOKUP([.E258];[$keys.$A$2:.$C$200];[.$A258]+1;0)" office:value-type="string" office:string-value="" calcext:value-type="error">
            <text:p>#N/A</text:p>
          </table:table-cell>
          <table:table-cell table:formula="of:=VLOOKUP([.F258];[$keys.$A$2:.$C$200];[.$A258]+1;0)" office:value-type="string" office:string-value="" calcext:value-type="error">
            <text:p>#N/A</text:p>
          </table:table-cell>
          <table:table-cell table:formula="of:=[.C258]&amp;&quot;_&quot;&amp;[.D258]&amp;IF(ISNA([.I258]);&quot;&quot;;&quot;_&quot;&amp;[.E258]&amp;IF(ISNA([.J258]);&quot;&quot;;&quot;_&quot;&amp;[.F258]))&amp;&quot;_&quot;&amp;TEXT([.A258];&quot;0&quot;)" office:value-type="string" office:string-value="0_0_1" calcext:value-type="string">
            <text:p>0_0_1</text:p>
          </table:table-cell>
          <table:table-cell table:formula="of:=[.G258]&amp;&quot;, &quot;&amp;[.H258]&amp;IF(ISNA([.I258]);&quot;&quot;;&quot;, &quot;&amp;[.I258]&amp;IF(ISNA([.J258]);&quot;&quot;;&quot;, &quot;&amp;[.J258]))" office:value-type="string" office:string-value="" calcext:value-type="error">
            <text:p>#N/A</text:p>
          </table:table-cell>
          <table:table-cell table:formula="of:=VLOOKUP([.B258];[$actions.$A$2:.$F$514];5;0)" office:value-type="string" office:string-value="" calcext:value-type="error">
            <text:p>#N/A</text:p>
          </table:table-cell>
          <table:table-cell table:formula="of:=VLOOKUP([.B258];[$actions.$A$2:.$D$514];2;0)" office:value-type="string" office:string-value="" calcext:value-type="error">
            <text:p>#N/A</text:p>
          </table:table-cell>
          <table:table-cell table:formula="of:=VLOOKUP([.B258];[$actions.$A$2:.$D$514];3;0)" office:value-type="string" office:string-value="" calcext:value-type="error">
            <text:p>#N/A</text:p>
          </table:table-cell>
          <table:table-cell table:formula="of:=VLOOKUP([.B258];[$actions.$A$2:.$D$514];4;0)" office:value-type="string" office:string-value="" calcext:value-type="error">
            <text:p>#N/A</text:p>
          </table:table-cell>
          <table:table-cell table:style-name="ce19" table:formula="of:=[.B258]&lt;&gt;0" office:value-type="boolean" office:boolean-value="false" calcext:value-type="boolean">
            <text:p>FALSE</text:p>
          </table:table-cell>
          <table:table-cell table:formula="of:=&quot;const uint16_t PROGMEM &quot;&amp;[.K258]&amp;&quot;_combo[] = {&quot;&amp;[.L258]&amp;&quot;, COMBO_END};&quot;" office:value-type="string" office:string-value="" calcext:value-type="error">
            <text:p>#N/A</text:p>
          </table:table-cell>
          <table:table-cell table:formula="of:=&quot;  COMBO_&quot;&amp;[.K25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58]&amp;&quot;] = COMBO&quot;&amp;IF([.M258]=&quot;key&quot;;&quot;&quot;;&quot;_ACTION&quot;)&amp;&quot;(&quot;&amp;[.K258]&amp;&quot;_combo&quot;&amp;IF([.M258]=&quot;key&quot;;&quot;, &quot;&amp;[.N258];&quot;&quot;)&amp;&quot;),&quot;" office:value-type="string" office:string-value="" calcext:value-type="error">
            <text:p>#N/A</text:p>
          </table:table-cell>
          <table:table-cell table:style-name="ce8" table:formula="of:=IF([.M258]=&quot;macro&quot;;&quot;    case &quot;&amp;&quot;COMBO_&quot;&amp;[.K258]&amp;&quot;: if (p) {&quot;&amp;[.O258]&amp;&quot;} &quot;&amp;IF([.P258]=&quot;&quot;;&quot;&quot;;&quot;else {&quot;&amp;[.P25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9]);2)+1" office:value-type="float" office:value="2" calcext:value-type="float">
            <text:p>2</text:p>
          </table:table-cell>
          <table:table-cell table:style-name="ce8" table:formula="of:=OFFSET([$actions_combos.A$2];FLOOR(ROW([.B259])/2)-1;0)" office:value-type="float" office:value="0" calcext:value-type="float">
            <text:p>0</text:p>
          </table:table-cell>
          <table:table-cell table:style-name="ce15" table:formula="of:=OFFSET([$actions_combos.B$2];FLOOR(ROW([.C259])/2)-1;0)" office:value-type="float" office:value="0" calcext:value-type="float">
            <text:p>0</text:p>
          </table:table-cell>
          <table:table-cell table:style-name="ce15" table:formula="of:=OFFSET([$actions_combos.C$2];FLOOR(ROW([.D259])/2)-1;0)" office:value-type="float" office:value="0" calcext:value-type="float">
            <text:p>0</text:p>
          </table:table-cell>
          <table:table-cell table:style-name="ce15" table:formula="of:=OFFSET([$actions_combos.D$2];FLOOR(ROW([.E259])/2)-1;0)" office:value-type="float" office:value="0" calcext:value-type="float">
            <text:p>0</text:p>
          </table:table-cell>
          <table:table-cell table:style-name="ce15" table:formula="of:=OFFSET([$actions_combos.E$2];FLOOR(ROW([.F259])/2)-1;0)" office:value-type="float" office:value="0" calcext:value-type="float">
            <text:p>0</text:p>
          </table:table-cell>
          <table:table-cell table:formula="of:=VLOOKUP([.C259];[$keys.$A$2:.$C$200];[.$A259]+1;0)" office:value-type="string" office:string-value="" calcext:value-type="error">
            <text:p>#N/A</text:p>
          </table:table-cell>
          <table:table-cell table:formula="of:=VLOOKUP([.D259];[$keys.$A$2:.$C$200];[.$A259]+1;0)" office:value-type="string" office:string-value="" calcext:value-type="error">
            <text:p>#N/A</text:p>
          </table:table-cell>
          <table:table-cell table:formula="of:=VLOOKUP([.E259];[$keys.$A$2:.$C$200];[.$A259]+1;0)" office:value-type="string" office:string-value="" calcext:value-type="error">
            <text:p>#N/A</text:p>
          </table:table-cell>
          <table:table-cell table:formula="of:=VLOOKUP([.F259];[$keys.$A$2:.$C$200];[.$A259]+1;0)" office:value-type="string" office:string-value="" calcext:value-type="error">
            <text:p>#N/A</text:p>
          </table:table-cell>
          <table:table-cell table:formula="of:=[.C259]&amp;&quot;_&quot;&amp;[.D259]&amp;IF(ISNA([.I259]);&quot;&quot;;&quot;_&quot;&amp;[.E259]&amp;IF(ISNA([.J259]);&quot;&quot;;&quot;_&quot;&amp;[.F259]))&amp;&quot;_&quot;&amp;TEXT([.A259];&quot;0&quot;)" office:value-type="string" office:string-value="0_0_2" calcext:value-type="string">
            <text:p>0_0_2</text:p>
          </table:table-cell>
          <table:table-cell table:formula="of:=[.G259]&amp;&quot;, &quot;&amp;[.H259]&amp;IF(ISNA([.I259]);&quot;&quot;;&quot;, &quot;&amp;[.I259]&amp;IF(ISNA([.J259]);&quot;&quot;;&quot;, &quot;&amp;[.J259]))" office:value-type="string" office:string-value="" calcext:value-type="error">
            <text:p>#N/A</text:p>
          </table:table-cell>
          <table:table-cell table:formula="of:=VLOOKUP([.B259];[$actions.$A$2:.$F$514];5;0)" office:value-type="string" office:string-value="" calcext:value-type="error">
            <text:p>#N/A</text:p>
          </table:table-cell>
          <table:table-cell table:formula="of:=VLOOKUP([.B259];[$actions.$A$2:.$D$514];2;0)" office:value-type="string" office:string-value="" calcext:value-type="error">
            <text:p>#N/A</text:p>
          </table:table-cell>
          <table:table-cell table:formula="of:=VLOOKUP([.B259];[$actions.$A$2:.$D$514];3;0)" office:value-type="string" office:string-value="" calcext:value-type="error">
            <text:p>#N/A</text:p>
          </table:table-cell>
          <table:table-cell table:formula="of:=VLOOKUP([.B259];[$actions.$A$2:.$D$514];4;0)" office:value-type="string" office:string-value="" calcext:value-type="error">
            <text:p>#N/A</text:p>
          </table:table-cell>
          <table:table-cell table:style-name="ce19" table:formula="of:=[.B259]&lt;&gt;0" office:value-type="boolean" office:boolean-value="false" calcext:value-type="boolean">
            <text:p>FALSE</text:p>
          </table:table-cell>
          <table:table-cell table:formula="of:=&quot;const uint16_t PROGMEM &quot;&amp;[.K259]&amp;&quot;_combo[] = {&quot;&amp;[.L259]&amp;&quot;, COMBO_END};&quot;" office:value-type="string" office:string-value="" calcext:value-type="error">
            <text:p>#N/A</text:p>
          </table:table-cell>
          <table:table-cell table:formula="of:=&quot;  COMBO_&quot;&amp;[.K25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59]&amp;&quot;] = COMBO&quot;&amp;IF([.M259]=&quot;key&quot;;&quot;&quot;;&quot;_ACTION&quot;)&amp;&quot;(&quot;&amp;[.K259]&amp;&quot;_combo&quot;&amp;IF([.M259]=&quot;key&quot;;&quot;, &quot;&amp;[.N259];&quot;&quot;)&amp;&quot;),&quot;" office:value-type="string" office:string-value="" calcext:value-type="error">
            <text:p>#N/A</text:p>
          </table:table-cell>
          <table:table-cell table:style-name="ce8" table:formula="of:=IF([.M259]=&quot;macro&quot;;&quot;    case &quot;&amp;&quot;COMBO_&quot;&amp;[.K259]&amp;&quot;: if (p) {&quot;&amp;[.O259]&amp;&quot;} &quot;&amp;IF([.P259]=&quot;&quot;;&quot;&quot;;&quot;else {&quot;&amp;[.P25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0]);2)+1" office:value-type="float" office:value="1" calcext:value-type="float">
            <text:p>1</text:p>
          </table:table-cell>
          <table:table-cell table:style-name="ce8" table:formula="of:=OFFSET([$actions_combos.A$2];FLOOR(ROW([.B260])/2)-1;0)" office:value-type="float" office:value="0" calcext:value-type="float">
            <text:p>0</text:p>
          </table:table-cell>
          <table:table-cell table:style-name="ce15" table:formula="of:=OFFSET([$actions_combos.B$2];FLOOR(ROW([.C260])/2)-1;0)" office:value-type="float" office:value="0" calcext:value-type="float">
            <text:p>0</text:p>
          </table:table-cell>
          <table:table-cell table:style-name="ce15" table:formula="of:=OFFSET([$actions_combos.C$2];FLOOR(ROW([.D260])/2)-1;0)" office:value-type="float" office:value="0" calcext:value-type="float">
            <text:p>0</text:p>
          </table:table-cell>
          <table:table-cell table:style-name="ce15" table:formula="of:=OFFSET([$actions_combos.D$2];FLOOR(ROW([.E260])/2)-1;0)" office:value-type="float" office:value="0" calcext:value-type="float">
            <text:p>0</text:p>
          </table:table-cell>
          <table:table-cell table:style-name="ce15" table:formula="of:=OFFSET([$actions_combos.E$2];FLOOR(ROW([.F260])/2)-1;0)" office:value-type="float" office:value="0" calcext:value-type="float">
            <text:p>0</text:p>
          </table:table-cell>
          <table:table-cell table:formula="of:=VLOOKUP([.C260];[$keys.$A$2:.$C$200];[.$A260]+1;0)" office:value-type="string" office:string-value="" calcext:value-type="error">
            <text:p>#N/A</text:p>
          </table:table-cell>
          <table:table-cell table:formula="of:=VLOOKUP([.D260];[$keys.$A$2:.$C$200];[.$A260]+1;0)" office:value-type="string" office:string-value="" calcext:value-type="error">
            <text:p>#N/A</text:p>
          </table:table-cell>
          <table:table-cell table:formula="of:=VLOOKUP([.E260];[$keys.$A$2:.$C$200];[.$A260]+1;0)" office:value-type="string" office:string-value="" calcext:value-type="error">
            <text:p>#N/A</text:p>
          </table:table-cell>
          <table:table-cell table:formula="of:=VLOOKUP([.F260];[$keys.$A$2:.$C$200];[.$A260]+1;0)" office:value-type="string" office:string-value="" calcext:value-type="error">
            <text:p>#N/A</text:p>
          </table:table-cell>
          <table:table-cell table:formula="of:=[.C260]&amp;&quot;_&quot;&amp;[.D260]&amp;IF(ISNA([.I260]);&quot;&quot;;&quot;_&quot;&amp;[.E260]&amp;IF(ISNA([.J260]);&quot;&quot;;&quot;_&quot;&amp;[.F260]))&amp;&quot;_&quot;&amp;TEXT([.A260];&quot;0&quot;)" office:value-type="string" office:string-value="0_0_1" calcext:value-type="string">
            <text:p>0_0_1</text:p>
          </table:table-cell>
          <table:table-cell table:formula="of:=[.G260]&amp;&quot;, &quot;&amp;[.H260]&amp;IF(ISNA([.I260]);&quot;&quot;;&quot;, &quot;&amp;[.I260]&amp;IF(ISNA([.J260]);&quot;&quot;;&quot;, &quot;&amp;[.J260]))" office:value-type="string" office:string-value="" calcext:value-type="error">
            <text:p>#N/A</text:p>
          </table:table-cell>
          <table:table-cell table:formula="of:=VLOOKUP([.B260];[$actions.$A$2:.$F$514];5;0)" office:value-type="string" office:string-value="" calcext:value-type="error">
            <text:p>#N/A</text:p>
          </table:table-cell>
          <table:table-cell table:formula="of:=VLOOKUP([.B260];[$actions.$A$2:.$D$514];2;0)" office:value-type="string" office:string-value="" calcext:value-type="error">
            <text:p>#N/A</text:p>
          </table:table-cell>
          <table:table-cell table:formula="of:=VLOOKUP([.B260];[$actions.$A$2:.$D$514];3;0)" office:value-type="string" office:string-value="" calcext:value-type="error">
            <text:p>#N/A</text:p>
          </table:table-cell>
          <table:table-cell table:formula="of:=VLOOKUP([.B260];[$actions.$A$2:.$D$514];4;0)" office:value-type="string" office:string-value="" calcext:value-type="error">
            <text:p>#N/A</text:p>
          </table:table-cell>
          <table:table-cell table:style-name="ce19" table:formula="of:=[.B260]&lt;&gt;0" office:value-type="boolean" office:boolean-value="false" calcext:value-type="boolean">
            <text:p>FALSE</text:p>
          </table:table-cell>
          <table:table-cell table:formula="of:=&quot;const uint16_t PROGMEM &quot;&amp;[.K260]&amp;&quot;_combo[] = {&quot;&amp;[.L260]&amp;&quot;, COMBO_END};&quot;" office:value-type="string" office:string-value="" calcext:value-type="error">
            <text:p>#N/A</text:p>
          </table:table-cell>
          <table:table-cell table:formula="of:=&quot;  COMBO_&quot;&amp;[.K26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60]&amp;&quot;] = COMBO&quot;&amp;IF([.M260]=&quot;key&quot;;&quot;&quot;;&quot;_ACTION&quot;)&amp;&quot;(&quot;&amp;[.K260]&amp;&quot;_combo&quot;&amp;IF([.M260]=&quot;key&quot;;&quot;, &quot;&amp;[.N260];&quot;&quot;)&amp;&quot;),&quot;" office:value-type="string" office:string-value="" calcext:value-type="error">
            <text:p>#N/A</text:p>
          </table:table-cell>
          <table:table-cell table:style-name="ce8" table:formula="of:=IF([.M260]=&quot;macro&quot;;&quot;    case &quot;&amp;&quot;COMBO_&quot;&amp;[.K260]&amp;&quot;: if (p) {&quot;&amp;[.O260]&amp;&quot;} &quot;&amp;IF([.P260]=&quot;&quot;;&quot;&quot;;&quot;else {&quot;&amp;[.P26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1]);2)+1" office:value-type="float" office:value="2" calcext:value-type="float">
            <text:p>2</text:p>
          </table:table-cell>
          <table:table-cell table:style-name="ce8" table:formula="of:=OFFSET([$actions_combos.A$2];FLOOR(ROW([.B261])/2)-1;0)" office:value-type="float" office:value="0" calcext:value-type="float">
            <text:p>0</text:p>
          </table:table-cell>
          <table:table-cell table:style-name="ce15" table:formula="of:=OFFSET([$actions_combos.B$2];FLOOR(ROW([.C261])/2)-1;0)" office:value-type="float" office:value="0" calcext:value-type="float">
            <text:p>0</text:p>
          </table:table-cell>
          <table:table-cell table:style-name="ce15" table:formula="of:=OFFSET([$actions_combos.C$2];FLOOR(ROW([.D261])/2)-1;0)" office:value-type="float" office:value="0" calcext:value-type="float">
            <text:p>0</text:p>
          </table:table-cell>
          <table:table-cell table:style-name="ce15" table:formula="of:=OFFSET([$actions_combos.D$2];FLOOR(ROW([.E261])/2)-1;0)" office:value-type="float" office:value="0" calcext:value-type="float">
            <text:p>0</text:p>
          </table:table-cell>
          <table:table-cell table:style-name="ce15" table:formula="of:=OFFSET([$actions_combos.E$2];FLOOR(ROW([.F261])/2)-1;0)" office:value-type="float" office:value="0" calcext:value-type="float">
            <text:p>0</text:p>
          </table:table-cell>
          <table:table-cell table:formula="of:=VLOOKUP([.C261];[$keys.$A$2:.$C$200];[.$A261]+1;0)" office:value-type="string" office:string-value="" calcext:value-type="error">
            <text:p>#N/A</text:p>
          </table:table-cell>
          <table:table-cell table:formula="of:=VLOOKUP([.D261];[$keys.$A$2:.$C$200];[.$A261]+1;0)" office:value-type="string" office:string-value="" calcext:value-type="error">
            <text:p>#N/A</text:p>
          </table:table-cell>
          <table:table-cell table:formula="of:=VLOOKUP([.E261];[$keys.$A$2:.$C$200];[.$A261]+1;0)" office:value-type="string" office:string-value="" calcext:value-type="error">
            <text:p>#N/A</text:p>
          </table:table-cell>
          <table:table-cell table:formula="of:=VLOOKUP([.F261];[$keys.$A$2:.$C$200];[.$A261]+1;0)" office:value-type="string" office:string-value="" calcext:value-type="error">
            <text:p>#N/A</text:p>
          </table:table-cell>
          <table:table-cell table:formula="of:=[.C261]&amp;&quot;_&quot;&amp;[.D261]&amp;IF(ISNA([.I261]);&quot;&quot;;&quot;_&quot;&amp;[.E261]&amp;IF(ISNA([.J261]);&quot;&quot;;&quot;_&quot;&amp;[.F261]))&amp;&quot;_&quot;&amp;TEXT([.A261];&quot;0&quot;)" office:value-type="string" office:string-value="0_0_2" calcext:value-type="string">
            <text:p>0_0_2</text:p>
          </table:table-cell>
          <table:table-cell table:formula="of:=[.G261]&amp;&quot;, &quot;&amp;[.H261]&amp;IF(ISNA([.I261]);&quot;&quot;;&quot;, &quot;&amp;[.I261]&amp;IF(ISNA([.J261]);&quot;&quot;;&quot;, &quot;&amp;[.J261]))" office:value-type="string" office:string-value="" calcext:value-type="error">
            <text:p>#N/A</text:p>
          </table:table-cell>
          <table:table-cell table:formula="of:=VLOOKUP([.B261];[$actions.$A$2:.$F$514];5;0)" office:value-type="string" office:string-value="" calcext:value-type="error">
            <text:p>#N/A</text:p>
          </table:table-cell>
          <table:table-cell table:formula="of:=VLOOKUP([.B261];[$actions.$A$2:.$D$514];2;0)" office:value-type="string" office:string-value="" calcext:value-type="error">
            <text:p>#N/A</text:p>
          </table:table-cell>
          <table:table-cell table:formula="of:=VLOOKUP([.B261];[$actions.$A$2:.$D$514];3;0)" office:value-type="string" office:string-value="" calcext:value-type="error">
            <text:p>#N/A</text:p>
          </table:table-cell>
          <table:table-cell table:formula="of:=VLOOKUP([.B261];[$actions.$A$2:.$D$514];4;0)" office:value-type="string" office:string-value="" calcext:value-type="error">
            <text:p>#N/A</text:p>
          </table:table-cell>
          <table:table-cell table:style-name="ce19" table:formula="of:=[.B261]&lt;&gt;0" office:value-type="boolean" office:boolean-value="false" calcext:value-type="boolean">
            <text:p>FALSE</text:p>
          </table:table-cell>
          <table:table-cell table:formula="of:=&quot;const uint16_t PROGMEM &quot;&amp;[.K261]&amp;&quot;_combo[] = {&quot;&amp;[.L261]&amp;&quot;, COMBO_END};&quot;" office:value-type="string" office:string-value="" calcext:value-type="error">
            <text:p>#N/A</text:p>
          </table:table-cell>
          <table:table-cell table:formula="of:=&quot;  COMBO_&quot;&amp;[.K26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61]&amp;&quot;] = COMBO&quot;&amp;IF([.M261]=&quot;key&quot;;&quot;&quot;;&quot;_ACTION&quot;)&amp;&quot;(&quot;&amp;[.K261]&amp;&quot;_combo&quot;&amp;IF([.M261]=&quot;key&quot;;&quot;, &quot;&amp;[.N261];&quot;&quot;)&amp;&quot;),&quot;" office:value-type="string" office:string-value="" calcext:value-type="error">
            <text:p>#N/A</text:p>
          </table:table-cell>
          <table:table-cell table:style-name="ce8" table:formula="of:=IF([.M261]=&quot;macro&quot;;&quot;    case &quot;&amp;&quot;COMBO_&quot;&amp;[.K261]&amp;&quot;: if (p) {&quot;&amp;[.O261]&amp;&quot;} &quot;&amp;IF([.P261]=&quot;&quot;;&quot;&quot;;&quot;else {&quot;&amp;[.P26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2]);2)+1" office:value-type="float" office:value="1" calcext:value-type="float">
            <text:p>1</text:p>
          </table:table-cell>
          <table:table-cell table:style-name="ce8" table:formula="of:=OFFSET([$actions_combos.A$2];FLOOR(ROW([.B262])/2)-1;0)" office:value-type="float" office:value="0" calcext:value-type="float">
            <text:p>0</text:p>
          </table:table-cell>
          <table:table-cell table:style-name="ce15" table:formula="of:=OFFSET([$actions_combos.B$2];FLOOR(ROW([.C262])/2)-1;0)" office:value-type="float" office:value="0" calcext:value-type="float">
            <text:p>0</text:p>
          </table:table-cell>
          <table:table-cell table:style-name="ce15" table:formula="of:=OFFSET([$actions_combos.C$2];FLOOR(ROW([.D262])/2)-1;0)" office:value-type="float" office:value="0" calcext:value-type="float">
            <text:p>0</text:p>
          </table:table-cell>
          <table:table-cell table:style-name="ce15" table:formula="of:=OFFSET([$actions_combos.D$2];FLOOR(ROW([.E262])/2)-1;0)" office:value-type="float" office:value="0" calcext:value-type="float">
            <text:p>0</text:p>
          </table:table-cell>
          <table:table-cell table:style-name="ce15" table:formula="of:=OFFSET([$actions_combos.E$2];FLOOR(ROW([.F262])/2)-1;0)" office:value-type="float" office:value="0" calcext:value-type="float">
            <text:p>0</text:p>
          </table:table-cell>
          <table:table-cell table:formula="of:=VLOOKUP([.C262];[$keys.$A$2:.$C$200];[.$A262]+1;0)" office:value-type="string" office:string-value="" calcext:value-type="error">
            <text:p>#N/A</text:p>
          </table:table-cell>
          <table:table-cell table:formula="of:=VLOOKUP([.D262];[$keys.$A$2:.$C$200];[.$A262]+1;0)" office:value-type="string" office:string-value="" calcext:value-type="error">
            <text:p>#N/A</text:p>
          </table:table-cell>
          <table:table-cell table:formula="of:=VLOOKUP([.E262];[$keys.$A$2:.$C$200];[.$A262]+1;0)" office:value-type="string" office:string-value="" calcext:value-type="error">
            <text:p>#N/A</text:p>
          </table:table-cell>
          <table:table-cell table:formula="of:=VLOOKUP([.F262];[$keys.$A$2:.$C$200];[.$A262]+1;0)" office:value-type="string" office:string-value="" calcext:value-type="error">
            <text:p>#N/A</text:p>
          </table:table-cell>
          <table:table-cell table:formula="of:=[.C262]&amp;&quot;_&quot;&amp;[.D262]&amp;IF(ISNA([.I262]);&quot;&quot;;&quot;_&quot;&amp;[.E262]&amp;IF(ISNA([.J262]);&quot;&quot;;&quot;_&quot;&amp;[.F262]))&amp;&quot;_&quot;&amp;TEXT([.A262];&quot;0&quot;)" office:value-type="string" office:string-value="0_0_1" calcext:value-type="string">
            <text:p>0_0_1</text:p>
          </table:table-cell>
          <table:table-cell table:formula="of:=[.G262]&amp;&quot;, &quot;&amp;[.H262]&amp;IF(ISNA([.I262]);&quot;&quot;;&quot;, &quot;&amp;[.I262]&amp;IF(ISNA([.J262]);&quot;&quot;;&quot;, &quot;&amp;[.J262]))" office:value-type="string" office:string-value="" calcext:value-type="error">
            <text:p>#N/A</text:p>
          </table:table-cell>
          <table:table-cell table:formula="of:=VLOOKUP([.B262];[$actions.$A$2:.$F$514];5;0)" office:value-type="string" office:string-value="" calcext:value-type="error">
            <text:p>#N/A</text:p>
          </table:table-cell>
          <table:table-cell table:formula="of:=VLOOKUP([.B262];[$actions.$A$2:.$D$514];2;0)" office:value-type="string" office:string-value="" calcext:value-type="error">
            <text:p>#N/A</text:p>
          </table:table-cell>
          <table:table-cell table:formula="of:=VLOOKUP([.B262];[$actions.$A$2:.$D$514];3;0)" office:value-type="string" office:string-value="" calcext:value-type="error">
            <text:p>#N/A</text:p>
          </table:table-cell>
          <table:table-cell table:formula="of:=VLOOKUP([.B262];[$actions.$A$2:.$D$514];4;0)" office:value-type="string" office:string-value="" calcext:value-type="error">
            <text:p>#N/A</text:p>
          </table:table-cell>
          <table:table-cell table:style-name="ce19" table:formula="of:=[.B262]&lt;&gt;0" office:value-type="boolean" office:boolean-value="false" calcext:value-type="boolean">
            <text:p>FALSE</text:p>
          </table:table-cell>
          <table:table-cell table:formula="of:=&quot;const uint16_t PROGMEM &quot;&amp;[.K262]&amp;&quot;_combo[] = {&quot;&amp;[.L262]&amp;&quot;, COMBO_END};&quot;" office:value-type="string" office:string-value="" calcext:value-type="error">
            <text:p>#N/A</text:p>
          </table:table-cell>
          <table:table-cell table:formula="of:=&quot;  COMBO_&quot;&amp;[.K26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62]&amp;&quot;] = COMBO&quot;&amp;IF([.M262]=&quot;key&quot;;&quot;&quot;;&quot;_ACTION&quot;)&amp;&quot;(&quot;&amp;[.K262]&amp;&quot;_combo&quot;&amp;IF([.M262]=&quot;key&quot;;&quot;, &quot;&amp;[.N262];&quot;&quot;)&amp;&quot;),&quot;" office:value-type="string" office:string-value="" calcext:value-type="error">
            <text:p>#N/A</text:p>
          </table:table-cell>
          <table:table-cell table:style-name="ce8" table:formula="of:=IF([.M262]=&quot;macro&quot;;&quot;    case &quot;&amp;&quot;COMBO_&quot;&amp;[.K262]&amp;&quot;: if (p) {&quot;&amp;[.O262]&amp;&quot;} &quot;&amp;IF([.P262]=&quot;&quot;;&quot;&quot;;&quot;else {&quot;&amp;[.P26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3]);2)+1" office:value-type="float" office:value="2" calcext:value-type="float">
            <text:p>2</text:p>
          </table:table-cell>
          <table:table-cell table:style-name="ce8" table:formula="of:=OFFSET([$actions_combos.A$2];FLOOR(ROW([.B263])/2)-1;0)" office:value-type="float" office:value="0" calcext:value-type="float">
            <text:p>0</text:p>
          </table:table-cell>
          <table:table-cell table:style-name="ce15" table:formula="of:=OFFSET([$actions_combos.B$2];FLOOR(ROW([.C263])/2)-1;0)" office:value-type="float" office:value="0" calcext:value-type="float">
            <text:p>0</text:p>
          </table:table-cell>
          <table:table-cell table:style-name="ce15" table:formula="of:=OFFSET([$actions_combos.C$2];FLOOR(ROW([.D263])/2)-1;0)" office:value-type="float" office:value="0" calcext:value-type="float">
            <text:p>0</text:p>
          </table:table-cell>
          <table:table-cell table:style-name="ce15" table:formula="of:=OFFSET([$actions_combos.D$2];FLOOR(ROW([.E263])/2)-1;0)" office:value-type="float" office:value="0" calcext:value-type="float">
            <text:p>0</text:p>
          </table:table-cell>
          <table:table-cell table:style-name="ce15" table:formula="of:=OFFSET([$actions_combos.E$2];FLOOR(ROW([.F263])/2)-1;0)" office:value-type="float" office:value="0" calcext:value-type="float">
            <text:p>0</text:p>
          </table:table-cell>
          <table:table-cell table:formula="of:=VLOOKUP([.C263];[$keys.$A$2:.$C$200];[.$A263]+1;0)" office:value-type="string" office:string-value="" calcext:value-type="error">
            <text:p>#N/A</text:p>
          </table:table-cell>
          <table:table-cell table:formula="of:=VLOOKUP([.D263];[$keys.$A$2:.$C$200];[.$A263]+1;0)" office:value-type="string" office:string-value="" calcext:value-type="error">
            <text:p>#N/A</text:p>
          </table:table-cell>
          <table:table-cell table:formula="of:=VLOOKUP([.E263];[$keys.$A$2:.$C$200];[.$A263]+1;0)" office:value-type="string" office:string-value="" calcext:value-type="error">
            <text:p>#N/A</text:p>
          </table:table-cell>
          <table:table-cell table:formula="of:=VLOOKUP([.F263];[$keys.$A$2:.$C$200];[.$A263]+1;0)" office:value-type="string" office:string-value="" calcext:value-type="error">
            <text:p>#N/A</text:p>
          </table:table-cell>
          <table:table-cell table:formula="of:=[.C263]&amp;&quot;_&quot;&amp;[.D263]&amp;IF(ISNA([.I263]);&quot;&quot;;&quot;_&quot;&amp;[.E263]&amp;IF(ISNA([.J263]);&quot;&quot;;&quot;_&quot;&amp;[.F263]))&amp;&quot;_&quot;&amp;TEXT([.A263];&quot;0&quot;)" office:value-type="string" office:string-value="0_0_2" calcext:value-type="string">
            <text:p>0_0_2</text:p>
          </table:table-cell>
          <table:table-cell table:formula="of:=[.G263]&amp;&quot;, &quot;&amp;[.H263]&amp;IF(ISNA([.I263]);&quot;&quot;;&quot;, &quot;&amp;[.I263]&amp;IF(ISNA([.J263]);&quot;&quot;;&quot;, &quot;&amp;[.J263]))" office:value-type="string" office:string-value="" calcext:value-type="error">
            <text:p>#N/A</text:p>
          </table:table-cell>
          <table:table-cell table:formula="of:=VLOOKUP([.B263];[$actions.$A$2:.$F$514];5;0)" office:value-type="string" office:string-value="" calcext:value-type="error">
            <text:p>#N/A</text:p>
          </table:table-cell>
          <table:table-cell table:formula="of:=VLOOKUP([.B263];[$actions.$A$2:.$D$514];2;0)" office:value-type="string" office:string-value="" calcext:value-type="error">
            <text:p>#N/A</text:p>
          </table:table-cell>
          <table:table-cell table:formula="of:=VLOOKUP([.B263];[$actions.$A$2:.$D$514];3;0)" office:value-type="string" office:string-value="" calcext:value-type="error">
            <text:p>#N/A</text:p>
          </table:table-cell>
          <table:table-cell table:formula="of:=VLOOKUP([.B263];[$actions.$A$2:.$D$514];4;0)" office:value-type="string" office:string-value="" calcext:value-type="error">
            <text:p>#N/A</text:p>
          </table:table-cell>
          <table:table-cell table:style-name="ce19" table:formula="of:=[.B263]&lt;&gt;0" office:value-type="boolean" office:boolean-value="false" calcext:value-type="boolean">
            <text:p>FALSE</text:p>
          </table:table-cell>
          <table:table-cell table:formula="of:=&quot;const uint16_t PROGMEM &quot;&amp;[.K263]&amp;&quot;_combo[] = {&quot;&amp;[.L263]&amp;&quot;, COMBO_END};&quot;" office:value-type="string" office:string-value="" calcext:value-type="error">
            <text:p>#N/A</text:p>
          </table:table-cell>
          <table:table-cell table:formula="of:=&quot;  COMBO_&quot;&amp;[.K26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63]&amp;&quot;] = COMBO&quot;&amp;IF([.M263]=&quot;key&quot;;&quot;&quot;;&quot;_ACTION&quot;)&amp;&quot;(&quot;&amp;[.K263]&amp;&quot;_combo&quot;&amp;IF([.M263]=&quot;key&quot;;&quot;, &quot;&amp;[.N263];&quot;&quot;)&amp;&quot;),&quot;" office:value-type="string" office:string-value="" calcext:value-type="error">
            <text:p>#N/A</text:p>
          </table:table-cell>
          <table:table-cell table:style-name="ce8" table:formula="of:=IF([.M263]=&quot;macro&quot;;&quot;    case &quot;&amp;&quot;COMBO_&quot;&amp;[.K263]&amp;&quot;: if (p) {&quot;&amp;[.O263]&amp;&quot;} &quot;&amp;IF([.P263]=&quot;&quot;;&quot;&quot;;&quot;else {&quot;&amp;[.P26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4]);2)+1" office:value-type="float" office:value="1" calcext:value-type="float">
            <text:p>1</text:p>
          </table:table-cell>
          <table:table-cell table:style-name="ce8" table:formula="of:=OFFSET([$actions_combos.A$2];FLOOR(ROW([.B264])/2)-1;0)" office:value-type="float" office:value="0" calcext:value-type="float">
            <text:p>0</text:p>
          </table:table-cell>
          <table:table-cell table:style-name="ce15" table:formula="of:=OFFSET([$actions_combos.B$2];FLOOR(ROW([.C264])/2)-1;0)" office:value-type="float" office:value="0" calcext:value-type="float">
            <text:p>0</text:p>
          </table:table-cell>
          <table:table-cell table:style-name="ce15" table:formula="of:=OFFSET([$actions_combos.C$2];FLOOR(ROW([.D264])/2)-1;0)" office:value-type="float" office:value="0" calcext:value-type="float">
            <text:p>0</text:p>
          </table:table-cell>
          <table:table-cell table:style-name="ce15" table:formula="of:=OFFSET([$actions_combos.D$2];FLOOR(ROW([.E264])/2)-1;0)" office:value-type="float" office:value="0" calcext:value-type="float">
            <text:p>0</text:p>
          </table:table-cell>
          <table:table-cell table:style-name="ce15" table:formula="of:=OFFSET([$actions_combos.E$2];FLOOR(ROW([.F264])/2)-1;0)" office:value-type="float" office:value="0" calcext:value-type="float">
            <text:p>0</text:p>
          </table:table-cell>
          <table:table-cell table:formula="of:=VLOOKUP([.C264];[$keys.$A$2:.$C$200];[.$A264]+1;0)" office:value-type="string" office:string-value="" calcext:value-type="error">
            <text:p>#N/A</text:p>
          </table:table-cell>
          <table:table-cell table:formula="of:=VLOOKUP([.D264];[$keys.$A$2:.$C$200];[.$A264]+1;0)" office:value-type="string" office:string-value="" calcext:value-type="error">
            <text:p>#N/A</text:p>
          </table:table-cell>
          <table:table-cell table:formula="of:=VLOOKUP([.E264];[$keys.$A$2:.$C$200];[.$A264]+1;0)" office:value-type="string" office:string-value="" calcext:value-type="error">
            <text:p>#N/A</text:p>
          </table:table-cell>
          <table:table-cell table:formula="of:=VLOOKUP([.F264];[$keys.$A$2:.$C$200];[.$A264]+1;0)" office:value-type="string" office:string-value="" calcext:value-type="error">
            <text:p>#N/A</text:p>
          </table:table-cell>
          <table:table-cell table:formula="of:=[.C264]&amp;&quot;_&quot;&amp;[.D264]&amp;IF(ISNA([.I264]);&quot;&quot;;&quot;_&quot;&amp;[.E264]&amp;IF(ISNA([.J264]);&quot;&quot;;&quot;_&quot;&amp;[.F264]))&amp;&quot;_&quot;&amp;TEXT([.A264];&quot;0&quot;)" office:value-type="string" office:string-value="0_0_1" calcext:value-type="string">
            <text:p>0_0_1</text:p>
          </table:table-cell>
          <table:table-cell table:formula="of:=[.G264]&amp;&quot;, &quot;&amp;[.H264]&amp;IF(ISNA([.I264]);&quot;&quot;;&quot;, &quot;&amp;[.I264]&amp;IF(ISNA([.J264]);&quot;&quot;;&quot;, &quot;&amp;[.J264]))" office:value-type="string" office:string-value="" calcext:value-type="error">
            <text:p>#N/A</text:p>
          </table:table-cell>
          <table:table-cell table:formula="of:=VLOOKUP([.B264];[$actions.$A$2:.$F$514];5;0)" office:value-type="string" office:string-value="" calcext:value-type="error">
            <text:p>#N/A</text:p>
          </table:table-cell>
          <table:table-cell table:formula="of:=VLOOKUP([.B264];[$actions.$A$2:.$D$514];2;0)" office:value-type="string" office:string-value="" calcext:value-type="error">
            <text:p>#N/A</text:p>
          </table:table-cell>
          <table:table-cell table:formula="of:=VLOOKUP([.B264];[$actions.$A$2:.$D$514];3;0)" office:value-type="string" office:string-value="" calcext:value-type="error">
            <text:p>#N/A</text:p>
          </table:table-cell>
          <table:table-cell table:formula="of:=VLOOKUP([.B264];[$actions.$A$2:.$D$514];4;0)" office:value-type="string" office:string-value="" calcext:value-type="error">
            <text:p>#N/A</text:p>
          </table:table-cell>
          <table:table-cell table:style-name="ce19" table:formula="of:=[.B264]&lt;&gt;0" office:value-type="boolean" office:boolean-value="false" calcext:value-type="boolean">
            <text:p>FALSE</text:p>
          </table:table-cell>
          <table:table-cell table:formula="of:=&quot;const uint16_t PROGMEM &quot;&amp;[.K264]&amp;&quot;_combo[] = {&quot;&amp;[.L264]&amp;&quot;, COMBO_END};&quot;" office:value-type="string" office:string-value="" calcext:value-type="error">
            <text:p>#N/A</text:p>
          </table:table-cell>
          <table:table-cell table:formula="of:=&quot;  COMBO_&quot;&amp;[.K26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64]&amp;&quot;] = COMBO&quot;&amp;IF([.M264]=&quot;key&quot;;&quot;&quot;;&quot;_ACTION&quot;)&amp;&quot;(&quot;&amp;[.K264]&amp;&quot;_combo&quot;&amp;IF([.M264]=&quot;key&quot;;&quot;, &quot;&amp;[.N264];&quot;&quot;)&amp;&quot;),&quot;" office:value-type="string" office:string-value="" calcext:value-type="error">
            <text:p>#N/A</text:p>
          </table:table-cell>
          <table:table-cell table:style-name="ce8" table:formula="of:=IF([.M264]=&quot;macro&quot;;&quot;    case &quot;&amp;&quot;COMBO_&quot;&amp;[.K264]&amp;&quot;: if (p) {&quot;&amp;[.O264]&amp;&quot;} &quot;&amp;IF([.P264]=&quot;&quot;;&quot;&quot;;&quot;else {&quot;&amp;[.P26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5]);2)+1" office:value-type="float" office:value="2" calcext:value-type="float">
            <text:p>2</text:p>
          </table:table-cell>
          <table:table-cell table:style-name="ce8" table:formula="of:=OFFSET([$actions_combos.A$2];FLOOR(ROW([.B265])/2)-1;0)" office:value-type="float" office:value="0" calcext:value-type="float">
            <text:p>0</text:p>
          </table:table-cell>
          <table:table-cell table:style-name="ce15" table:formula="of:=OFFSET([$actions_combos.B$2];FLOOR(ROW([.C265])/2)-1;0)" office:value-type="float" office:value="0" calcext:value-type="float">
            <text:p>0</text:p>
          </table:table-cell>
          <table:table-cell table:style-name="ce15" table:formula="of:=OFFSET([$actions_combos.C$2];FLOOR(ROW([.D265])/2)-1;0)" office:value-type="float" office:value="0" calcext:value-type="float">
            <text:p>0</text:p>
          </table:table-cell>
          <table:table-cell table:style-name="ce15" table:formula="of:=OFFSET([$actions_combos.D$2];FLOOR(ROW([.E265])/2)-1;0)" office:value-type="float" office:value="0" calcext:value-type="float">
            <text:p>0</text:p>
          </table:table-cell>
          <table:table-cell table:style-name="ce15" table:formula="of:=OFFSET([$actions_combos.E$2];FLOOR(ROW([.F265])/2)-1;0)" office:value-type="float" office:value="0" calcext:value-type="float">
            <text:p>0</text:p>
          </table:table-cell>
          <table:table-cell table:formula="of:=VLOOKUP([.C265];[$keys.$A$2:.$C$200];[.$A265]+1;0)" office:value-type="string" office:string-value="" calcext:value-type="error">
            <text:p>#N/A</text:p>
          </table:table-cell>
          <table:table-cell table:formula="of:=VLOOKUP([.D265];[$keys.$A$2:.$C$200];[.$A265]+1;0)" office:value-type="string" office:string-value="" calcext:value-type="error">
            <text:p>#N/A</text:p>
          </table:table-cell>
          <table:table-cell table:formula="of:=VLOOKUP([.E265];[$keys.$A$2:.$C$200];[.$A265]+1;0)" office:value-type="string" office:string-value="" calcext:value-type="error">
            <text:p>#N/A</text:p>
          </table:table-cell>
          <table:table-cell table:formula="of:=VLOOKUP([.F265];[$keys.$A$2:.$C$200];[.$A265]+1;0)" office:value-type="string" office:string-value="" calcext:value-type="error">
            <text:p>#N/A</text:p>
          </table:table-cell>
          <table:table-cell table:formula="of:=[.C265]&amp;&quot;_&quot;&amp;[.D265]&amp;IF(ISNA([.I265]);&quot;&quot;;&quot;_&quot;&amp;[.E265]&amp;IF(ISNA([.J265]);&quot;&quot;;&quot;_&quot;&amp;[.F265]))&amp;&quot;_&quot;&amp;TEXT([.A265];&quot;0&quot;)" office:value-type="string" office:string-value="0_0_2" calcext:value-type="string">
            <text:p>0_0_2</text:p>
          </table:table-cell>
          <table:table-cell table:formula="of:=[.G265]&amp;&quot;, &quot;&amp;[.H265]&amp;IF(ISNA([.I265]);&quot;&quot;;&quot;, &quot;&amp;[.I265]&amp;IF(ISNA([.J265]);&quot;&quot;;&quot;, &quot;&amp;[.J265]))" office:value-type="string" office:string-value="" calcext:value-type="error">
            <text:p>#N/A</text:p>
          </table:table-cell>
          <table:table-cell table:formula="of:=VLOOKUP([.B265];[$actions.$A$2:.$F$514];5;0)" office:value-type="string" office:string-value="" calcext:value-type="error">
            <text:p>#N/A</text:p>
          </table:table-cell>
          <table:table-cell table:formula="of:=VLOOKUP([.B265];[$actions.$A$2:.$D$514];2;0)" office:value-type="string" office:string-value="" calcext:value-type="error">
            <text:p>#N/A</text:p>
          </table:table-cell>
          <table:table-cell table:formula="of:=VLOOKUP([.B265];[$actions.$A$2:.$D$514];3;0)" office:value-type="string" office:string-value="" calcext:value-type="error">
            <text:p>#N/A</text:p>
          </table:table-cell>
          <table:table-cell table:formula="of:=VLOOKUP([.B265];[$actions.$A$2:.$D$514];4;0)" office:value-type="string" office:string-value="" calcext:value-type="error">
            <text:p>#N/A</text:p>
          </table:table-cell>
          <table:table-cell table:style-name="ce19" table:formula="of:=[.B265]&lt;&gt;0" office:value-type="boolean" office:boolean-value="false" calcext:value-type="boolean">
            <text:p>FALSE</text:p>
          </table:table-cell>
          <table:table-cell table:formula="of:=&quot;const uint16_t PROGMEM &quot;&amp;[.K265]&amp;&quot;_combo[] = {&quot;&amp;[.L265]&amp;&quot;, COMBO_END};&quot;" office:value-type="string" office:string-value="" calcext:value-type="error">
            <text:p>#N/A</text:p>
          </table:table-cell>
          <table:table-cell table:formula="of:=&quot;  COMBO_&quot;&amp;[.K26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65]&amp;&quot;] = COMBO&quot;&amp;IF([.M265]=&quot;key&quot;;&quot;&quot;;&quot;_ACTION&quot;)&amp;&quot;(&quot;&amp;[.K265]&amp;&quot;_combo&quot;&amp;IF([.M265]=&quot;key&quot;;&quot;, &quot;&amp;[.N265];&quot;&quot;)&amp;&quot;),&quot;" office:value-type="string" office:string-value="" calcext:value-type="error">
            <text:p>#N/A</text:p>
          </table:table-cell>
          <table:table-cell table:style-name="ce8" table:formula="of:=IF([.M265]=&quot;macro&quot;;&quot;    case &quot;&amp;&quot;COMBO_&quot;&amp;[.K265]&amp;&quot;: if (p) {&quot;&amp;[.O265]&amp;&quot;} &quot;&amp;IF([.P265]=&quot;&quot;;&quot;&quot;;&quot;else {&quot;&amp;[.P26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6]);2)+1" office:value-type="float" office:value="1" calcext:value-type="float">
            <text:p>1</text:p>
          </table:table-cell>
          <table:table-cell table:style-name="ce8" table:formula="of:=OFFSET([$actions_combos.A$2];FLOOR(ROW([.B266])/2)-1;0)" office:value-type="float" office:value="0" calcext:value-type="float">
            <text:p>0</text:p>
          </table:table-cell>
          <table:table-cell table:style-name="ce15" table:formula="of:=OFFSET([$actions_combos.B$2];FLOOR(ROW([.C266])/2)-1;0)" office:value-type="float" office:value="0" calcext:value-type="float">
            <text:p>0</text:p>
          </table:table-cell>
          <table:table-cell table:style-name="ce15" table:formula="of:=OFFSET([$actions_combos.C$2];FLOOR(ROW([.D266])/2)-1;0)" office:value-type="float" office:value="0" calcext:value-type="float">
            <text:p>0</text:p>
          </table:table-cell>
          <table:table-cell table:style-name="ce15" table:formula="of:=OFFSET([$actions_combos.D$2];FLOOR(ROW([.E266])/2)-1;0)" office:value-type="float" office:value="0" calcext:value-type="float">
            <text:p>0</text:p>
          </table:table-cell>
          <table:table-cell table:style-name="ce15" table:formula="of:=OFFSET([$actions_combos.E$2];FLOOR(ROW([.F266])/2)-1;0)" office:value-type="float" office:value="0" calcext:value-type="float">
            <text:p>0</text:p>
          </table:table-cell>
          <table:table-cell table:formula="of:=VLOOKUP([.C266];[$keys.$A$2:.$C$200];[.$A266]+1;0)" office:value-type="string" office:string-value="" calcext:value-type="error">
            <text:p>#N/A</text:p>
          </table:table-cell>
          <table:table-cell table:formula="of:=VLOOKUP([.D266];[$keys.$A$2:.$C$200];[.$A266]+1;0)" office:value-type="string" office:string-value="" calcext:value-type="error">
            <text:p>#N/A</text:p>
          </table:table-cell>
          <table:table-cell table:formula="of:=VLOOKUP([.E266];[$keys.$A$2:.$C$200];[.$A266]+1;0)" office:value-type="string" office:string-value="" calcext:value-type="error">
            <text:p>#N/A</text:p>
          </table:table-cell>
          <table:table-cell table:formula="of:=VLOOKUP([.F266];[$keys.$A$2:.$C$200];[.$A266]+1;0)" office:value-type="string" office:string-value="" calcext:value-type="error">
            <text:p>#N/A</text:p>
          </table:table-cell>
          <table:table-cell table:formula="of:=[.C266]&amp;&quot;_&quot;&amp;[.D266]&amp;IF(ISNA([.I266]);&quot;&quot;;&quot;_&quot;&amp;[.E266]&amp;IF(ISNA([.J266]);&quot;&quot;;&quot;_&quot;&amp;[.F266]))&amp;&quot;_&quot;&amp;TEXT([.A266];&quot;0&quot;)" office:value-type="string" office:string-value="0_0_1" calcext:value-type="string">
            <text:p>0_0_1</text:p>
          </table:table-cell>
          <table:table-cell table:formula="of:=[.G266]&amp;&quot;, &quot;&amp;[.H266]&amp;IF(ISNA([.I266]);&quot;&quot;;&quot;, &quot;&amp;[.I266]&amp;IF(ISNA([.J266]);&quot;&quot;;&quot;, &quot;&amp;[.J266]))" office:value-type="string" office:string-value="" calcext:value-type="error">
            <text:p>#N/A</text:p>
          </table:table-cell>
          <table:table-cell table:formula="of:=VLOOKUP([.B266];[$actions.$A$2:.$F$514];5;0)" office:value-type="string" office:string-value="" calcext:value-type="error">
            <text:p>#N/A</text:p>
          </table:table-cell>
          <table:table-cell table:formula="of:=VLOOKUP([.B266];[$actions.$A$2:.$D$514];2;0)" office:value-type="string" office:string-value="" calcext:value-type="error">
            <text:p>#N/A</text:p>
          </table:table-cell>
          <table:table-cell table:formula="of:=VLOOKUP([.B266];[$actions.$A$2:.$D$514];3;0)" office:value-type="string" office:string-value="" calcext:value-type="error">
            <text:p>#N/A</text:p>
          </table:table-cell>
          <table:table-cell table:formula="of:=VLOOKUP([.B266];[$actions.$A$2:.$D$514];4;0)" office:value-type="string" office:string-value="" calcext:value-type="error">
            <text:p>#N/A</text:p>
          </table:table-cell>
          <table:table-cell table:style-name="ce19" table:formula="of:=[.B266]&lt;&gt;0" office:value-type="boolean" office:boolean-value="false" calcext:value-type="boolean">
            <text:p>FALSE</text:p>
          </table:table-cell>
          <table:table-cell table:formula="of:=&quot;const uint16_t PROGMEM &quot;&amp;[.K266]&amp;&quot;_combo[] = {&quot;&amp;[.L266]&amp;&quot;, COMBO_END};&quot;" office:value-type="string" office:string-value="" calcext:value-type="error">
            <text:p>#N/A</text:p>
          </table:table-cell>
          <table:table-cell table:formula="of:=&quot;  COMBO_&quot;&amp;[.K26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66]&amp;&quot;] = COMBO&quot;&amp;IF([.M266]=&quot;key&quot;;&quot;&quot;;&quot;_ACTION&quot;)&amp;&quot;(&quot;&amp;[.K266]&amp;&quot;_combo&quot;&amp;IF([.M266]=&quot;key&quot;;&quot;, &quot;&amp;[.N266];&quot;&quot;)&amp;&quot;),&quot;" office:value-type="string" office:string-value="" calcext:value-type="error">
            <text:p>#N/A</text:p>
          </table:table-cell>
          <table:table-cell table:style-name="ce8" table:formula="of:=IF([.M266]=&quot;macro&quot;;&quot;    case &quot;&amp;&quot;COMBO_&quot;&amp;[.K266]&amp;&quot;: if (p) {&quot;&amp;[.O266]&amp;&quot;} &quot;&amp;IF([.P266]=&quot;&quot;;&quot;&quot;;&quot;else {&quot;&amp;[.P26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7]);2)+1" office:value-type="float" office:value="2" calcext:value-type="float">
            <text:p>2</text:p>
          </table:table-cell>
          <table:table-cell table:style-name="ce8" table:formula="of:=OFFSET([$actions_combos.A$2];FLOOR(ROW([.B267])/2)-1;0)" office:value-type="float" office:value="0" calcext:value-type="float">
            <text:p>0</text:p>
          </table:table-cell>
          <table:table-cell table:style-name="ce15" table:formula="of:=OFFSET([$actions_combos.B$2];FLOOR(ROW([.C267])/2)-1;0)" office:value-type="float" office:value="0" calcext:value-type="float">
            <text:p>0</text:p>
          </table:table-cell>
          <table:table-cell table:style-name="ce15" table:formula="of:=OFFSET([$actions_combos.C$2];FLOOR(ROW([.D267])/2)-1;0)" office:value-type="float" office:value="0" calcext:value-type="float">
            <text:p>0</text:p>
          </table:table-cell>
          <table:table-cell table:style-name="ce15" table:formula="of:=OFFSET([$actions_combos.D$2];FLOOR(ROW([.E267])/2)-1;0)" office:value-type="float" office:value="0" calcext:value-type="float">
            <text:p>0</text:p>
          </table:table-cell>
          <table:table-cell table:style-name="ce15" table:formula="of:=OFFSET([$actions_combos.E$2];FLOOR(ROW([.F267])/2)-1;0)" office:value-type="float" office:value="0" calcext:value-type="float">
            <text:p>0</text:p>
          </table:table-cell>
          <table:table-cell table:formula="of:=VLOOKUP([.C267];[$keys.$A$2:.$C$200];[.$A267]+1;0)" office:value-type="string" office:string-value="" calcext:value-type="error">
            <text:p>#N/A</text:p>
          </table:table-cell>
          <table:table-cell table:formula="of:=VLOOKUP([.D267];[$keys.$A$2:.$C$200];[.$A267]+1;0)" office:value-type="string" office:string-value="" calcext:value-type="error">
            <text:p>#N/A</text:p>
          </table:table-cell>
          <table:table-cell table:formula="of:=VLOOKUP([.E267];[$keys.$A$2:.$C$200];[.$A267]+1;0)" office:value-type="string" office:string-value="" calcext:value-type="error">
            <text:p>#N/A</text:p>
          </table:table-cell>
          <table:table-cell table:formula="of:=VLOOKUP([.F267];[$keys.$A$2:.$C$200];[.$A267]+1;0)" office:value-type="string" office:string-value="" calcext:value-type="error">
            <text:p>#N/A</text:p>
          </table:table-cell>
          <table:table-cell table:formula="of:=[.C267]&amp;&quot;_&quot;&amp;[.D267]&amp;IF(ISNA([.I267]);&quot;&quot;;&quot;_&quot;&amp;[.E267]&amp;IF(ISNA([.J267]);&quot;&quot;;&quot;_&quot;&amp;[.F267]))&amp;&quot;_&quot;&amp;TEXT([.A267];&quot;0&quot;)" office:value-type="string" office:string-value="0_0_2" calcext:value-type="string">
            <text:p>0_0_2</text:p>
          </table:table-cell>
          <table:table-cell table:formula="of:=[.G267]&amp;&quot;, &quot;&amp;[.H267]&amp;IF(ISNA([.I267]);&quot;&quot;;&quot;, &quot;&amp;[.I267]&amp;IF(ISNA([.J267]);&quot;&quot;;&quot;, &quot;&amp;[.J267]))" office:value-type="string" office:string-value="" calcext:value-type="error">
            <text:p>#N/A</text:p>
          </table:table-cell>
          <table:table-cell table:formula="of:=VLOOKUP([.B267];[$actions.$A$2:.$F$514];5;0)" office:value-type="string" office:string-value="" calcext:value-type="error">
            <text:p>#N/A</text:p>
          </table:table-cell>
          <table:table-cell table:formula="of:=VLOOKUP([.B267];[$actions.$A$2:.$D$514];2;0)" office:value-type="string" office:string-value="" calcext:value-type="error">
            <text:p>#N/A</text:p>
          </table:table-cell>
          <table:table-cell table:formula="of:=VLOOKUP([.B267];[$actions.$A$2:.$D$514];3;0)" office:value-type="string" office:string-value="" calcext:value-type="error">
            <text:p>#N/A</text:p>
          </table:table-cell>
          <table:table-cell table:formula="of:=VLOOKUP([.B267];[$actions.$A$2:.$D$514];4;0)" office:value-type="string" office:string-value="" calcext:value-type="error">
            <text:p>#N/A</text:p>
          </table:table-cell>
          <table:table-cell table:style-name="ce19" table:formula="of:=[.B267]&lt;&gt;0" office:value-type="boolean" office:boolean-value="false" calcext:value-type="boolean">
            <text:p>FALSE</text:p>
          </table:table-cell>
          <table:table-cell table:formula="of:=&quot;const uint16_t PROGMEM &quot;&amp;[.K267]&amp;&quot;_combo[] = {&quot;&amp;[.L267]&amp;&quot;, COMBO_END};&quot;" office:value-type="string" office:string-value="" calcext:value-type="error">
            <text:p>#N/A</text:p>
          </table:table-cell>
          <table:table-cell table:formula="of:=&quot;  COMBO_&quot;&amp;[.K26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67]&amp;&quot;] = COMBO&quot;&amp;IF([.M267]=&quot;key&quot;;&quot;&quot;;&quot;_ACTION&quot;)&amp;&quot;(&quot;&amp;[.K267]&amp;&quot;_combo&quot;&amp;IF([.M267]=&quot;key&quot;;&quot;, &quot;&amp;[.N267];&quot;&quot;)&amp;&quot;),&quot;" office:value-type="string" office:string-value="" calcext:value-type="error">
            <text:p>#N/A</text:p>
          </table:table-cell>
          <table:table-cell table:style-name="ce8" table:formula="of:=IF([.M267]=&quot;macro&quot;;&quot;    case &quot;&amp;&quot;COMBO_&quot;&amp;[.K267]&amp;&quot;: if (p) {&quot;&amp;[.O267]&amp;&quot;} &quot;&amp;IF([.P267]=&quot;&quot;;&quot;&quot;;&quot;else {&quot;&amp;[.P26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8]);2)+1" office:value-type="float" office:value="1" calcext:value-type="float">
            <text:p>1</text:p>
          </table:table-cell>
          <table:table-cell table:style-name="ce8" table:formula="of:=OFFSET([$actions_combos.A$2];FLOOR(ROW([.B268])/2)-1;0)" office:value-type="float" office:value="0" calcext:value-type="float">
            <text:p>0</text:p>
          </table:table-cell>
          <table:table-cell table:style-name="ce15" table:formula="of:=OFFSET([$actions_combos.B$2];FLOOR(ROW([.C268])/2)-1;0)" office:value-type="float" office:value="0" calcext:value-type="float">
            <text:p>0</text:p>
          </table:table-cell>
          <table:table-cell table:style-name="ce15" table:formula="of:=OFFSET([$actions_combos.C$2];FLOOR(ROW([.D268])/2)-1;0)" office:value-type="float" office:value="0" calcext:value-type="float">
            <text:p>0</text:p>
          </table:table-cell>
          <table:table-cell table:style-name="ce15" table:formula="of:=OFFSET([$actions_combos.D$2];FLOOR(ROW([.E268])/2)-1;0)" office:value-type="float" office:value="0" calcext:value-type="float">
            <text:p>0</text:p>
          </table:table-cell>
          <table:table-cell table:style-name="ce15" table:formula="of:=OFFSET([$actions_combos.E$2];FLOOR(ROW([.F268])/2)-1;0)" office:value-type="float" office:value="0" calcext:value-type="float">
            <text:p>0</text:p>
          </table:table-cell>
          <table:table-cell table:formula="of:=VLOOKUP([.C268];[$keys.$A$2:.$C$200];[.$A268]+1;0)" office:value-type="string" office:string-value="" calcext:value-type="error">
            <text:p>#N/A</text:p>
          </table:table-cell>
          <table:table-cell table:formula="of:=VLOOKUP([.D268];[$keys.$A$2:.$C$200];[.$A268]+1;0)" office:value-type="string" office:string-value="" calcext:value-type="error">
            <text:p>#N/A</text:p>
          </table:table-cell>
          <table:table-cell table:formula="of:=VLOOKUP([.E268];[$keys.$A$2:.$C$200];[.$A268]+1;0)" office:value-type="string" office:string-value="" calcext:value-type="error">
            <text:p>#N/A</text:p>
          </table:table-cell>
          <table:table-cell table:formula="of:=VLOOKUP([.F268];[$keys.$A$2:.$C$200];[.$A268]+1;0)" office:value-type="string" office:string-value="" calcext:value-type="error">
            <text:p>#N/A</text:p>
          </table:table-cell>
          <table:table-cell table:formula="of:=[.C268]&amp;&quot;_&quot;&amp;[.D268]&amp;IF(ISNA([.I268]);&quot;&quot;;&quot;_&quot;&amp;[.E268]&amp;IF(ISNA([.J268]);&quot;&quot;;&quot;_&quot;&amp;[.F268]))&amp;&quot;_&quot;&amp;TEXT([.A268];&quot;0&quot;)" office:value-type="string" office:string-value="0_0_1" calcext:value-type="string">
            <text:p>0_0_1</text:p>
          </table:table-cell>
          <table:table-cell table:formula="of:=[.G268]&amp;&quot;, &quot;&amp;[.H268]&amp;IF(ISNA([.I268]);&quot;&quot;;&quot;, &quot;&amp;[.I268]&amp;IF(ISNA([.J268]);&quot;&quot;;&quot;, &quot;&amp;[.J268]))" office:value-type="string" office:string-value="" calcext:value-type="error">
            <text:p>#N/A</text:p>
          </table:table-cell>
          <table:table-cell table:formula="of:=VLOOKUP([.B268];[$actions.$A$2:.$F$514];5;0)" office:value-type="string" office:string-value="" calcext:value-type="error">
            <text:p>#N/A</text:p>
          </table:table-cell>
          <table:table-cell table:formula="of:=VLOOKUP([.B268];[$actions.$A$2:.$D$514];2;0)" office:value-type="string" office:string-value="" calcext:value-type="error">
            <text:p>#N/A</text:p>
          </table:table-cell>
          <table:table-cell table:formula="of:=VLOOKUP([.B268];[$actions.$A$2:.$D$514];3;0)" office:value-type="string" office:string-value="" calcext:value-type="error">
            <text:p>#N/A</text:p>
          </table:table-cell>
          <table:table-cell table:formula="of:=VLOOKUP([.B268];[$actions.$A$2:.$D$514];4;0)" office:value-type="string" office:string-value="" calcext:value-type="error">
            <text:p>#N/A</text:p>
          </table:table-cell>
          <table:table-cell table:style-name="ce19" table:formula="of:=[.B268]&lt;&gt;0" office:value-type="boolean" office:boolean-value="false" calcext:value-type="boolean">
            <text:p>FALSE</text:p>
          </table:table-cell>
          <table:table-cell table:formula="of:=&quot;const uint16_t PROGMEM &quot;&amp;[.K268]&amp;&quot;_combo[] = {&quot;&amp;[.L268]&amp;&quot;, COMBO_END};&quot;" office:value-type="string" office:string-value="" calcext:value-type="error">
            <text:p>#N/A</text:p>
          </table:table-cell>
          <table:table-cell table:formula="of:=&quot;  COMBO_&quot;&amp;[.K26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68]&amp;&quot;] = COMBO&quot;&amp;IF([.M268]=&quot;key&quot;;&quot;&quot;;&quot;_ACTION&quot;)&amp;&quot;(&quot;&amp;[.K268]&amp;&quot;_combo&quot;&amp;IF([.M268]=&quot;key&quot;;&quot;, &quot;&amp;[.N268];&quot;&quot;)&amp;&quot;),&quot;" office:value-type="string" office:string-value="" calcext:value-type="error">
            <text:p>#N/A</text:p>
          </table:table-cell>
          <table:table-cell table:style-name="ce8" table:formula="of:=IF([.M268]=&quot;macro&quot;;&quot;    case &quot;&amp;&quot;COMBO_&quot;&amp;[.K268]&amp;&quot;: if (p) {&quot;&amp;[.O268]&amp;&quot;} &quot;&amp;IF([.P268]=&quot;&quot;;&quot;&quot;;&quot;else {&quot;&amp;[.P26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9]);2)+1" office:value-type="float" office:value="2" calcext:value-type="float">
            <text:p>2</text:p>
          </table:table-cell>
          <table:table-cell table:style-name="ce8" table:formula="of:=OFFSET([$actions_combos.A$2];FLOOR(ROW([.B269])/2)-1;0)" office:value-type="float" office:value="0" calcext:value-type="float">
            <text:p>0</text:p>
          </table:table-cell>
          <table:table-cell table:style-name="ce15" table:formula="of:=OFFSET([$actions_combos.B$2];FLOOR(ROW([.C269])/2)-1;0)" office:value-type="float" office:value="0" calcext:value-type="float">
            <text:p>0</text:p>
          </table:table-cell>
          <table:table-cell table:style-name="ce15" table:formula="of:=OFFSET([$actions_combos.C$2];FLOOR(ROW([.D269])/2)-1;0)" office:value-type="float" office:value="0" calcext:value-type="float">
            <text:p>0</text:p>
          </table:table-cell>
          <table:table-cell table:style-name="ce15" table:formula="of:=OFFSET([$actions_combos.D$2];FLOOR(ROW([.E269])/2)-1;0)" office:value-type="float" office:value="0" calcext:value-type="float">
            <text:p>0</text:p>
          </table:table-cell>
          <table:table-cell table:style-name="ce15" table:formula="of:=OFFSET([$actions_combos.E$2];FLOOR(ROW([.F269])/2)-1;0)" office:value-type="float" office:value="0" calcext:value-type="float">
            <text:p>0</text:p>
          </table:table-cell>
          <table:table-cell table:formula="of:=VLOOKUP([.C269];[$keys.$A$2:.$C$200];[.$A269]+1;0)" office:value-type="string" office:string-value="" calcext:value-type="error">
            <text:p>#N/A</text:p>
          </table:table-cell>
          <table:table-cell table:formula="of:=VLOOKUP([.D269];[$keys.$A$2:.$C$200];[.$A269]+1;0)" office:value-type="string" office:string-value="" calcext:value-type="error">
            <text:p>#N/A</text:p>
          </table:table-cell>
          <table:table-cell table:formula="of:=VLOOKUP([.E269];[$keys.$A$2:.$C$200];[.$A269]+1;0)" office:value-type="string" office:string-value="" calcext:value-type="error">
            <text:p>#N/A</text:p>
          </table:table-cell>
          <table:table-cell table:formula="of:=VLOOKUP([.F269];[$keys.$A$2:.$C$200];[.$A269]+1;0)" office:value-type="string" office:string-value="" calcext:value-type="error">
            <text:p>#N/A</text:p>
          </table:table-cell>
          <table:table-cell table:formula="of:=[.C269]&amp;&quot;_&quot;&amp;[.D269]&amp;IF(ISNA([.I269]);&quot;&quot;;&quot;_&quot;&amp;[.E269]&amp;IF(ISNA([.J269]);&quot;&quot;;&quot;_&quot;&amp;[.F269]))&amp;&quot;_&quot;&amp;TEXT([.A269];&quot;0&quot;)" office:value-type="string" office:string-value="0_0_2" calcext:value-type="string">
            <text:p>0_0_2</text:p>
          </table:table-cell>
          <table:table-cell table:formula="of:=[.G269]&amp;&quot;, &quot;&amp;[.H269]&amp;IF(ISNA([.I269]);&quot;&quot;;&quot;, &quot;&amp;[.I269]&amp;IF(ISNA([.J269]);&quot;&quot;;&quot;, &quot;&amp;[.J269]))" office:value-type="string" office:string-value="" calcext:value-type="error">
            <text:p>#N/A</text:p>
          </table:table-cell>
          <table:table-cell table:formula="of:=VLOOKUP([.B269];[$actions.$A$2:.$F$514];5;0)" office:value-type="string" office:string-value="" calcext:value-type="error">
            <text:p>#N/A</text:p>
          </table:table-cell>
          <table:table-cell table:formula="of:=VLOOKUP([.B269];[$actions.$A$2:.$D$514];2;0)" office:value-type="string" office:string-value="" calcext:value-type="error">
            <text:p>#N/A</text:p>
          </table:table-cell>
          <table:table-cell table:formula="of:=VLOOKUP([.B269];[$actions.$A$2:.$D$514];3;0)" office:value-type="string" office:string-value="" calcext:value-type="error">
            <text:p>#N/A</text:p>
          </table:table-cell>
          <table:table-cell table:formula="of:=VLOOKUP([.B269];[$actions.$A$2:.$D$514];4;0)" office:value-type="string" office:string-value="" calcext:value-type="error">
            <text:p>#N/A</text:p>
          </table:table-cell>
          <table:table-cell table:style-name="ce19" table:formula="of:=[.B269]&lt;&gt;0" office:value-type="boolean" office:boolean-value="false" calcext:value-type="boolean">
            <text:p>FALSE</text:p>
          </table:table-cell>
          <table:table-cell table:formula="of:=&quot;const uint16_t PROGMEM &quot;&amp;[.K269]&amp;&quot;_combo[] = {&quot;&amp;[.L269]&amp;&quot;, COMBO_END};&quot;" office:value-type="string" office:string-value="" calcext:value-type="error">
            <text:p>#N/A</text:p>
          </table:table-cell>
          <table:table-cell table:formula="of:=&quot;  COMBO_&quot;&amp;[.K26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69]&amp;&quot;] = COMBO&quot;&amp;IF([.M269]=&quot;key&quot;;&quot;&quot;;&quot;_ACTION&quot;)&amp;&quot;(&quot;&amp;[.K269]&amp;&quot;_combo&quot;&amp;IF([.M269]=&quot;key&quot;;&quot;, &quot;&amp;[.N269];&quot;&quot;)&amp;&quot;),&quot;" office:value-type="string" office:string-value="" calcext:value-type="error">
            <text:p>#N/A</text:p>
          </table:table-cell>
          <table:table-cell table:style-name="ce8" table:formula="of:=IF([.M269]=&quot;macro&quot;;&quot;    case &quot;&amp;&quot;COMBO_&quot;&amp;[.K269]&amp;&quot;: if (p) {&quot;&amp;[.O269]&amp;&quot;} &quot;&amp;IF([.P269]=&quot;&quot;;&quot;&quot;;&quot;else {&quot;&amp;[.P26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0]);2)+1" office:value-type="float" office:value="1" calcext:value-type="float">
            <text:p>1</text:p>
          </table:table-cell>
          <table:table-cell table:style-name="ce8" table:formula="of:=OFFSET([$actions_combos.A$2];FLOOR(ROW([.B270])/2)-1;0)" office:value-type="float" office:value="0" calcext:value-type="float">
            <text:p>0</text:p>
          </table:table-cell>
          <table:table-cell table:style-name="ce15" table:formula="of:=OFFSET([$actions_combos.B$2];FLOOR(ROW([.C270])/2)-1;0)" office:value-type="float" office:value="0" calcext:value-type="float">
            <text:p>0</text:p>
          </table:table-cell>
          <table:table-cell table:style-name="ce15" table:formula="of:=OFFSET([$actions_combos.C$2];FLOOR(ROW([.D270])/2)-1;0)" office:value-type="float" office:value="0" calcext:value-type="float">
            <text:p>0</text:p>
          </table:table-cell>
          <table:table-cell table:style-name="ce15" table:formula="of:=OFFSET([$actions_combos.D$2];FLOOR(ROW([.E270])/2)-1;0)" office:value-type="float" office:value="0" calcext:value-type="float">
            <text:p>0</text:p>
          </table:table-cell>
          <table:table-cell table:style-name="ce15" table:formula="of:=OFFSET([$actions_combos.E$2];FLOOR(ROW([.F270])/2)-1;0)" office:value-type="float" office:value="0" calcext:value-type="float">
            <text:p>0</text:p>
          </table:table-cell>
          <table:table-cell table:formula="of:=VLOOKUP([.C270];[$keys.$A$2:.$C$200];[.$A270]+1;0)" office:value-type="string" office:string-value="" calcext:value-type="error">
            <text:p>#N/A</text:p>
          </table:table-cell>
          <table:table-cell table:formula="of:=VLOOKUP([.D270];[$keys.$A$2:.$C$200];[.$A270]+1;0)" office:value-type="string" office:string-value="" calcext:value-type="error">
            <text:p>#N/A</text:p>
          </table:table-cell>
          <table:table-cell table:formula="of:=VLOOKUP([.E270];[$keys.$A$2:.$C$200];[.$A270]+1;0)" office:value-type="string" office:string-value="" calcext:value-type="error">
            <text:p>#N/A</text:p>
          </table:table-cell>
          <table:table-cell table:formula="of:=VLOOKUP([.F270];[$keys.$A$2:.$C$200];[.$A270]+1;0)" office:value-type="string" office:string-value="" calcext:value-type="error">
            <text:p>#N/A</text:p>
          </table:table-cell>
          <table:table-cell table:formula="of:=[.C270]&amp;&quot;_&quot;&amp;[.D270]&amp;IF(ISNA([.I270]);&quot;&quot;;&quot;_&quot;&amp;[.E270]&amp;IF(ISNA([.J270]);&quot;&quot;;&quot;_&quot;&amp;[.F270]))&amp;&quot;_&quot;&amp;TEXT([.A270];&quot;0&quot;)" office:value-type="string" office:string-value="0_0_1" calcext:value-type="string">
            <text:p>0_0_1</text:p>
          </table:table-cell>
          <table:table-cell table:formula="of:=[.G270]&amp;&quot;, &quot;&amp;[.H270]&amp;IF(ISNA([.I270]);&quot;&quot;;&quot;, &quot;&amp;[.I270]&amp;IF(ISNA([.J270]);&quot;&quot;;&quot;, &quot;&amp;[.J270]))" office:value-type="string" office:string-value="" calcext:value-type="error">
            <text:p>#N/A</text:p>
          </table:table-cell>
          <table:table-cell table:formula="of:=VLOOKUP([.B270];[$actions.$A$2:.$F$514];5;0)" office:value-type="string" office:string-value="" calcext:value-type="error">
            <text:p>#N/A</text:p>
          </table:table-cell>
          <table:table-cell table:formula="of:=VLOOKUP([.B270];[$actions.$A$2:.$D$514];2;0)" office:value-type="string" office:string-value="" calcext:value-type="error">
            <text:p>#N/A</text:p>
          </table:table-cell>
          <table:table-cell table:formula="of:=VLOOKUP([.B270];[$actions.$A$2:.$D$514];3;0)" office:value-type="string" office:string-value="" calcext:value-type="error">
            <text:p>#N/A</text:p>
          </table:table-cell>
          <table:table-cell table:formula="of:=VLOOKUP([.B270];[$actions.$A$2:.$D$514];4;0)" office:value-type="string" office:string-value="" calcext:value-type="error">
            <text:p>#N/A</text:p>
          </table:table-cell>
          <table:table-cell table:style-name="ce19" table:formula="of:=[.B270]&lt;&gt;0" office:value-type="boolean" office:boolean-value="false" calcext:value-type="boolean">
            <text:p>FALSE</text:p>
          </table:table-cell>
          <table:table-cell table:formula="of:=&quot;const uint16_t PROGMEM &quot;&amp;[.K270]&amp;&quot;_combo[] = {&quot;&amp;[.L270]&amp;&quot;, COMBO_END};&quot;" office:value-type="string" office:string-value="" calcext:value-type="error">
            <text:p>#N/A</text:p>
          </table:table-cell>
          <table:table-cell table:formula="of:=&quot;  COMBO_&quot;&amp;[.K27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70]&amp;&quot;] = COMBO&quot;&amp;IF([.M270]=&quot;key&quot;;&quot;&quot;;&quot;_ACTION&quot;)&amp;&quot;(&quot;&amp;[.K270]&amp;&quot;_combo&quot;&amp;IF([.M270]=&quot;key&quot;;&quot;, &quot;&amp;[.N270];&quot;&quot;)&amp;&quot;),&quot;" office:value-type="string" office:string-value="" calcext:value-type="error">
            <text:p>#N/A</text:p>
          </table:table-cell>
          <table:table-cell table:style-name="ce8" table:formula="of:=IF([.M270]=&quot;macro&quot;;&quot;    case &quot;&amp;&quot;COMBO_&quot;&amp;[.K270]&amp;&quot;: if (p) {&quot;&amp;[.O270]&amp;&quot;} &quot;&amp;IF([.P270]=&quot;&quot;;&quot;&quot;;&quot;else {&quot;&amp;[.P27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1]);2)+1" office:value-type="float" office:value="2" calcext:value-type="float">
            <text:p>2</text:p>
          </table:table-cell>
          <table:table-cell table:style-name="ce8" table:formula="of:=OFFSET([$actions_combos.A$2];FLOOR(ROW([.B271])/2)-1;0)" office:value-type="float" office:value="0" calcext:value-type="float">
            <text:p>0</text:p>
          </table:table-cell>
          <table:table-cell table:style-name="ce15" table:formula="of:=OFFSET([$actions_combos.B$2];FLOOR(ROW([.C271])/2)-1;0)" office:value-type="float" office:value="0" calcext:value-type="float">
            <text:p>0</text:p>
          </table:table-cell>
          <table:table-cell table:style-name="ce15" table:formula="of:=OFFSET([$actions_combos.C$2];FLOOR(ROW([.D271])/2)-1;0)" office:value-type="float" office:value="0" calcext:value-type="float">
            <text:p>0</text:p>
          </table:table-cell>
          <table:table-cell table:style-name="ce15" table:formula="of:=OFFSET([$actions_combos.D$2];FLOOR(ROW([.E271])/2)-1;0)" office:value-type="float" office:value="0" calcext:value-type="float">
            <text:p>0</text:p>
          </table:table-cell>
          <table:table-cell table:style-name="ce15" table:formula="of:=OFFSET([$actions_combos.E$2];FLOOR(ROW([.F271])/2)-1;0)" office:value-type="float" office:value="0" calcext:value-type="float">
            <text:p>0</text:p>
          </table:table-cell>
          <table:table-cell table:formula="of:=VLOOKUP([.C271];[$keys.$A$2:.$C$200];[.$A271]+1;0)" office:value-type="string" office:string-value="" calcext:value-type="error">
            <text:p>#N/A</text:p>
          </table:table-cell>
          <table:table-cell table:formula="of:=VLOOKUP([.D271];[$keys.$A$2:.$C$200];[.$A271]+1;0)" office:value-type="string" office:string-value="" calcext:value-type="error">
            <text:p>#N/A</text:p>
          </table:table-cell>
          <table:table-cell table:formula="of:=VLOOKUP([.E271];[$keys.$A$2:.$C$200];[.$A271]+1;0)" office:value-type="string" office:string-value="" calcext:value-type="error">
            <text:p>#N/A</text:p>
          </table:table-cell>
          <table:table-cell table:formula="of:=VLOOKUP([.F271];[$keys.$A$2:.$C$200];[.$A271]+1;0)" office:value-type="string" office:string-value="" calcext:value-type="error">
            <text:p>#N/A</text:p>
          </table:table-cell>
          <table:table-cell table:formula="of:=[.C271]&amp;&quot;_&quot;&amp;[.D271]&amp;IF(ISNA([.I271]);&quot;&quot;;&quot;_&quot;&amp;[.E271]&amp;IF(ISNA([.J271]);&quot;&quot;;&quot;_&quot;&amp;[.F271]))&amp;&quot;_&quot;&amp;TEXT([.A271];&quot;0&quot;)" office:value-type="string" office:string-value="0_0_2" calcext:value-type="string">
            <text:p>0_0_2</text:p>
          </table:table-cell>
          <table:table-cell table:formula="of:=[.G271]&amp;&quot;, &quot;&amp;[.H271]&amp;IF(ISNA([.I271]);&quot;&quot;;&quot;, &quot;&amp;[.I271]&amp;IF(ISNA([.J271]);&quot;&quot;;&quot;, &quot;&amp;[.J271]))" office:value-type="string" office:string-value="" calcext:value-type="error">
            <text:p>#N/A</text:p>
          </table:table-cell>
          <table:table-cell table:formula="of:=VLOOKUP([.B271];[$actions.$A$2:.$F$514];5;0)" office:value-type="string" office:string-value="" calcext:value-type="error">
            <text:p>#N/A</text:p>
          </table:table-cell>
          <table:table-cell table:formula="of:=VLOOKUP([.B271];[$actions.$A$2:.$D$514];2;0)" office:value-type="string" office:string-value="" calcext:value-type="error">
            <text:p>#N/A</text:p>
          </table:table-cell>
          <table:table-cell table:formula="of:=VLOOKUP([.B271];[$actions.$A$2:.$D$514];3;0)" office:value-type="string" office:string-value="" calcext:value-type="error">
            <text:p>#N/A</text:p>
          </table:table-cell>
          <table:table-cell table:formula="of:=VLOOKUP([.B271];[$actions.$A$2:.$D$514];4;0)" office:value-type="string" office:string-value="" calcext:value-type="error">
            <text:p>#N/A</text:p>
          </table:table-cell>
          <table:table-cell table:style-name="ce19" table:formula="of:=[.B271]&lt;&gt;0" office:value-type="boolean" office:boolean-value="false" calcext:value-type="boolean">
            <text:p>FALSE</text:p>
          </table:table-cell>
          <table:table-cell table:formula="of:=&quot;const uint16_t PROGMEM &quot;&amp;[.K271]&amp;&quot;_combo[] = {&quot;&amp;[.L271]&amp;&quot;, COMBO_END};&quot;" office:value-type="string" office:string-value="" calcext:value-type="error">
            <text:p>#N/A</text:p>
          </table:table-cell>
          <table:table-cell table:formula="of:=&quot;  COMBO_&quot;&amp;[.K27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71]&amp;&quot;] = COMBO&quot;&amp;IF([.M271]=&quot;key&quot;;&quot;&quot;;&quot;_ACTION&quot;)&amp;&quot;(&quot;&amp;[.K271]&amp;&quot;_combo&quot;&amp;IF([.M271]=&quot;key&quot;;&quot;, &quot;&amp;[.N271];&quot;&quot;)&amp;&quot;),&quot;" office:value-type="string" office:string-value="" calcext:value-type="error">
            <text:p>#N/A</text:p>
          </table:table-cell>
          <table:table-cell table:style-name="ce8" table:formula="of:=IF([.M271]=&quot;macro&quot;;&quot;    case &quot;&amp;&quot;COMBO_&quot;&amp;[.K271]&amp;&quot;: if (p) {&quot;&amp;[.O271]&amp;&quot;} &quot;&amp;IF([.P271]=&quot;&quot;;&quot;&quot;;&quot;else {&quot;&amp;[.P27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2]);2)+1" office:value-type="float" office:value="1" calcext:value-type="float">
            <text:p>1</text:p>
          </table:table-cell>
          <table:table-cell table:style-name="ce8" table:formula="of:=OFFSET([$actions_combos.A$2];FLOOR(ROW([.B272])/2)-1;0)" office:value-type="float" office:value="0" calcext:value-type="float">
            <text:p>0</text:p>
          </table:table-cell>
          <table:table-cell table:style-name="ce15" table:formula="of:=OFFSET([$actions_combos.B$2];FLOOR(ROW([.C272])/2)-1;0)" office:value-type="float" office:value="0" calcext:value-type="float">
            <text:p>0</text:p>
          </table:table-cell>
          <table:table-cell table:style-name="ce15" table:formula="of:=OFFSET([$actions_combos.C$2];FLOOR(ROW([.D272])/2)-1;0)" office:value-type="float" office:value="0" calcext:value-type="float">
            <text:p>0</text:p>
          </table:table-cell>
          <table:table-cell table:style-name="ce15" table:formula="of:=OFFSET([$actions_combos.D$2];FLOOR(ROW([.E272])/2)-1;0)" office:value-type="float" office:value="0" calcext:value-type="float">
            <text:p>0</text:p>
          </table:table-cell>
          <table:table-cell table:style-name="ce15" table:formula="of:=OFFSET([$actions_combos.E$2];FLOOR(ROW([.F272])/2)-1;0)" office:value-type="float" office:value="0" calcext:value-type="float">
            <text:p>0</text:p>
          </table:table-cell>
          <table:table-cell table:formula="of:=VLOOKUP([.C272];[$keys.$A$2:.$C$200];[.$A272]+1;0)" office:value-type="string" office:string-value="" calcext:value-type="error">
            <text:p>#N/A</text:p>
          </table:table-cell>
          <table:table-cell table:formula="of:=VLOOKUP([.D272];[$keys.$A$2:.$C$200];[.$A272]+1;0)" office:value-type="string" office:string-value="" calcext:value-type="error">
            <text:p>#N/A</text:p>
          </table:table-cell>
          <table:table-cell table:formula="of:=VLOOKUP([.E272];[$keys.$A$2:.$C$200];[.$A272]+1;0)" office:value-type="string" office:string-value="" calcext:value-type="error">
            <text:p>#N/A</text:p>
          </table:table-cell>
          <table:table-cell table:formula="of:=VLOOKUP([.F272];[$keys.$A$2:.$C$200];[.$A272]+1;0)" office:value-type="string" office:string-value="" calcext:value-type="error">
            <text:p>#N/A</text:p>
          </table:table-cell>
          <table:table-cell table:formula="of:=[.C272]&amp;&quot;_&quot;&amp;[.D272]&amp;IF(ISNA([.I272]);&quot;&quot;;&quot;_&quot;&amp;[.E272]&amp;IF(ISNA([.J272]);&quot;&quot;;&quot;_&quot;&amp;[.F272]))&amp;&quot;_&quot;&amp;TEXT([.A272];&quot;0&quot;)" office:value-type="string" office:string-value="0_0_1" calcext:value-type="string">
            <text:p>0_0_1</text:p>
          </table:table-cell>
          <table:table-cell table:formula="of:=[.G272]&amp;&quot;, &quot;&amp;[.H272]&amp;IF(ISNA([.I272]);&quot;&quot;;&quot;, &quot;&amp;[.I272]&amp;IF(ISNA([.J272]);&quot;&quot;;&quot;, &quot;&amp;[.J272]))" office:value-type="string" office:string-value="" calcext:value-type="error">
            <text:p>#N/A</text:p>
          </table:table-cell>
          <table:table-cell table:formula="of:=VLOOKUP([.B272];[$actions.$A$2:.$F$514];5;0)" office:value-type="string" office:string-value="" calcext:value-type="error">
            <text:p>#N/A</text:p>
          </table:table-cell>
          <table:table-cell table:formula="of:=VLOOKUP([.B272];[$actions.$A$2:.$D$514];2;0)" office:value-type="string" office:string-value="" calcext:value-type="error">
            <text:p>#N/A</text:p>
          </table:table-cell>
          <table:table-cell table:formula="of:=VLOOKUP([.B272];[$actions.$A$2:.$D$514];3;0)" office:value-type="string" office:string-value="" calcext:value-type="error">
            <text:p>#N/A</text:p>
          </table:table-cell>
          <table:table-cell table:formula="of:=VLOOKUP([.B272];[$actions.$A$2:.$D$514];4;0)" office:value-type="string" office:string-value="" calcext:value-type="error">
            <text:p>#N/A</text:p>
          </table:table-cell>
          <table:table-cell table:style-name="ce19" table:formula="of:=[.B272]&lt;&gt;0" office:value-type="boolean" office:boolean-value="false" calcext:value-type="boolean">
            <text:p>FALSE</text:p>
          </table:table-cell>
          <table:table-cell table:formula="of:=&quot;const uint16_t PROGMEM &quot;&amp;[.K272]&amp;&quot;_combo[] = {&quot;&amp;[.L272]&amp;&quot;, COMBO_END};&quot;" office:value-type="string" office:string-value="" calcext:value-type="error">
            <text:p>#N/A</text:p>
          </table:table-cell>
          <table:table-cell table:formula="of:=&quot;  COMBO_&quot;&amp;[.K27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72]&amp;&quot;] = COMBO&quot;&amp;IF([.M272]=&quot;key&quot;;&quot;&quot;;&quot;_ACTION&quot;)&amp;&quot;(&quot;&amp;[.K272]&amp;&quot;_combo&quot;&amp;IF([.M272]=&quot;key&quot;;&quot;, &quot;&amp;[.N272];&quot;&quot;)&amp;&quot;),&quot;" office:value-type="string" office:string-value="" calcext:value-type="error">
            <text:p>#N/A</text:p>
          </table:table-cell>
          <table:table-cell table:style-name="ce8" table:formula="of:=IF([.M272]=&quot;macro&quot;;&quot;    case &quot;&amp;&quot;COMBO_&quot;&amp;[.K272]&amp;&quot;: if (p) {&quot;&amp;[.O272]&amp;&quot;} &quot;&amp;IF([.P272]=&quot;&quot;;&quot;&quot;;&quot;else {&quot;&amp;[.P27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3]);2)+1" office:value-type="float" office:value="2" calcext:value-type="float">
            <text:p>2</text:p>
          </table:table-cell>
          <table:table-cell table:style-name="ce8" table:formula="of:=OFFSET([$actions_combos.A$2];FLOOR(ROW([.B273])/2)-1;0)" office:value-type="float" office:value="0" calcext:value-type="float">
            <text:p>0</text:p>
          </table:table-cell>
          <table:table-cell table:style-name="ce15" table:formula="of:=OFFSET([$actions_combos.B$2];FLOOR(ROW([.C273])/2)-1;0)" office:value-type="float" office:value="0" calcext:value-type="float">
            <text:p>0</text:p>
          </table:table-cell>
          <table:table-cell table:style-name="ce15" table:formula="of:=OFFSET([$actions_combos.C$2];FLOOR(ROW([.D273])/2)-1;0)" office:value-type="float" office:value="0" calcext:value-type="float">
            <text:p>0</text:p>
          </table:table-cell>
          <table:table-cell table:style-name="ce15" table:formula="of:=OFFSET([$actions_combos.D$2];FLOOR(ROW([.E273])/2)-1;0)" office:value-type="float" office:value="0" calcext:value-type="float">
            <text:p>0</text:p>
          </table:table-cell>
          <table:table-cell table:style-name="ce15" table:formula="of:=OFFSET([$actions_combos.E$2];FLOOR(ROW([.F273])/2)-1;0)" office:value-type="float" office:value="0" calcext:value-type="float">
            <text:p>0</text:p>
          </table:table-cell>
          <table:table-cell table:formula="of:=VLOOKUP([.C273];[$keys.$A$2:.$C$200];[.$A273]+1;0)" office:value-type="string" office:string-value="" calcext:value-type="error">
            <text:p>#N/A</text:p>
          </table:table-cell>
          <table:table-cell table:formula="of:=VLOOKUP([.D273];[$keys.$A$2:.$C$200];[.$A273]+1;0)" office:value-type="string" office:string-value="" calcext:value-type="error">
            <text:p>#N/A</text:p>
          </table:table-cell>
          <table:table-cell table:formula="of:=VLOOKUP([.E273];[$keys.$A$2:.$C$200];[.$A273]+1;0)" office:value-type="string" office:string-value="" calcext:value-type="error">
            <text:p>#N/A</text:p>
          </table:table-cell>
          <table:table-cell table:formula="of:=VLOOKUP([.F273];[$keys.$A$2:.$C$200];[.$A273]+1;0)" office:value-type="string" office:string-value="" calcext:value-type="error">
            <text:p>#N/A</text:p>
          </table:table-cell>
          <table:table-cell table:formula="of:=[.C273]&amp;&quot;_&quot;&amp;[.D273]&amp;IF(ISNA([.I273]);&quot;&quot;;&quot;_&quot;&amp;[.E273]&amp;IF(ISNA([.J273]);&quot;&quot;;&quot;_&quot;&amp;[.F273]))&amp;&quot;_&quot;&amp;TEXT([.A273];&quot;0&quot;)" office:value-type="string" office:string-value="0_0_2" calcext:value-type="string">
            <text:p>0_0_2</text:p>
          </table:table-cell>
          <table:table-cell table:formula="of:=[.G273]&amp;&quot;, &quot;&amp;[.H273]&amp;IF(ISNA([.I273]);&quot;&quot;;&quot;, &quot;&amp;[.I273]&amp;IF(ISNA([.J273]);&quot;&quot;;&quot;, &quot;&amp;[.J273]))" office:value-type="string" office:string-value="" calcext:value-type="error">
            <text:p>#N/A</text:p>
          </table:table-cell>
          <table:table-cell table:formula="of:=VLOOKUP([.B273];[$actions.$A$2:.$F$514];5;0)" office:value-type="string" office:string-value="" calcext:value-type="error">
            <text:p>#N/A</text:p>
          </table:table-cell>
          <table:table-cell table:formula="of:=VLOOKUP([.B273];[$actions.$A$2:.$D$514];2;0)" office:value-type="string" office:string-value="" calcext:value-type="error">
            <text:p>#N/A</text:p>
          </table:table-cell>
          <table:table-cell table:formula="of:=VLOOKUP([.B273];[$actions.$A$2:.$D$514];3;0)" office:value-type="string" office:string-value="" calcext:value-type="error">
            <text:p>#N/A</text:p>
          </table:table-cell>
          <table:table-cell table:formula="of:=VLOOKUP([.B273];[$actions.$A$2:.$D$514];4;0)" office:value-type="string" office:string-value="" calcext:value-type="error">
            <text:p>#N/A</text:p>
          </table:table-cell>
          <table:table-cell table:style-name="ce19" table:formula="of:=[.B273]&lt;&gt;0" office:value-type="boolean" office:boolean-value="false" calcext:value-type="boolean">
            <text:p>FALSE</text:p>
          </table:table-cell>
          <table:table-cell table:formula="of:=&quot;const uint16_t PROGMEM &quot;&amp;[.K273]&amp;&quot;_combo[] = {&quot;&amp;[.L273]&amp;&quot;, COMBO_END};&quot;" office:value-type="string" office:string-value="" calcext:value-type="error">
            <text:p>#N/A</text:p>
          </table:table-cell>
          <table:table-cell table:formula="of:=&quot;  COMBO_&quot;&amp;[.K27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73]&amp;&quot;] = COMBO&quot;&amp;IF([.M273]=&quot;key&quot;;&quot;&quot;;&quot;_ACTION&quot;)&amp;&quot;(&quot;&amp;[.K273]&amp;&quot;_combo&quot;&amp;IF([.M273]=&quot;key&quot;;&quot;, &quot;&amp;[.N273];&quot;&quot;)&amp;&quot;),&quot;" office:value-type="string" office:string-value="" calcext:value-type="error">
            <text:p>#N/A</text:p>
          </table:table-cell>
          <table:table-cell table:style-name="ce8" table:formula="of:=IF([.M273]=&quot;macro&quot;;&quot;    case &quot;&amp;&quot;COMBO_&quot;&amp;[.K273]&amp;&quot;: if (p) {&quot;&amp;[.O273]&amp;&quot;} &quot;&amp;IF([.P273]=&quot;&quot;;&quot;&quot;;&quot;else {&quot;&amp;[.P27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4]);2)+1" office:value-type="float" office:value="1" calcext:value-type="float">
            <text:p>1</text:p>
          </table:table-cell>
          <table:table-cell table:style-name="ce8" table:formula="of:=OFFSET([$actions_combos.A$2];FLOOR(ROW([.B274])/2)-1;0)" office:value-type="float" office:value="0" calcext:value-type="float">
            <text:p>0</text:p>
          </table:table-cell>
          <table:table-cell table:style-name="ce15" table:formula="of:=OFFSET([$actions_combos.B$2];FLOOR(ROW([.C274])/2)-1;0)" office:value-type="float" office:value="0" calcext:value-type="float">
            <text:p>0</text:p>
          </table:table-cell>
          <table:table-cell table:style-name="ce15" table:formula="of:=OFFSET([$actions_combos.C$2];FLOOR(ROW([.D274])/2)-1;0)" office:value-type="float" office:value="0" calcext:value-type="float">
            <text:p>0</text:p>
          </table:table-cell>
          <table:table-cell table:style-name="ce15" table:formula="of:=OFFSET([$actions_combos.D$2];FLOOR(ROW([.E274])/2)-1;0)" office:value-type="float" office:value="0" calcext:value-type="float">
            <text:p>0</text:p>
          </table:table-cell>
          <table:table-cell table:style-name="ce15" table:formula="of:=OFFSET([$actions_combos.E$2];FLOOR(ROW([.F274])/2)-1;0)" office:value-type="float" office:value="0" calcext:value-type="float">
            <text:p>0</text:p>
          </table:table-cell>
          <table:table-cell table:formula="of:=VLOOKUP([.C274];[$keys.$A$2:.$C$200];[.$A274]+1;0)" office:value-type="string" office:string-value="" calcext:value-type="error">
            <text:p>#N/A</text:p>
          </table:table-cell>
          <table:table-cell table:formula="of:=VLOOKUP([.D274];[$keys.$A$2:.$C$200];[.$A274]+1;0)" office:value-type="string" office:string-value="" calcext:value-type="error">
            <text:p>#N/A</text:p>
          </table:table-cell>
          <table:table-cell table:formula="of:=VLOOKUP([.E274];[$keys.$A$2:.$C$200];[.$A274]+1;0)" office:value-type="string" office:string-value="" calcext:value-type="error">
            <text:p>#N/A</text:p>
          </table:table-cell>
          <table:table-cell table:formula="of:=VLOOKUP([.F274];[$keys.$A$2:.$C$200];[.$A274]+1;0)" office:value-type="string" office:string-value="" calcext:value-type="error">
            <text:p>#N/A</text:p>
          </table:table-cell>
          <table:table-cell table:formula="of:=[.C274]&amp;&quot;_&quot;&amp;[.D274]&amp;IF(ISNA([.I274]);&quot;&quot;;&quot;_&quot;&amp;[.E274]&amp;IF(ISNA([.J274]);&quot;&quot;;&quot;_&quot;&amp;[.F274]))&amp;&quot;_&quot;&amp;TEXT([.A274];&quot;0&quot;)" office:value-type="string" office:string-value="0_0_1" calcext:value-type="string">
            <text:p>0_0_1</text:p>
          </table:table-cell>
          <table:table-cell table:formula="of:=[.G274]&amp;&quot;, &quot;&amp;[.H274]&amp;IF(ISNA([.I274]);&quot;&quot;;&quot;, &quot;&amp;[.I274]&amp;IF(ISNA([.J274]);&quot;&quot;;&quot;, &quot;&amp;[.J274]))" office:value-type="string" office:string-value="" calcext:value-type="error">
            <text:p>#N/A</text:p>
          </table:table-cell>
          <table:table-cell table:formula="of:=VLOOKUP([.B274];[$actions.$A$2:.$F$514];5;0)" office:value-type="string" office:string-value="" calcext:value-type="error">
            <text:p>#N/A</text:p>
          </table:table-cell>
          <table:table-cell table:formula="of:=VLOOKUP([.B274];[$actions.$A$2:.$D$514];2;0)" office:value-type="string" office:string-value="" calcext:value-type="error">
            <text:p>#N/A</text:p>
          </table:table-cell>
          <table:table-cell table:formula="of:=VLOOKUP([.B274];[$actions.$A$2:.$D$514];3;0)" office:value-type="string" office:string-value="" calcext:value-type="error">
            <text:p>#N/A</text:p>
          </table:table-cell>
          <table:table-cell table:formula="of:=VLOOKUP([.B274];[$actions.$A$2:.$D$514];4;0)" office:value-type="string" office:string-value="" calcext:value-type="error">
            <text:p>#N/A</text:p>
          </table:table-cell>
          <table:table-cell table:style-name="ce19" table:formula="of:=[.B274]&lt;&gt;0" office:value-type="boolean" office:boolean-value="false" calcext:value-type="boolean">
            <text:p>FALSE</text:p>
          </table:table-cell>
          <table:table-cell table:formula="of:=&quot;const uint16_t PROGMEM &quot;&amp;[.K274]&amp;&quot;_combo[] = {&quot;&amp;[.L274]&amp;&quot;, COMBO_END};&quot;" office:value-type="string" office:string-value="" calcext:value-type="error">
            <text:p>#N/A</text:p>
          </table:table-cell>
          <table:table-cell table:formula="of:=&quot;  COMBO_&quot;&amp;[.K27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74]&amp;&quot;] = COMBO&quot;&amp;IF([.M274]=&quot;key&quot;;&quot;&quot;;&quot;_ACTION&quot;)&amp;&quot;(&quot;&amp;[.K274]&amp;&quot;_combo&quot;&amp;IF([.M274]=&quot;key&quot;;&quot;, &quot;&amp;[.N274];&quot;&quot;)&amp;&quot;),&quot;" office:value-type="string" office:string-value="" calcext:value-type="error">
            <text:p>#N/A</text:p>
          </table:table-cell>
          <table:table-cell table:style-name="ce8" table:formula="of:=IF([.M274]=&quot;macro&quot;;&quot;    case &quot;&amp;&quot;COMBO_&quot;&amp;[.K274]&amp;&quot;: if (p) {&quot;&amp;[.O274]&amp;&quot;} &quot;&amp;IF([.P274]=&quot;&quot;;&quot;&quot;;&quot;else {&quot;&amp;[.P27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5]);2)+1" office:value-type="float" office:value="2" calcext:value-type="float">
            <text:p>2</text:p>
          </table:table-cell>
          <table:table-cell table:style-name="ce8" table:formula="of:=OFFSET([$actions_combos.A$2];FLOOR(ROW([.B275])/2)-1;0)" office:value-type="float" office:value="0" calcext:value-type="float">
            <text:p>0</text:p>
          </table:table-cell>
          <table:table-cell table:style-name="ce15" table:formula="of:=OFFSET([$actions_combos.B$2];FLOOR(ROW([.C275])/2)-1;0)" office:value-type="float" office:value="0" calcext:value-type="float">
            <text:p>0</text:p>
          </table:table-cell>
          <table:table-cell table:style-name="ce15" table:formula="of:=OFFSET([$actions_combos.C$2];FLOOR(ROW([.D275])/2)-1;0)" office:value-type="float" office:value="0" calcext:value-type="float">
            <text:p>0</text:p>
          </table:table-cell>
          <table:table-cell table:style-name="ce15" table:formula="of:=OFFSET([$actions_combos.D$2];FLOOR(ROW([.E275])/2)-1;0)" office:value-type="float" office:value="0" calcext:value-type="float">
            <text:p>0</text:p>
          </table:table-cell>
          <table:table-cell table:style-name="ce15" table:formula="of:=OFFSET([$actions_combos.E$2];FLOOR(ROW([.F275])/2)-1;0)" office:value-type="float" office:value="0" calcext:value-type="float">
            <text:p>0</text:p>
          </table:table-cell>
          <table:table-cell table:formula="of:=VLOOKUP([.C275];[$keys.$A$2:.$C$200];[.$A275]+1;0)" office:value-type="string" office:string-value="" calcext:value-type="error">
            <text:p>#N/A</text:p>
          </table:table-cell>
          <table:table-cell table:formula="of:=VLOOKUP([.D275];[$keys.$A$2:.$C$200];[.$A275]+1;0)" office:value-type="string" office:string-value="" calcext:value-type="error">
            <text:p>#N/A</text:p>
          </table:table-cell>
          <table:table-cell table:formula="of:=VLOOKUP([.E275];[$keys.$A$2:.$C$200];[.$A275]+1;0)" office:value-type="string" office:string-value="" calcext:value-type="error">
            <text:p>#N/A</text:p>
          </table:table-cell>
          <table:table-cell table:formula="of:=VLOOKUP([.F275];[$keys.$A$2:.$C$200];[.$A275]+1;0)" office:value-type="string" office:string-value="" calcext:value-type="error">
            <text:p>#N/A</text:p>
          </table:table-cell>
          <table:table-cell table:formula="of:=[.C275]&amp;&quot;_&quot;&amp;[.D275]&amp;IF(ISNA([.I275]);&quot;&quot;;&quot;_&quot;&amp;[.E275]&amp;IF(ISNA([.J275]);&quot;&quot;;&quot;_&quot;&amp;[.F275]))&amp;&quot;_&quot;&amp;TEXT([.A275];&quot;0&quot;)" office:value-type="string" office:string-value="0_0_2" calcext:value-type="string">
            <text:p>0_0_2</text:p>
          </table:table-cell>
          <table:table-cell table:formula="of:=[.G275]&amp;&quot;, &quot;&amp;[.H275]&amp;IF(ISNA([.I275]);&quot;&quot;;&quot;, &quot;&amp;[.I275]&amp;IF(ISNA([.J275]);&quot;&quot;;&quot;, &quot;&amp;[.J275]))" office:value-type="string" office:string-value="" calcext:value-type="error">
            <text:p>#N/A</text:p>
          </table:table-cell>
          <table:table-cell table:formula="of:=VLOOKUP([.B275];[$actions.$A$2:.$F$514];5;0)" office:value-type="string" office:string-value="" calcext:value-type="error">
            <text:p>#N/A</text:p>
          </table:table-cell>
          <table:table-cell table:formula="of:=VLOOKUP([.B275];[$actions.$A$2:.$D$514];2;0)" office:value-type="string" office:string-value="" calcext:value-type="error">
            <text:p>#N/A</text:p>
          </table:table-cell>
          <table:table-cell table:formula="of:=VLOOKUP([.B275];[$actions.$A$2:.$D$514];3;0)" office:value-type="string" office:string-value="" calcext:value-type="error">
            <text:p>#N/A</text:p>
          </table:table-cell>
          <table:table-cell table:formula="of:=VLOOKUP([.B275];[$actions.$A$2:.$D$514];4;0)" office:value-type="string" office:string-value="" calcext:value-type="error">
            <text:p>#N/A</text:p>
          </table:table-cell>
          <table:table-cell table:style-name="ce19" table:formula="of:=[.B275]&lt;&gt;0" office:value-type="boolean" office:boolean-value="false" calcext:value-type="boolean">
            <text:p>FALSE</text:p>
          </table:table-cell>
          <table:table-cell table:formula="of:=&quot;const uint16_t PROGMEM &quot;&amp;[.K275]&amp;&quot;_combo[] = {&quot;&amp;[.L275]&amp;&quot;, COMBO_END};&quot;" office:value-type="string" office:string-value="" calcext:value-type="error">
            <text:p>#N/A</text:p>
          </table:table-cell>
          <table:table-cell table:formula="of:=&quot;  COMBO_&quot;&amp;[.K27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75]&amp;&quot;] = COMBO&quot;&amp;IF([.M275]=&quot;key&quot;;&quot;&quot;;&quot;_ACTION&quot;)&amp;&quot;(&quot;&amp;[.K275]&amp;&quot;_combo&quot;&amp;IF([.M275]=&quot;key&quot;;&quot;, &quot;&amp;[.N275];&quot;&quot;)&amp;&quot;),&quot;" office:value-type="string" office:string-value="" calcext:value-type="error">
            <text:p>#N/A</text:p>
          </table:table-cell>
          <table:table-cell table:style-name="ce8" table:formula="of:=IF([.M275]=&quot;macro&quot;;&quot;    case &quot;&amp;&quot;COMBO_&quot;&amp;[.K275]&amp;&quot;: if (p) {&quot;&amp;[.O275]&amp;&quot;} &quot;&amp;IF([.P275]=&quot;&quot;;&quot;&quot;;&quot;else {&quot;&amp;[.P27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6]);2)+1" office:value-type="float" office:value="1" calcext:value-type="float">
            <text:p>1</text:p>
          </table:table-cell>
          <table:table-cell table:style-name="ce8" table:formula="of:=OFFSET([$actions_combos.A$2];FLOOR(ROW([.B276])/2)-1;0)" office:value-type="float" office:value="0" calcext:value-type="float">
            <text:p>0</text:p>
          </table:table-cell>
          <table:table-cell table:style-name="ce15" table:formula="of:=OFFSET([$actions_combos.B$2];FLOOR(ROW([.C276])/2)-1;0)" office:value-type="float" office:value="0" calcext:value-type="float">
            <text:p>0</text:p>
          </table:table-cell>
          <table:table-cell table:style-name="ce15" table:formula="of:=OFFSET([$actions_combos.C$2];FLOOR(ROW([.D276])/2)-1;0)" office:value-type="float" office:value="0" calcext:value-type="float">
            <text:p>0</text:p>
          </table:table-cell>
          <table:table-cell table:style-name="ce15" table:formula="of:=OFFSET([$actions_combos.D$2];FLOOR(ROW([.E276])/2)-1;0)" office:value-type="float" office:value="0" calcext:value-type="float">
            <text:p>0</text:p>
          </table:table-cell>
          <table:table-cell table:style-name="ce15" table:formula="of:=OFFSET([$actions_combos.E$2];FLOOR(ROW([.F276])/2)-1;0)" office:value-type="float" office:value="0" calcext:value-type="float">
            <text:p>0</text:p>
          </table:table-cell>
          <table:table-cell table:formula="of:=VLOOKUP([.C276];[$keys.$A$2:.$C$200];[.$A276]+1;0)" office:value-type="string" office:string-value="" calcext:value-type="error">
            <text:p>#N/A</text:p>
          </table:table-cell>
          <table:table-cell table:formula="of:=VLOOKUP([.D276];[$keys.$A$2:.$C$200];[.$A276]+1;0)" office:value-type="string" office:string-value="" calcext:value-type="error">
            <text:p>#N/A</text:p>
          </table:table-cell>
          <table:table-cell table:formula="of:=VLOOKUP([.E276];[$keys.$A$2:.$C$200];[.$A276]+1;0)" office:value-type="string" office:string-value="" calcext:value-type="error">
            <text:p>#N/A</text:p>
          </table:table-cell>
          <table:table-cell table:formula="of:=VLOOKUP([.F276];[$keys.$A$2:.$C$200];[.$A276]+1;0)" office:value-type="string" office:string-value="" calcext:value-type="error">
            <text:p>#N/A</text:p>
          </table:table-cell>
          <table:table-cell table:formula="of:=[.C276]&amp;&quot;_&quot;&amp;[.D276]&amp;IF(ISNA([.I276]);&quot;&quot;;&quot;_&quot;&amp;[.E276]&amp;IF(ISNA([.J276]);&quot;&quot;;&quot;_&quot;&amp;[.F276]))&amp;&quot;_&quot;&amp;TEXT([.A276];&quot;0&quot;)" office:value-type="string" office:string-value="0_0_1" calcext:value-type="string">
            <text:p>0_0_1</text:p>
          </table:table-cell>
          <table:table-cell table:formula="of:=[.G276]&amp;&quot;, &quot;&amp;[.H276]&amp;IF(ISNA([.I276]);&quot;&quot;;&quot;, &quot;&amp;[.I276]&amp;IF(ISNA([.J276]);&quot;&quot;;&quot;, &quot;&amp;[.J276]))" office:value-type="string" office:string-value="" calcext:value-type="error">
            <text:p>#N/A</text:p>
          </table:table-cell>
          <table:table-cell table:formula="of:=VLOOKUP([.B276];[$actions.$A$2:.$F$514];5;0)" office:value-type="string" office:string-value="" calcext:value-type="error">
            <text:p>#N/A</text:p>
          </table:table-cell>
          <table:table-cell table:formula="of:=VLOOKUP([.B276];[$actions.$A$2:.$D$514];2;0)" office:value-type="string" office:string-value="" calcext:value-type="error">
            <text:p>#N/A</text:p>
          </table:table-cell>
          <table:table-cell table:formula="of:=VLOOKUP([.B276];[$actions.$A$2:.$D$514];3;0)" office:value-type="string" office:string-value="" calcext:value-type="error">
            <text:p>#N/A</text:p>
          </table:table-cell>
          <table:table-cell table:formula="of:=VLOOKUP([.B276];[$actions.$A$2:.$D$514];4;0)" office:value-type="string" office:string-value="" calcext:value-type="error">
            <text:p>#N/A</text:p>
          </table:table-cell>
          <table:table-cell table:style-name="ce19" table:formula="of:=[.B276]&lt;&gt;0" office:value-type="boolean" office:boolean-value="false" calcext:value-type="boolean">
            <text:p>FALSE</text:p>
          </table:table-cell>
          <table:table-cell table:formula="of:=&quot;const uint16_t PROGMEM &quot;&amp;[.K276]&amp;&quot;_combo[] = {&quot;&amp;[.L276]&amp;&quot;, COMBO_END};&quot;" office:value-type="string" office:string-value="" calcext:value-type="error">
            <text:p>#N/A</text:p>
          </table:table-cell>
          <table:table-cell table:formula="of:=&quot;  COMBO_&quot;&amp;[.K27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76]&amp;&quot;] = COMBO&quot;&amp;IF([.M276]=&quot;key&quot;;&quot;&quot;;&quot;_ACTION&quot;)&amp;&quot;(&quot;&amp;[.K276]&amp;&quot;_combo&quot;&amp;IF([.M276]=&quot;key&quot;;&quot;, &quot;&amp;[.N276];&quot;&quot;)&amp;&quot;),&quot;" office:value-type="string" office:string-value="" calcext:value-type="error">
            <text:p>#N/A</text:p>
          </table:table-cell>
          <table:table-cell table:style-name="ce8" table:formula="of:=IF([.M276]=&quot;macro&quot;;&quot;    case &quot;&amp;&quot;COMBO_&quot;&amp;[.K276]&amp;&quot;: if (p) {&quot;&amp;[.O276]&amp;&quot;} &quot;&amp;IF([.P276]=&quot;&quot;;&quot;&quot;;&quot;else {&quot;&amp;[.P27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7]);2)+1" office:value-type="float" office:value="2" calcext:value-type="float">
            <text:p>2</text:p>
          </table:table-cell>
          <table:table-cell table:style-name="ce8" table:formula="of:=OFFSET([$actions_combos.A$2];FLOOR(ROW([.B277])/2)-1;0)" office:value-type="float" office:value="0" calcext:value-type="float">
            <text:p>0</text:p>
          </table:table-cell>
          <table:table-cell table:style-name="ce15" table:formula="of:=OFFSET([$actions_combos.B$2];FLOOR(ROW([.C277])/2)-1;0)" office:value-type="float" office:value="0" calcext:value-type="float">
            <text:p>0</text:p>
          </table:table-cell>
          <table:table-cell table:style-name="ce15" table:formula="of:=OFFSET([$actions_combos.C$2];FLOOR(ROW([.D277])/2)-1;0)" office:value-type="float" office:value="0" calcext:value-type="float">
            <text:p>0</text:p>
          </table:table-cell>
          <table:table-cell table:style-name="ce15" table:formula="of:=OFFSET([$actions_combos.D$2];FLOOR(ROW([.E277])/2)-1;0)" office:value-type="float" office:value="0" calcext:value-type="float">
            <text:p>0</text:p>
          </table:table-cell>
          <table:table-cell table:style-name="ce15" table:formula="of:=OFFSET([$actions_combos.E$2];FLOOR(ROW([.F277])/2)-1;0)" office:value-type="float" office:value="0" calcext:value-type="float">
            <text:p>0</text:p>
          </table:table-cell>
          <table:table-cell table:formula="of:=VLOOKUP([.C277];[$keys.$A$2:.$C$200];[.$A277]+1;0)" office:value-type="string" office:string-value="" calcext:value-type="error">
            <text:p>#N/A</text:p>
          </table:table-cell>
          <table:table-cell table:formula="of:=VLOOKUP([.D277];[$keys.$A$2:.$C$200];[.$A277]+1;0)" office:value-type="string" office:string-value="" calcext:value-type="error">
            <text:p>#N/A</text:p>
          </table:table-cell>
          <table:table-cell table:formula="of:=VLOOKUP([.E277];[$keys.$A$2:.$C$200];[.$A277]+1;0)" office:value-type="string" office:string-value="" calcext:value-type="error">
            <text:p>#N/A</text:p>
          </table:table-cell>
          <table:table-cell table:formula="of:=VLOOKUP([.F277];[$keys.$A$2:.$C$200];[.$A277]+1;0)" office:value-type="string" office:string-value="" calcext:value-type="error">
            <text:p>#N/A</text:p>
          </table:table-cell>
          <table:table-cell table:formula="of:=[.C277]&amp;&quot;_&quot;&amp;[.D277]&amp;IF(ISNA([.I277]);&quot;&quot;;&quot;_&quot;&amp;[.E277]&amp;IF(ISNA([.J277]);&quot;&quot;;&quot;_&quot;&amp;[.F277]))&amp;&quot;_&quot;&amp;TEXT([.A277];&quot;0&quot;)" office:value-type="string" office:string-value="0_0_2" calcext:value-type="string">
            <text:p>0_0_2</text:p>
          </table:table-cell>
          <table:table-cell table:formula="of:=[.G277]&amp;&quot;, &quot;&amp;[.H277]&amp;IF(ISNA([.I277]);&quot;&quot;;&quot;, &quot;&amp;[.I277]&amp;IF(ISNA([.J277]);&quot;&quot;;&quot;, &quot;&amp;[.J277]))" office:value-type="string" office:string-value="" calcext:value-type="error">
            <text:p>#N/A</text:p>
          </table:table-cell>
          <table:table-cell table:formula="of:=VLOOKUP([.B277];[$actions.$A$2:.$F$514];5;0)" office:value-type="string" office:string-value="" calcext:value-type="error">
            <text:p>#N/A</text:p>
          </table:table-cell>
          <table:table-cell table:formula="of:=VLOOKUP([.B277];[$actions.$A$2:.$D$514];2;0)" office:value-type="string" office:string-value="" calcext:value-type="error">
            <text:p>#N/A</text:p>
          </table:table-cell>
          <table:table-cell table:formula="of:=VLOOKUP([.B277];[$actions.$A$2:.$D$514];3;0)" office:value-type="string" office:string-value="" calcext:value-type="error">
            <text:p>#N/A</text:p>
          </table:table-cell>
          <table:table-cell table:formula="of:=VLOOKUP([.B277];[$actions.$A$2:.$D$514];4;0)" office:value-type="string" office:string-value="" calcext:value-type="error">
            <text:p>#N/A</text:p>
          </table:table-cell>
          <table:table-cell table:style-name="ce19" table:formula="of:=[.B277]&lt;&gt;0" office:value-type="boolean" office:boolean-value="false" calcext:value-type="boolean">
            <text:p>FALSE</text:p>
          </table:table-cell>
          <table:table-cell table:formula="of:=&quot;const uint16_t PROGMEM &quot;&amp;[.K277]&amp;&quot;_combo[] = {&quot;&amp;[.L277]&amp;&quot;, COMBO_END};&quot;" office:value-type="string" office:string-value="" calcext:value-type="error">
            <text:p>#N/A</text:p>
          </table:table-cell>
          <table:table-cell table:formula="of:=&quot;  COMBO_&quot;&amp;[.K27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77]&amp;&quot;] = COMBO&quot;&amp;IF([.M277]=&quot;key&quot;;&quot;&quot;;&quot;_ACTION&quot;)&amp;&quot;(&quot;&amp;[.K277]&amp;&quot;_combo&quot;&amp;IF([.M277]=&quot;key&quot;;&quot;, &quot;&amp;[.N277];&quot;&quot;)&amp;&quot;),&quot;" office:value-type="string" office:string-value="" calcext:value-type="error">
            <text:p>#N/A</text:p>
          </table:table-cell>
          <table:table-cell table:style-name="ce8" table:formula="of:=IF([.M277]=&quot;macro&quot;;&quot;    case &quot;&amp;&quot;COMBO_&quot;&amp;[.K277]&amp;&quot;: if (p) {&quot;&amp;[.O277]&amp;&quot;} &quot;&amp;IF([.P277]=&quot;&quot;;&quot;&quot;;&quot;else {&quot;&amp;[.P27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8]);2)+1" office:value-type="float" office:value="1" calcext:value-type="float">
            <text:p>1</text:p>
          </table:table-cell>
          <table:table-cell table:style-name="ce8" table:formula="of:=OFFSET([$actions_combos.A$2];FLOOR(ROW([.B278])/2)-1;0)" office:value-type="float" office:value="0" calcext:value-type="float">
            <text:p>0</text:p>
          </table:table-cell>
          <table:table-cell table:style-name="ce15" table:formula="of:=OFFSET([$actions_combos.B$2];FLOOR(ROW([.C278])/2)-1;0)" office:value-type="float" office:value="0" calcext:value-type="float">
            <text:p>0</text:p>
          </table:table-cell>
          <table:table-cell table:style-name="ce15" table:formula="of:=OFFSET([$actions_combos.C$2];FLOOR(ROW([.D278])/2)-1;0)" office:value-type="float" office:value="0" calcext:value-type="float">
            <text:p>0</text:p>
          </table:table-cell>
          <table:table-cell table:style-name="ce15" table:formula="of:=OFFSET([$actions_combos.D$2];FLOOR(ROW([.E278])/2)-1;0)" office:value-type="float" office:value="0" calcext:value-type="float">
            <text:p>0</text:p>
          </table:table-cell>
          <table:table-cell table:style-name="ce15" table:formula="of:=OFFSET([$actions_combos.E$2];FLOOR(ROW([.F278])/2)-1;0)" office:value-type="float" office:value="0" calcext:value-type="float">
            <text:p>0</text:p>
          </table:table-cell>
          <table:table-cell table:formula="of:=VLOOKUP([.C278];[$keys.$A$2:.$C$200];[.$A278]+1;0)" office:value-type="string" office:string-value="" calcext:value-type="error">
            <text:p>#N/A</text:p>
          </table:table-cell>
          <table:table-cell table:formula="of:=VLOOKUP([.D278];[$keys.$A$2:.$C$200];[.$A278]+1;0)" office:value-type="string" office:string-value="" calcext:value-type="error">
            <text:p>#N/A</text:p>
          </table:table-cell>
          <table:table-cell table:formula="of:=VLOOKUP([.E278];[$keys.$A$2:.$C$200];[.$A278]+1;0)" office:value-type="string" office:string-value="" calcext:value-type="error">
            <text:p>#N/A</text:p>
          </table:table-cell>
          <table:table-cell table:formula="of:=VLOOKUP([.F278];[$keys.$A$2:.$C$200];[.$A278]+1;0)" office:value-type="string" office:string-value="" calcext:value-type="error">
            <text:p>#N/A</text:p>
          </table:table-cell>
          <table:table-cell table:formula="of:=[.C278]&amp;&quot;_&quot;&amp;[.D278]&amp;IF(ISNA([.I278]);&quot;&quot;;&quot;_&quot;&amp;[.E278]&amp;IF(ISNA([.J278]);&quot;&quot;;&quot;_&quot;&amp;[.F278]))&amp;&quot;_&quot;&amp;TEXT([.A278];&quot;0&quot;)" office:value-type="string" office:string-value="0_0_1" calcext:value-type="string">
            <text:p>0_0_1</text:p>
          </table:table-cell>
          <table:table-cell table:formula="of:=[.G278]&amp;&quot;, &quot;&amp;[.H278]&amp;IF(ISNA([.I278]);&quot;&quot;;&quot;, &quot;&amp;[.I278]&amp;IF(ISNA([.J278]);&quot;&quot;;&quot;, &quot;&amp;[.J278]))" office:value-type="string" office:string-value="" calcext:value-type="error">
            <text:p>#N/A</text:p>
          </table:table-cell>
          <table:table-cell table:formula="of:=VLOOKUP([.B278];[$actions.$A$2:.$F$514];5;0)" office:value-type="string" office:string-value="" calcext:value-type="error">
            <text:p>#N/A</text:p>
          </table:table-cell>
          <table:table-cell table:formula="of:=VLOOKUP([.B278];[$actions.$A$2:.$D$514];2;0)" office:value-type="string" office:string-value="" calcext:value-type="error">
            <text:p>#N/A</text:p>
          </table:table-cell>
          <table:table-cell table:formula="of:=VLOOKUP([.B278];[$actions.$A$2:.$D$514];3;0)" office:value-type="string" office:string-value="" calcext:value-type="error">
            <text:p>#N/A</text:p>
          </table:table-cell>
          <table:table-cell table:formula="of:=VLOOKUP([.B278];[$actions.$A$2:.$D$514];4;0)" office:value-type="string" office:string-value="" calcext:value-type="error">
            <text:p>#N/A</text:p>
          </table:table-cell>
          <table:table-cell table:style-name="ce19" table:formula="of:=[.B278]&lt;&gt;0" office:value-type="boolean" office:boolean-value="false" calcext:value-type="boolean">
            <text:p>FALSE</text:p>
          </table:table-cell>
          <table:table-cell table:formula="of:=&quot;const uint16_t PROGMEM &quot;&amp;[.K278]&amp;&quot;_combo[] = {&quot;&amp;[.L278]&amp;&quot;, COMBO_END};&quot;" office:value-type="string" office:string-value="" calcext:value-type="error">
            <text:p>#N/A</text:p>
          </table:table-cell>
          <table:table-cell table:formula="of:=&quot;  COMBO_&quot;&amp;[.K27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78]&amp;&quot;] = COMBO&quot;&amp;IF([.M278]=&quot;key&quot;;&quot;&quot;;&quot;_ACTION&quot;)&amp;&quot;(&quot;&amp;[.K278]&amp;&quot;_combo&quot;&amp;IF([.M278]=&quot;key&quot;;&quot;, &quot;&amp;[.N278];&quot;&quot;)&amp;&quot;),&quot;" office:value-type="string" office:string-value="" calcext:value-type="error">
            <text:p>#N/A</text:p>
          </table:table-cell>
          <table:table-cell table:style-name="ce8" table:formula="of:=IF([.M278]=&quot;macro&quot;;&quot;    case &quot;&amp;&quot;COMBO_&quot;&amp;[.K278]&amp;&quot;: if (p) {&quot;&amp;[.O278]&amp;&quot;} &quot;&amp;IF([.P278]=&quot;&quot;;&quot;&quot;;&quot;else {&quot;&amp;[.P27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9]);2)+1" office:value-type="float" office:value="2" calcext:value-type="float">
            <text:p>2</text:p>
          </table:table-cell>
          <table:table-cell table:style-name="ce8" table:formula="of:=OFFSET([$actions_combos.A$2];FLOOR(ROW([.B279])/2)-1;0)" office:value-type="float" office:value="0" calcext:value-type="float">
            <text:p>0</text:p>
          </table:table-cell>
          <table:table-cell table:style-name="ce15" table:formula="of:=OFFSET([$actions_combos.B$2];FLOOR(ROW([.C279])/2)-1;0)" office:value-type="float" office:value="0" calcext:value-type="float">
            <text:p>0</text:p>
          </table:table-cell>
          <table:table-cell table:style-name="ce15" table:formula="of:=OFFSET([$actions_combos.C$2];FLOOR(ROW([.D279])/2)-1;0)" office:value-type="float" office:value="0" calcext:value-type="float">
            <text:p>0</text:p>
          </table:table-cell>
          <table:table-cell table:style-name="ce15" table:formula="of:=OFFSET([$actions_combos.D$2];FLOOR(ROW([.E279])/2)-1;0)" office:value-type="float" office:value="0" calcext:value-type="float">
            <text:p>0</text:p>
          </table:table-cell>
          <table:table-cell table:style-name="ce15" table:formula="of:=OFFSET([$actions_combos.E$2];FLOOR(ROW([.F279])/2)-1;0)" office:value-type="float" office:value="0" calcext:value-type="float">
            <text:p>0</text:p>
          </table:table-cell>
          <table:table-cell table:formula="of:=VLOOKUP([.C279];[$keys.$A$2:.$C$200];[.$A279]+1;0)" office:value-type="string" office:string-value="" calcext:value-type="error">
            <text:p>#N/A</text:p>
          </table:table-cell>
          <table:table-cell table:formula="of:=VLOOKUP([.D279];[$keys.$A$2:.$C$200];[.$A279]+1;0)" office:value-type="string" office:string-value="" calcext:value-type="error">
            <text:p>#N/A</text:p>
          </table:table-cell>
          <table:table-cell table:formula="of:=VLOOKUP([.E279];[$keys.$A$2:.$C$200];[.$A279]+1;0)" office:value-type="string" office:string-value="" calcext:value-type="error">
            <text:p>#N/A</text:p>
          </table:table-cell>
          <table:table-cell table:formula="of:=VLOOKUP([.F279];[$keys.$A$2:.$C$200];[.$A279]+1;0)" office:value-type="string" office:string-value="" calcext:value-type="error">
            <text:p>#N/A</text:p>
          </table:table-cell>
          <table:table-cell table:formula="of:=[.C279]&amp;&quot;_&quot;&amp;[.D279]&amp;IF(ISNA([.I279]);&quot;&quot;;&quot;_&quot;&amp;[.E279]&amp;IF(ISNA([.J279]);&quot;&quot;;&quot;_&quot;&amp;[.F279]))&amp;&quot;_&quot;&amp;TEXT([.A279];&quot;0&quot;)" office:value-type="string" office:string-value="0_0_2" calcext:value-type="string">
            <text:p>0_0_2</text:p>
          </table:table-cell>
          <table:table-cell table:formula="of:=[.G279]&amp;&quot;, &quot;&amp;[.H279]&amp;IF(ISNA([.I279]);&quot;&quot;;&quot;, &quot;&amp;[.I279]&amp;IF(ISNA([.J279]);&quot;&quot;;&quot;, &quot;&amp;[.J279]))" office:value-type="string" office:string-value="" calcext:value-type="error">
            <text:p>#N/A</text:p>
          </table:table-cell>
          <table:table-cell table:formula="of:=VLOOKUP([.B279];[$actions.$A$2:.$F$514];5;0)" office:value-type="string" office:string-value="" calcext:value-type="error">
            <text:p>#N/A</text:p>
          </table:table-cell>
          <table:table-cell table:formula="of:=VLOOKUP([.B279];[$actions.$A$2:.$D$514];2;0)" office:value-type="string" office:string-value="" calcext:value-type="error">
            <text:p>#N/A</text:p>
          </table:table-cell>
          <table:table-cell table:formula="of:=VLOOKUP([.B279];[$actions.$A$2:.$D$514];3;0)" office:value-type="string" office:string-value="" calcext:value-type="error">
            <text:p>#N/A</text:p>
          </table:table-cell>
          <table:table-cell table:formula="of:=VLOOKUP([.B279];[$actions.$A$2:.$D$514];4;0)" office:value-type="string" office:string-value="" calcext:value-type="error">
            <text:p>#N/A</text:p>
          </table:table-cell>
          <table:table-cell table:style-name="ce19" table:formula="of:=[.B279]&lt;&gt;0" office:value-type="boolean" office:boolean-value="false" calcext:value-type="boolean">
            <text:p>FALSE</text:p>
          </table:table-cell>
          <table:table-cell table:formula="of:=&quot;const uint16_t PROGMEM &quot;&amp;[.K279]&amp;&quot;_combo[] = {&quot;&amp;[.L279]&amp;&quot;, COMBO_END};&quot;" office:value-type="string" office:string-value="" calcext:value-type="error">
            <text:p>#N/A</text:p>
          </table:table-cell>
          <table:table-cell table:formula="of:=&quot;  COMBO_&quot;&amp;[.K27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79]&amp;&quot;] = COMBO&quot;&amp;IF([.M279]=&quot;key&quot;;&quot;&quot;;&quot;_ACTION&quot;)&amp;&quot;(&quot;&amp;[.K279]&amp;&quot;_combo&quot;&amp;IF([.M279]=&quot;key&quot;;&quot;, &quot;&amp;[.N279];&quot;&quot;)&amp;&quot;),&quot;" office:value-type="string" office:string-value="" calcext:value-type="error">
            <text:p>#N/A</text:p>
          </table:table-cell>
          <table:table-cell table:style-name="ce8" table:formula="of:=IF([.M279]=&quot;macro&quot;;&quot;    case &quot;&amp;&quot;COMBO_&quot;&amp;[.K279]&amp;&quot;: if (p) {&quot;&amp;[.O279]&amp;&quot;} &quot;&amp;IF([.P279]=&quot;&quot;;&quot;&quot;;&quot;else {&quot;&amp;[.P27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0]);2)+1" office:value-type="float" office:value="1" calcext:value-type="float">
            <text:p>1</text:p>
          </table:table-cell>
          <table:table-cell table:style-name="ce8" table:formula="of:=OFFSET([$actions_combos.A$2];FLOOR(ROW([.B280])/2)-1;0)" office:value-type="float" office:value="0" calcext:value-type="float">
            <text:p>0</text:p>
          </table:table-cell>
          <table:table-cell table:style-name="ce15" table:formula="of:=OFFSET([$actions_combos.B$2];FLOOR(ROW([.C280])/2)-1;0)" office:value-type="float" office:value="0" calcext:value-type="float">
            <text:p>0</text:p>
          </table:table-cell>
          <table:table-cell table:style-name="ce15" table:formula="of:=OFFSET([$actions_combos.C$2];FLOOR(ROW([.D280])/2)-1;0)" office:value-type="float" office:value="0" calcext:value-type="float">
            <text:p>0</text:p>
          </table:table-cell>
          <table:table-cell table:style-name="ce15" table:formula="of:=OFFSET([$actions_combos.D$2];FLOOR(ROW([.E280])/2)-1;0)" office:value-type="float" office:value="0" calcext:value-type="float">
            <text:p>0</text:p>
          </table:table-cell>
          <table:table-cell table:style-name="ce15" table:formula="of:=OFFSET([$actions_combos.E$2];FLOOR(ROW([.F280])/2)-1;0)" office:value-type="float" office:value="0" calcext:value-type="float">
            <text:p>0</text:p>
          </table:table-cell>
          <table:table-cell table:formula="of:=VLOOKUP([.C280];[$keys.$A$2:.$C$200];[.$A280]+1;0)" office:value-type="string" office:string-value="" calcext:value-type="error">
            <text:p>#N/A</text:p>
          </table:table-cell>
          <table:table-cell table:formula="of:=VLOOKUP([.D280];[$keys.$A$2:.$C$200];[.$A280]+1;0)" office:value-type="string" office:string-value="" calcext:value-type="error">
            <text:p>#N/A</text:p>
          </table:table-cell>
          <table:table-cell table:formula="of:=VLOOKUP([.E280];[$keys.$A$2:.$C$200];[.$A280]+1;0)" office:value-type="string" office:string-value="" calcext:value-type="error">
            <text:p>#N/A</text:p>
          </table:table-cell>
          <table:table-cell table:formula="of:=VLOOKUP([.F280];[$keys.$A$2:.$C$200];[.$A280]+1;0)" office:value-type="string" office:string-value="" calcext:value-type="error">
            <text:p>#N/A</text:p>
          </table:table-cell>
          <table:table-cell table:formula="of:=[.C280]&amp;&quot;_&quot;&amp;[.D280]&amp;IF(ISNA([.I280]);&quot;&quot;;&quot;_&quot;&amp;[.E280]&amp;IF(ISNA([.J280]);&quot;&quot;;&quot;_&quot;&amp;[.F280]))&amp;&quot;_&quot;&amp;TEXT([.A280];&quot;0&quot;)" office:value-type="string" office:string-value="0_0_1" calcext:value-type="string">
            <text:p>0_0_1</text:p>
          </table:table-cell>
          <table:table-cell table:formula="of:=[.G280]&amp;&quot;, &quot;&amp;[.H280]&amp;IF(ISNA([.I280]);&quot;&quot;;&quot;, &quot;&amp;[.I280]&amp;IF(ISNA([.J280]);&quot;&quot;;&quot;, &quot;&amp;[.J280]))" office:value-type="string" office:string-value="" calcext:value-type="error">
            <text:p>#N/A</text:p>
          </table:table-cell>
          <table:table-cell table:formula="of:=VLOOKUP([.B280];[$actions.$A$2:.$F$514];5;0)" office:value-type="string" office:string-value="" calcext:value-type="error">
            <text:p>#N/A</text:p>
          </table:table-cell>
          <table:table-cell table:formula="of:=VLOOKUP([.B280];[$actions.$A$2:.$D$514];2;0)" office:value-type="string" office:string-value="" calcext:value-type="error">
            <text:p>#N/A</text:p>
          </table:table-cell>
          <table:table-cell table:formula="of:=VLOOKUP([.B280];[$actions.$A$2:.$D$514];3;0)" office:value-type="string" office:string-value="" calcext:value-type="error">
            <text:p>#N/A</text:p>
          </table:table-cell>
          <table:table-cell table:formula="of:=VLOOKUP([.B280];[$actions.$A$2:.$D$514];4;0)" office:value-type="string" office:string-value="" calcext:value-type="error">
            <text:p>#N/A</text:p>
          </table:table-cell>
          <table:table-cell table:style-name="ce19" table:formula="of:=[.B280]&lt;&gt;0" office:value-type="boolean" office:boolean-value="false" calcext:value-type="boolean">
            <text:p>FALSE</text:p>
          </table:table-cell>
          <table:table-cell table:formula="of:=&quot;const uint16_t PROGMEM &quot;&amp;[.K280]&amp;&quot;_combo[] = {&quot;&amp;[.L280]&amp;&quot;, COMBO_END};&quot;" office:value-type="string" office:string-value="" calcext:value-type="error">
            <text:p>#N/A</text:p>
          </table:table-cell>
          <table:table-cell table:formula="of:=&quot;  COMBO_&quot;&amp;[.K28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80]&amp;&quot;] = COMBO&quot;&amp;IF([.M280]=&quot;key&quot;;&quot;&quot;;&quot;_ACTION&quot;)&amp;&quot;(&quot;&amp;[.K280]&amp;&quot;_combo&quot;&amp;IF([.M280]=&quot;key&quot;;&quot;, &quot;&amp;[.N280];&quot;&quot;)&amp;&quot;),&quot;" office:value-type="string" office:string-value="" calcext:value-type="error">
            <text:p>#N/A</text:p>
          </table:table-cell>
          <table:table-cell table:style-name="ce8" table:formula="of:=IF([.M280]=&quot;macro&quot;;&quot;    case &quot;&amp;&quot;COMBO_&quot;&amp;[.K280]&amp;&quot;: if (p) {&quot;&amp;[.O280]&amp;&quot;} &quot;&amp;IF([.P280]=&quot;&quot;;&quot;&quot;;&quot;else {&quot;&amp;[.P28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1]);2)+1" office:value-type="float" office:value="2" calcext:value-type="float">
            <text:p>2</text:p>
          </table:table-cell>
          <table:table-cell table:style-name="ce8" table:formula="of:=OFFSET([$actions_combos.A$2];FLOOR(ROW([.B281])/2)-1;0)" office:value-type="float" office:value="0" calcext:value-type="float">
            <text:p>0</text:p>
          </table:table-cell>
          <table:table-cell table:style-name="ce15" table:formula="of:=OFFSET([$actions_combos.B$2];FLOOR(ROW([.C281])/2)-1;0)" office:value-type="float" office:value="0" calcext:value-type="float">
            <text:p>0</text:p>
          </table:table-cell>
          <table:table-cell table:style-name="ce15" table:formula="of:=OFFSET([$actions_combos.C$2];FLOOR(ROW([.D281])/2)-1;0)" office:value-type="float" office:value="0" calcext:value-type="float">
            <text:p>0</text:p>
          </table:table-cell>
          <table:table-cell table:style-name="ce15" table:formula="of:=OFFSET([$actions_combos.D$2];FLOOR(ROW([.E281])/2)-1;0)" office:value-type="float" office:value="0" calcext:value-type="float">
            <text:p>0</text:p>
          </table:table-cell>
          <table:table-cell table:style-name="ce15" table:formula="of:=OFFSET([$actions_combos.E$2];FLOOR(ROW([.F281])/2)-1;0)" office:value-type="float" office:value="0" calcext:value-type="float">
            <text:p>0</text:p>
          </table:table-cell>
          <table:table-cell table:formula="of:=VLOOKUP([.C281];[$keys.$A$2:.$C$200];[.$A281]+1;0)" office:value-type="string" office:string-value="" calcext:value-type="error">
            <text:p>#N/A</text:p>
          </table:table-cell>
          <table:table-cell table:formula="of:=VLOOKUP([.D281];[$keys.$A$2:.$C$200];[.$A281]+1;0)" office:value-type="string" office:string-value="" calcext:value-type="error">
            <text:p>#N/A</text:p>
          </table:table-cell>
          <table:table-cell table:formula="of:=VLOOKUP([.E281];[$keys.$A$2:.$C$200];[.$A281]+1;0)" office:value-type="string" office:string-value="" calcext:value-type="error">
            <text:p>#N/A</text:p>
          </table:table-cell>
          <table:table-cell table:formula="of:=VLOOKUP([.F281];[$keys.$A$2:.$C$200];[.$A281]+1;0)" office:value-type="string" office:string-value="" calcext:value-type="error">
            <text:p>#N/A</text:p>
          </table:table-cell>
          <table:table-cell table:formula="of:=[.C281]&amp;&quot;_&quot;&amp;[.D281]&amp;IF(ISNA([.I281]);&quot;&quot;;&quot;_&quot;&amp;[.E281]&amp;IF(ISNA([.J281]);&quot;&quot;;&quot;_&quot;&amp;[.F281]))&amp;&quot;_&quot;&amp;TEXT([.A281];&quot;0&quot;)" office:value-type="string" office:string-value="0_0_2" calcext:value-type="string">
            <text:p>0_0_2</text:p>
          </table:table-cell>
          <table:table-cell table:formula="of:=[.G281]&amp;&quot;, &quot;&amp;[.H281]&amp;IF(ISNA([.I281]);&quot;&quot;;&quot;, &quot;&amp;[.I281]&amp;IF(ISNA([.J281]);&quot;&quot;;&quot;, &quot;&amp;[.J281]))" office:value-type="string" office:string-value="" calcext:value-type="error">
            <text:p>#N/A</text:p>
          </table:table-cell>
          <table:table-cell table:formula="of:=VLOOKUP([.B281];[$actions.$A$2:.$F$514];5;0)" office:value-type="string" office:string-value="" calcext:value-type="error">
            <text:p>#N/A</text:p>
          </table:table-cell>
          <table:table-cell table:formula="of:=VLOOKUP([.B281];[$actions.$A$2:.$D$514];2;0)" office:value-type="string" office:string-value="" calcext:value-type="error">
            <text:p>#N/A</text:p>
          </table:table-cell>
          <table:table-cell table:formula="of:=VLOOKUP([.B281];[$actions.$A$2:.$D$514];3;0)" office:value-type="string" office:string-value="" calcext:value-type="error">
            <text:p>#N/A</text:p>
          </table:table-cell>
          <table:table-cell table:formula="of:=VLOOKUP([.B281];[$actions.$A$2:.$D$514];4;0)" office:value-type="string" office:string-value="" calcext:value-type="error">
            <text:p>#N/A</text:p>
          </table:table-cell>
          <table:table-cell table:style-name="ce19" table:formula="of:=[.B281]&lt;&gt;0" office:value-type="boolean" office:boolean-value="false" calcext:value-type="boolean">
            <text:p>FALSE</text:p>
          </table:table-cell>
          <table:table-cell table:formula="of:=&quot;const uint16_t PROGMEM &quot;&amp;[.K281]&amp;&quot;_combo[] = {&quot;&amp;[.L281]&amp;&quot;, COMBO_END};&quot;" office:value-type="string" office:string-value="" calcext:value-type="error">
            <text:p>#N/A</text:p>
          </table:table-cell>
          <table:table-cell table:formula="of:=&quot;  COMBO_&quot;&amp;[.K28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81]&amp;&quot;] = COMBO&quot;&amp;IF([.M281]=&quot;key&quot;;&quot;&quot;;&quot;_ACTION&quot;)&amp;&quot;(&quot;&amp;[.K281]&amp;&quot;_combo&quot;&amp;IF([.M281]=&quot;key&quot;;&quot;, &quot;&amp;[.N281];&quot;&quot;)&amp;&quot;),&quot;" office:value-type="string" office:string-value="" calcext:value-type="error">
            <text:p>#N/A</text:p>
          </table:table-cell>
          <table:table-cell table:style-name="ce8" table:formula="of:=IF([.M281]=&quot;macro&quot;;&quot;    case &quot;&amp;&quot;COMBO_&quot;&amp;[.K281]&amp;&quot;: if (p) {&quot;&amp;[.O281]&amp;&quot;} &quot;&amp;IF([.P281]=&quot;&quot;;&quot;&quot;;&quot;else {&quot;&amp;[.P28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2]);2)+1" office:value-type="float" office:value="1" calcext:value-type="float">
            <text:p>1</text:p>
          </table:table-cell>
          <table:table-cell table:style-name="ce8" table:formula="of:=OFFSET([$actions_combos.A$2];FLOOR(ROW([.B282])/2)-1;0)" office:value-type="float" office:value="0" calcext:value-type="float">
            <text:p>0</text:p>
          </table:table-cell>
          <table:table-cell table:style-name="ce15" table:formula="of:=OFFSET([$actions_combos.B$2];FLOOR(ROW([.C282])/2)-1;0)" office:value-type="float" office:value="0" calcext:value-type="float">
            <text:p>0</text:p>
          </table:table-cell>
          <table:table-cell table:style-name="ce15" table:formula="of:=OFFSET([$actions_combos.C$2];FLOOR(ROW([.D282])/2)-1;0)" office:value-type="float" office:value="0" calcext:value-type="float">
            <text:p>0</text:p>
          </table:table-cell>
          <table:table-cell table:style-name="ce15" table:formula="of:=OFFSET([$actions_combos.D$2];FLOOR(ROW([.E282])/2)-1;0)" office:value-type="float" office:value="0" calcext:value-type="float">
            <text:p>0</text:p>
          </table:table-cell>
          <table:table-cell table:style-name="ce15" table:formula="of:=OFFSET([$actions_combos.E$2];FLOOR(ROW([.F282])/2)-1;0)" office:value-type="float" office:value="0" calcext:value-type="float">
            <text:p>0</text:p>
          </table:table-cell>
          <table:table-cell table:formula="of:=VLOOKUP([.C282];[$keys.$A$2:.$C$200];[.$A282]+1;0)" office:value-type="string" office:string-value="" calcext:value-type="error">
            <text:p>#N/A</text:p>
          </table:table-cell>
          <table:table-cell table:formula="of:=VLOOKUP([.D282];[$keys.$A$2:.$C$200];[.$A282]+1;0)" office:value-type="string" office:string-value="" calcext:value-type="error">
            <text:p>#N/A</text:p>
          </table:table-cell>
          <table:table-cell table:formula="of:=VLOOKUP([.E282];[$keys.$A$2:.$C$200];[.$A282]+1;0)" office:value-type="string" office:string-value="" calcext:value-type="error">
            <text:p>#N/A</text:p>
          </table:table-cell>
          <table:table-cell table:formula="of:=VLOOKUP([.F282];[$keys.$A$2:.$C$200];[.$A282]+1;0)" office:value-type="string" office:string-value="" calcext:value-type="error">
            <text:p>#N/A</text:p>
          </table:table-cell>
          <table:table-cell table:formula="of:=[.C282]&amp;&quot;_&quot;&amp;[.D282]&amp;IF(ISNA([.I282]);&quot;&quot;;&quot;_&quot;&amp;[.E282]&amp;IF(ISNA([.J282]);&quot;&quot;;&quot;_&quot;&amp;[.F282]))&amp;&quot;_&quot;&amp;TEXT([.A282];&quot;0&quot;)" office:value-type="string" office:string-value="0_0_1" calcext:value-type="string">
            <text:p>0_0_1</text:p>
          </table:table-cell>
          <table:table-cell table:formula="of:=[.G282]&amp;&quot;, &quot;&amp;[.H282]&amp;IF(ISNA([.I282]);&quot;&quot;;&quot;, &quot;&amp;[.I282]&amp;IF(ISNA([.J282]);&quot;&quot;;&quot;, &quot;&amp;[.J282]))" office:value-type="string" office:string-value="" calcext:value-type="error">
            <text:p>#N/A</text:p>
          </table:table-cell>
          <table:table-cell table:formula="of:=VLOOKUP([.B282];[$actions.$A$2:.$F$514];5;0)" office:value-type="string" office:string-value="" calcext:value-type="error">
            <text:p>#N/A</text:p>
          </table:table-cell>
          <table:table-cell table:formula="of:=VLOOKUP([.B282];[$actions.$A$2:.$D$514];2;0)" office:value-type="string" office:string-value="" calcext:value-type="error">
            <text:p>#N/A</text:p>
          </table:table-cell>
          <table:table-cell table:formula="of:=VLOOKUP([.B282];[$actions.$A$2:.$D$514];3;0)" office:value-type="string" office:string-value="" calcext:value-type="error">
            <text:p>#N/A</text:p>
          </table:table-cell>
          <table:table-cell table:formula="of:=VLOOKUP([.B282];[$actions.$A$2:.$D$514];4;0)" office:value-type="string" office:string-value="" calcext:value-type="error">
            <text:p>#N/A</text:p>
          </table:table-cell>
          <table:table-cell table:style-name="ce19" table:formula="of:=[.B282]&lt;&gt;0" office:value-type="boolean" office:boolean-value="false" calcext:value-type="boolean">
            <text:p>FALSE</text:p>
          </table:table-cell>
          <table:table-cell table:formula="of:=&quot;const uint16_t PROGMEM &quot;&amp;[.K282]&amp;&quot;_combo[] = {&quot;&amp;[.L282]&amp;&quot;, COMBO_END};&quot;" office:value-type="string" office:string-value="" calcext:value-type="error">
            <text:p>#N/A</text:p>
          </table:table-cell>
          <table:table-cell table:formula="of:=&quot;  COMBO_&quot;&amp;[.K28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82]&amp;&quot;] = COMBO&quot;&amp;IF([.M282]=&quot;key&quot;;&quot;&quot;;&quot;_ACTION&quot;)&amp;&quot;(&quot;&amp;[.K282]&amp;&quot;_combo&quot;&amp;IF([.M282]=&quot;key&quot;;&quot;, &quot;&amp;[.N282];&quot;&quot;)&amp;&quot;),&quot;" office:value-type="string" office:string-value="" calcext:value-type="error">
            <text:p>#N/A</text:p>
          </table:table-cell>
          <table:table-cell table:style-name="ce8" table:formula="of:=IF([.M282]=&quot;macro&quot;;&quot;    case &quot;&amp;&quot;COMBO_&quot;&amp;[.K282]&amp;&quot;: if (p) {&quot;&amp;[.O282]&amp;&quot;} &quot;&amp;IF([.P282]=&quot;&quot;;&quot;&quot;;&quot;else {&quot;&amp;[.P28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3]);2)+1" office:value-type="float" office:value="2" calcext:value-type="float">
            <text:p>2</text:p>
          </table:table-cell>
          <table:table-cell table:style-name="ce8" table:formula="of:=OFFSET([$actions_combos.A$2];FLOOR(ROW([.B283])/2)-1;0)" office:value-type="float" office:value="0" calcext:value-type="float">
            <text:p>0</text:p>
          </table:table-cell>
          <table:table-cell table:style-name="ce15" table:formula="of:=OFFSET([$actions_combos.B$2];FLOOR(ROW([.C283])/2)-1;0)" office:value-type="float" office:value="0" calcext:value-type="float">
            <text:p>0</text:p>
          </table:table-cell>
          <table:table-cell table:style-name="ce15" table:formula="of:=OFFSET([$actions_combos.C$2];FLOOR(ROW([.D283])/2)-1;0)" office:value-type="float" office:value="0" calcext:value-type="float">
            <text:p>0</text:p>
          </table:table-cell>
          <table:table-cell table:style-name="ce15" table:formula="of:=OFFSET([$actions_combos.D$2];FLOOR(ROW([.E283])/2)-1;0)" office:value-type="float" office:value="0" calcext:value-type="float">
            <text:p>0</text:p>
          </table:table-cell>
          <table:table-cell table:style-name="ce15" table:formula="of:=OFFSET([$actions_combos.E$2];FLOOR(ROW([.F283])/2)-1;0)" office:value-type="float" office:value="0" calcext:value-type="float">
            <text:p>0</text:p>
          </table:table-cell>
          <table:table-cell table:formula="of:=VLOOKUP([.C283];[$keys.$A$2:.$C$200];[.$A283]+1;0)" office:value-type="string" office:string-value="" calcext:value-type="error">
            <text:p>#N/A</text:p>
          </table:table-cell>
          <table:table-cell table:formula="of:=VLOOKUP([.D283];[$keys.$A$2:.$C$200];[.$A283]+1;0)" office:value-type="string" office:string-value="" calcext:value-type="error">
            <text:p>#N/A</text:p>
          </table:table-cell>
          <table:table-cell table:formula="of:=VLOOKUP([.E283];[$keys.$A$2:.$C$200];[.$A283]+1;0)" office:value-type="string" office:string-value="" calcext:value-type="error">
            <text:p>#N/A</text:p>
          </table:table-cell>
          <table:table-cell table:formula="of:=VLOOKUP([.F283];[$keys.$A$2:.$C$200];[.$A283]+1;0)" office:value-type="string" office:string-value="" calcext:value-type="error">
            <text:p>#N/A</text:p>
          </table:table-cell>
          <table:table-cell table:formula="of:=[.C283]&amp;&quot;_&quot;&amp;[.D283]&amp;IF(ISNA([.I283]);&quot;&quot;;&quot;_&quot;&amp;[.E283]&amp;IF(ISNA([.J283]);&quot;&quot;;&quot;_&quot;&amp;[.F283]))&amp;&quot;_&quot;&amp;TEXT([.A283];&quot;0&quot;)" office:value-type="string" office:string-value="0_0_2" calcext:value-type="string">
            <text:p>0_0_2</text:p>
          </table:table-cell>
          <table:table-cell table:formula="of:=[.G283]&amp;&quot;, &quot;&amp;[.H283]&amp;IF(ISNA([.I283]);&quot;&quot;;&quot;, &quot;&amp;[.I283]&amp;IF(ISNA([.J283]);&quot;&quot;;&quot;, &quot;&amp;[.J283]))" office:value-type="string" office:string-value="" calcext:value-type="error">
            <text:p>#N/A</text:p>
          </table:table-cell>
          <table:table-cell table:formula="of:=VLOOKUP([.B283];[$actions.$A$2:.$F$514];5;0)" office:value-type="string" office:string-value="" calcext:value-type="error">
            <text:p>#N/A</text:p>
          </table:table-cell>
          <table:table-cell table:formula="of:=VLOOKUP([.B283];[$actions.$A$2:.$D$514];2;0)" office:value-type="string" office:string-value="" calcext:value-type="error">
            <text:p>#N/A</text:p>
          </table:table-cell>
          <table:table-cell table:formula="of:=VLOOKUP([.B283];[$actions.$A$2:.$D$514];3;0)" office:value-type="string" office:string-value="" calcext:value-type="error">
            <text:p>#N/A</text:p>
          </table:table-cell>
          <table:table-cell table:formula="of:=VLOOKUP([.B283];[$actions.$A$2:.$D$514];4;0)" office:value-type="string" office:string-value="" calcext:value-type="error">
            <text:p>#N/A</text:p>
          </table:table-cell>
          <table:table-cell table:style-name="ce19" table:formula="of:=[.B283]&lt;&gt;0" office:value-type="boolean" office:boolean-value="false" calcext:value-type="boolean">
            <text:p>FALSE</text:p>
          </table:table-cell>
          <table:table-cell table:formula="of:=&quot;const uint16_t PROGMEM &quot;&amp;[.K283]&amp;&quot;_combo[] = {&quot;&amp;[.L283]&amp;&quot;, COMBO_END};&quot;" office:value-type="string" office:string-value="" calcext:value-type="error">
            <text:p>#N/A</text:p>
          </table:table-cell>
          <table:table-cell table:formula="of:=&quot;  COMBO_&quot;&amp;[.K28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83]&amp;&quot;] = COMBO&quot;&amp;IF([.M283]=&quot;key&quot;;&quot;&quot;;&quot;_ACTION&quot;)&amp;&quot;(&quot;&amp;[.K283]&amp;&quot;_combo&quot;&amp;IF([.M283]=&quot;key&quot;;&quot;, &quot;&amp;[.N283];&quot;&quot;)&amp;&quot;),&quot;" office:value-type="string" office:string-value="" calcext:value-type="error">
            <text:p>#N/A</text:p>
          </table:table-cell>
          <table:table-cell table:style-name="ce8" table:formula="of:=IF([.M283]=&quot;macro&quot;;&quot;    case &quot;&amp;&quot;COMBO_&quot;&amp;[.K283]&amp;&quot;: if (p) {&quot;&amp;[.O283]&amp;&quot;} &quot;&amp;IF([.P283]=&quot;&quot;;&quot;&quot;;&quot;else {&quot;&amp;[.P28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4]);2)+1" office:value-type="float" office:value="1" calcext:value-type="float">
            <text:p>1</text:p>
          </table:table-cell>
          <table:table-cell table:style-name="ce8" table:formula="of:=OFFSET([$actions_combos.A$2];FLOOR(ROW([.B284])/2)-1;0)" office:value-type="float" office:value="0" calcext:value-type="float">
            <text:p>0</text:p>
          </table:table-cell>
          <table:table-cell table:style-name="ce15" table:formula="of:=OFFSET([$actions_combos.B$2];FLOOR(ROW([.C284])/2)-1;0)" office:value-type="float" office:value="0" calcext:value-type="float">
            <text:p>0</text:p>
          </table:table-cell>
          <table:table-cell table:style-name="ce15" table:formula="of:=OFFSET([$actions_combos.C$2];FLOOR(ROW([.D284])/2)-1;0)" office:value-type="float" office:value="0" calcext:value-type="float">
            <text:p>0</text:p>
          </table:table-cell>
          <table:table-cell table:style-name="ce15" table:formula="of:=OFFSET([$actions_combos.D$2];FLOOR(ROW([.E284])/2)-1;0)" office:value-type="float" office:value="0" calcext:value-type="float">
            <text:p>0</text:p>
          </table:table-cell>
          <table:table-cell table:style-name="ce15" table:formula="of:=OFFSET([$actions_combos.E$2];FLOOR(ROW([.F284])/2)-1;0)" office:value-type="float" office:value="0" calcext:value-type="float">
            <text:p>0</text:p>
          </table:table-cell>
          <table:table-cell table:formula="of:=VLOOKUP([.C284];[$keys.$A$2:.$C$200];[.$A284]+1;0)" office:value-type="string" office:string-value="" calcext:value-type="error">
            <text:p>#N/A</text:p>
          </table:table-cell>
          <table:table-cell table:formula="of:=VLOOKUP([.D284];[$keys.$A$2:.$C$200];[.$A284]+1;0)" office:value-type="string" office:string-value="" calcext:value-type="error">
            <text:p>#N/A</text:p>
          </table:table-cell>
          <table:table-cell table:formula="of:=VLOOKUP([.E284];[$keys.$A$2:.$C$200];[.$A284]+1;0)" office:value-type="string" office:string-value="" calcext:value-type="error">
            <text:p>#N/A</text:p>
          </table:table-cell>
          <table:table-cell table:formula="of:=VLOOKUP([.F284];[$keys.$A$2:.$C$200];[.$A284]+1;0)" office:value-type="string" office:string-value="" calcext:value-type="error">
            <text:p>#N/A</text:p>
          </table:table-cell>
          <table:table-cell table:formula="of:=[.C284]&amp;&quot;_&quot;&amp;[.D284]&amp;IF(ISNA([.I284]);&quot;&quot;;&quot;_&quot;&amp;[.E284]&amp;IF(ISNA([.J284]);&quot;&quot;;&quot;_&quot;&amp;[.F284]))&amp;&quot;_&quot;&amp;TEXT([.A284];&quot;0&quot;)" office:value-type="string" office:string-value="0_0_1" calcext:value-type="string">
            <text:p>0_0_1</text:p>
          </table:table-cell>
          <table:table-cell table:formula="of:=[.G284]&amp;&quot;, &quot;&amp;[.H284]&amp;IF(ISNA([.I284]);&quot;&quot;;&quot;, &quot;&amp;[.I284]&amp;IF(ISNA([.J284]);&quot;&quot;;&quot;, &quot;&amp;[.J284]))" office:value-type="string" office:string-value="" calcext:value-type="error">
            <text:p>#N/A</text:p>
          </table:table-cell>
          <table:table-cell table:formula="of:=VLOOKUP([.B284];[$actions.$A$2:.$F$514];5;0)" office:value-type="string" office:string-value="" calcext:value-type="error">
            <text:p>#N/A</text:p>
          </table:table-cell>
          <table:table-cell table:formula="of:=VLOOKUP([.B284];[$actions.$A$2:.$D$514];2;0)" office:value-type="string" office:string-value="" calcext:value-type="error">
            <text:p>#N/A</text:p>
          </table:table-cell>
          <table:table-cell table:formula="of:=VLOOKUP([.B284];[$actions.$A$2:.$D$514];3;0)" office:value-type="string" office:string-value="" calcext:value-type="error">
            <text:p>#N/A</text:p>
          </table:table-cell>
          <table:table-cell table:formula="of:=VLOOKUP([.B284];[$actions.$A$2:.$D$514];4;0)" office:value-type="string" office:string-value="" calcext:value-type="error">
            <text:p>#N/A</text:p>
          </table:table-cell>
          <table:table-cell table:style-name="ce19" table:formula="of:=[.B284]&lt;&gt;0" office:value-type="boolean" office:boolean-value="false" calcext:value-type="boolean">
            <text:p>FALSE</text:p>
          </table:table-cell>
          <table:table-cell table:formula="of:=&quot;const uint16_t PROGMEM &quot;&amp;[.K284]&amp;&quot;_combo[] = {&quot;&amp;[.L284]&amp;&quot;, COMBO_END};&quot;" office:value-type="string" office:string-value="" calcext:value-type="error">
            <text:p>#N/A</text:p>
          </table:table-cell>
          <table:table-cell table:formula="of:=&quot;  COMBO_&quot;&amp;[.K28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84]&amp;&quot;] = COMBO&quot;&amp;IF([.M284]=&quot;key&quot;;&quot;&quot;;&quot;_ACTION&quot;)&amp;&quot;(&quot;&amp;[.K284]&amp;&quot;_combo&quot;&amp;IF([.M284]=&quot;key&quot;;&quot;, &quot;&amp;[.N284];&quot;&quot;)&amp;&quot;),&quot;" office:value-type="string" office:string-value="" calcext:value-type="error">
            <text:p>#N/A</text:p>
          </table:table-cell>
          <table:table-cell table:style-name="ce8" table:formula="of:=IF([.M284]=&quot;macro&quot;;&quot;    case &quot;&amp;&quot;COMBO_&quot;&amp;[.K284]&amp;&quot;: if (p) {&quot;&amp;[.O284]&amp;&quot;} &quot;&amp;IF([.P284]=&quot;&quot;;&quot;&quot;;&quot;else {&quot;&amp;[.P28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5]);2)+1" office:value-type="float" office:value="2" calcext:value-type="float">
            <text:p>2</text:p>
          </table:table-cell>
          <table:table-cell table:style-name="ce8" table:formula="of:=OFFSET([$actions_combos.A$2];FLOOR(ROW([.B285])/2)-1;0)" office:value-type="float" office:value="0" calcext:value-type="float">
            <text:p>0</text:p>
          </table:table-cell>
          <table:table-cell table:style-name="ce15" table:formula="of:=OFFSET([$actions_combos.B$2];FLOOR(ROW([.C285])/2)-1;0)" office:value-type="float" office:value="0" calcext:value-type="float">
            <text:p>0</text:p>
          </table:table-cell>
          <table:table-cell table:style-name="ce15" table:formula="of:=OFFSET([$actions_combos.C$2];FLOOR(ROW([.D285])/2)-1;0)" office:value-type="float" office:value="0" calcext:value-type="float">
            <text:p>0</text:p>
          </table:table-cell>
          <table:table-cell table:style-name="ce15" table:formula="of:=OFFSET([$actions_combos.D$2];FLOOR(ROW([.E285])/2)-1;0)" office:value-type="float" office:value="0" calcext:value-type="float">
            <text:p>0</text:p>
          </table:table-cell>
          <table:table-cell table:style-name="ce15" table:formula="of:=OFFSET([$actions_combos.E$2];FLOOR(ROW([.F285])/2)-1;0)" office:value-type="float" office:value="0" calcext:value-type="float">
            <text:p>0</text:p>
          </table:table-cell>
          <table:table-cell table:formula="of:=VLOOKUP([.C285];[$keys.$A$2:.$C$200];[.$A285]+1;0)" office:value-type="string" office:string-value="" calcext:value-type="error">
            <text:p>#N/A</text:p>
          </table:table-cell>
          <table:table-cell table:formula="of:=VLOOKUP([.D285];[$keys.$A$2:.$C$200];[.$A285]+1;0)" office:value-type="string" office:string-value="" calcext:value-type="error">
            <text:p>#N/A</text:p>
          </table:table-cell>
          <table:table-cell table:formula="of:=VLOOKUP([.E285];[$keys.$A$2:.$C$200];[.$A285]+1;0)" office:value-type="string" office:string-value="" calcext:value-type="error">
            <text:p>#N/A</text:p>
          </table:table-cell>
          <table:table-cell table:formula="of:=VLOOKUP([.F285];[$keys.$A$2:.$C$200];[.$A285]+1;0)" office:value-type="string" office:string-value="" calcext:value-type="error">
            <text:p>#N/A</text:p>
          </table:table-cell>
          <table:table-cell table:formula="of:=[.C285]&amp;&quot;_&quot;&amp;[.D285]&amp;IF(ISNA([.I285]);&quot;&quot;;&quot;_&quot;&amp;[.E285]&amp;IF(ISNA([.J285]);&quot;&quot;;&quot;_&quot;&amp;[.F285]))&amp;&quot;_&quot;&amp;TEXT([.A285];&quot;0&quot;)" office:value-type="string" office:string-value="0_0_2" calcext:value-type="string">
            <text:p>0_0_2</text:p>
          </table:table-cell>
          <table:table-cell table:formula="of:=[.G285]&amp;&quot;, &quot;&amp;[.H285]&amp;IF(ISNA([.I285]);&quot;&quot;;&quot;, &quot;&amp;[.I285]&amp;IF(ISNA([.J285]);&quot;&quot;;&quot;, &quot;&amp;[.J285]))" office:value-type="string" office:string-value="" calcext:value-type="error">
            <text:p>#N/A</text:p>
          </table:table-cell>
          <table:table-cell table:formula="of:=VLOOKUP([.B285];[$actions.$A$2:.$F$514];5;0)" office:value-type="string" office:string-value="" calcext:value-type="error">
            <text:p>#N/A</text:p>
          </table:table-cell>
          <table:table-cell table:formula="of:=VLOOKUP([.B285];[$actions.$A$2:.$D$514];2;0)" office:value-type="string" office:string-value="" calcext:value-type="error">
            <text:p>#N/A</text:p>
          </table:table-cell>
          <table:table-cell table:formula="of:=VLOOKUP([.B285];[$actions.$A$2:.$D$514];3;0)" office:value-type="string" office:string-value="" calcext:value-type="error">
            <text:p>#N/A</text:p>
          </table:table-cell>
          <table:table-cell table:formula="of:=VLOOKUP([.B285];[$actions.$A$2:.$D$514];4;0)" office:value-type="string" office:string-value="" calcext:value-type="error">
            <text:p>#N/A</text:p>
          </table:table-cell>
          <table:table-cell table:style-name="ce19" table:formula="of:=[.B285]&lt;&gt;0" office:value-type="boolean" office:boolean-value="false" calcext:value-type="boolean">
            <text:p>FALSE</text:p>
          </table:table-cell>
          <table:table-cell table:formula="of:=&quot;const uint16_t PROGMEM &quot;&amp;[.K285]&amp;&quot;_combo[] = {&quot;&amp;[.L285]&amp;&quot;, COMBO_END};&quot;" office:value-type="string" office:string-value="" calcext:value-type="error">
            <text:p>#N/A</text:p>
          </table:table-cell>
          <table:table-cell table:formula="of:=&quot;  COMBO_&quot;&amp;[.K28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85]&amp;&quot;] = COMBO&quot;&amp;IF([.M285]=&quot;key&quot;;&quot;&quot;;&quot;_ACTION&quot;)&amp;&quot;(&quot;&amp;[.K285]&amp;&quot;_combo&quot;&amp;IF([.M285]=&quot;key&quot;;&quot;, &quot;&amp;[.N285];&quot;&quot;)&amp;&quot;),&quot;" office:value-type="string" office:string-value="" calcext:value-type="error">
            <text:p>#N/A</text:p>
          </table:table-cell>
          <table:table-cell table:style-name="ce8" table:formula="of:=IF([.M285]=&quot;macro&quot;;&quot;    case &quot;&amp;&quot;COMBO_&quot;&amp;[.K285]&amp;&quot;: if (p) {&quot;&amp;[.O285]&amp;&quot;} &quot;&amp;IF([.P285]=&quot;&quot;;&quot;&quot;;&quot;else {&quot;&amp;[.P28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6]);2)+1" office:value-type="float" office:value="1" calcext:value-type="float">
            <text:p>1</text:p>
          </table:table-cell>
          <table:table-cell table:style-name="ce8" table:formula="of:=OFFSET([$actions_combos.A$2];FLOOR(ROW([.B286])/2)-1;0)" office:value-type="float" office:value="0" calcext:value-type="float">
            <text:p>0</text:p>
          </table:table-cell>
          <table:table-cell table:style-name="ce15" table:formula="of:=OFFSET([$actions_combos.B$2];FLOOR(ROW([.C286])/2)-1;0)" office:value-type="float" office:value="0" calcext:value-type="float">
            <text:p>0</text:p>
          </table:table-cell>
          <table:table-cell table:style-name="ce15" table:formula="of:=OFFSET([$actions_combos.C$2];FLOOR(ROW([.D286])/2)-1;0)" office:value-type="float" office:value="0" calcext:value-type="float">
            <text:p>0</text:p>
          </table:table-cell>
          <table:table-cell table:style-name="ce15" table:formula="of:=OFFSET([$actions_combos.D$2];FLOOR(ROW([.E286])/2)-1;0)" office:value-type="float" office:value="0" calcext:value-type="float">
            <text:p>0</text:p>
          </table:table-cell>
          <table:table-cell table:style-name="ce15" table:formula="of:=OFFSET([$actions_combos.E$2];FLOOR(ROW([.F286])/2)-1;0)" office:value-type="float" office:value="0" calcext:value-type="float">
            <text:p>0</text:p>
          </table:table-cell>
          <table:table-cell table:formula="of:=VLOOKUP([.C286];[$keys.$A$2:.$C$200];[.$A286]+1;0)" office:value-type="string" office:string-value="" calcext:value-type="error">
            <text:p>#N/A</text:p>
          </table:table-cell>
          <table:table-cell table:formula="of:=VLOOKUP([.D286];[$keys.$A$2:.$C$200];[.$A286]+1;0)" office:value-type="string" office:string-value="" calcext:value-type="error">
            <text:p>#N/A</text:p>
          </table:table-cell>
          <table:table-cell table:formula="of:=VLOOKUP([.E286];[$keys.$A$2:.$C$200];[.$A286]+1;0)" office:value-type="string" office:string-value="" calcext:value-type="error">
            <text:p>#N/A</text:p>
          </table:table-cell>
          <table:table-cell table:formula="of:=VLOOKUP([.F286];[$keys.$A$2:.$C$200];[.$A286]+1;0)" office:value-type="string" office:string-value="" calcext:value-type="error">
            <text:p>#N/A</text:p>
          </table:table-cell>
          <table:table-cell table:formula="of:=[.C286]&amp;&quot;_&quot;&amp;[.D286]&amp;IF(ISNA([.I286]);&quot;&quot;;&quot;_&quot;&amp;[.E286]&amp;IF(ISNA([.J286]);&quot;&quot;;&quot;_&quot;&amp;[.F286]))&amp;&quot;_&quot;&amp;TEXT([.A286];&quot;0&quot;)" office:value-type="string" office:string-value="0_0_1" calcext:value-type="string">
            <text:p>0_0_1</text:p>
          </table:table-cell>
          <table:table-cell table:formula="of:=[.G286]&amp;&quot;, &quot;&amp;[.H286]&amp;IF(ISNA([.I286]);&quot;&quot;;&quot;, &quot;&amp;[.I286]&amp;IF(ISNA([.J286]);&quot;&quot;;&quot;, &quot;&amp;[.J286]))" office:value-type="string" office:string-value="" calcext:value-type="error">
            <text:p>#N/A</text:p>
          </table:table-cell>
          <table:table-cell table:formula="of:=VLOOKUP([.B286];[$actions.$A$2:.$F$514];5;0)" office:value-type="string" office:string-value="" calcext:value-type="error">
            <text:p>#N/A</text:p>
          </table:table-cell>
          <table:table-cell table:formula="of:=VLOOKUP([.B286];[$actions.$A$2:.$D$514];2;0)" office:value-type="string" office:string-value="" calcext:value-type="error">
            <text:p>#N/A</text:p>
          </table:table-cell>
          <table:table-cell table:formula="of:=VLOOKUP([.B286];[$actions.$A$2:.$D$514];3;0)" office:value-type="string" office:string-value="" calcext:value-type="error">
            <text:p>#N/A</text:p>
          </table:table-cell>
          <table:table-cell table:formula="of:=VLOOKUP([.B286];[$actions.$A$2:.$D$514];4;0)" office:value-type="string" office:string-value="" calcext:value-type="error">
            <text:p>#N/A</text:p>
          </table:table-cell>
          <table:table-cell table:style-name="ce19" table:formula="of:=[.B286]&lt;&gt;0" office:value-type="boolean" office:boolean-value="false" calcext:value-type="boolean">
            <text:p>FALSE</text:p>
          </table:table-cell>
          <table:table-cell table:formula="of:=&quot;const uint16_t PROGMEM &quot;&amp;[.K286]&amp;&quot;_combo[] = {&quot;&amp;[.L286]&amp;&quot;, COMBO_END};&quot;" office:value-type="string" office:string-value="" calcext:value-type="error">
            <text:p>#N/A</text:p>
          </table:table-cell>
          <table:table-cell table:formula="of:=&quot;  COMBO_&quot;&amp;[.K28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86]&amp;&quot;] = COMBO&quot;&amp;IF([.M286]=&quot;key&quot;;&quot;&quot;;&quot;_ACTION&quot;)&amp;&quot;(&quot;&amp;[.K286]&amp;&quot;_combo&quot;&amp;IF([.M286]=&quot;key&quot;;&quot;, &quot;&amp;[.N286];&quot;&quot;)&amp;&quot;),&quot;" office:value-type="string" office:string-value="" calcext:value-type="error">
            <text:p>#N/A</text:p>
          </table:table-cell>
          <table:table-cell table:style-name="ce8" table:formula="of:=IF([.M286]=&quot;macro&quot;;&quot;    case &quot;&amp;&quot;COMBO_&quot;&amp;[.K286]&amp;&quot;: if (p) {&quot;&amp;[.O286]&amp;&quot;} &quot;&amp;IF([.P286]=&quot;&quot;;&quot;&quot;;&quot;else {&quot;&amp;[.P28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7]);2)+1" office:value-type="float" office:value="2" calcext:value-type="float">
            <text:p>2</text:p>
          </table:table-cell>
          <table:table-cell table:style-name="ce8" table:formula="of:=OFFSET([$actions_combos.A$2];FLOOR(ROW([.B287])/2)-1;0)" office:value-type="float" office:value="0" calcext:value-type="float">
            <text:p>0</text:p>
          </table:table-cell>
          <table:table-cell table:style-name="ce15" table:formula="of:=OFFSET([$actions_combos.B$2];FLOOR(ROW([.C287])/2)-1;0)" office:value-type="float" office:value="0" calcext:value-type="float">
            <text:p>0</text:p>
          </table:table-cell>
          <table:table-cell table:style-name="ce15" table:formula="of:=OFFSET([$actions_combos.C$2];FLOOR(ROW([.D287])/2)-1;0)" office:value-type="float" office:value="0" calcext:value-type="float">
            <text:p>0</text:p>
          </table:table-cell>
          <table:table-cell table:style-name="ce15" table:formula="of:=OFFSET([$actions_combos.D$2];FLOOR(ROW([.E287])/2)-1;0)" office:value-type="float" office:value="0" calcext:value-type="float">
            <text:p>0</text:p>
          </table:table-cell>
          <table:table-cell table:style-name="ce15" table:formula="of:=OFFSET([$actions_combos.E$2];FLOOR(ROW([.F287])/2)-1;0)" office:value-type="float" office:value="0" calcext:value-type="float">
            <text:p>0</text:p>
          </table:table-cell>
          <table:table-cell table:formula="of:=VLOOKUP([.C287];[$keys.$A$2:.$C$200];[.$A287]+1;0)" office:value-type="string" office:string-value="" calcext:value-type="error">
            <text:p>#N/A</text:p>
          </table:table-cell>
          <table:table-cell table:formula="of:=VLOOKUP([.D287];[$keys.$A$2:.$C$200];[.$A287]+1;0)" office:value-type="string" office:string-value="" calcext:value-type="error">
            <text:p>#N/A</text:p>
          </table:table-cell>
          <table:table-cell table:formula="of:=VLOOKUP([.E287];[$keys.$A$2:.$C$200];[.$A287]+1;0)" office:value-type="string" office:string-value="" calcext:value-type="error">
            <text:p>#N/A</text:p>
          </table:table-cell>
          <table:table-cell table:formula="of:=VLOOKUP([.F287];[$keys.$A$2:.$C$200];[.$A287]+1;0)" office:value-type="string" office:string-value="" calcext:value-type="error">
            <text:p>#N/A</text:p>
          </table:table-cell>
          <table:table-cell table:formula="of:=[.C287]&amp;&quot;_&quot;&amp;[.D287]&amp;IF(ISNA([.I287]);&quot;&quot;;&quot;_&quot;&amp;[.E287]&amp;IF(ISNA([.J287]);&quot;&quot;;&quot;_&quot;&amp;[.F287]))&amp;&quot;_&quot;&amp;TEXT([.A287];&quot;0&quot;)" office:value-type="string" office:string-value="0_0_2" calcext:value-type="string">
            <text:p>0_0_2</text:p>
          </table:table-cell>
          <table:table-cell table:formula="of:=[.G287]&amp;&quot;, &quot;&amp;[.H287]&amp;IF(ISNA([.I287]);&quot;&quot;;&quot;, &quot;&amp;[.I287]&amp;IF(ISNA([.J287]);&quot;&quot;;&quot;, &quot;&amp;[.J287]))" office:value-type="string" office:string-value="" calcext:value-type="error">
            <text:p>#N/A</text:p>
          </table:table-cell>
          <table:table-cell table:formula="of:=VLOOKUP([.B287];[$actions.$A$2:.$F$514];5;0)" office:value-type="string" office:string-value="" calcext:value-type="error">
            <text:p>#N/A</text:p>
          </table:table-cell>
          <table:table-cell table:formula="of:=VLOOKUP([.B287];[$actions.$A$2:.$D$514];2;0)" office:value-type="string" office:string-value="" calcext:value-type="error">
            <text:p>#N/A</text:p>
          </table:table-cell>
          <table:table-cell table:formula="of:=VLOOKUP([.B287];[$actions.$A$2:.$D$514];3;0)" office:value-type="string" office:string-value="" calcext:value-type="error">
            <text:p>#N/A</text:p>
          </table:table-cell>
          <table:table-cell table:formula="of:=VLOOKUP([.B287];[$actions.$A$2:.$D$514];4;0)" office:value-type="string" office:string-value="" calcext:value-type="error">
            <text:p>#N/A</text:p>
          </table:table-cell>
          <table:table-cell table:style-name="ce19" table:formula="of:=[.B287]&lt;&gt;0" office:value-type="boolean" office:boolean-value="false" calcext:value-type="boolean">
            <text:p>FALSE</text:p>
          </table:table-cell>
          <table:table-cell table:formula="of:=&quot;const uint16_t PROGMEM &quot;&amp;[.K287]&amp;&quot;_combo[] = {&quot;&amp;[.L287]&amp;&quot;, COMBO_END};&quot;" office:value-type="string" office:string-value="" calcext:value-type="error">
            <text:p>#N/A</text:p>
          </table:table-cell>
          <table:table-cell table:formula="of:=&quot;  COMBO_&quot;&amp;[.K28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87]&amp;&quot;] = COMBO&quot;&amp;IF([.M287]=&quot;key&quot;;&quot;&quot;;&quot;_ACTION&quot;)&amp;&quot;(&quot;&amp;[.K287]&amp;&quot;_combo&quot;&amp;IF([.M287]=&quot;key&quot;;&quot;, &quot;&amp;[.N287];&quot;&quot;)&amp;&quot;),&quot;" office:value-type="string" office:string-value="" calcext:value-type="error">
            <text:p>#N/A</text:p>
          </table:table-cell>
          <table:table-cell table:style-name="ce8" table:formula="of:=IF([.M287]=&quot;macro&quot;;&quot;    case &quot;&amp;&quot;COMBO_&quot;&amp;[.K287]&amp;&quot;: if (p) {&quot;&amp;[.O287]&amp;&quot;} &quot;&amp;IF([.P287]=&quot;&quot;;&quot;&quot;;&quot;else {&quot;&amp;[.P28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8]);2)+1" office:value-type="float" office:value="1" calcext:value-type="float">
            <text:p>1</text:p>
          </table:table-cell>
          <table:table-cell table:style-name="ce8" table:formula="of:=OFFSET([$actions_combos.A$2];FLOOR(ROW([.B288])/2)-1;0)" office:value-type="float" office:value="0" calcext:value-type="float">
            <text:p>0</text:p>
          </table:table-cell>
          <table:table-cell table:style-name="ce15" table:formula="of:=OFFSET([$actions_combos.B$2];FLOOR(ROW([.C288])/2)-1;0)" office:value-type="float" office:value="0" calcext:value-type="float">
            <text:p>0</text:p>
          </table:table-cell>
          <table:table-cell table:style-name="ce15" table:formula="of:=OFFSET([$actions_combos.C$2];FLOOR(ROW([.D288])/2)-1;0)" office:value-type="float" office:value="0" calcext:value-type="float">
            <text:p>0</text:p>
          </table:table-cell>
          <table:table-cell table:style-name="ce15" table:formula="of:=OFFSET([$actions_combos.D$2];FLOOR(ROW([.E288])/2)-1;0)" office:value-type="float" office:value="0" calcext:value-type="float">
            <text:p>0</text:p>
          </table:table-cell>
          <table:table-cell table:style-name="ce15" table:formula="of:=OFFSET([$actions_combos.E$2];FLOOR(ROW([.F288])/2)-1;0)" office:value-type="float" office:value="0" calcext:value-type="float">
            <text:p>0</text:p>
          </table:table-cell>
          <table:table-cell table:formula="of:=VLOOKUP([.C288];[$keys.$A$2:.$C$200];[.$A288]+1;0)" office:value-type="string" office:string-value="" calcext:value-type="error">
            <text:p>#N/A</text:p>
          </table:table-cell>
          <table:table-cell table:formula="of:=VLOOKUP([.D288];[$keys.$A$2:.$C$200];[.$A288]+1;0)" office:value-type="string" office:string-value="" calcext:value-type="error">
            <text:p>#N/A</text:p>
          </table:table-cell>
          <table:table-cell table:formula="of:=VLOOKUP([.E288];[$keys.$A$2:.$C$200];[.$A288]+1;0)" office:value-type="string" office:string-value="" calcext:value-type="error">
            <text:p>#N/A</text:p>
          </table:table-cell>
          <table:table-cell table:formula="of:=VLOOKUP([.F288];[$keys.$A$2:.$C$200];[.$A288]+1;0)" office:value-type="string" office:string-value="" calcext:value-type="error">
            <text:p>#N/A</text:p>
          </table:table-cell>
          <table:table-cell table:formula="of:=[.C288]&amp;&quot;_&quot;&amp;[.D288]&amp;IF(ISNA([.I288]);&quot;&quot;;&quot;_&quot;&amp;[.E288]&amp;IF(ISNA([.J288]);&quot;&quot;;&quot;_&quot;&amp;[.F288]))&amp;&quot;_&quot;&amp;TEXT([.A288];&quot;0&quot;)" office:value-type="string" office:string-value="0_0_1" calcext:value-type="string">
            <text:p>0_0_1</text:p>
          </table:table-cell>
          <table:table-cell table:formula="of:=[.G288]&amp;&quot;, &quot;&amp;[.H288]&amp;IF(ISNA([.I288]);&quot;&quot;;&quot;, &quot;&amp;[.I288]&amp;IF(ISNA([.J288]);&quot;&quot;;&quot;, &quot;&amp;[.J288]))" office:value-type="string" office:string-value="" calcext:value-type="error">
            <text:p>#N/A</text:p>
          </table:table-cell>
          <table:table-cell table:formula="of:=VLOOKUP([.B288];[$actions.$A$2:.$F$514];5;0)" office:value-type="string" office:string-value="" calcext:value-type="error">
            <text:p>#N/A</text:p>
          </table:table-cell>
          <table:table-cell table:formula="of:=VLOOKUP([.B288];[$actions.$A$2:.$D$514];2;0)" office:value-type="string" office:string-value="" calcext:value-type="error">
            <text:p>#N/A</text:p>
          </table:table-cell>
          <table:table-cell table:formula="of:=VLOOKUP([.B288];[$actions.$A$2:.$D$514];3;0)" office:value-type="string" office:string-value="" calcext:value-type="error">
            <text:p>#N/A</text:p>
          </table:table-cell>
          <table:table-cell table:formula="of:=VLOOKUP([.B288];[$actions.$A$2:.$D$514];4;0)" office:value-type="string" office:string-value="" calcext:value-type="error">
            <text:p>#N/A</text:p>
          </table:table-cell>
          <table:table-cell table:style-name="ce19" table:formula="of:=[.B288]&lt;&gt;0" office:value-type="boolean" office:boolean-value="false" calcext:value-type="boolean">
            <text:p>FALSE</text:p>
          </table:table-cell>
          <table:table-cell table:formula="of:=&quot;const uint16_t PROGMEM &quot;&amp;[.K288]&amp;&quot;_combo[] = {&quot;&amp;[.L288]&amp;&quot;, COMBO_END};&quot;" office:value-type="string" office:string-value="" calcext:value-type="error">
            <text:p>#N/A</text:p>
          </table:table-cell>
          <table:table-cell table:formula="of:=&quot;  COMBO_&quot;&amp;[.K28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88]&amp;&quot;] = COMBO&quot;&amp;IF([.M288]=&quot;key&quot;;&quot;&quot;;&quot;_ACTION&quot;)&amp;&quot;(&quot;&amp;[.K288]&amp;&quot;_combo&quot;&amp;IF([.M288]=&quot;key&quot;;&quot;, &quot;&amp;[.N288];&quot;&quot;)&amp;&quot;),&quot;" office:value-type="string" office:string-value="" calcext:value-type="error">
            <text:p>#N/A</text:p>
          </table:table-cell>
          <table:table-cell table:style-name="ce8" table:formula="of:=IF([.M288]=&quot;macro&quot;;&quot;    case &quot;&amp;&quot;COMBO_&quot;&amp;[.K288]&amp;&quot;: if (p) {&quot;&amp;[.O288]&amp;&quot;} &quot;&amp;IF([.P288]=&quot;&quot;;&quot;&quot;;&quot;else {&quot;&amp;[.P28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9]);2)+1" office:value-type="float" office:value="2" calcext:value-type="float">
            <text:p>2</text:p>
          </table:table-cell>
          <table:table-cell table:style-name="ce8" table:formula="of:=OFFSET([$actions_combos.A$2];FLOOR(ROW([.B289])/2)-1;0)" office:value-type="float" office:value="0" calcext:value-type="float">
            <text:p>0</text:p>
          </table:table-cell>
          <table:table-cell table:style-name="ce15" table:formula="of:=OFFSET([$actions_combos.B$2];FLOOR(ROW([.C289])/2)-1;0)" office:value-type="float" office:value="0" calcext:value-type="float">
            <text:p>0</text:p>
          </table:table-cell>
          <table:table-cell table:style-name="ce15" table:formula="of:=OFFSET([$actions_combos.C$2];FLOOR(ROW([.D289])/2)-1;0)" office:value-type="float" office:value="0" calcext:value-type="float">
            <text:p>0</text:p>
          </table:table-cell>
          <table:table-cell table:style-name="ce15" table:formula="of:=OFFSET([$actions_combos.D$2];FLOOR(ROW([.E289])/2)-1;0)" office:value-type="float" office:value="0" calcext:value-type="float">
            <text:p>0</text:p>
          </table:table-cell>
          <table:table-cell table:style-name="ce15" table:formula="of:=OFFSET([$actions_combos.E$2];FLOOR(ROW([.F289])/2)-1;0)" office:value-type="float" office:value="0" calcext:value-type="float">
            <text:p>0</text:p>
          </table:table-cell>
          <table:table-cell table:formula="of:=VLOOKUP([.C289];[$keys.$A$2:.$C$200];[.$A289]+1;0)" office:value-type="string" office:string-value="" calcext:value-type="error">
            <text:p>#N/A</text:p>
          </table:table-cell>
          <table:table-cell table:formula="of:=VLOOKUP([.D289];[$keys.$A$2:.$C$200];[.$A289]+1;0)" office:value-type="string" office:string-value="" calcext:value-type="error">
            <text:p>#N/A</text:p>
          </table:table-cell>
          <table:table-cell table:formula="of:=VLOOKUP([.E289];[$keys.$A$2:.$C$200];[.$A289]+1;0)" office:value-type="string" office:string-value="" calcext:value-type="error">
            <text:p>#N/A</text:p>
          </table:table-cell>
          <table:table-cell table:formula="of:=VLOOKUP([.F289];[$keys.$A$2:.$C$200];[.$A289]+1;0)" office:value-type="string" office:string-value="" calcext:value-type="error">
            <text:p>#N/A</text:p>
          </table:table-cell>
          <table:table-cell table:formula="of:=[.C289]&amp;&quot;_&quot;&amp;[.D289]&amp;IF(ISNA([.I289]);&quot;&quot;;&quot;_&quot;&amp;[.E289]&amp;IF(ISNA([.J289]);&quot;&quot;;&quot;_&quot;&amp;[.F289]))&amp;&quot;_&quot;&amp;TEXT([.A289];&quot;0&quot;)" office:value-type="string" office:string-value="0_0_2" calcext:value-type="string">
            <text:p>0_0_2</text:p>
          </table:table-cell>
          <table:table-cell table:formula="of:=[.G289]&amp;&quot;, &quot;&amp;[.H289]&amp;IF(ISNA([.I289]);&quot;&quot;;&quot;, &quot;&amp;[.I289]&amp;IF(ISNA([.J289]);&quot;&quot;;&quot;, &quot;&amp;[.J289]))" office:value-type="string" office:string-value="" calcext:value-type="error">
            <text:p>#N/A</text:p>
          </table:table-cell>
          <table:table-cell table:formula="of:=VLOOKUP([.B289];[$actions.$A$2:.$F$514];5;0)" office:value-type="string" office:string-value="" calcext:value-type="error">
            <text:p>#N/A</text:p>
          </table:table-cell>
          <table:table-cell table:formula="of:=VLOOKUP([.B289];[$actions.$A$2:.$D$514];2;0)" office:value-type="string" office:string-value="" calcext:value-type="error">
            <text:p>#N/A</text:p>
          </table:table-cell>
          <table:table-cell table:formula="of:=VLOOKUP([.B289];[$actions.$A$2:.$D$514];3;0)" office:value-type="string" office:string-value="" calcext:value-type="error">
            <text:p>#N/A</text:p>
          </table:table-cell>
          <table:table-cell table:formula="of:=VLOOKUP([.B289];[$actions.$A$2:.$D$514];4;0)" office:value-type="string" office:string-value="" calcext:value-type="error">
            <text:p>#N/A</text:p>
          </table:table-cell>
          <table:table-cell table:style-name="ce19" table:formula="of:=[.B289]&lt;&gt;0" office:value-type="boolean" office:boolean-value="false" calcext:value-type="boolean">
            <text:p>FALSE</text:p>
          </table:table-cell>
          <table:table-cell table:formula="of:=&quot;const uint16_t PROGMEM &quot;&amp;[.K289]&amp;&quot;_combo[] = {&quot;&amp;[.L289]&amp;&quot;, COMBO_END};&quot;" office:value-type="string" office:string-value="" calcext:value-type="error">
            <text:p>#N/A</text:p>
          </table:table-cell>
          <table:table-cell table:formula="of:=&quot;  COMBO_&quot;&amp;[.K28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89]&amp;&quot;] = COMBO&quot;&amp;IF([.M289]=&quot;key&quot;;&quot;&quot;;&quot;_ACTION&quot;)&amp;&quot;(&quot;&amp;[.K289]&amp;&quot;_combo&quot;&amp;IF([.M289]=&quot;key&quot;;&quot;, &quot;&amp;[.N289];&quot;&quot;)&amp;&quot;),&quot;" office:value-type="string" office:string-value="" calcext:value-type="error">
            <text:p>#N/A</text:p>
          </table:table-cell>
          <table:table-cell table:style-name="ce8" table:formula="of:=IF([.M289]=&quot;macro&quot;;&quot;    case &quot;&amp;&quot;COMBO_&quot;&amp;[.K289]&amp;&quot;: if (p) {&quot;&amp;[.O289]&amp;&quot;} &quot;&amp;IF([.P289]=&quot;&quot;;&quot;&quot;;&quot;else {&quot;&amp;[.P28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0]);2)+1" office:value-type="float" office:value="1" calcext:value-type="float">
            <text:p>1</text:p>
          </table:table-cell>
          <table:table-cell table:style-name="ce8" table:formula="of:=OFFSET([$actions_combos.A$2];FLOOR(ROW([.B290])/2)-1;0)" office:value-type="float" office:value="0" calcext:value-type="float">
            <text:p>0</text:p>
          </table:table-cell>
          <table:table-cell table:style-name="ce15" table:formula="of:=OFFSET([$actions_combos.B$2];FLOOR(ROW([.C290])/2)-1;0)" office:value-type="float" office:value="0" calcext:value-type="float">
            <text:p>0</text:p>
          </table:table-cell>
          <table:table-cell table:style-name="ce15" table:formula="of:=OFFSET([$actions_combos.C$2];FLOOR(ROW([.D290])/2)-1;0)" office:value-type="float" office:value="0" calcext:value-type="float">
            <text:p>0</text:p>
          </table:table-cell>
          <table:table-cell table:style-name="ce15" table:formula="of:=OFFSET([$actions_combos.D$2];FLOOR(ROW([.E290])/2)-1;0)" office:value-type="float" office:value="0" calcext:value-type="float">
            <text:p>0</text:p>
          </table:table-cell>
          <table:table-cell table:style-name="ce15" table:formula="of:=OFFSET([$actions_combos.E$2];FLOOR(ROW([.F290])/2)-1;0)" office:value-type="float" office:value="0" calcext:value-type="float">
            <text:p>0</text:p>
          </table:table-cell>
          <table:table-cell table:formula="of:=VLOOKUP([.C290];[$keys.$A$2:.$C$200];[.$A290]+1;0)" office:value-type="string" office:string-value="" calcext:value-type="error">
            <text:p>#N/A</text:p>
          </table:table-cell>
          <table:table-cell table:formula="of:=VLOOKUP([.D290];[$keys.$A$2:.$C$200];[.$A290]+1;0)" office:value-type="string" office:string-value="" calcext:value-type="error">
            <text:p>#N/A</text:p>
          </table:table-cell>
          <table:table-cell table:formula="of:=VLOOKUP([.E290];[$keys.$A$2:.$C$200];[.$A290]+1;0)" office:value-type="string" office:string-value="" calcext:value-type="error">
            <text:p>#N/A</text:p>
          </table:table-cell>
          <table:table-cell table:formula="of:=VLOOKUP([.F290];[$keys.$A$2:.$C$200];[.$A290]+1;0)" office:value-type="string" office:string-value="" calcext:value-type="error">
            <text:p>#N/A</text:p>
          </table:table-cell>
          <table:table-cell table:formula="of:=[.C290]&amp;&quot;_&quot;&amp;[.D290]&amp;IF(ISNA([.I290]);&quot;&quot;;&quot;_&quot;&amp;[.E290]&amp;IF(ISNA([.J290]);&quot;&quot;;&quot;_&quot;&amp;[.F290]))&amp;&quot;_&quot;&amp;TEXT([.A290];&quot;0&quot;)" office:value-type="string" office:string-value="0_0_1" calcext:value-type="string">
            <text:p>0_0_1</text:p>
          </table:table-cell>
          <table:table-cell table:formula="of:=[.G290]&amp;&quot;, &quot;&amp;[.H290]&amp;IF(ISNA([.I290]);&quot;&quot;;&quot;, &quot;&amp;[.I290]&amp;IF(ISNA([.J290]);&quot;&quot;;&quot;, &quot;&amp;[.J290]))" office:value-type="string" office:string-value="" calcext:value-type="error">
            <text:p>#N/A</text:p>
          </table:table-cell>
          <table:table-cell table:formula="of:=VLOOKUP([.B290];[$actions.$A$2:.$F$514];5;0)" office:value-type="string" office:string-value="" calcext:value-type="error">
            <text:p>#N/A</text:p>
          </table:table-cell>
          <table:table-cell table:formula="of:=VLOOKUP([.B290];[$actions.$A$2:.$D$514];2;0)" office:value-type="string" office:string-value="" calcext:value-type="error">
            <text:p>#N/A</text:p>
          </table:table-cell>
          <table:table-cell table:formula="of:=VLOOKUP([.B290];[$actions.$A$2:.$D$514];3;0)" office:value-type="string" office:string-value="" calcext:value-type="error">
            <text:p>#N/A</text:p>
          </table:table-cell>
          <table:table-cell table:formula="of:=VLOOKUP([.B290];[$actions.$A$2:.$D$514];4;0)" office:value-type="string" office:string-value="" calcext:value-type="error">
            <text:p>#N/A</text:p>
          </table:table-cell>
          <table:table-cell table:style-name="ce19" table:formula="of:=[.B290]&lt;&gt;0" office:value-type="boolean" office:boolean-value="false" calcext:value-type="boolean">
            <text:p>FALSE</text:p>
          </table:table-cell>
          <table:table-cell table:formula="of:=&quot;const uint16_t PROGMEM &quot;&amp;[.K290]&amp;&quot;_combo[] = {&quot;&amp;[.L290]&amp;&quot;, COMBO_END};&quot;" office:value-type="string" office:string-value="" calcext:value-type="error">
            <text:p>#N/A</text:p>
          </table:table-cell>
          <table:table-cell table:formula="of:=&quot;  COMBO_&quot;&amp;[.K29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90]&amp;&quot;] = COMBO&quot;&amp;IF([.M290]=&quot;key&quot;;&quot;&quot;;&quot;_ACTION&quot;)&amp;&quot;(&quot;&amp;[.K290]&amp;&quot;_combo&quot;&amp;IF([.M290]=&quot;key&quot;;&quot;, &quot;&amp;[.N290];&quot;&quot;)&amp;&quot;),&quot;" office:value-type="string" office:string-value="" calcext:value-type="error">
            <text:p>#N/A</text:p>
          </table:table-cell>
          <table:table-cell table:style-name="ce8" table:formula="of:=IF([.M290]=&quot;macro&quot;;&quot;    case &quot;&amp;&quot;COMBO_&quot;&amp;[.K290]&amp;&quot;: if (p) {&quot;&amp;[.O290]&amp;&quot;} &quot;&amp;IF([.P290]=&quot;&quot;;&quot;&quot;;&quot;else {&quot;&amp;[.P29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1]);2)+1" office:value-type="float" office:value="2" calcext:value-type="float">
            <text:p>2</text:p>
          </table:table-cell>
          <table:table-cell table:style-name="ce8" table:formula="of:=OFFSET([$actions_combos.A$2];FLOOR(ROW([.B291])/2)-1;0)" office:value-type="float" office:value="0" calcext:value-type="float">
            <text:p>0</text:p>
          </table:table-cell>
          <table:table-cell table:style-name="ce15" table:formula="of:=OFFSET([$actions_combos.B$2];FLOOR(ROW([.C291])/2)-1;0)" office:value-type="float" office:value="0" calcext:value-type="float">
            <text:p>0</text:p>
          </table:table-cell>
          <table:table-cell table:style-name="ce15" table:formula="of:=OFFSET([$actions_combos.C$2];FLOOR(ROW([.D291])/2)-1;0)" office:value-type="float" office:value="0" calcext:value-type="float">
            <text:p>0</text:p>
          </table:table-cell>
          <table:table-cell table:style-name="ce15" table:formula="of:=OFFSET([$actions_combos.D$2];FLOOR(ROW([.E291])/2)-1;0)" office:value-type="float" office:value="0" calcext:value-type="float">
            <text:p>0</text:p>
          </table:table-cell>
          <table:table-cell table:style-name="ce15" table:formula="of:=OFFSET([$actions_combos.E$2];FLOOR(ROW([.F291])/2)-1;0)" office:value-type="float" office:value="0" calcext:value-type="float">
            <text:p>0</text:p>
          </table:table-cell>
          <table:table-cell table:formula="of:=VLOOKUP([.C291];[$keys.$A$2:.$C$200];[.$A291]+1;0)" office:value-type="string" office:string-value="" calcext:value-type="error">
            <text:p>#N/A</text:p>
          </table:table-cell>
          <table:table-cell table:formula="of:=VLOOKUP([.D291];[$keys.$A$2:.$C$200];[.$A291]+1;0)" office:value-type="string" office:string-value="" calcext:value-type="error">
            <text:p>#N/A</text:p>
          </table:table-cell>
          <table:table-cell table:formula="of:=VLOOKUP([.E291];[$keys.$A$2:.$C$200];[.$A291]+1;0)" office:value-type="string" office:string-value="" calcext:value-type="error">
            <text:p>#N/A</text:p>
          </table:table-cell>
          <table:table-cell table:formula="of:=VLOOKUP([.F291];[$keys.$A$2:.$C$200];[.$A291]+1;0)" office:value-type="string" office:string-value="" calcext:value-type="error">
            <text:p>#N/A</text:p>
          </table:table-cell>
          <table:table-cell table:formula="of:=[.C291]&amp;&quot;_&quot;&amp;[.D291]&amp;IF(ISNA([.I291]);&quot;&quot;;&quot;_&quot;&amp;[.E291]&amp;IF(ISNA([.J291]);&quot;&quot;;&quot;_&quot;&amp;[.F291]))&amp;&quot;_&quot;&amp;TEXT([.A291];&quot;0&quot;)" office:value-type="string" office:string-value="0_0_2" calcext:value-type="string">
            <text:p>0_0_2</text:p>
          </table:table-cell>
          <table:table-cell table:formula="of:=[.G291]&amp;&quot;, &quot;&amp;[.H291]&amp;IF(ISNA([.I291]);&quot;&quot;;&quot;, &quot;&amp;[.I291]&amp;IF(ISNA([.J291]);&quot;&quot;;&quot;, &quot;&amp;[.J291]))" office:value-type="string" office:string-value="" calcext:value-type="error">
            <text:p>#N/A</text:p>
          </table:table-cell>
          <table:table-cell table:formula="of:=VLOOKUP([.B291];[$actions.$A$2:.$F$514];5;0)" office:value-type="string" office:string-value="" calcext:value-type="error">
            <text:p>#N/A</text:p>
          </table:table-cell>
          <table:table-cell table:formula="of:=VLOOKUP([.B291];[$actions.$A$2:.$D$514];2;0)" office:value-type="string" office:string-value="" calcext:value-type="error">
            <text:p>#N/A</text:p>
          </table:table-cell>
          <table:table-cell table:formula="of:=VLOOKUP([.B291];[$actions.$A$2:.$D$514];3;0)" office:value-type="string" office:string-value="" calcext:value-type="error">
            <text:p>#N/A</text:p>
          </table:table-cell>
          <table:table-cell table:formula="of:=VLOOKUP([.B291];[$actions.$A$2:.$D$514];4;0)" office:value-type="string" office:string-value="" calcext:value-type="error">
            <text:p>#N/A</text:p>
          </table:table-cell>
          <table:table-cell table:style-name="ce19" table:formula="of:=[.B291]&lt;&gt;0" office:value-type="boolean" office:boolean-value="false" calcext:value-type="boolean">
            <text:p>FALSE</text:p>
          </table:table-cell>
          <table:table-cell table:formula="of:=&quot;const uint16_t PROGMEM &quot;&amp;[.K291]&amp;&quot;_combo[] = {&quot;&amp;[.L291]&amp;&quot;, COMBO_END};&quot;" office:value-type="string" office:string-value="" calcext:value-type="error">
            <text:p>#N/A</text:p>
          </table:table-cell>
          <table:table-cell table:formula="of:=&quot;  COMBO_&quot;&amp;[.K29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91]&amp;&quot;] = COMBO&quot;&amp;IF([.M291]=&quot;key&quot;;&quot;&quot;;&quot;_ACTION&quot;)&amp;&quot;(&quot;&amp;[.K291]&amp;&quot;_combo&quot;&amp;IF([.M291]=&quot;key&quot;;&quot;, &quot;&amp;[.N291];&quot;&quot;)&amp;&quot;),&quot;" office:value-type="string" office:string-value="" calcext:value-type="error">
            <text:p>#N/A</text:p>
          </table:table-cell>
          <table:table-cell table:style-name="ce8" table:formula="of:=IF([.M291]=&quot;macro&quot;;&quot;    case &quot;&amp;&quot;COMBO_&quot;&amp;[.K291]&amp;&quot;: if (p) {&quot;&amp;[.O291]&amp;&quot;} &quot;&amp;IF([.P291]=&quot;&quot;;&quot;&quot;;&quot;else {&quot;&amp;[.P29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2]);2)+1" office:value-type="float" office:value="1" calcext:value-type="float">
            <text:p>1</text:p>
          </table:table-cell>
          <table:table-cell table:style-name="ce8" table:formula="of:=OFFSET([$actions_combos.A$2];FLOOR(ROW([.B292])/2)-1;0)" office:value-type="float" office:value="0" calcext:value-type="float">
            <text:p>0</text:p>
          </table:table-cell>
          <table:table-cell table:style-name="ce15" table:formula="of:=OFFSET([$actions_combos.B$2];FLOOR(ROW([.C292])/2)-1;0)" office:value-type="float" office:value="0" calcext:value-type="float">
            <text:p>0</text:p>
          </table:table-cell>
          <table:table-cell table:style-name="ce15" table:formula="of:=OFFSET([$actions_combos.C$2];FLOOR(ROW([.D292])/2)-1;0)" office:value-type="float" office:value="0" calcext:value-type="float">
            <text:p>0</text:p>
          </table:table-cell>
          <table:table-cell table:style-name="ce15" table:formula="of:=OFFSET([$actions_combos.D$2];FLOOR(ROW([.E292])/2)-1;0)" office:value-type="float" office:value="0" calcext:value-type="float">
            <text:p>0</text:p>
          </table:table-cell>
          <table:table-cell table:style-name="ce15" table:formula="of:=OFFSET([$actions_combos.E$2];FLOOR(ROW([.F292])/2)-1;0)" office:value-type="float" office:value="0" calcext:value-type="float">
            <text:p>0</text:p>
          </table:table-cell>
          <table:table-cell table:formula="of:=VLOOKUP([.C292];[$keys.$A$2:.$C$200];[.$A292]+1;0)" office:value-type="string" office:string-value="" calcext:value-type="error">
            <text:p>#N/A</text:p>
          </table:table-cell>
          <table:table-cell table:formula="of:=VLOOKUP([.D292];[$keys.$A$2:.$C$200];[.$A292]+1;0)" office:value-type="string" office:string-value="" calcext:value-type="error">
            <text:p>#N/A</text:p>
          </table:table-cell>
          <table:table-cell table:formula="of:=VLOOKUP([.E292];[$keys.$A$2:.$C$200];[.$A292]+1;0)" office:value-type="string" office:string-value="" calcext:value-type="error">
            <text:p>#N/A</text:p>
          </table:table-cell>
          <table:table-cell table:formula="of:=VLOOKUP([.F292];[$keys.$A$2:.$C$200];[.$A292]+1;0)" office:value-type="string" office:string-value="" calcext:value-type="error">
            <text:p>#N/A</text:p>
          </table:table-cell>
          <table:table-cell table:formula="of:=[.C292]&amp;&quot;_&quot;&amp;[.D292]&amp;IF(ISNA([.I292]);&quot;&quot;;&quot;_&quot;&amp;[.E292]&amp;IF(ISNA([.J292]);&quot;&quot;;&quot;_&quot;&amp;[.F292]))&amp;&quot;_&quot;&amp;TEXT([.A292];&quot;0&quot;)" office:value-type="string" office:string-value="0_0_1" calcext:value-type="string">
            <text:p>0_0_1</text:p>
          </table:table-cell>
          <table:table-cell table:formula="of:=[.G292]&amp;&quot;, &quot;&amp;[.H292]&amp;IF(ISNA([.I292]);&quot;&quot;;&quot;, &quot;&amp;[.I292]&amp;IF(ISNA([.J292]);&quot;&quot;;&quot;, &quot;&amp;[.J292]))" office:value-type="string" office:string-value="" calcext:value-type="error">
            <text:p>#N/A</text:p>
          </table:table-cell>
          <table:table-cell table:formula="of:=VLOOKUP([.B292];[$actions.$A$2:.$F$514];5;0)" office:value-type="string" office:string-value="" calcext:value-type="error">
            <text:p>#N/A</text:p>
          </table:table-cell>
          <table:table-cell table:formula="of:=VLOOKUP([.B292];[$actions.$A$2:.$D$514];2;0)" office:value-type="string" office:string-value="" calcext:value-type="error">
            <text:p>#N/A</text:p>
          </table:table-cell>
          <table:table-cell table:formula="of:=VLOOKUP([.B292];[$actions.$A$2:.$D$514];3;0)" office:value-type="string" office:string-value="" calcext:value-type="error">
            <text:p>#N/A</text:p>
          </table:table-cell>
          <table:table-cell table:formula="of:=VLOOKUP([.B292];[$actions.$A$2:.$D$514];4;0)" office:value-type="string" office:string-value="" calcext:value-type="error">
            <text:p>#N/A</text:p>
          </table:table-cell>
          <table:table-cell table:style-name="ce19" table:formula="of:=[.B292]&lt;&gt;0" office:value-type="boolean" office:boolean-value="false" calcext:value-type="boolean">
            <text:p>FALSE</text:p>
          </table:table-cell>
          <table:table-cell table:formula="of:=&quot;const uint16_t PROGMEM &quot;&amp;[.K292]&amp;&quot;_combo[] = {&quot;&amp;[.L292]&amp;&quot;, COMBO_END};&quot;" office:value-type="string" office:string-value="" calcext:value-type="error">
            <text:p>#N/A</text:p>
          </table:table-cell>
          <table:table-cell table:formula="of:=&quot;  COMBO_&quot;&amp;[.K29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92]&amp;&quot;] = COMBO&quot;&amp;IF([.M292]=&quot;key&quot;;&quot;&quot;;&quot;_ACTION&quot;)&amp;&quot;(&quot;&amp;[.K292]&amp;&quot;_combo&quot;&amp;IF([.M292]=&quot;key&quot;;&quot;, &quot;&amp;[.N292];&quot;&quot;)&amp;&quot;),&quot;" office:value-type="string" office:string-value="" calcext:value-type="error">
            <text:p>#N/A</text:p>
          </table:table-cell>
          <table:table-cell table:style-name="ce8" table:formula="of:=IF([.M292]=&quot;macro&quot;;&quot;    case &quot;&amp;&quot;COMBO_&quot;&amp;[.K292]&amp;&quot;: if (p) {&quot;&amp;[.O292]&amp;&quot;} &quot;&amp;IF([.P292]=&quot;&quot;;&quot;&quot;;&quot;else {&quot;&amp;[.P29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3]);2)+1" office:value-type="float" office:value="2" calcext:value-type="float">
            <text:p>2</text:p>
          </table:table-cell>
          <table:table-cell table:style-name="ce8" table:formula="of:=OFFSET([$actions_combos.A$2];FLOOR(ROW([.B293])/2)-1;0)" office:value-type="float" office:value="0" calcext:value-type="float">
            <text:p>0</text:p>
          </table:table-cell>
          <table:table-cell table:style-name="ce15" table:formula="of:=OFFSET([$actions_combos.B$2];FLOOR(ROW([.C293])/2)-1;0)" office:value-type="float" office:value="0" calcext:value-type="float">
            <text:p>0</text:p>
          </table:table-cell>
          <table:table-cell table:style-name="ce15" table:formula="of:=OFFSET([$actions_combos.C$2];FLOOR(ROW([.D293])/2)-1;0)" office:value-type="float" office:value="0" calcext:value-type="float">
            <text:p>0</text:p>
          </table:table-cell>
          <table:table-cell table:style-name="ce15" table:formula="of:=OFFSET([$actions_combos.D$2];FLOOR(ROW([.E293])/2)-1;0)" office:value-type="float" office:value="0" calcext:value-type="float">
            <text:p>0</text:p>
          </table:table-cell>
          <table:table-cell table:style-name="ce15" table:formula="of:=OFFSET([$actions_combos.E$2];FLOOR(ROW([.F293])/2)-1;0)" office:value-type="float" office:value="0" calcext:value-type="float">
            <text:p>0</text:p>
          </table:table-cell>
          <table:table-cell table:formula="of:=VLOOKUP([.C293];[$keys.$A$2:.$C$200];[.$A293]+1;0)" office:value-type="string" office:string-value="" calcext:value-type="error">
            <text:p>#N/A</text:p>
          </table:table-cell>
          <table:table-cell table:formula="of:=VLOOKUP([.D293];[$keys.$A$2:.$C$200];[.$A293]+1;0)" office:value-type="string" office:string-value="" calcext:value-type="error">
            <text:p>#N/A</text:p>
          </table:table-cell>
          <table:table-cell table:formula="of:=VLOOKUP([.E293];[$keys.$A$2:.$C$200];[.$A293]+1;0)" office:value-type="string" office:string-value="" calcext:value-type="error">
            <text:p>#N/A</text:p>
          </table:table-cell>
          <table:table-cell table:formula="of:=VLOOKUP([.F293];[$keys.$A$2:.$C$200];[.$A293]+1;0)" office:value-type="string" office:string-value="" calcext:value-type="error">
            <text:p>#N/A</text:p>
          </table:table-cell>
          <table:table-cell table:formula="of:=[.C293]&amp;&quot;_&quot;&amp;[.D293]&amp;IF(ISNA([.I293]);&quot;&quot;;&quot;_&quot;&amp;[.E293]&amp;IF(ISNA([.J293]);&quot;&quot;;&quot;_&quot;&amp;[.F293]))&amp;&quot;_&quot;&amp;TEXT([.A293];&quot;0&quot;)" office:value-type="string" office:string-value="0_0_2" calcext:value-type="string">
            <text:p>0_0_2</text:p>
          </table:table-cell>
          <table:table-cell table:formula="of:=[.G293]&amp;&quot;, &quot;&amp;[.H293]&amp;IF(ISNA([.I293]);&quot;&quot;;&quot;, &quot;&amp;[.I293]&amp;IF(ISNA([.J293]);&quot;&quot;;&quot;, &quot;&amp;[.J293]))" office:value-type="string" office:string-value="" calcext:value-type="error">
            <text:p>#N/A</text:p>
          </table:table-cell>
          <table:table-cell table:formula="of:=VLOOKUP([.B293];[$actions.$A$2:.$F$514];5;0)" office:value-type="string" office:string-value="" calcext:value-type="error">
            <text:p>#N/A</text:p>
          </table:table-cell>
          <table:table-cell table:formula="of:=VLOOKUP([.B293];[$actions.$A$2:.$D$514];2;0)" office:value-type="string" office:string-value="" calcext:value-type="error">
            <text:p>#N/A</text:p>
          </table:table-cell>
          <table:table-cell table:formula="of:=VLOOKUP([.B293];[$actions.$A$2:.$D$514];3;0)" office:value-type="string" office:string-value="" calcext:value-type="error">
            <text:p>#N/A</text:p>
          </table:table-cell>
          <table:table-cell table:formula="of:=VLOOKUP([.B293];[$actions.$A$2:.$D$514];4;0)" office:value-type="string" office:string-value="" calcext:value-type="error">
            <text:p>#N/A</text:p>
          </table:table-cell>
          <table:table-cell table:style-name="ce19" table:formula="of:=[.B293]&lt;&gt;0" office:value-type="boolean" office:boolean-value="false" calcext:value-type="boolean">
            <text:p>FALSE</text:p>
          </table:table-cell>
          <table:table-cell table:formula="of:=&quot;const uint16_t PROGMEM &quot;&amp;[.K293]&amp;&quot;_combo[] = {&quot;&amp;[.L293]&amp;&quot;, COMBO_END};&quot;" office:value-type="string" office:string-value="" calcext:value-type="error">
            <text:p>#N/A</text:p>
          </table:table-cell>
          <table:table-cell table:formula="of:=&quot;  COMBO_&quot;&amp;[.K29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93]&amp;&quot;] = COMBO&quot;&amp;IF([.M293]=&quot;key&quot;;&quot;&quot;;&quot;_ACTION&quot;)&amp;&quot;(&quot;&amp;[.K293]&amp;&quot;_combo&quot;&amp;IF([.M293]=&quot;key&quot;;&quot;, &quot;&amp;[.N293];&quot;&quot;)&amp;&quot;),&quot;" office:value-type="string" office:string-value="" calcext:value-type="error">
            <text:p>#N/A</text:p>
          </table:table-cell>
          <table:table-cell table:style-name="ce8" table:formula="of:=IF([.M293]=&quot;macro&quot;;&quot;    case &quot;&amp;&quot;COMBO_&quot;&amp;[.K293]&amp;&quot;: if (p) {&quot;&amp;[.O293]&amp;&quot;} &quot;&amp;IF([.P293]=&quot;&quot;;&quot;&quot;;&quot;else {&quot;&amp;[.P29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4]);2)+1" office:value-type="float" office:value="1" calcext:value-type="float">
            <text:p>1</text:p>
          </table:table-cell>
          <table:table-cell table:style-name="ce8" table:formula="of:=OFFSET([$actions_combos.A$2];FLOOR(ROW([.B294])/2)-1;0)" office:value-type="float" office:value="0" calcext:value-type="float">
            <text:p>0</text:p>
          </table:table-cell>
          <table:table-cell table:style-name="ce15" table:formula="of:=OFFSET([$actions_combos.B$2];FLOOR(ROW([.C294])/2)-1;0)" office:value-type="float" office:value="0" calcext:value-type="float">
            <text:p>0</text:p>
          </table:table-cell>
          <table:table-cell table:style-name="ce15" table:formula="of:=OFFSET([$actions_combos.C$2];FLOOR(ROW([.D294])/2)-1;0)" office:value-type="float" office:value="0" calcext:value-type="float">
            <text:p>0</text:p>
          </table:table-cell>
          <table:table-cell table:style-name="ce15" table:formula="of:=OFFSET([$actions_combos.D$2];FLOOR(ROW([.E294])/2)-1;0)" office:value-type="float" office:value="0" calcext:value-type="float">
            <text:p>0</text:p>
          </table:table-cell>
          <table:table-cell table:style-name="ce15" table:formula="of:=OFFSET([$actions_combos.E$2];FLOOR(ROW([.F294])/2)-1;0)" office:value-type="float" office:value="0" calcext:value-type="float">
            <text:p>0</text:p>
          </table:table-cell>
          <table:table-cell table:formula="of:=VLOOKUP([.C294];[$keys.$A$2:.$C$200];[.$A294]+1;0)" office:value-type="string" office:string-value="" calcext:value-type="error">
            <text:p>#N/A</text:p>
          </table:table-cell>
          <table:table-cell table:formula="of:=VLOOKUP([.D294];[$keys.$A$2:.$C$200];[.$A294]+1;0)" office:value-type="string" office:string-value="" calcext:value-type="error">
            <text:p>#N/A</text:p>
          </table:table-cell>
          <table:table-cell table:formula="of:=VLOOKUP([.E294];[$keys.$A$2:.$C$200];[.$A294]+1;0)" office:value-type="string" office:string-value="" calcext:value-type="error">
            <text:p>#N/A</text:p>
          </table:table-cell>
          <table:table-cell table:formula="of:=VLOOKUP([.F294];[$keys.$A$2:.$C$200];[.$A294]+1;0)" office:value-type="string" office:string-value="" calcext:value-type="error">
            <text:p>#N/A</text:p>
          </table:table-cell>
          <table:table-cell table:formula="of:=[.C294]&amp;&quot;_&quot;&amp;[.D294]&amp;IF(ISNA([.I294]);&quot;&quot;;&quot;_&quot;&amp;[.E294]&amp;IF(ISNA([.J294]);&quot;&quot;;&quot;_&quot;&amp;[.F294]))&amp;&quot;_&quot;&amp;TEXT([.A294];&quot;0&quot;)" office:value-type="string" office:string-value="0_0_1" calcext:value-type="string">
            <text:p>0_0_1</text:p>
          </table:table-cell>
          <table:table-cell table:formula="of:=[.G294]&amp;&quot;, &quot;&amp;[.H294]&amp;IF(ISNA([.I294]);&quot;&quot;;&quot;, &quot;&amp;[.I294]&amp;IF(ISNA([.J294]);&quot;&quot;;&quot;, &quot;&amp;[.J294]))" office:value-type="string" office:string-value="" calcext:value-type="error">
            <text:p>#N/A</text:p>
          </table:table-cell>
          <table:table-cell table:formula="of:=VLOOKUP([.B294];[$actions.$A$2:.$F$514];5;0)" office:value-type="string" office:string-value="" calcext:value-type="error">
            <text:p>#N/A</text:p>
          </table:table-cell>
          <table:table-cell table:formula="of:=VLOOKUP([.B294];[$actions.$A$2:.$D$514];2;0)" office:value-type="string" office:string-value="" calcext:value-type="error">
            <text:p>#N/A</text:p>
          </table:table-cell>
          <table:table-cell table:formula="of:=VLOOKUP([.B294];[$actions.$A$2:.$D$514];3;0)" office:value-type="string" office:string-value="" calcext:value-type="error">
            <text:p>#N/A</text:p>
          </table:table-cell>
          <table:table-cell table:formula="of:=VLOOKUP([.B294];[$actions.$A$2:.$D$514];4;0)" office:value-type="string" office:string-value="" calcext:value-type="error">
            <text:p>#N/A</text:p>
          </table:table-cell>
          <table:table-cell table:style-name="ce19" table:formula="of:=[.B294]&lt;&gt;0" office:value-type="boolean" office:boolean-value="false" calcext:value-type="boolean">
            <text:p>FALSE</text:p>
          </table:table-cell>
          <table:table-cell table:formula="of:=&quot;const uint16_t PROGMEM &quot;&amp;[.K294]&amp;&quot;_combo[] = {&quot;&amp;[.L294]&amp;&quot;, COMBO_END};&quot;" office:value-type="string" office:string-value="" calcext:value-type="error">
            <text:p>#N/A</text:p>
          </table:table-cell>
          <table:table-cell table:formula="of:=&quot;  COMBO_&quot;&amp;[.K29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94]&amp;&quot;] = COMBO&quot;&amp;IF([.M294]=&quot;key&quot;;&quot;&quot;;&quot;_ACTION&quot;)&amp;&quot;(&quot;&amp;[.K294]&amp;&quot;_combo&quot;&amp;IF([.M294]=&quot;key&quot;;&quot;, &quot;&amp;[.N294];&quot;&quot;)&amp;&quot;),&quot;" office:value-type="string" office:string-value="" calcext:value-type="error">
            <text:p>#N/A</text:p>
          </table:table-cell>
          <table:table-cell table:style-name="ce8" table:formula="of:=IF([.M294]=&quot;macro&quot;;&quot;    case &quot;&amp;&quot;COMBO_&quot;&amp;[.K294]&amp;&quot;: if (p) {&quot;&amp;[.O294]&amp;&quot;} &quot;&amp;IF([.P294]=&quot;&quot;;&quot;&quot;;&quot;else {&quot;&amp;[.P29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5]);2)+1" office:value-type="float" office:value="2" calcext:value-type="float">
            <text:p>2</text:p>
          </table:table-cell>
          <table:table-cell table:style-name="ce8" table:formula="of:=OFFSET([$actions_combos.A$2];FLOOR(ROW([.B295])/2)-1;0)" office:value-type="float" office:value="0" calcext:value-type="float">
            <text:p>0</text:p>
          </table:table-cell>
          <table:table-cell table:style-name="ce15" table:formula="of:=OFFSET([$actions_combos.B$2];FLOOR(ROW([.C295])/2)-1;0)" office:value-type="float" office:value="0" calcext:value-type="float">
            <text:p>0</text:p>
          </table:table-cell>
          <table:table-cell table:style-name="ce15" table:formula="of:=OFFSET([$actions_combos.C$2];FLOOR(ROW([.D295])/2)-1;0)" office:value-type="float" office:value="0" calcext:value-type="float">
            <text:p>0</text:p>
          </table:table-cell>
          <table:table-cell table:style-name="ce15" table:formula="of:=OFFSET([$actions_combos.D$2];FLOOR(ROW([.E295])/2)-1;0)" office:value-type="float" office:value="0" calcext:value-type="float">
            <text:p>0</text:p>
          </table:table-cell>
          <table:table-cell table:style-name="ce15" table:formula="of:=OFFSET([$actions_combos.E$2];FLOOR(ROW([.F295])/2)-1;0)" office:value-type="float" office:value="0" calcext:value-type="float">
            <text:p>0</text:p>
          </table:table-cell>
          <table:table-cell table:formula="of:=VLOOKUP([.C295];[$keys.$A$2:.$C$200];[.$A295]+1;0)" office:value-type="string" office:string-value="" calcext:value-type="error">
            <text:p>#N/A</text:p>
          </table:table-cell>
          <table:table-cell table:formula="of:=VLOOKUP([.D295];[$keys.$A$2:.$C$200];[.$A295]+1;0)" office:value-type="string" office:string-value="" calcext:value-type="error">
            <text:p>#N/A</text:p>
          </table:table-cell>
          <table:table-cell table:formula="of:=VLOOKUP([.E295];[$keys.$A$2:.$C$200];[.$A295]+1;0)" office:value-type="string" office:string-value="" calcext:value-type="error">
            <text:p>#N/A</text:p>
          </table:table-cell>
          <table:table-cell table:formula="of:=VLOOKUP([.F295];[$keys.$A$2:.$C$200];[.$A295]+1;0)" office:value-type="string" office:string-value="" calcext:value-type="error">
            <text:p>#N/A</text:p>
          </table:table-cell>
          <table:table-cell table:formula="of:=[.C295]&amp;&quot;_&quot;&amp;[.D295]&amp;IF(ISNA([.I295]);&quot;&quot;;&quot;_&quot;&amp;[.E295]&amp;IF(ISNA([.J295]);&quot;&quot;;&quot;_&quot;&amp;[.F295]))&amp;&quot;_&quot;&amp;TEXT([.A295];&quot;0&quot;)" office:value-type="string" office:string-value="0_0_2" calcext:value-type="string">
            <text:p>0_0_2</text:p>
          </table:table-cell>
          <table:table-cell table:formula="of:=[.G295]&amp;&quot;, &quot;&amp;[.H295]&amp;IF(ISNA([.I295]);&quot;&quot;;&quot;, &quot;&amp;[.I295]&amp;IF(ISNA([.J295]);&quot;&quot;;&quot;, &quot;&amp;[.J295]))" office:value-type="string" office:string-value="" calcext:value-type="error">
            <text:p>#N/A</text:p>
          </table:table-cell>
          <table:table-cell table:formula="of:=VLOOKUP([.B295];[$actions.$A$2:.$F$514];5;0)" office:value-type="string" office:string-value="" calcext:value-type="error">
            <text:p>#N/A</text:p>
          </table:table-cell>
          <table:table-cell table:formula="of:=VLOOKUP([.B295];[$actions.$A$2:.$D$514];2;0)" office:value-type="string" office:string-value="" calcext:value-type="error">
            <text:p>#N/A</text:p>
          </table:table-cell>
          <table:table-cell table:formula="of:=VLOOKUP([.B295];[$actions.$A$2:.$D$514];3;0)" office:value-type="string" office:string-value="" calcext:value-type="error">
            <text:p>#N/A</text:p>
          </table:table-cell>
          <table:table-cell table:formula="of:=VLOOKUP([.B295];[$actions.$A$2:.$D$514];4;0)" office:value-type="string" office:string-value="" calcext:value-type="error">
            <text:p>#N/A</text:p>
          </table:table-cell>
          <table:table-cell table:style-name="ce19" table:formula="of:=[.B295]&lt;&gt;0" office:value-type="boolean" office:boolean-value="false" calcext:value-type="boolean">
            <text:p>FALSE</text:p>
          </table:table-cell>
          <table:table-cell table:formula="of:=&quot;const uint16_t PROGMEM &quot;&amp;[.K295]&amp;&quot;_combo[] = {&quot;&amp;[.L295]&amp;&quot;, COMBO_END};&quot;" office:value-type="string" office:string-value="" calcext:value-type="error">
            <text:p>#N/A</text:p>
          </table:table-cell>
          <table:table-cell table:formula="of:=&quot;  COMBO_&quot;&amp;[.K29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95]&amp;&quot;] = COMBO&quot;&amp;IF([.M295]=&quot;key&quot;;&quot;&quot;;&quot;_ACTION&quot;)&amp;&quot;(&quot;&amp;[.K295]&amp;&quot;_combo&quot;&amp;IF([.M295]=&quot;key&quot;;&quot;, &quot;&amp;[.N295];&quot;&quot;)&amp;&quot;),&quot;" office:value-type="string" office:string-value="" calcext:value-type="error">
            <text:p>#N/A</text:p>
          </table:table-cell>
          <table:table-cell table:style-name="ce8" table:formula="of:=IF([.M295]=&quot;macro&quot;;&quot;    case &quot;&amp;&quot;COMBO_&quot;&amp;[.K295]&amp;&quot;: if (p) {&quot;&amp;[.O295]&amp;&quot;} &quot;&amp;IF([.P295]=&quot;&quot;;&quot;&quot;;&quot;else {&quot;&amp;[.P29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6]);2)+1" office:value-type="float" office:value="1" calcext:value-type="float">
            <text:p>1</text:p>
          </table:table-cell>
          <table:table-cell table:style-name="ce8" table:formula="of:=OFFSET([$actions_combos.A$2];FLOOR(ROW([.B296])/2)-1;0)" office:value-type="float" office:value="0" calcext:value-type="float">
            <text:p>0</text:p>
          </table:table-cell>
          <table:table-cell table:style-name="ce15" table:formula="of:=OFFSET([$actions_combos.B$2];FLOOR(ROW([.C296])/2)-1;0)" office:value-type="float" office:value="0" calcext:value-type="float">
            <text:p>0</text:p>
          </table:table-cell>
          <table:table-cell table:style-name="ce15" table:formula="of:=OFFSET([$actions_combos.C$2];FLOOR(ROW([.D296])/2)-1;0)" office:value-type="float" office:value="0" calcext:value-type="float">
            <text:p>0</text:p>
          </table:table-cell>
          <table:table-cell table:style-name="ce15" table:formula="of:=OFFSET([$actions_combos.D$2];FLOOR(ROW([.E296])/2)-1;0)" office:value-type="float" office:value="0" calcext:value-type="float">
            <text:p>0</text:p>
          </table:table-cell>
          <table:table-cell table:style-name="ce15" table:formula="of:=OFFSET([$actions_combos.E$2];FLOOR(ROW([.F296])/2)-1;0)" office:value-type="float" office:value="0" calcext:value-type="float">
            <text:p>0</text:p>
          </table:table-cell>
          <table:table-cell table:formula="of:=VLOOKUP([.C296];[$keys.$A$2:.$C$200];[.$A296]+1;0)" office:value-type="string" office:string-value="" calcext:value-type="error">
            <text:p>#N/A</text:p>
          </table:table-cell>
          <table:table-cell table:formula="of:=VLOOKUP([.D296];[$keys.$A$2:.$C$200];[.$A296]+1;0)" office:value-type="string" office:string-value="" calcext:value-type="error">
            <text:p>#N/A</text:p>
          </table:table-cell>
          <table:table-cell table:formula="of:=VLOOKUP([.E296];[$keys.$A$2:.$C$200];[.$A296]+1;0)" office:value-type="string" office:string-value="" calcext:value-type="error">
            <text:p>#N/A</text:p>
          </table:table-cell>
          <table:table-cell table:formula="of:=VLOOKUP([.F296];[$keys.$A$2:.$C$200];[.$A296]+1;0)" office:value-type="string" office:string-value="" calcext:value-type="error">
            <text:p>#N/A</text:p>
          </table:table-cell>
          <table:table-cell table:formula="of:=[.C296]&amp;&quot;_&quot;&amp;[.D296]&amp;IF(ISNA([.I296]);&quot;&quot;;&quot;_&quot;&amp;[.E296]&amp;IF(ISNA([.J296]);&quot;&quot;;&quot;_&quot;&amp;[.F296]))&amp;&quot;_&quot;&amp;TEXT([.A296];&quot;0&quot;)" office:value-type="string" office:string-value="0_0_1" calcext:value-type="string">
            <text:p>0_0_1</text:p>
          </table:table-cell>
          <table:table-cell table:formula="of:=[.G296]&amp;&quot;, &quot;&amp;[.H296]&amp;IF(ISNA([.I296]);&quot;&quot;;&quot;, &quot;&amp;[.I296]&amp;IF(ISNA([.J296]);&quot;&quot;;&quot;, &quot;&amp;[.J296]))" office:value-type="string" office:string-value="" calcext:value-type="error">
            <text:p>#N/A</text:p>
          </table:table-cell>
          <table:table-cell table:formula="of:=VLOOKUP([.B296];[$actions.$A$2:.$F$514];5;0)" office:value-type="string" office:string-value="" calcext:value-type="error">
            <text:p>#N/A</text:p>
          </table:table-cell>
          <table:table-cell table:formula="of:=VLOOKUP([.B296];[$actions.$A$2:.$D$514];2;0)" office:value-type="string" office:string-value="" calcext:value-type="error">
            <text:p>#N/A</text:p>
          </table:table-cell>
          <table:table-cell table:formula="of:=VLOOKUP([.B296];[$actions.$A$2:.$D$514];3;0)" office:value-type="string" office:string-value="" calcext:value-type="error">
            <text:p>#N/A</text:p>
          </table:table-cell>
          <table:table-cell table:formula="of:=VLOOKUP([.B296];[$actions.$A$2:.$D$514];4;0)" office:value-type="string" office:string-value="" calcext:value-type="error">
            <text:p>#N/A</text:p>
          </table:table-cell>
          <table:table-cell table:style-name="ce19" table:formula="of:=[.B296]&lt;&gt;0" office:value-type="boolean" office:boolean-value="false" calcext:value-type="boolean">
            <text:p>FALSE</text:p>
          </table:table-cell>
          <table:table-cell table:formula="of:=&quot;const uint16_t PROGMEM &quot;&amp;[.K296]&amp;&quot;_combo[] = {&quot;&amp;[.L296]&amp;&quot;, COMBO_END};&quot;" office:value-type="string" office:string-value="" calcext:value-type="error">
            <text:p>#N/A</text:p>
          </table:table-cell>
          <table:table-cell table:formula="of:=&quot;  COMBO_&quot;&amp;[.K29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96]&amp;&quot;] = COMBO&quot;&amp;IF([.M296]=&quot;key&quot;;&quot;&quot;;&quot;_ACTION&quot;)&amp;&quot;(&quot;&amp;[.K296]&amp;&quot;_combo&quot;&amp;IF([.M296]=&quot;key&quot;;&quot;, &quot;&amp;[.N296];&quot;&quot;)&amp;&quot;),&quot;" office:value-type="string" office:string-value="" calcext:value-type="error">
            <text:p>#N/A</text:p>
          </table:table-cell>
          <table:table-cell table:style-name="ce8" table:formula="of:=IF([.M296]=&quot;macro&quot;;&quot;    case &quot;&amp;&quot;COMBO_&quot;&amp;[.K296]&amp;&quot;: if (p) {&quot;&amp;[.O296]&amp;&quot;} &quot;&amp;IF([.P296]=&quot;&quot;;&quot;&quot;;&quot;else {&quot;&amp;[.P29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7]);2)+1" office:value-type="float" office:value="2" calcext:value-type="float">
            <text:p>2</text:p>
          </table:table-cell>
          <table:table-cell table:style-name="ce8" table:formula="of:=OFFSET([$actions_combos.A$2];FLOOR(ROW([.B297])/2)-1;0)" office:value-type="float" office:value="0" calcext:value-type="float">
            <text:p>0</text:p>
          </table:table-cell>
          <table:table-cell table:style-name="ce15" table:formula="of:=OFFSET([$actions_combos.B$2];FLOOR(ROW([.C297])/2)-1;0)" office:value-type="float" office:value="0" calcext:value-type="float">
            <text:p>0</text:p>
          </table:table-cell>
          <table:table-cell table:style-name="ce15" table:formula="of:=OFFSET([$actions_combos.C$2];FLOOR(ROW([.D297])/2)-1;0)" office:value-type="float" office:value="0" calcext:value-type="float">
            <text:p>0</text:p>
          </table:table-cell>
          <table:table-cell table:style-name="ce15" table:formula="of:=OFFSET([$actions_combos.D$2];FLOOR(ROW([.E297])/2)-1;0)" office:value-type="float" office:value="0" calcext:value-type="float">
            <text:p>0</text:p>
          </table:table-cell>
          <table:table-cell table:style-name="ce15" table:formula="of:=OFFSET([$actions_combos.E$2];FLOOR(ROW([.F297])/2)-1;0)" office:value-type="float" office:value="0" calcext:value-type="float">
            <text:p>0</text:p>
          </table:table-cell>
          <table:table-cell table:formula="of:=VLOOKUP([.C297];[$keys.$A$2:.$C$200];[.$A297]+1;0)" office:value-type="string" office:string-value="" calcext:value-type="error">
            <text:p>#N/A</text:p>
          </table:table-cell>
          <table:table-cell table:formula="of:=VLOOKUP([.D297];[$keys.$A$2:.$C$200];[.$A297]+1;0)" office:value-type="string" office:string-value="" calcext:value-type="error">
            <text:p>#N/A</text:p>
          </table:table-cell>
          <table:table-cell table:formula="of:=VLOOKUP([.E297];[$keys.$A$2:.$C$200];[.$A297]+1;0)" office:value-type="string" office:string-value="" calcext:value-type="error">
            <text:p>#N/A</text:p>
          </table:table-cell>
          <table:table-cell table:formula="of:=VLOOKUP([.F297];[$keys.$A$2:.$C$200];[.$A297]+1;0)" office:value-type="string" office:string-value="" calcext:value-type="error">
            <text:p>#N/A</text:p>
          </table:table-cell>
          <table:table-cell table:formula="of:=[.C297]&amp;&quot;_&quot;&amp;[.D297]&amp;IF(ISNA([.I297]);&quot;&quot;;&quot;_&quot;&amp;[.E297]&amp;IF(ISNA([.J297]);&quot;&quot;;&quot;_&quot;&amp;[.F297]))&amp;&quot;_&quot;&amp;TEXT([.A297];&quot;0&quot;)" office:value-type="string" office:string-value="0_0_2" calcext:value-type="string">
            <text:p>0_0_2</text:p>
          </table:table-cell>
          <table:table-cell table:formula="of:=[.G297]&amp;&quot;, &quot;&amp;[.H297]&amp;IF(ISNA([.I297]);&quot;&quot;;&quot;, &quot;&amp;[.I297]&amp;IF(ISNA([.J297]);&quot;&quot;;&quot;, &quot;&amp;[.J297]))" office:value-type="string" office:string-value="" calcext:value-type="error">
            <text:p>#N/A</text:p>
          </table:table-cell>
          <table:table-cell table:formula="of:=VLOOKUP([.B297];[$actions.$A$2:.$F$514];5;0)" office:value-type="string" office:string-value="" calcext:value-type="error">
            <text:p>#N/A</text:p>
          </table:table-cell>
          <table:table-cell table:formula="of:=VLOOKUP([.B297];[$actions.$A$2:.$D$514];2;0)" office:value-type="string" office:string-value="" calcext:value-type="error">
            <text:p>#N/A</text:p>
          </table:table-cell>
          <table:table-cell table:formula="of:=VLOOKUP([.B297];[$actions.$A$2:.$D$514];3;0)" office:value-type="string" office:string-value="" calcext:value-type="error">
            <text:p>#N/A</text:p>
          </table:table-cell>
          <table:table-cell table:formula="of:=VLOOKUP([.B297];[$actions.$A$2:.$D$514];4;0)" office:value-type="string" office:string-value="" calcext:value-type="error">
            <text:p>#N/A</text:p>
          </table:table-cell>
          <table:table-cell table:style-name="ce19" table:formula="of:=[.B297]&lt;&gt;0" office:value-type="boolean" office:boolean-value="false" calcext:value-type="boolean">
            <text:p>FALSE</text:p>
          </table:table-cell>
          <table:table-cell table:formula="of:=&quot;const uint16_t PROGMEM &quot;&amp;[.K297]&amp;&quot;_combo[] = {&quot;&amp;[.L297]&amp;&quot;, COMBO_END};&quot;" office:value-type="string" office:string-value="" calcext:value-type="error">
            <text:p>#N/A</text:p>
          </table:table-cell>
          <table:table-cell table:formula="of:=&quot;  COMBO_&quot;&amp;[.K29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97]&amp;&quot;] = COMBO&quot;&amp;IF([.M297]=&quot;key&quot;;&quot;&quot;;&quot;_ACTION&quot;)&amp;&quot;(&quot;&amp;[.K297]&amp;&quot;_combo&quot;&amp;IF([.M297]=&quot;key&quot;;&quot;, &quot;&amp;[.N297];&quot;&quot;)&amp;&quot;),&quot;" office:value-type="string" office:string-value="" calcext:value-type="error">
            <text:p>#N/A</text:p>
          </table:table-cell>
          <table:table-cell table:style-name="ce8" table:formula="of:=IF([.M297]=&quot;macro&quot;;&quot;    case &quot;&amp;&quot;COMBO_&quot;&amp;[.K297]&amp;&quot;: if (p) {&quot;&amp;[.O297]&amp;&quot;} &quot;&amp;IF([.P297]=&quot;&quot;;&quot;&quot;;&quot;else {&quot;&amp;[.P29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8]);2)+1" office:value-type="float" office:value="1" calcext:value-type="float">
            <text:p>1</text:p>
          </table:table-cell>
          <table:table-cell table:style-name="ce8" table:formula="of:=OFFSET([$actions_combos.A$2];FLOOR(ROW([.B298])/2)-1;0)" office:value-type="float" office:value="0" calcext:value-type="float">
            <text:p>0</text:p>
          </table:table-cell>
          <table:table-cell table:style-name="ce15" table:formula="of:=OFFSET([$actions_combos.B$2];FLOOR(ROW([.C298])/2)-1;0)" office:value-type="float" office:value="0" calcext:value-type="float">
            <text:p>0</text:p>
          </table:table-cell>
          <table:table-cell table:style-name="ce15" table:formula="of:=OFFSET([$actions_combos.C$2];FLOOR(ROW([.D298])/2)-1;0)" office:value-type="float" office:value="0" calcext:value-type="float">
            <text:p>0</text:p>
          </table:table-cell>
          <table:table-cell table:style-name="ce15" table:formula="of:=OFFSET([$actions_combos.D$2];FLOOR(ROW([.E298])/2)-1;0)" office:value-type="float" office:value="0" calcext:value-type="float">
            <text:p>0</text:p>
          </table:table-cell>
          <table:table-cell table:style-name="ce15" table:formula="of:=OFFSET([$actions_combos.E$2];FLOOR(ROW([.F298])/2)-1;0)" office:value-type="float" office:value="0" calcext:value-type="float">
            <text:p>0</text:p>
          </table:table-cell>
          <table:table-cell table:formula="of:=VLOOKUP([.C298];[$keys.$A$2:.$C$200];[.$A298]+1;0)" office:value-type="string" office:string-value="" calcext:value-type="error">
            <text:p>#N/A</text:p>
          </table:table-cell>
          <table:table-cell table:formula="of:=VLOOKUP([.D298];[$keys.$A$2:.$C$200];[.$A298]+1;0)" office:value-type="string" office:string-value="" calcext:value-type="error">
            <text:p>#N/A</text:p>
          </table:table-cell>
          <table:table-cell table:formula="of:=VLOOKUP([.E298];[$keys.$A$2:.$C$200];[.$A298]+1;0)" office:value-type="string" office:string-value="" calcext:value-type="error">
            <text:p>#N/A</text:p>
          </table:table-cell>
          <table:table-cell table:formula="of:=VLOOKUP([.F298];[$keys.$A$2:.$C$200];[.$A298]+1;0)" office:value-type="string" office:string-value="" calcext:value-type="error">
            <text:p>#N/A</text:p>
          </table:table-cell>
          <table:table-cell table:formula="of:=[.C298]&amp;&quot;_&quot;&amp;[.D298]&amp;IF(ISNA([.I298]);&quot;&quot;;&quot;_&quot;&amp;[.E298]&amp;IF(ISNA([.J298]);&quot;&quot;;&quot;_&quot;&amp;[.F298]))&amp;&quot;_&quot;&amp;TEXT([.A298];&quot;0&quot;)" office:value-type="string" office:string-value="0_0_1" calcext:value-type="string">
            <text:p>0_0_1</text:p>
          </table:table-cell>
          <table:table-cell table:formula="of:=[.G298]&amp;&quot;, &quot;&amp;[.H298]&amp;IF(ISNA([.I298]);&quot;&quot;;&quot;, &quot;&amp;[.I298]&amp;IF(ISNA([.J298]);&quot;&quot;;&quot;, &quot;&amp;[.J298]))" office:value-type="string" office:string-value="" calcext:value-type="error">
            <text:p>#N/A</text:p>
          </table:table-cell>
          <table:table-cell table:formula="of:=VLOOKUP([.B298];[$actions.$A$2:.$F$514];5;0)" office:value-type="string" office:string-value="" calcext:value-type="error">
            <text:p>#N/A</text:p>
          </table:table-cell>
          <table:table-cell table:formula="of:=VLOOKUP([.B298];[$actions.$A$2:.$D$514];2;0)" office:value-type="string" office:string-value="" calcext:value-type="error">
            <text:p>#N/A</text:p>
          </table:table-cell>
          <table:table-cell table:formula="of:=VLOOKUP([.B298];[$actions.$A$2:.$D$514];3;0)" office:value-type="string" office:string-value="" calcext:value-type="error">
            <text:p>#N/A</text:p>
          </table:table-cell>
          <table:table-cell table:formula="of:=VLOOKUP([.B298];[$actions.$A$2:.$D$514];4;0)" office:value-type="string" office:string-value="" calcext:value-type="error">
            <text:p>#N/A</text:p>
          </table:table-cell>
          <table:table-cell table:style-name="ce19" table:formula="of:=[.B298]&lt;&gt;0" office:value-type="boolean" office:boolean-value="false" calcext:value-type="boolean">
            <text:p>FALSE</text:p>
          </table:table-cell>
          <table:table-cell table:formula="of:=&quot;const uint16_t PROGMEM &quot;&amp;[.K298]&amp;&quot;_combo[] = {&quot;&amp;[.L298]&amp;&quot;, COMBO_END};&quot;" office:value-type="string" office:string-value="" calcext:value-type="error">
            <text:p>#N/A</text:p>
          </table:table-cell>
          <table:table-cell table:formula="of:=&quot;  COMBO_&quot;&amp;[.K29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98]&amp;&quot;] = COMBO&quot;&amp;IF([.M298]=&quot;key&quot;;&quot;&quot;;&quot;_ACTION&quot;)&amp;&quot;(&quot;&amp;[.K298]&amp;&quot;_combo&quot;&amp;IF([.M298]=&quot;key&quot;;&quot;, &quot;&amp;[.N298];&quot;&quot;)&amp;&quot;),&quot;" office:value-type="string" office:string-value="" calcext:value-type="error">
            <text:p>#N/A</text:p>
          </table:table-cell>
          <table:table-cell table:style-name="ce8" table:formula="of:=IF([.M298]=&quot;macro&quot;;&quot;    case &quot;&amp;&quot;COMBO_&quot;&amp;[.K298]&amp;&quot;: if (p) {&quot;&amp;[.O298]&amp;&quot;} &quot;&amp;IF([.P298]=&quot;&quot;;&quot;&quot;;&quot;else {&quot;&amp;[.P29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9]);2)+1" office:value-type="float" office:value="2" calcext:value-type="float">
            <text:p>2</text:p>
          </table:table-cell>
          <table:table-cell table:style-name="ce8" table:formula="of:=OFFSET([$actions_combos.A$2];FLOOR(ROW([.B299])/2)-1;0)" office:value-type="float" office:value="0" calcext:value-type="float">
            <text:p>0</text:p>
          </table:table-cell>
          <table:table-cell table:style-name="ce15" table:formula="of:=OFFSET([$actions_combos.B$2];FLOOR(ROW([.C299])/2)-1;0)" office:value-type="float" office:value="0" calcext:value-type="float">
            <text:p>0</text:p>
          </table:table-cell>
          <table:table-cell table:style-name="ce15" table:formula="of:=OFFSET([$actions_combos.C$2];FLOOR(ROW([.D299])/2)-1;0)" office:value-type="float" office:value="0" calcext:value-type="float">
            <text:p>0</text:p>
          </table:table-cell>
          <table:table-cell table:style-name="ce15" table:formula="of:=OFFSET([$actions_combos.D$2];FLOOR(ROW([.E299])/2)-1;0)" office:value-type="float" office:value="0" calcext:value-type="float">
            <text:p>0</text:p>
          </table:table-cell>
          <table:table-cell table:style-name="ce15" table:formula="of:=OFFSET([$actions_combos.E$2];FLOOR(ROW([.F299])/2)-1;0)" office:value-type="float" office:value="0" calcext:value-type="float">
            <text:p>0</text:p>
          </table:table-cell>
          <table:table-cell table:formula="of:=VLOOKUP([.C299];[$keys.$A$2:.$C$200];[.$A299]+1;0)" office:value-type="string" office:string-value="" calcext:value-type="error">
            <text:p>#N/A</text:p>
          </table:table-cell>
          <table:table-cell table:formula="of:=VLOOKUP([.D299];[$keys.$A$2:.$C$200];[.$A299]+1;0)" office:value-type="string" office:string-value="" calcext:value-type="error">
            <text:p>#N/A</text:p>
          </table:table-cell>
          <table:table-cell table:formula="of:=VLOOKUP([.E299];[$keys.$A$2:.$C$200];[.$A299]+1;0)" office:value-type="string" office:string-value="" calcext:value-type="error">
            <text:p>#N/A</text:p>
          </table:table-cell>
          <table:table-cell table:formula="of:=VLOOKUP([.F299];[$keys.$A$2:.$C$200];[.$A299]+1;0)" office:value-type="string" office:string-value="" calcext:value-type="error">
            <text:p>#N/A</text:p>
          </table:table-cell>
          <table:table-cell table:formula="of:=[.C299]&amp;&quot;_&quot;&amp;[.D299]&amp;IF(ISNA([.I299]);&quot;&quot;;&quot;_&quot;&amp;[.E299]&amp;IF(ISNA([.J299]);&quot;&quot;;&quot;_&quot;&amp;[.F299]))&amp;&quot;_&quot;&amp;TEXT([.A299];&quot;0&quot;)" office:value-type="string" office:string-value="0_0_2" calcext:value-type="string">
            <text:p>0_0_2</text:p>
          </table:table-cell>
          <table:table-cell table:formula="of:=[.G299]&amp;&quot;, &quot;&amp;[.H299]&amp;IF(ISNA([.I299]);&quot;&quot;;&quot;, &quot;&amp;[.I299]&amp;IF(ISNA([.J299]);&quot;&quot;;&quot;, &quot;&amp;[.J299]))" office:value-type="string" office:string-value="" calcext:value-type="error">
            <text:p>#N/A</text:p>
          </table:table-cell>
          <table:table-cell table:formula="of:=VLOOKUP([.B299];[$actions.$A$2:.$F$514];5;0)" office:value-type="string" office:string-value="" calcext:value-type="error">
            <text:p>#N/A</text:p>
          </table:table-cell>
          <table:table-cell table:formula="of:=VLOOKUP([.B299];[$actions.$A$2:.$D$514];2;0)" office:value-type="string" office:string-value="" calcext:value-type="error">
            <text:p>#N/A</text:p>
          </table:table-cell>
          <table:table-cell table:formula="of:=VLOOKUP([.B299];[$actions.$A$2:.$D$514];3;0)" office:value-type="string" office:string-value="" calcext:value-type="error">
            <text:p>#N/A</text:p>
          </table:table-cell>
          <table:table-cell table:formula="of:=VLOOKUP([.B299];[$actions.$A$2:.$D$514];4;0)" office:value-type="string" office:string-value="" calcext:value-type="error">
            <text:p>#N/A</text:p>
          </table:table-cell>
          <table:table-cell table:style-name="ce19" table:formula="of:=[.B299]&lt;&gt;0" office:value-type="boolean" office:boolean-value="false" calcext:value-type="boolean">
            <text:p>FALSE</text:p>
          </table:table-cell>
          <table:table-cell table:formula="of:=&quot;const uint16_t PROGMEM &quot;&amp;[.K299]&amp;&quot;_combo[] = {&quot;&amp;[.L299]&amp;&quot;, COMBO_END};&quot;" office:value-type="string" office:string-value="" calcext:value-type="error">
            <text:p>#N/A</text:p>
          </table:table-cell>
          <table:table-cell table:formula="of:=&quot;  COMBO_&quot;&amp;[.K29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99]&amp;&quot;] = COMBO&quot;&amp;IF([.M299]=&quot;key&quot;;&quot;&quot;;&quot;_ACTION&quot;)&amp;&quot;(&quot;&amp;[.K299]&amp;&quot;_combo&quot;&amp;IF([.M299]=&quot;key&quot;;&quot;, &quot;&amp;[.N299];&quot;&quot;)&amp;&quot;),&quot;" office:value-type="string" office:string-value="" calcext:value-type="error">
            <text:p>#N/A</text:p>
          </table:table-cell>
          <table:table-cell table:style-name="ce8" table:formula="of:=IF([.M299]=&quot;macro&quot;;&quot;    case &quot;&amp;&quot;COMBO_&quot;&amp;[.K299]&amp;&quot;: if (p) {&quot;&amp;[.O299]&amp;&quot;} &quot;&amp;IF([.P299]=&quot;&quot;;&quot;&quot;;&quot;else {&quot;&amp;[.P29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300]);2)+1" office:value-type="float" office:value="1" calcext:value-type="float">
            <text:p>1</text:p>
          </table:table-cell>
          <table:table-cell table:style-name="ce8" table:formula="of:=OFFSET([$actions_combos.A$2];FLOOR(ROW([.B300])/2)-1;0)" office:value-type="float" office:value="0" calcext:value-type="float">
            <text:p>0</text:p>
          </table:table-cell>
          <table:table-cell table:style-name="ce15" table:formula="of:=OFFSET([$actions_combos.B$2];FLOOR(ROW([.C300])/2)-1;0)" office:value-type="float" office:value="0" calcext:value-type="float">
            <text:p>0</text:p>
          </table:table-cell>
          <table:table-cell table:style-name="ce15" table:formula="of:=OFFSET([$actions_combos.C$2];FLOOR(ROW([.D300])/2)-1;0)" office:value-type="float" office:value="0" calcext:value-type="float">
            <text:p>0</text:p>
          </table:table-cell>
          <table:table-cell table:style-name="ce15" table:formula="of:=OFFSET([$actions_combos.D$2];FLOOR(ROW([.E300])/2)-1;0)" office:value-type="float" office:value="0" calcext:value-type="float">
            <text:p>0</text:p>
          </table:table-cell>
          <table:table-cell table:style-name="ce15" table:formula="of:=OFFSET([$actions_combos.E$2];FLOOR(ROW([.F300])/2)-1;0)" office:value-type="float" office:value="0" calcext:value-type="float">
            <text:p>0</text:p>
          </table:table-cell>
          <table:table-cell table:formula="of:=VLOOKUP([.C300];[$keys.$A$2:.$C$200];[.$A300]+1;0)" office:value-type="string" office:string-value="" calcext:value-type="error">
            <text:p>#N/A</text:p>
          </table:table-cell>
          <table:table-cell table:formula="of:=VLOOKUP([.D300];[$keys.$A$2:.$C$200];[.$A300]+1;0)" office:value-type="string" office:string-value="" calcext:value-type="error">
            <text:p>#N/A</text:p>
          </table:table-cell>
          <table:table-cell table:formula="of:=VLOOKUP([.E300];[$keys.$A$2:.$C$200];[.$A300]+1;0)" office:value-type="string" office:string-value="" calcext:value-type="error">
            <text:p>#N/A</text:p>
          </table:table-cell>
          <table:table-cell table:formula="of:=VLOOKUP([.F300];[$keys.$A$2:.$C$200];[.$A300]+1;0)" office:value-type="string" office:string-value="" calcext:value-type="error">
            <text:p>#N/A</text:p>
          </table:table-cell>
          <table:table-cell table:formula="of:=[.C300]&amp;&quot;_&quot;&amp;[.D300]&amp;IF(ISNA([.I300]);&quot;&quot;;&quot;_&quot;&amp;[.E300]&amp;IF(ISNA([.J300]);&quot;&quot;;&quot;_&quot;&amp;[.F300]))&amp;&quot;_&quot;&amp;TEXT([.A300];&quot;0&quot;)" office:value-type="string" office:string-value="0_0_1" calcext:value-type="string">
            <text:p>0_0_1</text:p>
          </table:table-cell>
          <table:table-cell table:formula="of:=[.G300]&amp;&quot;, &quot;&amp;[.H300]&amp;IF(ISNA([.I300]);&quot;&quot;;&quot;, &quot;&amp;[.I300]&amp;IF(ISNA([.J300]);&quot;&quot;;&quot;, &quot;&amp;[.J300]))" office:value-type="string" office:string-value="" calcext:value-type="error">
            <text:p>#N/A</text:p>
          </table:table-cell>
          <table:table-cell table:formula="of:=VLOOKUP([.B300];[$actions.$A$2:.$F$514];5;0)" office:value-type="string" office:string-value="" calcext:value-type="error">
            <text:p>#N/A</text:p>
          </table:table-cell>
          <table:table-cell table:formula="of:=VLOOKUP([.B300];[$actions.$A$2:.$D$514];2;0)" office:value-type="string" office:string-value="" calcext:value-type="error">
            <text:p>#N/A</text:p>
          </table:table-cell>
          <table:table-cell table:formula="of:=VLOOKUP([.B300];[$actions.$A$2:.$D$514];3;0)" office:value-type="string" office:string-value="" calcext:value-type="error">
            <text:p>#N/A</text:p>
          </table:table-cell>
          <table:table-cell table:formula="of:=VLOOKUP([.B300];[$actions.$A$2:.$D$514];4;0)" office:value-type="string" office:string-value="" calcext:value-type="error">
            <text:p>#N/A</text:p>
          </table:table-cell>
          <table:table-cell table:style-name="ce19" table:formula="of:=[.B300]&lt;&gt;0" office:value-type="boolean" office:boolean-value="false" calcext:value-type="boolean">
            <text:p>FALSE</text:p>
          </table:table-cell>
          <table:table-cell table:formula="of:=&quot;const uint16_t PROGMEM &quot;&amp;[.K300]&amp;&quot;_combo[] = {&quot;&amp;[.L300]&amp;&quot;, COMBO_END};&quot;" office:value-type="string" office:string-value="" calcext:value-type="error">
            <text:p>#N/A</text:p>
          </table:table-cell>
          <table:table-cell table:formula="of:=&quot;  COMBO_&quot;&amp;[.K30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300]&amp;&quot;] = COMBO&quot;&amp;IF([.M300]=&quot;key&quot;;&quot;&quot;;&quot;_ACTION&quot;)&amp;&quot;(&quot;&amp;[.K300]&amp;&quot;_combo&quot;&amp;IF([.M300]=&quot;key&quot;;&quot;, &quot;&amp;[.N300];&quot;&quot;)&amp;&quot;),&quot;" office:value-type="string" office:string-value="" calcext:value-type="error">
            <text:p>#N/A</text:p>
          </table:table-cell>
          <table:table-cell table:style-name="ce8" table:formula="of:=IF([.M300]=&quot;macro&quot;;&quot;    case &quot;&amp;&quot;COMBO_&quot;&amp;[.K300]&amp;&quot;: if (p) {&quot;&amp;[.O300]&amp;&quot;} &quot;&amp;IF([.P300]=&quot;&quot;;&quot;&quot;;&quot;else {&quot;&amp;[.P30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 table:number-rows-repeated="10482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f123" table:style-name="ta1">
        <office:forms form:automatic-focus="false" form:apply-design-mode="false"/>
        <table:table-column table:style-name="co16" table:default-cell-style-name="ce14"/>
        <table:table-column table:style-name="co17" table:default-cell-style-name="ce41"/>
        <table:table-column table:style-name="co18" table:default-cell-style-name="ce45"/>
        <table:table-column table:style-name="co2" table:default-cell-style-name="ce48"/>
        <table:table-row table:style-name="ro3">
          <table:table-cell table:style-name="Default" office:value-type="string" calcext:value-type="string">
            <text:p>Filter</text:p>
          </table:table-cell>
          <table:table-cell table:style-name="Default" table:number-columns-repeated="3"/>
        </table:table-row>
        <table:table-row table:style-name="ro3">
          <table:table-cell table:style-name="Default" table:number-columns-repeated="4"/>
        </table:table-row>
        <table:table-row table:style-name="ro3">
          <table:table-cell table:style-name="ce10" office:value-type="string" calcext:value-type="string">
            <text:p>def1</text:p>
          </table:table-cell>
          <table:table-cell table:style-name="ce17" office:value-type="string" calcext:value-type="string">
            <text:p>def2</text:p>
          </table:table-cell>
          <table:table-cell table:style-name="ce43" office:value-type="string" calcext:value-type="string">
            <text:p>def3</text:p>
          </table:table-cell>
          <table:table-cell table:style-name="ce47" office:value-type="string" calcext:value-type="string">
            <text:p>(empty)</text:p>
          </table:table-cell>
        </table:table-row>
        <table:table-row table:style-name="ro3">
          <table:table-cell table:style-name="ce12" office:value-type="string" calcext:value-type="string">
            <text:p>const uint16_t PROGMEM a_alt_1_combo[] = {KC_A, KC_LALT, COMBO_END};</text:p>
          </table:table-cell>
          <table:table-cell table:style-name="ce40" office:value-type="string" calcext:value-type="string">
            <text:p><text:s text:c="2"/>COMBO_a_alt_1,</text:p>
          </table:table-cell>
          <table:table-cell table:style-name="ce44" office:value-type="string" calcext:value-type="string">
            <text:p><text:s text:c="2"/>[COMBO_a_alt_1] = COMBO(a_alt_1_combo, DYN_REC_START1),</text:p>
          </table:table-cell>
          <table:table-cell/>
        </table:table-row>
        <table:table-row table:style-name="ro3">
          <table:table-cell office:value-type="string" calcext:value-type="string">
            <text:p>const uint16_t PROGMEM a_alt_2_combo[] = {KC_LCBR, KC_LALT, COMBO_END};</text:p>
          </table:table-cell>
          <table:table-cell office:value-type="string" calcext:value-type="string">
            <text:p><text:s text:c="2"/>COMBO_a_alt_2,</text:p>
          </table:table-cell>
          <table:table-cell office:value-type="string" calcext:value-type="string">
            <text:p><text:s text:c="2"/>[COMBO_a_alt_2] = COMBO(a_alt_2_combo, DYN_REC_START1),</text:p>
          </table:table-cell>
          <table:table-cell/>
        </table:table-row>
        <table:table-row table:style-name="ro3">
          <table:table-cell office:value-type="string" calcext:value-type="string">
            <text:p>const uint16_t PROGMEM a_r_1_combo[] = {KC_A, KC_R, COMBO_END};</text:p>
          </table:table-cell>
          <table:table-cell office:value-type="string" calcext:value-type="string">
            <text:p><text:s text:c="2"/>COMBO_a_r_1,</text:p>
          </table:table-cell>
          <table:table-cell office:value-type="string" calcext:value-type="string">
            <text:p><text:s text:c="2"/>[COMBO_a_r_1] = COMBO(a_r_1_combo, KC_BSPC),</text:p>
          </table:table-cell>
          <table:table-cell/>
        </table:table-row>
        <table:table-row table:style-name="ro3">
          <table:table-cell office:value-type="string" calcext:value-type="string">
            <text:p>const uint16_t PROGMEM a_r_2_combo[] = {KC_LCBR, KC_RCBR, COMBO_END};</text:p>
          </table:table-cell>
          <table:table-cell office:value-type="string" calcext:value-type="string">
            <text:p><text:s text:c="2"/>COMBO_a_r_2,</text:p>
          </table:table-cell>
          <table:table-cell office:value-type="string" calcext:value-type="string">
            <text:p><text:s text:c="2"/>[COMBO_a_r_2] = COMBO(a_r_2_combo, KC_BSPC),</text:p>
          </table:table-cell>
          <table:table-cell/>
        </table:table-row>
        <table:table-row table:style-name="ro3">
          <table:table-cell office:value-type="string" calcext:value-type="string">
            <text:p>const uint16_t PROGMEM alt_c_1_combo[] = {KC_LALT, KC_C, COMBO_END};</text:p>
          </table:table-cell>
          <table:table-cell office:value-type="string" calcext:value-type="string">
            <text:p><text:s text:c="2"/>COMBO_alt_c_1,</text:p>
          </table:table-cell>
          <table:table-cell office:value-type="string" calcext:value-type="string">
            <text:p><text:s text:c="2"/>[COMBO_alt_c_1] = COMBO(alt_c_1_combo, KC_HOME),</text:p>
          </table:table-cell>
          <table:table-cell/>
        </table:table-row>
        <table:table-row table:style-name="ro3">
          <table:table-cell office:value-type="string" calcext:value-type="string">
            <text:p>const uint16_t PROGMEM alt_c_2_combo[] = {KC_LALT, KC_LBRC, COMBO_END};</text:p>
          </table:table-cell>
          <table:table-cell office:value-type="string" calcext:value-type="string">
            <text:p><text:s text:c="2"/>COMBO_alt_c_2,</text:p>
          </table:table-cell>
          <table:table-cell office:value-type="string" calcext:value-type="string">
            <text:p><text:s text:c="2"/>[COMBO_alt_c_2] = COMBO(alt_c_2_combo, KC_HOME),</text:p>
          </table:table-cell>
          <table:table-cell/>
        </table:table-row>
        <table:table-row table:style-name="ro3">
          <table:table-cell office:value-type="string" calcext:value-type="string">
            <text:p>const uint16_t PROGMEM alt_c_v_1_combo[] = {KC_LALT, KC_C, KC_V, COMBO_END};</text:p>
          </table:table-cell>
          <table:table-cell office:value-type="string" calcext:value-type="string">
            <text:p><text:s text:c="2"/>COMBO_alt_c_v_1,</text:p>
          </table:table-cell>
          <table:table-cell office:value-type="string" calcext:value-type="string">
            <text:p><text:s text:c="2"/>[COMBO_alt_c_v_1] = COMBO_ACTION(alt_c_v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alt_c_v_2_combo[] = {KC_LALT, KC_LBRC, KC_RBRC, COMBO_END};</text:p>
          </table:table-cell>
          <table:table-cell office:value-type="string" calcext:value-type="string">
            <text:p><text:s text:c="2"/>COMBO_alt_c_v_2,</text:p>
          </table:table-cell>
          <table:table-cell office:value-type="string" calcext:value-type="string">
            <text:p><text:s text:c="2"/>[COMBO_alt_c_v_2] = COMBO_ACTION(alt_c_v_2_combo),</text:p>
          </table:table-cell>
          <table:table-cell/>
        </table:table-row>
        <table:table-row table:style-name="ro1">
          <table:table-cell office:value-type="string" calcext:value-type="string">
            <text:p>const uint16_t PROGMEM alt_v_1_combo[] = {KC_LALT, KC_V, COMBO_END};</text:p>
          </table:table-cell>
          <table:table-cell office:value-type="string" calcext:value-type="string">
            <text:p><text:s text:c="2"/>COMBO_alt_v_1,</text:p>
          </table:table-cell>
          <table:table-cell office:value-type="string" calcext:value-type="string">
            <text:p><text:s text:c="2"/>[COMBO_alt_v_1] = COMBO_ACTION(alt_v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alt_v_2_combo[] = {KC_LALT, KC_RBRC, COMBO_END};</text:p>
          </table:table-cell>
          <table:table-cell office:value-type="string" calcext:value-type="string">
            <text:p><text:s text:c="2"/>COMBO_alt_v_2,</text:p>
          </table:table-cell>
          <table:table-cell office:value-type="string" calcext:value-type="string">
            <text:p><text:s text:c="2"/>[COMBO_alt_v_2] = COMBO_ACTION(alt_v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c_v_1_combo[] = {KC_C, KC_V, COMBO_END};</text:p>
          </table:table-cell>
          <table:table-cell office:value-type="string" calcext:value-type="string">
            <text:p><text:s text:c="2"/>COMBO_c_v_1,</text:p>
          </table:table-cell>
          <table:table-cell office:value-type="string" calcext:value-type="string">
            <text:p><text:s text:c="2"/>[COMBO_c_v_1] = COMBO(c_v_1_combo, KC_END),</text:p>
          </table:table-cell>
          <table:table-cell/>
        </table:table-row>
        <table:table-row table:style-name="ro3">
          <table:table-cell office:value-type="string" calcext:value-type="string">
            <text:p>const uint16_t PROGMEM c_v_2_combo[] = {KC_LBRC, KC_RBRC, COMBO_END};</text:p>
          </table:table-cell>
          <table:table-cell office:value-type="string" calcext:value-type="string">
            <text:p><text:s text:c="2"/>COMBO_c_v_2,</text:p>
          </table:table-cell>
          <table:table-cell office:value-type="string" calcext:value-type="string">
            <text:p><text:s text:c="2"/>[COMBO_c_v_2] = COMBO(c_v_2_combo, KC_END),</text:p>
          </table:table-cell>
          <table:table-cell/>
        </table:table-row>
        <table:table-row table:style-name="ro3">
          <table:table-cell office:value-type="string" calcext:value-type="string">
            <text:p>const uint16_t PROGMEM coma_dot_1_combo[] = {CC_COMA, CC_DOT, COMBO_END};</text:p>
          </table:table-cell>
          <table:table-cell office:value-type="string" calcext:value-type="string">
            <text:p><text:s text:c="2"/>COMBO_coma_dot_1,</text:p>
          </table:table-cell>
          <table:table-cell office:value-type="string" calcext:value-type="string">
            <text:p><text:s text:c="2"/>[COMBO_coma_dot_1] = COMBO(coma_dot_1_combo, KC_RGHT),</text:p>
          </table:table-cell>
          <table:table-cell/>
        </table:table-row>
        <table:table-row table:style-name="ro3">
          <table:table-cell office:value-type="string" calcext:value-type="string">
            <text:p>const uint16_t PROGMEM coma_dot_2_combo[] = {CC_COMA, CC_DOT, COMBO_END};</text:p>
          </table:table-cell>
          <table:table-cell office:value-type="string" calcext:value-type="string">
            <text:p><text:s text:c="2"/>COMBO_coma_dot_2,</text:p>
          </table:table-cell>
          <table:table-cell office:value-type="string" calcext:value-type="string">
            <text:p><text:s text:c="2"/>[COMBO_coma_dot_2] = COMBO(coma_dot_2_combo, KC_RGHT),</text:p>
          </table:table-cell>
          <table:table-cell/>
        </table:table-row>
        <table:table-row table:style-name="ro3">
          <table:table-cell office:value-type="string" calcext:value-type="string">
            <text:p>const uint16_t PROGMEM coma_dot_x_1_combo[] = {CC_COMA, CC_DOT, KC_X, COMBO_END};</text:p>
          </table:table-cell>
          <table:table-cell office:value-type="string" calcext:value-type="string">
            <text:p><text:s text:c="2"/>COMBO_coma_dot_x_1,</text:p>
          </table:table-cell>
          <table:table-cell office:value-type="string" calcext:value-type="string">
            <text:p><text:s text:c="2"/>[COMBO_coma_dot_x_1] = COMBO_ACTION(coma_dot_x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coma_dot_x_2_combo[] = {CC_COMA, CC_DOT, KC_TILD, COMBO_END};</text:p>
          </table:table-cell>
          <table:table-cell office:value-type="string" calcext:value-type="string">
            <text:p><text:s text:c="2"/>COMBO_coma_dot_x_2,</text:p>
          </table:table-cell>
          <table:table-cell office:value-type="string" calcext:value-type="string">
            <text:p><text:s text:c="2"/>[COMBO_coma_dot_x_2] = COMBO_ACTION(coma_dot_x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d_b_1_combo[] = {KC_D, KC_B, COMBO_END};</text:p>
          </table:table-cell>
          <table:table-cell office:value-type="string" calcext:value-type="string">
            <text:p><text:s text:c="2"/>COMBO_d_b_1,</text:p>
          </table:table-cell>
          <table:table-cell office:value-type="string" calcext:value-type="string">
            <text:p><text:s text:c="2"/>[COMBO_d_b_1] = COMBO(d_b_1_combo, KC_PIPE),</text:p>
          </table:table-cell>
          <table:table-cell/>
        </table:table-row>
        <table:table-row table:style-name="ro3">
          <table:table-cell office:value-type="string" calcext:value-type="string">
            <text:p>const uint16_t PROGMEM d_b_2_combo[] = {KC_DLR, KC_PERC, COMBO_END};</text:p>
          </table:table-cell>
          <table:table-cell office:value-type="string" calcext:value-type="string">
            <text:p><text:s text:c="2"/>COMBO_d_b_2,</text:p>
          </table:table-cell>
          <table:table-cell office:value-type="string" calcext:value-type="string">
            <text:p><text:s text:c="2"/>[COMBO_d_b_2] = COMBO(d_b_2_combo, KC_PIPE),</text:p>
          </table:table-cell>
          <table:table-cell/>
        </table:table-row>
        <table:table-row table:style-name="ro3">
          <table:table-cell office:value-type="string" calcext:value-type="string">
            <text:p>const uint16_t PROGMEM e_dot_1_combo[] = {KC_E, CC_DOT, COMBO_END};</text:p>
          </table:table-cell>
          <table:table-cell office:value-type="string" calcext:value-type="string">
            <text:p><text:s text:c="2"/>COMBO_e_dot_1,</text:p>
          </table:table-cell>
          <table:table-cell office:value-type="string" calcext:value-type="string">
            <text:p><text:s text:c="2"/>[COMBO_e_dot_1] = COMBO(e_dot_1_combo, KC_DOWN),</text:p>
          </table:table-cell>
          <table:table-cell/>
        </table:table-row>
        <table:table-row table:style-name="ro3">
          <table:table-cell office:value-type="string" calcext:value-type="string">
            <text:p>const uint16_t PROGMEM e_dot_2_combo[] = {KC_EQL, CC_DOT, COMBO_END};</text:p>
          </table:table-cell>
          <table:table-cell office:value-type="string" calcext:value-type="string">
            <text:p><text:s text:c="2"/>COMBO_e_dot_2,</text:p>
          </table:table-cell>
          <table:table-cell office:value-type="string" calcext:value-type="string">
            <text:p><text:s text:c="2"/>[COMBO_e_dot_2] = COMBO(e_dot_2_combo, KC_DOWN),</text:p>
          </table:table-cell>
          <table:table-cell/>
        </table:table-row>
        <table:table-row table:style-name="ro3">
          <table:table-cell office:value-type="string" calcext:value-type="string">
            <text:p>const uint16_t PROGMEM e_i_1_combo[] = {KC_E, KC_I, COMBO_END};</text:p>
          </table:table-cell>
          <table:table-cell office:value-type="string" calcext:value-type="string">
            <text:p><text:s text:c="2"/>COMBO_e_i_1,</text:p>
          </table:table-cell>
          <table:table-cell office:value-type="string" calcext:value-type="string">
            <text:p><text:s text:c="2"/>[COMBO_e_i_1] = COMBO(e_i_1_combo, KC_MINS),</text:p>
          </table:table-cell>
          <table:table-cell/>
        </table:table-row>
        <table:table-row table:style-name="ro3">
          <table:table-cell office:value-type="string" calcext:value-type="string">
            <text:p>const uint16_t PROGMEM e_i_2_combo[] = {KC_EQL, KC_ASTR, COMBO_END};</text:p>
          </table:table-cell>
          <table:table-cell office:value-type="string" calcext:value-type="string">
            <text:p><text:s text:c="2"/>COMBO_e_i_2,</text:p>
          </table:table-cell>
          <table:table-cell office:value-type="string" calcext:value-type="string">
            <text:p><text:s text:c="2"/>[COMBO_e_i_2] = COMBO(e_i_2_combo, KC_MINS),</text:p>
          </table:table-cell>
          <table:table-cell/>
        </table:table-row>
        <table:table-row table:style-name="ro3">
          <table:table-cell office:value-type="string" calcext:value-type="string">
            <text:p>const uint16_t PROGMEM e_m_1_combo[] = {KC_E, KC_M, COMBO_END};</text:p>
          </table:table-cell>
          <table:table-cell office:value-type="string" calcext:value-type="string">
            <text:p><text:s text:c="2"/>COMBO_e_m_1,</text:p>
          </table:table-cell>
          <table:table-cell office:value-type="string" calcext:value-type="string">
            <text:p><text:s text:c="2"/>[COMBO_e_m_1] = COMBO(e_m_1_combo, KC_UP),</text:p>
          </table:table-cell>
          <table:table-cell/>
        </table:table-row>
        <table:table-row table:style-name="ro3">
          <table:table-cell office:value-type="string" calcext:value-type="string">
            <text:p>const uint16_t PROGMEM e_m_2_combo[] = {KC_EQL, KC_GT, COMBO_END};</text:p>
          </table:table-cell>
          <table:table-cell office:value-type="string" calcext:value-type="string">
            <text:p><text:s text:c="2"/>COMBO_e_m_2,</text:p>
          </table:table-cell>
          <table:table-cell office:value-type="string" calcext:value-type="string">
            <text:p><text:s text:c="2"/>[COMBO_e_m_2] = COMBO(e_m_2_combo, KC_UP),</text:p>
          </table:table-cell>
          <table:table-cell/>
        </table:table-row>
        <table:table-row table:style-name="ro3">
          <table:table-cell office:value-type="string" calcext:value-type="string">
            <text:p>const uint16_t PROGMEM f_p_1_combo[] = {KC_F, KC_P, COMBO_END};</text:p>
          </table:table-cell>
          <table:table-cell office:value-type="string" calcext:value-type="string">
            <text:p><text:s text:c="2"/>COMBO_f_p_1,</text:p>
          </table:table-cell>
          <table:table-cell office:value-type="string" calcext:value-type="string">
            <text:p><text:s text:c="2"/>[COMBO_f_p_1] = COMBO(f_p_1_combo, KC_SCLN),</text:p>
          </table:table-cell>
          <table:table-cell/>
        </table:table-row>
        <table:table-row table:style-name="ro3">
          <table:table-cell office:value-type="string" calcext:value-type="string">
            <text:p>const uint16_t PROGMEM f_p_2_combo[] = {KC_2, KC_3, COMBO_END};</text:p>
          </table:table-cell>
          <table:table-cell office:value-type="string" calcext:value-type="string">
            <text:p><text:s text:c="2"/>COMBO_f_p_2,</text:p>
          </table:table-cell>
          <table:table-cell office:value-type="string" calcext:value-type="string">
            <text:p><text:s text:c="2"/>[COMBO_f_p_2] = COMBO(f_p_2_combo, KC_SCLN),</text:p>
          </table:table-cell>
          <table:table-cell/>
        </table:table-row>
        <table:table-row table:style-name="ro3">
          <table:table-cell office:value-type="string" calcext:value-type="string">
            <text:p>const uint16_t PROGMEM f_s_1_combo[] = {KC_F, KC_S, COMBO_END};</text:p>
          </table:table-cell>
          <table:table-cell office:value-type="string" calcext:value-type="string">
            <text:p><text:s text:c="2"/>COMBO_f_s_1,</text:p>
          </table:table-cell>
          <table:table-cell office:value-type="string" calcext:value-type="string">
            <text:p><text:s text:c="2"/>[COMBO_f_s_1] = COMBO(f_s_1_combo, KC_F2),</text:p>
          </table:table-cell>
          <table:table-cell/>
        </table:table-row>
        <table:table-row table:style-name="ro3">
          <table:table-cell office:value-type="string" calcext:value-type="string">
            <text:p>const uint16_t PROGMEM f_s_2_combo[] = {KC_2, KC_LPRN, COMBO_END};</text:p>
          </table:table-cell>
          <table:table-cell office:value-type="string" calcext:value-type="string">
            <text:p><text:s text:c="2"/>COMBO_f_s_2,</text:p>
          </table:table-cell>
          <table:table-cell office:value-type="string" calcext:value-type="string">
            <text:p><text:s text:c="2"/>[COMBO_f_s_2] = COMBO(f_s_2_combo, KC_F2),</text:p>
          </table:table-cell>
          <table:table-cell/>
        </table:table-row>
        <table:table-row table:style-name="ro3">
          <table:table-cell office:value-type="string" calcext:value-type="string">
            <text:p>const uint16_t PROGMEM f_t_1_combo[] = {KC_F, KC_T, COMBO_END};</text:p>
          </table:table-cell>
          <table:table-cell office:value-type="string" calcext:value-type="string">
            <text:p><text:s text:c="2"/>COMBO_f_t_1,</text:p>
          </table:table-cell>
          <table:table-cell office:value-type="string" calcext:value-type="string">
            <text:p><text:s text:c="2"/>[COMBO_f_t_1] = COMBO_ACTION(f_t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f_t_2_combo[] = {KC_2, KC_RPRN, COMBO_END};</text:p>
          </table:table-cell>
          <table:table-cell office:value-type="string" calcext:value-type="string">
            <text:p><text:s text:c="2"/>COMBO_f_t_2,</text:p>
          </table:table-cell>
          <table:table-cell office:value-type="string" calcext:value-type="string">
            <text:p><text:s text:c="2"/>[COMBO_f_t_2] = COMBO_ACTION(f_t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g_d_1_combo[] = {KC_G, KC_D, COMBO_END};</text:p>
          </table:table-cell>
          <table:table-cell office:value-type="string" calcext:value-type="string">
            <text:p><text:s text:c="2"/>COMBO_g_d_1,</text:p>
          </table:table-cell>
          <table:table-cell office:value-type="string" calcext:value-type="string">
            <text:p><text:s text:c="2"/>[COMBO_g_d_1] = COMBO(g_d_1_combo, KC_F4),</text:p>
          </table:table-cell>
          <table:table-cell/>
        </table:table-row>
        <table:table-row table:style-name="ro3">
          <table:table-cell office:value-type="string" calcext:value-type="string">
            <text:p>const uint16_t PROGMEM g_d_2_combo[] = {KC_4, KC_DLR, COMBO_END};</text:p>
          </table:table-cell>
          <table:table-cell office:value-type="string" calcext:value-type="string">
            <text:p><text:s text:c="2"/>COMBO_g_d_2,</text:p>
          </table:table-cell>
          <table:table-cell office:value-type="string" calcext:value-type="string">
            <text:p><text:s text:c="2"/>[COMBO_g_d_2] = COMBO(g_d_2_combo, KC_F4),</text:p>
          </table:table-cell>
          <table:table-cell/>
        </table:table-row>
        <table:table-row table:style-name="ro3">
          <table:table-cell office:value-type="string" calcext:value-type="string">
            <text:p>const uint16_t PROGMEM h_k_1_combo[] = {KC_H, KC_K, COMBO_END};</text:p>
          </table:table-cell>
          <table:table-cell office:value-type="string" calcext:value-type="string">
            <text:p><text:s text:c="2"/>COMBO_h_k_1,</text:p>
          </table:table-cell>
          <table:table-cell office:value-type="string" calcext:value-type="string">
            <text:p><text:s text:c="2"/>[COMBO_h_k_1] = COMBO(h_k_1_combo, KC_AT),</text:p>
          </table:table-cell>
          <table:table-cell/>
        </table:table-row>
        <table:table-row table:style-name="ro3">
          <table:table-cell office:value-type="string" calcext:value-type="string">
            <text:p>const uint16_t PROGMEM h_k_2_combo[] = {KC_HASH, KC_LT, COMBO_END};</text:p>
          </table:table-cell>
          <table:table-cell office:value-type="string" calcext:value-type="string">
            <text:p><text:s text:c="2"/>COMBO_h_k_2,</text:p>
          </table:table-cell>
          <table:table-cell office:value-type="string" calcext:value-type="string">
            <text:p><text:s text:c="2"/>[COMBO_h_k_2] = COMBO(h_k_2_combo, KC_AT),</text:p>
          </table:table-cell>
          <table:table-cell/>
        </table:table-row>
        <table:table-row table:style-name="ro3">
          <table:table-cell office:value-type="string" calcext:value-type="string">
            <text:p>const uint16_t PROGMEM i_o_1_combo[] = {KC_I, KC_O, COMBO_END};</text:p>
          </table:table-cell>
          <table:table-cell office:value-type="string" calcext:value-type="string">
            <text:p><text:s text:c="2"/>COMBO_i_o_1,</text:p>
          </table:table-cell>
          <table:table-cell office:value-type="string" calcext:value-type="string">
            <text:p><text:s text:c="2"/>[COMBO_i_o_1] = COMBO(i_o_1_combo, KC_MINS),</text:p>
          </table:table-cell>
          <table:table-cell/>
        </table:table-row>
        <table:table-row table:style-name="ro3">
          <table:table-cell office:value-type="string" calcext:value-type="string">
            <text:p>const uint16_t PROGMEM i_o_2_combo[] = {KC_ASTR, KC_PLUS, COMBO_END};</text:p>
          </table:table-cell>
          <table:table-cell office:value-type="string" calcext:value-type="string">
            <text:p><text:s text:c="2"/>COMBO_i_o_2,</text:p>
          </table:table-cell>
          <table:table-cell office:value-type="string" calcext:value-type="string">
            <text:p><text:s text:c="2"/>[COMBO_i_o_2] = COMBO(i_o_2_combo, KC_MINS),</text:p>
          </table:table-cell>
          <table:table-cell/>
        </table:table-row>
        <table:table-row table:style-name="ro3">
          <table:table-cell office:value-type="string" calcext:value-type="string">
            <text:p>const uint16_t PROGMEM j_h_1_combo[] = {KC_J, KC_H, COMBO_END};</text:p>
          </table:table-cell>
          <table:table-cell office:value-type="string" calcext:value-type="string">
            <text:p><text:s text:c="2"/>COMBO_j_h_1,</text:p>
          </table:table-cell>
          <table:table-cell office:value-type="string" calcext:value-type="string">
            <text:p><text:s text:c="2"/>[COMBO_j_h_1] = COMBO(j_h_1_combo, KC_F5),</text:p>
          </table:table-cell>
          <table:table-cell/>
        </table:table-row>
        <table:table-row table:style-name="ro3">
          <table:table-cell office:value-type="string" calcext:value-type="string">
            <text:p>const uint16_t PROGMEM j_h_2_combo[] = {KC_5, KC_HASH, COMBO_END};</text:p>
          </table:table-cell>
          <table:table-cell office:value-type="string" calcext:value-type="string">
            <text:p><text:s text:c="2"/>COMBO_j_h_2,</text:p>
          </table:table-cell>
          <table:table-cell office:value-type="string" calcext:value-type="string">
            <text:p><text:s text:c="2"/>[COMBO_j_h_2] = COMBO(j_h_2_combo, KC_F5),</text:p>
          </table:table-cell>
          <table:table-cell/>
        </table:table-row>
        <table:table-row table:style-name="ro3">
          <table:table-cell office:value-type="string" calcext:value-type="string">
            <text:p>const uint16_t PROGMEM l_h_1_combo[] = {KC_L, KC_H, COMBO_END};</text:p>
          </table:table-cell>
          <table:table-cell office:value-type="string" calcext:value-type="string">
            <text:p><text:s text:c="2"/>COMBO_l_h_1,</text:p>
          </table:table-cell>
          <table:table-cell office:value-type="string" calcext:value-type="string">
            <text:p><text:s text:c="2"/>[COMBO_l_h_1] = COMBO_ACTION(l_h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l_h_2_combo[] = {KC_6, KC_HASH, COMBO_END};</text:p>
          </table:table-cell>
          <table:table-cell office:value-type="string" calcext:value-type="string">
            <text:p><text:s text:c="2"/>COMBO_l_h_2,</text:p>
          </table:table-cell>
          <table:table-cell office:value-type="string" calcext:value-type="string">
            <text:p><text:s text:c="2"/>[COMBO_l_h_2] = COMBO_ACTION(l_h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l_n_1_combo[] = {KC_L, KC_N, COMBO_END};</text:p>
          </table:table-cell>
          <table:table-cell office:value-type="string" calcext:value-type="string">
            <text:p><text:s text:c="2"/>COMBO_l_n_1,</text:p>
          </table:table-cell>
          <table:table-cell office:value-type="string" calcext:value-type="string">
            <text:p><text:s text:c="2"/>[COMBO_l_n_1] = COMBO(l_n_1_combo, KC_F6),</text:p>
          </table:table-cell>
          <table:table-cell/>
        </table:table-row>
        <table:table-row table:style-name="ro3">
          <table:table-cell office:value-type="string" calcext:value-type="string">
            <text:p>const uint16_t PROGMEM l_n_2_combo[] = {KC_6, KC_SLSH, COMBO_END};</text:p>
          </table:table-cell>
          <table:table-cell office:value-type="string" calcext:value-type="string">
            <text:p><text:s text:c="2"/>COMBO_l_n_2,</text:p>
          </table:table-cell>
          <table:table-cell office:value-type="string" calcext:value-type="string">
            <text:p><text:s text:c="2"/>[COMBO_l_n_2] = COMBO(l_n_2_combo, KC_F6),</text:p>
          </table:table-cell>
          <table:table-cell/>
        </table:table-row>
        <table:table-row table:style-name="ro3">
          <table:table-cell office:value-type="string" calcext:value-type="string">
            <text:p>const uint16_t PROGMEM l_u_1_combo[] = {KC_L, KC_U, COMBO_END};</text:p>
          </table:table-cell>
          <table:table-cell office:value-type="string" calcext:value-type="string">
            <text:p><text:s text:c="2"/>COMBO_l_u_1,</text:p>
          </table:table-cell>
          <table:table-cell office:value-type="string" calcext:value-type="string">
            <text:p><text:s text:c="2"/>[COMBO_l_u_1] = COMBO(l_u_1_combo, KC_INS),</text:p>
          </table:table-cell>
          <table:table-cell/>
        </table:table-row>
        <table:table-row table:style-name="ro3">
          <table:table-cell office:value-type="string" calcext:value-type="string">
            <text:p>const uint16_t PROGMEM l_u_2_combo[] = {KC_6, KC_7, COMBO_END};</text:p>
          </table:table-cell>
          <table:table-cell office:value-type="string" calcext:value-type="string">
            <text:p><text:s text:c="2"/>COMBO_l_u_2,</text:p>
          </table:table-cell>
          <table:table-cell office:value-type="string" calcext:value-type="string">
            <text:p><text:s text:c="2"/>[COMBO_l_u_2] = COMBO(l_u_2_combo, KC_INS),</text:p>
          </table:table-cell>
          <table:table-cell/>
        </table:table-row>
        <table:table-row table:style-name="ro3">
          <table:table-cell office:value-type="string" calcext:value-type="string">
            <text:p>const uint16_t PROGMEM m_coma_1_combo[] = {KC_M, CC_COMA, COMBO_END};</text:p>
          </table:table-cell>
          <table:table-cell office:value-type="string" calcext:value-type="string">
            <text:p><text:s text:c="2"/>COMBO_m_coma_1,</text:p>
          </table:table-cell>
          <table:table-cell office:value-type="string" calcext:value-type="string">
            <text:p><text:s text:c="2"/>[COMBO_m_coma_1] = COMBO(m_coma_1_combo, KC_LEFT),</text:p>
          </table:table-cell>
          <table:table-cell/>
        </table:table-row>
        <table:table-row table:style-name="ro3">
          <table:table-cell office:value-type="string" calcext:value-type="string">
            <text:p>const uint16_t PROGMEM m_coma_2_combo[] = {KC_GT, CC_COMA, COMBO_END};</text:p>
          </table:table-cell>
          <table:table-cell office:value-type="string" calcext:value-type="string">
            <text:p><text:s text:c="2"/>COMBO_m_coma_2,</text:p>
          </table:table-cell>
          <table:table-cell office:value-type="string" calcext:value-type="string">
            <text:p><text:s text:c="2"/>[COMBO_m_coma_2] = COMBO(m_coma_2_combo, KC_LEFT),</text:p>
          </table:table-cell>
          <table:table-cell/>
        </table:table-row>
        <table:table-row table:style-name="ro3">
          <table:table-cell office:value-type="string" calcext:value-type="string">
            <text:p>const uint16_t PROGMEM m_coma_dot_1_combo[] = {KC_M, CC_COMA, CC_DOT, COMBO_END};</text:p>
          </table:table-cell>
          <table:table-cell office:value-type="string" calcext:value-type="string">
            <text:p><text:s text:c="2"/>COMBO_m_coma_dot_1,</text:p>
          </table:table-cell>
          <table:table-cell office:value-type="string" calcext:value-type="string">
            <text:p><text:s text:c="2"/>[COMBO_m_coma_dot_1] = COMBO_ACTION(m_coma_dot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m_coma_dot_2_combo[] = {KC_GT, CC_COMA, CC_DOT, COMBO_END};</text:p>
          </table:table-cell>
          <table:table-cell office:value-type="string" calcext:value-type="string">
            <text:p><text:s text:c="2"/>COMBO_m_coma_dot_2,</text:p>
          </table:table-cell>
          <table:table-cell office:value-type="string" calcext:value-type="string">
            <text:p><text:s text:c="2"/>[COMBO_m_coma_dot_2] = COMBO_ACTION(m_coma_dot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m_dot_1_combo[] = {KC_M, CC_DOT, COMBO_END};</text:p>
          </table:table-cell>
          <table:table-cell office:value-type="string" calcext:value-type="string">
            <text:p><text:s text:c="2"/>COMBO_m_dot_1,</text:p>
          </table:table-cell>
          <table:table-cell office:value-type="string" calcext:value-type="string">
            <text:p><text:s text:c="2"/>[COMBO_m_dot_1] = COMBO(m_dot_1_combo, KC_APP),</text:p>
          </table:table-cell>
          <table:table-cell/>
        </table:table-row>
        <table:table-row table:style-name="ro3">
          <table:table-cell office:value-type="string" calcext:value-type="string">
            <text:p>const uint16_t PROGMEM m_dot_2_combo[] = {KC_GT, CC_DOT, COMBO_END};</text:p>
          </table:table-cell>
          <table:table-cell office:value-type="string" calcext:value-type="string">
            <text:p><text:s text:c="2"/>COMBO_m_dot_2,</text:p>
          </table:table-cell>
          <table:table-cell office:value-type="string" calcext:value-type="string">
            <text:p><text:s text:c="2"/>[COMBO_m_dot_2] = COMBO(m_dot_2_combo, KC_APP),</text:p>
          </table:table-cell>
          <table:table-cell/>
        </table:table-row>
        <table:table-row table:style-name="ro3">
          <table:table-cell office:value-type="string" calcext:value-type="string">
            <text:p>const uint16_t PROGMEM n_e_1_combo[] = {KC_N, KC_E, COMBO_END};</text:p>
          </table:table-cell>
          <table:table-cell office:value-type="string" calcext:value-type="string">
            <text:p><text:s text:c="2"/>COMBO_n_e_1,</text:p>
          </table:table-cell>
          <table:table-cell office:value-type="string" calcext:value-type="string">
            <text:p><text:s text:c="2"/>[COMBO_n_e_1] = COMBO(n_e_1_combo, KC_BSPC),</text:p>
          </table:table-cell>
          <table:table-cell/>
        </table:table-row>
        <table:table-row table:style-name="ro3">
          <table:table-cell office:value-type="string" calcext:value-type="string">
            <text:p>const uint16_t PROGMEM n_e_2_combo[] = {KC_SLSH, KC_EQL, COMBO_END};</text:p>
          </table:table-cell>
          <table:table-cell office:value-type="string" calcext:value-type="string">
            <text:p><text:s text:c="2"/>COMBO_n_e_2,</text:p>
          </table:table-cell>
          <table:table-cell office:value-type="string" calcext:value-type="string">
            <text:p><text:s text:c="2"/>[COMBO_n_e_2] = COMBO(n_e_2_combo, KC_BSPC),</text:p>
          </table:table-cell>
          <table:table-cell/>
        </table:table-row>
        <table:table-row table:style-name="ro3">
          <table:table-cell office:value-type="string" calcext:value-type="string">
            <text:p>const uint16_t PROGMEM n_e_i_1_combo[] = {KC_N, KC_E, KC_I, COMBO_END};</text:p>
          </table:table-cell>
          <table:table-cell office:value-type="string" calcext:value-type="string">
            <text:p><text:s text:c="2"/>COMBO_n_e_i_1,</text:p>
          </table:table-cell>
          <table:table-cell office:value-type="string" calcext:value-type="string">
            <text:p><text:s text:c="2"/>[COMBO_n_e_i_1] = COMBO_ACTION(n_e_i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n_e_i_2_combo[] = {KC_SLSH, KC_EQL, KC_ASTR, COMBO_END};</text:p>
          </table:table-cell>
          <table:table-cell office:value-type="string" calcext:value-type="string">
            <text:p><text:s text:c="2"/>COMBO_n_e_i_2,</text:p>
          </table:table-cell>
          <table:table-cell office:value-type="string" calcext:value-type="string">
            <text:p><text:s text:c="2"/>[COMBO_n_e_i_2] = COMBO_ACTION(n_e_i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n_k_1_combo[] = {KC_N, KC_K, COMBO_END};</text:p>
          </table:table-cell>
          <table:table-cell office:value-type="string" calcext:value-type="string">
            <text:p><text:s text:c="2"/>COMBO_n_k_1,</text:p>
          </table:table-cell>
          <table:table-cell office:value-type="string" calcext:value-type="string">
            <text:p><text:s text:c="2"/>[COMBO_n_k_1] = COMBO_ACTION(n_k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n_k_2_combo[] = {KC_SLSH, KC_LT, COMBO_END};</text:p>
          </table:table-cell>
          <table:table-cell office:value-type="string" calcext:value-type="string">
            <text:p><text:s text:c="2"/>COMBO_n_k_2,</text:p>
          </table:table-cell>
          <table:table-cell office:value-type="string" calcext:value-type="string">
            <text:p><text:s text:c="2"/>[COMBO_n_k_2] = COMBO_ACTION(n_k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n_m_1_combo[] = {KC_N, KC_M, COMBO_END};</text:p>
          </table:table-cell>
          <table:table-cell office:value-type="string" calcext:value-type="string">
            <text:p><text:s text:c="2"/>COMBO_n_m_1,</text:p>
          </table:table-cell>
          <table:table-cell office:value-type="string" calcext:value-type="string">
            <text:p><text:s text:c="2"/>[COMBO_n_m_1] = COMBO(n_m_1_combo, KC_UNDS),</text:p>
          </table:table-cell>
          <table:table-cell/>
        </table:table-row>
        <table:table-row table:style-name="ro3">
          <table:table-cell office:value-type="string" calcext:value-type="string">
            <text:p>const uint16_t PROGMEM n_m_2_combo[] = {KC_SLSH, KC_GT, COMBO_END};</text:p>
          </table:table-cell>
          <table:table-cell office:value-type="string" calcext:value-type="string">
            <text:p><text:s text:c="2"/>COMBO_n_m_2,</text:p>
          </table:table-cell>
          <table:table-cell office:value-type="string" calcext:value-type="string">
            <text:p><text:s text:c="2"/>[COMBO_n_m_2] = COMBO(n_m_2_combo, KC_UNDS),</text:p>
          </table:table-cell>
          <table:table-cell/>
        </table:table-row>
        <table:table-row table:style-name="ro3">
          <table:table-cell office:value-type="string" calcext:value-type="string">
            <text:p>const uint16_t PROGMEM p_d_1_combo[] = {KC_P, KC_D, COMBO_END};</text:p>
          </table:table-cell>
          <table:table-cell office:value-type="string" calcext:value-type="string">
            <text:p><text:s text:c="2"/>COMBO_p_d_1,</text:p>
          </table:table-cell>
          <table:table-cell office:value-type="string" calcext:value-type="string">
            <text:p><text:s text:c="2"/>[COMBO_p_d_1] = COMBO(p_d_1_combo, KC_BSLASH),</text:p>
          </table:table-cell>
          <table:table-cell/>
        </table:table-row>
        <table:table-row table:style-name="ro3">
          <table:table-cell office:value-type="string" calcext:value-type="string">
            <text:p>const uint16_t PROGMEM p_d_2_combo[] = {KC_3, KC_DLR, COMBO_END};</text:p>
          </table:table-cell>
          <table:table-cell office:value-type="string" calcext:value-type="string">
            <text:p><text:s text:c="2"/>COMBO_p_d_2,</text:p>
          </table:table-cell>
          <table:table-cell office:value-type="string" calcext:value-type="string">
            <text:p><text:s text:c="2"/>[COMBO_p_d_2] = COMBO(p_d_2_combo, KC_BSLASH),</text:p>
          </table:table-cell>
          <table:table-cell/>
        </table:table-row>
        <table:table-row table:style-name="ro3">
          <table:table-cell office:value-type="string" calcext:value-type="string">
            <text:p>const uint16_t PROGMEM p_g_1_combo[] = {KC_P, KC_G, COMBO_END};</text:p>
          </table:table-cell>
          <table:table-cell office:value-type="string" calcext:value-type="string">
            <text:p><text:s text:c="2"/>COMBO_p_g_1,</text:p>
          </table:table-cell>
          <table:table-cell office:value-type="string" calcext:value-type="string">
            <text:p><text:s text:c="2"/>[COMBO_p_g_1] = COMBO_ACTION(p_g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p_g_2_combo[] = {KC_3, KC_4, COMBO_END};</text:p>
          </table:table-cell>
          <table:table-cell office:value-type="string" calcext:value-type="string">
            <text:p><text:s text:c="2"/>COMBO_p_g_2,</text:p>
          </table:table-cell>
          <table:table-cell office:value-type="string" calcext:value-type="string">
            <text:p><text:s text:c="2"/>[COMBO_p_g_2] = COMBO_ACTION(p_g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p_t_1_combo[] = {KC_P, KC_T, COMBO_END};</text:p>
          </table:table-cell>
          <table:table-cell office:value-type="string" calcext:value-type="string">
            <text:p><text:s text:c="2"/>COMBO_p_t_1,</text:p>
          </table:table-cell>
          <table:table-cell office:value-type="string" calcext:value-type="string">
            <text:p><text:s text:c="2"/>[COMBO_p_t_1] = COMBO(p_t_1_combo, KC_F3),</text:p>
          </table:table-cell>
          <table:table-cell/>
        </table:table-row>
        <table:table-row table:style-name="ro3">
          <table:table-cell office:value-type="string" calcext:value-type="string">
            <text:p>const uint16_t PROGMEM p_t_2_combo[] = {KC_3, KC_RPRN, COMBO_END};</text:p>
          </table:table-cell>
          <table:table-cell office:value-type="string" calcext:value-type="string">
            <text:p><text:s text:c="2"/>COMBO_p_t_2,</text:p>
          </table:table-cell>
          <table:table-cell office:value-type="string" calcext:value-type="string">
            <text:p><text:s text:c="2"/>[COMBO_p_t_2] = COMBO(p_t_2_combo, KC_F3),</text:p>
          </table:table-cell>
          <table:table-cell/>
        </table:table-row>
        <table:table-row table:style-name="ro3">
          <table:table-cell office:value-type="string" calcext:value-type="string">
            <text:p>const uint16_t PROGMEM q_o_1_combo[] = {KC_Q, KC_O, COMBO_END};</text:p>
          </table:table-cell>
          <table:table-cell office:value-type="string" calcext:value-type="string">
            <text:p><text:s text:c="2"/>COMBO_q_o_1,</text:p>
          </table:table-cell>
          <table:table-cell office:value-type="string" calcext:value-type="string">
            <text:p><text:s text:c="2"/>[COMBO_q_o_1] = COMBO(q_o_1_combo, KC_F9),</text:p>
          </table:table-cell>
          <table:table-cell/>
        </table:table-row>
        <table:table-row table:style-name="ro3">
          <table:table-cell office:value-type="string" calcext:value-type="string">
            <text:p>const uint16_t PROGMEM q_o_2_combo[] = {KC_9, KC_PLUS, COMBO_END};</text:p>
          </table:table-cell>
          <table:table-cell office:value-type="string" calcext:value-type="string">
            <text:p><text:s text:c="2"/>COMBO_q_o_2,</text:p>
          </table:table-cell>
          <table:table-cell office:value-type="string" calcext:value-type="string">
            <text:p><text:s text:c="2"/>[COMBO_q_o_2] = COMBO(q_o_2_combo, KC_F9),</text:p>
          </table:table-cell>
          <table:table-cell/>
        </table:table-row>
        <table:table-row table:style-name="ro3">
          <table:table-cell office:value-type="string" calcext:value-type="string">
            <text:p>const uint16_t PROGMEM r_ctrl_1_combo[] = {KC_R, KC_LCTL, COMBO_END};</text:p>
          </table:table-cell>
          <table:table-cell office:value-type="string" calcext:value-type="string">
            <text:p><text:s text:c="2"/>COMBO_r_ctrl_1,</text:p>
          </table:table-cell>
          <table:table-cell office:value-type="string" calcext:value-type="string">
            <text:p><text:s text:c="2"/>[COMBO_r_ctrl_1] = COMBO(r_ctrl_1_combo, DYN_MACRO_PLAY1),</text:p>
          </table:table-cell>
          <table:table-cell/>
        </table:table-row>
        <table:table-row table:style-name="ro3">
          <table:table-cell office:value-type="string" calcext:value-type="string">
            <text:p>const uint16_t PROGMEM r_ctrl_2_combo[] = {KC_RCBR, KC_LCTL, COMBO_END};</text:p>
          </table:table-cell>
          <table:table-cell office:value-type="string" calcext:value-type="string">
            <text:p><text:s text:c="2"/>COMBO_r_ctrl_2,</text:p>
          </table:table-cell>
          <table:table-cell office:value-type="string" calcext:value-type="string">
            <text:p><text:s text:c="2"/>[COMBO_r_ctrl_2] = COMBO(r_ctrl_2_combo, DYN_MACRO_PLAY1),</text:p>
          </table:table-cell>
          <table:table-cell/>
        </table:table-row>
        <table:table-row table:style-name="ro3">
          <table:table-cell office:value-type="string" calcext:value-type="string">
            <text:p>const uint16_t PROGMEM r_f_1_combo[] = {KC_R, KC_F, COMBO_END};</text:p>
          </table:table-cell>
          <table:table-cell office:value-type="string" calcext:value-type="string">
            <text:p><text:s text:c="2"/>COMBO_r_f_1,</text:p>
          </table:table-cell>
          <table:table-cell office:value-type="string" calcext:value-type="string">
            <text:p><text:s text:c="2"/>[COMBO_r_f_1] = COMBO_ACTION(r_f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r_f_2_combo[] = {KC_RCBR, KC_2, COMBO_END};</text:p>
          </table:table-cell>
          <table:table-cell office:value-type="string" calcext:value-type="string">
            <text:p><text:s text:c="2"/>COMBO_r_f_2,</text:p>
          </table:table-cell>
          <table:table-cell office:value-type="string" calcext:value-type="string">
            <text:p><text:s text:c="2"/>[COMBO_r_f_2] = COMBO_ACTION(r_f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r_s_1_combo[] = {KC_R, KC_S, COMBO_END};</text:p>
          </table:table-cell>
          <table:table-cell office:value-type="string" calcext:value-type="string">
            <text:p><text:s text:c="2"/>COMBO_r_s_1,</text:p>
          </table:table-cell>
          <table:table-cell office:value-type="string" calcext:value-type="string">
            <text:p><text:s text:c="2"/>[COMBO_r_s_1] = COMBO(r_s_1_combo, KC_ESC),</text:p>
          </table:table-cell>
          <table:table-cell/>
        </table:table-row>
        <table:table-row table:style-name="ro3">
          <table:table-cell office:value-type="string" calcext:value-type="string">
            <text:p>const uint16_t PROGMEM r_s_2_combo[] = {KC_RCBR, KC_LPRN, COMBO_END};</text:p>
          </table:table-cell>
          <table:table-cell office:value-type="string" calcext:value-type="string">
            <text:p><text:s text:c="2"/>COMBO_r_s_2,</text:p>
          </table:table-cell>
          <table:table-cell office:value-type="string" calcext:value-type="string">
            <text:p><text:s text:c="2"/>[COMBO_r_s_2] = COMBO(r_s_2_combo, KC_ESC),</text:p>
          </table:table-cell>
          <table:table-cell/>
        </table:table-row>
        <table:table-row table:style-name="ro3">
          <table:table-cell office:value-type="string" calcext:value-type="string">
            <text:p>const uint16_t PROGMEM r_t_1_combo[] = {KC_R, KC_T, COMBO_END};</text:p>
          </table:table-cell>
          <table:table-cell office:value-type="string" calcext:value-type="string">
            <text:p><text:s text:c="2"/>COMBO_r_t_1,</text:p>
          </table:table-cell>
          <table:table-cell office:value-type="string" calcext:value-type="string">
            <text:p><text:s text:c="2"/>[COMBO_r_t_1] = COMBO_ACTION(r_t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r_t_2_combo[] = {KC_RCBR, KC_RPRN, COMBO_END};</text:p>
          </table:table-cell>
          <table:table-cell office:value-type="string" calcext:value-type="string">
            <text:p><text:s text:c="2"/>COMBO_r_t_2,</text:p>
          </table:table-cell>
          <table:table-cell office:value-type="string" calcext:value-type="string">
            <text:p><text:s text:c="2"/>[COMBO_r_t_2] = COMBO_ACTION(r_t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s_alt_1_combo[] = {KC_S, KC_LALT, COMBO_END};</text:p>
          </table:table-cell>
          <table:table-cell office:value-type="string" calcext:value-type="string">
            <text:p><text:s text:c="2"/>COMBO_s_alt_1,</text:p>
          </table:table-cell>
          <table:table-cell office:value-type="string" calcext:value-type="string">
            <text:p><text:s text:c="2"/>[COMBO_s_alt_1] = COMBO_ACTION(s_alt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s_alt_2_combo[] = {KC_LPRN, KC_LALT, COMBO_END};</text:p>
          </table:table-cell>
          <table:table-cell office:value-type="string" calcext:value-type="string">
            <text:p><text:s text:c="2"/>COMBO_s_alt_2,</text:p>
          </table:table-cell>
          <table:table-cell office:value-type="string" calcext:value-type="string">
            <text:p><text:s text:c="2"/>[COMBO_s_alt_2] = COMBO_ACTION(s_alt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s_c_1_combo[] = {KC_S, KC_C, COMBO_END};</text:p>
          </table:table-cell>
          <table:table-cell office:value-type="string" calcext:value-type="string">
            <text:p><text:s text:c="2"/>COMBO_s_c_1,</text:p>
          </table:table-cell>
          <table:table-cell office:value-type="string" calcext:value-type="string">
            <text:p><text:s text:c="2"/>[COMBO_s_c_1] = COMBO(s_c_1_combo, KC_F12),</text:p>
          </table:table-cell>
          <table:table-cell/>
        </table:table-row>
        <table:table-row table:style-name="ro3">
          <table:table-cell office:value-type="string" calcext:value-type="string">
            <text:p>const uint16_t PROGMEM s_c_2_combo[] = {KC_LPRN, KC_LBRC, COMBO_END};</text:p>
          </table:table-cell>
          <table:table-cell office:value-type="string" calcext:value-type="string">
            <text:p><text:s text:c="2"/>COMBO_s_c_2,</text:p>
          </table:table-cell>
          <table:table-cell office:value-type="string" calcext:value-type="string">
            <text:p><text:s text:c="2"/>[COMBO_s_c_2] = COMBO(s_c_2_combo, KC_F12),</text:p>
          </table:table-cell>
          <table:table-cell/>
        </table:table-row>
        <table:table-row table:style-name="ro3">
          <table:table-cell office:value-type="string" calcext:value-type="string">
            <text:p>const uint16_t PROGMEM s_t_1_combo[] = {KC_S, KC_T, COMBO_END};</text:p>
          </table:table-cell>
          <table:table-cell office:value-type="string" calcext:value-type="string">
            <text:p><text:s text:c="2"/>COMBO_s_t_1,</text:p>
          </table:table-cell>
          <table:table-cell office:value-type="string" calcext:value-type="string">
            <text:p><text:s text:c="2"/>[COMBO_s_t_1] = COMBO(s_t_1_combo, KC_DEL),</text:p>
          </table:table-cell>
          <table:table-cell/>
        </table:table-row>
        <table:table-row table:style-name="ro3">
          <table:table-cell office:value-type="string" calcext:value-type="string">
            <text:p>const uint16_t PROGMEM s_t_2_combo[] = {KC_LPRN, KC_RPRN, COMBO_END};</text:p>
          </table:table-cell>
          <table:table-cell office:value-type="string" calcext:value-type="string">
            <text:p><text:s text:c="2"/>COMBO_s_t_2,</text:p>
          </table:table-cell>
          <table:table-cell office:value-type="string" calcext:value-type="string">
            <text:p><text:s text:c="2"/>[COMBO_s_t_2] = COMBO(s_t_2_combo, KC_DEL),</text:p>
          </table:table-cell>
          <table:table-cell/>
        </table:table-row>
        <table:table-row table:style-name="ro3">
          <table:table-cell office:value-type="string" calcext:value-type="string">
            <text:p>const uint16_t PROGMEM s_v_1_combo[] = {KC_S, KC_V, COMBO_END};</text:p>
          </table:table-cell>
          <table:table-cell office:value-type="string" calcext:value-type="string">
            <text:p><text:s text:c="2"/>COMBO_s_v_1,</text:p>
          </table:table-cell>
          <table:table-cell office:value-type="string" calcext:value-type="string">
            <text:p><text:s text:c="2"/>[COMBO_s_v_1] = COMBO(s_v_1_combo, KC_TAB),</text:p>
          </table:table-cell>
          <table:table-cell/>
        </table:table-row>
        <table:table-row table:style-name="ro3">
          <table:table-cell office:value-type="string" calcext:value-type="string">
            <text:p>const uint16_t PROGMEM s_v_2_combo[] = {KC_LPRN, KC_RBRC, COMBO_END};</text:p>
          </table:table-cell>
          <table:table-cell office:value-type="string" calcext:value-type="string">
            <text:p><text:s text:c="2"/>COMBO_s_v_2,</text:p>
          </table:table-cell>
          <table:table-cell office:value-type="string" calcext:value-type="string">
            <text:p><text:s text:c="2"/>[COMBO_s_v_2] = COMBO(s_v_2_combo, KC_TAB),</text:p>
          </table:table-cell>
          <table:table-cell/>
        </table:table-row>
        <table:table-row table:style-name="ro3">
          <table:table-cell office:value-type="string" calcext:value-type="string">
            <text:p>const uint16_t PROGMEM t_b_1_combo[] = {KC_T, KC_B, COMBO_END};</text:p>
          </table:table-cell>
          <table:table-cell office:value-type="string" calcext:value-type="string">
            <text:p><text:s text:c="2"/>COMBO_t_b_1,</text:p>
          </table:table-cell>
          <table:table-cell office:value-type="string" calcext:value-type="string">
            <text:p><text:s text:c="2"/>[COMBO_t_b_1] = COMBO(t_b_1_combo, KC_ENT),</text:p>
          </table:table-cell>
          <table:table-cell/>
        </table:table-row>
        <table:table-row table:style-name="ro3">
          <table:table-cell office:value-type="string" calcext:value-type="string">
            <text:p>const uint16_t PROGMEM t_b_2_combo[] = {KC_RPRN, KC_PERC, COMBO_END};</text:p>
          </table:table-cell>
          <table:table-cell office:value-type="string" calcext:value-type="string">
            <text:p><text:s text:c="2"/>COMBO_t_b_2,</text:p>
          </table:table-cell>
          <table:table-cell office:value-type="string" calcext:value-type="string">
            <text:p><text:s text:c="2"/>[COMBO_t_b_2] = COMBO(t_b_2_combo, KC_ENT),</text:p>
          </table:table-cell>
          <table:table-cell/>
        </table:table-row>
        <table:table-row table:style-name="ro3">
          <table:table-cell office:value-type="string" calcext:value-type="string">
            <text:p>const uint16_t PROGMEM t_d_1_combo[] = {KC_T, KC_D, COMBO_END};</text:p>
          </table:table-cell>
          <table:table-cell office:value-type="string" calcext:value-type="string">
            <text:p><text:s text:c="2"/>COMBO_t_d_1,</text:p>
          </table:table-cell>
          <table:table-cell office:value-type="string" calcext:value-type="string">
            <text:p><text:s text:c="2"/>[COMBO_t_d_1] = COMBO_ACTION(t_d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t_d_2_combo[] = {KC_RPRN, KC_DLR, COMBO_END};</text:p>
          </table:table-cell>
          <table:table-cell office:value-type="string" calcext:value-type="string">
            <text:p><text:s text:c="2"/>COMBO_t_d_2,</text:p>
          </table:table-cell>
          <table:table-cell office:value-type="string" calcext:value-type="string">
            <text:p><text:s text:c="2"/>[COMBO_t_d_2] = COMBO_ACTION(t_d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t_v_1_combo[] = {KC_T, KC_V, COMBO_END};</text:p>
          </table:table-cell>
          <table:table-cell office:value-type="string" calcext:value-type="string">
            <text:p><text:s text:c="2"/>COMBO_t_v_1,</text:p>
          </table:table-cell>
          <table:table-cell office:value-type="string" calcext:value-type="string">
            <text:p><text:s text:c="2"/>[COMBO_t_v_1] = COMBO(t_v_1_combo, KC_AMPR),</text:p>
          </table:table-cell>
          <table:table-cell/>
        </table:table-row>
        <table:table-row table:style-name="ro3">
          <table:table-cell office:value-type="string" calcext:value-type="string">
            <text:p>const uint16_t PROGMEM t_v_2_combo[] = {KC_RPRN, KC_RBRC, COMBO_END};</text:p>
          </table:table-cell>
          <table:table-cell office:value-type="string" calcext:value-type="string">
            <text:p><text:s text:c="2"/>COMBO_t_v_2,</text:p>
          </table:table-cell>
          <table:table-cell office:value-type="string" calcext:value-type="string">
            <text:p><text:s text:c="2"/>[COMBO_t_v_2] = COMBO(t_v_2_combo, KC_AMPR),</text:p>
          </table:table-cell>
          <table:table-cell/>
        </table:table-row>
        <table:table-row table:style-name="ro3">
          <table:table-cell office:value-type="string" calcext:value-type="string">
            <text:p>const uint16_t PROGMEM u_e_1_combo[] = {KC_U, KC_E, COMBO_END};</text:p>
          </table:table-cell>
          <table:table-cell office:value-type="string" calcext:value-type="string">
            <text:p><text:s text:c="2"/>COMBO_u_e_1,</text:p>
          </table:table-cell>
          <table:table-cell office:value-type="string" calcext:value-type="string">
            <text:p><text:s text:c="2"/>[COMBO_u_e_1] = COMBO(u_e_1_combo, KC_F7),</text:p>
          </table:table-cell>
          <table:table-cell/>
        </table:table-row>
        <table:table-row table:style-name="ro3">
          <table:table-cell office:value-type="string" calcext:value-type="string">
            <text:p>const uint16_t PROGMEM u_e_2_combo[] = {KC_7, KC_EQL, COMBO_END};</text:p>
          </table:table-cell>
          <table:table-cell office:value-type="string" calcext:value-type="string">
            <text:p><text:s text:c="2"/>COMBO_u_e_2,</text:p>
          </table:table-cell>
          <table:table-cell office:value-type="string" calcext:value-type="string">
            <text:p><text:s text:c="2"/>[COMBO_u_e_2] = COMBO(u_e_2_combo, KC_F7),</text:p>
          </table:table-cell>
          <table:table-cell/>
        </table:table-row>
        <table:table-row table:style-name="ro3">
          <table:table-cell office:value-type="string" calcext:value-type="string">
            <text:p>const uint16_t PROGMEM u_I_1_combo[] = {KC_U, KC_I, COMBO_END};</text:p>
          </table:table-cell>
          <table:table-cell office:value-type="string" calcext:value-type="string">
            <text:p><text:s text:c="2"/>COMBO_u_I_1,</text:p>
          </table:table-cell>
          <table:table-cell office:value-type="string" calcext:value-type="string">
            <text:p><text:s text:c="2"/>[COMBO_u_I_1] = COMBO(u_I_1_combo, KC_PGDN),</text:p>
          </table:table-cell>
          <table:table-cell/>
        </table:table-row>
        <table:table-row table:style-name="ro3">
          <table:table-cell office:value-type="string" calcext:value-type="string">
            <text:p>const uint16_t PROGMEM u_I_2_combo[] = {KC_7, KC_ASTR, COMBO_END};</text:p>
          </table:table-cell>
          <table:table-cell office:value-type="string" calcext:value-type="string">
            <text:p><text:s text:c="2"/>COMBO_u_I_2,</text:p>
          </table:table-cell>
          <table:table-cell office:value-type="string" calcext:value-type="string">
            <text:p><text:s text:c="2"/>[COMBO_u_I_2] = COMBO(u_I_2_combo, KC_PGDN),</text:p>
          </table:table-cell>
          <table:table-cell/>
        </table:table-row>
        <table:table-row table:style-name="ro3">
          <table:table-cell office:value-type="string" calcext:value-type="string">
            <text:p>const uint16_t PROGMEM u_n_1_combo[] = {KC_U, KC_N, COMBO_END};</text:p>
          </table:table-cell>
          <table:table-cell office:value-type="string" calcext:value-type="string">
            <text:p><text:s text:c="2"/>COMBO_u_n_1,</text:p>
          </table:table-cell>
          <table:table-cell office:value-type="string" calcext:value-type="string">
            <text:p><text:s text:c="2"/>[COMBO_u_n_1] = COMBO(u_n_1_combo, KC_PGUP),</text:p>
          </table:table-cell>
          <table:table-cell/>
        </table:table-row>
        <table:table-row table:style-name="ro3">
          <table:table-cell office:value-type="string" calcext:value-type="string">
            <text:p>const uint16_t PROGMEM u_n_2_combo[] = {KC_7, KC_SLSH, COMBO_END};</text:p>
          </table:table-cell>
          <table:table-cell office:value-type="string" calcext:value-type="string">
            <text:p><text:s text:c="2"/>COMBO_u_n_2,</text:p>
          </table:table-cell>
          <table:table-cell office:value-type="string" calcext:value-type="string">
            <text:p><text:s text:c="2"/>[COMBO_u_n_2] = COMBO(u_n_2_combo, KC_PGUP),</text:p>
          </table:table-cell>
          <table:table-cell/>
        </table:table-row>
        <table:table-row table:style-name="ro3">
          <table:table-cell office:value-type="string" calcext:value-type="string">
            <text:p>const uint16_t PROGMEM u_y_1_combo[] = {KC_U, KC_Y, COMBO_END};</text:p>
          </table:table-cell>
          <table:table-cell office:value-type="string" calcext:value-type="string">
            <text:p><text:s text:c="2"/>COMBO_u_y_1,</text:p>
          </table:table-cell>
          <table:table-cell office:value-type="string" calcext:value-type="string">
            <text:p><text:s text:c="2"/>[COMBO_u_y_1] = COMBO(u_y_1_combo, KC_COLN),</text:p>
          </table:table-cell>
          <table:table-cell/>
        </table:table-row>
        <table:table-row table:style-name="ro3">
          <table:table-cell office:value-type="string" calcext:value-type="string">
            <text:p>const uint16_t PROGMEM u_y_2_combo[] = {KC_7, KC_8, COMBO_END};</text:p>
          </table:table-cell>
          <table:table-cell office:value-type="string" calcext:value-type="string">
            <text:p><text:s text:c="2"/>COMBO_u_y_2,</text:p>
          </table:table-cell>
          <table:table-cell office:value-type="string" calcext:value-type="string">
            <text:p><text:s text:c="2"/>[COMBO_u_y_2] = COMBO(u_y_2_combo, KC_COLN),</text:p>
          </table:table-cell>
          <table:table-cell/>
        </table:table-row>
        <table:table-row table:style-name="ro3">
          <table:table-cell office:value-type="string" calcext:value-type="string">
            <text:p>const uint16_t PROGMEM v_b_1_combo[] = {KC_V, KC_B, COMBO_END};</text:p>
          </table:table-cell>
          <table:table-cell office:value-type="string" calcext:value-type="string">
            <text:p><text:s text:c="2"/>COMBO_v_b_1,</text:p>
          </table:table-cell>
          <table:table-cell office:value-type="string" calcext:value-type="string">
            <text:p><text:s text:c="2"/>[COMBO_v_b_1] = COMBO(v_b_1_combo, KC_SPC),</text:p>
          </table:table-cell>
          <table:table-cell/>
        </table:table-row>
        <table:table-row table:style-name="ro3">
          <table:table-cell office:value-type="string" calcext:value-type="string">
            <text:p>const uint16_t PROGMEM v_b_2_combo[] = {KC_RBRC, KC_PERC, COMBO_END};</text:p>
          </table:table-cell>
          <table:table-cell office:value-type="string" calcext:value-type="string">
            <text:p><text:s text:c="2"/>COMBO_v_b_2,</text:p>
          </table:table-cell>
          <table:table-cell office:value-type="string" calcext:value-type="string">
            <text:p><text:s text:c="2"/>[COMBO_v_b_2] = COMBO(v_b_2_combo, KC_SPC),</text:p>
          </table:table-cell>
          <table:table-cell/>
        </table:table-row>
        <table:table-row table:style-name="ro3">
          <table:table-cell office:value-type="string" calcext:value-type="string">
            <text:p>const uint16_t PROGMEM w_a_1_combo[] = {KC_W, KC_A, COMBO_END};</text:p>
          </table:table-cell>
          <table:table-cell office:value-type="string" calcext:value-type="string">
            <text:p><text:s text:c="2"/>COMBO_w_a_1,</text:p>
          </table:table-cell>
          <table:table-cell office:value-type="string" calcext:value-type="string">
            <text:p><text:s text:c="2"/>[COMBO_w_a_1] = COMBO(w_a_1_combo, KC_F11),</text:p>
          </table:table-cell>
          <table:table-cell/>
        </table:table-row>
        <table:table-row table:style-name="ro3">
          <table:table-cell office:value-type="string" calcext:value-type="string">
            <text:p>const uint16_t PROGMEM w_a_2_combo[] = {KC_1, KC_LCBR, COMBO_END};</text:p>
          </table:table-cell>
          <table:table-cell office:value-type="string" calcext:value-type="string">
            <text:p><text:s text:c="2"/>COMBO_w_a_2,</text:p>
          </table:table-cell>
          <table:table-cell office:value-type="string" calcext:value-type="string">
            <text:p><text:s text:c="2"/>[COMBO_w_a_2] = COMBO(w_a_2_combo, KC_F11),</text:p>
          </table:table-cell>
          <table:table-cell/>
        </table:table-row>
        <table:table-row table:style-name="ro3">
          <table:table-cell office:value-type="string" calcext:value-type="string">
            <text:p>const uint16_t PROGMEM w_f_1_combo[] = {KC_W, KC_F, COMBO_END};</text:p>
          </table:table-cell>
          <table:table-cell office:value-type="string" calcext:value-type="string">
            <text:p><text:s text:c="2"/>COMBO_w_f_1,</text:p>
          </table:table-cell>
          <table:table-cell office:value-type="string" calcext:value-type="string">
            <text:p><text:s text:c="2"/>[COMBO_w_f_1] = COMBO_ACTION(w_f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w_f_2_combo[] = {KC_1, KC_2, COMBO_END};</text:p>
          </table:table-cell>
          <table:table-cell office:value-type="string" calcext:value-type="string">
            <text:p><text:s text:c="2"/>COMBO_w_f_2,</text:p>
          </table:table-cell>
          <table:table-cell office:value-type="string" calcext:value-type="string">
            <text:p><text:s text:c="2"/>[COMBO_w_f_2] = COMBO_ACTION(w_f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w_p_1_combo[] = {KC_W, KC_P, COMBO_END};</text:p>
          </table:table-cell>
          <table:table-cell office:value-type="string" calcext:value-type="string">
            <text:p><text:s text:c="2"/>COMBO_w_p_1,</text:p>
          </table:table-cell>
          <table:table-cell office:value-type="string" calcext:value-type="string">
            <text:p><text:s text:c="2"/>[COMBO_w_p_1] = COMBO(w_p_1_combo, KC_CIRC),</text:p>
          </table:table-cell>
          <table:table-cell/>
        </table:table-row>
        <table:table-row table:style-name="ro3">
          <table:table-cell office:value-type="string" calcext:value-type="string">
            <text:p>const uint16_t PROGMEM w_p_2_combo[] = {KC_1, KC_3, COMBO_END};</text:p>
          </table:table-cell>
          <table:table-cell office:value-type="string" calcext:value-type="string">
            <text:p><text:s text:c="2"/>COMBO_w_p_2,</text:p>
          </table:table-cell>
          <table:table-cell office:value-type="string" calcext:value-type="string">
            <text:p><text:s text:c="2"/>[COMBO_w_p_2] = COMBO(w_p_2_combo, KC_CIRC),</text:p>
          </table:table-cell>
          <table:table-cell/>
        </table:table-row>
        <table:table-row table:style-name="ro3">
          <table:table-cell office:value-type="string" calcext:value-type="string">
            <text:p>const uint16_t PROGMEM w_r_1_combo[] = {KC_W, KC_R, COMBO_END};</text:p>
          </table:table-cell>
          <table:table-cell office:value-type="string" calcext:value-type="string">
            <text:p><text:s text:c="2"/>COMBO_w_r_1,</text:p>
          </table:table-cell>
          <table:table-cell office:value-type="string" calcext:value-type="string">
            <text:p><text:s text:c="2"/>[COMBO_w_r_1] = COMBO(w_r_1_combo, KC_F1),</text:p>
          </table:table-cell>
          <table:table-cell/>
        </table:table-row>
        <table:table-row table:style-name="ro3">
          <table:table-cell office:value-type="string" calcext:value-type="string">
            <text:p>const uint16_t PROGMEM w_r_2_combo[] = {KC_1, KC_RCBR, COMBO_END};</text:p>
          </table:table-cell>
          <table:table-cell office:value-type="string" calcext:value-type="string">
            <text:p><text:s text:c="2"/>COMBO_w_r_2,</text:p>
          </table:table-cell>
          <table:table-cell office:value-type="string" calcext:value-type="string">
            <text:p><text:s text:c="2"/>[COMBO_w_r_2] = COMBO(w_r_2_combo, KC_F1),</text:p>
          </table:table-cell>
          <table:table-cell/>
        </table:table-row>
        <table:table-row table:style-name="ro3">
          <table:table-cell office:value-type="string" calcext:value-type="string">
            <text:p>const uint16_t PROGMEM y_i_1_combo[] = {KC_Y, KC_I, COMBO_END};</text:p>
          </table:table-cell>
          <table:table-cell office:value-type="string" calcext:value-type="string">
            <text:p><text:s text:c="2"/>COMBO_y_i_1,</text:p>
          </table:table-cell>
          <table:table-cell office:value-type="string" calcext:value-type="string">
            <text:p><text:s text:c="2"/>[COMBO_y_i_1] = COMBO(y_i_1_combo, KC_F8),</text:p>
          </table:table-cell>
          <table:table-cell/>
        </table:table-row>
        <table:table-row table:style-name="ro3">
          <table:table-cell office:value-type="string" calcext:value-type="string">
            <text:p>const uint16_t PROGMEM y_i_2_combo[] = {KC_8, KC_ASTR, COMBO_END};</text:p>
          </table:table-cell>
          <table:table-cell office:value-type="string" calcext:value-type="string">
            <text:p><text:s text:c="2"/>COMBO_y_i_2,</text:p>
          </table:table-cell>
          <table:table-cell office:value-type="string" calcext:value-type="string">
            <text:p><text:s text:c="2"/>[COMBO_y_i_2] = COMBO(y_i_2_combo, KC_F8),</text:p>
          </table:table-cell>
          <table:table-cell/>
        </table:table-row>
        <table:table-row table:style-name="ro3">
          <table:table-cell office:value-type="string" calcext:value-type="string">
            <text:p>const uint16_t PROGMEM z_a_1_combo[] = {KC_Z, KC_A, COMBO_END};</text:p>
          </table:table-cell>
          <table:table-cell office:value-type="string" calcext:value-type="string">
            <text:p><text:s text:c="2"/>COMBO_z_a_1,</text:p>
          </table:table-cell>
          <table:table-cell office:value-type="string" calcext:value-type="string">
            <text:p><text:s text:c="2"/>[COMBO_z_a_1] = COMBO(z_a_1_combo, KC_F10),</text:p>
          </table:table-cell>
          <table:table-cell/>
        </table:table-row>
        <table:table-row table:style-name="ro3">
          <table:table-cell office:value-type="string" calcext:value-type="string">
            <text:p>const uint16_t PROGMEM z_a_2_combo[] = {KC_0, KC_LCBR, COMBO_END};</text:p>
          </table:table-cell>
          <table:table-cell office:value-type="string" calcext:value-type="string">
            <text:p><text:s text:c="2"/>COMBO_z_a_2,</text:p>
          </table:table-cell>
          <table:table-cell office:value-type="string" calcext:value-type="string">
            <text:p><text:s text:c="2"/>[COMBO_z_a_2] = COMBO(z_a_2_combo, KC_F10),</text:p>
          </table:table-cell>
          <table:table-cell/>
        </table:table-row>
        <table:table-row table:style-name="ro3">
          <table:table-cell office:value-type="string" calcext:value-type="string">
            <text:p>const uint16_t PROGMEM z_w_1_combo[] = {KC_Z, KC_W, COMBO_END};</text:p>
          </table:table-cell>
          <table:table-cell office:value-type="string" calcext:value-type="string">
            <text:p><text:s text:c="2"/>COMBO_z_w_1,</text:p>
          </table:table-cell>
          <table:table-cell office:value-type="string" calcext:value-type="string">
            <text:p><text:s text:c="2"/>[COMBO_z_w_1] = COMBO_ACTION(z_w_1_combo),</text:p>
          </table:table-cell>
          <table:table-cell/>
        </table:table-row>
        <table:table-row table:style-name="ro3">
          <table:table-cell table:style-name="ce16" office:value-type="string" calcext:value-type="string">
            <text:p>const uint16_t PROGMEM z_w_2_combo[] = {KC_0, KC_1, COMBO_END};</text:p>
          </table:table-cell>
          <table:table-cell table:style-name="ce42" office:value-type="string" calcext:value-type="string">
            <text:p><text:s text:c="2"/>COMBO_z_w_2,</text:p>
          </table:table-cell>
          <table:table-cell table:style-name="ce46" office:value-type="string" calcext:value-type="string">
            <text:p><text:s text:c="2"/>[COMBO_z_w_2] = COMBO_ACTION(z_w_2_combo),</text:p>
          </table:table-cell>
          <table:table-cell table:style-name="ce49"/>
        </table:table-row>
      </table:table>
      <table:table table:name="def4" table:style-name="ta1">
        <office:forms form:automatic-focus="false" form:apply-design-mode="false"/>
        <table:table-column table:style-name="co19" table:default-cell-style-name="ce52"/>
        <table:table-column table:style-name="co2" table:default-cell-style-name="ce55"/>
        <table:table-row table:style-name="ro3">
          <table:table-cell table:style-name="Default" office:value-type="string" calcext:value-type="string">
            <text:p>Filter</text:p>
          </table:table-cell>
          <table:table-cell table:style-name="Default"/>
        </table:table-row>
        <table:table-row table:style-name="ro3">
          <table:table-cell table:style-name="Default" table:number-columns-repeated="2"/>
        </table:table-row>
        <table:table-row table:style-name="ro3">
          <table:table-cell table:style-name="ce50" office:value-type="string" calcext:value-type="string">
            <text:p>def4</text:p>
          </table:table-cell>
          <table:table-cell table:style-name="ce47" office:value-type="string" calcext:value-type="string">
            <text:p>(empty)</text:p>
          </table:table-cell>
        </table:table-row>
        <table:table-row table:style-name="ro3">
          <table:table-cell table:style-name="ce51" office:value-type="string" calcext:value-type="string">
            <text:p><text:s text:c="4"/>case COMBO_alt_c_v_1: if (p) {SEND_STRING(SS_LCTL("a")SS_TAP(X_DEL));} <text:s/>break;</text:p>
          </table:table-cell>
          <table:table-cell table:style-name="ce54"/>
        </table:table-row>
        <table:table-row table:style-name="ro3">
          <table:table-cell office:value-type="string" calcext:value-type="string">
            <text:p><text:s text:c="4"/>case COMBO_alt_c_v_2: if (p) {SEND_STRING(SS_LCTL("a")SS_TAP(X_DEL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alt_v_1: if (p) {SEND_STRING(SS_LCTL("z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alt_v_2: if (p) {SEND_STRING(SS_LCTL("z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coma_dot_x_1: if (p) {SEND_STRING(SS_DOWN(X_LCTL)SS_DOWN(X_RGHT));} else {SEND_STRING(SS_UP(X_RGHT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coma_dot_x_2: if (p) {SEND_STRING(SS_DOWN(X_LCTL)SS_DOWN(X_RGHT));} else {SEND_STRING(SS_UP(X_RGHT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f_t_1: if (p) {SEND_STRING(SS_LCTL("v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f_t_2: if (p) {SEND_STRING(SS_LCTL("v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l_h_1: if (p) {SEND_STRING(SS_TAP(X_HOME)SS_TAP(X_ENT)SS_TAP(X_LEFT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l_h_2: if (p) {SEND_STRING(SS_TAP(X_HOME)SS_TAP(X_ENT)SS_TAP(X_LEFT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m_coma_dot_1: if (p) {SEND_STRING(SS_DOWN(X_LCTL)SS_DOWN(X_LEFT));} else {SEND_STRING(SS_UP(X_LEFT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m_coma_dot_2: if (p) {SEND_STRING(SS_DOWN(X_LCTL)SS_DOWN(X_LEFT));} else {SEND_STRING(SS_UP(X_LEFT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n_e_i_1: if (p) {SEND_STRING(SS_DOWN(X_LCTL)SS_DOWN(X_BSPC));} else {SEND_STRING(SS_UP(X_BSPC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n_e_i_2: if (p) {SEND_STRING(SS_DOWN(X_LCTL)SS_DOWN(X_BSPC));} else {SEND_STRING(SS_UP(X_BSPC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n_k_1: if (p) {SEND_STRING(SS_TAP(X_END)SS_TAP(X_ENT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n_k_2: if (p) {SEND_STRING(SS_TAP(X_END)SS_TAP(X_ENT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p_g_1: if (p) {SEND_STRING(SS_DOWN(X_LCTL)SS_TAP(X_END)SS_UP(X_LCTL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p_g_2: if (p) {SEND_STRING(SS_DOWN(X_LCTL)SS_TAP(X_END)SS_UP(X_LCTL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r_f_1: if (p) {SEND_STRING(SS_LCTL("c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r_f_2: if (p) {SEND_STRING(SS_LCTL("c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r_t_1: if (p) {SEND_STRING(SS_LCTL("x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r_t_2: if (p) {SEND_STRING(SS_LCTL("x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s_alt_1: if (p) {SEND_STRING(SS_LCTL("s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s_alt_2: if (p) {SEND_STRING(SS_LCTL("s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t_d_1: if (p) {SEND_STRING(SS_DOWN(X_LCTL)SS_DOWN(X_DEL));} else {SEND_STRING(SS_UP(X_DEL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t_d_2: if (p) {SEND_STRING(SS_DOWN(X_LCTL)SS_DOWN(X_DEL));} else {SEND_STRING(SS_UP(X_DEL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w_f_1: if (p) {SEND_STRING(SS_LCTL("a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w_f_2: if (p) {SEND_STRING(SS_LCTL("a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z_w_1: if (p) {SEND_STRING(SS_DOWN(X_LCTL)SS_TAP(X_HOME)SS_UP(X_LCTL));} <text:s/>break;</text:p>
          </table:table-cell>
          <table:table-cell/>
        </table:table-row>
        <table:table-row table:style-name="ro3">
          <table:table-cell table:style-name="ce53" office:value-type="string" calcext:value-type="string">
            <text:p><text:s text:c="4"/>case COMBO_z_w_2: if (p) {SEND_STRING(SS_DOWN(X_LCTL)SS_TAP(X_HOME)SS_UP(X_LCTL));} <text:s/>break;</text:p>
          </table:table-cell>
          <table:table-cell table:style-name="ce56"/>
        </table:table-row>
      </table:table>
      <table:named-expressions/>
      <table:database-ranges>
        <table:database-range table:name="__Anonymous_Sheet_DB__0" table:target-range-address="actions.A1:actions.E73">
          <table:sort>
            <table:sort-by table:field-number="0" table:data-type="automatic"/>
          </table:sort>
        </table:database-range>
        <table:database-range table:name="__Anonymous_Sheet_DB__2" table:target-range-address="actions_combos.A1:actions_combos.E74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def4.A1:def4.B33" table:buttons="def4.A1 def4.A3" table:grand-total="none" table:ignore-empty-rows="true" table:drill-down-on-double-click="false">
          <table:source-cell-range table:cell-range-address="actions_combos_layers.A1:actions_combos_layers.U300">
            <table:filter>
              <table:filter-and>
                <table:filter-condition table:field-number="16" table:value="TRUE" table:operator="="/>
                <table:filter-condition table:field-number="12" table:value="macro" table:operator="="/>
                <table:filter-condition table:field-number="11" table:value="#N/A" table:operator="!="/>
              </table:filter-and>
            </table:filter>
          </table:source-cell-range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ef4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def123.A1:def123.D115" table:buttons="def123.A1 def123.A3 def123.B3 def123.C3" table:grand-total="none" table:ignore-empty-rows="true" table:drill-down-on-double-click="false">
          <table:source-cell-range table:cell-range-address="actions_combos_layers.A1:actions_combos_layers.U300">
            <table:filter>
              <table:filter-and>
                <table:filter-condition table:field-number="16" table:value="TRUE" table:operator="="/>
                <table:filter-condition table:field-number="11" table:value="#N/A" table:operator="!="/>
              </table:filter-and>
            </table:filter>
          </table:source-cell-range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ef1" table:orientation="row" table:used-hierarchy="0" table:function="auto">
            <table:data-pilot-level table:show-empty="false" calcext:repeat-item-labels="false">
              <table:data-pilot-members>
                <table:data-pilot-member table:name="const uint16_t PROGMEM a_r_1_combo[] = {KC_A, KC_R, COMBO_END};" table:display="true" table:show-details="true"/>
                <table:data-pilot-member table:name="const uint16_t PROGMEM a_r_2_combo[] = {KC_LCBR, KC_RCBR, COMBO_END};" table:display="true" table:show-details="true"/>
                <table:data-pilot-member table:name="const uint16_t PROGMEM c_v_1_combo[] = {KC_C, KC_V, COMBO_END};" table:display="true" table:show-details="true"/>
                <table:data-pilot-member table:name="const uint16_t PROGMEM c_v_2_combo[] = {KC_LBRC, KC_RBRC, COMBO_END};" table:display="true" table:show-details="true"/>
                <table:data-pilot-member table:name="const uint16_t PROGMEM d_b_1_combo[] = {KC_D, KC_B, COMBO_END};" table:display="true" table:show-details="true"/>
                <table:data-pilot-member table:name="const uint16_t PROGMEM e_i_1_combo[] = {KC_E, KC_I, COMBO_END};" table:display="true" table:show-details="true"/>
                <table:data-pilot-member table:name="const uint16_t PROGMEM e_i_2_combo[] = {KC_EQL, KC_ASTR, COMBO_END};" table:display="true" table:show-details="true"/>
                <table:data-pilot-member table:name="const uint16_t PROGMEM e_m_1_combo[] = {KC_E, KC_M, COMBO_END};" table:display="true" table:show-details="true"/>
                <table:data-pilot-member table:name="const uint16_t PROGMEM f_p_1_combo[] = {KC_F, KC_P, COMBO_END};" table:display="true" table:show-details="true"/>
                <table:data-pilot-member table:name="const uint16_t PROGMEM f_p_2_combo[] = {KC_2, KC_3, COMBO_END};" table:display="true" table:show-details="true"/>
                <table:data-pilot-member table:name="const uint16_t PROGMEM f_s_1_combo[] = {KC_F, KC_S, COMBO_END};" table:display="true" table:show-details="true"/>
                <table:data-pilot-member table:name="const uint16_t PROGMEM f_s_2_combo[] = {KC_2, KC_LPRN, COMBO_END};" table:display="true" table:show-details="true"/>
                <table:data-pilot-member table:name="const uint16_t PROGMEM f_t_1_combo[] = {KC_F, KC_T, COMBO_END};" table:display="true" table:show-details="true"/>
                <table:data-pilot-member table:name="const uint16_t PROGMEM f_t_2_combo[] = {KC_2, KC_RPRN, COMBO_END};" table:display="true" table:show-details="true"/>
                <table:data-pilot-member table:name="const uint16_t PROGMEM g_d_1_combo[] = {KC_G, KC_D, COMBO_END};" table:display="true" table:show-details="true"/>
                <table:data-pilot-member table:name="const uint16_t PROGMEM g_d_2_combo[] = {KC_4, KC_DLR, COMBO_END};" table:display="true" table:show-details="true"/>
                <table:data-pilot-member table:name="const uint16_t PROGMEM h_k_1_combo[] = {KC_H, KC_K, COMBO_END};" table:display="true" table:show-details="true"/>
                <table:data-pilot-member table:name="const uint16_t PROGMEM i_o_1_combo[] = {KC_I, KC_O, COMBO_END};" table:display="true" table:show-details="true"/>
                <table:data-pilot-member table:name="const uint16_t PROGMEM i_o_2_combo[] = {KC_ASTR, KC_PLUS, COMBO_END};" table:display="true" table:show-details="true"/>
                <table:data-pilot-member table:name="const uint16_t PROGMEM j_h_1_combo[] = {KC_J, KC_H, COMBO_END};" table:display="true" table:show-details="true"/>
                <table:data-pilot-member table:name="const uint16_t PROGMEM j_h_2_combo[] = {KC_5, KC_HASH, COMBO_END};" table:display="true" table:show-details="true"/>
                <table:data-pilot-member table:name="const uint16_t PROGMEM l_n_1_combo[] = {KC_L, KC_N, COMBO_END};" table:display="true" table:show-details="true"/>
                <table:data-pilot-member table:name="const uint16_t PROGMEM l_u_1_combo[] = {KC_L, KC_U, COMBO_END};" table:display="true" table:show-details="true"/>
                <table:data-pilot-member table:name="const uint16_t PROGMEM l_u_2_combo[] = {KC_6, KC_7, COMBO_END};" table:display="true" table:show-details="true"/>
                <table:data-pilot-member table:name="const uint16_t PROGMEM n_e_1_combo[] = {KC_N, KC_E, COMBO_END};" table:display="true" table:show-details="true"/>
                <table:data-pilot-member table:name="const uint16_t PROGMEM n_m_1_combo[] = {KC_N, KC_M, COMBO_END};" table:display="true" table:show-details="true"/>
                <table:data-pilot-member table:name="const uint16_t PROGMEM p_g_1_combo[] = {KC_P, KC_G, COMBO_END};" table:display="true" table:show-details="true"/>
                <table:data-pilot-member table:name="const uint16_t PROGMEM p_g_2_combo[] = {KC_3, KC_4, COMBO_END};" table:display="true" table:show-details="true"/>
                <table:data-pilot-member table:name="const uint16_t PROGMEM p_t_1_combo[] = {KC_P, KC_T, COMBO_END};" table:display="true" table:show-details="true"/>
                <table:data-pilot-member table:name="const uint16_t PROGMEM p_t_2_combo[] = {KC_3, KC_RPRN, COMBO_END};" table:display="true" table:show-details="true"/>
                <table:data-pilot-member table:name="const uint16_t PROGMEM r_t_1_combo[] = {KC_R, KC_T, COMBO_END};" table:display="true" table:show-details="true"/>
                <table:data-pilot-member table:name="const uint16_t PROGMEM r_t_2_combo[] = {KC_RCBR, KC_RPRN, COMBO_END};" table:display="true" table:show-details="true"/>
                <table:data-pilot-member table:name="const uint16_t PROGMEM s_t_1_combo[] = {KC_S, KC_T, COMBO_END};" table:display="true" table:show-details="true"/>
                <table:data-pilot-member table:name="const uint16_t PROGMEM s_t_2_combo[] = {KC_LPRN, KC_RPRN, COMBO_END};" table:display="true" table:show-details="true"/>
                <table:data-pilot-member table:name="const uint16_t PROGMEM s_v_1_combo[] = {KC_S, KC_V, COMBO_END};" table:display="true" table:show-details="true"/>
                <table:data-pilot-member table:name="const uint16_t PROGMEM s_v_2_combo[] = {KC_LPRN, KC_RBRC, COMBO_END};" table:display="true" table:show-details="true"/>
                <table:data-pilot-member table:name="const uint16_t PROGMEM t_d_1_combo[] = {KC_T, KC_D, COMBO_END};" table:display="true" table:show-details="true"/>
                <table:data-pilot-member table:name="const uint16_t PROGMEM t_d_2_combo[] = {KC_RPRN, KC_DLR, COMBO_END};" table:display="true" table:show-details="true"/>
                <table:data-pilot-member table:name="const uint16_t PROGMEM t_v_1_combo[] = {KC_T, KC_V, COMBO_END};" table:display="true" table:show-details="true"/>
                <table:data-pilot-member table:name="const uint16_t PROGMEM t_v_2_combo[] = {KC_RPRN, KC_RBRC, COMBO_END};" table:display="true" table:show-details="true"/>
                <table:data-pilot-member table:name="const uint16_t PROGMEM u_e_1_combo[] = {KC_U, KC_E, COMBO_END};" table:display="true" table:show-details="true"/>
                <table:data-pilot-member table:name="const uint16_t PROGMEM u_e_2_combo[] = {KC_7, KC_EQL, COMBO_END};" table:display="true" table:show-details="true"/>
                <table:data-pilot-member table:name="const uint16_t PROGMEM u_y_1_combo[] = {KC_U, KC_Y, COMBO_END};" table:display="true" table:show-details="true"/>
                <table:data-pilot-member table:name="const uint16_t PROGMEM u_y_2_combo[] = {KC_7, KC_8, COMBO_END};" table:display="true" table:show-details="true"/>
                <table:data-pilot-member table:name="const uint16_t PROGMEM w_a_1_combo[] = {KC_W, KC_A, COMBO_END};" table:display="true" table:show-details="true"/>
                <table:data-pilot-member table:name="const uint16_t PROGMEM w_a_2_combo[] = {KC_1, KC_LCBR, COMBO_END};" table:display="true" table:show-details="true"/>
                <table:data-pilot-member table:name="const uint16_t PROGMEM w_f_1_combo[] = {KC_W, KC_F, COMBO_END};" table:display="true" table:show-details="true"/>
                <table:data-pilot-member table:name="const uint16_t PROGMEM w_f_2_combo[] = {KC_1, KC_2, COMBO_END};" table:display="true" table:show-details="true"/>
                <table:data-pilot-member table:name="const uint16_t PROGMEM w_r_1_combo[] = {KC_W, KC_R, COMBO_END};" table:display="true" table:show-details="true"/>
                <table:data-pilot-member table:name="const uint16_t PROGMEM w_r_2_combo[] = {KC_1, KC_RCBR, COMBO_END};" table:display="true" table:show-details="true"/>
                <table:data-pilot-member table:name="const uint16_t PROGMEM y_i_1_combo[] = {KC_Y, KC_I, COMBO_END};" table:display="true" table:show-details="true"/>
                <table:data-pilot-member table:name="const uint16_t PROGMEM y_i_2_combo[] = {KC_8, KC_ASTR, COMBO_END};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f2" table:orientation="row" table:used-hierarchy="0" table:function="auto">
            <table:data-pilot-level table:show-empty="false" calcext:repeat-item-labels="false">
              <table:data-pilot-members>
                <table:data-pilot-member table:name="  COMBO_a_r_1," table:display="true" table:show-details="true"/>
                <table:data-pilot-member table:name="  COMBO_a_r_2," table:display="true" table:show-details="true"/>
                <table:data-pilot-member table:name="  COMBO_c_v_1," table:display="true" table:show-details="true"/>
                <table:data-pilot-member table:name="  COMBO_c_v_2," table:display="true" table:show-details="true"/>
                <table:data-pilot-member table:name="  COMBO_d_b_1," table:display="true" table:show-details="true"/>
                <table:data-pilot-member table:name="  COMBO_d_b_2," table:display="true" table:show-details="true"/>
                <table:data-pilot-member table:name="  COMBO_e_i_1," table:display="true" table:show-details="true"/>
                <table:data-pilot-member table:name="  COMBO_e_i_2," table:display="true" table:show-details="true"/>
                <table:data-pilot-member table:name="  COMBO_e_m_1," table:display="true" table:show-details="true"/>
                <table:data-pilot-member table:name="  COMBO_e_m_2," table:display="true" table:show-details="true"/>
                <table:data-pilot-member table:name="  COMBO_f_p_1," table:display="true" table:show-details="true"/>
                <table:data-pilot-member table:name="  COMBO_f_p_2," table:display="true" table:show-details="true"/>
                <table:data-pilot-member table:name="  COMBO_f_s_1," table:display="true" table:show-details="true"/>
                <table:data-pilot-member table:name="  COMBO_f_s_2," table:display="true" table:show-details="true"/>
                <table:data-pilot-member table:name="  COMBO_f_t_1," table:display="true" table:show-details="true"/>
                <table:data-pilot-member table:name="  COMBO_f_t_2," table:display="true" table:show-details="true"/>
                <table:data-pilot-member table:name="  COMBO_g_d_1," table:display="true" table:show-details="true"/>
                <table:data-pilot-member table:name="  COMBO_g_d_2," table:display="true" table:show-details="true"/>
                <table:data-pilot-member table:name="  COMBO_h_k_1," table:display="true" table:show-details="true"/>
                <table:data-pilot-member table:name="  COMBO_h_k_2," table:display="true" table:show-details="true"/>
                <table:data-pilot-member table:name="  COMBO_i_o_1," table:display="true" table:show-details="true"/>
                <table:data-pilot-member table:name="  COMBO_i_o_2," table:display="true" table:show-details="true"/>
                <table:data-pilot-member table:name="  COMBO_j_h_1," table:display="true" table:show-details="true"/>
                <table:data-pilot-member table:name="  COMBO_j_h_2," table:display="true" table:show-details="true"/>
                <table:data-pilot-member table:name="  COMBO_l_n_1," table:display="true" table:show-details="true"/>
                <table:data-pilot-member table:name="  COMBO_l_n_2," table:display="true" table:show-details="true"/>
                <table:data-pilot-member table:name="  COMBO_l_u_1," table:display="true" table:show-details="true"/>
                <table:data-pilot-member table:name="  COMBO_l_u_2," table:display="true" table:show-details="true"/>
                <table:data-pilot-member table:name="  COMBO_n_e_1," table:display="true" table:show-details="true"/>
                <table:data-pilot-member table:name="  COMBO_n_e_2," table:display="true" table:show-details="true"/>
                <table:data-pilot-member table:name="  COMBO_n_m_1," table:display="true" table:show-details="true"/>
                <table:data-pilot-member table:name="  COMBO_n_m_2," table:display="true" table:show-details="true"/>
                <table:data-pilot-member table:name="  COMBO_p_g_1," table:display="true" table:show-details="true"/>
                <table:data-pilot-member table:name="  COMBO_p_g_2," table:display="true" table:show-details="true"/>
                <table:data-pilot-member table:name="  COMBO_p_t_1," table:display="true" table:show-details="true"/>
                <table:data-pilot-member table:name="  COMBO_p_t_2," table:display="true" table:show-details="true"/>
                <table:data-pilot-member table:name="  COMBO_r_t_1," table:display="true" table:show-details="true"/>
                <table:data-pilot-member table:name="  COMBO_r_t_2," table:display="true" table:show-details="true"/>
                <table:data-pilot-member table:name="  COMBO_s_t_1," table:display="true" table:show-details="true"/>
                <table:data-pilot-member table:name="  COMBO_s_t_2," table:display="true" table:show-details="true"/>
                <table:data-pilot-member table:name="  COMBO_s_v_1," table:display="true" table:show-details="true"/>
                <table:data-pilot-member table:name="  COMBO_s_v_2," table:display="true" table:show-details="true"/>
                <table:data-pilot-member table:name="  COMBO_t_d_1," table:display="true" table:show-details="true"/>
                <table:data-pilot-member table:name="  COMBO_t_d_2," table:display="true" table:show-details="true"/>
                <table:data-pilot-member table:name="  COMBO_t_v_1," table:display="true" table:show-details="true"/>
                <table:data-pilot-member table:name="  COMBO_t_v_2," table:display="true" table:show-details="true"/>
                <table:data-pilot-member table:name="  COMBO_u_e_1," table:display="true" table:show-details="true"/>
                <table:data-pilot-member table:name="  COMBO_u_e_2," table:display="true" table:show-details="true"/>
                <table:data-pilot-member table:name="  COMBO_u_y_1," table:display="true" table:show-details="true"/>
                <table:data-pilot-member table:name="  COMBO_u_y_2," table:display="true" table:show-details="true"/>
                <table:data-pilot-member table:name="  COMBO_w_a_1," table:display="true" table:show-details="true"/>
                <table:data-pilot-member table:name="  COMBO_w_a_2," table:display="true" table:show-details="true"/>
                <table:data-pilot-member table:name="  COMBO_w_f_1," table:display="true" table:show-details="true"/>
                <table:data-pilot-member table:name="  COMBO_w_f_2," table:display="true" table:show-details="true"/>
                <table:data-pilot-member table:name="  COMBO_w_r_1," table:display="true" table:show-details="true"/>
                <table:data-pilot-member table:name="  COMBO_w_r_2," table:display="true" table:show-details="true"/>
                <table:data-pilot-member table:name="  COMBO_y_i_1," table:display="true" table:show-details="true"/>
                <table:data-pilot-member table:name="  COMBO_y_i_2,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f3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T Sans" svg:font-family="'PT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able-cell-properties fo:border="0.26pt solid #cccccc" fo:padding-bottom="1.39pt" fo:padding-left="0.99pt" fo:padding-right="0.99pt" fo:padding-top="1.39pt" style:vertical-align="middle" loext:vertical-justify="auto"/>
      <style:paragraph-properties css3t:text-justify="auto"/>
      <style:text-properties style:font-name="PT Sans" fo:font-family="'PT Sans'" style:font-style-name="Regular" style:font-family-generic="swiss" style:font-pitch="variable"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style:vertical-align="top" loext:vertical-justify="auto"/>
      <style:paragraph-properties fo:text-align="center" css3t:text-justify="auto"/>
      <style:text-properties fo:font-weight="bold"/>
    </style:style>
    <style:style style:name="Heading1" style:family="table-cell" style:parent-style-name="Heading">
      <style:table-cell-properties fo:background-color="#e6e6e6" style:rotation-angle="0" loext:vertical-justify="auto"/>
      <style:paragraph-properties css3t:text-justify="auto"/>
    </style:style>
    <style:style style:name="WrapText" style:family="table-cell" style:parent-style-name="Default">
      <style:table-cell-properties fo:wrap-option="wrap" loext:vertical-justify="auto"/>
      <style:paragraph-properties css3t:text-justify="auto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8">00/00/0000</text:date>, <text:time style:data-style-name="N2" text:time-value="15:08:50.8043740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6T07:50:34.489746684</meta:creation-date>
    <meta:editing-duration>P6DT13H11M57S</meta:editing-duration>
    <meta:editing-cycles>187</meta:editing-cycles>
    <meta:generator>LibreOffice/6.0.7.3$Linux_X86_64 LibreOffice_project/00m0$Build-3</meta:generator>
    <meta:initial-creator>Sean Madsen</meta:initial-creator>
    <dc:date>2020-08-18T15:45:48.302451013</dc:date>
    <dc:creator>Sean Madsen</dc:creator>
    <meta:document-statistic meta:table-count="6" meta:cell-count="7205" meta:object-count="0"/>
    <meta:template xlink:type="simple" xlink:actuate="onRequest" xlink:title="BNBDefaultCalcTemplate2011-12-03" xlink:href="../../../../../.config/libreoffice/4/user/template/BNBDefaultCalcTemplate2011-12-03.ods" meta:date="2020-07-16T07:50:34.377092088"/>
  </office:meta>
</office:document-meta>
</file>